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cal View" table:style-name="ta1">
        <table:shapes>
          <draw:frame draw:z-index="0" draw:style-name="gr1" draw:text-style-name="P1" svg:width="10.485in" svg:height="5.8976in" svg:x="1.4638in" svg:y="1.9453in">
            <draw:object draw:notify-on-update-of-ranges="'Collated Data'.B1:'Collated Data'.O1 'Collated Data'.A2:'Collated Data'.A2 'Collated Data'.B2:'Collated Data'.O2 'Collated Data'.A3:'Collated Data'.A3 'Collated Data'.B3:'Collated Data'.O3 'Collated Data'.A4:'Collated Data'.A4 'Collated Data'.B4:'Collated Data'.O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ollated Data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1T_1P_1S</text:p>
          </table:table-cell>
          <table:table-cell office:value-type="string" calcext:value-type="string">
            <text:p>1T_1P_1S_relay</text:p>
          </table:table-cell>
          <table:table-cell office:value-type="string" calcext:value-type="string">
            <text:p>5T_5P_5S</text:p>
          </table:table-cell>
          <table:table-cell office:value-type="string" calcext:value-type="string">
            <text:p>5T_5P_5S_relay</text:p>
          </table:table-cell>
          <table:table-cell office:value-type="string" calcext:value-type="string">
            <text:p>10T_10P_10S</text:p>
          </table:table-cell>
          <table:table-cell office:value-type="string" calcext:value-type="string">
            <text:p>10T_10P_10S_relay</text:p>
          </table:table-cell>
          <table:table-cell office:value-type="string" calcext:value-type="string">
            <text:p>15T_15P_15S</text:p>
          </table:table-cell>
          <table:table-cell office:value-type="string" calcext:value-type="string">
            <text:p>15T_15P_15S_relay</text:p>
          </table:table-cell>
          <table:table-cell office:value-type="string" calcext:value-type="string">
            <text:p>20T_20P_20S</text:p>
          </table:table-cell>
          <table:table-cell office:value-type="string" calcext:value-type="string">
            <text:p>20T_20P_20S_relay</text:p>
          </table:table-cell>
          <table:table-cell office:value-type="string" calcext:value-type="string">
            <text:p>30T_30P_30S</text:p>
          </table:table-cell>
          <table:table-cell office:value-type="string" calcext:value-type="string">
            <text:p>30T_30P_30S_relay</text:p>
          </table:table-cell>
          <table:table-cell office:value-type="string" calcext:value-type="string">
            <text:p>40T_40P_40S</text:p>
          </table:table-cell>
          <table:table-cell office:value-type="string" calcext:value-type="string">
            <text:p>40T_40P_40S_relay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5:.B1014])" office:value-type="float" office:value="0.024207616" calcext:value-type="float">
            <text:p>0.024207616</text:p>
          </table:table-cell>
          <table:table-cell table:formula="of:=MAX([.C15:.C1014])" office:value-type="float" office:value="0.020172288" calcext:value-type="float">
            <text:p>0.020172288</text:p>
          </table:table-cell>
          <table:table-cell table:formula="of:=MAX([.D15:.D1014])" office:value-type="float" office:value="0.056052224" calcext:value-type="float">
            <text:p>0.056052224</text:p>
          </table:table-cell>
          <table:table-cell table:formula="of:=MAX([.E15:.E1014])" office:value-type="float" office:value="0.097781504" calcext:value-type="float">
            <text:p>0.097781504</text:p>
          </table:table-cell>
          <table:table-cell table:formula="of:=MAX([.F15:.F1014])" office:value-type="float" office:value="0.426848768" calcext:value-type="float">
            <text:p>0.426848768</text:p>
          </table:table-cell>
          <table:table-cell table:formula="of:=MAX([.G15:.G1014])" office:value-type="float" office:value="1.913062144" calcext:value-type="float">
            <text:p>1.913062144</text:p>
          </table:table-cell>
          <table:table-cell table:formula="of:=MAX([.H15:.H1014])" office:value-type="float" office:value="3.072039424" calcext:value-type="float">
            <text:p>3.072039424</text:p>
          </table:table-cell>
          <table:table-cell table:formula="of:=MAX([.I15:.I1014])" office:value-type="float" office:value="1.959057664" calcext:value-type="float">
            <text:p>1.959057664</text:p>
          </table:table-cell>
          <table:table-cell table:formula="of:=MAX([.J15:.J1014])" office:value-type="float" office:value="3.102899968" calcext:value-type="float">
            <text:p>3.102899968</text:p>
          </table:table-cell>
          <table:table-cell table:formula="of:=MAX([.K15:.K1014])" office:value-type="float" office:value="2.21266816" calcext:value-type="float">
            <text:p>2.21266816</text:p>
          </table:table-cell>
          <table:table-cell table:formula="of:=MAX([.L15:.L1014])" office:value-type="float" office:value="5.058404864" calcext:value-type="float">
            <text:p>5.058404864</text:p>
          </table:table-cell>
          <table:table-cell table:formula="of:=MAX([.M15:.M1014])" office:value-type="float" office:value="2.770610944" calcext:value-type="float">
            <text:p>2.770610944</text:p>
          </table:table-cell>
          <table:table-cell table:formula="of:=MAX([.N15:.N1014])" office:value-type="float" office:value="11.957283328" calcext:value-type="float">
            <text:p>11.957283328</text:p>
          </table:table-cell>
          <table:table-cell table:formula="of:=MAX([.O15:.O1014])" office:value-type="float" office:value="16.822163456" calcext:value-type="float">
            <text:p>16.8221634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5:.B1014])" office:value-type="float" office:value="0.000417024" calcext:value-type="float">
            <text:p>0.000417024</text:p>
          </table:table-cell>
          <table:table-cell table:formula="of:=MIN([.C15:.C1014])" office:value-type="float" office:value="0.000521216" calcext:value-type="float">
            <text:p>0.000521216</text:p>
          </table:table-cell>
          <table:table-cell table:formula="of:=MIN([.D15:.D1014])" office:value-type="float" office:value="0.000385536" calcext:value-type="float">
            <text:p>0.000385536</text:p>
          </table:table-cell>
          <table:table-cell table:formula="of:=MIN([.E15:.E1014])" office:value-type="float" office:value="0.001086464" calcext:value-type="float">
            <text:p>0.001086464</text:p>
          </table:table-cell>
          <table:table-cell table:formula="of:=MIN([.F15:.F1014])" office:value-type="float" office:value="0.00895104" calcext:value-type="float">
            <text:p>0.00895104</text:p>
          </table:table-cell>
          <table:table-cell table:formula="of:=MIN([.G15:.G1014])" office:value-type="float" office:value="0.136583168" calcext:value-type="float">
            <text:p>0.136583168</text:p>
          </table:table-cell>
          <table:table-cell table:formula="of:=MIN([.H15:.H1014])" office:value-type="float" office:value="0.016054016" calcext:value-type="float">
            <text:p>0.016054016</text:p>
          </table:table-cell>
          <table:table-cell table:formula="of:=MIN([.I15:.I1014])" office:value-type="float" office:value="0.478026496" calcext:value-type="float">
            <text:p>0.478026496</text:p>
          </table:table-cell>
          <table:table-cell table:formula="of:=MIN([.J15:.J1014])" office:value-type="float" office:value="0.202578944" calcext:value-type="float">
            <text:p>0.202578944</text:p>
          </table:table-cell>
          <table:table-cell table:formula="of:=MIN([.K15:.K1014])" office:value-type="float" office:value="0.379671552" calcext:value-type="float">
            <text:p>0.379671552</text:p>
          </table:table-cell>
          <table:table-cell table:formula="of:=MIN([.L15:.L1014])" office:value-type="float" office:value="0.146979328" calcext:value-type="float">
            <text:p>0.146979328</text:p>
          </table:table-cell>
          <table:table-cell table:formula="of:=MIN([.M15:.M1014])" office:value-type="float" office:value="0.557324032" calcext:value-type="float">
            <text:p>0.557324032</text:p>
          </table:table-cell>
          <table:table-cell table:formula="of:=MIN([.N15:.N1014])" office:value-type="float" office:value="0.288374272" calcext:value-type="float">
            <text:p>0.288374272</text:p>
          </table:table-cell>
          <table:table-cell table:formula="of:=MIN([.O15:.O1014])" office:value-type="float" office:value="7.235976192" calcext:value-type="float">
            <text:p>7.23597619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5:.B1014])" office:value-type="float" office:value="0.00686758860800001" calcext:value-type="float">
            <text:p>0.006867588608</text:p>
          </table:table-cell>
          <table:table-cell table:formula="of:=AVERAGE([.C15:.C1014])" office:value-type="float" office:value="0.00706928691200001" calcext:value-type="float">
            <text:p>0.007069286912</text:p>
          </table:table-cell>
          <table:table-cell table:formula="of:=AVERAGE([.D15:.D1014])" office:value-type="float" office:value="0.014571846656" calcext:value-type="float">
            <text:p>0.014571846656</text:p>
          </table:table-cell>
          <table:table-cell table:formula="of:=AVERAGE([.E15:.E1014])" office:value-type="float" office:value="0.030454146048" calcext:value-type="float">
            <text:p>0.030454146048</text:p>
          </table:table-cell>
          <table:table-cell table:formula="of:=AVERAGE([.F15:.F1014])" office:value-type="float" office:value="0.21654335744" calcext:value-type="float">
            <text:p>0.21654335744</text:p>
          </table:table-cell>
          <table:table-cell table:formula="of:=AVERAGE([.G15:.G1014])" office:value-type="float" office:value="0.997328363264" calcext:value-type="float">
            <text:p>0.997328363264</text:p>
          </table:table-cell>
          <table:table-cell table:formula="of:=AVERAGE([.H15:.H1014])" office:value-type="float" office:value="1.209797540096" calcext:value-type="float">
            <text:p>1.209797540096</text:p>
          </table:table-cell>
          <table:table-cell table:formula="of:=AVERAGE([.I15:.I1014])" office:value-type="float" office:value="1.18663610112" calcext:value-type="float">
            <text:p>1.18663610112</text:p>
          </table:table-cell>
          <table:table-cell table:formula="of:=AVERAGE([.J15:.J1014])" office:value-type="float" office:value="1.698943621632" calcext:value-type="float">
            <text:p>1.698943621632</text:p>
          </table:table-cell>
          <table:table-cell table:formula="of:=AVERAGE([.K15:.K1014])" office:value-type="float" office:value="1.341973115136" calcext:value-type="float">
            <text:p>1.341973115136</text:p>
          </table:table-cell>
          <table:table-cell table:formula="of:=AVERAGE([.L15:.L1014])" office:value-type="float" office:value="2.312185284096" calcext:value-type="float">
            <text:p>2.312185284096</text:p>
          </table:table-cell>
          <table:table-cell table:formula="of:=AVERAGE([.M15:.M1014])" office:value-type="float" office:value="1.770598866432" calcext:value-type="float">
            <text:p>1.770598866432</text:p>
          </table:table-cell>
          <table:table-cell table:formula="of:=AVERAGE([.N15:.N1014])" office:value-type="float" office:value="7.76207888608906" calcext:value-type="float">
            <text:p>7.76207888608906</text:p>
          </table:table-cell>
          <table:table-cell table:formula="of:=AVERAGE([.O15:.O1014])" office:value-type="float" office:value="13.272061125888" calcext:value-type="float">
            <text:p>13.272061125888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1T_1P_1S</text:p>
          </table:table-cell>
          <table:table-cell office:value-type="string" calcext:value-type="string">
            <text:p>1T_1P_1S_relay</text:p>
          </table:table-cell>
          <table:table-cell office:value-type="string" calcext:value-type="string">
            <text:p>5T_5P_5S</text:p>
          </table:table-cell>
          <table:table-cell office:value-type="string" calcext:value-type="string">
            <text:p>5T_5P_5S_relay</text:p>
          </table:table-cell>
          <table:table-cell office:value-type="string" calcext:value-type="string">
            <text:p>10T_10P_10S</text:p>
          </table:table-cell>
          <table:table-cell office:value-type="string" calcext:value-type="string">
            <text:p>10T_10P_10S_relay</text:p>
          </table:table-cell>
          <table:table-cell office:value-type="string" calcext:value-type="string">
            <text:p>15T_15P_15S</text:p>
          </table:table-cell>
          <table:table-cell office:value-type="string" calcext:value-type="string">
            <text:p>15T_15P_15S_relay</text:p>
          </table:table-cell>
          <table:table-cell office:value-type="string" calcext:value-type="string">
            <text:p>20T_20P_20S</text:p>
          </table:table-cell>
          <table:table-cell office:value-type="string" calcext:value-type="string">
            <text:p>20T_20P_20S_relay</text:p>
          </table:table-cell>
          <table:table-cell office:value-type="string" calcext:value-type="string">
            <text:p>30T_30P_30S</text:p>
          </table:table-cell>
          <table:table-cell office:value-type="string" calcext:value-type="string">
            <text:p>30T_30P_30S_relay</text:p>
          </table:table-cell>
          <table:table-cell office:value-type="string" calcext:value-type="string">
            <text:p>40T_40P_40S</text:p>
          </table:table-cell>
          <table:table-cell office:value-type="string" calcext:value-type="string">
            <text:p>40T_40P_40S_relay</text:p>
          </table:table-cell>
        </table:table-row>
        <table:table-row table:style-name="ro1">
          <table:table-cell/>
          <table:table-cell office:value-type="float" office:value="0.011386112" calcext:value-type="float">
            <text:p>0.011386112</text:p>
          </table:table-cell>
          <table:table-cell office:value-type="float" office:value="0.011432448" calcext:value-type="float">
            <text:p>0.011432448</text:p>
          </table:table-cell>
          <table:table-cell office:value-type="float" office:value="0.017234688" calcext:value-type="float">
            <text:p>0.017234688</text:p>
          </table:table-cell>
          <table:table-cell office:value-type="float" office:value="0.012373248" calcext:value-type="float">
            <text:p>0.012373248</text:p>
          </table:table-cell>
          <table:table-cell office:value-type="float" office:value="0.0115968" calcext:value-type="float">
            <text:p>0.0115968</text:p>
          </table:table-cell>
          <table:table-cell office:value-type="float" office:value="0.136583168" calcext:value-type="float">
            <text:p>0.136583168</text:p>
          </table:table-cell>
          <table:table-cell office:value-type="float" office:value="0.01745536" calcext:value-type="float">
            <text:p>0.01745536</text:p>
          </table:table-cell>
          <table:table-cell office:value-type="float" office:value="0.480798976" calcext:value-type="float">
            <text:p>0.480798976</text:p>
          </table:table-cell>
          <table:table-cell office:value-type="float" office:value="0.202578944" calcext:value-type="float">
            <text:p>0.202578944</text:p>
          </table:table-cell>
          <table:table-cell office:value-type="float" office:value="0.488334592" calcext:value-type="float">
            <text:p>0.488334592</text:p>
          </table:table-cell>
          <table:table-cell office:value-type="float" office:value="0.146979328" calcext:value-type="float">
            <text:p>0.146979328</text:p>
          </table:table-cell>
          <table:table-cell office:value-type="float" office:value="0.557324032" calcext:value-type="float">
            <text:p>0.557324032</text:p>
          </table:table-cell>
          <table:table-cell office:value-type="string" calcext:value-type="string">
            <text:p>last):</text:p>
          </table:table-cell>
          <table:table-cell office:value-type="float" office:value="9.171033856" calcext:value-type="float">
            <text:p>9.171033856</text:p>
          </table:table-cell>
        </table:table-row>
        <table:table-row table:style-name="ro1">
          <table:table-cell/>
          <table:table-cell office:value-type="float" office:value="0.010025472" calcext:value-type="float">
            <text:p>0.010025472</text:p>
          </table:table-cell>
          <table:table-cell office:value-type="float" office:value="0.006829056" calcext:value-type="float">
            <text:p>0.006829056</text:p>
          </table:table-cell>
          <table:table-cell office:value-type="float" office:value="0.017376768" calcext:value-type="float">
            <text:p>0.017376768</text:p>
          </table:table-cell>
          <table:table-cell office:value-type="float" office:value="0.01262848" calcext:value-type="float">
            <text:p>0.01262848</text:p>
          </table:table-cell>
          <table:table-cell office:value-type="float" office:value="0.011695616" calcext:value-type="float">
            <text:p>0.011695616</text:p>
          </table:table-cell>
          <table:table-cell office:value-type="float" office:value="0.189594112" calcext:value-type="float">
            <text:p>0.189594112</text:p>
          </table:table-cell>
          <table:table-cell office:value-type="float" office:value="0.037148928" calcext:value-type="float">
            <text:p>0.037148928</text:p>
          </table:table-cell>
          <table:table-cell office:value-type="float" office:value="0.480872448" calcext:value-type="float">
            <text:p>0.480872448</text:p>
          </table:table-cell>
          <table:table-cell office:value-type="float" office:value="0.22179712" calcext:value-type="float">
            <text:p>0.22179712</text:p>
          </table:table-cell>
          <table:table-cell office:value-type="float" office:value="0.48839424" calcext:value-type="float">
            <text:p>0.48839424</text:p>
          </table:table-cell>
          <table:table-cell office:value-type="float" office:value="0.147106816" calcext:value-type="float">
            <text:p>0.147106816</text:p>
          </table:table-cell>
          <table:table-cell office:value-type="float" office:value="0.557404416" calcext:value-type="float">
            <text:p>0.557404416</text:p>
          </table:table-cell>
          <table:table-cell office:value-type="string" calcext:value-type="string">
            <text:p>&lt;module&gt;</text:p>
          </table:table-cell>
          <table:table-cell office:value-type="float" office:value="11.026876416" calcext:value-type="float">
            <text:p>11.026876416</text:p>
          </table:table-cell>
        </table:table-row>
        <table:table-row table:style-name="ro1">
          <table:table-cell/>
          <table:table-cell office:value-type="float" office:value="0.00662912" calcext:value-type="float">
            <text:p>0.00662912</text:p>
          </table:table-cell>
          <table:table-cell office:value-type="float" office:value="0.007288832" calcext:value-type="float">
            <text:p>0.007288832</text:p>
          </table:table-cell>
          <table:table-cell office:value-type="float" office:value="0.017410816" calcext:value-type="float">
            <text:p>0.017410816</text:p>
          </table:table-cell>
          <table:table-cell office:value-type="float" office:value="0.012695552" calcext:value-type="float">
            <text:p>0.012695552</text:p>
          </table:table-cell>
          <table:table-cell office:value-type="float" office:value="0.011735552" calcext:value-type="float">
            <text:p>0.011735552</text:p>
          </table:table-cell>
          <table:table-cell office:value-type="float" office:value="0.18961408" calcext:value-type="float">
            <text:p>0.18961408</text:p>
          </table:table-cell>
          <table:table-cell office:value-type="float" office:value="0.039430144" calcext:value-type="float">
            <text:p>0.039430144</text:p>
          </table:table-cell>
          <table:table-cell office:value-type="float" office:value="0.480869632" calcext:value-type="float">
            <text:p>0.480869632</text:p>
          </table:table-cell>
          <table:table-cell office:value-type="float" office:value="0.22185472" calcext:value-type="float">
            <text:p>0.22185472</text:p>
          </table:table-cell>
          <table:table-cell office:value-type="float" office:value="0.48840064" calcext:value-type="float">
            <text:p>0.48840064</text:p>
          </table:table-cell>
          <table:table-cell office:value-type="float" office:value="0.147153664" calcext:value-type="float">
            <text:p>0.147153664</text:p>
          </table:table-cell>
          <table:table-cell office:value-type="float" office:value="0.557429504" calcext:value-type="float">
            <text:p>0.557429504</text:p>
          </table:table-cell>
          <table:table-cell office:value-type="string" calcext:value-type="string">
            <text:p>services_list[args.service](args)</text:p>
          </table:table-cell>
          <table:table-cell office:value-type="float" office:value="11.217175552" calcext:value-type="float">
            <text:p>11.217175552</text:p>
          </table:table-cell>
        </table:table-row>
        <table:table-row table:style-name="ro1">
          <table:table-cell/>
          <table:table-cell office:value-type="float" office:value="0.006125824" calcext:value-type="float">
            <text:p>0.006125824</text:p>
          </table:table-cell>
          <table:table-cell office:value-type="float" office:value="0.010686464" calcext:value-type="float">
            <text:p>0.010686464</text:p>
          </table:table-cell>
          <table:table-cell office:value-type="float" office:value="0.017580288" calcext:value-type="float">
            <text:p>0.017580288</text:p>
          </table:table-cell>
          <table:table-cell office:value-type="float" office:value="0.013055744" calcext:value-type="float">
            <text:p>0.013055744</text:p>
          </table:table-cell>
          <table:table-cell office:value-type="float" office:value="0.011851264" calcext:value-type="float">
            <text:p>0.011851264</text:p>
          </table:table-cell>
          <table:table-cell office:value-type="float" office:value="0.174066176" calcext:value-type="float">
            <text:p>0.174066176</text:p>
          </table:table-cell>
          <table:table-cell office:value-type="float" office:value="0.039476992" calcext:value-type="float">
            <text:p>0.039476992</text:p>
          </table:table-cell>
          <table:table-cell office:value-type="float" office:value="0.480863744" calcext:value-type="float">
            <text:p>0.480863744</text:p>
          </table:table-cell>
          <table:table-cell office:value-type="float" office:value="0.221904384" calcext:value-type="float">
            <text:p>0.221904384</text:p>
          </table:table-cell>
          <table:table-cell office:value-type="float" office:value="0.48840448" calcext:value-type="float">
            <text:p>0.48840448</text:p>
          </table:table-cell>
          <table:table-cell office:value-type="float" office:value="0.14719744" calcext:value-type="float">
            <text:p>0.14719744</text:p>
          </table:table-cell>
          <table:table-cell office:value-type="float" office:value="0.557457152" calcext:value-type="float">
            <text:p>0.557457152</text:p>
          </table:table-cell>
          <table:table-cell office:value-type="string" calcext:value-type="string">
            <text:p>publisher</text:p>
          </table:table-cell>
          <table:table-cell office:value-type="float" office:value="11.39870592" calcext:value-type="float">
            <text:p>11.39870592</text:p>
          </table:table-cell>
        </table:table-row>
        <table:table-row table:style-name="ro1">
          <table:table-cell/>
          <table:table-cell office:value-type="float" office:value="0.010674944" calcext:value-type="float">
            <text:p>0.010674944</text:p>
          </table:table-cell>
          <table:table-cell office:value-type="float" office:value="0.008976128" calcext:value-type="float">
            <text:p>0.008976128</text:p>
          </table:table-cell>
          <table:table-cell office:value-type="float" office:value="0.017524992" calcext:value-type="float">
            <text:p>0.017524992</text:p>
          </table:table-cell>
          <table:table-cell office:value-type="float" office:value="0.013033472" calcext:value-type="float">
            <text:p>0.013033472</text:p>
          </table:table-cell>
          <table:table-cell office:value-type="float" office:value="0.011906816" calcext:value-type="float">
            <text:p>0.011906816</text:p>
          </table:table-cell>
          <table:table-cell office:value-type="float" office:value="0.1907264" calcext:value-type="float">
            <text:p>0.1907264</text:p>
          </table:table-cell>
          <table:table-cell office:value-type="float" office:value="0.039513088" calcext:value-type="float">
            <text:p>0.039513088</text:p>
          </table:table-cell>
          <table:table-cell office:value-type="float" office:value="0.480857856" calcext:value-type="float">
            <text:p>0.480857856</text:p>
          </table:table-cell>
          <table:table-cell office:value-type="float" office:value="0.22195456" calcext:value-type="float">
            <text:p>0.22195456</text:p>
          </table:table-cell>
          <table:table-cell office:value-type="float" office:value="0.488408832" calcext:value-type="float">
            <text:p>0.488408832</text:p>
          </table:table-cell>
          <table:table-cell office:value-type="float" office:value="0.147301632" calcext:value-type="float">
            <text:p>0.147301632</text:p>
          </table:table-cell>
          <table:table-cell office:value-type="float" office:value="0.55753472" calcext:value-type="float">
            <text:p>0.55753472</text:p>
          </table:table-cell>
          <table:table-cell office:value-type="string" calcext:value-type="string">
            <text:p>api.publisher()</text:p>
          </table:table-cell>
          <table:table-cell office:value-type="float" office:value="11.398797568" calcext:value-type="float">
            <text:p>11.398797568</text:p>
          </table:table-cell>
        </table:table-row>
        <table:table-row table:style-name="ro1">
          <table:table-cell/>
          <table:table-cell office:value-type="float" office:value="0.007444992" calcext:value-type="float">
            <text:p>0.007444992</text:p>
          </table:table-cell>
          <table:table-cell office:value-type="float" office:value="0.005843456" calcext:value-type="float">
            <text:p>0.005843456</text:p>
          </table:table-cell>
          <table:table-cell office:value-type="float" office:value="0.017556224" calcext:value-type="float">
            <text:p>0.017556224</text:p>
          </table:table-cell>
          <table:table-cell office:value-type="float" office:value="0.009318912" calcext:value-type="float">
            <text:p>0.009318912</text:p>
          </table:table-cell>
          <table:table-cell office:value-type="float" office:value="0.011947776" calcext:value-type="float">
            <text:p>0.011947776</text:p>
          </table:table-cell>
          <table:table-cell office:value-type="float" office:value="0.190602752" calcext:value-type="float">
            <text:p>0.190602752</text:p>
          </table:table-cell>
          <table:table-cell office:value-type="float" office:value="0.039547392" calcext:value-type="float">
            <text:p>0.039547392</text:p>
          </table:table-cell>
          <table:table-cell office:value-type="float" office:value="0.480879104" calcext:value-type="float">
            <text:p>0.480879104</text:p>
          </table:table-cell>
          <table:table-cell office:value-type="float" office:value="0.222005248" calcext:value-type="float">
            <text:p>0.222005248</text:p>
          </table:table-cell>
          <table:table-cell office:value-type="float" office:value="0.48841856" calcext:value-type="float">
            <text:p>0.48841856</text:p>
          </table:table-cell>
          <table:table-cell office:value-type="float" office:value="0.239936" calcext:value-type="float">
            <text:p>0.239936</text:p>
          </table:table-cell>
          <table:table-cell office:value-type="float" office:value="0.5648704" calcext:value-type="float">
            <text:p>0.5648704</text:p>
          </table:table-cell>
          <table:table-cell office:value-type="string" calcext:value-type="string">
            <text:p>publisher</text:p>
          </table:table-cell>
          <table:table-cell office:value-type="float" office:value="11.39884544" calcext:value-type="float">
            <text:p>11.39884544</text:p>
          </table:table-cell>
        </table:table-row>
        <table:table-row table:style-name="ro1">
          <table:table-cell/>
          <table:table-cell office:value-type="float" office:value="0.008659456" calcext:value-type="float">
            <text:p>0.008659456</text:p>
          </table:table-cell>
          <table:table-cell office:value-type="float" office:value="0.012399616" calcext:value-type="float">
            <text:p>0.012399616</text:p>
          </table:table-cell>
          <table:table-cell office:value-type="float" office:value="0.017577472" calcext:value-type="float">
            <text:p>0.017577472</text:p>
          </table:table-cell>
          <table:table-cell office:value-type="float" office:value="0.009344256" calcext:value-type="float">
            <text:p>0.009344256</text:p>
          </table:table-cell>
          <table:table-cell office:value-type="float" office:value="0.011988992" calcext:value-type="float">
            <text:p>0.011988992</text:p>
          </table:table-cell>
          <table:table-cell office:value-type="float" office:value="0.191614464" calcext:value-type="float">
            <text:p>0.191614464</text:p>
          </table:table-cell>
          <table:table-cell office:value-type="float" office:value="0.03958016" calcext:value-type="float">
            <text:p>0.03958016</text:p>
          </table:table-cell>
          <table:table-cell office:value-type="float" office:value="0.480908032" calcext:value-type="float">
            <text:p>0.480908032</text:p>
          </table:table-cell>
          <table:table-cell office:value-type="float" office:value="0.224144896" calcext:value-type="float">
            <text:p>0.224144896</text:p>
          </table:table-cell>
          <table:table-cell office:value-type="float" office:value="0.488421632" calcext:value-type="float">
            <text:p>0.488421632</text:p>
          </table:table-cell>
          <table:table-cell office:value-type="float" office:value="0.2740992" calcext:value-type="float">
            <text:p>0.2740992</text:p>
          </table:table-cell>
          <table:table-cell office:value-type="float" office:value="0.5646912" calcext:value-type="float">
            <text:p>0.5646912</text:p>
          </table:table-cell>
          <table:table-cell office:value-type="string" calcext:value-type="string">
            <text:p>self._publisher.start()</text:p>
          </table:table-cell>
          <table:table-cell office:value-type="float" office:value="11.39889792" calcext:value-type="float">
            <text:p>11.39889792</text:p>
          </table:table-cell>
        </table:table-row>
        <table:table-row table:style-name="ro1">
          <table:table-cell/>
          <table:table-cell office:value-type="float" office:value="0.007976192" calcext:value-type="float">
            <text:p>0.007976192</text:p>
          </table:table-cell>
          <table:table-cell office:value-type="float" office:value="0.00181632" calcext:value-type="float">
            <text:p>0.00181632</text:p>
          </table:table-cell>
          <table:table-cell office:value-type="float" office:value="0.017602048" calcext:value-type="float">
            <text:p>0.017602048</text:p>
          </table:table-cell>
          <table:table-cell office:value-type="float" office:value="0.009369344" calcext:value-type="float">
            <text:p>0.009369344</text:p>
          </table:table-cell>
          <table:table-cell office:value-type="float" office:value="0.012199168" calcext:value-type="float">
            <text:p>0.012199168</text:p>
          </table:table-cell>
          <table:table-cell office:value-type="float" office:value="0.191613952" calcext:value-type="float">
            <text:p>0.191613952</text:p>
          </table:table-cell>
          <table:table-cell office:value-type="float" office:value="0.039611904" calcext:value-type="float">
            <text:p>0.039611904</text:p>
          </table:table-cell>
          <table:table-cell office:value-type="float" office:value="0.52150272" calcext:value-type="float">
            <text:p>0.52150272</text:p>
          </table:table-cell>
          <table:table-cell office:value-type="float" office:value="0.223712256" calcext:value-type="float">
            <text:p>0.223712256</text:p>
          </table:table-cell>
          <table:table-cell office:value-type="float" office:value="0.488422656" calcext:value-type="float">
            <text:p>0.488422656</text:p>
          </table:table-cell>
          <table:table-cell office:value-type="float" office:value="0.274205696" calcext:value-type="float">
            <text:p>0.274205696</text:p>
          </table:table-cell>
          <table:table-cell office:value-type="float" office:value="0.5646592" calcext:value-type="float">
            <text:p>0.5646592</text:p>
          </table:table-cell>
          <table:table-cell office:value-type="string" calcext:value-type="string">
            <text:p>start</text:p>
          </table:table-cell>
          <table:table-cell office:value-type="float" office:value="10.796605952" calcext:value-type="float">
            <text:p>10.796605952</text:p>
          </table:table-cell>
        </table:table-row>
        <table:table-row table:style-name="ro1">
          <table:table-cell/>
          <table:table-cell office:value-type="float" office:value="0.008722432" calcext:value-type="float">
            <text:p>0.008722432</text:p>
          </table:table-cell>
          <table:table-cell office:value-type="float" office:value="0.00635136" calcext:value-type="float">
            <text:p>0.00635136</text:p>
          </table:table-cell>
          <table:table-cell office:value-type="float" office:value="0.017777152" calcext:value-type="float">
            <text:p>0.017777152</text:p>
          </table:table-cell>
          <table:table-cell office:value-type="float" office:value="0.009517312" calcext:value-type="float">
            <text:p>0.009517312</text:p>
          </table:table-cell>
          <table:table-cell office:value-type="float" office:value="0.012149504" calcext:value-type="float">
            <text:p>0.012149504</text:p>
          </table:table-cell>
          <table:table-cell office:value-type="float" office:value="0.191612672" calcext:value-type="float">
            <text:p>0.191612672</text:p>
          </table:table-cell>
          <table:table-cell office:value-type="float" office:value="0.039644672" calcext:value-type="float">
            <text:p>0.039644672</text:p>
          </table:table-cell>
          <table:table-cell office:value-type="float" office:value="0.521575936" calcext:value-type="float">
            <text:p>0.521575936</text:p>
          </table:table-cell>
          <table:table-cell office:value-type="float" office:value="0.223622656" calcext:value-type="float">
            <text:p>0.223622656</text:p>
          </table:table-cell>
          <table:table-cell office:value-type="float" office:value="0.488424448" calcext:value-type="float">
            <text:p>0.488424448</text:p>
          </table:table-cell>
          <table:table-cell office:value-type="float" office:value="0.274256896" calcext:value-type="float">
            <text:p>0.274256896</text:p>
          </table:table-cell>
          <table:table-cell office:value-type="float" office:value="0.56464256" calcext:value-type="float">
            <text:p>0.56464256</text:p>
          </table:table-cell>
          <table:table-cell office:value-type="string" calcext:value-type="string">
            <text:p>Interfaces(self._stopped).address()</text:p>
          </table:table-cell>
          <table:table-cell office:value-type="float" office:value="10.796661248" calcext:value-type="float">
            <text:p>10.796661248</text:p>
          </table:table-cell>
        </table:table-row>
        <table:table-row table:style-name="ro1">
          <table:table-cell/>
          <table:table-cell office:value-type="float" office:value="0.01177088" calcext:value-type="float">
            <text:p>0.01177088</text:p>
          </table:table-cell>
          <table:table-cell office:value-type="float" office:value="0.009087232" calcext:value-type="float">
            <text:p>0.009087232</text:p>
          </table:table-cell>
          <table:table-cell office:value-type="float" office:value="0.017708544" calcext:value-type="float">
            <text:p>0.017708544</text:p>
          </table:table-cell>
          <table:table-cell office:value-type="float" office:value="0.009473792" calcext:value-type="float">
            <text:p>0.009473792</text:p>
          </table:table-cell>
          <table:table-cell office:value-type="float" office:value="0.012168704" calcext:value-type="float">
            <text:p>0.012168704</text:p>
          </table:table-cell>
          <table:table-cell office:value-type="float" office:value="0.206012928" calcext:value-type="float">
            <text:p>0.206012928</text:p>
          </table:table-cell>
          <table:table-cell office:value-type="float" office:value="0.039887616" calcext:value-type="float">
            <text:p>0.039887616</text:p>
          </table:table-cell>
          <table:table-cell office:value-type="float" office:value="0.531182336" calcext:value-type="float">
            <text:p>0.531182336</text:p>
          </table:table-cell>
          <table:table-cell office:value-type="float" office:value="0.223357696" calcext:value-type="float">
            <text:p>0.223357696</text:p>
          </table:table-cell>
          <table:table-cell office:value-type="float" office:value="0.488425216" calcext:value-type="float">
            <text:p>0.488425216</text:p>
          </table:table-cell>
          <table:table-cell office:value-type="float" office:value="0.27430272" calcext:value-type="float">
            <text:p>0.27430272</text:p>
          </table:table-cell>
          <table:table-cell office:value-type="float" office:value="0.56462976" calcext:value-type="float">
            <text:p>0.56462976</text:p>
          </table:table-cell>
          <table:table-cell office:value-type="string" calcext:value-type="string">
            <text:p>address</text:p>
          </table:table-cell>
          <table:table-cell office:value-type="float" office:value="10.796719872" calcext:value-type="float">
            <text:p>10.796719872</text:p>
          </table:table-cell>
        </table:table-row>
        <table:table-row table:style-name="ro1">
          <table:table-cell/>
          <table:table-cell office:value-type="float" office:value="0.009578752" calcext:value-type="float">
            <text:p>0.009578752</text:p>
          </table:table-cell>
          <table:table-cell office:value-type="float" office:value="0.006822656" calcext:value-type="float">
            <text:p>0.006822656</text:p>
          </table:table-cell>
          <table:table-cell office:value-type="float" office:value="0.017478144" calcext:value-type="float">
            <text:p>0.017478144</text:p>
          </table:table-cell>
          <table:table-cell office:value-type="float" office:value="0.009284352" calcext:value-type="float">
            <text:p>0.009284352</text:p>
          </table:table-cell>
          <table:table-cell office:value-type="float" office:value="0.009489664" calcext:value-type="float">
            <text:p>0.009489664</text:p>
          </table:table-cell>
          <table:table-cell office:value-type="float" office:value="0.206326784" calcext:value-type="float">
            <text:p>0.206326784</text:p>
          </table:table-cell>
          <table:table-cell office:value-type="float" office:value="0.039837952" calcext:value-type="float">
            <text:p>0.039837952</text:p>
          </table:table-cell>
          <table:table-cell office:value-type="float" office:value="0.53125888" calcext:value-type="float">
            <text:p>0.53125888</text:p>
          </table:table-cell>
          <table:table-cell office:value-type="float" office:value="0.223278848" calcext:value-type="float">
            <text:p>0.223278848</text:p>
          </table:table-cell>
          <table:table-cell office:value-type="float" office:value="0.46569216" calcext:value-type="float">
            <text:p>0.46569216</text:p>
          </table:table-cell>
          <table:table-cell office:value-type="float" office:value="0.274348544" calcext:value-type="float">
            <text:p>0.274348544</text:p>
          </table:table-cell>
          <table:table-cell office:value-type="float" office:value="0.564617216" calcext:value-type="float">
            <text:p>0.564617216</text:p>
          </table:table-cell>
          <table:table-cell office:value-type="string" calcext:value-type="string">
            <text:p>interfaces.pop()['address']</text:p>
          </table:table-cell>
          <table:table-cell office:value-type="float" office:value="10.796786944" calcext:value-type="float">
            <text:p>10.796786944</text:p>
          </table:table-cell>
        </table:table-row>
        <table:table-row table:style-name="ro1">
          <table:table-cell/>
          <table:table-cell office:value-type="float" office:value="0.00958848" calcext:value-type="float">
            <text:p>0.00958848</text:p>
          </table:table-cell>
          <table:table-cell office:value-type="float" office:value="0.008660992" calcext:value-type="float">
            <text:p>0.008660992</text:p>
          </table:table-cell>
          <table:table-cell office:value-type="float" office:value="0.017498624" calcext:value-type="float">
            <text:p>0.017498624</text:p>
          </table:table-cell>
          <table:table-cell office:value-type="float" office:value="0.009309184" calcext:value-type="float">
            <text:p>0.009309184</text:p>
          </table:table-cell>
          <table:table-cell office:value-type="float" office:value="0.009517056" calcext:value-type="float">
            <text:p>0.009517056</text:p>
          </table:table-cell>
          <table:table-cell office:value-type="float" office:value="0.206089216" calcext:value-type="float">
            <text:p>0.206089216</text:p>
          </table:table-cell>
          <table:table-cell office:value-type="float" office:value="0.039859968" calcext:value-type="float">
            <text:p>0.039859968</text:p>
          </table:table-cell>
          <table:table-cell office:value-type="float" office:value="0.531296768" calcext:value-type="float">
            <text:p>0.531296768</text:p>
          </table:table-cell>
          <table:table-cell office:value-type="float" office:value="0.22309632" calcext:value-type="float">
            <text:p>0.22309632</text:p>
          </table:table-cell>
          <table:table-cell office:value-type="float" office:value="0.465641728" calcext:value-type="float">
            <text:p>0.465641728</text:p>
          </table:table-cell>
          <table:table-cell office:value-type="float" office:value="0.274394624" calcext:value-type="float">
            <text:p>0.274394624</text:p>
          </table:table-cell>
          <table:table-cell office:value-type="float" office:value="0.564531968" calcext:value-type="float">
            <text:p>0.564531968</text:p>
          </table:table-cell>
          <table:table-cell office:value-type="string" calcext:value-type="string">
            <text:p>list</text:p>
          </table:table-cell>
          <table:table-cell office:value-type="float" office:value="11.229985024" calcext:value-type="float">
            <text:p>11.229985024</text:p>
          </table:table-cell>
        </table:table-row>
        <table:table-row table:style-name="ro1">
          <table:table-cell/>
          <table:table-cell office:value-type="float" office:value="0.006390528" calcext:value-type="float">
            <text:p>0.006390528</text:p>
          </table:table-cell>
          <table:table-cell office:value-type="float" office:value="0.012336384" calcext:value-type="float">
            <text:p>0.012336384</text:p>
          </table:table-cell>
          <table:table-cell office:value-type="float" office:value="0.017523968" calcext:value-type="float">
            <text:p>0.017523968</text:p>
          </table:table-cell>
          <table:table-cell office:value-type="float" office:value="0.009334784" calcext:value-type="float">
            <text:p>0.009334784</text:p>
          </table:table-cell>
          <table:table-cell office:value-type="float" office:value="0.00954624" calcext:value-type="float">
            <text:p>0.00954624</text:p>
          </table:table-cell>
          <table:table-cell office:value-type="float" office:value="0.2060608" calcext:value-type="float">
            <text:p>0.2060608</text:p>
          </table:table-cell>
          <table:table-cell office:value-type="float" office:value="0.03988736" calcext:value-type="float">
            <text:p>0.03988736</text:p>
          </table:table-cell>
          <table:table-cell office:value-type="float" office:value="0.531850496" calcext:value-type="float">
            <text:p>0.531850496</text:p>
          </table:table-cell>
          <table:table-cell office:value-type="float" office:value="0.223035392" calcext:value-type="float">
            <text:p>0.223035392</text:p>
          </table:table-cell>
          <table:table-cell office:value-type="float" office:value="0.489533696" calcext:value-type="float">
            <text:p>0.489533696</text:p>
          </table:table-cell>
          <table:table-cell office:value-type="float" office:value="0.274439424" calcext:value-type="float">
            <text:p>0.274439424</text:p>
          </table:table-cell>
          <table:table-cell office:value-type="float" office:value="0.564461568" calcext:value-type="float">
            <text:p>0.564461568</text:p>
          </table:table-cell>
          <table:table-cell office:value-type="float" office:value="0.288374272" calcext:value-type="float">
            <text:p>0.288374272</text:p>
          </table:table-cell>
          <table:table-cell office:value-type="float" office:value="11.22999936" calcext:value-type="float">
            <text:p>11.22999936</text:p>
          </table:table-cell>
        </table:table-row>
        <table:table-row table:style-name="ro1">
          <table:table-cell/>
          <table:table-cell office:value-type="float" office:value="0.008180992" calcext:value-type="float">
            <text:p>0.008180992</text:p>
          </table:table-cell>
          <table:table-cell office:value-type="float" office:value="0.009249792" calcext:value-type="float">
            <text:p>0.009249792</text:p>
          </table:table-cell>
          <table:table-cell office:value-type="float" office:value="0.017672448" calcext:value-type="float">
            <text:p>0.017672448</text:p>
          </table:table-cell>
          <table:table-cell office:value-type="float" office:value="0.009465344" calcext:value-type="float">
            <text:p>0.009465344</text:p>
          </table:table-cell>
          <table:table-cell office:value-type="float" office:value="0.00957824" calcext:value-type="float">
            <text:p>0.00957824</text:p>
          </table:table-cell>
          <table:table-cell office:value-type="float" office:value="0.195582976" calcext:value-type="float">
            <text:p>0.195582976</text:p>
          </table:table-cell>
          <table:table-cell office:value-type="float" office:value="0.03990784" calcext:value-type="float">
            <text:p>0.03990784</text:p>
          </table:table-cell>
          <table:table-cell office:value-type="float" office:value="0.531722752" calcext:value-type="float">
            <text:p>0.531722752</text:p>
          </table:table-cell>
          <table:table-cell office:value-type="float" office:value="0.222514432" calcext:value-type="float">
            <text:p>0.222514432</text:p>
          </table:table-cell>
          <table:table-cell office:value-type="float" office:value="0.489494016" calcext:value-type="float">
            <text:p>0.489494016</text:p>
          </table:table-cell>
          <table:table-cell office:value-type="float" office:value="0.274483712" calcext:value-type="float">
            <text:p>0.274483712</text:p>
          </table:table-cell>
          <table:table-cell office:value-type="float" office:value="0.564433664" calcext:value-type="float">
            <text:p>0.564433664</text:p>
          </table:table-cell>
          <table:table-cell office:value-type="float" office:value="0.401718528" calcext:value-type="float">
            <text:p>0.401718528</text:p>
          </table:table-cell>
          <table:table-cell office:value-type="float" office:value="7.235976192" calcext:value-type="float">
            <text:p>7.235976192</text:p>
          </table:table-cell>
        </table:table-row>
        <table:table-row table:style-name="ro1">
          <table:table-cell/>
          <table:table-cell office:value-type="float" office:value="0.006294784" calcext:value-type="float">
            <text:p>0.006294784</text:p>
          </table:table-cell>
          <table:table-cell office:value-type="float" office:value="0.009693696" calcext:value-type="float">
            <text:p>0.009693696</text:p>
          </table:table-cell>
          <table:table-cell office:value-type="float" office:value="0.017622784" calcext:value-type="float">
            <text:p>0.017622784</text:p>
          </table:table-cell>
          <table:table-cell office:value-type="float" office:value="0.009437696" calcext:value-type="float">
            <text:p>0.009437696</text:p>
          </table:table-cell>
          <table:table-cell office:value-type="float" office:value="0.009612032" calcext:value-type="float">
            <text:p>0.009612032</text:p>
          </table:table-cell>
          <table:table-cell office:value-type="float" office:value="0.20670208" calcext:value-type="float">
            <text:p>0.20670208</text:p>
          </table:table-cell>
          <table:table-cell office:value-type="float" office:value="0.039934464" calcext:value-type="float">
            <text:p>0.039934464</text:p>
          </table:table-cell>
          <table:table-cell office:value-type="float" office:value="0.531696384" calcext:value-type="float">
            <text:p>0.531696384</text:p>
          </table:table-cell>
          <table:table-cell office:value-type="float" office:value="0.222457344" calcext:value-type="float">
            <text:p>0.222457344</text:p>
          </table:table-cell>
          <table:table-cell office:value-type="float" office:value="0.48956288" calcext:value-type="float">
            <text:p>0.48956288</text:p>
          </table:table-cell>
          <table:table-cell office:value-type="float" office:value="0.274529536" calcext:value-type="float">
            <text:p>0.274529536</text:p>
          </table:table-cell>
          <table:table-cell office:value-type="float" office:value="0.564421888" calcext:value-type="float">
            <text:p>0.564421888</text:p>
          </table:table-cell>
          <table:table-cell office:value-type="float" office:value="0.40175232" calcext:value-type="float">
            <text:p>0.40175232</text:p>
          </table:table-cell>
          <table:table-cell office:value-type="float" office:value="7.236021504" calcext:value-type="float">
            <text:p>7.236021504</text:p>
          </table:table-cell>
        </table:table-row>
        <table:table-row table:style-name="ro1">
          <table:table-cell/>
          <table:table-cell office:value-type="float" office:value="0.008092416" calcext:value-type="float">
            <text:p>0.008092416</text:p>
          </table:table-cell>
          <table:table-cell office:value-type="float" office:value="0.007893504" calcext:value-type="float">
            <text:p>0.007893504</text:p>
          </table:table-cell>
          <table:table-cell office:value-type="float" office:value="0.013250816" calcext:value-type="float">
            <text:p>0.013250816</text:p>
          </table:table-cell>
          <table:table-cell office:value-type="float" office:value="0.00875392" calcext:value-type="float">
            <text:p>0.00875392</text:p>
          </table:table-cell>
          <table:table-cell office:value-type="float" office:value="0.009647104" calcext:value-type="float">
            <text:p>0.009647104</text:p>
          </table:table-cell>
          <table:table-cell office:value-type="float" office:value="0.20721152" calcext:value-type="float">
            <text:p>0.20721152</text:p>
          </table:table-cell>
          <table:table-cell office:value-type="float" office:value="0.028978176" calcext:value-type="float">
            <text:p>0.028978176</text:p>
          </table:table-cell>
          <table:table-cell office:value-type="float" office:value="0.520207616" calcext:value-type="float">
            <text:p>0.520207616</text:p>
          </table:table-cell>
          <table:table-cell office:value-type="float" office:value="0.222478848" calcext:value-type="float">
            <text:p>0.222478848</text:p>
          </table:table-cell>
          <table:table-cell office:value-type="float" office:value="0.489554176" calcext:value-type="float">
            <text:p>0.489554176</text:p>
          </table:table-cell>
          <table:table-cell office:value-type="float" office:value="0.274575872" calcext:value-type="float">
            <text:p>0.274575872</text:p>
          </table:table-cell>
          <table:table-cell office:value-type="float" office:value="0.564416256" calcext:value-type="float">
            <text:p>0.564416256</text:p>
          </table:table-cell>
          <table:table-cell office:value-type="float" office:value="0.401780992" calcext:value-type="float">
            <text:p>0.401780992</text:p>
          </table:table-cell>
          <table:table-cell office:value-type="float" office:value="7.236076288" calcext:value-type="float">
            <text:p>7.236076288</text:p>
          </table:table-cell>
        </table:table-row>
        <table:table-row table:style-name="ro1">
          <table:table-cell/>
          <table:table-cell office:value-type="float" office:value="0.007146752" calcext:value-type="float">
            <text:p>0.007146752</text:p>
          </table:table-cell>
          <table:table-cell office:value-type="float" office:value="0.00661376" calcext:value-type="float">
            <text:p>0.00661376</text:p>
          </table:table-cell>
          <table:table-cell office:value-type="float" office:value="0.013273088" calcext:value-type="float">
            <text:p>0.013273088</text:p>
          </table:table-cell>
          <table:table-cell office:value-type="float" office:value="0.008777728" calcext:value-type="float">
            <text:p>0.008777728</text:p>
          </table:table-cell>
          <table:table-cell office:value-type="float" office:value="0.009743104" calcext:value-type="float">
            <text:p>0.009743104</text:p>
          </table:table-cell>
          <table:table-cell office:value-type="float" office:value="0.207154432" calcext:value-type="float">
            <text:p>0.207154432</text:p>
          </table:table-cell>
          <table:table-cell office:value-type="float" office:value="0.02900864" calcext:value-type="float">
            <text:p>0.02900864</text:p>
          </table:table-cell>
          <table:table-cell office:value-type="float" office:value="0.520201216" calcext:value-type="float">
            <text:p>0.520201216</text:p>
          </table:table-cell>
          <table:table-cell office:value-type="float" office:value="0.222507776" calcext:value-type="float">
            <text:p>0.222507776</text:p>
          </table:table-cell>
          <table:table-cell office:value-type="float" office:value="0.48954624" calcext:value-type="float">
            <text:p>0.48954624</text:p>
          </table:table-cell>
          <table:table-cell office:value-type="float" office:value="0.274621696" calcext:value-type="float">
            <text:p>0.274621696</text:p>
          </table:table-cell>
          <table:table-cell office:value-type="float" office:value="0.564224512" calcext:value-type="float">
            <text:p>0.564224512</text:p>
          </table:table-cell>
          <table:table-cell office:value-type="float" office:value="0.401808896" calcext:value-type="float">
            <text:p>0.401808896</text:p>
          </table:table-cell>
          <table:table-cell office:value-type="float" office:value="7.236145152" calcext:value-type="float">
            <text:p>7.236145152</text:p>
          </table:table-cell>
        </table:table-row>
        <table:table-row table:style-name="ro1">
          <table:table-cell/>
          <table:table-cell office:value-type="float" office:value="0.005888768" calcext:value-type="float">
            <text:p>0.005888768</text:p>
          </table:table-cell>
          <table:table-cell office:value-type="float" office:value="0.00820864" calcext:value-type="float">
            <text:p>0.00820864</text:p>
          </table:table-cell>
          <table:table-cell office:value-type="float" office:value="0.013297408" calcext:value-type="float">
            <text:p>0.013297408</text:p>
          </table:table-cell>
          <table:table-cell office:value-type="float" office:value="0.008867328" calcext:value-type="float">
            <text:p>0.008867328</text:p>
          </table:table-cell>
          <table:table-cell office:value-type="float" office:value="0.009991424" calcext:value-type="float">
            <text:p>0.009991424</text:p>
          </table:table-cell>
          <table:table-cell office:value-type="float" office:value="0.20712832" calcext:value-type="float">
            <text:p>0.20712832</text:p>
          </table:table-cell>
          <table:table-cell office:value-type="float" office:value="0.029039616" calcext:value-type="float">
            <text:p>0.029039616</text:p>
          </table:table-cell>
          <table:table-cell office:value-type="float" office:value="0.52019456" calcext:value-type="float">
            <text:p>0.52019456</text:p>
          </table:table-cell>
          <table:table-cell office:value-type="float" office:value="0.222539776" calcext:value-type="float">
            <text:p>0.222539776</text:p>
          </table:table-cell>
          <table:table-cell office:value-type="float" office:value="0.48944896" calcext:value-type="float">
            <text:p>0.48944896</text:p>
          </table:table-cell>
          <table:table-cell office:value-type="float" office:value="0.274668032" calcext:value-type="float">
            <text:p>0.274668032</text:p>
          </table:table-cell>
          <table:table-cell office:value-type="float" office:value="0.564201984" calcext:value-type="float">
            <text:p>0.564201984</text:p>
          </table:table-cell>
          <table:table-cell office:value-type="float" office:value="0.401836544" calcext:value-type="float">
            <text:p>0.401836544</text:p>
          </table:table-cell>
          <table:table-cell office:value-type="float" office:value="11.996775424" calcext:value-type="float">
            <text:p>11.996775424</text:p>
          </table:table-cell>
        </table:table-row>
        <table:table-row table:style-name="ro1">
          <table:table-cell/>
          <table:table-cell office:value-type="float" office:value="0.011938304" calcext:value-type="float">
            <text:p>0.011938304</text:p>
          </table:table-cell>
          <table:table-cell office:value-type="float" office:value="0.009444608" calcext:value-type="float">
            <text:p>0.009444608</text:p>
          </table:table-cell>
          <table:table-cell office:value-type="float" office:value="0.013431296" calcext:value-type="float">
            <text:p>0.013431296</text:p>
          </table:table-cell>
          <table:table-cell office:value-type="float" office:value="0.008998912" calcext:value-type="float">
            <text:p>0.008998912</text:p>
          </table:table-cell>
          <table:table-cell office:value-type="float" office:value="0.009918976" calcext:value-type="float">
            <text:p>0.009918976</text:p>
          </table:table-cell>
          <table:table-cell office:value-type="float" office:value="0.206976" calcext:value-type="float">
            <text:p>0.206976</text:p>
          </table:table-cell>
          <table:table-cell office:value-type="float" office:value="0.02907008" calcext:value-type="float">
            <text:p>0.02907008</text:p>
          </table:table-cell>
          <table:table-cell office:value-type="float" office:value="0.5201856" calcext:value-type="float">
            <text:p>0.5201856</text:p>
          </table:table-cell>
          <table:table-cell office:value-type="float" office:value="0.222573312" calcext:value-type="float">
            <text:p>0.222573312</text:p>
          </table:table-cell>
          <table:table-cell office:value-type="float" office:value="0.489435392" calcext:value-type="float">
            <text:p>0.489435392</text:p>
          </table:table-cell>
          <table:table-cell office:value-type="float" office:value="0.275787008" calcext:value-type="float">
            <text:p>0.275787008</text:p>
          </table:table-cell>
          <table:table-cell office:value-type="float" office:value="0.558707456" calcext:value-type="float">
            <text:p>0.558707456</text:p>
          </table:table-cell>
          <table:table-cell office:value-type="float" office:value="0.401865216" calcext:value-type="float">
            <text:p>0.401865216</text:p>
          </table:table-cell>
          <table:table-cell office:value-type="float" office:value="11.996797952" calcext:value-type="float">
            <text:p>11.996797952</text:p>
          </table:table-cell>
        </table:table-row>
        <table:table-row table:style-name="ro1">
          <table:table-cell/>
          <table:table-cell office:value-type="float" office:value="0.00158464" calcext:value-type="float">
            <text:p>0.00158464</text:p>
          </table:table-cell>
          <table:table-cell office:value-type="float" office:value="0.007223552" calcext:value-type="float">
            <text:p>0.007223552</text:p>
          </table:table-cell>
          <table:table-cell office:value-type="float" office:value="0.013389568" calcext:value-type="float">
            <text:p>0.013389568</text:p>
          </table:table-cell>
          <table:table-cell office:value-type="float" office:value="0.008972544" calcext:value-type="float">
            <text:p>0.008972544</text:p>
          </table:table-cell>
          <table:table-cell office:value-type="float" office:value="0.009933568" calcext:value-type="float">
            <text:p>0.009933568</text:p>
          </table:table-cell>
          <table:table-cell office:value-type="float" office:value="0.206938112" calcext:value-type="float">
            <text:p>0.206938112</text:p>
          </table:table-cell>
          <table:table-cell office:value-type="float" office:value="0.029100288" calcext:value-type="float">
            <text:p>0.029100288</text:p>
          </table:table-cell>
          <table:table-cell office:value-type="float" office:value="0.52023168" calcext:value-type="float">
            <text:p>0.52023168</text:p>
          </table:table-cell>
          <table:table-cell office:value-type="float" office:value="0.222609152" calcext:value-type="float">
            <text:p>0.222609152</text:p>
          </table:table-cell>
          <table:table-cell office:value-type="float" office:value="0.489429504" calcext:value-type="float">
            <text:p>0.489429504</text:p>
          </table:table-cell>
          <table:table-cell office:value-type="float" office:value="0.275440896" calcext:value-type="float">
            <text:p>0.275440896</text:p>
          </table:table-cell>
          <table:table-cell office:value-type="float" office:value="0.55864704" calcext:value-type="float">
            <text:p>0.55864704</text:p>
          </table:table-cell>
          <table:table-cell office:value-type="float" office:value="0.401884416" calcext:value-type="float">
            <text:p>0.401884416</text:p>
          </table:table-cell>
          <table:table-cell office:value-type="float" office:value="11.996815104" calcext:value-type="float">
            <text:p>11.996815104</text:p>
          </table:table-cell>
        </table:table-row>
        <table:table-row table:style-name="ro1">
          <table:table-cell/>
          <table:table-cell office:value-type="float" office:value="0.008840192" calcext:value-type="float">
            <text:p>0.008840192</text:p>
          </table:table-cell>
          <table:table-cell office:value-type="float" office:value="0.005963008" calcext:value-type="float">
            <text:p>0.005963008</text:p>
          </table:table-cell>
          <table:table-cell office:value-type="float" office:value="0.012777984" calcext:value-type="float">
            <text:p>0.012777984</text:p>
          </table:table-cell>
          <table:table-cell office:value-type="float" office:value="0.008354048" calcext:value-type="float">
            <text:p>0.008354048</text:p>
          </table:table-cell>
          <table:table-cell office:value-type="float" office:value="0.009443328" calcext:value-type="float">
            <text:p>0.009443328</text:p>
          </table:table-cell>
          <table:table-cell office:value-type="float" office:value="0.20697216" calcext:value-type="float">
            <text:p>0.20697216</text:p>
          </table:table-cell>
          <table:table-cell office:value-type="float" office:value="0.029130496" calcext:value-type="float">
            <text:p>0.029130496</text:p>
          </table:table-cell>
          <table:table-cell office:value-type="float" office:value="0.520226048" calcext:value-type="float">
            <text:p>0.520226048</text:p>
          </table:table-cell>
          <table:table-cell office:value-type="float" office:value="0.216294912" calcext:value-type="float">
            <text:p>0.216294912</text:p>
          </table:table-cell>
          <table:table-cell office:value-type="float" office:value="0.465724672" calcext:value-type="float">
            <text:p>0.465724672</text:p>
          </table:table-cell>
          <table:table-cell office:value-type="float" office:value="0.275184384" calcext:value-type="float">
            <text:p>0.275184384</text:p>
          </table:table-cell>
          <table:table-cell office:value-type="float" office:value="0.624809216" calcext:value-type="float">
            <text:p>0.624809216</text:p>
          </table:table-cell>
          <table:table-cell office:value-type="float" office:value="0.401911296" calcext:value-type="float">
            <text:p>0.401911296</text:p>
          </table:table-cell>
          <table:table-cell office:value-type="float" office:value="10.54761984" calcext:value-type="float">
            <text:p>10.54761984</text:p>
          </table:table-cell>
        </table:table-row>
        <table:table-row table:style-name="ro1">
          <table:table-cell/>
          <table:table-cell office:value-type="float" office:value="0.008105984" calcext:value-type="float">
            <text:p>0.008105984</text:p>
          </table:table-cell>
          <table:table-cell office:value-type="float" office:value="0.006806272" calcext:value-type="float">
            <text:p>0.006806272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8378624" calcext:value-type="float">
            <text:p>0.008378624</text:p>
          </table:table-cell>
          <table:table-cell office:value-type="float" office:value="0.009469952" calcext:value-type="float">
            <text:p>0.009469952</text:p>
          </table:table-cell>
          <table:table-cell office:value-type="float" office:value="0.207025664" calcext:value-type="float">
            <text:p>0.207025664</text:p>
          </table:table-cell>
          <table:table-cell office:value-type="float" office:value="0.029158912" calcext:value-type="float">
            <text:p>0.029158912</text:p>
          </table:table-cell>
          <table:table-cell office:value-type="float" office:value="0.520221184" calcext:value-type="float">
            <text:p>0.520221184</text:p>
          </table:table-cell>
          <table:table-cell office:value-type="float" office:value="0.216333312" calcext:value-type="float">
            <text:p>0.216333312</text:p>
          </table:table-cell>
          <table:table-cell office:value-type="float" office:value="0.465721856" calcext:value-type="float">
            <text:p>0.465721856</text:p>
          </table:table-cell>
          <table:table-cell office:value-type="float" office:value="0.275060736" calcext:value-type="float">
            <text:p>0.275060736</text:p>
          </table:table-cell>
          <table:table-cell office:value-type="float" office:value="0.624854272" calcext:value-type="float">
            <text:p>0.624854272</text:p>
          </table:table-cell>
          <table:table-cell office:value-type="float" office:value="0.401938688" calcext:value-type="float">
            <text:p>0.401938688</text:p>
          </table:table-cell>
          <table:table-cell office:value-type="float" office:value="10.94027648" calcext:value-type="float">
            <text:p>10.94027648</text:p>
          </table:table-cell>
        </table:table-row>
        <table:table-row table:style-name="ro1">
          <table:table-cell/>
          <table:table-cell office:value-type="float" office:value="0.010748672" calcext:value-type="float">
            <text:p>0.010748672</text:p>
          </table:table-cell>
          <table:table-cell office:value-type="float" office:value="0.00736384" calcext:value-type="float">
            <text:p>0.00736384</text:p>
          </table:table-cell>
          <table:table-cell office:value-type="float" office:value="0.012823296" calcext:value-type="float">
            <text:p>0.012823296</text:p>
          </table:table-cell>
          <table:table-cell office:value-type="float" office:value="0.00841728" calcext:value-type="float">
            <text:p>0.00841728</text:p>
          </table:table-cell>
          <table:table-cell office:value-type="float" office:value="0.00950016" calcext:value-type="float">
            <text:p>0.00950016</text:p>
          </table:table-cell>
          <table:table-cell office:value-type="float" office:value="0.207085568" calcext:value-type="float">
            <text:p>0.207085568</text:p>
          </table:table-cell>
          <table:table-cell office:value-type="float" office:value="0.029188608" calcext:value-type="float">
            <text:p>0.029188608</text:p>
          </table:table-cell>
          <table:table-cell office:value-type="float" office:value="0.520215296" calcext:value-type="float">
            <text:p>0.520215296</text:p>
          </table:table-cell>
          <table:table-cell office:value-type="float" office:value="0.216373248" calcext:value-type="float">
            <text:p>0.216373248</text:p>
          </table:table-cell>
          <table:table-cell office:value-type="float" office:value="0.465718784" calcext:value-type="float">
            <text:p>0.465718784</text:p>
          </table:table-cell>
          <table:table-cell office:value-type="float" office:value="0.27504256" calcext:value-type="float">
            <text:p>0.27504256</text:p>
          </table:table-cell>
          <table:table-cell office:value-type="float" office:value="0.624852992" calcext:value-type="float">
            <text:p>0.624852992</text:p>
          </table:table-cell>
          <table:table-cell office:value-type="float" office:value="0.401968384" calcext:value-type="float">
            <text:p>0.401968384</text:p>
          </table:table-cell>
          <table:table-cell office:value-type="float" office:value="10.836331008" calcext:value-type="float">
            <text:p>10.836331008</text:p>
          </table:table-cell>
        </table:table-row>
        <table:table-row table:style-name="ro1">
          <table:table-cell/>
          <table:table-cell office:value-type="float" office:value="0.000591872" calcext:value-type="float">
            <text:p>0.000591872</text:p>
          </table:table-cell>
          <table:table-cell office:value-type="float" office:value="0.007788544" calcext:value-type="float">
            <text:p>0.007788544</text:p>
          </table:table-cell>
          <table:table-cell office:value-type="float" office:value="0.013005568" calcext:value-type="float">
            <text:p>0.013005568</text:p>
          </table:table-cell>
          <table:table-cell office:value-type="float" office:value="0.008543744" calcext:value-type="float">
            <text:p>0.008543744</text:p>
          </table:table-cell>
          <table:table-cell office:value-type="float" office:value="0.009531904" calcext:value-type="float">
            <text:p>0.009531904</text:p>
          </table:table-cell>
          <table:table-cell office:value-type="float" office:value="0.195752448" calcext:value-type="float">
            <text:p>0.195752448</text:p>
          </table:table-cell>
          <table:table-cell office:value-type="float" office:value="0.044914176" calcext:value-type="float">
            <text:p>0.044914176</text:p>
          </table:table-cell>
          <table:table-cell office:value-type="float" office:value="0.520209408" calcext:value-type="float">
            <text:p>0.520209408</text:p>
          </table:table-cell>
          <table:table-cell office:value-type="float" office:value="0.216407552" calcext:value-type="float">
            <text:p>0.216407552</text:p>
          </table:table-cell>
          <table:table-cell office:value-type="float" office:value="0.465715968" calcext:value-type="float">
            <text:p>0.465715968</text:p>
          </table:table-cell>
          <table:table-cell office:value-type="float" office:value="0.275068928" calcext:value-type="float">
            <text:p>0.275068928</text:p>
          </table:table-cell>
          <table:table-cell office:value-type="float" office:value="0.624849152" calcext:value-type="float">
            <text:p>0.624849152</text:p>
          </table:table-cell>
          <table:table-cell office:value-type="float" office:value="0.401999104" calcext:value-type="float">
            <text:p>0.401999104</text:p>
          </table:table-cell>
          <table:table-cell office:value-type="float" office:value="11.611305472" calcext:value-type="float">
            <text:p>11.611305472</text:p>
          </table:table-cell>
        </table:table-row>
        <table:table-row table:style-name="ro1">
          <table:table-cell/>
          <table:table-cell office:value-type="float" office:value="0.006518528" calcext:value-type="float">
            <text:p>0.006518528</text:p>
          </table:table-cell>
          <table:table-cell office:value-type="float" office:value="0.018815488" calcext:value-type="float">
            <text:p>0.018815488</text:p>
          </table:table-cell>
          <table:table-cell office:value-type="float" office:value="0.012918272" calcext:value-type="float">
            <text:p>0.012918272</text:p>
          </table:table-cell>
          <table:table-cell office:value-type="float" office:value="0.008520448" calcext:value-type="float">
            <text:p>0.008520448</text:p>
          </table:table-cell>
          <table:table-cell office:value-type="float" office:value="0.00956544" calcext:value-type="float">
            <text:p>0.00956544</text:p>
          </table:table-cell>
          <table:table-cell office:value-type="float" office:value="0.205935616" calcext:value-type="float">
            <text:p>0.205935616</text:p>
          </table:table-cell>
          <table:table-cell office:value-type="float" office:value="0.045283328" calcext:value-type="float">
            <text:p>0.045283328</text:p>
          </table:table-cell>
          <table:table-cell office:value-type="float" office:value="0.520204288" calcext:value-type="float">
            <text:p>0.520204288</text:p>
          </table:table-cell>
          <table:table-cell office:value-type="float" office:value="0.216448768" calcext:value-type="float">
            <text:p>0.216448768</text:p>
          </table:table-cell>
          <table:table-cell office:value-type="float" office:value="0.465713664" calcext:value-type="float">
            <text:p>0.465713664</text:p>
          </table:table-cell>
          <table:table-cell office:value-type="float" office:value="0.275099648" calcext:value-type="float">
            <text:p>0.275099648</text:p>
          </table:table-cell>
          <table:table-cell office:value-type="float" office:value="0.624845312" calcext:value-type="float">
            <text:p>0.624845312</text:p>
          </table:table-cell>
          <table:table-cell office:value-type="float" office:value="0.402042368" calcext:value-type="float">
            <text:p>0.402042368</text:p>
          </table:table-cell>
          <table:table-cell office:value-type="float" office:value="11.358505216" calcext:value-type="float">
            <text:p>11.358505216</text:p>
          </table:table-cell>
        </table:table-row>
        <table:table-row table:style-name="ro1">
          <table:table-cell/>
          <table:table-cell office:value-type="float" office:value="0.006477824" calcext:value-type="float">
            <text:p>0.006477824</text:p>
          </table:table-cell>
          <table:table-cell office:value-type="float" office:value="0.007501824" calcext:value-type="float">
            <text:p>0.007501824</text:p>
          </table:table-cell>
          <table:table-cell office:value-type="float" office:value="0.007783168" calcext:value-type="float">
            <text:p>0.007783168</text:p>
          </table:table-cell>
          <table:table-cell office:value-type="float" office:value="0.002745344" calcext:value-type="float">
            <text:p>0.002745344</text:p>
          </table:table-cell>
          <table:table-cell office:value-type="float" office:value="0.009597696" calcext:value-type="float">
            <text:p>0.009597696</text:p>
          </table:table-cell>
          <table:table-cell office:value-type="float" office:value="0.207301376" calcext:value-type="float">
            <text:p>0.207301376</text:p>
          </table:table-cell>
          <table:table-cell office:value-type="float" office:value="0.045118464" calcext:value-type="float">
            <text:p>0.045118464</text:p>
          </table:table-cell>
          <table:table-cell office:value-type="float" office:value="0.520199936" calcext:value-type="float">
            <text:p>0.520199936</text:p>
          </table:table-cell>
          <table:table-cell office:value-type="float" office:value="0.216491776" calcext:value-type="float">
            <text:p>0.216491776</text:p>
          </table:table-cell>
          <table:table-cell office:value-type="float" office:value="0.46571008" calcext:value-type="float">
            <text:p>0.46571008</text:p>
          </table:table-cell>
          <table:table-cell office:value-type="float" office:value="0.27513216" calcext:value-type="float">
            <text:p>0.27513216</text:p>
          </table:table-cell>
          <table:table-cell office:value-type="float" office:value="0.62485248" calcext:value-type="float">
            <text:p>0.62485248</text:p>
          </table:table-cell>
          <table:table-cell office:value-type="float" office:value="0.490357248" calcext:value-type="float">
            <text:p>0.490357248</text:p>
          </table:table-cell>
          <table:table-cell office:value-type="float" office:value="10.862544128" calcext:value-type="float">
            <text:p>10.862544128</text:p>
          </table:table-cell>
        </table:table-row>
        <table:table-row table:style-name="ro1">
          <table:table-cell/>
          <table:table-cell office:value-type="float" office:value="0.007456512" calcext:value-type="float">
            <text:p>0.007456512</text:p>
          </table:table-cell>
          <table:table-cell office:value-type="float" office:value="0.005810176" calcext:value-type="float">
            <text:p>0.005810176</text:p>
          </table:table-cell>
          <table:table-cell office:value-type="float" office:value="0.00780672" calcext:value-type="float">
            <text:p>0.00780672</text:p>
          </table:table-cell>
          <table:table-cell office:value-type="float" office:value="0.00276096" calcext:value-type="float">
            <text:p>0.00276096</text:p>
          </table:table-cell>
          <table:table-cell office:value-type="float" office:value="0.009632768" calcext:value-type="float">
            <text:p>0.009632768</text:p>
          </table:table-cell>
          <table:table-cell office:value-type="float" office:value="0.207338752" calcext:value-type="float">
            <text:p>0.207338752</text:p>
          </table:table-cell>
          <table:table-cell office:value-type="float" office:value="0.045138688" calcext:value-type="float">
            <text:p>0.045138688</text:p>
          </table:table-cell>
          <table:table-cell office:value-type="float" office:value="0.520196096" calcext:value-type="float">
            <text:p>0.520196096</text:p>
          </table:table-cell>
          <table:table-cell office:value-type="float" office:value="0.222899712" calcext:value-type="float">
            <text:p>0.222899712</text:p>
          </table:table-cell>
          <table:table-cell office:value-type="float" office:value="0.465707008" calcext:value-type="float">
            <text:p>0.465707008</text:p>
          </table:table-cell>
          <table:table-cell office:value-type="float" office:value="0.275165696" calcext:value-type="float">
            <text:p>0.275165696</text:p>
          </table:table-cell>
          <table:table-cell office:value-type="float" office:value="0.624864256" calcext:value-type="float">
            <text:p>0.624864256</text:p>
          </table:table-cell>
          <table:table-cell office:value-type="float" office:value="0.490406144" calcext:value-type="float">
            <text:p>0.490406144</text:p>
          </table:table-cell>
          <table:table-cell office:value-type="float" office:value="10.862550016" calcext:value-type="float">
            <text:p>10.862550016</text:p>
          </table:table-cell>
        </table:table-row>
        <table:table-row table:style-name="ro1">
          <table:table-cell/>
          <table:table-cell office:value-type="float" office:value="0.006215936" calcext:value-type="float">
            <text:p>0.006215936</text:p>
          </table:table-cell>
          <table:table-cell office:value-type="float" office:value="0.00582272" calcext:value-type="float">
            <text:p>0.00582272</text:p>
          </table:table-cell>
          <table:table-cell office:value-type="float" office:value="0.007830272" calcext:value-type="float">
            <text:p>0.007830272</text:p>
          </table:table-cell>
          <table:table-cell office:value-type="float" office:value="0.00278016" calcext:value-type="float">
            <text:p>0.00278016</text:p>
          </table:table-cell>
          <table:table-cell office:value-type="float" office:value="0.009860096" calcext:value-type="float">
            <text:p>0.009860096</text:p>
          </table:table-cell>
          <table:table-cell office:value-type="float" office:value="0.207380736" calcext:value-type="float">
            <text:p>0.207380736</text:p>
          </table:table-cell>
          <table:table-cell office:value-type="float" office:value="0.045165312" calcext:value-type="float">
            <text:p>0.045165312</text:p>
          </table:table-cell>
          <table:table-cell office:value-type="float" office:value="0.520911616" calcext:value-type="float">
            <text:p>0.520911616</text:p>
          </table:table-cell>
          <table:table-cell office:value-type="float" office:value="0.222946304" calcext:value-type="float">
            <text:p>0.222946304</text:p>
          </table:table-cell>
          <table:table-cell office:value-type="float" office:value="0.465703168" calcext:value-type="float">
            <text:p>0.465703168</text:p>
          </table:table-cell>
          <table:table-cell office:value-type="float" office:value="0.275198976" calcext:value-type="float">
            <text:p>0.275198976</text:p>
          </table:table-cell>
          <table:table-cell office:value-type="float" office:value="0.624877056" calcext:value-type="float">
            <text:p>0.624877056</text:p>
          </table:table-cell>
          <table:table-cell office:value-type="float" office:value="0.4904448" calcext:value-type="float">
            <text:p>0.4904448</text:p>
          </table:table-cell>
          <table:table-cell office:value-type="float" office:value="10.862637056" calcext:value-type="float">
            <text:p>10.862637056</text:p>
          </table:table-cell>
        </table:table-row>
        <table:table-row table:style-name="ro1">
          <table:table-cell/>
          <table:table-cell office:value-type="float" office:value="0.006731264" calcext:value-type="float">
            <text:p>0.006731264</text:p>
          </table:table-cell>
          <table:table-cell office:value-type="float" office:value="0.007662336" calcext:value-type="float">
            <text:p>0.007662336</text:p>
          </table:table-cell>
          <table:table-cell office:value-type="float" office:value="0.007981312" calcext:value-type="float">
            <text:p>0.007981312</text:p>
          </table:table-cell>
          <table:table-cell office:value-type="float" office:value="0.002977024" calcext:value-type="float">
            <text:p>0.002977024</text:p>
          </table:table-cell>
          <table:table-cell office:value-type="float" office:value="0.00980992" calcext:value-type="float">
            <text:p>0.00980992</text:p>
          </table:table-cell>
          <table:table-cell office:value-type="float" office:value="0.226475776" calcext:value-type="float">
            <text:p>0.226475776</text:p>
          </table:table-cell>
          <table:table-cell office:value-type="float" office:value="0.045193728" calcext:value-type="float">
            <text:p>0.045193728</text:p>
          </table:table-cell>
          <table:table-cell office:value-type="float" office:value="0.520838144" calcext:value-type="float">
            <text:p>0.520838144</text:p>
          </table:table-cell>
          <table:table-cell office:value-type="float" office:value="0.223089408" calcext:value-type="float">
            <text:p>0.223089408</text:p>
          </table:table-cell>
          <table:table-cell office:value-type="float" office:value="0.53477376" calcext:value-type="float">
            <text:p>0.53477376</text:p>
          </table:table-cell>
          <table:table-cell office:value-type="float" office:value="0.275232768" calcext:value-type="float">
            <text:p>0.275232768</text:p>
          </table:table-cell>
          <table:table-cell office:value-type="float" office:value="0.624889856" calcext:value-type="float">
            <text:p>0.624889856</text:p>
          </table:table-cell>
          <table:table-cell office:value-type="float" office:value="0.490480896" calcext:value-type="float">
            <text:p>0.490480896</text:p>
          </table:table-cell>
          <table:table-cell office:value-type="float" office:value="10.862664448" calcext:value-type="float">
            <text:p>10.862664448</text:p>
          </table:table-cell>
        </table:table-row>
        <table:table-row table:style-name="ro1">
          <table:table-cell/>
          <table:table-cell office:value-type="float" office:value="0.00693632" calcext:value-type="float">
            <text:p>0.00693632</text:p>
          </table:table-cell>
          <table:table-cell office:value-type="float" office:value="0.008495872" calcext:value-type="float">
            <text:p>0.008495872</text:p>
          </table:table-cell>
          <table:table-cell office:value-type="float" office:value="0.007937024" calcext:value-type="float">
            <text:p>0.007937024</text:p>
          </table:table-cell>
          <table:table-cell office:value-type="float" office:value="0.00291584" calcext:value-type="float">
            <text:p>0.00291584</text:p>
          </table:table-cell>
          <table:table-cell office:value-type="float" office:value="0.00982656" calcext:value-type="float">
            <text:p>0.00982656</text:p>
          </table:table-cell>
          <table:table-cell office:value-type="float" office:value="0.227017472" calcext:value-type="float">
            <text:p>0.227017472</text:p>
          </table:table-cell>
          <table:table-cell office:value-type="float" office:value="0.045222144" calcext:value-type="float">
            <text:p>0.045222144</text:p>
          </table:table-cell>
          <table:table-cell office:value-type="float" office:value="0.5208192" calcext:value-type="float">
            <text:p>0.5208192</text:p>
          </table:table-cell>
          <table:table-cell office:value-type="float" office:value="0.260463104" calcext:value-type="float">
            <text:p>0.260463104</text:p>
          </table:table-cell>
          <table:table-cell office:value-type="float" office:value="0.53478912" calcext:value-type="float">
            <text:p>0.53478912</text:p>
          </table:table-cell>
          <table:table-cell office:value-type="float" office:value="0.275265792" calcext:value-type="float">
            <text:p>0.275265792</text:p>
          </table:table-cell>
          <table:table-cell office:value-type="float" office:value="0.624851968" calcext:value-type="float">
            <text:p>0.624851968</text:p>
          </table:table-cell>
          <table:table-cell office:value-type="float" office:value="0.490478848" calcext:value-type="float">
            <text:p>0.490478848</text:p>
          </table:table-cell>
          <table:table-cell office:value-type="float" office:value="12.119547136" calcext:value-type="float">
            <text:p>12.119547136</text:p>
          </table:table-cell>
        </table:table-row>
        <table:table-row table:style-name="ro1">
          <table:table-cell/>
          <table:table-cell office:value-type="float" office:value="0.006546688" calcext:value-type="float">
            <text:p>0.006546688</text:p>
          </table:table-cell>
          <table:table-cell office:value-type="float" office:value="0.007013888" calcext:value-type="float">
            <text:p>0.007013888</text:p>
          </table:table-cell>
          <table:table-cell office:value-type="float" office:value="0.007913984" calcext:value-type="float">
            <text:p>0.007913984</text:p>
          </table:table-cell>
          <table:table-cell office:value-type="float" office:value="0.011325952" calcext:value-type="float">
            <text:p>0.011325952</text:p>
          </table:table-cell>
          <table:table-cell office:value-type="float" office:value="0.00895104" calcext:value-type="float">
            <text:p>0.00895104</text:p>
          </table:table-cell>
          <table:table-cell office:value-type="float" office:value="0.226871296" calcext:value-type="float">
            <text:p>0.226871296</text:p>
          </table:table-cell>
          <table:table-cell office:value-type="float" office:value="0.033240832" calcext:value-type="float">
            <text:p>0.033240832</text:p>
          </table:table-cell>
          <table:table-cell office:value-type="float" office:value="0.50830208" calcext:value-type="float">
            <text:p>0.50830208</text:p>
          </table:table-cell>
          <table:table-cell office:value-type="float" office:value="0.450210816" calcext:value-type="float">
            <text:p>0.450210816</text:p>
          </table:table-cell>
          <table:table-cell office:value-type="float" office:value="0.50932992" calcext:value-type="float">
            <text:p>0.50932992</text:p>
          </table:table-cell>
          <table:table-cell office:value-type="float" office:value="0.256525568" calcext:value-type="float">
            <text:p>0.256525568</text:p>
          </table:table-cell>
          <table:table-cell office:value-type="float" office:value="0.613075968" calcext:value-type="float">
            <text:p>0.613075968</text:p>
          </table:table-cell>
          <table:table-cell office:value-type="float" office:value="0.490511104" calcext:value-type="float">
            <text:p>0.490511104</text:p>
          </table:table-cell>
          <table:table-cell office:value-type="float" office:value="11.636754944" calcext:value-type="float">
            <text:p>11.636754944</text:p>
          </table:table-cell>
        </table:table-row>
        <table:table-row table:style-name="ro1">
          <table:table-cell/>
          <table:table-cell office:value-type="float" office:value="0.007026688" calcext:value-type="float">
            <text:p>0.007026688</text:p>
          </table:table-cell>
          <table:table-cell office:value-type="float" office:value="0.006573824" calcext:value-type="float">
            <text:p>0.006573824</text:p>
          </table:table-cell>
          <table:table-cell office:value-type="float" office:value="0.007919872" calcext:value-type="float">
            <text:p>0.007919872</text:p>
          </table:table-cell>
          <table:table-cell office:value-type="float" office:value="0.011426048" calcext:value-type="float">
            <text:p>0.011426048</text:p>
          </table:table-cell>
          <table:table-cell office:value-type="float" office:value="0.008979712" calcext:value-type="float">
            <text:p>0.008979712</text:p>
          </table:table-cell>
          <table:table-cell office:value-type="float" office:value="0.244269824" calcext:value-type="float">
            <text:p>0.244269824</text:p>
          </table:table-cell>
          <table:table-cell office:value-type="float" office:value="0.033271552" calcext:value-type="float">
            <text:p>0.033271552</text:p>
          </table:table-cell>
          <table:table-cell office:value-type="float" office:value="0.50829312" calcext:value-type="float">
            <text:p>0.50829312</text:p>
          </table:table-cell>
          <table:table-cell office:value-type="float" office:value="0.4502848" calcext:value-type="float">
            <text:p>0.4502848</text:p>
          </table:table-cell>
          <table:table-cell office:value-type="float" office:value="0.509244928" calcext:value-type="float">
            <text:p>0.509244928</text:p>
          </table:table-cell>
          <table:table-cell office:value-type="float" office:value="0.256559616" calcext:value-type="float">
            <text:p>0.256559616</text:p>
          </table:table-cell>
          <table:table-cell office:value-type="float" office:value="0.64607488" calcext:value-type="float">
            <text:p>0.64607488</text:p>
          </table:table-cell>
          <table:table-cell office:value-type="float" office:value="0.490546432" calcext:value-type="float">
            <text:p>0.490546432</text:p>
          </table:table-cell>
          <table:table-cell office:value-type="float" office:value="9.168881664" calcext:value-type="float">
            <text:p>9.168881664</text:p>
          </table:table-cell>
        </table:table-row>
        <table:table-row table:style-name="ro1">
          <table:table-cell/>
          <table:table-cell office:value-type="float" office:value="0.01077248" calcext:value-type="float">
            <text:p>0.01077248</text:p>
          </table:table-cell>
          <table:table-cell office:value-type="float" office:value="0.012828416" calcext:value-type="float">
            <text:p>0.012828416</text:p>
          </table:table-cell>
          <table:table-cell office:value-type="float" office:value="0.007933952" calcext:value-type="float">
            <text:p>0.007933952</text:p>
          </table:table-cell>
          <table:table-cell office:value-type="float" office:value="0.01145728" calcext:value-type="float">
            <text:p>0.01145728</text:p>
          </table:table-cell>
          <table:table-cell office:value-type="float" office:value="0.009009408" calcext:value-type="float">
            <text:p>0.009009408</text:p>
          </table:table-cell>
          <table:table-cell office:value-type="float" office:value="0.244300544" calcext:value-type="float">
            <text:p>0.244300544</text:p>
          </table:table-cell>
          <table:table-cell office:value-type="float" office:value="0.033301504" calcext:value-type="float">
            <text:p>0.033301504</text:p>
          </table:table-cell>
          <table:table-cell office:value-type="float" office:value="0.508440576" calcext:value-type="float">
            <text:p>0.508440576</text:p>
          </table:table-cell>
          <table:table-cell office:value-type="float" office:value="0.450344704" calcext:value-type="float">
            <text:p>0.450344704</text:p>
          </table:table-cell>
          <table:table-cell office:value-type="float" office:value="0.535604736" calcext:value-type="float">
            <text:p>0.535604736</text:p>
          </table:table-cell>
          <table:table-cell office:value-type="float" office:value="0.256594176" calcext:value-type="float">
            <text:p>0.256594176</text:p>
          </table:table-cell>
          <table:table-cell office:value-type="float" office:value="0.646113024" calcext:value-type="float">
            <text:p>0.646113024</text:p>
          </table:table-cell>
          <table:table-cell office:value-type="float" office:value="0.490584064" calcext:value-type="float">
            <text:p>0.490584064</text:p>
          </table:table-cell>
          <table:table-cell office:value-type="float" office:value="9.311195392" calcext:value-type="float">
            <text:p>9.311195392</text:p>
          </table:table-cell>
        </table:table-row>
        <table:table-row table:style-name="ro1">
          <table:table-cell/>
          <table:table-cell office:value-type="float" office:value="0.00804992" calcext:value-type="float">
            <text:p>0.00804992</text:p>
          </table:table-cell>
          <table:table-cell office:value-type="float" office:value="0.00170112" calcext:value-type="float">
            <text:p>0.00170112</text:p>
          </table:table-cell>
          <table:table-cell office:value-type="float" office:value="0.008151296" calcext:value-type="float">
            <text:p>0.008151296</text:p>
          </table:table-cell>
          <table:table-cell office:value-type="float" office:value="0.01160704" calcext:value-type="float">
            <text:p>0.01160704</text:p>
          </table:table-cell>
          <table:table-cell office:value-type="float" office:value="0.009039872" calcext:value-type="float">
            <text:p>0.009039872</text:p>
          </table:table-cell>
          <table:table-cell office:value-type="float" office:value="0.23202944" calcext:value-type="float">
            <text:p>0.23202944</text:p>
          </table:table-cell>
          <table:table-cell office:value-type="float" office:value="0.033331712" calcext:value-type="float">
            <text:p>0.033331712</text:p>
          </table:table-cell>
          <table:table-cell office:value-type="float" office:value="0.53862272" calcext:value-type="float">
            <text:p>0.53862272</text:p>
          </table:table-cell>
          <table:table-cell office:value-type="float" office:value="0.444472064" calcext:value-type="float">
            <text:p>0.444472064</text:p>
          </table:table-cell>
          <table:table-cell office:value-type="float" office:value="0.535593728" calcext:value-type="float">
            <text:p>0.535593728</text:p>
          </table:table-cell>
          <table:table-cell office:value-type="float" office:value="0.256628736" calcext:value-type="float">
            <text:p>0.256628736</text:p>
          </table:table-cell>
          <table:table-cell office:value-type="float" office:value="0.646138624" calcext:value-type="float">
            <text:p>0.646138624</text:p>
          </table:table-cell>
          <table:table-cell office:value-type="float" office:value="0.490620928" calcext:value-type="float">
            <text:p>0.490620928</text:p>
          </table:table-cell>
          <table:table-cell office:value-type="float" office:value="11.167001088" calcext:value-type="float">
            <text:p>11.167001088</text:p>
          </table:table-cell>
        </table:table-row>
        <table:table-row table:style-name="ro1">
          <table:table-cell/>
          <table:table-cell office:value-type="float" office:value="0.007479552" calcext:value-type="float">
            <text:p>0.007479552</text:p>
          </table:table-cell>
          <table:table-cell office:value-type="float" office:value="0.00635264" calcext:value-type="float">
            <text:p>0.00635264</text:p>
          </table:table-cell>
          <table:table-cell office:value-type="float" office:value="0.008091392" calcext:value-type="float">
            <text:p>0.008091392</text:p>
          </table:table-cell>
          <table:table-cell office:value-type="float" office:value="0.01156736" calcext:value-type="float">
            <text:p>0.01156736</text:p>
          </table:table-cell>
          <table:table-cell office:value-type="float" office:value="0.00907136" calcext:value-type="float">
            <text:p>0.00907136</text:p>
          </table:table-cell>
          <table:table-cell office:value-type="float" office:value="0.243713024" calcext:value-type="float">
            <text:p>0.243713024</text:p>
          </table:table-cell>
          <table:table-cell office:value-type="float" office:value="0.033362176" calcext:value-type="float">
            <text:p>0.033362176</text:p>
          </table:table-cell>
          <table:table-cell office:value-type="float" office:value="0.539682304" calcext:value-type="float">
            <text:p>0.539682304</text:p>
          </table:table-cell>
          <table:table-cell office:value-type="float" office:value="0.444314368" calcext:value-type="float">
            <text:p>0.444314368</text:p>
          </table:table-cell>
          <table:table-cell office:value-type="float" office:value="0.535587328" calcext:value-type="float">
            <text:p>0.535587328</text:p>
          </table:table-cell>
          <table:table-cell office:value-type="float" office:value="0.25666304" calcext:value-type="float">
            <text:p>0.25666304</text:p>
          </table:table-cell>
          <table:table-cell office:value-type="float" office:value="0.64616192" calcext:value-type="float">
            <text:p>0.64616192</text:p>
          </table:table-cell>
          <table:table-cell office:value-type="float" office:value="0.490658304" calcext:value-type="float">
            <text:p>0.490658304</text:p>
          </table:table-cell>
          <table:table-cell office:value-type="float" office:value="11.590023168" calcext:value-type="float">
            <text:p>11.590023168</text:p>
          </table:table-cell>
        </table:table-row>
        <table:table-row table:style-name="ro1">
          <table:table-cell/>
          <table:table-cell office:value-type="float" office:value="0.007652096" calcext:value-type="float">
            <text:p>0.007652096</text:p>
          </table:table-cell>
          <table:table-cell office:value-type="float" office:value="0.006491904" calcext:value-type="float">
            <text:p>0.006491904</text:p>
          </table:table-cell>
          <table:table-cell office:value-type="float" office:value="0.006525184" calcext:value-type="float">
            <text:p>0.006525184</text:p>
          </table:table-cell>
          <table:table-cell office:value-type="float" office:value="0.011351808" calcext:value-type="float">
            <text:p>0.011351808</text:p>
          </table:table-cell>
          <table:table-cell office:value-type="float" office:value="0.009103104" calcext:value-type="float">
            <text:p>0.009103104</text:p>
          </table:table-cell>
          <table:table-cell office:value-type="float" office:value="0.244846848" calcext:value-type="float">
            <text:p>0.244846848</text:p>
          </table:table-cell>
          <table:table-cell office:value-type="float" office:value="0.03339136" calcext:value-type="float">
            <text:p>0.03339136</text:p>
          </table:table-cell>
          <table:table-cell office:value-type="float" office:value="0.53968512" calcext:value-type="float">
            <text:p>0.53968512</text:p>
          </table:table-cell>
          <table:table-cell office:value-type="float" office:value="0.444265216" calcext:value-type="float">
            <text:p>0.444265216</text:p>
          </table:table-cell>
          <table:table-cell office:value-type="float" office:value="0.535580416" calcext:value-type="float">
            <text:p>0.535580416</text:p>
          </table:table-cell>
          <table:table-cell office:value-type="float" office:value="0.256697856" calcext:value-type="float">
            <text:p>0.256697856</text:p>
          </table:table-cell>
          <table:table-cell office:value-type="float" office:value="0.647776256" calcext:value-type="float">
            <text:p>0.647776256</text:p>
          </table:table-cell>
          <table:table-cell office:value-type="float" office:value="0.490694912" calcext:value-type="float">
            <text:p>0.490694912</text:p>
          </table:table-cell>
          <table:table-cell office:value-type="float" office:value="11.590028032" calcext:value-type="float">
            <text:p>11.590028032</text:p>
          </table:table-cell>
        </table:table-row>
        <table:table-row table:style-name="ro1">
          <table:table-cell/>
          <table:table-cell office:value-type="float" office:value="0.006115584" calcext:value-type="float">
            <text:p>0.006115584</text:p>
          </table:table-cell>
          <table:table-cell office:value-type="float" office:value="0.007824896" calcext:value-type="float">
            <text:p>0.007824896</text:p>
          </table:table-cell>
          <table:table-cell office:value-type="float" office:value="0.006535936" calcext:value-type="float">
            <text:p>0.006535936</text:p>
          </table:table-cell>
          <table:table-cell office:value-type="float" office:value="0.011377152" calcext:value-type="float">
            <text:p>0.011377152</text:p>
          </table:table-cell>
          <table:table-cell office:value-type="float" office:value="0.009065472" calcext:value-type="float">
            <text:p>0.009065472</text:p>
          </table:table-cell>
          <table:table-cell office:value-type="float" office:value="0.24483712" calcext:value-type="float">
            <text:p>0.24483712</text:p>
          </table:table-cell>
          <table:table-cell office:value-type="float" office:value="0.0334208" calcext:value-type="float">
            <text:p>0.0334208</text:p>
          </table:table-cell>
          <table:table-cell office:value-type="float" office:value="0.539681792" calcext:value-type="float">
            <text:p>0.539681792</text:p>
          </table:table-cell>
          <table:table-cell office:value-type="float" office:value="0.444288256" calcext:value-type="float">
            <text:p>0.444288256</text:p>
          </table:table-cell>
          <table:table-cell office:value-type="float" office:value="0.535574784" calcext:value-type="float">
            <text:p>0.535574784</text:p>
          </table:table-cell>
          <table:table-cell office:value-type="float" office:value="0.256732672" calcext:value-type="float">
            <text:p>0.256732672</text:p>
          </table:table-cell>
          <table:table-cell office:value-type="float" office:value="0.647728384" calcext:value-type="float">
            <text:p>0.647728384</text:p>
          </table:table-cell>
          <table:table-cell office:value-type="float" office:value="0.49073152" calcext:value-type="float">
            <text:p>0.49073152</text:p>
          </table:table-cell>
          <table:table-cell office:value-type="float" office:value="11.590040064" calcext:value-type="float">
            <text:p>11.590040064</text:p>
          </table:table-cell>
        </table:table-row>
        <table:table-row table:style-name="ro1">
          <table:table-cell/>
          <table:table-cell office:value-type="float" office:value="0.006805248" calcext:value-type="float">
            <text:p>0.006805248</text:p>
          </table:table-cell>
          <table:table-cell office:value-type="float" office:value="0.007514368" calcext:value-type="float">
            <text:p>0.007514368</text:p>
          </table:table-cell>
          <table:table-cell office:value-type="float" office:value="0.006559744" calcext:value-type="float">
            <text:p>0.006559744</text:p>
          </table:table-cell>
          <table:table-cell office:value-type="float" office:value="0.011403264" calcext:value-type="float">
            <text:p>0.011403264</text:p>
          </table:table-cell>
          <table:table-cell office:value-type="float" office:value="0.009341952" calcext:value-type="float">
            <text:p>0.009341952</text:p>
          </table:table-cell>
          <table:table-cell office:value-type="float" office:value="0.244833024" calcext:value-type="float">
            <text:p>0.244833024</text:p>
          </table:table-cell>
          <table:table-cell office:value-type="float" office:value="0.033450496" calcext:value-type="float">
            <text:p>0.033450496</text:p>
          </table:table-cell>
          <table:table-cell office:value-type="float" office:value="0.539678208" calcext:value-type="float">
            <text:p>0.539678208</text:p>
          </table:table-cell>
          <table:table-cell office:value-type="float" office:value="0.444318208" calcext:value-type="float">
            <text:p>0.444318208</text:p>
          </table:table-cell>
          <table:table-cell office:value-type="float" office:value="0.535568384" calcext:value-type="float">
            <text:p>0.535568384</text:p>
          </table:table-cell>
          <table:table-cell office:value-type="float" office:value="0.256766464" calcext:value-type="float">
            <text:p>0.256766464</text:p>
          </table:table-cell>
          <table:table-cell office:value-type="float" office:value="0.647109376" calcext:value-type="float">
            <text:p>0.647109376</text:p>
          </table:table-cell>
          <table:table-cell office:value-type="float" office:value="0.490770176" calcext:value-type="float">
            <text:p>0.490770176</text:p>
          </table:table-cell>
          <table:table-cell office:value-type="float" office:value="11.59011712" calcext:value-type="float">
            <text:p>11.59011712</text:p>
          </table:table-cell>
        </table:table-row>
        <table:table-row table:style-name="ro1">
          <table:table-cell/>
          <table:table-cell office:value-type="float" office:value="0.010164992" calcext:value-type="float">
            <text:p>0.010164992</text:p>
          </table:table-cell>
          <table:table-cell office:value-type="float" office:value="0.00859392" calcext:value-type="float">
            <text:p>0.00859392</text:p>
          </table:table-cell>
          <table:table-cell office:value-type="float" office:value="0.006848" calcext:value-type="float">
            <text:p>0.006848</text:p>
          </table:table-cell>
          <table:table-cell office:value-type="float" office:value="0.011530752" calcext:value-type="float">
            <text:p>0.011530752</text:p>
          </table:table-cell>
          <table:table-cell office:value-type="float" office:value="0.053180928" calcext:value-type="float">
            <text:p>0.053180928</text:p>
          </table:table-cell>
          <table:table-cell office:value-type="float" office:value="0.244831488" calcext:value-type="float">
            <text:p>0.244831488</text:p>
          </table:table-cell>
          <table:table-cell office:value-type="float" office:value="0.033480704" calcext:value-type="float">
            <text:p>0.033480704</text:p>
          </table:table-cell>
          <table:table-cell office:value-type="float" office:value="0.539673088" calcext:value-type="float">
            <text:p>0.539673088</text:p>
          </table:table-cell>
          <table:table-cell office:value-type="float" office:value="0.472140544" calcext:value-type="float">
            <text:p>0.472140544</text:p>
          </table:table-cell>
          <table:table-cell office:value-type="float" office:value="0.535559424" calcext:value-type="float">
            <text:p>0.535559424</text:p>
          </table:table-cell>
          <table:table-cell office:value-type="float" office:value="0.2568" calcext:value-type="float">
            <text:p>0.2568</text:p>
          </table:table-cell>
          <table:table-cell office:value-type="float" office:value="0.64707712" calcext:value-type="float">
            <text:p>0.64707712</text:p>
          </table:table-cell>
          <table:table-cell office:value-type="float" office:value="0.490797824" calcext:value-type="float">
            <text:p>0.490797824</text:p>
          </table:table-cell>
          <table:table-cell office:value-type="float" office:value="11.412229888" calcext:value-type="float">
            <text:p>11.412229888</text:p>
          </table:table-cell>
        </table:table-row>
        <table:table-row table:style-name="ro1">
          <table:table-cell/>
          <table:table-cell office:value-type="float" office:value="0.007068928" calcext:value-type="float">
            <text:p>0.007068928</text:p>
          </table:table-cell>
          <table:table-cell office:value-type="float" office:value="0.006638592" calcext:value-type="float">
            <text:p>0.006638592</text:p>
          </table:table-cell>
          <table:table-cell office:value-type="float" office:value="0.006790912" calcext:value-type="float">
            <text:p>0.006790912</text:p>
          </table:table-cell>
          <table:table-cell office:value-type="float" office:value="0.011506176" calcext:value-type="float">
            <text:p>0.011506176</text:p>
          </table:table-cell>
          <table:table-cell office:value-type="float" office:value="0.053211648" calcext:value-type="float">
            <text:p>0.053211648</text:p>
          </table:table-cell>
          <table:table-cell office:value-type="float" office:value="0.244839936" calcext:value-type="float">
            <text:p>0.244839936</text:p>
          </table:table-cell>
          <table:table-cell office:value-type="float" office:value="0.033693696" calcext:value-type="float">
            <text:p>0.033693696</text:p>
          </table:table-cell>
          <table:table-cell office:value-type="float" office:value="0.53985664" calcext:value-type="float">
            <text:p>0.53985664</text:p>
          </table:table-cell>
          <table:table-cell office:value-type="float" office:value="0.472193536" calcext:value-type="float">
            <text:p>0.472193536</text:p>
          </table:table-cell>
          <table:table-cell office:value-type="float" office:value="0.535554048" calcext:value-type="float">
            <text:p>0.535554048</text:p>
          </table:table-cell>
          <table:table-cell office:value-type="float" office:value="0.256834048" calcext:value-type="float">
            <text:p>0.256834048</text:p>
          </table:table-cell>
          <table:table-cell office:value-type="float" office:value="0.647182336" calcext:value-type="float">
            <text:p>0.647182336</text:p>
          </table:table-cell>
          <table:table-cell office:value-type="float" office:value="0.490868992" calcext:value-type="float">
            <text:p>0.490868992</text:p>
          </table:table-cell>
          <table:table-cell office:value-type="float" office:value="11.412231168" calcext:value-type="float">
            <text:p>11.412231168</text:p>
          </table:table-cell>
        </table:table-row>
        <table:table-row table:style-name="ro1">
          <table:table-cell/>
          <table:table-cell office:value-type="float" office:value="0.006385664" calcext:value-type="float">
            <text:p>0.006385664</text:p>
          </table:table-cell>
          <table:table-cell office:value-type="float" office:value="0.006491392" calcext:value-type="float">
            <text:p>0.006491392</text:p>
          </table:table-cell>
          <table:table-cell office:value-type="float" office:value="0.003298304" calcext:value-type="float">
            <text:p>0.003298304</text:p>
          </table:table-cell>
          <table:table-cell office:value-type="float" office:value="0.00857728" calcext:value-type="float">
            <text:p>0.00857728</text:p>
          </table:table-cell>
          <table:table-cell office:value-type="float" office:value="0.052893696" calcext:value-type="float">
            <text:p>0.052893696</text:p>
          </table:table-cell>
          <table:table-cell office:value-type="float" office:value="0.243871232" calcext:value-type="float">
            <text:p>0.243871232</text:p>
          </table:table-cell>
          <table:table-cell office:value-type="float" office:value="0.03367168" calcext:value-type="float">
            <text:p>0.03367168</text:p>
          </table:table-cell>
          <table:table-cell office:value-type="float" office:value="0.539893504" calcext:value-type="float">
            <text:p>0.539893504</text:p>
          </table:table-cell>
          <table:table-cell office:value-type="float" office:value="0.468335872" calcext:value-type="float">
            <text:p>0.468335872</text:p>
          </table:table-cell>
          <table:table-cell office:value-type="float" office:value="0.509135872" calcext:value-type="float">
            <text:p>0.509135872</text:p>
          </table:table-cell>
          <table:table-cell office:value-type="float" office:value="0.256868352" calcext:value-type="float">
            <text:p>0.256868352</text:p>
          </table:table-cell>
          <table:table-cell office:value-type="float" office:value="0.647339264" calcext:value-type="float">
            <text:p>0.647339264</text:p>
          </table:table-cell>
          <table:table-cell office:value-type="float" office:value="0.49091328" calcext:value-type="float">
            <text:p>0.49091328</text:p>
          </table:table-cell>
          <table:table-cell office:value-type="float" office:value="11.412241152" calcext:value-type="float">
            <text:p>11.412241152</text:p>
          </table:table-cell>
        </table:table-row>
        <table:table-row table:style-name="ro1">
          <table:table-cell/>
          <table:table-cell office:value-type="float" office:value="0.0074176" calcext:value-type="float">
            <text:p>0.0074176</text:p>
          </table:table-cell>
          <table:table-cell office:value-type="float" office:value="0.005789184" calcext:value-type="float">
            <text:p>0.005789184</text:p>
          </table:table-cell>
          <table:table-cell office:value-type="float" office:value="0.0033152" calcext:value-type="float">
            <text:p>0.0033152</text:p>
          </table:table-cell>
          <table:table-cell office:value-type="float" office:value="0.008602624" calcext:value-type="float">
            <text:p>0.008602624</text:p>
          </table:table-cell>
          <table:table-cell office:value-type="float" office:value="0.052920576" calcext:value-type="float">
            <text:p>0.052920576</text:p>
          </table:table-cell>
          <table:table-cell office:value-type="float" office:value="0.243844096" calcext:value-type="float">
            <text:p>0.243844096</text:p>
          </table:table-cell>
          <table:table-cell office:value-type="float" office:value="0.033691648" calcext:value-type="float">
            <text:p>0.033691648</text:p>
          </table:table-cell>
          <table:table-cell office:value-type="float" office:value="0.539915008" calcext:value-type="float">
            <text:p>0.539915008</text:p>
          </table:table-cell>
          <table:table-cell office:value-type="float" office:value="0.46828288" calcext:value-type="float">
            <text:p>0.46828288</text:p>
          </table:table-cell>
          <table:table-cell office:value-type="float" office:value="0.509133568" calcext:value-type="float">
            <text:p>0.509133568</text:p>
          </table:table-cell>
          <table:table-cell office:value-type="float" office:value="0.256903168" calcext:value-type="float">
            <text:p>0.256903168</text:p>
          </table:table-cell>
          <table:table-cell office:value-type="float" office:value="0.674862848" calcext:value-type="float">
            <text:p>0.674862848</text:p>
          </table:table-cell>
          <table:table-cell office:value-type="float" office:value="0.491040512" calcext:value-type="float">
            <text:p>0.491040512</text:p>
          </table:table-cell>
          <table:table-cell office:value-type="float" office:value="11.412258304" calcext:value-type="float">
            <text:p>11.412258304</text:p>
          </table:table-cell>
        </table:table-row>
        <table:table-row table:style-name="ro1">
          <table:table-cell/>
          <table:table-cell office:value-type="float" office:value="0.007166976" calcext:value-type="float">
            <text:p>0.007166976</text:p>
          </table:table-cell>
          <table:table-cell office:value-type="float" office:value="0.006011648" calcext:value-type="float">
            <text:p>0.006011648</text:p>
          </table:table-cell>
          <table:table-cell office:value-type="float" office:value="0.003335424" calcext:value-type="float">
            <text:p>0.003335424</text:p>
          </table:table-cell>
          <table:table-cell office:value-type="float" office:value="0.008628992" calcext:value-type="float">
            <text:p>0.008628992</text:p>
          </table:table-cell>
          <table:table-cell office:value-type="float" office:value="0.052948224" calcext:value-type="float">
            <text:p>0.052948224</text:p>
          </table:table-cell>
          <table:table-cell office:value-type="float" office:value="0.272670976" calcext:value-type="float">
            <text:p>0.272670976</text:p>
          </table:table-cell>
          <table:table-cell office:value-type="float" office:value="0.033717504" calcext:value-type="float">
            <text:p>0.033717504</text:p>
          </table:table-cell>
          <table:table-cell office:value-type="float" office:value="0.540694016" calcext:value-type="float">
            <text:p>0.540694016</text:p>
          </table:table-cell>
          <table:table-cell office:value-type="float" office:value="0.44970624" calcext:value-type="float">
            <text:p>0.44970624</text:p>
          </table:table-cell>
          <table:table-cell office:value-type="float" office:value="0.509130752" calcext:value-type="float">
            <text:p>0.509130752</text:p>
          </table:table-cell>
          <table:table-cell office:value-type="float" office:value="0.256937472" calcext:value-type="float">
            <text:p>0.256937472</text:p>
          </table:table-cell>
          <table:table-cell office:value-type="float" office:value="0.674896384" calcext:value-type="float">
            <text:p>0.674896384</text:p>
          </table:table-cell>
          <table:table-cell office:value-type="float" office:value="0.491083264" calcext:value-type="float">
            <text:p>0.491083264</text:p>
          </table:table-cell>
          <table:table-cell office:value-type="float" office:value="10.062193664" calcext:value-type="float">
            <text:p>10.062193664</text:p>
          </table:table-cell>
        </table:table-row>
        <table:table-row table:style-name="ro1">
          <table:table-cell/>
          <table:table-cell office:value-type="float" office:value="0.005888512" calcext:value-type="float">
            <text:p>0.005888512</text:p>
          </table:table-cell>
          <table:table-cell office:value-type="float" office:value="0.00938752" calcext:value-type="float">
            <text:p>0.00938752</text:p>
          </table:table-cell>
          <table:table-cell office:value-type="float" office:value="0.003500032" calcext:value-type="float">
            <text:p>0.003500032</text:p>
          </table:table-cell>
          <table:table-cell office:value-type="float" office:value="0.008758784" calcext:value-type="float">
            <text:p>0.008758784</text:p>
          </table:table-cell>
          <table:table-cell office:value-type="float" office:value="0.052976384" calcext:value-type="float">
            <text:p>0.052976384</text:p>
          </table:table-cell>
          <table:table-cell office:value-type="float" office:value="0.265608704" calcext:value-type="float">
            <text:p>0.265608704</text:p>
          </table:table-cell>
          <table:table-cell office:value-type="float" office:value="0.033744384" calcext:value-type="float">
            <text:p>0.033744384</text:p>
          </table:table-cell>
          <table:table-cell office:value-type="float" office:value="0.54073472" calcext:value-type="float">
            <text:p>0.54073472</text:p>
          </table:table-cell>
          <table:table-cell office:value-type="float" office:value="0.449668096" calcext:value-type="float">
            <text:p>0.449668096</text:p>
          </table:table-cell>
          <table:table-cell office:value-type="float" office:value="0.509127168" calcext:value-type="float">
            <text:p>0.509127168</text:p>
          </table:table-cell>
          <table:table-cell office:value-type="float" office:value="0.256971776" calcext:value-type="float">
            <text:p>0.256971776</text:p>
          </table:table-cell>
          <table:table-cell office:value-type="float" office:value="0.67491328" calcext:value-type="float">
            <text:p>0.67491328</text:p>
          </table:table-cell>
          <table:table-cell office:value-type="float" office:value="0.491204096" calcext:value-type="float">
            <text:p>0.491204096</text:p>
          </table:table-cell>
          <table:table-cell office:value-type="float" office:value="10.062231808" calcext:value-type="float">
            <text:p>10.062231808</text:p>
          </table:table-cell>
        </table:table-row>
        <table:table-row table:style-name="ro1">
          <table:table-cell/>
          <table:table-cell office:value-type="float" office:value="0.006140672" calcext:value-type="float">
            <text:p>0.006140672</text:p>
          </table:table-cell>
          <table:table-cell office:value-type="float" office:value="0.007140352" calcext:value-type="float">
            <text:p>0.007140352</text:p>
          </table:table-cell>
          <table:table-cell office:value-type="float" office:value="0.003454976" calcext:value-type="float">
            <text:p>0.003454976</text:p>
          </table:table-cell>
          <table:table-cell office:value-type="float" office:value="0.008797696" calcext:value-type="float">
            <text:p>0.008797696</text:p>
          </table:table-cell>
          <table:table-cell office:value-type="float" office:value="0.0530048" calcext:value-type="float">
            <text:p>0.0530048</text:p>
          </table:table-cell>
          <table:table-cell office:value-type="float" office:value="0.27484928" calcext:value-type="float">
            <text:p>0.27484928</text:p>
          </table:table-cell>
          <table:table-cell office:value-type="float" office:value="0.033765888" calcext:value-type="float">
            <text:p>0.033765888</text:p>
          </table:table-cell>
          <table:table-cell office:value-type="float" office:value="0.540865024" calcext:value-type="float">
            <text:p>0.540865024</text:p>
          </table:table-cell>
          <table:table-cell office:value-type="float" office:value="0.449632" calcext:value-type="float">
            <text:p>0.449632</text:p>
          </table:table-cell>
          <table:table-cell office:value-type="float" office:value="0.509125632" calcext:value-type="float">
            <text:p>0.509125632</text:p>
          </table:table-cell>
          <table:table-cell office:value-type="float" office:value="0.25700608" calcext:value-type="float">
            <text:p>0.25700608</text:p>
          </table:table-cell>
          <table:table-cell office:value-type="float" office:value="0.674927104" calcext:value-type="float">
            <text:p>0.674927104</text:p>
          </table:table-cell>
          <table:table-cell office:value-type="float" office:value="0.491248896" calcext:value-type="float">
            <text:p>0.491248896</text:p>
          </table:table-cell>
          <table:table-cell office:value-type="float" office:value="11.36991744" calcext:value-type="float">
            <text:p>11.36991744</text:p>
          </table:table-cell>
        </table:table-row>
        <table:table-row table:style-name="ro1">
          <table:table-cell/>
          <table:table-cell office:value-type="float" office:value="0.007541248" calcext:value-type="float">
            <text:p>0.007541248</text:p>
          </table:table-cell>
          <table:table-cell office:value-type="float" office:value="0.007179776" calcext:value-type="float">
            <text:p>0.007179776</text:p>
          </table:table-cell>
          <table:table-cell office:value-type="float" office:value="0.002956544" calcext:value-type="float">
            <text:p>0.002956544</text:p>
          </table:table-cell>
          <table:table-cell office:value-type="float" office:value="0.00853248" calcext:value-type="float">
            <text:p>0.00853248</text:p>
          </table:table-cell>
          <table:table-cell office:value-type="float" office:value="0.053032192" calcext:value-type="float">
            <text:p>0.053032192</text:p>
          </table:table-cell>
          <table:table-cell office:value-type="float" office:value="0.276074496" calcext:value-type="float">
            <text:p>0.276074496</text:p>
          </table:table-cell>
          <table:table-cell office:value-type="float" office:value="0.022717184" calcext:value-type="float">
            <text:p>0.022717184</text:p>
          </table:table-cell>
          <table:table-cell office:value-type="float" office:value="0.529226496" calcext:value-type="float">
            <text:p>0.529226496</text:p>
          </table:table-cell>
          <table:table-cell office:value-type="float" office:value="0.44959488" calcext:value-type="float">
            <text:p>0.44959488</text:p>
          </table:table-cell>
          <table:table-cell office:value-type="float" office:value="0.509123584" calcext:value-type="float">
            <text:p>0.509123584</text:p>
          </table:table-cell>
          <table:table-cell office:value-type="float" office:value="0.25704064" calcext:value-type="float">
            <text:p>0.25704064</text:p>
          </table:table-cell>
          <table:table-cell office:value-type="float" office:value="0.674942208" calcext:value-type="float">
            <text:p>0.674942208</text:p>
          </table:table-cell>
          <table:table-cell office:value-type="float" office:value="0.49129088" calcext:value-type="float">
            <text:p>0.49129088</text:p>
          </table:table-cell>
          <table:table-cell office:value-type="float" office:value="11.369932288" calcext:value-type="float">
            <text:p>11.369932288</text:p>
          </table:table-cell>
        </table:table-row>
        <table:table-row table:style-name="ro1">
          <table:table-cell/>
          <table:table-cell office:value-type="float" office:value="0.007110656" calcext:value-type="float">
            <text:p>0.007110656</text:p>
          </table:table-cell>
          <table:table-cell office:value-type="float" office:value="0.008931072" calcext:value-type="float">
            <text:p>0.008931072</text:p>
          </table:table-cell>
          <table:table-cell office:value-type="float" office:value="0.002973696" calcext:value-type="float">
            <text:p>0.002973696</text:p>
          </table:table-cell>
          <table:table-cell office:value-type="float" office:value="0.008558336" calcext:value-type="float">
            <text:p>0.008558336</text:p>
          </table:table-cell>
          <table:table-cell office:value-type="float" office:value="0.053063936" calcext:value-type="float">
            <text:p>0.053063936</text:p>
          </table:table-cell>
          <table:table-cell office:value-type="float" office:value="0.27610368" calcext:value-type="float">
            <text:p>0.27610368</text:p>
          </table:table-cell>
          <table:table-cell office:value-type="float" office:value="0.022747648" calcext:value-type="float">
            <text:p>0.022747648</text:p>
          </table:table-cell>
          <table:table-cell office:value-type="float" office:value="0.529288192" calcext:value-type="float">
            <text:p>0.529288192</text:p>
          </table:table-cell>
          <table:table-cell office:value-type="float" office:value="0.472566272" calcext:value-type="float">
            <text:p>0.472566272</text:p>
          </table:table-cell>
          <table:table-cell office:value-type="float" office:value="0.509128448" calcext:value-type="float">
            <text:p>0.509128448</text:p>
          </table:table-cell>
          <table:table-cell office:value-type="float" office:value="0.257075968" calcext:value-type="float">
            <text:p>0.257075968</text:p>
          </table:table-cell>
          <table:table-cell office:value-type="float" office:value="0.67495424" calcext:value-type="float">
            <text:p>0.67495424</text:p>
          </table:table-cell>
          <table:table-cell office:value-type="float" office:value="0.491332352" calcext:value-type="float">
            <text:p>0.491332352</text:p>
          </table:table-cell>
          <table:table-cell office:value-type="float" office:value="11.998611712" calcext:value-type="float">
            <text:p>11.998611712</text:p>
          </table:table-cell>
        </table:table-row>
        <table:table-row table:style-name="ro1">
          <table:table-cell/>
          <table:table-cell office:value-type="float" office:value="0.00617344" calcext:value-type="float">
            <text:p>0.00617344</text:p>
          </table:table-cell>
          <table:table-cell office:value-type="float" office:value="0.00727296" calcext:value-type="float">
            <text:p>0.00727296</text:p>
          </table:table-cell>
          <table:table-cell office:value-type="float" office:value="0.002993664" calcext:value-type="float">
            <text:p>0.002993664</text:p>
          </table:table-cell>
          <table:table-cell office:value-type="float" office:value="0.008585472" calcext:value-type="float">
            <text:p>0.008585472</text:p>
          </table:table-cell>
          <table:table-cell office:value-type="float" office:value="0.05327488" calcext:value-type="float">
            <text:p>0.05327488</text:p>
          </table:table-cell>
          <table:table-cell office:value-type="float" office:value="0.276135168" calcext:value-type="float">
            <text:p>0.276135168</text:p>
          </table:table-cell>
          <table:table-cell office:value-type="float" office:value="0.022778368" calcext:value-type="float">
            <text:p>0.022778368</text:p>
          </table:table-cell>
          <table:table-cell office:value-type="float" office:value="0.529342208" calcext:value-type="float">
            <text:p>0.529342208</text:p>
          </table:table-cell>
          <table:table-cell office:value-type="float" office:value="0.472608512" calcext:value-type="float">
            <text:p>0.472608512</text:p>
          </table:table-cell>
          <table:table-cell office:value-type="float" office:value="0.529564416" calcext:value-type="float">
            <text:p>0.529564416</text:p>
          </table:table-cell>
          <table:table-cell office:value-type="float" office:value="0.25711104" calcext:value-type="float">
            <text:p>0.25711104</text:p>
          </table:table-cell>
          <table:table-cell office:value-type="float" office:value="0.67496704" calcext:value-type="float">
            <text:p>0.67496704</text:p>
          </table:table-cell>
          <table:table-cell office:value-type="float" office:value="0.49137408" calcext:value-type="float">
            <text:p>0.49137408</text:p>
          </table:table-cell>
          <table:table-cell office:value-type="float" office:value="10.54942336" calcext:value-type="float">
            <text:p>10.54942336</text:p>
          </table:table-cell>
        </table:table-row>
        <table:table-row table:style-name="ro1">
          <table:table-cell/>
          <table:table-cell office:value-type="float" office:value="0.007382272" calcext:value-type="float">
            <text:p>0.007382272</text:p>
          </table:table-cell>
          <table:table-cell office:value-type="float" office:value="0.007478528" calcext:value-type="float">
            <text:p>0.007478528</text:p>
          </table:table-cell>
          <table:table-cell office:value-type="float" office:value="0.003132928" calcext:value-type="float">
            <text:p>0.003132928</text:p>
          </table:table-cell>
          <table:table-cell office:value-type="float" office:value="0.008707072" calcext:value-type="float">
            <text:p>0.008707072</text:p>
          </table:table-cell>
          <table:table-cell office:value-type="float" office:value="0.053225216" calcext:value-type="float">
            <text:p>0.053225216</text:p>
          </table:table-cell>
          <table:table-cell office:value-type="float" office:value="0.276169984" calcext:value-type="float">
            <text:p>0.276169984</text:p>
          </table:table-cell>
          <table:table-cell office:value-type="float" office:value="0.022809088" calcext:value-type="float">
            <text:p>0.022809088</text:p>
          </table:table-cell>
          <table:table-cell office:value-type="float" office:value="0.529409024" calcext:value-type="float">
            <text:p>0.529409024</text:p>
          </table:table-cell>
          <table:table-cell office:value-type="float" office:value="0.472652032" calcext:value-type="float">
            <text:p>0.472652032</text:p>
          </table:table-cell>
          <table:table-cell office:value-type="float" office:value="0.529579776" calcext:value-type="float">
            <text:p>0.529579776</text:p>
          </table:table-cell>
          <table:table-cell office:value-type="float" office:value="0.257910272" calcext:value-type="float">
            <text:p>0.257910272</text:p>
          </table:table-cell>
          <table:table-cell office:value-type="float" office:value="0.67497856" calcext:value-type="float">
            <text:p>0.67497856</text:p>
          </table:table-cell>
          <table:table-cell office:value-type="float" office:value="0.491416576" calcext:value-type="float">
            <text:p>0.491416576</text:p>
          </table:table-cell>
          <table:table-cell office:value-type="float" office:value="12.137092864" calcext:value-type="float">
            <text:p>12.137092864</text:p>
          </table:table-cell>
        </table:table-row>
        <table:table-row table:style-name="ro1">
          <table:table-cell/>
          <table:table-cell office:value-type="float" office:value="0.007079936" calcext:value-type="float">
            <text:p>0.007079936</text:p>
          </table:table-cell>
          <table:table-cell office:value-type="float" office:value="0.006299904" calcext:value-type="float">
            <text:p>0.006299904</text:p>
          </table:table-cell>
          <table:table-cell office:value-type="float" office:value="0.003100928" calcext:value-type="float">
            <text:p>0.003100928</text:p>
          </table:table-cell>
          <table:table-cell office:value-type="float" office:value="0.008688384" calcext:value-type="float">
            <text:p>0.008688384</text:p>
          </table:table-cell>
          <table:table-cell office:value-type="float" office:value="0.053245696" calcext:value-type="float">
            <text:p>0.053245696</text:p>
          </table:table-cell>
          <table:table-cell office:value-type="float" office:value="0.276209152" calcext:value-type="float">
            <text:p>0.276209152</text:p>
          </table:table-cell>
          <table:table-cell office:value-type="float" office:value="0.051417856" calcext:value-type="float">
            <text:p>0.051417856</text:p>
          </table:table-cell>
          <table:table-cell office:value-type="float" office:value="0.585725696" calcext:value-type="float">
            <text:p>0.585725696</text:p>
          </table:table-cell>
          <table:table-cell office:value-type="float" office:value="0.472695552" calcext:value-type="float">
            <text:p>0.472695552</text:p>
          </table:table-cell>
          <table:table-cell office:value-type="float" office:value="0.52958336" calcext:value-type="float">
            <text:p>0.52958336</text:p>
          </table:table-cell>
          <table:table-cell office:value-type="float" office:value="0.257602816" calcext:value-type="float">
            <text:p>0.257602816</text:p>
          </table:table-cell>
          <table:table-cell office:value-type="float" office:value="0.67499008" calcext:value-type="float">
            <text:p>0.67499008</text:p>
          </table:table-cell>
          <table:table-cell office:value-type="float" office:value="0.623336704" calcext:value-type="float">
            <text:p>0.623336704</text:p>
          </table:table-cell>
          <table:table-cell office:value-type="float" office:value="10.8381376" calcext:value-type="float">
            <text:p>10.8381376</text:p>
          </table:table-cell>
        </table:table-row>
        <table:table-row table:style-name="ro1">
          <table:table-cell/>
          <table:table-cell office:value-type="float" office:value="0.00822144" calcext:value-type="float">
            <text:p>0.00822144</text:p>
          </table:table-cell>
          <table:table-cell office:value-type="float" office:value="0.006134528" calcext:value-type="float">
            <text:p>0.006134528</text:p>
          </table:table-cell>
          <table:table-cell office:value-type="float" office:value="0.022283008" calcext:value-type="float">
            <text:p>0.022283008</text:p>
          </table:table-cell>
          <table:table-cell office:value-type="float" office:value="0.004888576" calcext:value-type="float">
            <text:p>0.004888576</text:p>
          </table:table-cell>
          <table:table-cell office:value-type="float" office:value="0.047387904" calcext:value-type="float">
            <text:p>0.047387904</text:p>
          </table:table-cell>
          <table:table-cell office:value-type="float" office:value="0.274047744" calcext:value-type="float">
            <text:p>0.274047744</text:p>
          </table:table-cell>
          <table:table-cell office:value-type="float" office:value="0.116707584" calcext:value-type="float">
            <text:p>0.116707584</text:p>
          </table:table-cell>
          <table:table-cell office:value-type="float" office:value="0.585739776" calcext:value-type="float">
            <text:p>0.585739776</text:p>
          </table:table-cell>
          <table:table-cell office:value-type="float" office:value="0.472740608" calcext:value-type="float">
            <text:p>0.472740608</text:p>
          </table:table-cell>
          <table:table-cell office:value-type="float" office:value="0.470116096" calcext:value-type="float">
            <text:p>0.470116096</text:p>
          </table:table-cell>
          <table:table-cell office:value-type="float" office:value="0.257480704" calcext:value-type="float">
            <text:p>0.257480704</text:p>
          </table:table-cell>
          <table:table-cell office:value-type="float" office:value="0.693430528" calcext:value-type="float">
            <text:p>0.693430528</text:p>
          </table:table-cell>
          <table:table-cell office:value-type="float" office:value="0.623429376" calcext:value-type="float">
            <text:p>0.623429376</text:p>
          </table:table-cell>
          <table:table-cell office:value-type="float" office:value="10.987170048" calcext:value-type="float">
            <text:p>10.987170048</text:p>
          </table:table-cell>
        </table:table-row>
        <table:table-row table:style-name="ro1">
          <table:table-cell/>
          <table:table-cell office:value-type="float" office:value="0.006624" calcext:value-type="float">
            <text:p>0.006624</text:p>
          </table:table-cell>
          <table:table-cell office:value-type="float" office:value="0.006414848" calcext:value-type="float">
            <text:p>0.006414848</text:p>
          </table:table-cell>
          <table:table-cell office:value-type="float" office:value="0.022319104" calcext:value-type="float">
            <text:p>0.022319104</text:p>
          </table:table-cell>
          <table:table-cell office:value-type="float" office:value="0.004911616" calcext:value-type="float">
            <text:p>0.004911616</text:p>
          </table:table-cell>
          <table:table-cell office:value-type="float" office:value="0.047417088" calcext:value-type="float">
            <text:p>0.047417088</text:p>
          </table:table-cell>
          <table:table-cell office:value-type="float" office:value="0.274024448" calcext:value-type="float">
            <text:p>0.274024448</text:p>
          </table:table-cell>
          <table:table-cell office:value-type="float" office:value="0.11674752" calcext:value-type="float">
            <text:p>0.11674752</text:p>
          </table:table-cell>
          <table:table-cell office:value-type="float" office:value="0.585738752" calcext:value-type="float">
            <text:p>0.585738752</text:p>
          </table:table-cell>
          <table:table-cell office:value-type="float" office:value="0.472787456" calcext:value-type="float">
            <text:p>0.472787456</text:p>
          </table:table-cell>
          <table:table-cell office:value-type="float" office:value="0.467798528" calcext:value-type="float">
            <text:p>0.467798528</text:p>
          </table:table-cell>
          <table:table-cell office:value-type="float" office:value="0.257461504" calcext:value-type="float">
            <text:p>0.257461504</text:p>
          </table:table-cell>
          <table:table-cell office:value-type="float" office:value="0.693602048" calcext:value-type="float">
            <text:p>0.693602048</text:p>
          </table:table-cell>
          <table:table-cell office:value-type="float" office:value="0.623477504" calcext:value-type="float">
            <text:p>0.623477504</text:p>
          </table:table-cell>
          <table:table-cell office:value-type="float" office:value="11.360351232" calcext:value-type="float">
            <text:p>11.360351232</text:p>
          </table:table-cell>
        </table:table-row>
        <table:table-row table:style-name="ro1">
          <table:table-cell/>
          <table:table-cell office:value-type="float" office:value="0.006380288" calcext:value-type="float">
            <text:p>0.006380288</text:p>
          </table:table-cell>
          <table:table-cell office:value-type="float" office:value="0.005612288" calcext:value-type="float">
            <text:p>0.005612288</text:p>
          </table:table-cell>
          <table:table-cell office:value-type="float" office:value="0.022365696" calcext:value-type="float">
            <text:p>0.022365696</text:p>
          </table:table-cell>
          <table:table-cell office:value-type="float" office:value="0.004937216" calcext:value-type="float">
            <text:p>0.004937216</text:p>
          </table:table-cell>
          <table:table-cell office:value-type="float" office:value="0.047557888" calcext:value-type="float">
            <text:p>0.047557888</text:p>
          </table:table-cell>
          <table:table-cell office:value-type="float" office:value="0.27402368" calcext:value-type="float">
            <text:p>0.27402368</text:p>
          </table:table-cell>
          <table:table-cell office:value-type="float" office:value="0.116778496" calcext:value-type="float">
            <text:p>0.116778496</text:p>
          </table:table-cell>
          <table:table-cell office:value-type="float" office:value="0.58573824" calcext:value-type="float">
            <text:p>0.58573824</text:p>
          </table:table-cell>
          <table:table-cell office:value-type="float" office:value="0.472834816" calcext:value-type="float">
            <text:p>0.472834816</text:p>
          </table:table-cell>
          <table:table-cell office:value-type="float" office:value="0.530409984" calcext:value-type="float">
            <text:p>0.530409984</text:p>
          </table:table-cell>
          <table:table-cell office:value-type="float" office:value="0.257485568" calcext:value-type="float">
            <text:p>0.257485568</text:p>
          </table:table-cell>
          <table:table-cell office:value-type="float" office:value="0.69363072" calcext:value-type="float">
            <text:p>0.69363072</text:p>
          </table:table-cell>
          <table:table-cell office:value-type="float" office:value="0.574582016" calcext:value-type="float">
            <text:p>0.574582016</text:p>
          </table:table-cell>
          <table:table-cell office:value-type="float" office:value="11.36039168" calcext:value-type="float">
            <text:p>11.36039168</text:p>
          </table:table-cell>
        </table:table-row>
        <table:table-row table:style-name="ro1">
          <table:table-cell/>
          <table:table-cell office:value-type="float" office:value="0.007092736" calcext:value-type="float">
            <text:p>0.007092736</text:p>
          </table:table-cell>
          <table:table-cell office:value-type="float" office:value="0.007249152" calcext:value-type="float">
            <text:p>0.007249152</text:p>
          </table:table-cell>
          <table:table-cell office:value-type="float" office:value="0.022466304" calcext:value-type="float">
            <text:p>0.022466304</text:p>
          </table:table-cell>
          <table:table-cell office:value-type="float" office:value="0.005091072" calcext:value-type="float">
            <text:p>0.005091072</text:p>
          </table:table-cell>
          <table:table-cell office:value-type="float" office:value="0.047588608" calcext:value-type="float">
            <text:p>0.047588608</text:p>
          </table:table-cell>
          <table:table-cell office:value-type="float" office:value="0.295323904" calcext:value-type="float">
            <text:p>0.295323904</text:p>
          </table:table-cell>
          <table:table-cell office:value-type="float" office:value="0.116808704" calcext:value-type="float">
            <text:p>0.116808704</text:p>
          </table:table-cell>
          <table:table-cell office:value-type="float" office:value="0.58573568" calcext:value-type="float">
            <text:p>0.58573568</text:p>
          </table:table-cell>
          <table:table-cell office:value-type="float" office:value="0.469958912" calcext:value-type="float">
            <text:p>0.469958912</text:p>
          </table:table-cell>
          <table:table-cell office:value-type="float" office:value="0.530404352" calcext:value-type="float">
            <text:p>0.530404352</text:p>
          </table:table-cell>
          <table:table-cell office:value-type="float" office:value="0.257513472" calcext:value-type="float">
            <text:p>0.257513472</text:p>
          </table:table-cell>
          <table:table-cell office:value-type="float" office:value="0.693647104" calcext:value-type="float">
            <text:p>0.693647104</text:p>
          </table:table-cell>
          <table:table-cell office:value-type="float" office:value="0.57449088" calcext:value-type="float">
            <text:p>0.57449088</text:p>
          </table:table-cell>
          <table:table-cell office:value-type="float" office:value="11.360443392" calcext:value-type="float">
            <text:p>11.360443392</text:p>
          </table:table-cell>
        </table:table-row>
        <table:table-row table:style-name="ro1">
          <table:table-cell/>
          <table:table-cell office:value-type="float" office:value="0.007754752" calcext:value-type="float">
            <text:p>0.007754752</text:p>
          </table:table-cell>
          <table:table-cell office:value-type="float" office:value="0.00840576" calcext:value-type="float">
            <text:p>0.00840576</text:p>
          </table:table-cell>
          <table:table-cell office:value-type="float" office:value="0.022529536" calcext:value-type="float">
            <text:p>0.022529536</text:p>
          </table:table-cell>
          <table:table-cell office:value-type="float" office:value="0.005059328" calcext:value-type="float">
            <text:p>0.005059328</text:p>
          </table:table-cell>
          <table:table-cell office:value-type="float" office:value="0.060163584" calcext:value-type="float">
            <text:p>0.060163584</text:p>
          </table:table-cell>
          <table:table-cell office:value-type="float" office:value="0.305695232" calcext:value-type="float">
            <text:p>0.305695232</text:p>
          </table:table-cell>
          <table:table-cell office:value-type="float" office:value="0.117037312" calcext:value-type="float">
            <text:p>0.117037312</text:p>
          </table:table-cell>
          <table:table-cell office:value-type="float" office:value="0.585731328" calcext:value-type="float">
            <text:p>0.585731328</text:p>
          </table:table-cell>
          <table:table-cell office:value-type="float" office:value="0.469718272" calcext:value-type="float">
            <text:p>0.469718272</text:p>
          </table:table-cell>
          <table:table-cell office:value-type="float" office:value="0.530396416" calcext:value-type="float">
            <text:p>0.530396416</text:p>
          </table:table-cell>
          <table:table-cell office:value-type="float" office:value="0.257543168" calcext:value-type="float">
            <text:p>0.257543168</text:p>
          </table:table-cell>
          <table:table-cell office:value-type="float" office:value="0.69366272" calcext:value-type="float">
            <text:p>0.69366272</text:p>
          </table:table-cell>
          <table:table-cell office:value-type="float" office:value="0.574507776" calcext:value-type="float">
            <text:p>0.574507776</text:p>
          </table:table-cell>
          <table:table-cell office:value-type="float" office:value="11.511265536" calcext:value-type="float">
            <text:p>11.511265536</text:p>
          </table:table-cell>
        </table:table-row>
        <table:table-row table:style-name="ro1">
          <table:table-cell/>
          <table:table-cell office:value-type="float" office:value="0.015030272" calcext:value-type="float">
            <text:p>0.015030272</text:p>
          </table:table-cell>
          <table:table-cell office:value-type="float" office:value="0.009637376" calcext:value-type="float">
            <text:p>0.009637376</text:p>
          </table:table-cell>
          <table:table-cell office:value-type="float" office:value="0.0223232" calcext:value-type="float">
            <text:p>0.0223232</text:p>
          </table:table-cell>
          <table:table-cell office:value-type="float" office:value="0.001899008" calcext:value-type="float">
            <text:p>0.001899008</text:p>
          </table:table-cell>
          <table:table-cell office:value-type="float" office:value="0.060211712" calcext:value-type="float">
            <text:p>0.060211712</text:p>
          </table:table-cell>
          <table:table-cell office:value-type="float" office:value="0.306678016" calcext:value-type="float">
            <text:p>0.306678016</text:p>
          </table:table-cell>
          <table:table-cell office:value-type="float" office:value="0.116988928" calcext:value-type="float">
            <text:p>0.116988928</text:p>
          </table:table-cell>
          <table:table-cell office:value-type="float" office:value="0.585726976" calcext:value-type="float">
            <text:p>0.585726976</text:p>
          </table:table-cell>
          <table:table-cell office:value-type="float" office:value="0.46964352" calcext:value-type="float">
            <text:p>0.46964352</text:p>
          </table:table-cell>
          <table:table-cell office:value-type="float" office:value="0.53039104" calcext:value-type="float">
            <text:p>0.53039104</text:p>
          </table:table-cell>
          <table:table-cell office:value-type="float" office:value="0.257572352" calcext:value-type="float">
            <text:p>0.257572352</text:p>
          </table:table-cell>
          <table:table-cell office:value-type="float" office:value="0.69367552" calcext:value-type="float">
            <text:p>0.69367552</text:p>
          </table:table-cell>
          <table:table-cell office:value-type="float" office:value="0.574532096" calcext:value-type="float">
            <text:p>0.574532096</text:p>
          </table:table-cell>
          <table:table-cell office:value-type="float" office:value="12.121239552" calcext:value-type="float">
            <text:p>12.121239552</text:p>
          </table:table-cell>
        </table:table-row>
        <table:table-row table:style-name="ro1">
          <table:table-cell/>
          <table:table-cell office:value-type="float" office:value="0.004612864" calcext:value-type="float">
            <text:p>0.004612864</text:p>
          </table:table-cell>
          <table:table-cell office:value-type="float" office:value="0.011633408" calcext:value-type="float">
            <text:p>0.011633408</text:p>
          </table:table-cell>
          <table:table-cell office:value-type="float" office:value="0.022480896" calcext:value-type="float">
            <text:p>0.022480896</text:p>
          </table:table-cell>
          <table:table-cell office:value-type="float" office:value="0.001924864" calcext:value-type="float">
            <text:p>0.001924864</text:p>
          </table:table-cell>
          <table:table-cell office:value-type="float" office:value="0.060246784" calcext:value-type="float">
            <text:p>0.060246784</text:p>
          </table:table-cell>
          <table:table-cell office:value-type="float" office:value="0.306594816" calcext:value-type="float">
            <text:p>0.306594816</text:p>
          </table:table-cell>
          <table:table-cell office:value-type="float" office:value="0.117008896" calcext:value-type="float">
            <text:p>0.117008896</text:p>
          </table:table-cell>
          <table:table-cell office:value-type="float" office:value="0.585722368" calcext:value-type="float">
            <text:p>0.585722368</text:p>
          </table:table-cell>
          <table:table-cell office:value-type="float" office:value="0.469581056" calcext:value-type="float">
            <text:p>0.469581056</text:p>
          </table:table-cell>
          <table:table-cell office:value-type="float" office:value="0.530386688" calcext:value-type="float">
            <text:p>0.530386688</text:p>
          </table:table-cell>
          <table:table-cell office:value-type="float" office:value="0.257601792" calcext:value-type="float">
            <text:p>0.257601792</text:p>
          </table:table-cell>
          <table:table-cell office:value-type="float" office:value="0.693687808" calcext:value-type="float">
            <text:p>0.693687808</text:p>
          </table:table-cell>
          <table:table-cell office:value-type="float" office:value="0.574490368" calcext:value-type="float">
            <text:p>0.574490368</text:p>
          </table:table-cell>
          <table:table-cell office:value-type="float" office:value="11.638457856" calcext:value-type="float">
            <text:p>11.638457856</text:p>
          </table:table-cell>
        </table:table-row>
        <table:table-row table:style-name="ro1">
          <table:table-cell/>
          <table:table-cell office:value-type="float" office:value="0.00668416" calcext:value-type="float">
            <text:p>0.00668416</text:p>
          </table:table-cell>
          <table:table-cell office:value-type="float" office:value="0.011063296" calcext:value-type="float">
            <text:p>0.011063296</text:p>
          </table:table-cell>
          <table:table-cell office:value-type="float" office:value="0.022503168" calcext:value-type="float">
            <text:p>0.022503168</text:p>
          </table:table-cell>
          <table:table-cell office:value-type="float" office:value="0.002003712" calcext:value-type="float">
            <text:p>0.002003712</text:p>
          </table:table-cell>
          <table:table-cell office:value-type="float" office:value="0.060441088" calcext:value-type="float">
            <text:p>0.060441088</text:p>
          </table:table-cell>
          <table:table-cell office:value-type="float" office:value="0.306568448" calcext:value-type="float">
            <text:p>0.306568448</text:p>
          </table:table-cell>
          <table:table-cell office:value-type="float" office:value="0.137516032" calcext:value-type="float">
            <text:p>0.137516032</text:p>
          </table:table-cell>
          <table:table-cell office:value-type="float" office:value="0.586443776" calcext:value-type="float">
            <text:p>0.586443776</text:p>
          </table:table-cell>
          <table:table-cell office:value-type="float" office:value="0.469510912" calcext:value-type="float">
            <text:p>0.469510912</text:p>
          </table:table-cell>
          <table:table-cell office:value-type="float" office:value="0.530375168" calcext:value-type="float">
            <text:p>0.530375168</text:p>
          </table:table-cell>
          <table:table-cell office:value-type="float" office:value="0.257631488" calcext:value-type="float">
            <text:p>0.257631488</text:p>
          </table:table-cell>
          <table:table-cell office:value-type="float" office:value="0.693699328" calcext:value-type="float">
            <text:p>0.693699328</text:p>
          </table:table-cell>
          <table:table-cell office:value-type="float" office:value="0.574508544" calcext:value-type="float">
            <text:p>0.574508544</text:p>
          </table:table-cell>
          <table:table-cell office:value-type="float" office:value="9.170621184" calcext:value-type="float">
            <text:p>9.170621184</text:p>
          </table:table-cell>
        </table:table-row>
        <table:table-row table:style-name="ro1">
          <table:table-cell/>
          <table:table-cell office:value-type="float" office:value="0.011037696" calcext:value-type="float">
            <text:p>0.011037696</text:p>
          </table:table-cell>
          <table:table-cell office:value-type="float" office:value="0.007958528" calcext:value-type="float">
            <text:p>0.007958528</text:p>
          </table:table-cell>
          <table:table-cell office:value-type="float" office:value="0.022526976" calcext:value-type="float">
            <text:p>0.022526976</text:p>
          </table:table-cell>
          <table:table-cell office:value-type="float" office:value="0.002139904" calcext:value-type="float">
            <text:p>0.002139904</text:p>
          </table:table-cell>
          <table:table-cell office:value-type="float" office:value="0.060410368" calcext:value-type="float">
            <text:p>0.060410368</text:p>
          </table:table-cell>
          <table:table-cell office:value-type="float" office:value="0.30646912" calcext:value-type="float">
            <text:p>0.30646912</text:p>
          </table:table-cell>
          <table:table-cell office:value-type="float" office:value="0.137562112" calcext:value-type="float">
            <text:p>0.137562112</text:p>
          </table:table-cell>
          <table:table-cell office:value-type="float" office:value="0.586388736" calcext:value-type="float">
            <text:p>0.586388736</text:p>
          </table:table-cell>
          <table:table-cell office:value-type="float" office:value="0.469455872" calcext:value-type="float">
            <text:p>0.469455872</text:p>
          </table:table-cell>
          <table:table-cell office:value-type="float" office:value="0.530368512" calcext:value-type="float">
            <text:p>0.530368512</text:p>
          </table:table-cell>
          <table:table-cell office:value-type="float" office:value="0.257661184" calcext:value-type="float">
            <text:p>0.257661184</text:p>
          </table:table-cell>
          <table:table-cell office:value-type="float" office:value="0.693711872" calcext:value-type="float">
            <text:p>0.693711872</text:p>
          </table:table-cell>
          <table:table-cell office:value-type="float" office:value="0.574534144" calcext:value-type="float">
            <text:p>0.574534144</text:p>
          </table:table-cell>
          <table:table-cell office:value-type="float" office:value="9.312900608" calcext:value-type="float">
            <text:p>9.312900608</text:p>
          </table:table-cell>
        </table:table-row>
        <table:table-row table:style-name="ro1">
          <table:table-cell/>
          <table:table-cell office:value-type="float" office:value="0.007206144" calcext:value-type="float">
            <text:p>0.007206144</text:p>
          </table:table-cell>
          <table:table-cell office:value-type="float" office:value="0.008447744" calcext:value-type="float">
            <text:p>0.008447744</text:p>
          </table:table-cell>
          <table:table-cell office:value-type="float" office:value="0.022550272" calcext:value-type="float">
            <text:p>0.022550272</text:p>
          </table:table-cell>
          <table:table-cell office:value-type="float" office:value="0.002109696" calcext:value-type="float">
            <text:p>0.002109696</text:p>
          </table:table-cell>
          <table:table-cell office:value-type="float" office:value="0.060428544" calcext:value-type="float">
            <text:p>0.060428544</text:p>
          </table:table-cell>
          <table:table-cell office:value-type="float" office:value="0.306105088" calcext:value-type="float">
            <text:p>0.306105088</text:p>
          </table:table-cell>
          <table:table-cell office:value-type="float" office:value="0.137595648" calcext:value-type="float">
            <text:p>0.137595648</text:p>
          </table:table-cell>
          <table:table-cell office:value-type="float" office:value="0.586356224" calcext:value-type="float">
            <text:p>0.586356224</text:p>
          </table:table-cell>
          <table:table-cell office:value-type="float" office:value="0.469402112" calcext:value-type="float">
            <text:p>0.469402112</text:p>
          </table:table-cell>
          <table:table-cell office:value-type="float" office:value="0.530363648" calcext:value-type="float">
            <text:p>0.530363648</text:p>
          </table:table-cell>
          <table:table-cell office:value-type="float" office:value="0.257690624" calcext:value-type="float">
            <text:p>0.257690624</text:p>
          </table:table-cell>
          <table:table-cell office:value-type="float" office:value="0.693723904" calcext:value-type="float">
            <text:p>0.693723904</text:p>
          </table:table-cell>
          <table:table-cell office:value-type="float" office:value="0.574561024" calcext:value-type="float">
            <text:p>0.574561024</text:p>
          </table:table-cell>
          <table:table-cell office:value-type="float" office:value="11.494071808" calcext:value-type="float">
            <text:p>11.494071808</text:p>
          </table:table-cell>
        </table:table-row>
        <table:table-row table:style-name="ro1">
          <table:table-cell/>
          <table:table-cell office:value-type="float" office:value="0.005869824" calcext:value-type="float">
            <text:p>0.005869824</text:p>
          </table:table-cell>
          <table:table-cell office:value-type="float" office:value="0.005760768" calcext:value-type="float">
            <text:p>0.005760768</text:p>
          </table:table-cell>
          <table:table-cell office:value-type="float" office:value="0.020884224" calcext:value-type="float">
            <text:p>0.020884224</text:p>
          </table:table-cell>
          <table:table-cell office:value-type="float" office:value="0.001921792" calcext:value-type="float">
            <text:p>0.001921792</text:p>
          </table:table-cell>
          <table:table-cell office:value-type="float" office:value="0.057248256" calcext:value-type="float">
            <text:p>0.057248256</text:p>
          </table:table-cell>
          <table:table-cell office:value-type="float" office:value="0.305874176" calcext:value-type="float">
            <text:p>0.305874176</text:p>
          </table:table-cell>
          <table:table-cell office:value-type="float" office:value="0.126534912" calcext:value-type="float">
            <text:p>0.126534912</text:p>
          </table:table-cell>
          <table:table-cell office:value-type="float" office:value="0.560388608" calcext:value-type="float">
            <text:p>0.560388608</text:p>
          </table:table-cell>
          <table:table-cell office:value-type="float" office:value="0.465351168" calcext:value-type="float">
            <text:p>0.465351168</text:p>
          </table:table-cell>
          <table:table-cell office:value-type="float" office:value="0.467696896" calcext:value-type="float">
            <text:p>0.467696896</text:p>
          </table:table-cell>
          <table:table-cell office:value-type="float" office:value="0.24242432" calcext:value-type="float">
            <text:p>0.24242432</text:p>
          </table:table-cell>
          <table:table-cell office:value-type="float" office:value="0.681570304" calcext:value-type="float">
            <text:p>0.681570304</text:p>
          </table:table-cell>
          <table:table-cell office:value-type="float" office:value="0.57458944" calcext:value-type="float">
            <text:p>0.57458944</text:p>
          </table:table-cell>
          <table:table-cell office:value-type="float" office:value="11.4940992" calcext:value-type="float">
            <text:p>11.4940992</text:p>
          </table:table-cell>
        </table:table-row>
        <table:table-row table:style-name="ro1">
          <table:table-cell/>
          <table:table-cell office:value-type="float" office:value="0.006221568" calcext:value-type="float">
            <text:p>0.006221568</text:p>
          </table:table-cell>
          <table:table-cell office:value-type="float" office:value="0.008323584" calcext:value-type="float">
            <text:p>0.008323584</text:p>
          </table:table-cell>
          <table:table-cell office:value-type="float" office:value="0.0208512" calcext:value-type="float">
            <text:p>0.0208512</text:p>
          </table:table-cell>
          <table:table-cell office:value-type="float" office:value="0.001948416" calcext:value-type="float">
            <text:p>0.001948416</text:p>
          </table:table-cell>
          <table:table-cell office:value-type="float" office:value="0.057279488" calcext:value-type="float">
            <text:p>0.057279488</text:p>
          </table:table-cell>
          <table:table-cell office:value-type="float" office:value="0.30590592" calcext:value-type="float">
            <text:p>0.30590592</text:p>
          </table:table-cell>
          <table:table-cell office:value-type="float" office:value="0.126567936" calcext:value-type="float">
            <text:p>0.126567936</text:p>
          </table:table-cell>
          <table:table-cell office:value-type="float" office:value="0.578969856" calcext:value-type="float">
            <text:p>0.578969856</text:p>
          </table:table-cell>
          <table:table-cell office:value-type="float" office:value="0.465293056" calcext:value-type="float">
            <text:p>0.465293056</text:p>
          </table:table-cell>
          <table:table-cell office:value-type="float" office:value="0.467693312" calcext:value-type="float">
            <text:p>0.467693312</text:p>
          </table:table-cell>
          <table:table-cell office:value-type="float" office:value="0.242450688" calcext:value-type="float">
            <text:p>0.242450688</text:p>
          </table:table-cell>
          <table:table-cell office:value-type="float" office:value="0.681591808" calcext:value-type="float">
            <text:p>0.681591808</text:p>
          </table:table-cell>
          <table:table-cell office:value-type="float" office:value="0.574617088" calcext:value-type="float">
            <text:p>0.574617088</text:p>
          </table:table-cell>
          <table:table-cell office:value-type="float" office:value="11.494111744" calcext:value-type="float">
            <text:p>11.494111744</text:p>
          </table:table-cell>
        </table:table-row>
        <table:table-row table:style-name="ro1">
          <table:table-cell/>
          <table:table-cell office:value-type="float" office:value="0.009602816" calcext:value-type="float">
            <text:p>0.009602816</text:p>
          </table:table-cell>
          <table:table-cell office:value-type="float" office:value="0.006921216" calcext:value-type="float">
            <text:p>0.006921216</text:p>
          </table:table-cell>
          <table:table-cell office:value-type="float" office:value="0.020867584" calcext:value-type="float">
            <text:p>0.020867584</text:p>
          </table:table-cell>
          <table:table-cell office:value-type="float" office:value="0.001975552" calcext:value-type="float">
            <text:p>0.001975552</text:p>
          </table:table-cell>
          <table:table-cell office:value-type="float" office:value="0.057306112" calcext:value-type="float">
            <text:p>0.057306112</text:p>
          </table:table-cell>
          <table:table-cell office:value-type="float" office:value="0.305936896" calcext:value-type="float">
            <text:p>0.305936896</text:p>
          </table:table-cell>
          <table:table-cell office:value-type="float" office:value="0.126592512" calcext:value-type="float">
            <text:p>0.126592512</text:p>
          </table:table-cell>
          <table:table-cell office:value-type="float" office:value="0.57898624" calcext:value-type="float">
            <text:p>0.57898624</text:p>
          </table:table-cell>
          <table:table-cell office:value-type="float" office:value="0.465237248" calcext:value-type="float">
            <text:p>0.465237248</text:p>
          </table:table-cell>
          <table:table-cell office:value-type="float" office:value="0.467690496" calcext:value-type="float">
            <text:p>0.467690496</text:p>
          </table:table-cell>
          <table:table-cell office:value-type="float" office:value="0.242488832" calcext:value-type="float">
            <text:p>0.242488832</text:p>
          </table:table-cell>
          <table:table-cell office:value-type="float" office:value="0.681612032" calcext:value-type="float">
            <text:p>0.681612032</text:p>
          </table:table-cell>
          <table:table-cell office:value-type="float" office:value="0.57464448" calcext:value-type="float">
            <text:p>0.57464448</text:p>
          </table:table-cell>
          <table:table-cell office:value-type="float" office:value="11.494131968" calcext:value-type="float">
            <text:p>11.494131968</text:p>
          </table:table-cell>
        </table:table-row>
        <table:table-row table:style-name="ro1">
          <table:table-cell/>
          <table:table-cell office:value-type="float" office:value="0.005923584" calcext:value-type="float">
            <text:p>0.005923584</text:p>
          </table:table-cell>
          <table:table-cell office:value-type="float" office:value="0.006416896" calcext:value-type="float">
            <text:p>0.006416896</text:p>
          </table:table-cell>
          <table:table-cell office:value-type="float" office:value="0.02088832" calcext:value-type="float">
            <text:p>0.02088832</text:p>
          </table:table-cell>
          <table:table-cell office:value-type="float" office:value="0.002098176" calcext:value-type="float">
            <text:p>0.002098176</text:p>
          </table:table-cell>
          <table:table-cell office:value-type="float" office:value="0.057341952" calcext:value-type="float">
            <text:p>0.057341952</text:p>
          </table:table-cell>
          <table:table-cell office:value-type="float" office:value="0.29518336" calcext:value-type="float">
            <text:p>0.29518336</text:p>
          </table:table-cell>
          <table:table-cell office:value-type="float" office:value="0.126628096" calcext:value-type="float">
            <text:p>0.126628096</text:p>
          </table:table-cell>
          <table:table-cell office:value-type="float" office:value="0.578988544" calcext:value-type="float">
            <text:p>0.578988544</text:p>
          </table:table-cell>
          <table:table-cell office:value-type="float" office:value="0.465186816" calcext:value-type="float">
            <text:p>0.465186816</text:p>
          </table:table-cell>
          <table:table-cell office:value-type="float" office:value="0.46768768" calcext:value-type="float">
            <text:p>0.46768768</text:p>
          </table:table-cell>
          <table:table-cell office:value-type="float" office:value="0.242528256" calcext:value-type="float">
            <text:p>0.242528256</text:p>
          </table:table-cell>
          <table:table-cell office:value-type="float" office:value="0.681632" calcext:value-type="float">
            <text:p>0.681632</text:p>
          </table:table-cell>
          <table:table-cell office:value-type="float" office:value="0.574665216" calcext:value-type="float">
            <text:p>0.574665216</text:p>
          </table:table-cell>
          <table:table-cell office:value-type="float" office:value="11.061459712" calcext:value-type="float">
            <text:p>11.061459712</text:p>
          </table:table-cell>
        </table:table-row>
        <table:table-row table:style-name="ro1">
          <table:table-cell/>
          <table:table-cell office:value-type="float" office:value="0.0107776" calcext:value-type="float">
            <text:p>0.0107776</text:p>
          </table:table-cell>
          <table:table-cell office:value-type="float" office:value="0.006537216" calcext:value-type="float">
            <text:p>0.006537216</text:p>
          </table:table-cell>
          <table:table-cell office:value-type="float" office:value="0.020911104" calcext:value-type="float">
            <text:p>0.020911104</text:p>
          </table:table-cell>
          <table:table-cell office:value-type="float" office:value="0.002077696" calcext:value-type="float">
            <text:p>0.002077696</text:p>
          </table:table-cell>
          <table:table-cell office:value-type="float" office:value="0.057376768" calcext:value-type="float">
            <text:p>0.057376768</text:p>
          </table:table-cell>
          <table:table-cell office:value-type="float" office:value="0.305130752" calcext:value-type="float">
            <text:p>0.305130752</text:p>
          </table:table-cell>
          <table:table-cell office:value-type="float" office:value="0.126660096" calcext:value-type="float">
            <text:p>0.126660096</text:p>
          </table:table-cell>
          <table:table-cell office:value-type="float" office:value="0.578985728" calcext:value-type="float">
            <text:p>0.578985728</text:p>
          </table:table-cell>
          <table:table-cell office:value-type="float" office:value="0.465138944" calcext:value-type="float">
            <text:p>0.465138944</text:p>
          </table:table-cell>
          <table:table-cell office:value-type="float" office:value="0.467684864" calcext:value-type="float">
            <text:p>0.467684864</text:p>
          </table:table-cell>
          <table:table-cell office:value-type="float" office:value="0.242568704" calcext:value-type="float">
            <text:p>0.242568704</text:p>
          </table:table-cell>
          <table:table-cell office:value-type="float" office:value="0.681652736" calcext:value-type="float">
            <text:p>0.681652736</text:p>
          </table:table-cell>
          <table:table-cell office:value-type="float" office:value="0.574690304" calcext:value-type="float">
            <text:p>0.574690304</text:p>
          </table:table-cell>
          <table:table-cell office:value-type="float" office:value="11.061460224" calcext:value-type="float">
            <text:p>11.061460224</text:p>
          </table:table-cell>
        </table:table-row>
        <table:table-row table:style-name="ro1">
          <table:table-cell/>
          <table:table-cell office:value-type="float" office:value="0.000711424" calcext:value-type="float">
            <text:p>0.000711424</text:p>
          </table:table-cell>
          <table:table-cell office:value-type="float" office:value="0.012033536" calcext:value-type="float">
            <text:p>0.012033536</text:p>
          </table:table-cell>
          <table:table-cell office:value-type="float" office:value="0.018237184" calcext:value-type="float">
            <text:p>0.018237184</text:p>
          </table:table-cell>
          <table:table-cell office:value-type="float" office:value="0.012595968" calcext:value-type="float">
            <text:p>0.012595968</text:p>
          </table:table-cell>
          <table:table-cell office:value-type="float" office:value="0.057485056" calcext:value-type="float">
            <text:p>0.057485056</text:p>
          </table:table-cell>
          <table:table-cell office:value-type="float" office:value="0.30615936" calcext:value-type="float">
            <text:p>0.30615936</text:p>
          </table:table-cell>
          <table:table-cell office:value-type="float" office:value="0.138431488" calcext:value-type="float">
            <text:p>0.138431488</text:p>
          </table:table-cell>
          <table:table-cell office:value-type="float" office:value="0.578982656" calcext:value-type="float">
            <text:p>0.578982656</text:p>
          </table:table-cell>
          <table:table-cell office:value-type="float" office:value="0.46508928" calcext:value-type="float">
            <text:p>0.46508928</text:p>
          </table:table-cell>
          <table:table-cell office:value-type="float" office:value="0.467681536" calcext:value-type="float">
            <text:p>0.467681536</text:p>
          </table:table-cell>
          <table:table-cell office:value-type="float" office:value="0.242609664" calcext:value-type="float">
            <text:p>0.242609664</text:p>
          </table:table-cell>
          <table:table-cell office:value-type="float" office:value="0.682649088" calcext:value-type="float">
            <text:p>0.682649088</text:p>
          </table:table-cell>
          <table:table-cell office:value-type="float" office:value="0.574718976" calcext:value-type="float">
            <text:p>0.574718976</text:p>
          </table:table-cell>
          <table:table-cell office:value-type="float" office:value="11.061468928" calcext:value-type="float">
            <text:p>11.061468928</text:p>
          </table:table-cell>
        </table:table-row>
        <table:table-row table:style-name="ro1">
          <table:table-cell/>
          <table:table-cell office:value-type="float" office:value="0.007790336" calcext:value-type="float">
            <text:p>0.007790336</text:p>
          </table:table-cell>
          <table:table-cell office:value-type="float" office:value="0.001631488" calcext:value-type="float">
            <text:p>0.001631488</text:p>
          </table:table-cell>
          <table:table-cell office:value-type="float" office:value="0.018148608" calcext:value-type="float">
            <text:p>0.018148608</text:p>
          </table:table-cell>
          <table:table-cell office:value-type="float" office:value="0.012888832" calcext:value-type="float">
            <text:p>0.012888832</text:p>
          </table:table-cell>
          <table:table-cell office:value-type="float" office:value="0.05752704" calcext:value-type="float">
            <text:p>0.05752704</text:p>
          </table:table-cell>
          <table:table-cell office:value-type="float" office:value="0.306178304" calcext:value-type="float">
            <text:p>0.306178304</text:p>
          </table:table-cell>
          <table:table-cell office:value-type="float" office:value="0.13850752" calcext:value-type="float">
            <text:p>0.13850752</text:p>
          </table:table-cell>
          <table:table-cell office:value-type="float" office:value="0.578980096" calcext:value-type="float">
            <text:p>0.578980096</text:p>
          </table:table-cell>
          <table:table-cell office:value-type="float" office:value="0.45043072" calcext:value-type="float">
            <text:p>0.45043072</text:p>
          </table:table-cell>
          <table:table-cell office:value-type="float" office:value="0.467755264" calcext:value-type="float">
            <text:p>0.467755264</text:p>
          </table:table-cell>
          <table:table-cell office:value-type="float" office:value="0.242649344" calcext:value-type="float">
            <text:p>0.242649344</text:p>
          </table:table-cell>
          <table:table-cell office:value-type="float" office:value="0.68258176" calcext:value-type="float">
            <text:p>0.68258176</text:p>
          </table:table-cell>
          <table:table-cell office:value-type="float" office:value="0.574749952" calcext:value-type="float">
            <text:p>0.574749952</text:p>
          </table:table-cell>
          <table:table-cell office:value-type="float" office:value="11.061484544" calcext:value-type="float">
            <text:p>11.061484544</text:p>
          </table:table-cell>
        </table:table-row>
        <table:table-row table:style-name="ro1">
          <table:table-cell/>
          <table:table-cell office:value-type="float" office:value="0.008531456" calcext:value-type="float">
            <text:p>0.008531456</text:p>
          </table:table-cell>
          <table:table-cell office:value-type="float" office:value="0.006166528" calcext:value-type="float">
            <text:p>0.006166528</text:p>
          </table:table-cell>
          <table:table-cell office:value-type="float" office:value="0.018159872" calcext:value-type="float">
            <text:p>0.018159872</text:p>
          </table:table-cell>
          <table:table-cell office:value-type="float" office:value="0.012973568" calcext:value-type="float">
            <text:p>0.012973568</text:p>
          </table:table-cell>
          <table:table-cell office:value-type="float" office:value="0.057746688" calcext:value-type="float">
            <text:p>0.057746688</text:p>
          </table:table-cell>
          <table:table-cell office:value-type="float" office:value="0.306198016" calcext:value-type="float">
            <text:p>0.306198016</text:p>
          </table:table-cell>
          <table:table-cell office:value-type="float" office:value="0.13854336" calcext:value-type="float">
            <text:p>0.13854336</text:p>
          </table:table-cell>
          <table:table-cell office:value-type="float" office:value="0.548572928" calcext:value-type="float">
            <text:p>0.548572928</text:p>
          </table:table-cell>
          <table:table-cell office:value-type="float" office:value="0.450390528" calcext:value-type="float">
            <text:p>0.450390528</text:p>
          </table:table-cell>
          <table:table-cell office:value-type="float" office:value="0.467754496" calcext:value-type="float">
            <text:p>0.467754496</text:p>
          </table:table-cell>
          <table:table-cell office:value-type="float" office:value="0.24269056" calcext:value-type="float">
            <text:p>0.24269056</text:p>
          </table:table-cell>
          <table:table-cell office:value-type="float" office:value="0.682572544" calcext:value-type="float">
            <text:p>0.682572544</text:p>
          </table:table-cell>
          <table:table-cell office:value-type="float" office:value="0.574777344" calcext:value-type="float">
            <text:p>0.574777344</text:p>
          </table:table-cell>
          <table:table-cell office:value-type="float" office:value="10.198917888" calcext:value-type="float">
            <text:p>10.198917888</text:p>
          </table:table-cell>
        </table:table-row>
        <table:table-row table:style-name="ro1">
          <table:table-cell/>
          <table:table-cell office:value-type="float" office:value="0.006024704" calcext:value-type="float">
            <text:p>0.006024704</text:p>
          </table:table-cell>
          <table:table-cell office:value-type="float" office:value="0.007690496" calcext:value-type="float">
            <text:p>0.007690496</text:p>
          </table:table-cell>
          <table:table-cell office:value-type="float" office:value="0.018178816" calcext:value-type="float">
            <text:p>0.018178816</text:p>
          </table:table-cell>
          <table:table-cell office:value-type="float" office:value="0.013160448" calcext:value-type="float">
            <text:p>0.013160448</text:p>
          </table:table-cell>
          <table:table-cell office:value-type="float" office:value="0.057703936" calcext:value-type="float">
            <text:p>0.057703936</text:p>
          </table:table-cell>
          <table:table-cell office:value-type="float" office:value="0.306222336" calcext:value-type="float">
            <text:p>0.306222336</text:p>
          </table:table-cell>
          <table:table-cell office:value-type="float" office:value="0.138575104" calcext:value-type="float">
            <text:p>0.138575104</text:p>
          </table:table-cell>
          <table:table-cell office:value-type="float" office:value="0.548524032" calcext:value-type="float">
            <text:p>0.548524032</text:p>
          </table:table-cell>
          <table:table-cell office:value-type="float" office:value="0.450344448" calcext:value-type="float">
            <text:p>0.450344448</text:p>
          </table:table-cell>
          <table:table-cell office:value-type="float" office:value="0.4677504" calcext:value-type="float">
            <text:p>0.4677504</text:p>
          </table:table-cell>
          <table:table-cell office:value-type="float" office:value="0.242732544" calcext:value-type="float">
            <text:p>0.242732544</text:p>
          </table:table-cell>
          <table:table-cell office:value-type="float" office:value="0.682574336" calcext:value-type="float">
            <text:p>0.682574336</text:p>
          </table:table-cell>
          <table:table-cell office:value-type="float" office:value="0.57480576" calcext:value-type="float">
            <text:p>0.57480576</text:p>
          </table:table-cell>
          <table:table-cell office:value-type="float" office:value="10.198964736" calcext:value-type="float">
            <text:p>10.198964736</text:p>
          </table:table-cell>
        </table:table-row>
        <table:table-row table:style-name="ro1">
          <table:table-cell/>
          <table:table-cell office:value-type="float" office:value="0.005963008" calcext:value-type="float">
            <text:p>0.005963008</text:p>
          </table:table-cell>
          <table:table-cell office:value-type="float" office:value="0.00631424" calcext:value-type="float">
            <text:p>0.00631424</text:p>
          </table:table-cell>
          <table:table-cell office:value-type="float" office:value="0.01820032" calcext:value-type="float">
            <text:p>0.01820032</text:p>
          </table:table-cell>
          <table:table-cell office:value-type="float" office:value="0.0133888" calcext:value-type="float">
            <text:p>0.0133888</text:p>
          </table:table-cell>
          <table:table-cell office:value-type="float" office:value="0.05772288" calcext:value-type="float">
            <text:p>0.05772288</text:p>
          </table:table-cell>
          <table:table-cell office:value-type="float" office:value="0.306260992" calcext:value-type="float">
            <text:p>0.306260992</text:p>
          </table:table-cell>
          <table:table-cell office:value-type="float" office:value="0.13880448" calcext:value-type="float">
            <text:p>0.13880448</text:p>
          </table:table-cell>
          <table:table-cell office:value-type="float" office:value="0.548505088" calcext:value-type="float">
            <text:p>0.548505088</text:p>
          </table:table-cell>
          <table:table-cell office:value-type="float" office:value="0.45030272" calcext:value-type="float">
            <text:p>0.45030272</text:p>
          </table:table-cell>
          <table:table-cell office:value-type="float" office:value="0.467745536" calcext:value-type="float">
            <text:p>0.467745536</text:p>
          </table:table-cell>
          <table:table-cell office:value-type="float" office:value="0.242774528" calcext:value-type="float">
            <text:p>0.242774528</text:p>
          </table:table-cell>
          <table:table-cell office:value-type="float" office:value="0.6825792" calcext:value-type="float">
            <text:p>0.6825792</text:p>
          </table:table-cell>
          <table:table-cell office:value-type="float" office:value="0.574833152" calcext:value-type="float">
            <text:p>0.574833152</text:p>
          </table:table-cell>
          <table:table-cell office:value-type="float" office:value="11.684420096" calcext:value-type="float">
            <text:p>11.684420096</text:p>
          </table:table-cell>
        </table:table-row>
        <table:table-row table:style-name="ro1">
          <table:table-cell/>
          <table:table-cell office:value-type="float" office:value="0.007970048" calcext:value-type="float">
            <text:p>0.007970048</text:p>
          </table:table-cell>
          <table:table-cell office:value-type="float" office:value="0.006835712" calcext:value-type="float">
            <text:p>0.006835712</text:p>
          </table:table-cell>
          <table:table-cell office:value-type="float" office:value="0.017968128" calcext:value-type="float">
            <text:p>0.017968128</text:p>
          </table:table-cell>
          <table:table-cell office:value-type="float" office:value="0.01329664" calcext:value-type="float">
            <text:p>0.01329664</text:p>
          </table:table-cell>
          <table:table-cell office:value-type="float" office:value="0.056944384" calcext:value-type="float">
            <text:p>0.056944384</text:p>
          </table:table-cell>
          <table:table-cell office:value-type="float" office:value="0.293134336" calcext:value-type="float">
            <text:p>0.293134336</text:p>
          </table:table-cell>
          <table:table-cell office:value-type="float" office:value="0.138781696" calcext:value-type="float">
            <text:p>0.138781696</text:p>
          </table:table-cell>
          <table:table-cell office:value-type="float" office:value="0.548490752" calcext:value-type="float">
            <text:p>0.548490752</text:p>
          </table:table-cell>
          <table:table-cell office:value-type="float" office:value="0.450263296" calcext:value-type="float">
            <text:p>0.450263296</text:p>
          </table:table-cell>
          <table:table-cell office:value-type="float" office:value="0.432780544" calcext:value-type="float">
            <text:p>0.432780544</text:p>
          </table:table-cell>
          <table:table-cell office:value-type="float" office:value="0.242816768" calcext:value-type="float">
            <text:p>0.242816768</text:p>
          </table:table-cell>
          <table:table-cell office:value-type="float" office:value="0.682498304" calcext:value-type="float">
            <text:p>0.682498304</text:p>
          </table:table-cell>
          <table:table-cell office:value-type="float" office:value="0.574860288" calcext:value-type="float">
            <text:p>0.574860288</text:p>
          </table:table-cell>
          <table:table-cell office:value-type="float" office:value="12.2736064" calcext:value-type="float">
            <text:p>12.2736064</text:p>
          </table:table-cell>
        </table:table-row>
        <table:table-row table:style-name="ro1">
          <table:table-cell/>
          <table:table-cell office:value-type="float" office:value="0.005828352" calcext:value-type="float">
            <text:p>0.005828352</text:p>
          </table:table-cell>
          <table:table-cell office:value-type="float" office:value="0.006264832" calcext:value-type="float">
            <text:p>0.006264832</text:p>
          </table:table-cell>
          <table:table-cell office:value-type="float" office:value="0.017906944" calcext:value-type="float">
            <text:p>0.017906944</text:p>
          </table:table-cell>
          <table:table-cell office:value-type="float" office:value="0.01338368" calcext:value-type="float">
            <text:p>0.01338368</text:p>
          </table:table-cell>
          <table:table-cell office:value-type="float" office:value="0.056971264" calcext:value-type="float">
            <text:p>0.056971264</text:p>
          </table:table-cell>
          <table:table-cell office:value-type="float" office:value="0.293169408" calcext:value-type="float">
            <text:p>0.293169408</text:p>
          </table:table-cell>
          <table:table-cell office:value-type="float" office:value="0.13880064" calcext:value-type="float">
            <text:p>0.13880064</text:p>
          </table:table-cell>
          <table:table-cell office:value-type="float" office:value="0.548481024" calcext:value-type="float">
            <text:p>0.548481024</text:p>
          </table:table-cell>
          <table:table-cell office:value-type="float" office:value="0.45022592" calcext:value-type="float">
            <text:p>0.45022592</text:p>
          </table:table-cell>
          <table:table-cell office:value-type="float" office:value="0.432683776" calcext:value-type="float">
            <text:p>0.432683776</text:p>
          </table:table-cell>
          <table:table-cell office:value-type="float" office:value="0.24285952" calcext:value-type="float">
            <text:p>0.24285952</text:p>
          </table:table-cell>
          <table:table-cell office:value-type="float" office:value="0.682495488" calcext:value-type="float">
            <text:p>0.682495488</text:p>
          </table:table-cell>
          <table:table-cell office:value-type="float" office:value="0.574888448" calcext:value-type="float">
            <text:p>0.574888448</text:p>
          </table:table-cell>
          <table:table-cell office:value-type="float" office:value="11.749526272" calcext:value-type="float">
            <text:p>11.749526272</text:p>
          </table:table-cell>
        </table:table-row>
        <table:table-row table:style-name="ro1">
          <table:table-cell/>
          <table:table-cell office:value-type="float" office:value="0.00633344" calcext:value-type="float">
            <text:p>0.00633344</text:p>
          </table:table-cell>
          <table:table-cell office:value-type="float" office:value="0.013421824" calcext:value-type="float">
            <text:p>0.013421824</text:p>
          </table:table-cell>
          <table:table-cell office:value-type="float" office:value="0.017919488" calcext:value-type="float">
            <text:p>0.017919488</text:p>
          </table:table-cell>
          <table:table-cell office:value-type="float" office:value="0.013466624" calcext:value-type="float">
            <text:p>0.013466624</text:p>
          </table:table-cell>
          <table:table-cell office:value-type="float" office:value="0.057004544" calcext:value-type="float">
            <text:p>0.057004544</text:p>
          </table:table-cell>
          <table:table-cell office:value-type="float" office:value="0.293204224" calcext:value-type="float">
            <text:p>0.293204224</text:p>
          </table:table-cell>
          <table:table-cell office:value-type="float" office:value="0.138825728" calcext:value-type="float">
            <text:p>0.138825728</text:p>
          </table:table-cell>
          <table:table-cell office:value-type="float" office:value="0.591420416" calcext:value-type="float">
            <text:p>0.591420416</text:p>
          </table:table-cell>
          <table:table-cell office:value-type="float" office:value="0.450186752" calcext:value-type="float">
            <text:p>0.450186752</text:p>
          </table:table-cell>
          <table:table-cell office:value-type="float" office:value="0.46858752" calcext:value-type="float">
            <text:p>0.46858752</text:p>
          </table:table-cell>
          <table:table-cell office:value-type="float" office:value="0.242903296" calcext:value-type="float">
            <text:p>0.242903296</text:p>
          </table:table-cell>
          <table:table-cell office:value-type="float" office:value="0.68250368" calcext:value-type="float">
            <text:p>0.68250368</text:p>
          </table:table-cell>
          <table:table-cell office:value-type="float" office:value="0.574916352" calcext:value-type="float">
            <text:p>0.574916352</text:p>
          </table:table-cell>
          <table:table-cell office:value-type="float" office:value="11.123679488" calcext:value-type="float">
            <text:p>11.123679488</text:p>
          </table:table-cell>
        </table:table-row>
        <table:table-row table:style-name="ro1">
          <table:table-cell/>
          <table:table-cell office:value-type="float" office:value="0.00726016" calcext:value-type="float">
            <text:p>0.00726016</text:p>
          </table:table-cell>
          <table:table-cell office:value-type="float" office:value="0.001095424" calcext:value-type="float">
            <text:p>0.001095424</text:p>
          </table:table-cell>
          <table:table-cell office:value-type="float" office:value="0.017937408" calcext:value-type="float">
            <text:p>0.017937408</text:p>
          </table:table-cell>
          <table:table-cell office:value-type="float" office:value="0.0136384" calcext:value-type="float">
            <text:p>0.0136384</text:p>
          </table:table-cell>
          <table:table-cell office:value-type="float" office:value="0.057038848" calcext:value-type="float">
            <text:p>0.057038848</text:p>
          </table:table-cell>
          <table:table-cell office:value-type="float" office:value="0.273532672" calcext:value-type="float">
            <text:p>0.273532672</text:p>
          </table:table-cell>
          <table:table-cell office:value-type="float" office:value="0.13885312" calcext:value-type="float">
            <text:p>0.13885312</text:p>
          </table:table-cell>
          <table:table-cell office:value-type="float" office:value="0.579659008" calcext:value-type="float">
            <text:p>0.579659008</text:p>
          </table:table-cell>
          <table:table-cell office:value-type="float" office:value="0.46675072" calcext:value-type="float">
            <text:p>0.46675072</text:p>
          </table:table-cell>
          <table:table-cell office:value-type="float" office:value="0.468570368" calcext:value-type="float">
            <text:p>0.468570368</text:p>
          </table:table-cell>
          <table:table-cell office:value-type="float" office:value="0.242946816" calcext:value-type="float">
            <text:p>0.242946816</text:p>
          </table:table-cell>
          <table:table-cell office:value-type="float" office:value="0.682518528" calcext:value-type="float">
            <text:p>0.682518528</text:p>
          </table:table-cell>
          <table:table-cell office:value-type="float" office:value="0.574944" calcext:value-type="float">
            <text:p>0.574944</text:p>
          </table:table-cell>
          <table:table-cell office:value-type="float" office:value="11.123680768" calcext:value-type="float">
            <text:p>11.123680768</text:p>
          </table:table-cell>
        </table:table-row>
        <table:table-row table:style-name="ro1">
          <table:table-cell/>
          <table:table-cell office:value-type="float" office:value="0.00665216" calcext:value-type="float">
            <text:p>0.00665216</text:p>
          </table:table-cell>
          <table:table-cell office:value-type="float" office:value="0.012205568" calcext:value-type="float">
            <text:p>0.012205568</text:p>
          </table:table-cell>
          <table:table-cell office:value-type="float" office:value="0.017957888" calcext:value-type="float">
            <text:p>0.017957888</text:p>
          </table:table-cell>
          <table:table-cell office:value-type="float" office:value="0.013861632" calcext:value-type="float">
            <text:p>0.013861632</text:p>
          </table:table-cell>
          <table:table-cell office:value-type="float" office:value="0.057074432" calcext:value-type="float">
            <text:p>0.057074432</text:p>
          </table:table-cell>
          <table:table-cell office:value-type="float" office:value="0.305997056" calcext:value-type="float">
            <text:p>0.305997056</text:p>
          </table:table-cell>
          <table:table-cell office:value-type="float" office:value="0.13888128" calcext:value-type="float">
            <text:p>0.13888128</text:p>
          </table:table-cell>
          <table:table-cell office:value-type="float" office:value="0.579596032" calcext:value-type="float">
            <text:p>0.579596032</text:p>
          </table:table-cell>
          <table:table-cell office:value-type="float" office:value="0.46659328" calcext:value-type="float">
            <text:p>0.46659328</text:p>
          </table:table-cell>
          <table:table-cell office:value-type="float" office:value="0.46856064" calcext:value-type="float">
            <text:p>0.46856064</text:p>
          </table:table-cell>
          <table:table-cell office:value-type="float" office:value="0.242990592" calcext:value-type="float">
            <text:p>0.242990592</text:p>
          </table:table-cell>
          <table:table-cell office:value-type="float" office:value="0.68252928" calcext:value-type="float">
            <text:p>0.68252928</text:p>
          </table:table-cell>
          <table:table-cell office:value-type="float" office:value="0.57497216" calcext:value-type="float">
            <text:p>0.57497216</text:p>
          </table:table-cell>
          <table:table-cell office:value-type="float" office:value="11.123689216" calcext:value-type="float">
            <text:p>11.123689216</text:p>
          </table:table-cell>
        </table:table-row>
        <table:table-row table:style-name="ro1">
          <table:table-cell/>
          <table:table-cell office:value-type="float" office:value="0.006041088" calcext:value-type="float">
            <text:p>0.006041088</text:p>
          </table:table-cell>
          <table:table-cell office:value-type="float" office:value="0.001804544" calcext:value-type="float">
            <text:p>0.001804544</text:p>
          </table:table-cell>
          <table:table-cell office:value-type="float" office:value="0.012612096" calcext:value-type="float">
            <text:p>0.012612096</text:p>
          </table:table-cell>
          <table:table-cell office:value-type="float" office:value="0.007949568" calcext:value-type="float">
            <text:p>0.007949568</text:p>
          </table:table-cell>
          <table:table-cell office:value-type="float" office:value="0.05711232" calcext:value-type="float">
            <text:p>0.05711232</text:p>
          </table:table-cell>
          <table:table-cell office:value-type="float" office:value="0.305311232" calcext:value-type="float">
            <text:p>0.305311232</text:p>
          </table:table-cell>
          <table:table-cell office:value-type="float" office:value="0.126695168" calcext:value-type="float">
            <text:p>0.126695168</text:p>
          </table:table-cell>
          <table:table-cell office:value-type="float" office:value="0.538162688" calcext:value-type="float">
            <text:p>0.538162688</text:p>
          </table:table-cell>
          <table:table-cell office:value-type="float" office:value="0.466513664" calcext:value-type="float">
            <text:p>0.466513664</text:p>
          </table:table-cell>
          <table:table-cell office:value-type="float" office:value="0.468550912" calcext:value-type="float">
            <text:p>0.468550912</text:p>
          </table:table-cell>
          <table:table-cell office:value-type="float" office:value="0.243035392" calcext:value-type="float">
            <text:p>0.243035392</text:p>
          </table:table-cell>
          <table:table-cell office:value-type="float" office:value="0.682540032" calcext:value-type="float">
            <text:p>0.682540032</text:p>
          </table:table-cell>
          <table:table-cell office:value-type="float" office:value="0.574996224" calcext:value-type="float">
            <text:p>0.574996224</text:p>
          </table:table-cell>
          <table:table-cell office:value-type="float" office:value="11.387088384" calcext:value-type="float">
            <text:p>11.387088384</text:p>
          </table:table-cell>
        </table:table-row>
        <table:table-row table:style-name="ro1">
          <table:table-cell/>
          <table:table-cell office:value-type="float" office:value="0.007610368" calcext:value-type="float">
            <text:p>0.007610368</text:p>
          </table:table-cell>
          <table:table-cell office:value-type="float" office:value="0.010090496" calcext:value-type="float">
            <text:p>0.010090496</text:p>
          </table:table-cell>
          <table:table-cell office:value-type="float" office:value="0.012500992" calcext:value-type="float">
            <text:p>0.012500992</text:p>
          </table:table-cell>
          <table:table-cell office:value-type="float" office:value="0.008016128" calcext:value-type="float">
            <text:p>0.008016128</text:p>
          </table:table-cell>
          <table:table-cell office:value-type="float" office:value="0.057150976" calcext:value-type="float">
            <text:p>0.057150976</text:p>
          </table:table-cell>
          <table:table-cell office:value-type="float" office:value="0.293430528" calcext:value-type="float">
            <text:p>0.293430528</text:p>
          </table:table-cell>
          <table:table-cell office:value-type="float" office:value="0.126724864" calcext:value-type="float">
            <text:p>0.126724864</text:p>
          </table:table-cell>
          <table:table-cell office:value-type="float" office:value="0.538157056" calcext:value-type="float">
            <text:p>0.538157056</text:p>
          </table:table-cell>
          <table:table-cell office:value-type="float" office:value="0.46643712" calcext:value-type="float">
            <text:p>0.46643712</text:p>
          </table:table-cell>
          <table:table-cell office:value-type="float" office:value="0.46854144" calcext:value-type="float">
            <text:p>0.46854144</text:p>
          </table:table-cell>
          <table:table-cell office:value-type="float" office:value="0.243080192" calcext:value-type="float">
            <text:p>0.243080192</text:p>
          </table:table-cell>
          <table:table-cell office:value-type="float" office:value="0.682549248" calcext:value-type="float">
            <text:p>0.682549248</text:p>
          </table:table-cell>
          <table:table-cell office:value-type="float" office:value="0.575022848" calcext:value-type="float">
            <text:p>0.575022848</text:p>
          </table:table-cell>
          <table:table-cell office:value-type="float" office:value="11.647749888" calcext:value-type="float">
            <text:p>11.647749888</text:p>
          </table:table-cell>
        </table:table-row>
        <table:table-row table:style-name="ro1">
          <table:table-cell/>
          <table:table-cell office:value-type="float" office:value="0.006472448" calcext:value-type="float">
            <text:p>0.006472448</text:p>
          </table:table-cell>
          <table:table-cell office:value-type="float" office:value="0.011575296" calcext:value-type="float">
            <text:p>0.011575296</text:p>
          </table:table-cell>
          <table:table-cell office:value-type="float" office:value="0.012515584" calcext:value-type="float">
            <text:p>0.012515584</text:p>
          </table:table-cell>
          <table:table-cell office:value-type="float" office:value="0.008089344" calcext:value-type="float">
            <text:p>0.008089344</text:p>
          </table:table-cell>
          <table:table-cell office:value-type="float" office:value="0.057581568" calcext:value-type="float">
            <text:p>0.057581568</text:p>
          </table:table-cell>
          <table:table-cell office:value-type="float" office:value="0.293429504" calcext:value-type="float">
            <text:p>0.293429504</text:p>
          </table:table-cell>
          <table:table-cell office:value-type="float" office:value="0.126754048" calcext:value-type="float">
            <text:p>0.126754048</text:p>
          </table:table-cell>
          <table:table-cell office:value-type="float" office:value="0.538150912" calcext:value-type="float">
            <text:p>0.538150912</text:p>
          </table:table-cell>
          <table:table-cell office:value-type="float" office:value="0.466358016" calcext:value-type="float">
            <text:p>0.466358016</text:p>
          </table:table-cell>
          <table:table-cell office:value-type="float" office:value="0.46853376" calcext:value-type="float">
            <text:p>0.46853376</text:p>
          </table:table-cell>
          <table:table-cell office:value-type="float" office:value="0.243126016" calcext:value-type="float">
            <text:p>0.243126016</text:p>
          </table:table-cell>
          <table:table-cell office:value-type="float" office:value="0.682559232" calcext:value-type="float">
            <text:p>0.682559232</text:p>
          </table:table-cell>
          <table:table-cell office:value-type="float" office:value="0.575050752" calcext:value-type="float">
            <text:p>0.575050752</text:p>
          </table:table-cell>
          <table:table-cell office:value-type="float" office:value="12.257720064" calcext:value-type="float">
            <text:p>12.257720064</text:p>
          </table:table-cell>
        </table:table-row>
        <table:table-row table:style-name="ro1">
          <table:table-cell/>
          <table:table-cell office:value-type="float" office:value="0.007340544" calcext:value-type="float">
            <text:p>0.007340544</text:p>
          </table:table-cell>
          <table:table-cell office:value-type="float" office:value="0.005783808" calcext:value-type="float">
            <text:p>0.005783808</text:p>
          </table:table-cell>
          <table:table-cell office:value-type="float" office:value="0.012536576" calcext:value-type="float">
            <text:p>0.012536576</text:p>
          </table:table-cell>
          <table:table-cell office:value-type="float" office:value="0.00825984" calcext:value-type="float">
            <text:p>0.00825984</text:p>
          </table:table-cell>
          <table:table-cell office:value-type="float" office:value="0.057419264" calcext:value-type="float">
            <text:p>0.057419264</text:p>
          </table:table-cell>
          <table:table-cell office:value-type="float" office:value="0.293456896" calcext:value-type="float">
            <text:p>0.293456896</text:p>
          </table:table-cell>
          <table:table-cell office:value-type="float" office:value="0.126783744" calcext:value-type="float">
            <text:p>0.126783744</text:p>
          </table:table-cell>
          <table:table-cell office:value-type="float" office:value="0.538145024" calcext:value-type="float">
            <text:p>0.538145024</text:p>
          </table:table-cell>
          <table:table-cell office:value-type="float" office:value="0.4662912" calcext:value-type="float">
            <text:p>0.4662912</text:p>
          </table:table-cell>
          <table:table-cell office:value-type="float" office:value="0.468520704" calcext:value-type="float">
            <text:p>0.468520704</text:p>
          </table:table-cell>
          <table:table-cell office:value-type="float" office:value="0.24346752" calcext:value-type="float">
            <text:p>0.24346752</text:p>
          </table:table-cell>
          <table:table-cell office:value-type="float" office:value="0.682569216" calcext:value-type="float">
            <text:p>0.682569216</text:p>
          </table:table-cell>
          <table:table-cell office:value-type="float" office:value="0.5750784" calcext:value-type="float">
            <text:p>0.5750784</text:p>
          </table:table-cell>
          <table:table-cell office:value-type="float" office:value="11.774941952" calcext:value-type="float">
            <text:p>11.774941952</text:p>
          </table:table-cell>
        </table:table-row>
        <table:table-row table:style-name="ro1">
          <table:table-cell/>
          <table:table-cell office:value-type="float" office:value="0.006055424" calcext:value-type="float">
            <text:p>0.006055424</text:p>
          </table:table-cell>
          <table:table-cell office:value-type="float" office:value="0.006600448" calcext:value-type="float">
            <text:p>0.006600448</text:p>
          </table:table-cell>
          <table:table-cell office:value-type="float" office:value="0.012560384" calcext:value-type="float">
            <text:p>0.012560384</text:p>
          </table:table-cell>
          <table:table-cell office:value-type="float" office:value="0.008264704" calcext:value-type="float">
            <text:p>0.008264704</text:p>
          </table:table-cell>
          <table:table-cell office:value-type="float" office:value="0.057371136" calcext:value-type="float">
            <text:p>0.057371136</text:p>
          </table:table-cell>
          <table:table-cell office:value-type="float" office:value="0.293487104" calcext:value-type="float">
            <text:p>0.293487104</text:p>
          </table:table-cell>
          <table:table-cell office:value-type="float" office:value="0.126813952" calcext:value-type="float">
            <text:p>0.126813952</text:p>
          </table:table-cell>
          <table:table-cell office:value-type="float" office:value="0.538139904" calcext:value-type="float">
            <text:p>0.538139904</text:p>
          </table:table-cell>
          <table:table-cell office:value-type="float" office:value="0.466226176" calcext:value-type="float">
            <text:p>0.466226176</text:p>
          </table:table-cell>
          <table:table-cell office:value-type="float" office:value="0.46851072" calcext:value-type="float">
            <text:p>0.46851072</text:p>
          </table:table-cell>
          <table:table-cell office:value-type="float" office:value="0.243415552" calcext:value-type="float">
            <text:p>0.243415552</text:p>
          </table:table-cell>
          <table:table-cell office:value-type="float" office:value="0.682579968" calcext:value-type="float">
            <text:p>0.682579968</text:p>
          </table:table-cell>
          <table:table-cell office:value-type="float" office:value="0.72170624" calcext:value-type="float">
            <text:p>0.72170624</text:p>
          </table:table-cell>
          <table:table-cell office:value-type="float" office:value="9.30714112" calcext:value-type="float">
            <text:p>9.30714112</text:p>
          </table:table-cell>
        </table:table-row>
        <table:table-row table:style-name="ro1">
          <table:table-cell/>
          <table:table-cell office:value-type="float" office:value="0.005827072" calcext:value-type="float">
            <text:p>0.005827072</text:p>
          </table:table-cell>
          <table:table-cell office:value-type="float" office:value="0.005991168" calcext:value-type="float">
            <text:p>0.005991168</text:p>
          </table:table-cell>
          <table:table-cell office:value-type="float" office:value="0.0127616" calcext:value-type="float">
            <text:p>0.0127616</text:p>
          </table:table-cell>
          <table:table-cell office:value-type="float" office:value="0.007272448" calcext:value-type="float">
            <text:p>0.007272448</text:p>
          </table:table-cell>
          <table:table-cell office:value-type="float" office:value="0.056932608" calcext:value-type="float">
            <text:p>0.056932608</text:p>
          </table:table-cell>
          <table:table-cell office:value-type="float" office:value="0.306106624" calcext:value-type="float">
            <text:p>0.306106624</text:p>
          </table:table-cell>
          <table:table-cell office:value-type="float" office:value="0.126842624" calcext:value-type="float">
            <text:p>0.126842624</text:p>
          </table:table-cell>
          <table:table-cell office:value-type="float" office:value="0.538135552" calcext:value-type="float">
            <text:p>0.538135552</text:p>
          </table:table-cell>
          <table:table-cell office:value-type="float" office:value="0.451520256" calcext:value-type="float">
            <text:p>0.451520256</text:p>
          </table:table-cell>
          <table:table-cell office:value-type="float" office:value="0.43259904" calcext:value-type="float">
            <text:p>0.43259904</text:p>
          </table:table-cell>
          <table:table-cell office:value-type="float" office:value="0.243437312" calcext:value-type="float">
            <text:p>0.243437312</text:p>
          </table:table-cell>
          <table:table-cell office:value-type="float" office:value="0.682591232" calcext:value-type="float">
            <text:p>0.682591232</text:p>
          </table:table-cell>
          <table:table-cell office:value-type="float" office:value="0.721756416" calcext:value-type="float">
            <text:p>0.721756416</text:p>
          </table:table-cell>
          <table:table-cell office:value-type="float" office:value="11.305212928" calcext:value-type="float">
            <text:p>11.305212928</text:p>
          </table:table-cell>
        </table:table-row>
        <table:table-row table:style-name="ro1">
          <table:table-cell/>
          <table:table-cell office:value-type="float" office:value="0.006724608" calcext:value-type="float">
            <text:p>0.006724608</text:p>
          </table:table-cell>
          <table:table-cell office:value-type="float" office:value="0.005758976" calcext:value-type="float">
            <text:p>0.005758976</text:p>
          </table:table-cell>
          <table:table-cell office:value-type="float" office:value="0.012669952" calcext:value-type="float">
            <text:p>0.012669952</text:p>
          </table:table-cell>
          <table:table-cell office:value-type="float" office:value="0.007384576" calcext:value-type="float">
            <text:p>0.007384576</text:p>
          </table:table-cell>
          <table:table-cell office:value-type="float" office:value="0.056960768" calcext:value-type="float">
            <text:p>0.056960768</text:p>
          </table:table-cell>
          <table:table-cell office:value-type="float" office:value="0.305996544" calcext:value-type="float">
            <text:p>0.305996544</text:p>
          </table:table-cell>
          <table:table-cell office:value-type="float" office:value="0.126871808" calcext:value-type="float">
            <text:p>0.126871808</text:p>
          </table:table-cell>
          <table:table-cell office:value-type="float" office:value="0.538130432" calcext:value-type="float">
            <text:p>0.538130432</text:p>
          </table:table-cell>
          <table:table-cell office:value-type="float" office:value="0.451467008" calcext:value-type="float">
            <text:p>0.451467008</text:p>
          </table:table-cell>
          <table:table-cell office:value-type="float" office:value="0.432595712" calcext:value-type="float">
            <text:p>0.432595712</text:p>
          </table:table-cell>
          <table:table-cell office:value-type="float" office:value="0.243465216" calcext:value-type="float">
            <text:p>0.243465216</text:p>
          </table:table-cell>
          <table:table-cell office:value-type="float" office:value="0.68260096" calcext:value-type="float">
            <text:p>0.68260096</text:p>
          </table:table-cell>
          <table:table-cell office:value-type="float" office:value="0.721792256" calcext:value-type="float">
            <text:p>0.721792256</text:p>
          </table:table-cell>
          <table:table-cell office:value-type="float" office:value="11.305254912" calcext:value-type="float">
            <text:p>11.305254912</text:p>
          </table:table-cell>
        </table:table-row>
        <table:table-row table:style-name="ro1">
          <table:table-cell/>
          <table:table-cell office:value-type="float" office:value="0.00717312" calcext:value-type="float">
            <text:p>0.00717312</text:p>
          </table:table-cell>
          <table:table-cell office:value-type="float" office:value="0.006305536" calcext:value-type="float">
            <text:p>0.006305536</text:p>
          </table:table-cell>
          <table:table-cell office:value-type="float" office:value="0.012671488" calcext:value-type="float">
            <text:p>0.012671488</text:p>
          </table:table-cell>
          <table:table-cell office:value-type="float" office:value="0.007439872" calcext:value-type="float">
            <text:p>0.007439872</text:p>
          </table:table-cell>
          <table:table-cell office:value-type="float" office:value="0.056991232" calcext:value-type="float">
            <text:p>0.056991232</text:p>
          </table:table-cell>
          <table:table-cell office:value-type="float" office:value="0.306017536" calcext:value-type="float">
            <text:p>0.306017536</text:p>
          </table:table-cell>
          <table:table-cell office:value-type="float" office:value="0.126901248" calcext:value-type="float">
            <text:p>0.126901248</text:p>
          </table:table-cell>
          <table:table-cell office:value-type="float" office:value="0.538151936" calcext:value-type="float">
            <text:p>0.538151936</text:p>
          </table:table-cell>
          <table:table-cell office:value-type="float" office:value="0.459805184" calcext:value-type="float">
            <text:p>0.459805184</text:p>
          </table:table-cell>
          <table:table-cell office:value-type="float" office:value="0.432592128" calcext:value-type="float">
            <text:p>0.432592128</text:p>
          </table:table-cell>
          <table:table-cell office:value-type="float" office:value="0.24349568" calcext:value-type="float">
            <text:p>0.24349568</text:p>
          </table:table-cell>
          <table:table-cell office:value-type="float" office:value="0.6826112" calcext:value-type="float">
            <text:p>0.6826112</text:p>
          </table:table-cell>
          <table:table-cell office:value-type="float" office:value="0.721824" calcext:value-type="float">
            <text:p>0.721824</text:p>
          </table:table-cell>
          <table:table-cell office:value-type="float" office:value="11.97455744" calcext:value-type="float">
            <text:p>11.97455744</text:p>
          </table:table-cell>
        </table:table-row>
        <table:table-row table:style-name="ro1">
          <table:table-cell/>
          <table:table-cell office:value-type="float" office:value="0.005977344" calcext:value-type="float">
            <text:p>0.005977344</text:p>
          </table:table-cell>
          <table:table-cell office:value-type="float" office:value="0.008776192" calcext:value-type="float">
            <text:p>0.008776192</text:p>
          </table:table-cell>
          <table:table-cell office:value-type="float" office:value="0.012687104" calcext:value-type="float">
            <text:p>0.012687104</text:p>
          </table:table-cell>
          <table:table-cell office:value-type="float" office:value="0.007598592" calcext:value-type="float">
            <text:p>0.007598592</text:p>
          </table:table-cell>
          <table:table-cell office:value-type="float" office:value="0.05702272" calcext:value-type="float">
            <text:p>0.05702272</text:p>
          </table:table-cell>
          <table:table-cell office:value-type="float" office:value="0.295761152" calcext:value-type="float">
            <text:p>0.295761152</text:p>
          </table:table-cell>
          <table:table-cell office:value-type="float" office:value="0.126930688" calcext:value-type="float">
            <text:p>0.126930688</text:p>
          </table:table-cell>
          <table:table-cell office:value-type="float" office:value="0.53817984" calcext:value-type="float">
            <text:p>0.53817984</text:p>
          </table:table-cell>
          <table:table-cell office:value-type="float" office:value="0.459760384" calcext:value-type="float">
            <text:p>0.459760384</text:p>
          </table:table-cell>
          <table:table-cell office:value-type="float" office:value="0.43259008" calcext:value-type="float">
            <text:p>0.43259008</text:p>
          </table:table-cell>
          <table:table-cell office:value-type="float" office:value="0.243526912" calcext:value-type="float">
            <text:p>0.243526912</text:p>
          </table:table-cell>
          <table:table-cell office:value-type="float" office:value="0.682621952" calcext:value-type="float">
            <text:p>0.682621952</text:p>
          </table:table-cell>
          <table:table-cell office:value-type="float" office:value="0.721855232" calcext:value-type="float">
            <text:p>0.721855232</text:p>
          </table:table-cell>
          <table:table-cell office:value-type="float" office:value="11.771639808" calcext:value-type="float">
            <text:p>11.771639808</text:p>
          </table:table-cell>
        </table:table-row>
        <table:table-row table:style-name="ro1">
          <table:table-cell/>
          <table:table-cell office:value-type="float" office:value="0.006678784" calcext:value-type="float">
            <text:p>0.006678784</text:p>
          </table:table-cell>
          <table:table-cell office:value-type="float" office:value="0.005887488" calcext:value-type="float">
            <text:p>0.005887488</text:p>
          </table:table-cell>
          <table:table-cell office:value-type="float" office:value="0.012708352" calcext:value-type="float">
            <text:p>0.012708352</text:p>
          </table:table-cell>
          <table:table-cell office:value-type="float" office:value="0.007606528" calcext:value-type="float">
            <text:p>0.007606528</text:p>
          </table:table-cell>
          <table:table-cell office:value-type="float" office:value="0.057055744" calcext:value-type="float">
            <text:p>0.057055744</text:p>
          </table:table-cell>
          <table:table-cell office:value-type="float" office:value="0.305630464" calcext:value-type="float">
            <text:p>0.305630464</text:p>
          </table:table-cell>
          <table:table-cell office:value-type="float" office:value="0.127152896" calcext:value-type="float">
            <text:p>0.127152896</text:p>
          </table:table-cell>
          <table:table-cell office:value-type="float" office:value="0.538208256" calcext:value-type="float">
            <text:p>0.538208256</text:p>
          </table:table-cell>
          <table:table-cell office:value-type="float" office:value="0.459705088" calcext:value-type="float">
            <text:p>0.459705088</text:p>
          </table:table-cell>
          <table:table-cell office:value-type="float" office:value="0.432586752" calcext:value-type="float">
            <text:p>0.432586752</text:p>
          </table:table-cell>
          <table:table-cell office:value-type="float" office:value="0.243559168" calcext:value-type="float">
            <text:p>0.243559168</text:p>
          </table:table-cell>
          <table:table-cell office:value-type="float" office:value="0.682633984" calcext:value-type="float">
            <text:p>0.682633984</text:p>
          </table:table-cell>
          <table:table-cell office:value-type="float" office:value="0.721886208" calcext:value-type="float">
            <text:p>0.721886208</text:p>
          </table:table-cell>
          <table:table-cell office:value-type="float" office:value="11.061863936" calcext:value-type="float">
            <text:p>11.061863936</text:p>
          </table:table-cell>
        </table:table-row>
        <table:table-row table:style-name="ro1">
          <table:table-cell/>
          <table:table-cell office:value-type="float" office:value="0.005730816" calcext:value-type="float">
            <text:p>0.005730816</text:p>
          </table:table-cell>
          <table:table-cell office:value-type="float" office:value="0.005662208" calcext:value-type="float">
            <text:p>0.005662208</text:p>
          </table:table-cell>
          <table:table-cell office:value-type="float" office:value="0.011182336" calcext:value-type="float">
            <text:p>0.011182336</text:p>
          </table:table-cell>
          <table:table-cell office:value-type="float" office:value="0.007451392" calcext:value-type="float">
            <text:p>0.007451392</text:p>
          </table:table-cell>
          <table:table-cell office:value-type="float" office:value="0.057090304" calcext:value-type="float">
            <text:p>0.057090304</text:p>
          </table:table-cell>
          <table:table-cell office:value-type="float" office:value="0.30644352" calcext:value-type="float">
            <text:p>0.30644352</text:p>
          </table:table-cell>
          <table:table-cell office:value-type="float" office:value="0.127117824" calcext:value-type="float">
            <text:p>0.127117824</text:p>
          </table:table-cell>
          <table:table-cell office:value-type="float" office:value="0.538237696" calcext:value-type="float">
            <text:p>0.538237696</text:p>
          </table:table-cell>
          <table:table-cell office:value-type="float" office:value="0.459658752" calcext:value-type="float">
            <text:p>0.459658752</text:p>
          </table:table-cell>
          <table:table-cell office:value-type="float" office:value="0.432640512" calcext:value-type="float">
            <text:p>0.432640512</text:p>
          </table:table-cell>
          <table:table-cell office:value-type="float" office:value="0.243606016" calcext:value-type="float">
            <text:p>0.243606016</text:p>
          </table:table-cell>
          <table:table-cell office:value-type="float" office:value="0.68266496" calcext:value-type="float">
            <text:p>0.68266496</text:p>
          </table:table-cell>
          <table:table-cell office:value-type="float" office:value="0.72191616" calcext:value-type="float">
            <text:p>0.72191616</text:p>
          </table:table-cell>
          <table:table-cell office:value-type="float" office:value="11.836686848" calcext:value-type="float">
            <text:p>11.836686848</text:p>
          </table:table-cell>
        </table:table-row>
        <table:table-row table:style-name="ro1">
          <table:table-cell/>
          <table:table-cell office:value-type="float" office:value="0.006118144" calcext:value-type="float">
            <text:p>0.006118144</text:p>
          </table:table-cell>
          <table:table-cell office:value-type="float" office:value="0.00578304" calcext:value-type="float">
            <text:p>0.00578304</text:p>
          </table:table-cell>
          <table:table-cell office:value-type="float" office:value="0.011066624" calcext:value-type="float">
            <text:p>0.011066624</text:p>
          </table:table-cell>
          <table:table-cell office:value-type="float" office:value="0.007511808" calcext:value-type="float">
            <text:p>0.007511808</text:p>
          </table:table-cell>
          <table:table-cell office:value-type="float" office:value="0.057113088" calcext:value-type="float">
            <text:p>0.057113088</text:p>
          </table:table-cell>
          <table:table-cell office:value-type="float" office:value="0.306464256" calcext:value-type="float">
            <text:p>0.306464256</text:p>
          </table:table-cell>
          <table:table-cell office:value-type="float" office:value="0.127134464" calcext:value-type="float">
            <text:p>0.127134464</text:p>
          </table:table-cell>
          <table:table-cell office:value-type="float" office:value="0.538266624" calcext:value-type="float">
            <text:p>0.538266624</text:p>
          </table:table-cell>
          <table:table-cell office:value-type="float" office:value="0.46589696" calcext:value-type="float">
            <text:p>0.46589696</text:p>
          </table:table-cell>
          <table:table-cell office:value-type="float" office:value="0.432642048" calcext:value-type="float">
            <text:p>0.432642048</text:p>
          </table:table-cell>
          <table:table-cell office:value-type="float" office:value="0.24364032" calcext:value-type="float">
            <text:p>0.24364032</text:p>
          </table:table-cell>
          <table:table-cell office:value-type="float" office:value="0.743396352" calcext:value-type="float">
            <text:p>0.743396352</text:p>
          </table:table-cell>
          <table:table-cell office:value-type="float" office:value="0.721946112" calcext:value-type="float">
            <text:p>0.721946112</text:p>
          </table:table-cell>
          <table:table-cell office:value-type="float" office:value="11.836687872" calcext:value-type="float">
            <text:p>11.836687872</text:p>
          </table:table-cell>
        </table:table-row>
        <table:table-row table:style-name="ro1">
          <table:table-cell/>
          <table:table-cell office:value-type="float" office:value="0.006257408" calcext:value-type="float">
            <text:p>0.006257408</text:p>
          </table:table-cell>
          <table:table-cell office:value-type="float" office:value="0.009536" calcext:value-type="float">
            <text:p>0.009536</text:p>
          </table:table-cell>
          <table:table-cell office:value-type="float" office:value="0.011058944" calcext:value-type="float">
            <text:p>0.011058944</text:p>
          </table:table-cell>
          <table:table-cell office:value-type="float" office:value="0.007567616" calcext:value-type="float">
            <text:p>0.007567616</text:p>
          </table:table-cell>
          <table:table-cell office:value-type="float" office:value="0.057313536" calcext:value-type="float">
            <text:p>0.057313536</text:p>
          </table:table-cell>
          <table:table-cell office:value-type="float" office:value="0.306488064" calcext:value-type="float">
            <text:p>0.306488064</text:p>
          </table:table-cell>
          <table:table-cell office:value-type="float" office:value="0.12717312" calcext:value-type="float">
            <text:p>0.12717312</text:p>
          </table:table-cell>
          <table:table-cell office:value-type="float" office:value="0.538802176" calcext:value-type="float">
            <text:p>0.538802176</text:p>
          </table:table-cell>
          <table:table-cell office:value-type="float" office:value="0.465869824" calcext:value-type="float">
            <text:p>0.465869824</text:p>
          </table:table-cell>
          <table:table-cell office:value-type="float" office:value="0.432662016" calcext:value-type="float">
            <text:p>0.432662016</text:p>
          </table:table-cell>
          <table:table-cell office:value-type="float" office:value="0.243674624" calcext:value-type="float">
            <text:p>0.243674624</text:p>
          </table:table-cell>
          <table:table-cell office:value-type="float" office:value="0.743428352" calcext:value-type="float">
            <text:p>0.743428352</text:p>
          </table:table-cell>
          <table:table-cell office:value-type="float" office:value="0.721974528" calcext:value-type="float">
            <text:p>0.721974528</text:p>
          </table:table-cell>
          <table:table-cell office:value-type="float" office:value="11.51070464" calcext:value-type="float">
            <text:p>11.51070464</text:p>
          </table:table-cell>
        </table:table-row>
        <table:table-row table:style-name="ro1">
          <table:table-cell/>
          <table:table-cell office:value-type="float" office:value="0.006587392" calcext:value-type="float">
            <text:p>0.006587392</text:p>
          </table:table-cell>
          <table:table-cell office:value-type="float" office:value="0.0064384" calcext:value-type="float">
            <text:p>0.0064384</text:p>
          </table:table-cell>
          <table:table-cell office:value-type="float" office:value="0.011068416" calcext:value-type="float">
            <text:p>0.011068416</text:p>
          </table:table-cell>
          <table:table-cell office:value-type="float" office:value="0.007792128" calcext:value-type="float">
            <text:p>0.007792128</text:p>
          </table:table-cell>
          <table:table-cell office:value-type="float" office:value="0.057285632" calcext:value-type="float">
            <text:p>0.057285632</text:p>
          </table:table-cell>
          <table:table-cell office:value-type="float" office:value="0.306514176" calcext:value-type="float">
            <text:p>0.306514176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538718208" calcext:value-type="float">
            <text:p>0.538718208</text:p>
          </table:table-cell>
          <table:table-cell office:value-type="float" office:value="0.465821952" calcext:value-type="float">
            <text:p>0.465821952</text:p>
          </table:table-cell>
          <table:table-cell office:value-type="float" office:value="0.432662016" calcext:value-type="float">
            <text:p>0.432662016</text:p>
          </table:table-cell>
          <table:table-cell office:value-type="float" office:value="0.243708672" calcext:value-type="float">
            <text:p>0.243708672</text:p>
          </table:table-cell>
          <table:table-cell office:value-type="float" office:value="0.743445248" calcext:value-type="float">
            <text:p>0.743445248</text:p>
          </table:table-cell>
          <table:table-cell office:value-type="float" office:value="0.722002944" calcext:value-type="float">
            <text:p>0.722002944</text:p>
          </table:table-cell>
          <table:table-cell office:value-type="float" office:value="11.474293248" calcext:value-type="float">
            <text:p>11.474293248</text:p>
          </table:table-cell>
        </table:table-row>
        <table:table-row table:style-name="ro1">
          <table:table-cell/>
          <table:table-cell office:value-type="float" office:value="0.005722368" calcext:value-type="float">
            <text:p>0.005722368</text:p>
          </table:table-cell>
          <table:table-cell office:value-type="float" office:value="0.005972736" calcext:value-type="float">
            <text:p>0.005972736</text:p>
          </table:table-cell>
          <table:table-cell office:value-type="float" office:value="0.014272512" calcext:value-type="float">
            <text:p>0.014272512</text:p>
          </table:table-cell>
          <table:table-cell office:value-type="float" office:value="0.007806464" calcext:value-type="float">
            <text:p>0.007806464</text:p>
          </table:table-cell>
          <table:table-cell office:value-type="float" office:value="0.057317888" calcext:value-type="float">
            <text:p>0.057317888</text:p>
          </table:table-cell>
          <table:table-cell office:value-type="float" office:value="0.30653952" calcext:value-type="float">
            <text:p>0.30653952</text:p>
          </table:table-cell>
          <table:table-cell office:value-type="float" office:value="0.12722688" calcext:value-type="float">
            <text:p>0.12722688</text:p>
          </table:table-cell>
          <table:table-cell office:value-type="float" office:value="0.538719744" calcext:value-type="float">
            <text:p>0.538719744</text:p>
          </table:table-cell>
          <table:table-cell office:value-type="float" office:value="0.465771776" calcext:value-type="float">
            <text:p>0.465771776</text:p>
          </table:table-cell>
          <table:table-cell office:value-type="float" office:value="0.43266176" calcext:value-type="float">
            <text:p>0.43266176</text:p>
          </table:table-cell>
          <table:table-cell office:value-type="float" office:value="0.243742464" calcext:value-type="float">
            <text:p>0.243742464</text:p>
          </table:table-cell>
          <table:table-cell office:value-type="float" office:value="0.743459328" calcext:value-type="float">
            <text:p>0.743459328</text:p>
          </table:table-cell>
          <table:table-cell office:value-type="float" office:value="0.722032128" calcext:value-type="float">
            <text:p>0.722032128</text:p>
          </table:table-cell>
          <table:table-cell office:value-type="float" office:value="11.73496192" calcext:value-type="float">
            <text:p>11.73496192</text:p>
          </table:table-cell>
        </table:table-row>
        <table:table-row table:style-name="ro1">
          <table:table-cell/>
          <table:table-cell office:value-type="float" office:value="0.015791104" calcext:value-type="float">
            <text:p>0.015791104</text:p>
          </table:table-cell>
          <table:table-cell office:value-type="float" office:value="0.007025152" calcext:value-type="float">
            <text:p>0.007025152</text:p>
          </table:table-cell>
          <table:table-cell office:value-type="float" office:value="0.011494912" calcext:value-type="float">
            <text:p>0.011494912</text:p>
          </table:table-cell>
          <table:table-cell office:value-type="float" office:value="0.005058048" calcext:value-type="float">
            <text:p>0.005058048</text:p>
          </table:table-cell>
          <table:table-cell office:value-type="float" office:value="0.056838656" calcext:value-type="float">
            <text:p>0.056838656</text:p>
          </table:table-cell>
          <table:table-cell office:value-type="float" office:value="0.305548544" calcext:value-type="float">
            <text:p>0.305548544</text:p>
          </table:table-cell>
          <table:table-cell office:value-type="float" office:value="0.116550656" calcext:value-type="float">
            <text:p>0.116550656</text:p>
          </table:table-cell>
          <table:table-cell office:value-type="float" office:value="0.526045952" calcext:value-type="float">
            <text:p>0.526045952</text:p>
          </table:table-cell>
          <table:table-cell office:value-type="float" office:value="0.465722112" calcext:value-type="float">
            <text:p>0.465722112</text:p>
          </table:table-cell>
          <table:table-cell office:value-type="float" office:value="0.420876032" calcext:value-type="float">
            <text:p>0.420876032</text:p>
          </table:table-cell>
          <table:table-cell office:value-type="float" office:value="0.229260288" calcext:value-type="float">
            <text:p>0.229260288</text:p>
          </table:table-cell>
          <table:table-cell office:value-type="float" office:value="0.731193088" calcext:value-type="float">
            <text:p>0.731193088</text:p>
          </table:table-cell>
          <table:table-cell office:value-type="float" office:value="0.722058496" calcext:value-type="float">
            <text:p>0.722058496</text:p>
          </table:table-cell>
          <table:table-cell office:value-type="float" office:value="12.34493696" calcext:value-type="float">
            <text:p>12.34493696</text:p>
          </table:table-cell>
        </table:table-row>
        <table:table-row table:style-name="ro1">
          <table:table-cell/>
          <table:table-cell office:value-type="float" office:value="0.004992256" calcext:value-type="float">
            <text:p>0.004992256</text:p>
          </table:table-cell>
          <table:table-cell office:value-type="float" office:value="0.006373632" calcext:value-type="float">
            <text:p>0.006373632</text:p>
          </table:table-cell>
          <table:table-cell office:value-type="float" office:value="0.011440896" calcext:value-type="float">
            <text:p>0.011440896</text:p>
          </table:table-cell>
          <table:table-cell office:value-type="float" office:value="0.005136128" calcext:value-type="float">
            <text:p>0.005136128</text:p>
          </table:table-cell>
          <table:table-cell office:value-type="float" office:value="0.056869376" calcext:value-type="float">
            <text:p>0.056869376</text:p>
          </table:table-cell>
          <table:table-cell office:value-type="float" office:value="0.305541632" calcext:value-type="float">
            <text:p>0.305541632</text:p>
          </table:table-cell>
          <table:table-cell office:value-type="float" office:value="0.116580864" calcext:value-type="float">
            <text:p>0.116580864</text:p>
          </table:table-cell>
          <table:table-cell office:value-type="float" office:value="0.525933568" calcext:value-type="float">
            <text:p>0.525933568</text:p>
          </table:table-cell>
          <table:table-cell office:value-type="float" office:value="0.45945728" calcext:value-type="float">
            <text:p>0.45945728</text:p>
          </table:table-cell>
          <table:table-cell office:value-type="float" office:value="0.420822272" calcext:value-type="float">
            <text:p>0.420822272</text:p>
          </table:table-cell>
          <table:table-cell office:value-type="float" office:value="0.229280768" calcext:value-type="float">
            <text:p>0.229280768</text:p>
          </table:table-cell>
          <table:table-cell office:value-type="float" office:value="0.73121536" calcext:value-type="float">
            <text:p>0.73121536</text:p>
          </table:table-cell>
          <table:table-cell office:value-type="float" office:value="0.722120704" calcext:value-type="float">
            <text:p>0.722120704</text:p>
          </table:table-cell>
          <table:table-cell office:value-type="float" office:value="11.862167552" calcext:value-type="float">
            <text:p>11.862167552</text:p>
          </table:table-cell>
        </table:table-row>
        <table:table-row table:style-name="ro1">
          <table:table-cell/>
          <table:table-cell office:value-type="float" office:value="0.004800768" calcext:value-type="float">
            <text:p>0.004800768</text:p>
          </table:table-cell>
          <table:table-cell office:value-type="float" office:value="0.005697024" calcext:value-type="float">
            <text:p>0.005697024</text:p>
          </table:table-cell>
          <table:table-cell office:value-type="float" office:value="0.011471616" calcext:value-type="float">
            <text:p>0.011471616</text:p>
          </table:table-cell>
          <table:table-cell office:value-type="float" office:value="0.005187072" calcext:value-type="float">
            <text:p>0.005187072</text:p>
          </table:table-cell>
          <table:table-cell office:value-type="float" office:value="0.056891648" calcext:value-type="float">
            <text:p>0.056891648</text:p>
          </table:table-cell>
          <table:table-cell office:value-type="float" office:value="0.305531904" calcext:value-type="float">
            <text:p>0.305531904</text:p>
          </table:table-cell>
          <table:table-cell office:value-type="float" office:value="0.116610816" calcext:value-type="float">
            <text:p>0.116610816</text:p>
          </table:table-cell>
          <table:table-cell office:value-type="float" office:value="0.525902592" calcext:value-type="float">
            <text:p>0.525902592</text:p>
          </table:table-cell>
          <table:table-cell office:value-type="float" office:value="0.45411328" calcext:value-type="float">
            <text:p>0.45411328</text:p>
          </table:table-cell>
          <table:table-cell office:value-type="float" office:value="0.433481728" calcext:value-type="float">
            <text:p>0.433481728</text:p>
          </table:table-cell>
          <table:table-cell office:value-type="float" office:value="0.229313792" calcext:value-type="float">
            <text:p>0.229313792</text:p>
          </table:table-cell>
          <table:table-cell office:value-type="float" office:value="0.731236864" calcext:value-type="float">
            <text:p>0.731236864</text:p>
          </table:table-cell>
          <table:table-cell office:value-type="float" office:value="0.735418368" calcext:value-type="float">
            <text:p>0.735418368</text:p>
          </table:table-cell>
          <table:table-cell office:value-type="float" office:value="9.536611328" calcext:value-type="float">
            <text:p>9.536611328</text:p>
          </table:table-cell>
        </table:table-row>
        <table:table-row table:style-name="ro1">
          <table:table-cell/>
          <table:table-cell office:value-type="float" office:value="0.006784256" calcext:value-type="float">
            <text:p>0.006784256</text:p>
          </table:table-cell>
          <table:table-cell office:value-type="float" office:value="0.0056384" calcext:value-type="float">
            <text:p>0.0056384</text:p>
          </table:table-cell>
          <table:table-cell office:value-type="float" office:value="0.011491328" calcext:value-type="float">
            <text:p>0.011491328</text:p>
          </table:table-cell>
          <table:table-cell office:value-type="float" office:value="0.005400064" calcext:value-type="float">
            <text:p>0.005400064</text:p>
          </table:table-cell>
          <table:table-cell office:value-type="float" office:value="0.05692032" calcext:value-type="float">
            <text:p>0.05692032</text:p>
          </table:table-cell>
          <table:table-cell office:value-type="float" office:value="0.294786048" calcext:value-type="float">
            <text:p>0.294786048</text:p>
          </table:table-cell>
          <table:table-cell office:value-type="float" office:value="0.116640256" calcext:value-type="float">
            <text:p>0.116640256</text:p>
          </table:table-cell>
          <table:table-cell office:value-type="float" office:value="0.525907712" calcext:value-type="float">
            <text:p>0.525907712</text:p>
          </table:table-cell>
          <table:table-cell office:value-type="float" office:value="0.452915968" calcext:value-type="float">
            <text:p>0.452915968</text:p>
          </table:table-cell>
          <table:table-cell office:value-type="float" office:value="0.433472512" calcext:value-type="float">
            <text:p>0.433472512</text:p>
          </table:table-cell>
          <table:table-cell office:value-type="float" office:value="0.229348096" calcext:value-type="float">
            <text:p>0.229348096</text:p>
          </table:table-cell>
          <table:table-cell office:value-type="float" office:value="0.73125888" calcext:value-type="float">
            <text:p>0.73125888</text:p>
          </table:table-cell>
          <table:table-cell office:value-type="float" office:value="0.735391744" calcext:value-type="float">
            <text:p>0.735391744</text:p>
          </table:table-cell>
          <table:table-cell office:value-type="float" office:value="12.070524928" calcext:value-type="float">
            <text:p>12.070524928</text:p>
          </table:table-cell>
        </table:table-row>
        <table:table-row table:style-name="ro1">
          <table:table-cell/>
          <table:table-cell office:value-type="float" office:value="0.005971712" calcext:value-type="float">
            <text:p>0.005971712</text:p>
          </table:table-cell>
          <table:table-cell office:value-type="float" office:value="0.005948672" calcext:value-type="float">
            <text:p>0.005948672</text:p>
          </table:table-cell>
          <table:table-cell office:value-type="float" office:value="0.011510784" calcext:value-type="float">
            <text:p>0.011510784</text:p>
          </table:table-cell>
          <table:table-cell office:value-type="float" office:value="0.005352448" calcext:value-type="float">
            <text:p>0.005352448</text:p>
          </table:table-cell>
          <table:table-cell office:value-type="float" office:value="0.056950528" calcext:value-type="float">
            <text:p>0.056950528</text:p>
          </table:table-cell>
          <table:table-cell office:value-type="float" office:value="0.296093696" calcext:value-type="float">
            <text:p>0.296093696</text:p>
          </table:table-cell>
          <table:table-cell office:value-type="float" office:value="0.116669952" calcext:value-type="float">
            <text:p>0.116669952</text:p>
          </table:table-cell>
          <table:table-cell office:value-type="float" office:value="0.525906176" calcext:value-type="float">
            <text:p>0.525906176</text:p>
          </table:table-cell>
          <table:table-cell office:value-type="float" office:value="0.45276544" calcext:value-type="float">
            <text:p>0.45276544</text:p>
          </table:table-cell>
          <table:table-cell office:value-type="float" office:value="0.433467136" calcext:value-type="float">
            <text:p>0.433467136</text:p>
          </table:table-cell>
          <table:table-cell office:value-type="float" office:value="0.229382144" calcext:value-type="float">
            <text:p>0.229382144</text:p>
          </table:table-cell>
          <table:table-cell office:value-type="float" office:value="0.731280128" calcext:value-type="float">
            <text:p>0.731280128</text:p>
          </table:table-cell>
          <table:table-cell office:value-type="float" office:value="0.79820928" calcext:value-type="float">
            <text:p>0.79820928</text:p>
          </table:table-cell>
          <table:table-cell office:value-type="float" office:value="11.975602176" calcext:value-type="float">
            <text:p>11.975602176</text:p>
          </table:table-cell>
        </table:table-row>
        <table:table-row table:style-name="ro1">
          <table:table-cell/>
          <table:table-cell office:value-type="float" office:value="0.005700864" calcext:value-type="float">
            <text:p>0.005700864</text:p>
          </table:table-cell>
          <table:table-cell office:value-type="float" office:value="0.00567168" calcext:value-type="float">
            <text:p>0.00567168</text:p>
          </table:table-cell>
          <table:table-cell office:value-type="float" office:value="0.011211776" calcext:value-type="float">
            <text:p>0.011211776</text:p>
          </table:table-cell>
          <table:table-cell office:value-type="float" office:value="0.004561152" calcext:value-type="float">
            <text:p>0.004561152</text:p>
          </table:table-cell>
          <table:table-cell office:value-type="float" office:value="0.056982016" calcext:value-type="float">
            <text:p>0.056982016</text:p>
          </table:table-cell>
          <table:table-cell office:value-type="float" office:value="0.305973248" calcext:value-type="float">
            <text:p>0.305973248</text:p>
          </table:table-cell>
          <table:table-cell office:value-type="float" office:value="0.116699392" calcext:value-type="float">
            <text:p>0.116699392</text:p>
          </table:table-cell>
          <table:table-cell office:value-type="float" office:value="0.525886976" calcext:value-type="float">
            <text:p>0.525886976</text:p>
          </table:table-cell>
          <table:table-cell office:value-type="float" office:value="0.452687872" calcext:value-type="float">
            <text:p>0.452687872</text:p>
          </table:table-cell>
          <table:table-cell office:value-type="float" office:value="0.433462784" calcext:value-type="float">
            <text:p>0.433462784</text:p>
          </table:table-cell>
          <table:table-cell office:value-type="float" office:value="0.229417216" calcext:value-type="float">
            <text:p>0.229417216</text:p>
          </table:table-cell>
          <table:table-cell office:value-type="float" office:value="0.732514816" calcext:value-type="float">
            <text:p>0.732514816</text:p>
          </table:table-cell>
          <table:table-cell office:value-type="float" office:value="0.798291968" calcext:value-type="float">
            <text:p>0.798291968</text:p>
          </table:table-cell>
          <table:table-cell office:value-type="float" office:value="12.36177536" calcext:value-type="float">
            <text:p>12.36177536</text:p>
          </table:table-cell>
        </table:table-row>
        <table:table-row table:style-name="ro1">
          <table:table-cell/>
          <table:table-cell office:value-type="float" office:value="0.007423744" calcext:value-type="float">
            <text:p>0.007423744</text:p>
          </table:table-cell>
          <table:table-cell office:value-type="float" office:value="0.005844736" calcext:value-type="float">
            <text:p>0.005844736</text:p>
          </table:table-cell>
          <table:table-cell office:value-type="float" office:value="0.011158528" calcext:value-type="float">
            <text:p>0.011158528</text:p>
          </table:table-cell>
          <table:table-cell office:value-type="float" office:value="0.004625152" calcext:value-type="float">
            <text:p>0.004625152</text:p>
          </table:table-cell>
          <table:table-cell office:value-type="float" office:value="0.057012992" calcext:value-type="float">
            <text:p>0.057012992</text:p>
          </table:table-cell>
          <table:table-cell office:value-type="float" office:value="0.305954816" calcext:value-type="float">
            <text:p>0.305954816</text:p>
          </table:table-cell>
          <table:table-cell office:value-type="float" office:value="0.116728576" calcext:value-type="float">
            <text:p>0.116728576</text:p>
          </table:table-cell>
          <table:table-cell office:value-type="float" office:value="0.525865984" calcext:value-type="float">
            <text:p>0.525865984</text:p>
          </table:table-cell>
          <table:table-cell office:value-type="float" office:value="0.452618496" calcext:value-type="float">
            <text:p>0.452618496</text:p>
          </table:table-cell>
          <table:table-cell office:value-type="float" office:value="0.43346176" calcext:value-type="float">
            <text:p>0.43346176</text:p>
          </table:table-cell>
          <table:table-cell office:value-type="float" office:value="0.229451776" calcext:value-type="float">
            <text:p>0.229451776</text:p>
          </table:table-cell>
          <table:table-cell office:value-type="float" office:value="0.732440064" calcext:value-type="float">
            <text:p>0.732440064</text:p>
          </table:table-cell>
          <table:table-cell office:value-type="float" office:value="0.798328064" calcext:value-type="float">
            <text:p>0.798328064</text:p>
          </table:table-cell>
          <table:table-cell office:value-type="float" office:value="11.062820352" calcext:value-type="float">
            <text:p>11.062820352</text:p>
          </table:table-cell>
        </table:table-row>
        <table:table-row table:style-name="ro1">
          <table:table-cell/>
          <table:table-cell office:value-type="float" office:value="0.007415296" calcext:value-type="float">
            <text:p>0.007415296</text:p>
          </table:table-cell>
          <table:table-cell office:value-type="float" office:value="0.005496064" calcext:value-type="float">
            <text:p>0.005496064</text:p>
          </table:table-cell>
          <table:table-cell office:value-type="float" office:value="0.011159552" calcext:value-type="float">
            <text:p>0.011159552</text:p>
          </table:table-cell>
          <table:table-cell office:value-type="float" office:value="0.004675328" calcext:value-type="float">
            <text:p>0.004675328</text:p>
          </table:table-cell>
          <table:table-cell office:value-type="float" office:value="0.057200128" calcext:value-type="float">
            <text:p>0.057200128</text:p>
          </table:table-cell>
          <table:table-cell office:value-type="float" office:value="0.305943808" calcext:value-type="float">
            <text:p>0.305943808</text:p>
          </table:table-cell>
          <table:table-cell office:value-type="float" office:value="0.116758016" calcext:value-type="float">
            <text:p>0.116758016</text:p>
          </table:table-cell>
          <table:table-cell office:value-type="float" office:value="0.52584576" calcext:value-type="float">
            <text:p>0.52584576</text:p>
          </table:table-cell>
          <table:table-cell office:value-type="float" office:value="0.452556032" calcext:value-type="float">
            <text:p>0.452556032</text:p>
          </table:table-cell>
          <table:table-cell office:value-type="float" office:value="0.433455616" calcext:value-type="float">
            <text:p>0.433455616</text:p>
          </table:table-cell>
          <table:table-cell office:value-type="float" office:value="0.229486336" calcext:value-type="float">
            <text:p>0.229486336</text:p>
          </table:table-cell>
          <table:table-cell office:value-type="float" office:value="0.732420352" calcext:value-type="float">
            <text:p>0.732420352</text:p>
          </table:table-cell>
          <table:table-cell office:value-type="float" office:value="0.798360064" calcext:value-type="float">
            <text:p>0.798360064</text:p>
          </table:table-cell>
          <table:table-cell office:value-type="float" office:value="11.06283008" calcext:value-type="float">
            <text:p>11.06283008</text:p>
          </table:table-cell>
        </table:table-row>
        <table:table-row table:style-name="ro1">
          <table:table-cell/>
          <table:table-cell office:value-type="float" office:value="0.006034176" calcext:value-type="float">
            <text:p>0.006034176</text:p>
          </table:table-cell>
          <table:table-cell office:value-type="float" office:value="0.006508032" calcext:value-type="float">
            <text:p>0.006508032</text:p>
          </table:table-cell>
          <table:table-cell office:value-type="float" office:value="0.011169792" calcext:value-type="float">
            <text:p>0.011169792</text:p>
          </table:table-cell>
          <table:table-cell office:value-type="float" office:value="0.00485888" calcext:value-type="float">
            <text:p>0.00485888</text:p>
          </table:table-cell>
          <table:table-cell office:value-type="float" office:value="0.057172224" calcext:value-type="float">
            <text:p>0.057172224</text:p>
          </table:table-cell>
          <table:table-cell office:value-type="float" office:value="0.305932288" calcext:value-type="float">
            <text:p>0.305932288</text:p>
          </table:table-cell>
          <table:table-cell office:value-type="float" office:value="0.116787968" calcext:value-type="float">
            <text:p>0.116787968</text:p>
          </table:table-cell>
          <table:table-cell office:value-type="float" office:value="0.525825792" calcext:value-type="float">
            <text:p>0.525825792</text:p>
          </table:table-cell>
          <table:table-cell office:value-type="float" office:value="0.45249536" calcext:value-type="float">
            <text:p>0.45249536</text:p>
          </table:table-cell>
          <table:table-cell office:value-type="float" office:value="0.487635968" calcext:value-type="float">
            <text:p>0.487635968</text:p>
          </table:table-cell>
          <table:table-cell office:value-type="float" office:value="0.229521664" calcext:value-type="float">
            <text:p>0.229521664</text:p>
          </table:table-cell>
          <table:table-cell office:value-type="float" office:value="0.732410112" calcext:value-type="float">
            <text:p>0.732410112</text:p>
          </table:table-cell>
          <table:table-cell office:value-type="float" office:value="0.798391296" calcext:value-type="float">
            <text:p>0.798391296</text:p>
          </table:table-cell>
          <table:table-cell office:value-type="float" office:value="11.511607808" calcext:value-type="float">
            <text:p>11.511607808</text:p>
          </table:table-cell>
        </table:table-row>
        <table:table-row table:style-name="ro1">
          <table:table-cell/>
          <table:table-cell office:value-type="float" office:value="0.009239296" calcext:value-type="float">
            <text:p>0.009239296</text:p>
          </table:table-cell>
          <table:table-cell office:value-type="float" office:value="0.005784832" calcext:value-type="float">
            <text:p>0.005784832</text:p>
          </table:table-cell>
          <table:table-cell office:value-type="float" office:value="0.01118336" calcext:value-type="float">
            <text:p>0.01118336</text:p>
          </table:table-cell>
          <table:table-cell office:value-type="float" office:value="0.004844032" calcext:value-type="float">
            <text:p>0.004844032</text:p>
          </table:table-cell>
          <table:table-cell office:value-type="float" office:value="0.057191424" calcext:value-type="float">
            <text:p>0.057191424</text:p>
          </table:table-cell>
          <table:table-cell office:value-type="float" office:value="0.305922816" calcext:value-type="float">
            <text:p>0.305922816</text:p>
          </table:table-cell>
          <table:table-cell office:value-type="float" office:value="0.117069056" calcext:value-type="float">
            <text:p>0.117069056</text:p>
          </table:table-cell>
          <table:table-cell office:value-type="float" office:value="0.525742336" calcext:value-type="float">
            <text:p>0.525742336</text:p>
          </table:table-cell>
          <table:table-cell office:value-type="float" office:value="0.452436224" calcext:value-type="float">
            <text:p>0.452436224</text:p>
          </table:table-cell>
          <table:table-cell office:value-type="float" office:value="0.487635712" calcext:value-type="float">
            <text:p>0.487635712</text:p>
          </table:table-cell>
          <table:table-cell office:value-type="float" office:value="0.229555968" calcext:value-type="float">
            <text:p>0.229555968</text:p>
          </table:table-cell>
          <table:table-cell office:value-type="float" office:value="0.732403712" calcext:value-type="float">
            <text:p>0.732403712</text:p>
          </table:table-cell>
          <table:table-cell office:value-type="float" office:value="0.798421248" calcext:value-type="float">
            <text:p>0.798421248</text:p>
          </table:table-cell>
          <table:table-cell office:value-type="float" office:value="11.475235328" calcext:value-type="float">
            <text:p>11.475235328</text:p>
          </table:table-cell>
        </table:table-row>
        <table:table-row table:style-name="ro1">
          <table:table-cell/>
          <table:table-cell office:value-type="float" office:value="0.007234816" calcext:value-type="float">
            <text:p>0.007234816</text:p>
          </table:table-cell>
          <table:table-cell office:value-type="float" office:value="0.005618688" calcext:value-type="float">
            <text:p>0.005618688</text:p>
          </table:table-cell>
          <table:table-cell office:value-type="float" office:value="0.006306048" calcext:value-type="float">
            <text:p>0.006306048</text:p>
          </table:table-cell>
          <table:table-cell office:value-type="float" office:value="0.034783488" calcext:value-type="float">
            <text:p>0.034783488</text:p>
          </table:table-cell>
          <table:table-cell office:value-type="float" office:value="0.051663616" calcext:value-type="float">
            <text:p>0.051663616</text:p>
          </table:table-cell>
          <table:table-cell office:value-type="float" office:value="0.358196992" calcext:value-type="float">
            <text:p>0.358196992</text:p>
          </table:table-cell>
          <table:table-cell office:value-type="float" office:value="0.116982784" calcext:value-type="float">
            <text:p>0.116982784</text:p>
          </table:table-cell>
          <table:table-cell office:value-type="float" office:value="0.52571136" calcext:value-type="float">
            <text:p>0.52571136</text:p>
          </table:table-cell>
          <table:table-cell office:value-type="float" office:value="0.460760832" calcext:value-type="float">
            <text:p>0.460760832</text:p>
          </table:table-cell>
          <table:table-cell office:value-type="float" office:value="0.47472896" calcext:value-type="float">
            <text:p>0.47472896</text:p>
          </table:table-cell>
          <table:table-cell office:value-type="float" office:value="0.229590528" calcext:value-type="float">
            <text:p>0.229590528</text:p>
          </table:table-cell>
          <table:table-cell office:value-type="float" office:value="0.732398848" calcext:value-type="float">
            <text:p>0.732398848</text:p>
          </table:table-cell>
          <table:table-cell office:value-type="float" office:value="0.798451968" calcext:value-type="float">
            <text:p>0.798451968</text:p>
          </table:table-cell>
          <table:table-cell office:value-type="float" office:value="11.735915776" calcext:value-type="float">
            <text:p>11.735915776</text:p>
          </table:table-cell>
        </table:table-row>
        <table:table-row table:style-name="ro1">
          <table:table-cell/>
          <table:table-cell office:value-type="float" office:value="0.007369472" calcext:value-type="float">
            <text:p>0.007369472</text:p>
          </table:table-cell>
          <table:table-cell office:value-type="float" office:value="0.007872768" calcext:value-type="float">
            <text:p>0.007872768</text:p>
          </table:table-cell>
          <table:table-cell office:value-type="float" office:value="0.006104576" calcext:value-type="float">
            <text:p>0.006104576</text:p>
          </table:table-cell>
          <table:table-cell office:value-type="float" office:value="0.034840832" calcext:value-type="float">
            <text:p>0.034840832</text:p>
          </table:table-cell>
          <table:table-cell office:value-type="float" office:value="0.051689216" calcext:value-type="float">
            <text:p>0.051689216</text:p>
          </table:table-cell>
          <table:table-cell office:value-type="float" office:value="0.358234112" calcext:value-type="float">
            <text:p>0.358234112</text:p>
          </table:table-cell>
          <table:table-cell office:value-type="float" office:value="0.116997632" calcext:value-type="float">
            <text:p>0.116997632</text:p>
          </table:table-cell>
          <table:table-cell office:value-type="float" office:value="0.525689856" calcext:value-type="float">
            <text:p>0.525689856</text:p>
          </table:table-cell>
          <table:table-cell office:value-type="float" office:value="0.460710144" calcext:value-type="float">
            <text:p>0.460710144</text:p>
          </table:table-cell>
          <table:table-cell office:value-type="float" office:value="0.474722816" calcext:value-type="float">
            <text:p>0.474722816</text:p>
          </table:table-cell>
          <table:table-cell office:value-type="float" office:value="0.2296256" calcext:value-type="float">
            <text:p>0.2296256</text:p>
          </table:table-cell>
          <table:table-cell office:value-type="float" office:value="0.732288" calcext:value-type="float">
            <text:p>0.732288</text:p>
          </table:table-cell>
          <table:table-cell office:value-type="float" office:value="0.798483456" calcext:value-type="float">
            <text:p>0.798483456</text:p>
          </table:table-cell>
          <table:table-cell office:value-type="float" office:value="12.345884928" calcext:value-type="float">
            <text:p>12.345884928</text:p>
          </table:table-cell>
        </table:table-row>
        <table:table-row table:style-name="ro1">
          <table:table-cell/>
          <table:table-cell office:value-type="float" office:value="0.006998528" calcext:value-type="float">
            <text:p>0.00699852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110976" calcext:value-type="float">
            <text:p>0.006110976</text:p>
          </table:table-cell>
          <table:table-cell office:value-type="float" office:value="0.03486336" calcext:value-type="float">
            <text:p>0.03486336</text:p>
          </table:table-cell>
          <table:table-cell office:value-type="float" office:value="0.051714816" calcext:value-type="float">
            <text:p>0.051714816</text:p>
          </table:table-cell>
          <table:table-cell office:value-type="float" office:value="0.35826432" calcext:value-type="float">
            <text:p>0.35826432</text:p>
          </table:table-cell>
          <table:table-cell office:value-type="float" office:value="0.117021696" calcext:value-type="float">
            <text:p>0.117021696</text:p>
          </table:table-cell>
          <table:table-cell office:value-type="float" office:value="0.526966272" calcext:value-type="float">
            <text:p>0.526966272</text:p>
          </table:table-cell>
          <table:table-cell office:value-type="float" office:value="0.45455744" calcext:value-type="float">
            <text:p>0.45455744</text:p>
          </table:table-cell>
          <table:table-cell office:value-type="float" office:value="0.474719232" calcext:value-type="float">
            <text:p>0.474719232</text:p>
          </table:table-cell>
          <table:table-cell office:value-type="float" office:value="0.229660416" calcext:value-type="float">
            <text:p>0.229660416</text:p>
          </table:table-cell>
          <table:table-cell office:value-type="float" office:value="0.732284672" calcext:value-type="float">
            <text:p>0.732284672</text:p>
          </table:table-cell>
          <table:table-cell office:value-type="float" office:value="0.798520832" calcext:value-type="float">
            <text:p>0.798520832</text:p>
          </table:table-cell>
          <table:table-cell office:value-type="float" office:value="9.395340544" calcext:value-type="float">
            <text:p>9.395340544</text:p>
          </table:table-cell>
        </table:table-row>
        <table:table-row table:style-name="ro1">
          <table:table-cell/>
          <table:table-cell office:value-type="float" office:value="0.007004416" calcext:value-type="float">
            <text:p>0.007004416</text:p>
          </table:table-cell>
          <table:table-cell office:value-type="float" office:value="0.005771008" calcext:value-type="float">
            <text:p>0.005771008</text:p>
          </table:table-cell>
          <table:table-cell office:value-type="float" office:value="0.006126592" calcext:value-type="float">
            <text:p>0.006126592</text:p>
          </table:table-cell>
          <table:table-cell office:value-type="float" office:value="0.03506176" calcext:value-type="float">
            <text:p>0.03506176</text:p>
          </table:table-cell>
          <table:table-cell office:value-type="float" office:value="0.051805696" calcext:value-type="float">
            <text:p>0.051805696</text:p>
          </table:table-cell>
          <table:table-cell office:value-type="float" office:value="0.338887424" calcext:value-type="float">
            <text:p>0.338887424</text:p>
          </table:table-cell>
          <table:table-cell office:value-type="float" office:value="0.117041152" calcext:value-type="float">
            <text:p>0.117041152</text:p>
          </table:table-cell>
          <table:table-cell office:value-type="float" office:value="0.526883328" calcext:value-type="float">
            <text:p>0.526883328</text:p>
          </table:table-cell>
          <table:table-cell office:value-type="float" office:value="0.454595328" calcext:value-type="float">
            <text:p>0.454595328</text:p>
          </table:table-cell>
          <table:table-cell office:value-type="float" office:value="0.474716928" calcext:value-type="float">
            <text:p>0.474716928</text:p>
          </table:table-cell>
          <table:table-cell office:value-type="float" office:value="0.229694976" calcext:value-type="float">
            <text:p>0.229694976</text:p>
          </table:table-cell>
          <table:table-cell office:value-type="float" office:value="0.732280576" calcext:value-type="float">
            <text:p>0.732280576</text:p>
          </table:table-cell>
          <table:table-cell office:value-type="float" office:value="0.798552576" calcext:value-type="float">
            <text:p>0.798552576</text:p>
          </table:table-cell>
          <table:table-cell office:value-type="float" office:value="12.072411392" calcext:value-type="float">
            <text:p>12.072411392</text:p>
          </table:table-cell>
        </table:table-row>
        <table:table-row table:style-name="ro1">
          <table:table-cell/>
          <table:table-cell office:value-type="float" office:value="0.001900288" calcext:value-type="float">
            <text:p>0.001900288</text:p>
          </table:table-cell>
          <table:table-cell office:value-type="float" office:value="0.005905408" calcext:value-type="float">
            <text:p>0.005905408</text:p>
          </table:table-cell>
          <table:table-cell office:value-type="float" office:value="0.006145536" calcext:value-type="float">
            <text:p>0.006145536</text:p>
          </table:table-cell>
          <table:table-cell office:value-type="float" office:value="0.035271168" calcext:value-type="float">
            <text:p>0.035271168</text:p>
          </table:table-cell>
          <table:table-cell office:value-type="float" office:value="0.051832832" calcext:value-type="float">
            <text:p>0.051832832</text:p>
          </table:table-cell>
          <table:table-cell office:value-type="float" office:value="0.363656448" calcext:value-type="float">
            <text:p>0.363656448</text:p>
          </table:table-cell>
          <table:table-cell office:value-type="float" office:value="0.117067008" calcext:value-type="float">
            <text:p>0.117067008</text:p>
          </table:table-cell>
          <table:table-cell office:value-type="float" office:value="0.526696192" calcext:value-type="float">
            <text:p>0.526696192</text:p>
          </table:table-cell>
          <table:table-cell office:value-type="float" office:value="0.454631936" calcext:value-type="float">
            <text:p>0.454631936</text:p>
          </table:table-cell>
          <table:table-cell office:value-type="float" office:value="0.474715136" calcext:value-type="float">
            <text:p>0.474715136</text:p>
          </table:table-cell>
          <table:table-cell office:value-type="float" office:value="0.229729536" calcext:value-type="float">
            <text:p>0.229729536</text:p>
          </table:table-cell>
          <table:table-cell office:value-type="float" office:value="0.73227648" calcext:value-type="float">
            <text:p>0.73227648</text:p>
          </table:table-cell>
          <table:table-cell office:value-type="float" office:value="0.798583552" calcext:value-type="float">
            <text:p>0.798583552</text:p>
          </table:table-cell>
          <table:table-cell office:value-type="float" office:value="12.071341312" calcext:value-type="float">
            <text:p>12.071341312</text:p>
          </table:table-cell>
        </table:table-row>
        <table:table-row table:style-name="ro1">
          <table:table-cell/>
          <table:table-cell office:value-type="float" office:value="0.011030272" calcext:value-type="float">
            <text:p>0.011030272</text:p>
          </table:table-cell>
          <table:table-cell office:value-type="float" office:value="0.009593856" calcext:value-type="float">
            <text:p>0.009593856</text:p>
          </table:table-cell>
          <table:table-cell office:value-type="float" office:value="0.006464768" calcext:value-type="float">
            <text:p>0.006464768</text:p>
          </table:table-cell>
          <table:table-cell office:value-type="float" office:value="0.034468096" calcext:value-type="float">
            <text:p>0.034468096</text:p>
          </table:table-cell>
          <table:table-cell office:value-type="float" office:value="0.051858944" calcext:value-type="float">
            <text:p>0.051858944</text:p>
          </table:table-cell>
          <table:table-cell office:value-type="float" office:value="0.358773504" calcext:value-type="float">
            <text:p>0.358773504</text:p>
          </table:table-cell>
          <table:table-cell office:value-type="float" office:value="0.104548608" calcext:value-type="float">
            <text:p>0.104548608</text:p>
          </table:table-cell>
          <table:table-cell office:value-type="float" office:value="0.510425856" calcext:value-type="float">
            <text:p>0.510425856</text:p>
          </table:table-cell>
          <table:table-cell office:value-type="float" office:value="0.454669312" calcext:value-type="float">
            <text:p>0.454669312</text:p>
          </table:table-cell>
          <table:table-cell office:value-type="float" office:value="0.474711296" calcext:value-type="float">
            <text:p>0.474711296</text:p>
          </table:table-cell>
          <table:table-cell office:value-type="float" office:value="0.229763328" calcext:value-type="float">
            <text:p>0.229763328</text:p>
          </table:table-cell>
          <table:table-cell office:value-type="float" office:value="0.73227264" calcext:value-type="float">
            <text:p>0.73227264</text:p>
          </table:table-cell>
          <table:table-cell office:value-type="float" office:value="0.798615296" calcext:value-type="float">
            <text:p>0.798615296</text:p>
          </table:table-cell>
          <table:table-cell office:value-type="float" office:value="11.773437184" calcext:value-type="float">
            <text:p>11.773437184</text:p>
          </table:table-cell>
        </table:table-row>
        <table:table-row table:style-name="ro1">
          <table:table-cell/>
          <table:table-cell office:value-type="float" office:value="0.00631552" calcext:value-type="float">
            <text:p>0.00631552</text:p>
          </table:table-cell>
          <table:table-cell office:value-type="float" office:value="0.0056512" calcext:value-type="float">
            <text:p>0.0056512</text:p>
          </table:table-cell>
          <table:table-cell office:value-type="float" office:value="0.00625408" calcext:value-type="float">
            <text:p>0.00625408</text:p>
          </table:table-cell>
          <table:table-cell office:value-type="float" office:value="0.034471936" calcext:value-type="float">
            <text:p>0.034471936</text:p>
          </table:table-cell>
          <table:table-cell office:value-type="float" office:value="0.051886336" calcext:value-type="float">
            <text:p>0.051886336</text:p>
          </table:table-cell>
          <table:table-cell office:value-type="float" office:value="0.358770432" calcext:value-type="float">
            <text:p>0.358770432</text:p>
          </table:table-cell>
          <table:table-cell office:value-type="float" office:value="0.10457856" calcext:value-type="float">
            <text:p>0.10457856</text:p>
          </table:table-cell>
          <table:table-cell office:value-type="float" office:value="0.51037952" calcext:value-type="float">
            <text:p>0.51037952</text:p>
          </table:table-cell>
          <table:table-cell office:value-type="float" office:value="0.460484608" calcext:value-type="float">
            <text:p>0.460484608</text:p>
          </table:table-cell>
          <table:table-cell office:value-type="float" office:value="0.474706688" calcext:value-type="float">
            <text:p>0.474706688</text:p>
          </table:table-cell>
          <table:table-cell office:value-type="float" office:value="0.2297984" calcext:value-type="float">
            <text:p>0.2297984</text:p>
          </table:table-cell>
          <table:table-cell office:value-type="float" office:value="0.732268032" calcext:value-type="float">
            <text:p>0.732268032</text:p>
          </table:table-cell>
          <table:table-cell office:value-type="float" office:value="0.798647808" calcext:value-type="float">
            <text:p>0.798647808</text:p>
          </table:table-cell>
          <table:table-cell office:value-type="float" office:value="12.36259968" calcext:value-type="float">
            <text:p>12.36259968</text:p>
          </table:table-cell>
        </table:table-row>
        <table:table-row table:style-name="ro1">
          <table:table-cell/>
          <table:table-cell office:value-type="float" office:value="0.007136512" calcext:value-type="float">
            <text:p>0.007136512</text:p>
          </table:table-cell>
          <table:table-cell office:value-type="float" office:value="0.005622528" calcext:value-type="float">
            <text:p>0.005622528</text:p>
          </table:table-cell>
          <table:table-cell office:value-type="float" office:value="0.0062464" calcext:value-type="float">
            <text:p>0.0062464</text:p>
          </table:table-cell>
          <table:table-cell office:value-type="float" office:value="0.034486784" calcext:value-type="float">
            <text:p>0.034486784</text:p>
          </table:table-cell>
          <table:table-cell office:value-type="float" office:value="0.052091392" calcext:value-type="float">
            <text:p>0.052091392</text:p>
          </table:table-cell>
          <table:table-cell office:value-type="float" office:value="0.358774784" calcext:value-type="float">
            <text:p>0.358774784</text:p>
          </table:table-cell>
          <table:table-cell office:value-type="float" office:value="0.104608512" calcext:value-type="float">
            <text:p>0.104608512</text:p>
          </table:table-cell>
          <table:table-cell office:value-type="float" office:value="0.51033216" calcext:value-type="float">
            <text:p>0.51033216</text:p>
          </table:table-cell>
          <table:table-cell office:value-type="float" office:value="0.460433152" calcext:value-type="float">
            <text:p>0.460433152</text:p>
          </table:table-cell>
          <table:table-cell office:value-type="float" office:value="0.474703616" calcext:value-type="float">
            <text:p>0.474703616</text:p>
          </table:table-cell>
          <table:table-cell office:value-type="float" office:value="0.229833472" calcext:value-type="float">
            <text:p>0.229833472</text:p>
          </table:table-cell>
          <table:table-cell office:value-type="float" office:value="0.732263936" calcext:value-type="float">
            <text:p>0.732263936</text:p>
          </table:table-cell>
          <table:table-cell office:value-type="float" office:value="0.79878912" calcext:value-type="float">
            <text:p>0.79878912</text:p>
          </table:table-cell>
          <table:table-cell office:value-type="float" office:value="11.512349184" calcext:value-type="float">
            <text:p>11.512349184</text:p>
          </table:table-cell>
        </table:table-row>
        <table:table-row table:style-name="ro1">
          <table:table-cell/>
          <table:table-cell office:value-type="float" office:value="0.007282944" calcext:value-type="float">
            <text:p>0.007282944</text:p>
          </table:table-cell>
          <table:table-cell office:value-type="float" office:value="0.007618304" calcext:value-type="float">
            <text:p>0.007618304</text:p>
          </table:table-cell>
          <table:table-cell office:value-type="float" office:value="0.006256128" calcext:value-type="float">
            <text:p>0.006256128</text:p>
          </table:table-cell>
          <table:table-cell office:value-type="float" office:value="0.03450624" calcext:value-type="float">
            <text:p>0.03450624</text:p>
          </table:table-cell>
          <table:table-cell office:value-type="float" office:value="0.052054784" calcext:value-type="float">
            <text:p>0.052054784</text:p>
          </table:table-cell>
          <table:table-cell office:value-type="float" office:value="0.358785024" calcext:value-type="float">
            <text:p>0.358785024</text:p>
          </table:table-cell>
          <table:table-cell office:value-type="float" office:value="0.104637952" calcext:value-type="float">
            <text:p>0.104637952</text:p>
          </table:table-cell>
          <table:table-cell office:value-type="float" office:value="0.510293504" calcext:value-type="float">
            <text:p>0.510293504</text:p>
          </table:table-cell>
          <table:table-cell office:value-type="float" office:value="0.460384" calcext:value-type="float">
            <text:p>0.460384</text:p>
          </table:table-cell>
          <table:table-cell office:value-type="float" office:value="0.474700544" calcext:value-type="float">
            <text:p>0.474700544</text:p>
          </table:table-cell>
          <table:table-cell office:value-type="float" office:value="0.230387968" calcext:value-type="float">
            <text:p>0.230387968</text:p>
          </table:table-cell>
          <table:table-cell office:value-type="float" office:value="0.732260608" calcext:value-type="float">
            <text:p>0.732260608</text:p>
          </table:table-cell>
          <table:table-cell office:value-type="float" office:value="0.798825984" calcext:value-type="float">
            <text:p>0.798825984</text:p>
          </table:table-cell>
          <table:table-cell office:value-type="float" office:value="11.475937792" calcext:value-type="float">
            <text:p>11.475937792</text:p>
          </table:table-cell>
        </table:table-row>
        <table:table-row table:style-name="ro1">
          <table:table-cell/>
          <table:table-cell office:value-type="float" office:value="0.006168576" calcext:value-type="float">
            <text:p>0.006168576</text:p>
          </table:table-cell>
          <table:table-cell office:value-type="float" office:value="0.00866432" calcext:value-type="float">
            <text:p>0.00866432</text:p>
          </table:table-cell>
          <table:table-cell office:value-type="float" office:value="0.00626432" calcext:value-type="float">
            <text:p>0.00626432</text:p>
          </table:table-cell>
          <table:table-cell office:value-type="float" office:value="0.034880768" calcext:value-type="float">
            <text:p>0.034880768</text:p>
          </table:table-cell>
          <table:table-cell office:value-type="float" office:value="0.05206912" calcext:value-type="float">
            <text:p>0.05206912</text:p>
          </table:table-cell>
          <table:table-cell office:value-type="float" office:value="0.358916352" calcext:value-type="float">
            <text:p>0.358916352</text:p>
          </table:table-cell>
          <table:table-cell office:value-type="float" office:value="0.104668416" calcext:value-type="float">
            <text:p>0.104668416</text:p>
          </table:table-cell>
          <table:table-cell office:value-type="float" office:value="0.51025664" calcext:value-type="float">
            <text:p>0.51025664</text:p>
          </table:table-cell>
          <table:table-cell office:value-type="float" office:value="0.460334848" calcext:value-type="float">
            <text:p>0.460334848</text:p>
          </table:table-cell>
          <table:table-cell office:value-type="float" office:value="0.474697728" calcext:value-type="float">
            <text:p>0.474697728</text:p>
          </table:table-cell>
          <table:table-cell office:value-type="float" office:value="0.230190336" calcext:value-type="float">
            <text:p>0.230190336</text:p>
          </table:table-cell>
          <table:table-cell office:value-type="float" office:value="0.732256" calcext:value-type="float">
            <text:p>0.732256</text:p>
          </table:table-cell>
          <table:table-cell office:value-type="float" office:value="0.798860544" calcext:value-type="float">
            <text:p>0.798860544</text:p>
          </table:table-cell>
          <table:table-cell office:value-type="float" office:value="11.111523072" calcext:value-type="float">
            <text:p>11.111523072</text:p>
          </table:table-cell>
        </table:table-row>
        <table:table-row table:style-name="ro1">
          <table:table-cell/>
          <table:table-cell office:value-type="float" office:value="0.006733056" calcext:value-type="float">
            <text:p>0.006733056</text:p>
          </table:table-cell>
          <table:table-cell office:value-type="float" office:value="0.006013696" calcext:value-type="float">
            <text:p>0.006013696</text:p>
          </table:table-cell>
          <table:table-cell office:value-type="float" office:value="0.00384128" calcext:value-type="float">
            <text:p>0.00384128</text:p>
          </table:table-cell>
          <table:table-cell office:value-type="float" office:value="0.03434112" calcext:value-type="float">
            <text:p>0.03434112</text:p>
          </table:table-cell>
          <table:table-cell office:value-type="float" office:value="0.048968448" calcext:value-type="float">
            <text:p>0.048968448</text:p>
          </table:table-cell>
          <table:table-cell office:value-type="float" office:value="0.36397696" calcext:value-type="float">
            <text:p>0.36397696</text:p>
          </table:table-cell>
          <table:table-cell office:value-type="float" office:value="0.104696064" calcext:value-type="float">
            <text:p>0.104696064</text:p>
          </table:table-cell>
          <table:table-cell office:value-type="float" office:value="0.51021952" calcext:value-type="float">
            <text:p>0.51021952</text:p>
          </table:table-cell>
          <table:table-cell office:value-type="float" office:value="0.460285696" calcext:value-type="float">
            <text:p>0.460285696</text:p>
          </table:table-cell>
          <table:table-cell office:value-type="float" office:value="0.43250688" calcext:value-type="float">
            <text:p>0.43250688</text:p>
          </table:table-cell>
          <table:table-cell office:value-type="float" office:value="0.230167296" calcext:value-type="float">
            <text:p>0.230167296</text:p>
          </table:table-cell>
          <table:table-cell office:value-type="float" office:value="0.732251136" calcext:value-type="float">
            <text:p>0.732251136</text:p>
          </table:table-cell>
          <table:table-cell office:value-type="float" office:value="0.79889536" calcext:value-type="float">
            <text:p>0.79889536</text:p>
          </table:table-cell>
          <table:table-cell office:value-type="float" office:value="12.072970752" calcext:value-type="float">
            <text:p>12.072970752</text:p>
          </table:table-cell>
        </table:table-row>
        <table:table-row table:style-name="ro1">
          <table:table-cell/>
          <table:table-cell office:value-type="float" office:value="0.006990336" calcext:value-type="float">
            <text:p>0.006990336</text:p>
          </table:table-cell>
          <table:table-cell office:value-type="float" office:value="0.005722368" calcext:value-type="float">
            <text:p>0.005722368</text:p>
          </table:table-cell>
          <table:table-cell office:value-type="float" office:value="0.0038016" calcext:value-type="float">
            <text:p>0.0038016</text:p>
          </table:table-cell>
          <table:table-cell office:value-type="float" office:value="0.034344192" calcext:value-type="float">
            <text:p>0.034344192</text:p>
          </table:table-cell>
          <table:table-cell office:value-type="float" office:value="0.049047296" calcext:value-type="float">
            <text:p>0.049047296</text:p>
          </table:table-cell>
          <table:table-cell office:value-type="float" office:value="0.364034048" calcext:value-type="float">
            <text:p>0.364034048</text:p>
          </table:table-cell>
          <table:table-cell office:value-type="float" office:value="0.10472576" calcext:value-type="float">
            <text:p>0.10472576</text:p>
          </table:table-cell>
          <table:table-cell office:value-type="float" office:value="0.510188288" calcext:value-type="float">
            <text:p>0.510188288</text:p>
          </table:table-cell>
          <table:table-cell office:value-type="float" office:value="0.454856192" calcext:value-type="float">
            <text:p>0.454856192</text:p>
          </table:table-cell>
          <table:table-cell office:value-type="float" office:value="0.432329728" calcext:value-type="float">
            <text:p>0.432329728</text:p>
          </table:table-cell>
          <table:table-cell office:value-type="float" office:value="0.230190336" calcext:value-type="float">
            <text:p>0.230190336</text:p>
          </table:table-cell>
          <table:table-cell office:value-type="float" office:value="0.73224832" calcext:value-type="float">
            <text:p>0.73224832</text:p>
          </table:table-cell>
          <table:table-cell office:value-type="float" office:value="0.798930944" calcext:value-type="float">
            <text:p>0.798930944</text:p>
          </table:table-cell>
          <table:table-cell office:value-type="float" office:value="11.97697024" calcext:value-type="float">
            <text:p>11.97697024</text:p>
          </table:table-cell>
        </table:table-row>
        <table:table-row table:style-name="ro1">
          <table:table-cell/>
          <table:table-cell office:value-type="float" office:value="0.007073792" calcext:value-type="float">
            <text:p>0.007073792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0.003818752" calcext:value-type="float">
            <text:p>0.003818752</text:p>
          </table:table-cell>
          <table:table-cell office:value-type="float" office:value="0.034359808" calcext:value-type="float">
            <text:p>0.034359808</text:p>
          </table:table-cell>
          <table:table-cell office:value-type="float" office:value="0.049078272" calcext:value-type="float">
            <text:p>0.049078272</text:p>
          </table:table-cell>
          <table:table-cell office:value-type="float" office:value="0.364094208" calcext:value-type="float">
            <text:p>0.364094208</text:p>
          </table:table-cell>
          <table:table-cell office:value-type="float" office:value="0.104754944" calcext:value-type="float">
            <text:p>0.104754944</text:p>
          </table:table-cell>
          <table:table-cell office:value-type="float" office:value="0.510158592" calcext:value-type="float">
            <text:p>0.510158592</text:p>
          </table:table-cell>
          <table:table-cell office:value-type="float" office:value="0.46542464" calcext:value-type="float">
            <text:p>0.46542464</text:p>
          </table:table-cell>
          <table:table-cell office:value-type="float" office:value="0.475756032" calcext:value-type="float">
            <text:p>0.475756032</text:p>
          </table:table-cell>
          <table:table-cell office:value-type="float" office:value="0.230217472" calcext:value-type="float">
            <text:p>0.230217472</text:p>
          </table:table-cell>
          <table:table-cell office:value-type="float" office:value="0.732255488" calcext:value-type="float">
            <text:p>0.732255488</text:p>
          </table:table-cell>
          <table:table-cell office:value-type="float" office:value="0.798968064" calcext:value-type="float">
            <text:p>0.798968064</text:p>
          </table:table-cell>
          <table:table-cell office:value-type="float" office:value="11.77396224" calcext:value-type="float">
            <text:p>11.77396224</text:p>
          </table:table-cell>
        </table:table-row>
        <table:table-row table:style-name="ro1">
          <table:table-cell/>
          <table:table-cell office:value-type="float" office:value="0.005665792" calcext:value-type="float">
            <text:p>0.005665792</text:p>
          </table:table-cell>
          <table:table-cell office:value-type="float" office:value="0.006123776" calcext:value-type="float">
            <text:p>0.006123776</text:p>
          </table:table-cell>
          <table:table-cell office:value-type="float" office:value="0.00384128" calcext:value-type="float">
            <text:p>0.00384128</text:p>
          </table:table-cell>
          <table:table-cell office:value-type="float" office:value="0.034379008" calcext:value-type="float">
            <text:p>0.034379008</text:p>
          </table:table-cell>
          <table:table-cell office:value-type="float" office:value="0.04910976" calcext:value-type="float">
            <text:p>0.04910976</text:p>
          </table:table-cell>
          <table:table-cell office:value-type="float" office:value="0.353574912" calcext:value-type="float">
            <text:p>0.353574912</text:p>
          </table:table-cell>
          <table:table-cell office:value-type="float" office:value="0.10478464" calcext:value-type="float">
            <text:p>0.10478464</text:p>
          </table:table-cell>
          <table:table-cell office:value-type="float" office:value="0.51012864" calcext:value-type="float">
            <text:p>0.51012864</text:p>
          </table:table-cell>
          <table:table-cell office:value-type="float" office:value="0.46204928" calcext:value-type="float">
            <text:p>0.46204928</text:p>
          </table:table-cell>
          <table:table-cell office:value-type="float" office:value="0.475744768" calcext:value-type="float">
            <text:p>0.475744768</text:p>
          </table:table-cell>
          <table:table-cell office:value-type="float" office:value="0.230245888" calcext:value-type="float">
            <text:p>0.230245888</text:p>
          </table:table-cell>
          <table:table-cell office:value-type="float" office:value="0.732265216" calcext:value-type="float">
            <text:p>0.732265216</text:p>
          </table:table-cell>
          <table:table-cell office:value-type="float" office:value="0.799004416" calcext:value-type="float">
            <text:p>0.799004416</text:p>
          </table:table-cell>
          <table:table-cell office:value-type="float" office:value="11.512806912" calcext:value-type="float">
            <text:p>11.512806912</text:p>
          </table:table-cell>
        </table:table-row>
        <table:table-row table:style-name="ro1">
          <table:table-cell/>
          <table:table-cell office:value-type="float" office:value="0.006812672" calcext:value-type="float">
            <text:p>0.006812672</text:p>
          </table:table-cell>
          <table:table-cell office:value-type="float" office:value="0.005658112" calcext:value-type="float">
            <text:p>0.005658112</text:p>
          </table:table-cell>
          <table:table-cell office:value-type="float" office:value="0.003866624" calcext:value-type="float">
            <text:p>0.003866624</text:p>
          </table:table-cell>
          <table:table-cell office:value-type="float" office:value="0.034574592" calcext:value-type="float">
            <text:p>0.034574592</text:p>
          </table:table-cell>
          <table:table-cell office:value-type="float" office:value="0.049140736" calcext:value-type="float">
            <text:p>0.049140736</text:p>
          </table:table-cell>
          <table:table-cell office:value-type="float" office:value="0.358403328" calcext:value-type="float">
            <text:p>0.358403328</text:p>
          </table:table-cell>
          <table:table-cell office:value-type="float" office:value="0.104991232" calcext:value-type="float">
            <text:p>0.104991232</text:p>
          </table:table-cell>
          <table:table-cell office:value-type="float" office:value="0.510100224" calcext:value-type="float">
            <text:p>0.510100224</text:p>
          </table:table-cell>
          <table:table-cell office:value-type="float" office:value="0.461915392" calcext:value-type="float">
            <text:p>0.461915392</text:p>
          </table:table-cell>
          <table:table-cell office:value-type="float" office:value="0.475735808" calcext:value-type="float">
            <text:p>0.475735808</text:p>
          </table:table-cell>
          <table:table-cell office:value-type="float" office:value="0.23027456" calcext:value-type="float">
            <text:p>0.23027456</text:p>
          </table:table-cell>
          <table:table-cell office:value-type="float" office:value="0.732260352" calcext:value-type="float">
            <text:p>0.732260352</text:p>
          </table:table-cell>
          <table:table-cell office:value-type="float" office:value="0.799041792" calcext:value-type="float">
            <text:p>0.799041792</text:p>
          </table:table-cell>
          <table:table-cell office:value-type="float" office:value="11.16850304" calcext:value-type="float">
            <text:p>11.16850304</text:p>
          </table:table-cell>
        </table:table-row>
        <table:table-row table:style-name="ro1">
          <table:table-cell/>
          <table:table-cell office:value-type="float" office:value="0.009065984" calcext:value-type="float">
            <text:p>0.009065984</text:p>
          </table:table-cell>
          <table:table-cell office:value-type="float" office:value="0.006241792" calcext:value-type="float">
            <text:p>0.006241792</text:p>
          </table:table-cell>
          <table:table-cell office:value-type="float" office:value="0.001466368" calcext:value-type="float">
            <text:p>0.001466368</text:p>
          </table:table-cell>
          <table:table-cell office:value-type="float" office:value="0.032502016" calcext:value-type="float">
            <text:p>0.032502016</text:p>
          </table:table-cell>
          <table:table-cell office:value-type="float" office:value="0.049173504" calcext:value-type="float">
            <text:p>0.049173504</text:p>
          </table:table-cell>
          <table:table-cell office:value-type="float" office:value="0.364338432" calcext:value-type="float">
            <text:p>0.364338432</text:p>
          </table:table-cell>
          <table:table-cell office:value-type="float" office:value="0.104968448" calcext:value-type="float">
            <text:p>0.104968448</text:p>
          </table:table-cell>
          <table:table-cell office:value-type="float" office:value="0.509869056" calcext:value-type="float">
            <text:p>0.509869056</text:p>
          </table:table-cell>
          <table:table-cell office:value-type="float" office:value="0.461835776" calcext:value-type="float">
            <text:p>0.461835776</text:p>
          </table:table-cell>
          <table:table-cell office:value-type="float" office:value="0.475727872" calcext:value-type="float">
            <text:p>0.475727872</text:p>
          </table:table-cell>
          <table:table-cell office:value-type="float" office:value="0.230303744" calcext:value-type="float">
            <text:p>0.230303744</text:p>
          </table:table-cell>
          <table:table-cell office:value-type="float" office:value="0.7323328" calcext:value-type="float">
            <text:p>0.7323328</text:p>
          </table:table-cell>
          <table:table-cell office:value-type="float" office:value="0.799077376" calcext:value-type="float">
            <text:p>0.799077376</text:p>
          </table:table-cell>
          <table:table-cell office:value-type="float" office:value="11.111931904" calcext:value-type="float">
            <text:p>11.111931904</text:p>
          </table:table-cell>
        </table:table-row>
        <table:table-row table:style-name="ro1">
          <table:table-cell/>
          <table:table-cell office:value-type="float" office:value="0.005859072" calcext:value-type="float">
            <text:p>0.005859072</text:p>
          </table:table-cell>
          <table:table-cell office:value-type="float" office:value="0.005554688" calcext:value-type="float">
            <text:p>0.005554688</text:p>
          </table:table-cell>
          <table:table-cell office:value-type="float" office:value="0.001435648" calcext:value-type="float">
            <text:p>0.001435648</text:p>
          </table:table-cell>
          <table:table-cell office:value-type="float" office:value="0.0325184" calcext:value-type="float">
            <text:p>0.0325184</text:p>
          </table:table-cell>
          <table:table-cell office:value-type="float" office:value="0.04920832" calcext:value-type="float">
            <text:p>0.04920832</text:p>
          </table:table-cell>
          <table:table-cell office:value-type="float" office:value="0.364362752" calcext:value-type="float">
            <text:p>0.364362752</text:p>
          </table:table-cell>
          <table:table-cell office:value-type="float" office:value="0.10498688" calcext:value-type="float">
            <text:p>0.10498688</text:p>
          </table:table-cell>
          <table:table-cell office:value-type="float" office:value="0.50979584" calcext:value-type="float">
            <text:p>0.50979584</text:p>
          </table:table-cell>
          <table:table-cell office:value-type="float" office:value="0.461767424" calcext:value-type="float">
            <text:p>0.461767424</text:p>
          </table:table-cell>
          <table:table-cell office:value-type="float" office:value="0.475651328" calcext:value-type="float">
            <text:p>0.475651328</text:p>
          </table:table-cell>
          <table:table-cell office:value-type="float" office:value="0.230333184" calcext:value-type="float">
            <text:p>0.230333184</text:p>
          </table:table-cell>
          <table:table-cell office:value-type="float" office:value="0.73239936" calcext:value-type="float">
            <text:p>0.73239936</text:p>
          </table:table-cell>
          <table:table-cell office:value-type="float" office:value="0.799115264" calcext:value-type="float">
            <text:p>0.799115264</text:p>
          </table:table-cell>
          <table:table-cell office:value-type="float" office:value="12.072346112" calcext:value-type="float">
            <text:p>12.072346112</text:p>
          </table:table-cell>
        </table:table-row>
        <table:table-row table:style-name="ro1">
          <table:table-cell/>
          <table:table-cell office:value-type="float" office:value="0.00673536" calcext:value-type="float">
            <text:p>0.00673536</text:p>
          </table:table-cell>
          <table:table-cell office:value-type="float" office:value="0.005986816" calcext:value-type="float">
            <text:p>0.005986816</text:p>
          </table:table-cell>
          <table:table-cell office:value-type="float" office:value="0.00145024" calcext:value-type="float">
            <text:p>0.00145024</text:p>
          </table:table-cell>
          <table:table-cell office:value-type="float" office:value="0.03254144" calcext:value-type="float">
            <text:p>0.03254144</text:p>
          </table:table-cell>
          <table:table-cell office:value-type="float" office:value="0.049479168" calcext:value-type="float">
            <text:p>0.049479168</text:p>
          </table:table-cell>
          <table:table-cell office:value-type="float" office:value="0.364398336" calcext:value-type="float">
            <text:p>0.364398336</text:p>
          </table:table-cell>
          <table:table-cell office:value-type="float" office:value="0.105011712" calcext:value-type="float">
            <text:p>0.105011712</text:p>
          </table:table-cell>
          <table:table-cell office:value-type="float" office:value="0.511380224" calcext:value-type="float">
            <text:p>0.511380224</text:p>
          </table:table-cell>
          <table:table-cell office:value-type="float" office:value="0.461706496" calcext:value-type="float">
            <text:p>0.461706496</text:p>
          </table:table-cell>
          <table:table-cell office:value-type="float" office:value="0.475687424" calcext:value-type="float">
            <text:p>0.475687424</text:p>
          </table:table-cell>
          <table:table-cell office:value-type="float" office:value="0.230362368" calcext:value-type="float">
            <text:p>0.230362368</text:p>
          </table:table-cell>
          <table:table-cell office:value-type="float" office:value="0.732412928" calcext:value-type="float">
            <text:p>0.732412928</text:p>
          </table:table-cell>
          <table:table-cell office:value-type="float" office:value="0.799153152" calcext:value-type="float">
            <text:p>0.799153152</text:p>
          </table:table-cell>
          <table:table-cell office:value-type="float" office:value="11.977419264" calcext:value-type="float">
            <text:p>11.977419264</text:p>
          </table:table-cell>
        </table:table-row>
        <table:table-row table:style-name="ro1">
          <table:table-cell/>
          <table:table-cell office:value-type="float" office:value="0.00585216" calcext:value-type="float">
            <text:p>0.00585216</text:p>
          </table:table-cell>
          <table:table-cell office:value-type="float" office:value="0.005810688" calcext:value-type="float">
            <text:p>0.005810688</text:p>
          </table:table-cell>
          <table:table-cell office:value-type="float" office:value="0.001472" calcext:value-type="float">
            <text:p>0.001472</text:p>
          </table:table-cell>
          <table:table-cell office:value-type="float" office:value="0.032566528" calcext:value-type="float">
            <text:p>0.032566528</text:p>
          </table:table-cell>
          <table:table-cell office:value-type="float" office:value="0.049412352" calcext:value-type="float">
            <text:p>0.049412352</text:p>
          </table:table-cell>
          <table:table-cell office:value-type="float" office:value="0.364427008" calcext:value-type="float">
            <text:p>0.364427008</text:p>
          </table:table-cell>
          <table:table-cell office:value-type="float" office:value="0.105037824" calcext:value-type="float">
            <text:p>0.105037824</text:p>
          </table:table-cell>
          <table:table-cell office:value-type="float" office:value="0.5111936" calcext:value-type="float">
            <text:p>0.5111936</text:p>
          </table:table-cell>
          <table:table-cell office:value-type="float" office:value="0.461649408" calcext:value-type="float">
            <text:p>0.461649408</text:p>
          </table:table-cell>
          <table:table-cell office:value-type="float" office:value="0.475683584" calcext:value-type="float">
            <text:p>0.475683584</text:p>
          </table:table-cell>
          <table:table-cell office:value-type="float" office:value="0.230392064" calcext:value-type="float">
            <text:p>0.230392064</text:p>
          </table:table-cell>
          <table:table-cell office:value-type="float" office:value="0.732424448" calcext:value-type="float">
            <text:p>0.732424448</text:p>
          </table:table-cell>
          <table:table-cell office:value-type="float" office:value="0.799191552" calcext:value-type="float">
            <text:p>0.799191552</text:p>
          </table:table-cell>
          <table:table-cell office:value-type="float" office:value="10.776150016" calcext:value-type="float">
            <text:p>10.776150016</text:p>
          </table:table-cell>
        </table:table-row>
        <table:table-row table:style-name="ro1">
          <table:table-cell/>
          <table:table-cell office:value-type="float" office:value="0.005901056" calcext:value-type="float">
            <text:p>0.005901056</text:p>
          </table:table-cell>
          <table:table-cell office:value-type="float" office:value="0.006086144" calcext:value-type="float">
            <text:p>0.006086144</text:p>
          </table:table-cell>
          <table:table-cell office:value-type="float" office:value="0.001557504" calcext:value-type="float">
            <text:p>0.001557504</text:p>
          </table:table-cell>
          <table:table-cell office:value-type="float" office:value="0.032767744" calcext:value-type="float">
            <text:p>0.032767744</text:p>
          </table:table-cell>
          <table:table-cell office:value-type="float" office:value="0.04941824" calcext:value-type="float">
            <text:p>0.04941824</text:p>
          </table:table-cell>
          <table:table-cell office:value-type="float" office:value="0.364469504" calcext:value-type="float">
            <text:p>0.364469504</text:p>
          </table:table-cell>
          <table:table-cell office:value-type="float" office:value="0.10506496" calcext:value-type="float">
            <text:p>0.10506496</text:p>
          </table:table-cell>
          <table:table-cell office:value-type="float" office:value="0.5110272" calcext:value-type="float">
            <text:p>0.5110272</text:p>
          </table:table-cell>
          <table:table-cell office:value-type="float" office:value="0.461594368" calcext:value-type="float">
            <text:p>0.461594368</text:p>
          </table:table-cell>
          <table:table-cell office:value-type="float" office:value="0.475582208" calcext:value-type="float">
            <text:p>0.475582208</text:p>
          </table:table-cell>
          <table:table-cell office:value-type="float" office:value="0.230420736" calcext:value-type="float">
            <text:p>0.230420736</text:p>
          </table:table-cell>
          <table:table-cell office:value-type="float" office:value="0.73243648" calcext:value-type="float">
            <text:p>0.73243648</text:p>
          </table:table-cell>
          <table:table-cell office:value-type="float" office:value="0.799229952" calcext:value-type="float">
            <text:p>0.799229952</text:p>
          </table:table-cell>
          <table:table-cell office:value-type="float" office:value="11.168810496" calcext:value-type="float">
            <text:p>11.168810496</text:p>
          </table:table-cell>
        </table:table-row>
        <table:table-row table:style-name="ro1">
          <table:table-cell/>
          <table:table-cell office:value-type="float" office:value="0.006806016" calcext:value-type="float">
            <text:p>0.006806016</text:p>
          </table:table-cell>
          <table:table-cell office:value-type="float" office:value="0.006464256" calcext:value-type="float">
            <text:p>0.006464256</text:p>
          </table:table-cell>
          <table:table-cell office:value-type="float" office:value="0.005730304" calcext:value-type="float">
            <text:p>0.005730304</text:p>
          </table:table-cell>
          <table:table-cell office:value-type="float" office:value="0.031757824" calcext:value-type="float">
            <text:p>0.031757824</text:p>
          </table:table-cell>
          <table:table-cell office:value-type="float" office:value="0.047765504" calcext:value-type="float">
            <text:p>0.047765504</text:p>
          </table:table-cell>
          <table:table-cell office:value-type="float" office:value="0.358032128" calcext:value-type="float">
            <text:p>0.358032128</text:p>
          </table:table-cell>
          <table:table-cell office:value-type="float" office:value="0.092177408" calcext:value-type="float">
            <text:p>0.092177408</text:p>
          </table:table-cell>
          <table:table-cell office:value-type="float" office:value="0.478026496" calcext:value-type="float">
            <text:p>0.478026496</text:p>
          </table:table-cell>
          <table:table-cell office:value-type="float" office:value="0.45540352" calcext:value-type="float">
            <text:p>0.45540352</text:p>
          </table:table-cell>
          <table:table-cell office:value-type="float" office:value="0.379677184" calcext:value-type="float">
            <text:p>0.379677184</text:p>
          </table:table-cell>
          <table:table-cell office:value-type="float" office:value="0.227794432" calcext:value-type="float">
            <text:p>0.227794432</text:p>
          </table:table-cell>
          <table:table-cell office:value-type="float" office:value="0.721065728" calcext:value-type="float">
            <text:p>0.721065728</text:p>
          </table:table-cell>
          <table:table-cell office:value-type="float" office:value="0.799269888" calcext:value-type="float">
            <text:p>0.799269888</text:p>
          </table:table-cell>
          <table:table-cell office:value-type="float" office:value="12.073697536" calcext:value-type="float">
            <text:p>12.073697536</text:p>
          </table:table-cell>
        </table:table-row>
        <table:table-row table:style-name="ro1">
          <table:table-cell/>
          <table:table-cell office:value-type="float" office:value="0.006022912" calcext:value-type="float">
            <text:p>0.006022912</text:p>
          </table:table-cell>
          <table:table-cell office:value-type="float" office:value="0.006412032" calcext:value-type="float">
            <text:p>0.006412032</text:p>
          </table:table-cell>
          <table:table-cell office:value-type="float" office:value="0.00568832" calcext:value-type="float">
            <text:p>0.00568832</text:p>
          </table:table-cell>
          <table:table-cell office:value-type="float" office:value="0.03177472" calcext:value-type="float">
            <text:p>0.03177472</text:p>
          </table:table-cell>
          <table:table-cell office:value-type="float" office:value="0.047789568" calcext:value-type="float">
            <text:p>0.047789568</text:p>
          </table:table-cell>
          <table:table-cell office:value-type="float" office:value="0.358039296" calcext:value-type="float">
            <text:p>0.358039296</text:p>
          </table:table-cell>
          <table:table-cell office:value-type="float" office:value="0.092206336" calcext:value-type="float">
            <text:p>0.092206336</text:p>
          </table:table-cell>
          <table:table-cell office:value-type="float" office:value="0.55707648" calcext:value-type="float">
            <text:p>0.55707648</text:p>
          </table:table-cell>
          <table:table-cell office:value-type="float" office:value="0.45531008" calcext:value-type="float">
            <text:p>0.45531008</text:p>
          </table:table-cell>
          <table:table-cell office:value-type="float" office:value="0.379671552" calcext:value-type="float">
            <text:p>0.379671552</text:p>
          </table:table-cell>
          <table:table-cell office:value-type="float" office:value="0.227832832" calcext:value-type="float">
            <text:p>0.227832832</text:p>
          </table:table-cell>
          <table:table-cell office:value-type="float" office:value="0.721007872" calcext:value-type="float">
            <text:p>0.721007872</text:p>
          </table:table-cell>
          <table:table-cell office:value-type="float" office:value="0.799309568" calcext:value-type="float">
            <text:p>0.799309568</text:p>
          </table:table-cell>
          <table:table-cell office:value-type="float" office:value="12.072696576" calcext:value-type="float">
            <text:p>12.072696576</text:p>
          </table:table-cell>
        </table:table-row>
        <table:table-row table:style-name="ro1">
          <table:table-cell/>
          <table:table-cell office:value-type="float" office:value="0.005841664" calcext:value-type="float">
            <text:p>0.005841664</text:p>
          </table:table-cell>
          <table:table-cell office:value-type="float" office:value="0.006389504" calcext:value-type="float">
            <text:p>0.006389504</text:p>
          </table:table-cell>
          <table:table-cell office:value-type="float" office:value="0.005700352" calcext:value-type="float">
            <text:p>0.005700352</text:p>
          </table:table-cell>
          <table:table-cell office:value-type="float" office:value="0.03180928" calcext:value-type="float">
            <text:p>0.03180928</text:p>
          </table:table-cell>
          <table:table-cell office:value-type="float" office:value="0.047814144" calcext:value-type="float">
            <text:p>0.047814144</text:p>
          </table:table-cell>
          <table:table-cell office:value-type="float" office:value="0.358060544" calcext:value-type="float">
            <text:p>0.358060544</text:p>
          </table:table-cell>
          <table:table-cell office:value-type="float" office:value="0.092236032" calcext:value-type="float">
            <text:p>0.092236032</text:p>
          </table:table-cell>
          <table:table-cell office:value-type="float" office:value="0.557085184" calcext:value-type="float">
            <text:p>0.557085184</text:p>
          </table:table-cell>
          <table:table-cell office:value-type="float" office:value="0.46588672" calcext:value-type="float">
            <text:p>0.46588672</text:p>
          </table:table-cell>
          <table:table-cell office:value-type="float" office:value="0.380187904" calcext:value-type="float">
            <text:p>0.380187904</text:p>
          </table:table-cell>
          <table:table-cell office:value-type="float" office:value="0.227872256" calcext:value-type="float">
            <text:p>0.227872256</text:p>
          </table:table-cell>
          <table:table-cell office:value-type="float" office:value="0.721004032" calcext:value-type="float">
            <text:p>0.721004032</text:p>
          </table:table-cell>
          <table:table-cell office:value-type="float" office:value="0.799350272" calcext:value-type="float">
            <text:p>0.799350272</text:p>
          </table:table-cell>
          <table:table-cell office:value-type="float" office:value="10.776379136" calcext:value-type="float">
            <text:p>10.776379136</text:p>
          </table:table-cell>
        </table:table-row>
        <table:table-row table:style-name="ro1">
          <table:table-cell/>
          <table:table-cell office:value-type="float" office:value="0.006081536" calcext:value-type="float">
            <text:p>0.006081536</text:p>
          </table:table-cell>
          <table:table-cell office:value-type="float" office:value="0.00611712" calcext:value-type="float">
            <text:p>0.00611712</text:p>
          </table:table-cell>
          <table:table-cell office:value-type="float" office:value="0.005718528" calcext:value-type="float">
            <text:p>0.005718528</text:p>
          </table:table-cell>
          <table:table-cell office:value-type="float" office:value="0.031835136" calcext:value-type="float">
            <text:p>0.031835136</text:p>
          </table:table-cell>
          <table:table-cell office:value-type="float" office:value="0.04799872" calcext:value-type="float">
            <text:p>0.04799872</text:p>
          </table:table-cell>
          <table:table-cell office:value-type="float" office:value="0.3388736" calcext:value-type="float">
            <text:p>0.3388736</text:p>
          </table:table-cell>
          <table:table-cell office:value-type="float" office:value="0.092265472" calcext:value-type="float">
            <text:p>0.092265472</text:p>
          </table:table-cell>
          <table:table-cell office:value-type="float" office:value="0.557083392" calcext:value-type="float">
            <text:p>0.557083392</text:p>
          </table:table-cell>
          <table:table-cell office:value-type="float" office:value="0.465917696" calcext:value-type="float">
            <text:p>0.465917696</text:p>
          </table:table-cell>
          <table:table-cell office:value-type="float" office:value="0.380116992" calcext:value-type="float">
            <text:p>0.380116992</text:p>
          </table:table-cell>
          <table:table-cell office:value-type="float" office:value="0.227911936" calcext:value-type="float">
            <text:p>0.227911936</text:p>
          </table:table-cell>
          <table:table-cell office:value-type="float" office:value="0.721009152" calcext:value-type="float">
            <text:p>0.721009152</text:p>
          </table:table-cell>
          <table:table-cell office:value-type="float" office:value="0.799384576" calcext:value-type="float">
            <text:p>0.799384576</text:p>
          </table:table-cell>
          <table:table-cell office:value-type="float" office:value="11.112470784" calcext:value-type="float">
            <text:p>11.112470784</text:p>
          </table:table-cell>
        </table:table-row>
        <table:table-row table:style-name="ro1">
          <table:table-cell/>
          <table:table-cell office:value-type="float" office:value="0.00635904" calcext:value-type="float">
            <text:p>0.00635904</text:p>
          </table:table-cell>
          <table:table-cell office:value-type="float" office:value="0.005894656" calcext:value-type="float">
            <text:p>0.005894656</text:p>
          </table:table-cell>
          <table:table-cell office:value-type="float" office:value="0.005738496" calcext:value-type="float">
            <text:p>0.005738496</text:p>
          </table:table-cell>
          <table:table-cell office:value-type="float" office:value="0.031983616" calcext:value-type="float">
            <text:p>0.031983616</text:p>
          </table:table-cell>
          <table:table-cell office:value-type="float" office:value="0.048034816" calcext:value-type="float">
            <text:p>0.048034816</text:p>
          </table:table-cell>
          <table:table-cell office:value-type="float" office:value="0.359494912" calcext:value-type="float">
            <text:p>0.359494912</text:p>
          </table:table-cell>
          <table:table-cell office:value-type="float" office:value="0.092294656" calcext:value-type="float">
            <text:p>0.092294656</text:p>
          </table:table-cell>
          <table:table-cell office:value-type="float" office:value="0.5570816" calcext:value-type="float">
            <text:p>0.5570816</text:p>
          </table:table-cell>
          <table:table-cell office:value-type="float" office:value="0.465945088" calcext:value-type="float">
            <text:p>0.465945088</text:p>
          </table:table-cell>
          <table:table-cell office:value-type="float" office:value="0.380110592" calcext:value-type="float">
            <text:p>0.380110592</text:p>
          </table:table-cell>
          <table:table-cell office:value-type="float" office:value="0.227952128" calcext:value-type="float">
            <text:p>0.227952128</text:p>
          </table:table-cell>
          <table:table-cell office:value-type="float" office:value="0.721015296" calcext:value-type="float">
            <text:p>0.721015296</text:p>
          </table:table-cell>
          <table:table-cell office:value-type="float" office:value="0.799423744" calcext:value-type="float">
            <text:p>0.799423744</text:p>
          </table:table-cell>
          <table:table-cell office:value-type="float" office:value="12.073925376" calcext:value-type="float">
            <text:p>12.073925376</text:p>
          </table:table-cell>
        </table:table-row>
        <table:table-row table:style-name="ro1">
          <table:table-cell/>
          <table:table-cell office:value-type="float" office:value="0.006692096" calcext:value-type="float">
            <text:p>0.006692096</text:p>
          </table:table-cell>
          <table:table-cell office:value-type="float" office:value="0.005666048" calcext:value-type="float">
            <text:p>0.005666048</text:p>
          </table:table-cell>
          <table:table-cell office:value-type="float" office:value="0.00081408" calcext:value-type="float">
            <text:p>0.00081408</text:p>
          </table:table-cell>
          <table:table-cell office:value-type="float" office:value="0.025420288" calcext:value-type="float">
            <text:p>0.025420288</text:p>
          </table:table-cell>
          <table:table-cell office:value-type="float" office:value="0.04806528" calcext:value-type="float">
            <text:p>0.04806528</text:p>
          </table:table-cell>
          <table:table-cell office:value-type="float" office:value="0.358698752" calcext:value-type="float">
            <text:p>0.358698752</text:p>
          </table:table-cell>
          <table:table-cell office:value-type="float" office:value="0.092323584" calcext:value-type="float">
            <text:p>0.092323584</text:p>
          </table:table-cell>
          <table:table-cell office:value-type="float" office:value="0.557079552" calcext:value-type="float">
            <text:p>0.557079552</text:p>
          </table:table-cell>
          <table:table-cell office:value-type="float" office:value="0.465988096" calcext:value-type="float">
            <text:p>0.465988096</text:p>
          </table:table-cell>
          <table:table-cell office:value-type="float" office:value="0.380108544" calcext:value-type="float">
            <text:p>0.380108544</text:p>
          </table:table-cell>
          <table:table-cell office:value-type="float" office:value="0.227992576" calcext:value-type="float">
            <text:p>0.227992576</text:p>
          </table:table-cell>
          <table:table-cell office:value-type="float" office:value="0.721024" calcext:value-type="float">
            <text:p>0.721024</text:p>
          </table:table-cell>
          <table:table-cell office:value-type="float" office:value="0.799460864" calcext:value-type="float">
            <text:p>0.799460864</text:p>
          </table:table-cell>
          <table:table-cell office:value-type="float" office:value="11.169187584" calcext:value-type="float">
            <text:p>11.169187584</text:p>
          </table:table-cell>
        </table:table-row>
        <table:table-row table:style-name="ro1">
          <table:table-cell/>
          <table:table-cell office:value-type="float" office:value="0.006697472" calcext:value-type="float">
            <text:p>0.006697472</text:p>
          </table:table-cell>
          <table:table-cell office:value-type="float" office:value="0.006049024" calcext:value-type="float">
            <text:p>0.006049024</text:p>
          </table:table-cell>
          <table:table-cell office:value-type="float" office:value="0.000786432" calcext:value-type="float">
            <text:p>0.000786432</text:p>
          </table:table-cell>
          <table:table-cell office:value-type="float" office:value="0.025447936" calcext:value-type="float">
            <text:p>0.025447936</text:p>
          </table:table-cell>
          <table:table-cell office:value-type="float" office:value="0.048096256" calcext:value-type="float">
            <text:p>0.048096256</text:p>
          </table:table-cell>
          <table:table-cell office:value-type="float" office:value="0.35866496" calcext:value-type="float">
            <text:p>0.35866496</text:p>
          </table:table-cell>
          <table:table-cell office:value-type="float" office:value="0.092343296" calcext:value-type="float">
            <text:p>0.092343296</text:p>
          </table:table-cell>
          <table:table-cell office:value-type="float" office:value="0.557076992" calcext:value-type="float">
            <text:p>0.557076992</text:p>
          </table:table-cell>
          <table:table-cell office:value-type="float" office:value="0.455505152" calcext:value-type="float">
            <text:p>0.455505152</text:p>
          </table:table-cell>
          <table:table-cell office:value-type="float" office:value="0.380107776" calcext:value-type="float">
            <text:p>0.380107776</text:p>
          </table:table-cell>
          <table:table-cell office:value-type="float" office:value="0.228032768" calcext:value-type="float">
            <text:p>0.228032768</text:p>
          </table:table-cell>
          <table:table-cell office:value-type="float" office:value="0.721032448" calcext:value-type="float">
            <text:p>0.721032448</text:p>
          </table:table-cell>
          <table:table-cell office:value-type="float" office:value="0.799501568" calcext:value-type="float">
            <text:p>0.799501568</text:p>
          </table:table-cell>
          <table:table-cell office:value-type="float" office:value="11.112633088" calcext:value-type="float">
            <text:p>11.112633088</text:p>
          </table:table-cell>
        </table:table-row>
        <table:table-row table:style-name="ro1">
          <table:table-cell/>
          <table:table-cell office:value-type="float" office:value="0.006139392" calcext:value-type="float">
            <text:p>0.006139392</text:p>
          </table:table-cell>
          <table:table-cell office:value-type="float" office:value="0.005933568" calcext:value-type="float">
            <text:p>0.005933568</text:p>
          </table:table-cell>
          <table:table-cell office:value-type="float" office:value="0.000823808" calcext:value-type="float">
            <text:p>0.000823808</text:p>
          </table:table-cell>
          <table:table-cell office:value-type="float" office:value="0.0254784" calcext:value-type="float">
            <text:p>0.0254784</text:p>
          </table:table-cell>
          <table:table-cell office:value-type="float" office:value="0.048529408" calcext:value-type="float">
            <text:p>0.048529408</text:p>
          </table:table-cell>
          <table:table-cell office:value-type="float" office:value="0.358638848" calcext:value-type="float">
            <text:p>0.358638848</text:p>
          </table:table-cell>
          <table:table-cell office:value-type="float" office:value="0.092371456" calcext:value-type="float">
            <text:p>0.092371456</text:p>
          </table:table-cell>
          <table:table-cell office:value-type="float" office:value="0.55707648" calcext:value-type="float">
            <text:p>0.55707648</text:p>
          </table:table-cell>
          <table:table-cell office:value-type="float" office:value="0.455538688" calcext:value-type="float">
            <text:p>0.455538688</text:p>
          </table:table-cell>
          <table:table-cell office:value-type="float" office:value="0.380109056" calcext:value-type="float">
            <text:p>0.380109056</text:p>
          </table:table-cell>
          <table:table-cell office:value-type="float" office:value="0.228073984" calcext:value-type="float">
            <text:p>0.228073984</text:p>
          </table:table-cell>
          <table:table-cell office:value-type="float" office:value="0.721042176" calcext:value-type="float">
            <text:p>0.721042176</text:p>
          </table:table-cell>
          <table:table-cell office:value-type="float" office:value="0.79954304" calcext:value-type="float">
            <text:p>0.79954304</text:p>
          </table:table-cell>
          <table:table-cell office:value-type="float" office:value="12.577158656" calcext:value-type="float">
            <text:p>12.577158656</text:p>
          </table:table-cell>
        </table:table-row>
        <table:table-row table:style-name="ro1">
          <table:table-cell/>
          <table:table-cell office:value-type="float" office:value="0.00677504" calcext:value-type="float">
            <text:p>0.00677504</text:p>
          </table:table-cell>
          <table:table-cell office:value-type="float" office:value="0.005810688" calcext:value-type="float">
            <text:p>0.005810688</text:p>
          </table:table-cell>
          <table:table-cell office:value-type="float" office:value="0.0009664" calcext:value-type="float">
            <text:p>0.0009664</text:p>
          </table:table-cell>
          <table:table-cell office:value-type="float" office:value="0.025512192" calcext:value-type="float">
            <text:p>0.025512192</text:p>
          </table:table-cell>
          <table:table-cell office:value-type="float" office:value="0.048301056" calcext:value-type="float">
            <text:p>0.048301056</text:p>
          </table:table-cell>
          <table:table-cell office:value-type="float" office:value="0.35861376" calcext:value-type="float">
            <text:p>0.35861376</text:p>
          </table:table-cell>
          <table:table-cell office:value-type="float" office:value="0.092400384" calcext:value-type="float">
            <text:p>0.092400384</text:p>
          </table:table-cell>
          <table:table-cell office:value-type="float" office:value="0.557074176" calcext:value-type="float">
            <text:p>0.557074176</text:p>
          </table:table-cell>
          <table:table-cell office:value-type="float" office:value="0.455571712" calcext:value-type="float">
            <text:p>0.455571712</text:p>
          </table:table-cell>
          <table:table-cell office:value-type="float" office:value="0.380109056" calcext:value-type="float">
            <text:p>0.380109056</text:p>
          </table:table-cell>
          <table:table-cell office:value-type="float" office:value="0.228115456" calcext:value-type="float">
            <text:p>0.228115456</text:p>
          </table:table-cell>
          <table:table-cell office:value-type="float" office:value="1.18475136" calcext:value-type="float">
            <text:p>1.18475136</text:p>
          </table:table-cell>
          <table:table-cell office:value-type="float" office:value="0.799585536" calcext:value-type="float">
            <text:p>0.799585536</text:p>
          </table:table-cell>
          <table:table-cell office:value-type="float" office:value="12.577216" calcext:value-type="float">
            <text:p>12.577216</text:p>
          </table:table-cell>
        </table:table-row>
        <table:table-row table:style-name="ro1">
          <table:table-cell/>
          <table:table-cell office:value-type="float" office:value="0.007190016" calcext:value-type="float">
            <text:p>0.007190016</text:p>
          </table:table-cell>
          <table:table-cell office:value-type="float" office:value="0.006014208" calcext:value-type="float">
            <text:p>0.006014208</text:p>
          </table:table-cell>
          <table:table-cell office:value-type="float" office:value="0.000998912" calcext:value-type="float">
            <text:p>0.000998912</text:p>
          </table:table-cell>
          <table:table-cell office:value-type="float" office:value="0.025665792" calcext:value-type="float">
            <text:p>0.025665792</text:p>
          </table:table-cell>
          <table:table-cell office:value-type="float" office:value="0.048306944" calcext:value-type="float">
            <text:p>0.048306944</text:p>
          </table:table-cell>
          <table:table-cell office:value-type="float" office:value="0.358593024" calcext:value-type="float">
            <text:p>0.358593024</text:p>
          </table:table-cell>
          <table:table-cell office:value-type="float" office:value="0.09261952" calcext:value-type="float">
            <text:p>0.09261952</text:p>
          </table:table-cell>
          <table:table-cell office:value-type="float" office:value="0.58420736" calcext:value-type="float">
            <text:p>0.58420736</text:p>
          </table:table-cell>
          <table:table-cell office:value-type="float" office:value="0.455604224" calcext:value-type="float">
            <text:p>0.455604224</text:p>
          </table:table-cell>
          <table:table-cell office:value-type="float" office:value="0.38012672" calcext:value-type="float">
            <text:p>0.38012672</text:p>
          </table:table-cell>
          <table:table-cell office:value-type="float" office:value="0.228157184" calcext:value-type="float">
            <text:p>0.228157184</text:p>
          </table:table-cell>
          <table:table-cell office:value-type="float" office:value="1.22690304" calcext:value-type="float">
            <text:p>1.22690304</text:p>
          </table:table-cell>
          <table:table-cell office:value-type="float" office:value="0.799627776" calcext:value-type="float">
            <text:p>0.799627776</text:p>
          </table:table-cell>
          <table:table-cell office:value-type="float" office:value="11.12803712" calcext:value-type="float">
            <text:p>11.12803712</text:p>
          </table:table-cell>
        </table:table-row>
        <table:table-row table:style-name="ro1">
          <table:table-cell/>
          <table:table-cell office:value-type="float" office:value="0.008748288" calcext:value-type="float">
            <text:p>0.008748288</text:p>
          </table:table-cell>
          <table:table-cell office:value-type="float" office:value="0.00937984" calcext:value-type="float">
            <text:p>0.00937984</text:p>
          </table:table-cell>
          <table:table-cell office:value-type="float" office:value="0.000744448" calcext:value-type="float">
            <text:p>0.000744448</text:p>
          </table:table-cell>
          <table:table-cell office:value-type="float" office:value="0.025098752" calcext:value-type="float">
            <text:p>0.025098752</text:p>
          </table:table-cell>
          <table:table-cell office:value-type="float" office:value="0.04776832" calcext:value-type="float">
            <text:p>0.04776832</text:p>
          </table:table-cell>
          <table:table-cell office:value-type="float" office:value="0.359451904" calcext:value-type="float">
            <text:p>0.359451904</text:p>
          </table:table-cell>
          <table:table-cell office:value-type="float" office:value="0.092596992" calcext:value-type="float">
            <text:p>0.092596992</text:p>
          </table:table-cell>
          <table:table-cell office:value-type="float" office:value="0.58424576" calcext:value-type="float">
            <text:p>0.58424576</text:p>
          </table:table-cell>
          <table:table-cell office:value-type="float" office:value="0.455636736" calcext:value-type="float">
            <text:p>0.455636736</text:p>
          </table:table-cell>
          <table:table-cell office:value-type="float" office:value="0.74136704" calcext:value-type="float">
            <text:p>0.74136704</text:p>
          </table:table-cell>
          <table:table-cell office:value-type="float" office:value="0.228199424" calcext:value-type="float">
            <text:p>0.228199424</text:p>
          </table:table-cell>
          <table:table-cell office:value-type="float" office:value="1.226950656" calcext:value-type="float">
            <text:p>1.226950656</text:p>
          </table:table-cell>
          <table:table-cell office:value-type="float" office:value="0.799670528" calcext:value-type="float">
            <text:p>0.799670528</text:p>
          </table:table-cell>
          <table:table-cell office:value-type="float" office:value="11.520704256" calcext:value-type="float">
            <text:p>11.520704256</text:p>
          </table:table-cell>
        </table:table-row>
        <table:table-row table:style-name="ro1">
          <table:table-cell/>
          <table:table-cell office:value-type="float" office:value="0.0064576" calcext:value-type="float">
            <text:p>0.0064576</text:p>
          </table:table-cell>
          <table:table-cell office:value-type="float" office:value="0.013554176" calcext:value-type="float">
            <text:p>0.013554176</text:p>
          </table:table-cell>
          <table:table-cell office:value-type="float" office:value="0.000699392" calcext:value-type="float">
            <text:p>0.000699392</text:p>
          </table:table-cell>
          <table:table-cell office:value-type="float" office:value="0.025117184" calcext:value-type="float">
            <text:p>0.025117184</text:p>
          </table:table-cell>
          <table:table-cell office:value-type="float" office:value="0.047796224" calcext:value-type="float">
            <text:p>0.047796224</text:p>
          </table:table-cell>
          <table:table-cell office:value-type="float" office:value="0.359461376" calcext:value-type="float">
            <text:p>0.359461376</text:p>
          </table:table-cell>
          <table:table-cell office:value-type="float" office:value="0.0926144" calcext:value-type="float">
            <text:p>0.0926144</text:p>
          </table:table-cell>
          <table:table-cell office:value-type="float" office:value="0.623202816" calcext:value-type="float">
            <text:p>0.623202816</text:p>
          </table:table-cell>
          <table:table-cell office:value-type="float" office:value="0.466198528" calcext:value-type="float">
            <text:p>0.466198528</text:p>
          </table:table-cell>
          <table:table-cell office:value-type="float" office:value="0.741431552" calcext:value-type="float">
            <text:p>0.741431552</text:p>
          </table:table-cell>
          <table:table-cell office:value-type="float" office:value="0.228242176" calcext:value-type="float">
            <text:p>0.228242176</text:p>
          </table:table-cell>
          <table:table-cell office:value-type="float" office:value="1.22728832" calcext:value-type="float">
            <text:p>1.22728832</text:p>
          </table:table-cell>
          <table:table-cell office:value-type="float" office:value="0.799713536" calcext:value-type="float">
            <text:p>0.799713536</text:p>
          </table:table-cell>
          <table:table-cell office:value-type="float" office:value="12.715726848" calcext:value-type="float">
            <text:p>12.715726848</text:p>
          </table:table-cell>
        </table:table-row>
        <table:table-row table:style-name="ro1">
          <table:table-cell/>
          <table:table-cell office:value-type="float" office:value="0.005858816" calcext:value-type="float">
            <text:p>0.005858816</text:p>
          </table:table-cell>
          <table:table-cell office:value-type="float" office:value="0.001940224" calcext:value-type="float">
            <text:p>0.001940224</text:p>
          </table:table-cell>
          <table:table-cell office:value-type="float" office:value="0.000713728" calcext:value-type="float">
            <text:p>0.000713728</text:p>
          </table:table-cell>
          <table:table-cell office:value-type="float" office:value="0.025144576" calcext:value-type="float">
            <text:p>0.025144576</text:p>
          </table:table-cell>
          <table:table-cell office:value-type="float" office:value="0.047825152" calcext:value-type="float">
            <text:p>0.047825152</text:p>
          </table:table-cell>
          <table:table-cell office:value-type="float" office:value="0.359469568" calcext:value-type="float">
            <text:p>0.359469568</text:p>
          </table:table-cell>
          <table:table-cell office:value-type="float" office:value="0.092639232" calcext:value-type="float">
            <text:p>0.092639232</text:p>
          </table:table-cell>
          <table:table-cell office:value-type="float" office:value="0.55783936" calcext:value-type="float">
            <text:p>0.55783936</text:p>
          </table:table-cell>
          <table:table-cell office:value-type="float" office:value="0.440853504" calcext:value-type="float">
            <text:p>0.440853504</text:p>
          </table:table-cell>
          <table:table-cell office:value-type="float" office:value="0.74144" calcext:value-type="float">
            <text:p>0.74144</text:p>
          </table:table-cell>
          <table:table-cell office:value-type="float" office:value="0.228285184" calcext:value-type="float">
            <text:p>0.228285184</text:p>
          </table:table-cell>
          <table:table-cell office:value-type="float" office:value="1.227327232" calcext:value-type="float">
            <text:p>1.227327232</text:p>
          </table:table-cell>
          <table:table-cell office:value-type="float" office:value="0.743336704" calcext:value-type="float">
            <text:p>0.743336704</text:p>
          </table:table-cell>
          <table:table-cell office:value-type="float" office:value="12.191570176" calcext:value-type="float">
            <text:p>12.191570176</text:p>
          </table:table-cell>
        </table:table-row>
        <table:table-row table:style-name="ro1">
          <table:table-cell/>
          <table:table-cell office:value-type="float" office:value="0.008567808" calcext:value-type="float">
            <text:p>0.008567808</text:p>
          </table:table-cell>
          <table:table-cell office:value-type="float" office:value="0.007398912" calcext:value-type="float">
            <text:p>0.007398912</text:p>
          </table:table-cell>
          <table:table-cell office:value-type="float" office:value="0.000734464" calcext:value-type="float">
            <text:p>0.000734464</text:p>
          </table:table-cell>
          <table:table-cell office:value-type="float" office:value="0.025172736" calcext:value-type="float">
            <text:p>0.025172736</text:p>
          </table:table-cell>
          <table:table-cell office:value-type="float" office:value="0.047855872" calcext:value-type="float">
            <text:p>0.047855872</text:p>
          </table:table-cell>
          <table:table-cell office:value-type="float" office:value="0.340059648" calcext:value-type="float">
            <text:p>0.340059648</text:p>
          </table:table-cell>
          <table:table-cell office:value-type="float" office:value="0.092665344" calcext:value-type="float">
            <text:p>0.092665344</text:p>
          </table:table-cell>
          <table:table-cell office:value-type="float" office:value="0.5577792" calcext:value-type="float">
            <text:p>0.5577792</text:p>
          </table:table-cell>
          <table:table-cell office:value-type="float" office:value="0.466564864" calcext:value-type="float">
            <text:p>0.466564864</text:p>
          </table:table-cell>
          <table:table-cell office:value-type="float" office:value="0.741442304" calcext:value-type="float">
            <text:p>0.741442304</text:p>
          </table:table-cell>
          <table:table-cell office:value-type="float" office:value="0.228327936" calcext:value-type="float">
            <text:p>0.228327936</text:p>
          </table:table-cell>
          <table:table-cell office:value-type="float" office:value="1.227358208" calcext:value-type="float">
            <text:p>1.227358208</text:p>
          </table:table-cell>
          <table:table-cell office:value-type="float" office:value="0.740984064" calcext:value-type="float">
            <text:p>0.740984064</text:p>
          </table:table-cell>
          <table:table-cell office:value-type="float" office:value="11.939083008" calcext:value-type="float">
            <text:p>11.939083008</text:p>
          </table:table-cell>
        </table:table-row>
        <table:table-row table:style-name="ro1">
          <table:table-cell/>
          <table:table-cell office:value-type="float" office:value="0.00573568" calcext:value-type="float">
            <text:p>0.00573568</text:p>
          </table:table-cell>
          <table:table-cell office:value-type="float" office:value="0.006630912" calcext:value-type="float">
            <text:p>0.006630912</text:p>
          </table:table-cell>
          <table:table-cell office:value-type="float" office:value="0.000756736" calcext:value-type="float">
            <text:p>0.000756736</text:p>
          </table:table-cell>
          <table:table-cell office:value-type="float" office:value="0.025317888" calcext:value-type="float">
            <text:p>0.025317888</text:p>
          </table:table-cell>
          <table:table-cell office:value-type="float" office:value="0.047887872" calcext:value-type="float">
            <text:p>0.047887872</text:p>
          </table:table-cell>
          <table:table-cell office:value-type="float" office:value="0.363595008" calcext:value-type="float">
            <text:p>0.363595008</text:p>
          </table:table-cell>
          <table:table-cell office:value-type="float" office:value="0.092692224" calcext:value-type="float">
            <text:p>0.092692224</text:p>
          </table:table-cell>
          <table:table-cell office:value-type="float" office:value="0.557771008" calcext:value-type="float">
            <text:p>0.557771008</text:p>
          </table:table-cell>
          <table:table-cell office:value-type="float" office:value="0.46653056" calcext:value-type="float">
            <text:p>0.46653056</text:p>
          </table:table-cell>
          <table:table-cell office:value-type="float" office:value="0.741444864" calcext:value-type="float">
            <text:p>0.741444864</text:p>
          </table:table-cell>
          <table:table-cell office:value-type="float" office:value="0.228371712" calcext:value-type="float">
            <text:p>0.228371712</text:p>
          </table:table-cell>
          <table:table-cell office:value-type="float" office:value="1.22736512" calcext:value-type="float">
            <text:p>1.22736512</text:p>
          </table:table-cell>
          <table:table-cell office:value-type="float" office:value="0.740975616" calcext:value-type="float">
            <text:p>0.740975616</text:p>
          </table:table-cell>
          <table:table-cell office:value-type="float" office:value="11.442985216" calcext:value-type="float">
            <text:p>11.442985216</text:p>
          </table:table-cell>
        </table:table-row>
        <table:table-row table:style-name="ro1">
          <table:table-cell/>
          <table:table-cell office:value-type="float" office:value="0.006715648" calcext:value-type="float">
            <text:p>0.006715648</text:p>
          </table:table-cell>
          <table:table-cell office:value-type="float" office:value="0.009637376" calcext:value-type="float">
            <text:p>0.009637376</text:p>
          </table:table-cell>
          <table:table-cell office:value-type="float" office:value="0.007269888" calcext:value-type="float">
            <text:p>0.007269888</text:p>
          </table:table-cell>
          <table:table-cell office:value-type="float" office:value="0.024964352" calcext:value-type="float">
            <text:p>0.024964352</text:p>
          </table:table-cell>
          <table:table-cell office:value-type="float" office:value="0.047921152" calcext:value-type="float">
            <text:p>0.047921152</text:p>
          </table:table-cell>
          <table:table-cell office:value-type="float" office:value="0.359967488" calcext:value-type="float">
            <text:p>0.359967488</text:p>
          </table:table-cell>
          <table:table-cell office:value-type="float" office:value="0.08179712" calcext:value-type="float">
            <text:p>0.08179712</text:p>
          </table:table-cell>
          <table:table-cell office:value-type="float" office:value="0.5848384" calcext:value-type="float">
            <text:p>0.5848384</text:p>
          </table:table-cell>
          <table:table-cell office:value-type="float" office:value="0.466530048" calcext:value-type="float">
            <text:p>0.466530048</text:p>
          </table:table-cell>
          <table:table-cell office:value-type="float" office:value="0.741444864" calcext:value-type="float">
            <text:p>0.741444864</text:p>
          </table:table-cell>
          <table:table-cell office:value-type="float" office:value="0.228416" calcext:value-type="float">
            <text:p>0.228416</text:p>
          </table:table-cell>
          <table:table-cell office:value-type="float" office:value="1.227300864" calcext:value-type="float">
            <text:p>1.227300864</text:p>
          </table:table-cell>
          <table:table-cell office:value-type="float" office:value="0.740991232" calcext:value-type="float">
            <text:p>0.740991232</text:p>
          </table:table-cell>
          <table:table-cell office:value-type="float" office:value="11.443001344" calcext:value-type="float">
            <text:p>11.443001344</text:p>
          </table:table-cell>
        </table:table-row>
        <table:table-row table:style-name="ro1">
          <table:table-cell/>
          <table:table-cell office:value-type="float" office:value="0.006253568" calcext:value-type="float">
            <text:p>0.006253568</text:p>
          </table:table-cell>
          <table:table-cell office:value-type="float" office:value="0.01329152" calcext:value-type="float">
            <text:p>0.01329152</text:p>
          </table:table-cell>
          <table:table-cell office:value-type="float" office:value="0.007239424" calcext:value-type="float">
            <text:p>0.007239424</text:p>
          </table:table-cell>
          <table:table-cell office:value-type="float" office:value="0.024990464" calcext:value-type="float">
            <text:p>0.024990464</text:p>
          </table:table-cell>
          <table:table-cell office:value-type="float" office:value="0.0479552" calcext:value-type="float">
            <text:p>0.0479552</text:p>
          </table:table-cell>
          <table:table-cell office:value-type="float" office:value="0.359947264" calcext:value-type="float">
            <text:p>0.359947264</text:p>
          </table:table-cell>
          <table:table-cell office:value-type="float" office:value="0.08182656" calcext:value-type="float">
            <text:p>0.08182656</text:p>
          </table:table-cell>
          <table:table-cell office:value-type="float" office:value="0.584825088" calcext:value-type="float">
            <text:p>0.584825088</text:p>
          </table:table-cell>
          <table:table-cell office:value-type="float" office:value="0.466550784" calcext:value-type="float">
            <text:p>0.466550784</text:p>
          </table:table-cell>
          <table:table-cell office:value-type="float" office:value="0.741444608" calcext:value-type="float">
            <text:p>0.741444608</text:p>
          </table:table-cell>
          <table:table-cell office:value-type="float" office:value="0.2284608" calcext:value-type="float">
            <text:p>0.2284608</text:p>
          </table:table-cell>
          <table:table-cell office:value-type="float" office:value="1.227289088" calcext:value-type="float">
            <text:p>1.227289088</text:p>
          </table:table-cell>
          <table:table-cell office:value-type="float" office:value="0.741012992" calcext:value-type="float">
            <text:p>0.741012992</text:p>
          </table:table-cell>
          <table:table-cell office:value-type="float" office:value="11.443025664" calcext:value-type="float">
            <text:p>11.443025664</text:p>
          </table:table-cell>
        </table:table-row>
        <table:table-row table:style-name="ro1">
          <table:table-cell/>
          <table:table-cell office:value-type="float" office:value="0.006467072" calcext:value-type="float">
            <text:p>0.006467072</text:p>
          </table:table-cell>
          <table:table-cell office:value-type="float" office:value="0.003056384" calcext:value-type="float">
            <text:p>0.003056384</text:p>
          </table:table-cell>
          <table:table-cell office:value-type="float" office:value="0.007246592" calcext:value-type="float">
            <text:p>0.007246592</text:p>
          </table:table-cell>
          <table:table-cell office:value-type="float" office:value="0.034340608" calcext:value-type="float">
            <text:p>0.034340608</text:p>
          </table:table-cell>
          <table:table-cell office:value-type="float" office:value="0.048140032" calcext:value-type="float">
            <text:p>0.048140032</text:p>
          </table:table-cell>
          <table:table-cell office:value-type="float" office:value="0.359943936" calcext:value-type="float">
            <text:p>0.359943936</text:p>
          </table:table-cell>
          <table:table-cell office:value-type="float" office:value="0.081855488" calcext:value-type="float">
            <text:p>0.081855488</text:p>
          </table:table-cell>
          <table:table-cell office:value-type="float" office:value="0.584817152" calcext:value-type="float">
            <text:p>0.584817152</text:p>
          </table:table-cell>
          <table:table-cell office:value-type="float" office:value="0.466574848" calcext:value-type="float">
            <text:p>0.466574848</text:p>
          </table:table-cell>
          <table:table-cell office:value-type="float" office:value="0.741444608" calcext:value-type="float">
            <text:p>0.741444608</text:p>
          </table:table-cell>
          <table:table-cell office:value-type="float" office:value="0.228506112" calcext:value-type="float">
            <text:p>0.228506112</text:p>
          </table:table-cell>
          <table:table-cell office:value-type="float" office:value="1.227287552" calcext:value-type="float">
            <text:p>1.227287552</text:p>
          </table:table-cell>
          <table:table-cell office:value-type="float" office:value="0.741037312" calcext:value-type="float">
            <text:p>0.741037312</text:p>
          </table:table-cell>
          <table:table-cell office:value-type="float" office:value="11.443060736" calcext:value-type="float">
            <text:p>11.443060736</text:p>
          </table:table-cell>
        </table:table-row>
        <table:table-row table:style-name="ro1">
          <table:table-cell/>
          <table:table-cell office:value-type="float" office:value="0.006600704" calcext:value-type="float">
            <text:p>0.006600704</text:p>
          </table:table-cell>
          <table:table-cell office:value-type="float" office:value="0.010049792" calcext:value-type="float">
            <text:p>0.010049792</text:p>
          </table:table-cell>
          <table:table-cell office:value-type="float" office:value="0.007257344" calcext:value-type="float">
            <text:p>0.007257344</text:p>
          </table:table-cell>
          <table:table-cell office:value-type="float" office:value="0.035194368" calcext:value-type="float">
            <text:p>0.035194368</text:p>
          </table:table-cell>
          <table:table-cell office:value-type="float" office:value="0.048104192" calcext:value-type="float">
            <text:p>0.048104192</text:p>
          </table:table-cell>
          <table:table-cell office:value-type="float" office:value="0.35994496" calcext:value-type="float">
            <text:p>0.35994496</text:p>
          </table:table-cell>
          <table:table-cell office:value-type="float" office:value="0.081884928" calcext:value-type="float">
            <text:p>0.081884928</text:p>
          </table:table-cell>
          <table:table-cell office:value-type="float" office:value="0.58481152" calcext:value-type="float">
            <text:p>0.58481152</text:p>
          </table:table-cell>
          <table:table-cell office:value-type="float" office:value="0.456312064" calcext:value-type="float">
            <text:p>0.456312064</text:p>
          </table:table-cell>
          <table:table-cell office:value-type="float" office:value="0.741444096" calcext:value-type="float">
            <text:p>0.741444096</text:p>
          </table:table-cell>
          <table:table-cell office:value-type="float" office:value="0.229058048" calcext:value-type="float">
            <text:p>0.229058048</text:p>
          </table:table-cell>
          <table:table-cell office:value-type="float" office:value="1.227286528" calcext:value-type="float">
            <text:p>1.227286528</text:p>
          </table:table-cell>
          <table:table-cell office:value-type="float" office:value="0.741062912" calcext:value-type="float">
            <text:p>0.741062912</text:p>
          </table:table-cell>
          <table:table-cell office:value-type="float" office:value="12.089973248" calcext:value-type="float">
            <text:p>12.089973248</text:p>
          </table:table-cell>
        </table:table-row>
        <table:table-row table:style-name="ro1">
          <table:table-cell/>
          <table:table-cell office:value-type="float" office:value="0.006983936" calcext:value-type="float">
            <text:p>0.006983936</text:p>
          </table:table-cell>
          <table:table-cell office:value-type="float" office:value="0.009385472" calcext:value-type="float">
            <text:p>0.009385472</text:p>
          </table:table-cell>
          <table:table-cell office:value-type="float" office:value="0.007270912" calcext:value-type="float">
            <text:p>0.007270912</text:p>
          </table:table-cell>
          <table:table-cell office:value-type="float" office:value="0.03533184" calcext:value-type="float">
            <text:p>0.03533184</text:p>
          </table:table-cell>
          <table:table-cell office:value-type="float" office:value="0.048121344" calcext:value-type="float">
            <text:p>0.048121344</text:p>
          </table:table-cell>
          <table:table-cell office:value-type="float" office:value="0.35994496" calcext:value-type="float">
            <text:p>0.35994496</text:p>
          </table:table-cell>
          <table:table-cell office:value-type="float" office:value="0.081914368" calcext:value-type="float">
            <text:p>0.081914368</text:p>
          </table:table-cell>
          <table:table-cell office:value-type="float" office:value="0.5848064" calcext:value-type="float">
            <text:p>0.5848064</text:p>
          </table:table-cell>
          <table:table-cell office:value-type="float" office:value="0.456213504" calcext:value-type="float">
            <text:p>0.456213504</text:p>
          </table:table-cell>
          <table:table-cell office:value-type="float" office:value="0.741443584" calcext:value-type="float">
            <text:p>0.741443584</text:p>
          </table:table-cell>
          <table:table-cell office:value-type="float" office:value="0.228796672" calcext:value-type="float">
            <text:p>0.228796672</text:p>
          </table:table-cell>
          <table:table-cell office:value-type="float" office:value="1.227285504" calcext:value-type="float">
            <text:p>1.227285504</text:p>
          </table:table-cell>
          <table:table-cell office:value-type="float" office:value="0.741089536" calcext:value-type="float">
            <text:p>0.741089536</text:p>
          </table:table-cell>
          <table:table-cell office:value-type="float" office:value="12.217163264" calcext:value-type="float">
            <text:p>12.217163264</text:p>
          </table:table-cell>
        </table:table-row>
        <table:table-row table:style-name="ro1">
          <table:table-cell/>
          <table:table-cell office:value-type="float" office:value="0.007961344" calcext:value-type="float">
            <text:p>0.007961344</text:p>
          </table:table-cell>
          <table:table-cell office:value-type="float" office:value="0.006567424" calcext:value-type="float">
            <text:p>0.006567424</text:p>
          </table:table-cell>
          <table:table-cell office:value-type="float" office:value="0.004704256" calcext:value-type="float">
            <text:p>0.004704256</text:p>
          </table:table-cell>
          <table:table-cell office:value-type="float" office:value="0.033399296" calcext:value-type="float">
            <text:p>0.033399296</text:p>
          </table:table-cell>
          <table:table-cell office:value-type="float" office:value="0.048143872" calcext:value-type="float">
            <text:p>0.048143872</text:p>
          </table:table-cell>
          <table:table-cell office:value-type="float" office:value="0.363505408" calcext:value-type="float">
            <text:p>0.363505408</text:p>
          </table:table-cell>
          <table:table-cell office:value-type="float" office:value="0.0819456" calcext:value-type="float">
            <text:p>0.0819456</text:p>
          </table:table-cell>
          <table:table-cell office:value-type="float" office:value="0.58480256" calcext:value-type="float">
            <text:p>0.58480256</text:p>
          </table:table-cell>
          <table:table-cell office:value-type="float" office:value="0.466653696" calcext:value-type="float">
            <text:p>0.466653696</text:p>
          </table:table-cell>
          <table:table-cell office:value-type="float" office:value="0.7549376" calcext:value-type="float">
            <text:p>0.7549376</text:p>
          </table:table-cell>
          <table:table-cell office:value-type="float" office:value="0.2288064" calcext:value-type="float">
            <text:p>0.2288064</text:p>
          </table:table-cell>
          <table:table-cell office:value-type="float" office:value="1.227283456" calcext:value-type="float">
            <text:p>1.227283456</text:p>
          </table:table-cell>
          <table:table-cell office:value-type="float" office:value="0.741115392" calcext:value-type="float">
            <text:p>0.741115392</text:p>
          </table:table-cell>
          <table:table-cell office:value-type="float" office:value="9.891598848" calcext:value-type="float">
            <text:p>9.891598848</text:p>
          </table:table-cell>
        </table:table-row>
        <table:table-row table:style-name="ro1">
          <table:table-cell/>
          <table:table-cell office:value-type="float" office:value="0.006832896" calcext:value-type="float">
            <text:p>0.006832896</text:p>
          </table:table-cell>
          <table:table-cell office:value-type="float" office:value="0.006042624" calcext:value-type="float">
            <text:p>0.006042624</text:p>
          </table:table-cell>
          <table:table-cell office:value-type="float" office:value="0.004669184" calcext:value-type="float">
            <text:p>0.004669184</text:p>
          </table:table-cell>
          <table:table-cell office:value-type="float" office:value="0.033421568" calcext:value-type="float">
            <text:p>0.033421568</text:p>
          </table:table-cell>
          <table:table-cell office:value-type="float" office:value="0.048169472" calcext:value-type="float">
            <text:p>0.048169472</text:p>
          </table:table-cell>
          <table:table-cell office:value-type="float" office:value="0.363516672" calcext:value-type="float">
            <text:p>0.363516672</text:p>
          </table:table-cell>
          <table:table-cell office:value-type="float" office:value="0.081975296" calcext:value-type="float">
            <text:p>0.081975296</text:p>
          </table:table-cell>
          <table:table-cell office:value-type="float" office:value="0.584798464" calcext:value-type="float">
            <text:p>0.584798464</text:p>
          </table:table-cell>
          <table:table-cell office:value-type="float" office:value="0.466680576" calcext:value-type="float">
            <text:p>0.466680576</text:p>
          </table:table-cell>
          <table:table-cell office:value-type="float" office:value="0.754966272" calcext:value-type="float">
            <text:p>0.754966272</text:p>
          </table:table-cell>
          <table:table-cell office:value-type="float" office:value="0.228833792" calcext:value-type="float">
            <text:p>0.228833792</text:p>
          </table:table-cell>
          <table:table-cell office:value-type="float" office:value="1.227282944" calcext:value-type="float">
            <text:p>1.227282944</text:p>
          </table:table-cell>
          <table:table-cell office:value-type="float" office:value="0.741142528" calcext:value-type="float">
            <text:p>0.741142528</text:p>
          </table:table-cell>
          <table:table-cell office:value-type="float" office:value="11.74750336" calcext:value-type="float">
            <text:p>11.74750336</text:p>
          </table:table-cell>
        </table:table-row>
        <table:table-row table:style-name="ro1">
          <table:table-cell/>
          <table:table-cell office:value-type="float" office:value="0.005465856" calcext:value-type="float">
            <text:p>0.005465856</text:p>
          </table:table-cell>
          <table:table-cell office:value-type="float" office:value="0.005965568" calcext:value-type="float">
            <text:p>0.005965568</text:p>
          </table:table-cell>
          <table:table-cell office:value-type="float" office:value="0.004687872" calcext:value-type="float">
            <text:p>0.004687872</text:p>
          </table:table-cell>
          <table:table-cell office:value-type="float" office:value="0.033448704" calcext:value-type="float">
            <text:p>0.033448704</text:p>
          </table:table-cell>
          <table:table-cell office:value-type="float" office:value="0.048196352" calcext:value-type="float">
            <text:p>0.048196352</text:p>
          </table:table-cell>
          <table:table-cell office:value-type="float" office:value="0.363528192" calcext:value-type="float">
            <text:p>0.363528192</text:p>
          </table:table-cell>
          <table:table-cell office:value-type="float" office:value="0.082003968" calcext:value-type="float">
            <text:p>0.082003968</text:p>
          </table:table-cell>
          <table:table-cell office:value-type="float" office:value="0.58482176" calcext:value-type="float">
            <text:p>0.58482176</text:p>
          </table:table-cell>
          <table:table-cell office:value-type="float" office:value="0.441309952" calcext:value-type="float">
            <text:p>0.441309952</text:p>
          </table:table-cell>
          <table:table-cell office:value-type="float" office:value="0.754995456" calcext:value-type="float">
            <text:p>0.754995456</text:p>
          </table:table-cell>
          <table:table-cell office:value-type="float" office:value="0.228863488" calcext:value-type="float">
            <text:p>0.228863488</text:p>
          </table:table-cell>
          <table:table-cell office:value-type="float" office:value="1.227369472" calcext:value-type="float">
            <text:p>1.227369472</text:p>
          </table:table-cell>
          <table:table-cell office:value-type="float" office:value="0.741170176" calcext:value-type="float">
            <text:p>0.741170176</text:p>
          </table:table-cell>
          <table:table-cell office:value-type="float" office:value="11.747547392" calcext:value-type="float">
            <text:p>11.747547392</text:p>
          </table:table-cell>
        </table:table-row>
        <table:table-row table:style-name="ro1">
          <table:table-cell/>
          <table:table-cell office:value-type="float" office:value="0.006067456" calcext:value-type="float">
            <text:p>0.006067456</text:p>
          </table:table-cell>
          <table:table-cell office:value-type="float" office:value="0.005757696" calcext:value-type="float">
            <text:p>0.005757696</text:p>
          </table:table-cell>
          <table:table-cell office:value-type="float" office:value="0.004711168" calcext:value-type="float">
            <text:p>0.004711168</text:p>
          </table:table-cell>
          <table:table-cell office:value-type="float" office:value="0.03347584" calcext:value-type="float">
            <text:p>0.03347584</text:p>
          </table:table-cell>
          <table:table-cell office:value-type="float" office:value="0.048224512" calcext:value-type="float">
            <text:p>0.048224512</text:p>
          </table:table-cell>
          <table:table-cell office:value-type="float" office:value="0.353257216" calcext:value-type="float">
            <text:p>0.353257216</text:p>
          </table:table-cell>
          <table:table-cell office:value-type="float" office:value="0.08203392" calcext:value-type="float">
            <text:p>0.08203392</text:p>
          </table:table-cell>
          <table:table-cell office:value-type="float" office:value="0.584853504" calcext:value-type="float">
            <text:p>0.584853504</text:p>
          </table:table-cell>
          <table:table-cell office:value-type="float" office:value="0.44134656" calcext:value-type="float">
            <text:p>0.44134656</text:p>
          </table:table-cell>
          <table:table-cell office:value-type="float" office:value="0.755024384" calcext:value-type="float">
            <text:p>0.755024384</text:p>
          </table:table-cell>
          <table:table-cell office:value-type="float" office:value="0.22889472" calcext:value-type="float">
            <text:p>0.22889472</text:p>
          </table:table-cell>
          <table:table-cell office:value-type="float" office:value="1.227373312" calcext:value-type="float">
            <text:p>1.227373312</text:p>
          </table:table-cell>
          <table:table-cell office:value-type="float" office:value="0.741196032" calcext:value-type="float">
            <text:p>0.741196032</text:p>
          </table:table-cell>
          <table:table-cell office:value-type="float" office:value="12.119264768" calcext:value-type="float">
            <text:p>12.119264768</text:p>
          </table:table-cell>
        </table:table-row>
        <table:table-row table:style-name="ro1">
          <table:table-cell/>
          <table:table-cell office:value-type="float" office:value="0.006119424" calcext:value-type="float">
            <text:p>0.006119424</text:p>
          </table:table-cell>
          <table:table-cell office:value-type="float" office:value="0.00665216" calcext:value-type="float">
            <text:p>0.00665216</text:p>
          </table:table-cell>
          <table:table-cell office:value-type="float" office:value="0.00468608" calcext:value-type="float">
            <text:p>0.00468608</text:p>
          </table:table-cell>
          <table:table-cell office:value-type="float" office:value="0.033604608" calcext:value-type="float">
            <text:p>0.033604608</text:p>
          </table:table-cell>
          <table:table-cell office:value-type="float" office:value="0.048253184" calcext:value-type="float">
            <text:p>0.048253184</text:p>
          </table:table-cell>
          <table:table-cell office:value-type="float" office:value="0.361834496" calcext:value-type="float">
            <text:p>0.361834496</text:p>
          </table:table-cell>
          <table:table-cell office:value-type="float" office:value="0.082255616" calcext:value-type="float">
            <text:p>0.082255616</text:p>
          </table:table-cell>
          <table:table-cell office:value-type="float" office:value="0.572037632" calcext:value-type="float">
            <text:p>0.572037632</text:p>
          </table:table-cell>
          <table:table-cell office:value-type="float" office:value="0.441383424" calcext:value-type="float">
            <text:p>0.441383424</text:p>
          </table:table-cell>
          <table:table-cell office:value-type="float" office:value="0.742383872" calcext:value-type="float">
            <text:p>0.742383872</text:p>
          </table:table-cell>
          <table:table-cell office:value-type="float" office:value="0.845342208" calcext:value-type="float">
            <text:p>0.845342208</text:p>
          </table:table-cell>
          <table:table-cell office:value-type="float" office:value="1.227373824" calcext:value-type="float">
            <text:p>1.227373824</text:p>
          </table:table-cell>
          <table:table-cell office:value-type="float" office:value="0.741222144" calcext:value-type="float">
            <text:p>0.741222144</text:p>
          </table:table-cell>
          <table:table-cell office:value-type="float" office:value="12.11929472" calcext:value-type="float">
            <text:p>12.11929472</text:p>
          </table:table-cell>
        </table:table-row>
        <table:table-row table:style-name="ro1">
          <table:table-cell/>
          <table:table-cell office:value-type="float" office:value="0.005512704" calcext:value-type="float">
            <text:p>0.005512704</text:p>
          </table:table-cell>
          <table:table-cell office:value-type="float" office:value="0.006327296" calcext:value-type="float">
            <text:p>0.006327296</text:p>
          </table:table-cell>
          <table:table-cell office:value-type="float" office:value="0.004847872" calcext:value-type="float">
            <text:p>0.004847872</text:p>
          </table:table-cell>
          <table:table-cell office:value-type="float" office:value="0.03258496" calcext:value-type="float">
            <text:p>0.03258496</text:p>
          </table:table-cell>
          <table:table-cell office:value-type="float" office:value="0.048282624" calcext:value-type="float">
            <text:p>0.048282624</text:p>
          </table:table-cell>
          <table:table-cell office:value-type="float" office:value="0.3640576" calcext:value-type="float">
            <text:p>0.3640576</text:p>
          </table:table-cell>
          <table:table-cell office:value-type="float" office:value="0.082220288" calcext:value-type="float">
            <text:p>0.082220288</text:p>
          </table:table-cell>
          <table:table-cell office:value-type="float" office:value="0.572041216" calcext:value-type="float">
            <text:p>0.572041216</text:p>
          </table:table-cell>
          <table:table-cell office:value-type="float" office:value="0.441420288" calcext:value-type="float">
            <text:p>0.441420288</text:p>
          </table:table-cell>
          <table:table-cell office:value-type="float" office:value="0.74230656" calcext:value-type="float">
            <text:p>0.74230656</text:p>
          </table:table-cell>
          <table:table-cell office:value-type="float" office:value="0.845395712" calcext:value-type="float">
            <text:p>0.845395712</text:p>
          </table:table-cell>
          <table:table-cell office:value-type="float" office:value="1.165752064" calcext:value-type="float">
            <text:p>1.165752064</text:p>
          </table:table-cell>
          <table:table-cell office:value-type="float" office:value="0.741249536" calcext:value-type="float">
            <text:p>0.741249536</text:p>
          </table:table-cell>
          <table:table-cell office:value-type="float" office:value="12.119328256" calcext:value-type="float">
            <text:p>12.119328256</text:p>
          </table:table-cell>
        </table:table-row>
        <table:table-row table:style-name="ro1">
          <table:table-cell/>
          <table:table-cell office:value-type="float" office:value="0.006444288" calcext:value-type="float">
            <text:p>0.006444288</text:p>
          </table:table-cell>
          <table:table-cell office:value-type="float" office:value="0.006817792" calcext:value-type="float">
            <text:p>0.006817792</text:p>
          </table:table-cell>
          <table:table-cell office:value-type="float" office:value="0.00877312" calcext:value-type="float">
            <text:p>0.00877312</text:p>
          </table:table-cell>
          <table:table-cell office:value-type="float" office:value="0.032594176" calcext:value-type="float">
            <text:p>0.032594176</text:p>
          </table:table-cell>
          <table:table-cell office:value-type="float" office:value="0.11143936" calcext:value-type="float">
            <text:p>0.11143936</text:p>
          </table:table-cell>
          <table:table-cell office:value-type="float" office:value="0.364050688" calcext:value-type="float">
            <text:p>0.364050688</text:p>
          </table:table-cell>
          <table:table-cell office:value-type="float" office:value="0.08223744" calcext:value-type="float">
            <text:p>0.08223744</text:p>
          </table:table-cell>
          <table:table-cell office:value-type="float" office:value="0.584962816" calcext:value-type="float">
            <text:p>0.584962816</text:p>
          </table:table-cell>
          <table:table-cell office:value-type="float" office:value="0.466852608" calcext:value-type="float">
            <text:p>0.466852608</text:p>
          </table:table-cell>
          <table:table-cell office:value-type="float" office:value="0.74228864" calcext:value-type="float">
            <text:p>0.74228864</text:p>
          </table:table-cell>
          <table:table-cell office:value-type="float" office:value="0.845433856" calcext:value-type="float">
            <text:p>0.845433856</text:p>
          </table:table-cell>
          <table:table-cell office:value-type="float" office:value="1.165415168" calcext:value-type="float">
            <text:p>1.165415168</text:p>
          </table:table-cell>
          <table:table-cell office:value-type="float" office:value="0.741276672" calcext:value-type="float">
            <text:p>0.741276672</text:p>
          </table:table-cell>
          <table:table-cell office:value-type="float" office:value="12.11937024" calcext:value-type="float">
            <text:p>12.11937024</text:p>
          </table:table-cell>
        </table:table-row>
        <table:table-row table:style-name="ro1">
          <table:table-cell/>
          <table:table-cell office:value-type="float" office:value="0.007790336" calcext:value-type="float">
            <text:p>0.007790336</text:p>
          </table:table-cell>
          <table:table-cell office:value-type="float" office:value="0.00638208" calcext:value-type="float">
            <text:p>0.00638208</text:p>
          </table:table-cell>
          <table:table-cell office:value-type="float" office:value="0.008793088" calcext:value-type="float">
            <text:p>0.008793088</text:p>
          </table:table-cell>
          <table:table-cell office:value-type="float" office:value="0.032617984" calcext:value-type="float">
            <text:p>0.032617984</text:p>
          </table:table-cell>
          <table:table-cell office:value-type="float" office:value="0.111662336" calcext:value-type="float">
            <text:p>0.111662336</text:p>
          </table:table-cell>
          <table:table-cell office:value-type="float" office:value="0.364052736" calcext:value-type="float">
            <text:p>0.364052736</text:p>
          </table:table-cell>
          <table:table-cell office:value-type="float" office:value="0.08226176" calcext:value-type="float">
            <text:p>0.08226176</text:p>
          </table:table-cell>
          <table:table-cell office:value-type="float" office:value="0.59003392" calcext:value-type="float">
            <text:p>0.59003392</text:p>
          </table:table-cell>
          <table:table-cell office:value-type="float" office:value="0.46688" calcext:value-type="float">
            <text:p>0.46688</text:p>
          </table:table-cell>
          <table:table-cell office:value-type="float" office:value="0.742280448" calcext:value-type="float">
            <text:p>0.742280448</text:p>
          </table:table-cell>
          <table:table-cell office:value-type="float" office:value="0.845476096" calcext:value-type="float">
            <text:p>0.845476096</text:p>
          </table:table-cell>
          <table:table-cell office:value-type="float" office:value="1.1654016" calcext:value-type="float">
            <text:p>1.1654016</text:p>
          </table:table-cell>
          <table:table-cell office:value-type="float" office:value="0.74130432" calcext:value-type="float">
            <text:p>0.74130432</text:p>
          </table:table-cell>
          <table:table-cell office:value-type="float" office:value="11.517157632" calcext:value-type="float">
            <text:p>11.517157632</text:p>
          </table:table-cell>
        </table:table-row>
        <table:table-row table:style-name="ro1">
          <table:table-cell/>
          <table:table-cell office:value-type="float" office:value="0.006048512" calcext:value-type="float">
            <text:p>0.006048512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0.008800512" calcext:value-type="float">
            <text:p>0.008800512</text:p>
          </table:table-cell>
          <table:table-cell office:value-type="float" office:value="0.032644352" calcext:value-type="float">
            <text:p>0.032644352</text:p>
          </table:table-cell>
          <table:table-cell office:value-type="float" office:value="0.111636992" calcext:value-type="float">
            <text:p>0.111636992</text:p>
          </table:table-cell>
          <table:table-cell office:value-type="float" office:value="0.486091264" calcext:value-type="float">
            <text:p>0.486091264</text:p>
          </table:table-cell>
          <table:table-cell office:value-type="float" office:value="0.082288384" calcext:value-type="float">
            <text:p>0.082288384</text:p>
          </table:table-cell>
          <table:table-cell office:value-type="float" office:value="0.5899008" calcext:value-type="float">
            <text:p>0.5899008</text:p>
          </table:table-cell>
          <table:table-cell office:value-type="float" office:value="0.466902016" calcext:value-type="float">
            <text:p>0.466902016</text:p>
          </table:table-cell>
          <table:table-cell office:value-type="float" office:value="0.742274304" calcext:value-type="float">
            <text:p>0.742274304</text:p>
          </table:table-cell>
          <table:table-cell office:value-type="float" office:value="0.845542144" calcext:value-type="float">
            <text:p>0.845542144</text:p>
          </table:table-cell>
          <table:table-cell office:value-type="float" office:value="1.165400064" calcext:value-type="float">
            <text:p>1.165400064</text:p>
          </table:table-cell>
          <table:table-cell office:value-type="float" office:value="0.741332992" calcext:value-type="float">
            <text:p>0.741332992</text:p>
          </table:table-cell>
          <table:table-cell office:value-type="float" office:value="11.62359552" calcext:value-type="float">
            <text:p>11.62359552</text:p>
          </table:table-cell>
        </table:table-row>
        <table:table-row table:style-name="ro1">
          <table:table-cell/>
          <table:table-cell office:value-type="float" office:value="0.005808896" calcext:value-type="float">
            <text:p>0.005808896</text:p>
          </table:table-cell>
          <table:table-cell office:value-type="float" office:value="0.007016704" calcext:value-type="float">
            <text:p>0.007016704</text:p>
          </table:table-cell>
          <table:table-cell office:value-type="float" office:value="0.008921088" calcext:value-type="float">
            <text:p>0.008921088</text:p>
          </table:table-cell>
          <table:table-cell office:value-type="float" office:value="0.032782848" calcext:value-type="float">
            <text:p>0.032782848</text:p>
          </table:table-cell>
          <table:table-cell office:value-type="float" office:value="0.111659776" calcext:value-type="float">
            <text:p>0.111659776</text:p>
          </table:table-cell>
          <table:table-cell office:value-type="float" office:value="0.486039808" calcext:value-type="float">
            <text:p>0.486039808</text:p>
          </table:table-cell>
          <table:table-cell office:value-type="float" office:value="0.082315264" calcext:value-type="float">
            <text:p>0.082315264</text:p>
          </table:table-cell>
          <table:table-cell office:value-type="float" office:value="0.585542656" calcext:value-type="float">
            <text:p>0.585542656</text:p>
          </table:table-cell>
          <table:table-cell office:value-type="float" office:value="0.466929152" calcext:value-type="float">
            <text:p>0.466929152</text:p>
          </table:table-cell>
          <table:table-cell office:value-type="float" office:value="0.742197504" calcext:value-type="float">
            <text:p>0.742197504</text:p>
          </table:table-cell>
          <table:table-cell office:value-type="float" office:value="0.84559488" calcext:value-type="float">
            <text:p>0.84559488</text:p>
          </table:table-cell>
          <table:table-cell office:value-type="float" office:value="1.165399296" calcext:value-type="float">
            <text:p>1.165399296</text:p>
          </table:table-cell>
          <table:table-cell office:value-type="float" office:value="0.74136064" calcext:value-type="float">
            <text:p>0.74136064</text:p>
          </table:table-cell>
          <table:table-cell office:value-type="float" office:value="11.623444224" calcext:value-type="float">
            <text:p>11.623444224</text:p>
          </table:table-cell>
        </table:table-row>
        <table:table-row table:style-name="ro1">
          <table:table-cell/>
          <table:table-cell office:value-type="float" office:value="0.007357952" calcext:value-type="float">
            <text:p>0.007357952</text:p>
          </table:table-cell>
          <table:table-cell office:value-type="float" office:value="0.011416576" calcext:value-type="float">
            <text:p>0.011416576</text:p>
          </table:table-cell>
          <table:table-cell office:value-type="float" office:value="0.004108288" calcext:value-type="float">
            <text:p>0.004108288</text:p>
          </table:table-cell>
          <table:table-cell office:value-type="float" office:value="0.025010944" calcext:value-type="float">
            <text:p>0.025010944</text:p>
          </table:table-cell>
          <table:table-cell office:value-type="float" office:value="0.106686976" calcext:value-type="float">
            <text:p>0.106686976</text:p>
          </table:table-cell>
          <table:table-cell office:value-type="float" office:value="0.48378112" calcext:value-type="float">
            <text:p>0.48378112</text:p>
          </table:table-cell>
          <table:table-cell office:value-type="float" office:value="0.07096064" calcext:value-type="float">
            <text:p>0.07096064</text:p>
          </table:table-cell>
          <table:table-cell office:value-type="float" office:value="0.572695552" calcext:value-type="float">
            <text:p>0.572695552</text:p>
          </table:table-cell>
          <table:table-cell office:value-type="float" office:value="0.466953984" calcext:value-type="float">
            <text:p>0.466953984</text:p>
          </table:table-cell>
          <table:table-cell office:value-type="float" office:value="0.721677824" calcext:value-type="float">
            <text:p>0.721677824</text:p>
          </table:table-cell>
          <table:table-cell office:value-type="float" office:value="0.877185792" calcext:value-type="float">
            <text:p>0.877185792</text:p>
          </table:table-cell>
          <table:table-cell office:value-type="float" office:value="1.165399552" calcext:value-type="float">
            <text:p>1.165399552</text:p>
          </table:table-cell>
          <table:table-cell office:value-type="float" office:value="0.741389056" calcext:value-type="float">
            <text:p>0.741389056</text:p>
          </table:table-cell>
          <table:table-cell office:value-type="float" office:value="11.623478272" calcext:value-type="float">
            <text:p>11.623478272</text:p>
          </table:table-cell>
        </table:table-row>
        <table:table-row table:style-name="ro1">
          <table:table-cell/>
          <table:table-cell office:value-type="float" office:value="0.00611584" calcext:value-type="float">
            <text:p>0.00611584</text:p>
          </table:table-cell>
          <table:table-cell office:value-type="float" office:value="0.000733952" calcext:value-type="float">
            <text:p>0.000733952</text:p>
          </table:table-cell>
          <table:table-cell office:value-type="float" office:value="0.00407552" calcext:value-type="float">
            <text:p>0.00407552</text:p>
          </table:table-cell>
          <table:table-cell office:value-type="float" office:value="0.02502656" calcext:value-type="float">
            <text:p>0.02502656</text:p>
          </table:table-cell>
          <table:table-cell office:value-type="float" office:value="0.106714112" calcext:value-type="float">
            <text:p>0.106714112</text:p>
          </table:table-cell>
          <table:table-cell office:value-type="float" office:value="0.483616512" calcext:value-type="float">
            <text:p>0.483616512</text:p>
          </table:table-cell>
          <table:table-cell office:value-type="float" office:value="0.070986752" calcext:value-type="float">
            <text:p>0.070986752</text:p>
          </table:table-cell>
          <table:table-cell office:value-type="float" office:value="0.645607168" calcext:value-type="float">
            <text:p>0.645607168</text:p>
          </table:table-cell>
          <table:table-cell office:value-type="float" office:value="0.441600512" calcext:value-type="float">
            <text:p>0.441600512</text:p>
          </table:table-cell>
          <table:table-cell office:value-type="float" office:value="0.721676288" calcext:value-type="float">
            <text:p>0.721676288</text:p>
          </table:table-cell>
          <table:table-cell office:value-type="float" office:value="0.8772288" calcext:value-type="float">
            <text:p>0.8772288</text:p>
          </table:table-cell>
          <table:table-cell office:value-type="float" office:value="1.228746752" calcext:value-type="float">
            <text:p>1.228746752</text:p>
          </table:table-cell>
          <table:table-cell office:value-type="float" office:value="0.741418496" calcext:value-type="float">
            <text:p>0.741418496</text:p>
          </table:table-cell>
          <table:table-cell office:value-type="float" office:value="12.056750848" calcext:value-type="float">
            <text:p>12.056750848</text:p>
          </table:table-cell>
        </table:table-row>
        <table:table-row table:style-name="ro1">
          <table:table-cell/>
          <table:table-cell office:value-type="float" office:value="0.007296768" calcext:value-type="float">
            <text:p>0.007296768</text:p>
          </table:table-cell>
          <table:table-cell office:value-type="float" office:value="0.006584576" calcext:value-type="float">
            <text:p>0.006584576</text:p>
          </table:table-cell>
          <table:table-cell office:value-type="float" office:value="0.004091648" calcext:value-type="float">
            <text:p>0.004091648</text:p>
          </table:table-cell>
          <table:table-cell office:value-type="float" office:value="0.025048832" calcext:value-type="float">
            <text:p>0.025048832</text:p>
          </table:table-cell>
          <table:table-cell office:value-type="float" office:value="0.106740992" calcext:value-type="float">
            <text:p>0.106740992</text:p>
          </table:table-cell>
          <table:table-cell office:value-type="float" office:value="0.492699392" calcext:value-type="float">
            <text:p>0.492699392</text:p>
          </table:table-cell>
          <table:table-cell office:value-type="float" office:value="0.071012352" calcext:value-type="float">
            <text:p>0.071012352</text:p>
          </table:table-cell>
          <table:table-cell office:value-type="float" office:value="0.645613312" calcext:value-type="float">
            <text:p>0.645613312</text:p>
          </table:table-cell>
          <table:table-cell office:value-type="float" office:value="0.456081664" calcext:value-type="float">
            <text:p>0.456081664</text:p>
          </table:table-cell>
          <table:table-cell office:value-type="float" office:value="0.72167424" calcext:value-type="float">
            <text:p>0.72167424</text:p>
          </table:table-cell>
          <table:table-cell office:value-type="float" office:value="0.8772608" calcext:value-type="float">
            <text:p>0.8772608</text:p>
          </table:table-cell>
          <table:table-cell office:value-type="float" office:value="1.228737536" calcext:value-type="float">
            <text:p>1.228737536</text:p>
          </table:table-cell>
          <table:table-cell office:value-type="float" office:value="0.74144256" calcext:value-type="float">
            <text:p>0.74144256</text:p>
          </table:table-cell>
          <table:table-cell office:value-type="float" office:value="12.05675776" calcext:value-type="float">
            <text:p>12.05675776</text:p>
          </table:table-cell>
        </table:table-row>
        <table:table-row table:style-name="ro1">
          <table:table-cell/>
          <table:table-cell office:value-type="float" office:value="0.008448" calcext:value-type="float">
            <text:p>0.008448</text:p>
          </table:table-cell>
          <table:table-cell office:value-type="float" office:value="0.008188928" calcext:value-type="float">
            <text:p>0.008188928</text:p>
          </table:table-cell>
          <table:table-cell office:value-type="float" office:value="0.004114432" calcext:value-type="float">
            <text:p>0.004114432</text:p>
          </table:table-cell>
          <table:table-cell office:value-type="float" office:value="0.025073152" calcext:value-type="float">
            <text:p>0.025073152</text:p>
          </table:table-cell>
          <table:table-cell office:value-type="float" office:value="0.106767616" calcext:value-type="float">
            <text:p>0.106767616</text:p>
          </table:table-cell>
          <table:table-cell office:value-type="float" office:value="0.482654464" calcext:value-type="float">
            <text:p>0.482654464</text:p>
          </table:table-cell>
          <table:table-cell office:value-type="float" office:value="0.071037184" calcext:value-type="float">
            <text:p>0.071037184</text:p>
          </table:table-cell>
          <table:table-cell office:value-type="float" office:value="0.645612544" calcext:value-type="float">
            <text:p>0.645612544</text:p>
          </table:table-cell>
          <table:table-cell office:value-type="float" office:value="0.457100032" calcext:value-type="float">
            <text:p>0.457100032</text:p>
          </table:table-cell>
          <table:table-cell office:value-type="float" office:value="0.721672704" calcext:value-type="float">
            <text:p>0.721672704</text:p>
          </table:table-cell>
          <table:table-cell office:value-type="float" office:value="0.877292288" calcext:value-type="float">
            <text:p>0.877292288</text:p>
          </table:table-cell>
          <table:table-cell office:value-type="float" office:value="1.22873344" calcext:value-type="float">
            <text:p>1.22873344</text:p>
          </table:table-cell>
          <table:table-cell office:value-type="float" office:value="0.741470208" calcext:value-type="float">
            <text:p>0.741470208</text:p>
          </table:table-cell>
          <table:table-cell office:value-type="float" office:value="8.062887168" calcext:value-type="float">
            <text:p>8.062887168</text:p>
          </table:table-cell>
        </table:table-row>
        <table:table-row table:style-name="ro1">
          <table:table-cell/>
          <table:table-cell office:value-type="float" office:value="0.007692288" calcext:value-type="float">
            <text:p>0.007692288</text:p>
          </table:table-cell>
          <table:table-cell office:value-type="float" office:value="0.007708416" calcext:value-type="float">
            <text:p>0.007708416</text:p>
          </table:table-cell>
          <table:table-cell office:value-type="float" office:value="0.004138496" calcext:value-type="float">
            <text:p>0.004138496</text:p>
          </table:table-cell>
          <table:table-cell office:value-type="float" office:value="0.02521728" calcext:value-type="float">
            <text:p>0.02521728</text:p>
          </table:table-cell>
          <table:table-cell office:value-type="float" office:value="0.106794752" calcext:value-type="float">
            <text:p>0.106794752</text:p>
          </table:table-cell>
          <table:table-cell office:value-type="float" office:value="0.49294976" calcext:value-type="float">
            <text:p>0.49294976</text:p>
          </table:table-cell>
          <table:table-cell office:value-type="float" office:value="0.071062016" calcext:value-type="float">
            <text:p>0.071062016</text:p>
          </table:table-cell>
          <table:table-cell office:value-type="float" office:value="0.645609728" calcext:value-type="float">
            <text:p>0.645609728</text:p>
          </table:table-cell>
          <table:table-cell office:value-type="float" office:value="0.457073408" calcext:value-type="float">
            <text:p>0.457073408</text:p>
          </table:table-cell>
          <table:table-cell office:value-type="float" office:value="0.721670144" calcext:value-type="float">
            <text:p>0.721670144</text:p>
          </table:table-cell>
          <table:table-cell office:value-type="float" office:value="0.877321984" calcext:value-type="float">
            <text:p>0.877321984</text:p>
          </table:table-cell>
          <table:table-cell office:value-type="float" office:value="1.228676096" calcext:value-type="float">
            <text:p>1.228676096</text:p>
          </table:table-cell>
          <table:table-cell office:value-type="float" office:value="0.741498624" calcext:value-type="float">
            <text:p>0.741498624</text:p>
          </table:table-cell>
          <table:table-cell office:value-type="float" office:value="8.01874688" calcext:value-type="float">
            <text:p>8.01874688</text:p>
          </table:table-cell>
        </table:table-row>
        <table:table-row table:style-name="ro1">
          <table:table-cell/>
          <table:table-cell office:value-type="float" office:value="0.005737472" calcext:value-type="float">
            <text:p>0.005737472</text:p>
          </table:table-cell>
          <table:table-cell office:value-type="float" office:value="0.00666112" calcext:value-type="float">
            <text:p>0.00666112</text:p>
          </table:table-cell>
          <table:table-cell office:value-type="float" office:value="0.003706368" calcext:value-type="float">
            <text:p>0.003706368</text:p>
          </table:table-cell>
          <table:table-cell office:value-type="float" office:value="0.02517632" calcext:value-type="float">
            <text:p>0.02517632</text:p>
          </table:table-cell>
          <table:table-cell office:value-type="float" office:value="0.10682112" calcext:value-type="float">
            <text:p>0.10682112</text:p>
          </table:table-cell>
          <table:table-cell office:value-type="float" office:value="0.493475072" calcext:value-type="float">
            <text:p>0.493475072</text:p>
          </table:table-cell>
          <table:table-cell office:value-type="float" office:value="0.071065088" calcext:value-type="float">
            <text:p>0.071065088</text:p>
          </table:table-cell>
          <table:table-cell office:value-type="float" office:value="0.645606912" calcext:value-type="float">
            <text:p>0.645606912</text:p>
          </table:table-cell>
          <table:table-cell office:value-type="float" office:value="0.457084928" calcext:value-type="float">
            <text:p>0.457084928</text:p>
          </table:table-cell>
          <table:table-cell office:value-type="float" office:value="0.721667072" calcext:value-type="float">
            <text:p>0.721667072</text:p>
          </table:table-cell>
          <table:table-cell office:value-type="float" office:value="0.877352192" calcext:value-type="float">
            <text:p>0.877352192</text:p>
          </table:table-cell>
          <table:table-cell office:value-type="float" office:value="1.228667648" calcext:value-type="float">
            <text:p>1.228667648</text:p>
          </table:table-cell>
          <table:table-cell office:value-type="float" office:value="0.741527296" calcext:value-type="float">
            <text:p>0.741527296</text:p>
          </table:table-cell>
          <table:table-cell office:value-type="float" office:value="8.018762496" calcext:value-type="float">
            <text:p>8.018762496</text:p>
          </table:table-cell>
        </table:table-row>
        <table:table-row table:style-name="ro1">
          <table:table-cell/>
          <table:table-cell office:value-type="float" office:value="0.006793216" calcext:value-type="float">
            <text:p>0.006793216</text:p>
          </table:table-cell>
          <table:table-cell office:value-type="float" office:value="0.007317248" calcext:value-type="float">
            <text:p>0.007317248</text:p>
          </table:table-cell>
          <table:table-cell office:value-type="float" office:value="0.003675648" calcext:value-type="float">
            <text:p>0.003675648</text:p>
          </table:table-cell>
          <table:table-cell office:value-type="float" office:value="0.025192704" calcext:value-type="float">
            <text:p>0.025192704</text:p>
          </table:table-cell>
          <table:table-cell office:value-type="float" office:value="0.106848768" calcext:value-type="float">
            <text:p>0.106848768</text:p>
          </table:table-cell>
          <table:table-cell office:value-type="float" office:value="0.493476096" calcext:value-type="float">
            <text:p>0.493476096</text:p>
          </table:table-cell>
          <table:table-cell office:value-type="float" office:value="0.071088896" calcext:value-type="float">
            <text:p>0.071088896</text:p>
          </table:table-cell>
          <table:table-cell office:value-type="float" office:value="0.64560384" calcext:value-type="float">
            <text:p>0.64560384</text:p>
          </table:table-cell>
          <table:table-cell office:value-type="float" office:value="0.457107968" calcext:value-type="float">
            <text:p>0.457107968</text:p>
          </table:table-cell>
          <table:table-cell office:value-type="float" office:value="0.721664768" calcext:value-type="float">
            <text:p>0.721664768</text:p>
          </table:table-cell>
          <table:table-cell office:value-type="float" office:value="0.877381888" calcext:value-type="float">
            <text:p>0.877381888</text:p>
          </table:table-cell>
          <table:table-cell office:value-type="float" office:value="1.228662016" calcext:value-type="float">
            <text:p>1.228662016</text:p>
          </table:table-cell>
          <table:table-cell office:value-type="float" office:value="0.741550592" calcext:value-type="float">
            <text:p>0.741550592</text:p>
          </table:table-cell>
          <table:table-cell office:value-type="float" office:value="8.01877376" calcext:value-type="float">
            <text:p>8.01877376</text:p>
          </table:table-cell>
        </table:table-row>
        <table:table-row table:style-name="ro1">
          <table:table-cell/>
          <table:table-cell office:value-type="float" office:value="0.007387904" calcext:value-type="float">
            <text:p>0.007387904</text:p>
          </table:table-cell>
          <table:table-cell office:value-type="float" office:value="0.008146432" calcext:value-type="float">
            <text:p>0.008146432</text:p>
          </table:table-cell>
          <table:table-cell office:value-type="float" office:value="0.003693824" calcext:value-type="float">
            <text:p>0.003693824</text:p>
          </table:table-cell>
          <table:table-cell office:value-type="float" office:value="0.025215744" calcext:value-type="float">
            <text:p>0.025215744</text:p>
          </table:table-cell>
          <table:table-cell office:value-type="float" office:value="0.107058688" calcext:value-type="float">
            <text:p>0.107058688</text:p>
          </table:table-cell>
          <table:table-cell office:value-type="float" office:value="0.493477376" calcext:value-type="float">
            <text:p>0.493477376</text:p>
          </table:table-cell>
          <table:table-cell office:value-type="float" office:value="0.0711168" calcext:value-type="float">
            <text:p>0.0711168</text:p>
          </table:table-cell>
          <table:table-cell office:value-type="float" office:value="0.64560128" calcext:value-type="float">
            <text:p>0.64560128</text:p>
          </table:table-cell>
          <table:table-cell office:value-type="float" office:value="0.691458816" calcext:value-type="float">
            <text:p>0.691458816</text:p>
          </table:table-cell>
          <table:table-cell office:value-type="float" office:value="0.721631232" calcext:value-type="float">
            <text:p>0.721631232</text:p>
          </table:table-cell>
          <table:table-cell office:value-type="float" office:value="0.877411328" calcext:value-type="float">
            <text:p>0.877411328</text:p>
          </table:table-cell>
          <table:table-cell office:value-type="float" office:value="1.22865664" calcext:value-type="float">
            <text:p>1.22865664</text:p>
          </table:table-cell>
          <table:table-cell office:value-type="float" office:value="0.741578496" calcext:value-type="float">
            <text:p>0.741578496</text:p>
          </table:table-cell>
          <table:table-cell office:value-type="float" office:value="12.685608704" calcext:value-type="float">
            <text:p>12.685608704</text:p>
          </table:table-cell>
        </table:table-row>
        <table:table-row table:style-name="ro1">
          <table:table-cell/>
          <table:table-cell office:value-type="float" office:value="0.011671552" calcext:value-type="float">
            <text:p>0.011671552</text:p>
          </table:table-cell>
          <table:table-cell office:value-type="float" office:value="0.006065664" calcext:value-type="float">
            <text:p>0.006065664</text:p>
          </table:table-cell>
          <table:table-cell office:value-type="float" office:value="0.00370432" calcext:value-type="float">
            <text:p>0.00370432</text:p>
          </table:table-cell>
          <table:table-cell office:value-type="float" office:value="0.025239552" calcext:value-type="float">
            <text:p>0.025239552</text:p>
          </table:table-cell>
          <table:table-cell office:value-type="float" office:value="0.107015168" calcext:value-type="float">
            <text:p>0.107015168</text:p>
          </table:table-cell>
          <table:table-cell office:value-type="float" office:value="0.517661696" calcext:value-type="float">
            <text:p>0.517661696</text:p>
          </table:table-cell>
          <table:table-cell office:value-type="float" office:value="0.071143168" calcext:value-type="float">
            <text:p>0.071143168</text:p>
          </table:table-cell>
          <table:table-cell office:value-type="float" office:value="0.645596416" calcext:value-type="float">
            <text:p>0.645596416</text:p>
          </table:table-cell>
          <table:table-cell office:value-type="float" office:value="0.701794304" calcext:value-type="float">
            <text:p>0.701794304</text:p>
          </table:table-cell>
          <table:table-cell office:value-type="float" office:value="0.721627904" calcext:value-type="float">
            <text:p>0.721627904</text:p>
          </table:table-cell>
          <table:table-cell office:value-type="float" office:value="0.877441024" calcext:value-type="float">
            <text:p>0.877441024</text:p>
          </table:table-cell>
          <table:table-cell office:value-type="float" office:value="1.165376768" calcext:value-type="float">
            <text:p>1.165376768</text:p>
          </table:table-cell>
          <table:table-cell office:value-type="float" office:value="0.74160768" calcext:value-type="float">
            <text:p>0.74160768</text:p>
          </table:table-cell>
          <table:table-cell office:value-type="float" office:value="12.685622016" calcext:value-type="float">
            <text:p>12.685622016</text:p>
          </table:table-cell>
        </table:table-row>
        <table:table-row table:style-name="ro1">
          <table:table-cell/>
          <table:table-cell office:value-type="float" office:value="0.000417024" calcext:value-type="float">
            <text:p>0.000417024</text:p>
          </table:table-cell>
          <table:table-cell office:value-type="float" office:value="0.007666944" calcext:value-type="float">
            <text:p>0.007666944</text:p>
          </table:table-cell>
          <table:table-cell office:value-type="float" office:value="0.003727616" calcext:value-type="float">
            <text:p>0.003727616</text:p>
          </table:table-cell>
          <table:table-cell office:value-type="float" office:value="0.025376768" calcext:value-type="float">
            <text:p>0.025376768</text:p>
          </table:table-cell>
          <table:table-cell office:value-type="float" office:value="0.107021312" calcext:value-type="float">
            <text:p>0.107021312</text:p>
          </table:table-cell>
          <table:table-cell office:value-type="float" office:value="0.517661952" calcext:value-type="float">
            <text:p>0.517661952</text:p>
          </table:table-cell>
          <table:table-cell office:value-type="float" office:value="0.071823616" calcext:value-type="float">
            <text:p>0.071823616</text:p>
          </table:table-cell>
          <table:table-cell office:value-type="float" office:value="0.632407296" calcext:value-type="float">
            <text:p>0.632407296</text:p>
          </table:table-cell>
          <table:table-cell office:value-type="float" office:value="0.701826304" calcext:value-type="float">
            <text:p>0.701826304</text:p>
          </table:table-cell>
          <table:table-cell office:value-type="float" office:value="0.721626368" calcext:value-type="float">
            <text:p>0.721626368</text:p>
          </table:table-cell>
          <table:table-cell office:value-type="float" office:value="0.877469184" calcext:value-type="float">
            <text:p>0.877469184</text:p>
          </table:table-cell>
          <table:table-cell office:value-type="float" office:value="1.165376768" calcext:value-type="float">
            <text:p>1.165376768</text:p>
          </table:table-cell>
          <table:table-cell office:value-type="float" office:value="0.741636096" calcext:value-type="float">
            <text:p>0.741636096</text:p>
          </table:table-cell>
          <table:table-cell office:value-type="float" office:value="11.236436992" calcext:value-type="float">
            <text:p>11.236436992</text:p>
          </table:table-cell>
        </table:table-row>
        <table:table-row table:style-name="ro1">
          <table:table-cell/>
          <table:table-cell office:value-type="float" office:value="0.006262016" calcext:value-type="float">
            <text:p>0.006262016</text:p>
          </table:table-cell>
          <table:table-cell office:value-type="float" office:value="0.006052864" calcext:value-type="float">
            <text:p>0.006052864</text:p>
          </table:table-cell>
          <table:table-cell office:value-type="float" office:value="0.001028096" calcext:value-type="float">
            <text:p>0.001028096</text:p>
          </table:table-cell>
          <table:table-cell office:value-type="float" office:value="0.025140736" calcext:value-type="float">
            <text:p>0.025140736</text:p>
          </table:table-cell>
          <table:table-cell office:value-type="float" office:value="0.103551488" calcext:value-type="float">
            <text:p>0.103551488</text:p>
          </table:table-cell>
          <table:table-cell office:value-type="float" office:value="0.517449216" calcext:value-type="float">
            <text:p>0.517449216</text:p>
          </table:table-cell>
          <table:table-cell office:value-type="float" office:value="0.071438848" calcext:value-type="float">
            <text:p>0.071438848</text:p>
          </table:table-cell>
          <table:table-cell office:value-type="float" office:value="0.632382976" calcext:value-type="float">
            <text:p>0.632382976</text:p>
          </table:table-cell>
          <table:table-cell office:value-type="float" office:value="0.676454912" calcext:value-type="float">
            <text:p>0.676454912</text:p>
          </table:table-cell>
          <table:table-cell office:value-type="float" office:value="0.74216704" calcext:value-type="float">
            <text:p>0.74216704</text:p>
          </table:table-cell>
          <table:table-cell office:value-type="float" office:value="0.877496576" calcext:value-type="float">
            <text:p>0.877496576</text:p>
          </table:table-cell>
          <table:table-cell office:value-type="float" office:value="1.165376512" calcext:value-type="float">
            <text:p>1.165376512</text:p>
          </table:table-cell>
          <table:table-cell office:value-type="float" office:value="0.741664768" calcext:value-type="float">
            <text:p>0.741664768</text:p>
          </table:table-cell>
          <table:table-cell office:value-type="float" office:value="12.234990848" calcext:value-type="float">
            <text:p>12.234990848</text:p>
          </table:table-cell>
        </table:table-row>
        <table:table-row table:style-name="ro1">
          <table:table-cell/>
          <table:table-cell office:value-type="float" office:value="0.005897472" calcext:value-type="float">
            <text:p>0.005897472</text:p>
          </table:table-cell>
          <table:table-cell office:value-type="float" office:value="0.007163136" calcext:value-type="float">
            <text:p>0.007163136</text:p>
          </table:table-cell>
          <table:table-cell office:value-type="float" office:value="0.000996608" calcext:value-type="float">
            <text:p>0.000996608</text:p>
          </table:table-cell>
          <table:table-cell office:value-type="float" office:value="0.025159936" calcext:value-type="float">
            <text:p>0.025159936</text:p>
          </table:table-cell>
          <table:table-cell office:value-type="float" office:value="0.10358272" calcext:value-type="float">
            <text:p>0.10358272</text:p>
          </table:table-cell>
          <table:table-cell office:value-type="float" office:value="0.517485824" calcext:value-type="float">
            <text:p>0.517485824</text:p>
          </table:table-cell>
          <table:table-cell office:value-type="float" office:value="0.071419648" calcext:value-type="float">
            <text:p>0.071419648</text:p>
          </table:table-cell>
          <table:table-cell office:value-type="float" office:value="0.645595392" calcext:value-type="float">
            <text:p>0.645595392</text:p>
          </table:table-cell>
          <table:table-cell office:value-type="float" office:value="0.67649024" calcext:value-type="float">
            <text:p>0.67649024</text:p>
          </table:table-cell>
          <table:table-cell office:value-type="float" office:value="0.742161408" calcext:value-type="float">
            <text:p>0.742161408</text:p>
          </table:table-cell>
          <table:table-cell office:value-type="float" office:value="0.877524736" calcext:value-type="float">
            <text:p>0.877524736</text:p>
          </table:table-cell>
          <table:table-cell office:value-type="float" office:value="1.165376" calcext:value-type="float">
            <text:p>1.165376</text:p>
          </table:table-cell>
          <table:table-cell office:value-type="float" office:value="0.74169344" calcext:value-type="float">
            <text:p>0.74169344</text:p>
          </table:table-cell>
          <table:table-cell office:value-type="float" office:value="11.525157632" calcext:value-type="float">
            <text:p>11.525157632</text:p>
          </table:table-cell>
        </table:table-row>
        <table:table-row table:style-name="ro1">
          <table:table-cell/>
          <table:table-cell office:value-type="float" office:value="0.00665984" calcext:value-type="float">
            <text:p>0.00665984</text:p>
          </table:table-cell>
          <table:table-cell office:value-type="float" office:value="0.007085568" calcext:value-type="float">
            <text:p>0.007085568</text:p>
          </table:table-cell>
          <table:table-cell office:value-type="float" office:value="0.001010432" calcext:value-type="float">
            <text:p>0.001010432</text:p>
          </table:table-cell>
          <table:table-cell office:value-type="float" office:value="0.025185792" calcext:value-type="float">
            <text:p>0.025185792</text:p>
          </table:table-cell>
          <table:table-cell office:value-type="float" office:value="0.103618304" calcext:value-type="float">
            <text:p>0.103618304</text:p>
          </table:table-cell>
          <table:table-cell office:value-type="float" office:value="0.517525504" calcext:value-type="float">
            <text:p>0.517525504</text:p>
          </table:table-cell>
          <table:table-cell office:value-type="float" office:value="0.071433472" calcext:value-type="float">
            <text:p>0.071433472</text:p>
          </table:table-cell>
          <table:table-cell office:value-type="float" office:value="0.646340864" calcext:value-type="float">
            <text:p>0.646340864</text:p>
          </table:table-cell>
          <table:table-cell office:value-type="float" office:value="0.690909952" calcext:value-type="float">
            <text:p>0.690909952</text:p>
          </table:table-cell>
          <table:table-cell office:value-type="float" office:value="0.742156032" calcext:value-type="float">
            <text:p>0.742156032</text:p>
          </table:table-cell>
          <table:table-cell office:value-type="float" office:value="0.877553408" calcext:value-type="float">
            <text:p>0.877553408</text:p>
          </table:table-cell>
          <table:table-cell office:value-type="float" office:value="1.165376" calcext:value-type="float">
            <text:p>1.165376</text:p>
          </table:table-cell>
          <table:table-cell office:value-type="float" office:value="0.741722624" calcext:value-type="float">
            <text:p>0.741722624</text:p>
          </table:table-cell>
          <table:table-cell office:value-type="float" office:value="11.674122496" calcext:value-type="float">
            <text:p>11.674122496</text:p>
          </table:table-cell>
        </table:table-row>
        <table:table-row table:style-name="ro1">
          <table:table-cell/>
          <table:table-cell office:value-type="float" office:value="0.00576" calcext:value-type="float">
            <text:p>0.00576</text:p>
          </table:table-cell>
          <table:table-cell office:value-type="float" office:value="0.005703936" calcext:value-type="float">
            <text:p>0.005703936</text:p>
          </table:table-cell>
          <table:table-cell office:value-type="float" office:value="0.001029632" calcext:value-type="float">
            <text:p>0.001029632</text:p>
          </table:table-cell>
          <table:table-cell office:value-type="float" office:value="0.025211648" calcext:value-type="float">
            <text:p>0.025211648</text:p>
          </table:table-cell>
          <table:table-cell office:value-type="float" office:value="0.103650304" calcext:value-type="float">
            <text:p>0.103650304</text:p>
          </table:table-cell>
          <table:table-cell office:value-type="float" office:value="0.504725248" calcext:value-type="float">
            <text:p>0.504725248</text:p>
          </table:table-cell>
          <table:table-cell office:value-type="float" office:value="0.071453952" calcext:value-type="float">
            <text:p>0.071453952</text:p>
          </table:table-cell>
          <table:table-cell office:value-type="float" office:value="0.646271232" calcext:value-type="float">
            <text:p>0.646271232</text:p>
          </table:table-cell>
          <table:table-cell office:value-type="float" office:value="0.690944256" calcext:value-type="float">
            <text:p>0.690944256</text:p>
          </table:table-cell>
          <table:table-cell office:value-type="float" office:value="0.742150912" calcext:value-type="float">
            <text:p>0.742150912</text:p>
          </table:table-cell>
          <table:table-cell office:value-type="float" office:value="0.877581312" calcext:value-type="float">
            <text:p>0.877581312</text:p>
          </table:table-cell>
          <table:table-cell office:value-type="float" office:value="1.165374976" calcext:value-type="float">
            <text:p>1.165374976</text:p>
          </table:table-cell>
          <table:table-cell office:value-type="float" office:value="0.741751296" calcext:value-type="float">
            <text:p>0.741751296</text:p>
          </table:table-cell>
          <table:table-cell office:value-type="float" office:value="12.047502592" calcext:value-type="float">
            <text:p>12.047502592</text:p>
          </table:table-cell>
        </table:table-row>
        <table:table-row table:style-name="ro1">
          <table:table-cell/>
          <table:table-cell office:value-type="float" office:value="0.01011712" calcext:value-type="float">
            <text:p>0.01011712</text:p>
          </table:table-cell>
          <table:table-cell office:value-type="float" office:value="0.007195648" calcext:value-type="float">
            <text:p>0.007195648</text:p>
          </table:table-cell>
          <table:table-cell office:value-type="float" office:value="0.001050624" calcext:value-type="float">
            <text:p>0.001050624</text:p>
          </table:table-cell>
          <table:table-cell office:value-type="float" office:value="0.025334016" calcext:value-type="float">
            <text:p>0.025334016</text:p>
          </table:table-cell>
          <table:table-cell office:value-type="float" office:value="0.103687424" calcext:value-type="float">
            <text:p>0.103687424</text:p>
          </table:table-cell>
          <table:table-cell office:value-type="float" office:value="0.495628032" calcext:value-type="float">
            <text:p>0.495628032</text:p>
          </table:table-cell>
          <table:table-cell office:value-type="float" office:value="0.071476992" calcext:value-type="float">
            <text:p>0.071476992</text:p>
          </table:table-cell>
          <table:table-cell office:value-type="float" office:value="0.64625536" calcext:value-type="float">
            <text:p>0.64625536</text:p>
          </table:table-cell>
          <table:table-cell office:value-type="float" office:value="0.690976768" calcext:value-type="float">
            <text:p>0.690976768</text:p>
          </table:table-cell>
          <table:table-cell office:value-type="float" office:value="0.722518784" calcext:value-type="float">
            <text:p>0.722518784</text:p>
          </table:table-cell>
          <table:table-cell office:value-type="float" office:value="0.877609984" calcext:value-type="float">
            <text:p>0.877609984</text:p>
          </table:table-cell>
          <table:table-cell office:value-type="float" office:value="1.16537472" calcext:value-type="float">
            <text:p>1.16537472</text:p>
          </table:table-cell>
          <table:table-cell office:value-type="float" office:value="0.741780224" calcext:value-type="float">
            <text:p>0.741780224</text:p>
          </table:table-cell>
          <table:table-cell office:value-type="float" office:value="12.0475456" calcext:value-type="float">
            <text:p>12.0475456</text:p>
          </table:table-cell>
        </table:table-row>
        <table:table-row table:style-name="ro1">
          <table:table-cell/>
          <table:table-cell office:value-type="float" office:value="0.006459392" calcext:value-type="float">
            <text:p>0.006459392</text:p>
          </table:table-cell>
          <table:table-cell office:value-type="float" office:value="0.012795648" calcext:value-type="float">
            <text:p>0.012795648</text:p>
          </table:table-cell>
          <table:table-cell office:value-type="float" office:value="0.016507136" calcext:value-type="float">
            <text:p>0.016507136</text:p>
          </table:table-cell>
          <table:table-cell office:value-type="float" office:value="0.023387136" calcext:value-type="float">
            <text:p>0.023387136</text:p>
          </table:table-cell>
          <table:table-cell office:value-type="float" office:value="0.103726848" calcext:value-type="float">
            <text:p>0.103726848</text:p>
          </table:table-cell>
          <table:table-cell office:value-type="float" office:value="0.51770752" calcext:value-type="float">
            <text:p>0.51770752</text:p>
          </table:table-cell>
          <table:table-cell office:value-type="float" office:value="0.059585024" calcext:value-type="float">
            <text:p>0.059585024</text:p>
          </table:table-cell>
          <table:table-cell office:value-type="float" office:value="0.632900096" calcext:value-type="float">
            <text:p>0.632900096</text:p>
          </table:table-cell>
          <table:table-cell office:value-type="float" office:value="0.691009792" calcext:value-type="float">
            <text:p>0.691009792</text:p>
          </table:table-cell>
          <table:table-cell office:value-type="float" office:value="0.722456064" calcext:value-type="float">
            <text:p>0.722456064</text:p>
          </table:table-cell>
          <table:table-cell office:value-type="float" office:value="0.971505152" calcext:value-type="float">
            <text:p>0.971505152</text:p>
          </table:table-cell>
          <table:table-cell office:value-type="float" office:value="1.165374976" calcext:value-type="float">
            <text:p>1.165374976</text:p>
          </table:table-cell>
          <table:table-cell office:value-type="float" office:value="0.741808896" calcext:value-type="float">
            <text:p>0.741808896</text:p>
          </table:table-cell>
          <table:table-cell office:value-type="float" office:value="12.047609088" calcext:value-type="float">
            <text:p>12.047609088</text:p>
          </table:table-cell>
        </table:table-row>
        <table:table-row table:style-name="ro1">
          <table:table-cell/>
          <table:table-cell office:value-type="float" office:value="0.006034688" calcext:value-type="float">
            <text:p>0.006034688</text:p>
          </table:table-cell>
          <table:table-cell office:value-type="float" office:value="0.00244224" calcext:value-type="float">
            <text:p>0.00244224</text:p>
          </table:table-cell>
          <table:table-cell office:value-type="float" office:value="0.016557824" calcext:value-type="float">
            <text:p>0.016557824</text:p>
          </table:table-cell>
          <table:table-cell office:value-type="float" office:value="0.023459072" calcext:value-type="float">
            <text:p>0.023459072</text:p>
          </table:table-cell>
          <table:table-cell office:value-type="float" office:value="0.10376832" calcext:value-type="float">
            <text:p>0.10376832</text:p>
          </table:table-cell>
          <table:table-cell office:value-type="float" office:value="0.517736192" calcext:value-type="float">
            <text:p>0.517736192</text:p>
          </table:table-cell>
          <table:table-cell office:value-type="float" office:value="0.059609344" calcext:value-type="float">
            <text:p>0.059609344</text:p>
          </table:table-cell>
          <table:table-cell office:value-type="float" office:value="0.632895744" calcext:value-type="float">
            <text:p>0.632895744</text:p>
          </table:table-cell>
          <table:table-cell office:value-type="float" office:value="0.676656896" calcext:value-type="float">
            <text:p>0.676656896</text:p>
          </table:table-cell>
          <table:table-cell office:value-type="float" office:value="0.72244096" calcext:value-type="float">
            <text:p>0.72244096</text:p>
          </table:table-cell>
          <table:table-cell office:value-type="float" office:value="0.971659264" calcext:value-type="float">
            <text:p>0.971659264</text:p>
          </table:table-cell>
          <table:table-cell office:value-type="float" office:value="1.165374464" calcext:value-type="float">
            <text:p>1.165374464</text:p>
          </table:table-cell>
          <table:table-cell office:value-type="float" office:value="0.74183808" calcext:value-type="float">
            <text:p>0.74183808</text:p>
          </table:table-cell>
          <table:table-cell office:value-type="float" office:value="11.937633536" calcext:value-type="float">
            <text:p>11.937633536</text:p>
          </table:table-cell>
        </table:table-row>
        <table:table-row table:style-name="ro1">
          <table:table-cell/>
          <table:table-cell office:value-type="float" office:value="0.008033792" calcext:value-type="float">
            <text:p>0.008033792</text:p>
          </table:table-cell>
          <table:table-cell office:value-type="float" office:value="0.008432128" calcext:value-type="float">
            <text:p>0.008432128</text:p>
          </table:table-cell>
          <table:table-cell office:value-type="float" office:value="0.016585728" calcext:value-type="float">
            <text:p>0.016585728</text:p>
          </table:table-cell>
          <table:table-cell office:value-type="float" office:value="0.023533824" calcext:value-type="float">
            <text:p>0.023533824</text:p>
          </table:table-cell>
          <table:table-cell office:value-type="float" office:value="0.103976192" calcext:value-type="float">
            <text:p>0.103976192</text:p>
          </table:table-cell>
          <table:table-cell office:value-type="float" office:value="0.51776512" calcext:value-type="float">
            <text:p>0.51776512</text:p>
          </table:table-cell>
          <table:table-cell office:value-type="float" office:value="0.059633664" calcext:value-type="float">
            <text:p>0.059633664</text:p>
          </table:table-cell>
          <table:table-cell office:value-type="float" office:value="0.632891392" calcext:value-type="float">
            <text:p>0.632891392</text:p>
          </table:table-cell>
          <table:table-cell office:value-type="float" office:value="0.676690176" calcext:value-type="float">
            <text:p>0.676690176</text:p>
          </table:table-cell>
          <table:table-cell office:value-type="float" office:value="0.722432256" calcext:value-type="float">
            <text:p>0.722432256</text:p>
          </table:table-cell>
          <table:table-cell office:value-type="float" office:value="0.971700224" calcext:value-type="float">
            <text:p>0.971700224</text:p>
          </table:table-cell>
          <table:table-cell office:value-type="float" office:value="1.165373696" calcext:value-type="float">
            <text:p>1.165373696</text:p>
          </table:table-cell>
          <table:table-cell office:value-type="float" office:value="0.74186368" calcext:value-type="float">
            <text:p>0.74186368</text:p>
          </table:table-cell>
          <table:table-cell office:value-type="float" office:value="12.808271616" calcext:value-type="float">
            <text:p>12.808271616</text:p>
          </table:table-cell>
        </table:table-row>
        <table:table-row table:style-name="ro1">
          <table:table-cell/>
          <table:table-cell office:value-type="float" office:value="0.007856128" calcext:value-type="float">
            <text:p>0.007856128</text:p>
          </table:table-cell>
          <table:table-cell office:value-type="float" office:value="0.006462976" calcext:value-type="float">
            <text:p>0.006462976</text:p>
          </table:table-cell>
          <table:table-cell office:value-type="float" office:value="0.016615168" calcext:value-type="float">
            <text:p>0.016615168</text:p>
          </table:table-cell>
          <table:table-cell office:value-type="float" office:value="0.02356096" calcext:value-type="float">
            <text:p>0.02356096</text:p>
          </table:table-cell>
          <table:table-cell office:value-type="float" office:value="0.10393984" calcext:value-type="float">
            <text:p>0.10393984</text:p>
          </table:table-cell>
          <table:table-cell office:value-type="float" office:value="0.517795328" calcext:value-type="float">
            <text:p>0.517795328</text:p>
          </table:table-cell>
          <table:table-cell office:value-type="float" office:value="0.059657728" calcext:value-type="float">
            <text:p>0.059657728</text:p>
          </table:table-cell>
          <table:table-cell office:value-type="float" office:value="0.63288704" calcext:value-type="float">
            <text:p>0.63288704</text:p>
          </table:table-cell>
          <table:table-cell office:value-type="float" office:value="0.676724224" calcext:value-type="float">
            <text:p>0.676724224</text:p>
          </table:table-cell>
          <table:table-cell office:value-type="float" office:value="0.784189696" calcext:value-type="float">
            <text:p>0.784189696</text:p>
          </table:table-cell>
          <table:table-cell office:value-type="float" office:value="1.036145408" calcext:value-type="float">
            <text:p>1.036145408</text:p>
          </table:table-cell>
          <table:table-cell office:value-type="float" office:value="1.165372672" calcext:value-type="float">
            <text:p>1.165372672</text:p>
          </table:table-cell>
          <table:table-cell office:value-type="float" office:value="0.741892352" calcext:value-type="float">
            <text:p>0.741892352</text:p>
          </table:table-cell>
          <table:table-cell office:value-type="float" office:value="9.85776128" calcext:value-type="float">
            <text:p>9.85776128</text:p>
          </table:table-cell>
        </table:table-row>
        <table:table-row table:style-name="ro1">
          <table:table-cell/>
          <table:table-cell office:value-type="float" office:value="0.007563264" calcext:value-type="float">
            <text:p>0.007563264</text:p>
          </table:table-cell>
          <table:table-cell office:value-type="float" office:value="0.006743552" calcext:value-type="float">
            <text:p>0.006743552</text:p>
          </table:table-cell>
          <table:table-cell office:value-type="float" office:value="0.016754176" calcext:value-type="float">
            <text:p>0.016754176</text:p>
          </table:table-cell>
          <table:table-cell office:value-type="float" office:value="0.023715328" calcext:value-type="float">
            <text:p>0.023715328</text:p>
          </table:table-cell>
          <table:table-cell office:value-type="float" office:value="0.118702592" calcext:value-type="float">
            <text:p>0.118702592</text:p>
          </table:table-cell>
          <table:table-cell office:value-type="float" office:value="0.517828864" calcext:value-type="float">
            <text:p>0.517828864</text:p>
          </table:table-cell>
          <table:table-cell office:value-type="float" office:value="0.05968256" calcext:value-type="float">
            <text:p>0.05968256</text:p>
          </table:table-cell>
          <table:table-cell office:value-type="float" office:value="0.63288192" calcext:value-type="float">
            <text:p>0.63288192</text:p>
          </table:table-cell>
          <table:table-cell office:value-type="float" office:value="0.676759552" calcext:value-type="float">
            <text:p>0.676759552</text:p>
          </table:table-cell>
          <table:table-cell office:value-type="float" office:value="0.784193536" calcext:value-type="float">
            <text:p>0.784193536</text:p>
          </table:table-cell>
          <table:table-cell office:value-type="float" office:value="1.03563136" calcext:value-type="float">
            <text:p>1.03563136</text:p>
          </table:table-cell>
          <table:table-cell office:value-type="float" office:value="1.165389568" calcext:value-type="float">
            <text:p>1.165389568</text:p>
          </table:table-cell>
          <table:table-cell office:value-type="float" office:value="0.741920768" calcext:value-type="float">
            <text:p>0.741920768</text:p>
          </table:table-cell>
          <table:table-cell office:value-type="float" office:value="9.999935488" calcext:value-type="float">
            <text:p>9.999935488</text:p>
          </table:table-cell>
        </table:table-row>
        <table:table-row table:style-name="ro1">
          <table:table-cell/>
          <table:table-cell office:value-type="float" office:value="0.006993152" calcext:value-type="float">
            <text:p>0.006993152</text:p>
          </table:table-cell>
          <table:table-cell office:value-type="float" office:value="0.008815104" calcext:value-type="float">
            <text:p>0.008815104</text:p>
          </table:table-cell>
          <table:table-cell office:value-type="float" office:value="0.016804608" calcext:value-type="float">
            <text:p>0.016804608</text:p>
          </table:table-cell>
          <table:table-cell office:value-type="float" office:value="0.023155456" calcext:value-type="float">
            <text:p>0.023155456</text:p>
          </table:table-cell>
          <table:table-cell office:value-type="float" office:value="0.117905152" calcext:value-type="float">
            <text:p>0.117905152</text:p>
          </table:table-cell>
          <table:table-cell office:value-type="float" office:value="0.495793152" calcext:value-type="float">
            <text:p>0.495793152</text:p>
          </table:table-cell>
          <table:table-cell office:value-type="float" office:value="0.059706368" calcext:value-type="float">
            <text:p>0.059706368</text:p>
          </table:table-cell>
          <table:table-cell office:value-type="float" office:value="0.632902912" calcext:value-type="float">
            <text:p>0.632902912</text:p>
          </table:table-cell>
          <table:table-cell office:value-type="float" office:value="0.676791296" calcext:value-type="float">
            <text:p>0.676791296</text:p>
          </table:table-cell>
          <table:table-cell office:value-type="float" office:value="0.761926656" calcext:value-type="float">
            <text:p>0.761926656</text:p>
          </table:table-cell>
          <table:table-cell office:value-type="float" office:value="1.035475968" calcext:value-type="float">
            <text:p>1.035475968</text:p>
          </table:table-cell>
          <table:table-cell office:value-type="float" office:value="1.165388544" calcext:value-type="float">
            <text:p>1.165388544</text:p>
          </table:table-cell>
          <table:table-cell office:value-type="float" office:value="0.741950464" calcext:value-type="float">
            <text:p>0.741950464</text:p>
          </table:table-cell>
          <table:table-cell office:value-type="float" office:value="9.999951104" calcext:value-type="float">
            <text:p>9.999951104</text:p>
          </table:table-cell>
        </table:table-row>
        <table:table-row table:style-name="ro1">
          <table:table-cell/>
          <table:table-cell office:value-type="float" office:value="0.005850624" calcext:value-type="float">
            <text:p>0.005850624</text:p>
          </table:table-cell>
          <table:table-cell office:value-type="float" office:value="0.009673216" calcext:value-type="float">
            <text:p>0.009673216</text:p>
          </table:table-cell>
          <table:table-cell office:value-type="float" office:value="0.020553728" calcext:value-type="float">
            <text:p>0.020553728</text:p>
          </table:table-cell>
          <table:table-cell office:value-type="float" office:value="0.023170304" calcext:value-type="float">
            <text:p>0.023170304</text:p>
          </table:table-cell>
          <table:table-cell office:value-type="float" office:value="0.117937152" calcext:value-type="float">
            <text:p>0.117937152</text:p>
          </table:table-cell>
          <table:table-cell office:value-type="float" office:value="0.495827456" calcext:value-type="float">
            <text:p>0.495827456</text:p>
          </table:table-cell>
          <table:table-cell office:value-type="float" office:value="0.059730688" calcext:value-type="float">
            <text:p>0.059730688</text:p>
          </table:table-cell>
          <table:table-cell office:value-type="float" office:value="0.632932352" calcext:value-type="float">
            <text:p>0.632932352</text:p>
          </table:table-cell>
          <table:table-cell office:value-type="float" office:value="0.691212032" calcext:value-type="float">
            <text:p>0.691212032</text:p>
          </table:table-cell>
          <table:table-cell office:value-type="float" office:value="0.761907968" calcext:value-type="float">
            <text:p>0.761907968</text:p>
          </table:table-cell>
          <table:table-cell office:value-type="float" office:value="0.996833792" calcext:value-type="float">
            <text:p>0.996833792</text:p>
          </table:table-cell>
          <table:table-cell office:value-type="float" office:value="1.165388544" calcext:value-type="float">
            <text:p>1.165388544</text:p>
          </table:table-cell>
          <table:table-cell office:value-type="float" office:value="0.741979648" calcext:value-type="float">
            <text:p>0.741979648</text:p>
          </table:table-cell>
          <table:table-cell office:value-type="float" office:value="12.278769408" calcext:value-type="float">
            <text:p>12.278769408</text:p>
          </table:table-cell>
        </table:table-row>
        <table:table-row table:style-name="ro1">
          <table:table-cell/>
          <table:table-cell office:value-type="float" office:value="0.005965568" calcext:value-type="float">
            <text:p>0.005965568</text:p>
          </table:table-cell>
          <table:table-cell office:value-type="float" office:value="0.006624512" calcext:value-type="float">
            <text:p>0.006624512</text:p>
          </table:table-cell>
          <table:table-cell office:value-type="float" office:value="0.020583168" calcext:value-type="float">
            <text:p>0.020583168</text:p>
          </table:table-cell>
          <table:table-cell office:value-type="float" office:value="0.023192576" calcext:value-type="float">
            <text:p>0.023192576</text:p>
          </table:table-cell>
          <table:table-cell office:value-type="float" office:value="0.117972224" calcext:value-type="float">
            <text:p>0.117972224</text:p>
          </table:table-cell>
          <table:table-cell office:value-type="float" office:value="0.495862016" calcext:value-type="float">
            <text:p>0.495862016</text:p>
          </table:table-cell>
          <table:table-cell office:value-type="float" office:value="0.059754752" calcext:value-type="float">
            <text:p>0.059754752</text:p>
          </table:table-cell>
          <table:table-cell office:value-type="float" office:value="0.632962304" calcext:value-type="float">
            <text:p>0.632962304</text:p>
          </table:table-cell>
          <table:table-cell office:value-type="float" office:value="0.67945472" calcext:value-type="float">
            <text:p>0.67945472</text:p>
          </table:table-cell>
          <table:table-cell office:value-type="float" office:value="0.761888" calcext:value-type="float">
            <text:p>0.761888</text:p>
          </table:table-cell>
          <table:table-cell office:value-type="float" office:value="0.996626944" calcext:value-type="float">
            <text:p>0.996626944</text:p>
          </table:table-cell>
          <table:table-cell office:value-type="float" office:value="1.165388032" calcext:value-type="float">
            <text:p>1.165388032</text:p>
          </table:table-cell>
          <table:table-cell office:value-type="float" office:value="0.774640384" calcext:value-type="float">
            <text:p>0.774640384</text:p>
          </table:table-cell>
          <table:table-cell office:value-type="float" office:value="12.27877376" calcext:value-type="float">
            <text:p>12.27877376</text:p>
          </table:table-cell>
        </table:table-row>
        <table:table-row table:style-name="ro1">
          <table:table-cell/>
          <table:table-cell office:value-type="float" office:value="0.006108416" calcext:value-type="float">
            <text:p>0.006108416</text:p>
          </table:table-cell>
          <table:table-cell office:value-type="float" office:value="0.006566656" calcext:value-type="float">
            <text:p>0.006566656</text:p>
          </table:table-cell>
          <table:table-cell office:value-type="float" office:value="0.020608512" calcext:value-type="float">
            <text:p>0.020608512</text:p>
          </table:table-cell>
          <table:table-cell office:value-type="float" office:value="0.023216896" calcext:value-type="float">
            <text:p>0.023216896</text:p>
          </table:table-cell>
          <table:table-cell office:value-type="float" office:value="0.118006272" calcext:value-type="float">
            <text:p>0.118006272</text:p>
          </table:table-cell>
          <table:table-cell office:value-type="float" office:value="0.48506368" calcext:value-type="float">
            <text:p>0.48506368</text:p>
          </table:table-cell>
          <table:table-cell office:value-type="float" office:value="0.059779328" calcext:value-type="float">
            <text:p>0.059779328</text:p>
          </table:table-cell>
          <table:table-cell office:value-type="float" office:value="0.632991232" calcext:value-type="float">
            <text:p>0.632991232</text:p>
          </table:table-cell>
          <table:table-cell office:value-type="float" office:value="0.677409536" calcext:value-type="float">
            <text:p>0.677409536</text:p>
          </table:table-cell>
          <table:table-cell office:value-type="float" office:value="0.761878784" calcext:value-type="float">
            <text:p>0.761878784</text:p>
          </table:table-cell>
          <table:table-cell office:value-type="float" office:value="0.972769024" calcext:value-type="float">
            <text:p>0.972769024</text:p>
          </table:table-cell>
          <table:table-cell office:value-type="float" office:value="1.165388288" calcext:value-type="float">
            <text:p>1.165388288</text:p>
          </table:table-cell>
          <table:table-cell office:value-type="float" office:value="0.757596928" calcext:value-type="float">
            <text:p>0.757596928</text:p>
          </table:table-cell>
          <table:table-cell office:value-type="float" office:value="12.278786048" calcext:value-type="float">
            <text:p>12.278786048</text:p>
          </table:table-cell>
        </table:table-row>
        <table:table-row table:style-name="ro1">
          <table:table-cell/>
          <table:table-cell office:value-type="float" office:value="0.00816128" calcext:value-type="float">
            <text:p>0.00816128</text:p>
          </table:table-cell>
          <table:table-cell office:value-type="float" office:value="0.006951168" calcext:value-type="float">
            <text:p>0.006951168</text:p>
          </table:table-cell>
          <table:table-cell office:value-type="float" office:value="0.020766208" calcext:value-type="float">
            <text:p>0.020766208</text:p>
          </table:table-cell>
          <table:table-cell office:value-type="float" office:value="0.023365888" calcext:value-type="float">
            <text:p>0.023365888</text:p>
          </table:table-cell>
          <table:table-cell office:value-type="float" office:value="0.118044416" calcext:value-type="float">
            <text:p>0.118044416</text:p>
          </table:table-cell>
          <table:table-cell office:value-type="float" office:value="0.51782272" calcext:value-type="float">
            <text:p>0.51782272</text:p>
          </table:table-cell>
          <table:table-cell office:value-type="float" office:value="0.060947712" calcext:value-type="float">
            <text:p>0.060947712</text:p>
          </table:table-cell>
          <table:table-cell office:value-type="float" office:value="0.645265152" calcext:value-type="float">
            <text:p>0.645265152</text:p>
          </table:table-cell>
          <table:table-cell office:value-type="float" office:value="0.67714432" calcext:value-type="float">
            <text:p>0.67714432</text:p>
          </table:table-cell>
          <table:table-cell office:value-type="float" office:value="0.761858048" calcext:value-type="float">
            <text:p>0.761858048</text:p>
          </table:table-cell>
          <table:table-cell office:value-type="float" office:value="0.972647936" calcext:value-type="float">
            <text:p>0.972647936</text:p>
          </table:table-cell>
          <table:table-cell office:value-type="float" office:value="1.165388288" calcext:value-type="float">
            <text:p>1.165388288</text:p>
          </table:table-cell>
          <table:table-cell office:value-type="float" office:value="0.757591808" calcext:value-type="float">
            <text:p>0.757591808</text:p>
          </table:table-cell>
          <table:table-cell office:value-type="float" office:value="12.278808064" calcext:value-type="float">
            <text:p>12.278808064</text:p>
          </table:table-cell>
        </table:table-row>
        <table:table-row table:style-name="ro1">
          <table:table-cell/>
          <table:table-cell office:value-type="float" office:value="0.008699904" calcext:value-type="float">
            <text:p>0.008699904</text:p>
          </table:table-cell>
          <table:table-cell office:value-type="float" office:value="0.006242816" calcext:value-type="float">
            <text:p>0.006242816</text:p>
          </table:table-cell>
          <table:table-cell office:value-type="float" office:value="0.01549952" calcext:value-type="float">
            <text:p>0.01549952</text:p>
          </table:table-cell>
          <table:table-cell office:value-type="float" office:value="0.015415296" calcext:value-type="float">
            <text:p>0.015415296</text:p>
          </table:table-cell>
          <table:table-cell office:value-type="float" office:value="0.118085376" calcext:value-type="float">
            <text:p>0.118085376</text:p>
          </table:table-cell>
          <table:table-cell office:value-type="float" office:value="0.496038656" calcext:value-type="float">
            <text:p>0.496038656</text:p>
          </table:table-cell>
          <table:table-cell office:value-type="float" office:value="0.06005632" calcext:value-type="float">
            <text:p>0.06005632</text:p>
          </table:table-cell>
          <table:table-cell office:value-type="float" office:value="0.645280512" calcext:value-type="float">
            <text:p>0.645280512</text:p>
          </table:table-cell>
          <table:table-cell office:value-type="float" office:value="0.677153536" calcext:value-type="float">
            <text:p>0.677153536</text:p>
          </table:table-cell>
          <table:table-cell office:value-type="float" office:value="0.761831424" calcext:value-type="float">
            <text:p>0.761831424</text:p>
          </table:table-cell>
          <table:table-cell office:value-type="float" office:value="0.972424704" calcext:value-type="float">
            <text:p>0.972424704</text:p>
          </table:table-cell>
          <table:table-cell office:value-type="float" office:value="1.114939648" calcext:value-type="float">
            <text:p>1.114939648</text:p>
          </table:table-cell>
          <table:table-cell office:value-type="float" office:value="0.757612544" calcext:value-type="float">
            <text:p>0.757612544</text:p>
          </table:table-cell>
          <table:table-cell office:value-type="float" office:value="12.100945664" calcext:value-type="float">
            <text:p>12.100945664</text:p>
          </table:table-cell>
        </table:table-row>
        <table:table-row table:style-name="ro1">
          <table:table-cell/>
          <table:table-cell office:value-type="float" office:value="0.007490816" calcext:value-type="float">
            <text:p>0.007490816</text:p>
          </table:table-cell>
          <table:table-cell office:value-type="float" office:value="0.006623744" calcext:value-type="float">
            <text:p>0.006623744</text:p>
          </table:table-cell>
          <table:table-cell office:value-type="float" office:value="0.015443712" calcext:value-type="float">
            <text:p>0.015443712</text:p>
          </table:table-cell>
          <table:table-cell office:value-type="float" office:value="0.015432192" calcext:value-type="float">
            <text:p>0.015432192</text:p>
          </table:table-cell>
          <table:table-cell office:value-type="float" office:value="0.1181312" calcext:value-type="float">
            <text:p>0.1181312</text:p>
          </table:table-cell>
          <table:table-cell office:value-type="float" office:value="0.496063232" calcext:value-type="float">
            <text:p>0.496063232</text:p>
          </table:table-cell>
          <table:table-cell office:value-type="float" office:value="0.060052736" calcext:value-type="float">
            <text:p>0.060052736</text:p>
          </table:table-cell>
          <table:table-cell office:value-type="float" office:value="0.66595072" calcext:value-type="float">
            <text:p>0.66595072</text:p>
          </table:table-cell>
          <table:table-cell office:value-type="float" office:value="0.677179136" calcext:value-type="float">
            <text:p>0.677179136</text:p>
          </table:table-cell>
          <table:table-cell office:value-type="float" office:value="0.761807872" calcext:value-type="float">
            <text:p>0.761807872</text:p>
          </table:table-cell>
          <table:table-cell office:value-type="float" office:value="0.972444672" calcext:value-type="float">
            <text:p>0.972444672</text:p>
          </table:table-cell>
          <table:table-cell office:value-type="float" office:value="1.114882816" calcext:value-type="float">
            <text:p>1.114882816</text:p>
          </table:table-cell>
          <table:table-cell office:value-type="float" office:value="0.757637888" calcext:value-type="float">
            <text:p>0.757637888</text:p>
          </table:table-cell>
          <table:table-cell office:value-type="float" office:value="12.227348736" calcext:value-type="float">
            <text:p>12.227348736</text:p>
          </table:table-cell>
        </table:table-row>
        <table:table-row table:style-name="ro1">
          <table:table-cell/>
          <table:table-cell office:value-type="float" office:value="0.005616384" calcext:value-type="float">
            <text:p>0.005616384</text:p>
          </table:table-cell>
          <table:table-cell office:value-type="float" office:value="0.007105024" calcext:value-type="float">
            <text:p>0.007105024</text:p>
          </table:table-cell>
          <table:table-cell office:value-type="float" office:value="0.015426048" calcext:value-type="float">
            <text:p>0.015426048</text:p>
          </table:table-cell>
          <table:table-cell office:value-type="float" office:value="0.015456256" calcext:value-type="float">
            <text:p>0.015456256</text:p>
          </table:table-cell>
          <table:table-cell office:value-type="float" office:value="0.118352384" calcext:value-type="float">
            <text:p>0.118352384</text:p>
          </table:table-cell>
          <table:table-cell office:value-type="float" office:value="0.4960896" calcext:value-type="float">
            <text:p>0.4960896</text:p>
          </table:table-cell>
          <table:table-cell office:value-type="float" office:value="0.060073216" calcext:value-type="float">
            <text:p>0.060073216</text:p>
          </table:table-cell>
          <table:table-cell office:value-type="float" office:value="0.6664768" calcext:value-type="float">
            <text:p>0.6664768</text:p>
          </table:table-cell>
          <table:table-cell office:value-type="float" office:value="0.67721728" calcext:value-type="float">
            <text:p>0.67721728</text:p>
          </table:table-cell>
          <table:table-cell office:value-type="float" office:value="0.7617728" calcext:value-type="float">
            <text:p>0.7617728</text:p>
          </table:table-cell>
          <table:table-cell office:value-type="float" office:value="0.9724672" calcext:value-type="float">
            <text:p>0.9724672</text:p>
          </table:table-cell>
          <table:table-cell office:value-type="float" office:value="1.114870784" calcext:value-type="float">
            <text:p>1.114870784</text:p>
          </table:table-cell>
          <table:table-cell office:value-type="float" office:value="0.75767424" calcext:value-type="float">
            <text:p>0.75767424</text:p>
          </table:table-cell>
          <table:table-cell office:value-type="float" office:value="12.22841088" calcext:value-type="float">
            <text:p>12.22841088</text:p>
          </table:table-cell>
        </table:table-row>
        <table:table-row table:style-name="ro1">
          <table:table-cell/>
          <table:table-cell office:value-type="float" office:value="0.005615616" calcext:value-type="float">
            <text:p>0.005615616</text:p>
          </table:table-cell>
          <table:table-cell office:value-type="float" office:value="0.01046912" calcext:value-type="float">
            <text:p>0.01046912</text:p>
          </table:table-cell>
          <table:table-cell office:value-type="float" office:value="0.015449088" calcext:value-type="float">
            <text:p>0.015449088</text:p>
          </table:table-cell>
          <table:table-cell office:value-type="float" office:value="0.01548288" calcext:value-type="float">
            <text:p>0.01548288</text:p>
          </table:table-cell>
          <table:table-cell office:value-type="float" office:value="0.11833216" calcext:value-type="float">
            <text:p>0.11833216</text:p>
          </table:table-cell>
          <table:table-cell office:value-type="float" office:value="0.49613312" calcext:value-type="float">
            <text:p>0.49613312</text:p>
          </table:table-cell>
          <table:table-cell office:value-type="float" office:value="0.060087808" calcext:value-type="float">
            <text:p>0.060087808</text:p>
          </table:table-cell>
          <table:table-cell office:value-type="float" office:value="0.66640512" calcext:value-type="float">
            <text:p>0.66640512</text:p>
          </table:table-cell>
          <table:table-cell office:value-type="float" office:value="0.823437568" calcext:value-type="float">
            <text:p>0.823437568</text:p>
          </table:table-cell>
          <table:table-cell office:value-type="float" office:value="0.761750528" calcext:value-type="float">
            <text:p>0.761750528</text:p>
          </table:table-cell>
          <table:table-cell office:value-type="float" office:value="0.972489472" calcext:value-type="float">
            <text:p>0.972489472</text:p>
          </table:table-cell>
          <table:table-cell office:value-type="float" office:value="1.11486336" calcext:value-type="float">
            <text:p>1.11486336</text:p>
          </table:table-cell>
          <table:table-cell office:value-type="float" office:value="0.757703168" calcext:value-type="float">
            <text:p>0.757703168</text:p>
          </table:table-cell>
          <table:table-cell office:value-type="float" office:value="12.22847488" calcext:value-type="float">
            <text:p>12.22847488</text:p>
          </table:table-cell>
        </table:table-row>
        <table:table-row table:style-name="ro1">
          <table:table-cell/>
          <table:table-cell office:value-type="float" office:value="0.00609664" calcext:value-type="float">
            <text:p>0.00609664</text:p>
          </table:table-cell>
          <table:table-cell office:value-type="float" office:value="0.007264256" calcext:value-type="float">
            <text:p>0.007264256</text:p>
          </table:table-cell>
          <table:table-cell office:value-type="float" office:value="0.015833088" calcext:value-type="float">
            <text:p>0.015833088</text:p>
          </table:table-cell>
          <table:table-cell office:value-type="float" office:value="0.015618816" calcext:value-type="float">
            <text:p>0.015618816</text:p>
          </table:table-cell>
          <table:table-cell office:value-type="float" office:value="0.118350336" calcext:value-type="float">
            <text:p>0.118350336</text:p>
          </table:table-cell>
          <table:table-cell office:value-type="float" office:value="0.496164096" calcext:value-type="float">
            <text:p>0.496164096</text:p>
          </table:table-cell>
          <table:table-cell office:value-type="float" office:value="0.060109568" calcext:value-type="float">
            <text:p>0.060109568</text:p>
          </table:table-cell>
          <table:table-cell office:value-type="float" office:value="0.666395904" calcext:value-type="float">
            <text:p>0.666395904</text:p>
          </table:table-cell>
          <table:table-cell office:value-type="float" office:value="0.82349184" calcext:value-type="float">
            <text:p>0.82349184</text:p>
          </table:table-cell>
          <table:table-cell office:value-type="float" office:value="0.761724928" calcext:value-type="float">
            <text:p>0.761724928</text:p>
          </table:table-cell>
          <table:table-cell office:value-type="float" office:value="0.972512768" calcext:value-type="float">
            <text:p>0.972512768</text:p>
          </table:table-cell>
          <table:table-cell office:value-type="float" office:value="1.114860032" calcext:value-type="float">
            <text:p>1.114860032</text:p>
          </table:table-cell>
          <table:table-cell office:value-type="float" office:value="0.757732352" calcext:value-type="float">
            <text:p>0.757732352</text:p>
          </table:table-cell>
          <table:table-cell office:value-type="float" office:value="11.752832512" calcext:value-type="float">
            <text:p>11.752832512</text:p>
          </table:table-cell>
        </table:table-row>
        <table:table-row table:style-name="ro1">
          <table:table-cell/>
          <table:table-cell office:value-type="float" office:value="0.006260736" calcext:value-type="float">
            <text:p>0.006260736</text:p>
          </table:table-cell>
          <table:table-cell office:value-type="float" office:value="0.007117056" calcext:value-type="float">
            <text:p>0.007117056</text:p>
          </table:table-cell>
          <table:table-cell office:value-type="float" office:value="0.015479808" calcext:value-type="float">
            <text:p>0.015479808</text:p>
          </table:table-cell>
          <table:table-cell office:value-type="float" office:value="0.014432256" calcext:value-type="float">
            <text:p>0.014432256</text:p>
          </table:table-cell>
          <table:table-cell office:value-type="float" office:value="0.117792768" calcext:value-type="float">
            <text:p>0.117792768</text:p>
          </table:table-cell>
          <table:table-cell office:value-type="float" office:value="0.518020096" calcext:value-type="float">
            <text:p>0.518020096</text:p>
          </table:table-cell>
          <table:table-cell office:value-type="float" office:value="0.048068608" calcext:value-type="float">
            <text:p>0.048068608</text:p>
          </table:table-cell>
          <table:table-cell office:value-type="float" office:value="0.655127552" calcext:value-type="float">
            <text:p>0.655127552</text:p>
          </table:table-cell>
          <table:table-cell office:value-type="float" office:value="0.837915392" calcext:value-type="float">
            <text:p>0.837915392</text:p>
          </table:table-cell>
          <table:table-cell office:value-type="float" office:value="0.784169984" calcext:value-type="float">
            <text:p>0.784169984</text:p>
          </table:table-cell>
          <table:table-cell office:value-type="float" office:value="1.032005888" calcext:value-type="float">
            <text:p>1.032005888</text:p>
          </table:table-cell>
          <table:table-cell office:value-type="float" office:value="1.114857472" calcext:value-type="float">
            <text:p>1.114857472</text:p>
          </table:table-cell>
          <table:table-cell office:value-type="float" office:value="0.757760256" calcext:value-type="float">
            <text:p>0.757760256</text:p>
          </table:table-cell>
          <table:table-cell office:value-type="float" office:value="11.752905216" calcext:value-type="float">
            <text:p>11.752905216</text:p>
          </table:table-cell>
        </table:table-row>
        <table:table-row table:style-name="ro1">
          <table:table-cell/>
          <table:table-cell office:value-type="float" office:value="0.004268544" calcext:value-type="float">
            <text:p>0.004268544</text:p>
          </table:table-cell>
          <table:table-cell office:value-type="float" office:value="0.007700992" calcext:value-type="float">
            <text:p>0.007700992</text:p>
          </table:table-cell>
          <table:table-cell office:value-type="float" office:value="0.015494912" calcext:value-type="float">
            <text:p>0.015494912</text:p>
          </table:table-cell>
          <table:table-cell office:value-type="float" office:value="0.014497536" calcext:value-type="float">
            <text:p>0.014497536</text:p>
          </table:table-cell>
          <table:table-cell office:value-type="float" office:value="0.117823232" calcext:value-type="float">
            <text:p>0.117823232</text:p>
          </table:table-cell>
          <table:table-cell office:value-type="float" office:value="0.518053888" calcext:value-type="float">
            <text:p>0.518053888</text:p>
          </table:table-cell>
          <table:table-cell office:value-type="float" office:value="0.048098304" calcext:value-type="float">
            <text:p>0.048098304</text:p>
          </table:table-cell>
          <table:table-cell office:value-type="float" office:value="0.65512192" calcext:value-type="float">
            <text:p>0.65512192</text:p>
          </table:table-cell>
          <table:table-cell office:value-type="float" office:value="0.837947648" calcext:value-type="float">
            <text:p>0.837947648</text:p>
          </table:table-cell>
          <table:table-cell office:value-type="float" office:value="0.784165376" calcext:value-type="float">
            <text:p>0.784165376</text:p>
          </table:table-cell>
          <table:table-cell office:value-type="float" office:value="1.03203968" calcext:value-type="float">
            <text:p>1.03203968</text:p>
          </table:table-cell>
          <table:table-cell office:value-type="float" office:value="1.166597888" calcext:value-type="float">
            <text:p>1.166597888</text:p>
          </table:table-cell>
          <table:table-cell office:value-type="float" office:value="0.757790208" calcext:value-type="float">
            <text:p>0.757790208</text:p>
          </table:table-cell>
          <table:table-cell office:value-type="float" office:value="11.752987648" calcext:value-type="float">
            <text:p>11.752987648</text:p>
          </table:table-cell>
        </table:table-row>
        <table:table-row table:style-name="ro1">
          <table:table-cell/>
          <table:table-cell office:value-type="float" office:value="0.006097152" calcext:value-type="float">
            <text:p>0.006097152</text:p>
          </table:table-cell>
          <table:table-cell office:value-type="float" office:value="0.009370112" calcext:value-type="float">
            <text:p>0.009370112</text:p>
          </table:table-cell>
          <table:table-cell office:value-type="float" office:value="0.01552768" calcext:value-type="float">
            <text:p>0.01552768</text:p>
          </table:table-cell>
          <table:table-cell office:value-type="float" office:value="0.014537984" calcext:value-type="float">
            <text:p>0.014537984</text:p>
          </table:table-cell>
          <table:table-cell office:value-type="float" office:value="0.117854976" calcext:value-type="float">
            <text:p>0.117854976</text:p>
          </table:table-cell>
          <table:table-cell office:value-type="float" office:value="0.518087168" calcext:value-type="float">
            <text:p>0.518087168</text:p>
          </table:table-cell>
          <table:table-cell office:value-type="float" office:value="0.048128768" calcext:value-type="float">
            <text:p>0.048128768</text:p>
          </table:table-cell>
          <table:table-cell office:value-type="float" office:value="0.655118336" calcext:value-type="float">
            <text:p>0.655118336</text:p>
          </table:table-cell>
          <table:table-cell office:value-type="float" office:value="0.826256896" calcext:value-type="float">
            <text:p>0.826256896</text:p>
          </table:table-cell>
          <table:table-cell office:value-type="float" office:value="0.784161536" calcext:value-type="float">
            <text:p>0.784161536</text:p>
          </table:table-cell>
          <table:table-cell office:value-type="float" office:value="1.032074496" calcext:value-type="float">
            <text:p>1.032074496</text:p>
          </table:table-cell>
          <table:table-cell office:value-type="float" office:value="1.2858624" calcext:value-type="float">
            <text:p>1.2858624</text:p>
          </table:table-cell>
          <table:table-cell office:value-type="float" office:value="0.757811968" calcext:value-type="float">
            <text:p>0.757811968</text:p>
          </table:table-cell>
          <table:table-cell office:value-type="float" office:value="11.753079296" calcext:value-type="float">
            <text:p>11.753079296</text:p>
          </table:table-cell>
        </table:table-row>
        <table:table-row table:style-name="ro1">
          <table:table-cell/>
          <table:table-cell office:value-type="float" office:value="0.005644032" calcext:value-type="float">
            <text:p>0.005644032</text:p>
          </table:table-cell>
          <table:table-cell office:value-type="float" office:value="0.00708864" calcext:value-type="float">
            <text:p>0.00708864</text:p>
          </table:table-cell>
          <table:table-cell office:value-type="float" office:value="0.015550464" calcext:value-type="float">
            <text:p>0.015550464</text:p>
          </table:table-cell>
          <table:table-cell office:value-type="float" office:value="0.014565888" calcext:value-type="float">
            <text:p>0.014565888</text:p>
          </table:table-cell>
          <table:table-cell office:value-type="float" office:value="0.117889536" calcext:value-type="float">
            <text:p>0.117889536</text:p>
          </table:table-cell>
          <table:table-cell office:value-type="float" office:value="0.50753024" calcext:value-type="float">
            <text:p>0.50753024</text:p>
          </table:table-cell>
          <table:table-cell office:value-type="float" office:value="0.048146432" calcext:value-type="float">
            <text:p>0.048146432</text:p>
          </table:table-cell>
          <table:table-cell office:value-type="float" office:value="0.655115008" calcext:value-type="float">
            <text:p>0.655115008</text:p>
          </table:table-cell>
          <table:table-cell office:value-type="float" office:value="0.82637824" calcext:value-type="float">
            <text:p>0.82637824</text:p>
          </table:table-cell>
          <table:table-cell office:value-type="float" office:value="0.784156928" calcext:value-type="float">
            <text:p>0.784156928</text:p>
          </table:table-cell>
          <table:table-cell office:value-type="float" office:value="1.0321088" calcext:value-type="float">
            <text:p>1.0321088</text:p>
          </table:table-cell>
          <table:table-cell office:value-type="float" office:value="1.28591232" calcext:value-type="float">
            <text:p>1.28591232</text:p>
          </table:table-cell>
          <table:table-cell office:value-type="float" office:value="0.75784064" calcext:value-type="float">
            <text:p>0.75784064</text:p>
          </table:table-cell>
          <table:table-cell office:value-type="float" office:value="10.878717696" calcext:value-type="float">
            <text:p>10.878717696</text:p>
          </table:table-cell>
        </table:table-row>
        <table:table-row table:style-name="ro1">
          <table:table-cell/>
          <table:table-cell office:value-type="float" office:value="0.005802752" calcext:value-type="float">
            <text:p>0.005802752</text:p>
          </table:table-cell>
          <table:table-cell office:value-type="float" office:value="0.008493312" calcext:value-type="float">
            <text:p>0.008493312</text:p>
          </table:table-cell>
          <table:table-cell office:value-type="float" office:value="0.015680512" calcext:value-type="float">
            <text:p>0.015680512</text:p>
          </table:table-cell>
          <table:table-cell office:value-type="float" office:value="0.014697984" calcext:value-type="float">
            <text:p>0.014697984</text:p>
          </table:table-cell>
          <table:table-cell office:value-type="float" office:value="0.117929472" calcext:value-type="float">
            <text:p>0.117929472</text:p>
          </table:table-cell>
          <table:table-cell office:value-type="float" office:value="0.516707584" calcext:value-type="float">
            <text:p>0.516707584</text:p>
          </table:table-cell>
          <table:table-cell office:value-type="float" office:value="0.048174848" calcext:value-type="float">
            <text:p>0.048174848</text:p>
          </table:table-cell>
          <table:table-cell office:value-type="float" office:value="0.655111168" calcext:value-type="float">
            <text:p>0.655111168</text:p>
          </table:table-cell>
          <table:table-cell office:value-type="float" office:value="0.826418432" calcext:value-type="float">
            <text:p>0.826418432</text:p>
          </table:table-cell>
          <table:table-cell office:value-type="float" office:value="0.76297344" calcext:value-type="float">
            <text:p>0.76297344</text:p>
          </table:table-cell>
          <table:table-cell office:value-type="float" office:value="1.032142848" calcext:value-type="float">
            <text:p>1.032142848</text:p>
          </table:table-cell>
          <table:table-cell office:value-type="float" office:value="1.285915136" calcext:value-type="float">
            <text:p>1.285915136</text:p>
          </table:table-cell>
          <table:table-cell office:value-type="float" office:value="0.757871616" calcext:value-type="float">
            <text:p>0.757871616</text:p>
          </table:table-cell>
          <table:table-cell office:value-type="float" office:value="10.878754048" calcext:value-type="float">
            <text:p>10.878754048</text:p>
          </table:table-cell>
        </table:table-row>
        <table:table-row table:style-name="ro1">
          <table:table-cell/>
          <table:table-cell office:value-type="float" office:value="0.006600448" calcext:value-type="float">
            <text:p>0.006600448</text:p>
          </table:table-cell>
          <table:table-cell office:value-type="float" office:value="0.00820992" calcext:value-type="float">
            <text:p>0.00820992</text:p>
          </table:table-cell>
          <table:table-cell office:value-type="float" office:value="0.012948736" calcext:value-type="float">
            <text:p>0.012948736</text:p>
          </table:table-cell>
          <table:table-cell office:value-type="float" office:value="0.014461952" calcext:value-type="float">
            <text:p>0.014461952</text:p>
          </table:table-cell>
          <table:table-cell office:value-type="float" office:value="0.11796864" calcext:value-type="float">
            <text:p>0.11796864</text:p>
          </table:table-cell>
          <table:table-cell office:value-type="float" office:value="0.518240768" calcext:value-type="float">
            <text:p>0.518240768</text:p>
          </table:table-cell>
          <table:table-cell office:value-type="float" office:value="0.048204288" calcext:value-type="float">
            <text:p>0.048204288</text:p>
          </table:table-cell>
          <table:table-cell office:value-type="float" office:value="0.646046208" calcext:value-type="float">
            <text:p>0.646046208</text:p>
          </table:table-cell>
          <table:table-cell office:value-type="float" office:value="0.826455808" calcext:value-type="float">
            <text:p>0.826455808</text:p>
          </table:table-cell>
          <table:table-cell office:value-type="float" office:value="0.762866688" calcext:value-type="float">
            <text:p>0.762866688</text:p>
          </table:table-cell>
          <table:table-cell office:value-type="float" office:value="1.032162816" calcext:value-type="float">
            <text:p>1.032162816</text:p>
          </table:table-cell>
          <table:table-cell office:value-type="float" office:value="1.285915392" calcext:value-type="float">
            <text:p>1.285915392</text:p>
          </table:table-cell>
          <table:table-cell office:value-type="float" office:value="0.757902592" calcext:value-type="float">
            <text:p>0.757902592</text:p>
          </table:table-cell>
          <table:table-cell office:value-type="float" office:value="12.186289664" calcext:value-type="float">
            <text:p>12.186289664</text:p>
          </table:table-cell>
        </table:table-row>
        <table:table-row table:style-name="ro1">
          <table:table-cell/>
          <table:table-cell office:value-type="float" office:value="0.008656128" calcext:value-type="float">
            <text:p>0.008656128</text:p>
          </table:table-cell>
          <table:table-cell office:value-type="float" office:value="0.006135808" calcext:value-type="float">
            <text:p>0.006135808</text:p>
          </table:table-cell>
          <table:table-cell office:value-type="float" office:value="0.012962816" calcext:value-type="float">
            <text:p>0.012962816</text:p>
          </table:table-cell>
          <table:table-cell office:value-type="float" office:value="0.014482944" calcext:value-type="float">
            <text:p>0.014482944</text:p>
          </table:table-cell>
          <table:table-cell office:value-type="float" office:value="0.118009344" calcext:value-type="float">
            <text:p>0.118009344</text:p>
          </table:table-cell>
          <table:table-cell office:value-type="float" office:value="0.518268672" calcext:value-type="float">
            <text:p>0.518268672</text:p>
          </table:table-cell>
          <table:table-cell office:value-type="float" office:value="0.048233984" calcext:value-type="float">
            <text:p>0.048233984</text:p>
          </table:table-cell>
          <table:table-cell office:value-type="float" office:value="0.645923328" calcext:value-type="float">
            <text:p>0.645923328</text:p>
          </table:table-cell>
          <table:table-cell office:value-type="float" office:value="0.838211328" calcext:value-type="float">
            <text:p>0.838211328</text:p>
          </table:table-cell>
          <table:table-cell office:value-type="float" office:value="0.762807808" calcext:value-type="float">
            <text:p>0.762807808</text:p>
          </table:table-cell>
          <table:table-cell office:value-type="float" office:value="1.032195072" calcext:value-type="float">
            <text:p>1.032195072</text:p>
          </table:table-cell>
          <table:table-cell office:value-type="float" office:value="1.285912832" calcext:value-type="float">
            <text:p>1.285912832</text:p>
          </table:table-cell>
          <table:table-cell office:value-type="float" office:value="0.757935616" calcext:value-type="float">
            <text:p>0.757935616</text:p>
          </table:table-cell>
          <table:table-cell office:value-type="float" office:value="12.107171328" calcext:value-type="float">
            <text:p>12.107171328</text:p>
          </table:table-cell>
        </table:table-row>
        <table:table-row table:style-name="ro1">
          <table:table-cell/>
          <table:table-cell office:value-type="float" office:value="0.012099328" calcext:value-type="float">
            <text:p>0.012099328</text:p>
          </table:table-cell>
          <table:table-cell office:value-type="float" office:value="0.007219456" calcext:value-type="float">
            <text:p>0.007219456</text:p>
          </table:table-cell>
          <table:table-cell office:value-type="float" office:value="0.012982528" calcext:value-type="float">
            <text:p>0.012982528</text:p>
          </table:table-cell>
          <table:table-cell office:value-type="float" office:value="0.014508032" calcext:value-type="float">
            <text:p>0.014508032</text:p>
          </table:table-cell>
          <table:table-cell office:value-type="float" office:value="0.11820928" calcext:value-type="float">
            <text:p>0.11820928</text:p>
          </table:table-cell>
          <table:table-cell office:value-type="float" office:value="0.518298112" calcext:value-type="float">
            <text:p>0.518298112</text:p>
          </table:table-cell>
          <table:table-cell office:value-type="float" office:value="0.048263936" calcext:value-type="float">
            <text:p>0.048263936</text:p>
          </table:table-cell>
          <table:table-cell office:value-type="float" office:value="0.645907712" calcext:value-type="float">
            <text:p>0.645907712</text:p>
          </table:table-cell>
          <table:table-cell office:value-type="float" office:value="0.838241536" calcext:value-type="float">
            <text:p>0.838241536</text:p>
          </table:table-cell>
          <table:table-cell office:value-type="float" office:value="0.76276224" calcext:value-type="float">
            <text:p>0.76276224</text:p>
          </table:table-cell>
          <table:table-cell office:value-type="float" office:value="1.032228352" calcext:value-type="float">
            <text:p>1.032228352</text:p>
          </table:table-cell>
          <table:table-cell office:value-type="float" office:value="1.285910272" calcext:value-type="float">
            <text:p>1.285910272</text:p>
          </table:table-cell>
          <table:table-cell office:value-type="float" office:value="0.757968896" calcext:value-type="float">
            <text:p>0.757968896</text:p>
          </table:table-cell>
          <table:table-cell office:value-type="float" office:value="12.105897472" calcext:value-type="float">
            <text:p>12.105897472</text:p>
          </table:table-cell>
        </table:table-row>
        <table:table-row table:style-name="ro1">
          <table:table-cell/>
          <table:table-cell office:value-type="float" office:value="0.01063552" calcext:value-type="float">
            <text:p>0.01063552</text:p>
          </table:table-cell>
          <table:table-cell office:value-type="float" office:value="0.009532928" calcext:value-type="float">
            <text:p>0.009532928</text:p>
          </table:table-cell>
          <table:table-cell office:value-type="float" office:value="0.01300224" calcext:value-type="float">
            <text:p>0.01300224</text:p>
          </table:table-cell>
          <table:table-cell office:value-type="float" office:value="0.014534656" calcext:value-type="float">
            <text:p>0.014534656</text:p>
          </table:table-cell>
          <table:table-cell office:value-type="float" office:value="0.118175744" calcext:value-type="float">
            <text:p>0.118175744</text:p>
          </table:table-cell>
          <table:table-cell office:value-type="float" office:value="0.518327552" calcext:value-type="float">
            <text:p>0.518327552</text:p>
          </table:table-cell>
          <table:table-cell office:value-type="float" office:value="0.048293632" calcext:value-type="float">
            <text:p>0.048293632</text:p>
          </table:table-cell>
          <table:table-cell office:value-type="float" office:value="0.645905408" calcext:value-type="float">
            <text:p>0.645905408</text:p>
          </table:table-cell>
          <table:table-cell office:value-type="float" office:value="0.838271744" calcext:value-type="float">
            <text:p>0.838271744</text:p>
          </table:table-cell>
          <table:table-cell office:value-type="float" office:value="0.76273664" calcext:value-type="float">
            <text:p>0.76273664</text:p>
          </table:table-cell>
          <table:table-cell office:value-type="float" office:value="1.032262912" calcext:value-type="float">
            <text:p>1.032262912</text:p>
          </table:table-cell>
          <table:table-cell office:value-type="float" office:value="1.234166016" calcext:value-type="float">
            <text:p>1.234166016</text:p>
          </table:table-cell>
          <table:table-cell office:value-type="float" office:value="0.7580032" calcext:value-type="float">
            <text:p>0.7580032</text:p>
          </table:table-cell>
          <table:table-cell office:value-type="float" office:value="12.105893632" calcext:value-type="float">
            <text:p>12.105893632</text:p>
          </table:table-cell>
        </table:table-row>
        <table:table-row table:style-name="ro1">
          <table:table-cell/>
          <table:table-cell office:value-type="float" office:value="0.013078016" calcext:value-type="float">
            <text:p>0.013078016</text:p>
          </table:table-cell>
          <table:table-cell office:value-type="float" office:value="0.00621312" calcext:value-type="float">
            <text:p>0.00621312</text:p>
          </table:table-cell>
          <table:table-cell office:value-type="float" office:value="0.013138688" calcext:value-type="float">
            <text:p>0.013138688</text:p>
          </table:table-cell>
          <table:table-cell office:value-type="float" office:value="0.014656512" calcext:value-type="float">
            <text:p>0.014656512</text:p>
          </table:table-cell>
          <table:table-cell office:value-type="float" office:value="0.11819776" calcext:value-type="float">
            <text:p>0.11819776</text:p>
          </table:table-cell>
          <table:table-cell office:value-type="float" office:value="0.51835776" calcext:value-type="float">
            <text:p>0.51835776</text:p>
          </table:table-cell>
          <table:table-cell office:value-type="float" office:value="0.049449472" calcext:value-type="float">
            <text:p>0.049449472</text:p>
          </table:table-cell>
          <table:table-cell office:value-type="float" office:value="0.615104256" calcext:value-type="float">
            <text:p>0.615104256</text:p>
          </table:table-cell>
          <table:table-cell office:value-type="float" office:value="0.838301952" calcext:value-type="float">
            <text:p>0.838301952</text:p>
          </table:table-cell>
          <table:table-cell office:value-type="float" office:value="0.762710272" calcext:value-type="float">
            <text:p>0.762710272</text:p>
          </table:table-cell>
          <table:table-cell office:value-type="float" office:value="1.032296448" calcext:value-type="float">
            <text:p>1.032296448</text:p>
          </table:table-cell>
          <table:table-cell office:value-type="float" office:value="1.234166016" calcext:value-type="float">
            <text:p>1.234166016</text:p>
          </table:table-cell>
          <table:table-cell office:value-type="float" office:value="0.75803648" calcext:value-type="float">
            <text:p>0.75803648</text:p>
          </table:table-cell>
          <table:table-cell office:value-type="float" office:value="8.148258304" calcext:value-type="float">
            <text:p>8.148258304</text:p>
          </table:table-cell>
        </table:table-row>
        <table:table-row table:style-name="ro1">
          <table:table-cell/>
          <table:table-cell office:value-type="float" office:value="0.005737984" calcext:value-type="float">
            <text:p>0.005737984</text:p>
          </table:table-cell>
          <table:table-cell office:value-type="float" office:value="0.007644416" calcext:value-type="float">
            <text:p>0.007644416</text:p>
          </table:table-cell>
          <table:table-cell office:value-type="float" office:value="0.010561792" calcext:value-type="float">
            <text:p>0.010561792</text:p>
          </table:table-cell>
          <table:table-cell office:value-type="float" office:value="0.01414912" calcext:value-type="float">
            <text:p>0.01414912</text:p>
          </table:table-cell>
          <table:table-cell office:value-type="float" office:value="0.11820032" calcext:value-type="float">
            <text:p>0.11820032</text:p>
          </table:table-cell>
          <table:table-cell office:value-type="float" office:value="0.516563968" calcext:value-type="float">
            <text:p>0.516563968</text:p>
          </table:table-cell>
          <table:table-cell office:value-type="float" office:value="0.04937728" calcext:value-type="float">
            <text:p>0.04937728</text:p>
          </table:table-cell>
          <table:table-cell office:value-type="float" office:value="0.615081472" calcext:value-type="float">
            <text:p>0.615081472</text:p>
          </table:table-cell>
          <table:table-cell office:value-type="float" office:value="0.838332416" calcext:value-type="float">
            <text:p>0.838332416</text:p>
          </table:table-cell>
          <table:table-cell office:value-type="float" office:value="0.692603392" calcext:value-type="float">
            <text:p>0.692603392</text:p>
          </table:table-cell>
          <table:table-cell office:value-type="float" office:value="1.032330496" calcext:value-type="float">
            <text:p>1.032330496</text:p>
          </table:table-cell>
          <table:table-cell office:value-type="float" office:value="1.234164992" calcext:value-type="float">
            <text:p>1.234164992</text:p>
          </table:table-cell>
          <table:table-cell office:value-type="float" office:value="0.758072064" calcext:value-type="float">
            <text:p>0.758072064</text:p>
          </table:table-cell>
          <table:table-cell office:value-type="float" office:value="8.148284928" calcext:value-type="float">
            <text:p>8.148284928</text:p>
          </table:table-cell>
        </table:table-row>
        <table:table-row table:style-name="ro1">
          <table:table-cell/>
          <table:table-cell office:value-type="float" office:value="0.009284864" calcext:value-type="float">
            <text:p>0.009284864</text:p>
          </table:table-cell>
          <table:table-cell office:value-type="float" office:value="0.016022528" calcext:value-type="float">
            <text:p>0.016022528</text:p>
          </table:table-cell>
          <table:table-cell office:value-type="float" office:value="0.010578944" calcext:value-type="float">
            <text:p>0.010578944</text:p>
          </table:table-cell>
          <table:table-cell office:value-type="float" office:value="0.014169344" calcext:value-type="float">
            <text:p>0.014169344</text:p>
          </table:table-cell>
          <table:table-cell office:value-type="float" office:value="0.118231552" calcext:value-type="float">
            <text:p>0.118231552</text:p>
          </table:table-cell>
          <table:table-cell office:value-type="float" office:value="0.516559104" calcext:value-type="float">
            <text:p>0.516559104</text:p>
          </table:table-cell>
          <table:table-cell office:value-type="float" office:value="0.048519936" calcext:value-type="float">
            <text:p>0.048519936</text:p>
          </table:table-cell>
          <table:table-cell office:value-type="float" office:value="0.645912832" calcext:value-type="float">
            <text:p>0.645912832</text:p>
          </table:table-cell>
          <table:table-cell office:value-type="float" office:value="0.826565632" calcext:value-type="float">
            <text:p>0.826565632</text:p>
          </table:table-cell>
          <table:table-cell office:value-type="float" office:value="0.692630272" calcext:value-type="float">
            <text:p>0.692630272</text:p>
          </table:table-cell>
          <table:table-cell office:value-type="float" office:value="1.032364544" calcext:value-type="float">
            <text:p>1.032364544</text:p>
          </table:table-cell>
          <table:table-cell office:value-type="float" office:value="1.23416448" calcext:value-type="float">
            <text:p>1.23416448</text:p>
          </table:table-cell>
          <table:table-cell office:value-type="float" office:value="0.758107904" calcext:value-type="float">
            <text:p>0.758107904</text:p>
          </table:table-cell>
          <table:table-cell office:value-type="float" office:value="8.14832256" calcext:value-type="float">
            <text:p>8.14832256</text:p>
          </table:table-cell>
        </table:table-row>
        <table:table-row table:style-name="ro1">
          <table:table-cell/>
          <table:table-cell office:value-type="float" office:value="0.006244096" calcext:value-type="float">
            <text:p>0.006244096</text:p>
          </table:table-cell>
          <table:table-cell office:value-type="float" office:value="0.005790976" calcext:value-type="float">
            <text:p>0.005790976</text:p>
          </table:table-cell>
          <table:table-cell office:value-type="float" office:value="0.01060224" calcext:value-type="float">
            <text:p>0.01060224</text:p>
          </table:table-cell>
          <table:table-cell office:value-type="float" office:value="0.014193408" calcext:value-type="float">
            <text:p>0.014193408</text:p>
          </table:table-cell>
          <table:table-cell office:value-type="float" office:value="0.118264064" calcext:value-type="float">
            <text:p>0.118264064</text:p>
          </table:table-cell>
          <table:table-cell office:value-type="float" office:value="0.51655424" calcext:value-type="float">
            <text:p>0.51655424</text:p>
          </table:table-cell>
          <table:table-cell office:value-type="float" office:value="0.048528896" calcext:value-type="float">
            <text:p>0.048528896</text:p>
          </table:table-cell>
          <table:table-cell office:value-type="float" office:value="0.655889664" calcext:value-type="float">
            <text:p>0.655889664</text:p>
          </table:table-cell>
          <table:table-cell office:value-type="float" office:value="0.844192768" calcext:value-type="float">
            <text:p>0.844192768</text:p>
          </table:table-cell>
          <table:table-cell office:value-type="float" office:value="0.69265792" calcext:value-type="float">
            <text:p>0.69265792</text:p>
          </table:table-cell>
          <table:table-cell office:value-type="float" office:value="1.032398848" calcext:value-type="float">
            <text:p>1.032398848</text:p>
          </table:table-cell>
          <table:table-cell office:value-type="float" office:value="1.234163712" calcext:value-type="float">
            <text:p>1.234163712</text:p>
          </table:table-cell>
          <table:table-cell office:value-type="float" office:value="0.758143744" calcext:value-type="float">
            <text:p>0.758143744</text:p>
          </table:table-cell>
          <table:table-cell office:value-type="float" office:value="8.148370688" calcext:value-type="float">
            <text:p>8.148370688</text:p>
          </table:table-cell>
        </table:table-row>
        <table:table-row table:style-name="ro1">
          <table:table-cell/>
          <table:table-cell office:value-type="float" office:value="0.010257152" calcext:value-type="float">
            <text:p>0.010257152</text:p>
          </table:table-cell>
          <table:table-cell office:value-type="float" office:value="0.007841792" calcext:value-type="float">
            <text:p>0.007841792</text:p>
          </table:table-cell>
          <table:table-cell office:value-type="float" office:value="0.010627584" calcext:value-type="float">
            <text:p>0.010627584</text:p>
          </table:table-cell>
          <table:table-cell office:value-type="float" office:value="0.014237696" calcext:value-type="float">
            <text:p>0.014237696</text:p>
          </table:table-cell>
          <table:table-cell office:value-type="float" office:value="0.118298112" calcext:value-type="float">
            <text:p>0.118298112</text:p>
          </table:table-cell>
          <table:table-cell office:value-type="float" office:value="0.506374144" calcext:value-type="float">
            <text:p>0.506374144</text:p>
          </table:table-cell>
          <table:table-cell office:value-type="float" office:value="0.048554496" calcext:value-type="float">
            <text:p>0.048554496</text:p>
          </table:table-cell>
          <table:table-cell office:value-type="float" office:value="0.6557696" calcext:value-type="float">
            <text:p>0.6557696</text:p>
          </table:table-cell>
          <table:table-cell office:value-type="float" office:value="0.838682112" calcext:value-type="float">
            <text:p>0.838682112</text:p>
          </table:table-cell>
          <table:table-cell office:value-type="float" office:value="0.692685312" calcext:value-type="float">
            <text:p>0.692685312</text:p>
          </table:table-cell>
          <table:table-cell office:value-type="float" office:value="1.032432384" calcext:value-type="float">
            <text:p>1.032432384</text:p>
          </table:table-cell>
          <table:table-cell office:value-type="float" office:value="1.23416192" calcext:value-type="float">
            <text:p>1.23416192</text:p>
          </table:table-cell>
          <table:table-cell office:value-type="float" office:value="0.75817984" calcext:value-type="float">
            <text:p>0.75817984</text:p>
          </table:table-cell>
          <table:table-cell office:value-type="float" office:value="8.14843008" calcext:value-type="float">
            <text:p>8.14843008</text:p>
          </table:table-cell>
        </table:table-row>
        <table:table-row table:style-name="ro1">
          <table:table-cell/>
          <table:table-cell office:value-type="float" office:value="0.006370816" calcext:value-type="float">
            <text:p>0.006370816</text:p>
          </table:table-cell>
          <table:table-cell office:value-type="float" office:value="0.006809088" calcext:value-type="float">
            <text:p>0.006809088</text:p>
          </table:table-cell>
          <table:table-cell office:value-type="float" office:value="0.010752512" calcext:value-type="float">
            <text:p>0.010752512</text:p>
          </table:table-cell>
          <table:table-cell office:value-type="float" office:value="0.01444992" calcext:value-type="float">
            <text:p>0.01444992</text:p>
          </table:table-cell>
          <table:table-cell office:value-type="float" office:value="0.118332928" calcext:value-type="float">
            <text:p>0.118332928</text:p>
          </table:table-cell>
          <table:table-cell office:value-type="float" office:value="0.498559488" calcext:value-type="float">
            <text:p>0.498559488</text:p>
          </table:table-cell>
          <table:table-cell office:value-type="float" office:value="0.048581888" calcext:value-type="float">
            <text:p>0.048581888</text:p>
          </table:table-cell>
          <table:table-cell office:value-type="float" office:value="0.655743488" calcext:value-type="float">
            <text:p>0.655743488</text:p>
          </table:table-cell>
          <table:table-cell office:value-type="float" office:value="0.838661632" calcext:value-type="float">
            <text:p>0.838661632</text:p>
          </table:table-cell>
          <table:table-cell office:value-type="float" office:value="0.692711936" calcext:value-type="float">
            <text:p>0.692711936</text:p>
          </table:table-cell>
          <table:table-cell office:value-type="float" office:value="1.032466688" calcext:value-type="float">
            <text:p>1.032466688</text:p>
          </table:table-cell>
          <table:table-cell office:value-type="float" office:value="1.234161408" calcext:value-type="float">
            <text:p>1.234161408</text:p>
          </table:table-cell>
          <table:table-cell office:value-type="float" office:value="0.758216192" calcext:value-type="float">
            <text:p>0.758216192</text:p>
          </table:table-cell>
          <table:table-cell office:value-type="float" office:value="12.815364864" calcext:value-type="float">
            <text:p>12.815364864</text:p>
          </table:table-cell>
        </table:table-row>
        <table:table-row table:style-name="ro1">
          <table:table-cell/>
          <table:table-cell office:value-type="float" office:value="0.006455552" calcext:value-type="float">
            <text:p>0.006455552</text:p>
          </table:table-cell>
          <table:table-cell office:value-type="float" office:value="0.009998336" calcext:value-type="float">
            <text:p>0.009998336</text:p>
          </table:table-cell>
          <table:table-cell office:value-type="float" office:value="0.010716416" calcext:value-type="float">
            <text:p>0.010716416</text:p>
          </table:table-cell>
          <table:table-cell office:value-type="float" office:value="0.01398656" calcext:value-type="float">
            <text:p>0.01398656</text:p>
          </table:table-cell>
          <table:table-cell office:value-type="float" office:value="0.118366208" calcext:value-type="float">
            <text:p>0.118366208</text:p>
          </table:table-cell>
          <table:table-cell office:value-type="float" office:value="0.517031936" calcext:value-type="float">
            <text:p>0.517031936</text:p>
          </table:table-cell>
          <table:table-cell office:value-type="float" office:value="0.037497856" calcext:value-type="float">
            <text:p>0.037497856</text:p>
          </table:table-cell>
          <table:table-cell office:value-type="float" office:value="0.634065664" calcext:value-type="float">
            <text:p>0.634065664</text:p>
          </table:table-cell>
          <table:table-cell office:value-type="float" office:value="0.838681344" calcext:value-type="float">
            <text:p>0.838681344</text:p>
          </table:table-cell>
          <table:table-cell office:value-type="float" office:value="0.69274496" calcext:value-type="float">
            <text:p>0.69274496</text:p>
          </table:table-cell>
          <table:table-cell office:value-type="float" office:value="1.032498688" calcext:value-type="float">
            <text:p>1.032498688</text:p>
          </table:table-cell>
          <table:table-cell office:value-type="float" office:value="1.234161664" calcext:value-type="float">
            <text:p>1.234161664</text:p>
          </table:table-cell>
          <table:table-cell office:value-type="float" office:value="0.758252544" calcext:value-type="float">
            <text:p>0.758252544</text:p>
          </table:table-cell>
          <table:table-cell office:value-type="float" office:value="12.567792384" calcext:value-type="float">
            <text:p>12.567792384</text:p>
          </table:table-cell>
        </table:table-row>
        <table:table-row table:style-name="ro1">
          <table:table-cell/>
          <table:table-cell office:value-type="float" office:value="0.006376704" calcext:value-type="float">
            <text:p>0.006376704</text:p>
          </table:table-cell>
          <table:table-cell office:value-type="float" office:value="0.007743232" calcext:value-type="float">
            <text:p>0.007743232</text:p>
          </table:table-cell>
          <table:table-cell office:value-type="float" office:value="0.010729472" calcext:value-type="float">
            <text:p>0.010729472</text:p>
          </table:table-cell>
          <table:table-cell office:value-type="float" office:value="0.01400576" calcext:value-type="float">
            <text:p>0.01400576</text:p>
          </table:table-cell>
          <table:table-cell office:value-type="float" office:value="0.118402304" calcext:value-type="float">
            <text:p>0.118402304</text:p>
          </table:table-cell>
          <table:table-cell office:value-type="float" office:value="0.592665856" calcext:value-type="float">
            <text:p>0.592665856</text:p>
          </table:table-cell>
          <table:table-cell office:value-type="float" office:value="0.037527296" calcext:value-type="float">
            <text:p>0.037527296</text:p>
          </table:table-cell>
          <table:table-cell office:value-type="float" office:value="0.634061056" calcext:value-type="float">
            <text:p>0.634061056</text:p>
          </table:table-cell>
          <table:table-cell office:value-type="float" office:value="0.838705152" calcext:value-type="float">
            <text:p>0.838705152</text:p>
          </table:table-cell>
          <table:table-cell office:value-type="float" office:value="0.692773632" calcext:value-type="float">
            <text:p>0.692773632</text:p>
          </table:table-cell>
          <table:table-cell office:value-type="float" office:value="1.032532992" calcext:value-type="float">
            <text:p>1.032532992</text:p>
          </table:table-cell>
          <table:table-cell office:value-type="float" office:value="1.234159872" calcext:value-type="float">
            <text:p>1.234159872</text:p>
          </table:table-cell>
          <table:table-cell office:value-type="float" office:value="0.758290432" calcext:value-type="float">
            <text:p>0.758290432</text:p>
          </table:table-cell>
          <table:table-cell office:value-type="float" office:value="12.95385856" calcext:value-type="float">
            <text:p>12.95385856</text:p>
          </table:table-cell>
        </table:table-row>
        <table:table-row table:style-name="ro1">
          <table:table-cell/>
          <table:table-cell office:value-type="float" office:value="0.00645632" calcext:value-type="float">
            <text:p>0.00645632</text:p>
          </table:table-cell>
          <table:table-cell office:value-type="float" office:value="0.009053184" calcext:value-type="float">
            <text:p>0.009053184</text:p>
          </table:table-cell>
          <table:table-cell office:value-type="float" office:value="0.010749952" calcext:value-type="float">
            <text:p>0.010749952</text:p>
          </table:table-cell>
          <table:table-cell office:value-type="float" office:value="0.014030592" calcext:value-type="float">
            <text:p>0.014030592</text:p>
          </table:table-cell>
          <table:table-cell office:value-type="float" office:value="0.118625024" calcext:value-type="float">
            <text:p>0.118625024</text:p>
          </table:table-cell>
          <table:table-cell office:value-type="float" office:value="0.592680448" calcext:value-type="float">
            <text:p>0.592680448</text:p>
          </table:table-cell>
          <table:table-cell office:value-type="float" office:value="0.037556224" calcext:value-type="float">
            <text:p>0.037556224</text:p>
          </table:table-cell>
          <table:table-cell office:value-type="float" office:value="0.634055424" calcext:value-type="float">
            <text:p>0.634055424</text:p>
          </table:table-cell>
          <table:table-cell office:value-type="float" office:value="0.838730496" calcext:value-type="float">
            <text:p>0.838730496</text:p>
          </table:table-cell>
          <table:table-cell office:value-type="float" office:value="0.692800768" calcext:value-type="float">
            <text:p>0.692800768</text:p>
          </table:table-cell>
          <table:table-cell office:value-type="float" office:value="1.032566784" calcext:value-type="float">
            <text:p>1.032566784</text:p>
          </table:table-cell>
          <table:table-cell office:value-type="float" office:value="1.234166016" calcext:value-type="float">
            <text:p>1.234166016</text:p>
          </table:table-cell>
          <table:table-cell office:value-type="float" office:value="0.758327808" calcext:value-type="float">
            <text:p>0.758327808</text:p>
          </table:table-cell>
          <table:table-cell office:value-type="float" office:value="12.549011968" calcext:value-type="float">
            <text:p>12.549011968</text:p>
          </table:table-cell>
        </table:table-row>
        <table:table-row table:style-name="ro1">
          <table:table-cell/>
          <table:table-cell office:value-type="float" office:value="0.008913152" calcext:value-type="float">
            <text:p>0.008913152</text:p>
          </table:table-cell>
          <table:table-cell office:value-type="float" office:value="0.005968128" calcext:value-type="float">
            <text:p>0.005968128</text:p>
          </table:table-cell>
          <table:table-cell office:value-type="float" office:value="0.010772736" calcext:value-type="float">
            <text:p>0.010772736</text:p>
          </table:table-cell>
          <table:table-cell office:value-type="float" office:value="0.014056704" calcext:value-type="float">
            <text:p>0.014056704</text:p>
          </table:table-cell>
          <table:table-cell office:value-type="float" office:value="0.118576128" calcext:value-type="float">
            <text:p>0.118576128</text:p>
          </table:table-cell>
          <table:table-cell office:value-type="float" office:value="0.592674816" calcext:value-type="float">
            <text:p>0.592674816</text:p>
          </table:table-cell>
          <table:table-cell office:value-type="float" office:value="0.037585664" calcext:value-type="float">
            <text:p>0.037585664</text:p>
          </table:table-cell>
          <table:table-cell office:value-type="float" office:value="0.634052864" calcext:value-type="float">
            <text:p>0.634052864</text:p>
          </table:table-cell>
          <table:table-cell office:value-type="float" office:value="0.838756352" calcext:value-type="float">
            <text:p>0.838756352</text:p>
          </table:table-cell>
          <table:table-cell office:value-type="float" office:value="0.719711232" calcext:value-type="float">
            <text:p>0.719711232</text:p>
          </table:table-cell>
          <table:table-cell office:value-type="float" office:value="1.03340032" calcext:value-type="float">
            <text:p>1.03340032</text:p>
          </table:table-cell>
          <table:table-cell office:value-type="float" office:value="1.23416576" calcext:value-type="float">
            <text:p>1.23416576</text:p>
          </table:table-cell>
          <table:table-cell office:value-type="float" office:value="0.758362112" calcext:value-type="float">
            <text:p>0.758362112</text:p>
          </table:table-cell>
          <table:table-cell office:value-type="float" office:value="11.923177728" calcext:value-type="float">
            <text:p>11.923177728</text:p>
          </table:table-cell>
        </table:table-row>
        <table:table-row table:style-name="ro1">
          <table:table-cell/>
          <table:table-cell office:value-type="float" office:value="0.005897984" calcext:value-type="float">
            <text:p>0.005897984</text:p>
          </table:table-cell>
          <table:table-cell office:value-type="float" office:value="0.007689728" calcext:value-type="float">
            <text:p>0.007689728</text:p>
          </table:table-cell>
          <table:table-cell office:value-type="float" office:value="0.010911744" calcext:value-type="float">
            <text:p>0.010911744</text:p>
          </table:table-cell>
          <table:table-cell office:value-type="float" office:value="0.014182912" calcext:value-type="float">
            <text:p>0.014182912</text:p>
          </table:table-cell>
          <table:table-cell office:value-type="float" office:value="0.118595072" calcext:value-type="float">
            <text:p>0.118595072</text:p>
          </table:table-cell>
          <table:table-cell office:value-type="float" office:value="0.592606976" calcext:value-type="float">
            <text:p>0.592606976</text:p>
          </table:table-cell>
          <table:table-cell office:value-type="float" office:value="0.037615104" calcext:value-type="float">
            <text:p>0.037615104</text:p>
          </table:table-cell>
          <table:table-cell office:value-type="float" office:value="0.634050816" calcext:value-type="float">
            <text:p>0.634050816</text:p>
          </table:table-cell>
          <table:table-cell office:value-type="float" office:value="0.838775552" calcext:value-type="float">
            <text:p>0.838775552</text:p>
          </table:table-cell>
          <table:table-cell office:value-type="float" office:value="0.719773184" calcext:value-type="float">
            <text:p>0.719773184</text:p>
          </table:table-cell>
          <table:table-cell office:value-type="float" office:value="1.03305472" calcext:value-type="float">
            <text:p>1.03305472</text:p>
          </table:table-cell>
          <table:table-cell office:value-type="float" office:value="1.234163456" calcext:value-type="float">
            <text:p>1.234163456</text:p>
          </table:table-cell>
          <table:table-cell office:value-type="float" office:value="0.758399232" calcext:value-type="float">
            <text:p>0.758399232</text:p>
          </table:table-cell>
          <table:table-cell office:value-type="float" office:value="11.923188992" calcext:value-type="float">
            <text:p>11.923188992</text:p>
          </table:table-cell>
        </table:table-row>
        <table:table-row table:style-name="ro1">
          <table:table-cell/>
          <table:table-cell office:value-type="float" office:value="0.00665088" calcext:value-type="float">
            <text:p>0.00665088</text:p>
          </table:table-cell>
          <table:table-cell office:value-type="float" office:value="0.006578432" calcext:value-type="float">
            <text:p>0.006578432</text:p>
          </table:table-cell>
          <table:table-cell office:value-type="float" office:value="0.005666304" calcext:value-type="float">
            <text:p>0.005666304</text:p>
          </table:table-cell>
          <table:table-cell office:value-type="float" office:value="0.004283392" calcext:value-type="float">
            <text:p>0.004283392</text:p>
          </table:table-cell>
          <table:table-cell office:value-type="float" office:value="0.111634944" calcext:value-type="float">
            <text:p>0.111634944</text:p>
          </table:table-cell>
          <table:table-cell office:value-type="float" office:value="0.574211072" calcext:value-type="float">
            <text:p>0.574211072</text:p>
          </table:table-cell>
          <table:table-cell office:value-type="float" office:value="0.03764352" calcext:value-type="float">
            <text:p>0.03764352</text:p>
          </table:table-cell>
          <table:table-cell office:value-type="float" office:value="0.634048512" calcext:value-type="float">
            <text:p>0.634048512</text:p>
          </table:table-cell>
          <table:table-cell office:value-type="float" office:value="0.827073024" calcext:value-type="float">
            <text:p>0.827073024</text:p>
          </table:table-cell>
          <table:table-cell office:value-type="float" office:value="0.789367296" calcext:value-type="float">
            <text:p>0.789367296</text:p>
          </table:table-cell>
          <table:table-cell office:value-type="float" office:value="1.032935424" calcext:value-type="float">
            <text:p>1.032935424</text:p>
          </table:table-cell>
          <table:table-cell office:value-type="float" office:value="1.234160896" calcext:value-type="float">
            <text:p>1.234160896</text:p>
          </table:table-cell>
          <table:table-cell office:value-type="float" office:value="0.758437888" calcext:value-type="float">
            <text:p>0.758437888</text:p>
          </table:table-cell>
          <table:table-cell office:value-type="float" office:value="11.923203328" calcext:value-type="float">
            <text:p>11.923203328</text:p>
          </table:table-cell>
        </table:table-row>
        <table:table-row table:style-name="ro1">
          <table:table-cell/>
          <table:table-cell office:value-type="float" office:value="0.007038976" calcext:value-type="float">
            <text:p>0.007038976</text:p>
          </table:table-cell>
          <table:table-cell office:value-type="float" office:value="0.006174976" calcext:value-type="float">
            <text:p>0.006174976</text:p>
          </table:table-cell>
          <table:table-cell office:value-type="float" office:value="0.005666048" calcext:value-type="float">
            <text:p>0.005666048</text:p>
          </table:table-cell>
          <table:table-cell office:value-type="float" office:value="0.004300032" calcext:value-type="float">
            <text:p>0.004300032</text:p>
          </table:table-cell>
          <table:table-cell office:value-type="float" office:value="0.111663872" calcext:value-type="float">
            <text:p>0.111663872</text:p>
          </table:table-cell>
          <table:table-cell office:value-type="float" office:value="0.574242048" calcext:value-type="float">
            <text:p>0.574242048</text:p>
          </table:table-cell>
          <table:table-cell office:value-type="float" office:value="0.037673216" calcext:value-type="float">
            <text:p>0.037673216</text:p>
          </table:table-cell>
          <table:table-cell office:value-type="float" office:value="0.633970944" calcext:value-type="float">
            <text:p>0.633970944</text:p>
          </table:table-cell>
          <table:table-cell office:value-type="float" office:value="0.827103488" calcext:value-type="float">
            <text:p>0.827103488</text:p>
          </table:table-cell>
          <table:table-cell office:value-type="float" office:value="0.789341696" calcext:value-type="float">
            <text:p>0.789341696</text:p>
          </table:table-cell>
          <table:table-cell office:value-type="float" office:value="1.032926208" calcext:value-type="float">
            <text:p>1.032926208</text:p>
          </table:table-cell>
          <table:table-cell office:value-type="float" office:value="1.234159872" calcext:value-type="float">
            <text:p>1.234159872</text:p>
          </table:table-cell>
          <table:table-cell office:value-type="float" office:value="0.758423552" calcext:value-type="float">
            <text:p>0.758423552</text:p>
          </table:table-cell>
          <table:table-cell office:value-type="float" office:value="12.296710144" calcext:value-type="float">
            <text:p>12.296710144</text:p>
          </table:table-cell>
        </table:table-row>
        <table:table-row table:style-name="ro1">
          <table:table-cell/>
          <table:table-cell office:value-type="float" office:value="0.005622272" calcext:value-type="float">
            <text:p>0.005622272</text:p>
          </table:table-cell>
          <table:table-cell office:value-type="float" office:value="0.008286464" calcext:value-type="float">
            <text:p>0.008286464</text:p>
          </table:table-cell>
          <table:table-cell office:value-type="float" office:value="0.005684224" calcext:value-type="float">
            <text:p>0.005684224</text:p>
          </table:table-cell>
          <table:table-cell office:value-type="float" office:value="0.004324864" calcext:value-type="float">
            <text:p>0.004324864</text:p>
          </table:table-cell>
          <table:table-cell office:value-type="float" office:value="0.111693824" calcext:value-type="float">
            <text:p>0.111693824</text:p>
          </table:table-cell>
          <table:table-cell office:value-type="float" office:value="0.574275584" calcext:value-type="float">
            <text:p>0.574275584</text:p>
          </table:table-cell>
          <table:table-cell office:value-type="float" office:value="0.037702656" calcext:value-type="float">
            <text:p>0.037702656</text:p>
          </table:table-cell>
          <table:table-cell office:value-type="float" office:value="0.633948416" calcext:value-type="float">
            <text:p>0.633948416</text:p>
          </table:table-cell>
          <table:table-cell office:value-type="float" office:value="0.855692032" calcext:value-type="float">
            <text:p>0.855692032</text:p>
          </table:table-cell>
          <table:table-cell office:value-type="float" office:value="0.789316096" calcext:value-type="float">
            <text:p>0.789316096</text:p>
          </table:table-cell>
          <table:table-cell office:value-type="float" office:value="1.032951552" calcext:value-type="float">
            <text:p>1.032951552</text:p>
          </table:table-cell>
          <table:table-cell office:value-type="float" office:value="1.23415936" calcext:value-type="float">
            <text:p>1.23415936</text:p>
          </table:table-cell>
          <table:table-cell office:value-type="float" office:value="0.758452224" calcext:value-type="float">
            <text:p>0.758452224</text:p>
          </table:table-cell>
          <table:table-cell office:value-type="float" office:value="12.223123456" calcext:value-type="float">
            <text:p>12.223123456</text:p>
          </table:table-cell>
        </table:table-row>
        <table:table-row table:style-name="ro1">
          <table:table-cell/>
          <table:table-cell office:value-type="float" office:value="0.006759168" calcext:value-type="float">
            <text:p>0.006759168</text:p>
          </table:table-cell>
          <table:table-cell office:value-type="float" office:value="0.005966592" calcext:value-type="float">
            <text:p>0.005966592</text:p>
          </table:table-cell>
          <table:table-cell office:value-type="float" office:value="0.005705728" calcext:value-type="float">
            <text:p>0.005705728</text:p>
          </table:table-cell>
          <table:table-cell office:value-type="float" office:value="0.004351488" calcext:value-type="float">
            <text:p>0.004351488</text:p>
          </table:table-cell>
          <table:table-cell office:value-type="float" office:value="0.111716096" calcext:value-type="float">
            <text:p>0.111716096</text:p>
          </table:table-cell>
          <table:table-cell office:value-type="float" office:value="0.56386944" calcext:value-type="float">
            <text:p>0.56386944</text:p>
          </table:table-cell>
          <table:table-cell office:value-type="float" office:value="0.037661696" calcext:value-type="float">
            <text:p>0.037661696</text:p>
          </table:table-cell>
          <table:table-cell office:value-type="float" office:value="0.615850496" calcext:value-type="float">
            <text:p>0.615850496</text:p>
          </table:table-cell>
          <table:table-cell office:value-type="float" office:value="0.816997888" calcext:value-type="float">
            <text:p>0.816997888</text:p>
          </table:table-cell>
          <table:table-cell office:value-type="float" office:value="0.789290752" calcext:value-type="float">
            <text:p>0.789290752</text:p>
          </table:table-cell>
          <table:table-cell office:value-type="float" office:value="1.0329792" calcext:value-type="float">
            <text:p>1.0329792</text:p>
          </table:table-cell>
          <table:table-cell office:value-type="float" office:value="1.23415808" calcext:value-type="float">
            <text:p>1.23415808</text:p>
          </table:table-cell>
          <table:table-cell office:value-type="float" office:value="0.758490368" calcext:value-type="float">
            <text:p>0.758490368</text:p>
          </table:table-cell>
          <table:table-cell office:value-type="float" office:value="12.447377152" calcext:value-type="float">
            <text:p>12.447377152</text:p>
          </table:table-cell>
        </table:table-row>
        <table:table-row table:style-name="ro1">
          <table:table-cell/>
          <table:table-cell office:value-type="float" office:value="0.006509312" calcext:value-type="float">
            <text:p>0.006509312</text:p>
          </table:table-cell>
          <table:table-cell office:value-type="float" office:value="0.006147584" calcext:value-type="float">
            <text:p>0.006147584</text:p>
          </table:table-cell>
          <table:table-cell office:value-type="float" office:value="0.005852672" calcext:value-type="float">
            <text:p>0.005852672</text:p>
          </table:table-cell>
          <table:table-cell office:value-type="float" office:value="0.004492288" calcext:value-type="float">
            <text:p>0.004492288</text:p>
          </table:table-cell>
          <table:table-cell office:value-type="float" office:value="0.111746304" calcext:value-type="float">
            <text:p>0.111746304</text:p>
          </table:table-cell>
          <table:table-cell office:value-type="float" office:value="0.58870272" calcext:value-type="float">
            <text:p>0.58870272</text:p>
          </table:table-cell>
          <table:table-cell office:value-type="float" office:value="0.038001408" calcext:value-type="float">
            <text:p>0.038001408</text:p>
          </table:table-cell>
          <table:table-cell office:value-type="float" office:value="0.65219072" calcext:value-type="float">
            <text:p>0.65219072</text:p>
          </table:table-cell>
          <table:table-cell office:value-type="float" office:value="0.816808448" calcext:value-type="float">
            <text:p>0.816808448</text:p>
          </table:table-cell>
          <table:table-cell office:value-type="float" office:value="0.740738816" calcext:value-type="float">
            <text:p>0.740738816</text:p>
          </table:table-cell>
          <table:table-cell office:value-type="float" office:value="1.033007616" calcext:value-type="float">
            <text:p>1.033007616</text:p>
          </table:table-cell>
          <table:table-cell office:value-type="float" office:value="1.234157312" calcext:value-type="float">
            <text:p>1.234157312</text:p>
          </table:table-cell>
          <table:table-cell office:value-type="float" office:value="0.758530048" calcext:value-type="float">
            <text:p>0.758530048</text:p>
          </table:table-cell>
          <table:table-cell office:value-type="float" office:value="12.574560768" calcext:value-type="float">
            <text:p>12.574560768</text:p>
          </table:table-cell>
        </table:table-row>
        <table:table-row table:style-name="ro1">
          <table:table-cell/>
          <table:table-cell office:value-type="float" office:value="0.008413952" calcext:value-type="float">
            <text:p>0.008413952</text:p>
          </table:table-cell>
          <table:table-cell office:value-type="float" office:value="0.006632448" calcext:value-type="float">
            <text:p>0.006632448</text:p>
          </table:table-cell>
          <table:table-cell office:value-type="float" office:value="0.005785088" calcext:value-type="float">
            <text:p>0.005785088</text:p>
          </table:table-cell>
          <table:table-cell office:value-type="float" office:value="0.004275456" calcext:value-type="float">
            <text:p>0.004275456</text:p>
          </table:table-cell>
          <table:table-cell office:value-type="float" office:value="0.111773952" calcext:value-type="float">
            <text:p>0.111773952</text:p>
          </table:table-cell>
          <table:table-cell office:value-type="float" office:value="0.574816768" calcext:value-type="float">
            <text:p>0.574816768</text:p>
          </table:table-cell>
          <table:table-cell office:value-type="float" office:value="0.03791872" calcext:value-type="float">
            <text:p>0.03791872</text:p>
          </table:table-cell>
          <table:table-cell office:value-type="float" office:value="0.615973376" calcext:value-type="float">
            <text:p>0.615973376</text:p>
          </table:table-cell>
          <table:table-cell office:value-type="float" office:value="0.807226624" calcext:value-type="float">
            <text:p>0.807226624</text:p>
          </table:table-cell>
          <table:table-cell office:value-type="float" office:value="0.720213248" calcext:value-type="float">
            <text:p>0.720213248</text:p>
          </table:table-cell>
          <table:table-cell office:value-type="float" office:value="1.033036544" calcext:value-type="float">
            <text:p>1.033036544</text:p>
          </table:table-cell>
          <table:table-cell office:value-type="float" office:value="1.194128896" calcext:value-type="float">
            <text:p>1.194128896</text:p>
          </table:table-cell>
          <table:table-cell office:value-type="float" office:value="0.758569472" calcext:value-type="float">
            <text:p>0.758569472</text:p>
          </table:table-cell>
          <table:table-cell office:value-type="float" office:value="10.106860544" calcext:value-type="float">
            <text:p>10.106860544</text:p>
          </table:table-cell>
        </table:table-row>
        <table:table-row table:style-name="ro1">
          <table:table-cell/>
          <table:table-cell office:value-type="float" office:value="0.005750272" calcext:value-type="float">
            <text:p>0.005750272</text:p>
          </table:table-cell>
          <table:table-cell office:value-type="float" office:value="0.006588416" calcext:value-type="float">
            <text:p>0.006588416</text:p>
          </table:table-cell>
          <table:table-cell office:value-type="float" office:value="0.005797888" calcext:value-type="float">
            <text:p>0.005797888</text:p>
          </table:table-cell>
          <table:table-cell office:value-type="float" office:value="0.004296448" calcext:value-type="float">
            <text:p>0.004296448</text:p>
          </table:table-cell>
          <table:table-cell office:value-type="float" office:value="0.11176448" calcext:value-type="float">
            <text:p>0.11176448</text:p>
          </table:table-cell>
          <table:table-cell office:value-type="float" office:value="0.574820864" calcext:value-type="float">
            <text:p>0.574820864</text:p>
          </table:table-cell>
          <table:table-cell office:value-type="float" office:value="0.037933056" calcext:value-type="float">
            <text:p>0.037933056</text:p>
          </table:table-cell>
          <table:table-cell office:value-type="float" office:value="0.666845184" calcext:value-type="float">
            <text:p>0.666845184</text:p>
          </table:table-cell>
          <table:table-cell office:value-type="float" office:value="0.82727424" calcext:value-type="float">
            <text:p>0.82727424</text:p>
          </table:table-cell>
          <table:table-cell office:value-type="float" office:value="0.720184064" calcext:value-type="float">
            <text:p>0.720184064</text:p>
          </table:table-cell>
          <table:table-cell office:value-type="float" office:value="1.033114368" calcext:value-type="float">
            <text:p>1.033114368</text:p>
          </table:table-cell>
          <table:table-cell office:value-type="float" office:value="1.19404544" calcext:value-type="float">
            <text:p>1.19404544</text:p>
          </table:table-cell>
          <table:table-cell office:value-type="float" office:value="0.758610432" calcext:value-type="float">
            <text:p>0.758610432</text:p>
          </table:table-cell>
          <table:table-cell office:value-type="float" office:value="10.106903296" calcext:value-type="float">
            <text:p>10.106903296</text:p>
          </table:table-cell>
        </table:table-row>
        <table:table-row table:style-name="ro1">
          <table:table-cell/>
          <table:table-cell office:value-type="float" office:value="0.005779456" calcext:value-type="float">
            <text:p>0.005779456</text:p>
          </table:table-cell>
          <table:table-cell office:value-type="float" office:value="0.006816512" calcext:value-type="float">
            <text:p>0.006816512</text:p>
          </table:table-cell>
          <table:table-cell office:value-type="float" office:value="0.005815808" calcext:value-type="float">
            <text:p>0.005815808</text:p>
          </table:table-cell>
          <table:table-cell office:value-type="float" office:value="0.004320256" calcext:value-type="float">
            <text:p>0.004320256</text:p>
          </table:table-cell>
          <table:table-cell office:value-type="float" office:value="0.112046592" calcext:value-type="float">
            <text:p>0.112046592</text:p>
          </table:table-cell>
          <table:table-cell office:value-type="float" office:value="0.574830848" calcext:value-type="float">
            <text:p>0.574830848</text:p>
          </table:table-cell>
          <table:table-cell office:value-type="float" office:value="0.037957888" calcext:value-type="float">
            <text:p>0.037957888</text:p>
          </table:table-cell>
          <table:table-cell office:value-type="float" office:value="0.686011392" calcext:value-type="float">
            <text:p>0.686011392</text:p>
          </table:table-cell>
          <table:table-cell office:value-type="float" office:value="0.827304704" calcext:value-type="float">
            <text:p>0.827304704</text:p>
          </table:table-cell>
          <table:table-cell office:value-type="float" office:value="0.720199168" calcext:value-type="float">
            <text:p>0.720199168</text:p>
          </table:table-cell>
          <table:table-cell office:value-type="float" office:value="1.033143808" calcext:value-type="float">
            <text:p>1.033143808</text:p>
          </table:table-cell>
          <table:table-cell office:value-type="float" office:value="1.19403008" calcext:value-type="float">
            <text:p>1.19403008</text:p>
          </table:table-cell>
          <table:table-cell office:value-type="float" office:value="0.758651648" calcext:value-type="float">
            <text:p>0.758651648</text:p>
          </table:table-cell>
          <table:table-cell office:value-type="float" office:value="12.295079936" calcext:value-type="float">
            <text:p>12.295079936</text:p>
          </table:table-cell>
        </table:table-row>
        <table:table-row table:style-name="ro1">
          <table:table-cell/>
          <table:table-cell office:value-type="float" office:value="0.006162944" calcext:value-type="float">
            <text:p>0.006162944</text:p>
          </table:table-cell>
          <table:table-cell office:value-type="float" office:value="0.011089664" calcext:value-type="float">
            <text:p>0.011089664</text:p>
          </table:table-cell>
          <table:table-cell office:value-type="float" office:value="0.00583552" calcext:value-type="float">
            <text:p>0.00583552</text:p>
          </table:table-cell>
          <table:table-cell office:value-type="float" office:value="0.00434688" calcext:value-type="float">
            <text:p>0.00434688</text:p>
          </table:table-cell>
          <table:table-cell office:value-type="float" office:value="0.112018176" calcext:value-type="float">
            <text:p>0.112018176</text:p>
          </table:table-cell>
          <table:table-cell office:value-type="float" office:value="0.574847744" calcext:value-type="float">
            <text:p>0.574847744</text:p>
          </table:table-cell>
          <table:table-cell office:value-type="float" office:value="0.037984512" calcext:value-type="float">
            <text:p>0.037984512</text:p>
          </table:table-cell>
          <table:table-cell office:value-type="float" office:value="0.685927936" calcext:value-type="float">
            <text:p>0.685927936</text:p>
          </table:table-cell>
          <table:table-cell office:value-type="float" office:value="0.827258112" calcext:value-type="float">
            <text:p>0.827258112</text:p>
          </table:table-cell>
          <table:table-cell office:value-type="float" office:value="0.720224" calcext:value-type="float">
            <text:p>0.720224</text:p>
          </table:table-cell>
          <table:table-cell office:value-type="float" office:value="1.033172224" calcext:value-type="float">
            <text:p>1.033172224</text:p>
          </table:table-cell>
          <table:table-cell office:value-type="float" office:value="1.194024192" calcext:value-type="float">
            <text:p>1.194024192</text:p>
          </table:table-cell>
          <table:table-cell office:value-type="float" office:value="0.758693376" calcext:value-type="float">
            <text:p>0.758693376</text:p>
          </table:table-cell>
          <table:table-cell office:value-type="float" office:value="12.29507968" calcext:value-type="float">
            <text:p>12.29507968</text:p>
          </table:table-cell>
        </table:table-row>
        <table:table-row table:style-name="ro1">
          <table:table-cell/>
          <table:table-cell office:value-type="float" office:value="0.007102976" calcext:value-type="float">
            <text:p>0.007102976</text:p>
          </table:table-cell>
          <table:table-cell office:value-type="float" office:value="0.00651136" calcext:value-type="float">
            <text:p>0.00651136</text:p>
          </table:table-cell>
          <table:table-cell office:value-type="float" office:value="0.005972224" calcext:value-type="float">
            <text:p>0.005972224</text:p>
          </table:table-cell>
          <table:table-cell office:value-type="float" office:value="0.00446976" calcext:value-type="float">
            <text:p>0.00446976</text:p>
          </table:table-cell>
          <table:table-cell office:value-type="float" office:value="0.112038912" calcext:value-type="float">
            <text:p>0.112038912</text:p>
          </table:table-cell>
          <table:table-cell office:value-type="float" office:value="0.574866944" calcext:value-type="float">
            <text:p>0.574866944</text:p>
          </table:table-cell>
          <table:table-cell office:value-type="float" office:value="0.038011904" calcext:value-type="float">
            <text:p>0.038011904</text:p>
          </table:table-cell>
          <table:table-cell office:value-type="float" office:value="0.685932544" calcext:value-type="float">
            <text:p>0.685932544</text:p>
          </table:table-cell>
          <table:table-cell office:value-type="float" office:value="0.827393536" calcext:value-type="float">
            <text:p>0.827393536</text:p>
          </table:table-cell>
          <table:table-cell office:value-type="float" office:value="0.720246528" calcext:value-type="float">
            <text:p>0.720246528</text:p>
          </table:table-cell>
          <table:table-cell office:value-type="float" office:value="1.03320064" calcext:value-type="float">
            <text:p>1.03320064</text:p>
          </table:table-cell>
          <table:table-cell office:value-type="float" office:value="1.194025216" calcext:value-type="float">
            <text:p>1.194025216</text:p>
          </table:table-cell>
          <table:table-cell office:value-type="float" office:value="0.758735872" calcext:value-type="float">
            <text:p>0.758735872</text:p>
          </table:table-cell>
          <table:table-cell office:value-type="float" office:value="12.295085824" calcext:value-type="float">
            <text:p>12.295085824</text:p>
          </table:table-cell>
        </table:table-row>
        <table:table-row table:style-name="ro1">
          <table:table-cell/>
          <table:table-cell office:value-type="float" office:value="0.006745088" calcext:value-type="float">
            <text:p>0.006745088</text:p>
          </table:table-cell>
          <table:table-cell office:value-type="float" office:value="0.006118144" calcext:value-type="float">
            <text:p>0.006118144</text:p>
          </table:table-cell>
          <table:table-cell office:value-type="float" office:value="0.00165504" calcext:value-type="float">
            <text:p>0.00165504</text:p>
          </table:table-cell>
          <table:table-cell office:value-type="float" office:value="0.003855616" calcext:value-type="float">
            <text:p>0.003855616</text:p>
          </table:table-cell>
          <table:table-cell office:value-type="float" office:value="0.1107456" calcext:value-type="float">
            <text:p>0.1107456</text:p>
          </table:table-cell>
          <table:table-cell office:value-type="float" office:value="0.588810752" calcext:value-type="float">
            <text:p>0.588810752</text:p>
          </table:table-cell>
          <table:table-cell office:value-type="float" office:value="0.026211072" calcext:value-type="float">
            <text:p>0.026211072</text:p>
          </table:table-cell>
          <table:table-cell office:value-type="float" office:value="0.653083136" calcext:value-type="float">
            <text:p>0.653083136</text:p>
          </table:table-cell>
          <table:table-cell office:value-type="float" office:value="0.827426816" calcext:value-type="float">
            <text:p>0.827426816</text:p>
          </table:table-cell>
          <table:table-cell office:value-type="float" office:value="0.7092544" calcext:value-type="float">
            <text:p>0.7092544</text:p>
          </table:table-cell>
          <table:table-cell office:value-type="float" office:value="0.983337472" calcext:value-type="float">
            <text:p>0.983337472</text:p>
          </table:table-cell>
          <table:table-cell office:value-type="float" office:value="1.194020864" calcext:value-type="float">
            <text:p>1.194020864</text:p>
          </table:table-cell>
          <table:table-cell office:value-type="float" office:value="0.75877888" calcext:value-type="float">
            <text:p>0.75877888</text:p>
          </table:table-cell>
          <table:table-cell office:value-type="float" office:value="12.29510016" calcext:value-type="float">
            <text:p>12.29510016</text:p>
          </table:table-cell>
        </table:table-row>
        <table:table-row table:style-name="ro1">
          <table:table-cell/>
          <table:table-cell office:value-type="float" office:value="0.006013952" calcext:value-type="float">
            <text:p>0.006013952</text:p>
          </table:table-cell>
          <table:table-cell office:value-type="float" office:value="0.006334208" calcext:value-type="float">
            <text:p>0.006334208</text:p>
          </table:table-cell>
          <table:table-cell office:value-type="float" office:value="0.001659648" calcext:value-type="float">
            <text:p>0.001659648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110778624" calcext:value-type="float">
            <text:p>0.110778624</text:p>
          </table:table-cell>
          <table:table-cell office:value-type="float" office:value="0.588832512" calcext:value-type="float">
            <text:p>0.588832512</text:p>
          </table:table-cell>
          <table:table-cell office:value-type="float" office:value="0.026240512" calcext:value-type="float">
            <text:p>0.026240512</text:p>
          </table:table-cell>
          <table:table-cell office:value-type="float" office:value="0.653105152" calcext:value-type="float">
            <text:p>0.653105152</text:p>
          </table:table-cell>
          <table:table-cell office:value-type="float" office:value="0.851347456" calcext:value-type="float">
            <text:p>0.851347456</text:p>
          </table:table-cell>
          <table:table-cell office:value-type="float" office:value="0.709255168" calcext:value-type="float">
            <text:p>0.709255168</text:p>
          </table:table-cell>
          <table:table-cell office:value-type="float" office:value="0.983371264" calcext:value-type="float">
            <text:p>0.983371264</text:p>
          </table:table-cell>
          <table:table-cell office:value-type="float" office:value="1.235390464" calcext:value-type="float">
            <text:p>1.235390464</text:p>
          </table:table-cell>
          <table:table-cell office:value-type="float" office:value="0.758821888" calcext:value-type="float">
            <text:p>0.758821888</text:p>
          </table:table-cell>
          <table:table-cell office:value-type="float" office:value="11.862378752" calcext:value-type="float">
            <text:p>11.862378752</text:p>
          </table:table-cell>
        </table:table-row>
        <table:table-row table:style-name="ro1">
          <table:table-cell/>
          <table:table-cell office:value-type="float" office:value="0.006329088" calcext:value-type="float">
            <text:p>0.006329088</text:p>
          </table:table-cell>
          <table:table-cell office:value-type="float" office:value="0.007141376" calcext:value-type="float">
            <text:p>0.007141376</text:p>
          </table:table-cell>
          <table:table-cell office:value-type="float" office:value="0.001678336" calcext:value-type="float">
            <text:p>0.001678336</text:p>
          </table:table-cell>
          <table:table-cell office:value-type="float" office:value="0.003894784" calcext:value-type="float">
            <text:p>0.003894784</text:p>
          </table:table-cell>
          <table:table-cell office:value-type="float" office:value="0.11081472" calcext:value-type="float">
            <text:p>0.11081472</text:p>
          </table:table-cell>
          <table:table-cell office:value-type="float" office:value="0.588853248" calcext:value-type="float">
            <text:p>0.588853248</text:p>
          </table:table-cell>
          <table:table-cell office:value-type="float" office:value="0.026270464" calcext:value-type="float">
            <text:p>0.026270464</text:p>
          </table:table-cell>
          <table:table-cell office:value-type="float" office:value="0.653126656" calcext:value-type="float">
            <text:p>0.653126656</text:p>
          </table:table-cell>
          <table:table-cell office:value-type="float" office:value="0.815606272" calcext:value-type="float">
            <text:p>0.815606272</text:p>
          </table:table-cell>
          <table:table-cell office:value-type="float" office:value="0.709253376" calcext:value-type="float">
            <text:p>0.709253376</text:p>
          </table:table-cell>
          <table:table-cell office:value-type="float" office:value="0.983405824" calcext:value-type="float">
            <text:p>0.983405824</text:p>
          </table:table-cell>
          <table:table-cell office:value-type="float" office:value="1.235387136" calcext:value-type="float">
            <text:p>1.235387136</text:p>
          </table:table-cell>
          <table:table-cell office:value-type="float" office:value="0.709563392" calcext:value-type="float">
            <text:p>0.709563392</text:p>
          </table:table-cell>
          <table:table-cell office:value-type="float" office:value="11.862369024" calcext:value-type="float">
            <text:p>11.862369024</text:p>
          </table:table-cell>
        </table:table-row>
        <table:table-row table:style-name="ro1">
          <table:table-cell/>
          <table:table-cell office:value-type="float" office:value="0.006725376" calcext:value-type="float">
            <text:p>0.006725376</text:p>
          </table:table-cell>
          <table:table-cell office:value-type="float" office:value="0.006323712" calcext:value-type="float">
            <text:p>0.006323712</text:p>
          </table:table-cell>
          <table:table-cell office:value-type="float" office:value="0.0021504" calcext:value-type="float">
            <text:p>0.0021504</text:p>
          </table:table-cell>
          <table:table-cell office:value-type="float" office:value="0.003919616" calcext:value-type="float">
            <text:p>0.003919616</text:p>
          </table:table-cell>
          <table:table-cell office:value-type="float" office:value="0.110855168" calcext:value-type="float">
            <text:p>0.110855168</text:p>
          </table:table-cell>
          <table:table-cell office:value-type="float" office:value="0.578661376" calcext:value-type="float">
            <text:p>0.578661376</text:p>
          </table:table-cell>
          <table:table-cell office:value-type="float" office:value="0.026299648" calcext:value-type="float">
            <text:p>0.026299648</text:p>
          </table:table-cell>
          <table:table-cell office:value-type="float" office:value="0.65314432" calcext:value-type="float">
            <text:p>0.65314432</text:p>
          </table:table-cell>
          <table:table-cell office:value-type="float" office:value="0.827836928" calcext:value-type="float">
            <text:p>0.827836928</text:p>
          </table:table-cell>
          <table:table-cell office:value-type="float" office:value="0.709250304" calcext:value-type="float">
            <text:p>0.709250304</text:p>
          </table:table-cell>
          <table:table-cell office:value-type="float" office:value="0.983440128" calcext:value-type="float">
            <text:p>0.983440128</text:p>
          </table:table-cell>
          <table:table-cell office:value-type="float" office:value="1.28036736" calcext:value-type="float">
            <text:p>1.28036736</text:p>
          </table:table-cell>
          <table:table-cell office:value-type="float" office:value="0.709547008" calcext:value-type="float">
            <text:p>0.709547008</text:p>
          </table:table-cell>
          <table:table-cell office:value-type="float" office:value="11.862372096" calcext:value-type="float">
            <text:p>11.862372096</text:p>
          </table:table-cell>
        </table:table-row>
        <table:table-row table:style-name="ro1">
          <table:table-cell/>
          <table:table-cell office:value-type="float" office:value="0.005825024" calcext:value-type="float">
            <text:p>0.005825024</text:p>
          </table:table-cell>
          <table:table-cell office:value-type="float" office:value="0.006695424" calcext:value-type="float">
            <text:p>0.006695424</text:p>
          </table:table-cell>
          <table:table-cell office:value-type="float" office:value="0.00229504" calcext:value-type="float">
            <text:p>0.00229504</text:p>
          </table:table-cell>
          <table:table-cell office:value-type="float" office:value="0.004056832" calcext:value-type="float">
            <text:p>0.004056832</text:p>
          </table:table-cell>
          <table:table-cell office:value-type="float" office:value="0.110894592" calcext:value-type="float">
            <text:p>0.110894592</text:p>
          </table:table-cell>
          <table:table-cell office:value-type="float" office:value="0.574208512" calcext:value-type="float">
            <text:p>0.574208512</text:p>
          </table:table-cell>
          <table:table-cell office:value-type="float" office:value="0.026329344" calcext:value-type="float">
            <text:p>0.026329344</text:p>
          </table:table-cell>
          <table:table-cell office:value-type="float" office:value="0.653168128" calcext:value-type="float">
            <text:p>0.653168128</text:p>
          </table:table-cell>
          <table:table-cell office:value-type="float" office:value="0.827794432" calcext:value-type="float">
            <text:p>0.827794432</text:p>
          </table:table-cell>
          <table:table-cell office:value-type="float" office:value="0.709248256" calcext:value-type="float">
            <text:p>0.709248256</text:p>
          </table:table-cell>
          <table:table-cell office:value-type="float" office:value="0.983474688" calcext:value-type="float">
            <text:p>0.983474688</text:p>
          </table:table-cell>
          <table:table-cell office:value-type="float" office:value="1.28043648" calcext:value-type="float">
            <text:p>1.28043648</text:p>
          </table:table-cell>
          <table:table-cell office:value-type="float" office:value="0.709570816" calcext:value-type="float">
            <text:p>0.709570816</text:p>
          </table:table-cell>
          <table:table-cell office:value-type="float" office:value="11.862382592" calcext:value-type="float">
            <text:p>11.862382592</text:p>
          </table:table-cell>
        </table:table-row>
        <table:table-row table:style-name="ro1">
          <table:table-cell/>
          <table:table-cell office:value-type="float" office:value="0.005552384" calcext:value-type="float">
            <text:p>0.005552384</text:p>
          </table:table-cell>
          <table:table-cell office:value-type="float" office:value="0.00697728" calcext:value-type="float">
            <text:p>0.00697728</text:p>
          </table:table-cell>
          <table:table-cell office:value-type="float" office:value="0.000385536" calcext:value-type="float">
            <text:p>0.000385536</text:p>
          </table:table-cell>
          <table:table-cell office:value-type="float" office:value="0.003636992" calcext:value-type="float">
            <text:p>0.003636992</text:p>
          </table:table-cell>
          <table:table-cell office:value-type="float" office:value="0.110934784" calcext:value-type="float">
            <text:p>0.110934784</text:p>
          </table:table-cell>
          <table:table-cell office:value-type="float" office:value="0.589355008" calcext:value-type="float">
            <text:p>0.589355008</text:p>
          </table:table-cell>
          <table:table-cell office:value-type="float" office:value="0.02635776" calcext:value-type="float">
            <text:p>0.02635776</text:p>
          </table:table-cell>
          <table:table-cell office:value-type="float" office:value="0.653192448" calcext:value-type="float">
            <text:p>0.653192448</text:p>
          </table:table-cell>
          <table:table-cell office:value-type="float" office:value="0.827817216" calcext:value-type="float">
            <text:p>0.827817216</text:p>
          </table:table-cell>
          <table:table-cell office:value-type="float" office:value="0.709247744" calcext:value-type="float">
            <text:p>0.709247744</text:p>
          </table:table-cell>
          <table:table-cell office:value-type="float" office:value="0.983509248" calcext:value-type="float">
            <text:p>0.983509248</text:p>
          </table:table-cell>
          <table:table-cell office:value-type="float" office:value="1.280443136" calcext:value-type="float">
            <text:p>1.280443136</text:p>
          </table:table-cell>
          <table:table-cell office:value-type="float" office:value="0.709597696" calcext:value-type="float">
            <text:p>0.709597696</text:p>
          </table:table-cell>
          <table:table-cell office:value-type="float" office:value="12.35011712" calcext:value-type="float">
            <text:p>12.35011712</text:p>
          </table:table-cell>
        </table:table-row>
        <table:table-row table:style-name="ro1">
          <table:table-cell/>
          <table:table-cell office:value-type="float" office:value="0.005481216" calcext:value-type="float">
            <text:p>0.005481216</text:p>
          </table:table-cell>
          <table:table-cell office:value-type="float" office:value="0.007964416" calcext:value-type="float">
            <text:p>0.007964416</text:p>
          </table:table-cell>
          <table:table-cell office:value-type="float" office:value="0.00039296" calcext:value-type="float">
            <text:p>0.00039296</text:p>
          </table:table-cell>
          <table:table-cell office:value-type="float" office:value="0.003654144" calcext:value-type="float">
            <text:p>0.003654144</text:p>
          </table:table-cell>
          <table:table-cell office:value-type="float" office:value="0.110981888" calcext:value-type="float">
            <text:p>0.110981888</text:p>
          </table:table-cell>
          <table:table-cell office:value-type="float" office:value="0.589350912" calcext:value-type="float">
            <text:p>0.589350912</text:p>
          </table:table-cell>
          <table:table-cell office:value-type="float" office:value="0.026386688" calcext:value-type="float">
            <text:p>0.026386688</text:p>
          </table:table-cell>
          <table:table-cell office:value-type="float" office:value="0.653368832" calcext:value-type="float">
            <text:p>0.653368832</text:p>
          </table:table-cell>
          <table:table-cell office:value-type="float" office:value="0.82784384" calcext:value-type="float">
            <text:p>0.82784384</text:p>
          </table:table-cell>
          <table:table-cell office:value-type="float" office:value="0.709246464" calcext:value-type="float">
            <text:p>0.709246464</text:p>
          </table:table-cell>
          <table:table-cell office:value-type="float" office:value="0.983543808" calcext:value-type="float">
            <text:p>0.983543808</text:p>
          </table:table-cell>
          <table:table-cell office:value-type="float" office:value="1.280442368" calcext:value-type="float">
            <text:p>1.280442368</text:p>
          </table:table-cell>
          <table:table-cell office:value-type="float" office:value="0.709623808" calcext:value-type="float">
            <text:p>0.709623808</text:p>
          </table:table-cell>
          <table:table-cell office:value-type="float" office:value="12.350175744" calcext:value-type="float">
            <text:p>12.350175744</text:p>
          </table:table-cell>
        </table:table-row>
        <table:table-row table:style-name="ro1">
          <table:table-cell/>
          <table:table-cell office:value-type="float" office:value="0.008038144" calcext:value-type="float">
            <text:p>0.008038144</text:p>
          </table:table-cell>
          <table:table-cell office:value-type="float" office:value="0.00663936" calcext:value-type="float">
            <text:p>0.00663936</text:p>
          </table:table-cell>
          <table:table-cell office:value-type="float" office:value="0.000412672" calcext:value-type="float">
            <text:p>0.000412672</text:p>
          </table:table-cell>
          <table:table-cell office:value-type="float" office:value="0.003678976" calcext:value-type="float">
            <text:p>0.003678976</text:p>
          </table:table-cell>
          <table:table-cell office:value-type="float" office:value="0.111197184" calcext:value-type="float">
            <text:p>0.111197184</text:p>
          </table:table-cell>
          <table:table-cell office:value-type="float" office:value="0.589353984" calcext:value-type="float">
            <text:p>0.589353984</text:p>
          </table:table-cell>
          <table:table-cell office:value-type="float" office:value="0.026415872" calcext:value-type="float">
            <text:p>0.026415872</text:p>
          </table:table-cell>
          <table:table-cell office:value-type="float" office:value="0.653317632" calcext:value-type="float">
            <text:p>0.653317632</text:p>
          </table:table-cell>
          <table:table-cell office:value-type="float" office:value="0.827871488" calcext:value-type="float">
            <text:p>0.827871488</text:p>
          </table:table-cell>
          <table:table-cell office:value-type="float" office:value="0.709244928" calcext:value-type="float">
            <text:p>0.709244928</text:p>
          </table:table-cell>
          <table:table-cell office:value-type="float" office:value="0.983578112" calcext:value-type="float">
            <text:p>0.983578112</text:p>
          </table:table-cell>
          <table:table-cell office:value-type="float" office:value="1.280440832" calcext:value-type="float">
            <text:p>1.280440832</text:p>
          </table:table-cell>
          <table:table-cell office:value-type="float" office:value="0.709651712" calcext:value-type="float">
            <text:p>0.709651712</text:p>
          </table:table-cell>
          <table:table-cell office:value-type="float" office:value="12.350244352" calcext:value-type="float">
            <text:p>12.350244352</text:p>
          </table:table-cell>
        </table:table-row>
        <table:table-row table:style-name="ro1">
          <table:table-cell/>
          <table:table-cell office:value-type="float" office:value="0.00774528" calcext:value-type="float">
            <text:p>0.00774528</text:p>
          </table:table-cell>
          <table:table-cell office:value-type="float" office:value="0.007304192" calcext:value-type="float">
            <text:p>0.007304192</text:p>
          </table:table-cell>
          <table:table-cell office:value-type="float" office:value="0.000433664" calcext:value-type="float">
            <text:p>0.000433664</text:p>
          </table:table-cell>
          <table:table-cell office:value-type="float" office:value="0.003705088" calcext:value-type="float">
            <text:p>0.003705088</text:p>
          </table:table-cell>
          <table:table-cell office:value-type="float" office:value="0.111160064" calcext:value-type="float">
            <text:p>0.111160064</text:p>
          </table:table-cell>
          <table:table-cell office:value-type="float" office:value="0.589361408" calcext:value-type="float">
            <text:p>0.589361408</text:p>
          </table:table-cell>
          <table:table-cell office:value-type="float" office:value="0.026445824" calcext:value-type="float">
            <text:p>0.026445824</text:p>
          </table:table-cell>
          <table:table-cell office:value-type="float" office:value="0.653334272" calcext:value-type="float">
            <text:p>0.653334272</text:p>
          </table:table-cell>
          <table:table-cell office:value-type="float" office:value="0.827899136" calcext:value-type="float">
            <text:p>0.827899136</text:p>
          </table:table-cell>
          <table:table-cell office:value-type="float" office:value="0.709242624" calcext:value-type="float">
            <text:p>0.709242624</text:p>
          </table:table-cell>
          <table:table-cell office:value-type="float" office:value="0.983661312" calcext:value-type="float">
            <text:p>0.983661312</text:p>
          </table:table-cell>
          <table:table-cell office:value-type="float" office:value="1.239066112" calcext:value-type="float">
            <text:p>1.239066112</text:p>
          </table:table-cell>
          <table:table-cell office:value-type="float" office:value="0.709680128" calcext:value-type="float">
            <text:p>0.709680128</text:p>
          </table:table-cell>
          <table:table-cell office:value-type="float" office:value="12.350323968" calcext:value-type="float">
            <text:p>12.350323968</text:p>
          </table:table-cell>
        </table:table-row>
        <table:table-row table:style-name="ro1">
          <table:table-cell/>
          <table:table-cell office:value-type="float" office:value="0.007559168" calcext:value-type="float">
            <text:p>0.007559168</text:p>
          </table:table-cell>
          <table:table-cell office:value-type="float" office:value="0.007760384" calcext:value-type="float">
            <text:p>0.007760384</text:p>
          </table:table-cell>
          <table:table-cell office:value-type="float" office:value="0.000565248" calcext:value-type="float">
            <text:p>0.000565248</text:p>
          </table:table-cell>
          <table:table-cell office:value-type="float" office:value="0.003877888" calcext:value-type="float">
            <text:p>0.003877888</text:p>
          </table:table-cell>
          <table:table-cell office:value-type="float" office:value="0.111181056" calcext:value-type="float">
            <text:p>0.111181056</text:p>
          </table:table-cell>
          <table:table-cell office:value-type="float" office:value="0.58937344" calcext:value-type="float">
            <text:p>0.58937344</text:p>
          </table:table-cell>
          <table:table-cell office:value-type="float" office:value="0.026772224" calcext:value-type="float">
            <text:p>0.026772224</text:p>
          </table:table-cell>
          <table:table-cell office:value-type="float" office:value="0.605001728" calcext:value-type="float">
            <text:p>0.605001728</text:p>
          </table:table-cell>
          <table:table-cell office:value-type="float" office:value="0.827926784" calcext:value-type="float">
            <text:p>0.827926784</text:p>
          </table:table-cell>
          <table:table-cell office:value-type="float" office:value="0.709240832" calcext:value-type="float">
            <text:p>0.709240832</text:p>
          </table:table-cell>
          <table:table-cell office:value-type="float" office:value="1.31955584" calcext:value-type="float">
            <text:p>1.31955584</text:p>
          </table:table-cell>
          <table:table-cell office:value-type="float" office:value="1.239066368" calcext:value-type="float">
            <text:p>1.239066368</text:p>
          </table:table-cell>
          <table:table-cell office:value-type="float" office:value="0.70970368" calcext:value-type="float">
            <text:p>0.70970368</text:p>
          </table:table-cell>
          <table:table-cell office:value-type="float" office:value="11.000335872" calcext:value-type="float">
            <text:p>11.000335872</text:p>
          </table:table-cell>
        </table:table-row>
        <table:table-row table:style-name="ro1">
          <table:table-cell/>
          <table:table-cell office:value-type="float" office:value="0.005603328" calcext:value-type="float">
            <text:p>0.005603328</text:p>
          </table:table-cell>
          <table:table-cell office:value-type="float" office:value="0.005838336" calcext:value-type="float">
            <text:p>0.005838336</text:p>
          </table:table-cell>
          <table:table-cell office:value-type="float" office:value="0.012672" calcext:value-type="float">
            <text:p>0.012672</text:p>
          </table:table-cell>
          <table:table-cell office:value-type="float" office:value="0.00360064" calcext:value-type="float">
            <text:p>0.00360064</text:p>
          </table:table-cell>
          <table:table-cell office:value-type="float" office:value="0.10845312" calcext:value-type="float">
            <text:p>0.10845312</text:p>
          </table:table-cell>
          <table:table-cell office:value-type="float" office:value="0.574177536" calcext:value-type="float">
            <text:p>0.574177536</text:p>
          </table:table-cell>
          <table:table-cell office:value-type="float" office:value="0.026632192" calcext:value-type="float">
            <text:p>0.026632192</text:p>
          </table:table-cell>
          <table:table-cell office:value-type="float" office:value="0.6050304" calcext:value-type="float">
            <text:p>0.6050304</text:p>
          </table:table-cell>
          <table:table-cell office:value-type="float" office:value="0.817479936" calcext:value-type="float">
            <text:p>0.817479936</text:p>
          </table:table-cell>
          <table:table-cell office:value-type="float" office:value="0.720593664" calcext:value-type="float">
            <text:p>0.720593664</text:p>
          </table:table-cell>
          <table:table-cell office:value-type="float" office:value="1.319621632" calcext:value-type="float">
            <text:p>1.319621632</text:p>
          </table:table-cell>
          <table:table-cell office:value-type="float" office:value="1.23911296" calcext:value-type="float">
            <text:p>1.23911296</text:p>
          </table:table-cell>
          <table:table-cell office:value-type="float" office:value="0.70973184" calcext:value-type="float">
            <text:p>0.70973184</text:p>
          </table:table-cell>
          <table:table-cell office:value-type="float" office:value="10.98994176" calcext:value-type="float">
            <text:p>10.98994176</text:p>
          </table:table-cell>
        </table:table-row>
        <table:table-row table:style-name="ro1">
          <table:table-cell/>
          <table:table-cell office:value-type="float" office:value="0.006808576" calcext:value-type="float">
            <text:p>0.006808576</text:p>
          </table:table-cell>
          <table:table-cell office:value-type="float" office:value="0.008422656" calcext:value-type="float">
            <text:p>0.008422656</text:p>
          </table:table-cell>
          <table:table-cell office:value-type="float" office:value="0.012735488" calcext:value-type="float">
            <text:p>0.012735488</text:p>
          </table:table-cell>
          <table:table-cell office:value-type="float" office:value="0.003620864" calcext:value-type="float">
            <text:p>0.003620864</text:p>
          </table:table-cell>
          <table:table-cell office:value-type="float" office:value="0.108487936" calcext:value-type="float">
            <text:p>0.108487936</text:p>
          </table:table-cell>
          <table:table-cell office:value-type="float" office:value="0.574189824" calcext:value-type="float">
            <text:p>0.574189824</text:p>
          </table:table-cell>
          <table:table-cell office:value-type="float" office:value="0.026645248" calcext:value-type="float">
            <text:p>0.026645248</text:p>
          </table:table-cell>
          <table:table-cell office:value-type="float" office:value="0.617131776" calcext:value-type="float">
            <text:p>0.617131776</text:p>
          </table:table-cell>
          <table:table-cell office:value-type="float" office:value="0.957281536" calcext:value-type="float">
            <text:p>0.957281536</text:p>
          </table:table-cell>
          <table:table-cell office:value-type="float" office:value="0.720616704" calcext:value-type="float">
            <text:p>0.720616704</text:p>
          </table:table-cell>
          <table:table-cell office:value-type="float" office:value="1.319668736" calcext:value-type="float">
            <text:p>1.319668736</text:p>
          </table:table-cell>
          <table:table-cell office:value-type="float" office:value="1.239118592" calcext:value-type="float">
            <text:p>1.239118592</text:p>
          </table:table-cell>
          <table:table-cell office:value-type="float" office:value="0.709760512" calcext:value-type="float">
            <text:p>0.709760512</text:p>
          </table:table-cell>
          <table:table-cell office:value-type="float" office:value="10.989895168" calcext:value-type="float">
            <text:p>10.989895168</text:p>
          </table:table-cell>
        </table:table-row>
        <table:table-row table:style-name="ro1">
          <table:table-cell/>
          <table:table-cell office:value-type="float" office:value="0.006898944" calcext:value-type="float">
            <text:p>0.006898944</text:p>
          </table:table-cell>
          <table:table-cell office:value-type="float" office:value="0.00820352" calcext:value-type="float">
            <text:p>0.00820352</text:p>
          </table:table-cell>
          <table:table-cell office:value-type="float" office:value="0.01276672" calcext:value-type="float">
            <text:p>0.01276672</text:p>
          </table:table-cell>
          <table:table-cell office:value-type="float" office:value="0.003645184" calcext:value-type="float">
            <text:p>0.003645184</text:p>
          </table:table-cell>
          <table:table-cell office:value-type="float" office:value="0.10852608" calcext:value-type="float">
            <text:p>0.10852608</text:p>
          </table:table-cell>
          <table:table-cell office:value-type="float" office:value="0.574214912" calcext:value-type="float">
            <text:p>0.574214912</text:p>
          </table:table-cell>
          <table:table-cell office:value-type="float" office:value="0.026669312" calcext:value-type="float">
            <text:p>0.026669312</text:p>
          </table:table-cell>
          <table:table-cell office:value-type="float" office:value="0.654471168" calcext:value-type="float">
            <text:p>0.654471168</text:p>
          </table:table-cell>
          <table:table-cell office:value-type="float" office:value="0.957360384" calcext:value-type="float">
            <text:p>0.957360384</text:p>
          </table:table-cell>
          <table:table-cell office:value-type="float" office:value="0.720639744" calcext:value-type="float">
            <text:p>0.720639744</text:p>
          </table:table-cell>
          <table:table-cell office:value-type="float" office:value="1.319708416" calcext:value-type="float">
            <text:p>1.319708416</text:p>
          </table:table-cell>
          <table:table-cell office:value-type="float" office:value="1.239119104" calcext:value-type="float">
            <text:p>1.239119104</text:p>
          </table:table-cell>
          <table:table-cell office:value-type="float" office:value="0.709789184" calcext:value-type="float">
            <text:p>0.709789184</text:p>
          </table:table-cell>
          <table:table-cell office:value-type="float" office:value="10.989907968" calcext:value-type="float">
            <text:p>10.989907968</text:p>
          </table:table-cell>
        </table:table-row>
        <table:table-row table:style-name="ro1">
          <table:table-cell/>
          <table:table-cell office:value-type="float" office:value="0.019815936" calcext:value-type="float">
            <text:p>0.019815936</text:p>
          </table:table-cell>
          <table:table-cell office:value-type="float" office:value="0.007094272" calcext:value-type="float">
            <text:p>0.007094272</text:p>
          </table:table-cell>
          <table:table-cell office:value-type="float" office:value="0.012901376" calcext:value-type="float">
            <text:p>0.012901376</text:p>
          </table:table-cell>
          <table:table-cell office:value-type="float" office:value="0.00367232" calcext:value-type="float">
            <text:p>0.00367232</text:p>
          </table:table-cell>
          <table:table-cell office:value-type="float" office:value="0.1085632" calcext:value-type="float">
            <text:p>0.1085632</text:p>
          </table:table-cell>
          <table:table-cell office:value-type="float" office:value="0.563759616" calcext:value-type="float">
            <text:p>0.563759616</text:p>
          </table:table-cell>
          <table:table-cell office:value-type="float" office:value="0.026696192" calcext:value-type="float">
            <text:p>0.026696192</text:p>
          </table:table-cell>
          <table:table-cell office:value-type="float" office:value="0.654329856" calcext:value-type="float">
            <text:p>0.654329856</text:p>
          </table:table-cell>
          <table:table-cell office:value-type="float" office:value="0.957428224" calcext:value-type="float">
            <text:p>0.957428224</text:p>
          </table:table-cell>
          <table:table-cell office:value-type="float" office:value="0.720661248" calcext:value-type="float">
            <text:p>0.720661248</text:p>
          </table:table-cell>
          <table:table-cell office:value-type="float" office:value="1.319748096" calcext:value-type="float">
            <text:p>1.319748096</text:p>
          </table:table-cell>
          <table:table-cell office:value-type="float" office:value="1.239118592" calcext:value-type="float">
            <text:p>1.239118592</text:p>
          </table:table-cell>
          <table:table-cell office:value-type="float" office:value="0.709817088" calcext:value-type="float">
            <text:p>0.709817088</text:p>
          </table:table-cell>
          <table:table-cell office:value-type="float" office:value="12.227444224" calcext:value-type="float">
            <text:p>12.227444224</text:p>
          </table:table-cell>
        </table:table-row>
        <table:table-row table:style-name="ro1">
          <table:table-cell/>
          <table:table-cell office:value-type="float" office:value="0.006619392" calcext:value-type="float">
            <text:p>0.006619392</text:p>
          </table:table-cell>
          <table:table-cell office:value-type="float" office:value="0.007251968" calcext:value-type="float">
            <text:p>0.007251968</text:p>
          </table:table-cell>
          <table:table-cell office:value-type="float" office:value="0.01287424" calcext:value-type="float">
            <text:p>0.01287424</text:p>
          </table:table-cell>
          <table:table-cell office:value-type="float" office:value="0.003803136" calcext:value-type="float">
            <text:p>0.003803136</text:p>
          </table:table-cell>
          <table:table-cell office:value-type="float" office:value="0.108593152" calcext:value-type="float">
            <text:p>0.108593152</text:p>
          </table:table-cell>
          <table:table-cell office:value-type="float" office:value="0.575457024" calcext:value-type="float">
            <text:p>0.575457024</text:p>
          </table:table-cell>
          <table:table-cell office:value-type="float" office:value="0.026723328" calcext:value-type="float">
            <text:p>0.026723328</text:p>
          </table:table-cell>
          <table:table-cell office:value-type="float" office:value="0.654324224" calcext:value-type="float">
            <text:p>0.654324224</text:p>
          </table:table-cell>
          <table:table-cell office:value-type="float" office:value="0.957490432" calcext:value-type="float">
            <text:p>0.957490432</text:p>
          </table:table-cell>
          <table:table-cell office:value-type="float" office:value="0.710125056" calcext:value-type="float">
            <text:p>0.710125056</text:p>
          </table:table-cell>
          <table:table-cell office:value-type="float" office:value="1.319786752" calcext:value-type="float">
            <text:p>1.319786752</text:p>
          </table:table-cell>
          <table:table-cell office:value-type="float" office:value="1.239115776" calcext:value-type="float">
            <text:p>1.239115776</text:p>
          </table:table-cell>
          <table:table-cell office:value-type="float" office:value="0.709844992" calcext:value-type="float">
            <text:p>0.709844992</text:p>
          </table:table-cell>
          <table:table-cell office:value-type="float" office:value="12.227479552" calcext:value-type="float">
            <text:p>12.227479552</text:p>
          </table:table-cell>
        </table:table-row>
        <table:table-row table:style-name="ro1">
          <table:table-cell/>
          <table:table-cell office:value-type="float" office:value="0.005837568" calcext:value-type="float">
            <text:p>0.005837568</text:p>
          </table:table-cell>
          <table:table-cell office:value-type="float" office:value="0.007003648" calcext:value-type="float">
            <text:p>0.007003648</text:p>
          </table:table-cell>
          <table:table-cell office:value-type="float" office:value="0.010220032" calcext:value-type="float">
            <text:p>0.010220032</text:p>
          </table:table-cell>
          <table:table-cell office:value-type="float" office:value="0.023076096" calcext:value-type="float">
            <text:p>0.023076096</text:p>
          </table:table-cell>
          <table:table-cell office:value-type="float" office:value="0.108631296" calcext:value-type="float">
            <text:p>0.108631296</text:p>
          </table:table-cell>
          <table:table-cell office:value-type="float" office:value="0.574755584" calcext:value-type="float">
            <text:p>0.574755584</text:p>
          </table:table-cell>
          <table:table-cell office:value-type="float" office:value="0.016054016" calcext:value-type="float">
            <text:p>0.016054016</text:p>
          </table:table-cell>
          <table:table-cell office:value-type="float" office:value="0.606000384" calcext:value-type="float">
            <text:p>0.606000384</text:p>
          </table:table-cell>
          <table:table-cell office:value-type="float" office:value="0.957487872" calcext:value-type="float">
            <text:p>0.957487872</text:p>
          </table:table-cell>
          <table:table-cell office:value-type="float" office:value="0.71002752" calcext:value-type="float">
            <text:p>0.71002752</text:p>
          </table:table-cell>
          <table:table-cell office:value-type="float" office:value="1.319823872" calcext:value-type="float">
            <text:p>1.319823872</text:p>
          </table:table-cell>
          <table:table-cell office:value-type="float" office:value="1.239114496" calcext:value-type="float">
            <text:p>1.239114496</text:p>
          </table:table-cell>
          <table:table-cell office:value-type="float" office:value="0.70987264" calcext:value-type="float">
            <text:p>0.70987264</text:p>
          </table:table-cell>
          <table:table-cell office:value-type="float" office:value="12.22752512" calcext:value-type="float">
            <text:p>12.22752512</text:p>
          </table:table-cell>
        </table:table-row>
        <table:table-row table:style-name="ro1">
          <table:table-cell/>
          <table:table-cell office:value-type="float" office:value="0.009512192" calcext:value-type="float">
            <text:p>0.009512192</text:p>
          </table:table-cell>
          <table:table-cell office:value-type="float" office:value="0.007067904" calcext:value-type="float">
            <text:p>0.007067904</text:p>
          </table:table-cell>
          <table:table-cell office:value-type="float" office:value="0.010242816" calcext:value-type="float">
            <text:p>0.010242816</text:p>
          </table:table-cell>
          <table:table-cell office:value-type="float" office:value="0.023106304" calcext:value-type="float">
            <text:p>0.023106304</text:p>
          </table:table-cell>
          <table:table-cell office:value-type="float" office:value="0.108675584" calcext:value-type="float">
            <text:p>0.108675584</text:p>
          </table:table-cell>
          <table:table-cell office:value-type="float" office:value="0.574756608" calcext:value-type="float">
            <text:p>0.574756608</text:p>
          </table:table-cell>
          <table:table-cell office:value-type="float" office:value="0.016083712" calcext:value-type="float">
            <text:p>0.016083712</text:p>
          </table:table-cell>
          <table:table-cell office:value-type="float" office:value="0.606006528" calcext:value-type="float">
            <text:p>0.606006528</text:p>
          </table:table-cell>
          <table:table-cell office:value-type="float" office:value="0.93752704" calcext:value-type="float">
            <text:p>0.93752704</text:p>
          </table:table-cell>
          <table:table-cell office:value-type="float" office:value="0.710005504" calcext:value-type="float">
            <text:p>0.710005504</text:p>
          </table:table-cell>
          <table:table-cell office:value-type="float" office:value="1.31986048" calcext:value-type="float">
            <text:p>1.31986048</text:p>
          </table:table-cell>
          <table:table-cell office:value-type="float" office:value="1.239113728" calcext:value-type="float">
            <text:p>1.239113728</text:p>
          </table:table-cell>
          <table:table-cell office:value-type="float" office:value="0.709900544" calcext:value-type="float">
            <text:p>0.709900544</text:p>
          </table:table-cell>
          <table:table-cell office:value-type="float" office:value="12.784184832" calcext:value-type="float">
            <text:p>12.784184832</text:p>
          </table:table-cell>
        </table:table-row>
        <table:table-row table:style-name="ro1">
          <table:table-cell/>
          <table:table-cell office:value-type="float" office:value="0.005368576" calcext:value-type="float">
            <text:p>0.005368576</text:p>
          </table:table-cell>
          <table:table-cell office:value-type="float" office:value="0.006831616" calcext:value-type="float">
            <text:p>0.006831616</text:p>
          </table:table-cell>
          <table:table-cell office:value-type="float" office:value="0.010267904" calcext:value-type="float">
            <text:p>0.010267904</text:p>
          </table:table-cell>
          <table:table-cell office:value-type="float" office:value="0.023147264" calcext:value-type="float">
            <text:p>0.023147264</text:p>
          </table:table-cell>
          <table:table-cell office:value-type="float" office:value="0.108876544" calcext:value-type="float">
            <text:p>0.108876544</text:p>
          </table:table-cell>
          <table:table-cell office:value-type="float" office:value="0.574764288" calcext:value-type="float">
            <text:p>0.574764288</text:p>
          </table:table-cell>
          <table:table-cell office:value-type="float" office:value="0.016103936" calcext:value-type="float">
            <text:p>0.016103936</text:p>
          </table:table-cell>
          <table:table-cell office:value-type="float" office:value="0.606016768" calcext:value-type="float">
            <text:p>0.606016768</text:p>
          </table:table-cell>
          <table:table-cell office:value-type="float" office:value="0.93741696" calcext:value-type="float">
            <text:p>0.93741696</text:p>
          </table:table-cell>
          <table:table-cell office:value-type="float" office:value="0.709995264" calcext:value-type="float">
            <text:p>0.709995264</text:p>
          </table:table-cell>
          <table:table-cell office:value-type="float" office:value="1.341298688" calcext:value-type="float">
            <text:p>1.341298688</text:p>
          </table:table-cell>
          <table:table-cell office:value-type="float" office:value="1.239112192" calcext:value-type="float">
            <text:p>1.239112192</text:p>
          </table:table-cell>
          <table:table-cell office:value-type="float" office:value="0.709928192" calcext:value-type="float">
            <text:p>0.709928192</text:p>
          </table:table-cell>
          <table:table-cell office:value-type="float" office:value="12.48617344" calcext:value-type="float">
            <text:p>12.48617344</text:p>
          </table:table-cell>
        </table:table-row>
        <table:table-row table:style-name="ro1">
          <table:table-cell/>
          <table:table-cell office:value-type="float" office:value="0.009947904" calcext:value-type="float">
            <text:p>0.009947904</text:p>
          </table:table-cell>
          <table:table-cell office:value-type="float" office:value="0.005816832" calcext:value-type="float">
            <text:p>0.005816832</text:p>
          </table:table-cell>
          <table:table-cell office:value-type="float" office:value="0.010404608" calcext:value-type="float">
            <text:p>0.010404608</text:p>
          </table:table-cell>
          <table:table-cell office:value-type="float" office:value="0.023174912" calcext:value-type="float">
            <text:p>0.023174912</text:p>
          </table:table-cell>
          <table:table-cell office:value-type="float" office:value="0.108829184" calcext:value-type="float">
            <text:p>0.108829184</text:p>
          </table:table-cell>
          <table:table-cell office:value-type="float" office:value="0.574774528" calcext:value-type="float">
            <text:p>0.574774528</text:p>
          </table:table-cell>
          <table:table-cell office:value-type="float" office:value="0.016132096" calcext:value-type="float">
            <text:p>0.016132096</text:p>
          </table:table-cell>
          <table:table-cell office:value-type="float" office:value="0.606024192" calcext:value-type="float">
            <text:p>0.606024192</text:p>
          </table:table-cell>
          <table:table-cell office:value-type="float" office:value="0.937328384" calcext:value-type="float">
            <text:p>0.937328384</text:p>
          </table:table-cell>
          <table:table-cell office:value-type="float" office:value="0.709988352" calcext:value-type="float">
            <text:p>0.709988352</text:p>
          </table:table-cell>
          <table:table-cell office:value-type="float" office:value="1.341620736" calcext:value-type="float">
            <text:p>1.341620736</text:p>
          </table:table-cell>
          <table:table-cell office:value-type="float" office:value="1.239111168" calcext:value-type="float">
            <text:p>1.239111168</text:p>
          </table:table-cell>
          <table:table-cell office:value-type="float" office:value="0.709901056" calcext:value-type="float">
            <text:p>0.709901056</text:p>
          </table:table-cell>
          <table:table-cell office:value-type="float" office:value="11.776324096" calcext:value-type="float">
            <text:p>11.776324096</text:p>
          </table:table-cell>
        </table:table-row>
        <table:table-row table:style-name="ro1">
          <table:table-cell/>
          <table:table-cell office:value-type="float" office:value="0.003054592" calcext:value-type="float">
            <text:p>0.003054592</text:p>
          </table:table-cell>
          <table:table-cell office:value-type="float" office:value="0.01084416" calcext:value-type="float">
            <text:p>0.01084416</text:p>
          </table:table-cell>
          <table:table-cell office:value-type="float" office:value="0.01037056" calcext:value-type="float">
            <text:p>0.01037056</text:p>
          </table:table-cell>
          <table:table-cell office:value-type="float" office:value="0.023199488" calcext:value-type="float">
            <text:p>0.023199488</text:p>
          </table:table-cell>
          <table:table-cell office:value-type="float" office:value="0.10885632" calcext:value-type="float">
            <text:p>0.10885632</text:p>
          </table:table-cell>
          <table:table-cell office:value-type="float" office:value="0.574790656" calcext:value-type="float">
            <text:p>0.574790656</text:p>
          </table:table-cell>
          <table:table-cell office:value-type="float" office:value="0.016161792" calcext:value-type="float">
            <text:p>0.016161792</text:p>
          </table:table-cell>
          <table:table-cell office:value-type="float" office:value="0.606037248" calcext:value-type="float">
            <text:p>0.606037248</text:p>
          </table:table-cell>
          <table:table-cell office:value-type="float" office:value="0.937169152" calcext:value-type="float">
            <text:p>0.937169152</text:p>
          </table:table-cell>
          <table:table-cell office:value-type="float" office:value="0.709981696" calcext:value-type="float">
            <text:p>0.709981696</text:p>
          </table:table-cell>
          <table:table-cell office:value-type="float" office:value="1.341610752" calcext:value-type="float">
            <text:p>1.341610752</text:p>
          </table:table-cell>
          <table:table-cell office:value-type="float" office:value="1.239111424" calcext:value-type="float">
            <text:p>1.239111424</text:p>
          </table:table-cell>
          <table:table-cell office:value-type="float" office:value="0.709961984" calcext:value-type="float">
            <text:p>0.709961984</text:p>
          </table:table-cell>
          <table:table-cell office:value-type="float" office:value="12.55118464" calcext:value-type="float">
            <text:p>12.55118464</text:p>
          </table:table-cell>
        </table:table-row>
        <table:table-row table:style-name="ro1">
          <table:table-cell/>
          <table:table-cell office:value-type="float" office:value="0.006893568" calcext:value-type="float">
            <text:p>0.006893568</text:p>
          </table:table-cell>
          <table:table-cell office:value-type="float" office:value="0.000817152" calcext:value-type="float">
            <text:p>0.000817152</text:p>
          </table:table-cell>
          <table:table-cell office:value-type="float" office:value="0.010378752" calcext:value-type="float">
            <text:p>0.010378752</text:p>
          </table:table-cell>
          <table:table-cell office:value-type="float" office:value="0.023019776" calcext:value-type="float">
            <text:p>0.023019776</text:p>
          </table:table-cell>
          <table:table-cell office:value-type="float" office:value="0.1084608" calcext:value-type="float">
            <text:p>0.1084608</text:p>
          </table:table-cell>
          <table:table-cell office:value-type="float" office:value="0.5753536" calcext:value-type="float">
            <text:p>0.5753536</text:p>
          </table:table-cell>
          <table:table-cell office:value-type="float" office:value="0.016190976" calcext:value-type="float">
            <text:p>0.016190976</text:p>
          </table:table-cell>
          <table:table-cell office:value-type="float" office:value="0.606134784" calcext:value-type="float">
            <text:p>0.606134784</text:p>
          </table:table-cell>
          <table:table-cell office:value-type="float" office:value="0.93700992" calcext:value-type="float">
            <text:p>0.93700992</text:p>
          </table:table-cell>
          <table:table-cell office:value-type="float" office:value="0.675509248" calcext:value-type="float">
            <text:p>0.675509248</text:p>
          </table:table-cell>
          <table:table-cell office:value-type="float" office:value="1.341634816" calcext:value-type="float">
            <text:p>1.341634816</text:p>
          </table:table-cell>
          <table:table-cell office:value-type="float" office:value="1.239108096" calcext:value-type="float">
            <text:p>1.239108096</text:p>
          </table:table-cell>
          <table:table-cell office:value-type="float" office:value="0.709992192" calcext:value-type="float">
            <text:p>0.709992192</text:p>
          </table:table-cell>
          <table:table-cell office:value-type="float" office:value="12.551224832" calcext:value-type="float">
            <text:p>12.551224832</text:p>
          </table:table-cell>
        </table:table-row>
        <table:table-row table:style-name="ro1">
          <table:table-cell/>
          <table:table-cell office:value-type="float" office:value="0.013867008" calcext:value-type="float">
            <text:p>0.013867008</text:p>
          </table:table-cell>
          <table:table-cell office:value-type="float" office:value="0.007048192" calcext:value-type="float">
            <text:p>0.007048192</text:p>
          </table:table-cell>
          <table:table-cell office:value-type="float" office:value="0.010398208" calcext:value-type="float">
            <text:p>0.010398208</text:p>
          </table:table-cell>
          <table:table-cell office:value-type="float" office:value="0.023033088" calcext:value-type="float">
            <text:p>0.023033088</text:p>
          </table:table-cell>
          <table:table-cell office:value-type="float" office:value="0.108495104" calcext:value-type="float">
            <text:p>0.108495104</text:p>
          </table:table-cell>
          <table:table-cell office:value-type="float" office:value="0.575372288" calcext:value-type="float">
            <text:p>0.575372288</text:p>
          </table:table-cell>
          <table:table-cell office:value-type="float" office:value="0.016220416" calcext:value-type="float">
            <text:p>0.016220416</text:p>
          </table:table-cell>
          <table:table-cell office:value-type="float" office:value="0.606146304" calcext:value-type="float">
            <text:p>0.606146304</text:p>
          </table:table-cell>
          <table:table-cell office:value-type="float" office:value="0.936917504" calcext:value-type="float">
            <text:p>0.936917504</text:p>
          </table:table-cell>
          <table:table-cell office:value-type="float" office:value="0.675506944" calcext:value-type="float">
            <text:p>0.675506944</text:p>
          </table:table-cell>
          <table:table-cell office:value-type="float" office:value="1.341663488" calcext:value-type="float">
            <text:p>1.341663488</text:p>
          </table:table-cell>
          <table:table-cell office:value-type="float" office:value="1.239106048" calcext:value-type="float">
            <text:p>1.239106048</text:p>
          </table:table-cell>
          <table:table-cell office:value-type="float" office:value="0.71002112" calcext:value-type="float">
            <text:p>0.71002112</text:p>
          </table:table-cell>
          <table:table-cell office:value-type="float" office:value="12.55127168" calcext:value-type="float">
            <text:p>12.55127168</text:p>
          </table:table-cell>
        </table:table-row>
        <table:table-row table:style-name="ro1">
          <table:table-cell/>
          <table:table-cell office:value-type="float" office:value="0.003322624" calcext:value-type="float">
            <text:p>0.003322624</text:p>
          </table:table-cell>
          <table:table-cell office:value-type="float" office:value="0.006729728" calcext:value-type="float">
            <text:p>0.006729728</text:p>
          </table:table-cell>
          <table:table-cell office:value-type="float" office:value="0.010422272" calcext:value-type="float">
            <text:p>0.010422272</text:p>
          </table:table-cell>
          <table:table-cell office:value-type="float" office:value="0.023057152" calcext:value-type="float">
            <text:p>0.023057152</text:p>
          </table:table-cell>
          <table:table-cell office:value-type="float" office:value="0.108530944" calcext:value-type="float">
            <text:p>0.108530944</text:p>
          </table:table-cell>
          <table:table-cell office:value-type="float" office:value="0.575391744" calcext:value-type="float">
            <text:p>0.575391744</text:p>
          </table:table-cell>
          <table:table-cell office:value-type="float" office:value="0.016250368" calcext:value-type="float">
            <text:p>0.016250368</text:p>
          </table:table-cell>
          <table:table-cell office:value-type="float" office:value="0.606155776" calcext:value-type="float">
            <text:p>0.606155776</text:p>
          </table:table-cell>
          <table:table-cell office:value-type="float" office:value="0.936845568" calcext:value-type="float">
            <text:p>0.936845568</text:p>
          </table:table-cell>
          <table:table-cell office:value-type="float" office:value="0.675505664" calcext:value-type="float">
            <text:p>0.675505664</text:p>
          </table:table-cell>
          <table:table-cell office:value-type="float" office:value="1.341693696" calcext:value-type="float">
            <text:p>1.341693696</text:p>
          </table:table-cell>
          <table:table-cell office:value-type="float" office:value="1.239104256" calcext:value-type="float">
            <text:p>1.239104256</text:p>
          </table:table-cell>
          <table:table-cell office:value-type="float" office:value="0.71004928" calcext:value-type="float">
            <text:p>0.71004928</text:p>
          </table:table-cell>
          <table:table-cell office:value-type="float" office:value="11.925321472" calcext:value-type="float">
            <text:p>11.925321472</text:p>
          </table:table-cell>
        </table:table-row>
        <table:table-row table:style-name="ro1">
          <table:table-cell/>
          <table:table-cell office:value-type="float" office:value="0.00927744" calcext:value-type="float">
            <text:p>0.00927744</text:p>
          </table:table-cell>
          <table:table-cell office:value-type="float" office:value="0.008310272" calcext:value-type="float">
            <text:p>0.008310272</text:p>
          </table:table-cell>
          <table:table-cell office:value-type="float" office:value="0.010562816" calcext:value-type="float">
            <text:p>0.010562816</text:p>
          </table:table-cell>
          <table:table-cell office:value-type="float" office:value="0.023083776" calcext:value-type="float">
            <text:p>0.023083776</text:p>
          </table:table-cell>
          <table:table-cell office:value-type="float" office:value="0.108566784" calcext:value-type="float">
            <text:p>0.108566784</text:p>
          </table:table-cell>
          <table:table-cell office:value-type="float" office:value="0.564928" calcext:value-type="float">
            <text:p>0.564928</text:p>
          </table:table-cell>
          <table:table-cell office:value-type="float" office:value="0.01628032" calcext:value-type="float">
            <text:p>0.01628032</text:p>
          </table:table-cell>
          <table:table-cell office:value-type="float" office:value="0.60616448" calcext:value-type="float">
            <text:p>0.60616448</text:p>
          </table:table-cell>
          <table:table-cell office:value-type="float" office:value="0.958174464" calcext:value-type="float">
            <text:p>0.958174464</text:p>
          </table:table-cell>
          <table:table-cell office:value-type="float" office:value="0.675504384" calcext:value-type="float">
            <text:p>0.675504384</text:p>
          </table:table-cell>
          <table:table-cell office:value-type="float" office:value="1.341725696" calcext:value-type="float">
            <text:p>1.341725696</text:p>
          </table:table-cell>
          <table:table-cell office:value-type="float" office:value="1.239107072" calcext:value-type="float">
            <text:p>1.239107072</text:p>
          </table:table-cell>
          <table:table-cell office:value-type="float" office:value="0.71007744" calcext:value-type="float">
            <text:p>0.71007744</text:p>
          </table:table-cell>
          <table:table-cell office:value-type="float" office:value="11.802579456" calcext:value-type="float">
            <text:p>11.802579456</text:p>
          </table:table-cell>
        </table:table-row>
        <table:table-row table:style-name="ro1">
          <table:table-cell/>
          <table:table-cell office:value-type="float" office:value="0.00560384" calcext:value-type="float">
            <text:p>0.00560384</text:p>
          </table:table-cell>
          <table:table-cell office:value-type="float" office:value="0.005126144" calcext:value-type="float">
            <text:p>0.005126144</text:p>
          </table:table-cell>
          <table:table-cell office:value-type="float" office:value="0.010528256" calcext:value-type="float">
            <text:p>0.010528256</text:p>
          </table:table-cell>
          <table:table-cell office:value-type="float" office:value="0.02311168" calcext:value-type="float">
            <text:p>0.02311168</text:p>
          </table:table-cell>
          <table:table-cell office:value-type="float" office:value="0.108603136" calcext:value-type="float">
            <text:p>0.108603136</text:p>
          </table:table-cell>
          <table:table-cell office:value-type="float" office:value="0.588696576" calcext:value-type="float">
            <text:p>0.588696576</text:p>
          </table:table-cell>
          <table:table-cell office:value-type="float" office:value="0.016673536" calcext:value-type="float">
            <text:p>0.016673536</text:p>
          </table:table-cell>
          <table:table-cell office:value-type="float" office:value="0.733490176" calcext:value-type="float">
            <text:p>0.733490176</text:p>
          </table:table-cell>
          <table:table-cell office:value-type="float" office:value="0.958119936" calcext:value-type="float">
            <text:p>0.958119936</text:p>
          </table:table-cell>
          <table:table-cell office:value-type="float" office:value="0.67559552" calcext:value-type="float">
            <text:p>0.67559552</text:p>
          </table:table-cell>
          <table:table-cell office:value-type="float" office:value="1.34175616" calcext:value-type="float">
            <text:p>1.34175616</text:p>
          </table:table-cell>
          <table:table-cell office:value-type="float" office:value="1.239106304" calcext:value-type="float">
            <text:p>1.239106304</text:p>
          </table:table-cell>
          <table:table-cell office:value-type="float" office:value="0.710102016" calcext:value-type="float">
            <text:p>0.710102016</text:p>
          </table:table-cell>
          <table:table-cell office:value-type="float" office:value="12.188814848" calcext:value-type="float">
            <text:p>12.188814848</text:p>
          </table:table-cell>
        </table:table-row>
        <table:table-row table:style-name="ro1">
          <table:table-cell/>
          <table:table-cell office:value-type="float" office:value="0.009857792" calcext:value-type="float">
            <text:p>0.009857792</text:p>
          </table:table-cell>
          <table:table-cell office:value-type="float" office:value="0.00801664" calcext:value-type="float">
            <text:p>0.00801664</text:p>
          </table:table-cell>
          <table:table-cell office:value-type="float" office:value="0.001327616" calcext:value-type="float">
            <text:p>0.001327616</text:p>
          </table:table-cell>
          <table:table-cell office:value-type="float" office:value="0.02306304" calcext:value-type="float">
            <text:p>0.02306304</text:p>
          </table:table-cell>
          <table:table-cell office:value-type="float" office:value="0.108641536" calcext:value-type="float">
            <text:p>0.108641536</text:p>
          </table:table-cell>
          <table:table-cell office:value-type="float" office:value="0.57599232" calcext:value-type="float">
            <text:p>0.57599232</text:p>
          </table:table-cell>
          <table:table-cell office:value-type="float" office:value="0.01648128" calcext:value-type="float">
            <text:p>0.01648128</text:p>
          </table:table-cell>
          <table:table-cell office:value-type="float" office:value="0.733556224" calcext:value-type="float">
            <text:p>0.733556224</text:p>
          </table:table-cell>
          <table:table-cell office:value-type="float" office:value="0.958141184" calcext:value-type="float">
            <text:p>0.958141184</text:p>
          </table:table-cell>
          <table:table-cell office:value-type="float" office:value="0.67565184" calcext:value-type="float">
            <text:p>0.67565184</text:p>
          </table:table-cell>
          <table:table-cell office:value-type="float" office:value="1.362087424" calcext:value-type="float">
            <text:p>1.362087424</text:p>
          </table:table-cell>
          <table:table-cell office:value-type="float" office:value="1.186225408" calcext:value-type="float">
            <text:p>1.186225408</text:p>
          </table:table-cell>
          <table:table-cell office:value-type="float" office:value="0.710130176" calcext:value-type="float">
            <text:p>0.710130176</text:p>
          </table:table-cell>
          <table:table-cell office:value-type="float" office:value="13.059448832" calcext:value-type="float">
            <text:p>13.059448832</text:p>
          </table:table-cell>
        </table:table-row>
        <table:table-row table:style-name="ro1">
          <table:table-cell/>
          <table:table-cell office:value-type="float" office:value="0.00559232" calcext:value-type="float">
            <text:p>0.00559232</text:p>
          </table:table-cell>
          <table:table-cell office:value-type="float" office:value="0.006066944" calcext:value-type="float">
            <text:p>0.006066944</text:p>
          </table:table-cell>
          <table:table-cell office:value-type="float" office:value="0.00134784" calcext:value-type="float">
            <text:p>0.00134784</text:p>
          </table:table-cell>
          <table:table-cell office:value-type="float" office:value="0.023030784" calcext:value-type="float">
            <text:p>0.023030784</text:p>
          </table:table-cell>
          <table:table-cell office:value-type="float" office:value="0.108684288" calcext:value-type="float">
            <text:p>0.108684288</text:p>
          </table:table-cell>
          <table:table-cell office:value-type="float" office:value="0.575990016" calcext:value-type="float">
            <text:p>0.575990016</text:p>
          </table:table-cell>
          <table:table-cell office:value-type="float" office:value="0.016492288" calcext:value-type="float">
            <text:p>0.016492288</text:p>
          </table:table-cell>
          <table:table-cell office:value-type="float" office:value="0.606213888" calcext:value-type="float">
            <text:p>0.606213888</text:p>
          </table:table-cell>
          <table:table-cell office:value-type="float" office:value="0.958116352" calcext:value-type="float">
            <text:p>0.958116352</text:p>
          </table:table-cell>
          <table:table-cell office:value-type="float" office:value="0.675652352" calcext:value-type="float">
            <text:p>0.675652352</text:p>
          </table:table-cell>
          <table:table-cell office:value-type="float" office:value="1.362143744" calcext:value-type="float">
            <text:p>1.362143744</text:p>
          </table:table-cell>
          <table:table-cell office:value-type="float" office:value="1.18611072" calcext:value-type="float">
            <text:p>1.18611072</text:p>
          </table:table-cell>
          <table:table-cell office:value-type="float" office:value="0.710158336" calcext:value-type="float">
            <text:p>0.710158336</text:p>
          </table:table-cell>
          <table:table-cell office:value-type="float" office:value="12.57667712" calcext:value-type="float">
            <text:p>12.57667712</text:p>
          </table:table-cell>
        </table:table-row>
        <table:table-row table:style-name="ro1">
          <table:table-cell/>
          <table:table-cell office:value-type="float" office:value="0.006267648" calcext:value-type="float">
            <text:p>0.006267648</text:p>
          </table:table-cell>
          <table:table-cell office:value-type="float" office:value="0.006400512" calcext:value-type="float">
            <text:p>0.006400512</text:p>
          </table:table-cell>
          <table:table-cell office:value-type="float" office:value="0.001370368" calcext:value-type="float">
            <text:p>0.001370368</text:p>
          </table:table-cell>
          <table:table-cell office:value-type="float" office:value="0.023048448" calcext:value-type="float">
            <text:p>0.023048448</text:p>
          </table:table-cell>
          <table:table-cell office:value-type="float" office:value="0.108936704" calcext:value-type="float">
            <text:p>0.108936704</text:p>
          </table:table-cell>
          <table:table-cell office:value-type="float" office:value="0.57599488" calcext:value-type="float">
            <text:p>0.57599488</text:p>
          </table:table-cell>
          <table:table-cell office:value-type="float" office:value="0.016515584" calcext:value-type="float">
            <text:p>0.016515584</text:p>
          </table:table-cell>
          <table:table-cell office:value-type="float" office:value="0.607282432" calcext:value-type="float">
            <text:p>0.607282432</text:p>
          </table:table-cell>
          <table:table-cell office:value-type="float" office:value="0.958145024" calcext:value-type="float">
            <text:p>0.958145024</text:p>
          </table:table-cell>
          <table:table-cell office:value-type="float" office:value="0.675650816" calcext:value-type="float">
            <text:p>0.675650816</text:p>
          </table:table-cell>
          <table:table-cell office:value-type="float" office:value="1.362184192" calcext:value-type="float">
            <text:p>1.362184192</text:p>
          </table:table-cell>
          <table:table-cell office:value-type="float" office:value="1.176974592" calcext:value-type="float">
            <text:p>1.176974592</text:p>
          </table:table-cell>
          <table:table-cell office:value-type="float" office:value="0.710186496" calcext:value-type="float">
            <text:p>0.710186496</text:p>
          </table:table-cell>
          <table:table-cell office:value-type="float" office:value="12.576658432" calcext:value-type="float">
            <text:p>12.576658432</text:p>
          </table:table-cell>
        </table:table-row>
        <table:table-row table:style-name="ro1">
          <table:table-cell/>
          <table:table-cell office:value-type="float" office:value="0.006287616" calcext:value-type="float">
            <text:p>0.006287616</text:p>
          </table:table-cell>
          <table:table-cell office:value-type="float" office:value="0.006231296" calcext:value-type="float">
            <text:p>0.006231296</text:p>
          </table:table-cell>
          <table:table-cell office:value-type="float" office:value="0.00152064" calcext:value-type="float">
            <text:p>0.00152064</text:p>
          </table:table-cell>
          <table:table-cell office:value-type="float" office:value="0.023073792" calcext:value-type="float">
            <text:p>0.023073792</text:p>
          </table:table-cell>
          <table:table-cell office:value-type="float" office:value="0.108827136" calcext:value-type="float">
            <text:p>0.108827136</text:p>
          </table:table-cell>
          <table:table-cell office:value-type="float" office:value="0.576002048" calcext:value-type="float">
            <text:p>0.576002048</text:p>
          </table:table-cell>
          <table:table-cell office:value-type="float" office:value="0.016542208" calcext:value-type="float">
            <text:p>0.016542208</text:p>
          </table:table-cell>
          <table:table-cell office:value-type="float" office:value="0.717142272" calcext:value-type="float">
            <text:p>0.717142272</text:p>
          </table:table-cell>
          <table:table-cell office:value-type="float" office:value="0.9581824" calcext:value-type="float">
            <text:p>0.9581824</text:p>
          </table:table-cell>
          <table:table-cell office:value-type="float" office:value="0.675649536" calcext:value-type="float">
            <text:p>0.675649536</text:p>
          </table:table-cell>
          <table:table-cell office:value-type="float" office:value="1.362218752" calcext:value-type="float">
            <text:p>1.362218752</text:p>
          </table:table-cell>
          <table:table-cell office:value-type="float" office:value="1.176993024" calcext:value-type="float">
            <text:p>1.176993024</text:p>
          </table:table-cell>
          <table:table-cell office:value-type="float" office:value="0.710211072" calcext:value-type="float">
            <text:p>0.710211072</text:p>
          </table:table-cell>
          <table:table-cell office:value-type="float" office:value="12.107098368" calcext:value-type="float">
            <text:p>12.107098368</text:p>
          </table:table-cell>
        </table:table-row>
        <table:table-row table:style-name="ro1">
          <table:table-cell/>
          <table:table-cell office:value-type="float" office:value="0.010628864" calcext:value-type="float">
            <text:p>0.010628864</text:p>
          </table:table-cell>
          <table:table-cell office:value-type="float" office:value="0.008288768" calcext:value-type="float">
            <text:p>0.008288768</text:p>
          </table:table-cell>
          <table:table-cell office:value-type="float" office:value="0.001475328" calcext:value-type="float">
            <text:p>0.001475328</text:p>
          </table:table-cell>
          <table:table-cell office:value-type="float" office:value="0.02309888" calcext:value-type="float">
            <text:p>0.02309888</text:p>
          </table:table-cell>
          <table:table-cell office:value-type="float" office:value="0.108847104" calcext:value-type="float">
            <text:p>0.108847104</text:p>
          </table:table-cell>
          <table:table-cell office:value-type="float" office:value="0.575927808" calcext:value-type="float">
            <text:p>0.575927808</text:p>
          </table:table-cell>
          <table:table-cell office:value-type="float" office:value="0.016569344" calcext:value-type="float">
            <text:p>0.016569344</text:p>
          </table:table-cell>
          <table:table-cell office:value-type="float" office:value="0.71712512" calcext:value-type="float">
            <text:p>0.71712512</text:p>
          </table:table-cell>
          <table:table-cell office:value-type="float" office:value="0.95822336" calcext:value-type="float">
            <text:p>0.95822336</text:p>
          </table:table-cell>
          <table:table-cell office:value-type="float" office:value="0.675648256" calcext:value-type="float">
            <text:p>0.675648256</text:p>
          </table:table-cell>
          <table:table-cell office:value-type="float" office:value="1.362253056" calcext:value-type="float">
            <text:p>1.362253056</text:p>
          </table:table-cell>
          <table:table-cell office:value-type="float" office:value="1.1769856" calcext:value-type="float">
            <text:p>1.1769856</text:p>
          </table:table-cell>
          <table:table-cell office:value-type="float" office:value="0.71023872" calcext:value-type="float">
            <text:p>0.71023872</text:p>
          </table:table-cell>
          <table:table-cell office:value-type="float" office:value="12.107138048" calcext:value-type="float">
            <text:p>12.107138048</text:p>
          </table:table-cell>
        </table:table-row>
        <table:table-row table:style-name="ro1">
          <table:table-cell/>
          <table:table-cell office:value-type="float" office:value="0.008366336" calcext:value-type="float">
            <text:p>0.008366336</text:p>
          </table:table-cell>
          <table:table-cell office:value-type="float" office:value="0.006197504" calcext:value-type="float">
            <text:p>0.006197504</text:p>
          </table:table-cell>
          <table:table-cell office:value-type="float" office:value="0.0012416" calcext:value-type="float">
            <text:p>0.0012416</text:p>
          </table:table-cell>
          <table:table-cell office:value-type="float" office:value="0.02339968" calcext:value-type="float">
            <text:p>0.02339968</text:p>
          </table:table-cell>
          <table:table-cell office:value-type="float" office:value="0.108716288" calcext:value-type="float">
            <text:p>0.108716288</text:p>
          </table:table-cell>
          <table:table-cell office:value-type="float" office:value="0.588801024" calcext:value-type="float">
            <text:p>0.588801024</text:p>
          </table:table-cell>
          <table:table-cell office:value-type="float" office:value="0.154776064" calcext:value-type="float">
            <text:p>0.154776064</text:p>
          </table:table-cell>
          <table:table-cell office:value-type="float" office:value="0.843970816" calcext:value-type="float">
            <text:p>0.843970816</text:p>
          </table:table-cell>
          <table:table-cell office:value-type="float" office:value="0.984335616" calcext:value-type="float">
            <text:p>0.984335616</text:p>
          </table:table-cell>
          <table:table-cell office:value-type="float" office:value="0.71011584" calcext:value-type="float">
            <text:p>0.71011584</text:p>
          </table:table-cell>
          <table:table-cell office:value-type="float" office:value="1.34194304" calcext:value-type="float">
            <text:p>1.34194304</text:p>
          </table:table-cell>
          <table:table-cell office:value-type="float" office:value="1.176979712" calcext:value-type="float">
            <text:p>1.176979712</text:p>
          </table:table-cell>
          <table:table-cell office:value-type="float" office:value="0.710266368" calcext:value-type="float">
            <text:p>0.710266368</text:p>
          </table:table-cell>
          <table:table-cell office:value-type="float" office:value="12.107188736" calcext:value-type="float">
            <text:p>12.107188736</text:p>
          </table:table-cell>
        </table:table-row>
        <table:table-row table:style-name="ro1">
          <table:table-cell/>
          <table:table-cell office:value-type="float" office:value="0.00821248" calcext:value-type="float">
            <text:p>0.00821248</text:p>
          </table:table-cell>
          <table:table-cell office:value-type="float" office:value="0.006934528" calcext:value-type="float">
            <text:p>0.006934528</text:p>
          </table:table-cell>
          <table:table-cell office:value-type="float" office:value="0.001362176" calcext:value-type="float">
            <text:p>0.001362176</text:p>
          </table:table-cell>
          <table:table-cell office:value-type="float" office:value="0.02336512" calcext:value-type="float">
            <text:p>0.02336512</text:p>
          </table:table-cell>
          <table:table-cell office:value-type="float" office:value="0.108747776" calcext:value-type="float">
            <text:p>0.108747776</text:p>
          </table:table-cell>
          <table:table-cell office:value-type="float" office:value="0.588831744" calcext:value-type="float">
            <text:p>0.588831744</text:p>
          </table:table-cell>
          <table:table-cell office:value-type="float" office:value="0.2260672" calcext:value-type="float">
            <text:p>0.2260672</text:p>
          </table:table-cell>
          <table:table-cell office:value-type="float" office:value="0.84400128" calcext:value-type="float">
            <text:p>0.84400128</text:p>
          </table:table-cell>
          <table:table-cell office:value-type="float" office:value="0.987926016" calcext:value-type="float">
            <text:p>0.987926016</text:p>
          </table:table-cell>
          <table:table-cell office:value-type="float" office:value="0.710111488" calcext:value-type="float">
            <text:p>0.710111488</text:p>
          </table:table-cell>
          <table:table-cell office:value-type="float" office:value="1.36850688" calcext:value-type="float">
            <text:p>1.36850688</text:p>
          </table:table-cell>
          <table:table-cell office:value-type="float" office:value="1.240391936" calcext:value-type="float">
            <text:p>1.240391936</text:p>
          </table:table-cell>
          <table:table-cell office:value-type="float" office:value="0.710294784" calcext:value-type="float">
            <text:p>0.710294784</text:p>
          </table:table-cell>
          <table:table-cell office:value-type="float" office:value="12.107243008" calcext:value-type="float">
            <text:p>12.107243008</text:p>
          </table:table-cell>
        </table:table-row>
        <table:table-row table:style-name="ro1">
          <table:table-cell/>
          <table:table-cell office:value-type="float" office:value="0.008953088" calcext:value-type="float">
            <text:p>0.008953088</text:p>
          </table:table-cell>
          <table:table-cell office:value-type="float" office:value="0.01046272" calcext:value-type="float">
            <text:p>0.01046272</text:p>
          </table:table-cell>
          <table:table-cell office:value-type="float" office:value="0.002145792" calcext:value-type="float">
            <text:p>0.002145792</text:p>
          </table:table-cell>
          <table:table-cell office:value-type="float" office:value="0.023382784" calcext:value-type="float">
            <text:p>0.023382784</text:p>
          </table:table-cell>
          <table:table-cell office:value-type="float" office:value="0.108782592" calcext:value-type="float">
            <text:p>0.108782592</text:p>
          </table:table-cell>
          <table:table-cell office:value-type="float" office:value="0.588861696" calcext:value-type="float">
            <text:p>0.588861696</text:p>
          </table:table-cell>
          <table:table-cell office:value-type="float" office:value="0.226112512" calcext:value-type="float">
            <text:p>0.226112512</text:p>
          </table:table-cell>
          <table:table-cell office:value-type="float" office:value="0.844031744" calcext:value-type="float">
            <text:p>0.844031744</text:p>
          </table:table-cell>
          <table:table-cell office:value-type="float" office:value="0.987993088" calcext:value-type="float">
            <text:p>0.987993088</text:p>
          </table:table-cell>
          <table:table-cell office:value-type="float" office:value="0.710107904" calcext:value-type="float">
            <text:p>0.710107904</text:p>
          </table:table-cell>
          <table:table-cell office:value-type="float" office:value="1.368681472" calcext:value-type="float">
            <text:p>1.368681472</text:p>
          </table:table-cell>
          <table:table-cell office:value-type="float" office:value="1.24038784" calcext:value-type="float">
            <text:p>1.24038784</text:p>
          </table:table-cell>
          <table:table-cell office:value-type="float" office:value="0.710377216" calcext:value-type="float">
            <text:p>0.710377216</text:p>
          </table:table-cell>
          <table:table-cell office:value-type="float" office:value="12.478885888" calcext:value-type="float">
            <text:p>12.478885888</text:p>
          </table:table-cell>
        </table:table-row>
        <table:table-row table:style-name="ro1">
          <table:table-cell/>
          <table:table-cell office:value-type="float" office:value="0.00617088" calcext:value-type="float">
            <text:p>0.00617088</text:p>
          </table:table-cell>
          <table:table-cell office:value-type="float" office:value="0.007075072" calcext:value-type="float">
            <text:p>0.007075072</text:p>
          </table:table-cell>
          <table:table-cell office:value-type="float" office:value="0.002289152" calcext:value-type="float">
            <text:p>0.002289152</text:p>
          </table:table-cell>
          <table:table-cell office:value-type="float" office:value="0.023406592" calcext:value-type="float">
            <text:p>0.023406592</text:p>
          </table:table-cell>
          <table:table-cell office:value-type="float" office:value="0.10881536" calcext:value-type="float">
            <text:p>0.10881536</text:p>
          </table:table-cell>
          <table:table-cell office:value-type="float" office:value="0.57820928" calcext:value-type="float">
            <text:p>0.57820928</text:p>
          </table:table-cell>
          <table:table-cell office:value-type="float" office:value="0.226145024" calcext:value-type="float">
            <text:p>0.226145024</text:p>
          </table:table-cell>
          <table:table-cell office:value-type="float" office:value="0.84406272" calcext:value-type="float">
            <text:p>0.84406272</text:p>
          </table:table-cell>
          <table:table-cell office:value-type="float" office:value="0.988048896" calcext:value-type="float">
            <text:p>0.988048896</text:p>
          </table:table-cell>
          <table:table-cell office:value-type="float" office:value="0.710103296" calcext:value-type="float">
            <text:p>0.710103296</text:p>
          </table:table-cell>
          <table:table-cell office:value-type="float" office:value="1.368731136" calcext:value-type="float">
            <text:p>1.368731136</text:p>
          </table:table-cell>
          <table:table-cell office:value-type="float" office:value="1.240391936" calcext:value-type="float">
            <text:p>1.240391936</text:p>
          </table:table-cell>
          <table:table-cell office:value-type="float" office:value="8.434608128" calcext:value-type="float">
            <text:p>8.434608128</text:p>
          </table:table-cell>
          <table:table-cell office:value-type="float" office:value="12.47897984" calcext:value-type="float">
            <text:p>12.47897984</text:p>
          </table:table-cell>
        </table:table-row>
        <table:table-row table:style-name="ro1">
          <table:table-cell/>
          <table:table-cell office:value-type="float" office:value="0.005905152" calcext:value-type="float">
            <text:p>0.005905152</text:p>
          </table:table-cell>
          <table:table-cell office:value-type="float" office:value="0.008795392" calcext:value-type="float">
            <text:p>0.008795392</text:p>
          </table:table-cell>
          <table:table-cell office:value-type="float" office:value="0.002267136" calcext:value-type="float">
            <text:p>0.002267136</text:p>
          </table:table-cell>
          <table:table-cell office:value-type="float" office:value="0.0236224" calcext:value-type="float">
            <text:p>0.0236224</text:p>
          </table:table-cell>
          <table:table-cell office:value-type="float" office:value="0.108851456" calcext:value-type="float">
            <text:p>0.108851456</text:p>
          </table:table-cell>
          <table:table-cell office:value-type="float" office:value="0.586962688" calcext:value-type="float">
            <text:p>0.586962688</text:p>
          </table:table-cell>
          <table:table-cell office:value-type="float" office:value="0.226176" calcext:value-type="float">
            <text:p>0.226176</text:p>
          </table:table-cell>
          <table:table-cell office:value-type="float" office:value="0.844092928" calcext:value-type="float">
            <text:p>0.844092928</text:p>
          </table:table-cell>
          <table:table-cell office:value-type="float" office:value="0.988104704" calcext:value-type="float">
            <text:p>0.988104704</text:p>
          </table:table-cell>
          <table:table-cell office:value-type="float" office:value="0.676525824" calcext:value-type="float">
            <text:p>0.676525824</text:p>
          </table:table-cell>
          <table:table-cell office:value-type="float" office:value="1.36877056" calcext:value-type="float">
            <text:p>1.36877056</text:p>
          </table:table-cell>
          <table:table-cell office:value-type="float" office:value="1.240390144" calcext:value-type="float">
            <text:p>1.240390144</text:p>
          </table:table-cell>
          <table:table-cell office:value-type="float" office:value="8.436764416" calcext:value-type="float">
            <text:p>8.436764416</text:p>
          </table:table-cell>
          <table:table-cell office:value-type="float" office:value="12.479030528" calcext:value-type="float">
            <text:p>12.479030528</text:p>
          </table:table-cell>
        </table:table-row>
        <table:table-row table:style-name="ro1">
          <table:table-cell/>
          <table:table-cell office:value-type="float" office:value="0.00578944" calcext:value-type="float">
            <text:p>0.00578944</text:p>
          </table:table-cell>
          <table:table-cell office:value-type="float" office:value="0.010829056" calcext:value-type="float">
            <text:p>0.010829056</text:p>
          </table:table-cell>
          <table:table-cell office:value-type="float" office:value="0.0025216" calcext:value-type="float">
            <text:p>0.0025216</text:p>
          </table:table-cell>
          <table:table-cell office:value-type="float" office:value="0.02358528" calcext:value-type="float">
            <text:p>0.02358528</text:p>
          </table:table-cell>
          <table:table-cell office:value-type="float" office:value="0.108886272" calcext:value-type="float">
            <text:p>0.108886272</text:p>
          </table:table-cell>
          <table:table-cell office:value-type="float" office:value="0.589231104" calcext:value-type="float">
            <text:p>0.589231104</text:p>
          </table:table-cell>
          <table:table-cell office:value-type="float" office:value="0.226205184" calcext:value-type="float">
            <text:p>0.226205184</text:p>
          </table:table-cell>
          <table:table-cell office:value-type="float" office:value="0.844123648" calcext:value-type="float">
            <text:p>0.844123648</text:p>
          </table:table-cell>
          <table:table-cell office:value-type="float" office:value="0.98902912" calcext:value-type="float">
            <text:p>0.98902912</text:p>
          </table:table-cell>
          <table:table-cell office:value-type="float" office:value="0.676445952" calcext:value-type="float">
            <text:p>0.676445952</text:p>
          </table:table-cell>
          <table:table-cell office:value-type="float" office:value="1.368809216" calcext:value-type="float">
            <text:p>1.368809216</text:p>
          </table:table-cell>
          <table:table-cell office:value-type="float" office:value="1.240393984" calcext:value-type="float">
            <text:p>1.240393984</text:p>
          </table:table-cell>
          <table:table-cell office:value-type="float" office:value="8.436819456" calcext:value-type="float">
            <text:p>8.436819456</text:p>
          </table:table-cell>
          <table:table-cell office:value-type="float" office:value="12.479081728" calcext:value-type="float">
            <text:p>12.479081728</text:p>
          </table:table-cell>
        </table:table-row>
        <table:table-row table:style-name="ro1">
          <table:table-cell/>
          <table:table-cell office:value-type="float" office:value="0.006053888" calcext:value-type="float">
            <text:p>0.006053888</text:p>
          </table:table-cell>
          <table:table-cell office:value-type="float" office:value="0.00817152" calcext:value-type="float">
            <text:p>0.00817152</text:p>
          </table:table-cell>
          <table:table-cell office:value-type="float" office:value="0.002540032" calcext:value-type="float">
            <text:p>0.002540032</text:p>
          </table:table-cell>
          <table:table-cell office:value-type="float" office:value="0.023550208" calcext:value-type="float">
            <text:p>0.023550208</text:p>
          </table:table-cell>
          <table:table-cell office:value-type="float" office:value="0.108922112" calcext:value-type="float">
            <text:p>0.108922112</text:p>
          </table:table-cell>
          <table:table-cell office:value-type="float" office:value="0.589246464" calcext:value-type="float">
            <text:p>0.589246464</text:p>
          </table:table-cell>
          <table:table-cell office:value-type="float" office:value="0.226234368" calcext:value-type="float">
            <text:p>0.226234368</text:p>
          </table:table-cell>
          <table:table-cell office:value-type="float" office:value="0.844153088" calcext:value-type="float">
            <text:p>0.844153088</text:p>
          </table:table-cell>
          <table:table-cell office:value-type="float" office:value="0.988917504" calcext:value-type="float">
            <text:p>0.988917504</text:p>
          </table:table-cell>
          <table:table-cell office:value-type="float" office:value="0.676423936" calcext:value-type="float">
            <text:p>0.676423936</text:p>
          </table:table-cell>
          <table:table-cell office:value-type="float" office:value="1.368847872" calcext:value-type="float">
            <text:p>1.368847872</text:p>
          </table:table-cell>
          <table:table-cell office:value-type="float" office:value="1.240396288" calcext:value-type="float">
            <text:p>1.240396288</text:p>
          </table:table-cell>
          <table:table-cell office:value-type="float" office:value="8.43686144" calcext:value-type="float">
            <text:p>8.43686144</text:p>
          </table:table-cell>
          <table:table-cell office:value-type="float" office:value="11.864713216" calcext:value-type="float">
            <text:p>11.864713216</text:p>
          </table:table-cell>
        </table:table-row>
        <table:table-row table:style-name="ro1">
          <table:table-cell/>
          <table:table-cell office:value-type="float" office:value="0.00642944" calcext:value-type="float">
            <text:p>0.00642944</text:p>
          </table:table-cell>
          <table:table-cell office:value-type="float" office:value="0.013987072" calcext:value-type="float">
            <text:p>0.013987072</text:p>
          </table:table-cell>
          <table:table-cell office:value-type="float" office:value="0.002560256" calcext:value-type="float">
            <text:p>0.002560256</text:p>
          </table:table-cell>
          <table:table-cell office:value-type="float" office:value="0.023598848" calcext:value-type="float">
            <text:p>0.023598848</text:p>
          </table:table-cell>
          <table:table-cell office:value-type="float" office:value="0.10912768" calcext:value-type="float">
            <text:p>0.10912768</text:p>
          </table:table-cell>
          <table:table-cell office:value-type="float" office:value="0.646109184" calcext:value-type="float">
            <text:p>0.646109184</text:p>
          </table:table-cell>
          <table:table-cell office:value-type="float" office:value="0.226263296" calcext:value-type="float">
            <text:p>0.226263296</text:p>
          </table:table-cell>
          <table:table-cell office:value-type="float" office:value="0.844183808" calcext:value-type="float">
            <text:p>0.844183808</text:p>
          </table:table-cell>
          <table:table-cell office:value-type="float" office:value="0.988840704" calcext:value-type="float">
            <text:p>0.988840704</text:p>
          </table:table-cell>
          <table:table-cell office:value-type="float" office:value="0.676412416" calcext:value-type="float">
            <text:p>0.676412416</text:p>
          </table:table-cell>
          <table:table-cell office:value-type="float" office:value="1.368885504" calcext:value-type="float">
            <text:p>1.368885504</text:p>
          </table:table-cell>
          <table:table-cell office:value-type="float" office:value="1.240401664" calcext:value-type="float">
            <text:p>1.240401664</text:p>
          </table:table-cell>
          <table:table-cell office:value-type="float" office:value="8.43689856" calcext:value-type="float">
            <text:p>8.43689856</text:p>
          </table:table-cell>
          <table:table-cell office:value-type="float" office:value="11.864749312" calcext:value-type="float">
            <text:p>11.864749312</text:p>
          </table:table-cell>
        </table:table-row>
        <table:table-row table:style-name="ro1">
          <table:table-cell/>
          <table:table-cell office:value-type="float" office:value="0.005768192" calcext:value-type="float">
            <text:p>0.005768192</text:p>
          </table:table-cell>
          <table:table-cell office:value-type="float" office:value="0.012101632" calcext:value-type="float">
            <text:p>0.012101632</text:p>
          </table:table-cell>
          <table:table-cell office:value-type="float" office:value="0.002750464" calcext:value-type="float">
            <text:p>0.002750464</text:p>
          </table:table-cell>
          <table:table-cell office:value-type="float" office:value="0.0236288" calcext:value-type="float">
            <text:p>0.0236288</text:p>
          </table:table-cell>
          <table:table-cell office:value-type="float" office:value="0.109077504" calcext:value-type="float">
            <text:p>0.109077504</text:p>
          </table:table-cell>
          <table:table-cell office:value-type="float" office:value="0.64619008" calcext:value-type="float">
            <text:p>0.64619008</text:p>
          </table:table-cell>
          <table:table-cell office:value-type="float" office:value="0.22628992" calcext:value-type="float">
            <text:p>0.22628992</text:p>
          </table:table-cell>
          <table:table-cell office:value-type="float" office:value="0.844214528" calcext:value-type="float">
            <text:p>0.844214528</text:p>
          </table:table-cell>
          <table:table-cell office:value-type="float" office:value="0.988761088" calcext:value-type="float">
            <text:p>0.988761088</text:p>
          </table:table-cell>
          <table:table-cell office:value-type="float" office:value="0.676403456" calcext:value-type="float">
            <text:p>0.676403456</text:p>
          </table:table-cell>
          <table:table-cell office:value-type="float" office:value="1.368923392" calcext:value-type="float">
            <text:p>1.368923392</text:p>
          </table:table-cell>
          <table:table-cell office:value-type="float" office:value="1.176972032" calcext:value-type="float">
            <text:p>1.176972032</text:p>
          </table:table-cell>
          <table:table-cell office:value-type="float" office:value="8.4369344" calcext:value-type="float">
            <text:p>8.4369344</text:p>
          </table:table-cell>
          <table:table-cell office:value-type="float" office:value="11.864778496" calcext:value-type="float">
            <text:p>11.864778496</text:p>
          </table:table-cell>
        </table:table-row>
        <table:table-row table:style-name="ro1">
          <table:table-cell/>
          <table:table-cell office:value-type="float" office:value="0.006806784" calcext:value-type="float">
            <text:p>0.006806784</text:p>
          </table:table-cell>
          <table:table-cell office:value-type="float" office:value="0.009727744" calcext:value-type="float">
            <text:p>0.009727744</text:p>
          </table:table-cell>
          <table:table-cell office:value-type="float" office:value="0.002710528" calcext:value-type="float">
            <text:p>0.002710528</text:p>
          </table:table-cell>
          <table:table-cell office:value-type="float" office:value="0.023656192" calcext:value-type="float">
            <text:p>0.023656192</text:p>
          </table:table-cell>
          <table:table-cell office:value-type="float" office:value="0.109100032" calcext:value-type="float">
            <text:p>0.109100032</text:p>
          </table:table-cell>
          <table:table-cell office:value-type="float" office:value="0.646211072" calcext:value-type="float">
            <text:p>0.646211072</text:p>
          </table:table-cell>
          <table:table-cell office:value-type="float" office:value="0.226318336" calcext:value-type="float">
            <text:p>0.226318336</text:p>
          </table:table-cell>
          <table:table-cell office:value-type="float" office:value="0.832003328" calcext:value-type="float">
            <text:p>0.832003328</text:p>
          </table:table-cell>
          <table:table-cell office:value-type="float" office:value="0.9886912" calcext:value-type="float">
            <text:p>0.9886912</text:p>
          </table:table-cell>
          <table:table-cell office:value-type="float" office:value="0.67639552" calcext:value-type="float">
            <text:p>0.67639552</text:p>
          </table:table-cell>
          <table:table-cell office:value-type="float" office:value="1.368943616" calcext:value-type="float">
            <text:p>1.368943616</text:p>
          </table:table-cell>
          <table:table-cell office:value-type="float" office:value="1.177411072" calcext:value-type="float">
            <text:p>1.177411072</text:p>
          </table:table-cell>
          <table:table-cell office:value-type="float" office:value="8.436969728" calcext:value-type="float">
            <text:p>8.436969728</text:p>
          </table:table-cell>
          <table:table-cell office:value-type="float" office:value="11.86481024" calcext:value-type="float">
            <text:p>11.86481024</text:p>
          </table:table-cell>
        </table:table-row>
        <table:table-row table:style-name="ro1">
          <table:table-cell/>
          <table:table-cell office:value-type="float" office:value="0.007111424" calcext:value-type="float">
            <text:p>0.007111424</text:p>
          </table:table-cell>
          <table:table-cell office:value-type="float" office:value="0.006222336" calcext:value-type="float">
            <text:p>0.006222336</text:p>
          </table:table-cell>
          <table:table-cell office:value-type="float" office:value="0.000873984" calcext:value-type="float">
            <text:p>0.000873984</text:p>
          </table:table-cell>
          <table:table-cell office:value-type="float" office:value="0.01397632" calcext:value-type="float">
            <text:p>0.01397632</text:p>
          </table:table-cell>
          <table:table-cell office:value-type="float" office:value="0.102294016" calcext:value-type="float">
            <text:p>0.102294016</text:p>
          </table:table-cell>
          <table:table-cell office:value-type="float" office:value="0.643794944" calcext:value-type="float">
            <text:p>0.643794944</text:p>
          </table:table-cell>
          <table:table-cell office:value-type="float" office:value="0.22633728" calcext:value-type="float">
            <text:p>0.22633728</text:p>
          </table:table-cell>
          <table:table-cell office:value-type="float" office:value="0.832004608" calcext:value-type="float">
            <text:p>0.832004608</text:p>
          </table:table-cell>
          <table:table-cell office:value-type="float" office:value="0.988626176" calcext:value-type="float">
            <text:p>0.988626176</text:p>
          </table:table-cell>
          <table:table-cell office:value-type="float" office:value="0.676035328" calcext:value-type="float">
            <text:p>0.676035328</text:p>
          </table:table-cell>
          <table:table-cell office:value-type="float" office:value="1.368984576" calcext:value-type="float">
            <text:p>1.368984576</text:p>
          </table:table-cell>
          <table:table-cell office:value-type="float" office:value="1.177407232" calcext:value-type="float">
            <text:p>1.177407232</text:p>
          </table:table-cell>
          <table:table-cell office:value-type="float" office:value="8.43700608" calcext:value-type="float">
            <text:p>8.43700608</text:p>
          </table:table-cell>
          <table:table-cell office:value-type="float" office:value="11.15661312" calcext:value-type="float">
            <text:p>11.15661312</text:p>
          </table:table-cell>
        </table:table-row>
        <table:table-row table:style-name="ro1">
          <table:table-cell/>
          <table:table-cell office:value-type="float" office:value="0.005694208" calcext:value-type="float">
            <text:p>0.005694208</text:p>
          </table:table-cell>
          <table:table-cell office:value-type="float" office:value="0.009577216" calcext:value-type="float">
            <text:p>0.009577216</text:p>
          </table:table-cell>
          <table:table-cell office:value-type="float" office:value="0.000886016" calcext:value-type="float">
            <text:p>0.000886016</text:p>
          </table:table-cell>
          <table:table-cell office:value-type="float" office:value="0.013951232" calcext:value-type="float">
            <text:p>0.013951232</text:p>
          </table:table-cell>
          <table:table-cell office:value-type="float" office:value="0.126685952" calcext:value-type="float">
            <text:p>0.126685952</text:p>
          </table:table-cell>
          <table:table-cell office:value-type="float" office:value="0.64379776" calcext:value-type="float">
            <text:p>0.64379776</text:p>
          </table:table-cell>
          <table:table-cell office:value-type="float" office:value="0.226371584" calcext:value-type="float">
            <text:p>0.226371584</text:p>
          </table:table-cell>
          <table:table-cell office:value-type="float" office:value="0.84431488" calcext:value-type="float">
            <text:p>0.84431488</text:p>
          </table:table-cell>
          <table:table-cell office:value-type="float" office:value="0.988564992" calcext:value-type="float">
            <text:p>0.988564992</text:p>
          </table:table-cell>
          <table:table-cell office:value-type="float" office:value="0.676029952" calcext:value-type="float">
            <text:p>0.676029952</text:p>
          </table:table-cell>
          <table:table-cell office:value-type="float" office:value="1.36902912" calcext:value-type="float">
            <text:p>1.36902912</text:p>
          </table:table-cell>
          <table:table-cell office:value-type="float" office:value="1.177408" calcext:value-type="float">
            <text:p>1.177408</text:p>
          </table:table-cell>
          <table:table-cell office:value-type="float" office:value="8.437044224" calcext:value-type="float">
            <text:p>8.437044224</text:p>
          </table:table-cell>
          <table:table-cell office:value-type="float" office:value="11.2098048" calcext:value-type="float">
            <text:p>11.2098048</text:p>
          </table:table-cell>
        </table:table-row>
        <table:table-row table:style-name="ro1">
          <table:table-cell/>
          <table:table-cell office:value-type="float" office:value="0.005723904" calcext:value-type="float">
            <text:p>0.005723904</text:p>
          </table:table-cell>
          <table:table-cell office:value-type="float" office:value="0.009299712" calcext:value-type="float">
            <text:p>0.009299712</text:p>
          </table:table-cell>
          <table:table-cell office:value-type="float" office:value="0.00089984" calcext:value-type="float">
            <text:p>0.00089984</text:p>
          </table:table-cell>
          <table:table-cell office:value-type="float" office:value="0.0139712" calcext:value-type="float">
            <text:p>0.0139712</text:p>
          </table:table-cell>
          <table:table-cell office:value-type="float" office:value="0.12675584" calcext:value-type="float">
            <text:p>0.12675584</text:p>
          </table:table-cell>
          <table:table-cell office:value-type="float" office:value="0.643805952" calcext:value-type="float">
            <text:p>0.643805952</text:p>
          </table:table-cell>
          <table:table-cell office:value-type="float" office:value="0.227033088" calcext:value-type="float">
            <text:p>0.227033088</text:p>
          </table:table-cell>
          <table:table-cell office:value-type="float" office:value="0.84453632" calcext:value-type="float">
            <text:p>0.84453632</text:p>
          </table:table-cell>
          <table:table-cell office:value-type="float" office:value="0.98849792" calcext:value-type="float">
            <text:p>0.98849792</text:p>
          </table:table-cell>
          <table:table-cell office:value-type="float" office:value="0.676024832" calcext:value-type="float">
            <text:p>0.676024832</text:p>
          </table:table-cell>
          <table:table-cell office:value-type="float" office:value="1.369070592" calcext:value-type="float">
            <text:p>1.369070592</text:p>
          </table:table-cell>
          <table:table-cell office:value-type="float" office:value="1.177495552" calcext:value-type="float">
            <text:p>1.177495552</text:p>
          </table:table-cell>
          <table:table-cell office:value-type="float" office:value="8.453167872" calcext:value-type="float">
            <text:p>8.453167872</text:p>
          </table:table-cell>
          <table:table-cell office:value-type="float" office:value="13.00494976" calcext:value-type="float">
            <text:p>13.00494976</text:p>
          </table:table-cell>
        </table:table-row>
        <table:table-row table:style-name="ro1">
          <table:table-cell/>
          <table:table-cell office:value-type="float" office:value="0.0077568" calcext:value-type="float">
            <text:p>0.0077568</text:p>
          </table:table-cell>
          <table:table-cell office:value-type="float" office:value="0.006436096" calcext:value-type="float">
            <text:p>0.006436096</text:p>
          </table:table-cell>
          <table:table-cell office:value-type="float" office:value="0.001083136" calcext:value-type="float">
            <text:p>0.001083136</text:p>
          </table:table-cell>
          <table:table-cell office:value-type="float" office:value="0.013996032" calcext:value-type="float">
            <text:p>0.013996032</text:p>
          </table:table-cell>
          <table:table-cell office:value-type="float" office:value="0.1267904" calcext:value-type="float">
            <text:p>0.1267904</text:p>
          </table:table-cell>
          <table:table-cell office:value-type="float" office:value="0.633465088" calcext:value-type="float">
            <text:p>0.633465088</text:p>
          </table:table-cell>
          <table:table-cell office:value-type="float" office:value="0.22663424" calcext:value-type="float">
            <text:p>0.22663424</text:p>
          </table:table-cell>
          <table:table-cell office:value-type="float" office:value="0.844480512" calcext:value-type="float">
            <text:p>0.844480512</text:p>
          </table:table-cell>
          <table:table-cell office:value-type="float" office:value="0.988935936" calcext:value-type="float">
            <text:p>0.988935936</text:p>
          </table:table-cell>
          <table:table-cell office:value-type="float" office:value="0.676018688" calcext:value-type="float">
            <text:p>0.676018688</text:p>
          </table:table-cell>
          <table:table-cell office:value-type="float" office:value="1.369129728" calcext:value-type="float">
            <text:p>1.369129728</text:p>
          </table:table-cell>
          <table:table-cell office:value-type="float" office:value="1.177499136" calcext:value-type="float">
            <text:p>1.177499136</text:p>
          </table:table-cell>
          <table:table-cell office:value-type="float" office:value="8.45313536" calcext:value-type="float">
            <text:p>8.45313536</text:p>
          </table:table-cell>
          <table:table-cell office:value-type="float" office:value="12.90906112" calcext:value-type="float">
            <text:p>12.90906112</text:p>
          </table:table-cell>
        </table:table-row>
        <table:table-row table:style-name="ro1">
          <table:table-cell/>
          <table:table-cell office:value-type="float" office:value="0.006707712" calcext:value-type="float">
            <text:p>0.006707712</text:p>
          </table:table-cell>
          <table:table-cell office:value-type="float" office:value="0.007690752" calcext:value-type="float">
            <text:p>0.007690752</text:p>
          </table:table-cell>
          <table:table-cell office:value-type="float" office:value="0.00103296" calcext:value-type="float">
            <text:p>0.00103296</text:p>
          </table:table-cell>
          <table:table-cell office:value-type="float" office:value="0.014022912" calcext:value-type="float">
            <text:p>0.014022912</text:p>
          </table:table-cell>
          <table:table-cell office:value-type="float" office:value="0.126822656" calcext:value-type="float">
            <text:p>0.126822656</text:p>
          </table:table-cell>
          <table:table-cell office:value-type="float" office:value="0.632350208" calcext:value-type="float">
            <text:p>0.632350208</text:p>
          </table:table-cell>
          <table:table-cell office:value-type="float" office:value="0.226597376" calcext:value-type="float">
            <text:p>0.226597376</text:p>
          </table:table-cell>
          <table:table-cell office:value-type="float" office:value="0.844566016" calcext:value-type="float">
            <text:p>0.844566016</text:p>
          </table:table-cell>
          <table:table-cell office:value-type="float" office:value="0.98877312" calcext:value-type="float">
            <text:p>0.98877312</text:p>
          </table:table-cell>
          <table:table-cell office:value-type="float" office:value="0.662697216" calcext:value-type="float">
            <text:p>0.662697216</text:p>
          </table:table-cell>
          <table:table-cell office:value-type="float" office:value="1.369175296" calcext:value-type="float">
            <text:p>1.369175296</text:p>
          </table:table-cell>
          <table:table-cell office:value-type="float" office:value="1.177516544" calcext:value-type="float">
            <text:p>1.177516544</text:p>
          </table:table-cell>
          <table:table-cell office:value-type="float" office:value="8.453314048" calcext:value-type="float">
            <text:p>8.453314048</text:p>
          </table:table-cell>
          <table:table-cell office:value-type="float" office:value="13.295101696" calcext:value-type="float">
            <text:p>13.295101696</text:p>
          </table:table-cell>
        </table:table-row>
        <table:table-row table:style-name="ro1">
          <table:table-cell/>
          <table:table-cell office:value-type="float" office:value="0.005579776" calcext:value-type="float">
            <text:p>0.005579776</text:p>
          </table:table-cell>
          <table:table-cell office:value-type="float" office:value="0.006852608" calcext:value-type="float">
            <text:p>0.006852608</text:p>
          </table:table-cell>
          <table:table-cell office:value-type="float" office:value="0.001048064" calcext:value-type="float">
            <text:p>0.001048064</text:p>
          </table:table-cell>
          <table:table-cell office:value-type="float" office:value="0.013649408" calcext:value-type="float">
            <text:p>0.013649408</text:p>
          </table:table-cell>
          <table:table-cell office:value-type="float" office:value="0.126853376" calcext:value-type="float">
            <text:p>0.126853376</text:p>
          </table:table-cell>
          <table:table-cell office:value-type="float" office:value="0.644278784" calcext:value-type="float">
            <text:p>0.644278784</text:p>
          </table:table-cell>
          <table:table-cell office:value-type="float" office:value="0.486276096" calcext:value-type="float">
            <text:p>0.486276096</text:p>
          </table:table-cell>
          <table:table-cell office:value-type="float" office:value="0.833117952" calcext:value-type="float">
            <text:p>0.833117952</text:p>
          </table:table-cell>
          <table:table-cell office:value-type="float" office:value="0.988783104" calcext:value-type="float">
            <text:p>0.988783104</text:p>
          </table:table-cell>
          <table:table-cell office:value-type="float" office:value="0.65956992" calcext:value-type="float">
            <text:p>0.65956992</text:p>
          </table:table-cell>
          <table:table-cell office:value-type="float" office:value="1.369221376" calcext:value-type="float">
            <text:p>1.369221376</text:p>
          </table:table-cell>
          <table:table-cell office:value-type="float" office:value="1.177518592" calcext:value-type="float">
            <text:p>1.177518592</text:p>
          </table:table-cell>
          <table:table-cell office:value-type="float" office:value="8.453348864" calcext:value-type="float">
            <text:p>8.453348864</text:p>
          </table:table-cell>
          <table:table-cell office:value-type="float" office:value="11.996144896" calcext:value-type="float">
            <text:p>11.996144896</text:p>
          </table:table-cell>
        </table:table-row>
        <table:table-row table:style-name="ro1">
          <table:table-cell/>
          <table:table-cell office:value-type="float" office:value="0.0057152" calcext:value-type="float">
            <text:p>0.0057152</text:p>
          </table:table-cell>
          <table:table-cell office:value-type="float" office:value="0.006574336" calcext:value-type="float">
            <text:p>0.006574336</text:p>
          </table:table-cell>
          <table:table-cell office:value-type="float" office:value="0.001056512" calcext:value-type="float">
            <text:p>0.001056512</text:p>
          </table:table-cell>
          <table:table-cell office:value-type="float" office:value="0.01362432" calcext:value-type="float">
            <text:p>0.01362432</text:p>
          </table:table-cell>
          <table:table-cell office:value-type="float" office:value="0.126884608" calcext:value-type="float">
            <text:p>0.126884608</text:p>
          </table:table-cell>
          <table:table-cell office:value-type="float" office:value="0.64425856" calcext:value-type="float">
            <text:p>0.64425856</text:p>
          </table:table-cell>
          <table:table-cell office:value-type="float" office:value="0.485798656" calcext:value-type="float">
            <text:p>0.485798656</text:p>
          </table:table-cell>
          <table:table-cell office:value-type="float" office:value="0.833089792" calcext:value-type="float">
            <text:p>0.833089792</text:p>
          </table:table-cell>
          <table:table-cell office:value-type="float" office:value="1.008394752" calcext:value-type="float">
            <text:p>1.008394752</text:p>
          </table:table-cell>
          <table:table-cell office:value-type="float" office:value="0.659515648" calcext:value-type="float">
            <text:p>0.659515648</text:p>
          </table:table-cell>
          <table:table-cell office:value-type="float" office:value="1.369267456" calcext:value-type="float">
            <text:p>1.369267456</text:p>
          </table:table-cell>
          <table:table-cell office:value-type="float" office:value="1.631276288" calcext:value-type="float">
            <text:p>1.631276288</text:p>
          </table:table-cell>
          <table:table-cell office:value-type="float" office:value="8.453381632" calcext:value-type="float">
            <text:p>8.453381632</text:p>
          </table:table-cell>
          <table:table-cell office:value-type="float" office:value="11.996153088" calcext:value-type="float">
            <text:p>11.996153088</text:p>
          </table:table-cell>
        </table:table-row>
        <table:table-row table:style-name="ro1">
          <table:table-cell/>
          <table:table-cell office:value-type="float" office:value="0.00592896" calcext:value-type="float">
            <text:p>0.00592896</text:p>
          </table:table-cell>
          <table:table-cell office:value-type="float" office:value="0.007456768" calcext:value-type="float">
            <text:p>0.007456768</text:p>
          </table:table-cell>
          <table:table-cell office:value-type="float" office:value="0.0010688" calcext:value-type="float">
            <text:p>0.0010688</text:p>
          </table:table-cell>
          <table:table-cell office:value-type="float" office:value="0.013643776" calcext:value-type="float">
            <text:p>0.013643776</text:p>
          </table:table-cell>
          <table:table-cell office:value-type="float" office:value="0.127099648" calcext:value-type="float">
            <text:p>0.127099648</text:p>
          </table:table-cell>
          <table:table-cell office:value-type="float" office:value="0.6442496" calcext:value-type="float">
            <text:p>0.6442496</text:p>
          </table:table-cell>
          <table:table-cell office:value-type="float" office:value="0.485817344" calcext:value-type="float">
            <text:p>0.485817344</text:p>
          </table:table-cell>
          <table:table-cell office:value-type="float" office:value="0.832779264" calcext:value-type="float">
            <text:p>0.832779264</text:p>
          </table:table-cell>
          <table:table-cell office:value-type="float" office:value="1.008445696" calcext:value-type="float">
            <text:p>1.008445696</text:p>
          </table:table-cell>
          <table:table-cell office:value-type="float" office:value="0.646521856" calcext:value-type="float">
            <text:p>0.646521856</text:p>
          </table:table-cell>
          <table:table-cell office:value-type="float" office:value="1.369313536" calcext:value-type="float">
            <text:p>1.369313536</text:p>
          </table:table-cell>
          <table:table-cell office:value-type="float" office:value="1.671458816" calcext:value-type="float">
            <text:p>1.671458816</text:p>
          </table:table-cell>
          <table:table-cell office:value-type="float" office:value="8.453414912" calcext:value-type="float">
            <text:p>8.453414912</text:p>
          </table:table-cell>
          <table:table-cell office:value-type="float" office:value="12.036073216" calcext:value-type="float">
            <text:p>12.036073216</text:p>
          </table:table-cell>
        </table:table-row>
        <table:table-row table:style-name="ro1">
          <table:table-cell/>
          <table:table-cell office:value-type="float" office:value="0.005952256" calcext:value-type="float">
            <text:p>0.005952256</text:p>
          </table:table-cell>
          <table:table-cell office:value-type="float" office:value="0.006223104" calcext:value-type="float">
            <text:p>0.006223104</text:p>
          </table:table-cell>
          <table:table-cell office:value-type="float" office:value="0.001267456" calcext:value-type="float">
            <text:p>0.001267456</text:p>
          </table:table-cell>
          <table:table-cell office:value-type="float" office:value="0.01366912" calcext:value-type="float">
            <text:p>0.01366912</text:p>
          </table:table-cell>
          <table:table-cell office:value-type="float" office:value="0.12704896" calcext:value-type="float">
            <text:p>0.12704896</text:p>
          </table:table-cell>
          <table:table-cell office:value-type="float" office:value="0.644242944" calcext:value-type="float">
            <text:p>0.644242944</text:p>
          </table:table-cell>
          <table:table-cell office:value-type="float" office:value="0.485927936" calcext:value-type="float">
            <text:p>0.485927936</text:p>
          </table:table-cell>
          <table:table-cell office:value-type="float" office:value="0.832692224" calcext:value-type="float">
            <text:p>0.832692224</text:p>
          </table:table-cell>
          <table:table-cell office:value-type="float" office:value="1.008484352" calcext:value-type="float">
            <text:p>1.008484352</text:p>
          </table:table-cell>
          <table:table-cell office:value-type="float" office:value="0.639619072" calcext:value-type="float">
            <text:p>0.639619072</text:p>
          </table:table-cell>
          <table:table-cell office:value-type="float" office:value="1.369792" calcext:value-type="float">
            <text:p>1.369792</text:p>
          </table:table-cell>
          <table:table-cell office:value-type="float" office:value="1.67152" calcext:value-type="float">
            <text:p>1.67152</text:p>
          </table:table-cell>
          <table:table-cell office:value-type="float" office:value="8.453449472" calcext:value-type="float">
            <text:p>8.453449472</text:p>
          </table:table-cell>
          <table:table-cell office:value-type="float" office:value="12.811085312" calcext:value-type="float">
            <text:p>12.811085312</text:p>
          </table:table-cell>
        </table:table-row>
        <table:table-row table:style-name="ro1">
          <table:table-cell/>
          <table:table-cell office:value-type="float" office:value="0.006271232" calcext:value-type="float">
            <text:p>0.006271232</text:p>
          </table:table-cell>
          <table:table-cell office:value-type="float" office:value="0.011589632" calcext:value-type="float">
            <text:p>0.011589632</text:p>
          </table:table-cell>
          <table:table-cell office:value-type="float" office:value="0.001204992" calcext:value-type="float">
            <text:p>0.001204992</text:p>
          </table:table-cell>
          <table:table-cell office:value-type="float" office:value="0.01369472" calcext:value-type="float">
            <text:p>0.01369472</text:p>
          </table:table-cell>
          <table:table-cell office:value-type="float" office:value="0.127065856" calcext:value-type="float">
            <text:p>0.127065856</text:p>
          </table:table-cell>
          <table:table-cell office:value-type="float" office:value="0.644239616" calcext:value-type="float">
            <text:p>0.644239616</text:p>
          </table:table-cell>
          <table:table-cell office:value-type="float" office:value="0.485968128" calcext:value-type="float">
            <text:p>0.485968128</text:p>
          </table:table-cell>
          <table:table-cell office:value-type="float" office:value="0.832676864" calcext:value-type="float">
            <text:p>0.832676864</text:p>
          </table:table-cell>
          <table:table-cell office:value-type="float" office:value="1.008625664" calcext:value-type="float">
            <text:p>1.008625664</text:p>
          </table:table-cell>
          <table:table-cell office:value-type="float" office:value="1.100606208" calcext:value-type="float">
            <text:p>1.100606208</text:p>
          </table:table-cell>
          <table:table-cell office:value-type="float" office:value="1.369745664" calcext:value-type="float">
            <text:p>1.369745664</text:p>
          </table:table-cell>
          <table:table-cell office:value-type="float" office:value="1.671570944" calcext:value-type="float">
            <text:p>1.671570944</text:p>
          </table:table-cell>
          <table:table-cell office:value-type="float" office:value="8.453500416" calcext:value-type="float">
            <text:p>8.453500416</text:p>
          </table:table-cell>
          <table:table-cell office:value-type="float" office:value="12.558630912" calcext:value-type="float">
            <text:p>12.558630912</text:p>
          </table:table-cell>
        </table:table-row>
        <table:table-row table:style-name="ro1">
          <table:table-cell/>
          <table:table-cell office:value-type="float" office:value="0.00656256" calcext:value-type="float">
            <text:p>0.00656256</text:p>
          </table:table-cell>
          <table:table-cell office:value-type="float" office:value="0.000738816" calcext:value-type="float">
            <text:p>0.000738816</text:p>
          </table:table-cell>
          <table:table-cell office:value-type="float" office:value="0.023686144" calcext:value-type="float">
            <text:p>0.023686144</text:p>
          </table:table-cell>
          <table:table-cell office:value-type="float" office:value="0.013851904" calcext:value-type="float">
            <text:p>0.013851904</text:p>
          </table:table-cell>
          <table:table-cell office:value-type="float" office:value="0.126644224" calcext:value-type="float">
            <text:p>0.126644224</text:p>
          </table:table-cell>
          <table:table-cell office:value-type="float" office:value="0.632293632" calcext:value-type="float">
            <text:p>0.632293632</text:p>
          </table:table-cell>
          <table:table-cell office:value-type="float" office:value="0.486048512" calcext:value-type="float">
            <text:p>0.486048512</text:p>
          </table:table-cell>
          <table:table-cell office:value-type="float" office:value="0.83267584" calcext:value-type="float">
            <text:p>0.83267584</text:p>
          </table:table-cell>
          <table:table-cell office:value-type="float" office:value="1.006571776" calcext:value-type="float">
            <text:p>1.006571776</text:p>
          </table:table-cell>
          <table:table-cell office:value-type="float" office:value="1.100638976" calcext:value-type="float">
            <text:p>1.100638976</text:p>
          </table:table-cell>
          <table:table-cell office:value-type="float" office:value="1.369754112" calcext:value-type="float">
            <text:p>1.369754112</text:p>
          </table:table-cell>
          <table:table-cell office:value-type="float" office:value="1.671628544" calcext:value-type="float">
            <text:p>1.671628544</text:p>
          </table:table-cell>
          <table:table-cell office:value-type="float" office:value="8.453614336" calcext:value-type="float">
            <text:p>8.453614336</text:p>
          </table:table-cell>
          <table:table-cell office:value-type="float" office:value="12.485013248" calcext:value-type="float">
            <text:p>12.485013248</text:p>
          </table:table-cell>
        </table:table-row>
        <table:table-row table:style-name="ro1">
          <table:table-cell/>
          <table:table-cell office:value-type="float" office:value="0.006059776" calcext:value-type="float">
            <text:p>0.006059776</text:p>
          </table:table-cell>
          <table:table-cell office:value-type="float" office:value="0.010071808" calcext:value-type="float">
            <text:p>0.010071808</text:p>
          </table:table-cell>
          <table:table-cell office:value-type="float" office:value="0.023738112" calcext:value-type="float">
            <text:p>0.023738112</text:p>
          </table:table-cell>
          <table:table-cell office:value-type="float" office:value="0.013819136" calcext:value-type="float">
            <text:p>0.013819136</text:p>
          </table:table-cell>
          <table:table-cell office:value-type="float" office:value="0.126661632" calcext:value-type="float">
            <text:p>0.126661632</text:p>
          </table:table-cell>
          <table:table-cell office:value-type="float" office:value="0.632299264" calcext:value-type="float">
            <text:p>0.632299264</text:p>
          </table:table-cell>
          <table:table-cell office:value-type="float" office:value="0.486078976" calcext:value-type="float">
            <text:p>0.486078976</text:p>
          </table:table-cell>
          <table:table-cell office:value-type="float" office:value="0.832681728" calcext:value-type="float">
            <text:p>0.832681728</text:p>
          </table:table-cell>
          <table:table-cell office:value-type="float" office:value="1.00661504" calcext:value-type="float">
            <text:p>1.00661504</text:p>
          </table:table-cell>
          <table:table-cell office:value-type="float" office:value="1.101573632" calcext:value-type="float">
            <text:p>1.101573632</text:p>
          </table:table-cell>
          <table:table-cell office:value-type="float" office:value="1.369773056" calcext:value-type="float">
            <text:p>1.369773056</text:p>
          </table:table-cell>
          <table:table-cell office:value-type="float" office:value="1.671674624" calcext:value-type="float">
            <text:p>1.671674624</text:p>
          </table:table-cell>
          <table:table-cell office:value-type="float" office:value="8.453648128" calcext:value-type="float">
            <text:p>8.453648128</text:p>
          </table:table-cell>
          <table:table-cell office:value-type="float" office:value="12.709295616" calcext:value-type="float">
            <text:p>12.709295616</text:p>
          </table:table-cell>
        </table:table-row>
        <table:table-row table:style-name="ro1">
          <table:table-cell/>
          <table:table-cell office:value-type="float" office:value="0.007866112" calcext:value-type="float">
            <text:p>0.007866112</text:p>
          </table:table-cell>
          <table:table-cell office:value-type="float" office:value="0.011345408" calcext:value-type="float">
            <text:p>0.011345408</text:p>
          </table:table-cell>
          <table:table-cell office:value-type="float" office:value="0.0240896" calcext:value-type="float">
            <text:p>0.0240896</text:p>
          </table:table-cell>
          <table:table-cell office:value-type="float" office:value="0.013836544" calcext:value-type="float">
            <text:p>0.013836544</text:p>
          </table:table-cell>
          <table:table-cell office:value-type="float" office:value="0.126687744" calcext:value-type="float">
            <text:p>0.126687744</text:p>
          </table:table-cell>
          <table:table-cell office:value-type="float" office:value="0.632305408" calcext:value-type="float">
            <text:p>0.632305408</text:p>
          </table:table-cell>
          <table:table-cell office:value-type="float" office:value="0.486108928" calcext:value-type="float">
            <text:p>0.486108928</text:p>
          </table:table-cell>
          <table:table-cell office:value-type="float" office:value="0.832683264" calcext:value-type="float">
            <text:p>0.832683264</text:p>
          </table:table-cell>
          <table:table-cell office:value-type="float" office:value="1.006657536" calcext:value-type="float">
            <text:p>1.006657536</text:p>
          </table:table-cell>
          <table:table-cell office:value-type="float" office:value="1.101472256" calcext:value-type="float">
            <text:p>1.101472256</text:p>
          </table:table-cell>
          <table:table-cell office:value-type="float" office:value="1.369796608" calcext:value-type="float">
            <text:p>1.369796608</text:p>
          </table:table-cell>
          <table:table-cell office:value-type="float" office:value="1.671720192" calcext:value-type="float">
            <text:p>1.671720192</text:p>
          </table:table-cell>
          <table:table-cell office:value-type="float" office:value="8.453680384" calcext:value-type="float">
            <text:p>8.453680384</text:p>
          </table:table-cell>
          <table:table-cell office:value-type="float" office:value="13.319238144" calcext:value-type="float">
            <text:p>13.319238144</text:p>
          </table:table-cell>
        </table:table-row>
        <table:table-row table:style-name="ro1">
          <table:table-cell/>
          <table:table-cell office:value-type="float" office:value="0.006973696" calcext:value-type="float">
            <text:p>0.006973696</text:p>
          </table:table-cell>
          <table:table-cell office:value-type="float" office:value="0.000636672" calcext:value-type="float">
            <text:p>0.000636672</text:p>
          </table:table-cell>
          <table:table-cell office:value-type="float" office:value="0.023899136" calcext:value-type="float">
            <text:p>0.023899136</text:p>
          </table:table-cell>
          <table:table-cell office:value-type="float" office:value="0.013859584" calcext:value-type="float">
            <text:p>0.013859584</text:p>
          </table:table-cell>
          <table:table-cell office:value-type="float" office:value="0.126715136" calcext:value-type="float">
            <text:p>0.126715136</text:p>
          </table:table-cell>
          <table:table-cell office:value-type="float" office:value="0.62155264" calcext:value-type="float">
            <text:p>0.62155264</text:p>
          </table:table-cell>
          <table:table-cell office:value-type="float" office:value="0.486137344" calcext:value-type="float">
            <text:p>0.486137344</text:p>
          </table:table-cell>
          <table:table-cell office:value-type="float" office:value="0.83269504" calcext:value-type="float">
            <text:p>0.83269504</text:p>
          </table:table-cell>
          <table:table-cell office:value-type="float" office:value="1.006701824" calcext:value-type="float">
            <text:p>1.006701824</text:p>
          </table:table-cell>
          <table:table-cell office:value-type="float" office:value="1.101449472" calcext:value-type="float">
            <text:p>1.101449472</text:p>
          </table:table-cell>
          <table:table-cell office:value-type="float" office:value="1.369822208" calcext:value-type="float">
            <text:p>1.369822208</text:p>
          </table:table-cell>
          <table:table-cell office:value-type="float" office:value="1.6598784" calcext:value-type="float">
            <text:p>1.6598784</text:p>
          </table:table-cell>
          <table:table-cell office:value-type="float" office:value="8.453711872" calcext:value-type="float">
            <text:p>8.453711872</text:p>
          </table:table-cell>
          <table:table-cell office:value-type="float" office:value="13.319248896" calcext:value-type="float">
            <text:p>13.319248896</text:p>
          </table:table-cell>
        </table:table-row>
        <table:table-row table:style-name="ro1">
          <table:table-cell/>
          <table:table-cell office:value-type="float" office:value="0.006163456" calcext:value-type="float">
            <text:p>0.006163456</text:p>
          </table:table-cell>
          <table:table-cell office:value-type="float" office:value="0.007455744" calcext:value-type="float">
            <text:p>0.007455744</text:p>
          </table:table-cell>
          <table:table-cell office:value-type="float" office:value="0.023869184" calcext:value-type="float">
            <text:p>0.023869184</text:p>
          </table:table-cell>
          <table:table-cell office:value-type="float" office:value="0.013884672" calcext:value-type="float">
            <text:p>0.013884672</text:p>
          </table:table-cell>
          <table:table-cell office:value-type="float" office:value="0.12674304" calcext:value-type="float">
            <text:p>0.12674304</text:p>
          </table:table-cell>
          <table:table-cell office:value-type="float" office:value="0.622121984" calcext:value-type="float">
            <text:p>0.622121984</text:p>
          </table:table-cell>
          <table:table-cell office:value-type="float" office:value="0.486166272" calcext:value-type="float">
            <text:p>0.486166272</text:p>
          </table:table-cell>
          <table:table-cell office:value-type="float" office:value="0.812720128" calcext:value-type="float">
            <text:p>0.812720128</text:p>
          </table:table-cell>
          <table:table-cell office:value-type="float" office:value="1.006747392" calcext:value-type="float">
            <text:p>1.006747392</text:p>
          </table:table-cell>
          <table:table-cell office:value-type="float" office:value="1.101439232" calcext:value-type="float">
            <text:p>1.101439232</text:p>
          </table:table-cell>
          <table:table-cell office:value-type="float" office:value="1.3698496" calcext:value-type="float">
            <text:p>1.3698496</text:p>
          </table:table-cell>
          <table:table-cell office:value-type="float" office:value="1.659792384" calcext:value-type="float">
            <text:p>1.659792384</text:p>
          </table:table-cell>
          <table:table-cell office:value-type="float" office:value="8.453799168" calcext:value-type="float">
            <text:p>8.453799168</text:p>
          </table:table-cell>
          <table:table-cell office:value-type="float" office:value="10.510916608" calcext:value-type="float">
            <text:p>10.510916608</text:p>
          </table:table-cell>
        </table:table-row>
        <table:table-row table:style-name="ro1">
          <table:table-cell/>
          <table:table-cell office:value-type="float" office:value="0.007794176" calcext:value-type="float">
            <text:p>0.007794176</text:p>
          </table:table-cell>
          <table:table-cell office:value-type="float" office:value="0.00903936" calcext:value-type="float">
            <text:p>0.00903936</text:p>
          </table:table-cell>
          <table:table-cell office:value-type="float" office:value="0.0238336" calcext:value-type="float">
            <text:p>0.0238336</text:p>
          </table:table-cell>
          <table:table-cell office:value-type="float" office:value="0.013815296" calcext:value-type="float">
            <text:p>0.013815296</text:p>
          </table:table-cell>
          <table:table-cell office:value-type="float" office:value="0.126771456" calcext:value-type="float">
            <text:p>0.126771456</text:p>
          </table:table-cell>
          <table:table-cell office:value-type="float" office:value="0.632741376" calcext:value-type="float">
            <text:p>0.632741376</text:p>
          </table:table-cell>
          <table:table-cell office:value-type="float" office:value="0.4861952" calcext:value-type="float">
            <text:p>0.4861952</text:p>
          </table:table-cell>
          <table:table-cell office:value-type="float" office:value="0.812726016" calcext:value-type="float">
            <text:p>0.812726016</text:p>
          </table:table-cell>
          <table:table-cell office:value-type="float" office:value="1.00890752" calcext:value-type="float">
            <text:p>1.00890752</text:p>
          </table:table-cell>
          <table:table-cell office:value-type="float" office:value="1.101433856" calcext:value-type="float">
            <text:p>1.101433856</text:p>
          </table:table-cell>
          <table:table-cell office:value-type="float" office:value="1.369878272" calcext:value-type="float">
            <text:p>1.369878272</text:p>
          </table:table-cell>
          <table:table-cell office:value-type="float" office:value="1.681763328" calcext:value-type="float">
            <text:p>1.681763328</text:p>
          </table:table-cell>
          <table:table-cell office:value-type="float" office:value="8.453868544" calcext:value-type="float">
            <text:p>8.453868544</text:p>
          </table:table-cell>
          <table:table-cell office:value-type="float" office:value="10.510927104" calcext:value-type="float">
            <text:p>10.510927104</text:p>
          </table:table-cell>
        </table:table-row>
        <table:table-row table:style-name="ro1">
          <table:table-cell/>
          <table:table-cell office:value-type="float" office:value="0.00636288" calcext:value-type="float">
            <text:p>0.00636288</text:p>
          </table:table-cell>
          <table:table-cell office:value-type="float" office:value="0.013736192" calcext:value-type="float">
            <text:p>0.013736192</text:p>
          </table:table-cell>
          <table:table-cell office:value-type="float" office:value="0.023857408" calcext:value-type="float">
            <text:p>0.023857408</text:p>
          </table:table-cell>
          <table:table-cell office:value-type="float" office:value="0.013790208" calcext:value-type="float">
            <text:p>0.013790208</text:p>
          </table:table-cell>
          <table:table-cell office:value-type="float" office:value="0.126800384" calcext:value-type="float">
            <text:p>0.126800384</text:p>
          </table:table-cell>
          <table:table-cell office:value-type="float" office:value="0.632727296" calcext:value-type="float">
            <text:p>0.632727296</text:p>
          </table:table-cell>
          <table:table-cell office:value-type="float" office:value="0.486224384" calcext:value-type="float">
            <text:p>0.486224384</text:p>
          </table:table-cell>
          <table:table-cell office:value-type="float" office:value="0.832708864" calcext:value-type="float">
            <text:p>0.832708864</text:p>
          </table:table-cell>
          <table:table-cell office:value-type="float" office:value="1.009776896" calcext:value-type="float">
            <text:p>1.009776896</text:p>
          </table:table-cell>
          <table:table-cell office:value-type="float" office:value="1.101431552" calcext:value-type="float">
            <text:p>1.101431552</text:p>
          </table:table-cell>
          <table:table-cell office:value-type="float" office:value="1.369907456" calcext:value-type="float">
            <text:p>1.369907456</text:p>
          </table:table-cell>
          <table:table-cell office:value-type="float" office:value="1.681754624" calcext:value-type="float">
            <text:p>1.681754624</text:p>
          </table:table-cell>
          <table:table-cell office:value-type="float" office:value="8.453921792" calcext:value-type="float">
            <text:p>8.453921792</text:p>
          </table:table-cell>
          <table:table-cell office:value-type="float" office:value="10.510948096" calcext:value-type="float">
            <text:p>10.510948096</text:p>
          </table:table-cell>
        </table:table-row>
        <table:table-row table:style-name="ro1">
          <table:table-cell/>
          <table:table-cell office:value-type="float" office:value="0.00579328" calcext:value-type="float">
            <text:p>0.00579328</text:p>
          </table:table-cell>
          <table:table-cell office:value-type="float" office:value="0.006141184" calcext:value-type="float">
            <text:p>0.006141184</text:p>
          </table:table-cell>
          <table:table-cell office:value-type="float" office:value="0.024078848" calcext:value-type="float">
            <text:p>0.024078848</text:p>
          </table:table-cell>
          <table:table-cell office:value-type="float" office:value="0.013808384" calcext:value-type="float">
            <text:p>0.013808384</text:p>
          </table:table-cell>
          <table:table-cell office:value-type="float" office:value="0.127029504" calcext:value-type="float">
            <text:p>0.127029504</text:p>
          </table:table-cell>
          <table:table-cell office:value-type="float" office:value="0.632726016" calcext:value-type="float">
            <text:p>0.632726016</text:p>
          </table:table-cell>
          <table:table-cell office:value-type="float" office:value="0.48716672" calcext:value-type="float">
            <text:p>0.48716672</text:p>
          </table:table-cell>
          <table:table-cell office:value-type="float" office:value="0.834118912" calcext:value-type="float">
            <text:p>0.834118912</text:p>
          </table:table-cell>
          <table:table-cell office:value-type="float" office:value="1.00982912" calcext:value-type="float">
            <text:p>1.00982912</text:p>
          </table:table-cell>
          <table:table-cell office:value-type="float" office:value="1.101429248" calcext:value-type="float">
            <text:p>1.101429248</text:p>
          </table:table-cell>
          <table:table-cell office:value-type="float" office:value="1.369935104" calcext:value-type="float">
            <text:p>1.369935104</text:p>
          </table:table-cell>
          <table:table-cell office:value-type="float" office:value="1.681747712" calcext:value-type="float">
            <text:p>1.681747712</text:p>
          </table:table-cell>
          <table:table-cell office:value-type="float" office:value="8.453943552" calcext:value-type="float">
            <text:p>8.453943552</text:p>
          </table:table-cell>
          <table:table-cell office:value-type="float" office:value="10.510973952" calcext:value-type="float">
            <text:p>10.510973952</text:p>
          </table:table-cell>
        </table:table-row>
        <table:table-row table:style-name="ro1">
          <table:table-cell/>
          <table:table-cell office:value-type="float" office:value="0.001947136" calcext:value-type="float">
            <text:p>0.001947136</text:p>
          </table:table-cell>
          <table:table-cell office:value-type="float" office:value="0.005869056" calcext:value-type="float">
            <text:p>0.005869056</text:p>
          </table:table-cell>
          <table:table-cell office:value-type="float" office:value="0.02396416" calcext:value-type="float">
            <text:p>0.02396416</text:p>
          </table:table-cell>
          <table:table-cell office:value-type="float" office:value="0.013832704" calcext:value-type="float">
            <text:p>0.013832704</text:p>
          </table:table-cell>
          <table:table-cell office:value-type="float" office:value="0.12697984" calcext:value-type="float">
            <text:p>0.12697984</text:p>
          </table:table-cell>
          <table:table-cell office:value-type="float" office:value="0.632719616" calcext:value-type="float">
            <text:p>0.632719616</text:p>
          </table:table-cell>
          <table:table-cell office:value-type="float" office:value="0.486965248" calcext:value-type="float">
            <text:p>0.486965248</text:p>
          </table:table-cell>
          <table:table-cell office:value-type="float" office:value="0.833906432" calcext:value-type="float">
            <text:p>0.833906432</text:p>
          </table:table-cell>
          <table:table-cell office:value-type="float" office:value="1.009883648" calcext:value-type="float">
            <text:p>1.009883648</text:p>
          </table:table-cell>
          <table:table-cell office:value-type="float" office:value="1.101428224" calcext:value-type="float">
            <text:p>1.101428224</text:p>
          </table:table-cell>
          <table:table-cell office:value-type="float" office:value="1.369963264" calcext:value-type="float">
            <text:p>1.369963264</text:p>
          </table:table-cell>
          <table:table-cell office:value-type="float" office:value="1.68174208" calcext:value-type="float">
            <text:p>1.68174208</text:p>
          </table:table-cell>
          <table:table-cell office:value-type="float" office:value="8.45397504" calcext:value-type="float">
            <text:p>8.45397504</text:p>
          </table:table-cell>
          <table:table-cell office:value-type="float" office:value="12.789741056" calcext:value-type="float">
            <text:p>12.789741056</text:p>
          </table:table-cell>
        </table:table-row>
        <table:table-row table:style-name="ro1">
          <table:table-cell/>
          <table:table-cell office:value-type="float" office:value="0.007422464" calcext:value-type="float">
            <text:p>0.007422464</text:p>
          </table:table-cell>
          <table:table-cell office:value-type="float" office:value="0.008449792" calcext:value-type="float">
            <text:p>0.008449792</text:p>
          </table:table-cell>
          <table:table-cell office:value-type="float" office:value="0.023975424" calcext:value-type="float">
            <text:p>0.023975424</text:p>
          </table:table-cell>
          <table:table-cell office:value-type="float" office:value="0.013859328" calcext:value-type="float">
            <text:p>0.013859328</text:p>
          </table:table-cell>
          <table:table-cell office:value-type="float" office:value="0.12699776" calcext:value-type="float">
            <text:p>0.12699776</text:p>
          </table:table-cell>
          <table:table-cell office:value-type="float" office:value="0.632718848" calcext:value-type="float">
            <text:p>0.632718848</text:p>
          </table:table-cell>
          <table:table-cell office:value-type="float" office:value="0.486979584" calcext:value-type="float">
            <text:p>0.486979584</text:p>
          </table:table-cell>
          <table:table-cell office:value-type="float" office:value="0.83387008" calcext:value-type="float">
            <text:p>0.83387008</text:p>
          </table:table-cell>
          <table:table-cell office:value-type="float" office:value="1.009939712" calcext:value-type="float">
            <text:p>1.009939712</text:p>
          </table:table-cell>
          <table:table-cell office:value-type="float" office:value="1.1014272" calcext:value-type="float">
            <text:p>1.1014272</text:p>
          </table:table-cell>
          <table:table-cell office:value-type="float" office:value="1.36999168" calcext:value-type="float">
            <text:p>1.36999168</text:p>
          </table:table-cell>
          <table:table-cell office:value-type="float" office:value="1.681736704" calcext:value-type="float">
            <text:p>1.681736704</text:p>
          </table:table-cell>
          <table:table-cell office:value-type="float" office:value="8.45400832" calcext:value-type="float">
            <text:p>8.45400832</text:p>
          </table:table-cell>
          <table:table-cell office:value-type="float" office:value="12.789749248" calcext:value-type="float">
            <text:p>12.789749248</text:p>
          </table:table-cell>
        </table:table-row>
        <table:table-row table:style-name="ro1">
          <table:table-cell/>
          <table:table-cell office:value-type="float" office:value="0.00493056" calcext:value-type="float">
            <text:p>0.00493056</text:p>
          </table:table-cell>
          <table:table-cell office:value-type="float" office:value="0.00647808" calcext:value-type="float">
            <text:p>0.00647808</text:p>
          </table:table-cell>
          <table:table-cell office:value-type="float" office:value="0.023766784" calcext:value-type="float">
            <text:p>0.023766784</text:p>
          </table:table-cell>
          <table:table-cell office:value-type="float" office:value="0.013995008" calcext:value-type="float">
            <text:p>0.013995008</text:p>
          </table:table-cell>
          <table:table-cell office:value-type="float" office:value="0.124601856" calcext:value-type="float">
            <text:p>0.124601856</text:p>
          </table:table-cell>
          <table:table-cell office:value-type="float" office:value="0.622310912" calcext:value-type="float">
            <text:p>0.622310912</text:p>
          </table:table-cell>
          <table:table-cell office:value-type="float" office:value="0.469411584" calcext:value-type="float">
            <text:p>0.469411584</text:p>
          </table:table-cell>
          <table:table-cell office:value-type="float" office:value="0.81345152" calcext:value-type="float">
            <text:p>0.81345152</text:p>
          </table:table-cell>
          <table:table-cell office:value-type="float" office:value="1.009992192" calcext:value-type="float">
            <text:p>1.009992192</text:p>
          </table:table-cell>
          <table:table-cell office:value-type="float" office:value="1.101427712" calcext:value-type="float">
            <text:p>1.101427712</text:p>
          </table:table-cell>
          <table:table-cell office:value-type="float" office:value="1.342407424" calcext:value-type="float">
            <text:p>1.342407424</text:p>
          </table:table-cell>
          <table:table-cell office:value-type="float" office:value="1.681731584" calcext:value-type="float">
            <text:p>1.681731584</text:p>
          </table:table-cell>
          <table:table-cell office:value-type="float" office:value="8.454043392" calcext:value-type="float">
            <text:p>8.454043392</text:p>
          </table:table-cell>
          <table:table-cell office:value-type="float" office:value="12.789770752" calcext:value-type="float">
            <text:p>12.789770752</text:p>
          </table:table-cell>
        </table:table-row>
        <table:table-row table:style-name="ro1">
          <table:table-cell/>
          <table:table-cell office:value-type="float" office:value="0.006342144" calcext:value-type="float">
            <text:p>0.006342144</text:p>
          </table:table-cell>
          <table:table-cell office:value-type="float" office:value="0.006648064" calcext:value-type="float">
            <text:p>0.006648064</text:p>
          </table:table-cell>
          <table:table-cell office:value-type="float" office:value="0.023789568" calcext:value-type="float">
            <text:p>0.023789568</text:p>
          </table:table-cell>
          <table:table-cell office:value-type="float" office:value="0.013970688" calcext:value-type="float">
            <text:p>0.013970688</text:p>
          </table:table-cell>
          <table:table-cell office:value-type="float" office:value="0.12468224" calcext:value-type="float">
            <text:p>0.12468224</text:p>
          </table:table-cell>
          <table:table-cell office:value-type="float" office:value="0.622345216" calcext:value-type="float">
            <text:p>0.622345216</text:p>
          </table:table-cell>
          <table:table-cell office:value-type="float" office:value="0.469432576" calcext:value-type="float">
            <text:p>0.469432576</text:p>
          </table:table-cell>
          <table:table-cell office:value-type="float" office:value="0.878690304" calcext:value-type="float">
            <text:p>0.878690304</text:p>
          </table:table-cell>
          <table:table-cell office:value-type="float" office:value="1.010050304" calcext:value-type="float">
            <text:p>1.010050304</text:p>
          </table:table-cell>
          <table:table-cell office:value-type="float" office:value="1.101426944" calcext:value-type="float">
            <text:p>1.101426944</text:p>
          </table:table-cell>
          <table:table-cell office:value-type="float" office:value="1.342441472" calcext:value-type="float">
            <text:p>1.342441472</text:p>
          </table:table-cell>
          <table:table-cell office:value-type="float" office:value="1.681726976" calcext:value-type="float">
            <text:p>1.681726976</text:p>
          </table:table-cell>
          <table:table-cell office:value-type="float" office:value="8.45407872" calcext:value-type="float">
            <text:p>8.45407872</text:p>
          </table:table-cell>
          <table:table-cell office:value-type="float" office:value="12.789806592" calcext:value-type="float">
            <text:p>12.789806592</text:p>
          </table:table-cell>
        </table:table-row>
        <table:table-row table:style-name="ro1">
          <table:table-cell/>
          <table:table-cell office:value-type="float" office:value="0.00585088" calcext:value-type="float">
            <text:p>0.00585088</text:p>
          </table:table-cell>
          <table:table-cell office:value-type="float" office:value="0.006354432" calcext:value-type="float">
            <text:p>0.006354432</text:p>
          </table:table-cell>
          <table:table-cell office:value-type="float" office:value="0.023929856" calcext:value-type="float">
            <text:p>0.023929856</text:p>
          </table:table-cell>
          <table:table-cell office:value-type="float" office:value="0.013988864" calcext:value-type="float">
            <text:p>0.013988864</text:p>
          </table:table-cell>
          <table:table-cell office:value-type="float" office:value="0.124758528" calcext:value-type="float">
            <text:p>0.124758528</text:p>
          </table:table-cell>
          <table:table-cell office:value-type="float" office:value="0.622380544" calcext:value-type="float">
            <text:p>0.622380544</text:p>
          </table:table-cell>
          <table:table-cell office:value-type="float" office:value="0.469455872" calcext:value-type="float">
            <text:p>0.469455872</text:p>
          </table:table-cell>
          <table:table-cell office:value-type="float" office:value="0.878701312" calcext:value-type="float">
            <text:p>0.878701312</text:p>
          </table:table-cell>
          <table:table-cell office:value-type="float" office:value="1.01011072" calcext:value-type="float">
            <text:p>1.01011072</text:p>
          </table:table-cell>
          <table:table-cell office:value-type="float" office:value="1.101425152" calcext:value-type="float">
            <text:p>1.101425152</text:p>
          </table:table-cell>
          <table:table-cell office:value-type="float" office:value="1.34253696" calcext:value-type="float">
            <text:p>1.34253696</text:p>
          </table:table-cell>
          <table:table-cell office:value-type="float" office:value="1.681721856" calcext:value-type="float">
            <text:p>1.681721856</text:p>
          </table:table-cell>
          <table:table-cell office:value-type="float" office:value="8.454399232" calcext:value-type="float">
            <text:p>8.454399232</text:p>
          </table:table-cell>
          <table:table-cell office:value-type="float" office:value="12.139271424" calcext:value-type="float">
            <text:p>12.139271424</text:p>
          </table:table-cell>
        </table:table-row>
        <table:table-row table:style-name="ro1">
          <table:table-cell/>
          <table:table-cell office:value-type="float" office:value="0.005677056" calcext:value-type="float">
            <text:p>0.005677056</text:p>
          </table:table-cell>
          <table:table-cell office:value-type="float" office:value="0.0056256" calcext:value-type="float">
            <text:p>0.0056256</text:p>
          </table:table-cell>
          <table:table-cell office:value-type="float" office:value="0.023896832" calcext:value-type="float">
            <text:p>0.023896832</text:p>
          </table:table-cell>
          <table:table-cell office:value-type="float" office:value="0.014027008" calcext:value-type="float">
            <text:p>0.014027008</text:p>
          </table:table-cell>
          <table:table-cell office:value-type="float" office:value="0.12479616" calcext:value-type="float">
            <text:p>0.12479616</text:p>
          </table:table-cell>
          <table:table-cell office:value-type="float" office:value="0.602375168" calcext:value-type="float">
            <text:p>0.602375168</text:p>
          </table:table-cell>
          <table:table-cell office:value-type="float" office:value="0.469487872" calcext:value-type="float">
            <text:p>0.469487872</text:p>
          </table:table-cell>
          <table:table-cell office:value-type="float" office:value="0.878703104" calcext:value-type="float">
            <text:p>0.878703104</text:p>
          </table:table-cell>
          <table:table-cell office:value-type="float" office:value="1.007606016" calcext:value-type="float">
            <text:p>1.007606016</text:p>
          </table:table-cell>
          <table:table-cell office:value-type="float" office:value="1.101422848" calcext:value-type="float">
            <text:p>1.101422848</text:p>
          </table:table-cell>
          <table:table-cell office:value-type="float" office:value="1.3425728" calcext:value-type="float">
            <text:p>1.3425728</text:p>
          </table:table-cell>
          <table:table-cell office:value-type="float" office:value="1.68171648" calcext:value-type="float">
            <text:p>1.68171648</text:p>
          </table:table-cell>
          <table:table-cell office:value-type="float" office:value="8.454466304" calcext:value-type="float">
            <text:p>8.454466304</text:p>
          </table:table-cell>
          <table:table-cell office:value-type="float" office:value="13.099837696" calcext:value-type="float">
            <text:p>13.099837696</text:p>
          </table:table-cell>
        </table:table-row>
        <table:table-row table:style-name="ro1">
          <table:table-cell/>
          <table:table-cell office:value-type="float" office:value="0.006070016" calcext:value-type="float">
            <text:p>0.006070016</text:p>
          </table:table-cell>
          <table:table-cell office:value-type="float" office:value="0.006242816" calcext:value-type="float">
            <text:p>0.006242816</text:p>
          </table:table-cell>
          <table:table-cell office:value-type="float" office:value="0.0239104" calcext:value-type="float">
            <text:p>0.0239104</text:p>
          </table:table-cell>
          <table:table-cell office:value-type="float" office:value="0.014008064" calcext:value-type="float">
            <text:p>0.014008064</text:p>
          </table:table-cell>
          <table:table-cell office:value-type="float" office:value="0.12492672" calcext:value-type="float">
            <text:p>0.12492672</text:p>
          </table:table-cell>
          <table:table-cell office:value-type="float" office:value="0.644614912" calcext:value-type="float">
            <text:p>0.644614912</text:p>
          </table:table-cell>
          <table:table-cell office:value-type="float" office:value="0.469514752" calcext:value-type="float">
            <text:p>0.469514752</text:p>
          </table:table-cell>
          <table:table-cell office:value-type="float" office:value="0.878703104" calcext:value-type="float">
            <text:p>0.878703104</text:p>
          </table:table-cell>
          <table:table-cell office:value-type="float" office:value="1.007438848" calcext:value-type="float">
            <text:p>1.007438848</text:p>
          </table:table-cell>
          <table:table-cell office:value-type="float" office:value="1.101422336" calcext:value-type="float">
            <text:p>1.101422336</text:p>
          </table:table-cell>
          <table:table-cell office:value-type="float" office:value="1.34260736" calcext:value-type="float">
            <text:p>1.34260736</text:p>
          </table:table-cell>
          <table:table-cell office:value-type="float" office:value="1.681711616" calcext:value-type="float">
            <text:p>1.681711616</text:p>
          </table:table-cell>
          <table:table-cell office:value-type="float" office:value="8.454505984" calcext:value-type="float">
            <text:p>8.454505984</text:p>
          </table:table-cell>
          <table:table-cell office:value-type="float" office:value="12.8018112" calcext:value-type="float">
            <text:p>12.8018112</text:p>
          </table:table-cell>
        </table:table-row>
        <table:table-row table:style-name="ro1">
          <table:table-cell/>
          <table:table-cell office:value-type="float" office:value="0.007729664" calcext:value-type="float">
            <text:p>0.007729664</text:p>
          </table:table-cell>
          <table:table-cell office:value-type="float" office:value="0.006290688" calcext:value-type="float">
            <text:p>0.006290688</text:p>
          </table:table-cell>
          <table:table-cell office:value-type="float" office:value="0.02370944" calcext:value-type="float">
            <text:p>0.02370944</text:p>
          </table:table-cell>
          <table:table-cell office:value-type="float" office:value="0.00396416" calcext:value-type="float">
            <text:p>0.00396416</text:p>
          </table:table-cell>
          <table:table-cell office:value-type="float" office:value="0.12497152" calcext:value-type="float">
            <text:p>0.12497152</text:p>
          </table:table-cell>
          <table:table-cell office:value-type="float" office:value="0.622560256" calcext:value-type="float">
            <text:p>0.622560256</text:p>
          </table:table-cell>
          <table:table-cell office:value-type="float" office:value="0.469536512" calcext:value-type="float">
            <text:p>0.469536512</text:p>
          </table:table-cell>
          <table:table-cell office:value-type="float" office:value="0.878701312" calcext:value-type="float">
            <text:p>0.878701312</text:p>
          </table:table-cell>
          <table:table-cell office:value-type="float" office:value="1.007453952" calcext:value-type="float">
            <text:p>1.007453952</text:p>
          </table:table-cell>
          <table:table-cell office:value-type="float" office:value="1.101421824" calcext:value-type="float">
            <text:p>1.101421824</text:p>
          </table:table-cell>
          <table:table-cell office:value-type="float" office:value="1.34262912" calcext:value-type="float">
            <text:p>1.34262912</text:p>
          </table:table-cell>
          <table:table-cell office:value-type="float" office:value="1.672759808" calcext:value-type="float">
            <text:p>1.672759808</text:p>
          </table:table-cell>
          <table:table-cell office:value-type="float" office:value="8.45454336" calcext:value-type="float">
            <text:p>8.45454336</text:p>
          </table:table-cell>
          <table:table-cell office:value-type="float" office:value="13.390916096" calcext:value-type="float">
            <text:p>13.390916096</text:p>
          </table:table-cell>
        </table:table-row>
        <table:table-row table:style-name="ro1">
          <table:table-cell/>
          <table:table-cell office:value-type="float" office:value="0.005694976" calcext:value-type="float">
            <text:p>0.005694976</text:p>
          </table:table-cell>
          <table:table-cell office:value-type="float" office:value="0.00710144" calcext:value-type="float">
            <text:p>0.00710144</text:p>
          </table:table-cell>
          <table:table-cell office:value-type="float" office:value="0.023731712" calcext:value-type="float">
            <text:p>0.023731712</text:p>
          </table:table-cell>
          <table:table-cell office:value-type="float" office:value="0.003939328" calcext:value-type="float">
            <text:p>0.003939328</text:p>
          </table:table-cell>
          <table:table-cell office:value-type="float" office:value="0.125012992" calcext:value-type="float">
            <text:p>0.125012992</text:p>
          </table:table-cell>
          <table:table-cell office:value-type="float" office:value="0.622587392" calcext:value-type="float">
            <text:p>0.622587392</text:p>
          </table:table-cell>
          <table:table-cell office:value-type="float" office:value="0.469557504" calcext:value-type="float">
            <text:p>0.469557504</text:p>
          </table:table-cell>
          <table:table-cell office:value-type="float" office:value="0.878698752" calcext:value-type="float">
            <text:p>0.878698752</text:p>
          </table:table-cell>
          <table:table-cell office:value-type="float" office:value="1.007481344" calcext:value-type="float">
            <text:p>1.007481344</text:p>
          </table:table-cell>
          <table:table-cell office:value-type="float" office:value="1.101419776" calcext:value-type="float">
            <text:p>1.101419776</text:p>
          </table:table-cell>
          <table:table-cell office:value-type="float" office:value="1.342661376" calcext:value-type="float">
            <text:p>1.342661376</text:p>
          </table:table-cell>
          <table:table-cell office:value-type="float" office:value="1.672606976" calcext:value-type="float">
            <text:p>1.672606976</text:p>
          </table:table-cell>
          <table:table-cell office:value-type="float" office:value="8.454580992" calcext:value-type="float">
            <text:p>8.454580992</text:p>
          </table:table-cell>
          <table:table-cell office:value-type="float" office:value="13.3909248" calcext:value-type="float">
            <text:p>13.3909248</text:p>
          </table:table-cell>
        </table:table-row>
        <table:table-row table:style-name="ro1">
          <table:table-cell/>
          <table:table-cell office:value-type="float" office:value="0.00859648" calcext:value-type="float">
            <text:p>0.00859648</text:p>
          </table:table-cell>
          <table:table-cell office:value-type="float" office:value="0.00669824" calcext:value-type="float">
            <text:p>0.00669824</text:p>
          </table:table-cell>
          <table:table-cell office:value-type="float" office:value="0.023862272" calcext:value-type="float">
            <text:p>0.023862272</text:p>
          </table:table-cell>
          <table:table-cell office:value-type="float" office:value="0.003958016" calcext:value-type="float">
            <text:p>0.003958016</text:p>
          </table:table-cell>
          <table:table-cell office:value-type="float" office:value="0.125230592" calcext:value-type="float">
            <text:p>0.125230592</text:p>
          </table:table-cell>
          <table:table-cell office:value-type="float" office:value="0.622619904" calcext:value-type="float">
            <text:p>0.622619904</text:p>
          </table:table-cell>
          <table:table-cell office:value-type="float" office:value="0.469579264" calcext:value-type="float">
            <text:p>0.469579264</text:p>
          </table:table-cell>
          <table:table-cell office:value-type="float" office:value="0.878696192" calcext:value-type="float">
            <text:p>0.878696192</text:p>
          </table:table-cell>
          <table:table-cell office:value-type="float" office:value="1.007513088" calcext:value-type="float">
            <text:p>1.007513088</text:p>
          </table:table-cell>
          <table:table-cell office:value-type="float" office:value="1.101417984" calcext:value-type="float">
            <text:p>1.101417984</text:p>
          </table:table-cell>
          <table:table-cell office:value-type="float" office:value="1.34269568" calcext:value-type="float">
            <text:p>1.34269568</text:p>
          </table:table-cell>
          <table:table-cell office:value-type="float" office:value="1.672587264" calcext:value-type="float">
            <text:p>1.672587264</text:p>
          </table:table-cell>
          <table:table-cell office:value-type="float" office:value="8.454618624" calcext:value-type="float">
            <text:p>8.454618624</text:p>
          </table:table-cell>
          <table:table-cell office:value-type="float" office:value="13.39093888" calcext:value-type="float">
            <text:p>13.39093888</text:p>
          </table:table-cell>
        </table:table-row>
        <table:table-row table:style-name="ro1">
          <table:table-cell/>
          <table:table-cell office:value-type="float" office:value="0.00600576" calcext:value-type="float">
            <text:p>0.00600576</text:p>
          </table:table-cell>
          <table:table-cell office:value-type="float" office:value="0.006011904" calcext:value-type="float">
            <text:p>0.006011904</text:p>
          </table:table-cell>
          <table:table-cell office:value-type="float" office:value="0.0238272" calcext:value-type="float">
            <text:p>0.0238272</text:p>
          </table:table-cell>
          <table:table-cell office:value-type="float" office:value="0.003983104" calcext:value-type="float">
            <text:p>0.003983104</text:p>
          </table:table-cell>
          <table:table-cell office:value-type="float" office:value="0.125176576" calcext:value-type="float">
            <text:p>0.125176576</text:p>
          </table:table-cell>
          <table:table-cell office:value-type="float" office:value="0.622650368" calcext:value-type="float">
            <text:p>0.622650368</text:p>
          </table:table-cell>
          <table:table-cell office:value-type="float" office:value="0.46960128" calcext:value-type="float">
            <text:p>0.46960128</text:p>
          </table:table-cell>
          <table:table-cell office:value-type="float" office:value="0.878693376" calcext:value-type="float">
            <text:p>0.878693376</text:p>
          </table:table-cell>
          <table:table-cell office:value-type="float" office:value="1.007546112" calcext:value-type="float">
            <text:p>1.007546112</text:p>
          </table:table-cell>
          <table:table-cell office:value-type="float" office:value="1.101416192" calcext:value-type="float">
            <text:p>1.101416192</text:p>
          </table:table-cell>
          <table:table-cell office:value-type="float" office:value="1.34272896" calcext:value-type="float">
            <text:p>1.34272896</text:p>
          </table:table-cell>
          <table:table-cell office:value-type="float" office:value="1.672663552" calcext:value-type="float">
            <text:p>1.672663552</text:p>
          </table:table-cell>
          <table:table-cell office:value-type="float" office:value="8.454657024" calcext:value-type="float">
            <text:p>8.454657024</text:p>
          </table:table-cell>
          <table:table-cell office:value-type="float" office:value="12.09198208" calcext:value-type="float">
            <text:p>12.09198208</text:p>
          </table:table-cell>
        </table:table-row>
        <table:table-row table:style-name="ro1">
          <table:table-cell/>
          <table:table-cell office:value-type="float" office:value="0.00585728" calcext:value-type="float">
            <text:p>0.00585728</text:p>
          </table:table-cell>
          <table:table-cell office:value-type="float" office:value="0.005871104" calcext:value-type="float">
            <text:p>0.005871104</text:p>
          </table:table-cell>
          <table:table-cell office:value-type="float" office:value="0.023840256" calcext:value-type="float">
            <text:p>0.023840256</text:p>
          </table:table-cell>
          <table:table-cell office:value-type="float" office:value="0.004010496" calcext:value-type="float">
            <text:p>0.004010496</text:p>
          </table:table-cell>
          <table:table-cell office:value-type="float" office:value="0.12519424" calcext:value-type="float">
            <text:p>0.12519424</text:p>
          </table:table-cell>
          <table:table-cell office:value-type="float" office:value="0.622681856" calcext:value-type="float">
            <text:p>0.622681856</text:p>
          </table:table-cell>
          <table:table-cell office:value-type="float" office:value="0.469515008" calcext:value-type="float">
            <text:p>0.469515008</text:p>
          </table:table-cell>
          <table:table-cell office:value-type="float" office:value="0.86340736" calcext:value-type="float">
            <text:p>0.86340736</text:p>
          </table:table-cell>
          <table:table-cell office:value-type="float" office:value="1.00758144" calcext:value-type="float">
            <text:p>1.00758144</text:p>
          </table:table-cell>
          <table:table-cell office:value-type="float" office:value="1.071732736" calcext:value-type="float">
            <text:p>1.071732736</text:p>
          </table:table-cell>
          <table:table-cell office:value-type="float" office:value="1.342763776" calcext:value-type="float">
            <text:p>1.342763776</text:p>
          </table:table-cell>
          <table:table-cell office:value-type="float" office:value="1.672665088" calcext:value-type="float">
            <text:p>1.672665088</text:p>
          </table:table-cell>
          <table:table-cell office:value-type="float" office:value="8.454696192" calcext:value-type="float">
            <text:p>8.454696192</text:p>
          </table:table-cell>
          <table:table-cell office:value-type="float" office:value="12.240959232" calcext:value-type="float">
            <text:p>12.240959232</text:p>
          </table:table-cell>
        </table:table-row>
        <table:table-row table:style-name="ro1">
          <table:table-cell/>
          <table:table-cell office:value-type="float" office:value="0.005829632" calcext:value-type="float">
            <text:p>0.005829632</text:p>
          </table:table-cell>
          <table:table-cell office:value-type="float" office:value="0.009895424" calcext:value-type="float">
            <text:p>0.009895424</text:p>
          </table:table-cell>
          <table:table-cell office:value-type="float" office:value="0.023903488" calcext:value-type="float">
            <text:p>0.023903488</text:p>
          </table:table-cell>
          <table:table-cell office:value-type="float" office:value="0.003939328" calcext:value-type="float">
            <text:p>0.003939328</text:p>
          </table:table-cell>
          <table:table-cell office:value-type="float" office:value="0.124654336" calcext:value-type="float">
            <text:p>0.124654336</text:p>
          </table:table-cell>
          <table:table-cell office:value-type="float" office:value="0.644795904" calcext:value-type="float">
            <text:p>0.644795904</text:p>
          </table:table-cell>
          <table:table-cell office:value-type="float" office:value="0.469528064" calcext:value-type="float">
            <text:p>0.469528064</text:p>
          </table:table-cell>
          <table:table-cell office:value-type="float" office:value="0.863408384" calcext:value-type="float">
            <text:p>0.863408384</text:p>
          </table:table-cell>
          <table:table-cell office:value-type="float" office:value="1.039569152" calcext:value-type="float">
            <text:p>1.039569152</text:p>
          </table:table-cell>
          <table:table-cell office:value-type="float" office:value="1.07173504" calcext:value-type="float">
            <text:p>1.07173504</text:p>
          </table:table-cell>
          <table:table-cell office:value-type="float" office:value="1.342798592" calcext:value-type="float">
            <text:p>1.342798592</text:p>
          </table:table-cell>
          <table:table-cell office:value-type="float" office:value="1.672661504" calcext:value-type="float">
            <text:p>1.672661504</text:p>
          </table:table-cell>
          <table:table-cell office:value-type="float" office:value="8.454735616" calcext:value-type="float">
            <text:p>8.454735616</text:p>
          </table:table-cell>
          <table:table-cell office:value-type="float" office:value="12.158852096" calcext:value-type="float">
            <text:p>12.158852096</text:p>
          </table:table-cell>
        </table:table-row>
        <table:table-row table:style-name="ro1">
          <table:table-cell/>
          <table:table-cell office:value-type="float" office:value="0.00570496" calcext:value-type="float">
            <text:p>0.00570496</text:p>
          </table:table-cell>
          <table:table-cell office:value-type="float" office:value="0.005992704" calcext:value-type="float">
            <text:p>0.005992704</text:p>
          </table:table-cell>
          <table:table-cell office:value-type="float" office:value="0.023922688" calcext:value-type="float">
            <text:p>0.023922688</text:p>
          </table:table-cell>
          <table:table-cell office:value-type="float" office:value="0.003921408" calcext:value-type="float">
            <text:p>0.003921408</text:p>
          </table:table-cell>
          <table:table-cell office:value-type="float" office:value="0.12827648" calcext:value-type="float">
            <text:p>0.12827648</text:p>
          </table:table-cell>
          <table:table-cell office:value-type="float" office:value="0.644829952" calcext:value-type="float">
            <text:p>0.644829952</text:p>
          </table:table-cell>
          <table:table-cell office:value-type="float" office:value="0.469549312" calcext:value-type="float">
            <text:p>0.469549312</text:p>
          </table:table-cell>
          <table:table-cell office:value-type="float" office:value="0.87869568" calcext:value-type="float">
            <text:p>0.87869568</text:p>
          </table:table-cell>
          <table:table-cell office:value-type="float" office:value="1.138865152" calcext:value-type="float">
            <text:p>1.138865152</text:p>
          </table:table-cell>
          <table:table-cell office:value-type="float" office:value="1.091297536" calcext:value-type="float">
            <text:p>1.091297536</text:p>
          </table:table-cell>
          <table:table-cell office:value-type="float" office:value="1.342832896" calcext:value-type="float">
            <text:p>1.342832896</text:p>
          </table:table-cell>
          <table:table-cell office:value-type="float" office:value="1.672682752" calcext:value-type="float">
            <text:p>1.672682752</text:p>
          </table:table-cell>
          <table:table-cell office:value-type="float" office:value="8.454775808" calcext:value-type="float">
            <text:p>8.454775808</text:p>
          </table:table-cell>
          <table:table-cell office:value-type="float" office:value="12.606742272" calcext:value-type="float">
            <text:p>12.606742272</text:p>
          </table:table-cell>
        </table:table-row>
        <table:table-row table:style-name="ro1">
          <table:table-cell/>
          <table:table-cell office:value-type="float" office:value="0.005934336" calcext:value-type="float">
            <text:p>0.005934336</text:p>
          </table:table-cell>
          <table:table-cell office:value-type="float" office:value="0.00615168" calcext:value-type="float">
            <text:p>0.00615168</text:p>
          </table:table-cell>
          <table:table-cell office:value-type="float" office:value="0.024057088" calcext:value-type="float">
            <text:p>0.024057088</text:p>
          </table:table-cell>
          <table:table-cell office:value-type="float" office:value="0.003943424" calcext:value-type="float">
            <text:p>0.003943424</text:p>
          </table:table-cell>
          <table:table-cell office:value-type="float" office:value="0.12834816" calcext:value-type="float">
            <text:p>0.12834816</text:p>
          </table:table-cell>
          <table:table-cell office:value-type="float" office:value="0.644864512" calcext:value-type="float">
            <text:p>0.644864512</text:p>
          </table:table-cell>
          <table:table-cell office:value-type="float" office:value="0.469943552" calcext:value-type="float">
            <text:p>0.469943552</text:p>
          </table:table-cell>
          <table:table-cell office:value-type="float" office:value="0.879372544" calcext:value-type="float">
            <text:p>0.879372544</text:p>
          </table:table-cell>
          <table:table-cell office:value-type="float" office:value="1.138816256" calcext:value-type="float">
            <text:p>1.138816256</text:p>
          </table:table-cell>
          <table:table-cell office:value-type="float" office:value="1.091235584" calcext:value-type="float">
            <text:p>1.091235584</text:p>
          </table:table-cell>
          <table:table-cell office:value-type="float" office:value="1.3428672" calcext:value-type="float">
            <text:p>1.3428672</text:p>
          </table:table-cell>
          <table:table-cell office:value-type="float" office:value="1.672711168" calcext:value-type="float">
            <text:p>1.672711168</text:p>
          </table:table-cell>
          <table:table-cell office:value-type="float" office:value="8.454816256" calcext:value-type="float">
            <text:p>8.454816256</text:p>
          </table:table-cell>
          <table:table-cell office:value-type="float" office:value="12.867485952" calcext:value-type="float">
            <text:p>12.867485952</text:p>
          </table:table-cell>
        </table:table-row>
        <table:table-row table:style-name="ro1">
          <table:table-cell/>
          <table:table-cell office:value-type="float" office:value="0.005620736" calcext:value-type="float">
            <text:p>0.005620736</text:p>
          </table:table-cell>
          <table:table-cell office:value-type="float" office:value="0.006549504" calcext:value-type="float">
            <text:p>0.006549504</text:p>
          </table:table-cell>
          <table:table-cell office:value-type="float" office:value="0.024022784" calcext:value-type="float">
            <text:p>0.024022784</text:p>
          </table:table-cell>
          <table:table-cell office:value-type="float" office:value="0.003969536" calcext:value-type="float">
            <text:p>0.003969536</text:p>
          </table:table-cell>
          <table:table-cell office:value-type="float" office:value="0.12838784" calcext:value-type="float">
            <text:p>0.12838784</text:p>
          </table:table-cell>
          <table:table-cell office:value-type="float" office:value="0.634054144" calcext:value-type="float">
            <text:p>0.634054144</text:p>
          </table:table-cell>
          <table:table-cell office:value-type="float" office:value="0.469904128" calcext:value-type="float">
            <text:p>0.469904128</text:p>
          </table:table-cell>
          <table:table-cell office:value-type="float" office:value="0.879320832" calcext:value-type="float">
            <text:p>0.879320832</text:p>
          </table:table-cell>
          <table:table-cell office:value-type="float" office:value="1.138696704" calcext:value-type="float">
            <text:p>1.138696704</text:p>
          </table:table-cell>
          <table:table-cell office:value-type="float" office:value="1.091222272" calcext:value-type="float">
            <text:p>1.091222272</text:p>
          </table:table-cell>
          <table:table-cell office:value-type="float" office:value="1.34290176" calcext:value-type="float">
            <text:p>1.34290176</text:p>
          </table:table-cell>
          <table:table-cell office:value-type="float" office:value="1.672740864" calcext:value-type="float">
            <text:p>1.672740864</text:p>
          </table:table-cell>
          <table:table-cell office:value-type="float" office:value="8.454856704" calcext:value-type="float">
            <text:p>8.454856704</text:p>
          </table:table-cell>
          <table:table-cell office:value-type="float" office:value="12.86752512" calcext:value-type="float">
            <text:p>12.86752512</text:p>
          </table:table-cell>
        </table:table-row>
        <table:table-row table:style-name="ro1">
          <table:table-cell/>
          <table:table-cell office:value-type="float" office:value="0.005749248" calcext:value-type="float">
            <text:p>0.005749248</text:p>
          </table:table-cell>
          <table:table-cell office:value-type="float" office:value="0.007055872" calcext:value-type="float">
            <text:p>0.007055872</text:p>
          </table:table-cell>
          <table:table-cell office:value-type="float" office:value="0.024033024" calcext:value-type="float">
            <text:p>0.024033024</text:p>
          </table:table-cell>
          <table:table-cell office:value-type="float" office:value="0.003996928" calcext:value-type="float">
            <text:p>0.003996928</text:p>
          </table:table-cell>
          <table:table-cell office:value-type="float" office:value="0.1284288" calcext:value-type="float">
            <text:p>0.1284288</text:p>
          </table:table-cell>
          <table:table-cell office:value-type="float" office:value="0.643433216" calcext:value-type="float">
            <text:p>0.643433216</text:p>
          </table:table-cell>
          <table:table-cell office:value-type="float" office:value="0.4699264" calcext:value-type="float">
            <text:p>0.4699264</text:p>
          </table:table-cell>
          <table:table-cell office:value-type="float" office:value="0.87929856" calcext:value-type="float">
            <text:p>0.87929856</text:p>
          </table:table-cell>
          <table:table-cell office:value-type="float" office:value="1.138634752" calcext:value-type="float">
            <text:p>1.138634752</text:p>
          </table:table-cell>
          <table:table-cell office:value-type="float" office:value="1.091219712" calcext:value-type="float">
            <text:p>1.091219712</text:p>
          </table:table-cell>
          <table:table-cell office:value-type="float" office:value="1.34293632" calcext:value-type="float">
            <text:p>1.34293632</text:p>
          </table:table-cell>
          <table:table-cell office:value-type="float" office:value="1.672770304" calcext:value-type="float">
            <text:p>1.672770304</text:p>
          </table:table-cell>
          <table:table-cell office:value-type="float" office:value="8.454897664" calcext:value-type="float">
            <text:p>8.454897664</text:p>
          </table:table-cell>
          <table:table-cell office:value-type="float" office:value="10.526988032" calcext:value-type="float">
            <text:p>10.526988032</text:p>
          </table:table-cell>
        </table:table-row>
        <table:table-row table:style-name="ro1">
          <table:table-cell/>
          <table:table-cell office:value-type="float" office:value="0.005398016" calcext:value-type="float">
            <text:p>0.005398016</text:p>
          </table:table-cell>
          <table:table-cell office:value-type="float" office:value="0.00576896" calcext:value-type="float">
            <text:p>0.00576896</text:p>
          </table:table-cell>
          <table:table-cell office:value-type="float" office:value="0.014164224" calcext:value-type="float">
            <text:p>0.014164224</text:p>
          </table:table-cell>
          <table:table-cell office:value-type="float" office:value="0.003949312" calcext:value-type="float">
            <text:p>0.003949312</text:p>
          </table:table-cell>
          <table:table-cell office:value-type="float" office:value="0.12846848" calcext:value-type="float">
            <text:p>0.12846848</text:p>
          </table:table-cell>
          <table:table-cell office:value-type="float" office:value="0.645031936" calcext:value-type="float">
            <text:p>0.645031936</text:p>
          </table:table-cell>
          <table:table-cell office:value-type="float" office:value="0.458673408" calcext:value-type="float">
            <text:p>0.458673408</text:p>
          </table:table-cell>
          <table:table-cell office:value-type="float" office:value="0.864027904" calcext:value-type="float">
            <text:p>0.864027904</text:p>
          </table:table-cell>
          <table:table-cell office:value-type="float" office:value="1.147571712" calcext:value-type="float">
            <text:p>1.147571712</text:p>
          </table:table-cell>
          <table:table-cell office:value-type="float" office:value="1.091201536" calcext:value-type="float">
            <text:p>1.091201536</text:p>
          </table:table-cell>
          <table:table-cell office:value-type="float" office:value="1.34297088" calcext:value-type="float">
            <text:p>1.34297088</text:p>
          </table:table-cell>
          <table:table-cell office:value-type="float" office:value="1.672800256" calcext:value-type="float">
            <text:p>1.672800256</text:p>
          </table:table-cell>
          <table:table-cell office:value-type="float" office:value="8.454938112" calcext:value-type="float">
            <text:p>8.454938112</text:p>
          </table:table-cell>
          <table:table-cell office:value-type="float" office:value="10.527028224" calcext:value-type="float">
            <text:p>10.527028224</text:p>
          </table:table-cell>
        </table:table-row>
        <table:table-row table:style-name="ro1">
          <table:table-cell/>
          <table:table-cell office:value-type="float" office:value="0.005713408" calcext:value-type="float">
            <text:p>0.005713408</text:p>
          </table:table-cell>
          <table:table-cell office:value-type="float" office:value="0.007038464" calcext:value-type="float">
            <text:p>0.007038464</text:p>
          </table:table-cell>
          <table:table-cell office:value-type="float" office:value="0.014188032" calcext:value-type="float">
            <text:p>0.014188032</text:p>
          </table:table-cell>
          <table:table-cell office:value-type="float" office:value="0.003932416" calcext:value-type="float">
            <text:p>0.003932416</text:p>
          </table:table-cell>
          <table:table-cell office:value-type="float" office:value="0.128508672" calcext:value-type="float">
            <text:p>0.128508672</text:p>
          </table:table-cell>
          <table:table-cell office:value-type="float" office:value="0.645059072" calcext:value-type="float">
            <text:p>0.645059072</text:p>
          </table:table-cell>
          <table:table-cell office:value-type="float" office:value="0.507715328" calcext:value-type="float">
            <text:p>0.507715328</text:p>
          </table:table-cell>
          <table:table-cell office:value-type="float" office:value="0.864019968" calcext:value-type="float">
            <text:p>0.864019968</text:p>
          </table:table-cell>
          <table:table-cell office:value-type="float" office:value="1.149730816" calcext:value-type="float">
            <text:p>1.149730816</text:p>
          </table:table-cell>
          <table:table-cell office:value-type="float" office:value="1.091196928" calcext:value-type="float">
            <text:p>1.091196928</text:p>
          </table:table-cell>
          <table:table-cell office:value-type="float" office:value="1.343005184" calcext:value-type="float">
            <text:p>1.343005184</text:p>
          </table:table-cell>
          <table:table-cell office:value-type="float" office:value="1.659803136" calcext:value-type="float">
            <text:p>1.659803136</text:p>
          </table:table-cell>
          <table:table-cell office:value-type="float" office:value="8.45497984" calcext:value-type="float">
            <text:p>8.45497984</text:p>
          </table:table-cell>
          <table:table-cell office:value-type="float" office:value="10.527074304" calcext:value-type="float">
            <text:p>10.527074304</text:p>
          </table:table-cell>
        </table:table-row>
        <table:table-row table:style-name="ro1">
          <table:table-cell/>
          <table:table-cell office:value-type="float" office:value="0.006996736" calcext:value-type="float">
            <text:p>0.006996736</text:p>
          </table:table-cell>
          <table:table-cell office:value-type="float" office:value="0.0060736" calcext:value-type="float">
            <text:p>0.0060736</text:p>
          </table:table-cell>
          <table:table-cell office:value-type="float" office:value="0.014343168" calcext:value-type="float">
            <text:p>0.014343168</text:p>
          </table:table-cell>
          <table:table-cell office:value-type="float" office:value="0.00395264" calcext:value-type="float">
            <text:p>0.00395264</text:p>
          </table:table-cell>
          <table:table-cell office:value-type="float" office:value="0.128717568" calcext:value-type="float">
            <text:p>0.128717568</text:p>
          </table:table-cell>
          <table:table-cell office:value-type="float" office:value="0.645088" calcext:value-type="float">
            <text:p>0.645088</text:p>
          </table:table-cell>
          <table:table-cell office:value-type="float" office:value="0.509063168" calcext:value-type="float">
            <text:p>0.509063168</text:p>
          </table:table-cell>
          <table:table-cell office:value-type="float" office:value="0.86401664" calcext:value-type="float">
            <text:p>0.86401664</text:p>
          </table:table-cell>
          <table:table-cell office:value-type="float" office:value="1.149778688" calcext:value-type="float">
            <text:p>1.149778688</text:p>
          </table:table-cell>
          <table:table-cell office:value-type="float" office:value="1.091195392" calcext:value-type="float">
            <text:p>1.091195392</text:p>
          </table:table-cell>
          <table:table-cell office:value-type="float" office:value="1.343039488" calcext:value-type="float">
            <text:p>1.343039488</text:p>
          </table:table-cell>
          <table:table-cell office:value-type="float" office:value="1.659808512" calcext:value-type="float">
            <text:p>1.659808512</text:p>
          </table:table-cell>
          <table:table-cell office:value-type="float" office:value="8.45502208" calcext:value-type="float">
            <text:p>8.45502208</text:p>
          </table:table-cell>
          <table:table-cell office:value-type="float" office:value="10.527126272" calcext:value-type="float">
            <text:p>10.527126272</text:p>
          </table:table-cell>
        </table:table-row>
        <table:table-row table:style-name="ro1">
          <table:table-cell/>
          <table:table-cell office:value-type="float" office:value="0.00597376" calcext:value-type="float">
            <text:p>0.00597376</text:p>
          </table:table-cell>
          <table:table-cell office:value-type="float" office:value="0.00714496" calcext:value-type="float">
            <text:p>0.00714496</text:p>
          </table:table-cell>
          <table:table-cell office:value-type="float" office:value="0.014295296" calcext:value-type="float">
            <text:p>0.014295296</text:p>
          </table:table-cell>
          <table:table-cell office:value-type="float" office:value="0.003978496" calcext:value-type="float">
            <text:p>0.003978496</text:p>
          </table:table-cell>
          <table:table-cell office:value-type="float" office:value="0.128681728" calcext:value-type="float">
            <text:p>0.128681728</text:p>
          </table:table-cell>
          <table:table-cell office:value-type="float" office:value="0.645117696" calcext:value-type="float">
            <text:p>0.645117696</text:p>
          </table:table-cell>
          <table:table-cell office:value-type="float" office:value="0.509104384" calcext:value-type="float">
            <text:p>0.509104384</text:p>
          </table:table-cell>
          <table:table-cell office:value-type="float" office:value="0.864014848" calcext:value-type="float">
            <text:p>0.864014848</text:p>
          </table:table-cell>
          <table:table-cell office:value-type="float" office:value="1.149822464" calcext:value-type="float">
            <text:p>1.149822464</text:p>
          </table:table-cell>
          <table:table-cell office:value-type="float" office:value="1.091194112" calcext:value-type="float">
            <text:p>1.091194112</text:p>
          </table:table-cell>
          <table:table-cell office:value-type="float" office:value="1.343361792" calcext:value-type="float">
            <text:p>1.343361792</text:p>
          </table:table-cell>
          <table:table-cell office:value-type="float" office:value="1.65981312" calcext:value-type="float">
            <text:p>1.65981312</text:p>
          </table:table-cell>
          <table:table-cell office:value-type="float" office:value="8.455116544" calcext:value-type="float">
            <text:p>8.455116544</text:p>
          </table:table-cell>
          <table:table-cell office:value-type="float" office:value="12.71504128" calcext:value-type="float">
            <text:p>12.71504128</text:p>
          </table:table-cell>
        </table:table-row>
        <table:table-row table:style-name="ro1">
          <table:table-cell/>
          <table:table-cell office:value-type="float" office:value="0.005612544" calcext:value-type="float">
            <text:p>0.005612544</text:p>
          </table:table-cell>
          <table:table-cell office:value-type="float" office:value="0.00843008" calcext:value-type="float">
            <text:p>0.00843008</text:p>
          </table:table-cell>
          <table:table-cell office:value-type="float" office:value="0.014306048" calcext:value-type="float">
            <text:p>0.014306048</text:p>
          </table:table-cell>
          <table:table-cell office:value-type="float" office:value="0.004005376" calcext:value-type="float">
            <text:p>0.004005376</text:p>
          </table:table-cell>
          <table:table-cell office:value-type="float" office:value="0.128699904" calcext:value-type="float">
            <text:p>0.128699904</text:p>
          </table:table-cell>
          <table:table-cell office:value-type="float" office:value="0.645148672" calcext:value-type="float">
            <text:p>0.645148672</text:p>
          </table:table-cell>
          <table:table-cell office:value-type="float" office:value="0.509137408" calcext:value-type="float">
            <text:p>0.509137408</text:p>
          </table:table-cell>
          <table:table-cell office:value-type="float" office:value="0.864015104" calcext:value-type="float">
            <text:p>0.864015104</text:p>
          </table:table-cell>
          <table:table-cell office:value-type="float" office:value="1.149871104" calcext:value-type="float">
            <text:p>1.149871104</text:p>
          </table:table-cell>
          <table:table-cell office:value-type="float" office:value="1.091192832" calcext:value-type="float">
            <text:p>1.091192832</text:p>
          </table:table-cell>
          <table:table-cell office:value-type="float" office:value="1.343344896" calcext:value-type="float">
            <text:p>1.343344896</text:p>
          </table:table-cell>
          <table:table-cell office:value-type="float" office:value="1.659818752" calcext:value-type="float">
            <text:p>1.659818752</text:p>
          </table:table-cell>
          <table:table-cell office:value-type="float" office:value="8.4551616" calcext:value-type="float">
            <text:p>8.4551616</text:p>
          </table:table-cell>
          <table:table-cell office:value-type="float" office:value="12.715067648" calcext:value-type="float">
            <text:p>12.715067648</text:p>
          </table:table-cell>
        </table:table-row>
        <table:table-row table:style-name="ro1">
          <table:table-cell/>
          <table:table-cell office:value-type="float" office:value="0.00628736" calcext:value-type="float">
            <text:p>0.00628736</text:p>
          </table:table-cell>
          <table:table-cell office:value-type="float" office:value="0.012337664" calcext:value-type="float">
            <text:p>0.012337664</text:p>
          </table:table-cell>
          <table:table-cell office:value-type="float" office:value="0.014331392" calcext:value-type="float">
            <text:p>0.014331392</text:p>
          </table:table-cell>
          <table:table-cell office:value-type="float" office:value="0.00390784" calcext:value-type="float">
            <text:p>0.00390784</text:p>
          </table:table-cell>
          <table:table-cell office:value-type="float" office:value="0.128492032" calcext:value-type="float">
            <text:p>0.128492032</text:p>
          </table:table-cell>
          <table:table-cell office:value-type="float" office:value="0.643412736" calcext:value-type="float">
            <text:p>0.643412736</text:p>
          </table:table-cell>
          <table:table-cell office:value-type="float" office:value="0.509169152" calcext:value-type="float">
            <text:p>0.509169152</text:p>
          </table:table-cell>
          <table:table-cell office:value-type="float" office:value="0.864014848" calcext:value-type="float">
            <text:p>0.864014848</text:p>
          </table:table-cell>
          <table:table-cell office:value-type="float" office:value="1.149920512" calcext:value-type="float">
            <text:p>1.149920512</text:p>
          </table:table-cell>
          <table:table-cell office:value-type="float" office:value="1.091106816" calcext:value-type="float">
            <text:p>1.091106816</text:p>
          </table:table-cell>
          <table:table-cell office:value-type="float" office:value="1.343367424" calcext:value-type="float">
            <text:p>1.343367424</text:p>
          </table:table-cell>
          <table:table-cell office:value-type="float" office:value="1.659872768" calcext:value-type="float">
            <text:p>1.659872768</text:p>
          </table:table-cell>
          <table:table-cell office:value-type="float" office:value="8.45520512" calcext:value-type="float">
            <text:p>8.45520512</text:p>
          </table:table-cell>
          <table:table-cell office:value-type="float" office:value="12.715117312" calcext:value-type="float">
            <text:p>12.715117312</text:p>
          </table:table-cell>
        </table:table-row>
        <table:table-row table:style-name="ro1">
          <table:table-cell/>
          <table:table-cell office:value-type="float" office:value="0.005775872" calcext:value-type="float">
            <text:p>0.005775872</text:p>
          </table:table-cell>
          <table:table-cell office:value-type="float" office:value="0.006115072" calcext:value-type="float">
            <text:p>0.006115072</text:p>
          </table:table-cell>
          <table:table-cell office:value-type="float" office:value="0.014354944" calcext:value-type="float">
            <text:p>0.014354944</text:p>
          </table:table-cell>
          <table:table-cell office:value-type="float" office:value="0.003884288" calcext:value-type="float">
            <text:p>0.003884288</text:p>
          </table:table-cell>
          <table:table-cell office:value-type="float" office:value="0.12851968" calcext:value-type="float">
            <text:p>0.12851968</text:p>
          </table:table-cell>
          <table:table-cell office:value-type="float" office:value="0.643407872" calcext:value-type="float">
            <text:p>0.643407872</text:p>
          </table:table-cell>
          <table:table-cell office:value-type="float" office:value="0.509252096" calcext:value-type="float">
            <text:p>0.509252096</text:p>
          </table:table-cell>
          <table:table-cell office:value-type="float" office:value="0.864013568" calcext:value-type="float">
            <text:p>0.864013568</text:p>
          </table:table-cell>
          <table:table-cell office:value-type="float" office:value="1.149971712" calcext:value-type="float">
            <text:p>1.149971712</text:p>
          </table:table-cell>
          <table:table-cell office:value-type="float" office:value="1.091093504" calcext:value-type="float">
            <text:p>1.091093504</text:p>
          </table:table-cell>
          <table:table-cell office:value-type="float" office:value="1.34339456" calcext:value-type="float">
            <text:p>1.34339456</text:p>
          </table:table-cell>
          <table:table-cell office:value-type="float" office:value="1.659880192" calcext:value-type="float">
            <text:p>1.659880192</text:p>
          </table:table-cell>
          <table:table-cell office:value-type="float" office:value="8.455248896" calcext:value-type="float">
            <text:p>8.455248896</text:p>
          </table:table-cell>
          <table:table-cell office:value-type="float" office:value="12.715176192" calcext:value-type="float">
            <text:p>12.715176192</text:p>
          </table:table-cell>
        </table:table-row>
        <table:table-row table:style-name="ro1">
          <table:table-cell/>
          <table:table-cell office:value-type="float" office:value="0.006078976" calcext:value-type="float">
            <text:p>0.006078976</text:p>
          </table:table-cell>
          <table:table-cell office:value-type="float" office:value="0.006953984" calcext:value-type="float">
            <text:p>0.006953984</text:p>
          </table:table-cell>
          <table:table-cell office:value-type="float" office:value="0.01451008" calcext:value-type="float">
            <text:p>0.01451008</text:p>
          </table:table-cell>
          <table:table-cell office:value-type="float" office:value="0.003903488" calcext:value-type="float">
            <text:p>0.003903488</text:p>
          </table:table-cell>
          <table:table-cell office:value-type="float" office:value="0.128550144" calcext:value-type="float">
            <text:p>0.128550144</text:p>
          </table:table-cell>
          <table:table-cell office:value-type="float" office:value="0.643402496" calcext:value-type="float">
            <text:p>0.643402496</text:p>
          </table:table-cell>
          <table:table-cell office:value-type="float" office:value="0.509286656" calcext:value-type="float">
            <text:p>0.509286656</text:p>
          </table:table-cell>
          <table:table-cell office:value-type="float" office:value="0.864012288" calcext:value-type="float">
            <text:p>0.864012288</text:p>
          </table:table-cell>
          <table:table-cell office:value-type="float" office:value="1.150019584" calcext:value-type="float">
            <text:p>1.150019584</text:p>
          </table:table-cell>
          <table:table-cell office:value-type="float" office:value="1.091092992" calcext:value-type="float">
            <text:p>1.091092992</text:p>
          </table:table-cell>
          <table:table-cell office:value-type="float" office:value="1.343421184" calcext:value-type="float">
            <text:p>1.343421184</text:p>
          </table:table-cell>
          <table:table-cell office:value-type="float" office:value="1.659885824" calcext:value-type="float">
            <text:p>1.659885824</text:p>
          </table:table-cell>
          <table:table-cell office:value-type="float" office:value="8.411620352" calcext:value-type="float">
            <text:p>8.411620352</text:p>
          </table:table-cell>
          <table:table-cell office:value-type="float" office:value="12.89693568" calcext:value-type="float">
            <text:p>12.89693568</text:p>
          </table:table-cell>
        </table:table-row>
        <table:table-row table:style-name="ro1">
          <table:table-cell/>
          <table:table-cell office:value-type="float" office:value="0.007356928" calcext:value-type="float">
            <text:p>0.007356928</text:p>
          </table:table-cell>
          <table:table-cell office:value-type="float" office:value="0.0070208" calcext:value-type="float">
            <text:p>0.0070208</text:p>
          </table:table-cell>
          <table:table-cell office:value-type="float" office:value="0.014462464" calcext:value-type="float">
            <text:p>0.014462464</text:p>
          </table:table-cell>
          <table:table-cell office:value-type="float" office:value="0.003928576" calcext:value-type="float">
            <text:p>0.003928576</text:p>
          </table:table-cell>
          <table:table-cell office:value-type="float" office:value="0.128581376" calcext:value-type="float">
            <text:p>0.128581376</text:p>
          </table:table-cell>
          <table:table-cell office:value-type="float" office:value="0.632682752" calcext:value-type="float">
            <text:p>0.632682752</text:p>
          </table:table-cell>
          <table:table-cell office:value-type="float" office:value="0.509315584" calcext:value-type="float">
            <text:p>0.509315584</text:p>
          </table:table-cell>
          <table:table-cell office:value-type="float" office:value="0.864012032" calcext:value-type="float">
            <text:p>0.864012032</text:p>
          </table:table-cell>
          <table:table-cell office:value-type="float" office:value="1.140759296" calcext:value-type="float">
            <text:p>1.140759296</text:p>
          </table:table-cell>
          <table:table-cell office:value-type="float" office:value="1.091089664" calcext:value-type="float">
            <text:p>1.091089664</text:p>
          </table:table-cell>
          <table:table-cell office:value-type="float" office:value="1.343450112" calcext:value-type="float">
            <text:p>1.343450112</text:p>
          </table:table-cell>
          <table:table-cell office:value-type="float" office:value="1.601545472" calcext:value-type="float">
            <text:p>1.601545472</text:p>
          </table:table-cell>
          <table:table-cell office:value-type="float" office:value="8.411572224" calcext:value-type="float">
            <text:p>8.411572224</text:p>
          </table:table-cell>
          <table:table-cell office:value-type="float" office:value="12.896991744" calcext:value-type="float">
            <text:p>12.896991744</text:p>
          </table:table-cell>
        </table:table-row>
        <table:table-row table:style-name="ro1">
          <table:table-cell/>
          <table:table-cell office:value-type="float" office:value="0.006694656" calcext:value-type="float">
            <text:p>0.006694656</text:p>
          </table:table-cell>
          <table:table-cell office:value-type="float" office:value="0.00595328" calcext:value-type="float">
            <text:p>0.00595328</text:p>
          </table:table-cell>
          <table:table-cell office:value-type="float" office:value="0.014471424" calcext:value-type="float">
            <text:p>0.014471424</text:p>
          </table:table-cell>
          <table:table-cell office:value-type="float" office:value="0.003954944" calcext:value-type="float">
            <text:p>0.003954944</text:p>
          </table:table-cell>
          <table:table-cell office:value-type="float" office:value="0.1286144" calcext:value-type="float">
            <text:p>0.1286144</text:p>
          </table:table-cell>
          <table:table-cell office:value-type="float" office:value="0.625165568" calcext:value-type="float">
            <text:p>0.625165568</text:p>
          </table:table-cell>
          <table:table-cell office:value-type="float" office:value="0.509525504" calcext:value-type="float">
            <text:p>0.509525504</text:p>
          </table:table-cell>
          <table:table-cell office:value-type="float" office:value="0.842487808" calcext:value-type="float">
            <text:p>0.842487808</text:p>
          </table:table-cell>
          <table:table-cell office:value-type="float" office:value="1.140550912" calcext:value-type="float">
            <text:p>1.140550912</text:p>
          </table:table-cell>
          <table:table-cell office:value-type="float" office:value="1.091085056" calcext:value-type="float">
            <text:p>1.091085056</text:p>
          </table:table-cell>
          <table:table-cell office:value-type="float" office:value="1.34347904" calcext:value-type="float">
            <text:p>1.34347904</text:p>
          </table:table-cell>
          <table:table-cell office:value-type="float" office:value="1.601494272" calcext:value-type="float">
            <text:p>1.601494272</text:p>
          </table:table-cell>
          <table:table-cell office:value-type="float" office:value="8.411588096" calcext:value-type="float">
            <text:p>8.411588096</text:p>
          </table:table-cell>
          <table:table-cell office:value-type="float" office:value="12.8970624" calcext:value-type="float">
            <text:p>12.8970624</text:p>
          </table:table-cell>
        </table:table-row>
        <table:table-row table:style-name="ro1">
          <table:table-cell/>
          <table:table-cell office:value-type="float" office:value="0.00625536" calcext:value-type="float">
            <text:p>0.00625536</text:p>
          </table:table-cell>
          <table:table-cell office:value-type="float" office:value="0.005716736" calcext:value-type="float">
            <text:p>0.005716736</text:p>
          </table:table-cell>
          <table:table-cell office:value-type="float" office:value="0.014212352" calcext:value-type="float">
            <text:p>0.014212352</text:p>
          </table:table-cell>
          <table:table-cell office:value-type="float" office:value="0.003846144" calcext:value-type="float">
            <text:p>0.003846144</text:p>
          </table:table-cell>
          <table:table-cell office:value-type="float" office:value="0.128648192" calcext:value-type="float">
            <text:p>0.128648192</text:p>
          </table:table-cell>
          <table:table-cell office:value-type="float" office:value="0.643838464" calcext:value-type="float">
            <text:p>0.643838464</text:p>
          </table:table-cell>
          <table:table-cell office:value-type="float" office:value="0.509592064" calcext:value-type="float">
            <text:p>0.509592064</text:p>
          </table:table-cell>
          <table:table-cell office:value-type="float" office:value="0.842491904" calcext:value-type="float">
            <text:p>0.842491904</text:p>
          </table:table-cell>
          <table:table-cell office:value-type="float" office:value="1.140445696" calcext:value-type="float">
            <text:p>1.140445696</text:p>
          </table:table-cell>
          <table:table-cell office:value-type="float" office:value="1.09108224" calcext:value-type="float">
            <text:p>1.09108224</text:p>
          </table:table-cell>
          <table:table-cell office:value-type="float" office:value="1.343508224" calcext:value-type="float">
            <text:p>1.343508224</text:p>
          </table:table-cell>
          <table:table-cell office:value-type="float" office:value="1.661090048" calcext:value-type="float">
            <text:p>1.661090048</text:p>
          </table:table-cell>
          <table:table-cell office:value-type="float" office:value="8.41161088" calcext:value-type="float">
            <text:p>8.41161088</text:p>
          </table:table-cell>
          <table:table-cell office:value-type="float" office:value="12.897144576" calcext:value-type="float">
            <text:p>12.897144576</text:p>
          </table:table-cell>
        </table:table-row>
        <table:table-row table:style-name="ro1">
          <table:table-cell/>
          <table:table-cell office:value-type="float" office:value="0.005649664" calcext:value-type="float">
            <text:p>0.005649664</text:p>
          </table:table-cell>
          <table:table-cell office:value-type="float" office:value="0.005770752" calcext:value-type="float">
            <text:p>0.005770752</text:p>
          </table:table-cell>
          <table:table-cell office:value-type="float" office:value="0.014238208" calcext:value-type="float">
            <text:p>0.014238208</text:p>
          </table:table-cell>
          <table:table-cell office:value-type="float" office:value="0.00382592" calcext:value-type="float">
            <text:p>0.00382592</text:p>
          </table:table-cell>
          <table:table-cell office:value-type="float" office:value="0.128683008" calcext:value-type="float">
            <text:p>0.128683008</text:p>
          </table:table-cell>
          <table:table-cell office:value-type="float" office:value="0.64382464" calcext:value-type="float">
            <text:p>0.64382464</text:p>
          </table:table-cell>
          <table:table-cell office:value-type="float" office:value="0.509654272" calcext:value-type="float">
            <text:p>0.509654272</text:p>
          </table:table-cell>
          <table:table-cell office:value-type="float" office:value="0.864020992" calcext:value-type="float">
            <text:p>0.864020992</text:p>
          </table:table-cell>
          <table:table-cell office:value-type="float" office:value="1.14035712" calcext:value-type="float">
            <text:p>1.14035712</text:p>
          </table:table-cell>
          <table:table-cell office:value-type="float" office:value="1.09108096" calcext:value-type="float">
            <text:p>1.09108096</text:p>
          </table:table-cell>
          <table:table-cell office:value-type="float" office:value="1.343598592" calcext:value-type="float">
            <text:p>1.343598592</text:p>
          </table:table-cell>
          <table:table-cell office:value-type="float" office:value="1.661083136" calcext:value-type="float">
            <text:p>1.661083136</text:p>
          </table:table-cell>
          <table:table-cell office:value-type="float" office:value="8.411571968" calcext:value-type="float">
            <text:p>8.411571968</text:p>
          </table:table-cell>
          <table:table-cell office:value-type="float" office:value="12.294895104" calcext:value-type="float">
            <text:p>12.294895104</text:p>
          </table:table-cell>
        </table:table-row>
        <table:table-row table:style-name="ro1">
          <table:table-cell/>
          <table:table-cell office:value-type="float" office:value="0.00583552" calcext:value-type="float">
            <text:p>0.00583552</text:p>
          </table:table-cell>
          <table:table-cell office:value-type="float" office:value="0.0059328" calcext:value-type="float">
            <text:p>0.0059328</text:p>
          </table:table-cell>
          <table:table-cell office:value-type="float" office:value="0.014356736" calcext:value-type="float">
            <text:p>0.014356736</text:p>
          </table:table-cell>
          <table:table-cell office:value-type="float" office:value="0.003846656" calcext:value-type="float">
            <text:p>0.003846656</text:p>
          </table:table-cell>
          <table:table-cell office:value-type="float" office:value="0.1288768" calcext:value-type="float">
            <text:p>0.1288768</text:p>
          </table:table-cell>
          <table:table-cell office:value-type="float" office:value="0.643813888" calcext:value-type="float">
            <text:p>0.643813888</text:p>
          </table:table-cell>
          <table:table-cell office:value-type="float" office:value="0.510258176" calcext:value-type="float">
            <text:p>0.510258176</text:p>
          </table:table-cell>
          <table:table-cell office:value-type="float" office:value="0.8647552" calcext:value-type="float">
            <text:p>0.8647552</text:p>
          </table:table-cell>
          <table:table-cell office:value-type="float" office:value="1.140272896" calcext:value-type="float">
            <text:p>1.140272896</text:p>
          </table:table-cell>
          <table:table-cell office:value-type="float" office:value="1.091080192" calcext:value-type="float">
            <text:p>1.091080192</text:p>
          </table:table-cell>
          <table:table-cell office:value-type="float" office:value="1.343635456" calcext:value-type="float">
            <text:p>1.343635456</text:p>
          </table:table-cell>
          <table:table-cell office:value-type="float" office:value="1.661078016" calcext:value-type="float">
            <text:p>1.661078016</text:p>
          </table:table-cell>
          <table:table-cell office:value-type="float" office:value="8.411597312" calcext:value-type="float">
            <text:p>8.411597312</text:p>
          </table:table-cell>
          <table:table-cell office:value-type="float" office:value="12.294972928" calcext:value-type="float">
            <text:p>12.294972928</text:p>
          </table:table-cell>
        </table:table-row>
        <table:table-row table:style-name="ro1">
          <table:table-cell/>
          <table:table-cell office:value-type="float" office:value="0.012320768" calcext:value-type="float">
            <text:p>0.012320768</text:p>
          </table:table-cell>
          <table:table-cell office:value-type="float" office:value="0.005580288" calcext:value-type="float">
            <text:p>0.005580288</text:p>
          </table:table-cell>
          <table:table-cell office:value-type="float" office:value="0.014331136" calcext:value-type="float">
            <text:p>0.014331136</text:p>
          </table:table-cell>
          <table:table-cell office:value-type="float" office:value="0.003872768" calcext:value-type="float">
            <text:p>0.003872768</text:p>
          </table:table-cell>
          <table:table-cell office:value-type="float" office:value="0.12884096" calcext:value-type="float">
            <text:p>0.12884096</text:p>
          </table:table-cell>
          <table:table-cell office:value-type="float" office:value="0.64380544" calcext:value-type="float">
            <text:p>0.64380544</text:p>
          </table:table-cell>
          <table:table-cell office:value-type="float" office:value="0.510060032" calcext:value-type="float">
            <text:p>0.510060032</text:p>
          </table:table-cell>
          <table:table-cell office:value-type="float" office:value="0.864672256" calcext:value-type="float">
            <text:p>0.864672256</text:p>
          </table:table-cell>
          <table:table-cell office:value-type="float" office:value="1.14011136" calcext:value-type="float">
            <text:p>1.14011136</text:p>
          </table:table-cell>
          <table:table-cell office:value-type="float" office:value="1.072544512" calcext:value-type="float">
            <text:p>1.072544512</text:p>
          </table:table-cell>
          <table:table-cell office:value-type="float" office:value="1.343666432" calcext:value-type="float">
            <text:p>1.343666432</text:p>
          </table:table-cell>
          <table:table-cell office:value-type="float" office:value="1.661073408" calcext:value-type="float">
            <text:p>1.661073408</text:p>
          </table:table-cell>
          <table:table-cell office:value-type="float" office:value="8.41162496" calcext:value-type="float">
            <text:p>8.41162496</text:p>
          </table:table-cell>
          <table:table-cell office:value-type="float" office:value="12.295061504" calcext:value-type="float">
            <text:p>12.295061504</text:p>
          </table:table-cell>
        </table:table-row>
        <table:table-row table:style-name="ro1">
          <table:table-cell/>
          <table:table-cell office:value-type="float" office:value="0.006801664" calcext:value-type="float">
            <text:p>0.006801664</text:p>
          </table:table-cell>
          <table:table-cell office:value-type="float" office:value="0.007173632" calcext:value-type="float">
            <text:p>0.007173632</text:p>
          </table:table-cell>
          <table:table-cell office:value-type="float" office:value="0.014346752" calcext:value-type="float">
            <text:p>0.014346752</text:p>
          </table:table-cell>
          <table:table-cell office:value-type="float" office:value="0.003900672" calcext:value-type="float">
            <text:p>0.003900672</text:p>
          </table:table-cell>
          <table:table-cell office:value-type="float" office:value="0.128862208" calcext:value-type="float">
            <text:p>0.128862208</text:p>
          </table:table-cell>
          <table:table-cell office:value-type="float" office:value="0.6437952" calcext:value-type="float">
            <text:p>0.6437952</text:p>
          </table:table-cell>
          <table:table-cell office:value-type="float" office:value="0.510020864" calcext:value-type="float">
            <text:p>0.510020864</text:p>
          </table:table-cell>
          <table:table-cell office:value-type="float" office:value="0.864645632" calcext:value-type="float">
            <text:p>0.864645632</text:p>
          </table:table-cell>
          <table:table-cell office:value-type="float" office:value="1.140016384" calcext:value-type="float">
            <text:p>1.140016384</text:p>
          </table:table-cell>
          <table:table-cell office:value-type="float" office:value="1.002355968" calcext:value-type="float">
            <text:p>1.002355968</text:p>
          </table:table-cell>
          <table:table-cell office:value-type="float" office:value="1.34369664" calcext:value-type="float">
            <text:p>1.34369664</text:p>
          </table:table-cell>
          <table:table-cell office:value-type="float" office:value="1.661054464" calcext:value-type="float">
            <text:p>1.661054464</text:p>
          </table:table-cell>
          <table:table-cell office:value-type="float" office:value="8.411709184" calcext:value-type="float">
            <text:p>8.411709184</text:p>
          </table:table-cell>
          <table:table-cell office:value-type="float" office:value="12.295157248" calcext:value-type="float">
            <text:p>12.295157248</text:p>
          </table:table-cell>
        </table:table-row>
        <table:table-row table:style-name="ro1">
          <table:table-cell/>
          <table:table-cell office:value-type="float" office:value="0.005591296" calcext:value-type="float">
            <text:p>0.005591296</text:p>
          </table:table-cell>
          <table:table-cell office:value-type="float" office:value="0.005987328" calcext:value-type="float">
            <text:p>0.005987328</text:p>
          </table:table-cell>
          <table:table-cell office:value-type="float" office:value="0.014151168" calcext:value-type="float">
            <text:p>0.014151168</text:p>
          </table:table-cell>
          <table:table-cell office:value-type="float" office:value="0.01696896" calcext:value-type="float">
            <text:p>0.01696896</text:p>
          </table:table-cell>
          <table:table-cell office:value-type="float" office:value="0.12186624" calcext:value-type="float">
            <text:p>0.12186624</text:p>
          </table:table-cell>
          <table:table-cell office:value-type="float" office:value="0.6251392" calcext:value-type="float">
            <text:p>0.6251392</text:p>
          </table:table-cell>
          <table:table-cell office:value-type="float" office:value="0.481675776" calcext:value-type="float">
            <text:p>0.481675776</text:p>
          </table:table-cell>
          <table:table-cell office:value-type="float" office:value="0.84311168" calcext:value-type="float">
            <text:p>0.84311168</text:p>
          </table:table-cell>
          <table:table-cell office:value-type="float" office:value="1.132956672" calcext:value-type="float">
            <text:p>1.132956672</text:p>
          </table:table-cell>
          <table:table-cell office:value-type="float" office:value="1.002359808" calcext:value-type="float">
            <text:p>1.002359808</text:p>
          </table:table-cell>
          <table:table-cell office:value-type="float" office:value="1.356506112" calcext:value-type="float">
            <text:p>1.356506112</text:p>
          </table:table-cell>
          <table:table-cell office:value-type="float" office:value="1.661047808" calcext:value-type="float">
            <text:p>1.661047808</text:p>
          </table:table-cell>
          <table:table-cell office:value-type="float" office:value="8.417915392" calcext:value-type="float">
            <text:p>8.417915392</text:p>
          </table:table-cell>
          <table:table-cell office:value-type="float" office:value="11.41042688" calcext:value-type="float">
            <text:p>11.41042688</text:p>
          </table:table-cell>
        </table:table-row>
        <table:table-row table:style-name="ro1">
          <table:table-cell/>
          <table:table-cell office:value-type="float" office:value="0.009135872" calcext:value-type="float">
            <text:p>0.009135872</text:p>
          </table:table-cell>
          <table:table-cell office:value-type="float" office:value="0.006157056" calcext:value-type="float">
            <text:p>0.006157056</text:p>
          </table:table-cell>
          <table:table-cell office:value-type="float" office:value="0.014165504" calcext:value-type="float">
            <text:p>0.014165504</text:p>
          </table:table-cell>
          <table:table-cell office:value-type="float" office:value="0.016994304" calcext:value-type="float">
            <text:p>0.016994304</text:p>
          </table:table-cell>
          <table:table-cell office:value-type="float" office:value="0.121893888" calcext:value-type="float">
            <text:p>0.121893888</text:p>
          </table:table-cell>
          <table:table-cell office:value-type="float" office:value="0.698172672" calcext:value-type="float">
            <text:p>0.698172672</text:p>
          </table:table-cell>
          <table:table-cell office:value-type="float" office:value="0.481702912" calcext:value-type="float">
            <text:p>0.481702912</text:p>
          </table:table-cell>
          <table:table-cell office:value-type="float" office:value="0.843098368" calcext:value-type="float">
            <text:p>0.843098368</text:p>
          </table:table-cell>
          <table:table-cell office:value-type="float" office:value="1.13287168" calcext:value-type="float">
            <text:p>1.13287168</text:p>
          </table:table-cell>
          <table:table-cell office:value-type="float" office:value="1.061336576" calcext:value-type="float">
            <text:p>1.061336576</text:p>
          </table:table-cell>
          <table:table-cell office:value-type="float" office:value="1.356538624" calcext:value-type="float">
            <text:p>1.356538624</text:p>
          </table:table-cell>
          <table:table-cell office:value-type="float" office:value="1.661045248" calcext:value-type="float">
            <text:p>1.661045248</text:p>
          </table:table-cell>
          <table:table-cell office:value-type="float" office:value="8.41797632" calcext:value-type="float">
            <text:p>8.41797632</text:p>
          </table:table-cell>
          <table:table-cell office:value-type="float" office:value="12.647971328" calcext:value-type="float">
            <text:p>12.647971328</text:p>
          </table:table-cell>
        </table:table-row>
        <table:table-row table:style-name="ro1">
          <table:table-cell/>
          <table:table-cell office:value-type="float" office:value="0.005933056" calcext:value-type="float">
            <text:p>0.005933056</text:p>
          </table:table-cell>
          <table:table-cell office:value-type="float" office:value="0.006637056" calcext:value-type="float">
            <text:p>0.006637056</text:p>
          </table:table-cell>
          <table:table-cell office:value-type="float" office:value="0.014318592" calcext:value-type="float">
            <text:p>0.014318592</text:p>
          </table:table-cell>
          <table:table-cell office:value-type="float" office:value="0.016986624" calcext:value-type="float">
            <text:p>0.016986624</text:p>
          </table:table-cell>
          <table:table-cell office:value-type="float" office:value="0.121924864" calcext:value-type="float">
            <text:p>0.121924864</text:p>
          </table:table-cell>
          <table:table-cell office:value-type="float" office:value="0.698233088" calcext:value-type="float">
            <text:p>0.698233088</text:p>
          </table:table-cell>
          <table:table-cell office:value-type="float" office:value="0.481720064" calcext:value-type="float">
            <text:p>0.481720064</text:p>
          </table:table-cell>
          <table:table-cell office:value-type="float" office:value="0.876951552" calcext:value-type="float">
            <text:p>0.876951552</text:p>
          </table:table-cell>
          <table:table-cell office:value-type="float" office:value="1.132795136" calcext:value-type="float">
            <text:p>1.132795136</text:p>
          </table:table-cell>
          <table:table-cell office:value-type="float" office:value="1.0250496" calcext:value-type="float">
            <text:p>1.0250496</text:p>
          </table:table-cell>
          <table:table-cell office:value-type="float" office:value="1.356571392" calcext:value-type="float">
            <text:p>1.356571392</text:p>
          </table:table-cell>
          <table:table-cell office:value-type="float" office:value="1.661042944" calcext:value-type="float">
            <text:p>1.661042944</text:p>
          </table:table-cell>
          <table:table-cell office:value-type="float" office:value="8.41801344" calcext:value-type="float">
            <text:p>8.41801344</text:p>
          </table:table-cell>
          <table:table-cell office:value-type="float" office:value="12.648015104" calcext:value-type="float">
            <text:p>12.648015104</text:p>
          </table:table-cell>
        </table:table-row>
        <table:table-row table:style-name="ro1">
          <table:table-cell/>
          <table:table-cell office:value-type="float" office:value="0.007708672" calcext:value-type="float">
            <text:p>0.007708672</text:p>
          </table:table-cell>
          <table:table-cell office:value-type="float" office:value="0.007078656" calcext:value-type="float">
            <text:p>0.007078656</text:p>
          </table:table-cell>
          <table:table-cell office:value-type="float" office:value="0.014289664" calcext:value-type="float">
            <text:p>0.014289664</text:p>
          </table:table-cell>
          <table:table-cell office:value-type="float" office:value="0.017005568" calcext:value-type="float">
            <text:p>0.017005568</text:p>
          </table:table-cell>
          <table:table-cell office:value-type="float" office:value="0.121965056" calcext:value-type="float">
            <text:p>0.121965056</text:p>
          </table:table-cell>
          <table:table-cell office:value-type="float" office:value="0.686233088" calcext:value-type="float">
            <text:p>0.686233088</text:p>
          </table:table-cell>
          <table:table-cell office:value-type="float" office:value="0.481746176" calcext:value-type="float">
            <text:p>0.481746176</text:p>
          </table:table-cell>
          <table:table-cell office:value-type="float" office:value="0.876961024" calcext:value-type="float">
            <text:p>0.876961024</text:p>
          </table:table-cell>
          <table:table-cell office:value-type="float" office:value="1.132724224" calcext:value-type="float">
            <text:p>1.132724224</text:p>
          </table:table-cell>
          <table:table-cell office:value-type="float" office:value="1.0248576" calcext:value-type="float">
            <text:p>1.0248576</text:p>
          </table:table-cell>
          <table:table-cell office:value-type="float" office:value="1.35660544" calcext:value-type="float">
            <text:p>1.35660544</text:p>
          </table:table-cell>
          <table:table-cell office:value-type="float" office:value="1.66104064" calcext:value-type="float">
            <text:p>1.66104064</text:p>
          </table:table-cell>
          <table:table-cell office:value-type="float" office:value="8.418043392" calcext:value-type="float">
            <text:p>8.418043392</text:p>
          </table:table-cell>
          <table:table-cell office:value-type="float" office:value="8.690401024" calcext:value-type="float">
            <text:p>8.690401024</text:p>
          </table:table-cell>
        </table:table-row>
        <table:table-row table:style-name="ro1">
          <table:table-cell/>
          <table:table-cell office:value-type="float" office:value="0.007429888" calcext:value-type="float">
            <text:p>0.007429888</text:p>
          </table:table-cell>
          <table:table-cell office:value-type="float" office:value="0.006414336" calcext:value-type="float">
            <text:p>0.006414336</text:p>
          </table:table-cell>
          <table:table-cell office:value-type="float" office:value="0.014291712" calcext:value-type="float">
            <text:p>0.014291712</text:p>
          </table:table-cell>
          <table:table-cell office:value-type="float" office:value="0.017283072" calcext:value-type="float">
            <text:p>0.017283072</text:p>
          </table:table-cell>
          <table:table-cell office:value-type="float" office:value="0.121989632" calcext:value-type="float">
            <text:p>0.121989632</text:p>
          </table:table-cell>
          <table:table-cell office:value-type="float" office:value="0.712788736" calcext:value-type="float">
            <text:p>0.712788736</text:p>
          </table:table-cell>
          <table:table-cell office:value-type="float" office:value="0.481773568" calcext:value-type="float">
            <text:p>0.481773568</text:p>
          </table:table-cell>
          <table:table-cell office:value-type="float" office:value="0.876956928" calcext:value-type="float">
            <text:p>0.876956928</text:p>
          </table:table-cell>
          <table:table-cell office:value-type="float" office:value="1.13265408" calcext:value-type="float">
            <text:p>1.13265408</text:p>
          </table:table-cell>
          <table:table-cell office:value-type="float" office:value="1.0032128" calcext:value-type="float">
            <text:p>1.0032128</text:p>
          </table:table-cell>
          <table:table-cell office:value-type="float" office:value="1.356641024" calcext:value-type="float">
            <text:p>1.356641024</text:p>
          </table:table-cell>
          <table:table-cell office:value-type="float" office:value="1.661037312" calcext:value-type="float">
            <text:p>1.661037312</text:p>
          </table:table-cell>
          <table:table-cell office:value-type="float" office:value="8.41807232" calcext:value-type="float">
            <text:p>8.41807232</text:p>
          </table:table-cell>
          <table:table-cell office:value-type="float" office:value="8.690439168" calcext:value-type="float">
            <text:p>8.690439168</text:p>
          </table:table-cell>
        </table:table-row>
        <table:table-row table:style-name="ro1">
          <table:table-cell/>
          <table:table-cell office:value-type="float" office:value="0.005548032" calcext:value-type="float">
            <text:p>0.005548032</text:p>
          </table:table-cell>
          <table:table-cell office:value-type="float" office:value="0.006309376" calcext:value-type="float">
            <text:p>0.006309376</text:p>
          </table:table-cell>
          <table:table-cell office:value-type="float" office:value="0.012948736" calcext:value-type="float">
            <text:p>0.012948736</text:p>
          </table:table-cell>
          <table:table-cell office:value-type="float" office:value="0.016962304" calcext:value-type="float">
            <text:p>0.016962304</text:p>
          </table:table-cell>
          <table:table-cell office:value-type="float" office:value="0.122020096" calcext:value-type="float">
            <text:p>0.122020096</text:p>
          </table:table-cell>
          <table:table-cell office:value-type="float" office:value="0.698689792" calcext:value-type="float">
            <text:p>0.698689792</text:p>
          </table:table-cell>
          <table:table-cell office:value-type="float" office:value="0.481800704" calcext:value-type="float">
            <text:p>0.481800704</text:p>
          </table:table-cell>
          <table:table-cell office:value-type="float" office:value="0.87695232" calcext:value-type="float">
            <text:p>0.87695232</text:p>
          </table:table-cell>
          <table:table-cell office:value-type="float" office:value="1.139529216" calcext:value-type="float">
            <text:p>1.139529216</text:p>
          </table:table-cell>
          <table:table-cell office:value-type="float" office:value="1.003151872" calcext:value-type="float">
            <text:p>1.003151872</text:p>
          </table:table-cell>
          <table:table-cell office:value-type="float" office:value="1.356675328" calcext:value-type="float">
            <text:p>1.356675328</text:p>
          </table:table-cell>
          <table:table-cell office:value-type="float" office:value="1.661034496" calcext:value-type="float">
            <text:p>1.661034496</text:p>
          </table:table-cell>
          <table:table-cell office:value-type="float" office:value="8.418102528" calcext:value-type="float">
            <text:p>8.418102528</text:p>
          </table:table-cell>
          <table:table-cell office:value-type="float" office:value="8.690493696" calcext:value-type="float">
            <text:p>8.690493696</text:p>
          </table:table-cell>
        </table:table-row>
        <table:table-row table:style-name="ro1">
          <table:table-cell/>
          <table:table-cell office:value-type="float" office:value="0.006295552" calcext:value-type="float">
            <text:p>0.006295552</text:p>
          </table:table-cell>
          <table:table-cell office:value-type="float" office:value="0.005844992" calcext:value-type="float">
            <text:p>0.005844992</text:p>
          </table:table-cell>
          <table:table-cell office:value-type="float" office:value="0.01296256" calcext:value-type="float">
            <text:p>0.01296256</text:p>
          </table:table-cell>
          <table:table-cell office:value-type="float" office:value="0.016987648" calcext:value-type="float">
            <text:p>0.016987648</text:p>
          </table:table-cell>
          <table:table-cell office:value-type="float" office:value="0.122053632" calcext:value-type="float">
            <text:p>0.122053632</text:p>
          </table:table-cell>
          <table:table-cell office:value-type="float" office:value="0.698692864" calcext:value-type="float">
            <text:p>0.698692864</text:p>
          </table:table-cell>
          <table:table-cell office:value-type="float" office:value="0.481828608" calcext:value-type="float">
            <text:p>0.481828608</text:p>
          </table:table-cell>
          <table:table-cell office:value-type="float" office:value="0.876948736" calcext:value-type="float">
            <text:p>0.876948736</text:p>
          </table:table-cell>
          <table:table-cell office:value-type="float" office:value="1.148553984" calcext:value-type="float">
            <text:p>1.148553984</text:p>
          </table:table-cell>
          <table:table-cell office:value-type="float" office:value="1.003144704" calcext:value-type="float">
            <text:p>1.003144704</text:p>
          </table:table-cell>
          <table:table-cell office:value-type="float" office:value="1.356711424" calcext:value-type="float">
            <text:p>1.356711424</text:p>
          </table:table-cell>
          <table:table-cell office:value-type="float" office:value="1.661032448" calcext:value-type="float">
            <text:p>1.661032448</text:p>
          </table:table-cell>
          <table:table-cell office:value-type="float" office:value="8.4181312" calcext:value-type="float">
            <text:p>8.4181312</text:p>
          </table:table-cell>
          <table:table-cell office:value-type="float" office:value="12.300829696" calcext:value-type="float">
            <text:p>12.300829696</text:p>
          </table:table-cell>
        </table:table-row>
        <table:table-row table:style-name="ro1">
          <table:table-cell/>
          <table:table-cell office:value-type="float" office:value="0.00586624" calcext:value-type="float">
            <text:p>0.00586624</text:p>
          </table:table-cell>
          <table:table-cell office:value-type="float" office:value="0.00737152" calcext:value-type="float">
            <text:p>0.00737152</text:p>
          </table:table-cell>
          <table:table-cell office:value-type="float" office:value="0.013977856" calcext:value-type="float">
            <text:p>0.013977856</text:p>
          </table:table-cell>
          <table:table-cell office:value-type="float" office:value="0.0170176" calcext:value-type="float">
            <text:p>0.0170176</text:p>
          </table:table-cell>
          <table:table-cell office:value-type="float" office:value="0.122386432" calcext:value-type="float">
            <text:p>0.122386432</text:p>
          </table:table-cell>
          <table:table-cell office:value-type="float" office:value="0.698701568" calcext:value-type="float">
            <text:p>0.698701568</text:p>
          </table:table-cell>
          <table:table-cell office:value-type="float" office:value="0.481856256" calcext:value-type="float">
            <text:p>0.481856256</text:p>
          </table:table-cell>
          <table:table-cell office:value-type="float" office:value="0.87694464" calcext:value-type="float">
            <text:p>0.87694464</text:p>
          </table:table-cell>
          <table:table-cell office:value-type="float" office:value="1.148594432" calcext:value-type="float">
            <text:p>1.148594432</text:p>
          </table:table-cell>
          <table:table-cell office:value-type="float" office:value="1.003142144" calcext:value-type="float">
            <text:p>1.003142144</text:p>
          </table:table-cell>
          <table:table-cell office:value-type="float" office:value="1.356800512" calcext:value-type="float">
            <text:p>1.356800512</text:p>
          </table:table-cell>
          <table:table-cell office:value-type="float" office:value="1.661030144" calcext:value-type="float">
            <text:p>1.661030144</text:p>
          </table:table-cell>
          <table:table-cell office:value-type="float" office:value="8.418160896" calcext:value-type="float">
            <text:p>8.418160896</text:p>
          </table:table-cell>
          <table:table-cell office:value-type="float" office:value="13.20571264" calcext:value-type="float">
            <text:p>13.20571264</text:p>
          </table:table-cell>
        </table:table-row>
        <table:table-row table:style-name="ro1">
          <table:table-cell/>
          <table:table-cell office:value-type="float" office:value="0.00717184" calcext:value-type="float">
            <text:p>0.00717184</text:p>
          </table:table-cell>
          <table:table-cell office:value-type="float" office:value="0.005885696" calcext:value-type="float">
            <text:p>0.005885696</text:p>
          </table:table-cell>
          <table:table-cell office:value-type="float" office:value="0.013475072" calcext:value-type="float">
            <text:p>0.013475072</text:p>
          </table:table-cell>
          <table:table-cell office:value-type="float" office:value="0.01705088" calcext:value-type="float">
            <text:p>0.01705088</text:p>
          </table:table-cell>
          <table:table-cell office:value-type="float" office:value="0.122335232" calcext:value-type="float">
            <text:p>0.122335232</text:p>
          </table:table-cell>
          <table:table-cell office:value-type="float" office:value="0.698713856" calcext:value-type="float">
            <text:p>0.698713856</text:p>
          </table:table-cell>
          <table:table-cell office:value-type="float" office:value="0.48188288" calcext:value-type="float">
            <text:p>0.48188288</text:p>
          </table:table-cell>
          <table:table-cell office:value-type="float" office:value="0.876940032" calcext:value-type="float">
            <text:p>0.876940032</text:p>
          </table:table-cell>
          <table:table-cell office:value-type="float" office:value="1.148636416" calcext:value-type="float">
            <text:p>1.148636416</text:p>
          </table:table-cell>
          <table:table-cell office:value-type="float" office:value="1.00314112" calcext:value-type="float">
            <text:p>1.00314112</text:p>
          </table:table-cell>
          <table:table-cell office:value-type="float" office:value="1.99579648" calcext:value-type="float">
            <text:p>1.99579648</text:p>
          </table:table-cell>
          <table:table-cell office:value-type="float" office:value="1.661027328" calcext:value-type="float">
            <text:p>1.661027328</text:p>
          </table:table-cell>
          <table:table-cell office:value-type="float" office:value="8.418190848" calcext:value-type="float">
            <text:p>8.418190848</text:p>
          </table:table-cell>
          <table:table-cell office:value-type="float" office:value="13.109851648" calcext:value-type="float">
            <text:p>13.109851648</text:p>
          </table:table-cell>
        </table:table-row>
        <table:table-row table:style-name="ro1">
          <table:table-cell/>
          <table:table-cell office:value-type="float" office:value="0.00591744" calcext:value-type="float">
            <text:p>0.00591744</text:p>
          </table:table-cell>
          <table:table-cell office:value-type="float" office:value="0.005958656" calcext:value-type="float">
            <text:p>0.005958656</text:p>
          </table:table-cell>
          <table:table-cell office:value-type="float" office:value="0.0131072" calcext:value-type="float">
            <text:p>0.0131072</text:p>
          </table:table-cell>
          <table:table-cell office:value-type="float" office:value="0.017170176" calcext:value-type="float">
            <text:p>0.017170176</text:p>
          </table:table-cell>
          <table:table-cell office:value-type="float" office:value="0.122253824" calcext:value-type="float">
            <text:p>0.122253824</text:p>
          </table:table-cell>
          <table:table-cell office:value-type="float" office:value="0.69873536" calcext:value-type="float">
            <text:p>0.69873536</text:p>
          </table:table-cell>
          <table:table-cell office:value-type="float" office:value="0.481910528" calcext:value-type="float">
            <text:p>0.481910528</text:p>
          </table:table-cell>
          <table:table-cell office:value-type="float" office:value="0.866010112" calcext:value-type="float">
            <text:p>0.866010112</text:p>
          </table:table-cell>
          <table:table-cell office:value-type="float" office:value="1.148679424" calcext:value-type="float">
            <text:p>1.148679424</text:p>
          </table:table-cell>
          <table:table-cell office:value-type="float" office:value="1.003140864" calcext:value-type="float">
            <text:p>1.003140864</text:p>
          </table:table-cell>
          <table:table-cell office:value-type="float" office:value="1.99588224" calcext:value-type="float">
            <text:p>1.99588224</text:p>
          </table:table-cell>
          <table:table-cell office:value-type="float" office:value="1.661024768" calcext:value-type="float">
            <text:p>1.661024768</text:p>
          </table:table-cell>
          <table:table-cell office:value-type="float" office:value="8.4182208" calcext:value-type="float">
            <text:p>8.4182208</text:p>
          </table:table-cell>
          <table:table-cell office:value-type="float" office:value="12.90676608" calcext:value-type="float">
            <text:p>12.90676608</text:p>
          </table:table-cell>
        </table:table-row>
        <table:table-row table:style-name="ro1">
          <table:table-cell/>
          <table:table-cell office:value-type="float" office:value="0.007017984" calcext:value-type="float">
            <text:p>0.007017984</text:p>
          </table:table-cell>
          <table:table-cell office:value-type="float" office:value="0.006631424" calcext:value-type="float">
            <text:p>0.006631424</text:p>
          </table:table-cell>
          <table:table-cell office:value-type="float" office:value="0.004823808" calcext:value-type="float">
            <text:p>0.004823808</text:p>
          </table:table-cell>
          <table:table-cell office:value-type="float" office:value="0.016988416" calcext:value-type="float">
            <text:p>0.016988416</text:p>
          </table:table-cell>
          <table:table-cell office:value-type="float" office:value="0.12184448" calcext:value-type="float">
            <text:p>0.12184448</text:p>
          </table:table-cell>
          <table:table-cell office:value-type="float" office:value="0.712680192" calcext:value-type="float">
            <text:p>0.712680192</text:p>
          </table:table-cell>
          <table:table-cell office:value-type="float" office:value="0.481938432" calcext:value-type="float">
            <text:p>0.481938432</text:p>
          </table:table-cell>
          <table:table-cell office:value-type="float" office:value="0.866010624" calcext:value-type="float">
            <text:p>0.866010624</text:p>
          </table:table-cell>
          <table:table-cell office:value-type="float" office:value="1.148722688" calcext:value-type="float">
            <text:p>1.148722688</text:p>
          </table:table-cell>
          <table:table-cell office:value-type="float" office:value="1.003141632" calcext:value-type="float">
            <text:p>1.003141632</text:p>
          </table:table-cell>
          <table:table-cell office:value-type="float" office:value="1.995926016" calcext:value-type="float">
            <text:p>1.995926016</text:p>
          </table:table-cell>
          <table:table-cell office:value-type="float" office:value="1.661021952" calcext:value-type="float">
            <text:p>1.661021952</text:p>
          </table:table-cell>
          <table:table-cell office:value-type="float" office:value="8.418251264" calcext:value-type="float">
            <text:p>8.418251264</text:p>
          </table:table-cell>
          <table:table-cell office:value-type="float" office:value="12.906783488" calcext:value-type="float">
            <text:p>12.906783488</text:p>
          </table:table-cell>
        </table:table-row>
        <table:table-row table:style-name="ro1">
          <table:table-cell/>
          <table:table-cell office:value-type="float" office:value="0.006391552" calcext:value-type="float">
            <text:p>0.006391552</text:p>
          </table:table-cell>
          <table:table-cell office:value-type="float" office:value="0.008656896" calcext:value-type="float">
            <text:p>0.008656896</text:p>
          </table:table-cell>
          <table:table-cell office:value-type="float" office:value="0.004850176" calcext:value-type="float">
            <text:p>0.004850176</text:p>
          </table:table-cell>
          <table:table-cell office:value-type="float" office:value="0.017011712" calcext:value-type="float">
            <text:p>0.017011712</text:p>
          </table:table-cell>
          <table:table-cell office:value-type="float" office:value="0.121873408" calcext:value-type="float">
            <text:p>0.121873408</text:p>
          </table:table-cell>
          <table:table-cell office:value-type="float" office:value="0.712740352" calcext:value-type="float">
            <text:p>0.712740352</text:p>
          </table:table-cell>
          <table:table-cell office:value-type="float" office:value="0.481966848" calcext:value-type="float">
            <text:p>0.481966848</text:p>
          </table:table-cell>
          <table:table-cell office:value-type="float" office:value="0.876934144" calcext:value-type="float">
            <text:p>0.876934144</text:p>
          </table:table-cell>
          <table:table-cell office:value-type="float" office:value="1.148767488" calcext:value-type="float">
            <text:p>1.148767488</text:p>
          </table:table-cell>
          <table:table-cell office:value-type="float" office:value="1.003140096" calcext:value-type="float">
            <text:p>1.003140096</text:p>
          </table:table-cell>
          <table:table-cell office:value-type="float" office:value="1.99596672" calcext:value-type="float">
            <text:p>1.99596672</text:p>
          </table:table-cell>
          <table:table-cell office:value-type="float" office:value="1.66101888" calcext:value-type="float">
            <text:p>1.66101888</text:p>
          </table:table-cell>
          <table:table-cell office:value-type="float" office:value="8.418280448" calcext:value-type="float">
            <text:p>8.418280448</text:p>
          </table:table-cell>
          <table:table-cell office:value-type="float" office:value="12.906809344" calcext:value-type="float">
            <text:p>12.906809344</text:p>
          </table:table-cell>
        </table:table-row>
        <table:table-row table:style-name="ro1">
          <table:table-cell/>
          <table:table-cell office:value-type="float" office:value="0.008459264" calcext:value-type="float">
            <text:p>0.008459264</text:p>
          </table:table-cell>
          <table:table-cell office:value-type="float" office:value="0.006957568" calcext:value-type="float">
            <text:p>0.006957568</text:p>
          </table:table-cell>
          <table:table-cell office:value-type="float" office:value="0.00498176" calcext:value-type="float">
            <text:p>0.00498176</text:p>
          </table:table-cell>
          <table:table-cell office:value-type="float" office:value="0.017044224" calcext:value-type="float">
            <text:p>0.017044224</text:p>
          </table:table-cell>
          <table:table-cell office:value-type="float" office:value="0.121902592" calcext:value-type="float">
            <text:p>0.121902592</text:p>
          </table:table-cell>
          <table:table-cell office:value-type="float" office:value="0.712756992" calcext:value-type="float">
            <text:p>0.712756992</text:p>
          </table:table-cell>
          <table:table-cell office:value-type="float" office:value="0.482789888" calcext:value-type="float">
            <text:p>0.482789888</text:p>
          </table:table-cell>
          <table:table-cell office:value-type="float" office:value="0.877688832" calcext:value-type="float">
            <text:p>0.877688832</text:p>
          </table:table-cell>
          <table:table-cell office:value-type="float" office:value="1.148812544" calcext:value-type="float">
            <text:p>1.148812544</text:p>
          </table:table-cell>
          <table:table-cell office:value-type="float" office:value="1.003237888" calcext:value-type="float">
            <text:p>1.003237888</text:p>
          </table:table-cell>
          <table:table-cell office:value-type="float" office:value="2.033617664" calcext:value-type="float">
            <text:p>2.033617664</text:p>
          </table:table-cell>
          <table:table-cell office:value-type="float" office:value="1.661018112" calcext:value-type="float">
            <text:p>1.661018112</text:p>
          </table:table-cell>
          <table:table-cell office:value-type="float" office:value="8.461139456" calcext:value-type="float">
            <text:p>8.461139456</text:p>
          </table:table-cell>
          <table:table-cell office:value-type="float" office:value="13.478826496" calcext:value-type="float">
            <text:p>13.478826496</text:p>
          </table:table-cell>
        </table:table-row>
        <table:table-row table:style-name="ro1">
          <table:table-cell/>
          <table:table-cell office:value-type="float" office:value="0.007052544" calcext:value-type="float">
            <text:p>0.007052544</text:p>
          </table:table-cell>
          <table:table-cell office:value-type="float" office:value="0.009901824" calcext:value-type="float">
            <text:p>0.009901824</text:p>
          </table:table-cell>
          <table:table-cell office:value-type="float" office:value="0.0049472" calcext:value-type="float">
            <text:p>0.0049472</text:p>
          </table:table-cell>
          <table:table-cell office:value-type="float" office:value="0.017072128" calcext:value-type="float">
            <text:p>0.017072128</text:p>
          </table:table-cell>
          <table:table-cell office:value-type="float" office:value="0.12193536" calcext:value-type="float">
            <text:p>0.12193536</text:p>
          </table:table-cell>
          <table:table-cell office:value-type="float" office:value="0.702495488" calcext:value-type="float">
            <text:p>0.702495488</text:p>
          </table:table-cell>
          <table:table-cell office:value-type="float" office:value="0.482445312" calcext:value-type="float">
            <text:p>0.482445312</text:p>
          </table:table-cell>
          <table:table-cell office:value-type="float" office:value="0.877592832" calcext:value-type="float">
            <text:p>0.877592832</text:p>
          </table:table-cell>
          <table:table-cell office:value-type="float" office:value="1.134821888" calcext:value-type="float">
            <text:p>1.134821888</text:p>
          </table:table-cell>
          <table:table-cell office:value-type="float" office:value="1.003238144" calcext:value-type="float">
            <text:p>1.003238144</text:p>
          </table:table-cell>
          <table:table-cell office:value-type="float" office:value="1.994953728" calcext:value-type="float">
            <text:p>1.994953728</text:p>
          </table:table-cell>
          <table:table-cell office:value-type="float" office:value="1.661015808" calcext:value-type="float">
            <text:p>1.661015808</text:p>
          </table:table-cell>
          <table:table-cell office:value-type="float" office:value="8.461184" calcext:value-type="float">
            <text:p>8.461184</text:p>
          </table:table-cell>
          <table:table-cell office:value-type="float" office:value="12.971924992" calcext:value-type="float">
            <text:p>12.971924992</text:p>
          </table:table-cell>
        </table:table-row>
        <table:table-row table:style-name="ro1">
          <table:table-cell/>
          <table:table-cell office:value-type="float" office:value="0.005755136" calcext:value-type="float">
            <text:p>0.005755136</text:p>
          </table:table-cell>
          <table:table-cell office:value-type="float" office:value="0.006046464" calcext:value-type="float">
            <text:p>0.006046464</text:p>
          </table:table-cell>
          <table:table-cell office:value-type="float" office:value="0.004962304" calcext:value-type="float">
            <text:p>0.004962304</text:p>
          </table:table-cell>
          <table:table-cell office:value-type="float" office:value="0.017199616" calcext:value-type="float">
            <text:p>0.017199616</text:p>
          </table:table-cell>
          <table:table-cell office:value-type="float" office:value="0.121966848" calcext:value-type="float">
            <text:p>0.121966848</text:p>
          </table:table-cell>
          <table:table-cell office:value-type="float" office:value="0.697983232" calcext:value-type="float">
            <text:p>0.697983232</text:p>
          </table:table-cell>
          <table:table-cell office:value-type="float" office:value="0.482290944" calcext:value-type="float">
            <text:p>0.482290944</text:p>
          </table:table-cell>
          <table:table-cell office:value-type="float" office:value="0.877567744" calcext:value-type="float">
            <text:p>0.877567744</text:p>
          </table:table-cell>
          <table:table-cell office:value-type="float" office:value="1.134616832" calcext:value-type="float">
            <text:p>1.134616832</text:p>
          </table:table-cell>
          <table:table-cell office:value-type="float" office:value="1.003235072" calcext:value-type="float">
            <text:p>1.003235072</text:p>
          </table:table-cell>
          <table:table-cell office:value-type="float" office:value="1.99501952" calcext:value-type="float">
            <text:p>1.99501952</text:p>
          </table:table-cell>
          <table:table-cell office:value-type="float" office:value="1.66101376" calcext:value-type="float">
            <text:p>1.66101376</text:p>
          </table:table-cell>
          <table:table-cell office:value-type="float" office:value="8.461214976" calcext:value-type="float">
            <text:p>8.461214976</text:p>
          </table:table-cell>
          <table:table-cell office:value-type="float" office:value="12.719456512" calcext:value-type="float">
            <text:p>12.719456512</text:p>
          </table:table-cell>
        </table:table-row>
        <table:table-row table:style-name="ro1">
          <table:table-cell/>
          <table:table-cell office:value-type="float" office:value="0.005570304" calcext:value-type="float">
            <text:p>0.005570304</text:p>
          </table:table-cell>
          <table:table-cell office:value-type="float" office:value="0.007189248" calcext:value-type="float">
            <text:p>0.007189248</text:p>
          </table:table-cell>
          <table:table-cell office:value-type="float" office:value="0.004612864" calcext:value-type="float">
            <text:p>0.004612864</text:p>
          </table:table-cell>
          <table:table-cell office:value-type="float" office:value="0.016653824" calcext:value-type="float">
            <text:p>0.016653824</text:p>
          </table:table-cell>
          <table:table-cell office:value-type="float" office:value="0.121997824" calcext:value-type="float">
            <text:p>0.121997824</text:p>
          </table:table-cell>
          <table:table-cell office:value-type="float" office:value="0.71335424" calcext:value-type="float">
            <text:p>0.71335424</text:p>
          </table:table-cell>
          <table:table-cell office:value-type="float" office:value="0.471318528" calcext:value-type="float">
            <text:p>0.471318528</text:p>
          </table:table-cell>
          <table:table-cell office:value-type="float" office:value="0.86660096" calcext:value-type="float">
            <text:p>0.86660096</text:p>
          </table:table-cell>
          <table:table-cell office:value-type="float" office:value="1.134341888" calcext:value-type="float">
            <text:p>1.134341888</text:p>
          </table:table-cell>
          <table:table-cell office:value-type="float" office:value="1.087025152" calcext:value-type="float">
            <text:p>1.087025152</text:p>
          </table:table-cell>
          <table:table-cell office:value-type="float" office:value="1.995089664" calcext:value-type="float">
            <text:p>1.995089664</text:p>
          </table:table-cell>
          <table:table-cell office:value-type="float" office:value="1.661011456" calcext:value-type="float">
            <text:p>1.661011456</text:p>
          </table:table-cell>
          <table:table-cell office:value-type="float" office:value="8.461246208" calcext:value-type="float">
            <text:p>8.461246208</text:p>
          </table:table-cell>
          <table:table-cell office:value-type="float" office:value="12.645800192" calcext:value-type="float">
            <text:p>12.645800192</text:p>
          </table:table-cell>
        </table:table-row>
        <table:table-row table:style-name="ro1">
          <table:table-cell/>
          <table:table-cell office:value-type="float" office:value="0.005696512" calcext:value-type="float">
            <text:p>0.005696512</text:p>
          </table:table-cell>
          <table:table-cell office:value-type="float" office:value="0.011559424" calcext:value-type="float">
            <text:p>0.011559424</text:p>
          </table:table-cell>
          <table:table-cell office:value-type="float" office:value="0.004634624" calcext:value-type="float">
            <text:p>0.004634624</text:p>
          </table:table-cell>
          <table:table-cell office:value-type="float" office:value="0.01667456" calcext:value-type="float">
            <text:p>0.01667456</text:p>
          </table:table-cell>
          <table:table-cell office:value-type="float" office:value="0.122029312" calcext:value-type="float">
            <text:p>0.122029312</text:p>
          </table:table-cell>
          <table:table-cell office:value-type="float" office:value="0.71333632" calcext:value-type="float">
            <text:p>0.71333632</text:p>
          </table:table-cell>
          <table:table-cell office:value-type="float" office:value="0.471341312" calcext:value-type="float">
            <text:p>0.471341312</text:p>
          </table:table-cell>
          <table:table-cell office:value-type="float" office:value="0.866593024" calcext:value-type="float">
            <text:p>0.866593024</text:p>
          </table:table-cell>
          <table:table-cell office:value-type="float" office:value="1.134241536" calcext:value-type="float">
            <text:p>1.134241536</text:p>
          </table:table-cell>
          <table:table-cell office:value-type="float" office:value="1.087031808" calcext:value-type="float">
            <text:p>1.087031808</text:p>
          </table:table-cell>
          <table:table-cell office:value-type="float" office:value="1.99513088" calcext:value-type="float">
            <text:p>1.99513088</text:p>
          </table:table-cell>
          <table:table-cell office:value-type="float" office:value="1.601402368" calcext:value-type="float">
            <text:p>1.601402368</text:p>
          </table:table-cell>
          <table:table-cell office:value-type="float" office:value="8.461275648" calcext:value-type="float">
            <text:p>8.461275648</text:p>
          </table:table-cell>
          <table:table-cell office:value-type="float" office:value="12.609382656" calcext:value-type="float">
            <text:p>12.609382656</text:p>
          </table:table-cell>
        </table:table-row>
        <table:table-row table:style-name="ro1">
          <table:table-cell/>
          <table:table-cell office:value-type="float" office:value="0.005419264" calcext:value-type="float">
            <text:p>0.005419264</text:p>
          </table:table-cell>
          <table:table-cell office:value-type="float" office:value="0.00127488" calcext:value-type="float">
            <text:p>0.00127488</text:p>
          </table:table-cell>
          <table:table-cell office:value-type="float" office:value="0.004823808" calcext:value-type="float">
            <text:p>0.004823808</text:p>
          </table:table-cell>
          <table:table-cell office:value-type="float" office:value="0.016703744" calcext:value-type="float">
            <text:p>0.016703744</text:p>
          </table:table-cell>
          <table:table-cell office:value-type="float" office:value="0.122213632" calcext:value-type="float">
            <text:p>0.122213632</text:p>
          </table:table-cell>
          <table:table-cell office:value-type="float" office:value="0.713325312" calcext:value-type="float">
            <text:p>0.713325312</text:p>
          </table:table-cell>
          <table:table-cell office:value-type="float" office:value="0.47121152" calcext:value-type="float">
            <text:p>0.47121152</text:p>
          </table:table-cell>
          <table:table-cell office:value-type="float" office:value="0.8665856" calcext:value-type="float">
            <text:p>0.8665856</text:p>
          </table:table-cell>
          <table:table-cell office:value-type="float" office:value="1.134152448" calcext:value-type="float">
            <text:p>1.134152448</text:p>
          </table:table-cell>
          <table:table-cell office:value-type="float" office:value="1.087028736" calcext:value-type="float">
            <text:p>1.087028736</text:p>
          </table:table-cell>
          <table:table-cell office:value-type="float" office:value="1.995173888" calcext:value-type="float">
            <text:p>1.995173888</text:p>
          </table:table-cell>
          <table:table-cell office:value-type="float" office:value="1.601407232" calcext:value-type="float">
            <text:p>1.601407232</text:p>
          </table:table-cell>
          <table:table-cell office:value-type="float" office:value="8.504007936" calcext:value-type="float">
            <text:p>8.504007936</text:p>
          </table:table-cell>
          <table:table-cell office:value-type="float" office:value="12.774727168" calcext:value-type="float">
            <text:p>12.774727168</text:p>
          </table:table-cell>
        </table:table-row>
        <table:table-row table:style-name="ro1">
          <table:table-cell/>
          <table:table-cell office:value-type="float" office:value="0.00928512" calcext:value-type="float">
            <text:p>0.00928512</text:p>
          </table:table-cell>
          <table:table-cell office:value-type="float" office:value="0.007187968" calcext:value-type="float">
            <text:p>0.007187968</text:p>
          </table:table-cell>
          <table:table-cell office:value-type="float" office:value="0.016813056" calcext:value-type="float">
            <text:p>0.016813056</text:p>
          </table:table-cell>
          <table:table-cell office:value-type="float" office:value="0.016734464" calcext:value-type="float">
            <text:p>0.016734464</text:p>
          </table:table-cell>
          <table:table-cell office:value-type="float" office:value="0.122185984" calcext:value-type="float">
            <text:p>0.122185984</text:p>
          </table:table-cell>
          <table:table-cell office:value-type="float" office:value="0.713323776" calcext:value-type="float">
            <text:p>0.713323776</text:p>
          </table:table-cell>
          <table:table-cell office:value-type="float" office:value="0.471196416" calcext:value-type="float">
            <text:p>0.471196416</text:p>
          </table:table-cell>
          <table:table-cell office:value-type="float" office:value="0.866581248" calcext:value-type="float">
            <text:p>0.866581248</text:p>
          </table:table-cell>
          <table:table-cell office:value-type="float" office:value="1.134066688" calcext:value-type="float">
            <text:p>1.134066688</text:p>
          </table:table-cell>
          <table:table-cell office:value-type="float" office:value="1.087024896" calcext:value-type="float">
            <text:p>1.087024896</text:p>
          </table:table-cell>
          <table:table-cell office:value-type="float" office:value="2.034473984" calcext:value-type="float">
            <text:p>2.034473984</text:p>
          </table:table-cell>
          <table:table-cell office:value-type="float" office:value="1.601437184" calcext:value-type="float">
            <text:p>1.601437184</text:p>
          </table:table-cell>
          <table:table-cell office:value-type="float" office:value="8.50542208" calcext:value-type="float">
            <text:p>8.50542208</text:p>
          </table:table-cell>
          <table:table-cell office:value-type="float" office:value="13.162573312" calcext:value-type="float">
            <text:p>13.162573312</text:p>
          </table:table-cell>
        </table:table-row>
        <table:table-row table:style-name="ro1">
          <table:table-cell/>
          <table:table-cell office:value-type="float" office:value="0.006604032" calcext:value-type="float">
            <text:p>0.006604032</text:p>
          </table:table-cell>
          <table:table-cell office:value-type="float" office:value="0.005729024" calcext:value-type="float">
            <text:p>0.005729024</text:p>
          </table:table-cell>
          <table:table-cell office:value-type="float" office:value="0.016965376" calcext:value-type="float">
            <text:p>0.016965376</text:p>
          </table:table-cell>
          <table:table-cell office:value-type="float" office:value="0.016903168" calcext:value-type="float">
            <text:p>0.016903168</text:p>
          </table:table-cell>
          <table:table-cell office:value-type="float" office:value="0.122211072" calcext:value-type="float">
            <text:p>0.122211072</text:p>
          </table:table-cell>
          <table:table-cell office:value-type="float" office:value="0.71332608" calcext:value-type="float">
            <text:p>0.71332608</text:p>
          </table:table-cell>
          <table:table-cell office:value-type="float" office:value="0.471214592" calcext:value-type="float">
            <text:p>0.471214592</text:p>
          </table:table-cell>
          <table:table-cell office:value-type="float" office:value="0.866576896" calcext:value-type="float">
            <text:p>0.866576896</text:p>
          </table:table-cell>
          <table:table-cell office:value-type="float" office:value="1.13398528" calcext:value-type="float">
            <text:p>1.13398528</text:p>
          </table:table-cell>
          <table:table-cell office:value-type="float" office:value="1.0510016" calcext:value-type="float">
            <text:p>1.0510016</text:p>
          </table:table-cell>
          <table:table-cell office:value-type="float" office:value="2.034412288" calcext:value-type="float">
            <text:p>2.034412288</text:p>
          </table:table-cell>
          <table:table-cell office:value-type="float" office:value="1.601473792" calcext:value-type="float">
            <text:p>1.601473792</text:p>
          </table:table-cell>
          <table:table-cell office:value-type="float" office:value="8.505484544" calcext:value-type="float">
            <text:p>8.505484544</text:p>
          </table:table-cell>
          <table:table-cell office:value-type="float" office:value="13.162221312" calcext:value-type="float">
            <text:p>13.162221312</text:p>
          </table:table-cell>
        </table:table-row>
        <table:table-row table:style-name="ro1">
          <table:table-cell/>
          <table:table-cell office:value-type="float" office:value="0.005949184" calcext:value-type="float">
            <text:p>0.005949184</text:p>
          </table:table-cell>
          <table:table-cell office:value-type="float" office:value="0.007233024" calcext:value-type="float">
            <text:p>0.007233024</text:p>
          </table:table-cell>
          <table:table-cell office:value-type="float" office:value="0.016577792" calcext:value-type="float">
            <text:p>0.016577792</text:p>
          </table:table-cell>
          <table:table-cell office:value-type="float" office:value="0.0166464" calcext:value-type="float">
            <text:p>0.0166464</text:p>
          </table:table-cell>
          <table:table-cell office:value-type="float" office:value="0.119851776" calcext:value-type="float">
            <text:p>0.119851776</text:p>
          </table:table-cell>
          <table:table-cell office:value-type="float" office:value="0.697987328" calcext:value-type="float">
            <text:p>0.697987328</text:p>
          </table:table-cell>
          <table:table-cell office:value-type="float" office:value="0.47123584" calcext:value-type="float">
            <text:p>0.47123584</text:p>
          </table:table-cell>
          <table:table-cell office:value-type="float" office:value="0.8665728" calcext:value-type="float">
            <text:p>0.8665728</text:p>
          </table:table-cell>
          <table:table-cell office:value-type="float" office:value="1.132657408" calcext:value-type="float">
            <text:p>1.132657408</text:p>
          </table:table-cell>
          <table:table-cell office:value-type="float" office:value="1.05100416" calcext:value-type="float">
            <text:p>1.05100416</text:p>
          </table:table-cell>
          <table:table-cell office:value-type="float" office:value="2.034418944" calcext:value-type="float">
            <text:p>2.034418944</text:p>
          </table:table-cell>
          <table:table-cell office:value-type="float" office:value="1.601511424" calcext:value-type="float">
            <text:p>1.601511424</text:p>
          </table:table-cell>
          <table:table-cell office:value-type="float" office:value="8.505517056" calcext:value-type="float">
            <text:p>8.505517056</text:p>
          </table:table-cell>
          <table:table-cell office:value-type="float" office:value="13.16221184" calcext:value-type="float">
            <text:p>13.16221184</text:p>
          </table:table-cell>
        </table:table-row>
        <table:table-row table:style-name="ro1">
          <table:table-cell/>
          <table:table-cell office:value-type="float" office:value="0.007378432" calcext:value-type="float">
            <text:p>0.007378432</text:p>
          </table:table-cell>
          <table:table-cell office:value-type="float" office:value="0.006732032" calcext:value-type="float">
            <text:p>0.006732032</text:p>
          </table:table-cell>
          <table:table-cell office:value-type="float" office:value="0.016604928" calcext:value-type="float">
            <text:p>0.016604928</text:p>
          </table:table-cell>
          <table:table-cell office:value-type="float" office:value="0.016667392" calcext:value-type="float">
            <text:p>0.016667392</text:p>
          </table:table-cell>
          <table:table-cell office:value-type="float" office:value="0.11988736" calcext:value-type="float">
            <text:p>0.11988736</text:p>
          </table:table-cell>
          <table:table-cell office:value-type="float" office:value="0.698001664" calcext:value-type="float">
            <text:p>0.698001664</text:p>
          </table:table-cell>
          <table:table-cell office:value-type="float" office:value="0.471392256" calcext:value-type="float">
            <text:p>0.471392256</text:p>
          </table:table-cell>
          <table:table-cell office:value-type="float" office:value="0.86656896" calcext:value-type="float">
            <text:p>0.86656896</text:p>
          </table:table-cell>
          <table:table-cell office:value-type="float" office:value="1.132567552" calcext:value-type="float">
            <text:p>1.132567552</text:p>
          </table:table-cell>
          <table:table-cell office:value-type="float" office:value="1.051949568" calcext:value-type="float">
            <text:p>1.051949568</text:p>
          </table:table-cell>
          <table:table-cell office:value-type="float" office:value="2.034439168" calcext:value-type="float">
            <text:p>2.034439168</text:p>
          </table:table-cell>
          <table:table-cell office:value-type="float" office:value="1.601549824" calcext:value-type="float">
            <text:p>1.601549824</text:p>
          </table:table-cell>
          <table:table-cell office:value-type="float" office:value="8.505548544" calcext:value-type="float">
            <text:p>8.505548544</text:p>
          </table:table-cell>
          <table:table-cell office:value-type="float" office:value="13.16223232" calcext:value-type="float">
            <text:p>13.16223232</text:p>
          </table:table-cell>
        </table:table-row>
        <table:table-row table:style-name="ro1">
          <table:table-cell/>
          <table:table-cell office:value-type="float" office:value="0.008659968" calcext:value-type="float">
            <text:p>0.008659968</text:p>
          </table:table-cell>
          <table:table-cell office:value-type="float" office:value="0.006065664" calcext:value-type="float">
            <text:p>0.006065664</text:p>
          </table:table-cell>
          <table:table-cell office:value-type="float" office:value="0.016733696" calcext:value-type="float">
            <text:p>0.016733696</text:p>
          </table:table-cell>
          <table:table-cell office:value-type="float" office:value="0.016691968" calcext:value-type="float">
            <text:p>0.016691968</text:p>
          </table:table-cell>
          <table:table-cell office:value-type="float" office:value="0.119922176" calcext:value-type="float">
            <text:p>0.119922176</text:p>
          </table:table-cell>
          <table:table-cell office:value-type="float" office:value="0.698071296" calcext:value-type="float">
            <text:p>0.698071296</text:p>
          </table:table-cell>
          <table:table-cell office:value-type="float" office:value="0.471423488" calcext:value-type="float">
            <text:p>0.471423488</text:p>
          </table:table-cell>
          <table:table-cell office:value-type="float" office:value="0.866565632" calcext:value-type="float">
            <text:p>0.866565632</text:p>
          </table:table-cell>
          <table:table-cell office:value-type="float" office:value="1.13248512" calcext:value-type="float">
            <text:p>1.13248512</text:p>
          </table:table-cell>
          <table:table-cell office:value-type="float" office:value="1.051881984" calcext:value-type="float">
            <text:p>1.051881984</text:p>
          </table:table-cell>
          <table:table-cell office:value-type="float" office:value="2.034462208" calcext:value-type="float">
            <text:p>2.034462208</text:p>
          </table:table-cell>
          <table:table-cell office:value-type="float" office:value="1.601587712" calcext:value-type="float">
            <text:p>1.601587712</text:p>
          </table:table-cell>
          <table:table-cell office:value-type="float" office:value="8.50557952" calcext:value-type="float">
            <text:p>8.50557952</text:p>
          </table:table-cell>
          <table:table-cell office:value-type="float" office:value="12.693219584" calcext:value-type="float">
            <text:p>12.693219584</text:p>
          </table:table-cell>
        </table:table-row>
        <table:table-row table:style-name="ro1">
          <table:table-cell/>
          <table:table-cell office:value-type="float" office:value="0.006227456" calcext:value-type="float">
            <text:p>0.006227456</text:p>
          </table:table-cell>
          <table:table-cell office:value-type="float" office:value="0.005986304" calcext:value-type="float">
            <text:p>0.005986304</text:p>
          </table:table-cell>
          <table:table-cell office:value-type="float" office:value="0.016707072" calcext:value-type="float">
            <text:p>0.016707072</text:p>
          </table:table-cell>
          <table:table-cell office:value-type="float" office:value="0.016718336" calcext:value-type="float">
            <text:p>0.016718336</text:p>
          </table:table-cell>
          <table:table-cell office:value-type="float" office:value="0.11995904" calcext:value-type="float">
            <text:p>0.11995904</text:p>
          </table:table-cell>
          <table:table-cell office:value-type="float" office:value="0.67843968" calcext:value-type="float">
            <text:p>0.67843968</text:p>
          </table:table-cell>
          <table:table-cell office:value-type="float" office:value="0.471446784" calcext:value-type="float">
            <text:p>0.471446784</text:p>
          </table:table-cell>
          <table:table-cell office:value-type="float" office:value="0.86656128" calcext:value-type="float">
            <text:p>0.86656128</text:p>
          </table:table-cell>
          <table:table-cell office:value-type="float" office:value="1.13239552" calcext:value-type="float">
            <text:p>1.13239552</text:p>
          </table:table-cell>
          <table:table-cell office:value-type="float" office:value="1.051871232" calcext:value-type="float">
            <text:p>1.051871232</text:p>
          </table:table-cell>
          <table:table-cell office:value-type="float" office:value="2.03448832" calcext:value-type="float">
            <text:p>2.03448832</text:p>
          </table:table-cell>
          <table:table-cell office:value-type="float" office:value="1.553984768" calcext:value-type="float">
            <text:p>1.553984768</text:p>
          </table:table-cell>
          <table:table-cell office:value-type="float" office:value="8.505609728" calcext:value-type="float">
            <text:p>8.505609728</text:p>
          </table:table-cell>
          <table:table-cell office:value-type="float" office:value="12.693271808" calcext:value-type="float">
            <text:p>12.693271808</text:p>
          </table:table-cell>
        </table:table-row>
        <table:table-row table:style-name="ro1">
          <table:table-cell/>
          <table:table-cell office:value-type="float" office:value="0.008983296" calcext:value-type="float">
            <text:p>0.008983296</text:p>
          </table:table-cell>
          <table:table-cell office:value-type="float" office:value="0.006953216" calcext:value-type="float">
            <text:p>0.006953216</text:p>
          </table:table-cell>
          <table:table-cell office:value-type="float" office:value="0.016722688" calcext:value-type="float">
            <text:p>0.016722688</text:p>
          </table:table-cell>
          <table:table-cell office:value-type="float" office:value="0.016840704" calcext:value-type="float">
            <text:p>0.016840704</text:p>
          </table:table-cell>
          <table:table-cell office:value-type="float" office:value="0.11999616" calcext:value-type="float">
            <text:p>0.11999616</text:p>
          </table:table-cell>
          <table:table-cell office:value-type="float" office:value="0.699179008" calcext:value-type="float">
            <text:p>0.699179008</text:p>
          </table:table-cell>
          <table:table-cell office:value-type="float" office:value="0.47145856" calcext:value-type="float">
            <text:p>0.47145856</text:p>
          </table:table-cell>
          <table:table-cell office:value-type="float" office:value="0.82448896" calcext:value-type="float">
            <text:p>0.82448896</text:p>
          </table:table-cell>
          <table:table-cell office:value-type="float" office:value="1.132315648" calcext:value-type="float">
            <text:p>1.132315648</text:p>
          </table:table-cell>
          <table:table-cell office:value-type="float" office:value="1.06596224" calcext:value-type="float">
            <text:p>1.06596224</text:p>
          </table:table-cell>
          <table:table-cell office:value-type="float" office:value="2.034514688" calcext:value-type="float">
            <text:p>2.034514688</text:p>
          </table:table-cell>
          <table:table-cell office:value-type="float" office:value="1.553900288" calcext:value-type="float">
            <text:p>1.553900288</text:p>
          </table:table-cell>
          <table:table-cell office:value-type="float" office:value="8.505641472" calcext:value-type="float">
            <text:p>8.505641472</text:p>
          </table:table-cell>
          <table:table-cell office:value-type="float" office:value="12.69333376" calcext:value-type="float">
            <text:p>12.69333376</text:p>
          </table:table-cell>
        </table:table-row>
        <table:table-row table:style-name="ro1">
          <table:table-cell/>
          <table:table-cell office:value-type="float" office:value="0.0067904" calcext:value-type="float">
            <text:p>0.0067904</text:p>
          </table:table-cell>
          <table:table-cell office:value-type="float" office:value="0.001274112" calcext:value-type="float">
            <text:p>0.001274112</text:p>
          </table:table-cell>
          <table:table-cell office:value-type="float" office:value="0.016531456" calcext:value-type="float">
            <text:p>0.016531456</text:p>
          </table:table-cell>
          <table:table-cell office:value-type="float" office:value="0.007580928" calcext:value-type="float">
            <text:p>0.007580928</text:p>
          </table:table-cell>
          <table:table-cell office:value-type="float" office:value="0.120034816" calcext:value-type="float">
            <text:p>0.120034816</text:p>
          </table:table-cell>
          <table:table-cell office:value-type="float" office:value="0.698554112" calcext:value-type="float">
            <text:p>0.698554112</text:p>
          </table:table-cell>
          <table:table-cell office:value-type="float" office:value="0.471479296" calcext:value-type="float">
            <text:p>0.471479296</text:p>
          </table:table-cell>
          <table:table-cell office:value-type="float" office:value="0.82448384" calcext:value-type="float">
            <text:p>0.82448384</text:p>
          </table:table-cell>
          <table:table-cell office:value-type="float" office:value="1.133449984" calcext:value-type="float">
            <text:p>1.133449984</text:p>
          </table:table-cell>
          <table:table-cell office:value-type="float" office:value="1.065971968" calcext:value-type="float">
            <text:p>1.065971968</text:p>
          </table:table-cell>
          <table:table-cell office:value-type="float" office:value="2.0345408" calcext:value-type="float">
            <text:p>2.0345408</text:p>
          </table:table-cell>
          <table:table-cell office:value-type="float" office:value="1.602639872" calcext:value-type="float">
            <text:p>1.602639872</text:p>
          </table:table-cell>
          <table:table-cell office:value-type="float" office:value="8.50567168" calcext:value-type="float">
            <text:p>8.50567168</text:p>
          </table:table-cell>
          <table:table-cell office:value-type="float" office:value="12.69340544" calcext:value-type="float">
            <text:p>12.69340544</text:p>
          </table:table-cell>
        </table:table-row>
        <table:table-row table:style-name="ro1">
          <table:table-cell/>
          <table:table-cell office:value-type="float" office:value="0.006064896" calcext:value-type="float">
            <text:p>0.006064896</text:p>
          </table:table-cell>
          <table:table-cell office:value-type="float" office:value="0.006502144" calcext:value-type="float">
            <text:p>0.006502144</text:p>
          </table:table-cell>
          <table:table-cell office:value-type="float" office:value="0.016553472" calcext:value-type="float">
            <text:p>0.016553472</text:p>
          </table:table-cell>
          <table:table-cell office:value-type="float" office:value="0.007560448" calcext:value-type="float">
            <text:p>0.007560448</text:p>
          </table:table-cell>
          <table:table-cell office:value-type="float" office:value="0.120073472" calcext:value-type="float">
            <text:p>0.120073472</text:p>
          </table:table-cell>
          <table:table-cell office:value-type="float" office:value="0.698547968" calcext:value-type="float">
            <text:p>0.698547968</text:p>
          </table:table-cell>
          <table:table-cell office:value-type="float" office:value="0.47150208" calcext:value-type="float">
            <text:p>0.47150208</text:p>
          </table:table-cell>
          <table:table-cell office:value-type="float" office:value="0.866558464" calcext:value-type="float">
            <text:p>0.866558464</text:p>
          </table:table-cell>
          <table:table-cell office:value-type="float" office:value="1.140330496" calcext:value-type="float">
            <text:p>1.140330496</text:p>
          </table:table-cell>
          <table:table-cell office:value-type="float" office:value="1.065975296" calcext:value-type="float">
            <text:p>1.065975296</text:p>
          </table:table-cell>
          <table:table-cell office:value-type="float" office:value="2.034566144" calcext:value-type="float">
            <text:p>2.034566144</text:p>
          </table:table-cell>
          <table:table-cell office:value-type="float" office:value="1.602633728" calcext:value-type="float">
            <text:p>1.602633728</text:p>
          </table:table-cell>
          <table:table-cell office:value-type="float" office:value="8.505702144" calcext:value-type="float">
            <text:p>8.505702144</text:p>
          </table:table-cell>
          <table:table-cell office:value-type="float" office:value="13.115954944" calcext:value-type="float">
            <text:p>13.115954944</text:p>
          </table:table-cell>
        </table:table-row>
        <table:table-row table:style-name="ro1">
          <table:table-cell/>
          <table:table-cell office:value-type="float" office:value="0.0084992" calcext:value-type="float">
            <text:p>0.0084992</text:p>
          </table:table-cell>
          <table:table-cell office:value-type="float" office:value="0.006661632" calcext:value-type="float">
            <text:p>0.006661632</text:p>
          </table:table-cell>
          <table:table-cell office:value-type="float" office:value="0.016677376" calcext:value-type="float">
            <text:p>0.016677376</text:p>
          </table:table-cell>
          <table:table-cell office:value-type="float" office:value="0.00754816" calcext:value-type="float">
            <text:p>0.00754816</text:p>
          </table:table-cell>
          <table:table-cell office:value-type="float" office:value="0.120275712" calcext:value-type="float">
            <text:p>0.120275712</text:p>
          </table:table-cell>
          <table:table-cell office:value-type="float" office:value="0.698547712" calcext:value-type="float">
            <text:p>0.698547712</text:p>
          </table:table-cell>
          <table:table-cell office:value-type="float" office:value="0.472191744" calcext:value-type="float">
            <text:p>0.472191744</text:p>
          </table:table-cell>
          <table:table-cell office:value-type="float" office:value="0.867245056" calcext:value-type="float">
            <text:p>0.867245056</text:p>
          </table:table-cell>
          <table:table-cell office:value-type="float" office:value="1.13640064" calcext:value-type="float">
            <text:p>1.13640064</text:p>
          </table:table-cell>
          <table:table-cell office:value-type="float" office:value="1.065976832" calcext:value-type="float">
            <text:p>1.065976832</text:p>
          </table:table-cell>
          <table:table-cell office:value-type="float" office:value="2.034592512" calcext:value-type="float">
            <text:p>2.034592512</text:p>
          </table:table-cell>
          <table:table-cell office:value-type="float" office:value="1.602628864" calcext:value-type="float">
            <text:p>1.602628864</text:p>
          </table:table-cell>
          <table:table-cell office:value-type="float" office:value="8.505732608" calcext:value-type="float">
            <text:p>8.505732608</text:p>
          </table:table-cell>
          <table:table-cell office:value-type="float" office:value="13.115993856" calcext:value-type="float">
            <text:p>13.115993856</text:p>
          </table:table-cell>
        </table:table-row>
        <table:table-row table:style-name="ro1">
          <table:table-cell/>
          <table:table-cell office:value-type="float" office:value="0.008225792" calcext:value-type="float">
            <text:p>0.008225792</text:p>
          </table:table-cell>
          <table:table-cell office:value-type="float" office:value="0.006734848" calcext:value-type="float">
            <text:p>0.006734848</text:p>
          </table:table-cell>
          <table:table-cell office:value-type="float" office:value="0.016651776" calcext:value-type="float">
            <text:p>0.016651776</text:p>
          </table:table-cell>
          <table:table-cell office:value-type="float" office:value="0.007539712" calcext:value-type="float">
            <text:p>0.007539712</text:p>
          </table:table-cell>
          <table:table-cell office:value-type="float" office:value="0.120237824" calcext:value-type="float">
            <text:p>0.120237824</text:p>
          </table:table-cell>
          <table:table-cell office:value-type="float" office:value="0.699959808" calcext:value-type="float">
            <text:p>0.699959808</text:p>
          </table:table-cell>
          <table:table-cell office:value-type="float" office:value="0.472008704" calcext:value-type="float">
            <text:p>0.472008704</text:p>
          </table:table-cell>
          <table:table-cell office:value-type="float" office:value="0.867175424" calcext:value-type="float">
            <text:p>0.867175424</text:p>
          </table:table-cell>
          <table:table-cell office:value-type="float" office:value="1.136335104" calcext:value-type="float">
            <text:p>1.136335104</text:p>
          </table:table-cell>
          <table:table-cell office:value-type="float" office:value="1.065978624" calcext:value-type="float">
            <text:p>1.065978624</text:p>
          </table:table-cell>
          <table:table-cell office:value-type="float" office:value="2.034618624" calcext:value-type="float">
            <text:p>2.034618624</text:p>
          </table:table-cell>
          <table:table-cell office:value-type="float" office:value="1.60262528" calcext:value-type="float">
            <text:p>1.60262528</text:p>
          </table:table-cell>
          <table:table-cell office:value-type="float" office:value="8.505763328" calcext:value-type="float">
            <text:p>8.505763328</text:p>
          </table:table-cell>
          <table:table-cell office:value-type="float" office:value="13.116042752" calcext:value-type="float">
            <text:p>13.116042752</text:p>
          </table:table-cell>
        </table:table-row>
        <table:table-row table:style-name="ro1">
          <table:table-cell/>
          <table:table-cell office:value-type="float" office:value="0.009870592" calcext:value-type="float">
            <text:p>0.009870592</text:p>
          </table:table-cell>
          <table:table-cell office:value-type="float" office:value="0.007996416" calcext:value-type="float">
            <text:p>0.007996416</text:p>
          </table:table-cell>
          <table:table-cell office:value-type="float" office:value="0.016666624" calcext:value-type="float">
            <text:p>0.016666624</text:p>
          </table:table-cell>
          <table:table-cell office:value-type="float" office:value="0.007834624" calcext:value-type="float">
            <text:p>0.007834624</text:p>
          </table:table-cell>
          <table:table-cell office:value-type="float" office:value="0.120253952" calcext:value-type="float">
            <text:p>0.120253952</text:p>
          </table:table-cell>
          <table:table-cell office:value-type="float" office:value="0.699974656" calcext:value-type="float">
            <text:p>0.699974656</text:p>
          </table:table-cell>
          <table:table-cell office:value-type="float" office:value="0.47203328" calcext:value-type="float">
            <text:p>0.47203328</text:p>
          </table:table-cell>
          <table:table-cell office:value-type="float" office:value="0.86715648" calcext:value-type="float">
            <text:p>0.86715648</text:p>
          </table:table-cell>
          <table:table-cell office:value-type="float" office:value="1.136330496" calcext:value-type="float">
            <text:p>1.136330496</text:p>
          </table:table-cell>
          <table:table-cell office:value-type="float" office:value="1.06598144" calcext:value-type="float">
            <text:p>1.06598144</text:p>
          </table:table-cell>
          <table:table-cell office:value-type="float" office:value="2.084952576" calcext:value-type="float">
            <text:p>2.084952576</text:p>
          </table:table-cell>
          <table:table-cell office:value-type="float" office:value="1.602622464" calcext:value-type="float">
            <text:p>1.602622464</text:p>
          </table:table-cell>
          <table:table-cell office:value-type="float" office:value="8.50579328" calcext:value-type="float">
            <text:p>8.50579328</text:p>
          </table:table-cell>
          <table:table-cell office:value-type="float" office:value="13.116173056" calcext:value-type="float">
            <text:p>13.116173056</text:p>
          </table:table-cell>
        </table:table-row>
        <table:table-row table:style-name="ro1">
          <table:table-cell/>
          <table:table-cell office:value-type="float" office:value="0.009590784" calcext:value-type="float">
            <text:p>0.009590784</text:p>
          </table:table-cell>
          <table:table-cell office:value-type="float" office:value="0.006839552" calcext:value-type="float">
            <text:p>0.006839552</text:p>
          </table:table-cell>
          <table:table-cell office:value-type="float" office:value="0.015499008" calcext:value-type="float">
            <text:p>0.015499008</text:p>
          </table:table-cell>
          <table:table-cell office:value-type="float" office:value="0.007213056" calcext:value-type="float">
            <text:p>0.007213056</text:p>
          </table:table-cell>
          <table:table-cell office:value-type="float" office:value="0.11992704" calcext:value-type="float">
            <text:p>0.11992704</text:p>
          </table:table-cell>
          <table:table-cell office:value-type="float" office:value="0.700587008" calcext:value-type="float">
            <text:p>0.700587008</text:p>
          </table:table-cell>
          <table:table-cell office:value-type="float" office:value="0.460965632" calcext:value-type="float">
            <text:p>0.460965632</text:p>
          </table:table-cell>
          <table:table-cell office:value-type="float" office:value="0.825673984" calcext:value-type="float">
            <text:p>0.825673984</text:p>
          </table:table-cell>
          <table:table-cell office:value-type="float" office:value="1.136267776" calcext:value-type="float">
            <text:p>1.136267776</text:p>
          </table:table-cell>
          <table:table-cell office:value-type="float" office:value="1.065985536" calcext:value-type="float">
            <text:p>1.065985536</text:p>
          </table:table-cell>
          <table:table-cell office:value-type="float" office:value="2.050915584" calcext:value-type="float">
            <text:p>2.050915584</text:p>
          </table:table-cell>
          <table:table-cell office:value-type="float" office:value="1.602619136" calcext:value-type="float">
            <text:p>1.602619136</text:p>
          </table:table-cell>
          <table:table-cell office:value-type="float" office:value="8.505823232" calcext:value-type="float">
            <text:p>8.505823232</text:p>
          </table:table-cell>
          <table:table-cell office:value-type="float" office:value="12.93869952" calcext:value-type="float">
            <text:p>12.93869952</text:p>
          </table:table-cell>
        </table:table-row>
        <table:table-row table:style-name="ro1">
          <table:table-cell/>
          <table:table-cell office:value-type="float" office:value="0.008478464" calcext:value-type="float">
            <text:p>0.008478464</text:p>
          </table:table-cell>
          <table:table-cell office:value-type="float" office:value="0.006571776" calcext:value-type="float">
            <text:p>0.006571776</text:p>
          </table:table-cell>
          <table:table-cell office:value-type="float" office:value="0.015519488" calcext:value-type="float">
            <text:p>0.015519488</text:p>
          </table:table-cell>
          <table:table-cell office:value-type="float" office:value="0.007231744" calcext:value-type="float">
            <text:p>0.007231744</text:p>
          </table:table-cell>
          <table:table-cell office:value-type="float" office:value="0.137225472" calcext:value-type="float">
            <text:p>0.137225472</text:p>
          </table:table-cell>
          <table:table-cell office:value-type="float" office:value="0.70059648" calcext:value-type="float">
            <text:p>0.70059648</text:p>
          </table:table-cell>
          <table:table-cell office:value-type="float" office:value="0.460992768" calcext:value-type="float">
            <text:p>0.460992768</text:p>
          </table:table-cell>
          <table:table-cell office:value-type="float" office:value="0.825563392" calcext:value-type="float">
            <text:p>0.825563392</text:p>
          </table:table-cell>
          <table:table-cell office:value-type="float" office:value="1.13620096" calcext:value-type="float">
            <text:p>1.13620096</text:p>
          </table:table-cell>
          <table:table-cell office:value-type="float" office:value="1.065984768" calcext:value-type="float">
            <text:p>1.065984768</text:p>
          </table:table-cell>
          <table:table-cell office:value-type="float" office:value="2.05095424" calcext:value-type="float">
            <text:p>2.05095424</text:p>
          </table:table-cell>
          <table:table-cell office:value-type="float" office:value="1.602606592" calcext:value-type="float">
            <text:p>1.602606592</text:p>
          </table:table-cell>
          <table:table-cell office:value-type="float" office:value="8.505855488" calcext:value-type="float">
            <text:p>8.505855488</text:p>
          </table:table-cell>
          <table:table-cell office:value-type="float" office:value="12.93876608" calcext:value-type="float">
            <text:p>12.93876608</text:p>
          </table:table-cell>
        </table:table-row>
        <table:table-row table:style-name="ro1">
          <table:table-cell/>
          <table:table-cell office:value-type="float" office:value="0.005555968" calcext:value-type="float">
            <text:p>0.005555968</text:p>
          </table:table-cell>
          <table:table-cell office:value-type="float" office:value="0.005723904" calcext:value-type="float">
            <text:p>0.005723904</text:p>
          </table:table-cell>
          <table:table-cell office:value-type="float" office:value="0.015647744" calcext:value-type="float">
            <text:p>0.015647744</text:p>
          </table:table-cell>
          <table:table-cell office:value-type="float" office:value="0.00725632" calcext:value-type="float">
            <text:p>0.00725632</text:p>
          </table:table-cell>
          <table:table-cell office:value-type="float" office:value="0.137263872" calcext:value-type="float">
            <text:p>0.137263872</text:p>
          </table:table-cell>
          <table:table-cell office:value-type="float" office:value="0.700546048" calcext:value-type="float">
            <text:p>0.700546048</text:p>
          </table:table-cell>
          <table:table-cell office:value-type="float" office:value="0.461024768" calcext:value-type="float">
            <text:p>0.461024768</text:p>
          </table:table-cell>
          <table:table-cell office:value-type="float" office:value="0.825246464" calcext:value-type="float">
            <text:p>0.825246464</text:p>
          </table:table-cell>
          <table:table-cell office:value-type="float" office:value="1.136146944" calcext:value-type="float">
            <text:p>1.136146944</text:p>
          </table:table-cell>
          <table:table-cell office:value-type="float" office:value="1.065984256" calcext:value-type="float">
            <text:p>1.065984256</text:p>
          </table:table-cell>
          <table:table-cell office:value-type="float" office:value="2.050990848" calcext:value-type="float">
            <text:p>2.050990848</text:p>
          </table:table-cell>
          <table:table-cell office:value-type="float" office:value="1.602600448" calcext:value-type="float">
            <text:p>1.602600448</text:p>
          </table:table-cell>
          <table:table-cell office:value-type="float" office:value="8.573595136" calcext:value-type="float">
            <text:p>8.573595136</text:p>
          </table:table-cell>
          <table:table-cell office:value-type="float" office:value="12.938851328" calcext:value-type="float">
            <text:p>12.938851328</text:p>
          </table:table-cell>
        </table:table-row>
        <table:table-row table:style-name="ro1">
          <table:table-cell/>
          <table:table-cell office:value-type="float" office:value="0.008810496" calcext:value-type="float">
            <text:p>0.008810496</text:p>
          </table:table-cell>
          <table:table-cell office:value-type="float" office:value="0.007107328" calcext:value-type="float">
            <text:p>0.007107328</text:p>
          </table:table-cell>
          <table:table-cell office:value-type="float" office:value="0.015616768" calcext:value-type="float">
            <text:p>0.015616768</text:p>
          </table:table-cell>
          <table:table-cell office:value-type="float" office:value="0.007282432" calcext:value-type="float">
            <text:p>0.007282432</text:p>
          </table:table-cell>
          <table:table-cell office:value-type="float" office:value="0.137294848" calcext:value-type="float">
            <text:p>0.137294848</text:p>
          </table:table-cell>
          <table:table-cell office:value-type="float" office:value="0.68171008" calcext:value-type="float">
            <text:p>0.68171008</text:p>
          </table:table-cell>
          <table:table-cell office:value-type="float" office:value="0.461054208" calcext:value-type="float">
            <text:p>0.461054208</text:p>
          </table:table-cell>
          <table:table-cell office:value-type="float" office:value="0.825152768" calcext:value-type="float">
            <text:p>0.825152768</text:p>
          </table:table-cell>
          <table:table-cell office:value-type="float" office:value="1.134373376" calcext:value-type="float">
            <text:p>1.134373376</text:p>
          </table:table-cell>
          <table:table-cell office:value-type="float" office:value="1.065984256" calcext:value-type="float">
            <text:p>1.065984256</text:p>
          </table:table-cell>
          <table:table-cell office:value-type="float" office:value="2.051095552" calcext:value-type="float">
            <text:p>2.051095552</text:p>
          </table:table-cell>
          <table:table-cell office:value-type="float" office:value="1.60259712" calcext:value-type="float">
            <text:p>1.60259712</text:p>
          </table:table-cell>
          <table:table-cell office:value-type="float" office:value="8.575830016" calcext:value-type="float">
            <text:p>8.575830016</text:p>
          </table:table-cell>
          <table:table-cell office:value-type="float" office:value="12.938940928" calcext:value-type="float">
            <text:p>12.938940928</text:p>
          </table:table-cell>
        </table:table-row>
        <table:table-row table:style-name="ro1">
          <table:table-cell/>
          <table:table-cell office:value-type="float" office:value="0.005791744" calcext:value-type="float">
            <text:p>0.005791744</text:p>
          </table:table-cell>
          <table:table-cell office:value-type="float" office:value="0.006443264" calcext:value-type="float">
            <text:p>0.006443264</text:p>
          </table:table-cell>
          <table:table-cell office:value-type="float" office:value="0.015630848" calcext:value-type="float">
            <text:p>0.015630848</text:p>
          </table:table-cell>
          <table:table-cell office:value-type="float" office:value="0.007410688" calcext:value-type="float">
            <text:p>0.007410688</text:p>
          </table:table-cell>
          <table:table-cell office:value-type="float" office:value="0.137324032" calcext:value-type="float">
            <text:p>0.137324032</text:p>
          </table:table-cell>
          <table:table-cell office:value-type="float" office:value="0.713790976" calcext:value-type="float">
            <text:p>0.713790976</text:p>
          </table:table-cell>
          <table:table-cell office:value-type="float" office:value="0.461081856" calcext:value-type="float">
            <text:p>0.461081856</text:p>
          </table:table-cell>
          <table:table-cell office:value-type="float" office:value="0.82511488" calcext:value-type="float">
            <text:p>0.82511488</text:p>
          </table:table-cell>
          <table:table-cell office:value-type="float" office:value="1.134171136" calcext:value-type="float">
            <text:p>1.134171136</text:p>
          </table:table-cell>
          <table:table-cell office:value-type="float" office:value="1.065985536" calcext:value-type="float">
            <text:p>1.065985536</text:p>
          </table:table-cell>
          <table:table-cell office:value-type="float" office:value="2.051134208" calcext:value-type="float">
            <text:p>2.051134208</text:p>
          </table:table-cell>
          <table:table-cell office:value-type="float" office:value="1.602592768" calcext:value-type="float">
            <text:p>1.602592768</text:p>
          </table:table-cell>
          <table:table-cell office:value-type="float" office:value="8.575884288" calcext:value-type="float">
            <text:p>8.575884288</text:p>
          </table:table-cell>
          <table:table-cell office:value-type="float" office:value="11.578448896" calcext:value-type="float">
            <text:p>11.578448896</text:p>
          </table:table-cell>
        </table:table-row>
        <table:table-row table:style-name="ro1">
          <table:table-cell/>
          <table:table-cell office:value-type="float" office:value="0.008801024" calcext:value-type="float">
            <text:p>0.008801024</text:p>
          </table:table-cell>
          <table:table-cell office:value-type="float" office:value="0.006224128" calcext:value-type="float">
            <text:p>0.006224128</text:p>
          </table:table-cell>
          <table:table-cell office:value-type="float" office:value="0.007175168" calcext:value-type="float">
            <text:p>0.007175168</text:p>
          </table:table-cell>
          <table:table-cell office:value-type="float" office:value="0.007017728" calcext:value-type="float">
            <text:p>0.007017728</text:p>
          </table:table-cell>
          <table:table-cell office:value-type="float" office:value="0.137353728" calcext:value-type="float">
            <text:p>0.137353728</text:p>
          </table:table-cell>
          <table:table-cell office:value-type="float" office:value="0.701058816" calcext:value-type="float">
            <text:p>0.701058816</text:p>
          </table:table-cell>
          <table:table-cell office:value-type="float" office:value="0.46110976" calcext:value-type="float">
            <text:p>0.46110976</text:p>
          </table:table-cell>
          <table:table-cell office:value-type="float" office:value="0.82509184" calcext:value-type="float">
            <text:p>0.82509184</text:p>
          </table:table-cell>
          <table:table-cell office:value-type="float" office:value="1.134063872" calcext:value-type="float">
            <text:p>1.134063872</text:p>
          </table:table-cell>
          <table:table-cell office:value-type="float" office:value="1.065987072" calcext:value-type="float">
            <text:p>1.065987072</text:p>
          </table:table-cell>
          <table:table-cell office:value-type="float" office:value="2.051169024" calcext:value-type="float">
            <text:p>2.051169024</text:p>
          </table:table-cell>
          <table:table-cell office:value-type="float" office:value="1.60258944" calcext:value-type="float">
            <text:p>1.60258944</text:p>
          </table:table-cell>
          <table:table-cell office:value-type="float" office:value="8.575973376" calcext:value-type="float">
            <text:p>8.575973376</text:p>
          </table:table-cell>
          <table:table-cell office:value-type="float" office:value="11.578495232" calcext:value-type="float">
            <text:p>11.578495232</text:p>
          </table:table-cell>
        </table:table-row>
        <table:table-row table:style-name="ro1">
          <table:table-cell/>
          <table:table-cell office:value-type="float" office:value="0.006864128" calcext:value-type="float">
            <text:p>0.006864128</text:p>
          </table:table-cell>
          <table:table-cell office:value-type="float" office:value="0.00756224" calcext:value-type="float">
            <text:p>0.00756224</text:p>
          </table:table-cell>
          <table:table-cell office:value-type="float" office:value="0.007201536" calcext:value-type="float">
            <text:p>0.007201536</text:p>
          </table:table-cell>
          <table:table-cell office:value-type="float" office:value="0.007031296" calcext:value-type="float">
            <text:p>0.007031296</text:p>
          </table:table-cell>
          <table:table-cell office:value-type="float" office:value="0.137384192" calcext:value-type="float">
            <text:p>0.137384192</text:p>
          </table:table-cell>
          <table:table-cell office:value-type="float" office:value="0.701052672" calcext:value-type="float">
            <text:p>0.701052672</text:p>
          </table:table-cell>
          <table:table-cell office:value-type="float" office:value="0.461136384" calcext:value-type="float">
            <text:p>0.461136384</text:p>
          </table:table-cell>
          <table:table-cell office:value-type="float" office:value="0.825072896" calcext:value-type="float">
            <text:p>0.825072896</text:p>
          </table:table-cell>
          <table:table-cell office:value-type="float" office:value="1.133964544" calcext:value-type="float">
            <text:p>1.133964544</text:p>
          </table:table-cell>
          <table:table-cell office:value-type="float" office:value="1.065911296" calcext:value-type="float">
            <text:p>1.065911296</text:p>
          </table:table-cell>
          <table:table-cell office:value-type="float" office:value="2.051204608" calcext:value-type="float">
            <text:p>2.051204608</text:p>
          </table:table-cell>
          <table:table-cell office:value-type="float" office:value="1.602586112" calcext:value-type="float">
            <text:p>1.602586112</text:p>
          </table:table-cell>
          <table:table-cell office:value-type="float" office:value="8.57600896" calcext:value-type="float">
            <text:p>8.57600896</text:p>
          </table:table-cell>
          <table:table-cell office:value-type="float" office:value="12.816074496" calcext:value-type="float">
            <text:p>12.816074496</text:p>
          </table:table-cell>
        </table:table-row>
        <table:table-row table:style-name="ro1">
          <table:table-cell/>
          <table:table-cell office:value-type="float" office:value="0.005552384" calcext:value-type="float">
            <text:p>0.005552384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0.007344128" calcext:value-type="float">
            <text:p>0.007344128</text:p>
          </table:table-cell>
          <table:table-cell office:value-type="float" office:value="0.007055872" calcext:value-type="float">
            <text:p>0.007055872</text:p>
          </table:table-cell>
          <table:table-cell office:value-type="float" office:value="0.137609472" calcext:value-type="float">
            <text:p>0.137609472</text:p>
          </table:table-cell>
          <table:table-cell office:value-type="float" office:value="0.701049344" calcext:value-type="float">
            <text:p>0.701049344</text:p>
          </table:table-cell>
          <table:table-cell office:value-type="float" office:value="0.461163264" calcext:value-type="float">
            <text:p>0.461163264</text:p>
          </table:table-cell>
          <table:table-cell office:value-type="float" office:value="0.825059584" calcext:value-type="float">
            <text:p>0.825059584</text:p>
          </table:table-cell>
          <table:table-cell office:value-type="float" office:value="1.13386368" calcext:value-type="float">
            <text:p>1.13386368</text:p>
          </table:table-cell>
          <table:table-cell office:value-type="float" office:value="1.06590208" calcext:value-type="float">
            <text:p>1.06590208</text:p>
          </table:table-cell>
          <table:table-cell office:value-type="float" office:value="2.051253504" calcext:value-type="float">
            <text:p>2.051253504</text:p>
          </table:table-cell>
          <table:table-cell office:value-type="float" office:value="1.602582272" calcext:value-type="float">
            <text:p>1.602582272</text:p>
          </table:table-cell>
          <table:table-cell office:value-type="float" office:value="8.576068864" calcext:value-type="float">
            <text:p>8.576068864</text:p>
          </table:table-cell>
          <table:table-cell office:value-type="float" office:value="12.816133632" calcext:value-type="float">
            <text:p>12.816133632</text:p>
          </table:table-cell>
        </table:table-row>
        <table:table-row table:style-name="ro1">
          <table:table-cell/>
          <table:table-cell office:value-type="float" office:value="0.009266944" calcext:value-type="float">
            <text:p>0.009266944</text:p>
          </table:table-cell>
          <table:table-cell office:value-type="float" office:value="0.020172288" calcext:value-type="float">
            <text:p>0.020172288</text:p>
          </table:table-cell>
          <table:table-cell office:value-type="float" office:value="0.00730368" calcext:value-type="float">
            <text:p>0.00730368</text:p>
          </table:table-cell>
          <table:table-cell office:value-type="float" office:value="0.007081984" calcext:value-type="float">
            <text:p>0.007081984</text:p>
          </table:table-cell>
          <table:table-cell office:value-type="float" office:value="0.137546496" calcext:value-type="float">
            <text:p>0.137546496</text:p>
          </table:table-cell>
          <table:table-cell office:value-type="float" office:value="0.701053696" calcext:value-type="float">
            <text:p>0.701053696</text:p>
          </table:table-cell>
          <table:table-cell office:value-type="float" office:value="0.4611904" calcext:value-type="float">
            <text:p>0.4611904</text:p>
          </table:table-cell>
          <table:table-cell office:value-type="float" office:value="0.825046016" calcext:value-type="float">
            <text:p>0.825046016</text:p>
          </table:table-cell>
          <table:table-cell office:value-type="float" office:value="1.133772032" calcext:value-type="float">
            <text:p>1.133772032</text:p>
          </table:table-cell>
          <table:table-cell office:value-type="float" office:value="1.065904128" calcext:value-type="float">
            <text:p>1.065904128</text:p>
          </table:table-cell>
          <table:table-cell office:value-type="float" office:value="2.051290112" calcext:value-type="float">
            <text:p>2.051290112</text:p>
          </table:table-cell>
          <table:table-cell office:value-type="float" office:value="1.602578688" calcext:value-type="float">
            <text:p>1.602578688</text:p>
          </table:table-cell>
          <table:table-cell office:value-type="float" office:value="8.576135168" calcext:value-type="float">
            <text:p>8.576135168</text:p>
          </table:table-cell>
          <table:table-cell office:value-type="float" office:value="12.076170496" calcext:value-type="float">
            <text:p>12.076170496</text:p>
          </table:table-cell>
        </table:table-row>
        <table:table-row table:style-name="ro1">
          <table:table-cell/>
          <table:table-cell office:value-type="float" office:value="0.007125504" calcext:value-type="float">
            <text:p>0.007125504</text:p>
          </table:table-cell>
          <table:table-cell office:value-type="float" office:value="0.01370368" calcext:value-type="float">
            <text:p>0.01370368</text:p>
          </table:table-cell>
          <table:table-cell office:value-type="float" office:value="0.007318528" calcext:value-type="float">
            <text:p>0.007318528</text:p>
          </table:table-cell>
          <table:table-cell office:value-type="float" office:value="0.007213312" calcext:value-type="float">
            <text:p>0.007213312</text:p>
          </table:table-cell>
          <table:table-cell office:value-type="float" office:value="0.137579264" calcext:value-type="float">
            <text:p>0.137579264</text:p>
          </table:table-cell>
          <table:table-cell office:value-type="float" office:value="0.701113856" calcext:value-type="float">
            <text:p>0.701113856</text:p>
          </table:table-cell>
          <table:table-cell office:value-type="float" office:value="0.461218304" calcext:value-type="float">
            <text:p>0.461218304</text:p>
          </table:table-cell>
          <table:table-cell office:value-type="float" office:value="0.99848448" calcext:value-type="float">
            <text:p>0.99848448</text:p>
          </table:table-cell>
          <table:table-cell office:value-type="float" office:value="1.133683968" calcext:value-type="float">
            <text:p>1.133683968</text:p>
          </table:table-cell>
          <table:table-cell office:value-type="float" office:value="1.04969088" calcext:value-type="float">
            <text:p>1.04969088</text:p>
          </table:table-cell>
          <table:table-cell office:value-type="float" office:value="2.05132544" calcext:value-type="float">
            <text:p>2.05132544</text:p>
          </table:table-cell>
          <table:table-cell office:value-type="float" office:value="1.602590464" calcext:value-type="float">
            <text:p>1.602590464</text:p>
          </table:table-cell>
          <table:table-cell office:value-type="float" office:value="8.576251136" calcext:value-type="float">
            <text:p>8.576251136</text:p>
          </table:table-cell>
          <table:table-cell office:value-type="float" office:value="12.412265728" calcext:value-type="float">
            <text:p>12.412265728</text:p>
          </table:table-cell>
        </table:table-row>
        <table:table-row table:style-name="ro1">
          <table:table-cell/>
          <table:table-cell office:value-type="float" office:value="0.005492992" calcext:value-type="float">
            <text:p>0.005492992</text:p>
          </table:table-cell>
          <table:table-cell office:value-type="float" office:value="0.008046336" calcext:value-type="float">
            <text:p>0.008046336</text:p>
          </table:table-cell>
          <table:table-cell office:value-type="float" office:value="0.00673792" calcext:value-type="float">
            <text:p>0.00673792</text:p>
          </table:table-cell>
          <table:table-cell office:value-type="float" office:value="0.0070592" calcext:value-type="float">
            <text:p>0.0070592</text:p>
          </table:table-cell>
          <table:table-cell office:value-type="float" office:value="0.138025216" calcext:value-type="float">
            <text:p>0.138025216</text:p>
          </table:table-cell>
          <table:table-cell office:value-type="float" office:value="0.713815808" calcext:value-type="float">
            <text:p>0.713815808</text:p>
          </table:table-cell>
          <table:table-cell office:value-type="float" office:value="0.461245952" calcext:value-type="float">
            <text:p>0.461245952</text:p>
          </table:table-cell>
          <table:table-cell office:value-type="float" office:value="0.998482688" calcext:value-type="float">
            <text:p>0.998482688</text:p>
          </table:table-cell>
          <table:table-cell office:value-type="float" office:value="1.137981696" calcext:value-type="float">
            <text:p>1.137981696</text:p>
          </table:table-cell>
          <table:table-cell office:value-type="float" office:value="1.049697024" calcext:value-type="float">
            <text:p>1.049697024</text:p>
          </table:table-cell>
          <table:table-cell office:value-type="float" office:value="2.051360512" calcext:value-type="float">
            <text:p>2.051360512</text:p>
          </table:table-cell>
          <table:table-cell office:value-type="float" office:value="1.60258816" calcext:value-type="float">
            <text:p>1.60258816</text:p>
          </table:table-cell>
          <table:table-cell office:value-type="float" office:value="8.627905536" calcext:value-type="float">
            <text:p>8.627905536</text:p>
          </table:table-cell>
          <table:table-cell office:value-type="float" office:value="13.372822784" calcext:value-type="float">
            <text:p>13.372822784</text:p>
          </table:table-cell>
        </table:table-row>
        <table:table-row table:style-name="ro1">
          <table:table-cell/>
          <table:table-cell office:value-type="float" office:value="0.010518272" calcext:value-type="float">
            <text:p>0.010518272</text:p>
          </table:table-cell>
          <table:table-cell office:value-type="float" office:value="0.005867008" calcext:value-type="float">
            <text:p>0.005867008</text:p>
          </table:table-cell>
          <table:table-cell office:value-type="float" office:value="0.00676352" calcext:value-type="float">
            <text:p>0.00676352</text:p>
          </table:table-cell>
          <table:table-cell office:value-type="float" office:value="0.007077888" calcext:value-type="float">
            <text:p>0.007077888</text:p>
          </table:table-cell>
          <table:table-cell office:value-type="float" office:value="0.138093568" calcext:value-type="float">
            <text:p>0.138093568</text:p>
          </table:table-cell>
          <table:table-cell office:value-type="float" office:value="0.713823744" calcext:value-type="float">
            <text:p>0.713823744</text:p>
          </table:table-cell>
          <table:table-cell office:value-type="float" office:value="0.46127488" calcext:value-type="float">
            <text:p>0.46127488</text:p>
          </table:table-cell>
          <table:table-cell office:value-type="float" office:value="0.825015296" calcext:value-type="float">
            <text:p>0.825015296</text:p>
          </table:table-cell>
          <table:table-cell office:value-type="float" office:value="1.26329344" calcext:value-type="float">
            <text:p>1.26329344</text:p>
          </table:table-cell>
          <table:table-cell office:value-type="float" office:value="1.050582272" calcext:value-type="float">
            <text:p>1.050582272</text:p>
          </table:table-cell>
          <table:table-cell office:value-type="float" office:value="2.051396096" calcext:value-type="float">
            <text:p>2.051396096</text:p>
          </table:table-cell>
          <table:table-cell office:value-type="float" office:value="1.602585344" calcext:value-type="float">
            <text:p>1.602585344</text:p>
          </table:table-cell>
          <table:table-cell office:value-type="float" office:value="8.628047616" calcext:value-type="float">
            <text:p>8.628047616</text:p>
          </table:table-cell>
          <table:table-cell office:value-type="float" office:value="13.277896704" calcext:value-type="float">
            <text:p>13.277896704</text:p>
          </table:table-cell>
        </table:table-row>
        <table:table-row table:style-name="ro1">
          <table:table-cell/>
          <table:table-cell office:value-type="float" office:value="0.006169088" calcext:value-type="float">
            <text:p>0.006169088</text:p>
          </table:table-cell>
          <table:table-cell office:value-type="float" office:value="0.005850368" calcext:value-type="float">
            <text:p>0.005850368</text:p>
          </table:table-cell>
          <table:table-cell office:value-type="float" office:value="0.006894592" calcext:value-type="float">
            <text:p>0.006894592</text:p>
          </table:table-cell>
          <table:table-cell office:value-type="float" office:value="0.007101952" calcext:value-type="float">
            <text:p>0.007101952</text:p>
          </table:table-cell>
          <table:table-cell office:value-type="float" office:value="0.171156736" calcext:value-type="float">
            <text:p>0.171156736</text:p>
          </table:table-cell>
          <table:table-cell office:value-type="float" office:value="0.71383424" calcext:value-type="float">
            <text:p>0.71383424</text:p>
          </table:table-cell>
          <table:table-cell office:value-type="float" office:value="0.461649664" calcext:value-type="float">
            <text:p>0.461649664</text:p>
          </table:table-cell>
          <table:table-cell office:value-type="float" office:value="0.826684672" calcext:value-type="float">
            <text:p>0.826684672</text:p>
          </table:table-cell>
          <table:table-cell office:value-type="float" office:value="1.272250368" calcext:value-type="float">
            <text:p>1.272250368</text:p>
          </table:table-cell>
          <table:table-cell office:value-type="float" office:value="1.050520832" calcext:value-type="float">
            <text:p>1.050520832</text:p>
          </table:table-cell>
          <table:table-cell office:value-type="float" office:value="2.05143168" calcext:value-type="float">
            <text:p>2.05143168</text:p>
          </table:table-cell>
          <table:table-cell office:value-type="float" office:value="1.602582784" calcext:value-type="float">
            <text:p>1.602582784</text:p>
          </table:table-cell>
          <table:table-cell office:value-type="float" office:value="8.701323008" calcext:value-type="float">
            <text:p>8.701323008</text:p>
          </table:table-cell>
          <table:table-cell office:value-type="float" office:value="13.277932288" calcext:value-type="float">
            <text:p>13.277932288</text:p>
          </table:table-cell>
        </table:table-row>
        <table:table-row table:style-name="ro1">
          <table:table-cell/>
          <table:table-cell office:value-type="float" office:value="0.006002944" calcext:value-type="float">
            <text:p>0.006002944</text:p>
          </table:table-cell>
          <table:table-cell office:value-type="float" office:value="0.0078208" calcext:value-type="float">
            <text:p>0.0078208</text:p>
          </table:table-cell>
          <table:table-cell office:value-type="float" office:value="0.006864384" calcext:value-type="float">
            <text:p>0.006864384</text:p>
          </table:table-cell>
          <table:table-cell office:value-type="float" office:value="0.00712832" calcext:value-type="float">
            <text:p>0.00712832</text:p>
          </table:table-cell>
          <table:table-cell office:value-type="float" office:value="0.17119104" calcext:value-type="float">
            <text:p>0.17119104</text:p>
          </table:table-cell>
          <table:table-cell office:value-type="float" office:value="0.703512064" calcext:value-type="float">
            <text:p>0.703512064</text:p>
          </table:table-cell>
          <table:table-cell office:value-type="float" office:value="0.461475328" calcext:value-type="float">
            <text:p>0.461475328</text:p>
          </table:table-cell>
          <table:table-cell office:value-type="float" office:value="0.826323456" calcext:value-type="float">
            <text:p>0.826323456</text:p>
          </table:table-cell>
          <table:table-cell office:value-type="float" office:value="1.273920256" calcext:value-type="float">
            <text:p>1.273920256</text:p>
          </table:table-cell>
          <table:table-cell office:value-type="float" office:value="1.05050752" calcext:value-type="float">
            <text:p>1.05050752</text:p>
          </table:table-cell>
          <table:table-cell office:value-type="float" office:value="2.051466752" calcext:value-type="float">
            <text:p>2.051466752</text:p>
          </table:table-cell>
          <table:table-cell office:value-type="float" office:value="1.602578944" calcext:value-type="float">
            <text:p>1.602578944</text:p>
          </table:table-cell>
          <table:table-cell office:value-type="float" office:value="8.701479168" calcext:value-type="float">
            <text:p>8.701479168</text:p>
          </table:table-cell>
          <table:table-cell office:value-type="float" office:value="13.277973248" calcext:value-type="float">
            <text:p>13.277973248</text:p>
          </table:table-cell>
        </table:table-row>
        <table:table-row table:style-name="ro1">
          <table:table-cell/>
          <table:table-cell office:value-type="float" office:value="0.005490944" calcext:value-type="float">
            <text:p>0.005490944</text:p>
          </table:table-cell>
          <table:table-cell office:value-type="float" office:value="0.007175936" calcext:value-type="float">
            <text:p>0.007175936</text:p>
          </table:table-cell>
          <table:table-cell office:value-type="float" office:value="0.00687872" calcext:value-type="float">
            <text:p>0.00687872</text:p>
          </table:table-cell>
          <table:table-cell office:value-type="float" office:value="0.007258368" calcext:value-type="float">
            <text:p>0.007258368</text:p>
          </table:table-cell>
          <table:table-cell office:value-type="float" office:value="0.17122176" calcext:value-type="float">
            <text:p>0.17122176</text:p>
          </table:table-cell>
          <table:table-cell office:value-type="float" office:value="0.712188416" calcext:value-type="float">
            <text:p>0.712188416</text:p>
          </table:table-cell>
          <table:table-cell office:value-type="float" office:value="0.461484288" calcext:value-type="float">
            <text:p>0.461484288</text:p>
          </table:table-cell>
          <table:table-cell office:value-type="float" office:value="0.826258688" calcext:value-type="float">
            <text:p>0.826258688</text:p>
          </table:table-cell>
          <table:table-cell office:value-type="float" office:value="1.283352832" calcext:value-type="float">
            <text:p>1.283352832</text:p>
          </table:table-cell>
          <table:table-cell office:value-type="float" office:value="1.05051776" calcext:value-type="float">
            <text:p>1.05051776</text:p>
          </table:table-cell>
          <table:table-cell office:value-type="float" office:value="2.051501824" calcext:value-type="float">
            <text:p>2.051501824</text:p>
          </table:table-cell>
          <table:table-cell office:value-type="float" office:value="1.602578432" calcext:value-type="float">
            <text:p>1.602578432</text:p>
          </table:table-cell>
          <table:table-cell office:value-type="float" office:value="8.709478144" calcext:value-type="float">
            <text:p>8.709478144</text:p>
          </table:table-cell>
          <table:table-cell office:value-type="float" office:value="13.074838784" calcext:value-type="float">
            <text:p>13.074838784</text:p>
          </table:table-cell>
        </table:table-row>
        <table:table-row table:style-name="ro1">
          <table:table-cell/>
          <table:table-cell office:value-type="float" office:value="0.006142208" calcext:value-type="float">
            <text:p>0.006142208</text:p>
          </table:table-cell>
          <table:table-cell office:value-type="float" office:value="0.007419904" calcext:value-type="float">
            <text:p>0.007419904</text:p>
          </table:table-cell>
          <table:table-cell office:value-type="float" office:value="0.006907136" calcext:value-type="float">
            <text:p>0.006907136</text:p>
          </table:table-cell>
          <table:table-cell office:value-type="float" office:value="0.007003904" calcext:value-type="float">
            <text:p>0.007003904</text:p>
          </table:table-cell>
          <table:table-cell office:value-type="float" office:value="0.1712448" calcext:value-type="float">
            <text:p>0.1712448</text:p>
          </table:table-cell>
          <table:table-cell office:value-type="float" office:value="0.714278912" calcext:value-type="float">
            <text:p>0.714278912</text:p>
          </table:table-cell>
          <table:table-cell office:value-type="float" office:value="0.450949888" calcext:value-type="float">
            <text:p>0.450949888</text:p>
          </table:table-cell>
          <table:table-cell office:value-type="float" office:value="0.98035328" calcext:value-type="float">
            <text:p>0.98035328</text:p>
          </table:table-cell>
          <table:table-cell office:value-type="float" office:value="1.278985728" calcext:value-type="float">
            <text:p>1.278985728</text:p>
          </table:table-cell>
          <table:table-cell office:value-type="float" office:value="1.050515456" calcext:value-type="float">
            <text:p>1.050515456</text:p>
          </table:table-cell>
          <table:table-cell office:value-type="float" office:value="2.051537408" calcext:value-type="float">
            <text:p>2.051537408</text:p>
          </table:table-cell>
          <table:table-cell office:value-type="float" office:value="1.729369856" calcext:value-type="float">
            <text:p>1.729369856</text:p>
          </table:table-cell>
          <table:table-cell office:value-type="float" office:value="8.709539584" calcext:value-type="float">
            <text:p>8.709539584</text:p>
          </table:table-cell>
          <table:table-cell office:value-type="float" office:value="12.364928" calcext:value-type="float">
            <text:p>12.364928</text:p>
          </table:table-cell>
        </table:table-row>
        <table:table-row table:style-name="ro1">
          <table:table-cell/>
          <table:table-cell office:value-type="float" office:value="0.005796864" calcext:value-type="float">
            <text:p>0.005796864</text:p>
          </table:table-cell>
          <table:table-cell office:value-type="float" office:value="0.00778112" calcext:value-type="float">
            <text:p>0.00778112</text:p>
          </table:table-cell>
          <table:table-cell office:value-type="float" office:value="0.006929664" calcext:value-type="float">
            <text:p>0.006929664</text:p>
          </table:table-cell>
          <table:table-cell office:value-type="float" office:value="0.007019264" calcext:value-type="float">
            <text:p>0.007019264</text:p>
          </table:table-cell>
          <table:table-cell office:value-type="float" office:value="0.171272448" calcext:value-type="float">
            <text:p>0.171272448</text:p>
          </table:table-cell>
          <table:table-cell office:value-type="float" office:value="0.714265856" calcext:value-type="float">
            <text:p>0.714265856</text:p>
          </table:table-cell>
          <table:table-cell office:value-type="float" office:value="0.450994432" calcext:value-type="float">
            <text:p>0.450994432</text:p>
          </table:table-cell>
          <table:table-cell office:value-type="float" office:value="0.980297728" calcext:value-type="float">
            <text:p>0.980297728</text:p>
          </table:table-cell>
          <table:table-cell office:value-type="float" office:value="1.280121856" calcext:value-type="float">
            <text:p>1.280121856</text:p>
          </table:table-cell>
          <table:table-cell office:value-type="float" office:value="1.050513664" calcext:value-type="float">
            <text:p>1.050513664</text:p>
          </table:table-cell>
          <table:table-cell office:value-type="float" office:value="2.051573504" calcext:value-type="float">
            <text:p>2.051573504</text:p>
          </table:table-cell>
          <table:table-cell office:value-type="float" office:value="1.615318272" calcext:value-type="float">
            <text:p>1.615318272</text:p>
          </table:table-cell>
          <table:table-cell office:value-type="float" office:value="8.709581312" calcext:value-type="float">
            <text:p>8.709581312</text:p>
          </table:table-cell>
          <table:table-cell office:value-type="float" office:value="12.51390208" calcext:value-type="float">
            <text:p>12.51390208</text:p>
          </table:table-cell>
        </table:table-row>
        <table:table-row table:style-name="ro1">
          <table:table-cell/>
          <table:table-cell office:value-type="float" office:value="0.005813248" calcext:value-type="float">
            <text:p>0.005813248</text:p>
          </table:table-cell>
          <table:table-cell office:value-type="float" office:value="0.013607168" calcext:value-type="float">
            <text:p>0.013607168</text:p>
          </table:table-cell>
          <table:table-cell office:value-type="float" office:value="0.007077376" calcext:value-type="float">
            <text:p>0.007077376</text:p>
          </table:table-cell>
          <table:table-cell office:value-type="float" office:value="0.007044608" calcext:value-type="float">
            <text:p>0.007044608</text:p>
          </table:table-cell>
          <table:table-cell office:value-type="float" office:value="0.171547904" calcext:value-type="float">
            <text:p>0.171547904</text:p>
          </table:table-cell>
          <table:table-cell office:value-type="float" office:value="0.71426048" calcext:value-type="float">
            <text:p>0.71426048</text:p>
          </table:table-cell>
          <table:table-cell office:value-type="float" office:value="0.451023616" calcext:value-type="float">
            <text:p>0.451023616</text:p>
          </table:table-cell>
          <table:table-cell office:value-type="float" office:value="0.980262656" calcext:value-type="float">
            <text:p>0.980262656</text:p>
          </table:table-cell>
          <table:table-cell office:value-type="float" office:value="1.276379136" calcext:value-type="float">
            <text:p>1.276379136</text:p>
          </table:table-cell>
          <table:table-cell office:value-type="float" office:value="1.050511104" calcext:value-type="float">
            <text:p>1.050511104</text:p>
          </table:table-cell>
          <table:table-cell office:value-type="float" office:value="2.051609344" calcext:value-type="float">
            <text:p>2.051609344</text:p>
          </table:table-cell>
          <table:table-cell office:value-type="float" office:value="1.615325952" calcext:value-type="float">
            <text:p>1.615325952</text:p>
          </table:table-cell>
          <table:table-cell office:value-type="float" office:value="8.709605376" calcext:value-type="float">
            <text:p>8.709605376</text:p>
          </table:table-cell>
          <table:table-cell office:value-type="float" office:value="12.391151616" calcext:value-type="float">
            <text:p>12.391151616</text:p>
          </table:table-cell>
        </table:table-row>
        <table:table-row table:style-name="ro1">
          <table:table-cell/>
          <table:table-cell office:value-type="float" office:value="0.00620288" calcext:value-type="float">
            <text:p>0.00620288</text:p>
          </table:table-cell>
          <table:table-cell office:value-type="float" office:value="0.003327232" calcext:value-type="float">
            <text:p>0.003327232</text:p>
          </table:table-cell>
          <table:table-cell office:value-type="float" office:value="0.007035392" calcext:value-type="float">
            <text:p>0.007035392</text:p>
          </table:table-cell>
          <table:table-cell office:value-type="float" office:value="0.007070464" calcext:value-type="float">
            <text:p>0.007070464</text:p>
          </table:table-cell>
          <table:table-cell office:value-type="float" office:value="0.171492352" calcext:value-type="float">
            <text:p>0.171492352</text:p>
          </table:table-cell>
          <table:table-cell office:value-type="float" office:value="0.71425792" calcext:value-type="float">
            <text:p>0.71425792</text:p>
          </table:table-cell>
          <table:table-cell office:value-type="float" office:value="0.451051264" calcext:value-type="float">
            <text:p>0.451051264</text:p>
          </table:table-cell>
          <table:table-cell office:value-type="float" office:value="0.968101888" calcext:value-type="float">
            <text:p>0.968101888</text:p>
          </table:table-cell>
          <table:table-cell office:value-type="float" office:value="1.276428288" calcext:value-type="float">
            <text:p>1.276428288</text:p>
          </table:table-cell>
          <table:table-cell office:value-type="float" office:value="1.050509824" calcext:value-type="float">
            <text:p>1.050509824</text:p>
          </table:table-cell>
          <table:table-cell office:value-type="float" office:value="2.051923968" calcext:value-type="float">
            <text:p>2.051923968</text:p>
          </table:table-cell>
          <table:table-cell office:value-type="float" office:value="1.61532928" calcext:value-type="float">
            <text:p>1.61532928</text:p>
          </table:table-cell>
          <table:table-cell office:value-type="float" office:value="8.709641472" calcext:value-type="float">
            <text:p>8.709641472</text:p>
          </table:table-cell>
          <table:table-cell office:value-type="float" office:value="12.813812224" calcext:value-type="float">
            <text:p>12.813812224</text:p>
          </table:table-cell>
        </table:table-row>
        <table:table-row table:style-name="ro1">
          <table:table-cell/>
          <table:table-cell office:value-type="float" office:value="0.007473152" calcext:value-type="float">
            <text:p>0.007473152</text:p>
          </table:table-cell>
          <table:table-cell office:value-type="float" office:value="0.010083584" calcext:value-type="float">
            <text:p>0.010083584</text:p>
          </table:table-cell>
          <table:table-cell office:value-type="float" office:value="0.007047168" calcext:value-type="float">
            <text:p>0.007047168</text:p>
          </table:table-cell>
          <table:table-cell office:value-type="float" office:value="0.007247872" calcext:value-type="float">
            <text:p>0.007247872</text:p>
          </table:table-cell>
          <table:table-cell office:value-type="float" office:value="0.171509248" calcext:value-type="float">
            <text:p>0.171509248</text:p>
          </table:table-cell>
          <table:table-cell office:value-type="float" office:value="0.714262016" calcext:value-type="float">
            <text:p>0.714262016</text:p>
          </table:table-cell>
          <table:table-cell office:value-type="float" office:value="0.451079168" calcext:value-type="float">
            <text:p>0.451079168</text:p>
          </table:table-cell>
          <table:table-cell office:value-type="float" office:value="0.96767744" calcext:value-type="float">
            <text:p>0.96767744</text:p>
          </table:table-cell>
          <table:table-cell office:value-type="float" office:value="1.276475648" calcext:value-type="float">
            <text:p>1.276475648</text:p>
          </table:table-cell>
          <table:table-cell office:value-type="float" office:value="1.05051008" calcext:value-type="float">
            <text:p>1.05051008</text:p>
          </table:table-cell>
          <table:table-cell office:value-type="float" office:value="2.051906048" calcext:value-type="float">
            <text:p>2.051906048</text:p>
          </table:table-cell>
          <table:table-cell office:value-type="float" office:value="1.615335424" calcext:value-type="float">
            <text:p>1.615335424</text:p>
          </table:table-cell>
          <table:table-cell office:value-type="float" office:value="8.709678336" calcext:value-type="float">
            <text:p>8.709678336</text:p>
          </table:table-cell>
          <table:table-cell office:value-type="float" office:value="12.81381888" calcext:value-type="float">
            <text:p>12.81381888</text:p>
          </table:table-cell>
        </table:table-row>
        <table:table-row table:style-name="ro1">
          <table:table-cell/>
          <table:table-cell office:value-type="float" office:value="0.005663232" calcext:value-type="float">
            <text:p>0.005663232</text:p>
          </table:table-cell>
          <table:table-cell office:value-type="float" office:value="0.006953472" calcext:value-type="float">
            <text:p>0.006953472</text:p>
          </table:table-cell>
          <table:table-cell office:value-type="float" office:value="0.00683776" calcext:value-type="float">
            <text:p>0.00683776</text:p>
          </table:table-cell>
          <table:table-cell office:value-type="float" office:value="0.028740352" calcext:value-type="float">
            <text:p>0.028740352</text:p>
          </table:table-cell>
          <table:table-cell office:value-type="float" office:value="0.163748864" calcext:value-type="float">
            <text:p>0.163748864</text:p>
          </table:table-cell>
          <table:table-cell office:value-type="float" office:value="0.712169728" calcext:value-type="float">
            <text:p>0.712169728</text:p>
          </table:table-cell>
          <table:table-cell office:value-type="float" office:value="0.45110656" calcext:value-type="float">
            <text:p>0.45110656</text:p>
          </table:table-cell>
          <table:table-cell office:value-type="float" office:value="0.967610112" calcext:value-type="float">
            <text:p>0.967610112</text:p>
          </table:table-cell>
          <table:table-cell office:value-type="float" office:value="1.27652352" calcext:value-type="float">
            <text:p>1.27652352</text:p>
          </table:table-cell>
          <table:table-cell office:value-type="float" office:value="1.050509312" calcext:value-type="float">
            <text:p>1.050509312</text:p>
          </table:table-cell>
          <table:table-cell office:value-type="float" office:value="2.051979264" calcext:value-type="float">
            <text:p>2.051979264</text:p>
          </table:table-cell>
          <table:table-cell office:value-type="float" office:value="1.615340288" calcext:value-type="float">
            <text:p>1.615340288</text:p>
          </table:table-cell>
          <table:table-cell office:value-type="float" office:value="8.709716224" calcext:value-type="float">
            <text:p>8.709716224</text:p>
          </table:table-cell>
          <table:table-cell office:value-type="float" office:value="13.64803072" calcext:value-type="float">
            <text:p>13.64803072</text:p>
          </table:table-cell>
        </table:table-row>
        <table:table-row table:style-name="ro1">
          <table:table-cell/>
          <table:table-cell office:value-type="float" office:value="0.005345024" calcext:value-type="float">
            <text:p>0.005345024</text:p>
          </table:table-cell>
          <table:table-cell office:value-type="float" office:value="0.00775424" calcext:value-type="float">
            <text:p>0.00775424</text:p>
          </table:table-cell>
          <table:table-cell office:value-type="float" office:value="0.006861312" calcext:value-type="float">
            <text:p>0.006861312</text:p>
          </table:table-cell>
          <table:table-cell office:value-type="float" office:value="0.028688384" calcext:value-type="float">
            <text:p>0.028688384</text:p>
          </table:table-cell>
          <table:table-cell office:value-type="float" office:value="0.163775488" calcext:value-type="float">
            <text:p>0.163775488</text:p>
          </table:table-cell>
          <table:table-cell office:value-type="float" office:value="0.71217664" calcext:value-type="float">
            <text:p>0.71217664</text:p>
          </table:table-cell>
          <table:table-cell office:value-type="float" office:value="0.45113472" calcext:value-type="float">
            <text:p>0.45113472</text:p>
          </table:table-cell>
          <table:table-cell office:value-type="float" office:value="0.967573504" calcext:value-type="float">
            <text:p>0.967573504</text:p>
          </table:table-cell>
          <table:table-cell office:value-type="float" office:value="1.276572672" calcext:value-type="float">
            <text:p>1.276572672</text:p>
          </table:table-cell>
          <table:table-cell office:value-type="float" office:value="1.050507776" calcext:value-type="float">
            <text:p>1.050507776</text:p>
          </table:table-cell>
          <table:table-cell office:value-type="float" office:value="2.05201024" calcext:value-type="float">
            <text:p>2.05201024</text:p>
          </table:table-cell>
          <table:table-cell office:value-type="float" office:value="1.615346432" calcext:value-type="float">
            <text:p>1.615346432</text:p>
          </table:table-cell>
          <table:table-cell office:value-type="float" office:value="8.709754112" calcext:value-type="float">
            <text:p>8.709754112</text:p>
          </table:table-cell>
          <table:table-cell office:value-type="float" office:value="13.7917376" calcext:value-type="float">
            <text:p>13.7917376</text:p>
          </table:table-cell>
        </table:table-row>
        <table:table-row table:style-name="ro1">
          <table:table-cell/>
          <table:table-cell office:value-type="float" office:value="0.007190528" calcext:value-type="float">
            <text:p>0.007190528</text:p>
          </table:table-cell>
          <table:table-cell office:value-type="float" office:value="0.006155008" calcext:value-type="float">
            <text:p>0.006155008</text:p>
          </table:table-cell>
          <table:table-cell office:value-type="float" office:value="0.006986496" calcext:value-type="float">
            <text:p>0.006986496</text:p>
          </table:table-cell>
          <table:table-cell office:value-type="float" office:value="0.028667904" calcext:value-type="float">
            <text:p>0.028667904</text:p>
          </table:table-cell>
          <table:table-cell office:value-type="float" office:value="0.163803904" calcext:value-type="float">
            <text:p>0.163803904</text:p>
          </table:table-cell>
          <table:table-cell office:value-type="float" office:value="0.712182784" calcext:value-type="float">
            <text:p>0.712182784</text:p>
          </table:table-cell>
          <table:table-cell office:value-type="float" office:value="0.4511616" calcext:value-type="float">
            <text:p>0.4511616</text:p>
          </table:table-cell>
          <table:table-cell office:value-type="float" office:value="0.967542528" calcext:value-type="float">
            <text:p>0.967542528</text:p>
          </table:table-cell>
          <table:table-cell office:value-type="float" office:value="1.276622336" calcext:value-type="float">
            <text:p>1.276622336</text:p>
          </table:table-cell>
          <table:table-cell office:value-type="float" office:value="1.050504704" calcext:value-type="float">
            <text:p>1.050504704</text:p>
          </table:table-cell>
          <table:table-cell office:value-type="float" office:value="2.052040704" calcext:value-type="float">
            <text:p>2.052040704</text:p>
          </table:table-cell>
          <table:table-cell office:value-type="float" office:value="1.615351808" calcext:value-type="float">
            <text:p>1.615351808</text:p>
          </table:table-cell>
          <table:table-cell office:value-type="float" office:value="8.709792768" calcext:value-type="float">
            <text:p>8.709792768</text:p>
          </table:table-cell>
          <table:table-cell office:value-type="float" office:value="13.791757312" calcext:value-type="float">
            <text:p>13.791757312</text:p>
          </table:table-cell>
        </table:table-row>
        <table:table-row table:style-name="ro1">
          <table:table-cell/>
          <table:table-cell office:value-type="float" office:value="0.006927872" calcext:value-type="float">
            <text:p>0.006927872</text:p>
          </table:table-cell>
          <table:table-cell office:value-type="float" office:value="0.006541056" calcext:value-type="float">
            <text:p>0.006541056</text:p>
          </table:table-cell>
          <table:table-cell office:value-type="float" office:value="0.006958848" calcext:value-type="float">
            <text:p>0.006958848</text:p>
          </table:table-cell>
          <table:table-cell office:value-type="float" office:value="0.028657152" calcext:value-type="float">
            <text:p>0.028657152</text:p>
          </table:table-cell>
          <table:table-cell office:value-type="float" office:value="0.163832832" calcext:value-type="float">
            <text:p>0.163832832</text:p>
          </table:table-cell>
          <table:table-cell office:value-type="float" office:value="0.701595136" calcext:value-type="float">
            <text:p>0.701595136</text:p>
          </table:table-cell>
          <table:table-cell office:value-type="float" office:value="0.45118848" calcext:value-type="float">
            <text:p>0.45118848</text:p>
          </table:table-cell>
          <table:table-cell office:value-type="float" office:value="0.979780096" calcext:value-type="float">
            <text:p>0.979780096</text:p>
          </table:table-cell>
          <table:table-cell office:value-type="float" office:value="1.285516032" calcext:value-type="float">
            <text:p>1.285516032</text:p>
          </table:table-cell>
          <table:table-cell office:value-type="float" office:value="1.050501376" calcext:value-type="float">
            <text:p>1.050501376</text:p>
          </table:table-cell>
          <table:table-cell office:value-type="float" office:value="2.052072192" calcext:value-type="float">
            <text:p>2.052072192</text:p>
          </table:table-cell>
          <table:table-cell office:value-type="float" office:value="1.599233536" calcext:value-type="float">
            <text:p>1.599233536</text:p>
          </table:table-cell>
          <table:table-cell office:value-type="float" office:value="8.709830144" calcext:value-type="float">
            <text:p>8.709830144</text:p>
          </table:table-cell>
          <table:table-cell office:value-type="float" office:value="13.791774464" calcext:value-type="float">
            <text:p>13.791774464</text:p>
          </table:table-cell>
        </table:table-row>
        <table:table-row table:style-name="ro1">
          <table:table-cell/>
          <table:table-cell office:value-type="float" office:value="0.005540096" calcext:value-type="float">
            <text:p>0.005540096</text:p>
          </table:table-cell>
          <table:table-cell office:value-type="float" office:value="0.006199808" calcext:value-type="float">
            <text:p>0.006199808</text:p>
          </table:table-cell>
          <table:table-cell office:value-type="float" office:value="0.006973184" calcext:value-type="float">
            <text:p>0.006973184</text:p>
          </table:table-cell>
          <table:table-cell office:value-type="float" office:value="0.028649984" calcext:value-type="float">
            <text:p>0.028649984</text:p>
          </table:table-cell>
          <table:table-cell office:value-type="float" office:value="0.163862272" calcext:value-type="float">
            <text:p>0.163862272</text:p>
          </table:table-cell>
          <table:table-cell office:value-type="float" office:value="0.700251392" calcext:value-type="float">
            <text:p>0.700251392</text:p>
          </table:table-cell>
          <table:table-cell office:value-type="float" office:value="0.45121664" calcext:value-type="float">
            <text:p>0.45121664</text:p>
          </table:table-cell>
          <table:table-cell office:value-type="float" office:value="0.979750912" calcext:value-type="float">
            <text:p>0.979750912</text:p>
          </table:table-cell>
          <table:table-cell office:value-type="float" office:value="1.285234944" calcext:value-type="float">
            <text:p>1.285234944</text:p>
          </table:table-cell>
          <table:table-cell office:value-type="float" office:value="1.05049984" calcext:value-type="float">
            <text:p>1.05049984</text:p>
          </table:table-cell>
          <table:table-cell office:value-type="float" office:value="2.052103424" calcext:value-type="float">
            <text:p>2.052103424</text:p>
          </table:table-cell>
          <table:table-cell office:value-type="float" office:value="1.599180544" calcext:value-type="float">
            <text:p>1.599180544</text:p>
          </table:table-cell>
          <table:table-cell office:value-type="float" office:value="8.709868544" calcext:value-type="float">
            <text:p>8.709868544</text:p>
          </table:table-cell>
          <table:table-cell office:value-type="float" office:value="10.983444224" calcext:value-type="float">
            <text:p>10.983444224</text:p>
          </table:table-cell>
        </table:table-row>
        <table:table-row table:style-name="ro1">
          <table:table-cell/>
          <table:table-cell office:value-type="float" office:value="0.005608192" calcext:value-type="float">
            <text:p>0.005608192</text:p>
          </table:table-cell>
          <table:table-cell office:value-type="float" office:value="0.006135808" calcext:value-type="float">
            <text:p>0.006135808</text:p>
          </table:table-cell>
          <table:table-cell office:value-type="float" office:value="0.0056192" calcext:value-type="float">
            <text:p>0.0056192</text:p>
          </table:table-cell>
          <table:table-cell office:value-type="float" office:value="0.02825088" calcext:value-type="float">
            <text:p>0.02825088</text:p>
          </table:table-cell>
          <table:table-cell office:value-type="float" office:value="0.164714752" calcext:value-type="float">
            <text:p>0.164714752</text:p>
          </table:table-cell>
          <table:table-cell office:value-type="float" office:value="0.712621568" calcext:value-type="float">
            <text:p>0.712621568</text:p>
          </table:table-cell>
          <table:table-cell office:value-type="float" office:value="0.4512448" calcext:value-type="float">
            <text:p>0.4512448</text:p>
          </table:table-cell>
          <table:table-cell office:value-type="float" office:value="0.979725312" calcext:value-type="float">
            <text:p>0.979725312</text:p>
          </table:table-cell>
          <table:table-cell office:value-type="float" office:value="1.285117184" calcext:value-type="float">
            <text:p>1.285117184</text:p>
          </table:table-cell>
          <table:table-cell office:value-type="float" office:value="1.0505024" calcext:value-type="float">
            <text:p>1.0505024</text:p>
          </table:table-cell>
          <table:table-cell office:value-type="float" office:value="2.0521344" calcext:value-type="float">
            <text:p>2.0521344</text:p>
          </table:table-cell>
          <table:table-cell office:value-type="float" office:value="1.681910784" calcext:value-type="float">
            <text:p>1.681910784</text:p>
          </table:table-cell>
          <table:table-cell office:value-type="float" office:value="8.709906944" calcext:value-type="float">
            <text:p>8.709906944</text:p>
          </table:table-cell>
          <table:table-cell office:value-type="float" office:value="10.983489024" calcext:value-type="float">
            <text:p>10.983489024</text:p>
          </table:table-cell>
        </table:table-row>
        <table:table-row table:style-name="ro1">
          <table:table-cell/>
          <table:table-cell office:value-type="float" office:value="0.005712384" calcext:value-type="float">
            <text:p>0.005712384</text:p>
          </table:table-cell>
          <table:table-cell office:value-type="float" office:value="0.006631936" calcext:value-type="float">
            <text:p>0.006631936</text:p>
          </table:table-cell>
          <table:table-cell office:value-type="float" office:value="0.005640704" calcext:value-type="float">
            <text:p>0.005640704</text:p>
          </table:table-cell>
          <table:table-cell office:value-type="float" office:value="0.028220672" calcext:value-type="float">
            <text:p>0.028220672</text:p>
          </table:table-cell>
          <table:table-cell office:value-type="float" office:value="0.164768768" calcext:value-type="float">
            <text:p>0.164768768</text:p>
          </table:table-cell>
          <table:table-cell office:value-type="float" office:value="0.712613888" calcext:value-type="float">
            <text:p>0.712613888</text:p>
          </table:table-cell>
          <table:table-cell office:value-type="float" office:value="0.451273472" calcext:value-type="float">
            <text:p>0.451273472</text:p>
          </table:table-cell>
          <table:table-cell office:value-type="float" office:value="0.999041024" calcext:value-type="float">
            <text:p>0.999041024</text:p>
          </table:table-cell>
          <table:table-cell office:value-type="float" office:value="1.285017088" calcext:value-type="float">
            <text:p>1.285017088</text:p>
          </table:table-cell>
          <table:table-cell office:value-type="float" office:value="1.13557888" calcext:value-type="float">
            <text:p>1.13557888</text:p>
          </table:table-cell>
          <table:table-cell office:value-type="float" office:value="2.052165888" calcext:value-type="float">
            <text:p>2.052165888</text:p>
          </table:table-cell>
          <table:table-cell office:value-type="float" office:value="1.681878784" calcext:value-type="float">
            <text:p>1.681878784</text:p>
          </table:table-cell>
          <table:table-cell office:value-type="float" office:value="8.709946624" calcext:value-type="float">
            <text:p>8.709946624</text:p>
          </table:table-cell>
          <table:table-cell office:value-type="float" office:value="10.983616256" calcext:value-type="float">
            <text:p>10.983616256</text:p>
          </table:table-cell>
        </table:table-row>
        <table:table-row table:style-name="ro1">
          <table:table-cell/>
          <table:table-cell office:value-type="float" office:value="0.006609664" calcext:value-type="float">
            <text:p>0.006609664</text:p>
          </table:table-cell>
          <table:table-cell office:value-type="float" office:value="0.009803008" calcext:value-type="float">
            <text:p>0.009803008</text:p>
          </table:table-cell>
          <table:table-cell office:value-type="float" office:value="0.005783552" calcext:value-type="float">
            <text:p>0.005783552</text:p>
          </table:table-cell>
          <table:table-cell office:value-type="float" office:value="0.02823936" calcext:value-type="float">
            <text:p>0.02823936</text:p>
          </table:table-cell>
          <table:table-cell office:value-type="float" office:value="0.16497536" calcext:value-type="float">
            <text:p>0.16497536</text:p>
          </table:table-cell>
          <table:table-cell office:value-type="float" office:value="0.712610304" calcext:value-type="float">
            <text:p>0.712610304</text:p>
          </table:table-cell>
          <table:table-cell office:value-type="float" office:value="0.451587328" calcext:value-type="float">
            <text:p>0.451587328</text:p>
          </table:table-cell>
          <table:table-cell office:value-type="float" office:value="0.984228864" calcext:value-type="float">
            <text:p>0.984228864</text:p>
          </table:table-cell>
          <table:table-cell office:value-type="float" office:value="1.284921088" calcext:value-type="float">
            <text:p>1.284921088</text:p>
          </table:table-cell>
          <table:table-cell office:value-type="float" office:value="1.135588352" calcext:value-type="float">
            <text:p>1.135588352</text:p>
          </table:table-cell>
          <table:table-cell office:value-type="float" office:value="2.052196608" calcext:value-type="float">
            <text:p>2.052196608</text:p>
          </table:table-cell>
          <table:table-cell office:value-type="float" office:value="1.68184832" calcext:value-type="float">
            <text:p>1.68184832</text:p>
          </table:table-cell>
          <table:table-cell office:value-type="float" office:value="8.709989632" calcext:value-type="float">
            <text:p>8.709989632</text:p>
          </table:table-cell>
          <table:table-cell office:value-type="float" office:value="10.983684864" calcext:value-type="float">
            <text:p>10.983684864</text:p>
          </table:table-cell>
        </table:table-row>
        <table:table-row table:style-name="ro1">
          <table:table-cell/>
          <table:table-cell office:value-type="float" office:value="0.005613312" calcext:value-type="float">
            <text:p>0.005613312</text:p>
          </table:table-cell>
          <table:table-cell office:value-type="float" office:value="0.00622336" calcext:value-type="float">
            <text:p>0.00622336</text:p>
          </table:table-cell>
          <table:table-cell office:value-type="float" office:value="0.005740544" calcext:value-type="float">
            <text:p>0.005740544</text:p>
          </table:table-cell>
          <table:table-cell office:value-type="float" office:value="0.028264704" calcext:value-type="float">
            <text:p>0.028264704</text:p>
          </table:table-cell>
          <table:table-cell office:value-type="float" office:value="0.164935936" calcext:value-type="float">
            <text:p>0.164935936</text:p>
          </table:table-cell>
          <table:table-cell office:value-type="float" office:value="0.712608512" calcext:value-type="float">
            <text:p>0.712608512</text:p>
          </table:table-cell>
          <table:table-cell office:value-type="float" office:value="0.451470848" calcext:value-type="float">
            <text:p>0.451470848</text:p>
          </table:table-cell>
          <table:table-cell office:value-type="float" office:value="0.982313472" calcext:value-type="float">
            <text:p>0.982313472</text:p>
          </table:table-cell>
          <table:table-cell office:value-type="float" office:value="1.284827136" calcext:value-type="float">
            <text:p>1.284827136</text:p>
          </table:table-cell>
          <table:table-cell office:value-type="float" office:value="1.135586816" calcext:value-type="float">
            <text:p>1.135586816</text:p>
          </table:table-cell>
          <table:table-cell office:value-type="float" office:value="2.05222784" calcext:value-type="float">
            <text:p>2.05222784</text:p>
          </table:table-cell>
          <table:table-cell office:value-type="float" office:value="1.750574336" calcext:value-type="float">
            <text:p>1.750574336</text:p>
          </table:table-cell>
          <table:table-cell office:value-type="float" office:value="8.710029824" calcext:value-type="float">
            <text:p>8.710029824</text:p>
          </table:table-cell>
          <table:table-cell office:value-type="float" office:value="13.02968064" calcext:value-type="float">
            <text:p>13.02968064</text:p>
          </table:table-cell>
        </table:table-row>
        <table:table-row table:style-name="ro1">
          <table:table-cell/>
          <table:table-cell office:value-type="float" office:value="0.006527488" calcext:value-type="float">
            <text:p>0.006527488</text:p>
          </table:table-cell>
          <table:table-cell office:value-type="float" office:value="0.00853632" calcext:value-type="float">
            <text:p>0.00853632</text:p>
          </table:table-cell>
          <table:table-cell office:value-type="float" office:value="0.005753088" calcext:value-type="float">
            <text:p>0.005753088</text:p>
          </table:table-cell>
          <table:table-cell office:value-type="float" office:value="0.028291328" calcext:value-type="float">
            <text:p>0.028291328</text:p>
          </table:table-cell>
          <table:table-cell office:value-type="float" office:value="0.164954112" calcext:value-type="float">
            <text:p>0.164954112</text:p>
          </table:table-cell>
          <table:table-cell office:value-type="float" office:value="0.712609536" calcext:value-type="float">
            <text:p>0.712609536</text:p>
          </table:table-cell>
          <table:table-cell office:value-type="float" office:value="0.657851392" calcext:value-type="float">
            <text:p>0.657851392</text:p>
          </table:table-cell>
          <table:table-cell office:value-type="float" office:value="0.98225536" calcext:value-type="float">
            <text:p>0.98225536</text:p>
          </table:table-cell>
          <table:table-cell office:value-type="float" office:value="1.284729856" calcext:value-type="float">
            <text:p>1.284729856</text:p>
          </table:table-cell>
          <table:table-cell office:value-type="float" office:value="1.110338048" calcext:value-type="float">
            <text:p>1.110338048</text:p>
          </table:table-cell>
          <table:table-cell office:value-type="float" office:value="2.05225856" calcext:value-type="float">
            <text:p>2.05225856</text:p>
          </table:table-cell>
          <table:table-cell office:value-type="float" office:value="1.75058688" calcext:value-type="float">
            <text:p>1.75058688</text:p>
          </table:table-cell>
          <table:table-cell office:value-type="float" office:value="8.710070528" calcext:value-type="float">
            <text:p>8.710070528</text:p>
          </table:table-cell>
          <table:table-cell office:value-type="float" office:value="13.029742592" calcext:value-type="float">
            <text:p>13.029742592</text:p>
          </table:table-cell>
        </table:table-row>
        <table:table-row table:style-name="ro1">
          <table:table-cell/>
          <table:table-cell office:value-type="float" office:value="0.003331328" calcext:value-type="float">
            <text:p>0.003331328</text:p>
          </table:table-cell>
          <table:table-cell office:value-type="float" office:value="0.006405888" calcext:value-type="float">
            <text:p>0.006405888</text:p>
          </table:table-cell>
          <table:table-cell office:value-type="float" office:value="0.024514816" calcext:value-type="float">
            <text:p>0.024514816</text:p>
          </table:table-cell>
          <table:table-cell office:value-type="float" office:value="0.028235776" calcext:value-type="float">
            <text:p>0.028235776</text:p>
          </table:table-cell>
          <table:table-cell office:value-type="float" office:value="0.164500736" calcext:value-type="float">
            <text:p>0.164500736</text:p>
          </table:table-cell>
          <table:table-cell office:value-type="float" office:value="0.7042688" calcext:value-type="float">
            <text:p>0.7042688</text:p>
          </table:table-cell>
          <table:table-cell office:value-type="float" office:value="0.672687616" calcext:value-type="float">
            <text:p>0.672687616</text:p>
          </table:table-cell>
          <table:table-cell office:value-type="float" office:value="0.953441536" calcext:value-type="float">
            <text:p>0.953441536</text:p>
          </table:table-cell>
          <table:table-cell office:value-type="float" office:value="1.379981824" calcext:value-type="float">
            <text:p>1.379981824</text:p>
          </table:table-cell>
          <table:table-cell office:value-type="float" office:value="1.110339584" calcext:value-type="float">
            <text:p>1.110339584</text:p>
          </table:table-cell>
          <table:table-cell office:value-type="float" office:value="2.026914048" calcext:value-type="float">
            <text:p>2.026914048</text:p>
          </table:table-cell>
          <table:table-cell office:value-type="float" office:value="1.750676736" calcext:value-type="float">
            <text:p>1.750676736</text:p>
          </table:table-cell>
          <table:table-cell office:value-type="float" office:value="8.71011072" calcext:value-type="float">
            <text:p>8.71011072</text:p>
          </table:table-cell>
          <table:table-cell office:value-type="float" office:value="13.029812736" calcext:value-type="float">
            <text:p>13.029812736</text:p>
          </table:table-cell>
        </table:table-row>
        <table:table-row table:style-name="ro1">
          <table:table-cell/>
          <table:table-cell office:value-type="float" office:value="0.009836288" calcext:value-type="float">
            <text:p>0.009836288</text:p>
          </table:table-cell>
          <table:table-cell office:value-type="float" office:value="0.012553728" calcext:value-type="float">
            <text:p>0.012553728</text:p>
          </table:table-cell>
          <table:table-cell office:value-type="float" office:value="0.024943872" calcext:value-type="float">
            <text:p>0.024943872</text:p>
          </table:table-cell>
          <table:table-cell office:value-type="float" office:value="0.028256256" calcext:value-type="float">
            <text:p>0.028256256</text:p>
          </table:table-cell>
          <table:table-cell office:value-type="float" office:value="0.164527104" calcext:value-type="float">
            <text:p>0.164527104</text:p>
          </table:table-cell>
          <table:table-cell office:value-type="float" office:value="0.704300032" calcext:value-type="float">
            <text:p>0.704300032</text:p>
          </table:table-cell>
          <table:table-cell office:value-type="float" office:value="0.67272448" calcext:value-type="float">
            <text:p>0.67272448</text:p>
          </table:table-cell>
          <table:table-cell office:value-type="float" office:value="0.953435648" calcext:value-type="float">
            <text:p>0.953435648</text:p>
          </table:table-cell>
          <table:table-cell office:value-type="float" office:value="1.380030208" calcext:value-type="float">
            <text:p>1.380030208</text:p>
          </table:table-cell>
          <table:table-cell office:value-type="float" office:value="1.11732864" calcext:value-type="float">
            <text:p>1.11732864</text:p>
          </table:table-cell>
          <table:table-cell office:value-type="float" office:value="2.026955008" calcext:value-type="float">
            <text:p>2.026955008</text:p>
          </table:table-cell>
          <table:table-cell office:value-type="float" office:value="1.750529536" calcext:value-type="float">
            <text:p>1.750529536</text:p>
          </table:table-cell>
          <table:table-cell office:value-type="float" office:value="8.71015168" calcext:value-type="float">
            <text:p>8.71015168</text:p>
          </table:table-cell>
          <table:table-cell office:value-type="float" office:value="13.029969408" calcext:value-type="float">
            <text:p>13.029969408</text:p>
          </table:table-cell>
        </table:table-row>
        <table:table-row table:style-name="ro1">
          <table:table-cell/>
          <table:table-cell office:value-type="float" office:value="0.005692928" calcext:value-type="float">
            <text:p>0.005692928</text:p>
          </table:table-cell>
          <table:table-cell office:value-type="float" office:value="0.00264576" calcext:value-type="float">
            <text:p>0.00264576</text:p>
          </table:table-cell>
          <table:table-cell office:value-type="float" office:value="0.0248704" calcext:value-type="float">
            <text:p>0.0248704</text:p>
          </table:table-cell>
          <table:table-cell office:value-type="float" office:value="0.028297216" calcext:value-type="float">
            <text:p>0.028297216</text:p>
          </table:table-cell>
          <table:table-cell office:value-type="float" office:value="0.164554752" calcext:value-type="float">
            <text:p>0.164554752</text:p>
          </table:table-cell>
          <table:table-cell office:value-type="float" office:value="0.704313088" calcext:value-type="float">
            <text:p>0.704313088</text:p>
          </table:table-cell>
          <table:table-cell office:value-type="float" office:value="0.672764672" calcext:value-type="float">
            <text:p>0.672764672</text:p>
          </table:table-cell>
          <table:table-cell office:value-type="float" office:value="0.95343232" calcext:value-type="float">
            <text:p>0.95343232</text:p>
          </table:table-cell>
          <table:table-cell office:value-type="float" office:value="1.380064256" calcext:value-type="float">
            <text:p>1.380064256</text:p>
          </table:table-cell>
          <table:table-cell office:value-type="float" office:value="1.111264768" calcext:value-type="float">
            <text:p>1.111264768</text:p>
          </table:table-cell>
          <table:table-cell office:value-type="float" office:value="2.027060736" calcext:value-type="float">
            <text:p>2.027060736</text:p>
          </table:table-cell>
          <table:table-cell office:value-type="float" office:value="1.750397184" calcext:value-type="float">
            <text:p>1.750397184</text:p>
          </table:table-cell>
          <table:table-cell office:value-type="float" office:value="8.710193664" calcext:value-type="float">
            <text:p>8.710193664</text:p>
          </table:table-cell>
          <table:table-cell office:value-type="float" office:value="12.59720704" calcext:value-type="float">
            <text:p>12.59720704</text:p>
          </table:table-cell>
        </table:table-row>
        <table:table-row table:style-name="ro1">
          <table:table-cell/>
          <table:table-cell office:value-type="float" office:value="0.006690304" calcext:value-type="float">
            <text:p>0.006690304</text:p>
          </table:table-cell>
          <table:table-cell office:value-type="float" office:value="0.009200896" calcext:value-type="float">
            <text:p>0.009200896</text:p>
          </table:table-cell>
          <table:table-cell office:value-type="float" office:value="0.024878336" calcext:value-type="float">
            <text:p>0.024878336</text:p>
          </table:table-cell>
          <table:table-cell office:value-type="float" office:value="0.02834944" calcext:value-type="float">
            <text:p>0.02834944</text:p>
          </table:table-cell>
          <table:table-cell office:value-type="float" office:value="0.164581888" calcext:value-type="float">
            <text:p>0.164581888</text:p>
          </table:table-cell>
          <table:table-cell office:value-type="float" office:value="0.684764928" calcext:value-type="float">
            <text:p>0.684764928</text:p>
          </table:table-cell>
          <table:table-cell office:value-type="float" office:value="0.67279616" calcext:value-type="float">
            <text:p>0.67279616</text:p>
          </table:table-cell>
          <table:table-cell office:value-type="float" office:value="0.980792064" calcext:value-type="float">
            <text:p>0.980792064</text:p>
          </table:table-cell>
          <table:table-cell office:value-type="float" office:value="1.38009856" calcext:value-type="float">
            <text:p>1.38009856</text:p>
          </table:table-cell>
          <table:table-cell office:value-type="float" office:value="1.111235072" calcext:value-type="float">
            <text:p>1.111235072</text:p>
          </table:table-cell>
          <table:table-cell office:value-type="float" office:value="2.027102976" calcext:value-type="float">
            <text:p>2.027102976</text:p>
          </table:table-cell>
          <table:table-cell office:value-type="float" office:value="1.750370816" calcext:value-type="float">
            <text:p>1.750370816</text:p>
          </table:table-cell>
          <table:table-cell office:value-type="float" office:value="8.710235136" calcext:value-type="float">
            <text:p>8.710235136</text:p>
          </table:table-cell>
          <table:table-cell office:value-type="float" office:value="12.597239296" calcext:value-type="float">
            <text:p>12.597239296</text:p>
          </table:table-cell>
        </table:table-row>
        <table:table-row table:style-name="ro1">
          <table:table-cell/>
          <table:table-cell office:value-type="float" office:value="0.006511104" calcext:value-type="float">
            <text:p>0.006511104</text:p>
          </table:table-cell>
          <table:table-cell office:value-type="float" office:value="0.01564672" calcext:value-type="float">
            <text:p>0.01564672</text:p>
          </table:table-cell>
          <table:table-cell office:value-type="float" office:value="0.024824832" calcext:value-type="float">
            <text:p>0.024824832</text:p>
          </table:table-cell>
          <table:table-cell office:value-type="float" office:value="0.02837888" calcext:value-type="float">
            <text:p>0.02837888</text:p>
          </table:table-cell>
          <table:table-cell office:value-type="float" office:value="0.164609792" calcext:value-type="float">
            <text:p>0.164609792</text:p>
          </table:table-cell>
          <table:table-cell office:value-type="float" office:value="0.685266944" calcext:value-type="float">
            <text:p>0.685266944</text:p>
          </table:table-cell>
          <table:table-cell office:value-type="float" office:value="0.672827392" calcext:value-type="float">
            <text:p>0.672827392</text:p>
          </table:table-cell>
          <table:table-cell office:value-type="float" office:value="0.980761344" calcext:value-type="float">
            <text:p>0.980761344</text:p>
          </table:table-cell>
          <table:table-cell office:value-type="float" office:value="1.380132608" calcext:value-type="float">
            <text:p>1.380132608</text:p>
          </table:table-cell>
          <table:table-cell office:value-type="float" office:value="1.111216896" calcext:value-type="float">
            <text:p>1.111216896</text:p>
          </table:table-cell>
          <table:table-cell office:value-type="float" office:value="2.027144448" calcext:value-type="float">
            <text:p>2.027144448</text:p>
          </table:table-cell>
          <table:table-cell office:value-type="float" office:value="1.750351616" calcext:value-type="float">
            <text:p>1.750351616</text:p>
          </table:table-cell>
          <table:table-cell office:value-type="float" office:value="8.710276352" calcext:value-type="float">
            <text:p>8.710276352</text:p>
          </table:table-cell>
          <table:table-cell office:value-type="float" office:value="12.597277184" calcext:value-type="float">
            <text:p>12.597277184</text:p>
          </table:table-cell>
        </table:table-row>
        <table:table-row table:style-name="ro1">
          <table:table-cell/>
          <table:table-cell office:value-type="float" office:value="0.006212864" calcext:value-type="float">
            <text:p>0.006212864</text:p>
          </table:table-cell>
          <table:table-cell office:value-type="float" office:value="0.00548224" calcext:value-type="float">
            <text:p>0.00548224</text:p>
          </table:table-cell>
          <table:table-cell office:value-type="float" office:value="0.024521216" calcext:value-type="float">
            <text:p>0.024521216</text:p>
          </table:table-cell>
          <table:table-cell office:value-type="float" office:value="0.028207872" calcext:value-type="float">
            <text:p>0.028207872</text:p>
          </table:table-cell>
          <table:table-cell office:value-type="float" office:value="0.164642048" calcext:value-type="float">
            <text:p>0.164642048</text:p>
          </table:table-cell>
          <table:table-cell office:value-type="float" office:value="0.704736256" calcext:value-type="float">
            <text:p>0.704736256</text:p>
          </table:table-cell>
          <table:table-cell office:value-type="float" office:value="0.6728576" calcext:value-type="float">
            <text:p>0.6728576</text:p>
          </table:table-cell>
          <table:table-cell office:value-type="float" office:value="0.980728064" calcext:value-type="float">
            <text:p>0.980728064</text:p>
          </table:table-cell>
          <table:table-cell office:value-type="float" office:value="1.387184384" calcext:value-type="float">
            <text:p>1.387184384</text:p>
          </table:table-cell>
          <table:table-cell office:value-type="float" office:value="1.111207168" calcext:value-type="float">
            <text:p>1.111207168</text:p>
          </table:table-cell>
          <table:table-cell office:value-type="float" office:value="2.027186432" calcext:value-type="float">
            <text:p>2.027186432</text:p>
          </table:table-cell>
          <table:table-cell office:value-type="float" office:value="1.750337024" calcext:value-type="float">
            <text:p>1.750337024</text:p>
          </table:table-cell>
          <table:table-cell office:value-type="float" office:value="8.710318336" calcext:value-type="float">
            <text:p>8.710318336</text:p>
          </table:table-cell>
          <table:table-cell office:value-type="float" office:value="12.59732992" calcext:value-type="float">
            <text:p>12.59732992</text:p>
          </table:table-cell>
        </table:table-row>
        <table:table-row table:style-name="ro1">
          <table:table-cell/>
          <table:table-cell office:value-type="float" office:value="0.00750592" calcext:value-type="float">
            <text:p>0.00750592</text:p>
          </table:table-cell>
          <table:table-cell office:value-type="float" office:value="0.0072832" calcext:value-type="float">
            <text:p>0.0072832</text:p>
          </table:table-cell>
          <table:table-cell office:value-type="float" office:value="0.0246528" calcext:value-type="float">
            <text:p>0.0246528</text:p>
          </table:table-cell>
          <table:table-cell office:value-type="float" office:value="0.028186624" calcext:value-type="float">
            <text:p>0.028186624</text:p>
          </table:table-cell>
          <table:table-cell office:value-type="float" office:value="0.16466048" calcext:value-type="float">
            <text:p>0.16466048</text:p>
          </table:table-cell>
          <table:table-cell office:value-type="float" office:value="0.704726784" calcext:value-type="float">
            <text:p>0.704726784</text:p>
          </table:table-cell>
          <table:table-cell office:value-type="float" office:value="0.672878592" calcext:value-type="float">
            <text:p>0.672878592</text:p>
          </table:table-cell>
          <table:table-cell office:value-type="float" office:value="0.980466432" calcext:value-type="float">
            <text:p>0.980466432</text:p>
          </table:table-cell>
          <table:table-cell office:value-type="float" office:value="1.382788096" calcext:value-type="float">
            <text:p>1.382788096</text:p>
          </table:table-cell>
          <table:table-cell office:value-type="float" office:value="1.11119744" calcext:value-type="float">
            <text:p>1.11119744</text:p>
          </table:table-cell>
          <table:table-cell office:value-type="float" office:value="2.027228672" calcext:value-type="float">
            <text:p>2.027228672</text:p>
          </table:table-cell>
          <table:table-cell office:value-type="float" office:value="1.750324224" calcext:value-type="float">
            <text:p>1.750324224</text:p>
          </table:table-cell>
          <table:table-cell office:value-type="float" office:value="8.710360576" calcext:value-type="float">
            <text:p>8.710360576</text:p>
          </table:table-cell>
          <table:table-cell office:value-type="float" office:value="11.805490944" calcext:value-type="float">
            <text:p>11.805490944</text:p>
          </table:table-cell>
        </table:table-row>
        <table:table-row table:style-name="ro1">
          <table:table-cell/>
          <table:table-cell office:value-type="float" office:value="0.005974016" calcext:value-type="float">
            <text:p>0.005974016</text:p>
          </table:table-cell>
          <table:table-cell office:value-type="float" office:value="0.007265024" calcext:value-type="float">
            <text:p>0.007265024</text:p>
          </table:table-cell>
          <table:table-cell office:value-type="float" office:value="0.024621824" calcext:value-type="float">
            <text:p>0.024621824</text:p>
          </table:table-cell>
          <table:table-cell office:value-type="float" office:value="0.028240896" calcext:value-type="float">
            <text:p>0.028240896</text:p>
          </table:table-cell>
          <table:table-cell office:value-type="float" office:value="0.164880384" calcext:value-type="float">
            <text:p>0.164880384</text:p>
          </table:table-cell>
          <table:table-cell office:value-type="float" office:value="0.704721664" calcext:value-type="float">
            <text:p>0.704721664</text:p>
          </table:table-cell>
          <table:table-cell office:value-type="float" office:value="0.672906496" calcext:value-type="float">
            <text:p>0.672906496</text:p>
          </table:table-cell>
          <table:table-cell office:value-type="float" office:value="0.980355328" calcext:value-type="float">
            <text:p>0.980355328</text:p>
          </table:table-cell>
          <table:table-cell office:value-type="float" office:value="1.38371712" calcext:value-type="float">
            <text:p>1.38371712</text:p>
          </table:table-cell>
          <table:table-cell office:value-type="float" office:value="1.111196928" calcext:value-type="float">
            <text:p>1.111196928</text:p>
          </table:table-cell>
          <table:table-cell office:value-type="float" office:value="2.027271168" calcext:value-type="float">
            <text:p>2.027271168</text:p>
          </table:table-cell>
          <table:table-cell office:value-type="float" office:value="1.75030656" calcext:value-type="float">
            <text:p>1.75030656</text:p>
          </table:table-cell>
          <table:table-cell office:value-type="float" office:value="8.710402816" calcext:value-type="float">
            <text:p>8.710402816</text:p>
          </table:table-cell>
          <table:table-cell office:value-type="float" office:value="11.821829888" calcext:value-type="float">
            <text:p>11.821829888</text:p>
          </table:table-cell>
        </table:table-row>
        <table:table-row table:style-name="ro1">
          <table:table-cell/>
          <table:table-cell office:value-type="float" office:value="0.00561792" calcext:value-type="float">
            <text:p>0.00561792</text:p>
          </table:table-cell>
          <table:table-cell office:value-type="float" office:value="0.011666176" calcext:value-type="float">
            <text:p>0.011666176</text:p>
          </table:table-cell>
          <table:table-cell office:value-type="float" office:value="0.024636928" calcext:value-type="float">
            <text:p>0.024636928</text:p>
          </table:table-cell>
          <table:table-cell office:value-type="float" office:value="0.028201728" calcext:value-type="float">
            <text:p>0.028201728</text:p>
          </table:table-cell>
          <table:table-cell office:value-type="float" office:value="0.164831232" calcext:value-type="float">
            <text:p>0.164831232</text:p>
          </table:table-cell>
          <table:table-cell office:value-type="float" office:value="0.704720384" calcext:value-type="float">
            <text:p>0.704720384</text:p>
          </table:table-cell>
          <table:table-cell office:value-type="float" office:value="0.6729344" calcext:value-type="float">
            <text:p>0.6729344</text:p>
          </table:table-cell>
          <table:table-cell office:value-type="float" office:value="0.953272576" calcext:value-type="float">
            <text:p>0.953272576</text:p>
          </table:table-cell>
          <table:table-cell office:value-type="float" office:value="1.383764736" calcext:value-type="float">
            <text:p>1.383764736</text:p>
          </table:table-cell>
          <table:table-cell office:value-type="float" office:value="1.111190016" calcext:value-type="float">
            <text:p>1.111190016</text:p>
          </table:table-cell>
          <table:table-cell office:value-type="float" office:value="2.027314176" calcext:value-type="float">
            <text:p>2.027314176</text:p>
          </table:table-cell>
          <table:table-cell office:value-type="float" office:value="1.75029248" calcext:value-type="float">
            <text:p>1.75029248</text:p>
          </table:table-cell>
          <table:table-cell office:value-type="float" office:value="8.710446336" calcext:value-type="float">
            <text:p>8.710446336</text:p>
          </table:table-cell>
          <table:table-cell office:value-type="float" office:value="13.05954048" calcext:value-type="float">
            <text:p>13.05954048</text:p>
          </table:table-cell>
        </table:table-row>
        <table:table-row table:style-name="ro1">
          <table:table-cell/>
          <table:table-cell office:value-type="float" office:value="0.005934336" calcext:value-type="float">
            <text:p>0.005934336</text:p>
          </table:table-cell>
          <table:table-cell office:value-type="float" office:value="0.000859136" calcext:value-type="float">
            <text:p>0.000859136</text:p>
          </table:table-cell>
          <table:table-cell office:value-type="float" office:value="0.024658432" calcext:value-type="float">
            <text:p>0.024658432</text:p>
          </table:table-cell>
          <table:table-cell office:value-type="float" office:value="0.028229888" calcext:value-type="float">
            <text:p>0.028229888</text:p>
          </table:table-cell>
          <table:table-cell office:value-type="float" office:value="0.16485504" calcext:value-type="float">
            <text:p>0.16485504</text:p>
          </table:table-cell>
          <table:table-cell office:value-type="float" office:value="0.704721408" calcext:value-type="float">
            <text:p>0.704721408</text:p>
          </table:table-cell>
          <table:table-cell office:value-type="float" office:value="0.672963072" calcext:value-type="float">
            <text:p>0.672963072</text:p>
          </table:table-cell>
          <table:table-cell office:value-type="float" office:value="0.953240576" calcext:value-type="float">
            <text:p>0.953240576</text:p>
          </table:table-cell>
          <table:table-cell office:value-type="float" office:value="1.38381312" calcext:value-type="float">
            <text:p>1.38381312</text:p>
          </table:table-cell>
          <table:table-cell office:value-type="float" office:value="1.111183872" calcext:value-type="float">
            <text:p>1.111183872</text:p>
          </table:table-cell>
          <table:table-cell office:value-type="float" office:value="2.02735744" calcext:value-type="float">
            <text:p>2.02735744</text:p>
          </table:table-cell>
          <table:table-cell office:value-type="float" office:value="1.750097408" calcext:value-type="float">
            <text:p>1.750097408</text:p>
          </table:table-cell>
          <table:table-cell office:value-type="float" office:value="8.710493952" calcext:value-type="float">
            <text:p>8.710493952</text:p>
          </table:table-cell>
          <table:table-cell office:value-type="float" office:value="13.768761344" calcext:value-type="float">
            <text:p>13.768761344</text:p>
          </table:table-cell>
        </table:table-row>
        <table:table-row table:style-name="ro1">
          <table:table-cell/>
          <table:table-cell office:value-type="float" office:value="0.006024192" calcext:value-type="float">
            <text:p>0.006024192</text:p>
          </table:table-cell>
          <table:table-cell office:value-type="float" office:value="0.010692608" calcext:value-type="float">
            <text:p>0.010692608</text:p>
          </table:table-cell>
          <table:table-cell office:value-type="float" office:value="0.024880896" calcext:value-type="float">
            <text:p>0.024880896</text:p>
          </table:table-cell>
          <table:table-cell office:value-type="float" office:value="0.028139008" calcext:value-type="float">
            <text:p>0.028139008</text:p>
          </table:table-cell>
          <table:table-cell office:value-type="float" office:value="0.150895872" calcext:value-type="float">
            <text:p>0.150895872</text:p>
          </table:table-cell>
          <table:table-cell office:value-type="float" office:value="0.685444352" calcext:value-type="float">
            <text:p>0.685444352</text:p>
          </table:table-cell>
          <table:table-cell office:value-type="float" office:value="0.672992256" calcext:value-type="float">
            <text:p>0.672992256</text:p>
          </table:table-cell>
          <table:table-cell office:value-type="float" office:value="0.965499648" calcext:value-type="float">
            <text:p>0.965499648</text:p>
          </table:table-cell>
          <table:table-cell office:value-type="float" office:value="1.38386176" calcext:value-type="float">
            <text:p>1.38386176</text:p>
          </table:table-cell>
          <table:table-cell office:value-type="float" office:value="1.111176704" calcext:value-type="float">
            <text:p>1.111176704</text:p>
          </table:table-cell>
          <table:table-cell office:value-type="float" office:value="2.02740096" calcext:value-type="float">
            <text:p>2.02740096</text:p>
          </table:table-cell>
          <table:table-cell office:value-type="float" office:value="1.750051328" calcext:value-type="float">
            <text:p>1.750051328</text:p>
          </table:table-cell>
          <table:table-cell office:value-type="float" office:value="8.710537984" calcext:value-type="float">
            <text:p>8.710537984</text:p>
          </table:table-cell>
          <table:table-cell office:value-type="float" office:value="12.712232192" calcext:value-type="float">
            <text:p>12.712232192</text:p>
          </table:table-cell>
        </table:table-row>
        <table:table-row table:style-name="ro1">
          <table:table-cell/>
          <table:table-cell office:value-type="float" office:value="0.006034176" calcext:value-type="float">
            <text:p>0.006034176</text:p>
          </table:table-cell>
          <table:table-cell office:value-type="float" office:value="0.008157696" calcext:value-type="float">
            <text:p>0.008157696</text:p>
          </table:table-cell>
          <table:table-cell office:value-type="float" office:value="0.025311488" calcext:value-type="float">
            <text:p>0.025311488</text:p>
          </table:table-cell>
          <table:table-cell office:value-type="float" office:value="0.028128768" calcext:value-type="float">
            <text:p>0.028128768</text:p>
          </table:table-cell>
          <table:table-cell office:value-type="float" office:value="0.150930688" calcext:value-type="float">
            <text:p>0.150930688</text:p>
          </table:table-cell>
          <table:table-cell office:value-type="float" office:value="0.68537472" calcext:value-type="float">
            <text:p>0.68537472</text:p>
          </table:table-cell>
          <table:table-cell office:value-type="float" office:value="0.673020928" calcext:value-type="float">
            <text:p>0.673020928</text:p>
          </table:table-cell>
          <table:table-cell office:value-type="float" office:value="0.992414464" calcext:value-type="float">
            <text:p>0.992414464</text:p>
          </table:table-cell>
          <table:table-cell office:value-type="float" office:value="1.384000256" calcext:value-type="float">
            <text:p>1.384000256</text:p>
          </table:table-cell>
          <table:table-cell office:value-type="float" office:value="1.111169792" calcext:value-type="float">
            <text:p>1.111169792</text:p>
          </table:table-cell>
          <table:table-cell office:value-type="float" office:value="2.02744448" calcext:value-type="float">
            <text:p>2.02744448</text:p>
          </table:table-cell>
          <table:table-cell office:value-type="float" office:value="1.750022912" calcext:value-type="float">
            <text:p>1.750022912</text:p>
          </table:table-cell>
          <table:table-cell office:value-type="float" office:value="8.710581504" calcext:value-type="float">
            <text:p>8.710581504</text:p>
          </table:table-cell>
          <table:table-cell office:value-type="float" office:value="13.61712128" calcext:value-type="float">
            <text:p>13.61712128</text:p>
          </table:table-cell>
        </table:table-row>
        <table:table-row table:style-name="ro1">
          <table:table-cell/>
          <table:table-cell office:value-type="float" office:value="0.006363136" calcext:value-type="float">
            <text:p>0.006363136</text:p>
          </table:table-cell>
          <table:table-cell office:value-type="float" office:value="0.017456128" calcext:value-type="float">
            <text:p>0.017456128</text:p>
          </table:table-cell>
          <table:table-cell office:value-type="float" office:value="0.025231104" calcext:value-type="float">
            <text:p>0.025231104</text:p>
          </table:table-cell>
          <table:table-cell office:value-type="float" office:value="0.028149248" calcext:value-type="float">
            <text:p>0.028149248</text:p>
          </table:table-cell>
          <table:table-cell office:value-type="float" office:value="0.150966784" calcext:value-type="float">
            <text:p>0.150966784</text:p>
          </table:table-cell>
          <table:table-cell office:value-type="float" office:value="0.685387008" calcext:value-type="float">
            <text:p>0.685387008</text:p>
          </table:table-cell>
          <table:table-cell office:value-type="float" office:value="0.673639168" calcext:value-type="float">
            <text:p>0.673639168</text:p>
          </table:table-cell>
          <table:table-cell office:value-type="float" office:value="0.966398976" calcext:value-type="float">
            <text:p>0.966398976</text:p>
          </table:table-cell>
          <table:table-cell office:value-type="float" office:value="1.384055296" calcext:value-type="float">
            <text:p>1.384055296</text:p>
          </table:table-cell>
          <table:table-cell office:value-type="float" office:value="1.111162368" calcext:value-type="float">
            <text:p>1.111162368</text:p>
          </table:table-cell>
          <table:table-cell office:value-type="float" office:value="2.027488768" calcext:value-type="float">
            <text:p>2.027488768</text:p>
          </table:table-cell>
          <table:table-cell office:value-type="float" office:value="1.749993728" calcext:value-type="float">
            <text:p>1.749993728</text:p>
          </table:table-cell>
          <table:table-cell office:value-type="float" office:value="8.657709824" calcext:value-type="float">
            <text:p>8.657709824</text:p>
          </table:table-cell>
          <table:table-cell office:value-type="float" office:value="13.616250368" calcext:value-type="float">
            <text:p>13.616250368</text:p>
          </table:table-cell>
        </table:table-row>
        <table:table-row table:style-name="ro1">
          <table:table-cell/>
          <table:table-cell office:value-type="float" office:value="0.007249152" calcext:value-type="float">
            <text:p>0.007249152</text:p>
          </table:table-cell>
          <table:table-cell office:value-type="float" office:value="0.007173376" calcext:value-type="float">
            <text:p>0.007173376</text:p>
          </table:table-cell>
          <table:table-cell office:value-type="float" office:value="0.025021184" calcext:value-type="float">
            <text:p>0.025021184</text:p>
          </table:table-cell>
          <table:table-cell office:value-type="float" office:value="0.0281792" calcext:value-type="float">
            <text:p>0.0281792</text:p>
          </table:table-cell>
          <table:table-cell office:value-type="float" office:value="0.151000576" calcext:value-type="float">
            <text:p>0.151000576</text:p>
          </table:table-cell>
          <table:table-cell office:value-type="float" office:value="0.672543488" calcext:value-type="float">
            <text:p>0.672543488</text:p>
          </table:table-cell>
          <table:table-cell office:value-type="float" office:value="0.673469696" calcext:value-type="float">
            <text:p>0.673469696</text:p>
          </table:table-cell>
          <table:table-cell office:value-type="float" office:value="0.966310912" calcext:value-type="float">
            <text:p>0.966310912</text:p>
          </table:table-cell>
          <table:table-cell office:value-type="float" office:value="1.381385216" calcext:value-type="float">
            <text:p>1.381385216</text:p>
          </table:table-cell>
          <table:table-cell office:value-type="float" office:value="1.111155712" calcext:value-type="float">
            <text:p>1.111155712</text:p>
          </table:table-cell>
          <table:table-cell office:value-type="float" office:value="2.0275328" calcext:value-type="float">
            <text:p>2.0275328</text:p>
          </table:table-cell>
          <table:table-cell office:value-type="float" office:value="1.749977344" calcext:value-type="float">
            <text:p>1.749977344</text:p>
          </table:table-cell>
          <table:table-cell office:value-type="float" office:value="8.790029568" calcext:value-type="float">
            <text:p>8.790029568</text:p>
          </table:table-cell>
          <table:table-cell office:value-type="float" office:value="13.616282624" calcext:value-type="float">
            <text:p>13.616282624</text:p>
          </table:table-cell>
        </table:table-row>
        <table:table-row table:style-name="ro1">
          <table:table-cell/>
          <table:table-cell office:value-type="float" office:value="0.006399232" calcext:value-type="float">
            <text:p>0.006399232</text:p>
          </table:table-cell>
          <table:table-cell office:value-type="float" office:value="0.007683584" calcext:value-type="float">
            <text:p>0.007683584</text:p>
          </table:table-cell>
          <table:table-cell office:value-type="float" office:value="0.025018624" calcext:value-type="float">
            <text:p>0.025018624</text:p>
          </table:table-cell>
          <table:table-cell office:value-type="float" office:value="0.028208896" calcext:value-type="float">
            <text:p>0.028208896</text:p>
          </table:table-cell>
          <table:table-cell office:value-type="float" office:value="0.151032832" calcext:value-type="float">
            <text:p>0.151032832</text:p>
          </table:table-cell>
          <table:table-cell office:value-type="float" office:value="0.716951296" calcext:value-type="float">
            <text:p>0.716951296</text:p>
          </table:table-cell>
          <table:table-cell office:value-type="float" office:value="0.67347584" calcext:value-type="float">
            <text:p>0.67347584</text:p>
          </table:table-cell>
          <table:table-cell office:value-type="float" office:value="0.966289664" calcext:value-type="float">
            <text:p>0.966289664</text:p>
          </table:table-cell>
          <table:table-cell office:value-type="float" office:value="1.38125696" calcext:value-type="float">
            <text:p>1.38125696</text:p>
          </table:table-cell>
          <table:table-cell office:value-type="float" office:value="1.111149824" calcext:value-type="float">
            <text:p>1.111149824</text:p>
          </table:table-cell>
          <table:table-cell office:value-type="float" office:value="2.0275776" calcext:value-type="float">
            <text:p>2.0275776</text:p>
          </table:table-cell>
          <table:table-cell office:value-type="float" office:value="1.750075136" calcext:value-type="float">
            <text:p>1.750075136</text:p>
          </table:table-cell>
          <table:table-cell office:value-type="float" office:value="8.791049472" calcext:value-type="float">
            <text:p>8.791049472</text:p>
          </table:table-cell>
          <table:table-cell office:value-type="float" office:value="13.61632128" calcext:value-type="float">
            <text:p>13.61632128</text:p>
          </table:table-cell>
        </table:table-row>
        <table:table-row table:style-name="ro1">
          <table:table-cell/>
          <table:table-cell office:value-type="float" office:value="0.007563264" calcext:value-type="float">
            <text:p>0.007563264</text:p>
          </table:table-cell>
          <table:table-cell office:value-type="float" office:value="0.007315456" calcext:value-type="float">
            <text:p>0.007315456</text:p>
          </table:table-cell>
          <table:table-cell office:value-type="float" office:value="0.024785664" calcext:value-type="float">
            <text:p>0.024785664</text:p>
          </table:table-cell>
          <table:table-cell office:value-type="float" office:value="0.01865088" calcext:value-type="float">
            <text:p>0.01865088</text:p>
          </table:table-cell>
          <table:table-cell office:value-type="float" office:value="0.151067648" calcext:value-type="float">
            <text:p>0.151067648</text:p>
          </table:table-cell>
          <table:table-cell office:value-type="float" office:value="0.685691136" calcext:value-type="float">
            <text:p>0.685691136</text:p>
          </table:table-cell>
          <table:table-cell office:value-type="float" office:value="0.660801024" calcext:value-type="float">
            <text:p>0.660801024</text:p>
          </table:table-cell>
          <table:table-cell office:value-type="float" office:value="0.953882624" calcext:value-type="float">
            <text:p>0.953882624</text:p>
          </table:table-cell>
          <table:table-cell office:value-type="float" office:value="1.38117632" calcext:value-type="float">
            <text:p>1.38117632</text:p>
          </table:table-cell>
          <table:table-cell office:value-type="float" office:value="1.111145216" calcext:value-type="float">
            <text:p>1.111145216</text:p>
          </table:table-cell>
          <table:table-cell office:value-type="float" office:value="2.027622912" calcext:value-type="float">
            <text:p>2.027622912</text:p>
          </table:table-cell>
          <table:table-cell office:value-type="float" office:value="1.68569472" calcext:value-type="float">
            <text:p>1.68569472</text:p>
          </table:table-cell>
          <table:table-cell office:value-type="float" office:value="8.791185664" calcext:value-type="float">
            <text:p>8.791185664</text:p>
          </table:table-cell>
          <table:table-cell office:value-type="float" office:value="13.521398528" calcext:value-type="float">
            <text:p>13.521398528</text:p>
          </table:table-cell>
        </table:table-row>
        <table:table-row table:style-name="ro1">
          <table:table-cell/>
          <table:table-cell office:value-type="float" office:value="0.005858048" calcext:value-type="float">
            <text:p>0.005858048</text:p>
          </table:table-cell>
          <table:table-cell office:value-type="float" office:value="0.006357248" calcext:value-type="float">
            <text:p>0.006357248</text:p>
          </table:table-cell>
          <table:table-cell office:value-type="float" office:value="0.024950272" calcext:value-type="float">
            <text:p>0.024950272</text:p>
          </table:table-cell>
          <table:table-cell office:value-type="float" office:value="0.018402048" calcext:value-type="float">
            <text:p>0.018402048</text:p>
          </table:table-cell>
          <table:table-cell office:value-type="float" office:value="0.15110272" calcext:value-type="float">
            <text:p>0.15110272</text:p>
          </table:table-cell>
          <table:table-cell office:value-type="float" office:value="0.685717504" calcext:value-type="float">
            <text:p>0.685717504</text:p>
          </table:table-cell>
          <table:table-cell office:value-type="float" office:value="0.66082816" calcext:value-type="float">
            <text:p>0.66082816</text:p>
          </table:table-cell>
          <table:table-cell office:value-type="float" office:value="0.953880064" calcext:value-type="float">
            <text:p>0.953880064</text:p>
          </table:table-cell>
          <table:table-cell office:value-type="float" office:value="1.381095936" calcext:value-type="float">
            <text:p>1.381095936</text:p>
          </table:table-cell>
          <table:table-cell office:value-type="float" office:value="1.111084544" calcext:value-type="float">
            <text:p>1.111084544</text:p>
          </table:table-cell>
          <table:table-cell office:value-type="float" office:value="2.027668224" calcext:value-type="float">
            <text:p>2.027668224</text:p>
          </table:table-cell>
          <table:table-cell office:value-type="float" office:value="1.539696384" calcext:value-type="float">
            <text:p>1.539696384</text:p>
          </table:table-cell>
          <table:table-cell office:value-type="float" office:value="8.791218432" calcext:value-type="float">
            <text:p>8.791218432</text:p>
          </table:table-cell>
          <table:table-cell office:value-type="float" office:value="13.890258432" calcext:value-type="float">
            <text:p>13.890258432</text:p>
          </table:table-cell>
        </table:table-row>
        <table:table-row table:style-name="ro1">
          <table:table-cell/>
          <table:table-cell office:value-type="float" office:value="0.006096128" calcext:value-type="float">
            <text:p>0.006096128</text:p>
          </table:table-cell>
          <table:table-cell office:value-type="float" office:value="0.006676736" calcext:value-type="float">
            <text:p>0.006676736</text:p>
          </table:table-cell>
          <table:table-cell office:value-type="float" office:value="0.02488448" calcext:value-type="float">
            <text:p>0.02488448</text:p>
          </table:table-cell>
          <table:table-cell office:value-type="float" office:value="0.018342144" calcext:value-type="float">
            <text:p>0.018342144</text:p>
          </table:table-cell>
          <table:table-cell office:value-type="float" office:value="0.151313152" calcext:value-type="float">
            <text:p>0.151313152</text:p>
          </table:table-cell>
          <table:table-cell office:value-type="float" office:value="0.685745664" calcext:value-type="float">
            <text:p>0.685745664</text:p>
          </table:table-cell>
          <table:table-cell office:value-type="float" office:value="0.66085504" calcext:value-type="float">
            <text:p>0.66085504</text:p>
          </table:table-cell>
          <table:table-cell office:value-type="float" office:value="0.953878016" calcext:value-type="float">
            <text:p>0.953878016</text:p>
          </table:table-cell>
          <table:table-cell office:value-type="float" office:value="1.38102272" calcext:value-type="float">
            <text:p>1.38102272</text:p>
          </table:table-cell>
          <table:table-cell office:value-type="float" office:value="1.111066112" calcext:value-type="float">
            <text:p>1.111066112</text:p>
          </table:table-cell>
          <table:table-cell office:value-type="float" office:value="2.02771456" calcext:value-type="float">
            <text:p>2.02771456</text:p>
          </table:table-cell>
          <table:table-cell office:value-type="float" office:value="1.539707648" calcext:value-type="float">
            <text:p>1.539707648</text:p>
          </table:table-cell>
          <table:table-cell office:value-type="float" office:value="8.791245568" calcext:value-type="float">
            <text:p>8.791245568</text:p>
          </table:table-cell>
          <table:table-cell office:value-type="float" office:value="13.383382528" calcext:value-type="float">
            <text:p>13.383382528</text:p>
          </table:table-cell>
        </table:table-row>
        <table:table-row table:style-name="ro1">
          <table:table-cell/>
          <table:table-cell office:value-type="float" office:value="0.006660864" calcext:value-type="float">
            <text:p>0.006660864</text:p>
          </table:table-cell>
          <table:table-cell office:value-type="float" office:value="0.005912064" calcext:value-type="float">
            <text:p>0.005912064</text:p>
          </table:table-cell>
          <table:table-cell office:value-type="float" office:value="0.024895744" calcext:value-type="float">
            <text:p>0.024895744</text:p>
          </table:table-cell>
          <table:table-cell office:value-type="float" office:value="0.018307328" calcext:value-type="float">
            <text:p>0.018307328</text:p>
          </table:table-cell>
          <table:table-cell office:value-type="float" office:value="0.15126528" calcext:value-type="float">
            <text:p>0.15126528</text:p>
          </table:table-cell>
          <table:table-cell office:value-type="float" office:value="0.685775616" calcext:value-type="float">
            <text:p>0.685775616</text:p>
          </table:table-cell>
          <table:table-cell office:value-type="float" office:value="0.660882944" calcext:value-type="float">
            <text:p>0.660882944</text:p>
          </table:table-cell>
          <table:table-cell office:value-type="float" office:value="0.966271232" calcext:value-type="float">
            <text:p>0.966271232</text:p>
          </table:table-cell>
          <table:table-cell office:value-type="float" office:value="1.380954112" calcext:value-type="float">
            <text:p>1.380954112</text:p>
          </table:table-cell>
          <table:table-cell office:value-type="float" office:value="1.111060224" calcext:value-type="float">
            <text:p>1.111060224</text:p>
          </table:table-cell>
          <table:table-cell office:value-type="float" office:value="2.028363264" calcext:value-type="float">
            <text:p>2.028363264</text:p>
          </table:table-cell>
          <table:table-cell office:value-type="float" office:value="1.462442752" calcext:value-type="float">
            <text:p>1.462442752</text:p>
          </table:table-cell>
          <table:table-cell office:value-type="float" office:value="8.791263744" calcext:value-type="float">
            <text:p>8.791263744</text:p>
          </table:table-cell>
          <table:table-cell office:value-type="float" office:value="13.13091072" calcext:value-type="float">
            <text:p>13.13091072</text:p>
          </table:table-cell>
        </table:table-row>
        <table:table-row table:style-name="ro1">
          <table:table-cell/>
          <table:table-cell office:value-type="float" office:value="0.007806976" calcext:value-type="float">
            <text:p>0.007806976</text:p>
          </table:table-cell>
          <table:table-cell office:value-type="float" office:value="0.005697536" calcext:value-type="float">
            <text:p>0.005697536</text:p>
          </table:table-cell>
          <table:table-cell office:value-type="float" office:value="0.024914432" calcext:value-type="float">
            <text:p>0.024914432</text:p>
          </table:table-cell>
          <table:table-cell office:value-type="float" office:value="0.0182784" calcext:value-type="float">
            <text:p>0.0182784</text:p>
          </table:table-cell>
          <table:table-cell office:value-type="float" office:value="0.151290624" calcext:value-type="float">
            <text:p>0.151290624</text:p>
          </table:table-cell>
          <table:table-cell office:value-type="float" office:value="0.685805824" calcext:value-type="float">
            <text:p>0.685805824</text:p>
          </table:table-cell>
          <table:table-cell office:value-type="float" office:value="0.660910848" calcext:value-type="float">
            <text:p>0.660910848</text:p>
          </table:table-cell>
          <table:table-cell office:value-type="float" office:value="0.966265088" calcext:value-type="float">
            <text:p>0.966265088</text:p>
          </table:table-cell>
          <table:table-cell office:value-type="float" office:value="1.380942592" calcext:value-type="float">
            <text:p>1.380942592</text:p>
          </table:table-cell>
          <table:table-cell office:value-type="float" office:value="1.252328192" calcext:value-type="float">
            <text:p>1.252328192</text:p>
          </table:table-cell>
          <table:table-cell office:value-type="float" office:value="2.028176896" calcext:value-type="float">
            <text:p>2.028176896</text:p>
          </table:table-cell>
          <table:table-cell office:value-type="float" office:value="1.462440192" calcext:value-type="float">
            <text:p>1.462440192</text:p>
          </table:table-cell>
          <table:table-cell office:value-type="float" office:value="8.791291136" calcext:value-type="float">
            <text:p>8.791291136</text:p>
          </table:table-cell>
          <table:table-cell office:value-type="float" office:value="12.6346048" calcext:value-type="float">
            <text:p>12.6346048</text:p>
          </table:table-cell>
        </table:table-row>
        <table:table-row table:style-name="ro1">
          <table:table-cell/>
          <table:table-cell office:value-type="float" office:value="0.006589952" calcext:value-type="float">
            <text:p>0.006589952</text:p>
          </table:table-cell>
          <table:table-cell office:value-type="float" office:value="0.006464512" calcext:value-type="float">
            <text:p>0.006464512</text:p>
          </table:table-cell>
          <table:table-cell office:value-type="float" office:value="0.024697856" calcext:value-type="float">
            <text:p>0.024697856</text:p>
          </table:table-cell>
          <table:table-cell office:value-type="float" office:value="0.018249728" calcext:value-type="float">
            <text:p>0.018249728</text:p>
          </table:table-cell>
          <table:table-cell office:value-type="float" office:value="0.177747712" calcext:value-type="float">
            <text:p>0.177747712</text:p>
          </table:table-cell>
          <table:table-cell office:value-type="float" office:value="0.71712768" calcext:value-type="float">
            <text:p>0.71712768</text:p>
          </table:table-cell>
          <table:table-cell office:value-type="float" office:value="0.660937216" calcext:value-type="float">
            <text:p>0.660937216</text:p>
          </table:table-cell>
          <table:table-cell office:value-type="float" office:value="0.966260736" calcext:value-type="float">
            <text:p>0.966260736</text:p>
          </table:table-cell>
          <table:table-cell office:value-type="float" office:value="1.391137024" calcext:value-type="float">
            <text:p>1.391137024</text:p>
          </table:table-cell>
          <table:table-cell office:value-type="float" office:value="1.284950528" calcext:value-type="float">
            <text:p>1.284950528</text:p>
          </table:table-cell>
          <table:table-cell office:value-type="float" office:value="2.028077056" calcext:value-type="float">
            <text:p>2.028077056</text:p>
          </table:table-cell>
          <table:table-cell office:value-type="float" office:value="1.46245632" calcext:value-type="float">
            <text:p>1.46245632</text:p>
          </table:table-cell>
          <table:table-cell office:value-type="float" office:value="8.791319296" calcext:value-type="float">
            <text:p>8.791319296</text:p>
          </table:table-cell>
          <table:table-cell office:value-type="float" office:value="12.634620928" calcext:value-type="float">
            <text:p>12.634620928</text:p>
          </table:table-cell>
        </table:table-row>
        <table:table-row table:style-name="ro1">
          <table:table-cell/>
          <table:table-cell office:value-type="float" office:value="0.006771712" calcext:value-type="float">
            <text:p>0.006771712</text:p>
          </table:table-cell>
          <table:table-cell office:value-type="float" office:value="0.007561728" calcext:value-type="float">
            <text:p>0.007561728</text:p>
          </table:table-cell>
          <table:table-cell office:value-type="float" office:value="0.024889088" calcext:value-type="float">
            <text:p>0.024889088</text:p>
          </table:table-cell>
          <table:table-cell office:value-type="float" office:value="0.018194176" calcext:value-type="float">
            <text:p>0.018194176</text:p>
          </table:table-cell>
          <table:table-cell office:value-type="float" office:value="0.17779072" calcext:value-type="float">
            <text:p>0.17779072</text:p>
          </table:table-cell>
          <table:table-cell office:value-type="float" office:value="0.71716096" calcext:value-type="float">
            <text:p>0.71716096</text:p>
          </table:table-cell>
          <table:table-cell office:value-type="float" office:value="0.660965632" calcext:value-type="float">
            <text:p>0.660965632</text:p>
          </table:table-cell>
          <table:table-cell office:value-type="float" office:value="0.966254848" calcext:value-type="float">
            <text:p>0.966254848</text:p>
          </table:table-cell>
          <table:table-cell office:value-type="float" office:value="1.391226112" calcext:value-type="float">
            <text:p>1.391226112</text:p>
          </table:table-cell>
          <table:table-cell office:value-type="float" office:value="1.098842624" calcext:value-type="float">
            <text:p>1.098842624</text:p>
          </table:table-cell>
          <table:table-cell office:value-type="float" office:value="2.028054784" calcext:value-type="float">
            <text:p>2.028054784</text:p>
          </table:table-cell>
          <table:table-cell office:value-type="float" office:value="1.462495232" calcext:value-type="float">
            <text:p>1.462495232</text:p>
          </table:table-cell>
          <table:table-cell office:value-type="float" office:value="8.791347712" calcext:value-type="float">
            <text:p>8.791347712</text:p>
          </table:table-cell>
          <table:table-cell office:value-type="float" office:value="13.281668608" calcext:value-type="float">
            <text:p>13.281668608</text:p>
          </table:table-cell>
        </table:table-row>
        <table:table-row table:style-name="ro1">
          <table:table-cell/>
          <table:table-cell office:value-type="float" office:value="0.005641728" calcext:value-type="float">
            <text:p>0.005641728</text:p>
          </table:table-cell>
          <table:table-cell office:value-type="float" office:value="0.0065408" calcext:value-type="float">
            <text:p>0.0065408</text:p>
          </table:table-cell>
          <table:table-cell office:value-type="float" office:value="0.024798464" calcext:value-type="float">
            <text:p>0.024798464</text:p>
          </table:table-cell>
          <table:table-cell office:value-type="float" office:value="0.018212864" calcext:value-type="float">
            <text:p>0.018212864</text:p>
          </table:table-cell>
          <table:table-cell office:value-type="float" office:value="0.177821696" calcext:value-type="float">
            <text:p>0.177821696</text:p>
          </table:table-cell>
          <table:table-cell office:value-type="float" office:value="0.717194496" calcext:value-type="float">
            <text:p>0.717194496</text:p>
          </table:table-cell>
          <table:table-cell office:value-type="float" office:value="0.660993792" calcext:value-type="float">
            <text:p>0.660993792</text:p>
          </table:table-cell>
          <table:table-cell office:value-type="float" office:value="0.966248448" calcext:value-type="float">
            <text:p>0.966248448</text:p>
          </table:table-cell>
          <table:table-cell office:value-type="float" office:value="1.391268608" calcext:value-type="float">
            <text:p>1.391268608</text:p>
          </table:table-cell>
          <table:table-cell office:value-type="float" office:value="1.098773248" calcext:value-type="float">
            <text:p>1.098773248</text:p>
          </table:table-cell>
          <table:table-cell office:value-type="float" office:value="2.028080128" calcext:value-type="float">
            <text:p>2.028080128</text:p>
          </table:table-cell>
          <table:table-cell office:value-type="float" office:value="1.46252928" calcext:value-type="float">
            <text:p>1.46252928</text:p>
          </table:table-cell>
          <table:table-cell office:value-type="float" office:value="8.791376896" calcext:value-type="float">
            <text:p>8.791376896</text:p>
          </table:table-cell>
          <table:table-cell office:value-type="float" office:value="13.281704192" calcext:value-type="float">
            <text:p>13.281704192</text:p>
          </table:table-cell>
        </table:table-row>
        <table:table-row table:style-name="ro1">
          <table:table-cell/>
          <table:table-cell office:value-type="float" office:value="0.00568192" calcext:value-type="float">
            <text:p>0.00568192</text:p>
          </table:table-cell>
          <table:table-cell office:value-type="float" office:value="0.006998528" calcext:value-type="float">
            <text:p>0.006998528</text:p>
          </table:table-cell>
          <table:table-cell office:value-type="float" office:value="0.02480768" calcext:value-type="float">
            <text:p>0.02480768</text:p>
          </table:table-cell>
          <table:table-cell office:value-type="float" office:value="0.018238464" calcext:value-type="float">
            <text:p>0.018238464</text:p>
          </table:table-cell>
          <table:table-cell office:value-type="float" office:value="0.177850624" calcext:value-type="float">
            <text:p>0.177850624</text:p>
          </table:table-cell>
          <table:table-cell office:value-type="float" office:value="0.706356224" calcext:value-type="float">
            <text:p>0.706356224</text:p>
          </table:table-cell>
          <table:table-cell office:value-type="float" office:value="0.661020416" calcext:value-type="float">
            <text:p>0.661020416</text:p>
          </table:table-cell>
          <table:table-cell office:value-type="float" office:value="0.953742592" calcext:value-type="float">
            <text:p>0.953742592</text:p>
          </table:table-cell>
          <table:table-cell office:value-type="float" office:value="1.391308544" calcext:value-type="float">
            <text:p>1.391308544</text:p>
          </table:table-cell>
          <table:table-cell office:value-type="float" office:value="1.098761472" calcext:value-type="float">
            <text:p>1.098761472</text:p>
          </table:table-cell>
          <table:table-cell office:value-type="float" office:value="2.028111104" calcext:value-type="float">
            <text:p>2.028111104</text:p>
          </table:table-cell>
          <table:table-cell office:value-type="float" office:value="1.542096384" calcext:value-type="float">
            <text:p>1.542096384</text:p>
          </table:table-cell>
          <table:table-cell office:value-type="float" office:value="8.791404288" calcext:value-type="float">
            <text:p>8.791404288</text:p>
          </table:table-cell>
          <table:table-cell office:value-type="float" office:value="13.281743104" calcext:value-type="float">
            <text:p>13.281743104</text:p>
          </table:table-cell>
        </table:table-row>
        <table:table-row table:style-name="ro1">
          <table:table-cell/>
          <table:table-cell office:value-type="float" office:value="0.00651776" calcext:value-type="float">
            <text:p>0.00651776</text:p>
          </table:table-cell>
          <table:table-cell office:value-type="float" office:value="0.00764032" calcext:value-type="float">
            <text:p>0.00764032</text:p>
          </table:table-cell>
          <table:table-cell office:value-type="float" office:value="0.0248256" calcext:value-type="float">
            <text:p>0.0248256</text:p>
          </table:table-cell>
          <table:table-cell office:value-type="float" office:value="0.018266624" calcext:value-type="float">
            <text:p>0.018266624</text:p>
          </table:table-cell>
          <table:table-cell office:value-type="float" office:value="0.177878784" calcext:value-type="float">
            <text:p>0.177878784</text:p>
          </table:table-cell>
          <table:table-cell office:value-type="float" office:value="0.715472384" calcext:value-type="float">
            <text:p>0.715472384</text:p>
          </table:table-cell>
          <table:table-cell office:value-type="float" office:value="0.661048576" calcext:value-type="float">
            <text:p>0.661048576</text:p>
          </table:table-cell>
          <table:table-cell office:value-type="float" office:value="0.953730304" calcext:value-type="float">
            <text:p>0.953730304</text:p>
          </table:table-cell>
          <table:table-cell office:value-type="float" office:value="1.38466816" calcext:value-type="float">
            <text:p>1.38466816</text:p>
          </table:table-cell>
          <table:table-cell office:value-type="float" office:value="1.098758656" calcext:value-type="float">
            <text:p>1.098758656</text:p>
          </table:table-cell>
          <table:table-cell office:value-type="float" office:value="2.02814336" calcext:value-type="float">
            <text:p>2.02814336</text:p>
          </table:table-cell>
          <table:table-cell office:value-type="float" office:value="1.541987584" calcext:value-type="float">
            <text:p>1.541987584</text:p>
          </table:table-cell>
          <table:table-cell office:value-type="float" office:value="8.791431168" calcext:value-type="float">
            <text:p>8.791431168</text:p>
          </table:table-cell>
          <table:table-cell office:value-type="float" office:value="13.28178688" calcext:value-type="float">
            <text:p>13.28178688</text:p>
          </table:table-cell>
        </table:table-row>
        <table:table-row table:style-name="ro1">
          <table:table-cell/>
          <table:table-cell office:value-type="float" office:value="0.00825472" calcext:value-type="float">
            <text:p>0.00825472</text:p>
          </table:table-cell>
          <table:table-cell office:value-type="float" office:value="0.00665856" calcext:value-type="float">
            <text:p>0.00665856</text:p>
          </table:table-cell>
          <table:table-cell office:value-type="float" office:value="0.014444544" calcext:value-type="float">
            <text:p>0.014444544</text:p>
          </table:table-cell>
          <table:table-cell office:value-type="float" office:value="0.018219264" calcext:value-type="float">
            <text:p>0.018219264</text:p>
          </table:table-cell>
          <table:table-cell office:value-type="float" office:value="0.177906944" calcext:value-type="float">
            <text:p>0.177906944</text:p>
          </table:table-cell>
          <table:table-cell office:value-type="float" office:value="0.717357568" calcext:value-type="float">
            <text:p>0.717357568</text:p>
          </table:table-cell>
          <table:table-cell office:value-type="float" office:value="0.661075712" calcext:value-type="float">
            <text:p>0.661075712</text:p>
          </table:table-cell>
          <table:table-cell office:value-type="float" office:value="0.953728512" calcext:value-type="float">
            <text:p>0.953728512</text:p>
          </table:table-cell>
          <table:table-cell office:value-type="float" office:value="1.381219584" calcext:value-type="float">
            <text:p>1.381219584</text:p>
          </table:table-cell>
          <table:table-cell office:value-type="float" office:value="1.098759168" calcext:value-type="float">
            <text:p>1.098759168</text:p>
          </table:table-cell>
          <table:table-cell office:value-type="float" office:value="2.028176896" calcext:value-type="float">
            <text:p>2.028176896</text:p>
          </table:table-cell>
          <table:table-cell office:value-type="float" office:value="1.669728768" calcext:value-type="float">
            <text:p>1.669728768</text:p>
          </table:table-cell>
          <table:table-cell office:value-type="float" office:value="8.791458816" calcext:value-type="float">
            <text:p>8.791458816</text:p>
          </table:table-cell>
          <table:table-cell office:value-type="float" office:value="10.941251584" calcext:value-type="float">
            <text:p>10.941251584</text:p>
          </table:table-cell>
        </table:table-row>
        <table:table-row table:style-name="ro1">
          <table:table-cell/>
          <table:table-cell office:value-type="float" office:value="0.005927936" calcext:value-type="float">
            <text:p>0.005927936</text:p>
          </table:table-cell>
          <table:table-cell office:value-type="float" office:value="0.005946624" calcext:value-type="float">
            <text:p>0.005946624</text:p>
          </table:table-cell>
          <table:table-cell office:value-type="float" office:value="0.014584832" calcext:value-type="float">
            <text:p>0.014584832</text:p>
          </table:table-cell>
          <table:table-cell office:value-type="float" office:value="0.018201088" calcext:value-type="float">
            <text:p>0.018201088</text:p>
          </table:table-cell>
          <table:table-cell office:value-type="float" office:value="0.177935104" calcext:value-type="float">
            <text:p>0.177935104</text:p>
          </table:table-cell>
          <table:table-cell office:value-type="float" office:value="0.717384448" calcext:value-type="float">
            <text:p>0.717384448</text:p>
          </table:table-cell>
          <table:table-cell office:value-type="float" office:value="0.661104128" calcext:value-type="float">
            <text:p>0.661104128</text:p>
          </table:table-cell>
          <table:table-cell office:value-type="float" office:value="0.966077184" calcext:value-type="float">
            <text:p>0.966077184</text:p>
          </table:table-cell>
          <table:table-cell office:value-type="float" office:value="1.38815232" calcext:value-type="float">
            <text:p>1.38815232</text:p>
          </table:table-cell>
          <table:table-cell office:value-type="float" office:value="1.098765824" calcext:value-type="float">
            <text:p>1.098765824</text:p>
          </table:table-cell>
          <table:table-cell office:value-type="float" office:value="2.028210688" calcext:value-type="float">
            <text:p>2.028210688</text:p>
          </table:table-cell>
          <table:table-cell office:value-type="float" office:value="1.669731072" calcext:value-type="float">
            <text:p>1.669731072</text:p>
          </table:table-cell>
          <table:table-cell office:value-type="float" office:value="8.79148672" calcext:value-type="float">
            <text:p>8.79148672</text:p>
          </table:table-cell>
          <table:table-cell office:value-type="float" office:value="10.941299456" calcext:value-type="float">
            <text:p>10.941299456</text:p>
          </table:table-cell>
        </table:table-row>
        <table:table-row table:style-name="ro1">
          <table:table-cell/>
          <table:table-cell office:value-type="float" office:value="0.007755008" calcext:value-type="float">
            <text:p>0.007755008</text:p>
          </table:table-cell>
          <table:table-cell office:value-type="float" office:value="0.005897216" calcext:value-type="float">
            <text:p>0.005897216</text:p>
          </table:table-cell>
          <table:table-cell office:value-type="float" office:value="0.01454592" calcext:value-type="float">
            <text:p>0.01454592</text:p>
          </table:table-cell>
          <table:table-cell office:value-type="float" office:value="0.018224384" calcext:value-type="float">
            <text:p>0.018224384</text:p>
          </table:table-cell>
          <table:table-cell office:value-type="float" office:value="0.17814784" calcext:value-type="float">
            <text:p>0.17814784</text:p>
          </table:table-cell>
          <table:table-cell office:value-type="float" office:value="0.717522432" calcext:value-type="float">
            <text:p>0.717522432</text:p>
          </table:table-cell>
          <table:table-cell office:value-type="float" office:value="0.661483264" calcext:value-type="float">
            <text:p>0.661483264</text:p>
          </table:table-cell>
          <table:table-cell office:value-type="float" office:value="0.954534912" calcext:value-type="float">
            <text:p>0.954534912</text:p>
          </table:table-cell>
          <table:table-cell office:value-type="float" office:value="1.391445248" calcext:value-type="float">
            <text:p>1.391445248</text:p>
          </table:table-cell>
          <table:table-cell office:value-type="float" office:value="1.098771968" calcext:value-type="float">
            <text:p>1.098771968</text:p>
          </table:table-cell>
          <table:table-cell office:value-type="float" office:value="2.028244736" calcext:value-type="float">
            <text:p>2.028244736</text:p>
          </table:table-cell>
          <table:table-cell office:value-type="float" office:value="1.669731328" calcext:value-type="float">
            <text:p>1.669731328</text:p>
          </table:table-cell>
          <table:table-cell office:value-type="float" office:value="8.79149056" calcext:value-type="float">
            <text:p>8.79149056</text:p>
          </table:table-cell>
          <table:table-cell office:value-type="float" office:value="10.941354496" calcext:value-type="float">
            <text:p>10.941354496</text:p>
          </table:table-cell>
        </table:table-row>
        <table:table-row table:style-name="ro1">
          <table:table-cell/>
          <table:table-cell office:value-type="float" office:value="0.006002176" calcext:value-type="float">
            <text:p>0.006002176</text:p>
          </table:table-cell>
          <table:table-cell office:value-type="float" office:value="0.005989376" calcext:value-type="float">
            <text:p>0.005989376</text:p>
          </table:table-cell>
          <table:table-cell office:value-type="float" office:value="0.014559744" calcext:value-type="float">
            <text:p>0.014559744</text:p>
          </table:table-cell>
          <table:table-cell office:value-type="float" office:value="0.018251264" calcext:value-type="float">
            <text:p>0.018251264</text:p>
          </table:table-cell>
          <table:table-cell office:value-type="float" office:value="0.178089984" calcext:value-type="float">
            <text:p>0.178089984</text:p>
          </table:table-cell>
          <table:table-cell office:value-type="float" office:value="0.717557504" calcext:value-type="float">
            <text:p>0.717557504</text:p>
          </table:table-cell>
          <table:table-cell office:value-type="float" office:value="0.661314816" calcext:value-type="float">
            <text:p>0.661314816</text:p>
          </table:table-cell>
          <table:table-cell office:value-type="float" office:value="0.954460672" calcext:value-type="float">
            <text:p>0.954460672</text:p>
          </table:table-cell>
          <table:table-cell office:value-type="float" office:value="1.391486976" calcext:value-type="float">
            <text:p>1.391486976</text:p>
          </table:table-cell>
          <table:table-cell office:value-type="float" office:value="1.0987712" calcext:value-type="float">
            <text:p>1.0987712</text:p>
          </table:table-cell>
          <table:table-cell office:value-type="float" office:value="2.028279552" calcext:value-type="float">
            <text:p>2.028279552</text:p>
          </table:table-cell>
          <table:table-cell office:value-type="float" office:value="1.669860608" calcext:value-type="float">
            <text:p>1.669860608</text:p>
          </table:table-cell>
          <table:table-cell office:value-type="float" office:value="8.791517184" calcext:value-type="float">
            <text:p>8.791517184</text:p>
          </table:table-cell>
          <table:table-cell office:value-type="float" office:value="10.941416192" calcext:value-type="float">
            <text:p>10.941416192</text:p>
          </table:table-cell>
        </table:table-row>
        <table:table-row table:style-name="ro1">
          <table:table-cell/>
          <table:table-cell office:value-type="float" office:value="0.008976128" calcext:value-type="float">
            <text:p>0.008976128</text:p>
          </table:table-cell>
          <table:table-cell office:value-type="float" office:value="0.007402496" calcext:value-type="float">
            <text:p>0.007402496</text:p>
          </table:table-cell>
          <table:table-cell office:value-type="float" office:value="0.014580992" calcext:value-type="float">
            <text:p>0.014580992</text:p>
          </table:table-cell>
          <table:table-cell office:value-type="float" office:value="0.018326784" calcext:value-type="float">
            <text:p>0.018326784</text:p>
          </table:table-cell>
          <table:table-cell office:value-type="float" office:value="0.17810688" calcext:value-type="float">
            <text:p>0.17810688</text:p>
          </table:table-cell>
          <table:table-cell office:value-type="float" office:value="0.717588992" calcext:value-type="float">
            <text:p>0.717588992</text:p>
          </table:table-cell>
          <table:table-cell office:value-type="float" office:value="0.661324288" calcext:value-type="float">
            <text:p>0.661324288</text:p>
          </table:table-cell>
          <table:table-cell office:value-type="float" office:value="0.95444096" calcext:value-type="float">
            <text:p>0.95444096</text:p>
          </table:table-cell>
          <table:table-cell office:value-type="float" office:value="1.391529472" calcext:value-type="float">
            <text:p>1.391529472</text:p>
          </table:table-cell>
          <table:table-cell office:value-type="float" office:value="1.098769408" calcext:value-type="float">
            <text:p>1.098769408</text:p>
          </table:table-cell>
          <table:table-cell office:value-type="float" office:value="2.0283136" calcext:value-type="float">
            <text:p>2.0283136</text:p>
          </table:table-cell>
          <table:table-cell office:value-type="float" office:value="1.6698624" calcext:value-type="float">
            <text:p>1.6698624</text:p>
          </table:table-cell>
          <table:table-cell office:value-type="float" office:value="8.791544576" calcext:value-type="float">
            <text:p>8.791544576</text:p>
          </table:table-cell>
          <table:table-cell office:value-type="float" office:value="12.93950976" calcext:value-type="float">
            <text:p>12.93950976</text:p>
          </table:table-cell>
        </table:table-row>
        <table:table-row table:style-name="ro1">
          <table:table-cell/>
          <table:table-cell office:value-type="float" office:value="0.006249984" calcext:value-type="float">
            <text:p>0.006249984</text:p>
          </table:table-cell>
          <table:table-cell office:value-type="float" office:value="0.008358912" calcext:value-type="float">
            <text:p>0.008358912</text:p>
          </table:table-cell>
          <table:table-cell office:value-type="float" office:value="0.01432832" calcext:value-type="float">
            <text:p>0.01432832</text:p>
          </table:table-cell>
          <table:table-cell office:value-type="float" office:value="0.018461952" calcext:value-type="float">
            <text:p>0.018461952</text:p>
          </table:table-cell>
          <table:table-cell office:value-type="float" office:value="0.166479616" calcext:value-type="float">
            <text:p>0.166479616</text:p>
          </table:table-cell>
          <table:table-cell office:value-type="float" office:value="0.715528448" calcext:value-type="float">
            <text:p>0.715528448</text:p>
          </table:table-cell>
          <table:table-cell office:value-type="float" office:value="0.65069824" calcext:value-type="float">
            <text:p>0.65069824</text:p>
          </table:table-cell>
          <table:table-cell office:value-type="float" office:value="0.936794368" calcext:value-type="float">
            <text:p>0.936794368</text:p>
          </table:table-cell>
          <table:table-cell office:value-type="float" office:value="1.391571968" calcext:value-type="float">
            <text:p>1.391571968</text:p>
          </table:table-cell>
          <table:table-cell office:value-type="float" office:value="1.09888256" calcext:value-type="float">
            <text:p>1.09888256</text:p>
          </table:table-cell>
          <table:table-cell office:value-type="float" office:value="2.035736064" calcext:value-type="float">
            <text:p>2.035736064</text:p>
          </table:table-cell>
          <table:table-cell office:value-type="float" office:value="1.66985984" calcext:value-type="float">
            <text:p>1.66985984</text:p>
          </table:table-cell>
          <table:table-cell office:value-type="float" office:value="8.791572992" calcext:value-type="float">
            <text:p>8.791572992</text:p>
          </table:table-cell>
          <table:table-cell office:value-type="float" office:value="12.939575808" calcext:value-type="float">
            <text:p>12.939575808</text:p>
          </table:table-cell>
        </table:table-row>
        <table:table-row table:style-name="ro1">
          <table:table-cell/>
          <table:table-cell office:value-type="float" office:value="0.006257408" calcext:value-type="float">
            <text:p>0.006257408</text:p>
          </table:table-cell>
          <table:table-cell office:value-type="float" office:value="0.006091008" calcext:value-type="float">
            <text:p>0.006091008</text:p>
          </table:table-cell>
          <table:table-cell office:value-type="float" office:value="0.014455808" calcext:value-type="float">
            <text:p>0.014455808</text:p>
          </table:table-cell>
          <table:table-cell office:value-type="float" office:value="0.018431232" calcext:value-type="float">
            <text:p>0.018431232</text:p>
          </table:table-cell>
          <table:table-cell office:value-type="float" office:value="0.166503936" calcext:value-type="float">
            <text:p>0.166503936</text:p>
          </table:table-cell>
          <table:table-cell office:value-type="float" office:value="0.715524096" calcext:value-type="float">
            <text:p>0.715524096</text:p>
          </table:table-cell>
          <table:table-cell office:value-type="float" office:value="0.65072512" calcext:value-type="float">
            <text:p>0.65072512</text:p>
          </table:table-cell>
          <table:table-cell office:value-type="float" office:value="0.92891904" calcext:value-type="float">
            <text:p>0.92891904</text:p>
          </table:table-cell>
          <table:table-cell office:value-type="float" office:value="1.391616" calcext:value-type="float">
            <text:p>1.391616</text:p>
          </table:table-cell>
          <table:table-cell office:value-type="float" office:value="1.285926144" calcext:value-type="float">
            <text:p>1.285926144</text:p>
          </table:table-cell>
          <table:table-cell office:value-type="float" office:value="2.03577088" calcext:value-type="float">
            <text:p>2.03577088</text:p>
          </table:table-cell>
          <table:table-cell office:value-type="float" office:value="1.669857792" calcext:value-type="float">
            <text:p>1.669857792</text:p>
          </table:table-cell>
          <table:table-cell office:value-type="float" office:value="8.791601152" calcext:value-type="float">
            <text:p>8.791601152</text:p>
          </table:table-cell>
          <table:table-cell office:value-type="float" office:value="12.939650816" calcext:value-type="float">
            <text:p>12.939650816</text:p>
          </table:table-cell>
        </table:table-row>
        <table:table-row table:style-name="ro1">
          <table:table-cell/>
          <table:table-cell office:value-type="float" office:value="0.0059008" calcext:value-type="float">
            <text:p>0.0059008</text:p>
          </table:table-cell>
          <table:table-cell office:value-type="float" office:value="0.008064768" calcext:value-type="float">
            <text:p>0.008064768</text:p>
          </table:table-cell>
          <table:table-cell office:value-type="float" office:value="0.014427904" calcext:value-type="float">
            <text:p>0.014427904</text:p>
          </table:table-cell>
          <table:table-cell office:value-type="float" office:value="0.01845376" calcext:value-type="float">
            <text:p>0.01845376</text:p>
          </table:table-cell>
          <table:table-cell office:value-type="float" office:value="0.16652928" calcext:value-type="float">
            <text:p>0.16652928</text:p>
          </table:table-cell>
          <table:table-cell office:value-type="float" office:value="0.715520512" calcext:value-type="float">
            <text:p>0.715520512</text:p>
          </table:table-cell>
          <table:table-cell office:value-type="float" office:value="0.650753536" calcext:value-type="float">
            <text:p>0.650753536</text:p>
          </table:table-cell>
          <table:table-cell office:value-type="float" office:value="0.928881664" calcext:value-type="float">
            <text:p>0.928881664</text:p>
          </table:table-cell>
          <table:table-cell office:value-type="float" office:value="1.391658752" calcext:value-type="float">
            <text:p>1.391658752</text:p>
          </table:table-cell>
          <table:table-cell office:value-type="float" office:value="1.2859264" calcext:value-type="float">
            <text:p>1.2859264</text:p>
          </table:table-cell>
          <table:table-cell office:value-type="float" office:value="2.035806208" calcext:value-type="float">
            <text:p>2.035806208</text:p>
          </table:table-cell>
          <table:table-cell office:value-type="float" office:value="1.669852672" calcext:value-type="float">
            <text:p>1.669852672</text:p>
          </table:table-cell>
          <table:table-cell office:value-type="float" office:value="8.79163008" calcext:value-type="float">
            <text:p>8.79163008</text:p>
          </table:table-cell>
          <table:table-cell office:value-type="float" office:value="12.93973632" calcext:value-type="float">
            <text:p>12.93973632</text:p>
          </table:table-cell>
        </table:table-row>
        <table:table-row table:style-name="ro1">
          <table:table-cell/>
          <table:table-cell office:value-type="float" office:value="0.005901056" calcext:value-type="float">
            <text:p>0.005901056</text:p>
          </table:table-cell>
          <table:table-cell office:value-type="float" office:value="0.000802816" calcext:value-type="float">
            <text:p>0.000802816</text:p>
          </table:table-cell>
          <table:table-cell office:value-type="float" office:value="0.014711296" calcext:value-type="float">
            <text:p>0.014711296</text:p>
          </table:table-cell>
          <table:table-cell office:value-type="float" office:value="0.018480896" calcext:value-type="float">
            <text:p>0.018480896</text:p>
          </table:table-cell>
          <table:table-cell office:value-type="float" office:value="0.166546688" calcext:value-type="float">
            <text:p>0.166546688</text:p>
          </table:table-cell>
          <table:table-cell office:value-type="float" office:value="0.70546432" calcext:value-type="float">
            <text:p>0.70546432</text:p>
          </table:table-cell>
          <table:table-cell office:value-type="float" office:value="0.650780672" calcext:value-type="float">
            <text:p>0.650780672</text:p>
          </table:table-cell>
          <table:table-cell office:value-type="float" office:value="0.954422272" calcext:value-type="float">
            <text:p>0.954422272</text:p>
          </table:table-cell>
          <table:table-cell office:value-type="float" office:value="1.391928576" calcext:value-type="float">
            <text:p>1.391928576</text:p>
          </table:table-cell>
          <table:table-cell office:value-type="float" office:value="1.285927936" calcext:value-type="float">
            <text:p>1.285927936</text:p>
          </table:table-cell>
          <table:table-cell office:value-type="float" office:value="2.035840768" calcext:value-type="float">
            <text:p>2.035840768</text:p>
          </table:table-cell>
          <table:table-cell office:value-type="float" office:value="1.6698496" calcext:value-type="float">
            <text:p>1.6698496</text:p>
          </table:table-cell>
          <table:table-cell office:value-type="float" office:value="8.793558272" calcext:value-type="float">
            <text:p>8.793558272</text:p>
          </table:table-cell>
          <table:table-cell office:value-type="float" office:value="13.311234304" calcext:value-type="float">
            <text:p>13.311234304</text:p>
          </table:table-cell>
        </table:table-row>
        <table:table-row table:style-name="ro1">
          <table:table-cell/>
          <table:table-cell office:value-type="float" office:value="0.007497728" calcext:value-type="float">
            <text:p>0.007497728</text:p>
          </table:table-cell>
          <table:table-cell office:value-type="float" office:value="0.005939456" calcext:value-type="float">
            <text:p>0.005939456</text:p>
          </table:table-cell>
          <table:table-cell office:value-type="float" office:value="0.014755584" calcext:value-type="float">
            <text:p>0.014755584</text:p>
          </table:table-cell>
          <table:table-cell office:value-type="float" office:value="0.018511872" calcext:value-type="float">
            <text:p>0.018511872</text:p>
          </table:table-cell>
          <table:table-cell office:value-type="float" office:value="0.166572288" calcext:value-type="float">
            <text:p>0.166572288</text:p>
          </table:table-cell>
          <table:table-cell office:value-type="float" office:value="0.681595648" calcext:value-type="float">
            <text:p>0.681595648</text:p>
          </table:table-cell>
          <table:table-cell office:value-type="float" office:value="0.650809856" calcext:value-type="float">
            <text:p>0.650809856</text:p>
          </table:table-cell>
          <table:table-cell office:value-type="float" office:value="0.954415104" calcext:value-type="float">
            <text:p>0.954415104</text:p>
          </table:table-cell>
          <table:table-cell office:value-type="float" office:value="1.39190528" calcext:value-type="float">
            <text:p>1.39190528</text:p>
          </table:table-cell>
          <table:table-cell office:value-type="float" office:value="1.28592896" calcext:value-type="float">
            <text:p>1.28592896</text:p>
          </table:table-cell>
          <table:table-cell office:value-type="float" office:value="2.03587584" calcext:value-type="float">
            <text:p>2.03587584</text:p>
          </table:table-cell>
          <table:table-cell office:value-type="float" office:value="1.669844736" calcext:value-type="float">
            <text:p>1.669844736</text:p>
          </table:table-cell>
          <table:table-cell office:value-type="float" office:value="8.793603584" calcext:value-type="float">
            <text:p>8.793603584</text:p>
          </table:table-cell>
          <table:table-cell office:value-type="float" office:value="13.31129728" calcext:value-type="float">
            <text:p>13.31129728</text:p>
          </table:table-cell>
        </table:table-row>
        <table:table-row table:style-name="ro1">
          <table:table-cell/>
          <table:table-cell office:value-type="float" office:value="0.005858304" calcext:value-type="float">
            <text:p>0.005858304</text:p>
          </table:table-cell>
          <table:table-cell office:value-type="float" office:value="0.006821376" calcext:value-type="float">
            <text:p>0.006821376</text:p>
          </table:table-cell>
          <table:table-cell office:value-type="float" office:value="0.015361536" calcext:value-type="float">
            <text:p>0.015361536</text:p>
          </table:table-cell>
          <table:table-cell office:value-type="float" office:value="0.018371584" calcext:value-type="float">
            <text:p>0.018371584</text:p>
          </table:table-cell>
          <table:table-cell office:value-type="float" office:value="0.166599936" calcext:value-type="float">
            <text:p>0.166599936</text:p>
          </table:table-cell>
          <table:table-cell office:value-type="float" office:value="0.715943936" calcext:value-type="float">
            <text:p>0.715943936</text:p>
          </table:table-cell>
          <table:table-cell office:value-type="float" office:value="0.65083776" calcext:value-type="float">
            <text:p>0.65083776</text:p>
          </table:table-cell>
          <table:table-cell office:value-type="float" office:value="0.954408704" calcext:value-type="float">
            <text:p>0.954408704</text:p>
          </table:table-cell>
          <table:table-cell office:value-type="float" office:value="1.391925248" calcext:value-type="float">
            <text:p>1.391925248</text:p>
          </table:table-cell>
          <table:table-cell office:value-type="float" office:value="1.28592896" calcext:value-type="float">
            <text:p>1.28592896</text:p>
          </table:table-cell>
          <table:table-cell office:value-type="float" office:value="2.035910912" calcext:value-type="float">
            <text:p>2.035910912</text:p>
          </table:table-cell>
          <table:table-cell office:value-type="float" office:value="1.669841152" calcext:value-type="float">
            <text:p>1.669841152</text:p>
          </table:table-cell>
          <table:table-cell office:value-type="float" office:value="8.793636608" calcext:value-type="float">
            <text:p>8.793636608</text:p>
          </table:table-cell>
          <table:table-cell office:value-type="float" office:value="13.442368256" calcext:value-type="float">
            <text:p>13.442368256</text:p>
          </table:table-cell>
        </table:table-row>
        <table:table-row table:style-name="ro1">
          <table:table-cell/>
          <table:table-cell office:value-type="float" office:value="0.006107648" calcext:value-type="float">
            <text:p>0.006107648</text:p>
          </table:table-cell>
          <table:table-cell office:value-type="float" office:value="0.00772608" calcext:value-type="float">
            <text:p>0.00772608</text:p>
          </table:table-cell>
          <table:table-cell office:value-type="float" office:value="0.01578112" calcext:value-type="float">
            <text:p>0.01578112</text:p>
          </table:table-cell>
          <table:table-cell office:value-type="float" office:value="0.01837568" calcext:value-type="float">
            <text:p>0.01837568</text:p>
          </table:table-cell>
          <table:table-cell office:value-type="float" office:value="0.166629632" calcext:value-type="float">
            <text:p>0.166629632</text:p>
          </table:table-cell>
          <table:table-cell office:value-type="float" office:value="0.715931136" calcext:value-type="float">
            <text:p>0.715931136</text:p>
          </table:table-cell>
          <table:table-cell office:value-type="float" office:value="0.650866688" calcext:value-type="float">
            <text:p>0.650866688</text:p>
          </table:table-cell>
          <table:table-cell office:value-type="float" office:value="0.954403072" calcext:value-type="float">
            <text:p>0.954403072</text:p>
          </table:table-cell>
          <table:table-cell office:value-type="float" office:value="1.391951872" calcext:value-type="float">
            <text:p>1.391951872</text:p>
          </table:table-cell>
          <table:table-cell office:value-type="float" office:value="1.28592896" calcext:value-type="float">
            <text:p>1.28592896</text:p>
          </table:table-cell>
          <table:table-cell office:value-type="float" office:value="2.035945728" calcext:value-type="float">
            <text:p>2.035945728</text:p>
          </table:table-cell>
          <table:table-cell office:value-type="float" office:value="1.541472512" calcext:value-type="float">
            <text:p>1.541472512</text:p>
          </table:table-cell>
          <table:table-cell office:value-type="float" office:value="8.793668352" calcext:value-type="float">
            <text:p>8.793668352</text:p>
          </table:table-cell>
          <table:table-cell office:value-type="float" office:value="13.442505984" calcext:value-type="float">
            <text:p>13.442505984</text:p>
          </table:table-cell>
        </table:table-row>
        <table:table-row table:style-name="ro1">
          <table:table-cell/>
          <table:table-cell office:value-type="float" office:value="0.005808128" calcext:value-type="float">
            <text:p>0.005808128</text:p>
          </table:table-cell>
          <table:table-cell office:value-type="float" office:value="0.01121408" calcext:value-type="float">
            <text:p>0.01121408</text:p>
          </table:table-cell>
          <table:table-cell office:value-type="float" office:value="0.015653376" calcext:value-type="float">
            <text:p>0.015653376</text:p>
          </table:table-cell>
          <table:table-cell office:value-type="float" office:value="0.018348032" calcext:value-type="float">
            <text:p>0.018348032</text:p>
          </table:table-cell>
          <table:table-cell office:value-type="float" office:value="0.166881536" calcext:value-type="float">
            <text:p>0.166881536</text:p>
          </table:table-cell>
          <table:table-cell office:value-type="float" office:value="0.71592192" calcext:value-type="float">
            <text:p>0.71592192</text:p>
          </table:table-cell>
          <table:table-cell office:value-type="float" office:value="0.650893824" calcext:value-type="float">
            <text:p>0.650893824</text:p>
          </table:table-cell>
          <table:table-cell office:value-type="float" office:value="0.954379264" calcext:value-type="float">
            <text:p>0.954379264</text:p>
          </table:table-cell>
          <table:table-cell office:value-type="float" office:value="1.39197568" calcext:value-type="float">
            <text:p>1.39197568</text:p>
          </table:table-cell>
          <table:table-cell office:value-type="float" office:value="1.285933824" calcext:value-type="float">
            <text:p>1.285933824</text:p>
          </table:table-cell>
          <table:table-cell office:value-type="float" office:value="2.035981056" calcext:value-type="float">
            <text:p>2.035981056</text:p>
          </table:table-cell>
          <table:table-cell office:value-type="float" office:value="1.541454336" calcext:value-type="float">
            <text:p>1.541454336</text:p>
          </table:table-cell>
          <table:table-cell office:value-type="float" office:value="8.793698304" calcext:value-type="float">
            <text:p>8.793698304</text:p>
          </table:table-cell>
          <table:table-cell office:value-type="float" office:value="12.840346624" calcext:value-type="float">
            <text:p>12.840346624</text:p>
          </table:table-cell>
        </table:table-row>
        <table:table-row table:style-name="ro1">
          <table:table-cell/>
          <table:table-cell office:value-type="float" office:value="0.006147328" calcext:value-type="float">
            <text:p>0.006147328</text:p>
          </table:table-cell>
          <table:table-cell office:value-type="float" office:value="0.006898432" calcext:value-type="float">
            <text:p>0.006898432</text:p>
          </table:table-cell>
          <table:table-cell office:value-type="float" office:value="0.015601664" calcext:value-type="float">
            <text:p>0.015601664</text:p>
          </table:table-cell>
          <table:table-cell office:value-type="float" office:value="0.018374912" calcext:value-type="float">
            <text:p>0.018374912</text:p>
          </table:table-cell>
          <table:table-cell office:value-type="float" office:value="0.166815488" calcext:value-type="float">
            <text:p>0.166815488</text:p>
          </table:table-cell>
          <table:table-cell office:value-type="float" office:value="0.715912704" calcext:value-type="float">
            <text:p>0.715912704</text:p>
          </table:table-cell>
          <table:table-cell office:value-type="float" office:value="0.650921984" calcext:value-type="float">
            <text:p>0.650921984</text:p>
          </table:table-cell>
          <table:table-cell office:value-type="float" office:value="0.928849664" calcext:value-type="float">
            <text:p>0.928849664</text:p>
          </table:table-cell>
          <table:table-cell office:value-type="float" office:value="1.392006144" calcext:value-type="float">
            <text:p>1.392006144</text:p>
          </table:table-cell>
          <table:table-cell office:value-type="float" office:value="1.285934848" calcext:value-type="float">
            <text:p>1.285934848</text:p>
          </table:table-cell>
          <table:table-cell office:value-type="float" office:value="2.036016384" calcext:value-type="float">
            <text:p>2.036016384</text:p>
          </table:table-cell>
          <table:table-cell office:value-type="float" office:value="1.54143488" calcext:value-type="float">
            <text:p>1.54143488</text:p>
          </table:table-cell>
          <table:table-cell office:value-type="float" office:value="8.793728512" calcext:value-type="float">
            <text:p>8.793728512</text:p>
          </table:table-cell>
          <table:table-cell office:value-type="float" office:value="12.792398336" calcext:value-type="float">
            <text:p>12.792398336</text:p>
          </table:table-cell>
        </table:table-row>
        <table:table-row table:style-name="ro1">
          <table:table-cell/>
          <table:table-cell office:value-type="float" office:value="0.007662336" calcext:value-type="float">
            <text:p>0.007662336</text:p>
          </table:table-cell>
          <table:table-cell office:value-type="float" office:value="0.00644864" calcext:value-type="float">
            <text:p>0.00644864</text:p>
          </table:table-cell>
          <table:table-cell office:value-type="float" office:value="0.015734272" calcext:value-type="float">
            <text:p>0.015734272</text:p>
          </table:table-cell>
          <table:table-cell office:value-type="float" office:value="0.018405632" calcext:value-type="float">
            <text:p>0.018405632</text:p>
          </table:table-cell>
          <table:table-cell office:value-type="float" office:value="0.16682752" calcext:value-type="float">
            <text:p>0.16682752</text:p>
          </table:table-cell>
          <table:table-cell office:value-type="float" office:value="0.715905024" calcext:value-type="float">
            <text:p>0.715905024</text:p>
          </table:table-cell>
          <table:table-cell office:value-type="float" office:value="0.650949632" calcext:value-type="float">
            <text:p>0.650949632</text:p>
          </table:table-cell>
          <table:table-cell office:value-type="float" office:value="0.928847872" calcext:value-type="float">
            <text:p>0.928847872</text:p>
          </table:table-cell>
          <table:table-cell office:value-type="float" office:value="1.392038144" calcext:value-type="float">
            <text:p>1.392038144</text:p>
          </table:table-cell>
          <table:table-cell office:value-type="float" office:value="1.234018048" calcext:value-type="float">
            <text:p>1.234018048</text:p>
          </table:table-cell>
          <table:table-cell office:value-type="float" office:value="2.036041984" calcext:value-type="float">
            <text:p>2.036041984</text:p>
          </table:table-cell>
          <table:table-cell office:value-type="float" office:value="1.541414656" calcext:value-type="float">
            <text:p>1.541414656</text:p>
          </table:table-cell>
          <table:table-cell office:value-type="float" office:value="8.793757952" calcext:value-type="float">
            <text:p>8.793757952</text:p>
          </table:table-cell>
          <table:table-cell office:value-type="float" office:value="12.79238912" calcext:value-type="float">
            <text:p>12.79238912</text:p>
          </table:table-cell>
        </table:table-row>
        <table:table-row table:style-name="ro1">
          <table:table-cell/>
          <table:table-cell office:value-type="float" office:value="0.005885184" calcext:value-type="float">
            <text:p>0.005885184</text:p>
          </table:table-cell>
          <table:table-cell office:value-type="float" office:value="0.006233856" calcext:value-type="float">
            <text:p>0.006233856</text:p>
          </table:table-cell>
          <table:table-cell office:value-type="float" office:value="0.015141888" calcext:value-type="float">
            <text:p>0.015141888</text:p>
          </table:table-cell>
          <table:table-cell office:value-type="float" office:value="0.00889984" calcext:value-type="float">
            <text:p>0.00889984</text:p>
          </table:table-cell>
          <table:table-cell office:value-type="float" office:value="0.167626496" calcext:value-type="float">
            <text:p>0.167626496</text:p>
          </table:table-cell>
          <table:table-cell office:value-type="float" office:value="0.739739136" calcext:value-type="float">
            <text:p>0.739739136</text:p>
          </table:table-cell>
          <table:table-cell office:value-type="float" office:value="0.650978304" calcext:value-type="float">
            <text:p>0.650978304</text:p>
          </table:table-cell>
          <table:table-cell office:value-type="float" office:value="0.928846592" calcext:value-type="float">
            <text:p>0.928846592</text:p>
          </table:table-cell>
          <table:table-cell office:value-type="float" office:value="1.391489024" calcext:value-type="float">
            <text:p>1.391489024</text:p>
          </table:table-cell>
          <table:table-cell office:value-type="float" office:value="1.234002432" calcext:value-type="float">
            <text:p>1.234002432</text:p>
          </table:table-cell>
          <table:table-cell office:value-type="float" office:value="2.036075776" calcext:value-type="float">
            <text:p>2.036075776</text:p>
          </table:table-cell>
          <table:table-cell office:value-type="float" office:value="1.541395968" calcext:value-type="float">
            <text:p>1.541395968</text:p>
          </table:table-cell>
          <table:table-cell office:value-type="float" office:value="8.793787392" calcext:value-type="float">
            <text:p>8.793787392</text:p>
          </table:table-cell>
          <table:table-cell office:value-type="float" office:value="12.792436224" calcext:value-type="float">
            <text:p>12.792436224</text:p>
          </table:table-cell>
        </table:table-row>
        <table:table-row table:style-name="ro1">
          <table:table-cell/>
          <table:table-cell office:value-type="float" office:value="0.005944064" calcext:value-type="float">
            <text:p>0.005944064</text:p>
          </table:table-cell>
          <table:table-cell office:value-type="float" office:value="0.006642176" calcext:value-type="float">
            <text:p>0.006642176</text:p>
          </table:table-cell>
          <table:table-cell office:value-type="float" office:value="0.015523328" calcext:value-type="float">
            <text:p>0.015523328</text:p>
          </table:table-cell>
          <table:table-cell office:value-type="float" office:value="0.008873216" calcext:value-type="float">
            <text:p>0.008873216</text:p>
          </table:table-cell>
          <table:table-cell office:value-type="float" office:value="0.167652096" calcext:value-type="float">
            <text:p>0.167652096</text:p>
          </table:table-cell>
          <table:table-cell office:value-type="float" office:value="0.747790848" calcext:value-type="float">
            <text:p>0.747790848</text:p>
          </table:table-cell>
          <table:table-cell office:value-type="float" office:value="0.651006464" calcext:value-type="float">
            <text:p>0.651006464</text:p>
          </table:table-cell>
          <table:table-cell office:value-type="float" office:value="0.954269696" calcext:value-type="float">
            <text:p>0.954269696</text:p>
          </table:table-cell>
          <table:table-cell office:value-type="float" office:value="1.39152256" calcext:value-type="float">
            <text:p>1.39152256</text:p>
          </table:table-cell>
          <table:table-cell office:value-type="float" office:value="1.286857216" calcext:value-type="float">
            <text:p>1.286857216</text:p>
          </table:table-cell>
          <table:table-cell office:value-type="float" office:value="2.036110592" calcext:value-type="float">
            <text:p>2.036110592</text:p>
          </table:table-cell>
          <table:table-cell office:value-type="float" office:value="1.541378816" calcext:value-type="float">
            <text:p>1.541378816</text:p>
          </table:table-cell>
          <table:table-cell office:value-type="float" office:value="8.795547648" calcext:value-type="float">
            <text:p>8.795547648</text:p>
          </table:table-cell>
          <table:table-cell office:value-type="float" office:value="12.792505344" calcext:value-type="float">
            <text:p>12.792505344</text:p>
          </table:table-cell>
        </table:table-row>
        <table:table-row table:style-name="ro1">
          <table:table-cell/>
          <table:table-cell office:value-type="float" office:value="0.006569728" calcext:value-type="float">
            <text:p>0.006569728</text:p>
          </table:table-cell>
          <table:table-cell office:value-type="float" office:value="0.008051712" calcext:value-type="float">
            <text:p>0.008051712</text:p>
          </table:table-cell>
          <table:table-cell office:value-type="float" office:value="0.015415296" calcext:value-type="float">
            <text:p>0.015415296</text:p>
          </table:table-cell>
          <table:table-cell office:value-type="float" office:value="0.008898304" calcext:value-type="float">
            <text:p>0.008898304</text:p>
          </table:table-cell>
          <table:table-cell office:value-type="float" office:value="0.167680768" calcext:value-type="float">
            <text:p>0.167680768</text:p>
          </table:table-cell>
          <table:table-cell office:value-type="float" office:value="0.747835648" calcext:value-type="float">
            <text:p>0.747835648</text:p>
          </table:table-cell>
          <table:table-cell office:value-type="float" office:value="0.651469824" calcext:value-type="float">
            <text:p>0.651469824</text:p>
          </table:table-cell>
          <table:table-cell office:value-type="float" office:value="0.93743872" calcext:value-type="float">
            <text:p>0.93743872</text:p>
          </table:table-cell>
          <table:table-cell office:value-type="float" office:value="1.391439872" calcext:value-type="float">
            <text:p>1.391439872</text:p>
          </table:table-cell>
          <table:table-cell office:value-type="float" office:value="1.286788352" calcext:value-type="float">
            <text:p>1.286788352</text:p>
          </table:table-cell>
          <table:table-cell office:value-type="float" office:value="2.036145408" calcext:value-type="float">
            <text:p>2.036145408</text:p>
          </table:table-cell>
          <table:table-cell office:value-type="float" office:value="1.541369856" calcext:value-type="float">
            <text:p>1.541369856</text:p>
          </table:table-cell>
          <table:table-cell office:value-type="float" office:value="8.795588864" calcext:value-type="float">
            <text:p>8.795588864</text:p>
          </table:table-cell>
          <table:table-cell office:value-type="float" office:value="11.955902464" calcext:value-type="float">
            <text:p>11.955902464</text:p>
          </table:table-cell>
        </table:table-row>
        <table:table-row table:style-name="ro1">
          <table:table-cell/>
          <table:table-cell office:value-type="float" office:value="0.007935744" calcext:value-type="float">
            <text:p>0.007935744</text:p>
          </table:table-cell>
          <table:table-cell office:value-type="float" office:value="0.006153216" calcext:value-type="float">
            <text:p>0.006153216</text:p>
          </table:table-cell>
          <table:table-cell office:value-type="float" office:value="0.015367168" calcext:value-type="float">
            <text:p>0.015367168</text:p>
          </table:table-cell>
          <table:table-cell office:value-type="float" office:value="0.008930048" calcext:value-type="float">
            <text:p>0.008930048</text:p>
          </table:table-cell>
          <table:table-cell office:value-type="float" office:value="0.167699456" calcext:value-type="float">
            <text:p>0.167699456</text:p>
          </table:table-cell>
          <table:table-cell office:value-type="float" office:value="0.737592576" calcext:value-type="float">
            <text:p>0.737592576</text:p>
          </table:table-cell>
          <table:table-cell office:value-type="float" office:value="0.651250944" calcext:value-type="float">
            <text:p>0.651250944</text:p>
          </table:table-cell>
          <table:table-cell office:value-type="float" office:value="0.992434176" calcext:value-type="float">
            <text:p>0.992434176</text:p>
          </table:table-cell>
          <table:table-cell office:value-type="float" office:value="1.391463936" calcext:value-type="float">
            <text:p>1.391463936</text:p>
          </table:table-cell>
          <table:table-cell office:value-type="float" office:value="1.2867712" calcext:value-type="float">
            <text:p>1.2867712</text:p>
          </table:table-cell>
          <table:table-cell office:value-type="float" office:value="2.036179456" calcext:value-type="float">
            <text:p>2.036179456</text:p>
          </table:table-cell>
          <table:table-cell office:value-type="float" office:value="1.541352704" calcext:value-type="float">
            <text:p>1.541352704</text:p>
          </table:table-cell>
          <table:table-cell office:value-type="float" office:value="8.795621632" calcext:value-type="float">
            <text:p>8.795621632</text:p>
          </table:table-cell>
          <table:table-cell office:value-type="float" office:value="9.235784704" calcext:value-type="float">
            <text:p>9.235784704</text:p>
          </table:table-cell>
        </table:table-row>
        <table:table-row table:style-name="ro1">
          <table:table-cell/>
          <table:table-cell office:value-type="float" office:value="0.007627264" calcext:value-type="float">
            <text:p>0.007627264</text:p>
          </table:table-cell>
          <table:table-cell office:value-type="float" office:value="0.00704896" calcext:value-type="float">
            <text:p>0.00704896</text:p>
          </table:table-cell>
          <table:table-cell office:value-type="float" office:value="0.015325952" calcext:value-type="float">
            <text:p>0.015325952</text:p>
          </table:table-cell>
          <table:table-cell office:value-type="float" office:value="0.008957184" calcext:value-type="float">
            <text:p>0.008957184</text:p>
          </table:table-cell>
          <table:table-cell office:value-type="float" office:value="0.16772736" calcext:value-type="float">
            <text:p>0.16772736</text:p>
          </table:table-cell>
          <table:table-cell office:value-type="float" office:value="0.797028352" calcext:value-type="float">
            <text:p>0.797028352</text:p>
          </table:table-cell>
          <table:table-cell office:value-type="float" office:value="0.651221248" calcext:value-type="float">
            <text:p>0.651221248</text:p>
          </table:table-cell>
          <table:table-cell office:value-type="float" office:value="0.992501248" calcext:value-type="float">
            <text:p>0.992501248</text:p>
          </table:table-cell>
          <table:table-cell office:value-type="float" office:value="1.392205056" calcext:value-type="float">
            <text:p>1.392205056</text:p>
          </table:table-cell>
          <table:table-cell office:value-type="float" office:value="1.28676224" calcext:value-type="float">
            <text:p>1.28676224</text:p>
          </table:table-cell>
          <table:table-cell office:value-type="float" office:value="2.036214528" calcext:value-type="float">
            <text:p>2.036214528</text:p>
          </table:table-cell>
          <table:table-cell office:value-type="float" office:value="1.541335552" calcext:value-type="float">
            <text:p>1.541335552</text:p>
          </table:table-cell>
          <table:table-cell office:value-type="float" office:value="8.795652096" calcext:value-type="float">
            <text:p>8.795652096</text:p>
          </table:table-cell>
          <table:table-cell office:value-type="float" office:value="12.453450496" calcext:value-type="float">
            <text:p>12.453450496</text:p>
          </table:table-cell>
        </table:table-row>
        <table:table-row table:style-name="ro1">
          <table:table-cell/>
          <table:table-cell office:value-type="float" office:value="0.006333696" calcext:value-type="float">
            <text:p>0.006333696</text:p>
          </table:table-cell>
          <table:table-cell office:value-type="float" office:value="0.006339328" calcext:value-type="float">
            <text:p>0.006339328</text:p>
          </table:table-cell>
          <table:table-cell office:value-type="float" office:value="0.015129088" calcext:value-type="float">
            <text:p>0.015129088</text:p>
          </table:table-cell>
          <table:table-cell office:value-type="float" office:value="0.008909056" calcext:value-type="float">
            <text:p>0.008909056</text:p>
          </table:table-cell>
          <table:table-cell office:value-type="float" office:value="0.1677568" calcext:value-type="float">
            <text:p>0.1677568</text:p>
          </table:table-cell>
          <table:table-cell office:value-type="float" office:value="0.766942208" calcext:value-type="float">
            <text:p>0.766942208</text:p>
          </table:table-cell>
          <table:table-cell office:value-type="float" office:value="0.638173952" calcext:value-type="float">
            <text:p>0.638173952</text:p>
          </table:table-cell>
          <table:table-cell office:value-type="float" office:value="0.972379136" calcext:value-type="float">
            <text:p>0.972379136</text:p>
          </table:table-cell>
          <table:table-cell office:value-type="float" office:value="1.385560576" calcext:value-type="float">
            <text:p>1.385560576</text:p>
          </table:table-cell>
          <table:table-cell office:value-type="float" office:value="1.28676096" calcext:value-type="float">
            <text:p>1.28676096</text:p>
          </table:table-cell>
          <table:table-cell office:value-type="float" office:value="2.0362496" calcext:value-type="float">
            <text:p>2.0362496</text:p>
          </table:table-cell>
          <table:table-cell office:value-type="float" office:value="1.541322496" calcext:value-type="float">
            <text:p>1.541322496</text:p>
          </table:table-cell>
          <table:table-cell office:value-type="float" office:value="8.79715328" calcext:value-type="float">
            <text:p>8.79715328</text:p>
          </table:table-cell>
          <table:table-cell office:value-type="float" office:value="12.789539328" calcext:value-type="float">
            <text:p>12.789539328</text:p>
          </table:table-cell>
        </table:table-row>
        <table:table-row table:style-name="ro1">
          <table:table-cell/>
          <table:table-cell office:value-type="float" office:value="0.008613632" calcext:value-type="float">
            <text:p>0.008613632</text:p>
          </table:table-cell>
          <table:table-cell office:value-type="float" office:value="0.006517248" calcext:value-type="float">
            <text:p>0.006517248</text:p>
          </table:table-cell>
          <table:table-cell office:value-type="float" office:value="0.015248896" calcext:value-type="float">
            <text:p>0.015248896</text:p>
          </table:table-cell>
          <table:table-cell office:value-type="float" office:value="0.008918528" calcext:value-type="float">
            <text:p>0.008918528</text:p>
          </table:table-cell>
          <table:table-cell office:value-type="float" office:value="0.167788032" calcext:value-type="float">
            <text:p>0.167788032</text:p>
          </table:table-cell>
          <table:table-cell office:value-type="float" office:value="0.766787584" calcext:value-type="float">
            <text:p>0.766787584</text:p>
          </table:table-cell>
          <table:table-cell office:value-type="float" office:value="0.638200064" calcext:value-type="float">
            <text:p>0.638200064</text:p>
          </table:table-cell>
          <table:table-cell office:value-type="float" office:value="0.972392192" calcext:value-type="float">
            <text:p>0.972392192</text:p>
          </table:table-cell>
          <table:table-cell office:value-type="float" office:value="1.382112512" calcext:value-type="float">
            <text:p>1.382112512</text:p>
          </table:table-cell>
          <table:table-cell office:value-type="float" office:value="1.286755072" calcext:value-type="float">
            <text:p>1.286755072</text:p>
          </table:table-cell>
          <table:table-cell office:value-type="float" office:value="2.036285184" calcext:value-type="float">
            <text:p>2.036285184</text:p>
          </table:table-cell>
          <table:table-cell office:value-type="float" office:value="1.45187456" calcext:value-type="float">
            <text:p>1.45187456</text:p>
          </table:table-cell>
          <table:table-cell office:value-type="float" office:value="8.79714816" calcext:value-type="float">
            <text:p>8.79714816</text:p>
          </table:table-cell>
          <table:table-cell office:value-type="float" office:value="13.751003136" calcext:value-type="float">
            <text:p>13.751003136</text:p>
          </table:table-cell>
        </table:table-row>
        <table:table-row table:style-name="ro1">
          <table:table-cell/>
          <table:table-cell office:value-type="float" office:value="0.006245376" calcext:value-type="float">
            <text:p>0.006245376</text:p>
          </table:table-cell>
          <table:table-cell office:value-type="float" office:value="0.007181824" calcext:value-type="float">
            <text:p>0.007181824</text:p>
          </table:table-cell>
          <table:table-cell office:value-type="float" office:value="0.015223296" calcext:value-type="float">
            <text:p>0.015223296</text:p>
          </table:table-cell>
          <table:table-cell office:value-type="float" office:value="0.008939264" calcext:value-type="float">
            <text:p>0.008939264</text:p>
          </table:table-cell>
          <table:table-cell office:value-type="float" office:value="0.168011776" calcext:value-type="float">
            <text:p>0.168011776</text:p>
          </table:table-cell>
          <table:table-cell office:value-type="float" office:value="0.748349952" calcext:value-type="float">
            <text:p>0.748349952</text:p>
          </table:table-cell>
          <table:table-cell office:value-type="float" office:value="0.638228736" calcext:value-type="float">
            <text:p>0.638228736</text:p>
          </table:table-cell>
          <table:table-cell office:value-type="float" office:value="0.972339456" calcext:value-type="float">
            <text:p>0.972339456</text:p>
          </table:table-cell>
          <table:table-cell office:value-type="float" office:value="1.39159552" calcext:value-type="float">
            <text:p>1.39159552</text:p>
          </table:table-cell>
          <table:table-cell office:value-type="float" office:value="1.28675072" calcext:value-type="float">
            <text:p>1.28675072</text:p>
          </table:table-cell>
          <table:table-cell office:value-type="float" office:value="2.036320256" calcext:value-type="float">
            <text:p>2.036320256</text:p>
          </table:table-cell>
          <table:table-cell office:value-type="float" office:value="1.400671488" calcext:value-type="float">
            <text:p>1.400671488</text:p>
          </table:table-cell>
          <table:table-cell office:value-type="float" office:value="8.797178112" calcext:value-type="float">
            <text:p>8.797178112</text:p>
          </table:table-cell>
          <table:table-cell office:value-type="float" office:value="13.81812992" calcext:value-type="float">
            <text:p>13.81812992</text:p>
          </table:table-cell>
        </table:table-row>
        <table:table-row table:style-name="ro1">
          <table:table-cell/>
          <table:table-cell office:value-type="float" office:value="0.005979136" calcext:value-type="float">
            <text:p>0.005979136</text:p>
          </table:table-cell>
          <table:table-cell office:value-type="float" office:value="0.005897728" calcext:value-type="float">
            <text:p>0.005897728</text:p>
          </table:table-cell>
          <table:table-cell office:value-type="float" office:value="0.015239168" calcext:value-type="float">
            <text:p>0.015239168</text:p>
          </table:table-cell>
          <table:table-cell office:value-type="float" office:value="0.008971776" calcext:value-type="float">
            <text:p>0.008971776</text:p>
          </table:table-cell>
          <table:table-cell office:value-type="float" office:value="0.167973376" calcext:value-type="float">
            <text:p>0.167973376</text:p>
          </table:table-cell>
          <table:table-cell office:value-type="float" office:value="0.74831616" calcext:value-type="float">
            <text:p>0.74831616</text:p>
          </table:table-cell>
          <table:table-cell office:value-type="float" office:value="0.638256896" calcext:value-type="float">
            <text:p>0.638256896</text:p>
          </table:table-cell>
          <table:table-cell office:value-type="float" office:value="0.98468352" calcext:value-type="float">
            <text:p>0.98468352</text:p>
          </table:table-cell>
          <table:table-cell office:value-type="float" office:value="1.39167872" calcext:value-type="float">
            <text:p>1.39167872</text:p>
          </table:table-cell>
          <table:table-cell office:value-type="float" office:value="1.28674944" calcext:value-type="float">
            <text:p>1.28674944</text:p>
          </table:table-cell>
          <table:table-cell office:value-type="float" office:value="2.036779264" calcext:value-type="float">
            <text:p>2.036779264</text:p>
          </table:table-cell>
          <table:table-cell office:value-type="float" office:value="1.40064" calcext:value-type="float">
            <text:p>1.40064</text:p>
          </table:table-cell>
          <table:table-cell office:value-type="float" office:value="8.797209088" calcext:value-type="float">
            <text:p>8.797209088</text:p>
          </table:table-cell>
          <table:table-cell office:value-type="float" office:value="13.81814912" calcext:value-type="float">
            <text:p>13.81814912</text:p>
          </table:table-cell>
        </table:table-row>
        <table:table-row table:style-name="ro1">
          <table:table-cell/>
          <table:table-cell office:value-type="float" office:value="0.0057664" calcext:value-type="float">
            <text:p>0.0057664</text:p>
          </table:table-cell>
          <table:table-cell office:value-type="float" office:value="0.005846272" calcext:value-type="float">
            <text:p>0.005846272</text:p>
          </table:table-cell>
          <table:table-cell office:value-type="float" office:value="0.015259392" calcext:value-type="float">
            <text:p>0.015259392</text:p>
          </table:table-cell>
          <table:table-cell office:value-type="float" office:value="0.008999936" calcext:value-type="float">
            <text:p>0.008999936</text:p>
          </table:table-cell>
          <table:table-cell office:value-type="float" office:value="0.167993088" calcext:value-type="float">
            <text:p>0.167993088</text:p>
          </table:table-cell>
          <table:table-cell office:value-type="float" office:value="0.748326912" calcext:value-type="float">
            <text:p>0.748326912</text:p>
          </table:table-cell>
          <table:table-cell office:value-type="float" office:value="0.638285312" calcext:value-type="float">
            <text:p>0.638285312</text:p>
          </table:table-cell>
          <table:table-cell office:value-type="float" office:value="0.984740096" calcext:value-type="float">
            <text:p>0.984740096</text:p>
          </table:table-cell>
          <table:table-cell office:value-type="float" office:value="1.391716352" calcext:value-type="float">
            <text:p>1.391716352</text:p>
          </table:table-cell>
          <table:table-cell office:value-type="float" office:value="1.286739712" calcext:value-type="float">
            <text:p>1.286739712</text:p>
          </table:table-cell>
          <table:table-cell office:value-type="float" office:value="2.03662848" calcext:value-type="float">
            <text:p>2.03662848</text:p>
          </table:table-cell>
          <table:table-cell office:value-type="float" office:value="1.400639488" calcext:value-type="float">
            <text:p>1.400639488</text:p>
          </table:table-cell>
          <table:table-cell office:value-type="float" office:value="8.830624256" calcext:value-type="float">
            <text:p>8.830624256</text:p>
          </table:table-cell>
          <table:table-cell office:value-type="float" office:value="13.817392128" calcext:value-type="float">
            <text:p>13.817392128</text:p>
          </table:table-cell>
        </table:table-row>
        <table:table-row table:style-name="ro1">
          <table:table-cell/>
          <table:table-cell office:value-type="float" office:value="0.006169344" calcext:value-type="float">
            <text:p>0.006169344</text:p>
          </table:table-cell>
          <table:table-cell office:value-type="float" office:value="0.006405376" calcext:value-type="float">
            <text:p>0.006405376</text:p>
          </table:table-cell>
          <table:table-cell office:value-type="float" office:value="0.003853824" calcext:value-type="float">
            <text:p>0.003853824</text:p>
          </table:table-cell>
          <table:table-cell office:value-type="float" office:value="0.008723968" calcext:value-type="float">
            <text:p>0.008723968</text:p>
          </table:table-cell>
          <table:table-cell office:value-type="float" office:value="0.156701696" calcext:value-type="float">
            <text:p>0.156701696</text:p>
          </table:table-cell>
          <table:table-cell office:value-type="float" office:value="0.797062912" calcext:value-type="float">
            <text:p>0.797062912</text:p>
          </table:table-cell>
          <table:table-cell office:value-type="float" office:value="0.63831424" calcext:value-type="float">
            <text:p>0.63831424</text:p>
          </table:table-cell>
          <table:table-cell office:value-type="float" office:value="0.98487168" calcext:value-type="float">
            <text:p>0.98487168</text:p>
          </table:table-cell>
          <table:table-cell office:value-type="float" office:value="1.456713472" calcext:value-type="float">
            <text:p>1.456713472</text:p>
          </table:table-cell>
          <table:table-cell office:value-type="float" office:value="1.286736128" calcext:value-type="float">
            <text:p>1.286736128</text:p>
          </table:table-cell>
          <table:table-cell office:value-type="float" office:value="2.036645376" calcext:value-type="float">
            <text:p>2.036645376</text:p>
          </table:table-cell>
          <table:table-cell office:value-type="float" office:value="1.400644608" calcext:value-type="float">
            <text:p>1.400644608</text:p>
          </table:table-cell>
          <table:table-cell office:value-type="float" office:value="8.83067008" calcext:value-type="float">
            <text:p>8.83067008</text:p>
          </table:table-cell>
          <table:table-cell office:value-type="float" office:value="13.519296" calcext:value-type="float">
            <text:p>13.519296</text:p>
          </table:table-cell>
        </table:table-row>
        <table:table-row table:style-name="ro1">
          <table:table-cell/>
          <table:table-cell office:value-type="float" office:value="0.006217216" calcext:value-type="float">
            <text:p>0.006217216</text:p>
          </table:table-cell>
          <table:table-cell office:value-type="float" office:value="0.007213056" calcext:value-type="float">
            <text:p>0.007213056</text:p>
          </table:table-cell>
          <table:table-cell office:value-type="float" office:value="0.004004096" calcext:value-type="float">
            <text:p>0.004004096</text:p>
          </table:table-cell>
          <table:table-cell office:value-type="float" office:value="0.00864512" calcext:value-type="float">
            <text:p>0.00864512</text:p>
          </table:table-cell>
          <table:table-cell office:value-type="float" office:value="0.156729856" calcext:value-type="float">
            <text:p>0.156729856</text:p>
          </table:table-cell>
          <table:table-cell office:value-type="float" office:value="0.797081344" calcext:value-type="float">
            <text:p>0.797081344</text:p>
          </table:table-cell>
          <table:table-cell office:value-type="float" office:value="0.638342912" calcext:value-type="float">
            <text:p>0.638342912</text:p>
          </table:table-cell>
          <table:table-cell office:value-type="float" office:value="0.985018112" calcext:value-type="float">
            <text:p>0.985018112</text:p>
          </table:table-cell>
          <table:table-cell office:value-type="float" office:value="1.456779776" calcext:value-type="float">
            <text:p>1.456779776</text:p>
          </table:table-cell>
          <table:table-cell office:value-type="float" office:value="1.23506176" calcext:value-type="float">
            <text:p>1.23506176</text:p>
          </table:table-cell>
          <table:table-cell office:value-type="float" office:value="2.036672512" calcext:value-type="float">
            <text:p>2.036672512</text:p>
          </table:table-cell>
          <table:table-cell office:value-type="float" office:value="1.40065152" calcext:value-type="float">
            <text:p>1.40065152</text:p>
          </table:table-cell>
          <table:table-cell office:value-type="float" office:value="8.8307136" calcext:value-type="float">
            <text:p>8.8307136</text:p>
          </table:table-cell>
          <table:table-cell office:value-type="float" office:value="12.809358592" calcext:value-type="float">
            <text:p>12.809358592</text:p>
          </table:table-cell>
        </table:table-row>
        <table:table-row table:style-name="ro1">
          <table:table-cell/>
          <table:table-cell office:value-type="float" office:value="0.00865152" calcext:value-type="float">
            <text:p>0.00865152</text:p>
          </table:table-cell>
          <table:table-cell office:value-type="float" office:value="0.0076736" calcext:value-type="float">
            <text:p>0.0076736</text:p>
          </table:table-cell>
          <table:table-cell office:value-type="float" office:value="0.00401408" calcext:value-type="float">
            <text:p>0.00401408</text:p>
          </table:table-cell>
          <table:table-cell office:value-type="float" office:value="0.008626176" calcext:value-type="float">
            <text:p>0.008626176</text:p>
          </table:table-cell>
          <table:table-cell office:value-type="float" office:value="0.156763136" calcext:value-type="float">
            <text:p>0.156763136</text:p>
          </table:table-cell>
          <table:table-cell office:value-type="float" office:value="0.797039104" calcext:value-type="float">
            <text:p>0.797039104</text:p>
          </table:table-cell>
          <table:table-cell office:value-type="float" office:value="0.638371584" calcext:value-type="float">
            <text:p>0.638371584</text:p>
          </table:table-cell>
          <table:table-cell office:value-type="float" office:value="1.025366016" calcext:value-type="float">
            <text:p>1.025366016</text:p>
          </table:table-cell>
          <table:table-cell office:value-type="float" office:value="1.456825344" calcext:value-type="float">
            <text:p>1.456825344</text:p>
          </table:table-cell>
          <table:table-cell office:value-type="float" office:value="1.235043072" calcext:value-type="float">
            <text:p>1.235043072</text:p>
          </table:table-cell>
          <table:table-cell office:value-type="float" office:value="2.03670016" calcext:value-type="float">
            <text:p>2.03670016</text:p>
          </table:table-cell>
          <table:table-cell office:value-type="float" office:value="1.40066432" calcext:value-type="float">
            <text:p>1.40066432</text:p>
          </table:table-cell>
          <table:table-cell office:value-type="float" office:value="8.870147072" calcext:value-type="float">
            <text:p>8.870147072</text:p>
          </table:table-cell>
          <table:table-cell office:value-type="float" office:value="12.958330368" calcext:value-type="float">
            <text:p>12.958330368</text:p>
          </table:table-cell>
        </table:table-row>
        <table:table-row table:style-name="ro1">
          <table:table-cell/>
          <table:table-cell office:value-type="float" office:value="0.009852672" calcext:value-type="float">
            <text:p>0.009852672</text:p>
          </table:table-cell>
          <table:table-cell office:value-type="float" office:value="0.006167808" calcext:value-type="float">
            <text:p>0.006167808</text:p>
          </table:table-cell>
          <table:table-cell office:value-type="float" office:value="0.004118272" calcext:value-type="float">
            <text:p>0.004118272</text:p>
          </table:table-cell>
          <table:table-cell office:value-type="float" office:value="0.008620288" calcext:value-type="float">
            <text:p>0.008620288</text:p>
          </table:table-cell>
          <table:table-cell office:value-type="float" office:value="0.1567616" calcext:value-type="float">
            <text:p>0.1567616</text:p>
          </table:table-cell>
          <table:table-cell office:value-type="float" office:value="0.786747648" calcext:value-type="float">
            <text:p>0.786747648</text:p>
          </table:table-cell>
          <table:table-cell office:value-type="float" office:value="0.638398208" calcext:value-type="float">
            <text:p>0.638398208</text:p>
          </table:table-cell>
          <table:table-cell office:value-type="float" office:value="1.013041664" calcext:value-type="float">
            <text:p>1.013041664</text:p>
          </table:table-cell>
          <table:table-cell office:value-type="float" office:value="1.457234944" calcext:value-type="float">
            <text:p>1.457234944</text:p>
          </table:table-cell>
          <table:table-cell office:value-type="float" office:value="1.23502464" calcext:value-type="float">
            <text:p>1.23502464</text:p>
          </table:table-cell>
          <table:table-cell office:value-type="float" office:value="2.036729856" calcext:value-type="float">
            <text:p>2.036729856</text:p>
          </table:table-cell>
          <table:table-cell office:value-type="float" office:value="1.453960192" calcext:value-type="float">
            <text:p>1.453960192</text:p>
          </table:table-cell>
          <table:table-cell office:value-type="float" office:value="8.882096128" calcext:value-type="float">
            <text:p>8.882096128</text:p>
          </table:table-cell>
          <table:table-cell office:value-type="float" office:value="13.331963136" calcext:value-type="float">
            <text:p>13.331963136</text:p>
          </table:table-cell>
        </table:table-row>
        <table:table-row table:style-name="ro1">
          <table:table-cell/>
          <table:table-cell office:value-type="float" office:value="0.007354624" calcext:value-type="float">
            <text:p>0.007354624</text:p>
          </table:table-cell>
          <table:table-cell office:value-type="float" office:value="0.006590208" calcext:value-type="float">
            <text:p>0.006590208</text:p>
          </table:table-cell>
          <table:table-cell office:value-type="float" office:value="0.004147712" calcext:value-type="float">
            <text:p>0.004147712</text:p>
          </table:table-cell>
          <table:table-cell office:value-type="float" office:value="0.00861696" calcext:value-type="float">
            <text:p>0.00861696</text:p>
          </table:table-cell>
          <table:table-cell office:value-type="float" office:value="0.156796672" calcext:value-type="float">
            <text:p>0.156796672</text:p>
          </table:table-cell>
          <table:table-cell office:value-type="float" office:value="0.772940288" calcext:value-type="float">
            <text:p>0.772940288</text:p>
          </table:table-cell>
          <table:table-cell office:value-type="float" office:value="0.638367744" calcext:value-type="float">
            <text:p>0.638367744</text:p>
          </table:table-cell>
          <table:table-cell office:value-type="float" office:value="1.020150272" calcext:value-type="float">
            <text:p>1.020150272</text:p>
          </table:table-cell>
          <table:table-cell office:value-type="float" office:value="1.457213696" calcext:value-type="float">
            <text:p>1.457213696</text:p>
          </table:table-cell>
          <table:table-cell office:value-type="float" office:value="1.235011072" calcext:value-type="float">
            <text:p>1.235011072</text:p>
          </table:table-cell>
          <table:table-cell office:value-type="float" office:value="2.036759552" calcext:value-type="float">
            <text:p>2.036759552</text:p>
          </table:table-cell>
          <table:table-cell office:value-type="float" office:value="1.453708288" calcext:value-type="float">
            <text:p>1.453708288</text:p>
          </table:table-cell>
          <table:table-cell office:value-type="float" office:value="8.882583552" calcext:value-type="float">
            <text:p>8.882583552</text:p>
          </table:table-cell>
          <table:table-cell office:value-type="float" office:value="13.341369344" calcext:value-type="float">
            <text:p>13.341369344</text:p>
          </table:table-cell>
        </table:table-row>
        <table:table-row table:style-name="ro1">
          <table:table-cell/>
          <table:table-cell office:value-type="float" office:value="0.011919616" calcext:value-type="float">
            <text:p>0.011919616</text:p>
          </table:table-cell>
          <table:table-cell office:value-type="float" office:value="0.005925376" calcext:value-type="float">
            <text:p>0.005925376</text:p>
          </table:table-cell>
          <table:table-cell office:value-type="float" office:value="0.003866624" calcext:value-type="float">
            <text:p>0.003866624</text:p>
          </table:table-cell>
          <table:table-cell office:value-type="float" office:value="0.008572672" calcext:value-type="float">
            <text:p>0.008572672</text:p>
          </table:table-cell>
          <table:table-cell office:value-type="float" office:value="0.15683072" calcext:value-type="float">
            <text:p>0.15683072</text:p>
          </table:table-cell>
          <table:table-cell office:value-type="float" office:value="0.797540608" calcext:value-type="float">
            <text:p>0.797540608</text:p>
          </table:table-cell>
          <table:table-cell office:value-type="float" office:value="0.63839616" calcext:value-type="float">
            <text:p>0.63839616</text:p>
          </table:table-cell>
          <table:table-cell office:value-type="float" office:value="1.020458496" calcext:value-type="float">
            <text:p>1.020458496</text:p>
          </table:table-cell>
          <table:table-cell office:value-type="float" office:value="1.457236992" calcext:value-type="float">
            <text:p>1.457236992</text:p>
          </table:table-cell>
          <table:table-cell office:value-type="float" office:value="1.234993152" calcext:value-type="float">
            <text:p>1.234993152</text:p>
          </table:table-cell>
          <table:table-cell office:value-type="float" office:value="2.036789504" calcext:value-type="float">
            <text:p>2.036789504</text:p>
          </table:table-cell>
          <table:table-cell office:value-type="float" office:value="1.543396096" calcext:value-type="float">
            <text:p>1.543396096</text:p>
          </table:table-cell>
          <table:table-cell office:value-type="float" office:value="8.882610944" calcext:value-type="float">
            <text:p>8.882610944</text:p>
          </table:table-cell>
          <table:table-cell office:value-type="float" office:value="13.231229184" calcext:value-type="float">
            <text:p>13.231229184</text:p>
          </table:table-cell>
        </table:table-row>
        <table:table-row table:style-name="ro1">
          <table:table-cell/>
          <table:table-cell office:value-type="float" office:value="0.001686016" calcext:value-type="float">
            <text:p>0.001686016</text:p>
          </table:table-cell>
          <table:table-cell office:value-type="float" office:value="0.00656256" calcext:value-type="float">
            <text:p>0.00656256</text:p>
          </table:table-cell>
          <table:table-cell office:value-type="float" office:value="0.003995648" calcext:value-type="float">
            <text:p>0.003995648</text:p>
          </table:table-cell>
          <table:table-cell office:value-type="float" office:value="0.0085568" calcext:value-type="float">
            <text:p>0.0085568</text:p>
          </table:table-cell>
          <table:table-cell office:value-type="float" office:value="0.18171904" calcext:value-type="float">
            <text:p>0.18171904</text:p>
          </table:table-cell>
          <table:table-cell office:value-type="float" office:value="0.797536256" calcext:value-type="float">
            <text:p>0.797536256</text:p>
          </table:table-cell>
          <table:table-cell office:value-type="float" office:value="0.638422528" calcext:value-type="float">
            <text:p>0.638422528</text:p>
          </table:table-cell>
          <table:table-cell office:value-type="float" office:value="1.032811776" calcext:value-type="float">
            <text:p>1.032811776</text:p>
          </table:table-cell>
          <table:table-cell office:value-type="float" office:value="1.457264384" calcext:value-type="float">
            <text:p>1.457264384</text:p>
          </table:table-cell>
          <table:table-cell office:value-type="float" office:value="1.274129152" calcext:value-type="float">
            <text:p>1.274129152</text:p>
          </table:table-cell>
          <table:table-cell office:value-type="float" office:value="2.036819712" calcext:value-type="float">
            <text:p>2.036819712</text:p>
          </table:table-cell>
          <table:table-cell office:value-type="float" office:value="1.54335616" calcext:value-type="float">
            <text:p>1.54335616</text:p>
          </table:table-cell>
          <table:table-cell office:value-type="float" office:value="8.882636544" calcext:value-type="float">
            <text:p>8.882636544</text:p>
          </table:table-cell>
          <table:table-cell office:value-type="float" office:value="13.231234304" calcext:value-type="float">
            <text:p>13.231234304</text:p>
          </table:table-cell>
        </table:table-row>
        <table:table-row table:style-name="ro1">
          <table:table-cell/>
          <table:table-cell office:value-type="float" office:value="0.008818944" calcext:value-type="float">
            <text:p>0.008818944</text:p>
          </table:table-cell>
          <table:table-cell office:value-type="float" office:value="0.006144768" calcext:value-type="float">
            <text:p>0.006144768</text:p>
          </table:table-cell>
          <table:table-cell office:value-type="float" office:value="0.00396928" calcext:value-type="float">
            <text:p>0.00396928</text:p>
          </table:table-cell>
          <table:table-cell office:value-type="float" office:value="0.008582912" calcext:value-type="float">
            <text:p>0.008582912</text:p>
          </table:table-cell>
          <table:table-cell office:value-type="float" office:value="0.182096128" calcext:value-type="float">
            <text:p>0.182096128</text:p>
          </table:table-cell>
          <table:table-cell office:value-type="float" office:value="0.797537792" calcext:value-type="float">
            <text:p>0.797537792</text:p>
          </table:table-cell>
          <table:table-cell office:value-type="float" office:value="0.639004672" calcext:value-type="float">
            <text:p>0.639004672</text:p>
          </table:table-cell>
          <table:table-cell office:value-type="float" office:value="1.029145344" calcext:value-type="float">
            <text:p>1.029145344</text:p>
          </table:table-cell>
          <table:table-cell office:value-type="float" office:value="1.457291008" calcext:value-type="float">
            <text:p>1.457291008</text:p>
          </table:table-cell>
          <table:table-cell office:value-type="float" office:value="1.274123264" calcext:value-type="float">
            <text:p>1.274123264</text:p>
          </table:table-cell>
          <table:table-cell office:value-type="float" office:value="2.03684992" calcext:value-type="float">
            <text:p>2.03684992</text:p>
          </table:table-cell>
          <table:table-cell office:value-type="float" office:value="1.664118272" calcext:value-type="float">
            <text:p>1.664118272</text:p>
          </table:table-cell>
          <table:table-cell office:value-type="float" office:value="8.882661888" calcext:value-type="float">
            <text:p>8.882661888</text:p>
          </table:table-cell>
          <table:table-cell office:value-type="float" office:value="13.152356352" calcext:value-type="float">
            <text:p>13.152356352</text:p>
          </table:table-cell>
        </table:table-row>
        <table:table-row table:style-name="ro1">
          <table:table-cell/>
          <table:table-cell office:value-type="float" office:value="0.006119936" calcext:value-type="float">
            <text:p>0.006119936</text:p>
          </table:table-cell>
          <table:table-cell office:value-type="float" office:value="0.006815744" calcext:value-type="float">
            <text:p>0.006815744</text:p>
          </table:table-cell>
          <table:table-cell office:value-type="float" office:value="0.003986176" calcext:value-type="float">
            <text:p>0.003986176</text:p>
          </table:table-cell>
          <table:table-cell office:value-type="float" office:value="0.008608256" calcext:value-type="float">
            <text:p>0.008608256</text:p>
          </table:table-cell>
          <table:table-cell office:value-type="float" office:value="0.181967616" calcext:value-type="float">
            <text:p>0.181967616</text:p>
          </table:table-cell>
          <table:table-cell office:value-type="float" office:value="0.7975488" calcext:value-type="float">
            <text:p>0.7975488</text:p>
          </table:table-cell>
          <table:table-cell office:value-type="float" office:value="0.638765824" calcext:value-type="float">
            <text:p>0.638765824</text:p>
          </table:table-cell>
          <table:table-cell office:value-type="float" office:value="1.028999424" calcext:value-type="float">
            <text:p>1.028999424</text:p>
          </table:table-cell>
          <table:table-cell office:value-type="float" office:value="1.457321728" calcext:value-type="float">
            <text:p>1.457321728</text:p>
          </table:table-cell>
          <table:table-cell office:value-type="float" office:value="1.274009344" calcext:value-type="float">
            <text:p>1.274009344</text:p>
          </table:table-cell>
          <table:table-cell office:value-type="float" office:value="2.036880128" calcext:value-type="float">
            <text:p>2.036880128</text:p>
          </table:table-cell>
          <table:table-cell office:value-type="float" office:value="1.664097792" calcext:value-type="float">
            <text:p>1.664097792</text:p>
          </table:table-cell>
          <table:table-cell office:value-type="float" office:value="8.882689024" calcext:value-type="float">
            <text:p>8.882689024</text:p>
          </table:table-cell>
          <table:table-cell office:value-type="float" office:value="13.152366848" calcext:value-type="float">
            <text:p>13.152366848</text:p>
          </table:table-cell>
        </table:table-row>
        <table:table-row table:style-name="ro1">
          <table:table-cell/>
          <table:table-cell office:value-type="float" office:value="0.006118912" calcext:value-type="float">
            <text:p>0.006118912</text:p>
          </table:table-cell>
          <table:table-cell office:value-type="float" office:value="0.006114048" calcext:value-type="float">
            <text:p>0.006114048</text:p>
          </table:table-cell>
          <table:table-cell office:value-type="float" office:value="0.00400768" calcext:value-type="float">
            <text:p>0.00400768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0.181986048" calcext:value-type="float">
            <text:p>0.181986048</text:p>
          </table:table-cell>
          <table:table-cell office:value-type="float" office:value="0.797559296" calcext:value-type="float">
            <text:p>0.797559296</text:p>
          </table:table-cell>
          <table:table-cell office:value-type="float" office:value="0.638707712" calcext:value-type="float">
            <text:p>0.638707712</text:p>
          </table:table-cell>
          <table:table-cell office:value-type="float" office:value="1.028961024" calcext:value-type="float">
            <text:p>1.028961024</text:p>
          </table:table-cell>
          <table:table-cell office:value-type="float" office:value="1.457351936" calcext:value-type="float">
            <text:p>1.457351936</text:p>
          </table:table-cell>
          <table:table-cell office:value-type="float" office:value="1.237060608" calcext:value-type="float">
            <text:p>1.237060608</text:p>
          </table:table-cell>
          <table:table-cell office:value-type="float" office:value="2.036909824" calcext:value-type="float">
            <text:p>2.036909824</text:p>
          </table:table-cell>
          <table:table-cell office:value-type="float" office:value="1.664072704" calcext:value-type="float">
            <text:p>1.664072704</text:p>
          </table:table-cell>
          <table:table-cell office:value-type="float" office:value="8.973536256" calcext:value-type="float">
            <text:p>8.973536256</text:p>
          </table:table-cell>
          <table:table-cell office:value-type="float" office:value="13.618691584" calcext:value-type="float">
            <text:p>13.618691584</text:p>
          </table:table-cell>
        </table:table-row>
        <table:table-row table:style-name="ro1">
          <table:table-cell/>
          <table:table-cell office:value-type="float" office:value="0.00640768" calcext:value-type="float">
            <text:p>0.00640768</text:p>
          </table:table-cell>
          <table:table-cell office:value-type="float" office:value="0.005854208" calcext:value-type="float">
            <text:p>0.005854208</text:p>
          </table:table-cell>
          <table:table-cell office:value-type="float" office:value="0.003952896" calcext:value-type="float">
            <text:p>0.003952896</text:p>
          </table:table-cell>
          <table:table-cell office:value-type="float" office:value="0.008593408" calcext:value-type="float">
            <text:p>0.008593408</text:p>
          </table:table-cell>
          <table:table-cell office:value-type="float" office:value="0.181326336" calcext:value-type="float">
            <text:p>0.181326336</text:p>
          </table:table-cell>
          <table:table-cell office:value-type="float" office:value="0.772954368" calcext:value-type="float">
            <text:p>0.772954368</text:p>
          </table:table-cell>
          <table:table-cell office:value-type="float" office:value="0.627899648" calcext:value-type="float">
            <text:p>0.627899648</text:p>
          </table:table-cell>
          <table:table-cell office:value-type="float" office:value="1.002558208" calcext:value-type="float">
            <text:p>1.002558208</text:p>
          </table:table-cell>
          <table:table-cell office:value-type="float" office:value="1.451287296" calcext:value-type="float">
            <text:p>1.451287296</text:p>
          </table:table-cell>
          <table:table-cell office:value-type="float" office:value="1.237067776" calcext:value-type="float">
            <text:p>1.237067776</text:p>
          </table:table-cell>
          <table:table-cell office:value-type="float" office:value="2.026130944" calcext:value-type="float">
            <text:p>2.026130944</text:p>
          </table:table-cell>
          <table:table-cell office:value-type="float" office:value="1.664047872" calcext:value-type="float">
            <text:p>1.664047872</text:p>
          </table:table-cell>
          <table:table-cell office:value-type="float" office:value="8.973586176" calcext:value-type="float">
            <text:p>8.973586176</text:p>
          </table:table-cell>
          <table:table-cell office:value-type="float" office:value="13.618704896" calcext:value-type="float">
            <text:p>13.618704896</text:p>
          </table:table-cell>
        </table:table-row>
        <table:table-row table:style-name="ro1">
          <table:table-cell/>
          <table:table-cell office:value-type="float" office:value="0.007478784" calcext:value-type="float">
            <text:p>0.007478784</text:p>
          </table:table-cell>
          <table:table-cell office:value-type="float" office:value="0.00637312" calcext:value-type="float">
            <text:p>0.00637312</text:p>
          </table:table-cell>
          <table:table-cell office:value-type="float" office:value="0.004419328" calcext:value-type="float">
            <text:p>0.004419328</text:p>
          </table:table-cell>
          <table:table-cell office:value-type="float" office:value="0.008497408" calcext:value-type="float">
            <text:p>0.008497408</text:p>
          </table:table-cell>
          <table:table-cell office:value-type="float" office:value="0.181351424" calcext:value-type="float">
            <text:p>0.181351424</text:p>
          </table:table-cell>
          <table:table-cell office:value-type="float" office:value="0.772969216" calcext:value-type="float">
            <text:p>0.772969216</text:p>
          </table:table-cell>
          <table:table-cell office:value-type="float" office:value="0.627924992" calcext:value-type="float">
            <text:p>0.627924992</text:p>
          </table:table-cell>
          <table:table-cell office:value-type="float" office:value="1.0025536" calcext:value-type="float">
            <text:p>1.0025536</text:p>
          </table:table-cell>
          <table:table-cell office:value-type="float" office:value="1.451318528" calcext:value-type="float">
            <text:p>1.451318528</text:p>
          </table:table-cell>
          <table:table-cell office:value-type="float" office:value="1.275400448" calcext:value-type="float">
            <text:p>1.275400448</text:p>
          </table:table-cell>
          <table:table-cell office:value-type="float" office:value="2.026173696" calcext:value-type="float">
            <text:p>2.026173696</text:p>
          </table:table-cell>
          <table:table-cell office:value-type="float" office:value="1.664032" calcext:value-type="float">
            <text:p>1.664032</text:p>
          </table:table-cell>
          <table:table-cell office:value-type="float" office:value="8.974712064" calcext:value-type="float">
            <text:p>8.974712064</text:p>
          </table:table-cell>
          <table:table-cell office:value-type="float" office:value="13.618726144" calcext:value-type="float">
            <text:p>13.618726144</text:p>
          </table:table-cell>
        </table:table-row>
        <table:table-row table:style-name="ro1">
          <table:table-cell/>
          <table:table-cell office:value-type="float" office:value="0.008169216" calcext:value-type="float">
            <text:p>0.008169216</text:p>
          </table:table-cell>
          <table:table-cell office:value-type="float" office:value="0.007761408" calcext:value-type="float">
            <text:p>0.007761408</text:p>
          </table:table-cell>
          <table:table-cell office:value-type="float" office:value="0.00425984" calcext:value-type="float">
            <text:p>0.00425984</text:p>
          </table:table-cell>
          <table:table-cell office:value-type="float" office:value="0.008513792" calcext:value-type="float">
            <text:p>0.008513792</text:p>
          </table:table-cell>
          <table:table-cell office:value-type="float" office:value="0.181378816" calcext:value-type="float">
            <text:p>0.181378816</text:p>
          </table:table-cell>
          <table:table-cell office:value-type="float" office:value="0.77298688" calcext:value-type="float">
            <text:p>0.77298688</text:p>
          </table:table-cell>
          <table:table-cell office:value-type="float" office:value="0.627952128" calcext:value-type="float">
            <text:p>0.627952128</text:p>
          </table:table-cell>
          <table:table-cell office:value-type="float" office:value="1.002549248" calcext:value-type="float">
            <text:p>1.002549248</text:p>
          </table:table-cell>
          <table:table-cell office:value-type="float" office:value="1.451348736" calcext:value-type="float">
            <text:p>1.451348736</text:p>
          </table:table-cell>
          <table:table-cell office:value-type="float" office:value="1.275293952" calcext:value-type="float">
            <text:p>1.275293952</text:p>
          </table:table-cell>
          <table:table-cell office:value-type="float" office:value="2.02620928" calcext:value-type="float">
            <text:p>2.02620928</text:p>
          </table:table-cell>
          <table:table-cell office:value-type="float" office:value="1.664018688" calcext:value-type="float">
            <text:p>1.664018688</text:p>
          </table:table-cell>
          <table:table-cell office:value-type="float" office:value="8.974753024" calcext:value-type="float">
            <text:p>8.974753024</text:p>
          </table:table-cell>
          <table:table-cell office:value-type="float" office:value="13.61875456" calcext:value-type="float">
            <text:p>13.61875456</text:p>
          </table:table-cell>
        </table:table-row>
        <table:table-row table:style-name="ro1">
          <table:table-cell/>
          <table:table-cell office:value-type="float" office:value="0.006458368" calcext:value-type="float">
            <text:p>0.006458368</text:p>
          </table:table-cell>
          <table:table-cell office:value-type="float" office:value="0.01116544" calcext:value-type="float">
            <text:p>0.01116544</text:p>
          </table:table-cell>
          <table:table-cell office:value-type="float" office:value="0.004196352" calcext:value-type="float">
            <text:p>0.004196352</text:p>
          </table:table-cell>
          <table:table-cell office:value-type="float" office:value="0.008539392" calcext:value-type="float">
            <text:p>0.008539392</text:p>
          </table:table-cell>
          <table:table-cell office:value-type="float" office:value="0.181407232" calcext:value-type="float">
            <text:p>0.181407232</text:p>
          </table:table-cell>
          <table:table-cell office:value-type="float" office:value="0.761865728" calcext:value-type="float">
            <text:p>0.761865728</text:p>
          </table:table-cell>
          <table:table-cell office:value-type="float" office:value="0.627979008" calcext:value-type="float">
            <text:p>0.627979008</text:p>
          </table:table-cell>
          <table:table-cell office:value-type="float" office:value="1.028853248" calcext:value-type="float">
            <text:p>1.028853248</text:p>
          </table:table-cell>
          <table:table-cell office:value-type="float" office:value="1.451379968" calcext:value-type="float">
            <text:p>1.451379968</text:p>
          </table:table-cell>
          <table:table-cell office:value-type="float" office:value="1.275410688" calcext:value-type="float">
            <text:p>1.275410688</text:p>
          </table:table-cell>
          <table:table-cell office:value-type="float" office:value="2.026244352" calcext:value-type="float">
            <text:p>2.026244352</text:p>
          </table:table-cell>
          <table:table-cell office:value-type="float" office:value="1.664004352" calcext:value-type="float">
            <text:p>1.664004352</text:p>
          </table:table-cell>
          <table:table-cell office:value-type="float" office:value="8.97478272" calcext:value-type="float">
            <text:p>8.97478272</text:p>
          </table:table-cell>
          <table:table-cell office:value-type="float" office:value="11.330324224" calcext:value-type="float">
            <text:p>11.330324224</text:p>
          </table:table-cell>
        </table:table-row>
        <table:table-row table:style-name="ro1">
          <table:table-cell/>
          <table:table-cell office:value-type="float" office:value="0.006734848" calcext:value-type="float">
            <text:p>0.006734848</text:p>
          </table:table-cell>
          <table:table-cell office:value-type="float" office:value="0.005786112" calcext:value-type="float">
            <text:p>0.005786112</text:p>
          </table:table-cell>
          <table:table-cell office:value-type="float" office:value="0.004150272" calcext:value-type="float">
            <text:p>0.004150272</text:p>
          </table:table-cell>
          <table:table-cell office:value-type="float" office:value="0.008569344" calcext:value-type="float">
            <text:p>0.008569344</text:p>
          </table:table-cell>
          <table:table-cell office:value-type="float" office:value="0.18143488" calcext:value-type="float">
            <text:p>0.18143488</text:p>
          </table:table-cell>
          <table:table-cell office:value-type="float" office:value="0.774253568" calcext:value-type="float">
            <text:p>0.774253568</text:p>
          </table:table-cell>
          <table:table-cell office:value-type="float" office:value="0.628006912" calcext:value-type="float">
            <text:p>0.628006912</text:p>
          </table:table-cell>
          <table:table-cell office:value-type="float" office:value="1.04729984" calcext:value-type="float">
            <text:p>1.04729984</text:p>
          </table:table-cell>
          <table:table-cell office:value-type="float" office:value="1.45737984" calcext:value-type="float">
            <text:p>1.45737984</text:p>
          </table:table-cell>
          <table:table-cell office:value-type="float" office:value="1.2753728" calcext:value-type="float">
            <text:p>1.2753728</text:p>
          </table:table-cell>
          <table:table-cell office:value-type="float" office:value="2.026279424" calcext:value-type="float">
            <text:p>2.026279424</text:p>
          </table:table-cell>
          <table:table-cell office:value-type="float" office:value="1.663881728" calcext:value-type="float">
            <text:p>1.663881728</text:p>
          </table:table-cell>
          <table:table-cell office:value-type="float" office:value="8.974833664" calcext:value-type="float">
            <text:p>8.974833664</text:p>
          </table:table-cell>
          <table:table-cell office:value-type="float" office:value="11.330428672" calcext:value-type="float">
            <text:p>11.330428672</text:p>
          </table:table-cell>
        </table:table-row>
        <table:table-row table:style-name="ro1">
          <table:table-cell/>
          <table:table-cell office:value-type="float" office:value="0.00559104" calcext:value-type="float">
            <text:p>0.00559104</text:p>
          </table:table-cell>
          <table:table-cell office:value-type="float" office:value="0.005996544" calcext:value-type="float">
            <text:p>0.005996544</text:p>
          </table:table-cell>
          <table:table-cell office:value-type="float" office:value="0.0037888" calcext:value-type="float">
            <text:p>0.0037888</text:p>
          </table:table-cell>
          <table:table-cell office:value-type="float" office:value="0.027526912" calcext:value-type="float">
            <text:p>0.027526912</text:p>
          </table:table-cell>
          <table:table-cell office:value-type="float" office:value="0.181462272" calcext:value-type="float">
            <text:p>0.181462272</text:p>
          </table:table-cell>
          <table:table-cell office:value-type="float" office:value="0.773478144" calcext:value-type="float">
            <text:p>0.773478144</text:p>
          </table:table-cell>
          <table:table-cell office:value-type="float" office:value="0.628034816" calcext:value-type="float">
            <text:p>0.628034816</text:p>
          </table:table-cell>
          <table:table-cell office:value-type="float" office:value="1.047334144" calcext:value-type="float">
            <text:p>1.047334144</text:p>
          </table:table-cell>
          <table:table-cell office:value-type="float" office:value="1.458120448" calcext:value-type="float">
            <text:p>1.458120448</text:p>
          </table:table-cell>
          <table:table-cell office:value-type="float" office:value="1.275337984" calcext:value-type="float">
            <text:p>1.275337984</text:p>
          </table:table-cell>
          <table:table-cell office:value-type="float" office:value="2.026313984" calcext:value-type="float">
            <text:p>2.026313984</text:p>
          </table:table-cell>
          <table:table-cell office:value-type="float" office:value="1.663715072" calcext:value-type="float">
            <text:p>1.663715072</text:p>
          </table:table-cell>
          <table:table-cell office:value-type="float" office:value="8.974864128" calcext:value-type="float">
            <text:p>8.974864128</text:p>
          </table:table-cell>
          <table:table-cell office:value-type="float" office:value="11.33050752" calcext:value-type="float">
            <text:p>11.33050752</text:p>
          </table:table-cell>
        </table:table-row>
        <table:table-row table:style-name="ro1">
          <table:table-cell/>
          <table:table-cell office:value-type="float" office:value="0.006302464" calcext:value-type="float">
            <text:p>0.006302464</text:p>
          </table:table-cell>
          <table:table-cell office:value-type="float" office:value="0.005802752" calcext:value-type="float">
            <text:p>0.005802752</text:p>
          </table:table-cell>
          <table:table-cell office:value-type="float" office:value="0.004038144" calcext:value-type="float">
            <text:p>0.004038144</text:p>
          </table:table-cell>
          <table:table-cell office:value-type="float" office:value="0.027615488" calcext:value-type="float">
            <text:p>0.027615488</text:p>
          </table:table-cell>
          <table:table-cell office:value-type="float" office:value="0.18148992" calcext:value-type="float">
            <text:p>0.18148992</text:p>
          </table:table-cell>
          <table:table-cell office:value-type="float" office:value="0.773472512" calcext:value-type="float">
            <text:p>0.773472512</text:p>
          </table:table-cell>
          <table:table-cell office:value-type="float" office:value="0.628062464" calcext:value-type="float">
            <text:p>0.628062464</text:p>
          </table:table-cell>
          <table:table-cell office:value-type="float" office:value="1.047356928" calcext:value-type="float">
            <text:p>1.047356928</text:p>
          </table:table-cell>
          <table:table-cell office:value-type="float" office:value="1.451473408" calcext:value-type="float">
            <text:p>1.451473408</text:p>
          </table:table-cell>
          <table:table-cell office:value-type="float" office:value="1.275312384" calcext:value-type="float">
            <text:p>1.275312384</text:p>
          </table:table-cell>
          <table:table-cell office:value-type="float" office:value="2.026349056" calcext:value-type="float">
            <text:p>2.026349056</text:p>
          </table:table-cell>
          <table:table-cell office:value-type="float" office:value="1.574143744" calcext:value-type="float">
            <text:p>1.574143744</text:p>
          </table:table-cell>
          <table:table-cell office:value-type="float" office:value="8.97494016" calcext:value-type="float">
            <text:p>8.97494016</text:p>
          </table:table-cell>
          <table:table-cell office:value-type="float" office:value="11.330484736" calcext:value-type="float">
            <text:p>11.330484736</text:p>
          </table:table-cell>
        </table:table-row>
        <table:table-row table:style-name="ro1">
          <table:table-cell/>
          <table:table-cell office:value-type="float" office:value="0.006245888" calcext:value-type="float">
            <text:p>0.006245888</text:p>
          </table:table-cell>
          <table:table-cell office:value-type="float" office:value="0.008195328" calcext:value-type="float">
            <text:p>0.008195328</text:p>
          </table:table-cell>
          <table:table-cell office:value-type="float" office:value="0.003935488" calcext:value-type="float">
            <text:p>0.003935488</text:p>
          </table:table-cell>
          <table:table-cell office:value-type="float" office:value="0.02779264" calcext:value-type="float">
            <text:p>0.02779264</text:p>
          </table:table-cell>
          <table:table-cell office:value-type="float" office:value="0.181696256" calcext:value-type="float">
            <text:p>0.181696256</text:p>
          </table:table-cell>
          <table:table-cell office:value-type="float" office:value="0.84571264" calcext:value-type="float">
            <text:p>0.84571264</text:p>
          </table:table-cell>
          <table:table-cell office:value-type="float" office:value="0.628090368" calcext:value-type="float">
            <text:p>0.628090368</text:p>
          </table:table-cell>
          <table:table-cell office:value-type="float" office:value="1.04752896" calcext:value-type="float">
            <text:p>1.04752896</text:p>
          </table:table-cell>
          <table:table-cell office:value-type="float" office:value="1.440608" calcext:value-type="float">
            <text:p>1.440608</text:p>
          </table:table-cell>
          <table:table-cell office:value-type="float" office:value="1.275291648" calcext:value-type="float">
            <text:p>1.275291648</text:p>
          </table:table-cell>
          <table:table-cell office:value-type="float" office:value="2.02638464" calcext:value-type="float">
            <text:p>2.02638464</text:p>
          </table:table-cell>
          <table:table-cell office:value-type="float" office:value="1.574082816" calcext:value-type="float">
            <text:p>1.574082816</text:p>
          </table:table-cell>
          <table:table-cell office:value-type="float" office:value="8.974957312" calcext:value-type="float">
            <text:p>8.974957312</text:p>
          </table:table-cell>
          <table:table-cell office:value-type="float" office:value="13.609125632" calcext:value-type="float">
            <text:p>13.609125632</text:p>
          </table:table-cell>
        </table:table-row>
        <table:table-row table:style-name="ro1">
          <table:table-cell/>
          <table:table-cell office:value-type="float" office:value="0.00731008" calcext:value-type="float">
            <text:p>0.00731008</text:p>
          </table:table-cell>
          <table:table-cell office:value-type="float" office:value="0.011608064" calcext:value-type="float">
            <text:p>0.011608064</text:p>
          </table:table-cell>
          <table:table-cell office:value-type="float" office:value="0.003905792" calcext:value-type="float">
            <text:p>0.003905792</text:p>
          </table:table-cell>
          <table:table-cell office:value-type="float" office:value="0.027756544" calcext:value-type="float">
            <text:p>0.027756544</text:p>
          </table:table-cell>
          <table:table-cell office:value-type="float" office:value="0.181667328" calcext:value-type="float">
            <text:p>0.181667328</text:p>
          </table:table-cell>
          <table:table-cell office:value-type="float" office:value="0.845748992" calcext:value-type="float">
            <text:p>0.845748992</text:p>
          </table:table-cell>
          <table:table-cell office:value-type="float" office:value="0.62811648" calcext:value-type="float">
            <text:p>0.62811648</text:p>
          </table:table-cell>
          <table:table-cell office:value-type="float" office:value="1.021253888" calcext:value-type="float">
            <text:p>1.021253888</text:p>
          </table:table-cell>
          <table:table-cell office:value-type="float" office:value="1.440648704" calcext:value-type="float">
            <text:p>1.440648704</text:p>
          </table:table-cell>
          <table:table-cell office:value-type="float" office:value="1.275271424" calcext:value-type="float">
            <text:p>1.275271424</text:p>
          </table:table-cell>
          <table:table-cell office:value-type="float" office:value="2.02642048" calcext:value-type="float">
            <text:p>2.02642048</text:p>
          </table:table-cell>
          <table:table-cell office:value-type="float" office:value="1.574080512" calcext:value-type="float">
            <text:p>1.574080512</text:p>
          </table:table-cell>
          <table:table-cell office:value-type="float" office:value="8.974986496" calcext:value-type="float">
            <text:p>8.974986496</text:p>
          </table:table-cell>
          <table:table-cell office:value-type="float" office:value="13.609167104" calcext:value-type="float">
            <text:p>13.609167104</text:p>
          </table:table-cell>
        </table:table-row>
        <table:table-row table:style-name="ro1">
          <table:table-cell/>
          <table:table-cell office:value-type="float" office:value="0.008163584" calcext:value-type="float">
            <text:p>0.008163584</text:p>
          </table:table-cell>
          <table:table-cell office:value-type="float" office:value="0.009263104" calcext:value-type="float">
            <text:p>0.009263104</text:p>
          </table:table-cell>
          <table:table-cell office:value-type="float" office:value="0.00392064" calcext:value-type="float">
            <text:p>0.00392064</text:p>
          </table:table-cell>
          <table:table-cell office:value-type="float" office:value="0.027775744" calcext:value-type="float">
            <text:p>0.027775744</text:p>
          </table:table-cell>
          <table:table-cell office:value-type="float" office:value="0.181674752" calcext:value-type="float">
            <text:p>0.181674752</text:p>
          </table:table-cell>
          <table:table-cell office:value-type="float" office:value="0.845766144" calcext:value-type="float">
            <text:p>0.845766144</text:p>
          </table:table-cell>
          <table:table-cell office:value-type="float" office:value="0.628143616" calcext:value-type="float">
            <text:p>0.628143616</text:p>
          </table:table-cell>
          <table:table-cell office:value-type="float" office:value="1.021282816" calcext:value-type="float">
            <text:p>1.021282816</text:p>
          </table:table-cell>
          <table:table-cell office:value-type="float" office:value="1.440696576" calcext:value-type="float">
            <text:p>1.440696576</text:p>
          </table:table-cell>
          <table:table-cell office:value-type="float" office:value="1.275263744" calcext:value-type="float">
            <text:p>1.275263744</text:p>
          </table:table-cell>
          <table:table-cell office:value-type="float" office:value="2.026455808" calcext:value-type="float">
            <text:p>2.026455808</text:p>
          </table:table-cell>
          <table:table-cell office:value-type="float" office:value="1.57408256" calcext:value-type="float">
            <text:p>1.57408256</text:p>
          </table:table-cell>
          <table:table-cell office:value-type="float" office:value="8.975015936" calcext:value-type="float">
            <text:p>8.975015936</text:p>
          </table:table-cell>
          <table:table-cell office:value-type="float" office:value="13.62101632" calcext:value-type="float">
            <text:p>13.62101632</text:p>
          </table:table-cell>
        </table:table-row>
        <table:table-row table:style-name="ro1">
          <table:table-cell/>
          <table:table-cell office:value-type="float" office:value="0.006404096" calcext:value-type="float">
            <text:p>0.006404096</text:p>
          </table:table-cell>
          <table:table-cell office:value-type="float" office:value="0.008179968" calcext:value-type="float">
            <text:p>0.008179968</text:p>
          </table:table-cell>
          <table:table-cell office:value-type="float" office:value="0.003771136" calcext:value-type="float">
            <text:p>0.003771136</text:p>
          </table:table-cell>
          <table:table-cell office:value-type="float" office:value="0.027474688" calcext:value-type="float">
            <text:p>0.027474688</text:p>
          </table:table-cell>
          <table:table-cell office:value-type="float" office:value="0.172055808" calcext:value-type="float">
            <text:p>0.172055808</text:p>
          </table:table-cell>
          <table:table-cell office:value-type="float" office:value="0.846305792" calcext:value-type="float">
            <text:p>0.846305792</text:p>
          </table:table-cell>
          <table:table-cell office:value-type="float" office:value="0.628164352" calcext:value-type="float">
            <text:p>0.628164352</text:p>
          </table:table-cell>
          <table:table-cell office:value-type="float" office:value="1.02131328" calcext:value-type="float">
            <text:p>1.02131328</text:p>
          </table:table-cell>
          <table:table-cell office:value-type="float" office:value="1.440745728" calcext:value-type="float">
            <text:p>1.440745728</text:p>
          </table:table-cell>
          <table:table-cell office:value-type="float" office:value="1.275243776" calcext:value-type="float">
            <text:p>1.275243776</text:p>
          </table:table-cell>
          <table:table-cell office:value-type="float" office:value="2.026491392" calcext:value-type="float">
            <text:p>2.026491392</text:p>
          </table:table-cell>
          <table:table-cell office:value-type="float" office:value="1.574088448" calcext:value-type="float">
            <text:p>1.574088448</text:p>
          </table:table-cell>
          <table:table-cell office:value-type="float" office:value="8.9750464" calcext:value-type="float">
            <text:p>8.9750464</text:p>
          </table:table-cell>
          <table:table-cell office:value-type="float" office:value="13.621142016" calcext:value-type="float">
            <text:p>13.621142016</text:p>
          </table:table-cell>
        </table:table-row>
        <table:table-row table:style-name="ro1">
          <table:table-cell/>
          <table:table-cell office:value-type="float" office:value="0.006308352" calcext:value-type="float">
            <text:p>0.006308352</text:p>
          </table:table-cell>
          <table:table-cell office:value-type="float" office:value="0.003431424" calcext:value-type="float">
            <text:p>0.003431424</text:p>
          </table:table-cell>
          <table:table-cell office:value-type="float" office:value="0.003887616" calcext:value-type="float">
            <text:p>0.003887616</text:p>
          </table:table-cell>
          <table:table-cell office:value-type="float" office:value="0.027500544" calcext:value-type="float">
            <text:p>0.027500544</text:p>
          </table:table-cell>
          <table:table-cell office:value-type="float" office:value="0.1720832" calcext:value-type="float">
            <text:p>0.1720832</text:p>
          </table:table-cell>
          <table:table-cell office:value-type="float" office:value="0.846320128" calcext:value-type="float">
            <text:p>0.846320128</text:p>
          </table:table-cell>
          <table:table-cell office:value-type="float" office:value="0.628192" calcext:value-type="float">
            <text:p>0.628192</text:p>
          </table:table-cell>
          <table:table-cell office:value-type="float" office:value="1.047641344" calcext:value-type="float">
            <text:p>1.047641344</text:p>
          </table:table-cell>
          <table:table-cell office:value-type="float" office:value="1.4407936" calcext:value-type="float">
            <text:p>1.4407936</text:p>
          </table:table-cell>
          <table:table-cell office:value-type="float" office:value="1.238042368" calcext:value-type="float">
            <text:p>1.238042368</text:p>
          </table:table-cell>
          <table:table-cell office:value-type="float" office:value="2.026526208" calcext:value-type="float">
            <text:p>2.026526208</text:p>
          </table:table-cell>
          <table:table-cell office:value-type="float" office:value="1.574094848" calcext:value-type="float">
            <text:p>1.574094848</text:p>
          </table:table-cell>
          <table:table-cell office:value-type="float" office:value="8.97507712" calcext:value-type="float">
            <text:p>8.97507712</text:p>
          </table:table-cell>
          <table:table-cell office:value-type="float" office:value="13.443822336" calcext:value-type="float">
            <text:p>13.443822336</text:p>
          </table:table-cell>
        </table:table-row>
        <table:table-row table:style-name="ro1">
          <table:table-cell/>
          <table:table-cell office:value-type="float" office:value="0.0109888" calcext:value-type="float">
            <text:p>0.0109888</text:p>
          </table:table-cell>
          <table:table-cell office:value-type="float" office:value="0.007045888" calcext:value-type="float">
            <text:p>0.007045888</text:p>
          </table:table-cell>
          <table:table-cell office:value-type="float" office:value="0.003865344" calcext:value-type="float">
            <text:p>0.003865344</text:p>
          </table:table-cell>
          <table:table-cell office:value-type="float" office:value="0.02764416" calcext:value-type="float">
            <text:p>0.02764416</text:p>
          </table:table-cell>
          <table:table-cell office:value-type="float" office:value="0.172108032" calcext:value-type="float">
            <text:p>0.172108032</text:p>
          </table:table-cell>
          <table:table-cell office:value-type="float" office:value="0.846336" calcext:value-type="float">
            <text:p>0.846336</text:p>
          </table:table-cell>
          <table:table-cell office:value-type="float" office:value="0.62876416" calcext:value-type="float">
            <text:p>0.62876416</text:p>
          </table:table-cell>
          <table:table-cell office:value-type="float" office:value="1.022086656" calcext:value-type="float">
            <text:p>1.022086656</text:p>
          </table:table-cell>
          <table:table-cell office:value-type="float" office:value="1.440844544" calcext:value-type="float">
            <text:p>1.440844544</text:p>
          </table:table-cell>
          <table:table-cell office:value-type="float" office:value="1.238043904" calcext:value-type="float">
            <text:p>1.238043904</text:p>
          </table:table-cell>
          <table:table-cell office:value-type="float" office:value="2.026562048" calcext:value-type="float">
            <text:p>2.026562048</text:p>
          </table:table-cell>
          <table:table-cell office:value-type="float" office:value="1.574099712" calcext:value-type="float">
            <text:p>1.574099712</text:p>
          </table:table-cell>
          <table:table-cell office:value-type="float" office:value="8.975107584" calcext:value-type="float">
            <text:p>8.975107584</text:p>
          </table:table-cell>
          <table:table-cell office:value-type="float" office:value="13.365715968" calcext:value-type="float">
            <text:p>13.365715968</text:p>
          </table:table-cell>
        </table:table-row>
        <table:table-row table:style-name="ro1">
          <table:table-cell/>
          <table:table-cell office:value-type="float" office:value="0.013214976" calcext:value-type="float">
            <text:p>0.013214976</text:p>
          </table:table-cell>
          <table:table-cell office:value-type="float" office:value="0.006272768" calcext:value-type="float">
            <text:p>0.006272768</text:p>
          </table:table-cell>
          <table:table-cell office:value-type="float" office:value="0.003879424" calcext:value-type="float">
            <text:p>0.003879424</text:p>
          </table:table-cell>
          <table:table-cell office:value-type="float" office:value="0.027612672" calcext:value-type="float">
            <text:p>0.027612672</text:p>
          </table:table-cell>
          <table:table-cell office:value-type="float" office:value="0.172136448" calcext:value-type="float">
            <text:p>0.172136448</text:p>
          </table:table-cell>
          <table:table-cell office:value-type="float" office:value="0.829806336" calcext:value-type="float">
            <text:p>0.829806336</text:p>
          </table:table-cell>
          <table:table-cell office:value-type="float" office:value="0.628624896" calcext:value-type="float">
            <text:p>0.628624896</text:p>
          </table:table-cell>
          <table:table-cell office:value-type="float" office:value="1.022042624" calcext:value-type="float">
            <text:p>1.022042624</text:p>
          </table:table-cell>
          <table:table-cell office:value-type="float" office:value="1.452038144" calcext:value-type="float">
            <text:p>1.452038144</text:p>
          </table:table-cell>
          <table:table-cell office:value-type="float" office:value="1.238045952" calcext:value-type="float">
            <text:p>1.238045952</text:p>
          </table:table-cell>
          <table:table-cell office:value-type="float" office:value="2.026597376" calcext:value-type="float">
            <text:p>2.026597376</text:p>
          </table:table-cell>
          <table:table-cell office:value-type="float" office:value="1.5741056" calcext:value-type="float">
            <text:p>1.5741056</text:p>
          </table:table-cell>
          <table:table-cell office:value-type="float" office:value="8.975137536" calcext:value-type="float">
            <text:p>8.975137536</text:p>
          </table:table-cell>
          <table:table-cell office:value-type="float" office:value="13.365718016" calcext:value-type="float">
            <text:p>13.365718016</text:p>
          </table:table-cell>
        </table:table-row>
        <table:table-row table:style-name="ro1">
          <table:table-cell/>
          <table:table-cell office:value-type="float" office:value="0.006010368" calcext:value-type="float">
            <text:p>0.006010368</text:p>
          </table:table-cell>
          <table:table-cell office:value-type="float" office:value="0.00585728" calcext:value-type="float">
            <text:p>0.00585728</text:p>
          </table:table-cell>
          <table:table-cell office:value-type="float" office:value="0.003899648" calcext:value-type="float">
            <text:p>0.003899648</text:p>
          </table:table-cell>
          <table:table-cell office:value-type="float" office:value="0.027629824" calcext:value-type="float">
            <text:p>0.027629824</text:p>
          </table:table-cell>
          <table:table-cell office:value-type="float" office:value="0.172166656" calcext:value-type="float">
            <text:p>0.172166656</text:p>
          </table:table-cell>
          <table:table-cell office:value-type="float" office:value="0.869097728" calcext:value-type="float">
            <text:p>0.869097728</text:p>
          </table:table-cell>
          <table:table-cell office:value-type="float" office:value="0.628521216" calcext:value-type="float">
            <text:p>0.628521216</text:p>
          </table:table-cell>
          <table:table-cell office:value-type="float" office:value="1.022051584" calcext:value-type="float">
            <text:p>1.022051584</text:p>
          </table:table-cell>
          <table:table-cell office:value-type="float" office:value="1.452034816" calcext:value-type="float">
            <text:p>1.452034816</text:p>
          </table:table-cell>
          <table:table-cell office:value-type="float" office:value="1.238054144" calcext:value-type="float">
            <text:p>1.238054144</text:p>
          </table:table-cell>
          <table:table-cell office:value-type="float" office:value="2.026633216" calcext:value-type="float">
            <text:p>2.026633216</text:p>
          </table:table-cell>
          <table:table-cell office:value-type="float" office:value="1.574111488" calcext:value-type="float">
            <text:p>1.574111488</text:p>
          </table:table-cell>
          <table:table-cell office:value-type="float" office:value="8.975168256" calcext:value-type="float">
            <text:p>8.975168256</text:p>
          </table:table-cell>
          <table:table-cell office:value-type="float" office:value="13.402877696" calcext:value-type="float">
            <text:p>13.402877696</text:p>
          </table:table-cell>
        </table:table-row>
        <table:table-row table:style-name="ro1">
          <table:table-cell/>
          <table:table-cell office:value-type="float" office:value="0.006754048" calcext:value-type="float">
            <text:p>0.006754048</text:p>
          </table:table-cell>
          <table:table-cell office:value-type="float" office:value="0.0062208" calcext:value-type="float">
            <text:p>0.0062208</text:p>
          </table:table-cell>
          <table:table-cell office:value-type="float" office:value="0.040370944" calcext:value-type="float">
            <text:p>0.040370944</text:p>
          </table:table-cell>
          <table:table-cell office:value-type="float" office:value="0.026967296" calcext:value-type="float">
            <text:p>0.026967296</text:p>
          </table:table-cell>
          <table:table-cell office:value-type="float" office:value="0.172196864" calcext:value-type="float">
            <text:p>0.172196864</text:p>
          </table:table-cell>
          <table:table-cell office:value-type="float" office:value="0.847234304" calcext:value-type="float">
            <text:p>0.847234304</text:p>
          </table:table-cell>
          <table:table-cell office:value-type="float" office:value="0.878290688" calcext:value-type="float">
            <text:p>0.878290688</text:p>
          </table:table-cell>
          <table:table-cell office:value-type="float" office:value="1.010304256" calcext:value-type="float">
            <text:p>1.010304256</text:p>
          </table:table-cell>
          <table:table-cell office:value-type="float" office:value="1.452055552" calcext:value-type="float">
            <text:p>1.452055552</text:p>
          </table:table-cell>
          <table:table-cell office:value-type="float" office:value="1.238056704" calcext:value-type="float">
            <text:p>1.238056704</text:p>
          </table:table-cell>
          <table:table-cell office:value-type="float" office:value="2.026668544" calcext:value-type="float">
            <text:p>2.026668544</text:p>
          </table:table-cell>
          <table:table-cell office:value-type="float" office:value="1.574117632" calcext:value-type="float">
            <text:p>1.574117632</text:p>
          </table:table-cell>
          <table:table-cell office:value-type="float" office:value="8.975198208" calcext:value-type="float">
            <text:p>8.975198208</text:p>
          </table:table-cell>
          <table:table-cell office:value-type="float" office:value="13.402987264" calcext:value-type="float">
            <text:p>13.402987264</text:p>
          </table:table-cell>
        </table:table-row>
        <table:table-row table:style-name="ro1">
          <table:table-cell/>
          <table:table-cell office:value-type="float" office:value="0.00748416" calcext:value-type="float">
            <text:p>0.00748416</text:p>
          </table:table-cell>
          <table:table-cell office:value-type="float" office:value="0.007073024" calcext:value-type="float">
            <text:p>0.007073024</text:p>
          </table:table-cell>
          <table:table-cell office:value-type="float" office:value="0.040566272" calcext:value-type="float">
            <text:p>0.040566272</text:p>
          </table:table-cell>
          <table:table-cell office:value-type="float" office:value="0.02696064" calcext:value-type="float">
            <text:p>0.02696064</text:p>
          </table:table-cell>
          <table:table-cell office:value-type="float" office:value="0.172233216" calcext:value-type="float">
            <text:p>0.172233216</text:p>
          </table:table-cell>
          <table:table-cell office:value-type="float" office:value="0.847080448" calcext:value-type="float">
            <text:p>0.847080448</text:p>
          </table:table-cell>
          <table:table-cell office:value-type="float" office:value="0.89367168" calcext:value-type="float">
            <text:p>0.89367168</text:p>
          </table:table-cell>
          <table:table-cell office:value-type="float" office:value="1.010341632" calcext:value-type="float">
            <text:p>1.010341632</text:p>
          </table:table-cell>
          <table:table-cell office:value-type="float" office:value="1.452080896" calcext:value-type="float">
            <text:p>1.452080896</text:p>
          </table:table-cell>
          <table:table-cell office:value-type="float" office:value="1.238058496" calcext:value-type="float">
            <text:p>1.238058496</text:p>
          </table:table-cell>
          <table:table-cell office:value-type="float" office:value="2.026704128" calcext:value-type="float">
            <text:p>2.026704128</text:p>
          </table:table-cell>
          <table:table-cell office:value-type="float" office:value="1.508278272" calcext:value-type="float">
            <text:p>1.508278272</text:p>
          </table:table-cell>
          <table:table-cell office:value-type="float" office:value="8.97522688" calcext:value-type="float">
            <text:p>8.97522688</text:p>
          </table:table-cell>
          <table:table-cell office:value-type="float" office:value="13.358264064" calcext:value-type="float">
            <text:p>13.358264064</text:p>
          </table:table-cell>
        </table:table-row>
        <table:table-row table:style-name="ro1">
          <table:table-cell/>
          <table:table-cell office:value-type="float" office:value="0.007780608" calcext:value-type="float">
            <text:p>0.007780608</text:p>
          </table:table-cell>
          <table:table-cell office:value-type="float" office:value="0.006198272" calcext:value-type="float">
            <text:p>0.006198272</text:p>
          </table:table-cell>
          <table:table-cell office:value-type="float" office:value="0.040529664" calcext:value-type="float">
            <text:p>0.040529664</text:p>
          </table:table-cell>
          <table:table-cell office:value-type="float" office:value="0.027246336" calcext:value-type="float">
            <text:p>0.027246336</text:p>
          </table:table-cell>
          <table:table-cell office:value-type="float" office:value="0.172444672" calcext:value-type="float">
            <text:p>0.172444672</text:p>
          </table:table-cell>
          <table:table-cell office:value-type="float" office:value="0.847049984" calcext:value-type="float">
            <text:p>0.847049984</text:p>
          </table:table-cell>
          <table:table-cell office:value-type="float" office:value="0.893765376" calcext:value-type="float">
            <text:p>0.893765376</text:p>
          </table:table-cell>
          <table:table-cell office:value-type="float" office:value="1.010372096" calcext:value-type="float">
            <text:p>1.010372096</text:p>
          </table:table-cell>
          <table:table-cell office:value-type="float" office:value="1.452107776" calcext:value-type="float">
            <text:p>1.452107776</text:p>
          </table:table-cell>
          <table:table-cell office:value-type="float" office:value="1.238060032" calcext:value-type="float">
            <text:p>1.238060032</text:p>
          </table:table-cell>
          <table:table-cell office:value-type="float" office:value="2.026739968" calcext:value-type="float">
            <text:p>2.026739968</text:p>
          </table:table-cell>
          <table:table-cell office:value-type="float" office:value="1.50829312" calcext:value-type="float">
            <text:p>1.50829312</text:p>
          </table:table-cell>
          <table:table-cell office:value-type="float" office:value="8.975256064" calcext:value-type="float">
            <text:p>8.975256064</text:p>
          </table:table-cell>
          <table:table-cell office:value-type="float" office:value="14.067530752" calcext:value-type="float">
            <text:p>14.067530752</text:p>
          </table:table-cell>
        </table:table-row>
        <table:table-row table:style-name="ro1">
          <table:table-cell/>
          <table:table-cell office:value-type="float" office:value="0.006149632" calcext:value-type="float">
            <text:p>0.006149632</text:p>
          </table:table-cell>
          <table:table-cell office:value-type="float" office:value="0.007112448" calcext:value-type="float">
            <text:p>0.007112448</text:p>
          </table:table-cell>
          <table:table-cell office:value-type="float" office:value="0.040544768" calcext:value-type="float">
            <text:p>0.040544768</text:p>
          </table:table-cell>
          <table:table-cell office:value-type="float" office:value="0.027174144" calcext:value-type="float">
            <text:p>0.027174144</text:p>
          </table:table-cell>
          <table:table-cell office:value-type="float" office:value="0.172414464" calcext:value-type="float">
            <text:p>0.172414464</text:p>
          </table:table-cell>
          <table:table-cell office:value-type="float" office:value="0.8470336" calcext:value-type="float">
            <text:p>0.8470336</text:p>
          </table:table-cell>
          <table:table-cell office:value-type="float" office:value="0.89379968" calcext:value-type="float">
            <text:p>0.89379968</text:p>
          </table:table-cell>
          <table:table-cell office:value-type="float" office:value="1.02217984" calcext:value-type="float">
            <text:p>1.02217984</text:p>
          </table:table-cell>
          <table:table-cell office:value-type="float" office:value="1.452134656" calcext:value-type="float">
            <text:p>1.452134656</text:p>
          </table:table-cell>
          <table:table-cell office:value-type="float" office:value="1.238061568" calcext:value-type="float">
            <text:p>1.238061568</text:p>
          </table:table-cell>
          <table:table-cell office:value-type="float" office:value="2.012747264" calcext:value-type="float">
            <text:p>2.012747264</text:p>
          </table:table-cell>
          <table:table-cell office:value-type="float" office:value="1.508307456" calcext:value-type="float">
            <text:p>1.508307456</text:p>
          </table:table-cell>
          <table:table-cell office:value-type="float" office:value="8.97535104" calcext:value-type="float">
            <text:p>8.97535104</text:p>
          </table:table-cell>
          <table:table-cell office:value-type="float" office:value="13.011003392" calcext:value-type="float">
            <text:p>13.011003392</text:p>
          </table:table-cell>
        </table:table-row>
        <table:table-row table:style-name="ro1">
          <table:table-cell/>
          <table:table-cell office:value-type="float" office:value="0.006968576" calcext:value-type="float">
            <text:p>0.006968576</text:p>
          </table:table-cell>
          <table:table-cell office:value-type="float" office:value="0.007231232" calcext:value-type="float">
            <text:p>0.007231232</text:p>
          </table:table-cell>
          <table:table-cell office:value-type="float" office:value="0.04056704" calcext:value-type="float">
            <text:p>0.04056704</text:p>
          </table:table-cell>
          <table:table-cell office:value-type="float" office:value="0.027155456" calcext:value-type="float">
            <text:p>0.027155456</text:p>
          </table:table-cell>
          <table:table-cell office:value-type="float" office:value="0.17242112" calcext:value-type="float">
            <text:p>0.17242112</text:p>
          </table:table-cell>
          <table:table-cell office:value-type="float" office:value="0.847035136" calcext:value-type="float">
            <text:p>0.847035136</text:p>
          </table:table-cell>
          <table:table-cell office:value-type="float" office:value="0.893832192" calcext:value-type="float">
            <text:p>0.893832192</text:p>
          </table:table-cell>
          <table:table-cell office:value-type="float" office:value="1.02220032" calcext:value-type="float">
            <text:p>1.02220032</text:p>
          </table:table-cell>
          <table:table-cell office:value-type="float" office:value="1.452162048" calcext:value-type="float">
            <text:p>1.452162048</text:p>
          </table:table-cell>
          <table:table-cell office:value-type="float" office:value="1.215592704" calcext:value-type="float">
            <text:p>1.215592704</text:p>
          </table:table-cell>
          <table:table-cell office:value-type="float" office:value="2.02705408" calcext:value-type="float">
            <text:p>2.02705408</text:p>
          </table:table-cell>
          <table:table-cell office:value-type="float" office:value="1.508321024" calcext:value-type="float">
            <text:p>1.508321024</text:p>
          </table:table-cell>
          <table:table-cell office:value-type="float" office:value="8.975385088" calcext:value-type="float">
            <text:p>8.975385088</text:p>
          </table:table-cell>
          <table:table-cell office:value-type="float" office:value="12.954425344" calcext:value-type="float">
            <text:p>12.954425344</text:p>
          </table:table-cell>
        </table:table-row>
        <table:table-row table:style-name="ro1">
          <table:table-cell/>
          <table:table-cell office:value-type="float" office:value="0.005697024" calcext:value-type="float">
            <text:p>0.005697024</text:p>
          </table:table-cell>
          <table:table-cell office:value-type="float" office:value="0.006124544" calcext:value-type="float">
            <text:p>0.006124544</text:p>
          </table:table-cell>
          <table:table-cell office:value-type="float" office:value="0.039940608" calcext:value-type="float">
            <text:p>0.039940608</text:p>
          </table:table-cell>
          <table:table-cell office:value-type="float" office:value="0.026674688" calcext:value-type="float">
            <text:p>0.026674688</text:p>
          </table:table-cell>
          <table:table-cell office:value-type="float" office:value="0.171540992" calcext:value-type="float">
            <text:p>0.171540992</text:p>
          </table:table-cell>
          <table:table-cell office:value-type="float" office:value="0.869226752" calcext:value-type="float">
            <text:p>0.869226752</text:p>
          </table:table-cell>
          <table:table-cell office:value-type="float" office:value="0.893864192" calcext:value-type="float">
            <text:p>0.893864192</text:p>
          </table:table-cell>
          <table:table-cell office:value-type="float" office:value="1.022221824" calcext:value-type="float">
            <text:p>1.022221824</text:p>
          </table:table-cell>
          <table:table-cell office:value-type="float" office:value="1.441294848" calcext:value-type="float">
            <text:p>1.441294848</text:p>
          </table:table-cell>
          <table:table-cell office:value-type="float" office:value="1.215598336" calcext:value-type="float">
            <text:p>1.215598336</text:p>
          </table:table-cell>
          <table:table-cell office:value-type="float" office:value="2.027058688" calcext:value-type="float">
            <text:p>2.027058688</text:p>
          </table:table-cell>
          <table:table-cell office:value-type="float" office:value="1.508393472" calcext:value-type="float">
            <text:p>1.508393472</text:p>
          </table:table-cell>
          <table:table-cell office:value-type="float" office:value="8.975415808" calcext:value-type="float">
            <text:p>8.975415808</text:p>
          </table:table-cell>
          <table:table-cell office:value-type="float" office:value="12.954416128" calcext:value-type="float">
            <text:p>12.954416128</text:p>
          </table:table-cell>
        </table:table-row>
        <table:table-row table:style-name="ro1">
          <table:table-cell/>
          <table:table-cell office:value-type="float" office:value="0.006707456" calcext:value-type="float">
            <text:p>0.006707456</text:p>
          </table:table-cell>
          <table:table-cell office:value-type="float" office:value="0.007057664" calcext:value-type="float">
            <text:p>0.007057664</text:p>
          </table:table-cell>
          <table:table-cell office:value-type="float" office:value="0.040376064" calcext:value-type="float">
            <text:p>0.040376064</text:p>
          </table:table-cell>
          <table:table-cell office:value-type="float" office:value="0.026703872" calcext:value-type="float">
            <text:p>0.026703872</text:p>
          </table:table-cell>
          <table:table-cell office:value-type="float" office:value="0.171567616" calcext:value-type="float">
            <text:p>0.171567616</text:p>
          </table:table-cell>
          <table:table-cell office:value-type="float" office:value="0.869252352" calcext:value-type="float">
            <text:p>0.869252352</text:p>
          </table:table-cell>
          <table:table-cell office:value-type="float" office:value="0.893895936" calcext:value-type="float">
            <text:p>0.893895936</text:p>
          </table:table-cell>
          <table:table-cell office:value-type="float" office:value="1.022244096" calcext:value-type="float">
            <text:p>1.022244096</text:p>
          </table:table-cell>
          <table:table-cell office:value-type="float" office:value="1.441324032" calcext:value-type="float">
            <text:p>1.441324032</text:p>
          </table:table-cell>
          <table:table-cell office:value-type="float" office:value="1.31652736" calcext:value-type="float">
            <text:p>1.31652736</text:p>
          </table:table-cell>
          <table:table-cell office:value-type="float" office:value="2.027085568" calcext:value-type="float">
            <text:p>2.027085568</text:p>
          </table:table-cell>
          <table:table-cell office:value-type="float" office:value="1.508408064" calcext:value-type="float">
            <text:p>1.508408064</text:p>
          </table:table-cell>
          <table:table-cell office:value-type="float" office:value="8.975445504" calcext:value-type="float">
            <text:p>8.975445504</text:p>
          </table:table-cell>
          <table:table-cell office:value-type="float" office:value="12.954417152" calcext:value-type="float">
            <text:p>12.954417152</text:p>
          </table:table-cell>
        </table:table-row>
        <table:table-row table:style-name="ro1">
          <table:table-cell/>
          <table:table-cell office:value-type="float" office:value="0.006442752" calcext:value-type="float">
            <text:p>0.006442752</text:p>
          </table:table-cell>
          <table:table-cell office:value-type="float" office:value="0.006086912" calcext:value-type="float">
            <text:p>0.006086912</text:p>
          </table:table-cell>
          <table:table-cell office:value-type="float" office:value="0.040243712" calcext:value-type="float">
            <text:p>0.040243712</text:p>
          </table:table-cell>
          <table:table-cell office:value-type="float" office:value="0.026834944" calcext:value-type="float">
            <text:p>0.026834944</text:p>
          </table:table-cell>
          <table:table-cell office:value-type="float" office:value="0.171595264" calcext:value-type="float">
            <text:p>0.171595264</text:p>
          </table:table-cell>
          <table:table-cell office:value-type="float" office:value="0.869358336" calcext:value-type="float">
            <text:p>0.869358336</text:p>
          </table:table-cell>
          <table:table-cell office:value-type="float" office:value="0.893926656" calcext:value-type="float">
            <text:p>0.893926656</text:p>
          </table:table-cell>
          <table:table-cell office:value-type="float" office:value="1.022266624" calcext:value-type="float">
            <text:p>1.022266624</text:p>
          </table:table-cell>
          <table:table-cell office:value-type="float" office:value="1.441360896" calcext:value-type="float">
            <text:p>1.441360896</text:p>
          </table:table-cell>
          <table:table-cell office:value-type="float" office:value="1.316466432" calcext:value-type="float">
            <text:p>1.316466432</text:p>
          </table:table-cell>
          <table:table-cell office:value-type="float" office:value="2.027113984" calcext:value-type="float">
            <text:p>2.027113984</text:p>
          </table:table-cell>
          <table:table-cell office:value-type="float" office:value="1.50842752" calcext:value-type="float">
            <text:p>1.50842752</text:p>
          </table:table-cell>
          <table:table-cell office:value-type="float" office:value="8.975475968" calcext:value-type="float">
            <text:p>8.975475968</text:p>
          </table:table-cell>
          <table:table-cell office:value-type="float" office:value="13.91588864" calcext:value-type="float">
            <text:p>13.91588864</text:p>
          </table:table-cell>
        </table:table-row>
        <table:table-row table:style-name="ro1">
          <table:table-cell/>
          <table:table-cell office:value-type="float" office:value="0.006401536" calcext:value-type="float">
            <text:p>0.006401536</text:p>
          </table:table-cell>
          <table:table-cell office:value-type="float" office:value="0.005929216" calcext:value-type="float">
            <text:p>0.005929216</text:p>
          </table:table-cell>
          <table:table-cell office:value-type="float" office:value="0.040187392" calcext:value-type="float">
            <text:p>0.040187392</text:p>
          </table:table-cell>
          <table:table-cell office:value-type="float" office:value="0.026816" calcext:value-type="float">
            <text:p>0.026816</text:p>
          </table:table-cell>
          <table:table-cell office:value-type="float" office:value="0.1716224" calcext:value-type="float">
            <text:p>0.1716224</text:p>
          </table:table-cell>
          <table:table-cell office:value-type="float" office:value="0.859226112" calcext:value-type="float">
            <text:p>0.859226112</text:p>
          </table:table-cell>
          <table:table-cell office:value-type="float" office:value="0.89395584" calcext:value-type="float">
            <text:p>0.89395584</text:p>
          </table:table-cell>
          <table:table-cell office:value-type="float" office:value="1.048720128" calcext:value-type="float">
            <text:p>1.048720128</text:p>
          </table:table-cell>
          <table:table-cell office:value-type="float" office:value="1.44140032" calcext:value-type="float">
            <text:p>1.44140032</text:p>
          </table:table-cell>
          <table:table-cell office:value-type="float" office:value="1.316454912" calcext:value-type="float">
            <text:p>1.316454912</text:p>
          </table:table-cell>
          <table:table-cell office:value-type="float" office:value="2.02714368" calcext:value-type="float">
            <text:p>2.02714368</text:p>
          </table:table-cell>
          <table:table-cell office:value-type="float" office:value="1.50981632" calcext:value-type="float">
            <text:p>1.50981632</text:p>
          </table:table-cell>
          <table:table-cell office:value-type="float" office:value="8.97550592" calcext:value-type="float">
            <text:p>8.97550592</text:p>
          </table:table-cell>
          <table:table-cell office:value-type="float" office:value="13.820199168" calcext:value-type="float">
            <text:p>13.820199168</text:p>
          </table:table-cell>
        </table:table-row>
        <table:table-row table:style-name="ro1">
          <table:table-cell/>
          <table:table-cell office:value-type="float" office:value="0.006375168" calcext:value-type="float">
            <text:p>0.006375168</text:p>
          </table:table-cell>
          <table:table-cell office:value-type="float" office:value="0.006308096" calcext:value-type="float">
            <text:p>0.006308096</text:p>
          </table:table-cell>
          <table:table-cell office:value-type="float" office:value="0.040143872" calcext:value-type="float">
            <text:p>0.040143872</text:p>
          </table:table-cell>
          <table:table-cell office:value-type="float" office:value="0.026838784" calcext:value-type="float">
            <text:p>0.026838784</text:p>
          </table:table-cell>
          <table:table-cell office:value-type="float" office:value="0.171650048" calcext:value-type="float">
            <text:p>0.171650048</text:p>
          </table:table-cell>
          <table:table-cell office:value-type="float" office:value="0.867370496" calcext:value-type="float">
            <text:p>0.867370496</text:p>
          </table:table-cell>
          <table:table-cell office:value-type="float" office:value="0.89398528" calcext:value-type="float">
            <text:p>0.89398528</text:p>
          </table:table-cell>
          <table:table-cell office:value-type="float" office:value="1.048765696" calcext:value-type="float">
            <text:p>1.048765696</text:p>
          </table:table-cell>
          <table:table-cell office:value-type="float" office:value="1.441439488" calcext:value-type="float">
            <text:p>1.441439488</text:p>
          </table:table-cell>
          <table:table-cell office:value-type="float" office:value="1.316448256" calcext:value-type="float">
            <text:p>1.316448256</text:p>
          </table:table-cell>
          <table:table-cell office:value-type="float" office:value="2.027173888" calcext:value-type="float">
            <text:p>2.027173888</text:p>
          </table:table-cell>
          <table:table-cell office:value-type="float" office:value="1.509759744" calcext:value-type="float">
            <text:p>1.509759744</text:p>
          </table:table-cell>
          <table:table-cell office:value-type="float" office:value="8.975535616" calcext:value-type="float">
            <text:p>8.975535616</text:p>
          </table:table-cell>
          <table:table-cell office:value-type="float" office:value="14.189015296" calcext:value-type="float">
            <text:p>14.189015296</text:p>
          </table:table-cell>
        </table:table-row>
        <table:table-row table:style-name="ro1">
          <table:table-cell/>
          <table:table-cell office:value-type="float" office:value="0.007154176" calcext:value-type="float">
            <text:p>0.007154176</text:p>
          </table:table-cell>
          <table:table-cell office:value-type="float" office:value="0.007095296" calcext:value-type="float">
            <text:p>0.007095296</text:p>
          </table:table-cell>
          <table:table-cell office:value-type="float" office:value="0.040375808" calcext:value-type="float">
            <text:p>0.040375808</text:p>
          </table:table-cell>
          <table:table-cell office:value-type="float" office:value="0.026698752" calcext:value-type="float">
            <text:p>0.026698752</text:p>
          </table:table-cell>
          <table:table-cell office:value-type="float" office:value="0.171687168" calcext:value-type="float">
            <text:p>0.171687168</text:p>
          </table:table-cell>
          <table:table-cell office:value-type="float" office:value="0.86970368" calcext:value-type="float">
            <text:p>0.86970368</text:p>
          </table:table-cell>
          <table:table-cell office:value-type="float" office:value="0.894015744" calcext:value-type="float">
            <text:p>0.894015744</text:p>
          </table:table-cell>
          <table:table-cell office:value-type="float" office:value="1.048794624" calcext:value-type="float">
            <text:p>1.048794624</text:p>
          </table:table-cell>
          <table:table-cell office:value-type="float" office:value="1.458349568" calcext:value-type="float">
            <text:p>1.458349568</text:p>
          </table:table-cell>
          <table:table-cell office:value-type="float" office:value="1.316443904" calcext:value-type="float">
            <text:p>1.316443904</text:p>
          </table:table-cell>
          <table:table-cell office:value-type="float" office:value="2.027204352" calcext:value-type="float">
            <text:p>2.027204352</text:p>
          </table:table-cell>
          <table:table-cell office:value-type="float" office:value="1.57604352" calcext:value-type="float">
            <text:p>1.57604352</text:p>
          </table:table-cell>
          <table:table-cell office:value-type="float" office:value="8.975565568" calcext:value-type="float">
            <text:p>8.975565568</text:p>
          </table:table-cell>
          <table:table-cell office:value-type="float" office:value="13.682138368" calcext:value-type="float">
            <text:p>13.682138368</text:p>
          </table:table-cell>
        </table:table-row>
        <table:table-row table:style-name="ro1">
          <table:table-cell/>
          <table:table-cell office:value-type="float" office:value="0.008939008" calcext:value-type="float">
            <text:p>0.008939008</text:p>
          </table:table-cell>
          <table:table-cell office:value-type="float" office:value="0.006269696" calcext:value-type="float">
            <text:p>0.006269696</text:p>
          </table:table-cell>
          <table:table-cell office:value-type="float" office:value="0.040510976" calcext:value-type="float">
            <text:p>0.040510976</text:p>
          </table:table-cell>
          <table:table-cell office:value-type="float" office:value="0.026728192" calcext:value-type="float">
            <text:p>0.026728192</text:p>
          </table:table-cell>
          <table:table-cell office:value-type="float" office:value="0.17171456" calcext:value-type="float">
            <text:p>0.17171456</text:p>
          </table:table-cell>
          <table:table-cell office:value-type="float" office:value="0.869802496" calcext:value-type="float">
            <text:p>0.869802496</text:p>
          </table:table-cell>
          <table:table-cell office:value-type="float" office:value="0.894046208" calcext:value-type="float">
            <text:p>0.894046208</text:p>
          </table:table-cell>
          <table:table-cell office:value-type="float" office:value="1.060873216" calcext:value-type="float">
            <text:p>1.060873216</text:p>
          </table:table-cell>
          <table:table-cell office:value-type="float" office:value="1.45908736" calcext:value-type="float">
            <text:p>1.45908736</text:p>
          </table:table-cell>
          <table:table-cell office:value-type="float" office:value="1.31643904" calcext:value-type="float">
            <text:p>1.31643904</text:p>
          </table:table-cell>
          <table:table-cell office:value-type="float" office:value="2.027235328" calcext:value-type="float">
            <text:p>2.027235328</text:p>
          </table:table-cell>
          <table:table-cell office:value-type="float" office:value="1.576041984" calcext:value-type="float">
            <text:p>1.576041984</text:p>
          </table:table-cell>
          <table:table-cell office:value-type="float" office:value="8.975596032" calcext:value-type="float">
            <text:p>8.975596032</text:p>
          </table:table-cell>
          <table:table-cell office:value-type="float" office:value="13.05603456" calcext:value-type="float">
            <text:p>13.05603456</text:p>
          </table:table-cell>
        </table:table-row>
        <table:table-row table:style-name="ro1">
          <table:table-cell/>
          <table:table-cell office:value-type="float" office:value="0.005814784" calcext:value-type="float">
            <text:p>0.005814784</text:p>
          </table:table-cell>
          <table:table-cell office:value-type="float" office:value="0.010201088" calcext:value-type="float">
            <text:p>0.010201088</text:p>
          </table:table-cell>
          <table:table-cell office:value-type="float" office:value="0.040477952" calcext:value-type="float">
            <text:p>0.040477952</text:p>
          </table:table-cell>
          <table:table-cell office:value-type="float" office:value="0.026854144" calcext:value-type="float">
            <text:p>0.026854144</text:p>
          </table:table-cell>
          <table:table-cell office:value-type="float" office:value="0.171931904" calcext:value-type="float">
            <text:p>0.171931904</text:p>
          </table:table-cell>
          <table:table-cell office:value-type="float" office:value="0.870039552" calcext:value-type="float">
            <text:p>0.870039552</text:p>
          </table:table-cell>
          <table:table-cell office:value-type="float" office:value="0.894831616" calcext:value-type="float">
            <text:p>0.894831616</text:p>
          </table:table-cell>
          <table:table-cell office:value-type="float" office:value="1.049873408" calcext:value-type="float">
            <text:p>1.049873408</text:p>
          </table:table-cell>
          <table:table-cell office:value-type="float" office:value="1.44843648" calcext:value-type="float">
            <text:p>1.44843648</text:p>
          </table:table-cell>
          <table:table-cell office:value-type="float" office:value="1.316434432" calcext:value-type="float">
            <text:p>1.316434432</text:p>
          </table:table-cell>
          <table:table-cell office:value-type="float" office:value="2.02726528" calcext:value-type="float">
            <text:p>2.02726528</text:p>
          </table:table-cell>
          <table:table-cell office:value-type="float" office:value="1.576041984" calcext:value-type="float">
            <text:p>1.576041984</text:p>
          </table:table-cell>
          <table:table-cell office:value-type="float" office:value="8.975626496" calcext:value-type="float">
            <text:p>8.975626496</text:p>
          </table:table-cell>
          <table:table-cell office:value-type="float" office:value="13.056079104" calcext:value-type="float">
            <text:p>13.056079104</text:p>
          </table:table-cell>
        </table:table-row>
        <table:table-row table:style-name="ro1">
          <table:table-cell/>
          <table:table-cell office:value-type="float" office:value="0.006328576" calcext:value-type="float">
            <text:p>0.006328576</text:p>
          </table:table-cell>
          <table:table-cell office:value-type="float" office:value="0.00635136" calcext:value-type="float">
            <text:p>0.00635136</text:p>
          </table:table-cell>
          <table:table-cell office:value-type="float" office:value="0.040490752" calcext:value-type="float">
            <text:p>0.040490752</text:p>
          </table:table-cell>
          <table:table-cell office:value-type="float" office:value="0.026841344" calcext:value-type="float">
            <text:p>0.026841344</text:p>
          </table:table-cell>
          <table:table-cell office:value-type="float" office:value="0.171879168" calcext:value-type="float">
            <text:p>0.171879168</text:p>
          </table:table-cell>
          <table:table-cell office:value-type="float" office:value="0.87006592" calcext:value-type="float">
            <text:p>0.87006592</text:p>
          </table:table-cell>
          <table:table-cell office:value-type="float" office:value="0.894445824" calcext:value-type="float">
            <text:p>0.894445824</text:p>
          </table:table-cell>
          <table:table-cell office:value-type="float" office:value="1.049797376" calcext:value-type="float">
            <text:p>1.049797376</text:p>
          </table:table-cell>
          <table:table-cell office:value-type="float" office:value="1.448480768" calcext:value-type="float">
            <text:p>1.448480768</text:p>
          </table:table-cell>
          <table:table-cell office:value-type="float" office:value="1.316430336" calcext:value-type="float">
            <text:p>1.316430336</text:p>
          </table:table-cell>
          <table:table-cell office:value-type="float" office:value="2.027296" calcext:value-type="float">
            <text:p>2.027296</text:p>
          </table:table-cell>
          <table:table-cell office:value-type="float" office:value="1.576044544" calcext:value-type="float">
            <text:p>1.576044544</text:p>
          </table:table-cell>
          <table:table-cell office:value-type="float" office:value="8.97565696" calcext:value-type="float">
            <text:p>8.97565696</text:p>
          </table:table-cell>
          <table:table-cell office:value-type="float" office:value="13.423286016" calcext:value-type="float">
            <text:p>13.423286016</text:p>
          </table:table-cell>
        </table:table-row>
        <table:table-row table:style-name="ro1">
          <table:table-cell/>
          <table:table-cell office:value-type="float" office:value="0.00614272" calcext:value-type="float">
            <text:p>0.00614272</text:p>
          </table:table-cell>
          <table:table-cell office:value-type="float" office:value="0.006050304" calcext:value-type="float">
            <text:p>0.006050304</text:p>
          </table:table-cell>
          <table:table-cell office:value-type="float" office:value="0.04051072" calcext:value-type="float">
            <text:p>0.04051072</text:p>
          </table:table-cell>
          <table:table-cell office:value-type="float" office:value="0.026863616" calcext:value-type="float">
            <text:p>0.026863616</text:p>
          </table:table-cell>
          <table:table-cell office:value-type="float" office:value="0.171901184" calcext:value-type="float">
            <text:p>0.171901184</text:p>
          </table:table-cell>
          <table:table-cell office:value-type="float" office:value="0.88975872" calcext:value-type="float">
            <text:p>0.88975872</text:p>
          </table:table-cell>
          <table:table-cell office:value-type="float" office:value="0.89432704" calcext:value-type="float">
            <text:p>0.89432704</text:p>
          </table:table-cell>
          <table:table-cell office:value-type="float" office:value="1.049780992" calcext:value-type="float">
            <text:p>1.049780992</text:p>
          </table:table-cell>
          <table:table-cell office:value-type="float" office:value="1.448524032" calcext:value-type="float">
            <text:p>1.448524032</text:p>
          </table:table-cell>
          <table:table-cell office:value-type="float" office:value="1.31642624" calcext:value-type="float">
            <text:p>1.31642624</text:p>
          </table:table-cell>
          <table:table-cell office:value-type="float" office:value="2.027325184" calcext:value-type="float">
            <text:p>2.027325184</text:p>
          </table:table-cell>
          <table:table-cell office:value-type="float" office:value="1.576100864" calcext:value-type="float">
            <text:p>1.576100864</text:p>
          </table:table-cell>
          <table:table-cell office:value-type="float" office:value="8.96322048" calcext:value-type="float">
            <text:p>8.96322048</text:p>
          </table:table-cell>
          <table:table-cell office:value-type="float" office:value="13.42330368" calcext:value-type="float">
            <text:p>13.42330368</text:p>
          </table:table-cell>
        </table:table-row>
        <table:table-row table:style-name="ro1">
          <table:table-cell/>
          <table:table-cell office:value-type="float" office:value="0.007311616" calcext:value-type="float">
            <text:p>0.007311616</text:p>
          </table:table-cell>
          <table:table-cell office:value-type="float" office:value="0.0066944" calcext:value-type="float">
            <text:p>0.0066944</text:p>
          </table:table-cell>
          <table:table-cell office:value-type="float" office:value="0.039889408" calcext:value-type="float">
            <text:p>0.039889408</text:p>
          </table:table-cell>
          <table:table-cell office:value-type="float" office:value="0.018068224" calcext:value-type="float">
            <text:p>0.018068224</text:p>
          </table:table-cell>
          <table:table-cell office:value-type="float" office:value="0.217146368" calcext:value-type="float">
            <text:p>0.217146368</text:p>
          </table:table-cell>
          <table:table-cell office:value-type="float" office:value="0.887373312" calcext:value-type="float">
            <text:p>0.887373312</text:p>
          </table:table-cell>
          <table:table-cell office:value-type="float" office:value="0.87916544" calcext:value-type="float">
            <text:p>0.87916544</text:p>
          </table:table-cell>
          <table:table-cell office:value-type="float" office:value="1.008278784" calcext:value-type="float">
            <text:p>1.008278784</text:p>
          </table:table-cell>
          <table:table-cell office:value-type="float" office:value="1.448567552" calcext:value-type="float">
            <text:p>1.448567552</text:p>
          </table:table-cell>
          <table:table-cell office:value-type="float" office:value="1.316421376" calcext:value-type="float">
            <text:p>1.316421376</text:p>
          </table:table-cell>
          <table:table-cell office:value-type="float" office:value="2.002645504" calcext:value-type="float">
            <text:p>2.002645504</text:p>
          </table:table-cell>
          <table:table-cell office:value-type="float" office:value="1.576099328" calcext:value-type="float">
            <text:p>1.576099328</text:p>
          </table:table-cell>
          <table:table-cell office:value-type="float" office:value="8.909493248" calcext:value-type="float">
            <text:p>8.909493248</text:p>
          </table:table-cell>
          <table:table-cell office:value-type="float" office:value="13.42331008" calcext:value-type="float">
            <text:p>13.42331008</text:p>
          </table:table-cell>
        </table:table-row>
        <table:table-row table:style-name="ro1">
          <table:table-cell/>
          <table:table-cell office:value-type="float" office:value="0.017384192" calcext:value-type="float">
            <text:p>0.017384192</text:p>
          </table:table-cell>
          <table:table-cell office:value-type="float" office:value="0.00555264" calcext:value-type="float">
            <text:p>0.00555264</text:p>
          </table:table-cell>
          <table:table-cell office:value-type="float" office:value="0.040191744" calcext:value-type="float">
            <text:p>0.040191744</text:p>
          </table:table-cell>
          <table:table-cell office:value-type="float" office:value="0.01810176" calcext:value-type="float">
            <text:p>0.01810176</text:p>
          </table:table-cell>
          <table:table-cell office:value-type="float" office:value="0.217176832" calcext:value-type="float">
            <text:p>0.217176832</text:p>
          </table:table-cell>
          <table:table-cell office:value-type="float" office:value="0.88738944" calcext:value-type="float">
            <text:p>0.88738944</text:p>
          </table:table-cell>
          <table:table-cell office:value-type="float" office:value="0.879185408" calcext:value-type="float">
            <text:p>0.879185408</text:p>
          </table:table-cell>
          <table:table-cell office:value-type="float" office:value="1.066407424" calcext:value-type="float">
            <text:p>1.066407424</text:p>
          </table:table-cell>
          <table:table-cell office:value-type="float" office:value="1.448612352" calcext:value-type="float">
            <text:p>1.448612352</text:p>
          </table:table-cell>
          <table:table-cell office:value-type="float" office:value="1.293945856" calcext:value-type="float">
            <text:p>1.293945856</text:p>
          </table:table-cell>
          <table:table-cell office:value-type="float" office:value="2.002684928" calcext:value-type="float">
            <text:p>2.002684928</text:p>
          </table:table-cell>
          <table:table-cell office:value-type="float" office:value="1.628140288" calcext:value-type="float">
            <text:p>1.628140288</text:p>
          </table:table-cell>
          <table:table-cell office:value-type="float" office:value="8.909521408" calcext:value-type="float">
            <text:p>8.909521408</text:p>
          </table:table-cell>
          <table:table-cell office:value-type="float" office:value="13.423315456" calcext:value-type="float">
            <text:p>13.423315456</text:p>
          </table:table-cell>
        </table:table-row>
        <table:table-row table:style-name="ro1">
          <table:table-cell/>
          <table:table-cell office:value-type="float" office:value="0.008065792" calcext:value-type="float">
            <text:p>0.008065792</text:p>
          </table:table-cell>
          <table:table-cell office:value-type="float" office:value="0.006730752" calcext:value-type="float">
            <text:p>0.006730752</text:p>
          </table:table-cell>
          <table:table-cell office:value-type="float" office:value="0.040095488" calcext:value-type="float">
            <text:p>0.040095488</text:p>
          </table:table-cell>
          <table:table-cell office:value-type="float" office:value="0.018278656" calcext:value-type="float">
            <text:p>0.018278656</text:p>
          </table:table-cell>
          <table:table-cell office:value-type="float" office:value="0.217211136" calcext:value-type="float">
            <text:p>0.217211136</text:p>
          </table:table-cell>
          <table:table-cell office:value-type="float" office:value="0.887400704" calcext:value-type="float">
            <text:p>0.887400704</text:p>
          </table:table-cell>
          <table:table-cell office:value-type="float" office:value="0.879208192" calcext:value-type="float">
            <text:p>0.879208192</text:p>
          </table:table-cell>
          <table:table-cell office:value-type="float" office:value="1.066427648" calcext:value-type="float">
            <text:p>1.066427648</text:p>
          </table:table-cell>
          <table:table-cell office:value-type="float" office:value="1.448656896" calcext:value-type="float">
            <text:p>1.448656896</text:p>
          </table:table-cell>
          <table:table-cell office:value-type="float" office:value="1.293943808" calcext:value-type="float">
            <text:p>1.293943808</text:p>
          </table:table-cell>
          <table:table-cell office:value-type="float" office:value="2.002725376" calcext:value-type="float">
            <text:p>2.002725376</text:p>
          </table:table-cell>
          <table:table-cell office:value-type="float" office:value="1.628150272" calcext:value-type="float">
            <text:p>1.628150272</text:p>
          </table:table-cell>
          <table:table-cell office:value-type="float" office:value="8.915103232" calcext:value-type="float">
            <text:p>8.915103232</text:p>
          </table:table-cell>
          <table:table-cell office:value-type="float" office:value="14.257362688" calcext:value-type="float">
            <text:p>14.257362688</text:p>
          </table:table-cell>
        </table:table-row>
        <table:table-row table:style-name="ro1">
          <table:table-cell/>
          <table:table-cell office:value-type="float" office:value="0.007501568" calcext:value-type="float">
            <text:p>0.007501568</text:p>
          </table:table-cell>
          <table:table-cell office:value-type="float" office:value="0.00772992" calcext:value-type="float">
            <text:p>0.00772992</text:p>
          </table:table-cell>
          <table:table-cell office:value-type="float" office:value="0.040066304" calcext:value-type="float">
            <text:p>0.040066304</text:p>
          </table:table-cell>
          <table:table-cell office:value-type="float" office:value="0.018256384" calcext:value-type="float">
            <text:p>0.018256384</text:p>
          </table:table-cell>
          <table:table-cell office:value-type="float" office:value="0.217247232" calcext:value-type="float">
            <text:p>0.217247232</text:p>
          </table:table-cell>
          <table:table-cell office:value-type="float" office:value="0.877264128" calcext:value-type="float">
            <text:p>0.877264128</text:p>
          </table:table-cell>
          <table:table-cell office:value-type="float" office:value="0.879229952" calcext:value-type="float">
            <text:p>0.879229952</text:p>
          </table:table-cell>
          <table:table-cell office:value-type="float" office:value="1.108033024" calcext:value-type="float">
            <text:p>1.108033024</text:p>
          </table:table-cell>
          <table:table-cell office:value-type="float" office:value="1.442206464" calcext:value-type="float">
            <text:p>1.442206464</text:p>
          </table:table-cell>
          <table:table-cell office:value-type="float" office:value="1.293943296" calcext:value-type="float">
            <text:p>1.293943296</text:p>
          </table:table-cell>
          <table:table-cell office:value-type="float" office:value="2.002752512" calcext:value-type="float">
            <text:p>2.002752512</text:p>
          </table:table-cell>
          <table:table-cell office:value-type="float" office:value="1.628150016" calcext:value-type="float">
            <text:p>1.628150016</text:p>
          </table:table-cell>
          <table:table-cell office:value-type="float" office:value="8.915065344" calcext:value-type="float">
            <text:p>8.915065344</text:p>
          </table:table-cell>
          <table:table-cell office:value-type="float" office:value="14.257364992" calcext:value-type="float">
            <text:p>14.257364992</text:p>
          </table:table-cell>
        </table:table-row>
        <table:table-row table:style-name="ro1">
          <table:table-cell/>
          <table:table-cell office:value-type="float" office:value="0.007871488" calcext:value-type="float">
            <text:p>0.007871488</text:p>
          </table:table-cell>
          <table:table-cell office:value-type="float" office:value="0.005847552" calcext:value-type="float">
            <text:p>0.005847552</text:p>
          </table:table-cell>
          <table:table-cell office:value-type="float" office:value="0.04004608" calcext:value-type="float">
            <text:p>0.04004608</text:p>
          </table:table-cell>
          <table:table-cell office:value-type="float" office:value="0.018282752" calcext:value-type="float">
            <text:p>0.018282752</text:p>
          </table:table-cell>
          <table:table-cell office:value-type="float" office:value="0.217277952" calcext:value-type="float">
            <text:p>0.217277952</text:p>
          </table:table-cell>
          <table:table-cell office:value-type="float" office:value="0.86640128" calcext:value-type="float">
            <text:p>0.86640128</text:p>
          </table:table-cell>
          <table:table-cell office:value-type="float" office:value="0.879252992" calcext:value-type="float">
            <text:p>0.879252992</text:p>
          </table:table-cell>
          <table:table-cell office:value-type="float" office:value="1.108033536" calcext:value-type="float">
            <text:p>1.108033536</text:p>
          </table:table-cell>
          <table:table-cell office:value-type="float" office:value="1.442103296" calcext:value-type="float">
            <text:p>1.442103296</text:p>
          </table:table-cell>
          <table:table-cell office:value-type="float" office:value="1.293941248" calcext:value-type="float">
            <text:p>1.293941248</text:p>
          </table:table-cell>
          <table:table-cell office:value-type="float" office:value="2.002791424" calcext:value-type="float">
            <text:p>2.002791424</text:p>
          </table:table-cell>
          <table:table-cell office:value-type="float" office:value="1.628146688" calcext:value-type="float">
            <text:p>1.628146688</text:p>
          </table:table-cell>
          <table:table-cell office:value-type="float" office:value="8.915087872" calcext:value-type="float">
            <text:p>8.915087872</text:p>
          </table:table-cell>
          <table:table-cell office:value-type="float" office:value="14.257380352" calcext:value-type="float">
            <text:p>14.257380352</text:p>
          </table:table-cell>
        </table:table-row>
        <table:table-row table:style-name="ro1">
          <table:table-cell/>
          <table:table-cell office:value-type="float" office:value="0.009916928" calcext:value-type="float">
            <text:p>0.009916928</text:p>
          </table:table-cell>
          <table:table-cell office:value-type="float" office:value="0.005973504" calcext:value-type="float">
            <text:p>0.005973504</text:p>
          </table:table-cell>
          <table:table-cell office:value-type="float" office:value="0.038455296" calcext:value-type="float">
            <text:p>0.038455296</text:p>
          </table:table-cell>
          <table:table-cell office:value-type="float" office:value="0.018121216" calcext:value-type="float">
            <text:p>0.018121216</text:p>
          </table:table-cell>
          <table:table-cell office:value-type="float" office:value="0.217315584" calcext:value-type="float">
            <text:p>0.217315584</text:p>
          </table:table-cell>
          <table:table-cell office:value-type="float" office:value="0.887841792" calcext:value-type="float">
            <text:p>0.887841792</text:p>
          </table:table-cell>
          <table:table-cell office:value-type="float" office:value="0.879276032" calcext:value-type="float">
            <text:p>0.879276032</text:p>
          </table:table-cell>
          <table:table-cell office:value-type="float" office:value="1.108030464" calcext:value-type="float">
            <text:p>1.108030464</text:p>
          </table:table-cell>
          <table:table-cell office:value-type="float" office:value="1.442117888" calcext:value-type="float">
            <text:p>1.442117888</text:p>
          </table:table-cell>
          <table:table-cell office:value-type="float" office:value="1.293939712" calcext:value-type="float">
            <text:p>1.293939712</text:p>
          </table:table-cell>
          <table:table-cell office:value-type="float" office:value="2.002832128" calcext:value-type="float">
            <text:p>2.002832128</text:p>
          </table:table-cell>
          <table:table-cell office:value-type="float" office:value="1.627972352" calcext:value-type="float">
            <text:p>1.627972352</text:p>
          </table:table-cell>
          <table:table-cell office:value-type="float" office:value="8.915116544" calcext:value-type="float">
            <text:p>8.915116544</text:p>
          </table:table-cell>
          <table:table-cell office:value-type="float" office:value="14.257403136" calcext:value-type="float">
            <text:p>14.257403136</text:p>
          </table:table-cell>
        </table:table-row>
        <table:table-row table:style-name="ro1">
          <table:table-cell/>
          <table:table-cell office:value-type="float" office:value="0.009249024" calcext:value-type="float">
            <text:p>0.009249024</text:p>
          </table:table-cell>
          <table:table-cell office:value-type="float" office:value="0.005739008" calcext:value-type="float">
            <text:p>0.005739008</text:p>
          </table:table-cell>
          <table:table-cell office:value-type="float" office:value="0.038575104" calcext:value-type="float">
            <text:p>0.038575104</text:p>
          </table:table-cell>
          <table:table-cell office:value-type="float" office:value="0.018153216" calcext:value-type="float">
            <text:p>0.018153216</text:p>
          </table:table-cell>
          <table:table-cell office:value-type="float" office:value="0.217356544" calcext:value-type="float">
            <text:p>0.217356544</text:p>
          </table:table-cell>
          <table:table-cell office:value-type="float" office:value="0.887889664" calcext:value-type="float">
            <text:p>0.887889664</text:p>
          </table:table-cell>
          <table:table-cell office:value-type="float" office:value="0.879300864" calcext:value-type="float">
            <text:p>0.879300864</text:p>
          </table:table-cell>
          <table:table-cell office:value-type="float" office:value="1.108026112" calcext:value-type="float">
            <text:p>1.108026112</text:p>
          </table:table-cell>
          <table:table-cell office:value-type="float" office:value="1.442143488" calcext:value-type="float">
            <text:p>1.442143488</text:p>
          </table:table-cell>
          <table:table-cell office:value-type="float" office:value="1.2939392" calcext:value-type="float">
            <text:p>1.2939392</text:p>
          </table:table-cell>
          <table:table-cell office:value-type="float" office:value="2.002874624" calcext:value-type="float">
            <text:p>2.002874624</text:p>
          </table:table-cell>
          <table:table-cell office:value-type="float" office:value="1.561806336" calcext:value-type="float">
            <text:p>1.561806336</text:p>
          </table:table-cell>
          <table:table-cell office:value-type="float" office:value="8.915145728" calcext:value-type="float">
            <text:p>8.915145728</text:p>
          </table:table-cell>
          <table:table-cell office:value-type="float" office:value="11.307480832" calcext:value-type="float">
            <text:p>11.307480832</text:p>
          </table:table-cell>
        </table:table-row>
        <table:table-row table:style-name="ro1">
          <table:table-cell/>
          <table:table-cell office:value-type="float" office:value="0.013003008" calcext:value-type="float">
            <text:p>0.013003008</text:p>
          </table:table-cell>
          <table:table-cell office:value-type="float" office:value="0.011173632" calcext:value-type="float">
            <text:p>0.011173632</text:p>
          </table:table-cell>
          <table:table-cell office:value-type="float" office:value="0.03854848" calcext:value-type="float">
            <text:p>0.03854848</text:p>
          </table:table-cell>
          <table:table-cell office:value-type="float" office:value="0.01837952" calcext:value-type="float">
            <text:p>0.01837952</text:p>
          </table:table-cell>
          <table:table-cell office:value-type="float" office:value="0.217572096" calcext:value-type="float">
            <text:p>0.217572096</text:p>
          </table:table-cell>
          <table:table-cell office:value-type="float" office:value="0.88788864" calcext:value-type="float">
            <text:p>0.88788864</text:p>
          </table:table-cell>
          <table:table-cell office:value-type="float" office:value="0.87932416" calcext:value-type="float">
            <text:p>0.87932416</text:p>
          </table:table-cell>
          <table:table-cell office:value-type="float" office:value="1.108022784" calcext:value-type="float">
            <text:p>1.108022784</text:p>
          </table:table-cell>
          <table:table-cell office:value-type="float" office:value="1.44217216" calcext:value-type="float">
            <text:p>1.44217216</text:p>
          </table:table-cell>
          <table:table-cell office:value-type="float" office:value="1.293938688" calcext:value-type="float">
            <text:p>1.293938688</text:p>
          </table:table-cell>
          <table:table-cell office:value-type="float" office:value="2.00291584" calcext:value-type="float">
            <text:p>2.00291584</text:p>
          </table:table-cell>
          <table:table-cell office:value-type="float" office:value="1.561804544" calcext:value-type="float">
            <text:p>1.561804544</text:p>
          </table:table-cell>
          <table:table-cell office:value-type="float" office:value="8.9151168" calcext:value-type="float">
            <text:p>8.9151168</text:p>
          </table:table-cell>
          <table:table-cell office:value-type="float" office:value="11.307544832" calcext:value-type="float">
            <text:p>11.307544832</text:p>
          </table:table-cell>
        </table:table-row>
        <table:table-row table:style-name="ro1">
          <table:table-cell/>
          <table:table-cell office:value-type="float" office:value="0.00214784" calcext:value-type="float">
            <text:p>0.00214784</text:p>
          </table:table-cell>
          <table:table-cell office:value-type="float" office:value="0.000636928" calcext:value-type="float">
            <text:p>0.000636928</text:p>
          </table:table-cell>
          <table:table-cell office:value-type="float" office:value="0.038564096" calcext:value-type="float">
            <text:p>0.038564096</text:p>
          </table:table-cell>
          <table:table-cell office:value-type="float" office:value="0.018366208" calcext:value-type="float">
            <text:p>0.018366208</text:p>
          </table:table-cell>
          <table:table-cell office:value-type="float" office:value="0.217528064" calcext:value-type="float">
            <text:p>0.217528064</text:p>
          </table:table-cell>
          <table:table-cell office:value-type="float" office:value="0.887888384" calcext:value-type="float">
            <text:p>0.887888384</text:p>
          </table:table-cell>
          <table:table-cell office:value-type="float" office:value="0.879347456" calcext:value-type="float">
            <text:p>0.879347456</text:p>
          </table:table-cell>
          <table:table-cell office:value-type="float" office:value="1.066458624" calcext:value-type="float">
            <text:p>1.066458624</text:p>
          </table:table-cell>
          <table:table-cell office:value-type="float" office:value="1.442203136" calcext:value-type="float">
            <text:p>1.442203136</text:p>
          </table:table-cell>
          <table:table-cell office:value-type="float" office:value="1.29393792" calcext:value-type="float">
            <text:p>1.29393792</text:p>
          </table:table-cell>
          <table:table-cell office:value-type="float" office:value="2.00295936" calcext:value-type="float">
            <text:p>2.00295936</text:p>
          </table:table-cell>
          <table:table-cell office:value-type="float" office:value="1.561805056" calcext:value-type="float">
            <text:p>1.561805056</text:p>
          </table:table-cell>
          <table:table-cell office:value-type="float" office:value="8.915137024" calcext:value-type="float">
            <text:p>8.915137024</text:p>
          </table:table-cell>
          <table:table-cell office:value-type="float" office:value="11.307617536" calcext:value-type="float">
            <text:p>11.307617536</text:p>
          </table:table-cell>
        </table:table-row>
        <table:table-row table:style-name="ro1">
          <table:table-cell/>
          <table:table-cell office:value-type="float" office:value="0.014651392" calcext:value-type="float">
            <text:p>0.014651392</text:p>
          </table:table-cell>
          <table:table-cell office:value-type="float" office:value="0.007936256" calcext:value-type="float">
            <text:p>0.007936256</text:p>
          </table:table-cell>
          <table:table-cell office:value-type="float" office:value="0.03858432" calcext:value-type="float">
            <text:p>0.03858432</text:p>
          </table:table-cell>
          <table:table-cell office:value-type="float" office:value="0.018390272" calcext:value-type="float">
            <text:p>0.018390272</text:p>
          </table:table-cell>
          <table:table-cell office:value-type="float" office:value="0.217543424" calcext:value-type="float">
            <text:p>0.217543424</text:p>
          </table:table-cell>
          <table:table-cell office:value-type="float" office:value="0.887890176" calcext:value-type="float">
            <text:p>0.887890176</text:p>
          </table:table-cell>
          <table:table-cell office:value-type="float" office:value="0.87937024" calcext:value-type="float">
            <text:p>0.87937024</text:p>
          </table:table-cell>
          <table:table-cell office:value-type="float" office:value="1.066442752" calcext:value-type="float">
            <text:p>1.066442752</text:p>
          </table:table-cell>
          <table:table-cell office:value-type="float" office:value="1.442235136" calcext:value-type="float">
            <text:p>1.442235136</text:p>
          </table:table-cell>
          <table:table-cell office:value-type="float" office:value="1.264" calcext:value-type="float">
            <text:p>1.264</text:p>
          </table:table-cell>
          <table:table-cell office:value-type="float" office:value="2.003002368" calcext:value-type="float">
            <text:p>2.003002368</text:p>
          </table:table-cell>
          <table:table-cell office:value-type="float" office:value="1.5618048" calcext:value-type="float">
            <text:p>1.5618048</text:p>
          </table:table-cell>
          <table:table-cell office:value-type="float" office:value="8.915167488" calcext:value-type="float">
            <text:p>8.915167488</text:p>
          </table:table-cell>
          <table:table-cell office:value-type="float" office:value="11.307698176" calcext:value-type="float">
            <text:p>11.307698176</text:p>
          </table:table-cell>
        </table:table-row>
        <table:table-row table:style-name="ro1">
          <table:table-cell/>
          <table:table-cell office:value-type="float" office:value="0.002749952" calcext:value-type="float">
            <text:p>0.002749952</text:p>
          </table:table-cell>
          <table:table-cell office:value-type="float" office:value="0.005984768" calcext:value-type="float">
            <text:p>0.005984768</text:p>
          </table:table-cell>
          <table:table-cell office:value-type="float" office:value="0.030442752" calcext:value-type="float">
            <text:p>0.030442752</text:p>
          </table:table-cell>
          <table:table-cell office:value-type="float" office:value="0.017754624" calcext:value-type="float">
            <text:p>0.017754624</text:p>
          </table:table-cell>
          <table:table-cell office:value-type="float" office:value="0.217007616" calcext:value-type="float">
            <text:p>0.217007616</text:p>
          </table:table-cell>
          <table:table-cell office:value-type="float" office:value="0.866264576" calcext:value-type="float">
            <text:p>0.866264576</text:p>
          </table:table-cell>
          <table:table-cell office:value-type="float" office:value="0.879393792" calcext:value-type="float">
            <text:p>0.879393792</text:p>
          </table:table-cell>
          <table:table-cell office:value-type="float" office:value="1.0664256" calcext:value-type="float">
            <text:p>1.0664256</text:p>
          </table:table-cell>
          <table:table-cell office:value-type="float" office:value="1.449081856" calcext:value-type="float">
            <text:p>1.449081856</text:p>
          </table:table-cell>
          <table:table-cell office:value-type="float" office:value="1.264007936" calcext:value-type="float">
            <text:p>1.264007936</text:p>
          </table:table-cell>
          <table:table-cell office:value-type="float" office:value="2.003045632" calcext:value-type="float">
            <text:p>2.003045632</text:p>
          </table:table-cell>
          <table:table-cell office:value-type="float" office:value="1.561802496" calcext:value-type="float">
            <text:p>1.561802496</text:p>
          </table:table-cell>
          <table:table-cell office:value-type="float" office:value="8.915198976" calcext:value-type="float">
            <text:p>8.915198976</text:p>
          </table:table-cell>
          <table:table-cell office:value-type="float" office:value="13.495616256" calcext:value-type="float">
            <text:p>13.495616256</text:p>
          </table:table-cell>
        </table:table-row>
        <table:table-row table:style-name="ro1">
          <table:table-cell/>
          <table:table-cell office:value-type="float" office:value="0.007149568" calcext:value-type="float">
            <text:p>0.007149568</text:p>
          </table:table-cell>
          <table:table-cell office:value-type="float" office:value="0.007614208" calcext:value-type="float">
            <text:p>0.007614208</text:p>
          </table:table-cell>
          <table:table-cell office:value-type="float" office:value="0.030650368" calcext:value-type="float">
            <text:p>0.030650368</text:p>
          </table:table-cell>
          <table:table-cell office:value-type="float" office:value="0.017751552" calcext:value-type="float">
            <text:p>0.017751552</text:p>
          </table:table-cell>
          <table:table-cell office:value-type="float" office:value="0.217126656" calcext:value-type="float">
            <text:p>0.217126656</text:p>
          </table:table-cell>
          <table:table-cell office:value-type="float" office:value="0.866249728" calcext:value-type="float">
            <text:p>0.866249728</text:p>
          </table:table-cell>
          <table:table-cell office:value-type="float" office:value="0.879417344" calcext:value-type="float">
            <text:p>0.879417344</text:p>
          </table:table-cell>
          <table:table-cell office:value-type="float" office:value="1.108015872" calcext:value-type="float">
            <text:p>1.108015872</text:p>
          </table:table-cell>
          <table:table-cell office:value-type="float" office:value="1.449115648" calcext:value-type="float">
            <text:p>1.449115648</text:p>
          </table:table-cell>
          <table:table-cell office:value-type="float" office:value="1.294844672" calcext:value-type="float">
            <text:p>1.294844672</text:p>
          </table:table-cell>
          <table:table-cell office:value-type="float" office:value="2.003088896" calcext:value-type="float">
            <text:p>2.003088896</text:p>
          </table:table-cell>
          <table:table-cell office:value-type="float" office:value="1.561801728" calcext:value-type="float">
            <text:p>1.561801728</text:p>
          </table:table-cell>
          <table:table-cell office:value-type="float" office:value="8.915236352" calcext:value-type="float">
            <text:p>8.915236352</text:p>
          </table:table-cell>
          <table:table-cell office:value-type="float" office:value="13.534917376" calcext:value-type="float">
            <text:p>13.534917376</text:p>
          </table:table-cell>
        </table:table-row>
        <table:table-row table:style-name="ro1">
          <table:table-cell/>
          <table:table-cell office:value-type="float" office:value="0.00682752" calcext:value-type="float">
            <text:p>0.00682752</text:p>
          </table:table-cell>
          <table:table-cell office:value-type="float" office:value="0.00604672" calcext:value-type="float">
            <text:p>0.00604672</text:p>
          </table:table-cell>
          <table:table-cell office:value-type="float" office:value="0.030551296" calcext:value-type="float">
            <text:p>0.030551296</text:p>
          </table:table-cell>
          <table:table-cell office:value-type="float" office:value="0.018034944" calcext:value-type="float">
            <text:p>0.018034944</text:p>
          </table:table-cell>
          <table:table-cell office:value-type="float" office:value="0.217161728" calcext:value-type="float">
            <text:p>0.217161728</text:p>
          </table:table-cell>
          <table:table-cell office:value-type="float" office:value="0.866235904" calcext:value-type="float">
            <text:p>0.866235904</text:p>
          </table:table-cell>
          <table:table-cell office:value-type="float" office:value="0.880050944" calcext:value-type="float">
            <text:p>0.880050944</text:p>
          </table:table-cell>
          <table:table-cell office:value-type="float" office:value="1.067234304" calcext:value-type="float">
            <text:p>1.067234304</text:p>
          </table:table-cell>
          <table:table-cell office:value-type="float" office:value="1.449149184" calcext:value-type="float">
            <text:p>1.449149184</text:p>
          </table:table-cell>
          <table:table-cell office:value-type="float" office:value="1.294787072" calcext:value-type="float">
            <text:p>1.294787072</text:p>
          </table:table-cell>
          <table:table-cell office:value-type="float" office:value="2.003132416" calcext:value-type="float">
            <text:p>2.003132416</text:p>
          </table:table-cell>
          <table:table-cell office:value-type="float" office:value="1.561801472" calcext:value-type="float">
            <text:p>1.561801472</text:p>
          </table:table-cell>
          <table:table-cell office:value-type="float" office:value="8.915269632" calcext:value-type="float">
            <text:p>8.915269632</text:p>
          </table:table-cell>
          <table:table-cell office:value-type="float" office:value="13.53500544" calcext:value-type="float">
            <text:p>13.53500544</text:p>
          </table:table-cell>
        </table:table-row>
        <table:table-row table:style-name="ro1">
          <table:table-cell/>
          <table:table-cell office:value-type="float" office:value="0.007078656" calcext:value-type="float">
            <text:p>0.007078656</text:p>
          </table:table-cell>
          <table:table-cell office:value-type="float" office:value="0.007230464" calcext:value-type="float">
            <text:p>0.007230464</text:p>
          </table:table-cell>
          <table:table-cell office:value-type="float" office:value="0.030558464" calcext:value-type="float">
            <text:p>0.030558464</text:p>
          </table:table-cell>
          <table:table-cell office:value-type="float" office:value="0.017967104" calcext:value-type="float">
            <text:p>0.017967104</text:p>
          </table:table-cell>
          <table:table-cell office:value-type="float" office:value="0.217196288" calcext:value-type="float">
            <text:p>0.217196288</text:p>
          </table:table-cell>
          <table:table-cell office:value-type="float" office:value="0.852016384" calcext:value-type="float">
            <text:p>0.852016384</text:p>
          </table:table-cell>
          <table:table-cell office:value-type="float" office:value="0.879767808" calcext:value-type="float">
            <text:p>0.879767808</text:p>
          </table:table-cell>
          <table:table-cell office:value-type="float" office:value="1.067134208" calcext:value-type="float">
            <text:p>1.067134208</text:p>
          </table:table-cell>
          <table:table-cell office:value-type="float" office:value="1.449183232" calcext:value-type="float">
            <text:p>1.449183232</text:p>
          </table:table-cell>
          <table:table-cell office:value-type="float" office:value="1.294772736" calcext:value-type="float">
            <text:p>1.294772736</text:p>
          </table:table-cell>
          <table:table-cell office:value-type="float" office:value="2.003176192" calcext:value-type="float">
            <text:p>2.003176192</text:p>
          </table:table-cell>
          <table:table-cell office:value-type="float" office:value="1.561800192" calcext:value-type="float">
            <text:p>1.561800192</text:p>
          </table:table-cell>
          <table:table-cell office:value-type="float" office:value="8.915300608" calcext:value-type="float">
            <text:p>8.915300608</text:p>
          </table:table-cell>
          <table:table-cell office:value-type="float" office:value="13.53509632" calcext:value-type="float">
            <text:p>13.53509632</text:p>
          </table:table-cell>
        </table:table-row>
        <table:table-row table:style-name="ro1">
          <table:table-cell/>
          <table:table-cell office:value-type="float" office:value="0.006249728" calcext:value-type="float">
            <text:p>0.006249728</text:p>
          </table:table-cell>
          <table:table-cell office:value-type="float" office:value="0.008500224" calcext:value-type="float">
            <text:p>0.008500224</text:p>
          </table:table-cell>
          <table:table-cell office:value-type="float" office:value="0.030581504" calcext:value-type="float">
            <text:p>0.030581504</text:p>
          </table:table-cell>
          <table:table-cell office:value-type="float" office:value="0.017954304" calcext:value-type="float">
            <text:p>0.017954304</text:p>
          </table:table-cell>
          <table:table-cell office:value-type="float" office:value="0.217232128" calcext:value-type="float">
            <text:p>0.217232128</text:p>
          </table:table-cell>
          <table:table-cell office:value-type="float" office:value="0.852234752" calcext:value-type="float">
            <text:p>0.852234752</text:p>
          </table:table-cell>
          <table:table-cell office:value-type="float" office:value="0.879761664" calcext:value-type="float">
            <text:p>0.879761664</text:p>
          </table:table-cell>
          <table:table-cell office:value-type="float" office:value="1.067119872" calcext:value-type="float">
            <text:p>1.067119872</text:p>
          </table:table-cell>
          <table:table-cell office:value-type="float" office:value="1.449213184" calcext:value-type="float">
            <text:p>1.449213184</text:p>
          </table:table-cell>
          <table:table-cell office:value-type="float" office:value="1.294765312" calcext:value-type="float">
            <text:p>1.294765312</text:p>
          </table:table-cell>
          <table:table-cell office:value-type="float" office:value="2.003219456" calcext:value-type="float">
            <text:p>2.003219456</text:p>
          </table:table-cell>
          <table:table-cell office:value-type="float" office:value="1.5617984" calcext:value-type="float">
            <text:p>1.5617984</text:p>
          </table:table-cell>
          <table:table-cell office:value-type="float" office:value="8.915332352" calcext:value-type="float">
            <text:p>8.915332352</text:p>
          </table:table-cell>
          <table:table-cell office:value-type="float" office:value="13.102141696" calcext:value-type="float">
            <text:p>13.102141696</text:p>
          </table:table-cell>
        </table:table-row>
        <table:table-row table:style-name="ro1">
          <table:table-cell/>
          <table:table-cell office:value-type="float" office:value="0.005836032" calcext:value-type="float">
            <text:p>0.005836032</text:p>
          </table:table-cell>
          <table:table-cell office:value-type="float" office:value="0.007246336" calcext:value-type="float">
            <text:p>0.007246336</text:p>
          </table:table-cell>
          <table:table-cell office:value-type="float" office:value="0.029937152" calcext:value-type="float">
            <text:p>0.029937152</text:p>
          </table:table-cell>
          <table:table-cell office:value-type="float" office:value="0.017507584" calcext:value-type="float">
            <text:p>0.017507584</text:p>
          </table:table-cell>
          <table:table-cell office:value-type="float" office:value="0.217269248" calcext:value-type="float">
            <text:p>0.217269248</text:p>
          </table:table-cell>
          <table:table-cell office:value-type="float" office:value="0.866802688" calcext:value-type="float">
            <text:p>0.866802688</text:p>
          </table:table-cell>
          <table:table-cell office:value-type="float" office:value="0.847009024" calcext:value-type="float">
            <text:p>0.847009024</text:p>
          </table:table-cell>
          <table:table-cell office:value-type="float" office:value="1.185336832" calcext:value-type="float">
            <text:p>1.185336832</text:p>
          </table:table-cell>
          <table:table-cell office:value-type="float" office:value="1.442428416" calcext:value-type="float">
            <text:p>1.442428416</text:p>
          </table:table-cell>
          <table:table-cell office:value-type="float" office:value="1.294750464" calcext:value-type="float">
            <text:p>1.294750464</text:p>
          </table:table-cell>
          <table:table-cell office:value-type="float" office:value="2.003257856" calcext:value-type="float">
            <text:p>2.003257856</text:p>
          </table:table-cell>
          <table:table-cell office:value-type="float" office:value="1.5617984" calcext:value-type="float">
            <text:p>1.5617984</text:p>
          </table:table-cell>
          <table:table-cell office:value-type="float" office:value="8.915290368" calcext:value-type="float">
            <text:p>8.915290368</text:p>
          </table:table-cell>
          <table:table-cell office:value-type="float" office:value="13.02194688" calcext:value-type="float">
            <text:p>13.02194688</text:p>
          </table:table-cell>
        </table:table-row>
        <table:table-row table:style-name="ro1">
          <table:table-cell/>
          <table:table-cell office:value-type="float" office:value="0.006072576" calcext:value-type="float">
            <text:p>0.006072576</text:p>
          </table:table-cell>
          <table:table-cell office:value-type="float" office:value="0.007209216" calcext:value-type="float">
            <text:p>0.007209216</text:p>
          </table:table-cell>
          <table:table-cell office:value-type="float" office:value="0.030437632" calcext:value-type="float">
            <text:p>0.030437632</text:p>
          </table:table-cell>
          <table:table-cell office:value-type="float" office:value="0.017539072" calcext:value-type="float">
            <text:p>0.017539072</text:p>
          </table:table-cell>
          <table:table-cell office:value-type="float" office:value="0.217299712" calcext:value-type="float">
            <text:p>0.217299712</text:p>
          </table:table-cell>
          <table:table-cell office:value-type="float" office:value="0.866766848" calcext:value-type="float">
            <text:p>0.866766848</text:p>
          </table:table-cell>
          <table:table-cell office:value-type="float" office:value="0.847038208" calcext:value-type="float">
            <text:p>0.847038208</text:p>
          </table:table-cell>
          <table:table-cell office:value-type="float" office:value="1.18532992" calcext:value-type="float">
            <text:p>1.18532992</text:p>
          </table:table-cell>
          <table:table-cell office:value-type="float" office:value="1.459339008" calcext:value-type="float">
            <text:p>1.459339008</text:p>
          </table:table-cell>
          <table:table-cell office:value-type="float" office:value="1.294745088" calcext:value-type="float">
            <text:p>1.294745088</text:p>
          </table:table-cell>
          <table:table-cell office:value-type="float" office:value="2.003296512" calcext:value-type="float">
            <text:p>2.003296512</text:p>
          </table:table-cell>
          <table:table-cell office:value-type="float" office:value="1.497107456" calcext:value-type="float">
            <text:p>1.497107456</text:p>
          </table:table-cell>
          <table:table-cell office:value-type="float" office:value="8.915177216" calcext:value-type="float">
            <text:p>8.915177216</text:p>
          </table:table-cell>
          <table:table-cell office:value-type="float" office:value="13.02192256" calcext:value-type="float">
            <text:p>13.02192256</text:p>
          </table:table-cell>
        </table:table-row>
        <table:table-row table:style-name="ro1">
          <table:table-cell/>
          <table:table-cell office:value-type="float" office:value="0.005899008" calcext:value-type="float">
            <text:p>0.005899008</text:p>
          </table:table-cell>
          <table:table-cell office:value-type="float" office:value="0.007245568" calcext:value-type="float">
            <text:p>0.007245568</text:p>
          </table:table-cell>
          <table:table-cell office:value-type="float" office:value="0.030321408" calcext:value-type="float">
            <text:p>0.030321408</text:p>
          </table:table-cell>
          <table:table-cell office:value-type="float" office:value="0.017668096" calcext:value-type="float">
            <text:p>0.017668096</text:p>
          </table:table-cell>
          <table:table-cell office:value-type="float" office:value="0.217521408" calcext:value-type="float">
            <text:p>0.217521408</text:p>
          </table:table-cell>
          <table:table-cell office:value-type="float" office:value="0.86674176" calcext:value-type="float">
            <text:p>0.86674176</text:p>
          </table:table-cell>
          <table:table-cell office:value-type="float" office:value="0.847067136" calcext:value-type="float">
            <text:p>0.847067136</text:p>
          </table:table-cell>
          <table:table-cell office:value-type="float" office:value="1.185325056" calcext:value-type="float">
            <text:p>1.185325056</text:p>
          </table:table-cell>
          <table:table-cell office:value-type="float" office:value="1.447022336" calcext:value-type="float">
            <text:p>1.447022336</text:p>
          </table:table-cell>
          <table:table-cell office:value-type="float" office:value="1.295053568" calcext:value-type="float">
            <text:p>1.295053568</text:p>
          </table:table-cell>
          <table:table-cell office:value-type="float" office:value="2.00333696" calcext:value-type="float">
            <text:p>2.00333696</text:p>
          </table:table-cell>
          <table:table-cell office:value-type="float" office:value="1.550754304" calcext:value-type="float">
            <text:p>1.550754304</text:p>
          </table:table-cell>
          <table:table-cell office:value-type="float" office:value="9.017629696" calcext:value-type="float">
            <text:p>9.017629696</text:p>
          </table:table-cell>
          <table:table-cell office:value-type="float" office:value="13.02195456" calcext:value-type="float">
            <text:p>13.02195456</text:p>
          </table:table-cell>
        </table:table-row>
        <table:table-row table:style-name="ro1">
          <table:table-cell/>
          <table:table-cell office:value-type="float" office:value="0.006672128" calcext:value-type="float">
            <text:p>0.006672128</text:p>
          </table:table-cell>
          <table:table-cell office:value-type="float" office:value="0.005914624" calcext:value-type="float">
            <text:p>0.005914624</text:p>
          </table:table-cell>
          <table:table-cell office:value-type="float" office:value="0.030270208" calcext:value-type="float">
            <text:p>0.030270208</text:p>
          </table:table-cell>
          <table:table-cell office:value-type="float" office:value="0.017675008" calcext:value-type="float">
            <text:p>0.017675008</text:p>
          </table:table-cell>
          <table:table-cell office:value-type="float" office:value="0.217468672" calcext:value-type="float">
            <text:p>0.217468672</text:p>
          </table:table-cell>
          <table:table-cell office:value-type="float" office:value="0.866718976" calcext:value-type="float">
            <text:p>0.866718976</text:p>
          </table:table-cell>
          <table:table-cell office:value-type="float" office:value="0.84709632" calcext:value-type="float">
            <text:p>0.84709632</text:p>
          </table:table-cell>
          <table:table-cell office:value-type="float" office:value="1.067104256" calcext:value-type="float">
            <text:p>1.067104256</text:p>
          </table:table-cell>
          <table:table-cell office:value-type="float" office:value="1.447059456" calcext:value-type="float">
            <text:p>1.447059456</text:p>
          </table:table-cell>
          <table:table-cell office:value-type="float" office:value="1.2950784" calcext:value-type="float">
            <text:p>1.2950784</text:p>
          </table:table-cell>
          <table:table-cell office:value-type="float" office:value="2.02880256" calcext:value-type="float">
            <text:p>2.02880256</text:p>
          </table:table-cell>
          <table:table-cell office:value-type="float" office:value="1.550836224" calcext:value-type="float">
            <text:p>1.550836224</text:p>
          </table:table-cell>
          <table:table-cell office:value-type="float" office:value="9.017795328" calcext:value-type="float">
            <text:p>9.017795328</text:p>
          </table:table-cell>
          <table:table-cell office:value-type="float" office:value="12.229776128" calcext:value-type="float">
            <text:p>12.229776128</text:p>
          </table:table-cell>
        </table:table-row>
        <table:table-row table:style-name="ro1">
          <table:table-cell/>
          <table:table-cell office:value-type="float" office:value="0.006799616" calcext:value-type="float">
            <text:p>0.006799616</text:p>
          </table:table-cell>
          <table:table-cell office:value-type="float" office:value="0.005624832" calcext:value-type="float">
            <text:p>0.005624832</text:p>
          </table:table-cell>
          <table:table-cell office:value-type="float" office:value="0.0301504" calcext:value-type="float">
            <text:p>0.0301504</text:p>
          </table:table-cell>
          <table:table-cell office:value-type="float" office:value="0.017699328" calcext:value-type="float">
            <text:p>0.017699328</text:p>
          </table:table-cell>
          <table:table-cell office:value-type="float" office:value="0.21748608" calcext:value-type="float">
            <text:p>0.21748608</text:p>
          </table:table-cell>
          <table:table-cell office:value-type="float" office:value="0.866700032" calcext:value-type="float">
            <text:p>0.866700032</text:p>
          </table:table-cell>
          <table:table-cell office:value-type="float" office:value="0.847053568" calcext:value-type="float">
            <text:p>0.847053568</text:p>
          </table:table-cell>
          <table:table-cell office:value-type="float" office:value="1.067099648" calcext:value-type="float">
            <text:p>1.067099648</text:p>
          </table:table-cell>
          <table:table-cell office:value-type="float" office:value="1.447096064" calcext:value-type="float">
            <text:p>1.447096064</text:p>
          </table:table-cell>
          <table:table-cell office:value-type="float" office:value="1.295080448" calcext:value-type="float">
            <text:p>1.295080448</text:p>
          </table:table-cell>
          <table:table-cell office:value-type="float" office:value="2.01388928" calcext:value-type="float">
            <text:p>2.01388928</text:p>
          </table:table-cell>
          <table:table-cell office:value-type="float" office:value="1.550857216" calcext:value-type="float">
            <text:p>1.550857216</text:p>
          </table:table-cell>
          <table:table-cell office:value-type="float" office:value="9.01784064" calcext:value-type="float">
            <text:p>9.01784064</text:p>
          </table:table-cell>
          <table:table-cell office:value-type="float" office:value="9.509604096" calcext:value-type="float">
            <text:p>9.509604096</text:p>
          </table:table-cell>
        </table:table-row>
        <table:table-row table:style-name="ro1">
          <table:table-cell/>
          <table:table-cell office:value-type="float" office:value="0.006194176" calcext:value-type="float">
            <text:p>0.006194176</text:p>
          </table:table-cell>
          <table:table-cell office:value-type="float" office:value="0.009498112" calcext:value-type="float">
            <text:p>0.009498112</text:p>
          </table:table-cell>
          <table:table-cell office:value-type="float" office:value="0.030467584" calcext:value-type="float">
            <text:p>0.030467584</text:p>
          </table:table-cell>
          <table:table-cell office:value-type="float" office:value="0.017285632" calcext:value-type="float">
            <text:p>0.017285632</text:p>
          </table:table-cell>
          <table:table-cell office:value-type="float" office:value="0.217424384" calcext:value-type="float">
            <text:p>0.217424384</text:p>
          </table:table-cell>
          <table:table-cell office:value-type="float" office:value="0.87819392" calcext:value-type="float">
            <text:p>0.87819392</text:p>
          </table:table-cell>
          <table:table-cell office:value-type="float" office:value="0.84707456" calcext:value-type="float">
            <text:p>0.84707456</text:p>
          </table:table-cell>
          <table:table-cell office:value-type="float" office:value="1.067083264" calcext:value-type="float">
            <text:p>1.067083264</text:p>
          </table:table-cell>
          <table:table-cell office:value-type="float" office:value="1.447131136" calcext:value-type="float">
            <text:p>1.447131136</text:p>
          </table:table-cell>
          <table:table-cell office:value-type="float" office:value="1.2950784" calcext:value-type="float">
            <text:p>1.2950784</text:p>
          </table:table-cell>
          <table:table-cell office:value-type="float" office:value="2.003902208" calcext:value-type="float">
            <text:p>2.003902208</text:p>
          </table:table-cell>
          <table:table-cell office:value-type="float" office:value="1.550867968" calcext:value-type="float">
            <text:p>1.550867968</text:p>
          </table:table-cell>
          <table:table-cell office:value-type="float" office:value="9.0178816" calcext:value-type="float">
            <text:p>9.0178816</text:p>
          </table:table-cell>
          <table:table-cell office:value-type="float" office:value="12.727311616" calcext:value-type="float">
            <text:p>12.727311616</text:p>
          </table:table-cell>
        </table:table-row>
        <table:table-row table:style-name="ro1">
          <table:table-cell/>
          <table:table-cell office:value-type="float" office:value="0.0069504" calcext:value-type="float">
            <text:p>0.0069504</text:p>
          </table:table-cell>
          <table:table-cell office:value-type="float" office:value="0.006518528" calcext:value-type="float">
            <text:p>0.006518528</text:p>
          </table:table-cell>
          <table:table-cell office:value-type="float" office:value="0.03060352" calcext:value-type="float">
            <text:p>0.03060352</text:p>
          </table:table-cell>
          <table:table-cell office:value-type="float" office:value="0.017318144" calcext:value-type="float">
            <text:p>0.017318144</text:p>
          </table:table-cell>
          <table:table-cell office:value-type="float" office:value="0.217453568" calcext:value-type="float">
            <text:p>0.217453568</text:p>
          </table:table-cell>
          <table:table-cell office:value-type="float" office:value="0.878235904" calcext:value-type="float">
            <text:p>0.878235904</text:p>
          </table:table-cell>
          <table:table-cell office:value-type="float" office:value="0.847103488" calcext:value-type="float">
            <text:p>0.847103488</text:p>
          </table:table-cell>
          <table:table-cell office:value-type="float" office:value="1.067058944" calcext:value-type="float">
            <text:p>1.067058944</text:p>
          </table:table-cell>
          <table:table-cell office:value-type="float" office:value="1.447168256" calcext:value-type="float">
            <text:p>1.447168256</text:p>
          </table:table-cell>
          <table:table-cell office:value-type="float" office:value="1.26514432" calcext:value-type="float">
            <text:p>1.26514432</text:p>
          </table:table-cell>
          <table:table-cell office:value-type="float" office:value="2.00371968" calcext:value-type="float">
            <text:p>2.00371968</text:p>
          </table:table-cell>
          <table:table-cell office:value-type="float" office:value="1.550878464" calcext:value-type="float">
            <text:p>1.550878464</text:p>
          </table:table-cell>
          <table:table-cell office:value-type="float" office:value="9.033819648" calcext:value-type="float">
            <text:p>9.033819648</text:p>
          </table:table-cell>
          <table:table-cell office:value-type="float" office:value="13.119974144" calcext:value-type="float">
            <text:p>13.119974144</text:p>
          </table:table-cell>
        </table:table-row>
        <table:table-row table:style-name="ro1">
          <table:table-cell/>
          <table:table-cell office:value-type="float" office:value="0.006464512" calcext:value-type="float">
            <text:p>0.006464512</text:p>
          </table:table-cell>
          <table:table-cell office:value-type="float" office:value="0.006134016" calcext:value-type="float">
            <text:p>0.006134016</text:p>
          </table:table-cell>
          <table:table-cell office:value-type="float" office:value="0.030574592" calcext:value-type="float">
            <text:p>0.030574592</text:p>
          </table:table-cell>
          <table:table-cell office:value-type="float" office:value="0.017503488" calcext:value-type="float">
            <text:p>0.017503488</text:p>
          </table:table-cell>
          <table:table-cell office:value-type="float" office:value="0.217485312" calcext:value-type="float">
            <text:p>0.217485312</text:p>
          </table:table-cell>
          <table:table-cell office:value-type="float" office:value="0.878272512" calcext:value-type="float">
            <text:p>0.878272512</text:p>
          </table:table-cell>
          <table:table-cell office:value-type="float" office:value="0.84713216" calcext:value-type="float">
            <text:p>0.84713216</text:p>
          </table:table-cell>
          <table:table-cell office:value-type="float" office:value="1.067038208" calcext:value-type="float">
            <text:p>1.067038208</text:p>
          </table:table-cell>
          <table:table-cell office:value-type="float" office:value="1.447204608" calcext:value-type="float">
            <text:p>1.447204608</text:p>
          </table:table-cell>
          <table:table-cell office:value-type="float" office:value="1.265145856" calcext:value-type="float">
            <text:p>1.265145856</text:p>
          </table:table-cell>
          <table:table-cell office:value-type="float" office:value="2.003739136" calcext:value-type="float">
            <text:p>2.003739136</text:p>
          </table:table-cell>
          <table:table-cell office:value-type="float" office:value="1.550887424" calcext:value-type="float">
            <text:p>1.550887424</text:p>
          </table:table-cell>
          <table:table-cell office:value-type="float" office:value="9.033910784" calcext:value-type="float">
            <text:p>9.033910784</text:p>
          </table:table-cell>
          <table:table-cell office:value-type="float" office:value="13.119968768" calcext:value-type="float">
            <text:p>13.119968768</text:p>
          </table:table-cell>
        </table:table-row>
        <table:table-row table:style-name="ro1">
          <table:table-cell/>
          <table:table-cell office:value-type="float" office:value="0.009248512" calcext:value-type="float">
            <text:p>0.009248512</text:p>
          </table:table-cell>
          <table:table-cell office:value-type="float" office:value="0.009839616" calcext:value-type="float">
            <text:p>0.009839616</text:p>
          </table:table-cell>
          <table:table-cell office:value-type="float" office:value="0.030582016" calcext:value-type="float">
            <text:p>0.030582016</text:p>
          </table:table-cell>
          <table:table-cell office:value-type="float" office:value="0.017436928" calcext:value-type="float">
            <text:p>0.017436928</text:p>
          </table:table-cell>
          <table:table-cell office:value-type="float" office:value="0.217517056" calcext:value-type="float">
            <text:p>0.217517056</text:p>
          </table:table-cell>
          <table:table-cell office:value-type="float" office:value="0.868152576" calcext:value-type="float">
            <text:p>0.868152576</text:p>
          </table:table-cell>
          <table:table-cell office:value-type="float" office:value="0.847160576" calcext:value-type="float">
            <text:p>0.847160576</text:p>
          </table:table-cell>
          <table:table-cell office:value-type="float" office:value="1.185285888" calcext:value-type="float">
            <text:p>1.185285888</text:p>
          </table:table-cell>
          <table:table-cell office:value-type="float" office:value="1.449778176" calcext:value-type="float">
            <text:p>1.449778176</text:p>
          </table:table-cell>
          <table:table-cell office:value-type="float" office:value="1.265146624" calcext:value-type="float">
            <text:p>1.265146624</text:p>
          </table:table-cell>
          <table:table-cell office:value-type="float" office:value="2.003769856" calcext:value-type="float">
            <text:p>2.003769856</text:p>
          </table:table-cell>
          <table:table-cell office:value-type="float" office:value="1.577677312" calcext:value-type="float">
            <text:p>1.577677312</text:p>
          </table:table-cell>
          <table:table-cell office:value-type="float" office:value="9.09959424" calcext:value-type="float">
            <text:p>9.09959424</text:p>
          </table:table-cell>
          <table:table-cell office:value-type="float" office:value="13.11996928" calcext:value-type="float">
            <text:p>13.11996928</text:p>
          </table:table-cell>
        </table:table-row>
        <table:table-row table:style-name="ro1">
          <table:table-cell/>
          <table:table-cell office:value-type="float" office:value="0.006728192" calcext:value-type="float">
            <text:p>0.006728192</text:p>
          </table:table-cell>
          <table:table-cell office:value-type="float" office:value="0.00623104" calcext:value-type="float">
            <text:p>0.00623104</text:p>
          </table:table-cell>
          <table:table-cell office:value-type="float" office:value="0.030601728" calcext:value-type="float">
            <text:p>0.030601728</text:p>
          </table:table-cell>
          <table:table-cell office:value-type="float" office:value="0.017454592" calcext:value-type="float">
            <text:p>0.017454592</text:p>
          </table:table-cell>
          <table:table-cell office:value-type="float" office:value="0.217550336" calcext:value-type="float">
            <text:p>0.217550336</text:p>
          </table:table-cell>
          <table:table-cell office:value-type="float" office:value="0.914087168" calcext:value-type="float">
            <text:p>0.914087168</text:p>
          </table:table-cell>
          <table:table-cell office:value-type="float" office:value="0.84718976" calcext:value-type="float">
            <text:p>0.84718976</text:p>
          </table:table-cell>
          <table:table-cell office:value-type="float" office:value="1.185283328" calcext:value-type="float">
            <text:p>1.185283328</text:p>
          </table:table-cell>
          <table:table-cell office:value-type="float" office:value="1.449752576" calcext:value-type="float">
            <text:p>1.449752576</text:p>
          </table:table-cell>
          <table:table-cell office:value-type="float" office:value="1.265147392" calcext:value-type="float">
            <text:p>1.265147392</text:p>
          </table:table-cell>
          <table:table-cell office:value-type="float" office:value="2.003801856" calcext:value-type="float">
            <text:p>2.003801856</text:p>
          </table:table-cell>
          <table:table-cell office:value-type="float" office:value="1.577609216" calcext:value-type="float">
            <text:p>1.577609216</text:p>
          </table:table-cell>
          <table:table-cell office:value-type="float" office:value="9.09965696" calcext:value-type="float">
            <text:p>9.09965696</text:p>
          </table:table-cell>
          <table:table-cell office:value-type="float" office:value="13.063382784" calcext:value-type="float">
            <text:p>13.063382784</text:p>
          </table:table-cell>
        </table:table-row>
        <table:table-row table:style-name="ro1">
          <table:table-cell/>
          <table:table-cell office:value-type="float" office:value="0.007123712" calcext:value-type="float">
            <text:p>0.007123712</text:p>
          </table:table-cell>
          <table:table-cell office:value-type="float" office:value="0.006174208" calcext:value-type="float">
            <text:p>0.006174208</text:p>
          </table:table-cell>
          <table:table-cell office:value-type="float" office:value="0.029951744" calcext:value-type="float">
            <text:p>0.029951744</text:p>
          </table:table-cell>
          <table:table-cell office:value-type="float" office:value="0.008448" calcext:value-type="float">
            <text:p>0.008448</text:p>
          </table:table-cell>
          <table:table-cell office:value-type="float" office:value="0.217584384" calcext:value-type="float">
            <text:p>0.217584384</text:p>
          </table:table-cell>
          <table:table-cell office:value-type="float" office:value="0.87846016" calcext:value-type="float">
            <text:p>0.87846016</text:p>
          </table:table-cell>
          <table:table-cell office:value-type="float" office:value="0.847222272" calcext:value-type="float">
            <text:p>0.847222272</text:p>
          </table:table-cell>
          <table:table-cell office:value-type="float" office:value="1.185280768" calcext:value-type="float">
            <text:p>1.185280768</text:p>
          </table:table-cell>
          <table:table-cell office:value-type="float" office:value="1.449765632" calcext:value-type="float">
            <text:p>1.449765632</text:p>
          </table:table-cell>
          <table:table-cell office:value-type="float" office:value="1.265146624" calcext:value-type="float">
            <text:p>1.265146624</text:p>
          </table:table-cell>
          <table:table-cell office:value-type="float" office:value="2.00383488" calcext:value-type="float">
            <text:p>2.00383488</text:p>
          </table:table-cell>
          <table:table-cell office:value-type="float" office:value="1.616872704" calcext:value-type="float">
            <text:p>1.616872704</text:p>
          </table:table-cell>
          <table:table-cell office:value-type="float" office:value="9.099700992" calcext:value-type="float">
            <text:p>9.099700992</text:p>
          </table:table-cell>
          <table:table-cell office:value-type="float" office:value="14.024121344" calcext:value-type="float">
            <text:p>14.024121344</text:p>
          </table:table-cell>
        </table:table-row>
        <table:table-row table:style-name="ro1">
          <table:table-cell/>
          <table:table-cell office:value-type="float" office:value="0.00765568" calcext:value-type="float">
            <text:p>0.00765568</text:p>
          </table:table-cell>
          <table:table-cell office:value-type="float" office:value="0.00598528" calcext:value-type="float">
            <text:p>0.00598528</text:p>
          </table:table-cell>
          <table:table-cell office:value-type="float" office:value="0.030185728" calcext:value-type="float">
            <text:p>0.030185728</text:p>
          </table:table-cell>
          <table:table-cell office:value-type="float" office:value="0.008480768" calcext:value-type="float">
            <text:p>0.008480768</text:p>
          </table:table-cell>
          <table:table-cell office:value-type="float" office:value="0.2176192" calcext:value-type="float">
            <text:p>0.2176192</text:p>
          </table:table-cell>
          <table:table-cell office:value-type="float" office:value="0.878486272" calcext:value-type="float">
            <text:p>0.878486272</text:p>
          </table:table-cell>
          <table:table-cell office:value-type="float" office:value="0.84725248" calcext:value-type="float">
            <text:p>0.84725248</text:p>
          </table:table-cell>
          <table:table-cell office:value-type="float" office:value="1.066853376" calcext:value-type="float">
            <text:p>1.066853376</text:p>
          </table:table-cell>
          <table:table-cell office:value-type="float" office:value="1.44978944" calcext:value-type="float">
            <text:p>1.44978944</text:p>
          </table:table-cell>
          <table:table-cell office:value-type="float" office:value="1.302673408" calcext:value-type="float">
            <text:p>1.302673408</text:p>
          </table:table-cell>
          <table:table-cell office:value-type="float" office:value="2.003868928" calcext:value-type="float">
            <text:p>2.003868928</text:p>
          </table:table-cell>
          <table:table-cell office:value-type="float" office:value="1.61685632" calcext:value-type="float">
            <text:p>1.61685632</text:p>
          </table:table-cell>
          <table:table-cell office:value-type="float" office:value="9.099744256" calcext:value-type="float">
            <text:p>9.099744256</text:p>
          </table:table-cell>
          <table:table-cell office:value-type="float" office:value="13.725978368" calcext:value-type="float">
            <text:p>13.725978368</text:p>
          </table:table-cell>
        </table:table-row>
        <table:table-row table:style-name="ro1">
          <table:table-cell/>
          <table:table-cell office:value-type="float" office:value="0.0059584" calcext:value-type="float">
            <text:p>0.0059584</text:p>
          </table:table-cell>
          <table:table-cell office:value-type="float" office:value="0.006202112" calcext:value-type="float">
            <text:p>0.006202112</text:p>
          </table:table-cell>
          <table:table-cell office:value-type="float" office:value="0.030092288" calcext:value-type="float">
            <text:p>0.030092288</text:p>
          </table:table-cell>
          <table:table-cell office:value-type="float" office:value="0.008615424" calcext:value-type="float">
            <text:p>0.008615424</text:p>
          </table:table-cell>
          <table:table-cell office:value-type="float" office:value="0.217789696" calcext:value-type="float">
            <text:p>0.217789696</text:p>
          </table:table-cell>
          <table:table-cell office:value-type="float" office:value="0.878515456" calcext:value-type="float">
            <text:p>0.878515456</text:p>
          </table:table-cell>
          <table:table-cell office:value-type="float" office:value="0.847540224" calcext:value-type="float">
            <text:p>0.847540224</text:p>
          </table:table-cell>
          <table:table-cell office:value-type="float" office:value="1.1860544" calcext:value-type="float">
            <text:p>1.1860544</text:p>
          </table:table-cell>
          <table:table-cell office:value-type="float" office:value="1.449816576" calcext:value-type="float">
            <text:p>1.449816576</text:p>
          </table:table-cell>
          <table:table-cell office:value-type="float" office:value="1.302715136" calcext:value-type="float">
            <text:p>1.302715136</text:p>
          </table:table-cell>
          <table:table-cell office:value-type="float" office:value="2.003902976" calcext:value-type="float">
            <text:p>2.003902976</text:p>
          </table:table-cell>
          <table:table-cell office:value-type="float" office:value="1.616844288" calcext:value-type="float">
            <text:p>1.616844288</text:p>
          </table:table-cell>
          <table:table-cell office:value-type="float" office:value="9.099780096" calcext:value-type="float">
            <text:p>9.099780096</text:p>
          </table:table-cell>
          <table:table-cell office:value-type="float" office:value="13.016016128" calcext:value-type="float">
            <text:p>13.016016128</text:p>
          </table:table-cell>
        </table:table-row>
        <table:table-row table:style-name="ro1">
          <table:table-cell/>
          <table:table-cell office:value-type="float" office:value="0.005815296" calcext:value-type="float">
            <text:p>0.005815296</text:p>
          </table:table-cell>
          <table:table-cell office:value-type="float" office:value="0.006206464" calcext:value-type="float">
            <text:p>0.006206464</text:p>
          </table:table-cell>
          <table:table-cell office:value-type="float" office:value="0.030067456" calcext:value-type="float">
            <text:p>0.030067456</text:p>
          </table:table-cell>
          <table:table-cell office:value-type="float" office:value="0.00859008" calcext:value-type="float">
            <text:p>0.00859008</text:p>
          </table:table-cell>
          <table:table-cell office:value-type="float" office:value="0.217763328" calcext:value-type="float">
            <text:p>0.217763328</text:p>
          </table:table-cell>
          <table:table-cell office:value-type="float" office:value="0.878546176" calcext:value-type="float">
            <text:p>0.878546176</text:p>
          </table:table-cell>
          <table:table-cell office:value-type="float" office:value="0.847522048" calcext:value-type="float">
            <text:p>0.847522048</text:p>
          </table:table-cell>
          <table:table-cell office:value-type="float" office:value="1.185932544" calcext:value-type="float">
            <text:p>1.185932544</text:p>
          </table:table-cell>
          <table:table-cell office:value-type="float" office:value="1.449845504" calcext:value-type="float">
            <text:p>1.449845504</text:p>
          </table:table-cell>
          <table:table-cell office:value-type="float" office:value="1.302745856" calcext:value-type="float">
            <text:p>1.302745856</text:p>
          </table:table-cell>
          <table:table-cell office:value-type="float" office:value="2.00393728" calcext:value-type="float">
            <text:p>2.00393728</text:p>
          </table:table-cell>
          <table:table-cell office:value-type="float" office:value="1.616836352" calcext:value-type="float">
            <text:p>1.616836352</text:p>
          </table:table-cell>
          <table:table-cell office:value-type="float" office:value="9.099815936" calcext:value-type="float">
            <text:p>9.099815936</text:p>
          </table:table-cell>
          <table:table-cell office:value-type="float" office:value="13.791123968" calcext:value-type="float">
            <text:p>13.791123968</text:p>
          </table:table-cell>
        </table:table-row>
        <table:table-row table:style-name="ro1">
          <table:table-cell/>
          <table:table-cell office:value-type="float" office:value="0.006091008" calcext:value-type="float">
            <text:p>0.006091008</text:p>
          </table:table-cell>
          <table:table-cell office:value-type="float" office:value="0.014807808" calcext:value-type="float">
            <text:p>0.014807808</text:p>
          </table:table-cell>
          <table:table-cell office:value-type="float" office:value="0.030083328" calcext:value-type="float">
            <text:p>0.030083328</text:p>
          </table:table-cell>
          <table:table-cell office:value-type="float" office:value="0.00861184" calcext:value-type="float">
            <text:p>0.00861184</text:p>
          </table:table-cell>
          <table:table-cell office:value-type="float" office:value="0.217783552" calcext:value-type="float">
            <text:p>0.217783552</text:p>
          </table:table-cell>
          <table:table-cell office:value-type="float" office:value="0.878577408" calcext:value-type="float">
            <text:p>0.878577408</text:p>
          </table:table-cell>
          <table:table-cell office:value-type="float" office:value="0.847540992" calcext:value-type="float">
            <text:p>0.847540992</text:p>
          </table:table-cell>
          <table:table-cell office:value-type="float" office:value="1.185901056" calcext:value-type="float">
            <text:p>1.185901056</text:p>
          </table:table-cell>
          <table:table-cell office:value-type="float" office:value="1.449874688" calcext:value-type="float">
            <text:p>1.449874688</text:p>
          </table:table-cell>
          <table:table-cell office:value-type="float" office:value="1.25556992" calcext:value-type="float">
            <text:p>1.25556992</text:p>
          </table:table-cell>
          <table:table-cell office:value-type="float" office:value="2.003970304" calcext:value-type="float">
            <text:p>2.003970304</text:p>
          </table:table-cell>
          <table:table-cell office:value-type="float" office:value="1.616827136" calcext:value-type="float">
            <text:p>1.616827136</text:p>
          </table:table-cell>
          <table:table-cell office:value-type="float" office:value="9.099945472" calcext:value-type="float">
            <text:p>9.099945472</text:p>
          </table:table-cell>
          <table:table-cell office:value-type="float" office:value="13.791160576" calcext:value-type="float">
            <text:p>13.791160576</text:p>
          </table:table-cell>
        </table:table-row>
        <table:table-row table:style-name="ro1">
          <table:table-cell/>
          <table:table-cell office:value-type="float" office:value="0.005678336" calcext:value-type="float">
            <text:p>0.005678336</text:p>
          </table:table-cell>
          <table:table-cell office:value-type="float" office:value="0.000521216" calcext:value-type="float">
            <text:p>0.000521216</text:p>
          </table:table-cell>
          <table:table-cell office:value-type="float" office:value="0.02850304" calcext:value-type="float">
            <text:p>0.02850304</text:p>
          </table:table-cell>
          <table:table-cell office:value-type="float" office:value="0.008452096" calcext:value-type="float">
            <text:p>0.008452096</text:p>
          </table:table-cell>
          <table:table-cell office:value-type="float" office:value="0.16297984" calcext:value-type="float">
            <text:p>0.16297984</text:p>
          </table:table-cell>
          <table:table-cell office:value-type="float" office:value="0.914260992" calcext:value-type="float">
            <text:p>0.914260992</text:p>
          </table:table-cell>
          <table:table-cell office:value-type="float" office:value="0.836660736" calcext:value-type="float">
            <text:p>0.836660736</text:p>
          </table:table-cell>
          <table:table-cell office:value-type="float" office:value="1.161998848" calcext:value-type="float">
            <text:p>1.161998848</text:p>
          </table:table-cell>
          <table:table-cell office:value-type="float" office:value="1.447616" calcext:value-type="float">
            <text:p>1.447616</text:p>
          </table:table-cell>
          <table:table-cell office:value-type="float" office:value="1.255614976" calcext:value-type="float">
            <text:p>1.255614976</text:p>
          </table:table-cell>
          <table:table-cell office:value-type="float" office:value="2.006192896" calcext:value-type="float">
            <text:p>2.006192896</text:p>
          </table:table-cell>
          <table:table-cell office:value-type="float" office:value="1.616818944" calcext:value-type="float">
            <text:p>1.616818944</text:p>
          </table:table-cell>
          <table:table-cell office:value-type="float" office:value="9.099989248" calcext:value-type="float">
            <text:p>9.099989248</text:p>
          </table:table-cell>
          <table:table-cell office:value-type="float" office:value="13.042238976" calcext:value-type="float">
            <text:p>13.042238976</text:p>
          </table:table-cell>
        </table:table-row>
        <table:table-row table:style-name="ro1">
          <table:table-cell/>
          <table:table-cell office:value-type="float" office:value="0.007177216" calcext:value-type="float">
            <text:p>0.007177216</text:p>
          </table:table-cell>
          <table:table-cell office:value-type="float" office:value="0.012409344" calcext:value-type="float">
            <text:p>0.012409344</text:p>
          </table:table-cell>
          <table:table-cell office:value-type="float" office:value="0.02881664" calcext:value-type="float">
            <text:p>0.02881664</text:p>
          </table:table-cell>
          <table:table-cell office:value-type="float" office:value="0.008482304" calcext:value-type="float">
            <text:p>0.008482304</text:p>
          </table:table-cell>
          <table:table-cell office:value-type="float" office:value="0.163006464" calcext:value-type="float">
            <text:p>0.163006464</text:p>
          </table:table-cell>
          <table:table-cell office:value-type="float" office:value="0.914294016" calcext:value-type="float">
            <text:p>0.914294016</text:p>
          </table:table-cell>
          <table:table-cell office:value-type="float" office:value="0.836691968" calcext:value-type="float">
            <text:p>0.836691968</text:p>
          </table:table-cell>
          <table:table-cell office:value-type="float" office:value="1.161993472" calcext:value-type="float">
            <text:p>1.161993472</text:p>
          </table:table-cell>
          <table:table-cell office:value-type="float" office:value="1.447645696" calcext:value-type="float">
            <text:p>1.447645696</text:p>
          </table:table-cell>
          <table:table-cell office:value-type="float" office:value="1.303810816" calcext:value-type="float">
            <text:p>1.303810816</text:p>
          </table:table-cell>
          <table:table-cell office:value-type="float" office:value="2.006226432" calcext:value-type="float">
            <text:p>2.006226432</text:p>
          </table:table-cell>
          <table:table-cell office:value-type="float" office:value="1.616812544" calcext:value-type="float">
            <text:p>1.616812544</text:p>
          </table:table-cell>
          <table:table-cell office:value-type="float" office:value="9.100031232" calcext:value-type="float">
            <text:p>9.100031232</text:p>
          </table:table-cell>
          <table:table-cell office:value-type="float" office:value="13.042245888" calcext:value-type="float">
            <text:p>13.042245888</text:p>
          </table:table-cell>
        </table:table-row>
        <table:table-row table:style-name="ro1">
          <table:table-cell/>
          <table:table-cell office:value-type="float" office:value="0.006466304" calcext:value-type="float">
            <text:p>0.006466304</text:p>
          </table:table-cell>
          <table:table-cell office:value-type="float" office:value="0.000978688" calcext:value-type="float">
            <text:p>0.000978688</text:p>
          </table:table-cell>
          <table:table-cell office:value-type="float" office:value="0.028660736" calcext:value-type="float">
            <text:p>0.028660736</text:p>
          </table:table-cell>
          <table:table-cell office:value-type="float" office:value="0.008606976" calcext:value-type="float">
            <text:p>0.008606976</text:p>
          </table:table-cell>
          <table:table-cell office:value-type="float" office:value="0.163034624" calcext:value-type="float">
            <text:p>0.163034624</text:p>
          </table:table-cell>
          <table:table-cell office:value-type="float" office:value="0.91432704" calcext:value-type="float">
            <text:p>0.91432704</text:p>
          </table:table-cell>
          <table:table-cell office:value-type="float" office:value="0.836724736" calcext:value-type="float">
            <text:p>0.836724736</text:p>
          </table:table-cell>
          <table:table-cell office:value-type="float" office:value="1.1619904" calcext:value-type="float">
            <text:p>1.1619904</text:p>
          </table:table-cell>
          <table:table-cell office:value-type="float" office:value="1.44767488" calcext:value-type="float">
            <text:p>1.44767488</text:p>
          </table:table-cell>
          <table:table-cell office:value-type="float" office:value="1.303747328" calcext:value-type="float">
            <text:p>1.303747328</text:p>
          </table:table-cell>
          <table:table-cell office:value-type="float" office:value="2.006261248" calcext:value-type="float">
            <text:p>2.006261248</text:p>
          </table:table-cell>
          <table:table-cell office:value-type="float" office:value="1.616806144" calcext:value-type="float">
            <text:p>1.616806144</text:p>
          </table:table-cell>
          <table:table-cell office:value-type="float" office:value="9.227193344" calcext:value-type="float">
            <text:p>9.227193344</text:p>
          </table:table-cell>
          <table:table-cell office:value-type="float" office:value="13.04210944" calcext:value-type="float">
            <text:p>13.04210944</text:p>
          </table:table-cell>
        </table:table-row>
        <table:table-row table:style-name="ro1">
          <table:table-cell/>
          <table:table-cell office:value-type="float" office:value="0.005734656" calcext:value-type="float">
            <text:p>0.005734656</text:p>
          </table:table-cell>
          <table:table-cell office:value-type="float" office:value="0.006414592" calcext:value-type="float">
            <text:p>0.006414592</text:p>
          </table:table-cell>
          <table:table-cell office:value-type="float" office:value="0.02862336" calcext:value-type="float">
            <text:p>0.02862336</text:p>
          </table:table-cell>
          <table:table-cell office:value-type="float" office:value="0.008591616" calcext:value-type="float">
            <text:p>0.008591616</text:p>
          </table:table-cell>
          <table:table-cell office:value-type="float" office:value="0.16306304" calcext:value-type="float">
            <text:p>0.16306304</text:p>
          </table:table-cell>
          <table:table-cell office:value-type="float" office:value="0.9037184" calcext:value-type="float">
            <text:p>0.9037184</text:p>
          </table:table-cell>
          <table:table-cell office:value-type="float" office:value="0.836756224" calcext:value-type="float">
            <text:p>0.836756224</text:p>
          </table:table-cell>
          <table:table-cell office:value-type="float" office:value="1.185865728" calcext:value-type="float">
            <text:p>1.185865728</text:p>
          </table:table-cell>
          <table:table-cell office:value-type="float" office:value="1.63231104" calcext:value-type="float">
            <text:p>1.63231104</text:p>
          </table:table-cell>
          <table:table-cell office:value-type="float" office:value="1.3037504" calcext:value-type="float">
            <text:p>1.3037504</text:p>
          </table:table-cell>
          <table:table-cell office:value-type="float" office:value="2.006295552" calcext:value-type="float">
            <text:p>2.006295552</text:p>
          </table:table-cell>
          <table:table-cell office:value-type="float" office:value="1.616800768" calcext:value-type="float">
            <text:p>1.616800768</text:p>
          </table:table-cell>
          <table:table-cell office:value-type="float" office:value="9.18094208" calcext:value-type="float">
            <text:p>9.18094208</text:p>
          </table:table-cell>
          <table:table-cell office:value-type="float" office:value="13.172259584" calcext:value-type="float">
            <text:p>13.172259584</text:p>
          </table:table-cell>
        </table:table-row>
        <table:table-row table:style-name="ro1">
          <table:table-cell/>
          <table:table-cell office:value-type="float" office:value="0.005764608" calcext:value-type="float">
            <text:p>0.005764608</text:p>
          </table:table-cell>
          <table:table-cell office:value-type="float" office:value="0.005768192" calcext:value-type="float">
            <text:p>0.005768192</text:p>
          </table:table-cell>
          <table:table-cell office:value-type="float" office:value="0.028635392" calcext:value-type="float">
            <text:p>0.028635392</text:p>
          </table:table-cell>
          <table:table-cell office:value-type="float" office:value="0.008615168" calcext:value-type="float">
            <text:p>0.008615168</text:p>
          </table:table-cell>
          <table:table-cell office:value-type="float" office:value="0.163092736" calcext:value-type="float">
            <text:p>0.163092736</text:p>
          </table:table-cell>
          <table:table-cell office:value-type="float" office:value="0.913033472" calcext:value-type="float">
            <text:p>0.913033472</text:p>
          </table:table-cell>
          <table:table-cell office:value-type="float" office:value="0.836788736" calcext:value-type="float">
            <text:p>0.836788736</text:p>
          </table:table-cell>
          <table:table-cell office:value-type="float" office:value="1.185857536" calcext:value-type="float">
            <text:p>1.185857536</text:p>
          </table:table-cell>
          <table:table-cell office:value-type="float" office:value="1.63235712" calcext:value-type="float">
            <text:p>1.63235712</text:p>
          </table:table-cell>
          <table:table-cell office:value-type="float" office:value="1.303761664" calcext:value-type="float">
            <text:p>1.303761664</text:p>
          </table:table-cell>
          <table:table-cell office:value-type="float" office:value="2.006330368" calcext:value-type="float">
            <text:p>2.006330368</text:p>
          </table:table-cell>
          <table:table-cell office:value-type="float" office:value="1.616794368" calcext:value-type="float">
            <text:p>1.616794368</text:p>
          </table:table-cell>
          <table:table-cell office:value-type="float" office:value="9.180973312" calcext:value-type="float">
            <text:p>9.180973312</text:p>
          </table:table-cell>
          <table:table-cell office:value-type="float" office:value="13.819685888" calcext:value-type="float">
            <text:p>13.819685888</text:p>
          </table:table-cell>
        </table:table-row>
        <table:table-row table:style-name="ro1">
          <table:table-cell/>
          <table:table-cell office:value-type="float" office:value="0.005789184" calcext:value-type="float">
            <text:p>0.005789184</text:p>
          </table:table-cell>
          <table:table-cell office:value-type="float" office:value="0.00603904" calcext:value-type="float">
            <text:p>0.00603904</text:p>
          </table:table-cell>
          <table:table-cell office:value-type="float" office:value="0.019327232" calcext:value-type="float">
            <text:p>0.019327232</text:p>
          </table:table-cell>
          <table:table-cell office:value-type="float" office:value="0.008082688" calcext:value-type="float">
            <text:p>0.008082688</text:p>
          </table:table-cell>
          <table:table-cell office:value-type="float" office:value="0.163127552" calcext:value-type="float">
            <text:p>0.163127552</text:p>
          </table:table-cell>
          <table:table-cell office:value-type="float" office:value="0.914491648" calcext:value-type="float">
            <text:p>0.914491648</text:p>
          </table:table-cell>
          <table:table-cell office:value-type="float" office:value="0.836819968" calcext:value-type="float">
            <text:p>0.836819968</text:p>
          </table:table-cell>
          <table:table-cell office:value-type="float" office:value="1.185850368" calcext:value-type="float">
            <text:p>1.185850368</text:p>
          </table:table-cell>
          <table:table-cell office:value-type="float" office:value="1.634681344" calcext:value-type="float">
            <text:p>1.634681344</text:p>
          </table:table-cell>
          <table:table-cell office:value-type="float" office:value="1.303780608" calcext:value-type="float">
            <text:p>1.303780608</text:p>
          </table:table-cell>
          <table:table-cell office:value-type="float" office:value="2.006364416" calcext:value-type="float">
            <text:p>2.006364416</text:p>
          </table:table-cell>
          <table:table-cell office:value-type="float" office:value="1.616786432" calcext:value-type="float">
            <text:p>1.616786432</text:p>
          </table:table-cell>
          <table:table-cell office:value-type="float" office:value="9.181018368" calcext:value-type="float">
            <text:p>9.181018368</text:p>
          </table:table-cell>
          <table:table-cell office:value-type="float" office:value="13.819727616" calcext:value-type="float">
            <text:p>13.819727616</text:p>
          </table:table-cell>
        </table:table-row>
        <table:table-row table:style-name="ro1">
          <table:table-cell/>
          <table:table-cell office:value-type="float" office:value="0.005893632" calcext:value-type="float">
            <text:p>0.005893632</text:p>
          </table:table-cell>
          <table:table-cell office:value-type="float" office:value="0.008982016" calcext:value-type="float">
            <text:p>0.008982016</text:p>
          </table:table-cell>
          <table:table-cell office:value-type="float" office:value="0.019484672" calcext:value-type="float">
            <text:p>0.019484672</text:p>
          </table:table-cell>
          <table:table-cell office:value-type="float" office:value="0.008098048" calcext:value-type="float">
            <text:p>0.008098048</text:p>
          </table:table-cell>
          <table:table-cell office:value-type="float" office:value="0.163158016" calcext:value-type="float">
            <text:p>0.163158016</text:p>
          </table:table-cell>
          <table:table-cell office:value-type="float" office:value="0.914518784" calcext:value-type="float">
            <text:p>0.914518784</text:p>
          </table:table-cell>
          <table:table-cell office:value-type="float" office:value="0.83685376" calcext:value-type="float">
            <text:p>0.83685376</text:p>
          </table:table-cell>
          <table:table-cell office:value-type="float" office:value="1.185843712" calcext:value-type="float">
            <text:p>1.185843712</text:p>
          </table:table-cell>
          <table:table-cell office:value-type="float" office:value="1.627898368" calcext:value-type="float">
            <text:p>1.627898368</text:p>
          </table:table-cell>
          <table:table-cell office:value-type="float" office:value="1.303799808" calcext:value-type="float">
            <text:p>1.303799808</text:p>
          </table:table-cell>
          <table:table-cell office:value-type="float" office:value="2.006398976" calcext:value-type="float">
            <text:p>2.006398976</text:p>
          </table:table-cell>
          <table:table-cell office:value-type="float" office:value="1.552100096" calcext:value-type="float">
            <text:p>1.552100096</text:p>
          </table:table-cell>
          <table:table-cell office:value-type="float" office:value="9.181063168" calcext:value-type="float">
            <text:p>9.181063168</text:p>
          </table:table-cell>
          <table:table-cell office:value-type="float" office:value="13.819772416" calcext:value-type="float">
            <text:p>13.819772416</text:p>
          </table:table-cell>
        </table:table-row>
        <table:table-row table:style-name="ro1">
          <table:table-cell/>
          <table:table-cell office:value-type="float" office:value="0.00722176" calcext:value-type="float">
            <text:p>0.00722176</text:p>
          </table:table-cell>
          <table:table-cell office:value-type="float" office:value="0.008141312" calcext:value-type="float">
            <text:p>0.008141312</text:p>
          </table:table-cell>
          <table:table-cell office:value-type="float" office:value="0.0194304" calcext:value-type="float">
            <text:p>0.0194304</text:p>
          </table:table-cell>
          <table:table-cell office:value-type="float" office:value="0.008427008" calcext:value-type="float">
            <text:p>0.008427008</text:p>
          </table:table-cell>
          <table:table-cell office:value-type="float" office:value="0.163344384" calcext:value-type="float">
            <text:p>0.163344384</text:p>
          </table:table-cell>
          <table:table-cell office:value-type="float" office:value="0.914546432" calcext:value-type="float">
            <text:p>0.914546432</text:p>
          </table:table-cell>
          <table:table-cell office:value-type="float" office:value="0.836933632" calcext:value-type="float">
            <text:p>0.836933632</text:p>
          </table:table-cell>
          <table:table-cell office:value-type="float" office:value="1.185837056" calcext:value-type="float">
            <text:p>1.185837056</text:p>
          </table:table-cell>
          <table:table-cell office:value-type="float" office:value="1.637859072" calcext:value-type="float">
            <text:p>1.637859072</text:p>
          </table:table-cell>
          <table:table-cell office:value-type="float" office:value="1.303819008" calcext:value-type="float">
            <text:p>1.303819008</text:p>
          </table:table-cell>
          <table:table-cell office:value-type="float" office:value="2.006434048" calcext:value-type="float">
            <text:p>2.006434048</text:p>
          </table:table-cell>
          <table:table-cell office:value-type="float" office:value="1.552091904" calcext:value-type="float">
            <text:p>1.552091904</text:p>
          </table:table-cell>
          <table:table-cell office:value-type="float" office:value="9.181152" calcext:value-type="float">
            <text:p>9.181152</text:p>
          </table:table-cell>
          <table:table-cell office:value-type="float" office:value="13.819823104" calcext:value-type="float">
            <text:p>13.819823104</text:p>
          </table:table-cell>
        </table:table-row>
        <table:table-row table:style-name="ro1">
          <table:table-cell/>
          <table:table-cell office:value-type="float" office:value="0.006668032" calcext:value-type="float">
            <text:p>0.006668032</text:p>
          </table:table-cell>
          <table:table-cell office:value-type="float" office:value="0.00645504" calcext:value-type="float">
            <text:p>0.00645504</text:p>
          </table:table-cell>
          <table:table-cell office:value-type="float" office:value="0.019443968" calcext:value-type="float">
            <text:p>0.019443968</text:p>
          </table:table-cell>
          <table:table-cell office:value-type="float" office:value="0.008314368" calcext:value-type="float">
            <text:p>0.008314368</text:p>
          </table:table-cell>
          <table:table-cell office:value-type="float" office:value="0.163314432" calcext:value-type="float">
            <text:p>0.163314432</text:p>
          </table:table-cell>
          <table:table-cell office:value-type="float" office:value="0.914575104" calcext:value-type="float">
            <text:p>0.914575104</text:p>
          </table:table-cell>
          <table:table-cell office:value-type="float" office:value="0.836969984" calcext:value-type="float">
            <text:p>0.836969984</text:p>
          </table:table-cell>
          <table:table-cell office:value-type="float" office:value="1.161959168" calcext:value-type="float">
            <text:p>1.161959168</text:p>
          </table:table-cell>
          <table:table-cell office:value-type="float" office:value="1.616150272" calcext:value-type="float">
            <text:p>1.616150272</text:p>
          </table:table-cell>
          <table:table-cell office:value-type="float" office:value="1.30384256" calcext:value-type="float">
            <text:p>1.30384256</text:p>
          </table:table-cell>
          <table:table-cell office:value-type="float" office:value="2.00646912" calcext:value-type="float">
            <text:p>2.00646912</text:p>
          </table:table-cell>
          <table:table-cell office:value-type="float" office:value="1.552088064" calcext:value-type="float">
            <text:p>1.552088064</text:p>
          </table:table-cell>
          <table:table-cell office:value-type="float" office:value="9.181202944" calcext:value-type="float">
            <text:p>9.181202944</text:p>
          </table:table-cell>
          <table:table-cell office:value-type="float" office:value="13.946214144" calcext:value-type="float">
            <text:p>13.946214144</text:p>
          </table:table-cell>
        </table:table-row>
        <table:table-row table:style-name="ro1">
          <table:table-cell/>
          <table:table-cell office:value-type="float" office:value="0.008056576" calcext:value-type="float">
            <text:p>0.008056576</text:p>
          </table:table-cell>
          <table:table-cell office:value-type="float" office:value="0.007580416" calcext:value-type="float">
            <text:p>0.007580416</text:p>
          </table:table-cell>
          <table:table-cell office:value-type="float" office:value="0.019465472" calcext:value-type="float">
            <text:p>0.019465472</text:p>
          </table:table-cell>
          <table:table-cell office:value-type="float" office:value="0.008360448" calcext:value-type="float">
            <text:p>0.008360448</text:p>
          </table:table-cell>
          <table:table-cell office:value-type="float" office:value="0.163332096" calcext:value-type="float">
            <text:p>0.163332096</text:p>
          </table:table-cell>
          <table:table-cell office:value-type="float" office:value="0.91466752" calcext:value-type="float">
            <text:p>0.91466752</text:p>
          </table:table-cell>
          <table:table-cell office:value-type="float" office:value="0.8370048" calcext:value-type="float">
            <text:p>0.8370048</text:p>
          </table:table-cell>
          <table:table-cell office:value-type="float" office:value="1.161957376" calcext:value-type="float">
            <text:p>1.161957376</text:p>
          </table:table-cell>
          <table:table-cell office:value-type="float" office:value="1.616056832" calcext:value-type="float">
            <text:p>1.616056832</text:p>
          </table:table-cell>
          <table:table-cell office:value-type="float" office:value="1.303867904" calcext:value-type="float">
            <text:p>1.303867904</text:p>
          </table:table-cell>
          <table:table-cell office:value-type="float" office:value="2.00650368" calcext:value-type="float">
            <text:p>2.00650368</text:p>
          </table:table-cell>
          <table:table-cell office:value-type="float" office:value="1.552083456" calcext:value-type="float">
            <text:p>1.552083456</text:p>
          </table:table-cell>
          <table:table-cell office:value-type="float" office:value="9.181249024" calcext:value-type="float">
            <text:p>9.181249024</text:p>
          </table:table-cell>
          <table:table-cell office:value-type="float" office:value="13.94624128" calcext:value-type="float">
            <text:p>13.94624128</text:p>
          </table:table-cell>
        </table:table-row>
        <table:table-row table:style-name="ro1">
          <table:table-cell/>
          <table:table-cell office:value-type="float" office:value="0.007502336" calcext:value-type="float">
            <text:p>0.007502336</text:p>
          </table:table-cell>
          <table:table-cell office:value-type="float" office:value="0.006137344" calcext:value-type="float">
            <text:p>0.006137344</text:p>
          </table:table-cell>
          <table:table-cell office:value-type="float" office:value="0.018578176" calcext:value-type="float">
            <text:p>0.018578176</text:p>
          </table:table-cell>
          <table:table-cell office:value-type="float" office:value="0.008151296" calcext:value-type="float">
            <text:p>0.008151296</text:p>
          </table:table-cell>
          <table:table-cell office:value-type="float" office:value="0.162875136" calcext:value-type="float">
            <text:p>0.162875136</text:p>
          </table:table-cell>
          <table:table-cell office:value-type="float" office:value="0.913063424" calcext:value-type="float">
            <text:p>0.913063424</text:p>
          </table:table-cell>
          <table:table-cell office:value-type="float" office:value="0.837039616" calcext:value-type="float">
            <text:p>0.837039616</text:p>
          </table:table-cell>
          <table:table-cell office:value-type="float" office:value="1.161957632" calcext:value-type="float">
            <text:p>1.161957632</text:p>
          </table:table-cell>
          <table:table-cell office:value-type="float" office:value="1.6160896" calcext:value-type="float">
            <text:p>1.6160896</text:p>
          </table:table-cell>
          <table:table-cell office:value-type="float" office:value="1.303885824" calcext:value-type="float">
            <text:p>1.303885824</text:p>
          </table:table-cell>
          <table:table-cell office:value-type="float" office:value="2.00653824" calcext:value-type="float">
            <text:p>2.00653824</text:p>
          </table:table-cell>
          <table:table-cell office:value-type="float" office:value="1.552080384" calcext:value-type="float">
            <text:p>1.552080384</text:p>
          </table:table-cell>
          <table:table-cell office:value-type="float" office:value="9.18129536" calcext:value-type="float">
            <text:p>9.18129536</text:p>
          </table:table-cell>
          <table:table-cell office:value-type="float" office:value="13.946275584" calcext:value-type="float">
            <text:p>13.946275584</text:p>
          </table:table-cell>
        </table:table-row>
        <table:table-row table:style-name="ro1">
          <table:table-cell/>
          <table:table-cell office:value-type="float" office:value="0.00655616" calcext:value-type="float">
            <text:p>0.00655616</text:p>
          </table:table-cell>
          <table:table-cell office:value-type="float" office:value="0.005608704" calcext:value-type="float">
            <text:p>0.005608704</text:p>
          </table:table-cell>
          <table:table-cell office:value-type="float" office:value="0.018960128" calcext:value-type="float">
            <text:p>0.018960128</text:p>
          </table:table-cell>
          <table:table-cell office:value-type="float" office:value="0.008181504" calcext:value-type="float">
            <text:p>0.008181504</text:p>
          </table:table-cell>
          <table:table-cell office:value-type="float" office:value="0.162899456" calcext:value-type="float">
            <text:p>0.162899456</text:p>
          </table:table-cell>
          <table:table-cell office:value-type="float" office:value="0.913060608" calcext:value-type="float">
            <text:p>0.913060608</text:p>
          </table:table-cell>
          <table:table-cell office:value-type="float" office:value="0.837074944" calcext:value-type="float">
            <text:p>0.837074944</text:p>
          </table:table-cell>
          <table:table-cell office:value-type="float" office:value="1.185868544" calcext:value-type="float">
            <text:p>1.185868544</text:p>
          </table:table-cell>
          <table:table-cell office:value-type="float" office:value="1.616132608" calcext:value-type="float">
            <text:p>1.616132608</text:p>
          </table:table-cell>
          <table:table-cell office:value-type="float" office:value="1.2567872" calcext:value-type="float">
            <text:p>1.2567872</text:p>
          </table:table-cell>
          <table:table-cell office:value-type="float" office:value="2.006573568" calcext:value-type="float">
            <text:p>2.006573568</text:p>
          </table:table-cell>
          <table:table-cell office:value-type="float" office:value="1.55207808" calcext:value-type="float">
            <text:p>1.55207808</text:p>
          </table:table-cell>
          <table:table-cell office:value-type="float" office:value="9.181340928" calcext:value-type="float">
            <text:p>9.181340928</text:p>
          </table:table-cell>
          <table:table-cell office:value-type="float" office:value="13.946317568" calcext:value-type="float">
            <text:p>13.946317568</text:p>
          </table:table-cell>
        </table:table-row>
        <table:table-row table:style-name="ro1">
          <table:table-cell/>
          <table:table-cell office:value-type="float" office:value="0.00733824" calcext:value-type="float">
            <text:p>0.00733824</text:p>
          </table:table-cell>
          <table:table-cell office:value-type="float" office:value="0.005501952" calcext:value-type="float">
            <text:p>0.005501952</text:p>
          </table:table-cell>
          <table:table-cell office:value-type="float" office:value="0.01881344" calcext:value-type="float">
            <text:p>0.01881344</text:p>
          </table:table-cell>
          <table:table-cell office:value-type="float" office:value="0.008320512" calcext:value-type="float">
            <text:p>0.008320512</text:p>
          </table:table-cell>
          <table:table-cell office:value-type="float" office:value="0.162925824" calcext:value-type="float">
            <text:p>0.162925824</text:p>
          </table:table-cell>
          <table:table-cell office:value-type="float" office:value="0.933348352" calcext:value-type="float">
            <text:p>0.933348352</text:p>
          </table:table-cell>
          <table:table-cell office:value-type="float" office:value="0.837279744" calcext:value-type="float">
            <text:p>0.837279744</text:p>
          </table:table-cell>
          <table:table-cell office:value-type="float" office:value="1.170266112" calcext:value-type="float">
            <text:p>1.170266112</text:p>
          </table:table-cell>
          <table:table-cell office:value-type="float" office:value="1.616182016" calcext:value-type="float">
            <text:p>1.616182016</text:p>
          </table:table-cell>
          <table:table-cell office:value-type="float" office:value="1.256793344" calcext:value-type="float">
            <text:p>1.256793344</text:p>
          </table:table-cell>
          <table:table-cell office:value-type="float" office:value="2.006608896" calcext:value-type="float">
            <text:p>2.006608896</text:p>
          </table:table-cell>
          <table:table-cell office:value-type="float" office:value="1.552076544" calcext:value-type="float">
            <text:p>1.552076544</text:p>
          </table:table-cell>
          <table:table-cell office:value-type="float" office:value="9.212235008" calcext:value-type="float">
            <text:p>9.212235008</text:p>
          </table:table-cell>
          <table:table-cell office:value-type="float" office:value="13.477622272" calcext:value-type="float">
            <text:p>13.477622272</text:p>
          </table:table-cell>
        </table:table-row>
        <table:table-row table:style-name="ro1">
          <table:table-cell/>
          <table:table-cell office:value-type="float" office:value="0.005915904" calcext:value-type="float">
            <text:p>0.005915904</text:p>
          </table:table-cell>
          <table:table-cell office:value-type="float" office:value="0.008183296" calcext:value-type="float">
            <text:p>0.008183296</text:p>
          </table:table-cell>
          <table:table-cell office:value-type="float" office:value="0.018749696" calcext:value-type="float">
            <text:p>0.018749696</text:p>
          </table:table-cell>
          <table:table-cell office:value-type="float" office:value="0.00829312" calcext:value-type="float">
            <text:p>0.00829312</text:p>
          </table:table-cell>
          <table:table-cell office:value-type="float" office:value="0.20879488" calcext:value-type="float">
            <text:p>0.20879488</text:p>
          </table:table-cell>
          <table:table-cell office:value-type="float" office:value="0.92312832" calcext:value-type="float">
            <text:p>0.92312832</text:p>
          </table:table-cell>
          <table:table-cell office:value-type="float" office:value="0.837253632" calcext:value-type="float">
            <text:p>0.837253632</text:p>
          </table:table-cell>
          <table:table-cell office:value-type="float" office:value="1.162720256" calcext:value-type="float">
            <text:p>1.162720256</text:p>
          </table:table-cell>
          <table:table-cell office:value-type="float" office:value="1.63299712" calcext:value-type="float">
            <text:p>1.63299712</text:p>
          </table:table-cell>
          <table:table-cell office:value-type="float" office:value="1.256868864" calcext:value-type="float">
            <text:p>1.256868864</text:p>
          </table:table-cell>
          <table:table-cell office:value-type="float" office:value="2.006642944" calcext:value-type="float">
            <text:p>2.006642944</text:p>
          </table:table-cell>
          <table:table-cell office:value-type="float" office:value="1.552073472" calcext:value-type="float">
            <text:p>1.552073472</text:p>
          </table:table-cell>
          <table:table-cell office:value-type="float" office:value="9.212379392" calcext:value-type="float">
            <text:p>9.212379392</text:p>
          </table:table-cell>
          <table:table-cell office:value-type="float" office:value="13.477697024" calcext:value-type="float">
            <text:p>13.477697024</text:p>
          </table:table-cell>
        </table:table-row>
        <table:table-row table:style-name="ro1">
          <table:table-cell/>
          <table:table-cell office:value-type="float" office:value="0.00579072" calcext:value-type="float">
            <text:p>0.00579072</text:p>
          </table:table-cell>
          <table:table-cell office:value-type="float" office:value="0.007088384" calcext:value-type="float">
            <text:p>0.007088384</text:p>
          </table:table-cell>
          <table:table-cell office:value-type="float" office:value="0.01871872" calcext:value-type="float">
            <text:p>0.01871872</text:p>
          </table:table-cell>
          <table:table-cell office:value-type="float" office:value="0.008315648" calcext:value-type="float">
            <text:p>0.008315648</text:p>
          </table:table-cell>
          <table:table-cell office:value-type="float" office:value="0.208863488" calcext:value-type="float">
            <text:p>0.208863488</text:p>
          </table:table-cell>
          <table:table-cell office:value-type="float" office:value="0.88049536" calcext:value-type="float">
            <text:p>0.88049536</text:p>
          </table:table-cell>
          <table:table-cell office:value-type="float" office:value="0.837276672" calcext:value-type="float">
            <text:p>0.837276672</text:p>
          </table:table-cell>
          <table:table-cell office:value-type="float" office:value="1.162622976" calcext:value-type="float">
            <text:p>1.162622976</text:p>
          </table:table-cell>
          <table:table-cell office:value-type="float" office:value="1.632964352" calcext:value-type="float">
            <text:p>1.632964352</text:p>
          </table:table-cell>
          <table:table-cell office:value-type="float" office:value="1.25694464" calcext:value-type="float">
            <text:p>1.25694464</text:p>
          </table:table-cell>
          <table:table-cell office:value-type="float" office:value="2.00667776" calcext:value-type="float">
            <text:p>2.00667776</text:p>
          </table:table-cell>
          <table:table-cell office:value-type="float" office:value="1.552070144" calcext:value-type="float">
            <text:p>1.552070144</text:p>
          </table:table-cell>
          <table:table-cell office:value-type="float" office:value="9.257031168" calcext:value-type="float">
            <text:p>9.257031168</text:p>
          </table:table-cell>
          <table:table-cell office:value-type="float" office:value="13.599603968" calcext:value-type="float">
            <text:p>13.599603968</text:p>
          </table:table-cell>
        </table:table-row>
        <table:table-row table:style-name="ro1">
          <table:table-cell/>
          <table:table-cell office:value-type="float" office:value="0.005439744" calcext:value-type="float">
            <text:p>0.005439744</text:p>
          </table:table-cell>
          <table:table-cell office:value-type="float" office:value="0.008995328" calcext:value-type="float">
            <text:p>0.008995328</text:p>
          </table:table-cell>
          <table:table-cell office:value-type="float" office:value="0.019385088" calcext:value-type="float">
            <text:p>0.019385088</text:p>
          </table:table-cell>
          <table:table-cell office:value-type="float" office:value="0.007223552" calcext:value-type="float">
            <text:p>0.007223552</text:p>
          </table:table-cell>
          <table:table-cell office:value-type="float" office:value="0.208896256" calcext:value-type="float">
            <text:p>0.208896256</text:p>
          </table:table-cell>
          <table:table-cell office:value-type="float" office:value="0.933786368" calcext:value-type="float">
            <text:p>0.933786368</text:p>
          </table:table-cell>
          <table:table-cell office:value-type="float" office:value="0.834202368" calcext:value-type="float">
            <text:p>0.834202368</text:p>
          </table:table-cell>
          <table:table-cell office:value-type="float" office:value="1.149982976" calcext:value-type="float">
            <text:p>1.149982976</text:p>
          </table:table-cell>
          <table:table-cell office:value-type="float" office:value="1.6329728" calcext:value-type="float">
            <text:p>1.6329728</text:p>
          </table:table-cell>
          <table:table-cell office:value-type="float" office:value="1.257011968" calcext:value-type="float">
            <text:p>1.257011968</text:p>
          </table:table-cell>
          <table:table-cell office:value-type="float" office:value="2.00671232" calcext:value-type="float">
            <text:p>2.00671232</text:p>
          </table:table-cell>
          <table:table-cell office:value-type="float" office:value="1.552068352" calcext:value-type="float">
            <text:p>1.552068352</text:p>
          </table:table-cell>
          <table:table-cell office:value-type="float" office:value="9.257073664" calcext:value-type="float">
            <text:p>9.257073664</text:p>
          </table:table-cell>
          <table:table-cell office:value-type="float" office:value="14.308809472" calcext:value-type="float">
            <text:p>14.308809472</text:p>
          </table:table-cell>
        </table:table-row>
        <table:table-row table:style-name="ro1">
          <table:table-cell/>
          <table:table-cell office:value-type="float" office:value="0.006327808" calcext:value-type="float">
            <text:p>0.006327808</text:p>
          </table:table-cell>
          <table:table-cell office:value-type="float" office:value="0.006067968" calcext:value-type="float">
            <text:p>0.006067968</text:p>
          </table:table-cell>
          <table:table-cell office:value-type="float" office:value="0.019528448" calcext:value-type="float">
            <text:p>0.019528448</text:p>
          </table:table-cell>
          <table:table-cell office:value-type="float" office:value="0.007219712" calcext:value-type="float">
            <text:p>0.007219712</text:p>
          </table:table-cell>
          <table:table-cell office:value-type="float" office:value="0.20892544" calcext:value-type="float">
            <text:p>0.20892544</text:p>
          </table:table-cell>
          <table:table-cell office:value-type="float" office:value="0.933776128" calcext:value-type="float">
            <text:p>0.933776128</text:p>
          </table:table-cell>
          <table:table-cell office:value-type="float" office:value="0.834226688" calcext:value-type="float">
            <text:p>0.834226688</text:p>
          </table:table-cell>
          <table:table-cell office:value-type="float" office:value="1.149993984" calcext:value-type="float">
            <text:p>1.149993984</text:p>
          </table:table-cell>
          <table:table-cell office:value-type="float" office:value="1.632993792" calcext:value-type="float">
            <text:p>1.632993792</text:p>
          </table:table-cell>
          <table:table-cell office:value-type="float" office:value="1.257096448" calcext:value-type="float">
            <text:p>1.257096448</text:p>
          </table:table-cell>
          <table:table-cell office:value-type="float" office:value="2.006747392" calcext:value-type="float">
            <text:p>2.006747392</text:p>
          </table:table-cell>
          <table:table-cell office:value-type="float" office:value="1.87423232" calcext:value-type="float">
            <text:p>1.87423232</text:p>
          </table:table-cell>
          <table:table-cell office:value-type="float" office:value="9.281424896" calcext:value-type="float">
            <text:p>9.281424896</text:p>
          </table:table-cell>
          <table:table-cell office:value-type="float" office:value="12.859607296" calcext:value-type="float">
            <text:p>12.859607296</text:p>
          </table:table-cell>
        </table:table-row>
        <table:table-row table:style-name="ro1">
          <table:table-cell/>
          <table:table-cell office:value-type="float" office:value="0.006051584" calcext:value-type="float">
            <text:p>0.006051584</text:p>
          </table:table-cell>
          <table:table-cell office:value-type="float" office:value="0.007977984" calcext:value-type="float">
            <text:p>0.007977984</text:p>
          </table:table-cell>
          <table:table-cell office:value-type="float" office:value="0.019497472" calcext:value-type="float">
            <text:p>0.019497472</text:p>
          </table:table-cell>
          <table:table-cell office:value-type="float" office:value="0.007587328" calcext:value-type="float">
            <text:p>0.007587328</text:p>
          </table:table-cell>
          <table:table-cell office:value-type="float" office:value="0.209123328" calcext:value-type="float">
            <text:p>0.209123328</text:p>
          </table:table-cell>
          <table:table-cell office:value-type="float" office:value="0.933769728" calcext:value-type="float">
            <text:p>0.933769728</text:p>
          </table:table-cell>
          <table:table-cell office:value-type="float" office:value="0.87342592" calcext:value-type="float">
            <text:p>0.87342592</text:p>
          </table:table-cell>
          <table:table-cell office:value-type="float" office:value="1.149980672" calcext:value-type="float">
            <text:p>1.149980672</text:p>
          </table:table-cell>
          <table:table-cell office:value-type="float" office:value="1.63301888" calcext:value-type="float">
            <text:p>1.63301888</text:p>
          </table:table-cell>
          <table:table-cell office:value-type="float" office:value="1.257138176" calcext:value-type="float">
            <text:p>1.257138176</text:p>
          </table:table-cell>
          <table:table-cell office:value-type="float" office:value="2.00678272" calcext:value-type="float">
            <text:p>2.00678272</text:p>
          </table:table-cell>
          <table:table-cell office:value-type="float" office:value="1.874236672" calcext:value-type="float">
            <text:p>1.874236672</text:p>
          </table:table-cell>
          <table:table-cell office:value-type="float" office:value="9.281509376" calcext:value-type="float">
            <text:p>9.281509376</text:p>
          </table:table-cell>
          <table:table-cell office:value-type="float" office:value="12.859600896" calcext:value-type="float">
            <text:p>12.859600896</text:p>
          </table:table-cell>
        </table:table-row>
        <table:table-row table:style-name="ro1">
          <table:table-cell/>
          <table:table-cell office:value-type="float" office:value="0.005871872" calcext:value-type="float">
            <text:p>0.005871872</text:p>
          </table:table-cell>
          <table:table-cell office:value-type="float" office:value="0.00873984" calcext:value-type="float">
            <text:p>0.00873984</text:p>
          </table:table-cell>
          <table:table-cell office:value-type="float" office:value="0.019513856" calcext:value-type="float">
            <text:p>0.019513856</text:p>
          </table:table-cell>
          <table:table-cell office:value-type="float" office:value="0.007557888" calcext:value-type="float">
            <text:p>0.007557888</text:p>
          </table:table-cell>
          <table:table-cell office:value-type="float" office:value="0.209090816" calcext:value-type="float">
            <text:p>0.209090816</text:p>
          </table:table-cell>
          <table:table-cell office:value-type="float" office:value="0.933764608" calcext:value-type="float">
            <text:p>0.933764608</text:p>
          </table:table-cell>
          <table:table-cell office:value-type="float" office:value="0.938953216" calcext:value-type="float">
            <text:p>0.938953216</text:p>
          </table:table-cell>
          <table:table-cell office:value-type="float" office:value="1.162642176" calcext:value-type="float">
            <text:p>1.162642176</text:p>
          </table:table-cell>
          <table:table-cell office:value-type="float" office:value="1.633044736" calcext:value-type="float">
            <text:p>1.633044736</text:p>
          </table:table-cell>
          <table:table-cell office:value-type="float" office:value="1.257151488" calcext:value-type="float">
            <text:p>1.257151488</text:p>
          </table:table-cell>
          <table:table-cell office:value-type="float" office:value="2.007265792" calcext:value-type="float">
            <text:p>2.007265792</text:p>
          </table:table-cell>
          <table:table-cell office:value-type="float" office:value="1.874240768" calcext:value-type="float">
            <text:p>1.874240768</text:p>
          </table:table-cell>
          <table:table-cell office:value-type="float" office:value="9.281540096" calcext:value-type="float">
            <text:p>9.281540096</text:p>
          </table:table-cell>
          <table:table-cell office:value-type="float" office:value="12.859621376" calcext:value-type="float">
            <text:p>12.859621376</text:p>
          </table:table-cell>
        </table:table-row>
        <table:table-row table:style-name="ro1">
          <table:table-cell/>
          <table:table-cell office:value-type="float" office:value="0.00601984" calcext:value-type="float">
            <text:p>0.00601984</text:p>
          </table:table-cell>
          <table:table-cell office:value-type="float" office:value="0.01357312" calcext:value-type="float">
            <text:p>0.01357312</text:p>
          </table:table-cell>
          <table:table-cell office:value-type="float" office:value="0.019527936" calcext:value-type="float">
            <text:p>0.019527936</text:p>
          </table:table-cell>
          <table:table-cell office:value-type="float" office:value="0.007484416" calcext:value-type="float">
            <text:p>0.007484416</text:p>
          </table:table-cell>
          <table:table-cell office:value-type="float" office:value="0.209107712" calcext:value-type="float">
            <text:p>0.209107712</text:p>
          </table:table-cell>
          <table:table-cell office:value-type="float" office:value="0.933759232" calcext:value-type="float">
            <text:p>0.933759232</text:p>
          </table:table-cell>
          <table:table-cell office:value-type="float" office:value="0.938995712" calcext:value-type="float">
            <text:p>0.938995712</text:p>
          </table:table-cell>
          <table:table-cell office:value-type="float" office:value="1.162637056" calcext:value-type="float">
            <text:p>1.162637056</text:p>
          </table:table-cell>
          <table:table-cell office:value-type="float" office:value="1.633071616" calcext:value-type="float">
            <text:p>1.633071616</text:p>
          </table:table-cell>
          <table:table-cell office:value-type="float" office:value="1.377237504" calcext:value-type="float">
            <text:p>1.377237504</text:p>
          </table:table-cell>
          <table:table-cell office:value-type="float" office:value="2.00709632" calcext:value-type="float">
            <text:p>2.00709632</text:p>
          </table:table-cell>
          <table:table-cell office:value-type="float" office:value="1.874245888" calcext:value-type="float">
            <text:p>1.874245888</text:p>
          </table:table-cell>
          <table:table-cell office:value-type="float" office:value="9.281569536" calcext:value-type="float">
            <text:p>9.281569536</text:p>
          </table:table-cell>
          <table:table-cell office:value-type="float" office:value="13.252260864" calcext:value-type="float">
            <text:p>13.252260864</text:p>
          </table:table-cell>
        </table:table-row>
        <table:table-row table:style-name="ro1">
          <table:table-cell/>
          <table:table-cell office:value-type="float" office:value="0.005709824" calcext:value-type="float">
            <text:p>0.005709824</text:p>
          </table:table-cell>
          <table:table-cell office:value-type="float" office:value="0.006149376" calcext:value-type="float">
            <text:p>0.006149376</text:p>
          </table:table-cell>
          <table:table-cell office:value-type="float" office:value="0.018611456" calcext:value-type="float">
            <text:p>0.018611456</text:p>
          </table:table-cell>
          <table:table-cell office:value-type="float" office:value="0.028590592" calcext:value-type="float">
            <text:p>0.028590592</text:p>
          </table:table-cell>
          <table:table-cell office:value-type="float" office:value="0.254284288" calcext:value-type="float">
            <text:p>0.254284288</text:p>
          </table:table-cell>
          <table:table-cell office:value-type="float" office:value="0.880267264" calcext:value-type="float">
            <text:p>0.880267264</text:p>
          </table:table-cell>
          <table:table-cell office:value-type="float" office:value="0.939028736" calcext:value-type="float">
            <text:p>0.939028736</text:p>
          </table:table-cell>
          <table:table-cell office:value-type="float" office:value="1.162631936" calcext:value-type="float">
            <text:p>1.162631936</text:p>
          </table:table-cell>
          <table:table-cell office:value-type="float" office:value="1.62080896" calcext:value-type="float">
            <text:p>1.62080896</text:p>
          </table:table-cell>
          <table:table-cell office:value-type="float" office:value="1.377494784" calcext:value-type="float">
            <text:p>1.377494784</text:p>
          </table:table-cell>
          <table:table-cell office:value-type="float" office:value="2.007110656" calcext:value-type="float">
            <text:p>2.007110656</text:p>
          </table:table-cell>
          <table:table-cell office:value-type="float" office:value="1.874249728" calcext:value-type="float">
            <text:p>1.874249728</text:p>
          </table:table-cell>
          <table:table-cell office:value-type="float" office:value="9.281599744" calcext:value-type="float">
            <text:p>9.281599744</text:p>
          </table:table-cell>
          <table:table-cell office:value-type="float" office:value="14.120315648" calcext:value-type="float">
            <text:p>14.120315648</text:p>
          </table:table-cell>
        </table:table-row>
        <table:table-row table:style-name="ro1">
          <table:table-cell/>
          <table:table-cell office:value-type="float" office:value="0.006331904" calcext:value-type="float">
            <text:p>0.006331904</text:p>
          </table:table-cell>
          <table:table-cell office:value-type="float" office:value="0.006560768" calcext:value-type="float">
            <text:p>0.006560768</text:p>
          </table:table-cell>
          <table:table-cell office:value-type="float" office:value="0.018925568" calcext:value-type="float">
            <text:p>0.018925568</text:p>
          </table:table-cell>
          <table:table-cell office:value-type="float" office:value="0.028603904" calcext:value-type="float">
            <text:p>0.028603904</text:p>
          </table:table-cell>
          <table:table-cell office:value-type="float" office:value="0.254303744" calcext:value-type="float">
            <text:p>0.254303744</text:p>
          </table:table-cell>
          <table:table-cell office:value-type="float" office:value="0.880265216" calcext:value-type="float">
            <text:p>0.880265216</text:p>
          </table:table-cell>
          <table:table-cell office:value-type="float" office:value="0.939060224" calcext:value-type="float">
            <text:p>0.939060224</text:p>
          </table:table-cell>
          <table:table-cell office:value-type="float" office:value="1.16262656" calcext:value-type="float">
            <text:p>1.16262656</text:p>
          </table:table-cell>
          <table:table-cell office:value-type="float" office:value="1.620859648" calcext:value-type="float">
            <text:p>1.620859648</text:p>
          </table:table-cell>
          <table:table-cell office:value-type="float" office:value="1.345436928" calcext:value-type="float">
            <text:p>1.345436928</text:p>
          </table:table-cell>
          <table:table-cell office:value-type="float" office:value="2.007136" calcext:value-type="float">
            <text:p>2.007136</text:p>
          </table:table-cell>
          <table:table-cell office:value-type="float" office:value="1.874254336" calcext:value-type="float">
            <text:p>1.874254336</text:p>
          </table:table-cell>
          <table:table-cell office:value-type="float" office:value="9.281629952" calcext:value-type="float">
            <text:p>9.281629952</text:p>
          </table:table-cell>
          <table:table-cell office:value-type="float" office:value="14.061485568" calcext:value-type="float">
            <text:p>14.061485568</text:p>
          </table:table-cell>
        </table:table-row>
        <table:table-row table:style-name="ro1">
          <table:table-cell/>
          <table:table-cell office:value-type="float" office:value="0.008916992" calcext:value-type="float">
            <text:p>0.008916992</text:p>
          </table:table-cell>
          <table:table-cell office:value-type="float" office:value="0.006770432" calcext:value-type="float">
            <text:p>0.006770432</text:p>
          </table:table-cell>
          <table:table-cell office:value-type="float" office:value="0.0188224" calcext:value-type="float">
            <text:p>0.0188224</text:p>
          </table:table-cell>
          <table:table-cell office:value-type="float" office:value="0.02862848" calcext:value-type="float">
            <text:p>0.02862848</text:p>
          </table:table-cell>
          <table:table-cell office:value-type="float" office:value="0.254327552" calcext:value-type="float">
            <text:p>0.254327552</text:p>
          </table:table-cell>
          <table:table-cell office:value-type="float" office:value="0.880283904" calcext:value-type="float">
            <text:p>0.880283904</text:p>
          </table:table-cell>
          <table:table-cell office:value-type="float" office:value="0.939090176" calcext:value-type="float">
            <text:p>0.939090176</text:p>
          </table:table-cell>
          <table:table-cell office:value-type="float" office:value="1.162620928" calcext:value-type="float">
            <text:p>1.162620928</text:p>
          </table:table-cell>
          <table:table-cell office:value-type="float" office:value="1.620911872" calcext:value-type="float">
            <text:p>1.620911872</text:p>
          </table:table-cell>
          <table:table-cell office:value-type="float" office:value="1.34621184" calcext:value-type="float">
            <text:p>1.34621184</text:p>
          </table:table-cell>
          <table:table-cell office:value-type="float" office:value="2.007163392" calcext:value-type="float">
            <text:p>2.007163392</text:p>
          </table:table-cell>
          <table:table-cell office:value-type="float" office:value="1.874259712" calcext:value-type="float">
            <text:p>1.874259712</text:p>
          </table:table-cell>
          <table:table-cell office:value-type="float" office:value="9.281651712" calcext:value-type="float">
            <text:p>9.281651712</text:p>
          </table:table-cell>
          <table:table-cell office:value-type="float" office:value="14.430290432" calcext:value-type="float">
            <text:p>14.430290432</text:p>
          </table:table-cell>
        </table:table-row>
        <table:table-row table:style-name="ro1">
          <table:table-cell/>
          <table:table-cell office:value-type="float" office:value="0.006944" calcext:value-type="float">
            <text:p>0.006944</text:p>
          </table:table-cell>
          <table:table-cell office:value-type="float" office:value="0.006095104" calcext:value-type="float">
            <text:p>0.006095104</text:p>
          </table:table-cell>
          <table:table-cell office:value-type="float" office:value="0.018771712" calcext:value-type="float">
            <text:p>0.018771712</text:p>
          </table:table-cell>
          <table:table-cell office:value-type="float" office:value="0.02865664" calcext:value-type="float">
            <text:p>0.02865664</text:p>
          </table:table-cell>
          <table:table-cell office:value-type="float" office:value="0.25435264" calcext:value-type="float">
            <text:p>0.25435264</text:p>
          </table:table-cell>
          <table:table-cell office:value-type="float" office:value="0.869396224" calcext:value-type="float">
            <text:p>0.869396224</text:p>
          </table:table-cell>
          <table:table-cell office:value-type="float" office:value="0.939119616" calcext:value-type="float">
            <text:p>0.939119616</text:p>
          </table:table-cell>
          <table:table-cell office:value-type="float" office:value="1.134490112" calcext:value-type="float">
            <text:p>1.134490112</text:p>
          </table:table-cell>
          <table:table-cell office:value-type="float" office:value="1.620966656" calcext:value-type="float">
            <text:p>1.620966656</text:p>
          </table:table-cell>
          <table:table-cell office:value-type="float" office:value="1.3461504" calcext:value-type="float">
            <text:p>1.3461504</text:p>
          </table:table-cell>
          <table:table-cell office:value-type="float" office:value="2.007191808" calcext:value-type="float">
            <text:p>2.007191808</text:p>
          </table:table-cell>
          <table:table-cell office:value-type="float" office:value="1.820993024" calcext:value-type="float">
            <text:p>1.820993024</text:p>
          </table:table-cell>
          <table:table-cell office:value-type="float" office:value="9.281674496" calcext:value-type="float">
            <text:p>9.281674496</text:p>
          </table:table-cell>
          <table:table-cell office:value-type="float" office:value="13.148301056" calcext:value-type="float">
            <text:p>13.148301056</text:p>
          </table:table-cell>
        </table:table-row>
        <table:table-row table:style-name="ro1">
          <table:table-cell/>
          <table:table-cell office:value-type="float" office:value="0.005679616" calcext:value-type="float">
            <text:p>0.005679616</text:p>
          </table:table-cell>
          <table:table-cell office:value-type="float" office:value="0.006854656" calcext:value-type="float">
            <text:p>0.006854656</text:p>
          </table:table-cell>
          <table:table-cell office:value-type="float" office:value="0.01874944" calcext:value-type="float">
            <text:p>0.01874944</text:p>
          </table:table-cell>
          <table:table-cell office:value-type="float" office:value="0.028726528" calcext:value-type="float">
            <text:p>0.028726528</text:p>
          </table:table-cell>
          <table:table-cell office:value-type="float" office:value="0.254379264" calcext:value-type="float">
            <text:p>0.254379264</text:p>
          </table:table-cell>
          <table:table-cell office:value-type="float" office:value="0.929395712" calcext:value-type="float">
            <text:p>0.929395712</text:p>
          </table:table-cell>
          <table:table-cell office:value-type="float" office:value="0.9391488" calcext:value-type="float">
            <text:p>0.9391488</text:p>
          </table:table-cell>
          <table:table-cell office:value-type="float" office:value="1.134483712" calcext:value-type="float">
            <text:p>1.134483712</text:p>
          </table:table-cell>
          <table:table-cell office:value-type="float" office:value="1.62102144" calcext:value-type="float">
            <text:p>1.62102144</text:p>
          </table:table-cell>
          <table:table-cell office:value-type="float" office:value="1.346159616" calcext:value-type="float">
            <text:p>1.346159616</text:p>
          </table:table-cell>
          <table:table-cell office:value-type="float" office:value="2.007220224" calcext:value-type="float">
            <text:p>2.007220224</text:p>
          </table:table-cell>
          <table:table-cell office:value-type="float" office:value="1.8209408" calcext:value-type="float">
            <text:p>1.8209408</text:p>
          </table:table-cell>
          <table:table-cell office:value-type="float" office:value="9.281699584" calcext:value-type="float">
            <text:p>9.281699584</text:p>
          </table:table-cell>
          <table:table-cell office:value-type="float" office:value="13.148305152" calcext:value-type="float">
            <text:p>13.148305152</text:p>
          </table:table-cell>
        </table:table-row>
        <table:table-row table:style-name="ro1">
          <table:table-cell/>
          <table:table-cell office:value-type="float" office:value="0.007571968" calcext:value-type="float">
            <text:p>0.007571968</text:p>
          </table:table-cell>
          <table:table-cell office:value-type="float" office:value="0.009137408" calcext:value-type="float">
            <text:p>0.009137408</text:p>
          </table:table-cell>
          <table:table-cell office:value-type="float" office:value="0.018264832" calcext:value-type="float">
            <text:p>0.018264832</text:p>
          </table:table-cell>
          <table:table-cell office:value-type="float" office:value="0.028654336" calcext:value-type="float">
            <text:p>0.028654336</text:p>
          </table:table-cell>
          <table:table-cell office:value-type="float" office:value="0.254405888" calcext:value-type="float">
            <text:p>0.254405888</text:p>
          </table:table-cell>
          <table:table-cell office:value-type="float" office:value="0.880931072" calcext:value-type="float">
            <text:p>0.880931072</text:p>
          </table:table-cell>
          <table:table-cell office:value-type="float" office:value="0.939268096" calcext:value-type="float">
            <text:p>0.939268096</text:p>
          </table:table-cell>
          <table:table-cell office:value-type="float" office:value="1.134478848" calcext:value-type="float">
            <text:p>1.134478848</text:p>
          </table:table-cell>
          <table:table-cell office:value-type="float" office:value="1.633357824" calcext:value-type="float">
            <text:p>1.633357824</text:p>
          </table:table-cell>
          <table:table-cell office:value-type="float" office:value="1.346073088" calcext:value-type="float">
            <text:p>1.346073088</text:p>
          </table:table-cell>
          <table:table-cell office:value-type="float" office:value="2.007249408" calcext:value-type="float">
            <text:p>2.007249408</text:p>
          </table:table-cell>
          <table:table-cell office:value-type="float" office:value="1.578798848" calcext:value-type="float">
            <text:p>1.578798848</text:p>
          </table:table-cell>
          <table:table-cell office:value-type="float" office:value="9.281724672" calcext:value-type="float">
            <text:p>9.281724672</text:p>
          </table:table-cell>
          <table:table-cell office:value-type="float" office:value="13.670977792" calcext:value-type="float">
            <text:p>13.670977792</text:p>
          </table:table-cell>
        </table:table-row>
        <table:table-row table:style-name="ro1">
          <table:table-cell/>
          <table:table-cell office:value-type="float" office:value="0.00561792" calcext:value-type="float">
            <text:p>0.00561792</text:p>
          </table:table-cell>
          <table:table-cell office:value-type="float" office:value="0.006248448" calcext:value-type="float">
            <text:p>0.006248448</text:p>
          </table:table-cell>
          <table:table-cell office:value-type="float" office:value="0.018582784" calcext:value-type="float">
            <text:p>0.018582784</text:p>
          </table:table-cell>
          <table:table-cell office:value-type="float" office:value="0.02863616" calcext:value-type="float">
            <text:p>0.02863616</text:p>
          </table:table-cell>
          <table:table-cell office:value-type="float" office:value="0.256675072" calcext:value-type="float">
            <text:p>0.256675072</text:p>
          </table:table-cell>
          <table:table-cell office:value-type="float" office:value="0.880896256" calcext:value-type="float">
            <text:p>0.880896256</text:p>
          </table:table-cell>
          <table:table-cell office:value-type="float" office:value="1.060425984" calcext:value-type="float">
            <text:p>1.060425984</text:p>
          </table:table-cell>
          <table:table-cell office:value-type="float" office:value="1.162605824" calcext:value-type="float">
            <text:p>1.162605824</text:p>
          </table:table-cell>
          <table:table-cell office:value-type="float" office:value="1.635672064" calcext:value-type="float">
            <text:p>1.635672064</text:p>
          </table:table-cell>
          <table:table-cell office:value-type="float" office:value="1.346007296" calcext:value-type="float">
            <text:p>1.346007296</text:p>
          </table:table-cell>
          <table:table-cell office:value-type="float" office:value="2.007282944" calcext:value-type="float">
            <text:p>2.007282944</text:p>
          </table:table-cell>
          <table:table-cell office:value-type="float" office:value="1.578788352" calcext:value-type="float">
            <text:p>1.578788352</text:p>
          </table:table-cell>
          <table:table-cell office:value-type="float" office:value="9.281752064" calcext:value-type="float">
            <text:p>9.281752064</text:p>
          </table:table-cell>
          <table:table-cell office:value-type="float" office:value="13.671024896" calcext:value-type="float">
            <text:p>13.671024896</text:p>
          </table:table-cell>
        </table:table-row>
        <table:table-row table:style-name="ro1">
          <table:table-cell/>
          <table:table-cell office:value-type="float" office:value="0.005561344" calcext:value-type="float">
            <text:p>0.005561344</text:p>
          </table:table-cell>
          <table:table-cell office:value-type="float" office:value="0.00675584" calcext:value-type="float">
            <text:p>0.00675584</text:p>
          </table:table-cell>
          <table:table-cell office:value-type="float" office:value="0.018484224" calcext:value-type="float">
            <text:p>0.018484224</text:p>
          </table:table-cell>
          <table:table-cell office:value-type="float" office:value="0.028693248" calcext:value-type="float">
            <text:p>0.028693248</text:p>
          </table:table-cell>
          <table:table-cell office:value-type="float" office:value="0.257174528" calcext:value-type="float">
            <text:p>0.257174528</text:p>
          </table:table-cell>
          <table:table-cell office:value-type="float" office:value="0.88086528" calcext:value-type="float">
            <text:p>0.88086528</text:p>
          </table:table-cell>
          <table:table-cell office:value-type="float" office:value="1.060768" calcext:value-type="float">
            <text:p>1.060768</text:p>
          </table:table-cell>
          <table:table-cell office:value-type="float" office:value="1.150989056" calcext:value-type="float">
            <text:p>1.150989056</text:p>
          </table:table-cell>
          <table:table-cell office:value-type="float" office:value="1.612035328" calcext:value-type="float">
            <text:p>1.612035328</text:p>
          </table:table-cell>
          <table:table-cell office:value-type="float" office:value="1.34596096" calcext:value-type="float">
            <text:p>1.34596096</text:p>
          </table:table-cell>
          <table:table-cell office:value-type="float" office:value="2.007311616" calcext:value-type="float">
            <text:p>2.007311616</text:p>
          </table:table-cell>
          <table:table-cell office:value-type="float" office:value="1.57877888" calcext:value-type="float">
            <text:p>1.57877888</text:p>
          </table:table-cell>
          <table:table-cell office:value-type="float" office:value="9.281797376" calcext:value-type="float">
            <text:p>9.281797376</text:p>
          </table:table-cell>
          <table:table-cell office:value-type="float" office:value="13.671071488" calcext:value-type="float">
            <text:p>13.671071488</text:p>
          </table:table-cell>
        </table:table-row>
        <table:table-row table:style-name="ro1">
          <table:table-cell/>
          <table:table-cell office:value-type="float" office:value="0.006550784" calcext:value-type="float">
            <text:p>0.006550784</text:p>
          </table:table-cell>
          <table:table-cell office:value-type="float" office:value="0.007231232" calcext:value-type="float">
            <text:p>0.007231232</text:p>
          </table:table-cell>
          <table:table-cell office:value-type="float" office:value="0.018458624" calcext:value-type="float">
            <text:p>0.018458624</text:p>
          </table:table-cell>
          <table:table-cell office:value-type="float" office:value="0.028727296" calcext:value-type="float">
            <text:p>0.028727296</text:p>
          </table:table-cell>
          <table:table-cell office:value-type="float" office:value="0.256941312" calcext:value-type="float">
            <text:p>0.256941312</text:p>
          </table:table-cell>
          <table:table-cell office:value-type="float" office:value="0.880829184" calcext:value-type="float">
            <text:p>0.880829184</text:p>
          </table:table-cell>
          <table:table-cell office:value-type="float" office:value="1.0608064" calcext:value-type="float">
            <text:p>1.0608064</text:p>
          </table:table-cell>
          <table:table-cell office:value-type="float" office:value="1.1508224" calcext:value-type="float">
            <text:p>1.1508224</text:p>
          </table:table-cell>
          <table:table-cell office:value-type="float" office:value="1.61190016" calcext:value-type="float">
            <text:p>1.61190016</text:p>
          </table:table-cell>
          <table:table-cell office:value-type="float" office:value="1.345921792" calcext:value-type="float">
            <text:p>1.345921792</text:p>
          </table:table-cell>
          <table:table-cell office:value-type="float" office:value="2.007341568" calcext:value-type="float">
            <text:p>2.007341568</text:p>
          </table:table-cell>
          <table:table-cell office:value-type="float" office:value="1.578788352" calcext:value-type="float">
            <text:p>1.578788352</text:p>
          </table:table-cell>
          <table:table-cell office:value-type="float" office:value="9.281823744" calcext:value-type="float">
            <text:p>9.281823744</text:p>
          </table:table-cell>
          <table:table-cell office:value-type="float" office:value="13.671122688" calcext:value-type="float">
            <text:p>13.671122688</text:p>
          </table:table-cell>
        </table:table-row>
        <table:table-row table:style-name="ro1">
          <table:table-cell/>
          <table:table-cell office:value-type="float" office:value="0.006903552" calcext:value-type="float">
            <text:p>0.006903552</text:p>
          </table:table-cell>
          <table:table-cell office:value-type="float" office:value="0.00727936" calcext:value-type="float">
            <text:p>0.00727936</text:p>
          </table:table-cell>
          <table:table-cell office:value-type="float" office:value="0.01843712" calcext:value-type="float">
            <text:p>0.01843712</text:p>
          </table:table-cell>
          <table:table-cell office:value-type="float" office:value="0.028755456" calcext:value-type="float">
            <text:p>0.028755456</text:p>
          </table:table-cell>
          <table:table-cell office:value-type="float" office:value="0.25693696" calcext:value-type="float">
            <text:p>0.25693696</text:p>
          </table:table-cell>
          <table:table-cell office:value-type="float" office:value="0.880806912" calcext:value-type="float">
            <text:p>0.880806912</text:p>
          </table:table-cell>
          <table:table-cell office:value-type="float" office:value="1.060866304" calcext:value-type="float">
            <text:p>1.060866304</text:p>
          </table:table-cell>
          <table:table-cell office:value-type="float" office:value="1.150599168" calcext:value-type="float">
            <text:p>1.150599168</text:p>
          </table:table-cell>
          <table:table-cell office:value-type="float" office:value="1.611814912" calcext:value-type="float">
            <text:p>1.611814912</text:p>
          </table:table-cell>
          <table:table-cell office:value-type="float" office:value="1.345896192" calcext:value-type="float">
            <text:p>1.345896192</text:p>
          </table:table-cell>
          <table:table-cell office:value-type="float" office:value="2.00737152" calcext:value-type="float">
            <text:p>2.00737152</text:p>
          </table:table-cell>
          <table:table-cell office:value-type="float" office:value="1.57878272" calcext:value-type="float">
            <text:p>1.57878272</text:p>
          </table:table-cell>
          <table:table-cell office:value-type="float" office:value="9.281850624" calcext:value-type="float">
            <text:p>9.281850624</text:p>
          </table:table-cell>
          <table:table-cell office:value-type="float" office:value="13.481947904" calcext:value-type="float">
            <text:p>13.481947904</text:p>
          </table:table-cell>
        </table:table-row>
        <table:table-row table:style-name="ro1">
          <table:table-cell/>
          <table:table-cell office:value-type="float" office:value="0.0080768" calcext:value-type="float">
            <text:p>0.0080768</text:p>
          </table:table-cell>
          <table:table-cell office:value-type="float" office:value="0.006160896" calcext:value-type="float">
            <text:p>0.006160896</text:p>
          </table:table-cell>
          <table:table-cell office:value-type="float" office:value="0.009820672" calcext:value-type="float">
            <text:p>0.009820672</text:p>
          </table:table-cell>
          <table:table-cell office:value-type="float" office:value="0.028403456" calcext:value-type="float">
            <text:p>0.028403456</text:p>
          </table:table-cell>
          <table:table-cell office:value-type="float" office:value="0.256933376" calcext:value-type="float">
            <text:p>0.256933376</text:p>
          </table:table-cell>
          <table:table-cell office:value-type="float" office:value="0.929017088" calcext:value-type="float">
            <text:p>0.929017088</text:p>
          </table:table-cell>
          <table:table-cell office:value-type="float" office:value="1.054910208" calcext:value-type="float">
            <text:p>1.054910208</text:p>
          </table:table-cell>
          <table:table-cell office:value-type="float" office:value="1.12070912" calcext:value-type="float">
            <text:p>1.12070912</text:p>
          </table:table-cell>
          <table:table-cell office:value-type="float" office:value="1.611674112" calcext:value-type="float">
            <text:p>1.611674112</text:p>
          </table:table-cell>
          <table:table-cell office:value-type="float" office:value="1.345787648" calcext:value-type="float">
            <text:p>1.345787648</text:p>
          </table:table-cell>
          <table:table-cell office:value-type="float" office:value="1.977537792" calcext:value-type="float">
            <text:p>1.977537792</text:p>
          </table:table-cell>
          <table:table-cell office:value-type="float" office:value="1.578778368" calcext:value-type="float">
            <text:p>1.578778368</text:p>
          </table:table-cell>
          <table:table-cell office:value-type="float" office:value="9.281879552" calcext:value-type="float">
            <text:p>9.281879552</text:p>
          </table:table-cell>
          <table:table-cell office:value-type="float" office:value="13.481980416" calcext:value-type="float">
            <text:p>13.481980416</text:p>
          </table:table-cell>
        </table:table-row>
        <table:table-row table:style-name="ro1">
          <table:table-cell/>
          <table:table-cell office:value-type="float" office:value="0.006650368" calcext:value-type="float">
            <text:p>0.006650368</text:p>
          </table:table-cell>
          <table:table-cell office:value-type="float" office:value="0.005889792" calcext:value-type="float">
            <text:p>0.005889792</text:p>
          </table:table-cell>
          <table:table-cell office:value-type="float" office:value="0.009974528" calcext:value-type="float">
            <text:p>0.009974528</text:p>
          </table:table-cell>
          <table:table-cell office:value-type="float" office:value="0.028272896" calcext:value-type="float">
            <text:p>0.028272896</text:p>
          </table:table-cell>
          <table:table-cell office:value-type="float" office:value="0.25695744" calcext:value-type="float">
            <text:p>0.25695744</text:p>
          </table:table-cell>
          <table:table-cell office:value-type="float" office:value="0.929133568" calcext:value-type="float">
            <text:p>0.929133568</text:p>
          </table:table-cell>
          <table:table-cell office:value-type="float" office:value="1.219261184" calcext:value-type="float">
            <text:p>1.219261184</text:p>
          </table:table-cell>
          <table:table-cell office:value-type="float" office:value="1.120702976" calcext:value-type="float">
            <text:p>1.120702976</text:p>
          </table:table-cell>
          <table:table-cell office:value-type="float" office:value="1.637267456" calcext:value-type="float">
            <text:p>1.637267456</text:p>
          </table:table-cell>
          <table:table-cell office:value-type="float" office:value="1.448018176" calcext:value-type="float">
            <text:p>1.448018176</text:p>
          </table:table-cell>
          <table:table-cell office:value-type="float" office:value="1.977458944" calcext:value-type="float">
            <text:p>1.977458944</text:p>
          </table:table-cell>
          <table:table-cell office:value-type="float" office:value="1.57878272" calcext:value-type="float">
            <text:p>1.57878272</text:p>
          </table:table-cell>
          <table:table-cell office:value-type="float" office:value="9.281908992" calcext:value-type="float">
            <text:p>9.281908992</text:p>
          </table:table-cell>
          <table:table-cell office:value-type="float" office:value="13.482018048" calcext:value-type="float">
            <text:p>13.482018048</text:p>
          </table:table-cell>
        </table:table-row>
        <table:table-row table:style-name="ro1">
          <table:table-cell/>
          <table:table-cell office:value-type="float" office:value="0.00811776" calcext:value-type="float">
            <text:p>0.00811776</text:p>
          </table:table-cell>
          <table:table-cell office:value-type="float" office:value="0.006600448" calcext:value-type="float">
            <text:p>0.006600448</text:p>
          </table:table-cell>
          <table:table-cell office:value-type="float" office:value="0.00992768" calcext:value-type="float">
            <text:p>0.00992768</text:p>
          </table:table-cell>
          <table:table-cell office:value-type="float" office:value="0.028250112" calcext:value-type="float">
            <text:p>0.028250112</text:p>
          </table:table-cell>
          <table:table-cell office:value-type="float" office:value="0.256980992" calcext:value-type="float">
            <text:p>0.256980992</text:p>
          </table:table-cell>
          <table:table-cell office:value-type="float" office:value="0.9291712" calcext:value-type="float">
            <text:p>0.9291712</text:p>
          </table:table-cell>
          <table:table-cell office:value-type="float" office:value="1.219305472" calcext:value-type="float">
            <text:p>1.219305472</text:p>
          </table:table-cell>
          <table:table-cell office:value-type="float" office:value="1.120697856" calcext:value-type="float">
            <text:p>1.120697856</text:p>
          </table:table-cell>
          <table:table-cell office:value-type="float" office:value="1.69566976" calcext:value-type="float">
            <text:p>1.69566976</text:p>
          </table:table-cell>
          <table:table-cell office:value-type="float" office:value="1.448017152" calcext:value-type="float">
            <text:p>1.448017152</text:p>
          </table:table-cell>
          <table:table-cell office:value-type="float" office:value="1.977427456" calcext:value-type="float">
            <text:p>1.977427456</text:p>
          </table:table-cell>
          <table:table-cell office:value-type="float" office:value="1.5787776" calcext:value-type="float">
            <text:p>1.5787776</text:p>
          </table:table-cell>
          <table:table-cell office:value-type="float" office:value="9.28193792" calcext:value-type="float">
            <text:p>9.28193792</text:p>
          </table:table-cell>
          <table:table-cell office:value-type="float" office:value="13.482061056" calcext:value-type="float">
            <text:p>13.482061056</text:p>
          </table:table-cell>
        </table:table-row>
        <table:table-row table:style-name="ro1">
          <table:table-cell/>
          <table:table-cell office:value-type="float" office:value="0.005599232" calcext:value-type="float">
            <text:p>0.005599232</text:p>
          </table:table-cell>
          <table:table-cell office:value-type="float" office:value="0.005704448" calcext:value-type="float">
            <text:p>0.005704448</text:p>
          </table:table-cell>
          <table:table-cell office:value-type="float" office:value="0.009940224" calcext:value-type="float">
            <text:p>0.009940224</text:p>
          </table:table-cell>
          <table:table-cell office:value-type="float" office:value="0.028242688" calcext:value-type="float">
            <text:p>0.028242688</text:p>
          </table:table-cell>
          <table:table-cell office:value-type="float" office:value="0.256993536" calcext:value-type="float">
            <text:p>0.256993536</text:p>
          </table:table-cell>
          <table:table-cell office:value-type="float" office:value="0.919007488" calcext:value-type="float">
            <text:p>0.919007488</text:p>
          </table:table-cell>
          <table:table-cell office:value-type="float" office:value="1.219399168" calcext:value-type="float">
            <text:p>1.219399168</text:p>
          </table:table-cell>
          <table:table-cell office:value-type="float" office:value="1.150516992" calcext:value-type="float">
            <text:p>1.150516992</text:p>
          </table:table-cell>
          <table:table-cell office:value-type="float" office:value="1.70574976" calcext:value-type="float">
            <text:p>1.70574976</text:p>
          </table:table-cell>
          <table:table-cell office:value-type="float" office:value="1.448015616" calcext:value-type="float">
            <text:p>1.448015616</text:p>
          </table:table-cell>
          <table:table-cell office:value-type="float" office:value="1.977460736" calcext:value-type="float">
            <text:p>1.977460736</text:p>
          </table:table-cell>
          <table:table-cell office:value-type="float" office:value="1.578773248" calcext:value-type="float">
            <text:p>1.578773248</text:p>
          </table:table-cell>
          <table:table-cell office:value-type="float" office:value="9.28196608" calcext:value-type="float">
            <text:p>9.28196608</text:p>
          </table:table-cell>
          <table:table-cell office:value-type="float" office:value="14.431285248" calcext:value-type="float">
            <text:p>14.431285248</text:p>
          </table:table-cell>
        </table:table-row>
        <table:table-row table:style-name="ro1">
          <table:table-cell/>
          <table:table-cell office:value-type="float" office:value="0.005719552" calcext:value-type="float">
            <text:p>0.005719552</text:p>
          </table:table-cell>
          <table:table-cell office:value-type="float" office:value="0.005628416" calcext:value-type="float">
            <text:p>0.005628416</text:p>
          </table:table-cell>
          <table:table-cell office:value-type="float" office:value="0.009961984" calcext:value-type="float">
            <text:p>0.009961984</text:p>
          </table:table-cell>
          <table:table-cell office:value-type="float" office:value="0.028235264" calcext:value-type="float">
            <text:p>0.028235264</text:p>
          </table:table-cell>
          <table:table-cell office:value-type="float" office:value="0.25686144" calcext:value-type="float">
            <text:p>0.25686144</text:p>
          </table:table-cell>
          <table:table-cell office:value-type="float" office:value="0.898879488" calcext:value-type="float">
            <text:p>0.898879488</text:p>
          </table:table-cell>
          <table:table-cell office:value-type="float" office:value="1.219436288" calcext:value-type="float">
            <text:p>1.219436288</text:p>
          </table:table-cell>
          <table:table-cell office:value-type="float" office:value="1.135123712" calcext:value-type="float">
            <text:p>1.135123712</text:p>
          </table:table-cell>
          <table:table-cell office:value-type="float" office:value="1.7057216" calcext:value-type="float">
            <text:p>1.7057216</text:p>
          </table:table-cell>
          <table:table-cell office:value-type="float" office:value="1.44802816" calcext:value-type="float">
            <text:p>1.44802816</text:p>
          </table:table-cell>
          <table:table-cell office:value-type="float" office:value="1.977499136" calcext:value-type="float">
            <text:p>1.977499136</text:p>
          </table:table-cell>
          <table:table-cell office:value-type="float" office:value="1.578765312" calcext:value-type="float">
            <text:p>1.578765312</text:p>
          </table:table-cell>
          <table:table-cell office:value-type="float" office:value="9.281995264" calcext:value-type="float">
            <text:p>9.281995264</text:p>
          </table:table-cell>
          <table:table-cell office:value-type="float" office:value="14.431304704" calcext:value-type="float">
            <text:p>14.431304704</text:p>
          </table:table-cell>
        </table:table-row>
        <table:table-row table:style-name="ro1">
          <table:table-cell/>
          <table:table-cell office:value-type="float" office:value="0.005804032" calcext:value-type="float">
            <text:p>0.005804032</text:p>
          </table:table-cell>
          <table:table-cell office:value-type="float" office:value="0.00707968" calcext:value-type="float">
            <text:p>0.00707968</text:p>
          </table:table-cell>
          <table:table-cell office:value-type="float" office:value="0.008396032" calcext:value-type="float">
            <text:p>0.008396032</text:p>
          </table:table-cell>
          <table:table-cell office:value-type="float" office:value="0.028192256" calcext:value-type="float">
            <text:p>0.028192256</text:p>
          </table:table-cell>
          <table:table-cell office:value-type="float" office:value="0.256871936" calcext:value-type="float">
            <text:p>0.256871936</text:p>
          </table:table-cell>
          <table:table-cell office:value-type="float" office:value="0.929845248" calcext:value-type="float">
            <text:p>0.929845248</text:p>
          </table:table-cell>
          <table:table-cell office:value-type="float" office:value="1.219470592" calcext:value-type="float">
            <text:p>1.219470592</text:p>
          </table:table-cell>
          <table:table-cell office:value-type="float" office:value="1.135075328" calcext:value-type="float">
            <text:p>1.135075328</text:p>
          </table:table-cell>
          <table:table-cell office:value-type="float" office:value="1.70574592" calcext:value-type="float">
            <text:p>1.70574592</text:p>
          </table:table-cell>
          <table:table-cell office:value-type="float" office:value="1.448028928" calcext:value-type="float">
            <text:p>1.448028928</text:p>
          </table:table-cell>
          <table:table-cell office:value-type="float" office:value="1.977539584" calcext:value-type="float">
            <text:p>1.977539584</text:p>
          </table:table-cell>
          <table:table-cell office:value-type="float" office:value="1.553354496" calcext:value-type="float">
            <text:p>1.553354496</text:p>
          </table:table-cell>
          <table:table-cell office:value-type="float" office:value="9.282029824" calcext:value-type="float">
            <text:p>9.282029824</text:p>
          </table:table-cell>
          <table:table-cell office:value-type="float" office:value="14.431334144" calcext:value-type="float">
            <text:p>14.431334144</text:p>
          </table:table-cell>
        </table:table-row>
        <table:table-row table:style-name="ro1">
          <table:table-cell/>
          <table:table-cell office:value-type="float" office:value="0.005536" calcext:value-type="float">
            <text:p>0.005536</text:p>
          </table:table-cell>
          <table:table-cell office:value-type="float" office:value="0.006889728" calcext:value-type="float">
            <text:p>0.006889728</text:p>
          </table:table-cell>
          <table:table-cell office:value-type="float" office:value="0.009332736" calcext:value-type="float">
            <text:p>0.009332736</text:p>
          </table:table-cell>
          <table:table-cell office:value-type="float" office:value="0.028173568" calcext:value-type="float">
            <text:p>0.028173568</text:p>
          </table:table-cell>
          <table:table-cell office:value-type="float" office:value="0.256892928" calcext:value-type="float">
            <text:p>0.256892928</text:p>
          </table:table-cell>
          <table:table-cell office:value-type="float" office:value="0.929828608" calcext:value-type="float">
            <text:p>0.929828608</text:p>
          </table:table-cell>
          <table:table-cell office:value-type="float" office:value="1.219504896" calcext:value-type="float">
            <text:p>1.219504896</text:p>
          </table:table-cell>
          <table:table-cell office:value-type="float" office:value="1.135058944" calcext:value-type="float">
            <text:p>1.135058944</text:p>
          </table:table-cell>
          <table:table-cell office:value-type="float" office:value="1.70577792" calcext:value-type="float">
            <text:p>1.70577792</text:p>
          </table:table-cell>
          <table:table-cell office:value-type="float" office:value="1.44802816" calcext:value-type="float">
            <text:p>1.44802816</text:p>
          </table:table-cell>
          <table:table-cell office:value-type="float" office:value="1.977580544" calcext:value-type="float">
            <text:p>1.977580544</text:p>
          </table:table-cell>
          <table:table-cell office:value-type="float" office:value="1.8754624" calcext:value-type="float">
            <text:p>1.8754624</text:p>
          </table:table-cell>
          <table:table-cell office:value-type="float" office:value="9.282059264" calcext:value-type="float">
            <text:p>9.282059264</text:p>
          </table:table-cell>
          <table:table-cell office:value-type="float" office:value="14.431368448" calcext:value-type="float">
            <text:p>14.431368448</text:p>
          </table:table-cell>
        </table:table-row>
        <table:table-row table:style-name="ro1">
          <table:table-cell/>
          <table:table-cell office:value-type="float" office:value="0.005698048" calcext:value-type="float">
            <text:p>0.005698048</text:p>
          </table:table-cell>
          <table:table-cell office:value-type="float" office:value="0.004254976" calcext:value-type="float">
            <text:p>0.004254976</text:p>
          </table:table-cell>
          <table:table-cell office:value-type="float" office:value="0.008530432" calcext:value-type="float">
            <text:p>0.008530432</text:p>
          </table:table-cell>
          <table:table-cell office:value-type="float" office:value="0.028192512" calcext:value-type="float">
            <text:p>0.028192512</text:p>
          </table:table-cell>
          <table:table-cell office:value-type="float" office:value="0.257320704" calcext:value-type="float">
            <text:p>0.257320704</text:p>
          </table:table-cell>
          <table:table-cell office:value-type="float" office:value="0.929667584" calcext:value-type="float">
            <text:p>0.929667584</text:p>
          </table:table-cell>
          <table:table-cell office:value-type="float" office:value="1.219539456" calcext:value-type="float">
            <text:p>1.219539456</text:p>
          </table:table-cell>
          <table:table-cell office:value-type="float" office:value="1.135047168" calcext:value-type="float">
            <text:p>1.135047168</text:p>
          </table:table-cell>
          <table:table-cell office:value-type="float" office:value="1.705813248" calcext:value-type="float">
            <text:p>1.705813248</text:p>
          </table:table-cell>
          <table:table-cell office:value-type="float" office:value="1.448027648" calcext:value-type="float">
            <text:p>1.448027648</text:p>
          </table:table-cell>
          <table:table-cell office:value-type="float" office:value="1.977622272" calcext:value-type="float">
            <text:p>1.977622272</text:p>
          </table:table-cell>
          <table:table-cell office:value-type="float" office:value="1.875458816" calcext:value-type="float">
            <text:p>1.875458816</text:p>
          </table:table-cell>
          <table:table-cell office:value-type="float" office:value="9.282088704" calcext:value-type="float">
            <text:p>9.282088704</text:p>
          </table:table-cell>
          <table:table-cell office:value-type="float" office:value="11.757932288" calcext:value-type="float">
            <text:p>11.757932288</text:p>
          </table:table-cell>
        </table:table-row>
        <table:table-row table:style-name="ro1">
          <table:table-cell/>
          <table:table-cell office:value-type="float" office:value="0.009293056" calcext:value-type="float">
            <text:p>0.009293056</text:p>
          </table:table-cell>
          <table:table-cell office:value-type="float" office:value="0.006355712" calcext:value-type="float">
            <text:p>0.006355712</text:p>
          </table:table-cell>
          <table:table-cell office:value-type="float" office:value="0.0085184" calcext:value-type="float">
            <text:p>0.0085184</text:p>
          </table:table-cell>
          <table:table-cell office:value-type="float" office:value="0.028159744" calcext:value-type="float">
            <text:p>0.028159744</text:p>
          </table:table-cell>
          <table:table-cell office:value-type="float" office:value="0.257276416" calcext:value-type="float">
            <text:p>0.257276416</text:p>
          </table:table-cell>
          <table:table-cell office:value-type="float" office:value="0.929660416" calcext:value-type="float">
            <text:p>0.929660416</text:p>
          </table:table-cell>
          <table:table-cell office:value-type="float" office:value="1.219572992" calcext:value-type="float">
            <text:p>1.219572992</text:p>
          </table:table-cell>
          <table:table-cell office:value-type="float" office:value="1.120654848" calcext:value-type="float">
            <text:p>1.120654848</text:p>
          </table:table-cell>
          <table:table-cell office:value-type="float" office:value="1.705851904" calcext:value-type="float">
            <text:p>1.705851904</text:p>
          </table:table-cell>
          <table:table-cell office:value-type="float" office:value="1.448027904" calcext:value-type="float">
            <text:p>1.448027904</text:p>
          </table:table-cell>
          <table:table-cell office:value-type="float" office:value="2.43749632" calcext:value-type="float">
            <text:p>2.43749632</text:p>
          </table:table-cell>
          <table:table-cell office:value-type="float" office:value="1.875455488" calcext:value-type="float">
            <text:p>1.875455488</text:p>
          </table:table-cell>
          <table:table-cell office:value-type="float" office:value="9.282118656" calcext:value-type="float">
            <text:p>9.282118656</text:p>
          </table:table-cell>
          <table:table-cell office:value-type="float" office:value="11.75811456" calcext:value-type="float">
            <text:p>11.75811456</text:p>
          </table:table-cell>
        </table:table-row>
        <table:table-row table:style-name="ro1">
          <table:table-cell/>
          <table:table-cell office:value-type="float" office:value="0.005602816" calcext:value-type="float">
            <text:p>0.005602816</text:p>
          </table:table-cell>
          <table:table-cell office:value-type="float" office:value="0.006257664" calcext:value-type="float">
            <text:p>0.006257664</text:p>
          </table:table-cell>
          <table:table-cell office:value-type="float" office:value="0.008535552" calcext:value-type="float">
            <text:p>0.008535552</text:p>
          </table:table-cell>
          <table:table-cell office:value-type="float" office:value="0.028150016" calcext:value-type="float">
            <text:p>0.028150016</text:p>
          </table:table-cell>
          <table:table-cell office:value-type="float" office:value="0.257469952" calcext:value-type="float">
            <text:p>0.257469952</text:p>
          </table:table-cell>
          <table:table-cell office:value-type="float" office:value="0.929665536" calcext:value-type="float">
            <text:p>0.929665536</text:p>
          </table:table-cell>
          <table:table-cell office:value-type="float" office:value="1.219620096" calcext:value-type="float">
            <text:p>1.219620096</text:p>
          </table:table-cell>
          <table:table-cell office:value-type="float" office:value="1.120651008" calcext:value-type="float">
            <text:p>1.120651008</text:p>
          </table:table-cell>
          <table:table-cell office:value-type="float" office:value="1.705893632" calcext:value-type="float">
            <text:p>1.705893632</text:p>
          </table:table-cell>
          <table:table-cell office:value-type="float" office:value="1.4165824" calcext:value-type="float">
            <text:p>1.4165824</text:p>
          </table:table-cell>
          <table:table-cell office:value-type="float" office:value="2.437556224" calcext:value-type="float">
            <text:p>2.437556224</text:p>
          </table:table-cell>
          <table:table-cell office:value-type="float" office:value="1.875452928" calcext:value-type="float">
            <text:p>1.875452928</text:p>
          </table:table-cell>
          <table:table-cell office:value-type="float" office:value="9.282147584" calcext:value-type="float">
            <text:p>9.282147584</text:p>
          </table:table-cell>
          <table:table-cell office:value-type="float" office:value="13.6628416" calcext:value-type="float">
            <text:p>13.6628416</text:p>
          </table:table-cell>
        </table:table-row>
        <table:table-row table:style-name="ro1">
          <table:table-cell/>
          <table:table-cell office:value-type="float" office:value="0.007808256" calcext:value-type="float">
            <text:p>0.007808256</text:p>
          </table:table-cell>
          <table:table-cell office:value-type="float" office:value="0.00866176" calcext:value-type="float">
            <text:p>0.00866176</text:p>
          </table:table-cell>
          <table:table-cell office:value-type="float" office:value="0.009311232" calcext:value-type="float">
            <text:p>0.009311232</text:p>
          </table:table-cell>
          <table:table-cell office:value-type="float" office:value="0.027564544" calcext:value-type="float">
            <text:p>0.027564544</text:p>
          </table:table-cell>
          <table:table-cell office:value-type="float" office:value="0.25729024" calcext:value-type="float">
            <text:p>0.25729024</text:p>
          </table:table-cell>
          <table:table-cell office:value-type="float" office:value="0.89872384" calcext:value-type="float">
            <text:p>0.89872384</text:p>
          </table:table-cell>
          <table:table-cell office:value-type="float" office:value="1.219655168" calcext:value-type="float">
            <text:p>1.219655168</text:p>
          </table:table-cell>
          <table:table-cell office:value-type="float" office:value="1.12064768" calcext:value-type="float">
            <text:p>1.12064768</text:p>
          </table:table-cell>
          <table:table-cell office:value-type="float" office:value="1.70509056" calcext:value-type="float">
            <text:p>1.70509056</text:p>
          </table:table-cell>
          <table:table-cell office:value-type="float" office:value="1.41659008" calcext:value-type="float">
            <text:p>1.41659008</text:p>
          </table:table-cell>
          <table:table-cell office:value-type="float" office:value="2.437604352" calcext:value-type="float">
            <text:p>2.437604352</text:p>
          </table:table-cell>
          <table:table-cell office:value-type="float" office:value="1.875450624" calcext:value-type="float">
            <text:p>1.875450624</text:p>
          </table:table-cell>
          <table:table-cell office:value-type="float" office:value="9.36475264" calcext:value-type="float">
            <text:p>9.36475264</text:p>
          </table:table-cell>
          <table:table-cell office:value-type="float" office:value="13.66294272" calcext:value-type="float">
            <text:p>13.66294272</text:p>
          </table:table-cell>
        </table:table-row>
        <table:table-row table:style-name="ro1">
          <table:table-cell/>
          <table:table-cell office:value-type="float" office:value="0.009971712" calcext:value-type="float">
            <text:p>0.009971712</text:p>
          </table:table-cell>
          <table:table-cell office:value-type="float" office:value="0.006682624" calcext:value-type="float">
            <text:p>0.006682624</text:p>
          </table:table-cell>
          <table:table-cell office:value-type="float" office:value="0.009541632" calcext:value-type="float">
            <text:p>0.009541632</text:p>
          </table:table-cell>
          <table:table-cell office:value-type="float" office:value="0.027494144" calcext:value-type="float">
            <text:p>0.027494144</text:p>
          </table:table-cell>
          <table:table-cell office:value-type="float" office:value="0.25734016" calcext:value-type="float">
            <text:p>0.25734016</text:p>
          </table:table-cell>
          <table:table-cell office:value-type="float" office:value="0.898717184" calcext:value-type="float">
            <text:p>0.898717184</text:p>
          </table:table-cell>
          <table:table-cell office:value-type="float" office:value="1.219690752" calcext:value-type="float">
            <text:p>1.219690752</text:p>
          </table:table-cell>
          <table:table-cell office:value-type="float" office:value="1.135023104" calcext:value-type="float">
            <text:p>1.135023104</text:p>
          </table:table-cell>
          <table:table-cell office:value-type="float" office:value="1.705152" calcext:value-type="float">
            <text:p>1.705152</text:p>
          </table:table-cell>
          <table:table-cell office:value-type="float" office:value="1.31251712" calcext:value-type="float">
            <text:p>1.31251712</text:p>
          </table:table-cell>
          <table:table-cell office:value-type="float" office:value="2.43764992" calcext:value-type="float">
            <text:p>2.43764992</text:p>
          </table:table-cell>
          <table:table-cell office:value-type="float" office:value="1.87544704" calcext:value-type="float">
            <text:p>1.87544704</text:p>
          </table:table-cell>
          <table:table-cell office:value-type="float" office:value="9.364804864" calcext:value-type="float">
            <text:p>9.364804864</text:p>
          </table:table-cell>
          <table:table-cell office:value-type="float" office:value="14.03436672" calcext:value-type="float">
            <text:p>14.03436672</text:p>
          </table:table-cell>
        </table:table-row>
        <table:table-row table:style-name="ro1">
          <table:table-cell/>
          <table:table-cell office:value-type="float" office:value="0.009926144" calcext:value-type="float">
            <text:p>0.009926144</text:p>
          </table:table-cell>
          <table:table-cell office:value-type="float" office:value="0.006779904" calcext:value-type="float">
            <text:p>0.006779904</text:p>
          </table:table-cell>
          <table:table-cell office:value-type="float" office:value="0.009466368" calcext:value-type="float">
            <text:p>0.009466368</text:p>
          </table:table-cell>
          <table:table-cell office:value-type="float" office:value="0.027481856" calcext:value-type="float">
            <text:p>0.027481856</text:p>
          </table:table-cell>
          <table:table-cell office:value-type="float" office:value="0.257399296" calcext:value-type="float">
            <text:p>0.257399296</text:p>
          </table:table-cell>
          <table:table-cell office:value-type="float" office:value="0.93988736" calcext:value-type="float">
            <text:p>0.93988736</text:p>
          </table:table-cell>
          <table:table-cell office:value-type="float" office:value="1.219916544" calcext:value-type="float">
            <text:p>1.219916544</text:p>
          </table:table-cell>
          <table:table-cell office:value-type="float" office:value="1.121354496" calcext:value-type="float">
            <text:p>1.121354496</text:p>
          </table:table-cell>
          <table:table-cell office:value-type="float" office:value="1.70520064" calcext:value-type="float">
            <text:p>1.70520064</text:p>
          </table:table-cell>
          <table:table-cell office:value-type="float" office:value="1.31240576" calcext:value-type="float">
            <text:p>1.31240576</text:p>
          </table:table-cell>
          <table:table-cell office:value-type="float" office:value="2.437696" calcext:value-type="float">
            <text:p>2.437696</text:p>
          </table:table-cell>
          <table:table-cell office:value-type="float" office:value="1.875442688" calcext:value-type="float">
            <text:p>1.875442688</text:p>
          </table:table-cell>
          <table:table-cell office:value-type="float" office:value="9.36484096" calcext:value-type="float">
            <text:p>9.36484096</text:p>
          </table:table-cell>
          <table:table-cell office:value-type="float" office:value="13.937048832" calcext:value-type="float">
            <text:p>13.937048832</text:p>
          </table:table-cell>
        </table:table-row>
        <table:table-row table:style-name="ro1">
          <table:table-cell/>
          <table:table-cell office:value-type="float" office:value="0.00608384" calcext:value-type="float">
            <text:p>0.00608384</text:p>
          </table:table-cell>
          <table:table-cell office:value-type="float" office:value="0.006189568" calcext:value-type="float">
            <text:p>0.006189568</text:p>
          </table:table-cell>
          <table:table-cell office:value-type="float" office:value="0.0094592" calcext:value-type="float">
            <text:p>0.0094592</text:p>
          </table:table-cell>
          <table:table-cell office:value-type="float" office:value="0.027473152" calcext:value-type="float">
            <text:p>0.027473152</text:p>
          </table:table-cell>
          <table:table-cell office:value-type="float" office:value="0.257504256" calcext:value-type="float">
            <text:p>0.257504256</text:p>
          </table:table-cell>
          <table:table-cell office:value-type="float" office:value="0.929759488" calcext:value-type="float">
            <text:p>0.929759488</text:p>
          </table:table-cell>
          <table:table-cell office:value-type="float" office:value="1.21988864" calcext:value-type="float">
            <text:p>1.21988864</text:p>
          </table:table-cell>
          <table:table-cell office:value-type="float" office:value="1.121307392" calcext:value-type="float">
            <text:p>1.121307392</text:p>
          </table:table-cell>
          <table:table-cell office:value-type="float" office:value="1.705251072" calcext:value-type="float">
            <text:p>1.705251072</text:p>
          </table:table-cell>
          <table:table-cell office:value-type="float" office:value="1.312388864" calcext:value-type="float">
            <text:p>1.312388864</text:p>
          </table:table-cell>
          <table:table-cell office:value-type="float" office:value="2.437741056" calcext:value-type="float">
            <text:p>2.437741056</text:p>
          </table:table-cell>
          <table:table-cell office:value-type="float" office:value="1.875439872" calcext:value-type="float">
            <text:p>1.875439872</text:p>
          </table:table-cell>
          <table:table-cell office:value-type="float" office:value="9.364875264" calcext:value-type="float">
            <text:p>9.364875264</text:p>
          </table:table-cell>
          <table:table-cell office:value-type="float" office:value="13.937060864" calcext:value-type="float">
            <text:p>13.937060864</text:p>
          </table:table-cell>
        </table:table-row>
        <table:table-row table:style-name="ro1">
          <table:table-cell/>
          <table:table-cell office:value-type="float" office:value="0.006350848" calcext:value-type="float">
            <text:p>0.006350848</text:p>
          </table:table-cell>
          <table:table-cell office:value-type="float" office:value="0.005876992" calcext:value-type="float">
            <text:p>0.005876992</text:p>
          </table:table-cell>
          <table:table-cell office:value-type="float" office:value="0.02168576" calcext:value-type="float">
            <text:p>0.02168576</text:p>
          </table:table-cell>
          <table:table-cell office:value-type="float" office:value="0.027467008" calcext:value-type="float">
            <text:p>0.027467008</text:p>
          </table:table-cell>
          <table:table-cell office:value-type="float" office:value="0.257608704" calcext:value-type="float">
            <text:p>0.257608704</text:p>
          </table:table-cell>
          <table:table-cell office:value-type="float" office:value="0.941453824" calcext:value-type="float">
            <text:p>0.941453824</text:p>
          </table:table-cell>
          <table:table-cell office:value-type="float" office:value="1.219929088" calcext:value-type="float">
            <text:p>1.219929088</text:p>
          </table:table-cell>
          <table:table-cell office:value-type="float" office:value="1.121290752" calcext:value-type="float">
            <text:p>1.121290752</text:p>
          </table:table-cell>
          <table:table-cell office:value-type="float" office:value="1.705302272" calcext:value-type="float">
            <text:p>1.705302272</text:p>
          </table:table-cell>
          <table:table-cell office:value-type="float" office:value="1.312382464" calcext:value-type="float">
            <text:p>1.312382464</text:p>
          </table:table-cell>
          <table:table-cell office:value-type="float" office:value="2.43777536" calcext:value-type="float">
            <text:p>2.43777536</text:p>
          </table:table-cell>
          <table:table-cell office:value-type="float" office:value="1.942673664" calcext:value-type="float">
            <text:p>1.942673664</text:p>
          </table:table-cell>
          <table:table-cell office:value-type="float" office:value="9.364907264" calcext:value-type="float">
            <text:p>9.364907264</text:p>
          </table:table-cell>
          <table:table-cell office:value-type="float" office:value="13.937137664" calcext:value-type="float">
            <text:p>13.937137664</text:p>
          </table:table-cell>
        </table:table-row>
        <table:table-row table:style-name="ro1">
          <table:table-cell/>
          <table:table-cell office:value-type="float" office:value="0.005747712" calcext:value-type="float">
            <text:p>0.005747712</text:p>
          </table:table-cell>
          <table:table-cell office:value-type="float" office:value="0.006387968" calcext:value-type="float">
            <text:p>0.006387968</text:p>
          </table:table-cell>
          <table:table-cell office:value-type="float" office:value="0.02057344" calcext:value-type="float">
            <text:p>0.02057344</text:p>
          </table:table-cell>
          <table:table-cell office:value-type="float" office:value="0.01827456" calcext:value-type="float">
            <text:p>0.01827456</text:p>
          </table:table-cell>
          <table:table-cell office:value-type="float" office:value="0.257675008" calcext:value-type="float">
            <text:p>0.257675008</text:p>
          </table:table-cell>
          <table:table-cell office:value-type="float" office:value="0.940567296" calcext:value-type="float">
            <text:p>0.940567296</text:p>
          </table:table-cell>
          <table:table-cell office:value-type="float" office:value="1.212518912" calcext:value-type="float">
            <text:p>1.212518912</text:p>
          </table:table-cell>
          <table:table-cell office:value-type="float" office:value="1.07952384" calcext:value-type="float">
            <text:p>1.07952384</text:p>
          </table:table-cell>
          <table:table-cell office:value-type="float" office:value="1.706201088" calcext:value-type="float">
            <text:p>1.706201088</text:p>
          </table:table-cell>
          <table:table-cell office:value-type="float" office:value="1.312376832" calcext:value-type="float">
            <text:p>1.312376832</text:p>
          </table:table-cell>
          <table:table-cell office:value-type="float" office:value="2.437820416" calcext:value-type="float">
            <text:p>2.437820416</text:p>
          </table:table-cell>
          <table:table-cell office:value-type="float" office:value="1.94269568" calcext:value-type="float">
            <text:p>1.94269568</text:p>
          </table:table-cell>
          <table:table-cell office:value-type="float" office:value="9.364938752" calcext:value-type="float">
            <text:p>9.364938752</text:p>
          </table:table-cell>
          <table:table-cell office:value-type="float" office:value="13.339737344" calcext:value-type="float">
            <text:p>13.339737344</text:p>
          </table:table-cell>
        </table:table-row>
        <table:table-row table:style-name="ro1">
          <table:table-cell/>
          <table:table-cell office:value-type="float" office:value="0.0064704" calcext:value-type="float">
            <text:p>0.0064704</text:p>
          </table:table-cell>
          <table:table-cell office:value-type="float" office:value="0.00590208" calcext:value-type="float">
            <text:p>0.00590208</text:p>
          </table:table-cell>
          <table:table-cell office:value-type="float" office:value="0.020900096" calcext:value-type="float">
            <text:p>0.020900096</text:p>
          </table:table-cell>
          <table:table-cell office:value-type="float" office:value="0.018194688" calcext:value-type="float">
            <text:p>0.018194688</text:p>
          </table:table-cell>
          <table:table-cell office:value-type="float" office:value="0.257736448" calcext:value-type="float">
            <text:p>0.257736448</text:p>
          </table:table-cell>
          <table:table-cell office:value-type="float" office:value="0.940543488" calcext:value-type="float">
            <text:p>0.940543488</text:p>
          </table:table-cell>
          <table:table-cell office:value-type="float" office:value="1.212547072" calcext:value-type="float">
            <text:p>1.212547072</text:p>
          </table:table-cell>
          <table:table-cell office:value-type="float" office:value="1.079518464" calcext:value-type="float">
            <text:p>1.079518464</text:p>
          </table:table-cell>
          <table:table-cell office:value-type="float" office:value="1.7185408" calcext:value-type="float">
            <text:p>1.7185408</text:p>
          </table:table-cell>
          <table:table-cell office:value-type="float" office:value="1.312372224" calcext:value-type="float">
            <text:p>1.312372224</text:p>
          </table:table-cell>
          <table:table-cell office:value-type="float" office:value="2.4378688" calcext:value-type="float">
            <text:p>2.4378688</text:p>
          </table:table-cell>
          <table:table-cell office:value-type="float" office:value="1.888087296" calcext:value-type="float">
            <text:p>1.888087296</text:p>
          </table:table-cell>
          <table:table-cell office:value-type="float" office:value="9.364970752" calcext:value-type="float">
            <text:p>9.364970752</text:p>
          </table:table-cell>
          <table:table-cell office:value-type="float" office:value="13.384315392" calcext:value-type="float">
            <text:p>13.384315392</text:p>
          </table:table-cell>
        </table:table-row>
        <table:table-row table:style-name="ro1">
          <table:table-cell/>
          <table:table-cell office:value-type="float" office:value="0.009195264" calcext:value-type="float">
            <text:p>0.009195264</text:p>
          </table:table-cell>
          <table:table-cell office:value-type="float" office:value="0.006547968" calcext:value-type="float">
            <text:p>0.006547968</text:p>
          </table:table-cell>
          <table:table-cell office:value-type="float" office:value="0.020800256" calcext:value-type="float">
            <text:p>0.020800256</text:p>
          </table:table-cell>
          <table:table-cell office:value-type="float" office:value="0.018175744" calcext:value-type="float">
            <text:p>0.018175744</text:p>
          </table:table-cell>
          <table:table-cell office:value-type="float" office:value="0.258013696" calcext:value-type="float">
            <text:p>0.258013696</text:p>
          </table:table-cell>
          <table:table-cell office:value-type="float" office:value="0.94052608" calcext:value-type="float">
            <text:p>0.94052608</text:p>
          </table:table-cell>
          <table:table-cell office:value-type="float" office:value="1.212575488" calcext:value-type="float">
            <text:p>1.212575488</text:p>
          </table:table-cell>
          <table:table-cell office:value-type="float" office:value="1.079515136" calcext:value-type="float">
            <text:p>1.079515136</text:p>
          </table:table-cell>
          <table:table-cell office:value-type="float" office:value="1.693549056" calcext:value-type="float">
            <text:p>1.693549056</text:p>
          </table:table-cell>
          <table:table-cell office:value-type="float" office:value="1.312366592" calcext:value-type="float">
            <text:p>1.312366592</text:p>
          </table:table-cell>
          <table:table-cell office:value-type="float" office:value="2.43791744" calcext:value-type="float">
            <text:p>2.43791744</text:p>
          </table:table-cell>
          <table:table-cell office:value-type="float" office:value="1.88809728" calcext:value-type="float">
            <text:p>1.88809728</text:p>
          </table:table-cell>
          <table:table-cell office:value-type="float" office:value="9.365001984" calcext:value-type="float">
            <text:p>9.365001984</text:p>
          </table:table-cell>
          <table:table-cell office:value-type="float" office:value="13.384368128" calcext:value-type="float">
            <text:p>13.384368128</text:p>
          </table:table-cell>
        </table:table-row>
        <table:table-row table:style-name="ro1">
          <table:table-cell/>
          <table:table-cell office:value-type="float" office:value="0.005895424" calcext:value-type="float">
            <text:p>0.005895424</text:p>
          </table:table-cell>
          <table:table-cell office:value-type="float" office:value="0.007001344" calcext:value-type="float">
            <text:p>0.007001344</text:p>
          </table:table-cell>
          <table:table-cell office:value-type="float" office:value="0.02075136" calcext:value-type="float">
            <text:p>0.02075136</text:p>
          </table:table-cell>
          <table:table-cell office:value-type="float" office:value="0.018164992" calcext:value-type="float">
            <text:p>0.018164992</text:p>
          </table:table-cell>
          <table:table-cell office:value-type="float" office:value="0.25799552" calcext:value-type="float">
            <text:p>0.25799552</text:p>
          </table:table-cell>
          <table:table-cell office:value-type="float" office:value="0.940452352" calcext:value-type="float">
            <text:p>0.940452352</text:p>
          </table:table-cell>
          <table:table-cell office:value-type="float" office:value="1.212592896" calcext:value-type="float">
            <text:p>1.212592896</text:p>
          </table:table-cell>
          <table:table-cell office:value-type="float" office:value="1.121264384" calcext:value-type="float">
            <text:p>1.121264384</text:p>
          </table:table-cell>
          <table:table-cell office:value-type="float" office:value="1.693412352" calcext:value-type="float">
            <text:p>1.693412352</text:p>
          </table:table-cell>
          <table:table-cell office:value-type="float" office:value="1.312361472" calcext:value-type="float">
            <text:p>1.312361472</text:p>
          </table:table-cell>
          <table:table-cell office:value-type="float" office:value="2.453378304" calcext:value-type="float">
            <text:p>2.453378304</text:p>
          </table:table-cell>
          <table:table-cell office:value-type="float" office:value="1.888105472" calcext:value-type="float">
            <text:p>1.888105472</text:p>
          </table:table-cell>
          <table:table-cell office:value-type="float" office:value="9.36503296" calcext:value-type="float">
            <text:p>9.36503296</text:p>
          </table:table-cell>
          <table:table-cell office:value-type="float" office:value="13.384466944" calcext:value-type="float">
            <text:p>13.384466944</text:p>
          </table:table-cell>
        </table:table-row>
        <table:table-row table:style-name="ro1">
          <table:table-cell/>
          <table:table-cell office:value-type="float" office:value="0.00574336" calcext:value-type="float">
            <text:p>0.00574336</text:p>
          </table:table-cell>
          <table:table-cell office:value-type="float" office:value="0.008950272" calcext:value-type="float">
            <text:p>0.008950272</text:p>
          </table:table-cell>
          <table:table-cell office:value-type="float" office:value="0.02073344" calcext:value-type="float">
            <text:p>0.02073344</text:p>
          </table:table-cell>
          <table:table-cell office:value-type="float" office:value="0.018157824" calcext:value-type="float">
            <text:p>0.018157824</text:p>
          </table:table-cell>
          <table:table-cell office:value-type="float" office:value="0.258039296" calcext:value-type="float">
            <text:p>0.258039296</text:p>
          </table:table-cell>
          <table:table-cell office:value-type="float" office:value="0.940428544" calcext:value-type="float">
            <text:p>0.940428544</text:p>
          </table:table-cell>
          <table:table-cell office:value-type="float" office:value="1.2126208" calcext:value-type="float">
            <text:p>1.2126208</text:p>
          </table:table-cell>
          <table:table-cell office:value-type="float" office:value="1.121255936" calcext:value-type="float">
            <text:p>1.121255936</text:p>
          </table:table-cell>
          <table:table-cell office:value-type="float" office:value="1.693329152" calcext:value-type="float">
            <text:p>1.693329152</text:p>
          </table:table-cell>
          <table:table-cell office:value-type="float" office:value="1.44881792" calcext:value-type="float">
            <text:p>1.44881792</text:p>
          </table:table-cell>
          <table:table-cell office:value-type="float" office:value="2.45320064" calcext:value-type="float">
            <text:p>2.45320064</text:p>
          </table:table-cell>
          <table:table-cell office:value-type="float" office:value="1.888114176" calcext:value-type="float">
            <text:p>1.888114176</text:p>
          </table:table-cell>
          <table:table-cell office:value-type="float" office:value="9.365063424" calcext:value-type="float">
            <text:p>9.365063424</text:p>
          </table:table-cell>
          <table:table-cell office:value-type="float" office:value="13.384606208" calcext:value-type="float">
            <text:p>13.384606208</text:p>
          </table:table-cell>
        </table:table-row>
        <table:table-row table:style-name="ro1">
          <table:table-cell/>
          <table:table-cell office:value-type="float" office:value="0.005690368" calcext:value-type="float">
            <text:p>0.005690368</text:p>
          </table:table-cell>
          <table:table-cell office:value-type="float" office:value="0.008773376" calcext:value-type="float">
            <text:p>0.008773376</text:p>
          </table:table-cell>
          <table:table-cell office:value-type="float" office:value="0.020323072" calcext:value-type="float">
            <text:p>0.020323072</text:p>
          </table:table-cell>
          <table:table-cell office:value-type="float" office:value="0.018121728" calcext:value-type="float">
            <text:p>0.018121728</text:p>
          </table:table-cell>
          <table:table-cell office:value-type="float" office:value="0.248315392" calcext:value-type="float">
            <text:p>0.248315392</text:p>
          </table:table-cell>
          <table:table-cell office:value-type="float" office:value="0.941244928" calcext:value-type="float">
            <text:p>0.941244928</text:p>
          </table:table-cell>
          <table:table-cell office:value-type="float" office:value="1.212649984" calcext:value-type="float">
            <text:p>1.212649984</text:p>
          </table:table-cell>
          <table:table-cell office:value-type="float" office:value="1.121248768" calcext:value-type="float">
            <text:p>1.121248768</text:p>
          </table:table-cell>
          <table:table-cell office:value-type="float" office:value="1.693321728" calcext:value-type="float">
            <text:p>1.693321728</text:p>
          </table:table-cell>
          <table:table-cell office:value-type="float" office:value="1.448814848" calcext:value-type="float">
            <text:p>1.448814848</text:p>
          </table:table-cell>
          <table:table-cell office:value-type="float" office:value="2.4531136" calcext:value-type="float">
            <text:p>2.4531136</text:p>
          </table:table-cell>
          <table:table-cell office:value-type="float" office:value="1.888015104" calcext:value-type="float">
            <text:p>1.888015104</text:p>
          </table:table-cell>
          <table:table-cell office:value-type="float" office:value="9.36509568" calcext:value-type="float">
            <text:p>9.36509568</text:p>
          </table:table-cell>
          <table:table-cell office:value-type="float" office:value="12.54825984" calcext:value-type="float">
            <text:p>12.54825984</text:p>
          </table:table-cell>
        </table:table-row>
        <table:table-row table:style-name="ro1">
          <table:table-cell/>
          <table:table-cell office:value-type="float" office:value="0.00569984" calcext:value-type="float">
            <text:p>0.00569984</text:p>
          </table:table-cell>
          <table:table-cell office:value-type="float" office:value="0.00810624" calcext:value-type="float">
            <text:p>0.00810624</text:p>
          </table:table-cell>
          <table:table-cell office:value-type="float" office:value="0.02070528" calcext:value-type="float">
            <text:p>0.02070528</text:p>
          </table:table-cell>
          <table:table-cell office:value-type="float" office:value="0.018061568" calcext:value-type="float">
            <text:p>0.018061568</text:p>
          </table:table-cell>
          <table:table-cell office:value-type="float" office:value="0.248427264" calcext:value-type="float">
            <text:p>0.248427264</text:p>
          </table:table-cell>
          <table:table-cell office:value-type="float" office:value="0.94123392" calcext:value-type="float">
            <text:p>0.94123392</text:p>
          </table:table-cell>
          <table:table-cell office:value-type="float" office:value="1.212677888" calcext:value-type="float">
            <text:p>1.212677888</text:p>
          </table:table-cell>
          <table:table-cell office:value-type="float" office:value="1.121247232" calcext:value-type="float">
            <text:p>1.121247232</text:p>
          </table:table-cell>
          <table:table-cell office:value-type="float" office:value="1.693251072" calcext:value-type="float">
            <text:p>1.693251072</text:p>
          </table:table-cell>
          <table:table-cell office:value-type="float" office:value="1.417403392" calcext:value-type="float">
            <text:p>1.417403392</text:p>
          </table:table-cell>
          <table:table-cell office:value-type="float" office:value="2.453103104" calcext:value-type="float">
            <text:p>2.453103104</text:p>
          </table:table-cell>
          <table:table-cell office:value-type="float" office:value="1.888063744" calcext:value-type="float">
            <text:p>1.888063744</text:p>
          </table:table-cell>
          <table:table-cell office:value-type="float" office:value="9.365127168" calcext:value-type="float">
            <text:p>9.365127168</text:p>
          </table:table-cell>
          <table:table-cell office:value-type="float" office:value="9.828091904" calcext:value-type="float">
            <text:p>9.828091904</text:p>
          </table:table-cell>
        </table:table-row>
        <table:table-row table:style-name="ro1">
          <table:table-cell/>
          <table:table-cell office:value-type="float" office:value="0.00582912" calcext:value-type="float">
            <text:p>0.00582912</text:p>
          </table:table-cell>
          <table:table-cell office:value-type="float" office:value="0.007932928" calcext:value-type="float">
            <text:p>0.007932928</text:p>
          </table:table-cell>
          <table:table-cell office:value-type="float" office:value="0.031021312" calcext:value-type="float">
            <text:p>0.031021312</text:p>
          </table:table-cell>
          <table:table-cell office:value-type="float" office:value="0.01804544" calcext:value-type="float">
            <text:p>0.01804544</text:p>
          </table:table-cell>
          <table:table-cell office:value-type="float" office:value="0.248477696" calcext:value-type="float">
            <text:p>0.248477696</text:p>
          </table:table-cell>
          <table:table-cell office:value-type="float" office:value="0.941225984" calcext:value-type="float">
            <text:p>0.941225984</text:p>
          </table:table-cell>
          <table:table-cell office:value-type="float" office:value="1.212707072" calcext:value-type="float">
            <text:p>1.212707072</text:p>
          </table:table-cell>
          <table:table-cell office:value-type="float" office:value="1.12124032" calcext:value-type="float">
            <text:p>1.12124032</text:p>
          </table:table-cell>
          <table:table-cell office:value-type="float" office:value="1.693223168" calcext:value-type="float">
            <text:p>1.693223168</text:p>
          </table:table-cell>
          <table:table-cell office:value-type="float" office:value="1.417363968" calcext:value-type="float">
            <text:p>1.417363968</text:p>
          </table:table-cell>
          <table:table-cell office:value-type="float" office:value="2.4532352" calcext:value-type="float">
            <text:p>2.4532352</text:p>
          </table:table-cell>
          <table:table-cell office:value-type="float" office:value="1.888071168" calcext:value-type="float">
            <text:p>1.888071168</text:p>
          </table:table-cell>
          <table:table-cell office:value-type="float" office:value="9.323645184" calcext:value-type="float">
            <text:p>9.323645184</text:p>
          </table:table-cell>
          <table:table-cell office:value-type="float" office:value="14.495010304" calcext:value-type="float">
            <text:p>14.495010304</text:p>
          </table:table-cell>
        </table:table-row>
        <table:table-row table:style-name="ro1">
          <table:table-cell/>
          <table:table-cell office:value-type="float" office:value="0.006175488" calcext:value-type="float">
            <text:p>0.006175488</text:p>
          </table:table-cell>
          <table:table-cell office:value-type="float" office:value="0.005766912" calcext:value-type="float">
            <text:p>0.005766912</text:p>
          </table:table-cell>
          <table:table-cell office:value-type="float" office:value="0.030991872" calcext:value-type="float">
            <text:p>0.030991872</text:p>
          </table:table-cell>
          <table:table-cell office:value-type="float" office:value="0.018033664" calcext:value-type="float">
            <text:p>0.018033664</text:p>
          </table:table-cell>
          <table:table-cell office:value-type="float" office:value="0.248854784" calcext:value-type="float">
            <text:p>0.248854784</text:p>
          </table:table-cell>
          <table:table-cell office:value-type="float" office:value="0.931092736" calcext:value-type="float">
            <text:p>0.931092736</text:p>
          </table:table-cell>
          <table:table-cell office:value-type="float" office:value="1.212735232" calcext:value-type="float">
            <text:p>1.212735232</text:p>
          </table:table-cell>
          <table:table-cell office:value-type="float" office:value="1.07932928" calcext:value-type="float">
            <text:p>1.07932928</text:p>
          </table:table-cell>
          <table:table-cell office:value-type="float" office:value="1.70595968" calcext:value-type="float">
            <text:p>1.70595968</text:p>
          </table:table-cell>
          <table:table-cell office:value-type="float" office:value="1.41735808" calcext:value-type="float">
            <text:p>1.41735808</text:p>
          </table:table-cell>
          <table:table-cell office:value-type="float" office:value="2.515636224" calcext:value-type="float">
            <text:p>2.515636224</text:p>
          </table:table-cell>
          <table:table-cell office:value-type="float" office:value="1.821564416" calcext:value-type="float">
            <text:p>1.821564416</text:p>
          </table:table-cell>
          <table:table-cell office:value-type="float" office:value="9.323629824" calcext:value-type="float">
            <text:p>9.323629824</text:p>
          </table:table-cell>
          <table:table-cell office:value-type="float" office:value="14.495013376" calcext:value-type="float">
            <text:p>14.495013376</text:p>
          </table:table-cell>
        </table:table-row>
        <table:table-row table:style-name="ro1">
          <table:table-cell/>
          <table:table-cell office:value-type="float" office:value="0.006797824" calcext:value-type="float">
            <text:p>0.006797824</text:p>
          </table:table-cell>
          <table:table-cell office:value-type="float" office:value="0.011900416" calcext:value-type="float">
            <text:p>0.011900416</text:p>
          </table:table-cell>
          <table:table-cell office:value-type="float" office:value="0.030957312" calcext:value-type="float">
            <text:p>0.030957312</text:p>
          </table:table-cell>
          <table:table-cell office:value-type="float" office:value="0.018022912" calcext:value-type="float">
            <text:p>0.018022912</text:p>
          </table:table-cell>
          <table:table-cell office:value-type="float" office:value="0.248957696" calcext:value-type="float">
            <text:p>0.248957696</text:p>
          </table:table-cell>
          <table:table-cell office:value-type="float" office:value="0.970900992" calcext:value-type="float">
            <text:p>0.970900992</text:p>
          </table:table-cell>
          <table:table-cell office:value-type="float" office:value="1.212700672" calcext:value-type="float">
            <text:p>1.212700672</text:p>
          </table:table-cell>
          <table:table-cell office:value-type="float" office:value="1.07932544" calcext:value-type="float">
            <text:p>1.07932544</text:p>
          </table:table-cell>
          <table:table-cell office:value-type="float" office:value="1.70593024" calcext:value-type="float">
            <text:p>1.70593024</text:p>
          </table:table-cell>
          <table:table-cell office:value-type="float" office:value="1.417357312" calcext:value-type="float">
            <text:p>1.417357312</text:p>
          </table:table-cell>
          <table:table-cell office:value-type="float" office:value="2.515691264" calcext:value-type="float">
            <text:p>2.515691264</text:p>
          </table:table-cell>
          <table:table-cell office:value-type="float" office:value="1.821509632" calcext:value-type="float">
            <text:p>1.821509632</text:p>
          </table:table-cell>
          <table:table-cell office:value-type="float" office:value="9.323654144" calcext:value-type="float">
            <text:p>9.323654144</text:p>
          </table:table-cell>
          <table:table-cell office:value-type="float" office:value="14.495026176" calcext:value-type="float">
            <text:p>14.495026176</text:p>
          </table:table-cell>
        </table:table-row>
        <table:table-row table:style-name="ro1">
          <table:table-cell/>
          <table:table-cell office:value-type="float" office:value="0.006795008" calcext:value-type="float">
            <text:p>0.006795008</text:p>
          </table:table-cell>
          <table:table-cell office:value-type="float" office:value="0.00657152" calcext:value-type="float">
            <text:p>0.00657152</text:p>
          </table:table-cell>
          <table:table-cell office:value-type="float" office:value="0.022846976" calcext:value-type="float">
            <text:p>0.022846976</text:p>
          </table:table-cell>
          <table:table-cell office:value-type="float" office:value="0.017625344" calcext:value-type="float">
            <text:p>0.017625344</text:p>
          </table:table-cell>
          <table:table-cell office:value-type="float" office:value="0.249465344" calcext:value-type="float">
            <text:p>0.249465344</text:p>
          </table:table-cell>
          <table:table-cell office:value-type="float" office:value="0.941957632" calcext:value-type="float">
            <text:p>0.941957632</text:p>
          </table:table-cell>
          <table:table-cell office:value-type="float" office:value="1.212726016" calcext:value-type="float">
            <text:p>1.212726016</text:p>
          </table:table-cell>
          <table:table-cell office:value-type="float" office:value="1.079175936" calcext:value-type="float">
            <text:p>1.079175936</text:p>
          </table:table-cell>
          <table:table-cell office:value-type="float" office:value="1.705952256" calcext:value-type="float">
            <text:p>1.705952256</text:p>
          </table:table-cell>
          <table:table-cell office:value-type="float" office:value="1.417357056" calcext:value-type="float">
            <text:p>1.417357056</text:p>
          </table:table-cell>
          <table:table-cell office:value-type="float" office:value="2.515731456" calcext:value-type="float">
            <text:p>2.515731456</text:p>
          </table:table-cell>
          <table:table-cell office:value-type="float" office:value="1.889480192" calcext:value-type="float">
            <text:p>1.889480192</text:p>
          </table:table-cell>
          <table:table-cell office:value-type="float" office:value="9.323681536" calcext:value-type="float">
            <text:p>9.323681536</text:p>
          </table:table-cell>
          <table:table-cell office:value-type="float" office:value="13.045882624" calcext:value-type="float">
            <text:p>13.045882624</text:p>
          </table:table-cell>
        </table:table-row>
        <table:table-row table:style-name="ro1">
          <table:table-cell/>
          <table:table-cell office:value-type="float" office:value="0.005965824" calcext:value-type="float">
            <text:p>0.005965824</text:p>
          </table:table-cell>
          <table:table-cell office:value-type="float" office:value="0.007663616" calcext:value-type="float">
            <text:p>0.007663616</text:p>
          </table:table-cell>
          <table:table-cell office:value-type="float" office:value="0.022996736" calcext:value-type="float">
            <text:p>0.022996736</text:p>
          </table:table-cell>
          <table:table-cell office:value-type="float" office:value="0.017553664" calcext:value-type="float">
            <text:p>0.017553664</text:p>
          </table:table-cell>
          <table:table-cell office:value-type="float" office:value="0.25436928" calcext:value-type="float">
            <text:p>0.25436928</text:p>
          </table:table-cell>
          <table:table-cell office:value-type="float" office:value="0.941929472" calcext:value-type="float">
            <text:p>0.941929472</text:p>
          </table:table-cell>
          <table:table-cell office:value-type="float" office:value="1.212757248" calcext:value-type="float">
            <text:p>1.212757248</text:p>
          </table:table-cell>
          <table:table-cell office:value-type="float" office:value="1.121223168" calcext:value-type="float">
            <text:p>1.121223168</text:p>
          </table:table-cell>
          <table:table-cell office:value-type="float" office:value="1.705980672" calcext:value-type="float">
            <text:p>1.705980672</text:p>
          </table:table-cell>
          <table:table-cell office:value-type="float" office:value="1.417357568" calcext:value-type="float">
            <text:p>1.417357568</text:p>
          </table:table-cell>
          <table:table-cell office:value-type="float" office:value="2.515769344" calcext:value-type="float">
            <text:p>2.515769344</text:p>
          </table:table-cell>
          <table:table-cell office:value-type="float" office:value="1.889473536" calcext:value-type="float">
            <text:p>1.889473536</text:p>
          </table:table-cell>
          <table:table-cell office:value-type="float" office:value="9.323711232" calcext:value-type="float">
            <text:p>9.323711232</text:p>
          </table:table-cell>
          <table:table-cell office:value-type="float" office:value="13.381910272" calcext:value-type="float">
            <text:p>13.381910272</text:p>
          </table:table-cell>
        </table:table-row>
        <table:table-row table:style-name="ro1">
          <table:table-cell/>
          <table:table-cell office:value-type="float" office:value="0.007706112" calcext:value-type="float">
            <text:p>0.007706112</text:p>
          </table:table-cell>
          <table:table-cell office:value-type="float" office:value="0.006066176" calcext:value-type="float">
            <text:p>0.006066176</text:p>
          </table:table-cell>
          <table:table-cell office:value-type="float" office:value="0.022959872" calcext:value-type="float">
            <text:p>0.022959872</text:p>
          </table:table-cell>
          <table:table-cell office:value-type="float" office:value="0.017536512" calcext:value-type="float">
            <text:p>0.017536512</text:p>
          </table:table-cell>
          <table:table-cell office:value-type="float" office:value="0.254650368" calcext:value-type="float">
            <text:p>0.254650368</text:p>
          </table:table-cell>
          <table:table-cell office:value-type="float" office:value="0.941847808" calcext:value-type="float">
            <text:p>0.941847808</text:p>
          </table:table-cell>
          <table:table-cell office:value-type="float" office:value="1.213096192" calcext:value-type="float">
            <text:p>1.213096192</text:p>
          </table:table-cell>
          <table:table-cell office:value-type="float" office:value="1.080203264" calcext:value-type="float">
            <text:p>1.080203264</text:p>
          </table:table-cell>
          <table:table-cell office:value-type="float" office:value="1.706012928" calcext:value-type="float">
            <text:p>1.706012928</text:p>
          </table:table-cell>
          <table:table-cell office:value-type="float" office:value="1.417435136" calcext:value-type="float">
            <text:p>1.417435136</text:p>
          </table:table-cell>
          <table:table-cell office:value-type="float" office:value="2.515807744" calcext:value-type="float">
            <text:p>2.515807744</text:p>
          </table:table-cell>
          <table:table-cell office:value-type="float" office:value="1.889469696" calcext:value-type="float">
            <text:p>1.889469696</text:p>
          </table:table-cell>
          <table:table-cell office:value-type="float" office:value="9.323740672" calcext:value-type="float">
            <text:p>9.323740672</text:p>
          </table:table-cell>
          <table:table-cell office:value-type="float" office:value="14.342683904" calcext:value-type="float">
            <text:p>14.342683904</text:p>
          </table:table-cell>
        </table:table-row>
        <table:table-row table:style-name="ro1">
          <table:table-cell/>
          <table:table-cell office:value-type="float" office:value="0.006859264" calcext:value-type="float">
            <text:p>0.006859264</text:p>
          </table:table-cell>
          <table:table-cell office:value-type="float" office:value="0.008127744" calcext:value-type="float">
            <text:p>0.008127744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17526528" calcext:value-type="float">
            <text:p>0.017526528</text:p>
          </table:table-cell>
          <table:table-cell office:value-type="float" office:value="0.2735552" calcext:value-type="float">
            <text:p>0.2735552</text:p>
          </table:table-cell>
          <table:table-cell office:value-type="float" office:value="0.941822976" calcext:value-type="float">
            <text:p>0.941822976</text:p>
          </table:table-cell>
          <table:table-cell office:value-type="float" office:value="1.213039104" calcext:value-type="float">
            <text:p>1.213039104</text:p>
          </table:table-cell>
          <table:table-cell office:value-type="float" office:value="1.080121344" calcext:value-type="float">
            <text:p>1.080121344</text:p>
          </table:table-cell>
          <table:table-cell office:value-type="float" office:value="1.731525888" calcext:value-type="float">
            <text:p>1.731525888</text:p>
          </table:table-cell>
          <table:table-cell office:value-type="float" office:value="1.41744" calcext:value-type="float">
            <text:p>1.41744</text:p>
          </table:table-cell>
          <table:table-cell office:value-type="float" office:value="2.515845888" calcext:value-type="float">
            <text:p>2.515845888</text:p>
          </table:table-cell>
          <table:table-cell office:value-type="float" office:value="1.889459968" calcext:value-type="float">
            <text:p>1.889459968</text:p>
          </table:table-cell>
          <table:table-cell office:value-type="float" office:value="9.32377216" calcext:value-type="float">
            <text:p>9.32377216</text:p>
          </table:table-cell>
          <table:table-cell office:value-type="float" office:value="14.044425472" calcext:value-type="float">
            <text:p>14.044425472</text:p>
          </table:table-cell>
        </table:table-row>
        <table:table-row table:style-name="ro1">
          <table:table-cell/>
          <table:table-cell office:value-type="float" office:value="0.008405504" calcext:value-type="float">
            <text:p>0.008405504</text:p>
          </table:table-cell>
          <table:table-cell office:value-type="float" office:value="0.006191104" calcext:value-type="float">
            <text:p>0.006191104</text:p>
          </table:table-cell>
          <table:table-cell office:value-type="float" office:value="0.022998784" calcext:value-type="float">
            <text:p>0.022998784</text:p>
          </table:table-cell>
          <table:table-cell office:value-type="float" office:value="0.017518848" calcext:value-type="float">
            <text:p>0.017518848</text:p>
          </table:table-cell>
          <table:table-cell office:value-type="float" office:value="0.27358592" calcext:value-type="float">
            <text:p>0.27358592</text:p>
          </table:table-cell>
          <table:table-cell office:value-type="float" office:value="0.941804288" calcext:value-type="float">
            <text:p>0.941804288</text:p>
          </table:table-cell>
          <table:table-cell office:value-type="float" office:value="1.32685952" calcext:value-type="float">
            <text:p>1.32685952</text:p>
          </table:table-cell>
          <table:table-cell office:value-type="float" office:value="1.080092672" calcext:value-type="float">
            <text:p>1.080092672</text:p>
          </table:table-cell>
          <table:table-cell office:value-type="float" office:value="1.775104256" calcext:value-type="float">
            <text:p>1.775104256</text:p>
          </table:table-cell>
          <table:table-cell office:value-type="float" office:value="1.52111744" calcext:value-type="float">
            <text:p>1.52111744</text:p>
          </table:table-cell>
          <table:table-cell office:value-type="float" office:value="2.501470976" calcext:value-type="float">
            <text:p>2.501470976</text:p>
          </table:table-cell>
          <table:table-cell office:value-type="float" office:value="1.88945536" calcext:value-type="float">
            <text:p>1.88945536</text:p>
          </table:table-cell>
          <table:table-cell office:value-type="float" office:value="9.323802368" calcext:value-type="float">
            <text:p>9.323802368</text:p>
          </table:table-cell>
          <table:table-cell office:value-type="float" office:value="14.616559616" calcext:value-type="float">
            <text:p>14.616559616</text:p>
          </table:table-cell>
        </table:table-row>
        <table:table-row table:style-name="ro1">
          <table:table-cell/>
          <table:table-cell office:value-type="float" office:value="0.008236032" calcext:value-type="float">
            <text:p>0.008236032</text:p>
          </table:table-cell>
          <table:table-cell office:value-type="float" office:value="0.00639488" calcext:value-type="float">
            <text:p>0.00639488</text:p>
          </table:table-cell>
          <table:table-cell office:value-type="float" office:value="0.022102272" calcext:value-type="float">
            <text:p>0.022102272</text:p>
          </table:table-cell>
          <table:table-cell office:value-type="float" office:value="0.017780736" calcext:value-type="float">
            <text:p>0.017780736</text:p>
          </table:table-cell>
          <table:table-cell office:value-type="float" office:value="0.273275648" calcext:value-type="float">
            <text:p>0.273275648</text:p>
          </table:table-cell>
          <table:table-cell office:value-type="float" office:value="0.97076736" calcext:value-type="float">
            <text:p>0.97076736</text:p>
          </table:table-cell>
          <table:table-cell office:value-type="float" office:value="1.32302976" calcext:value-type="float">
            <text:p>1.32302976</text:p>
          </table:table-cell>
          <table:table-cell office:value-type="float" office:value="1.123350016" calcext:value-type="float">
            <text:p>1.123350016</text:p>
          </table:table-cell>
          <table:table-cell office:value-type="float" office:value="1.774207232" calcext:value-type="float">
            <text:p>1.774207232</text:p>
          </table:table-cell>
          <table:table-cell office:value-type="float" office:value="1.521125376" calcext:value-type="float">
            <text:p>1.521125376</text:p>
          </table:table-cell>
          <table:table-cell office:value-type="float" office:value="2.5119552" calcext:value-type="float">
            <text:p>2.5119552</text:p>
          </table:table-cell>
          <table:table-cell office:value-type="float" office:value="1.889431296" calcext:value-type="float">
            <text:p>1.889431296</text:p>
          </table:table-cell>
          <table:table-cell office:value-type="float" office:value="9.323834112" calcext:value-type="float">
            <text:p>9.323834112</text:p>
          </table:table-cell>
          <table:table-cell office:value-type="float" office:value="14.616596736" calcext:value-type="float">
            <text:p>14.616596736</text:p>
          </table:table-cell>
        </table:table-row>
        <table:table-row table:style-name="ro1">
          <table:table-cell/>
          <table:table-cell office:value-type="float" office:value="0.005680896" calcext:value-type="float">
            <text:p>0.005680896</text:p>
          </table:table-cell>
          <table:table-cell office:value-type="float" office:value="0.007193088" calcext:value-type="float">
            <text:p>0.007193088</text:p>
          </table:table-cell>
          <table:table-cell office:value-type="float" office:value="0.022248192" calcext:value-type="float">
            <text:p>0.022248192</text:p>
          </table:table-cell>
          <table:table-cell office:value-type="float" office:value="0.017765376" calcext:value-type="float">
            <text:p>0.017765376</text:p>
          </table:table-cell>
          <table:table-cell office:value-type="float" office:value="0.273304064" calcext:value-type="float">
            <text:p>0.273304064</text:p>
          </table:table-cell>
          <table:table-cell office:value-type="float" office:value="0.970816256" calcext:value-type="float">
            <text:p>0.970816256</text:p>
          </table:table-cell>
          <table:table-cell office:value-type="float" office:value="1.32403712" calcext:value-type="float">
            <text:p>1.32403712</text:p>
          </table:table-cell>
          <table:table-cell office:value-type="float" office:value="1.1233472" calcext:value-type="float">
            <text:p>1.1233472</text:p>
          </table:table-cell>
          <table:table-cell office:value-type="float" office:value="1.774257152" calcext:value-type="float">
            <text:p>1.774257152</text:p>
          </table:table-cell>
          <table:table-cell office:value-type="float" office:value="1.449902592" calcext:value-type="float">
            <text:p>1.449902592</text:p>
          </table:table-cell>
          <table:table-cell office:value-type="float" office:value="2.511991552" calcext:value-type="float">
            <text:p>2.511991552</text:p>
          </table:table-cell>
          <table:table-cell office:value-type="float" office:value="1.944215296" calcext:value-type="float">
            <text:p>1.944215296</text:p>
          </table:table-cell>
          <table:table-cell office:value-type="float" office:value="9.32386688" calcext:value-type="float">
            <text:p>9.32386688</text:p>
          </table:table-cell>
          <table:table-cell office:value-type="float" office:value="13.596448768" calcext:value-type="float">
            <text:p>13.596448768</text:p>
          </table:table-cell>
        </table:table-row>
        <table:table-row table:style-name="ro1">
          <table:table-cell/>
          <table:table-cell office:value-type="float" office:value="0.006997504" calcext:value-type="float">
            <text:p>0.006997504</text:p>
          </table:table-cell>
          <table:table-cell office:value-type="float" office:value="0.006225152" calcext:value-type="float">
            <text:p>0.006225152</text:p>
          </table:table-cell>
          <table:table-cell office:value-type="float" office:value="0.0222336" calcext:value-type="float">
            <text:p>0.0222336</text:p>
          </table:table-cell>
          <table:table-cell office:value-type="float" office:value="0.017784064" calcext:value-type="float">
            <text:p>0.017784064</text:p>
          </table:table-cell>
          <table:table-cell office:value-type="float" office:value="0.273330176" calcext:value-type="float">
            <text:p>0.273330176</text:p>
          </table:table-cell>
          <table:table-cell office:value-type="float" office:value="0.970825728" calcext:value-type="float">
            <text:p>0.970825728</text:p>
          </table:table-cell>
          <table:table-cell office:value-type="float" office:value="1.32408192" calcext:value-type="float">
            <text:p>1.32408192</text:p>
          </table:table-cell>
          <table:table-cell office:value-type="float" office:value="1.12334208" calcext:value-type="float">
            <text:p>1.12334208</text:p>
          </table:table-cell>
          <table:table-cell office:value-type="float" office:value="1.774303232" calcext:value-type="float">
            <text:p>1.774303232</text:p>
          </table:table-cell>
          <table:table-cell office:value-type="float" office:value="1.449825536" calcext:value-type="float">
            <text:p>1.449825536</text:p>
          </table:table-cell>
          <table:table-cell office:value-type="float" office:value="2.512027904" calcext:value-type="float">
            <text:p>2.512027904</text:p>
          </table:table-cell>
          <table:table-cell office:value-type="float" office:value="1.944033024" calcext:value-type="float">
            <text:p>1.944033024</text:p>
          </table:table-cell>
          <table:table-cell office:value-type="float" office:value="9.323899392" calcext:value-type="float">
            <text:p>9.323899392</text:p>
          </table:table-cell>
          <table:table-cell office:value-type="float" office:value="13.596467456" calcext:value-type="float">
            <text:p>13.596467456</text:p>
          </table:table-cell>
        </table:table-row>
        <table:table-row table:style-name="ro1">
          <table:table-cell/>
          <table:table-cell office:value-type="float" office:value="0.006966272" calcext:value-type="float">
            <text:p>0.006966272</text:p>
          </table:table-cell>
          <table:table-cell office:value-type="float" office:value="0.006180864" calcext:value-type="float">
            <text:p>0.006180864</text:p>
          </table:table-cell>
          <table:table-cell office:value-type="float" office:value="0.02225152" calcext:value-type="float">
            <text:p>0.02225152</text:p>
          </table:table-cell>
          <table:table-cell office:value-type="float" office:value="0.017808384" calcext:value-type="float">
            <text:p>0.017808384</text:p>
          </table:table-cell>
          <table:table-cell office:value-type="float" office:value="0.27336064" calcext:value-type="float">
            <text:p>0.27336064</text:p>
          </table:table-cell>
          <table:table-cell office:value-type="float" office:value="0.960670208" calcext:value-type="float">
            <text:p>0.960670208</text:p>
          </table:table-cell>
          <table:table-cell office:value-type="float" office:value="1.324118784" calcext:value-type="float">
            <text:p>1.324118784</text:p>
          </table:table-cell>
          <table:table-cell office:value-type="float" office:value="1.079998464" calcext:value-type="float">
            <text:p>1.079998464</text:p>
          </table:table-cell>
          <table:table-cell office:value-type="float" office:value="1.774352128" calcext:value-type="float">
            <text:p>1.774352128</text:p>
          </table:table-cell>
          <table:table-cell office:value-type="float" office:value="1.44980352" calcext:value-type="float">
            <text:p>1.44980352</text:p>
          </table:table-cell>
          <table:table-cell office:value-type="float" office:value="2.512049152" calcext:value-type="float">
            <text:p>2.512049152</text:p>
          </table:table-cell>
          <table:table-cell office:value-type="float" office:value="1.990208256" calcext:value-type="float">
            <text:p>1.990208256</text:p>
          </table:table-cell>
          <table:table-cell office:value-type="float" office:value="9.323974656" calcext:value-type="float">
            <text:p>9.323974656</text:p>
          </table:table-cell>
          <table:table-cell office:value-type="float" office:value="13.596483072" calcext:value-type="float">
            <text:p>13.596483072</text:p>
          </table:table-cell>
        </table:table-row>
        <table:table-row table:style-name="ro1">
          <table:table-cell/>
          <table:table-cell office:value-type="float" office:value="0.009396224" calcext:value-type="float">
            <text:p>0.009396224</text:p>
          </table:table-cell>
          <table:table-cell office:value-type="float" office:value="0.006454528" calcext:value-type="float">
            <text:p>0.006454528</text:p>
          </table:table-cell>
          <table:table-cell office:value-type="float" office:value="0.022274816" calcext:value-type="float">
            <text:p>0.022274816</text:p>
          </table:table-cell>
          <table:table-cell office:value-type="float" office:value="0.017833728" calcext:value-type="float">
            <text:p>0.017833728</text:p>
          </table:table-cell>
          <table:table-cell office:value-type="float" office:value="0.273392384" calcext:value-type="float">
            <text:p>0.273392384</text:p>
          </table:table-cell>
          <table:table-cell office:value-type="float" office:value="1.043245568" calcext:value-type="float">
            <text:p>1.043245568</text:p>
          </table:table-cell>
          <table:table-cell office:value-type="float" office:value="1.324154624" calcext:value-type="float">
            <text:p>1.324154624</text:p>
          </table:table-cell>
          <table:table-cell office:value-type="float" office:value="1.239833088" calcext:value-type="float">
            <text:p>1.239833088</text:p>
          </table:table-cell>
          <table:table-cell office:value-type="float" office:value="1.774403584" calcext:value-type="float">
            <text:p>1.774403584</text:p>
          </table:table-cell>
          <table:table-cell office:value-type="float" office:value="1.449789952" calcext:value-type="float">
            <text:p>1.449789952</text:p>
          </table:table-cell>
          <table:table-cell office:value-type="float" office:value="2.512083456" calcext:value-type="float">
            <text:p>2.512083456</text:p>
          </table:table-cell>
          <table:table-cell office:value-type="float" office:value="1.990228224" calcext:value-type="float">
            <text:p>1.990228224</text:p>
          </table:table-cell>
          <table:table-cell office:value-type="float" office:value="9.324057344" calcext:value-type="float">
            <text:p>9.324057344</text:p>
          </table:table-cell>
          <table:table-cell office:value-type="float" office:value="13.596510208" calcext:value-type="float">
            <text:p>13.596510208</text:p>
          </table:table-cell>
        </table:table-row>
        <table:table-row table:style-name="ro1">
          <table:table-cell/>
          <table:table-cell office:value-type="float" office:value="0.00067328" calcext:value-type="float">
            <text:p>0.00067328</text:p>
          </table:table-cell>
          <table:table-cell office:value-type="float" office:value="0.006263552" calcext:value-type="float">
            <text:p>0.006263552</text:p>
          </table:table-cell>
          <table:table-cell office:value-type="float" office:value="0.021474816" calcext:value-type="float">
            <text:p>0.021474816</text:p>
          </table:table-cell>
          <table:table-cell office:value-type="float" office:value="0.017779456" calcext:value-type="float">
            <text:p>0.017779456</text:p>
          </table:table-cell>
          <table:table-cell office:value-type="float" office:value="0.27342464" calcext:value-type="float">
            <text:p>0.27342464</text:p>
          </table:table-cell>
          <table:table-cell office:value-type="float" office:value="1.045800448" calcext:value-type="float">
            <text:p>1.045800448</text:p>
          </table:table-cell>
          <table:table-cell office:value-type="float" office:value="1.324189696" calcext:value-type="float">
            <text:p>1.324189696</text:p>
          </table:table-cell>
          <table:table-cell office:value-type="float" office:value="1.239837184" calcext:value-type="float">
            <text:p>1.239837184</text:p>
          </table:table-cell>
          <table:table-cell office:value-type="float" office:value="1.77543168" calcext:value-type="float">
            <text:p>1.77543168</text:p>
          </table:table-cell>
          <table:table-cell office:value-type="float" office:value="1.449779456" calcext:value-type="float">
            <text:p>1.449779456</text:p>
          </table:table-cell>
          <table:table-cell office:value-type="float" office:value="2.512118528" calcext:value-type="float">
            <text:p>2.512118528</text:p>
          </table:table-cell>
          <table:table-cell office:value-type="float" office:value="1.990232064" calcext:value-type="float">
            <text:p>1.990232064</text:p>
          </table:table-cell>
          <table:table-cell office:value-type="float" office:value="9.3241344" calcext:value-type="float">
            <text:p>9.3241344</text:p>
          </table:table-cell>
          <table:table-cell office:value-type="float" office:value="13.896417792" calcext:value-type="float">
            <text:p>13.896417792</text:p>
          </table:table-cell>
        </table:table-row>
        <table:table-row table:style-name="ro1">
          <table:table-cell/>
          <table:table-cell office:value-type="float" office:value="0.012310016" calcext:value-type="float">
            <text:p>0.012310016</text:p>
          </table:table-cell>
          <table:table-cell office:value-type="float" office:value="0.006323968" calcext:value-type="float">
            <text:p>0.006323968</text:p>
          </table:table-cell>
          <table:table-cell office:value-type="float" office:value="0.021614592" calcext:value-type="float">
            <text:p>0.021614592</text:p>
          </table:table-cell>
          <table:table-cell office:value-type="float" office:value="0.017760512" calcext:value-type="float">
            <text:p>0.017760512</text:p>
          </table:table-cell>
          <table:table-cell office:value-type="float" office:value="0.273456896" calcext:value-type="float">
            <text:p>0.273456896</text:p>
          </table:table-cell>
          <table:table-cell office:value-type="float" office:value="1.045661184" calcext:value-type="float">
            <text:p>1.045661184</text:p>
          </table:table-cell>
          <table:table-cell office:value-type="float" office:value="1.324225536" calcext:value-type="float">
            <text:p>1.324225536</text:p>
          </table:table-cell>
          <table:table-cell office:value-type="float" office:value="1.239834112" calcext:value-type="float">
            <text:p>1.239834112</text:p>
          </table:table-cell>
          <table:table-cell office:value-type="float" office:value="1.776457984" calcext:value-type="float">
            <text:p>1.776457984</text:p>
          </table:table-cell>
          <table:table-cell office:value-type="float" office:value="1.449771008" calcext:value-type="float">
            <text:p>1.449771008</text:p>
          </table:table-cell>
          <table:table-cell office:value-type="float" office:value="2.512153856" calcext:value-type="float">
            <text:p>2.512153856</text:p>
          </table:table-cell>
          <table:table-cell office:value-type="float" office:value="1.935621632" calcext:value-type="float">
            <text:p>1.935621632</text:p>
          </table:table-cell>
          <table:table-cell office:value-type="float" office:value="9.324223232" calcext:value-type="float">
            <text:p>9.324223232</text:p>
          </table:table-cell>
          <table:table-cell office:value-type="float" office:value="13.896447232" calcext:value-type="float">
            <text:p>13.896447232</text:p>
          </table:table-cell>
        </table:table-row>
        <table:table-row table:style-name="ro1">
          <table:table-cell/>
          <table:table-cell office:value-type="float" office:value="0.000753664" calcext:value-type="float">
            <text:p>0.000753664</text:p>
          </table:table-cell>
          <table:table-cell office:value-type="float" office:value="0.011047168" calcext:value-type="float">
            <text:p>0.011047168</text:p>
          </table:table-cell>
          <table:table-cell office:value-type="float" office:value="0.02157824" calcext:value-type="float">
            <text:p>0.02157824</text:p>
          </table:table-cell>
          <table:table-cell office:value-type="float" office:value="0.017781504" calcext:value-type="float">
            <text:p>0.017781504</text:p>
          </table:table-cell>
          <table:table-cell office:value-type="float" office:value="0.273702144" calcext:value-type="float">
            <text:p>0.273702144</text:p>
          </table:table-cell>
          <table:table-cell office:value-type="float" office:value="1.057189888" calcext:value-type="float">
            <text:p>1.057189888</text:p>
          </table:table-cell>
          <table:table-cell office:value-type="float" office:value="1.324261632" calcext:value-type="float">
            <text:p>1.324261632</text:p>
          </table:table-cell>
          <table:table-cell office:value-type="float" office:value="1.239755776" calcext:value-type="float">
            <text:p>1.239755776</text:p>
          </table:table-cell>
          <table:table-cell office:value-type="float" office:value="1.77656064" calcext:value-type="float">
            <text:p>1.77656064</text:p>
          </table:table-cell>
          <table:table-cell office:value-type="float" office:value="1.449694208" calcext:value-type="float">
            <text:p>1.449694208</text:p>
          </table:table-cell>
          <table:table-cell office:value-type="float" office:value="2.512189696" calcext:value-type="float">
            <text:p>2.512189696</text:p>
          </table:table-cell>
          <table:table-cell office:value-type="float" office:value="1.93562368" calcext:value-type="float">
            <text:p>1.93562368</text:p>
          </table:table-cell>
          <table:table-cell office:value-type="float" office:value="9.324294912" calcext:value-type="float">
            <text:p>9.324294912</text:p>
          </table:table-cell>
          <table:table-cell office:value-type="float" office:value="13.896485888" calcext:value-type="float">
            <text:p>13.896485888</text:p>
          </table:table-cell>
        </table:table-row>
        <table:table-row table:style-name="ro1">
          <table:table-cell/>
          <table:table-cell office:value-type="float" office:value="0.00587648" calcext:value-type="float">
            <text:p>0.00587648</text:p>
          </table:table-cell>
          <table:table-cell office:value-type="float" office:value="0.006081024" calcext:value-type="float">
            <text:p>0.006081024</text:p>
          </table:table-cell>
          <table:table-cell office:value-type="float" office:value="0.021593088" calcext:value-type="float">
            <text:p>0.021593088</text:p>
          </table:table-cell>
          <table:table-cell office:value-type="float" office:value="0.017808128" calcext:value-type="float">
            <text:p>0.017808128</text:p>
          </table:table-cell>
          <table:table-cell office:value-type="float" office:value="0.273712128" calcext:value-type="float">
            <text:p>0.273712128</text:p>
          </table:table-cell>
          <table:table-cell office:value-type="float" office:value="1.057193984" calcext:value-type="float">
            <text:p>1.057193984</text:p>
          </table:table-cell>
          <table:table-cell office:value-type="float" office:value="1.324360704" calcext:value-type="float">
            <text:p>1.324360704</text:p>
          </table:table-cell>
          <table:table-cell office:value-type="float" office:value="1.283161344" calcext:value-type="float">
            <text:p>1.283161344</text:p>
          </table:table-cell>
          <table:table-cell office:value-type="float" office:value="1.776896" calcext:value-type="float">
            <text:p>1.776896</text:p>
          </table:table-cell>
          <table:table-cell office:value-type="float" office:value="1.449684224" calcext:value-type="float">
            <text:p>1.449684224</text:p>
          </table:table-cell>
          <table:table-cell office:value-type="float" office:value="2.512226048" calcext:value-type="float">
            <text:p>2.512226048</text:p>
          </table:table-cell>
          <table:table-cell office:value-type="float" office:value="1.935625216" calcext:value-type="float">
            <text:p>1.935625216</text:p>
          </table:table-cell>
          <table:table-cell office:value-type="float" office:value="9.324339968" calcext:value-type="float">
            <text:p>9.324339968</text:p>
          </table:table-cell>
          <table:table-cell office:value-type="float" office:value="13.896528384" calcext:value-type="float">
            <text:p>13.896528384</text:p>
          </table:table-cell>
        </table:table-row>
        <table:table-row table:style-name="ro1">
          <table:table-cell/>
          <table:table-cell office:value-type="float" office:value="0.009933056" calcext:value-type="float">
            <text:p>0.009933056</text:p>
          </table:table-cell>
          <table:table-cell office:value-type="float" office:value="0.006112256" calcext:value-type="float">
            <text:p>0.006112256</text:p>
          </table:table-cell>
          <table:table-cell office:value-type="float" office:value="0.021615872" calcext:value-type="float">
            <text:p>0.021615872</text:p>
          </table:table-cell>
          <table:table-cell office:value-type="float" office:value="0.017901056" calcext:value-type="float">
            <text:p>0.017901056</text:p>
          </table:table-cell>
          <table:table-cell office:value-type="float" office:value="0.273734144" calcext:value-type="float">
            <text:p>0.273734144</text:p>
          </table:table-cell>
          <table:table-cell office:value-type="float" office:value="1.0571968" calcext:value-type="float">
            <text:p>1.0571968</text:p>
          </table:table-cell>
          <table:table-cell office:value-type="float" office:value="1.324403456" calcext:value-type="float">
            <text:p>1.324403456</text:p>
          </table:table-cell>
          <table:table-cell office:value-type="float" office:value="1.310627584" calcext:value-type="float">
            <text:p>1.310627584</text:p>
          </table:table-cell>
          <table:table-cell office:value-type="float" office:value="1.77699712" calcext:value-type="float">
            <text:p>1.77699712</text:p>
          </table:table-cell>
          <table:table-cell office:value-type="float" office:value="1.418348544" calcext:value-type="float">
            <text:p>1.418348544</text:p>
          </table:table-cell>
          <table:table-cell office:value-type="float" office:value="2.512261632" calcext:value-type="float">
            <text:p>2.512261632</text:p>
          </table:table-cell>
          <table:table-cell office:value-type="float" office:value="1.935625472" calcext:value-type="float">
            <text:p>1.935625472</text:p>
          </table:table-cell>
          <table:table-cell office:value-type="float" office:value="9.324432384" calcext:value-type="float">
            <text:p>9.324432384</text:p>
          </table:table-cell>
          <table:table-cell office:value-type="float" office:value="14.121202432" calcext:value-type="float">
            <text:p>14.121202432</text:p>
          </table:table-cell>
        </table:table-row>
        <table:table-row table:style-name="ro1">
          <table:table-cell/>
          <table:table-cell office:value-type="float" office:value="0.007608832" calcext:value-type="float">
            <text:p>0.007608832</text:p>
          </table:table-cell>
          <table:table-cell office:value-type="float" office:value="0.007037696" calcext:value-type="float">
            <text:p>0.007037696</text:p>
          </table:table-cell>
          <table:table-cell office:value-type="float" office:value="0.021244416" calcext:value-type="float">
            <text:p>0.021244416</text:p>
          </table:table-cell>
          <table:table-cell office:value-type="float" office:value="0.008690944" calcext:value-type="float">
            <text:p>0.008690944</text:p>
          </table:table-cell>
          <table:table-cell office:value-type="float" office:value="0.273446144" calcext:value-type="float">
            <text:p>0.273446144</text:p>
          </table:table-cell>
          <table:table-cell office:value-type="float" office:value="1.054802432" calcext:value-type="float">
            <text:p>1.054802432</text:p>
          </table:table-cell>
          <table:table-cell office:value-type="float" office:value="1.324441344" calcext:value-type="float">
            <text:p>1.324441344</text:p>
          </table:table-cell>
          <table:table-cell office:value-type="float" office:value="1.310598656" calcext:value-type="float">
            <text:p>1.310598656</text:p>
          </table:table-cell>
          <table:table-cell office:value-type="float" office:value="1.777307136" calcext:value-type="float">
            <text:p>1.777307136</text:p>
          </table:table-cell>
          <table:table-cell office:value-type="float" office:value="1.418272256" calcext:value-type="float">
            <text:p>1.418272256</text:p>
          </table:table-cell>
          <table:table-cell office:value-type="float" office:value="2.51229696" calcext:value-type="float">
            <text:p>2.51229696</text:p>
          </table:table-cell>
          <table:table-cell office:value-type="float" office:value="1.93562368" calcext:value-type="float">
            <text:p>1.93562368</text:p>
          </table:table-cell>
          <table:table-cell office:value-type="float" office:value="9.324521984" calcext:value-type="float">
            <text:p>9.324521984</text:p>
          </table:table-cell>
          <table:table-cell office:value-type="float" office:value="14.12125696" calcext:value-type="float">
            <text:p>14.12125696</text:p>
          </table:table-cell>
        </table:table-row>
        <table:table-row table:style-name="ro1">
          <table:table-cell/>
          <table:table-cell office:value-type="float" office:value="0.00659584" calcext:value-type="float">
            <text:p>0.00659584</text:p>
          </table:table-cell>
          <table:table-cell office:value-type="float" office:value="0.007084544" calcext:value-type="float">
            <text:p>0.007084544</text:p>
          </table:table-cell>
          <table:table-cell office:value-type="float" office:value="0.021550592" calcext:value-type="float">
            <text:p>0.021550592</text:p>
          </table:table-cell>
          <table:table-cell office:value-type="float" office:value="0.008609024" calcext:value-type="float">
            <text:p>0.008609024</text:p>
          </table:table-cell>
          <table:table-cell office:value-type="float" office:value="0.273474304" calcext:value-type="float">
            <text:p>0.273474304</text:p>
          </table:table-cell>
          <table:table-cell office:value-type="float" office:value="1.05480704" calcext:value-type="float">
            <text:p>1.05480704</text:p>
          </table:table-cell>
          <table:table-cell office:value-type="float" office:value="1.324478976" calcext:value-type="float">
            <text:p>1.324478976</text:p>
          </table:table-cell>
          <table:table-cell office:value-type="float" office:value="1.23958272" calcext:value-type="float">
            <text:p>1.23958272</text:p>
          </table:table-cell>
          <table:table-cell office:value-type="float" office:value="1.777393152" calcext:value-type="float">
            <text:p>1.777393152</text:p>
          </table:table-cell>
          <table:table-cell office:value-type="float" office:value="1.521885952" calcext:value-type="float">
            <text:p>1.521885952</text:p>
          </table:table-cell>
          <table:table-cell office:value-type="float" office:value="2.512333312" calcext:value-type="float">
            <text:p>2.512333312</text:p>
          </table:table-cell>
          <table:table-cell office:value-type="float" office:value="1.935618048" calcext:value-type="float">
            <text:p>1.935618048</text:p>
          </table:table-cell>
          <table:table-cell office:value-type="float" office:value="9.32459904" calcext:value-type="float">
            <text:p>9.32459904</text:p>
          </table:table-cell>
          <table:table-cell office:value-type="float" office:value="14.121318656" calcext:value-type="float">
            <text:p>14.121318656</text:p>
          </table:table-cell>
        </table:table-row>
        <table:table-row table:style-name="ro1">
          <table:table-cell/>
          <table:table-cell office:value-type="float" office:value="0.010979584" calcext:value-type="float">
            <text:p>0.010979584</text:p>
          </table:table-cell>
          <table:table-cell office:value-type="float" office:value="0.006161408" calcext:value-type="float">
            <text:p>0.006161408</text:p>
          </table:table-cell>
          <table:table-cell office:value-type="float" office:value="0.021449472" calcext:value-type="float">
            <text:p>0.021449472</text:p>
          </table:table-cell>
          <table:table-cell office:value-type="float" office:value="0.008588032" calcext:value-type="float">
            <text:p>0.008588032</text:p>
          </table:table-cell>
          <table:table-cell office:value-type="float" office:value="0.273503744" calcext:value-type="float">
            <text:p>0.273503744</text:p>
          </table:table-cell>
          <table:table-cell office:value-type="float" office:value="1.054812672" calcext:value-type="float">
            <text:p>1.054812672</text:p>
          </table:table-cell>
          <table:table-cell office:value-type="float" office:value="1.324804864" calcext:value-type="float">
            <text:p>1.324804864</text:p>
          </table:table-cell>
          <table:table-cell office:value-type="float" office:value="1.283906048" calcext:value-type="float">
            <text:p>1.283906048</text:p>
          </table:table-cell>
          <table:table-cell office:value-type="float" office:value="1.777461504" calcext:value-type="float">
            <text:p>1.777461504</text:p>
          </table:table-cell>
          <table:table-cell office:value-type="float" office:value="1.52188544" calcext:value-type="float">
            <text:p>1.52188544</text:p>
          </table:table-cell>
          <table:table-cell office:value-type="float" office:value="2.512369152" calcext:value-type="float">
            <text:p>2.512369152</text:p>
          </table:table-cell>
          <table:table-cell office:value-type="float" office:value="1.935615744" calcext:value-type="float">
            <text:p>1.935615744</text:p>
          </table:table-cell>
          <table:table-cell office:value-type="float" office:value="9.324670464" calcext:value-type="float">
            <text:p>9.324670464</text:p>
          </table:table-cell>
          <table:table-cell office:value-type="float" office:value="14.121324288" calcext:value-type="float">
            <text:p>14.121324288</text:p>
          </table:table-cell>
        </table:table-row>
        <table:table-row table:style-name="ro1">
          <table:table-cell/>
          <table:table-cell office:value-type="float" office:value="0.000854016" calcext:value-type="float">
            <text:p>0.000854016</text:p>
          </table:table-cell>
          <table:table-cell office:value-type="float" office:value="0.008406528" calcext:value-type="float">
            <text:p>0.008406528</text:p>
          </table:table-cell>
          <table:table-cell office:value-type="float" office:value="0.021402368" calcext:value-type="float">
            <text:p>0.021402368</text:p>
          </table:table-cell>
          <table:table-cell office:value-type="float" office:value="0.008576512" calcext:value-type="float">
            <text:p>0.008576512</text:p>
          </table:table-cell>
          <table:table-cell office:value-type="float" office:value="0.273532416" calcext:value-type="float">
            <text:p>0.273532416</text:p>
          </table:table-cell>
          <table:table-cell office:value-type="float" office:value="1.044587776" calcext:value-type="float">
            <text:p>1.044587776</text:p>
          </table:table-cell>
          <table:table-cell office:value-type="float" office:value="1.324743168" calcext:value-type="float">
            <text:p>1.324743168</text:p>
          </table:table-cell>
          <table:table-cell office:value-type="float" office:value="1.283815424" calcext:value-type="float">
            <text:p>1.283815424</text:p>
          </table:table-cell>
          <table:table-cell office:value-type="float" office:value="1.776055552" calcext:value-type="float">
            <text:p>1.776055552</text:p>
          </table:table-cell>
          <table:table-cell office:value-type="float" office:value="1.521885184" calcext:value-type="float">
            <text:p>1.521885184</text:p>
          </table:table-cell>
          <table:table-cell office:value-type="float" office:value="2.512404992" calcext:value-type="float">
            <text:p>2.512404992</text:p>
          </table:table-cell>
          <table:table-cell office:value-type="float" office:value="1.935614464" calcext:value-type="float">
            <text:p>1.935614464</text:p>
          </table:table-cell>
          <table:table-cell office:value-type="float" office:value="9.324742656" calcext:value-type="float">
            <text:p>9.324742656</text:p>
          </table:table-cell>
          <table:table-cell office:value-type="float" office:value="11.780869632" calcext:value-type="float">
            <text:p>11.780869632</text:p>
          </table:table-cell>
        </table:table-row>
        <table:table-row table:style-name="ro1">
          <table:table-cell/>
          <table:table-cell office:value-type="float" office:value="0.0088384" calcext:value-type="float">
            <text:p>0.0088384</text:p>
          </table:table-cell>
          <table:table-cell office:value-type="float" office:value="0.006906624" calcext:value-type="float">
            <text:p>0.006906624</text:p>
          </table:table-cell>
          <table:table-cell office:value-type="float" office:value="0.021383424" calcext:value-type="float">
            <text:p>0.021383424</text:p>
          </table:table-cell>
          <table:table-cell office:value-type="float" office:value="0.008568064" calcext:value-type="float">
            <text:p>0.008568064</text:p>
          </table:table-cell>
          <table:table-cell office:value-type="float" office:value="0.2735616" calcext:value-type="float">
            <text:p>0.2735616</text:p>
          </table:table-cell>
          <table:table-cell office:value-type="float" office:value="1.029569024" calcext:value-type="float">
            <text:p>1.029569024</text:p>
          </table:table-cell>
          <table:table-cell office:value-type="float" office:value="1.324766208" calcext:value-type="float">
            <text:p>1.324766208</text:p>
          </table:table-cell>
          <table:table-cell office:value-type="float" office:value="1.28379136" calcext:value-type="float">
            <text:p>1.28379136</text:p>
          </table:table-cell>
          <table:table-cell office:value-type="float" office:value="1.775948544" calcext:value-type="float">
            <text:p>1.775948544</text:p>
          </table:table-cell>
          <table:table-cell office:value-type="float" office:value="1.521884416" calcext:value-type="float">
            <text:p>1.521884416</text:p>
          </table:table-cell>
          <table:table-cell office:value-type="float" office:value="2.697719296" calcext:value-type="float">
            <text:p>2.697719296</text:p>
          </table:table-cell>
          <table:table-cell office:value-type="float" office:value="1.935606528" calcext:value-type="float">
            <text:p>1.935606528</text:p>
          </table:table-cell>
          <table:table-cell office:value-type="float" office:value="9.32540928" calcext:value-type="float">
            <text:p>9.32540928</text:p>
          </table:table-cell>
          <table:table-cell office:value-type="float" office:value="11.780929536" calcext:value-type="float">
            <text:p>11.780929536</text:p>
          </table:table-cell>
        </table:table-row>
        <table:table-row table:style-name="ro1">
          <table:table-cell/>
          <table:table-cell office:value-type="float" office:value="0.009097472" calcext:value-type="float">
            <text:p>0.009097472</text:p>
          </table:table-cell>
          <table:table-cell office:value-type="float" office:value="0.007633408" calcext:value-type="float">
            <text:p>0.007633408</text:p>
          </table:table-cell>
          <table:table-cell office:value-type="float" office:value="0.020937984" calcext:value-type="float">
            <text:p>0.020937984</text:p>
          </table:table-cell>
          <table:table-cell office:value-type="float" office:value="0.008258816" calcext:value-type="float">
            <text:p>0.008258816</text:p>
          </table:table-cell>
          <table:table-cell office:value-type="float" office:value="0.273591296" calcext:value-type="float">
            <text:p>0.273591296</text:p>
          </table:table-cell>
          <table:table-cell office:value-type="float" office:value="1.055265792" calcext:value-type="float">
            <text:p>1.055265792</text:p>
          </table:table-cell>
          <table:table-cell office:value-type="float" office:value="1.314492928" calcext:value-type="float">
            <text:p>1.314492928</text:p>
          </table:table-cell>
          <table:table-cell office:value-type="float" office:value="1.274083072" calcext:value-type="float">
            <text:p>1.274083072</text:p>
          </table:table-cell>
          <table:table-cell office:value-type="float" office:value="1.776056576" calcext:value-type="float">
            <text:p>1.776056576</text:p>
          </table:table-cell>
          <table:table-cell office:value-type="float" office:value="1.521884672" calcext:value-type="float">
            <text:p>1.521884672</text:p>
          </table:table-cell>
          <table:table-cell office:value-type="float" office:value="2.697806592" calcext:value-type="float">
            <text:p>2.697806592</text:p>
          </table:table-cell>
          <table:table-cell office:value-type="float" office:value="1.935603968" calcext:value-type="float">
            <text:p>1.935603968</text:p>
          </table:table-cell>
          <table:table-cell office:value-type="float" office:value="9.32545536" calcext:value-type="float">
            <text:p>9.32545536</text:p>
          </table:table-cell>
          <table:table-cell office:value-type="float" office:value="11.922812416" calcext:value-type="float">
            <text:p>11.922812416</text:p>
          </table:table-cell>
        </table:table-row>
        <table:table-row table:style-name="ro1">
          <table:table-cell/>
          <table:table-cell office:value-type="float" office:value="0.00575488" calcext:value-type="float">
            <text:p>0.00575488</text:p>
          </table:table-cell>
          <table:table-cell office:value-type="float" office:value="0.007369216" calcext:value-type="float">
            <text:p>0.007369216</text:p>
          </table:table-cell>
          <table:table-cell office:value-type="float" office:value="0.021243904" calcext:value-type="float">
            <text:p>0.021243904</text:p>
          </table:table-cell>
          <table:table-cell office:value-type="float" office:value="0.008186112" calcext:value-type="float">
            <text:p>0.008186112</text:p>
          </table:table-cell>
          <table:table-cell office:value-type="float" office:value="0.273622016" calcext:value-type="float">
            <text:p>0.273622016</text:p>
          </table:table-cell>
          <table:table-cell office:value-type="float" office:value="1.055252736" calcext:value-type="float">
            <text:p>1.055252736</text:p>
          </table:table-cell>
          <table:table-cell office:value-type="float" office:value="1.31451776" calcext:value-type="float">
            <text:p>1.31451776</text:p>
          </table:table-cell>
          <table:table-cell office:value-type="float" office:value="1.274140416" calcext:value-type="float">
            <text:p>1.274140416</text:p>
          </table:table-cell>
          <table:table-cell office:value-type="float" office:value="1.776123136" calcext:value-type="float">
            <text:p>1.776123136</text:p>
          </table:table-cell>
          <table:table-cell office:value-type="float" office:value="1.52188544" calcext:value-type="float">
            <text:p>1.52188544</text:p>
          </table:table-cell>
          <table:table-cell office:value-type="float" office:value="2.69784832" calcext:value-type="float">
            <text:p>2.69784832</text:p>
          </table:table-cell>
          <table:table-cell office:value-type="float" office:value="1.867651584" calcext:value-type="float">
            <text:p>1.867651584</text:p>
          </table:table-cell>
          <table:table-cell office:value-type="float" office:value="9.325486592" calcext:value-type="float">
            <text:p>9.325486592</text:p>
          </table:table-cell>
          <table:table-cell office:value-type="float" office:value="11.922900992" calcext:value-type="float">
            <text:p>11.922900992</text:p>
          </table:table-cell>
        </table:table-row>
        <table:table-row table:style-name="ro1">
          <table:table-cell/>
          <table:table-cell office:value-type="float" office:value="0.009668864" calcext:value-type="float">
            <text:p>0.009668864</text:p>
          </table:table-cell>
          <table:table-cell office:value-type="float" office:value="0.00734848" calcext:value-type="float">
            <text:p>0.00734848</text:p>
          </table:table-cell>
          <table:table-cell office:value-type="float" office:value="0.02114816" calcext:value-type="float">
            <text:p>0.02114816</text:p>
          </table:table-cell>
          <table:table-cell office:value-type="float" office:value="0.008166656" calcext:value-type="float">
            <text:p>0.008166656</text:p>
          </table:table-cell>
          <table:table-cell office:value-type="float" office:value="0.273806336" calcext:value-type="float">
            <text:p>0.273806336</text:p>
          </table:table-cell>
          <table:table-cell office:value-type="float" office:value="1.055245568" calcext:value-type="float">
            <text:p>1.055245568</text:p>
          </table:table-cell>
          <table:table-cell office:value-type="float" office:value="1.314544384" calcext:value-type="float">
            <text:p>1.314544384</text:p>
          </table:table-cell>
          <table:table-cell office:value-type="float" office:value="1.274153216" calcext:value-type="float">
            <text:p>1.274153216</text:p>
          </table:table-cell>
          <table:table-cell office:value-type="float" office:value="1.776174336" calcext:value-type="float">
            <text:p>1.776174336</text:p>
          </table:table-cell>
          <table:table-cell office:value-type="float" office:value="1.652635904" calcext:value-type="float">
            <text:p>1.652635904</text:p>
          </table:table-cell>
          <table:table-cell office:value-type="float" office:value="2.697886976" calcext:value-type="float">
            <text:p>2.697886976</text:p>
          </table:table-cell>
          <table:table-cell office:value-type="float" office:value="1.86765568" calcext:value-type="float">
            <text:p>1.86765568</text:p>
          </table:table-cell>
          <table:table-cell office:value-type="float" office:value="9.32551936" calcext:value-type="float">
            <text:p>9.32551936</text:p>
          </table:table-cell>
          <table:table-cell office:value-type="float" office:value="14.201407488" calcext:value-type="float">
            <text:p>14.201407488</text:p>
          </table:table-cell>
        </table:table-row>
        <table:table-row table:style-name="ro1">
          <table:table-cell/>
          <table:table-cell office:value-type="float" office:value="0.006339328" calcext:value-type="float">
            <text:p>0.006339328</text:p>
          </table:table-cell>
          <table:table-cell office:value-type="float" office:value="0.008806912" calcext:value-type="float">
            <text:p>0.008806912</text:p>
          </table:table-cell>
          <table:table-cell office:value-type="float" office:value="0.021102848" calcext:value-type="float">
            <text:p>0.021102848</text:p>
          </table:table-cell>
          <table:table-cell office:value-type="float" office:value="0.00815616" calcext:value-type="float">
            <text:p>0.00815616</text:p>
          </table:table-cell>
          <table:table-cell office:value-type="float" office:value="0.273778944" calcext:value-type="float">
            <text:p>0.273778944</text:p>
          </table:table-cell>
          <table:table-cell office:value-type="float" office:value="1.05524224" calcext:value-type="float">
            <text:p>1.05524224</text:p>
          </table:table-cell>
          <table:table-cell office:value-type="float" office:value="1.314571776" calcext:value-type="float">
            <text:p>1.314571776</text:p>
          </table:table-cell>
          <table:table-cell office:value-type="float" office:value="1.28711808" calcext:value-type="float">
            <text:p>1.28711808</text:p>
          </table:table-cell>
          <table:table-cell office:value-type="float" office:value="1.77624064" calcext:value-type="float">
            <text:p>1.77624064</text:p>
          </table:table-cell>
          <table:table-cell office:value-type="float" office:value="1.65266176" calcext:value-type="float">
            <text:p>1.65266176</text:p>
          </table:table-cell>
          <table:table-cell office:value-type="float" office:value="2.705420544" calcext:value-type="float">
            <text:p>2.705420544</text:p>
          </table:table-cell>
          <table:table-cell office:value-type="float" office:value="1.867661568" calcext:value-type="float">
            <text:p>1.867661568</text:p>
          </table:table-cell>
          <table:table-cell office:value-type="float" office:value="9.32555008" calcext:value-type="float">
            <text:p>9.32555008</text:p>
          </table:table-cell>
          <table:table-cell office:value-type="float" office:value="14.1206336" calcext:value-type="float">
            <text:p>14.1206336</text:p>
          </table:table-cell>
        </table:table-row>
        <table:table-row table:style-name="ro1">
          <table:table-cell/>
          <table:table-cell office:value-type="float" office:value="0.007432704" calcext:value-type="float">
            <text:p>0.007432704</text:p>
          </table:table-cell>
          <table:table-cell office:value-type="float" office:value="0.0068928" calcext:value-type="float">
            <text:p>0.0068928</text:p>
          </table:table-cell>
          <table:table-cell office:value-type="float" office:value="0.021087744" calcext:value-type="float">
            <text:p>0.021087744</text:p>
          </table:table-cell>
          <table:table-cell office:value-type="float" office:value="0.008147712" calcext:value-type="float">
            <text:p>0.008147712</text:p>
          </table:table-cell>
          <table:table-cell office:value-type="float" office:value="0.27379968" calcext:value-type="float">
            <text:p>0.27379968</text:p>
          </table:table-cell>
          <table:table-cell office:value-type="float" office:value="1.055239424" calcext:value-type="float">
            <text:p>1.055239424</text:p>
          </table:table-cell>
          <table:table-cell office:value-type="float" office:value="1.314665728" calcext:value-type="float">
            <text:p>1.314665728</text:p>
          </table:table-cell>
          <table:table-cell office:value-type="float" office:value="1.28711808" calcext:value-type="float">
            <text:p>1.28711808</text:p>
          </table:table-cell>
          <table:table-cell office:value-type="float" office:value="1.776291072" calcext:value-type="float">
            <text:p>1.776291072</text:p>
          </table:table-cell>
          <table:table-cell office:value-type="float" office:value="1.595839232" calcext:value-type="float">
            <text:p>1.595839232</text:p>
          </table:table-cell>
          <table:table-cell office:value-type="float" office:value="2.705137152" calcext:value-type="float">
            <text:p>2.705137152</text:p>
          </table:table-cell>
          <table:table-cell office:value-type="float" office:value="1.867667712" calcext:value-type="float">
            <text:p>1.867667712</text:p>
          </table:table-cell>
          <table:table-cell office:value-type="float" office:value="9.32558336" calcext:value-type="float">
            <text:p>9.32558336</text:p>
          </table:table-cell>
          <table:table-cell office:value-type="float" office:value="14.179598336" calcext:value-type="float">
            <text:p>14.179598336</text:p>
          </table:table-cell>
        </table:table-row>
        <table:table-row table:style-name="ro1">
          <table:table-cell/>
          <table:table-cell office:value-type="float" office:value="0.005875968" calcext:value-type="float">
            <text:p>0.005875968</text:p>
          </table:table-cell>
          <table:table-cell office:value-type="float" office:value="0.005680384" calcext:value-type="float">
            <text:p>0.005680384</text:p>
          </table:table-cell>
          <table:table-cell office:value-type="float" office:value="0.013542656" calcext:value-type="float">
            <text:p>0.013542656</text:p>
          </table:table-cell>
          <table:table-cell office:value-type="float" office:value="0.008411136" calcext:value-type="float">
            <text:p>0.008411136</text:p>
          </table:table-cell>
          <table:table-cell office:value-type="float" office:value="0.262903296" calcext:value-type="float">
            <text:p>0.262903296</text:p>
          </table:table-cell>
          <table:table-cell office:value-type="float" office:value="1.029551616" calcext:value-type="float">
            <text:p>1.029551616</text:p>
          </table:table-cell>
          <table:table-cell office:value-type="float" office:value="1.314695168" calcext:value-type="float">
            <text:p>1.314695168</text:p>
          </table:table-cell>
          <table:table-cell office:value-type="float" office:value="1.287115264" calcext:value-type="float">
            <text:p>1.287115264</text:p>
          </table:table-cell>
          <table:table-cell office:value-type="float" office:value="1.77406464" calcext:value-type="float">
            <text:p>1.77406464</text:p>
          </table:table-cell>
          <table:table-cell office:value-type="float" office:value="1.59583232" calcext:value-type="float">
            <text:p>1.59583232</text:p>
          </table:table-cell>
          <table:table-cell office:value-type="float" office:value="2.698279936" calcext:value-type="float">
            <text:p>2.698279936</text:p>
          </table:table-cell>
          <table:table-cell office:value-type="float" office:value="1.8676736" calcext:value-type="float">
            <text:p>1.8676736</text:p>
          </table:table-cell>
          <table:table-cell office:value-type="float" office:value="9.325613056" calcext:value-type="float">
            <text:p>9.325613056</text:p>
          </table:table-cell>
          <table:table-cell office:value-type="float" office:value="14.17966336" calcext:value-type="float">
            <text:p>14.17966336</text:p>
          </table:table-cell>
        </table:table-row>
        <table:table-row table:style-name="ro1">
          <table:table-cell/>
          <table:table-cell office:value-type="float" office:value="0.011140096" calcext:value-type="float">
            <text:p>0.011140096</text:p>
          </table:table-cell>
          <table:table-cell office:value-type="float" office:value="0.00602368" calcext:value-type="float">
            <text:p>0.00602368</text:p>
          </table:table-cell>
          <table:table-cell office:value-type="float" office:value="0.01368064" calcext:value-type="float">
            <text:p>0.01368064</text:p>
          </table:table-cell>
          <table:table-cell office:value-type="float" office:value="0.008384" calcext:value-type="float">
            <text:p>0.008384</text:p>
          </table:table-cell>
          <table:table-cell office:value-type="float" office:value="0.262934016" calcext:value-type="float">
            <text:p>0.262934016</text:p>
          </table:table-cell>
          <table:table-cell office:value-type="float" office:value="1.02955776" calcext:value-type="float">
            <text:p>1.02955776</text:p>
          </table:table-cell>
          <table:table-cell office:value-type="float" office:value="1.314722048" calcext:value-type="float">
            <text:p>1.314722048</text:p>
          </table:table-cell>
          <table:table-cell office:value-type="float" office:value="1.287111936" calcext:value-type="float">
            <text:p>1.287111936</text:p>
          </table:table-cell>
          <table:table-cell office:value-type="float" office:value="1.774103808" calcext:value-type="float">
            <text:p>1.774103808</text:p>
          </table:table-cell>
          <table:table-cell office:value-type="float" office:value="1.558359296" calcext:value-type="float">
            <text:p>1.558359296</text:p>
          </table:table-cell>
          <table:table-cell office:value-type="float" office:value="2.69828096" calcext:value-type="float">
            <text:p>2.69828096</text:p>
          </table:table-cell>
          <table:table-cell office:value-type="float" office:value="1.867679488" calcext:value-type="float">
            <text:p>1.867679488</text:p>
          </table:table-cell>
          <table:table-cell office:value-type="float" office:value="9.3256512" calcext:value-type="float">
            <text:p>9.3256512</text:p>
          </table:table-cell>
          <table:table-cell office:value-type="float" office:value="14.00502144" calcext:value-type="float">
            <text:p>14.00502144</text:p>
          </table:table-cell>
        </table:table-row>
        <table:table-row table:style-name="ro1">
          <table:table-cell/>
          <table:table-cell office:value-type="float" office:value="0.000636928" calcext:value-type="float">
            <text:p>0.000636928</text:p>
          </table:table-cell>
          <table:table-cell office:value-type="float" office:value="0.013599488" calcext:value-type="float">
            <text:p>0.013599488</text:p>
          </table:table-cell>
          <table:table-cell office:value-type="float" office:value="0.013645056" calcext:value-type="float">
            <text:p>0.013645056</text:p>
          </table:table-cell>
          <table:table-cell office:value-type="float" office:value="0.008402176" calcext:value-type="float">
            <text:p>0.008402176</text:p>
          </table:table-cell>
          <table:table-cell office:value-type="float" office:value="0.262966528" calcext:value-type="float">
            <text:p>0.262966528</text:p>
          </table:table-cell>
          <table:table-cell office:value-type="float" office:value="1.029565696" calcext:value-type="float">
            <text:p>1.029565696</text:p>
          </table:table-cell>
          <table:table-cell office:value-type="float" office:value="1.314749696" calcext:value-type="float">
            <text:p>1.314749696</text:p>
          </table:table-cell>
          <table:table-cell office:value-type="float" office:value="1.287087616" calcext:value-type="float">
            <text:p>1.287087616</text:p>
          </table:table-cell>
          <table:table-cell office:value-type="float" office:value="1.774320896" calcext:value-type="float">
            <text:p>1.774320896</text:p>
          </table:table-cell>
          <table:table-cell office:value-type="float" office:value="1.558234112" calcext:value-type="float">
            <text:p>1.558234112</text:p>
          </table:table-cell>
          <table:table-cell office:value-type="float" office:value="2.698306048" calcext:value-type="float">
            <text:p>2.698306048</text:p>
          </table:table-cell>
          <table:table-cell office:value-type="float" office:value="1.867685888" calcext:value-type="float">
            <text:p>1.867685888</text:p>
          </table:table-cell>
          <table:table-cell office:value-type="float" office:value="9.325691648" calcext:value-type="float">
            <text:p>9.325691648</text:p>
          </table:table-cell>
          <table:table-cell office:value-type="float" office:value="14.005118976" calcext:value-type="float">
            <text:p>14.005118976</text:p>
          </table:table-cell>
        </table:table-row>
        <table:table-row table:style-name="ro1">
          <table:table-cell/>
          <table:table-cell office:value-type="float" office:value="0.007010816" calcext:value-type="float">
            <text:p>0.007010816</text:p>
          </table:table-cell>
          <table:table-cell office:value-type="float" office:value="0.005726208" calcext:value-type="float">
            <text:p>0.005726208</text:p>
          </table:table-cell>
          <table:table-cell office:value-type="float" office:value="0.013660416" calcext:value-type="float">
            <text:p>0.013660416</text:p>
          </table:table-cell>
          <table:table-cell office:value-type="float" office:value="0.008426752" calcext:value-type="float">
            <text:p>0.008426752</text:p>
          </table:table-cell>
          <table:table-cell office:value-type="float" office:value="0.262999808" calcext:value-type="float">
            <text:p>0.262999808</text:p>
          </table:table-cell>
          <table:table-cell office:value-type="float" office:value="1.072102144" calcext:value-type="float">
            <text:p>1.072102144</text:p>
          </table:table-cell>
          <table:table-cell office:value-type="float" office:value="1.31452544" calcext:value-type="float">
            <text:p>1.31452544</text:p>
          </table:table-cell>
          <table:table-cell office:value-type="float" office:value="1.274136064" calcext:value-type="float">
            <text:p>1.274136064</text:p>
          </table:table-cell>
          <table:table-cell office:value-type="float" office:value="1.774366976" calcext:value-type="float">
            <text:p>1.774366976</text:p>
          </table:table-cell>
          <table:table-cell office:value-type="float" office:value="1.558198016" calcext:value-type="float">
            <text:p>1.558198016</text:p>
          </table:table-cell>
          <table:table-cell office:value-type="float" office:value="2.69833472" calcext:value-type="float">
            <text:p>2.69833472</text:p>
          </table:table-cell>
          <table:table-cell office:value-type="float" office:value="1.814995712" calcext:value-type="float">
            <text:p>1.814995712</text:p>
          </table:table-cell>
          <table:table-cell office:value-type="float" office:value="9.694343936" calcext:value-type="float">
            <text:p>9.694343936</text:p>
          </table:table-cell>
          <table:table-cell office:value-type="float" office:value="14.0051712" calcext:value-type="float">
            <text:p>14.0051712</text:p>
          </table:table-cell>
        </table:table-row>
        <table:table-row table:style-name="ro1">
          <table:table-cell/>
          <table:table-cell office:value-type="float" office:value="0.006425344" calcext:value-type="float">
            <text:p>0.006425344</text:p>
          </table:table-cell>
          <table:table-cell office:value-type="float" office:value="0.012863488" calcext:value-type="float">
            <text:p>0.012863488</text:p>
          </table:table-cell>
          <table:table-cell office:value-type="float" office:value="0.013681152" calcext:value-type="float">
            <text:p>0.013681152</text:p>
          </table:table-cell>
          <table:table-cell office:value-type="float" office:value="0.008452608" calcext:value-type="float">
            <text:p>0.008452608</text:p>
          </table:table-cell>
          <table:table-cell office:value-type="float" office:value="0.263033856" calcext:value-type="float">
            <text:p>0.263033856</text:p>
          </table:table-cell>
          <table:table-cell office:value-type="float" office:value="1.072749312" calcext:value-type="float">
            <text:p>1.072749312</text:p>
          </table:table-cell>
          <table:table-cell office:value-type="float" office:value="1.314513664" calcext:value-type="float">
            <text:p>1.314513664</text:p>
          </table:table-cell>
          <table:table-cell office:value-type="float" office:value="1.287079936" calcext:value-type="float">
            <text:p>1.287079936</text:p>
          </table:table-cell>
          <table:table-cell office:value-type="float" office:value="1.77440768" calcext:value-type="float">
            <text:p>1.77440768</text:p>
          </table:table-cell>
          <table:table-cell office:value-type="float" office:value="1.558180096" calcext:value-type="float">
            <text:p>1.558180096</text:p>
          </table:table-cell>
          <table:table-cell office:value-type="float" office:value="2.698364928" calcext:value-type="float">
            <text:p>2.698364928</text:p>
          </table:table-cell>
          <table:table-cell office:value-type="float" office:value="1.814951936" calcext:value-type="float">
            <text:p>1.814951936</text:p>
          </table:table-cell>
          <table:table-cell office:value-type="float" office:value="9.694459136" calcext:value-type="float">
            <text:p>9.694459136</text:p>
          </table:table-cell>
          <table:table-cell office:value-type="float" office:value="14.005111808" calcext:value-type="float">
            <text:p>14.005111808</text:p>
          </table:table-cell>
        </table:table-row>
        <table:table-row table:style-name="ro1">
          <table:table-cell/>
          <table:table-cell office:value-type="float" office:value="0.00632576" calcext:value-type="float">
            <text:p>0.00632576</text:p>
          </table:table-cell>
          <table:table-cell office:value-type="float" office:value="0.008393984" calcext:value-type="float">
            <text:p>0.008393984</text:p>
          </table:table-cell>
          <table:table-cell office:value-type="float" office:value="0.01212928" calcext:value-type="float">
            <text:p>0.01212928</text:p>
          </table:table-cell>
          <table:table-cell office:value-type="float" office:value="0.007986176" calcext:value-type="float">
            <text:p>0.007986176</text:p>
          </table:table-cell>
          <table:table-cell office:value-type="float" office:value="0.26306944" calcext:value-type="float">
            <text:p>0.26306944</text:p>
          </table:table-cell>
          <table:table-cell office:value-type="float" office:value="1.085895168" calcext:value-type="float">
            <text:p>1.085895168</text:p>
          </table:table-cell>
          <table:table-cell office:value-type="float" office:value="1.314536704" calcext:value-type="float">
            <text:p>1.314536704</text:p>
          </table:table-cell>
          <table:table-cell office:value-type="float" office:value="1.287076608" calcext:value-type="float">
            <text:p>1.287076608</text:p>
          </table:table-cell>
          <table:table-cell office:value-type="float" office:value="1.77672448" calcext:value-type="float">
            <text:p>1.77672448</text:p>
          </table:table-cell>
          <table:table-cell office:value-type="float" office:value="1.550102528" calcext:value-type="float">
            <text:p>1.550102528</text:p>
          </table:table-cell>
          <table:table-cell office:value-type="float" office:value="2.698395904" calcext:value-type="float">
            <text:p>2.698395904</text:p>
          </table:table-cell>
          <table:table-cell office:value-type="float" office:value="1.868946944" calcext:value-type="float">
            <text:p>1.868946944</text:p>
          </table:table-cell>
          <table:table-cell office:value-type="float" office:value="9.694514176" calcext:value-type="float">
            <text:p>9.694514176</text:p>
          </table:table-cell>
          <table:table-cell office:value-type="float" office:value="13.960566272" calcext:value-type="float">
            <text:p>13.960566272</text:p>
          </table:table-cell>
        </table:table-row>
        <table:table-row table:style-name="ro1">
          <table:table-cell/>
          <table:table-cell office:value-type="float" office:value="0.0086464" calcext:value-type="float">
            <text:p>0.0086464</text:p>
          </table:table-cell>
          <table:table-cell office:value-type="float" office:value="0.006364672" calcext:value-type="float">
            <text:p>0.006364672</text:p>
          </table:table-cell>
          <table:table-cell office:value-type="float" office:value="0.012259072" calcext:value-type="float">
            <text:p>0.012259072</text:p>
          </table:table-cell>
          <table:table-cell office:value-type="float" office:value="0.007915008" calcext:value-type="float">
            <text:p>0.007915008</text:p>
          </table:table-cell>
          <table:table-cell office:value-type="float" office:value="0.263096064" calcext:value-type="float">
            <text:p>0.263096064</text:p>
          </table:table-cell>
          <table:table-cell office:value-type="float" office:value="1.085915136" calcext:value-type="float">
            <text:p>1.085915136</text:p>
          </table:table-cell>
          <table:table-cell office:value-type="float" office:value="1.31456512" calcext:value-type="float">
            <text:p>1.31456512</text:p>
          </table:table-cell>
          <table:table-cell office:value-type="float" office:value="1.314487296" calcext:value-type="float">
            <text:p>1.314487296</text:p>
          </table:table-cell>
          <table:table-cell office:value-type="float" office:value="1.777711104" calcext:value-type="float">
            <text:p>1.777711104</text:p>
          </table:table-cell>
          <table:table-cell office:value-type="float" office:value="1.550070016" calcext:value-type="float">
            <text:p>1.550070016</text:p>
          </table:table-cell>
          <table:table-cell office:value-type="float" office:value="2.698426624" calcext:value-type="float">
            <text:p>2.698426624</text:p>
          </table:table-cell>
          <table:table-cell office:value-type="float" office:value="1.868936704" calcext:value-type="float">
            <text:p>1.868936704</text:p>
          </table:table-cell>
          <table:table-cell office:value-type="float" office:value="9.694559232" calcext:value-type="float">
            <text:p>9.694559232</text:p>
          </table:table-cell>
          <table:table-cell office:value-type="float" office:value="10.002888448" calcext:value-type="float">
            <text:p>10.002888448</text:p>
          </table:table-cell>
        </table:table-row>
        <table:table-row table:style-name="ro1">
          <table:table-cell/>
          <table:table-cell office:value-type="float" office:value="0.005730304" calcext:value-type="float">
            <text:p>0.005730304</text:p>
          </table:table-cell>
          <table:table-cell office:value-type="float" office:value="0.006219264" calcext:value-type="float">
            <text:p>0.006219264</text:p>
          </table:table-cell>
          <table:table-cell office:value-type="float" office:value="0.012232192" calcext:value-type="float">
            <text:p>0.012232192</text:p>
          </table:table-cell>
          <table:table-cell office:value-type="float" office:value="0.007895808" calcext:value-type="float">
            <text:p>0.007895808</text:p>
          </table:table-cell>
          <table:table-cell office:value-type="float" office:value="0.263294464" calcext:value-type="float">
            <text:p>0.263294464</text:p>
          </table:table-cell>
          <table:table-cell office:value-type="float" office:value="1.085920512" calcext:value-type="float">
            <text:p>1.085920512</text:p>
          </table:table-cell>
          <table:table-cell office:value-type="float" office:value="1.315251712" calcext:value-type="float">
            <text:p>1.315251712</text:p>
          </table:table-cell>
          <table:table-cell office:value-type="float" office:value="1.274819072" calcext:value-type="float">
            <text:p>1.274819072</text:p>
          </table:table-cell>
          <table:table-cell office:value-type="float" office:value="1.77775488" calcext:value-type="float">
            <text:p>1.77775488</text:p>
          </table:table-cell>
          <table:table-cell office:value-type="float" office:value="1.550056704" calcext:value-type="float">
            <text:p>1.550056704</text:p>
          </table:table-cell>
          <table:table-cell office:value-type="float" office:value="2.698456064" calcext:value-type="float">
            <text:p>2.698456064</text:p>
          </table:table-cell>
          <table:table-cell office:value-type="float" office:value="1.868930304" calcext:value-type="float">
            <text:p>1.868930304</text:p>
          </table:table-cell>
          <table:table-cell office:value-type="float" office:value="9.694604032" calcext:value-type="float">
            <text:p>9.694604032</text:p>
          </table:table-cell>
          <table:table-cell office:value-type="float" office:value="10.00291584" calcext:value-type="float">
            <text:p>10.00291584</text:p>
          </table:table-cell>
        </table:table-row>
        <table:table-row table:style-name="ro1">
          <table:table-cell/>
          <table:table-cell office:value-type="float" office:value="0.0060544" calcext:value-type="float">
            <text:p>0.0060544</text:p>
          </table:table-cell>
          <table:table-cell office:value-type="float" office:value="0.006649856" calcext:value-type="float">
            <text:p>0.006649856</text:p>
          </table:table-cell>
          <table:table-cell office:value-type="float" office:value="0.01224832" calcext:value-type="float">
            <text:p>0.01224832</text:p>
          </table:table-cell>
          <table:table-cell office:value-type="float" office:value="0.007885824" calcext:value-type="float">
            <text:p>0.007885824</text:p>
          </table:table-cell>
          <table:table-cell office:value-type="float" office:value="0.26326656" calcext:value-type="float">
            <text:p>0.26326656</text:p>
          </table:table-cell>
          <table:table-cell office:value-type="float" office:value="1.085925376" calcext:value-type="float">
            <text:p>1.085925376</text:p>
          </table:table-cell>
          <table:table-cell office:value-type="float" office:value="1.315191808" calcext:value-type="float">
            <text:p>1.315191808</text:p>
          </table:table-cell>
          <table:table-cell office:value-type="float" office:value="1.27475584" calcext:value-type="float">
            <text:p>1.27475584</text:p>
          </table:table-cell>
          <table:table-cell office:value-type="float" office:value="1.777801216" calcext:value-type="float">
            <text:p>1.777801216</text:p>
          </table:table-cell>
          <table:table-cell office:value-type="float" office:value="1.550047488" calcext:value-type="float">
            <text:p>1.550047488</text:p>
          </table:table-cell>
          <table:table-cell office:value-type="float" office:value="2.698486272" calcext:value-type="float">
            <text:p>2.698486272</text:p>
          </table:table-cell>
          <table:table-cell office:value-type="float" office:value="1.868925696" calcext:value-type="float">
            <text:p>1.868925696</text:p>
          </table:table-cell>
          <table:table-cell office:value-type="float" office:value="9.694648832" calcext:value-type="float">
            <text:p>9.694648832</text:p>
          </table:table-cell>
          <table:table-cell office:value-type="float" office:value="10.00295168" calcext:value-type="float">
            <text:p>10.00295168</text:p>
          </table:table-cell>
        </table:table-row>
        <table:table-row table:style-name="ro1">
          <table:table-cell/>
          <table:table-cell office:value-type="float" office:value="0.005859328" calcext:value-type="float">
            <text:p>0.005859328</text:p>
          </table:table-cell>
          <table:table-cell office:value-type="float" office:value="0.006294272" calcext:value-type="float">
            <text:p>0.006294272</text:p>
          </table:table-cell>
          <table:table-cell office:value-type="float" office:value="0.012269056" calcext:value-type="float">
            <text:p>0.012269056</text:p>
          </table:table-cell>
          <table:table-cell office:value-type="float" office:value="0.007878912" calcext:value-type="float">
            <text:p>0.007878912</text:p>
          </table:table-cell>
          <table:table-cell office:value-type="float" office:value="0.263287808" calcext:value-type="float">
            <text:p>0.263287808</text:p>
          </table:table-cell>
          <table:table-cell office:value-type="float" office:value="1.085929984" calcext:value-type="float">
            <text:p>1.085929984</text:p>
          </table:table-cell>
          <table:table-cell office:value-type="float" office:value="1.315256832" calcext:value-type="float">
            <text:p>1.315256832</text:p>
          </table:table-cell>
          <table:table-cell office:value-type="float" office:value="1.274739968" calcext:value-type="float">
            <text:p>1.274739968</text:p>
          </table:table-cell>
          <table:table-cell office:value-type="float" office:value="1.777848832" calcext:value-type="float">
            <text:p>1.777848832</text:p>
          </table:table-cell>
          <table:table-cell office:value-type="float" office:value="1.653583616" calcext:value-type="float">
            <text:p>1.653583616</text:p>
          </table:table-cell>
          <table:table-cell office:value-type="float" office:value="2.698516736" calcext:value-type="float">
            <text:p>2.698516736</text:p>
          </table:table-cell>
          <table:table-cell office:value-type="float" office:value="1.8689216" calcext:value-type="float">
            <text:p>1.8689216</text:p>
          </table:table-cell>
          <table:table-cell office:value-type="float" office:value="9.69469312" calcext:value-type="float">
            <text:p>9.69469312</text:p>
          </table:table-cell>
          <table:table-cell office:value-type="float" office:value="14.66973696" calcext:value-type="float">
            <text:p>14.66973696</text:p>
          </table:table-cell>
        </table:table-row>
        <table:table-row table:style-name="ro1">
          <table:table-cell/>
          <table:table-cell office:value-type="float" office:value="0.007426048" calcext:value-type="float">
            <text:p>0.007426048</text:p>
          </table:table-cell>
          <table:table-cell office:value-type="float" office:value="0.00783744" calcext:value-type="float">
            <text:p>0.00783744</text:p>
          </table:table-cell>
          <table:table-cell office:value-type="float" office:value="0.01190144" calcext:value-type="float">
            <text:p>0.01190144</text:p>
          </table:table-cell>
          <table:table-cell office:value-type="float" office:value="0.008227584" calcext:value-type="float">
            <text:p>0.008227584</text:p>
          </table:table-cell>
          <table:table-cell office:value-type="float" office:value="0.263357952" calcext:value-type="float">
            <text:p>0.263357952</text:p>
          </table:table-cell>
          <table:table-cell office:value-type="float" office:value="1.076146432" calcext:value-type="float">
            <text:p>1.076146432</text:p>
          </table:table-cell>
          <table:table-cell office:value-type="float" office:value="1.313491712" calcext:value-type="float">
            <text:p>1.313491712</text:p>
          </table:table-cell>
          <table:table-cell office:value-type="float" office:value="1.26329344" calcext:value-type="float">
            <text:p>1.26329344</text:p>
          </table:table-cell>
          <table:table-cell office:value-type="float" office:value="1.777899008" calcext:value-type="float">
            <text:p>1.777899008</text:p>
          </table:table-cell>
          <table:table-cell office:value-type="float" office:value="1.653581568" calcext:value-type="float">
            <text:p>1.653581568</text:p>
          </table:table-cell>
          <table:table-cell office:value-type="float" office:value="2.636722944" calcext:value-type="float">
            <text:p>2.636722944</text:p>
          </table:table-cell>
          <table:table-cell office:value-type="float" office:value="1.868916992" calcext:value-type="float">
            <text:p>1.868916992</text:p>
          </table:table-cell>
          <table:table-cell office:value-type="float" office:value="9.69473792" calcext:value-type="float">
            <text:p>9.69473792</text:p>
          </table:table-cell>
          <table:table-cell office:value-type="float" office:value="13.613336064" calcext:value-type="float">
            <text:p>13.613336064</text:p>
          </table:table-cell>
        </table:table-row>
        <table:table-row table:style-name="ro1">
          <table:table-cell/>
          <table:table-cell office:value-type="float" office:value="0.005657856" calcext:value-type="float">
            <text:p>0.005657856</text:p>
          </table:table-cell>
          <table:table-cell office:value-type="float" office:value="0.007850752" calcext:value-type="float">
            <text:p>0.007850752</text:p>
          </table:table-cell>
          <table:table-cell office:value-type="float" office:value="0.012030464" calcext:value-type="float">
            <text:p>0.012030464</text:p>
          </table:table-cell>
          <table:table-cell office:value-type="float" office:value="0.0082048" calcext:value-type="float">
            <text:p>0.0082048</text:p>
          </table:table-cell>
          <table:table-cell office:value-type="float" office:value="0.263385856" calcext:value-type="float">
            <text:p>0.263385856</text:p>
          </table:table-cell>
          <table:table-cell office:value-type="float" office:value="1.081513984" calcext:value-type="float">
            <text:p>1.081513984</text:p>
          </table:table-cell>
          <table:table-cell office:value-type="float" office:value="1.313523968" calcext:value-type="float">
            <text:p>1.313523968</text:p>
          </table:table-cell>
          <table:table-cell office:value-type="float" office:value="1.263264" calcext:value-type="float">
            <text:p>1.263264</text:p>
          </table:table-cell>
          <table:table-cell office:value-type="float" office:value="1.777950208" calcext:value-type="float">
            <text:p>1.777950208</text:p>
          </table:table-cell>
          <table:table-cell office:value-type="float" office:value="1.596879104" calcext:value-type="float">
            <text:p>1.596879104</text:p>
          </table:table-cell>
          <table:table-cell office:value-type="float" office:value="2.63676416" calcext:value-type="float">
            <text:p>2.63676416</text:p>
          </table:table-cell>
          <table:table-cell office:value-type="float" office:value="1.936865536" calcext:value-type="float">
            <text:p>1.936865536</text:p>
          </table:table-cell>
          <table:table-cell office:value-type="float" office:value="9.69478272" calcext:value-type="float">
            <text:p>9.69478272</text:p>
          </table:table-cell>
          <table:table-cell office:value-type="float" office:value="14.481360896" calcext:value-type="float">
            <text:p>14.481360896</text:p>
          </table:table-cell>
        </table:table-row>
        <table:table-row table:style-name="ro1">
          <table:table-cell/>
          <table:table-cell office:value-type="float" office:value="0.01416832" calcext:value-type="float">
            <text:p>0.01416832</text:p>
          </table:table-cell>
          <table:table-cell office:value-type="float" office:value="0.007771648" calcext:value-type="float">
            <text:p>0.007771648</text:p>
          </table:table-cell>
          <table:table-cell office:value-type="float" office:value="0.01200128" calcext:value-type="float">
            <text:p>0.01200128</text:p>
          </table:table-cell>
          <table:table-cell office:value-type="float" office:value="0.008224768" calcext:value-type="float">
            <text:p>0.008224768</text:p>
          </table:table-cell>
          <table:table-cell office:value-type="float" office:value="0.263415552" calcext:value-type="float">
            <text:p>0.263415552</text:p>
          </table:table-cell>
          <table:table-cell office:value-type="float" office:value="1.081598464" calcext:value-type="float">
            <text:p>1.081598464</text:p>
          </table:table-cell>
          <table:table-cell office:value-type="float" office:value="1.313555456" calcext:value-type="float">
            <text:p>1.313555456</text:p>
          </table:table-cell>
          <table:table-cell office:value-type="float" office:value="1.263254272" calcext:value-type="float">
            <text:p>1.263254272</text:p>
          </table:table-cell>
          <table:table-cell office:value-type="float" office:value="1.77807232" calcext:value-type="float">
            <text:p>1.77807232</text:p>
          </table:table-cell>
          <table:table-cell office:value-type="float" office:value="1.596862208" calcext:value-type="float">
            <text:p>1.596862208</text:p>
          </table:table-cell>
          <table:table-cell office:value-type="float" office:value="2.6368064" calcext:value-type="float">
            <text:p>2.6368064</text:p>
          </table:table-cell>
          <table:table-cell office:value-type="float" office:value="1.936859648" calcext:value-type="float">
            <text:p>1.936859648</text:p>
          </table:table-cell>
          <table:table-cell office:value-type="float" office:value="9.711502336" calcext:value-type="float">
            <text:p>9.711502336</text:p>
          </table:table-cell>
          <table:table-cell office:value-type="float" office:value="14.422596864" calcext:value-type="float">
            <text:p>14.422596864</text:p>
          </table:table-cell>
        </table:table-row>
        <table:table-row table:style-name="ro1">
          <table:table-cell/>
          <table:table-cell office:value-type="float" office:value="0.009206784" calcext:value-type="float">
            <text:p>0.009206784</text:p>
          </table:table-cell>
          <table:table-cell office:value-type="float" office:value="0.011023872" calcext:value-type="float">
            <text:p>0.011023872</text:p>
          </table:table-cell>
          <table:table-cell office:value-type="float" office:value="0.01201664" calcext:value-type="float">
            <text:p>0.01201664</text:p>
          </table:table-cell>
          <table:table-cell office:value-type="float" office:value="0.008250368" calcext:value-type="float">
            <text:p>0.008250368</text:p>
          </table:table-cell>
          <table:table-cell office:value-type="float" office:value="0.263444736" calcext:value-type="float">
            <text:p>0.263444736</text:p>
          </table:table-cell>
          <table:table-cell office:value-type="float" office:value="1.070379776" calcext:value-type="float">
            <text:p>1.070379776</text:p>
          </table:table-cell>
          <table:table-cell office:value-type="float" office:value="1.313586432" calcext:value-type="float">
            <text:p>1.313586432</text:p>
          </table:table-cell>
          <table:table-cell office:value-type="float" office:value="1.27484672" calcext:value-type="float">
            <text:p>1.27484672</text:p>
          </table:table-cell>
          <table:table-cell office:value-type="float" office:value="1.775337728" calcext:value-type="float">
            <text:p>1.775337728</text:p>
          </table:table-cell>
          <table:table-cell office:value-type="float" office:value="1.596846592" calcext:value-type="float">
            <text:p>1.596846592</text:p>
          </table:table-cell>
          <table:table-cell office:value-type="float" office:value="2.636847616" calcext:value-type="float">
            <text:p>2.636847616</text:p>
          </table:table-cell>
          <table:table-cell office:value-type="float" office:value="1.936854784" calcext:value-type="float">
            <text:p>1.936854784</text:p>
          </table:table-cell>
          <table:table-cell office:value-type="float" office:value="9.70651648" calcext:value-type="float">
            <text:p>9.70651648</text:p>
          </table:table-cell>
          <table:table-cell office:value-type="float" office:value="14.219283968" calcext:value-type="float">
            <text:p>14.219283968</text:p>
          </table:table-cell>
        </table:table-row>
        <table:table-row table:style-name="ro1">
          <table:table-cell/>
          <table:table-cell office:value-type="float" office:value="0.0056384" calcext:value-type="float">
            <text:p>0.0056384</text:p>
          </table:table-cell>
          <table:table-cell office:value-type="float" office:value="0.006405376" calcext:value-type="float">
            <text:p>0.006405376</text:p>
          </table:table-cell>
          <table:table-cell office:value-type="float" office:value="0.0120384" calcext:value-type="float">
            <text:p>0.0120384</text:p>
          </table:table-cell>
          <table:table-cell office:value-type="float" office:value="0.008277248" calcext:value-type="float">
            <text:p>0.008277248</text:p>
          </table:table-cell>
          <table:table-cell office:value-type="float" office:value="0.263476224" calcext:value-type="float">
            <text:p>0.263476224</text:p>
          </table:table-cell>
          <table:table-cell office:value-type="float" office:value="1.116967936" calcext:value-type="float">
            <text:p>1.116967936</text:p>
          </table:table-cell>
          <table:table-cell office:value-type="float" office:value="1.313572608" calcext:value-type="float">
            <text:p>1.313572608</text:p>
          </table:table-cell>
          <table:table-cell office:value-type="float" office:value="1.274840576" calcext:value-type="float">
            <text:p>1.274840576</text:p>
          </table:table-cell>
          <table:table-cell office:value-type="float" office:value="1.775128064" calcext:value-type="float">
            <text:p>1.775128064</text:p>
          </table:table-cell>
          <table:table-cell office:value-type="float" office:value="1.596830208" calcext:value-type="float">
            <text:p>1.596830208</text:p>
          </table:table-cell>
          <table:table-cell office:value-type="float" office:value="2.636890624" calcext:value-type="float">
            <text:p>2.636890624</text:p>
          </table:table-cell>
          <table:table-cell office:value-type="float" office:value="1.936848896" calcext:value-type="float">
            <text:p>1.936848896</text:p>
          </table:table-cell>
          <table:table-cell office:value-type="float" office:value="9.706540288" calcext:value-type="float">
            <text:p>9.706540288</text:p>
          </table:table-cell>
          <table:table-cell office:value-type="float" office:value="14.219300608" calcext:value-type="float">
            <text:p>14.219300608</text:p>
          </table:table-cell>
        </table:table-row>
        <table:table-row table:style-name="ro1">
          <table:table-cell/>
          <table:table-cell office:value-type="float" office:value="0.006622208" calcext:value-type="float">
            <text:p>0.006622208</text:p>
          </table:table-cell>
          <table:table-cell office:value-type="float" office:value="0.007682048" calcext:value-type="float">
            <text:p>0.007682048</text:p>
          </table:table-cell>
          <table:table-cell office:value-type="float" office:value="0.011492352" calcext:value-type="float">
            <text:p>0.011492352</text:p>
          </table:table-cell>
          <table:table-cell office:value-type="float" office:value="0.046848" calcext:value-type="float">
            <text:p>0.046848</text:p>
          </table:table-cell>
          <table:table-cell office:value-type="float" office:value="0.263507968" calcext:value-type="float">
            <text:p>0.263507968</text:p>
          </table:table-cell>
          <table:table-cell office:value-type="float" office:value="1.081796096" calcext:value-type="float">
            <text:p>1.081796096</text:p>
          </table:table-cell>
          <table:table-cell office:value-type="float" office:value="1.313644288" calcext:value-type="float">
            <text:p>1.313644288</text:p>
          </table:table-cell>
          <table:table-cell office:value-type="float" office:value="1.274834432" calcext:value-type="float">
            <text:p>1.274834432</text:p>
          </table:table-cell>
          <table:table-cell office:value-type="float" office:value="1.775136" calcext:value-type="float">
            <text:p>1.775136</text:p>
          </table:table-cell>
          <table:table-cell office:value-type="float" office:value="1.596814848" calcext:value-type="float">
            <text:p>1.596814848</text:p>
          </table:table-cell>
          <table:table-cell office:value-type="float" office:value="2.636933632" calcext:value-type="float">
            <text:p>2.636933632</text:p>
          </table:table-cell>
          <table:table-cell office:value-type="float" office:value="1.936844032" calcext:value-type="float">
            <text:p>1.936844032</text:p>
          </table:table-cell>
          <table:table-cell office:value-type="float" office:value="9.706569216" calcext:value-type="float">
            <text:p>9.706569216</text:p>
          </table:table-cell>
          <table:table-cell office:value-type="float" office:value="14.284564992" calcext:value-type="float">
            <text:p>14.284564992</text:p>
          </table:table-cell>
        </table:table-row>
        <table:table-row table:style-name="ro1">
          <table:table-cell/>
          <table:table-cell office:value-type="float" office:value="0.00860416" calcext:value-type="float">
            <text:p>0.00860416</text:p>
          </table:table-cell>
          <table:table-cell office:value-type="float" office:value="0.006192384" calcext:value-type="float">
            <text:p>0.006192384</text:p>
          </table:table-cell>
          <table:table-cell office:value-type="float" office:value="0.011738368" calcext:value-type="float">
            <text:p>0.011738368</text:p>
          </table:table-cell>
          <table:table-cell office:value-type="float" office:value="0.046874112" calcext:value-type="float">
            <text:p>0.046874112</text:p>
          </table:table-cell>
          <table:table-cell office:value-type="float" office:value="0.263540736" calcext:value-type="float">
            <text:p>0.263540736</text:p>
          </table:table-cell>
          <table:table-cell office:value-type="float" office:value="1.08182272" calcext:value-type="float">
            <text:p>1.08182272</text:p>
          </table:table-cell>
          <table:table-cell office:value-type="float" office:value="1.313619712" calcext:value-type="float">
            <text:p>1.313619712</text:p>
          </table:table-cell>
          <table:table-cell office:value-type="float" office:value="1.274827776" calcext:value-type="float">
            <text:p>1.274827776</text:p>
          </table:table-cell>
          <table:table-cell office:value-type="float" office:value="1.775157248" calcext:value-type="float">
            <text:p>1.775157248</text:p>
          </table:table-cell>
          <table:table-cell office:value-type="float" office:value="1.596798976" calcext:value-type="float">
            <text:p>1.596798976</text:p>
          </table:table-cell>
          <table:table-cell office:value-type="float" office:value="2.63697664" calcext:value-type="float">
            <text:p>2.63697664</text:p>
          </table:table-cell>
          <table:table-cell office:value-type="float" office:value="1.868889856" calcext:value-type="float">
            <text:p>1.868889856</text:p>
          </table:table-cell>
          <table:table-cell office:value-type="float" office:value="9.706597632" calcext:value-type="float">
            <text:p>9.706597632</text:p>
          </table:table-cell>
          <table:table-cell office:value-type="float" office:value="14.284597248" calcext:value-type="float">
            <text:p>14.284597248</text:p>
          </table:table-cell>
        </table:table-row>
        <table:table-row table:style-name="ro1">
          <table:table-cell/>
          <table:table-cell office:value-type="float" office:value="0.005930752" calcext:value-type="float">
            <text:p>0.005930752</text:p>
          </table:table-cell>
          <table:table-cell office:value-type="float" office:value="0.007818752" calcext:value-type="float">
            <text:p>0.007818752</text:p>
          </table:table-cell>
          <table:table-cell office:value-type="float" office:value="0.011633152" calcext:value-type="float">
            <text:p>0.011633152</text:p>
          </table:table-cell>
          <table:table-cell office:value-type="float" office:value="0.046859776" calcext:value-type="float">
            <text:p>0.046859776</text:p>
          </table:table-cell>
          <table:table-cell office:value-type="float" office:value="0.263797248" calcext:value-type="float">
            <text:p>0.263797248</text:p>
          </table:table-cell>
          <table:table-cell office:value-type="float" office:value="1.081851904" calcext:value-type="float">
            <text:p>1.081851904</text:p>
          </table:table-cell>
          <table:table-cell office:value-type="float" office:value="1.313645568" calcext:value-type="float">
            <text:p>1.313645568</text:p>
          </table:table-cell>
          <table:table-cell office:value-type="float" office:value="1.274821888" calcext:value-type="float">
            <text:p>1.274821888</text:p>
          </table:table-cell>
          <table:table-cell office:value-type="float" office:value="1.775239936" calcext:value-type="float">
            <text:p>1.775239936</text:p>
          </table:table-cell>
          <table:table-cell office:value-type="float" office:value="1.596782848" calcext:value-type="float">
            <text:p>1.596782848</text:p>
          </table:table-cell>
          <table:table-cell office:value-type="float" office:value="2.637019904" calcext:value-type="float">
            <text:p>2.637019904</text:p>
          </table:table-cell>
          <table:table-cell office:value-type="float" office:value="1.868886784" calcext:value-type="float">
            <text:p>1.868886784</text:p>
          </table:table-cell>
          <table:table-cell office:value-type="float" office:value="9.706627584" calcext:value-type="float">
            <text:p>9.706627584</text:p>
          </table:table-cell>
          <table:table-cell office:value-type="float" office:value="14.284632576" calcext:value-type="float">
            <text:p>14.284632576</text:p>
          </table:table-cell>
        </table:table-row>
        <table:table-row table:style-name="ro1">
          <table:table-cell/>
          <table:table-cell office:value-type="float" office:value="0.00690688" calcext:value-type="float">
            <text:p>0.00690688</text:p>
          </table:table-cell>
          <table:table-cell office:value-type="float" office:value="0.007280128" calcext:value-type="float">
            <text:p>0.007280128</text:p>
          </table:table-cell>
          <table:table-cell office:value-type="float" office:value="0.01160832" calcext:value-type="float">
            <text:p>0.01160832</text:p>
          </table:table-cell>
          <table:table-cell office:value-type="float" office:value="0.046848256" calcext:value-type="float">
            <text:p>0.046848256</text:p>
          </table:table-cell>
          <table:table-cell office:value-type="float" office:value="0.263717888" calcext:value-type="float">
            <text:p>0.263717888</text:p>
          </table:table-cell>
          <table:table-cell office:value-type="float" office:value="1.081883392" calcext:value-type="float">
            <text:p>1.081883392</text:p>
          </table:table-cell>
          <table:table-cell office:value-type="float" office:value="1.313668352" calcext:value-type="float">
            <text:p>1.313668352</text:p>
          </table:table-cell>
          <table:table-cell office:value-type="float" office:value="1.263216384" calcext:value-type="float">
            <text:p>1.263216384</text:p>
          </table:table-cell>
          <table:table-cell office:value-type="float" office:value="1.775288576" calcext:value-type="float">
            <text:p>1.775288576</text:p>
          </table:table-cell>
          <table:table-cell office:value-type="float" office:value="1.596767232" calcext:value-type="float">
            <text:p>1.596767232</text:p>
          </table:table-cell>
          <table:table-cell office:value-type="float" office:value="2.63706368" calcext:value-type="float">
            <text:p>2.63706368</text:p>
          </table:table-cell>
          <table:table-cell office:value-type="float" office:value="1.868884736" calcext:value-type="float">
            <text:p>1.868884736</text:p>
          </table:table-cell>
          <table:table-cell office:value-type="float" office:value="9.706657536" calcext:value-type="float">
            <text:p>9.706657536</text:p>
          </table:table-cell>
          <table:table-cell office:value-type="float" office:value="14.284672768" calcext:value-type="float">
            <text:p>14.284672768</text:p>
          </table:table-cell>
        </table:table-row>
        <table:table-row table:style-name="ro1">
          <table:table-cell/>
          <table:table-cell office:value-type="float" office:value="0.006921984" calcext:value-type="float">
            <text:p>0.006921984</text:p>
          </table:table-cell>
          <table:table-cell office:value-type="float" office:value="0.00597632" calcext:value-type="float">
            <text:p>0.00597632</text:p>
          </table:table-cell>
          <table:table-cell office:value-type="float" office:value="0.01162496" calcext:value-type="float">
            <text:p>0.01162496</text:p>
          </table:table-cell>
          <table:table-cell office:value-type="float" office:value="0.046840576" calcext:value-type="float">
            <text:p>0.046840576</text:p>
          </table:table-cell>
          <table:table-cell office:value-type="float" office:value="0.263730688" calcext:value-type="float">
            <text:p>0.263730688</text:p>
          </table:table-cell>
          <table:table-cell office:value-type="float" office:value="1.081914112" calcext:value-type="float">
            <text:p>1.081914112</text:p>
          </table:table-cell>
          <table:table-cell office:value-type="float" office:value="1.31369856" calcext:value-type="float">
            <text:p>1.31369856</text:p>
          </table:table-cell>
          <table:table-cell office:value-type="float" office:value="1.274814464" calcext:value-type="float">
            <text:p>1.274814464</text:p>
          </table:table-cell>
          <table:table-cell office:value-type="float" office:value="2.035194624" calcext:value-type="float">
            <text:p>2.035194624</text:p>
          </table:table-cell>
          <table:table-cell office:value-type="float" office:value="1.54913792" calcext:value-type="float">
            <text:p>1.54913792</text:p>
          </table:table-cell>
          <table:table-cell office:value-type="float" office:value="2.637107456" calcext:value-type="float">
            <text:p>2.637107456</text:p>
          </table:table-cell>
          <table:table-cell office:value-type="float" office:value="1.86888704" calcext:value-type="float">
            <text:p>1.86888704</text:p>
          </table:table-cell>
          <table:table-cell office:value-type="float" office:value="9.706688256" calcext:value-type="float">
            <text:p>9.706688256</text:p>
          </table:table-cell>
          <table:table-cell office:value-type="float" office:value="13.535415296" calcext:value-type="float">
            <text:p>13.535415296</text:p>
          </table:table-cell>
        </table:table-row>
        <table:table-row table:style-name="ro1">
          <table:table-cell/>
          <table:table-cell office:value-type="float" office:value="0.005856512" calcext:value-type="float">
            <text:p>0.005856512</text:p>
          </table:table-cell>
          <table:table-cell office:value-type="float" office:value="0.010772224" calcext:value-type="float">
            <text:p>0.010772224</text:p>
          </table:table-cell>
          <table:table-cell office:value-type="float" office:value="0.010588672" calcext:value-type="float">
            <text:p>0.010588672</text:p>
          </table:table-cell>
          <table:table-cell office:value-type="float" office:value="0.047195648" calcext:value-type="float">
            <text:p>0.047195648</text:p>
          </table:table-cell>
          <table:table-cell office:value-type="float" office:value="0.263146496" calcext:value-type="float">
            <text:p>0.263146496</text:p>
          </table:table-cell>
          <table:table-cell office:value-type="float" office:value="1.117149696" calcext:value-type="float">
            <text:p>1.117149696</text:p>
          </table:table-cell>
          <table:table-cell office:value-type="float" office:value="1.313729792" calcext:value-type="float">
            <text:p>1.313729792</text:p>
          </table:table-cell>
          <table:table-cell office:value-type="float" office:value="1.2748096" calcext:value-type="float">
            <text:p>1.2748096</text:p>
          </table:table-cell>
          <table:table-cell office:value-type="float" office:value="2.033152" calcext:value-type="float">
            <text:p>2.033152</text:p>
          </table:table-cell>
          <table:table-cell office:value-type="float" office:value="1.549146112" calcext:value-type="float">
            <text:p>1.549146112</text:p>
          </table:table-cell>
          <table:table-cell office:value-type="float" office:value="2.66772736" calcext:value-type="float">
            <text:p>2.66772736</text:p>
          </table:table-cell>
          <table:table-cell office:value-type="float" office:value="1.930098944" calcext:value-type="float">
            <text:p>1.930098944</text:p>
          </table:table-cell>
          <table:table-cell office:value-type="float" office:value="9.706718464" calcext:value-type="float">
            <text:p>9.706718464</text:p>
          </table:table-cell>
          <table:table-cell office:value-type="float" office:value="13.535427328" calcext:value-type="float">
            <text:p>13.535427328</text:p>
          </table:table-cell>
        </table:table-row>
        <table:table-row table:style-name="ro1">
          <table:table-cell/>
          <table:table-cell office:value-type="float" office:value="0.00603264" calcext:value-type="float">
            <text:p>0.00603264</text:p>
          </table:table-cell>
          <table:table-cell office:value-type="float" office:value="0.006623744" calcext:value-type="float">
            <text:p>0.006623744</text:p>
          </table:table-cell>
          <table:table-cell office:value-type="float" office:value="0.010895616" calcext:value-type="float">
            <text:p>0.010895616</text:p>
          </table:table-cell>
          <table:table-cell office:value-type="float" office:value="0.047168256" calcext:value-type="float">
            <text:p>0.047168256</text:p>
          </table:table-cell>
          <table:table-cell office:value-type="float" office:value="0.263174912" calcext:value-type="float">
            <text:p>0.263174912</text:p>
          </table:table-cell>
          <table:table-cell office:value-type="float" office:value="1.117184256" calcext:value-type="float">
            <text:p>1.117184256</text:p>
          </table:table-cell>
          <table:table-cell office:value-type="float" office:value="1.313758976" calcext:value-type="float">
            <text:p>1.313758976</text:p>
          </table:table-cell>
          <table:table-cell office:value-type="float" office:value="1.287754752" calcext:value-type="float">
            <text:p>1.287754752</text:p>
          </table:table-cell>
          <table:table-cell office:value-type="float" office:value="2.033078272" calcext:value-type="float">
            <text:p>2.033078272</text:p>
          </table:table-cell>
          <table:table-cell office:value-type="float" office:value="1.654485504" calcext:value-type="float">
            <text:p>1.654485504</text:p>
          </table:table-cell>
          <table:table-cell office:value-type="float" office:value="2.680855296" calcext:value-type="float">
            <text:p>2.680855296</text:p>
          </table:table-cell>
          <table:table-cell office:value-type="float" office:value="1.930140928" calcext:value-type="float">
            <text:p>1.930140928</text:p>
          </table:table-cell>
          <table:table-cell office:value-type="float" office:value="9.706748416" calcext:value-type="float">
            <text:p>9.706748416</text:p>
          </table:table-cell>
          <table:table-cell office:value-type="float" office:value="13.53544448" calcext:value-type="float">
            <text:p>13.53544448</text:p>
          </table:table-cell>
        </table:table-row>
        <table:table-row table:style-name="ro1">
          <table:table-cell/>
          <table:table-cell office:value-type="float" office:value="0.006825472" calcext:value-type="float">
            <text:p>0.006825472</text:p>
          </table:table-cell>
          <table:table-cell office:value-type="float" office:value="0.008265728" calcext:value-type="float">
            <text:p>0.008265728</text:p>
          </table:table-cell>
          <table:table-cell office:value-type="float" office:value="0.010793984" calcext:value-type="float">
            <text:p>0.010793984</text:p>
          </table:table-cell>
          <table:table-cell office:value-type="float" office:value="0.047187712" calcext:value-type="float">
            <text:p>0.047187712</text:p>
          </table:table-cell>
          <table:table-cell office:value-type="float" office:value="0.263195904" calcext:value-type="float">
            <text:p>0.263195904</text:p>
          </table:table-cell>
          <table:table-cell office:value-type="float" office:value="1.11721984" calcext:value-type="float">
            <text:p>1.11721984</text:p>
          </table:table-cell>
          <table:table-cell office:value-type="float" office:value="1.314345216" calcext:value-type="float">
            <text:p>1.314345216</text:p>
          </table:table-cell>
          <table:table-cell office:value-type="float" office:value="1.264365056" calcext:value-type="float">
            <text:p>1.264365056</text:p>
          </table:table-cell>
          <table:table-cell office:value-type="float" office:value="2.033070336" calcext:value-type="float">
            <text:p>2.033070336</text:p>
          </table:table-cell>
          <table:table-cell office:value-type="float" office:value="1.654425088" calcext:value-type="float">
            <text:p>1.654425088</text:p>
          </table:table-cell>
          <table:table-cell office:value-type="float" office:value="2.680908544" calcext:value-type="float">
            <text:p>2.680908544</text:p>
          </table:table-cell>
          <table:table-cell office:value-type="float" office:value="1.930145536" calcext:value-type="float">
            <text:p>1.930145536</text:p>
          </table:table-cell>
          <table:table-cell office:value-type="float" office:value="9.70677888" calcext:value-type="float">
            <text:p>9.70677888</text:p>
          </table:table-cell>
          <table:table-cell office:value-type="float" office:value="13.535468544" calcext:value-type="float">
            <text:p>13.535468544</text:p>
          </table:table-cell>
        </table:table-row>
        <table:table-row table:style-name="ro1">
          <table:table-cell/>
          <table:table-cell office:value-type="float" office:value="0.006342656" calcext:value-type="float">
            <text:p>0.006342656</text:p>
          </table:table-cell>
          <table:table-cell office:value-type="float" office:value="0.007248896" calcext:value-type="float">
            <text:p>0.007248896</text:p>
          </table:table-cell>
          <table:table-cell office:value-type="float" office:value="0.0107456" calcext:value-type="float">
            <text:p>0.0107456</text:p>
          </table:table-cell>
          <table:table-cell office:value-type="float" office:value="0.047213056" calcext:value-type="float">
            <text:p>0.047213056</text:p>
          </table:table-cell>
          <table:table-cell office:value-type="float" office:value="0.263223296" calcext:value-type="float">
            <text:p>0.263223296</text:p>
          </table:table-cell>
          <table:table-cell office:value-type="float" office:value="1.106263552" calcext:value-type="float">
            <text:p>1.106263552</text:p>
          </table:table-cell>
          <table:table-cell office:value-type="float" office:value="1.314207488" calcext:value-type="float">
            <text:p>1.314207488</text:p>
          </table:table-cell>
          <table:table-cell office:value-type="float" office:value="1.264093184" calcext:value-type="float">
            <text:p>1.264093184</text:p>
          </table:table-cell>
          <table:table-cell office:value-type="float" office:value="2.033082368" calcext:value-type="float">
            <text:p>2.033082368</text:p>
          </table:table-cell>
          <table:table-cell office:value-type="float" office:value="1.654497024" calcext:value-type="float">
            <text:p>1.654497024</text:p>
          </table:table-cell>
          <table:table-cell office:value-type="float" office:value="2.680954624" calcext:value-type="float">
            <text:p>2.680954624</text:p>
          </table:table-cell>
          <table:table-cell office:value-type="float" office:value="1.930146048" calcext:value-type="float">
            <text:p>1.930146048</text:p>
          </table:table-cell>
          <table:table-cell office:value-type="float" office:value="9.70704128" calcext:value-type="float">
            <text:p>9.70704128</text:p>
          </table:table-cell>
          <table:table-cell office:value-type="float" office:value="13.843219968" calcext:value-type="float">
            <text:p>13.843219968</text:p>
          </table:table-cell>
        </table:table-row>
        <table:table-row table:style-name="ro1">
          <table:table-cell/>
          <table:table-cell office:value-type="float" office:value="0.006280448" calcext:value-type="float">
            <text:p>0.006280448</text:p>
          </table:table-cell>
          <table:table-cell office:value-type="float" office:value="0.013596928" calcext:value-type="float">
            <text:p>0.013596928</text:p>
          </table:table-cell>
          <table:table-cell office:value-type="float" office:value="0.010724352" calcext:value-type="float">
            <text:p>0.010724352</text:p>
          </table:table-cell>
          <table:table-cell office:value-type="float" office:value="0.047240704" calcext:value-type="float">
            <text:p>0.047240704</text:p>
          </table:table-cell>
          <table:table-cell office:value-type="float" office:value="0.26325248" calcext:value-type="float">
            <text:p>0.26325248</text:p>
          </table:table-cell>
          <table:table-cell office:value-type="float" office:value="1.115932928" calcext:value-type="float">
            <text:p>1.115932928</text:p>
          </table:table-cell>
          <table:table-cell office:value-type="float" office:value="1.314174208" calcext:value-type="float">
            <text:p>1.314174208</text:p>
          </table:table-cell>
          <table:table-cell office:value-type="float" office:value="1.2640576" calcext:value-type="float">
            <text:p>1.2640576</text:p>
          </table:table-cell>
          <table:table-cell office:value-type="float" office:value="2.032950784" calcext:value-type="float">
            <text:p>2.032950784</text:p>
          </table:table-cell>
          <table:table-cell office:value-type="float" office:value="1.654490368" calcext:value-type="float">
            <text:p>1.654490368</text:p>
          </table:table-cell>
          <table:table-cell office:value-type="float" office:value="2.680999936" calcext:value-type="float">
            <text:p>2.680999936</text:p>
          </table:table-cell>
          <table:table-cell office:value-type="float" office:value="1.930145792" calcext:value-type="float">
            <text:p>1.930145792</text:p>
          </table:table-cell>
          <table:table-cell office:value-type="float" office:value="9.707397632" calcext:value-type="float">
            <text:p>9.707397632</text:p>
          </table:table-cell>
          <table:table-cell office:value-type="float" office:value="13.843264" calcext:value-type="float">
            <text:p>13.843264</text:p>
          </table:table-cell>
        </table:table-row>
        <table:table-row table:style-name="ro1">
          <table:table-cell/>
          <table:table-cell office:value-type="float" office:value="0.012598272" calcext:value-type="float">
            <text:p>0.012598272</text:p>
          </table:table-cell>
          <table:table-cell office:value-type="float" office:value="0.007353088" calcext:value-type="float">
            <text:p>0.007353088</text:p>
          </table:table-cell>
          <table:table-cell office:value-type="float" office:value="0.002916864" calcext:value-type="float">
            <text:p>0.002916864</text:p>
          </table:table-cell>
          <table:table-cell office:value-type="float" office:value="0.047179008" calcext:value-type="float">
            <text:p>0.047179008</text:p>
          </table:table-cell>
          <table:table-cell office:value-type="float" office:value="0.2632832" calcext:value-type="float">
            <text:p>0.2632832</text:p>
          </table:table-cell>
          <table:table-cell office:value-type="float" office:value="1.12088192" calcext:value-type="float">
            <text:p>1.12088192</text:p>
          </table:table-cell>
          <table:table-cell office:value-type="float" office:value="1.383862272" calcext:value-type="float">
            <text:p>1.383862272</text:p>
          </table:table-cell>
          <table:table-cell office:value-type="float" office:value="1.241574144" calcext:value-type="float">
            <text:p>1.241574144</text:p>
          </table:table-cell>
          <table:table-cell office:value-type="float" office:value="2.035586816" calcext:value-type="float">
            <text:p>2.035586816</text:p>
          </table:table-cell>
          <table:table-cell office:value-type="float" office:value="1.654482944" calcext:value-type="float">
            <text:p>1.654482944</text:p>
          </table:table-cell>
          <table:table-cell office:value-type="float" office:value="2.68104576" calcext:value-type="float">
            <text:p>2.68104576</text:p>
          </table:table-cell>
          <table:table-cell office:value-type="float" office:value="1.930143744" calcext:value-type="float">
            <text:p>1.930143744</text:p>
          </table:table-cell>
          <table:table-cell office:value-type="float" office:value="9.707602432" calcext:value-type="float">
            <text:p>9.707602432</text:p>
          </table:table-cell>
          <table:table-cell office:value-type="float" office:value="13.843312128" calcext:value-type="float">
            <text:p>13.843312128</text:p>
          </table:table-cell>
        </table:table-row>
        <table:table-row table:style-name="ro1">
          <table:table-cell/>
          <table:table-cell office:value-type="float" office:value="0.0022464" calcext:value-type="float">
            <text:p>0.0022464</text:p>
          </table:table-cell>
          <table:table-cell office:value-type="float" office:value="0.006741248" calcext:value-type="float">
            <text:p>0.006741248</text:p>
          </table:table-cell>
          <table:table-cell office:value-type="float" office:value="0.00304512" calcext:value-type="float">
            <text:p>0.00304512</text:p>
          </table:table-cell>
          <table:table-cell office:value-type="float" office:value="0.047161088" calcext:value-type="float">
            <text:p>0.047161088</text:p>
          </table:table-cell>
          <table:table-cell office:value-type="float" office:value="0.263314176" calcext:value-type="float">
            <text:p>0.263314176</text:p>
          </table:table-cell>
          <table:table-cell office:value-type="float" office:value="1.120920832" calcext:value-type="float">
            <text:p>1.120920832</text:p>
          </table:table-cell>
          <table:table-cell office:value-type="float" office:value="1.383905792" calcext:value-type="float">
            <text:p>1.383905792</text:p>
          </table:table-cell>
          <table:table-cell office:value-type="float" office:value="1.241570048" calcext:value-type="float">
            <text:p>1.241570048</text:p>
          </table:table-cell>
          <table:table-cell office:value-type="float" office:value="2.037904128" calcext:value-type="float">
            <text:p>2.037904128</text:p>
          </table:table-cell>
          <table:table-cell office:value-type="float" office:value="1.65447552" calcext:value-type="float">
            <text:p>1.65447552</text:p>
          </table:table-cell>
          <table:table-cell office:value-type="float" office:value="2.681091328" calcext:value-type="float">
            <text:p>2.681091328</text:p>
          </table:table-cell>
          <table:table-cell office:value-type="float" office:value="1.876091392" calcext:value-type="float">
            <text:p>1.876091392</text:p>
          </table:table-cell>
          <table:table-cell office:value-type="float" office:value="9.707684608" calcext:value-type="float">
            <text:p>9.707684608</text:p>
          </table:table-cell>
          <table:table-cell office:value-type="float" office:value="13.843396096" calcext:value-type="float">
            <text:p>13.843396096</text:p>
          </table:table-cell>
        </table:table-row>
        <table:table-row table:style-name="ro1">
          <table:table-cell/>
          <table:table-cell office:value-type="float" office:value="0.016745984" calcext:value-type="float">
            <text:p>0.016745984</text:p>
          </table:table-cell>
          <table:table-cell office:value-type="float" office:value="0.006055936" calcext:value-type="float">
            <text:p>0.006055936</text:p>
          </table:table-cell>
          <table:table-cell office:value-type="float" office:value="0.003015168" calcext:value-type="float">
            <text:p>0.003015168</text:p>
          </table:table-cell>
          <table:table-cell office:value-type="float" office:value="0.047183104" calcext:value-type="float">
            <text:p>0.047183104</text:p>
          </table:table-cell>
          <table:table-cell office:value-type="float" office:value="0.263618816" calcext:value-type="float">
            <text:p>0.263618816</text:p>
          </table:table-cell>
          <table:table-cell office:value-type="float" office:value="1.120953088" calcext:value-type="float">
            <text:p>1.120953088</text:p>
          </table:table-cell>
          <table:table-cell office:value-type="float" office:value="1.383939072" calcext:value-type="float">
            <text:p>1.383939072</text:p>
          </table:table-cell>
          <table:table-cell office:value-type="float" office:value="1.241567232" calcext:value-type="float">
            <text:p>1.241567232</text:p>
          </table:table-cell>
          <table:table-cell office:value-type="float" office:value="2.037945856" calcext:value-type="float">
            <text:p>2.037945856</text:p>
          </table:table-cell>
          <table:table-cell office:value-type="float" office:value="1.654467584" calcext:value-type="float">
            <text:p>1.654467584</text:p>
          </table:table-cell>
          <table:table-cell office:value-type="float" office:value="2.68113664" calcext:value-type="float">
            <text:p>2.68113664</text:p>
          </table:table-cell>
          <table:table-cell office:value-type="float" office:value="1.876098816" calcext:value-type="float">
            <text:p>1.876098816</text:p>
          </table:table-cell>
          <table:table-cell office:value-type="float" office:value="9.707799808" calcext:value-type="float">
            <text:p>9.707799808</text:p>
          </table:table-cell>
          <table:table-cell office:value-type="float" office:value="14.309555968" calcext:value-type="float">
            <text:p>14.309555968</text:p>
          </table:table-cell>
        </table:table-row>
        <table:table-row table:style-name="ro1">
          <table:table-cell/>
          <table:table-cell office:value-type="float" office:value="0.00890368" calcext:value-type="float">
            <text:p>0.00890368</text:p>
          </table:table-cell>
          <table:table-cell office:value-type="float" office:value="0.013696256" calcext:value-type="float">
            <text:p>0.013696256</text:p>
          </table:table-cell>
          <table:table-cell office:value-type="float" office:value="0.00302976" calcext:value-type="float">
            <text:p>0.00302976</text:p>
          </table:table-cell>
          <table:table-cell office:value-type="float" office:value="0.047209472" calcext:value-type="float">
            <text:p>0.047209472</text:p>
          </table:table-cell>
          <table:table-cell office:value-type="float" office:value="0.263495424" calcext:value-type="float">
            <text:p>0.263495424</text:p>
          </table:table-cell>
          <table:table-cell office:value-type="float" office:value="1.120986112" calcext:value-type="float">
            <text:p>1.120986112</text:p>
          </table:table-cell>
          <table:table-cell office:value-type="float" office:value="1.383977728" calcext:value-type="float">
            <text:p>1.383977728</text:p>
          </table:table-cell>
          <table:table-cell office:value-type="float" office:value="1.263997184" calcext:value-type="float">
            <text:p>1.263997184</text:p>
          </table:table-cell>
          <table:table-cell office:value-type="float" office:value="2.037988864" calcext:value-type="float">
            <text:p>2.037988864</text:p>
          </table:table-cell>
          <table:table-cell office:value-type="float" office:value="1.65446016" calcext:value-type="float">
            <text:p>1.65446016</text:p>
          </table:table-cell>
          <table:table-cell office:value-type="float" office:value="2.681816576" calcext:value-type="float">
            <text:p>2.681816576</text:p>
          </table:table-cell>
          <table:table-cell office:value-type="float" office:value="1.876105472" calcext:value-type="float">
            <text:p>1.876105472</text:p>
          </table:table-cell>
          <table:table-cell office:value-type="float" office:value="9.707869184" calcext:value-type="float">
            <text:p>9.707869184</text:p>
          </table:table-cell>
          <table:table-cell office:value-type="float" office:value="14.214383104" calcext:value-type="float">
            <text:p>14.214383104</text:p>
          </table:table-cell>
        </table:table-row>
        <table:table-row table:style-name="ro1">
          <table:table-cell/>
          <table:table-cell office:value-type="float" office:value="0.020260608" calcext:value-type="float">
            <text:p>0.020260608</text:p>
          </table:table-cell>
          <table:table-cell office:value-type="float" office:value="0.005920256" calcext:value-type="float">
            <text:p>0.005920256</text:p>
          </table:table-cell>
          <table:table-cell office:value-type="float" office:value="0.00311168" calcext:value-type="float">
            <text:p>0.00311168</text:p>
          </table:table-cell>
          <table:table-cell office:value-type="float" office:value="0.047236352" calcext:value-type="float">
            <text:p>0.047236352</text:p>
          </table:table-cell>
          <table:table-cell office:value-type="float" office:value="0.26350336" calcext:value-type="float">
            <text:p>0.26350336</text:p>
          </table:table-cell>
          <table:table-cell office:value-type="float" office:value="1.121017088" calcext:value-type="float">
            <text:p>1.121017088</text:p>
          </table:table-cell>
          <table:table-cell office:value-type="float" office:value="1.384017408" calcext:value-type="float">
            <text:p>1.384017408</text:p>
          </table:table-cell>
          <table:table-cell office:value-type="float" office:value="1.263990784" calcext:value-type="float">
            <text:p>1.263990784</text:p>
          </table:table-cell>
          <table:table-cell office:value-type="float" office:value="2.03803264" calcext:value-type="float">
            <text:p>2.03803264</text:p>
          </table:table-cell>
          <table:table-cell office:value-type="float" office:value="1.59778816" calcext:value-type="float">
            <text:p>1.59778816</text:p>
          </table:table-cell>
          <table:table-cell office:value-type="float" office:value="2.681655552" calcext:value-type="float">
            <text:p>2.681655552</text:p>
          </table:table-cell>
          <table:table-cell office:value-type="float" office:value="1.876112128" calcext:value-type="float">
            <text:p>1.876112128</text:p>
          </table:table-cell>
          <table:table-cell office:value-type="float" office:value="9.752582144" calcext:value-type="float">
            <text:p>9.752582144</text:p>
          </table:table-cell>
          <table:table-cell office:value-type="float" office:value="11.842913536" calcext:value-type="float">
            <text:p>11.842913536</text:p>
          </table:table-cell>
        </table:table-row>
        <table:table-row table:style-name="ro1">
          <table:table-cell/>
          <table:table-cell office:value-type="float" office:value="0.0014272" calcext:value-type="float">
            <text:p>0.0014272</text:p>
          </table:table-cell>
          <table:table-cell office:value-type="float" office:value="0.010886656" calcext:value-type="float">
            <text:p>0.010886656</text:p>
          </table:table-cell>
          <table:table-cell office:value-type="float" office:value="0.016982272" calcext:value-type="float">
            <text:p>0.016982272</text:p>
          </table:table-cell>
          <table:table-cell office:value-type="float" office:value="0.04716672" calcext:value-type="float">
            <text:p>0.04716672</text:p>
          </table:table-cell>
          <table:table-cell office:value-type="float" office:value="0.253574912" calcext:value-type="float">
            <text:p>0.253574912</text:p>
          </table:table-cell>
          <table:table-cell office:value-type="float" office:value="1.11924992" calcext:value-type="float">
            <text:p>1.11924992</text:p>
          </table:table-cell>
          <table:table-cell office:value-type="float" office:value="1.384054272" calcext:value-type="float">
            <text:p>1.384054272</text:p>
          </table:table-cell>
          <table:table-cell office:value-type="float" office:value="1.263977216" calcext:value-type="float">
            <text:p>1.263977216</text:p>
          </table:table-cell>
          <table:table-cell office:value-type="float" office:value="2.038078976" calcext:value-type="float">
            <text:p>2.038078976</text:p>
          </table:table-cell>
          <table:table-cell office:value-type="float" office:value="1.59776768" calcext:value-type="float">
            <text:p>1.59776768</text:p>
          </table:table-cell>
          <table:table-cell office:value-type="float" office:value="2.681577472" calcext:value-type="float">
            <text:p>2.681577472</text:p>
          </table:table-cell>
          <table:table-cell office:value-type="float" office:value="1.876118784" calcext:value-type="float">
            <text:p>1.876118784</text:p>
          </table:table-cell>
          <table:table-cell office:value-type="float" office:value="9.752622592" calcext:value-type="float">
            <text:p>9.752622592</text:p>
          </table:table-cell>
          <table:table-cell office:value-type="float" office:value="11.842989568" calcext:value-type="float">
            <text:p>11.842989568</text:p>
          </table:table-cell>
        </table:table-row>
        <table:table-row table:style-name="ro1">
          <table:table-cell/>
          <table:table-cell office:value-type="float" office:value="0.016973056" calcext:value-type="float">
            <text:p>0.016973056</text:p>
          </table:table-cell>
          <table:table-cell office:value-type="float" office:value="0.00774784" calcext:value-type="float">
            <text:p>0.00774784</text:p>
          </table:table-cell>
          <table:table-cell office:value-type="float" office:value="0.017035008" calcext:value-type="float">
            <text:p>0.017035008</text:p>
          </table:table-cell>
          <table:table-cell office:value-type="float" office:value="0.04710144" calcext:value-type="float">
            <text:p>0.04710144</text:p>
          </table:table-cell>
          <table:table-cell office:value-type="float" office:value="0.25360512" calcext:value-type="float">
            <text:p>0.25360512</text:p>
          </table:table-cell>
          <table:table-cell office:value-type="float" office:value="1.11925504" calcext:value-type="float">
            <text:p>1.11925504</text:p>
          </table:table-cell>
          <table:table-cell office:value-type="float" office:value="1.384092416" calcext:value-type="float">
            <text:p>1.384092416</text:p>
          </table:table-cell>
          <table:table-cell office:value-type="float" office:value="1.26397184" calcext:value-type="float">
            <text:p>1.26397184</text:p>
          </table:table-cell>
          <table:table-cell office:value-type="float" office:value="2.038125824" calcext:value-type="float">
            <text:p>2.038125824</text:p>
          </table:table-cell>
          <table:table-cell office:value-type="float" office:value="1.54999296" calcext:value-type="float">
            <text:p>1.54999296</text:p>
          </table:table-cell>
          <table:table-cell office:value-type="float" office:value="2.681561856" calcext:value-type="float">
            <text:p>2.681561856</text:p>
          </table:table-cell>
          <table:table-cell office:value-type="float" office:value="1.876124416" calcext:value-type="float">
            <text:p>1.876124416</text:p>
          </table:table-cell>
          <table:table-cell office:value-type="float" office:value="9.752655104" calcext:value-type="float">
            <text:p>9.752655104</text:p>
          </table:table-cell>
          <table:table-cell office:value-type="float" office:value="14.030908416" calcext:value-type="float">
            <text:p>14.030908416</text:p>
          </table:table-cell>
        </table:table-row>
        <table:table-row table:style-name="ro1">
          <table:table-cell/>
          <table:table-cell office:value-type="float" office:value="0.002672128" calcext:value-type="float">
            <text:p>0.002672128</text:p>
          </table:table-cell>
          <table:table-cell office:value-type="float" office:value="0.013926144" calcext:value-type="float">
            <text:p>0.013926144</text:p>
          </table:table-cell>
          <table:table-cell office:value-type="float" office:value="0.017067008" calcext:value-type="float">
            <text:p>0.017067008</text:p>
          </table:table-cell>
          <table:table-cell office:value-type="float" office:value="0.047085056" calcext:value-type="float">
            <text:p>0.047085056</text:p>
          </table:table-cell>
          <table:table-cell office:value-type="float" office:value="0.253638912" calcext:value-type="float">
            <text:p>0.253638912</text:p>
          </table:table-cell>
          <table:table-cell office:value-type="float" office:value="1.119257856" calcext:value-type="float">
            <text:p>1.119257856</text:p>
          </table:table-cell>
          <table:table-cell office:value-type="float" office:value="1.384132096" calcext:value-type="float">
            <text:p>1.384132096</text:p>
          </table:table-cell>
          <table:table-cell office:value-type="float" office:value="1.263966976" calcext:value-type="float">
            <text:p>1.263966976</text:p>
          </table:table-cell>
          <table:table-cell office:value-type="float" office:value="2.038173952" calcext:value-type="float">
            <text:p>2.038173952</text:p>
          </table:table-cell>
          <table:table-cell office:value-type="float" office:value="1.54999296" calcext:value-type="float">
            <text:p>1.54999296</text:p>
          </table:table-cell>
          <table:table-cell office:value-type="float" office:value="2.681587712" calcext:value-type="float">
            <text:p>2.681587712</text:p>
          </table:table-cell>
          <table:table-cell office:value-type="float" office:value="1.876149248" calcext:value-type="float">
            <text:p>1.876149248</text:p>
          </table:table-cell>
          <table:table-cell office:value-type="float" office:value="9.752686848" calcext:value-type="float">
            <text:p>9.752686848</text:p>
          </table:table-cell>
          <table:table-cell office:value-type="float" office:value="13.985152768" calcext:value-type="float">
            <text:p>13.985152768</text:p>
          </table:table-cell>
        </table:table-row>
        <table:table-row table:style-name="ro1">
          <table:table-cell/>
          <table:table-cell office:value-type="float" office:value="0.006260736" calcext:value-type="float">
            <text:p>0.006260736</text:p>
          </table:table-cell>
          <table:table-cell office:value-type="float" office:value="0.007241984" calcext:value-type="float">
            <text:p>0.007241984</text:p>
          </table:table-cell>
          <table:table-cell office:value-type="float" office:value="0.017207296" calcext:value-type="float">
            <text:p>0.017207296</text:p>
          </table:table-cell>
          <table:table-cell office:value-type="float" office:value="0.047074048" calcext:value-type="float">
            <text:p>0.047074048</text:p>
          </table:table-cell>
          <table:table-cell office:value-type="float" office:value="0.253675264" calcext:value-type="float">
            <text:p>0.253675264</text:p>
          </table:table-cell>
          <table:table-cell office:value-type="float" office:value="1.109001216" calcext:value-type="float">
            <text:p>1.109001216</text:p>
          </table:table-cell>
          <table:table-cell office:value-type="float" office:value="1.384171264" calcext:value-type="float">
            <text:p>1.384171264</text:p>
          </table:table-cell>
          <table:table-cell office:value-type="float" office:value="1.241536512" calcext:value-type="float">
            <text:p>1.241536512</text:p>
          </table:table-cell>
          <table:table-cell office:value-type="float" office:value="2.034933504" calcext:value-type="float">
            <text:p>2.034933504</text:p>
          </table:table-cell>
          <table:table-cell office:value-type="float" office:value="1.54999296" calcext:value-type="float">
            <text:p>1.54999296</text:p>
          </table:table-cell>
          <table:table-cell office:value-type="float" office:value="2.6816192" calcext:value-type="float">
            <text:p>2.6816192</text:p>
          </table:table-cell>
          <table:table-cell office:value-type="float" office:value="1.841664256" calcext:value-type="float">
            <text:p>1.841664256</text:p>
          </table:table-cell>
          <table:table-cell office:value-type="float" office:value="9.752717824" calcext:value-type="float">
            <text:p>9.752717824</text:p>
          </table:table-cell>
          <table:table-cell office:value-type="float" office:value="13.985141248" calcext:value-type="float">
            <text:p>13.985141248</text:p>
          </table:table-cell>
        </table:table-row>
        <table:table-row table:style-name="ro1">
          <table:table-cell/>
          <table:table-cell office:value-type="float" office:value="0.006943744" calcext:value-type="float">
            <text:p>0.006943744</text:p>
          </table:table-cell>
          <table:table-cell office:value-type="float" office:value="0.005667072" calcext:value-type="float">
            <text:p>0.005667072</text:p>
          </table:table-cell>
          <table:table-cell office:value-type="float" office:value="0.017180416" calcext:value-type="float">
            <text:p>0.017180416</text:p>
          </table:table-cell>
          <table:table-cell office:value-type="float" office:value="0.097461248" calcext:value-type="float">
            <text:p>0.097461248</text:p>
          </table:table-cell>
          <table:table-cell office:value-type="float" office:value="0.253711872" calcext:value-type="float">
            <text:p>0.253711872</text:p>
          </table:table-cell>
          <table:table-cell office:value-type="float" office:value="1.065652992" calcext:value-type="float">
            <text:p>1.065652992</text:p>
          </table:table-cell>
          <table:table-cell office:value-type="float" office:value="1.384210688" calcext:value-type="float">
            <text:p>1.384210688</text:p>
          </table:table-cell>
          <table:table-cell office:value-type="float" office:value="1.263960064" calcext:value-type="float">
            <text:p>1.263960064</text:p>
          </table:table-cell>
          <table:table-cell office:value-type="float" office:value="2.034774528" calcext:value-type="float">
            <text:p>2.034774528</text:p>
          </table:table-cell>
          <table:table-cell office:value-type="float" office:value="1.549994496" calcext:value-type="float">
            <text:p>1.549994496</text:p>
          </table:table-cell>
          <table:table-cell office:value-type="float" office:value="2.681651968" calcext:value-type="float">
            <text:p>2.681651968</text:p>
          </table:table-cell>
          <table:table-cell office:value-type="float" office:value="1.841549056" calcext:value-type="float">
            <text:p>1.841549056</text:p>
          </table:table-cell>
          <table:table-cell office:value-type="float" office:value="9.752748288" calcext:value-type="float">
            <text:p>9.752748288</text:p>
          </table:table-cell>
          <table:table-cell office:value-type="float" office:value="13.98518784" calcext:value-type="float">
            <text:p>13.98518784</text:p>
          </table:table-cell>
        </table:table-row>
        <table:table-row table:style-name="ro1">
          <table:table-cell/>
          <table:table-cell office:value-type="float" office:value="0.003614464" calcext:value-type="float">
            <text:p>0.003614464</text:p>
          </table:table-cell>
          <table:table-cell office:value-type="float" office:value="0.005945856" calcext:value-type="float">
            <text:p>0.005945856</text:p>
          </table:table-cell>
          <table:table-cell office:value-type="float" office:value="0.01658752" calcext:value-type="float">
            <text:p>0.01658752</text:p>
          </table:table-cell>
          <table:table-cell office:value-type="float" office:value="0.097781504" calcext:value-type="float">
            <text:p>0.097781504</text:p>
          </table:table-cell>
          <table:table-cell office:value-type="float" office:value="0.253748224" calcext:value-type="float">
            <text:p>0.253748224</text:p>
          </table:table-cell>
          <table:table-cell office:value-type="float" office:value="1.119756544" calcext:value-type="float">
            <text:p>1.119756544</text:p>
          </table:table-cell>
          <table:table-cell office:value-type="float" office:value="1.38424832" calcext:value-type="float">
            <text:p>1.38424832</text:p>
          </table:table-cell>
          <table:table-cell office:value-type="float" office:value="1.263955456" calcext:value-type="float">
            <text:p>1.263955456</text:p>
          </table:table-cell>
          <table:table-cell office:value-type="float" office:value="2.034682112" calcext:value-type="float">
            <text:p>2.034682112</text:p>
          </table:table-cell>
          <table:table-cell office:value-type="float" office:value="1.54999552" calcext:value-type="float">
            <text:p>1.54999552</text:p>
          </table:table-cell>
          <table:table-cell office:value-type="float" office:value="2.681684992" calcext:value-type="float">
            <text:p>2.681684992</text:p>
          </table:table-cell>
          <table:table-cell office:value-type="float" office:value="1.87745536" calcext:value-type="float">
            <text:p>1.87745536</text:p>
          </table:table-cell>
          <table:table-cell office:value-type="float" office:value="9.752778752" calcext:value-type="float">
            <text:p>9.752778752</text:p>
          </table:table-cell>
          <table:table-cell office:value-type="float" office:value="13.517790976" calcext:value-type="float">
            <text:p>13.517790976</text:p>
          </table:table-cell>
        </table:table-row>
        <table:table-row table:style-name="ro1">
          <table:table-cell/>
          <table:table-cell office:value-type="float" office:value="0.01217408" calcext:value-type="float">
            <text:p>0.01217408</text:p>
          </table:table-cell>
          <table:table-cell office:value-type="float" office:value="0.006415104" calcext:value-type="float">
            <text:p>0.006415104</text:p>
          </table:table-cell>
          <table:table-cell office:value-type="float" office:value="0.016545792" calcext:value-type="float">
            <text:p>0.016545792</text:p>
          </table:table-cell>
          <table:table-cell office:value-type="float" office:value="0.09775872" calcext:value-type="float">
            <text:p>0.09775872</text:p>
          </table:table-cell>
          <table:table-cell office:value-type="float" office:value="0.2537856" calcext:value-type="float">
            <text:p>0.2537856</text:p>
          </table:table-cell>
          <table:table-cell office:value-type="float" office:value="1.119779328" calcext:value-type="float">
            <text:p>1.119779328</text:p>
          </table:table-cell>
          <table:table-cell office:value-type="float" office:value="1.384286464" calcext:value-type="float">
            <text:p>1.384286464</text:p>
          </table:table-cell>
          <table:table-cell office:value-type="float" office:value="1.275552768" calcext:value-type="float">
            <text:p>1.275552768</text:p>
          </table:table-cell>
          <table:table-cell office:value-type="float" office:value="2.034596096" calcext:value-type="float">
            <text:p>2.034596096</text:p>
          </table:table-cell>
          <table:table-cell office:value-type="float" office:value="1.549997056" calcext:value-type="float">
            <text:p>1.549997056</text:p>
          </table:table-cell>
          <table:table-cell office:value-type="float" office:value="2.681718784" calcext:value-type="float">
            <text:p>2.681718784</text:p>
          </table:table-cell>
          <table:table-cell office:value-type="float" office:value="1.877554176" calcext:value-type="float">
            <text:p>1.877554176</text:p>
          </table:table-cell>
          <table:table-cell office:value-type="float" office:value="9.73085952" calcext:value-type="float">
            <text:p>9.73085952</text:p>
          </table:table-cell>
          <table:table-cell office:value-type="float" office:value="13.517829632" calcext:value-type="float">
            <text:p>13.517829632</text:p>
          </table:table-cell>
        </table:table-row>
        <table:table-row table:style-name="ro1">
          <table:table-cell/>
          <table:table-cell office:value-type="float" office:value="0.00051072" calcext:value-type="float">
            <text:p>0.00051072</text:p>
          </table:table-cell>
          <table:table-cell office:value-type="float" office:value="0.006879232" calcext:value-type="float">
            <text:p>0.006879232</text:p>
          </table:table-cell>
          <table:table-cell office:value-type="float" office:value="0.016504576" calcext:value-type="float">
            <text:p>0.016504576</text:p>
          </table:table-cell>
          <table:table-cell office:value-type="float" office:value="0.09774848" calcext:value-type="float">
            <text:p>0.09774848</text:p>
          </table:table-cell>
          <table:table-cell office:value-type="float" office:value="0.253985536" calcext:value-type="float">
            <text:p>0.253985536</text:p>
          </table:table-cell>
          <table:table-cell office:value-type="float" office:value="1.119771648" calcext:value-type="float">
            <text:p>1.119771648</text:p>
          </table:table-cell>
          <table:table-cell office:value-type="float" office:value="1.384607488" calcext:value-type="float">
            <text:p>1.384607488</text:p>
          </table:table-cell>
          <table:table-cell office:value-type="float" office:value="1.242217216" calcext:value-type="float">
            <text:p>1.242217216</text:p>
          </table:table-cell>
          <table:table-cell office:value-type="float" office:value="2.034514688" calcext:value-type="float">
            <text:p>2.034514688</text:p>
          </table:table-cell>
          <table:table-cell office:value-type="float" office:value="1.54999808" calcext:value-type="float">
            <text:p>1.54999808</text:p>
          </table:table-cell>
          <table:table-cell office:value-type="float" office:value="2.681752576" calcext:value-type="float">
            <text:p>2.681752576</text:p>
          </table:table-cell>
          <table:table-cell office:value-type="float" office:value="1.877490432" calcext:value-type="float">
            <text:p>1.877490432</text:p>
          </table:table-cell>
          <table:table-cell office:value-type="float" office:value="9.73088128" calcext:value-type="float">
            <text:p>9.73088128</text:p>
          </table:table-cell>
          <table:table-cell office:value-type="float" office:value="13.517873408" calcext:value-type="float">
            <text:p>13.517873408</text:p>
          </table:table-cell>
        </table:table-row>
        <table:table-row table:style-name="ro1">
          <table:table-cell/>
          <table:table-cell office:value-type="float" office:value="0.016211712" calcext:value-type="float">
            <text:p>0.016211712</text:p>
          </table:table-cell>
          <table:table-cell office:value-type="float" office:value="0.00665984" calcext:value-type="float">
            <text:p>0.00665984</text:p>
          </table:table-cell>
          <table:table-cell office:value-type="float" office:value="0.01705728" calcext:value-type="float">
            <text:p>0.01705728</text:p>
          </table:table-cell>
          <table:table-cell office:value-type="float" office:value="0.09775104" calcext:value-type="float">
            <text:p>0.09775104</text:p>
          </table:table-cell>
          <table:table-cell office:value-type="float" office:value="0.25394688" calcext:value-type="float">
            <text:p>0.25394688</text:p>
          </table:table-cell>
          <table:table-cell office:value-type="float" office:value="1.119761408" calcext:value-type="float">
            <text:p>1.119761408</text:p>
          </table:table-cell>
          <table:table-cell office:value-type="float" office:value="1.384550912" calcext:value-type="float">
            <text:p>1.384550912</text:p>
          </table:table-cell>
          <table:table-cell office:value-type="float" office:value="1.242147072" calcext:value-type="float">
            <text:p>1.242147072</text:p>
          </table:table-cell>
          <table:table-cell office:value-type="float" office:value="2.034433536" calcext:value-type="float">
            <text:p>2.034433536</text:p>
          </table:table-cell>
          <table:table-cell office:value-type="float" office:value="1.549999616" calcext:value-type="float">
            <text:p>1.549999616</text:p>
          </table:table-cell>
          <table:table-cell office:value-type="float" office:value="2.681786624" calcext:value-type="float">
            <text:p>2.681786624</text:p>
          </table:table-cell>
          <table:table-cell office:value-type="float" office:value="1.877482752" calcext:value-type="float">
            <text:p>1.877482752</text:p>
          </table:table-cell>
          <table:table-cell office:value-type="float" office:value="9.730907904" calcext:value-type="float">
            <text:p>9.730907904</text:p>
          </table:table-cell>
          <table:table-cell office:value-type="float" office:value="13.5179264" calcext:value-type="float">
            <text:p>13.5179264</text:p>
          </table:table-cell>
        </table:table-row>
        <table:table-row table:style-name="ro1">
          <table:table-cell/>
          <table:table-cell office:value-type="float" office:value="0.005932544" calcext:value-type="float">
            <text:p>0.005932544</text:p>
          </table:table-cell>
          <table:table-cell office:value-type="float" office:value="0.006323712" calcext:value-type="float">
            <text:p>0.006323712</text:p>
          </table:table-cell>
          <table:table-cell office:value-type="float" office:value="0.016818176" calcext:value-type="float">
            <text:p>0.016818176</text:p>
          </table:table-cell>
          <table:table-cell office:value-type="float" office:value="0.097762048" calcext:value-type="float">
            <text:p>0.097762048</text:p>
          </table:table-cell>
          <table:table-cell office:value-type="float" office:value="0.253967872" calcext:value-type="float">
            <text:p>0.253967872</text:p>
          </table:table-cell>
          <table:table-cell office:value-type="float" office:value="1.119692032" calcext:value-type="float">
            <text:p>1.119692032</text:p>
          </table:table-cell>
          <table:table-cell office:value-type="float" office:value="1.384574976" calcext:value-type="float">
            <text:p>1.384574976</text:p>
          </table:table-cell>
          <table:table-cell office:value-type="float" office:value="1.242128896" calcext:value-type="float">
            <text:p>1.242128896</text:p>
          </table:table-cell>
          <table:table-cell office:value-type="float" office:value="2.034354944" calcext:value-type="float">
            <text:p>2.034354944</text:p>
          </table:table-cell>
          <table:table-cell office:value-type="float" office:value="1.532613376" calcext:value-type="float">
            <text:p>1.532613376</text:p>
          </table:table-cell>
          <table:table-cell office:value-type="float" office:value="2.68182016" calcext:value-type="float">
            <text:p>2.68182016</text:p>
          </table:table-cell>
          <table:table-cell office:value-type="float" office:value="1.877480704" calcext:value-type="float">
            <text:p>1.877480704</text:p>
          </table:table-cell>
          <table:table-cell office:value-type="float" office:value="9.730934784" calcext:value-type="float">
            <text:p>9.730934784</text:p>
          </table:table-cell>
          <table:table-cell office:value-type="float" office:value="12.924005888" calcext:value-type="float">
            <text:p>12.924005888</text:p>
          </table:table-cell>
        </table:table-row>
        <table:table-row table:style-name="ro1">
          <table:table-cell/>
          <table:table-cell office:value-type="float" office:value="0.006972928" calcext:value-type="float">
            <text:p>0.006972928</text:p>
          </table:table-cell>
          <table:table-cell office:value-type="float" office:value="0.008752384" calcext:value-type="float">
            <text:p>0.008752384</text:p>
          </table:table-cell>
          <table:table-cell office:value-type="float" office:value="0.016098816" calcext:value-type="float">
            <text:p>0.016098816</text:p>
          </table:table-cell>
          <table:table-cell office:value-type="float" office:value="0.087569408" calcext:value-type="float">
            <text:p>0.087569408</text:p>
          </table:table-cell>
          <table:table-cell office:value-type="float" office:value="0.254068224" calcext:value-type="float">
            <text:p>0.254068224</text:p>
          </table:table-cell>
          <table:table-cell office:value-type="float" office:value="1.065656832" calcext:value-type="float">
            <text:p>1.065656832</text:p>
          </table:table-cell>
          <table:table-cell office:value-type="float" office:value="1.36096512" calcext:value-type="float">
            <text:p>1.36096512</text:p>
          </table:table-cell>
          <table:table-cell office:value-type="float" office:value="1.228908288" calcext:value-type="float">
            <text:p>1.228908288</text:p>
          </table:table-cell>
          <table:table-cell office:value-type="float" office:value="2.019191808" calcext:value-type="float">
            <text:p>2.019191808</text:p>
          </table:table-cell>
          <table:table-cell office:value-type="float" office:value="1.532621312" calcext:value-type="float">
            <text:p>1.532621312</text:p>
          </table:table-cell>
          <table:table-cell office:value-type="float" office:value="2.679702784" calcext:value-type="float">
            <text:p>2.679702784</text:p>
          </table:table-cell>
          <table:table-cell office:value-type="float" office:value="1.877479424" calcext:value-type="float">
            <text:p>1.877479424</text:p>
          </table:table-cell>
          <table:table-cell office:value-type="float" office:value="9.730962944" calcext:value-type="float">
            <text:p>9.730962944</text:p>
          </table:table-cell>
          <table:table-cell office:value-type="float" office:value="14.162478848" calcext:value-type="float">
            <text:p>14.162478848</text:p>
          </table:table-cell>
        </table:table-row>
        <table:table-row table:style-name="ro1">
          <table:table-cell/>
          <table:table-cell office:value-type="float" office:value="0.006056704" calcext:value-type="float">
            <text:p>0.006056704</text:p>
          </table:table-cell>
          <table:table-cell office:value-type="float" office:value="0.005820416" calcext:value-type="float">
            <text:p>0.005820416</text:p>
          </table:table-cell>
          <table:table-cell office:value-type="float" office:value="0.016064" calcext:value-type="float">
            <text:p>0.016064</text:p>
          </table:table-cell>
          <table:table-cell office:value-type="float" office:value="0.087524608" calcext:value-type="float">
            <text:p>0.087524608</text:p>
          </table:table-cell>
          <table:table-cell office:value-type="float" office:value="0.254087936" calcext:value-type="float">
            <text:p>0.254087936</text:p>
          </table:table-cell>
          <table:table-cell office:value-type="float" office:value="1.06567296" calcext:value-type="float">
            <text:p>1.06567296</text:p>
          </table:table-cell>
          <table:table-cell office:value-type="float" office:value="1.361003264" calcext:value-type="float">
            <text:p>1.361003264</text:p>
          </table:table-cell>
          <table:table-cell office:value-type="float" office:value="1.228883712" calcext:value-type="float">
            <text:p>1.228883712</text:p>
          </table:table-cell>
          <table:table-cell office:value-type="float" office:value="2.01922304" calcext:value-type="float">
            <text:p>2.01922304</text:p>
          </table:table-cell>
          <table:table-cell office:value-type="float" office:value="1.598861312" calcext:value-type="float">
            <text:p>1.598861312</text:p>
          </table:table-cell>
          <table:table-cell office:value-type="float" office:value="2.679736576" calcext:value-type="float">
            <text:p>2.679736576</text:p>
          </table:table-cell>
          <table:table-cell office:value-type="float" office:value="1.931537408" calcext:value-type="float">
            <text:p>1.931537408</text:p>
          </table:table-cell>
          <table:table-cell office:value-type="float" office:value="9.730991104" calcext:value-type="float">
            <text:p>9.730991104</text:p>
          </table:table-cell>
          <table:table-cell office:value-type="float" office:value="14.16251776" calcext:value-type="float">
            <text:p>14.16251776</text:p>
          </table:table-cell>
        </table:table-row>
        <table:table-row table:style-name="ro1">
          <table:table-cell/>
          <table:table-cell office:value-type="float" office:value="0.007851008" calcext:value-type="float">
            <text:p>0.007851008</text:p>
          </table:table-cell>
          <table:table-cell office:value-type="float" office:value="0.007535872" calcext:value-type="float">
            <text:p>0.007535872</text:p>
          </table:table-cell>
          <table:table-cell office:value-type="float" office:value="0.016031744" calcext:value-type="float">
            <text:p>0.016031744</text:p>
          </table:table-cell>
          <table:table-cell office:value-type="float" office:value="0.087732736" calcext:value-type="float">
            <text:p>0.087732736</text:p>
          </table:table-cell>
          <table:table-cell office:value-type="float" office:value="0.254117888" calcext:value-type="float">
            <text:p>0.254117888</text:p>
          </table:table-cell>
          <table:table-cell office:value-type="float" office:value="1.065695488" calcext:value-type="float">
            <text:p>1.065695488</text:p>
          </table:table-cell>
          <table:table-cell office:value-type="float" office:value="1.36104192" calcext:value-type="float">
            <text:p>1.36104192</text:p>
          </table:table-cell>
          <table:table-cell office:value-type="float" office:value="1.228860416" calcext:value-type="float">
            <text:p>1.228860416</text:p>
          </table:table-cell>
          <table:table-cell office:value-type="float" office:value="2.019255808" calcext:value-type="float">
            <text:p>2.019255808</text:p>
          </table:table-cell>
          <table:table-cell office:value-type="float" office:value="1.598764288" calcext:value-type="float">
            <text:p>1.598764288</text:p>
          </table:table-cell>
          <table:table-cell office:value-type="float" office:value="2.679771136" calcext:value-type="float">
            <text:p>2.679771136</text:p>
          </table:table-cell>
          <table:table-cell office:value-type="float" office:value="1.931533824" calcext:value-type="float">
            <text:p>1.931533824</text:p>
          </table:table-cell>
          <table:table-cell office:value-type="float" office:value="9.731020032" calcext:value-type="float">
            <text:p>9.731020032</text:p>
          </table:table-cell>
          <table:table-cell office:value-type="float" office:value="14.162561792" calcext:value-type="float">
            <text:p>14.162561792</text:p>
          </table:table-cell>
        </table:table-row>
        <table:table-row table:style-name="ro1">
          <table:table-cell/>
          <table:table-cell office:value-type="float" office:value="0.006499328" calcext:value-type="float">
            <text:p>0.006499328</text:p>
          </table:table-cell>
          <table:table-cell office:value-type="float" office:value="0.007246592" calcext:value-type="float">
            <text:p>0.007246592</text:p>
          </table:table-cell>
          <table:table-cell office:value-type="float" office:value="0.016416" calcext:value-type="float">
            <text:p>0.016416</text:p>
          </table:table-cell>
          <table:table-cell office:value-type="float" office:value="0.087864064" calcext:value-type="float">
            <text:p>0.087864064</text:p>
          </table:table-cell>
          <table:table-cell office:value-type="float" office:value="0.254148096" calcext:value-type="float">
            <text:p>0.254148096</text:p>
          </table:table-cell>
          <table:table-cell office:value-type="float" office:value="1.055606016" calcext:value-type="float">
            <text:p>1.055606016</text:p>
          </table:table-cell>
          <table:table-cell office:value-type="float" office:value="1.42517632" calcext:value-type="float">
            <text:p>1.42517632</text:p>
          </table:table-cell>
          <table:table-cell office:value-type="float" office:value="1.242108672" calcext:value-type="float">
            <text:p>1.242108672</text:p>
          </table:table-cell>
          <table:table-cell office:value-type="float" office:value="2.019288832" calcext:value-type="float">
            <text:p>2.019288832</text:p>
          </table:table-cell>
          <table:table-cell office:value-type="float" office:value="1.598728704" calcext:value-type="float">
            <text:p>1.598728704</text:p>
          </table:table-cell>
          <table:table-cell office:value-type="float" office:value="2.679806464" calcext:value-type="float">
            <text:p>2.679806464</text:p>
          </table:table-cell>
          <table:table-cell office:value-type="float" office:value="1.93153024" calcext:value-type="float">
            <text:p>1.93153024</text:p>
          </table:table-cell>
          <table:table-cell office:value-type="float" office:value="9.731047936" calcext:value-type="float">
            <text:p>9.731047936</text:p>
          </table:table-cell>
          <table:table-cell office:value-type="float" office:value="10.20489472" calcext:value-type="float">
            <text:p>10.20489472</text:p>
          </table:table-cell>
        </table:table-row>
        <table:table-row table:style-name="ro1">
          <table:table-cell/>
          <table:table-cell office:value-type="float" office:value="0.005613568" calcext:value-type="float">
            <text:p>0.005613568</text:p>
          </table:table-cell>
          <table:table-cell office:value-type="float" office:value="0.001769472" calcext:value-type="float">
            <text:p>0.001769472</text:p>
          </table:table-cell>
          <table:table-cell office:value-type="float" office:value="0.016311552" calcext:value-type="float">
            <text:p>0.016311552</text:p>
          </table:table-cell>
          <table:table-cell office:value-type="float" office:value="0.087863552" calcext:value-type="float">
            <text:p>0.087863552</text:p>
          </table:table-cell>
          <table:table-cell office:value-type="float" office:value="0.254179328" calcext:value-type="float">
            <text:p>0.254179328</text:p>
          </table:table-cell>
          <table:table-cell office:value-type="float" office:value="1.115105536" calcext:value-type="float">
            <text:p>1.115105536</text:p>
          </table:table-cell>
          <table:table-cell office:value-type="float" office:value="1.42523392" calcext:value-type="float">
            <text:p>1.42523392</text:p>
          </table:table-cell>
          <table:table-cell office:value-type="float" office:value="1.242102528" calcext:value-type="float">
            <text:p>1.242102528</text:p>
          </table:table-cell>
          <table:table-cell office:value-type="float" office:value="2.019321088" calcext:value-type="float">
            <text:p>2.019321088</text:p>
          </table:table-cell>
          <table:table-cell office:value-type="float" office:value="1.598697728" calcext:value-type="float">
            <text:p>1.598697728</text:p>
          </table:table-cell>
          <table:table-cell office:value-type="float" office:value="2.679840512" calcext:value-type="float">
            <text:p>2.679840512</text:p>
          </table:table-cell>
          <table:table-cell office:value-type="float" office:value="1.931525632" calcext:value-type="float">
            <text:p>1.931525632</text:p>
          </table:table-cell>
          <table:table-cell office:value-type="float" office:value="9.731076608" calcext:value-type="float">
            <text:p>9.731076608</text:p>
          </table:table-cell>
          <table:table-cell office:value-type="float" office:value="13.42269824" calcext:value-type="float">
            <text:p>13.42269824</text:p>
          </table:table-cell>
        </table:table-row>
        <table:table-row table:style-name="ro1">
          <table:table-cell/>
          <table:table-cell office:value-type="float" office:value="0.011516672" calcext:value-type="float">
            <text:p>0.011516672</text:p>
          </table:table-cell>
          <table:table-cell office:value-type="float" office:value="0.006395392" calcext:value-type="float">
            <text:p>0.006395392</text:p>
          </table:table-cell>
          <table:table-cell office:value-type="float" office:value="0.013394688" calcext:value-type="float">
            <text:p>0.013394688</text:p>
          </table:table-cell>
          <table:table-cell office:value-type="float" office:value="0.088189952" calcext:value-type="float">
            <text:p>0.088189952</text:p>
          </table:table-cell>
          <table:table-cell office:value-type="float" office:value="0.254208256" calcext:value-type="float">
            <text:p>0.254208256</text:p>
          </table:table-cell>
          <table:table-cell office:value-type="float" office:value="1.066159104" calcext:value-type="float">
            <text:p>1.066159104</text:p>
          </table:table-cell>
          <table:table-cell office:value-type="float" office:value="1.425283584" calcext:value-type="float">
            <text:p>1.425283584</text:p>
          </table:table-cell>
          <table:table-cell office:value-type="float" office:value="1.242097152" calcext:value-type="float">
            <text:p>1.242097152</text:p>
          </table:table-cell>
          <table:table-cell office:value-type="float" office:value="2.0337536" calcext:value-type="float">
            <text:p>2.0337536</text:p>
          </table:table-cell>
          <table:table-cell office:value-type="float" office:value="1.598673408" calcext:value-type="float">
            <text:p>1.598673408</text:p>
          </table:table-cell>
          <table:table-cell office:value-type="float" office:value="2.679874816" calcext:value-type="float">
            <text:p>2.679874816</text:p>
          </table:table-cell>
          <table:table-cell office:value-type="float" office:value="1.93152128" calcext:value-type="float">
            <text:p>1.93152128</text:p>
          </table:table-cell>
          <table:table-cell office:value-type="float" office:value="9.731106304" calcext:value-type="float">
            <text:p>9.731106304</text:p>
          </table:table-cell>
          <table:table-cell office:value-type="float" office:value="13.758691584" calcext:value-type="float">
            <text:p>13.758691584</text:p>
          </table:table-cell>
        </table:table-row>
        <table:table-row table:style-name="ro1">
          <table:table-cell/>
          <table:table-cell office:value-type="float" office:value="0.006150144" calcext:value-type="float">
            <text:p>0.006150144</text:p>
          </table:table-cell>
          <table:table-cell office:value-type="float" office:value="0.00580224" calcext:value-type="float">
            <text:p>0.00580224</text:p>
          </table:table-cell>
          <table:table-cell office:value-type="float" office:value="0.013376512" calcext:value-type="float">
            <text:p>0.013376512</text:p>
          </table:table-cell>
          <table:table-cell office:value-type="float" office:value="0.08815232" calcext:value-type="float">
            <text:p>0.08815232</text:p>
          </table:table-cell>
          <table:table-cell office:value-type="float" office:value="0.25424" calcext:value-type="float">
            <text:p>0.25424</text:p>
          </table:table-cell>
          <table:table-cell office:value-type="float" office:value="1.066157056" calcext:value-type="float">
            <text:p>1.066157056</text:p>
          </table:table-cell>
          <table:table-cell office:value-type="float" office:value="1.4253184" calcext:value-type="float">
            <text:p>1.4253184</text:p>
          </table:table-cell>
          <table:table-cell office:value-type="float" office:value="1.242092288" calcext:value-type="float">
            <text:p>1.242092288</text:p>
          </table:table-cell>
          <table:table-cell office:value-type="float" office:value="2.036488704" calcext:value-type="float">
            <text:p>2.036488704</text:p>
          </table:table-cell>
          <table:table-cell office:value-type="float" office:value="1.598653184" calcext:value-type="float">
            <text:p>1.598653184</text:p>
          </table:table-cell>
          <table:table-cell office:value-type="float" office:value="2.679909632" calcext:value-type="float">
            <text:p>2.679909632</text:p>
          </table:table-cell>
          <table:table-cell office:value-type="float" office:value="1.87746176" calcext:value-type="float">
            <text:p>1.87746176</text:p>
          </table:table-cell>
          <table:table-cell office:value-type="float" office:value="9.731128576" calcext:value-type="float">
            <text:p>9.731128576</text:p>
          </table:table-cell>
          <table:table-cell office:value-type="float" office:value="14.71950208" calcext:value-type="float">
            <text:p>14.71950208</text:p>
          </table:table-cell>
        </table:table-row>
        <table:table-row table:style-name="ro1">
          <table:table-cell/>
          <table:table-cell office:value-type="float" office:value="0.007216384" calcext:value-type="float">
            <text:p>0.007216384</text:p>
          </table:table-cell>
          <table:table-cell office:value-type="float" office:value="0.006037504" calcext:value-type="float">
            <text:p>0.006037504</text:p>
          </table:table-cell>
          <table:table-cell office:value-type="float" office:value="0.013395968" calcext:value-type="float">
            <text:p>0.013395968</text:p>
          </table:table-cell>
          <table:table-cell office:value-type="float" office:value="0.08812672" calcext:value-type="float">
            <text:p>0.08812672</text:p>
          </table:table-cell>
          <table:table-cell office:value-type="float" office:value="0.254460928" calcext:value-type="float">
            <text:p>0.254460928</text:p>
          </table:table-cell>
          <table:table-cell office:value-type="float" office:value="1.111664384" calcext:value-type="float">
            <text:p>1.111664384</text:p>
          </table:table-cell>
          <table:table-cell office:value-type="float" office:value="1.425351168" calcext:value-type="float">
            <text:p>1.425351168</text:p>
          </table:table-cell>
          <table:table-cell office:value-type="float" office:value="1.242086144" calcext:value-type="float">
            <text:p>1.242086144</text:p>
          </table:table-cell>
          <table:table-cell office:value-type="float" office:value="2.036541184" calcext:value-type="float">
            <text:p>2.036541184</text:p>
          </table:table-cell>
          <table:table-cell office:value-type="float" office:value="1.598632448" calcext:value-type="float">
            <text:p>1.598632448</text:p>
          </table:table-cell>
          <table:table-cell office:value-type="float" office:value="2.679944192" calcext:value-type="float">
            <text:p>2.679944192</text:p>
          </table:table-cell>
          <table:table-cell office:value-type="float" office:value="1.877460224" calcext:value-type="float">
            <text:p>1.877460224</text:p>
          </table:table-cell>
          <table:table-cell office:value-type="float" office:value="9.731153408" calcext:value-type="float">
            <text:p>9.731153408</text:p>
          </table:table-cell>
          <table:table-cell office:value-type="float" office:value="14.624573184" calcext:value-type="float">
            <text:p>14.624573184</text:p>
          </table:table-cell>
        </table:table-row>
        <table:table-row table:style-name="ro1">
          <table:table-cell/>
          <table:table-cell office:value-type="float" office:value="0.006358272" calcext:value-type="float">
            <text:p>0.006358272</text:p>
          </table:table-cell>
          <table:table-cell office:value-type="float" office:value="0.009252096" calcext:value-type="float">
            <text:p>0.009252096</text:p>
          </table:table-cell>
          <table:table-cell office:value-type="float" office:value="0.013714176" calcext:value-type="float">
            <text:p>0.013714176</text:p>
          </table:table-cell>
          <table:table-cell office:value-type="float" office:value="0.088110592" calcext:value-type="float">
            <text:p>0.088110592</text:p>
          </table:table-cell>
          <table:table-cell office:value-type="float" office:value="0.254428416" calcext:value-type="float">
            <text:p>0.254428416</text:p>
          </table:table-cell>
          <table:table-cell office:value-type="float" office:value="1.111681024" calcext:value-type="float">
            <text:p>1.111681024</text:p>
          </table:table-cell>
          <table:table-cell office:value-type="float" office:value="1.425384448" calcext:value-type="float">
            <text:p>1.425384448</text:p>
          </table:table-cell>
          <table:table-cell office:value-type="float" office:value="1.228700928" calcext:value-type="float">
            <text:p>1.228700928</text:p>
          </table:table-cell>
          <table:table-cell office:value-type="float" office:value="2.036570368" calcext:value-type="float">
            <text:p>2.036570368</text:p>
          </table:table-cell>
          <table:table-cell office:value-type="float" office:value="1.598612224" calcext:value-type="float">
            <text:p>1.598612224</text:p>
          </table:table-cell>
          <table:table-cell office:value-type="float" office:value="2.679979264" calcext:value-type="float">
            <text:p>2.679979264</text:p>
          </table:table-cell>
          <table:table-cell office:value-type="float" office:value="1.877459456" calcext:value-type="float">
            <text:p>1.877459456</text:p>
          </table:table-cell>
          <table:table-cell office:value-type="float" office:value="9.81107456" calcext:value-type="float">
            <text:p>9.81107456</text:p>
          </table:table-cell>
          <table:table-cell office:value-type="float" office:value="14.624605696" calcext:value-type="float">
            <text:p>14.624605696</text:p>
          </table:table-cell>
        </table:table-row>
        <table:table-row table:style-name="ro1">
          <table:table-cell/>
          <table:table-cell office:value-type="float" office:value="0.012655104" calcext:value-type="float">
            <text:p>0.012655104</text:p>
          </table:table-cell>
          <table:table-cell office:value-type="float" office:value="0.00747136" calcext:value-type="float">
            <text:p>0.00747136</text:p>
          </table:table-cell>
          <table:table-cell office:value-type="float" office:value="0.013603328" calcext:value-type="float">
            <text:p>0.013603328</text:p>
          </table:table-cell>
          <table:table-cell office:value-type="float" office:value="0.088096512" calcext:value-type="float">
            <text:p>0.088096512</text:p>
          </table:table-cell>
          <table:table-cell office:value-type="float" office:value="0.254445056" calcext:value-type="float">
            <text:p>0.254445056</text:p>
          </table:table-cell>
          <table:table-cell office:value-type="float" office:value="1.111689728" calcext:value-type="float">
            <text:p>1.111689728</text:p>
          </table:table-cell>
          <table:table-cell office:value-type="float" office:value="1.425414912" calcext:value-type="float">
            <text:p>1.425414912</text:p>
          </table:table-cell>
          <table:table-cell office:value-type="float" office:value="1.242078976" calcext:value-type="float">
            <text:p>1.242078976</text:p>
          </table:table-cell>
          <table:table-cell office:value-type="float" office:value="2.036605952" calcext:value-type="float">
            <text:p>2.036605952</text:p>
          </table:table-cell>
          <table:table-cell office:value-type="float" office:value="1.550802688" calcext:value-type="float">
            <text:p>1.550802688</text:p>
          </table:table-cell>
          <table:table-cell office:value-type="float" office:value="2.680013824" calcext:value-type="float">
            <text:p>2.680013824</text:p>
          </table:table-cell>
          <table:table-cell office:value-type="float" office:value="1.877456896" calcext:value-type="float">
            <text:p>1.877456896</text:p>
          </table:table-cell>
          <table:table-cell office:value-type="float" office:value="9.811112704" calcext:value-type="float">
            <text:p>9.811112704</text:p>
          </table:table-cell>
          <table:table-cell office:value-type="float" office:value="13.711317248" calcext:value-type="float">
            <text:p>13.711317248</text:p>
          </table:table-cell>
        </table:table-row>
        <table:table-row table:style-name="ro1">
          <table:table-cell/>
          <table:table-cell office:value-type="float" office:value="0.00060672" calcext:value-type="float">
            <text:p>0.00060672</text:p>
          </table:table-cell>
          <table:table-cell office:value-type="float" office:value="0.01199104" calcext:value-type="float">
            <text:p>0.01199104</text:p>
          </table:table-cell>
          <table:table-cell office:value-type="float" office:value="0.0077952" calcext:value-type="float">
            <text:p>0.0077952</text:p>
          </table:table-cell>
          <table:table-cell office:value-type="float" office:value="0.088066304" calcext:value-type="float">
            <text:p>0.088066304</text:p>
          </table:table-cell>
          <table:table-cell office:value-type="float" office:value="0.253907968" calcext:value-type="float">
            <text:p>0.253907968</text:p>
          </table:table-cell>
          <table:table-cell office:value-type="float" office:value="1.160610816" calcext:value-type="float">
            <text:p>1.160610816</text:p>
          </table:table-cell>
          <table:table-cell office:value-type="float" office:value="1.425446656" calcext:value-type="float">
            <text:p>1.425446656</text:p>
          </table:table-cell>
          <table:table-cell office:value-type="float" office:value="1.242055936" calcext:value-type="float">
            <text:p>1.242055936</text:p>
          </table:table-cell>
          <table:table-cell office:value-type="float" office:value="2.036642816" calcext:value-type="float">
            <text:p>2.036642816</text:p>
          </table:table-cell>
          <table:table-cell office:value-type="float" office:value="1.550843136" calcext:value-type="float">
            <text:p>1.550843136</text:p>
          </table:table-cell>
          <table:table-cell office:value-type="float" office:value="2.680047872" calcext:value-type="float">
            <text:p>2.680047872</text:p>
          </table:table-cell>
          <table:table-cell office:value-type="float" office:value="1.87745536" calcext:value-type="float">
            <text:p>1.87745536</text:p>
          </table:table-cell>
          <table:table-cell office:value-type="float" office:value="9.811162624" calcext:value-type="float">
            <text:p>9.811162624</text:p>
          </table:table-cell>
          <table:table-cell office:value-type="float" office:value="13.71132032" calcext:value-type="float">
            <text:p>13.71132032</text:p>
          </table:table-cell>
        </table:table-row>
        <table:table-row table:style-name="ro1">
          <table:table-cell/>
          <table:table-cell office:value-type="float" office:value="0.007677184" calcext:value-type="float">
            <text:p>0.007677184</text:p>
          </table:table-cell>
          <table:table-cell office:value-type="float" office:value="0.001664256" calcext:value-type="float">
            <text:p>0.001664256</text:p>
          </table:table-cell>
          <table:table-cell office:value-type="float" office:value="0.007815168" calcext:value-type="float">
            <text:p>0.007815168</text:p>
          </table:table-cell>
          <table:table-cell office:value-type="float" office:value="0.08799744" calcext:value-type="float">
            <text:p>0.08799744</text:p>
          </table:table-cell>
          <table:table-cell office:value-type="float" office:value="0.253936384" calcext:value-type="float">
            <text:p>0.253936384</text:p>
          </table:table-cell>
          <table:table-cell office:value-type="float" office:value="1.160623872" calcext:value-type="float">
            <text:p>1.160623872</text:p>
          </table:table-cell>
          <table:table-cell office:value-type="float" office:value="1.42553216" calcext:value-type="float">
            <text:p>1.42553216</text:p>
          </table:table-cell>
          <table:table-cell office:value-type="float" office:value="1.264520192" calcext:value-type="float">
            <text:p>1.264520192</text:p>
          </table:table-cell>
          <table:table-cell office:value-type="float" office:value="2.036681472" calcext:value-type="float">
            <text:p>2.036681472</text:p>
          </table:table-cell>
          <table:table-cell office:value-type="float" office:value="1.533458432" calcext:value-type="float">
            <text:p>1.533458432</text:p>
          </table:table-cell>
          <table:table-cell office:value-type="float" office:value="2.680082944" calcext:value-type="float">
            <text:p>2.680082944</text:p>
          </table:table-cell>
          <table:table-cell office:value-type="float" office:value="1.877454592" calcext:value-type="float">
            <text:p>1.877454592</text:p>
          </table:table-cell>
          <table:table-cell office:value-type="float" office:value="9.811198464" calcext:value-type="float">
            <text:p>9.811198464</text:p>
          </table:table-cell>
          <table:table-cell office:value-type="float" office:value="13.711327488" calcext:value-type="float">
            <text:p>13.711327488</text:p>
          </table:table-cell>
        </table:table-row>
        <table:table-row table:style-name="ro1">
          <table:table-cell/>
          <table:table-cell office:value-type="float" office:value="0.005791488" calcext:value-type="float">
            <text:p>0.005791488</text:p>
          </table:table-cell>
          <table:table-cell office:value-type="float" office:value="0.010488576" calcext:value-type="float">
            <text:p>0.010488576</text:p>
          </table:table-cell>
          <table:table-cell office:value-type="float" office:value="0.007837696" calcext:value-type="float">
            <text:p>0.007837696</text:p>
          </table:table-cell>
          <table:table-cell office:value-type="float" office:value="0.08797696" calcext:value-type="float">
            <text:p>0.08797696</text:p>
          </table:table-cell>
          <table:table-cell office:value-type="float" office:value="0.253965824" calcext:value-type="float">
            <text:p>0.253965824</text:p>
          </table:table-cell>
          <table:table-cell office:value-type="float" office:value="1.16064128" calcext:value-type="float">
            <text:p>1.16064128</text:p>
          </table:table-cell>
          <table:table-cell office:value-type="float" office:value="1.425801216" calcext:value-type="float">
            <text:p>1.425801216</text:p>
          </table:table-cell>
          <table:table-cell office:value-type="float" office:value="1.22972928" calcext:value-type="float">
            <text:p>1.22972928</text:p>
          </table:table-cell>
          <table:table-cell office:value-type="float" office:value="2.036722432" calcext:value-type="float">
            <text:p>2.036722432</text:p>
          </table:table-cell>
          <table:table-cell office:value-type="float" office:value="1.533449472" calcext:value-type="float">
            <text:p>1.533449472</text:p>
          </table:table-cell>
          <table:table-cell office:value-type="float" office:value="2.680117504" calcext:value-type="float">
            <text:p>2.680117504</text:p>
          </table:table-cell>
          <table:table-cell office:value-type="float" office:value="1.877454336" calcext:value-type="float">
            <text:p>1.877454336</text:p>
          </table:table-cell>
          <table:table-cell office:value-type="float" office:value="9.79786112" calcext:value-type="float">
            <text:p>9.79786112</text:p>
          </table:table-cell>
          <table:table-cell office:value-type="float" office:value="13.711338496" calcext:value-type="float">
            <text:p>13.711338496</text:p>
          </table:table-cell>
        </table:table-row>
        <table:table-row table:style-name="ro1">
          <table:table-cell/>
          <table:table-cell office:value-type="float" office:value="0.006059776" calcext:value-type="float">
            <text:p>0.006059776</text:p>
          </table:table-cell>
          <table:table-cell office:value-type="float" office:value="0.006183168" calcext:value-type="float">
            <text:p>0.006183168</text:p>
          </table:table-cell>
          <table:table-cell office:value-type="float" office:value="0.007972096" calcext:value-type="float">
            <text:p>0.007972096</text:p>
          </table:table-cell>
          <table:table-cell office:value-type="float" office:value="0.087964672" calcext:value-type="float">
            <text:p>0.087964672</text:p>
          </table:table-cell>
          <table:table-cell office:value-type="float" office:value="0.253995776" calcext:value-type="float">
            <text:p>0.253995776</text:p>
          </table:table-cell>
          <table:table-cell office:value-type="float" office:value="1.1866752" calcext:value-type="float">
            <text:p>1.1866752</text:p>
          </table:table-cell>
          <table:table-cell office:value-type="float" office:value="1.42578048" calcext:value-type="float">
            <text:p>1.42578048</text:p>
          </table:table-cell>
          <table:table-cell office:value-type="float" office:value="1.229645568" calcext:value-type="float">
            <text:p>1.229645568</text:p>
          </table:table-cell>
          <table:table-cell office:value-type="float" office:value="2.0198976" calcext:value-type="float">
            <text:p>2.0198976</text:p>
          </table:table-cell>
          <table:table-cell office:value-type="float" office:value="1.533450752" calcext:value-type="float">
            <text:p>1.533450752</text:p>
          </table:table-cell>
          <table:table-cell office:value-type="float" office:value="2.680152064" calcext:value-type="float">
            <text:p>2.680152064</text:p>
          </table:table-cell>
          <table:table-cell office:value-type="float" office:value="1.877453824" calcext:value-type="float">
            <text:p>1.877453824</text:p>
          </table:table-cell>
          <table:table-cell office:value-type="float" office:value="9.797768448" calcext:value-type="float">
            <text:p>9.797768448</text:p>
          </table:table-cell>
          <table:table-cell office:value-type="float" office:value="14.23415808" calcext:value-type="float">
            <text:p>14.23415808</text:p>
          </table:table-cell>
        </table:table-row>
        <table:table-row table:style-name="ro1">
          <table:table-cell/>
          <table:table-cell office:value-type="float" office:value="0.01008384" calcext:value-type="float">
            <text:p>0.01008384</text:p>
          </table:table-cell>
          <table:table-cell office:value-type="float" office:value="0.007263488" calcext:value-type="float">
            <text:p>0.007263488</text:p>
          </table:table-cell>
          <table:table-cell office:value-type="float" office:value="0.007937024" calcext:value-type="float">
            <text:p>0.007937024</text:p>
          </table:table-cell>
          <table:table-cell office:value-type="float" office:value="0.087954688" calcext:value-type="float">
            <text:p>0.087954688</text:p>
          </table:table-cell>
          <table:table-cell office:value-type="float" office:value="0.25401856" calcext:value-type="float">
            <text:p>0.25401856</text:p>
          </table:table-cell>
          <table:table-cell office:value-type="float" office:value="1.166670592" calcext:value-type="float">
            <text:p>1.166670592</text:p>
          </table:table-cell>
          <table:table-cell office:value-type="float" office:value="1.42579584" calcext:value-type="float">
            <text:p>1.42579584</text:p>
          </table:table-cell>
          <table:table-cell office:value-type="float" office:value="1.22950912" calcext:value-type="float">
            <text:p>1.22950912</text:p>
          </table:table-cell>
          <table:table-cell office:value-type="float" office:value="2.019870464" calcext:value-type="float">
            <text:p>2.019870464</text:p>
          </table:table-cell>
          <table:table-cell office:value-type="float" office:value="1.533453568" calcext:value-type="float">
            <text:p>1.533453568</text:p>
          </table:table-cell>
          <table:table-cell office:value-type="float" office:value="2.680178176" calcext:value-type="float">
            <text:p>2.680178176</text:p>
          </table:table-cell>
          <table:table-cell office:value-type="float" office:value="1.877453056" calcext:value-type="float">
            <text:p>1.877453056</text:p>
          </table:table-cell>
          <table:table-cell office:value-type="float" office:value="9.797782784" calcext:value-type="float">
            <text:p>9.797782784</text:p>
          </table:table-cell>
          <table:table-cell office:value-type="float" office:value="14.234204416" calcext:value-type="float">
            <text:p>14.234204416</text:p>
          </table:table-cell>
        </table:table-row>
        <table:table-row table:style-name="ro1">
          <table:table-cell/>
          <table:table-cell office:value-type="float" office:value="0.005535488" calcext:value-type="float">
            <text:p>0.005535488</text:p>
          </table:table-cell>
          <table:table-cell office:value-type="float" office:value="0.007945984" calcext:value-type="float">
            <text:p>0.007945984</text:p>
          </table:table-cell>
          <table:table-cell office:value-type="float" office:value="0.006975744" calcext:value-type="float">
            <text:p>0.006975744</text:p>
          </table:table-cell>
          <table:table-cell office:value-type="float" office:value="0.088223744" calcext:value-type="float">
            <text:p>0.088223744</text:p>
          </table:table-cell>
          <table:table-cell office:value-type="float" office:value="0.254049024" calcext:value-type="float">
            <text:p>0.254049024</text:p>
          </table:table-cell>
          <table:table-cell office:value-type="float" office:value="1.197641984" calcext:value-type="float">
            <text:p>1.197641984</text:p>
          </table:table-cell>
          <table:table-cell office:value-type="float" office:value="1.418614528" calcext:value-type="float">
            <text:p>1.418614528</text:p>
          </table:table-cell>
          <table:table-cell office:value-type="float" office:value="1.212394496" calcext:value-type="float">
            <text:p>1.212394496</text:p>
          </table:table-cell>
          <table:table-cell office:value-type="float" office:value="2.019886848" calcext:value-type="float">
            <text:p>2.019886848</text:p>
          </table:table-cell>
          <table:table-cell office:value-type="float" office:value="1.533458176" calcext:value-type="float">
            <text:p>1.533458176</text:p>
          </table:table-cell>
          <table:table-cell office:value-type="float" office:value="2.651611648" calcext:value-type="float">
            <text:p>2.651611648</text:p>
          </table:table-cell>
          <table:table-cell office:value-type="float" office:value="1.877450752" calcext:value-type="float">
            <text:p>1.877450752</text:p>
          </table:table-cell>
          <table:table-cell office:value-type="float" office:value="9.797807872" calcext:value-type="float">
            <text:p>9.797807872</text:p>
          </table:table-cell>
          <table:table-cell office:value-type="float" office:value="14.234255616" calcext:value-type="float">
            <text:p>14.234255616</text:p>
          </table:table-cell>
        </table:table-row>
        <table:table-row table:style-name="ro1">
          <table:table-cell/>
          <table:table-cell office:value-type="float" office:value="0.006917632" calcext:value-type="float">
            <text:p>0.006917632</text:p>
          </table:table-cell>
          <table:table-cell office:value-type="float" office:value="0.00568704" calcext:value-type="float">
            <text:p>0.00568704</text:p>
          </table:table-cell>
          <table:table-cell office:value-type="float" office:value="0.006991872" calcext:value-type="float">
            <text:p>0.006991872</text:p>
          </table:table-cell>
          <table:table-cell office:value-type="float" office:value="0.088241408" calcext:value-type="float">
            <text:p>0.088241408</text:p>
          </table:table-cell>
          <table:table-cell office:value-type="float" office:value="0.254080512" calcext:value-type="float">
            <text:p>0.254080512</text:p>
          </table:table-cell>
          <table:table-cell office:value-type="float" office:value="1.197672704" calcext:value-type="float">
            <text:p>1.197672704</text:p>
          </table:table-cell>
          <table:table-cell office:value-type="float" office:value="1.418648576" calcext:value-type="float">
            <text:p>1.418648576</text:p>
          </table:table-cell>
          <table:table-cell office:value-type="float" office:value="1.3161984" calcext:value-type="float">
            <text:p>1.3161984</text:p>
          </table:table-cell>
          <table:table-cell office:value-type="float" office:value="2.019910144" calcext:value-type="float">
            <text:p>2.019910144</text:p>
          </table:table-cell>
          <table:table-cell office:value-type="float" office:value="1.533460992" calcext:value-type="float">
            <text:p>1.533460992</text:p>
          </table:table-cell>
          <table:table-cell office:value-type="float" office:value="2.82099584" calcext:value-type="float">
            <text:p>2.82099584</text:p>
          </table:table-cell>
          <table:table-cell office:value-type="float" office:value="1.842542336" calcext:value-type="float">
            <text:p>1.842542336</text:p>
          </table:table-cell>
          <table:table-cell office:value-type="float" office:value="9.797837568" calcext:value-type="float">
            <text:p>9.797837568</text:p>
          </table:table-cell>
          <table:table-cell office:value-type="float" office:value="14.234383616" calcext:value-type="float">
            <text:p>14.234383616</text:p>
          </table:table-cell>
        </table:table-row>
        <table:table-row table:style-name="ro1">
          <table:table-cell/>
          <table:table-cell office:value-type="float" office:value="0.005971968" calcext:value-type="float">
            <text:p>0.005971968</text:p>
          </table:table-cell>
          <table:table-cell office:value-type="float" office:value="0.007135744" calcext:value-type="float">
            <text:p>0.007135744</text:p>
          </table:table-cell>
          <table:table-cell office:value-type="float" office:value="0.00701184" calcext:value-type="float">
            <text:p>0.00701184</text:p>
          </table:table-cell>
          <table:table-cell office:value-type="float" office:value="0.088264448" calcext:value-type="float">
            <text:p>0.088264448</text:p>
          </table:table-cell>
          <table:table-cell office:value-type="float" office:value="0.254317312" calcext:value-type="float">
            <text:p>0.254317312</text:p>
          </table:table-cell>
          <table:table-cell office:value-type="float" office:value="1.197714944" calcext:value-type="float">
            <text:p>1.197714944</text:p>
          </table:table-cell>
          <table:table-cell office:value-type="float" office:value="1.418689536" calcext:value-type="float">
            <text:p>1.418689536</text:p>
          </table:table-cell>
          <table:table-cell office:value-type="float" office:value="1.317065472" calcext:value-type="float">
            <text:p>1.317065472</text:p>
          </table:table-cell>
          <table:table-cell office:value-type="float" office:value="2.019936" calcext:value-type="float">
            <text:p>2.019936</text:p>
          </table:table-cell>
          <table:table-cell office:value-type="float" office:value="1.624560384" calcext:value-type="float">
            <text:p>1.624560384</text:p>
          </table:table-cell>
          <table:table-cell office:value-type="float" office:value="2.820961792" calcext:value-type="float">
            <text:p>2.820961792</text:p>
          </table:table-cell>
          <table:table-cell office:value-type="float" office:value="1.842532864" calcext:value-type="float">
            <text:p>1.842532864</text:p>
          </table:table-cell>
          <table:table-cell office:value-type="float" office:value="9.797943552" calcext:value-type="float">
            <text:p>9.797943552</text:p>
          </table:table-cell>
          <table:table-cell office:value-type="float" office:value="14.160488448" calcext:value-type="float">
            <text:p>14.160488448</text:p>
          </table:table-cell>
        </table:table-row>
        <table:table-row table:style-name="ro1">
          <table:table-cell/>
          <table:table-cell office:value-type="float" office:value="0.010727424" calcext:value-type="float">
            <text:p>0.010727424</text:p>
          </table:table-cell>
          <table:table-cell office:value-type="float" office:value="0.005974784" calcext:value-type="float">
            <text:p>0.005974784</text:p>
          </table:table-cell>
          <table:table-cell office:value-type="float" office:value="0.007224064" calcext:value-type="float">
            <text:p>0.007224064</text:p>
          </table:table-cell>
          <table:table-cell office:value-type="float" office:value="0.088291072" calcext:value-type="float">
            <text:p>0.088291072</text:p>
          </table:table-cell>
          <table:table-cell office:value-type="float" office:value="0.25423872" calcext:value-type="float">
            <text:p>0.25423872</text:p>
          </table:table-cell>
          <table:table-cell office:value-type="float" office:value="1.197764352" calcext:value-type="float">
            <text:p>1.197764352</text:p>
          </table:table-cell>
          <table:table-cell office:value-type="float" office:value="1.418733824" calcext:value-type="float">
            <text:p>1.418733824</text:p>
          </table:table-cell>
          <table:table-cell office:value-type="float" office:value="1.334093312" calcext:value-type="float">
            <text:p>1.334093312</text:p>
          </table:table-cell>
          <table:table-cell office:value-type="float" office:value="2.019962112" calcext:value-type="float">
            <text:p>2.019962112</text:p>
          </table:table-cell>
          <table:table-cell office:value-type="float" office:value="1.624580352" calcext:value-type="float">
            <text:p>1.624580352</text:p>
          </table:table-cell>
          <table:table-cell office:value-type="float" office:value="3.082471936" calcext:value-type="float">
            <text:p>3.082471936</text:p>
          </table:table-cell>
          <table:table-cell office:value-type="float" office:value="1.842528" calcext:value-type="float">
            <text:p>1.842528</text:p>
          </table:table-cell>
          <table:table-cell office:value-type="float" office:value="9.7979776" calcext:value-type="float">
            <text:p>9.7979776</text:p>
          </table:table-cell>
          <table:table-cell office:value-type="float" office:value="14.160530176" calcext:value-type="float">
            <text:p>14.160530176</text:p>
          </table:table-cell>
        </table:table-row>
        <table:table-row table:style-name="ro1">
          <table:table-cell/>
          <table:table-cell office:value-type="float" office:value="0.010456576" calcext:value-type="float">
            <text:p>0.010456576</text:p>
          </table:table-cell>
          <table:table-cell office:value-type="float" office:value="0.005921536" calcext:value-type="float">
            <text:p>0.005921536</text:p>
          </table:table-cell>
          <table:table-cell office:value-type="float" office:value="0.007137792" calcext:value-type="float">
            <text:p>0.007137792</text:p>
          </table:table-cell>
          <table:table-cell office:value-type="float" office:value="0.088319232" calcext:value-type="float">
            <text:p>0.088319232</text:p>
          </table:table-cell>
          <table:table-cell office:value-type="float" office:value="0.254260224" calcext:value-type="float">
            <text:p>0.254260224</text:p>
          </table:table-cell>
          <table:table-cell office:value-type="float" office:value="1.197818368" calcext:value-type="float">
            <text:p>1.197818368</text:p>
          </table:table-cell>
          <table:table-cell office:value-type="float" office:value="1.418779392" calcext:value-type="float">
            <text:p>1.418779392</text:p>
          </table:table-cell>
          <table:table-cell office:value-type="float" office:value="1.334069248" calcext:value-type="float">
            <text:p>1.334069248</text:p>
          </table:table-cell>
          <table:table-cell office:value-type="float" office:value="2.019989248" calcext:value-type="float">
            <text:p>2.019989248</text:p>
          </table:table-cell>
          <table:table-cell office:value-type="float" office:value="1.583254528" calcext:value-type="float">
            <text:p>1.583254528</text:p>
          </table:table-cell>
          <table:table-cell office:value-type="float" office:value="3.082349568" calcext:value-type="float">
            <text:p>3.082349568</text:p>
          </table:table-cell>
          <table:table-cell office:value-type="float" office:value="1.842522624" calcext:value-type="float">
            <text:p>1.842522624</text:p>
          </table:table-cell>
          <table:table-cell office:value-type="float" office:value="9.798008576" calcext:value-type="float">
            <text:p>9.798008576</text:p>
          </table:table-cell>
          <table:table-cell office:value-type="float" office:value="14.160575232" calcext:value-type="float">
            <text:p>14.160575232</text:p>
          </table:table-cell>
        </table:table-row>
        <table:table-row table:style-name="ro1">
          <table:table-cell/>
          <table:table-cell office:value-type="float" office:value="0.00720768" calcext:value-type="float">
            <text:p>0.00720768</text:p>
          </table:table-cell>
          <table:table-cell office:value-type="float" office:value="0.006192128" calcext:value-type="float">
            <text:p>0.006192128</text:p>
          </table:table-cell>
          <table:table-cell office:value-type="float" office:value="0.003505408" calcext:value-type="float">
            <text:p>0.003505408</text:p>
          </table:table-cell>
          <table:table-cell office:value-type="float" office:value="0.088145408" calcext:value-type="float">
            <text:p>0.088145408</text:p>
          </table:table-cell>
          <table:table-cell office:value-type="float" office:value="0.24344192" calcext:value-type="float">
            <text:p>0.24344192</text:p>
          </table:table-cell>
          <table:table-cell office:value-type="float" office:value="1.166869248" calcext:value-type="float">
            <text:p>1.166869248</text:p>
          </table:table-cell>
          <table:table-cell office:value-type="float" office:value="1.418828288" calcext:value-type="float">
            <text:p>1.418828288</text:p>
          </table:table-cell>
          <table:table-cell office:value-type="float" office:value="1.334044416" calcext:value-type="float">
            <text:p>1.334044416</text:p>
          </table:table-cell>
          <table:table-cell office:value-type="float" office:value="2.025848832" calcext:value-type="float">
            <text:p>2.025848832</text:p>
          </table:table-cell>
          <table:table-cell office:value-type="float" office:value="1.583268864" calcext:value-type="float">
            <text:p>1.583268864</text:p>
          </table:table-cell>
          <table:table-cell office:value-type="float" office:value="3.068030208" calcext:value-type="float">
            <text:p>3.068030208</text:p>
          </table:table-cell>
          <table:table-cell office:value-type="float" office:value="1.842525696" calcext:value-type="float">
            <text:p>1.842525696</text:p>
          </table:table-cell>
          <table:table-cell office:value-type="float" office:value="9.798039296" calcext:value-type="float">
            <text:p>9.798039296</text:p>
          </table:table-cell>
          <table:table-cell office:value-type="float" office:value="14.16062464" calcext:value-type="float">
            <text:p>14.16062464</text:p>
          </table:table-cell>
        </table:table-row>
        <table:table-row table:style-name="ro1">
          <table:table-cell/>
          <table:table-cell office:value-type="float" office:value="0.008114432" calcext:value-type="float">
            <text:p>0.008114432</text:p>
          </table:table-cell>
          <table:table-cell office:value-type="float" office:value="0.007483648" calcext:value-type="float">
            <text:p>0.007483648</text:p>
          </table:table-cell>
          <table:table-cell office:value-type="float" office:value="0.003527424" calcext:value-type="float">
            <text:p>0.003527424</text:p>
          </table:table-cell>
          <table:table-cell office:value-type="float" office:value="0.088088576" calcext:value-type="float">
            <text:p>0.088088576</text:p>
          </table:table-cell>
          <table:table-cell office:value-type="float" office:value="0.243464192" calcext:value-type="float">
            <text:p>0.243464192</text:p>
          </table:table-cell>
          <table:table-cell office:value-type="float" office:value="1.166936576" calcext:value-type="float">
            <text:p>1.166936576</text:p>
          </table:table-cell>
          <table:table-cell office:value-type="float" office:value="1.418912512" calcext:value-type="float">
            <text:p>1.418912512</text:p>
          </table:table-cell>
          <table:table-cell office:value-type="float" office:value="1.334012416" calcext:value-type="float">
            <text:p>1.334012416</text:p>
          </table:table-cell>
          <table:table-cell office:value-type="float" office:value="2.025880064" calcext:value-type="float">
            <text:p>2.025880064</text:p>
          </table:table-cell>
          <table:table-cell office:value-type="float" office:value="1.642967552" calcext:value-type="float">
            <text:p>1.642967552</text:p>
          </table:table-cell>
          <table:table-cell office:value-type="float" office:value="3.067906048" calcext:value-type="float">
            <text:p>3.067906048</text:p>
          </table:table-cell>
          <table:table-cell office:value-type="float" office:value="1.842557696" calcext:value-type="float">
            <text:p>1.842557696</text:p>
          </table:table-cell>
          <table:table-cell office:value-type="float" office:value="9.798070784" calcext:value-type="float">
            <text:p>9.798070784</text:p>
          </table:table-cell>
          <table:table-cell office:value-type="float" office:value="14.994442496" calcext:value-type="float">
            <text:p>14.994442496</text:p>
          </table:table-cell>
        </table:table-row>
        <table:table-row table:style-name="ro1">
          <table:table-cell/>
          <table:table-cell office:value-type="float" office:value="0.005980672" calcext:value-type="float">
            <text:p>0.005980672</text:p>
          </table:table-cell>
          <table:table-cell office:value-type="float" office:value="0.005785856" calcext:value-type="float">
            <text:p>0.005785856</text:p>
          </table:table-cell>
          <table:table-cell office:value-type="float" office:value="0.00355072" calcext:value-type="float">
            <text:p>0.00355072</text:p>
          </table:table-cell>
          <table:table-cell office:value-type="float" office:value="0.088074752" calcext:value-type="float">
            <text:p>0.088074752</text:p>
          </table:table-cell>
          <table:table-cell office:value-type="float" office:value="0.24349568" calcext:value-type="float">
            <text:p>0.24349568</text:p>
          </table:table-cell>
          <table:table-cell office:value-type="float" office:value="1.249069056" calcext:value-type="float">
            <text:p>1.249069056</text:p>
          </table:table-cell>
          <table:table-cell office:value-type="float" office:value="1.418967808" calcext:value-type="float">
            <text:p>1.418967808</text:p>
          </table:table-cell>
          <table:table-cell office:value-type="float" office:value="1.333985536" calcext:value-type="float">
            <text:p>1.333985536</text:p>
          </table:table-cell>
          <table:table-cell office:value-type="float" office:value="2.025912064" calcext:value-type="float">
            <text:p>2.025912064</text:p>
          </table:table-cell>
          <table:table-cell office:value-type="float" office:value="1.64291712" calcext:value-type="float">
            <text:p>1.64291712</text:p>
          </table:table-cell>
          <table:table-cell office:value-type="float" office:value="3.067931136" calcext:value-type="float">
            <text:p>3.067931136</text:p>
          </table:table-cell>
          <table:table-cell office:value-type="float" office:value="1.878457856" calcext:value-type="float">
            <text:p>1.878457856</text:p>
          </table:table-cell>
          <table:table-cell office:value-type="float" office:value="9.797996544" calcext:value-type="float">
            <text:p>9.797996544</text:p>
          </table:table-cell>
          <table:table-cell office:value-type="float" office:value="14.994467072" calcext:value-type="float">
            <text:p>14.994467072</text:p>
          </table:table-cell>
        </table:table-row>
        <table:table-row table:style-name="ro1">
          <table:table-cell/>
          <table:table-cell office:value-type="float" office:value="0.010460416" calcext:value-type="float">
            <text:p>0.010460416</text:p>
          </table:table-cell>
          <table:table-cell office:value-type="float" office:value="0.007958784" calcext:value-type="float">
            <text:p>0.007958784</text:p>
          </table:table-cell>
          <table:table-cell office:value-type="float" office:value="0.003841024" calcext:value-type="float">
            <text:p>0.003841024</text:p>
          </table:table-cell>
          <table:table-cell office:value-type="float" office:value="0.088065792" calcext:value-type="float">
            <text:p>0.088065792</text:p>
          </table:table-cell>
          <table:table-cell office:value-type="float" office:value="0.243536896" calcext:value-type="float">
            <text:p>0.243536896</text:p>
          </table:table-cell>
          <table:table-cell office:value-type="float" office:value="1.236945664" calcext:value-type="float">
            <text:p>1.236945664</text:p>
          </table:table-cell>
          <table:table-cell office:value-type="float" office:value="1.419021568" calcext:value-type="float">
            <text:p>1.419021568</text:p>
          </table:table-cell>
          <table:table-cell office:value-type="float" office:value="1.480255488" calcext:value-type="float">
            <text:p>1.480255488</text:p>
          </table:table-cell>
          <table:table-cell office:value-type="float" office:value="2.025945856" calcext:value-type="float">
            <text:p>2.025945856</text:p>
          </table:table-cell>
          <table:table-cell office:value-type="float" office:value="1.64290304" calcext:value-type="float">
            <text:p>1.64290304</text:p>
          </table:table-cell>
          <table:table-cell office:value-type="float" office:value="3.06796416" calcext:value-type="float">
            <text:p>3.06796416</text:p>
          </table:table-cell>
          <table:table-cell office:value-type="float" office:value="1.878482432" calcext:value-type="float">
            <text:p>1.878482432</text:p>
          </table:table-cell>
          <table:table-cell office:value-type="float" office:value="9.798022144" calcext:value-type="float">
            <text:p>9.798022144</text:p>
          </table:table-cell>
          <table:table-cell office:value-type="float" office:value="14.416231424" calcext:value-type="float">
            <text:p>14.416231424</text:p>
          </table:table-cell>
        </table:table-row>
        <table:table-row table:style-name="ro1">
          <table:table-cell/>
          <table:table-cell office:value-type="float" office:value="0.009342464" calcext:value-type="float">
            <text:p>0.009342464</text:p>
          </table:table-cell>
          <table:table-cell office:value-type="float" office:value="0.005910016" calcext:value-type="float">
            <text:p>0.005910016</text:p>
          </table:table-cell>
          <table:table-cell office:value-type="float" office:value="0.00365056" calcext:value-type="float">
            <text:p>0.00365056</text:p>
          </table:table-cell>
          <table:table-cell office:value-type="float" office:value="0.088058624" calcext:value-type="float">
            <text:p>0.088058624</text:p>
          </table:table-cell>
          <table:table-cell office:value-type="float" office:value="0.24357248" calcext:value-type="float">
            <text:p>0.24357248</text:p>
          </table:table-cell>
          <table:table-cell office:value-type="float" office:value="1.250505216" calcext:value-type="float">
            <text:p>1.250505216</text:p>
          </table:table-cell>
          <table:table-cell office:value-type="float" office:value="1.502723072" calcext:value-type="float">
            <text:p>1.502723072</text:p>
          </table:table-cell>
          <table:table-cell office:value-type="float" office:value="1.33394432" calcext:value-type="float">
            <text:p>1.33394432</text:p>
          </table:table-cell>
          <table:table-cell office:value-type="float" office:value="2.025978368" calcext:value-type="float">
            <text:p>2.025978368</text:p>
          </table:table-cell>
          <table:table-cell office:value-type="float" office:value="1.642894592" calcext:value-type="float">
            <text:p>1.642894592</text:p>
          </table:table-cell>
          <table:table-cell office:value-type="float" office:value="3.06799744" calcext:value-type="float">
            <text:p>3.06799744</text:p>
          </table:table-cell>
          <table:table-cell office:value-type="float" office:value="1.878511616" calcext:value-type="float">
            <text:p>1.878511616</text:p>
          </table:table-cell>
          <table:table-cell office:value-type="float" office:value="9.798053888" calcext:value-type="float">
            <text:p>9.798053888</text:p>
          </table:table-cell>
          <table:table-cell office:value-type="float" office:value="14.416271104" calcext:value-type="float">
            <text:p>14.416271104</text:p>
          </table:table-cell>
        </table:table-row>
        <table:table-row table:style-name="ro1">
          <table:table-cell/>
          <table:table-cell office:value-type="float" office:value="0.005859328" calcext:value-type="float">
            <text:p>0.005859328</text:p>
          </table:table-cell>
          <table:table-cell office:value-type="float" office:value="0.005699328" calcext:value-type="float">
            <text:p>0.005699328</text:p>
          </table:table-cell>
          <table:table-cell office:value-type="float" office:value="0.002978048" calcext:value-type="float">
            <text:p>0.002978048</text:p>
          </table:table-cell>
          <table:table-cell office:value-type="float" office:value="0.073296128" calcext:value-type="float">
            <text:p>0.073296128</text:p>
          </table:table-cell>
          <table:table-cell office:value-type="float" office:value="0.243607808" calcext:value-type="float">
            <text:p>0.243607808</text:p>
          </table:table-cell>
          <table:table-cell office:value-type="float" office:value="1.249667328" calcext:value-type="float">
            <text:p>1.249667328</text:p>
          </table:table-cell>
          <table:table-cell office:value-type="float" office:value="1.67881088" calcext:value-type="float">
            <text:p>1.67881088</text:p>
          </table:table-cell>
          <table:table-cell office:value-type="float" office:value="1.333918464" calcext:value-type="float">
            <text:p>1.333918464</text:p>
          </table:table-cell>
          <table:table-cell office:value-type="float" office:value="2.020180224" calcext:value-type="float">
            <text:p>2.020180224</text:p>
          </table:table-cell>
          <table:table-cell office:value-type="float" office:value="1.642888704" calcext:value-type="float">
            <text:p>1.642888704</text:p>
          </table:table-cell>
          <table:table-cell office:value-type="float" office:value="3.068030976" calcext:value-type="float">
            <text:p>3.068030976</text:p>
          </table:table-cell>
          <table:table-cell office:value-type="float" office:value="1.878662656" calcext:value-type="float">
            <text:p>1.878662656</text:p>
          </table:table-cell>
          <table:table-cell office:value-type="float" office:value="9.798085632" calcext:value-type="float">
            <text:p>9.798085632</text:p>
          </table:table-cell>
          <table:table-cell office:value-type="float" office:value="14.149508608" calcext:value-type="float">
            <text:p>14.149508608</text:p>
          </table:table-cell>
        </table:table-row>
        <table:table-row table:style-name="ro1">
          <table:table-cell/>
          <table:table-cell office:value-type="float" office:value="0.006400256" calcext:value-type="float">
            <text:p>0.006400256</text:p>
          </table:table-cell>
          <table:table-cell office:value-type="float" office:value="0.00583936" calcext:value-type="float">
            <text:p>0.00583936</text:p>
          </table:table-cell>
          <table:table-cell office:value-type="float" office:value="0.002964224" calcext:value-type="float">
            <text:p>0.002964224</text:p>
          </table:table-cell>
          <table:table-cell office:value-type="float" office:value="0.073202944" calcext:value-type="float">
            <text:p>0.073202944</text:p>
          </table:table-cell>
          <table:table-cell office:value-type="float" office:value="0.243644928" calcext:value-type="float">
            <text:p>0.243644928</text:p>
          </table:table-cell>
          <table:table-cell office:value-type="float" office:value="1.249603072" calcext:value-type="float">
            <text:p>1.249603072</text:p>
          </table:table-cell>
          <table:table-cell office:value-type="float" office:value="1.679391744" calcext:value-type="float">
            <text:p>1.679391744</text:p>
          </table:table-cell>
          <table:table-cell office:value-type="float" office:value="1.347427072" calcext:value-type="float">
            <text:p>1.347427072</text:p>
          </table:table-cell>
          <table:table-cell office:value-type="float" office:value="2.0345216" calcext:value-type="float">
            <text:p>2.0345216</text:p>
          </table:table-cell>
          <table:table-cell office:value-type="float" office:value="1.64288384" calcext:value-type="float">
            <text:p>1.64288384</text:p>
          </table:table-cell>
          <table:table-cell office:value-type="float" office:value="3.068064" calcext:value-type="float">
            <text:p>3.068064</text:p>
          </table:table-cell>
          <table:table-cell office:value-type="float" office:value="1.879031296" calcext:value-type="float">
            <text:p>1.879031296</text:p>
          </table:table-cell>
          <table:table-cell office:value-type="float" office:value="9.798118656" calcext:value-type="float">
            <text:p>9.798118656</text:p>
          </table:table-cell>
          <table:table-cell office:value-type="float" office:value="14.091489792" calcext:value-type="float">
            <text:p>14.091489792</text:p>
          </table:table-cell>
        </table:table-row>
        <table:table-row table:style-name="ro1">
          <table:table-cell/>
          <table:table-cell office:value-type="float" office:value="0.006353408" calcext:value-type="float">
            <text:p>0.006353408</text:p>
          </table:table-cell>
          <table:table-cell office:value-type="float" office:value="0.005979136" calcext:value-type="float">
            <text:p>0.005979136</text:p>
          </table:table-cell>
          <table:table-cell office:value-type="float" office:value="0.002985728" calcext:value-type="float">
            <text:p>0.002985728</text:p>
          </table:table-cell>
          <table:table-cell office:value-type="float" office:value="0.073177344" calcext:value-type="float">
            <text:p>0.073177344</text:p>
          </table:table-cell>
          <table:table-cell office:value-type="float" office:value="0.244080896" calcext:value-type="float">
            <text:p>0.244080896</text:p>
          </table:table-cell>
          <table:table-cell office:value-type="float" office:value="1.2495936" calcext:value-type="float">
            <text:p>1.2495936</text:p>
          </table:table-cell>
          <table:table-cell office:value-type="float" office:value="1.6797632" calcext:value-type="float">
            <text:p>1.6797632</text:p>
          </table:table-cell>
          <table:table-cell office:value-type="float" office:value="1.320567552" calcext:value-type="float">
            <text:p>1.320567552</text:p>
          </table:table-cell>
          <table:table-cell office:value-type="float" office:value="2.077778688" calcext:value-type="float">
            <text:p>2.077778688</text:p>
          </table:table-cell>
          <table:table-cell office:value-type="float" office:value="1.642879488" calcext:value-type="float">
            <text:p>1.642879488</text:p>
          </table:table-cell>
          <table:table-cell office:value-type="float" office:value="3.068096768" calcext:value-type="float">
            <text:p>3.068096768</text:p>
          </table:table-cell>
          <table:table-cell office:value-type="float" office:value="1.843204864" calcext:value-type="float">
            <text:p>1.843204864</text:p>
          </table:table-cell>
          <table:table-cell office:value-type="float" office:value="9.798152448" calcext:value-type="float">
            <text:p>9.798152448</text:p>
          </table:table-cell>
          <table:table-cell office:value-type="float" office:value="14.089607936" calcext:value-type="float">
            <text:p>14.089607936</text:p>
          </table:table-cell>
        </table:table-row>
        <table:table-row table:style-name="ro1">
          <table:table-cell/>
          <table:table-cell office:value-type="float" office:value="0.007562496" calcext:value-type="float">
            <text:p>0.007562496</text:p>
          </table:table-cell>
          <table:table-cell office:value-type="float" office:value="0.005575936" calcext:value-type="float">
            <text:p>0.005575936</text:p>
          </table:table-cell>
          <table:table-cell office:value-type="float" office:value="0.003271168" calcext:value-type="float">
            <text:p>0.003271168</text:p>
          </table:table-cell>
          <table:table-cell office:value-type="float" office:value="0.0731648" calcext:value-type="float">
            <text:p>0.0731648</text:p>
          </table:table-cell>
          <table:table-cell office:value-type="float" office:value="0.243830272" calcext:value-type="float">
            <text:p>0.243830272</text:p>
          </table:table-cell>
          <table:table-cell office:value-type="float" office:value="1.24957952" calcext:value-type="float">
            <text:p>1.24957952</text:p>
          </table:table-cell>
          <table:table-cell office:value-type="float" office:value="1.679775232" calcext:value-type="float">
            <text:p>1.679775232</text:p>
          </table:table-cell>
          <table:table-cell office:value-type="float" office:value="1.320502528" calcext:value-type="float">
            <text:p>1.320502528</text:p>
          </table:table-cell>
          <table:table-cell office:value-type="float" office:value="2.226420992" calcext:value-type="float">
            <text:p>2.226420992</text:p>
          </table:table-cell>
          <table:table-cell office:value-type="float" office:value="1.64287488" calcext:value-type="float">
            <text:p>1.64287488</text:p>
          </table:table-cell>
          <table:table-cell office:value-type="float" office:value="3.068129792" calcext:value-type="float">
            <text:p>3.068129792</text:p>
          </table:table-cell>
          <table:table-cell office:value-type="float" office:value="1.843213568" calcext:value-type="float">
            <text:p>1.843213568</text:p>
          </table:table-cell>
          <table:table-cell office:value-type="float" office:value="9.79818624" calcext:value-type="float">
            <text:p>9.79818624</text:p>
          </table:table-cell>
          <table:table-cell office:value-type="float" office:value="14.08965888" calcext:value-type="float">
            <text:p>14.08965888</text:p>
          </table:table-cell>
        </table:table-row>
        <table:table-row table:style-name="ro1">
          <table:table-cell/>
          <table:table-cell office:value-type="float" office:value="0.006556672" calcext:value-type="float">
            <text:p>0.006556672</text:p>
          </table:table-cell>
          <table:table-cell office:value-type="float" office:value="0.006092288" calcext:value-type="float">
            <text:p>0.006092288</text:p>
          </table:table-cell>
          <table:table-cell office:value-type="float" office:value="0.003249664" calcext:value-type="float">
            <text:p>0.003249664</text:p>
          </table:table-cell>
          <table:table-cell office:value-type="float" office:value="0.073155584" calcext:value-type="float">
            <text:p>0.073155584</text:p>
          </table:table-cell>
          <table:table-cell office:value-type="float" office:value="0.24384384" calcext:value-type="float">
            <text:p>0.24384384</text:p>
          </table:table-cell>
          <table:table-cell office:value-type="float" office:value="1.249590272" calcext:value-type="float">
            <text:p>1.249590272</text:p>
          </table:table-cell>
          <table:table-cell office:value-type="float" office:value="1.679931392" calcext:value-type="float">
            <text:p>1.679931392</text:p>
          </table:table-cell>
          <table:table-cell office:value-type="float" office:value="1.320479744" calcext:value-type="float">
            <text:p>1.320479744</text:p>
          </table:table-cell>
          <table:table-cell office:value-type="float" office:value="2.226468608" calcext:value-type="float">
            <text:p>2.226468608</text:p>
          </table:table-cell>
          <table:table-cell office:value-type="float" office:value="1.625559552" calcext:value-type="float">
            <text:p>1.625559552</text:p>
          </table:table-cell>
          <table:table-cell office:value-type="float" office:value="3.068216576" calcext:value-type="float">
            <text:p>3.068216576</text:p>
          </table:table-cell>
          <table:table-cell office:value-type="float" office:value="2.008098816" calcext:value-type="float">
            <text:p>2.008098816</text:p>
          </table:table-cell>
          <table:table-cell office:value-type="float" office:value="9.7982208" calcext:value-type="float">
            <text:p>9.7982208</text:p>
          </table:table-cell>
          <table:table-cell office:value-type="float" office:value="14.423639552" calcext:value-type="float">
            <text:p>14.423639552</text:p>
          </table:table-cell>
        </table:table-row>
        <table:table-row table:style-name="ro1">
          <table:table-cell/>
          <table:table-cell office:value-type="float" office:value="0.008835584" calcext:value-type="float">
            <text:p>0.008835584</text:p>
          </table:table-cell>
          <table:table-cell office:value-type="float" office:value="0.00710656" calcext:value-type="float">
            <text:p>0.00710656</text:p>
          </table:table-cell>
          <table:table-cell office:value-type="float" office:value="0.002892032" calcext:value-type="float">
            <text:p>0.002892032</text:p>
          </table:table-cell>
          <table:table-cell office:value-type="float" office:value="0.073490176" calcext:value-type="float">
            <text:p>0.073490176</text:p>
          </table:table-cell>
          <table:table-cell office:value-type="float" office:value="0.274017536" calcext:value-type="float">
            <text:p>0.274017536</text:p>
          </table:table-cell>
          <table:table-cell office:value-type="float" office:value="1.250514176" calcext:value-type="float">
            <text:p>1.250514176</text:p>
          </table:table-cell>
          <table:table-cell office:value-type="float" office:value="1.674710016" calcext:value-type="float">
            <text:p>1.674710016</text:p>
          </table:table-cell>
          <table:table-cell office:value-type="float" office:value="1.483404288" calcext:value-type="float">
            <text:p>1.483404288</text:p>
          </table:table-cell>
          <table:table-cell office:value-type="float" office:value="2.22650752" calcext:value-type="float">
            <text:p>2.22650752</text:p>
          </table:table-cell>
          <table:table-cell office:value-type="float" office:value="1.62556032" calcext:value-type="float">
            <text:p>1.62556032</text:p>
          </table:table-cell>
          <table:table-cell office:value-type="float" office:value="3.047315968" calcext:value-type="float">
            <text:p>3.047315968</text:p>
          </table:table-cell>
          <table:table-cell office:value-type="float" office:value="2.164552192" calcext:value-type="float">
            <text:p>2.164552192</text:p>
          </table:table-cell>
          <table:table-cell office:value-type="float" office:value="9.798255616" calcext:value-type="float">
            <text:p>9.798255616</text:p>
          </table:table-cell>
          <table:table-cell office:value-type="float" office:value="14.4237056" calcext:value-type="float">
            <text:p>14.4237056</text:p>
          </table:table-cell>
        </table:table-row>
        <table:table-row table:style-name="ro1">
          <table:table-cell/>
          <table:table-cell office:value-type="float" office:value="0.004946944" calcext:value-type="float">
            <text:p>0.004946944</text:p>
          </table:table-cell>
          <table:table-cell office:value-type="float" office:value="0.00662016" calcext:value-type="float">
            <text:p>0.00662016</text:p>
          </table:table-cell>
          <table:table-cell office:value-type="float" office:value="0.002890496" calcext:value-type="float">
            <text:p>0.002890496</text:p>
          </table:table-cell>
          <table:table-cell office:value-type="float" office:value="0.073394176" calcext:value-type="float">
            <text:p>0.073394176</text:p>
          </table:table-cell>
          <table:table-cell office:value-type="float" office:value="0.274055424" calcext:value-type="float">
            <text:p>0.274055424</text:p>
          </table:table-cell>
          <table:table-cell office:value-type="float" office:value="1.25052544" calcext:value-type="float">
            <text:p>1.25052544</text:p>
          </table:table-cell>
          <table:table-cell office:value-type="float" office:value="1.67480192" calcext:value-type="float">
            <text:p>1.67480192</text:p>
          </table:table-cell>
          <table:table-cell office:value-type="float" office:value="1.48343808" calcext:value-type="float">
            <text:p>1.48343808</text:p>
          </table:table-cell>
          <table:table-cell office:value-type="float" office:value="2.226545664" calcext:value-type="float">
            <text:p>2.226545664</text:p>
          </table:table-cell>
          <table:table-cell office:value-type="float" office:value="1.584123904" calcext:value-type="float">
            <text:p>1.584123904</text:p>
          </table:table-cell>
          <table:table-cell office:value-type="float" office:value="3.047382784" calcext:value-type="float">
            <text:p>3.047382784</text:p>
          </table:table-cell>
          <table:table-cell office:value-type="float" office:value="2.164555008" calcext:value-type="float">
            <text:p>2.164555008</text:p>
          </table:table-cell>
          <table:table-cell office:value-type="float" office:value="9.798290688" calcext:value-type="float">
            <text:p>9.798290688</text:p>
          </table:table-cell>
          <table:table-cell office:value-type="float" office:value="14.423783424" calcext:value-type="float">
            <text:p>14.423783424</text:p>
          </table:table-cell>
        </table:table-row>
        <table:table-row table:style-name="ro1">
          <table:table-cell/>
          <table:table-cell office:value-type="float" office:value="0.007523072" calcext:value-type="float">
            <text:p>0.007523072</text:p>
          </table:table-cell>
          <table:table-cell office:value-type="float" office:value="0.006029568" calcext:value-type="float">
            <text:p>0.006029568</text:p>
          </table:table-cell>
          <table:table-cell office:value-type="float" office:value="0.002910464" calcext:value-type="float">
            <text:p>0.002910464</text:p>
          </table:table-cell>
          <table:table-cell office:value-type="float" office:value="0.073379328" calcext:value-type="float">
            <text:p>0.073379328</text:p>
          </table:table-cell>
          <table:table-cell office:value-type="float" office:value="0.274086912" calcext:value-type="float">
            <text:p>0.274086912</text:p>
          </table:table-cell>
          <table:table-cell office:value-type="float" office:value="1.250541312" calcext:value-type="float">
            <text:p>1.250541312</text:p>
          </table:table-cell>
          <table:table-cell office:value-type="float" office:value="1.674834432" calcext:value-type="float">
            <text:p>1.674834432</text:p>
          </table:table-cell>
          <table:table-cell office:value-type="float" office:value="1.483473152" calcext:value-type="float">
            <text:p>1.483473152</text:p>
          </table:table-cell>
          <table:table-cell office:value-type="float" office:value="2.226651136" calcext:value-type="float">
            <text:p>2.226651136</text:p>
          </table:table-cell>
          <table:table-cell office:value-type="float" office:value="1.584126208" calcext:value-type="float">
            <text:p>1.584126208</text:p>
          </table:table-cell>
          <table:table-cell office:value-type="float" office:value="3.047435264" calcext:value-type="float">
            <text:p>3.047435264</text:p>
          </table:table-cell>
          <table:table-cell office:value-type="float" office:value="2.164556032" calcext:value-type="float">
            <text:p>2.164556032</text:p>
          </table:table-cell>
          <table:table-cell office:value-type="float" office:value="9.798326784" calcext:value-type="float">
            <text:p>9.798326784</text:p>
          </table:table-cell>
          <table:table-cell office:value-type="float" office:value="14.423872256" calcext:value-type="float">
            <text:p>14.423872256</text:p>
          </table:table-cell>
        </table:table-row>
        <table:table-row table:style-name="ro1">
          <table:table-cell/>
          <table:table-cell office:value-type="float" office:value="0.005588736" calcext:value-type="float">
            <text:p>0.005588736</text:p>
          </table:table-cell>
          <table:table-cell office:value-type="float" office:value="0.005652224" calcext:value-type="float">
            <text:p>0.005652224</text:p>
          </table:table-cell>
          <table:table-cell office:value-type="float" office:value="0.003187712" calcext:value-type="float">
            <text:p>0.003187712</text:p>
          </table:table-cell>
          <table:table-cell office:value-type="float" office:value="0.073370368" calcext:value-type="float">
            <text:p>0.073370368</text:p>
          </table:table-cell>
          <table:table-cell office:value-type="float" office:value="0.274126336" calcext:value-type="float">
            <text:p>0.274126336</text:p>
          </table:table-cell>
          <table:table-cell office:value-type="float" office:value="1.239502336" calcext:value-type="float">
            <text:p>1.239502336</text:p>
          </table:table-cell>
          <table:table-cell office:value-type="float" office:value="1.674877696" calcext:value-type="float">
            <text:p>1.674877696</text:p>
          </table:table-cell>
          <table:table-cell office:value-type="float" office:value="1.32040064" calcext:value-type="float">
            <text:p>1.32040064</text:p>
          </table:table-cell>
          <table:table-cell office:value-type="float" office:value="2.218491136" calcext:value-type="float">
            <text:p>2.218491136</text:p>
          </table:table-cell>
          <table:table-cell office:value-type="float" office:value="1.584084224" calcext:value-type="float">
            <text:p>1.584084224</text:p>
          </table:table-cell>
          <table:table-cell office:value-type="float" office:value="3.047484416" calcext:value-type="float">
            <text:p>3.047484416</text:p>
          </table:table-cell>
          <table:table-cell office:value-type="float" office:value="2.164556032" calcext:value-type="float">
            <text:p>2.164556032</text:p>
          </table:table-cell>
          <table:table-cell office:value-type="float" office:value="9.798362112" calcext:value-type="float">
            <text:p>9.798362112</text:p>
          </table:table-cell>
          <table:table-cell office:value-type="float" office:value="14.423972352" calcext:value-type="float">
            <text:p>14.423972352</text:p>
          </table:table-cell>
        </table:table-row>
        <table:table-row table:style-name="ro1">
          <table:table-cell/>
          <table:table-cell office:value-type="float" office:value="0.005591296" calcext:value-type="float">
            <text:p>0.005591296</text:p>
          </table:table-cell>
          <table:table-cell office:value-type="float" office:value="0.006366208" calcext:value-type="float">
            <text:p>0.006366208</text:p>
          </table:table-cell>
          <table:table-cell office:value-type="float" office:value="0.003102208" calcext:value-type="float">
            <text:p>0.003102208</text:p>
          </table:table-cell>
          <table:table-cell office:value-type="float" office:value="0.073352192" calcext:value-type="float">
            <text:p>0.073352192</text:p>
          </table:table-cell>
          <table:table-cell office:value-type="float" office:value="0.27416064" calcext:value-type="float">
            <text:p>0.27416064</text:p>
          </table:table-cell>
          <table:table-cell office:value-type="float" office:value="1.280033792" calcext:value-type="float">
            <text:p>1.280033792</text:p>
          </table:table-cell>
          <table:table-cell office:value-type="float" office:value="1.674547968" calcext:value-type="float">
            <text:p>1.674547968</text:p>
          </table:table-cell>
          <table:table-cell office:value-type="float" office:value="1.3203968" calcext:value-type="float">
            <text:p>1.3203968</text:p>
          </table:table-cell>
          <table:table-cell office:value-type="float" office:value="2.218416384" calcext:value-type="float">
            <text:p>2.218416384</text:p>
          </table:table-cell>
          <table:table-cell office:value-type="float" office:value="1.584079616" calcext:value-type="float">
            <text:p>1.584079616</text:p>
          </table:table-cell>
          <table:table-cell office:value-type="float" office:value="3.047529472" calcext:value-type="float">
            <text:p>3.047529472</text:p>
          </table:table-cell>
          <table:table-cell office:value-type="float" office:value="2.164554752" calcext:value-type="float">
            <text:p>2.164554752</text:p>
          </table:table-cell>
          <table:table-cell office:value-type="float" office:value="9.79839872" calcext:value-type="float">
            <text:p>9.79839872</text:p>
          </table:table-cell>
          <table:table-cell office:value-type="float" office:value="13.87105152" calcext:value-type="float">
            <text:p>13.87105152</text:p>
          </table:table-cell>
        </table:table-row>
        <table:table-row table:style-name="ro1">
          <table:table-cell/>
          <table:table-cell office:value-type="float" office:value="0.005524736" calcext:value-type="float">
            <text:p>0.005524736</text:p>
          </table:table-cell>
          <table:table-cell office:value-type="float" office:value="0.006121472" calcext:value-type="float">
            <text:p>0.006121472</text:p>
          </table:table-cell>
          <table:table-cell office:value-type="float" office:value="0.010177024" calcext:value-type="float">
            <text:p>0.010177024</text:p>
          </table:table-cell>
          <table:table-cell office:value-type="float" office:value="0.073300992" calcext:value-type="float">
            <text:p>0.073300992</text:p>
          </table:table-cell>
          <table:table-cell office:value-type="float" office:value="0.27419264" calcext:value-type="float">
            <text:p>0.27419264</text:p>
          </table:table-cell>
          <table:table-cell office:value-type="float" office:value="1.251031552" calcext:value-type="float">
            <text:p>1.251031552</text:p>
          </table:table-cell>
          <table:table-cell office:value-type="float" office:value="1.674561536" calcext:value-type="float">
            <text:p>1.674561536</text:p>
          </table:table-cell>
          <table:table-cell office:value-type="float" office:value="1.320401664" calcext:value-type="float">
            <text:p>1.320401664</text:p>
          </table:table-cell>
          <table:table-cell office:value-type="float" office:value="2.218434048" calcext:value-type="float">
            <text:p>2.218434048</text:p>
          </table:table-cell>
          <table:table-cell office:value-type="float" office:value="1.584080896" calcext:value-type="float">
            <text:p>1.584080896</text:p>
          </table:table-cell>
          <table:table-cell office:value-type="float" office:value="3.086327296" calcext:value-type="float">
            <text:p>3.086327296</text:p>
          </table:table-cell>
          <table:table-cell office:value-type="float" office:value="2.16455424" calcext:value-type="float">
            <text:p>2.16455424</text:p>
          </table:table-cell>
          <table:table-cell office:value-type="float" office:value="9.88198144" calcext:value-type="float">
            <text:p>9.88198144</text:p>
          </table:table-cell>
          <table:table-cell office:value-type="float" office:value="13.871203072" calcext:value-type="float">
            <text:p>13.871203072</text:p>
          </table:table-cell>
        </table:table-row>
        <table:table-row table:style-name="ro1">
          <table:table-cell/>
          <table:table-cell office:value-type="float" office:value="0.005734144" calcext:value-type="float">
            <text:p>0.005734144</text:p>
          </table:table-cell>
          <table:table-cell office:value-type="float" office:value="0.006046208" calcext:value-type="float">
            <text:p>0.006046208</text:p>
          </table:table-cell>
          <table:table-cell office:value-type="float" office:value="0.010232576" calcext:value-type="float">
            <text:p>0.010232576</text:p>
          </table:table-cell>
          <table:table-cell office:value-type="float" office:value="0.073235712" calcext:value-type="float">
            <text:p>0.073235712</text:p>
          </table:table-cell>
          <table:table-cell office:value-type="float" office:value="0.274228224" calcext:value-type="float">
            <text:p>0.274228224</text:p>
          </table:table-cell>
          <table:table-cell office:value-type="float" office:value="1.251022336" calcext:value-type="float">
            <text:p>1.251022336</text:p>
          </table:table-cell>
          <table:table-cell office:value-type="float" office:value="1.674583808" calcext:value-type="float">
            <text:p>1.674583808</text:p>
          </table:table-cell>
          <table:table-cell office:value-type="float" office:value="1.370141696" calcext:value-type="float">
            <text:p>1.370141696</text:p>
          </table:table-cell>
          <table:table-cell office:value-type="float" office:value="2.21846016" calcext:value-type="float">
            <text:p>2.21846016</text:p>
          </table:table-cell>
          <table:table-cell office:value-type="float" office:value="1.584083456" calcext:value-type="float">
            <text:p>1.584083456</text:p>
          </table:table-cell>
          <table:table-cell office:value-type="float" office:value="3.086394368" calcext:value-type="float">
            <text:p>3.086394368</text:p>
          </table:table-cell>
          <table:table-cell office:value-type="float" office:value="2.164554496" calcext:value-type="float">
            <text:p>2.164554496</text:p>
          </table:table-cell>
          <table:table-cell office:value-type="float" office:value="9.882040576" calcext:value-type="float">
            <text:p>9.882040576</text:p>
          </table:table-cell>
          <table:table-cell office:value-type="float" office:value="13.871280896" calcext:value-type="float">
            <text:p>13.871280896</text:p>
          </table:table-cell>
        </table:table-row>
        <table:table-row table:style-name="ro1">
          <table:table-cell/>
          <table:table-cell office:value-type="float" office:value="0.006763264" calcext:value-type="float">
            <text:p>0.006763264</text:p>
          </table:table-cell>
          <table:table-cell office:value-type="float" office:value="0.006390272" calcext:value-type="float">
            <text:p>0.006390272</text:p>
          </table:table-cell>
          <table:table-cell office:value-type="float" office:value="0.010262528" calcext:value-type="float">
            <text:p>0.010262528</text:p>
          </table:table-cell>
          <table:table-cell office:value-type="float" office:value="0.083100928" calcext:value-type="float">
            <text:p>0.083100928</text:p>
          </table:table-cell>
          <table:table-cell office:value-type="float" office:value="0.274480896" calcext:value-type="float">
            <text:p>0.274480896</text:p>
          </table:table-cell>
          <table:table-cell office:value-type="float" office:value="1.251022592" calcext:value-type="float">
            <text:p>1.251022592</text:p>
          </table:table-cell>
          <table:table-cell office:value-type="float" office:value="1.674611712" calcext:value-type="float">
            <text:p>1.674611712</text:p>
          </table:table-cell>
          <table:table-cell office:value-type="float" office:value="1.370151168" calcext:value-type="float">
            <text:p>1.370151168</text:p>
          </table:table-cell>
          <table:table-cell office:value-type="float" office:value="2.218488064" calcext:value-type="float">
            <text:p>2.218488064</text:p>
          </table:table-cell>
          <table:table-cell office:value-type="float" office:value="1.584087808" calcext:value-type="float">
            <text:p>1.584087808</text:p>
          </table:table-cell>
          <table:table-cell office:value-type="float" office:value="3.08644608" calcext:value-type="float">
            <text:p>3.08644608</text:p>
          </table:table-cell>
          <table:table-cell office:value-type="float" office:value="2.164551424" calcext:value-type="float">
            <text:p>2.164551424</text:p>
          </table:table-cell>
          <table:table-cell office:value-type="float" office:value="9.88208512" calcext:value-type="float">
            <text:p>9.88208512</text:p>
          </table:table-cell>
          <table:table-cell office:value-type="float" office:value="13.871364864" calcext:value-type="float">
            <text:p>13.871364864</text:p>
          </table:table-cell>
        </table:table-row>
        <table:table-row table:style-name="ro1">
          <table:table-cell/>
          <table:table-cell office:value-type="float" office:value="0.006435328" calcext:value-type="float">
            <text:p>0.006435328</text:p>
          </table:table-cell>
          <table:table-cell office:value-type="float" office:value="0.006047744" calcext:value-type="float">
            <text:p>0.006047744</text:p>
          </table:table-cell>
          <table:table-cell office:value-type="float" office:value="0.010290432" calcext:value-type="float">
            <text:p>0.010290432</text:p>
          </table:table-cell>
          <table:table-cell office:value-type="float" office:value="0.083104256" calcext:value-type="float">
            <text:p>0.083104256</text:p>
          </table:table-cell>
          <table:table-cell office:value-type="float" office:value="0.274456576" calcext:value-type="float">
            <text:p>0.274456576</text:p>
          </table:table-cell>
          <table:table-cell office:value-type="float" office:value="1.2510208" calcext:value-type="float">
            <text:p>1.2510208</text:p>
          </table:table-cell>
          <table:table-cell office:value-type="float" office:value="1.674745088" calcext:value-type="float">
            <text:p>1.674745088</text:p>
          </table:table-cell>
          <table:table-cell office:value-type="float" office:value="1.522290176" calcext:value-type="float">
            <text:p>1.522290176</text:p>
          </table:table-cell>
          <table:table-cell office:value-type="float" office:value="2.218516992" calcext:value-type="float">
            <text:p>2.218516992</text:p>
          </table:table-cell>
          <table:table-cell office:value-type="float" office:value="1.584094464" calcext:value-type="float">
            <text:p>1.584094464</text:p>
          </table:table-cell>
          <table:table-cell office:value-type="float" office:value="3.08649472" calcext:value-type="float">
            <text:p>3.08649472</text:p>
          </table:table-cell>
          <table:table-cell office:value-type="float" office:value="2.16455168" calcext:value-type="float">
            <text:p>2.16455168</text:p>
          </table:table-cell>
          <table:table-cell office:value-type="float" office:value="9.882125568" calcext:value-type="float">
            <text:p>9.882125568</text:p>
          </table:table-cell>
          <table:table-cell office:value-type="float" office:value="13.03463552" calcext:value-type="float">
            <text:p>13.03463552</text:p>
          </table:table-cell>
        </table:table-row>
        <table:table-row table:style-name="ro1">
          <table:table-cell/>
          <table:table-cell office:value-type="float" office:value="0.006202368" calcext:value-type="float">
            <text:p>0.006202368</text:p>
          </table:table-cell>
          <table:table-cell office:value-type="float" office:value="0.007734272" calcext:value-type="float">
            <text:p>0.007734272</text:p>
          </table:table-cell>
          <table:table-cell office:value-type="float" office:value="0.010455808" calcext:value-type="float">
            <text:p>0.010455808</text:p>
          </table:table-cell>
          <table:table-cell office:value-type="float" office:value="0.083095808" calcext:value-type="float">
            <text:p>0.083095808</text:p>
          </table:table-cell>
          <table:table-cell office:value-type="float" office:value="0.27442944" calcext:value-type="float">
            <text:p>0.27442944</text:p>
          </table:table-cell>
          <table:table-cell office:value-type="float" office:value="1.2510272" calcext:value-type="float">
            <text:p>1.2510272</text:p>
          </table:table-cell>
          <table:table-cell office:value-type="float" office:value="1.674381824" calcext:value-type="float">
            <text:p>1.674381824</text:p>
          </table:table-cell>
          <table:table-cell office:value-type="float" office:value="1.533462528" calcext:value-type="float">
            <text:p>1.533462528</text:p>
          </table:table-cell>
          <table:table-cell office:value-type="float" office:value="2.218545408" calcext:value-type="float">
            <text:p>2.218545408</text:p>
          </table:table-cell>
          <table:table-cell office:value-type="float" office:value="1.540254208" calcext:value-type="float">
            <text:p>1.540254208</text:p>
          </table:table-cell>
          <table:table-cell office:value-type="float" office:value="3.086542848" calcext:value-type="float">
            <text:p>3.086542848</text:p>
          </table:table-cell>
          <table:table-cell office:value-type="float" office:value="2.164578304" calcext:value-type="float">
            <text:p>2.164578304</text:p>
          </table:table-cell>
          <table:table-cell office:value-type="float" office:value="9.882166272" calcext:value-type="float">
            <text:p>9.882166272</text:p>
          </table:table-cell>
          <table:table-cell office:value-type="float" office:value="13.034667776" calcext:value-type="float">
            <text:p>13.034667776</text:p>
          </table:table-cell>
        </table:table-row>
        <table:table-row table:style-name="ro1">
          <table:table-cell/>
          <table:table-cell office:value-type="float" office:value="0.005948672" calcext:value-type="float">
            <text:p>0.005948672</text:p>
          </table:table-cell>
          <table:table-cell office:value-type="float" office:value="0.007713536" calcext:value-type="float">
            <text:p>0.007713536</text:p>
          </table:table-cell>
          <table:table-cell office:value-type="float" office:value="0.009460736" calcext:value-type="float">
            <text:p>0.009460736</text:p>
          </table:table-cell>
          <table:table-cell office:value-type="float" office:value="0.083395584" calcext:value-type="float">
            <text:p>0.083395584</text:p>
          </table:table-cell>
          <table:table-cell office:value-type="float" office:value="0.274203136" calcext:value-type="float">
            <text:p>0.274203136</text:p>
          </table:table-cell>
          <table:table-cell office:value-type="float" office:value="1.280048128" calcext:value-type="float">
            <text:p>1.280048128</text:p>
          </table:table-cell>
          <table:table-cell office:value-type="float" office:value="1.674340608" calcext:value-type="float">
            <text:p>1.674340608</text:p>
          </table:table-cell>
          <table:table-cell office:value-type="float" office:value="1.543955456" calcext:value-type="float">
            <text:p>1.543955456</text:p>
          </table:table-cell>
          <table:table-cell office:value-type="float" office:value="2.222490112" calcext:value-type="float">
            <text:p>2.222490112</text:p>
          </table:table-cell>
          <table:table-cell office:value-type="float" office:value="1.54026624" calcext:value-type="float">
            <text:p>1.54026624</text:p>
          </table:table-cell>
          <table:table-cell office:value-type="float" office:value="3.086590208" calcext:value-type="float">
            <text:p>3.086590208</text:p>
          </table:table-cell>
          <table:table-cell office:value-type="float" office:value="2.22593536" calcext:value-type="float">
            <text:p>2.22593536</text:p>
          </table:table-cell>
          <table:table-cell office:value-type="float" office:value="9.882206464" calcext:value-type="float">
            <text:p>9.882206464</text:p>
          </table:table-cell>
          <table:table-cell office:value-type="float" office:value="13.034702336" calcext:value-type="float">
            <text:p>13.034702336</text:p>
          </table:table-cell>
        </table:table-row>
        <table:table-row table:style-name="ro1">
          <table:table-cell/>
          <table:table-cell office:value-type="float" office:value="0.006315008" calcext:value-type="float">
            <text:p>0.006315008</text:p>
          </table:table-cell>
          <table:table-cell office:value-type="float" office:value="0.005441536" calcext:value-type="float">
            <text:p>0.005441536</text:p>
          </table:table-cell>
          <table:table-cell office:value-type="float" office:value="0.009477632" calcext:value-type="float">
            <text:p>0.009477632</text:p>
          </table:table-cell>
          <table:table-cell office:value-type="float" office:value="0.083381504" calcext:value-type="float">
            <text:p>0.083381504</text:p>
          </table:table-cell>
          <table:table-cell office:value-type="float" office:value="0.274233856" calcext:value-type="float">
            <text:p>0.274233856</text:p>
          </table:table-cell>
          <table:table-cell office:value-type="float" office:value="1.27997312" calcext:value-type="float">
            <text:p>1.27997312</text:p>
          </table:table-cell>
          <table:table-cell office:value-type="float" office:value="1.674366464" calcext:value-type="float">
            <text:p>1.674366464</text:p>
          </table:table-cell>
          <table:table-cell office:value-type="float" office:value="1.387080448" calcext:value-type="float">
            <text:p>1.387080448</text:p>
          </table:table-cell>
          <table:table-cell office:value-type="float" office:value="2.222537216" calcext:value-type="float">
            <text:p>2.222537216</text:p>
          </table:table-cell>
          <table:table-cell office:value-type="float" office:value="1.626985984" calcext:value-type="float">
            <text:p>1.626985984</text:p>
          </table:table-cell>
          <table:table-cell office:value-type="float" office:value="3.086637312" calcext:value-type="float">
            <text:p>3.086637312</text:p>
          </table:table-cell>
          <table:table-cell office:value-type="float" office:value="2.231165952" calcext:value-type="float">
            <text:p>2.231165952</text:p>
          </table:table-cell>
          <table:table-cell office:value-type="float" office:value="9.882247168" calcext:value-type="float">
            <text:p>9.882247168</text:p>
          </table:table-cell>
          <table:table-cell office:value-type="float" office:value="14.272228608" calcext:value-type="float">
            <text:p>14.272228608</text:p>
          </table:table-cell>
        </table:table-row>
        <table:table-row table:style-name="ro1">
          <table:table-cell/>
          <table:table-cell office:value-type="float" office:value="0.008808704" calcext:value-type="float">
            <text:p>0.008808704</text:p>
          </table:table-cell>
          <table:table-cell office:value-type="float" office:value="0.00597376" calcext:value-type="float">
            <text:p>0.00597376</text:p>
          </table:table-cell>
          <table:table-cell office:value-type="float" office:value="0.009501184" calcext:value-type="float">
            <text:p>0.009501184</text:p>
          </table:table-cell>
          <table:table-cell office:value-type="float" office:value="0.083411456" calcext:value-type="float">
            <text:p>0.083411456</text:p>
          </table:table-cell>
          <table:table-cell office:value-type="float" office:value="0.274265344" calcext:value-type="float">
            <text:p>0.274265344</text:p>
          </table:table-cell>
          <table:table-cell office:value-type="float" office:value="1.279967232" calcext:value-type="float">
            <text:p>1.279967232</text:p>
          </table:table-cell>
          <table:table-cell office:value-type="float" office:value="1.675771648" calcext:value-type="float">
            <text:p>1.675771648</text:p>
          </table:table-cell>
          <table:table-cell office:value-type="float" office:value="1.533766656" calcext:value-type="float">
            <text:p>1.533766656</text:p>
          </table:table-cell>
          <table:table-cell office:value-type="float" office:value="2.240879104" calcext:value-type="float">
            <text:p>2.240879104</text:p>
          </table:table-cell>
          <table:table-cell office:value-type="float" office:value="1.626518784" calcext:value-type="float">
            <text:p>1.626518784</text:p>
          </table:table-cell>
          <table:table-cell office:value-type="float" office:value="3.086684416" calcext:value-type="float">
            <text:p>3.086684416</text:p>
          </table:table-cell>
          <table:table-cell office:value-type="float" office:value="2.231183104" calcext:value-type="float">
            <text:p>2.231183104</text:p>
          </table:table-cell>
          <table:table-cell office:value-type="float" office:value="9.882287104" calcext:value-type="float">
            <text:p>9.882287104</text:p>
          </table:table-cell>
          <table:table-cell office:value-type="float" office:value="14.981244416" calcext:value-type="float">
            <text:p>14.981244416</text:p>
          </table:table-cell>
        </table:table-row>
        <table:table-row table:style-name="ro1">
          <table:table-cell/>
          <table:table-cell office:value-type="float" office:value="0.005590528" calcext:value-type="float">
            <text:p>0.005590528</text:p>
          </table:table-cell>
          <table:table-cell office:value-type="float" office:value="0.005885952" calcext:value-type="float">
            <text:p>0.005885952</text:p>
          </table:table-cell>
          <table:table-cell office:value-type="float" office:value="0.0042752" calcext:value-type="float">
            <text:p>0.0042752</text:p>
          </table:table-cell>
          <table:table-cell office:value-type="float" office:value="0.083463168" calcext:value-type="float">
            <text:p>0.083463168</text:p>
          </table:table-cell>
          <table:table-cell office:value-type="float" office:value="0.274298624" calcext:value-type="float">
            <text:p>0.274298624</text:p>
          </table:table-cell>
          <table:table-cell office:value-type="float" office:value="1.269622784" calcext:value-type="float">
            <text:p>1.269622784</text:p>
          </table:table-cell>
          <table:table-cell office:value-type="float" office:value="1.675687168" calcext:value-type="float">
            <text:p>1.675687168</text:p>
          </table:table-cell>
          <table:table-cell office:value-type="float" office:value="1.533759232" calcext:value-type="float">
            <text:p>1.533759232</text:p>
          </table:table-cell>
          <table:table-cell office:value-type="float" office:value="2.241947136" calcext:value-type="float">
            <text:p>2.241947136</text:p>
          </table:table-cell>
          <table:table-cell office:value-type="float" office:value="1.626471424" calcext:value-type="float">
            <text:p>1.626471424</text:p>
          </table:table-cell>
          <table:table-cell office:value-type="float" office:value="3.086731008" calcext:value-type="float">
            <text:p>3.086731008</text:p>
          </table:table-cell>
          <table:table-cell office:value-type="float" office:value="2.235250688" calcext:value-type="float">
            <text:p>2.235250688</text:p>
          </table:table-cell>
          <table:table-cell office:value-type="float" office:value="9.882328064" calcext:value-type="float">
            <text:p>9.882328064</text:p>
          </table:table-cell>
          <table:table-cell office:value-type="float" office:value="13.92496384" calcext:value-type="float">
            <text:p>13.92496384</text:p>
          </table:table-cell>
        </table:table-row>
        <table:table-row table:style-name="ro1">
          <table:table-cell/>
          <table:table-cell office:value-type="float" office:value="0.005973248" calcext:value-type="float">
            <text:p>0.005973248</text:p>
          </table:table-cell>
          <table:table-cell office:value-type="float" office:value="0.00555776" calcext:value-type="float">
            <text:p>0.00555776</text:p>
          </table:table-cell>
          <table:table-cell office:value-type="float" office:value="0.00965632" calcext:value-type="float">
            <text:p>0.00965632</text:p>
          </table:table-cell>
          <table:table-cell office:value-type="float" office:value="0.083501824" calcext:value-type="float">
            <text:p>0.083501824</text:p>
          </table:table-cell>
          <table:table-cell office:value-type="float" office:value="0.274328064" calcext:value-type="float">
            <text:p>0.274328064</text:p>
          </table:table-cell>
          <table:table-cell office:value-type="float" office:value="1.277939968" calcext:value-type="float">
            <text:p>1.277939968</text:p>
          </table:table-cell>
          <table:table-cell office:value-type="float" office:value="1.675712768" calcext:value-type="float">
            <text:p>1.675712768</text:p>
          </table:table-cell>
          <table:table-cell office:value-type="float" office:value="1.53378176" calcext:value-type="float">
            <text:p>1.53378176</text:p>
          </table:table-cell>
          <table:table-cell office:value-type="float" office:value="2.242067968" calcext:value-type="float">
            <text:p>2.242067968</text:p>
          </table:table-cell>
          <table:table-cell office:value-type="float" office:value="1.626432768" calcext:value-type="float">
            <text:p>1.626432768</text:p>
          </table:table-cell>
          <table:table-cell office:value-type="float" office:value="3.086778368" calcext:value-type="float">
            <text:p>3.086778368</text:p>
          </table:table-cell>
          <table:table-cell office:value-type="float" office:value="2.17602304" calcext:value-type="float">
            <text:p>2.17602304</text:p>
          </table:table-cell>
          <table:table-cell office:value-type="float" office:value="9.882368256" calcext:value-type="float">
            <text:p>9.882368256</text:p>
          </table:table-cell>
          <table:table-cell office:value-type="float" office:value="14.792983296" calcext:value-type="float">
            <text:p>14.792983296</text:p>
          </table:table-cell>
        </table:table-row>
        <table:table-row table:style-name="ro1">
          <table:table-cell/>
          <table:table-cell office:value-type="float" office:value="0.007665664" calcext:value-type="float">
            <text:p>0.007665664</text:p>
          </table:table-cell>
          <table:table-cell office:value-type="float" office:value="0.007315968" calcext:value-type="float">
            <text:p>0.007315968</text:p>
          </table:table-cell>
          <table:table-cell office:value-type="float" office:value="0.005466368" calcext:value-type="float">
            <text:p>0.005466368</text:p>
          </table:table-cell>
          <table:table-cell office:value-type="float" office:value="0.08332288" calcext:value-type="float">
            <text:p>0.08332288</text:p>
          </table:table-cell>
          <table:table-cell office:value-type="float" office:value="0.274359552" calcext:value-type="float">
            <text:p>0.274359552</text:p>
          </table:table-cell>
          <table:table-cell office:value-type="float" office:value="1.280540928" calcext:value-type="float">
            <text:p>1.280540928</text:p>
          </table:table-cell>
          <table:table-cell office:value-type="float" office:value="1.674620928" calcext:value-type="float">
            <text:p>1.674620928</text:p>
          </table:table-cell>
          <table:table-cell office:value-type="float" office:value="1.522710528" calcext:value-type="float">
            <text:p>1.522710528</text:p>
          </table:table-cell>
          <table:table-cell office:value-type="float" office:value="2.238412288" calcext:value-type="float">
            <text:p>2.238412288</text:p>
          </table:table-cell>
          <table:table-cell office:value-type="float" office:value="1.6264192" calcext:value-type="float">
            <text:p>1.6264192</text:p>
          </table:table-cell>
          <table:table-cell office:value-type="float" office:value="3.08682624" calcext:value-type="float">
            <text:p>3.08682624</text:p>
          </table:table-cell>
          <table:table-cell office:value-type="float" office:value="2.175924736" calcext:value-type="float">
            <text:p>2.175924736</text:p>
          </table:table-cell>
          <table:table-cell office:value-type="float" office:value="9.88241024" calcext:value-type="float">
            <text:p>9.88241024</text:p>
          </table:table-cell>
          <table:table-cell office:value-type="float" office:value="14.910827008" calcext:value-type="float">
            <text:p>14.910827008</text:p>
          </table:table-cell>
        </table:table-row>
        <table:table-row table:style-name="ro1">
          <table:table-cell/>
          <table:table-cell office:value-type="float" office:value="0.00644352" calcext:value-type="float">
            <text:p>0.00644352</text:p>
          </table:table-cell>
          <table:table-cell office:value-type="float" office:value="0.005857792" calcext:value-type="float">
            <text:p>0.005857792</text:p>
          </table:table-cell>
          <table:table-cell office:value-type="float" office:value="0.00543616" calcext:value-type="float">
            <text:p>0.00543616</text:p>
          </table:table-cell>
          <table:table-cell office:value-type="float" office:value="0.08328832" calcext:value-type="float">
            <text:p>0.08328832</text:p>
          </table:table-cell>
          <table:table-cell office:value-type="float" office:value="0.274391296" calcext:value-type="float">
            <text:p>0.274391296</text:p>
          </table:table-cell>
          <table:table-cell office:value-type="float" office:value="1.280551424" calcext:value-type="float">
            <text:p>1.280551424</text:p>
          </table:table-cell>
          <table:table-cell office:value-type="float" office:value="1.674669312" calcext:value-type="float">
            <text:p>1.674669312</text:p>
          </table:table-cell>
          <table:table-cell office:value-type="float" office:value="1.522734336" calcext:value-type="float">
            <text:p>1.522734336</text:p>
          </table:table-cell>
          <table:table-cell office:value-type="float" office:value="2.232655872" calcext:value-type="float">
            <text:p>2.232655872</text:p>
          </table:table-cell>
          <table:table-cell office:value-type="float" office:value="1.626409728" calcext:value-type="float">
            <text:p>1.626409728</text:p>
          </table:table-cell>
          <table:table-cell office:value-type="float" office:value="3.086874368" calcext:value-type="float">
            <text:p>3.086874368</text:p>
          </table:table-cell>
          <table:table-cell office:value-type="float" office:value="2.175907328" calcext:value-type="float">
            <text:p>2.175907328</text:p>
          </table:table-cell>
          <table:table-cell office:value-type="float" office:value="9.88245248" calcext:value-type="float">
            <text:p>9.88245248</text:p>
          </table:table-cell>
          <table:table-cell office:value-type="float" office:value="14.910871808" calcext:value-type="float">
            <text:p>14.910871808</text:p>
          </table:table-cell>
        </table:table-row>
        <table:table-row table:style-name="ro1">
          <table:table-cell/>
          <table:table-cell office:value-type="float" office:value="0.005998848" calcext:value-type="float">
            <text:p>0.005998848</text:p>
          </table:table-cell>
          <table:table-cell office:value-type="float" office:value="0.005876736" calcext:value-type="float">
            <text:p>0.005876736</text:p>
          </table:table-cell>
          <table:table-cell office:value-type="float" office:value="0.005451264" calcext:value-type="float">
            <text:p>0.005451264</text:p>
          </table:table-cell>
          <table:table-cell office:value-type="float" office:value="0.083300864" calcext:value-type="float">
            <text:p>0.083300864</text:p>
          </table:table-cell>
          <table:table-cell office:value-type="float" office:value="0.274593536" calcext:value-type="float">
            <text:p>0.274593536</text:p>
          </table:table-cell>
          <table:table-cell office:value-type="float" office:value="1.2805504" calcext:value-type="float">
            <text:p>1.2805504</text:p>
          </table:table-cell>
          <table:table-cell office:value-type="float" office:value="1.6747136" calcext:value-type="float">
            <text:p>1.6747136</text:p>
          </table:table-cell>
          <table:table-cell office:value-type="float" office:value="1.52276224" calcext:value-type="float">
            <text:p>1.52276224</text:p>
          </table:table-cell>
          <table:table-cell office:value-type="float" office:value="2.232720128" calcext:value-type="float">
            <text:p>2.232720128</text:p>
          </table:table-cell>
          <table:table-cell office:value-type="float" office:value="1.626404608" calcext:value-type="float">
            <text:p>1.626404608</text:p>
          </table:table-cell>
          <table:table-cell office:value-type="float" office:value="3.086922496" calcext:value-type="float">
            <text:p>3.086922496</text:p>
          </table:table-cell>
          <table:table-cell office:value-type="float" office:value="2.175769856" calcext:value-type="float">
            <text:p>2.175769856</text:p>
          </table:table-cell>
          <table:table-cell office:value-type="float" office:value="9.882494208" calcext:value-type="float">
            <text:p>9.882494208</text:p>
          </table:table-cell>
          <table:table-cell office:value-type="float" office:value="15.184716288" calcext:value-type="float">
            <text:p>15.184716288</text:p>
          </table:table-cell>
        </table:table-row>
        <table:table-row table:style-name="ro1">
          <table:table-cell/>
          <table:table-cell office:value-type="float" office:value="0.006180608" calcext:value-type="float">
            <text:p>0.006180608</text:p>
          </table:table-cell>
          <table:table-cell office:value-type="float" office:value="0.015306752" calcext:value-type="float">
            <text:p>0.015306752</text:p>
          </table:table-cell>
          <table:table-cell office:value-type="float" office:value="0.009689088" calcext:value-type="float">
            <text:p>0.009689088</text:p>
          </table:table-cell>
          <table:table-cell office:value-type="float" office:value="0.083314432" calcext:value-type="float">
            <text:p>0.083314432</text:p>
          </table:table-cell>
          <table:table-cell office:value-type="float" office:value="0.27454336" calcext:value-type="float">
            <text:p>0.27454336</text:p>
          </table:table-cell>
          <table:table-cell office:value-type="float" office:value="1.280556032" calcext:value-type="float">
            <text:p>1.280556032</text:p>
          </table:table-cell>
          <table:table-cell office:value-type="float" office:value="1.674829824" calcext:value-type="float">
            <text:p>1.674829824</text:p>
          </table:table-cell>
          <table:table-cell office:value-type="float" office:value="1.533919232" calcext:value-type="float">
            <text:p>1.533919232</text:p>
          </table:table-cell>
          <table:table-cell office:value-type="float" office:value="2.232784896" calcext:value-type="float">
            <text:p>2.232784896</text:p>
          </table:table-cell>
          <table:table-cell office:value-type="float" office:value="1.626399488" calcext:value-type="float">
            <text:p>1.626399488</text:p>
          </table:table-cell>
          <table:table-cell office:value-type="float" office:value="3.087593472" calcext:value-type="float">
            <text:p>3.087593472</text:p>
          </table:table-cell>
          <table:table-cell office:value-type="float" office:value="2.175701504" calcext:value-type="float">
            <text:p>2.175701504</text:p>
          </table:table-cell>
          <table:table-cell office:value-type="float" office:value="9.882532608" calcext:value-type="float">
            <text:p>9.882532608</text:p>
          </table:table-cell>
          <table:table-cell office:value-type="float" office:value="15.184754176" calcext:value-type="float">
            <text:p>15.184754176</text:p>
          </table:table-cell>
        </table:table-row>
        <table:table-row table:style-name="ro1">
          <table:table-cell/>
          <table:table-cell office:value-type="float" office:value="0.005686528" calcext:value-type="float">
            <text:p>0.005686528</text:p>
          </table:table-cell>
          <table:table-cell office:value-type="float" office:value="0.000656384" calcext:value-type="float">
            <text:p>0.000656384</text:p>
          </table:table-cell>
          <table:table-cell office:value-type="float" office:value="0.0057664" calcext:value-type="float">
            <text:p>0.0057664</text:p>
          </table:table-cell>
          <table:table-cell office:value-type="float" office:value="0.083329536" calcext:value-type="float">
            <text:p>0.083329536</text:p>
          </table:table-cell>
          <table:table-cell office:value-type="float" office:value="0.27456384" calcext:value-type="float">
            <text:p>0.27456384</text:p>
          </table:table-cell>
          <table:table-cell office:value-type="float" office:value="1.28056192" calcext:value-type="float">
            <text:p>1.28056192</text:p>
          </table:table-cell>
          <table:table-cell office:value-type="float" office:value="1.674875392" calcext:value-type="float">
            <text:p>1.674875392</text:p>
          </table:table-cell>
          <table:table-cell office:value-type="float" office:value="1.533946624" calcext:value-type="float">
            <text:p>1.533946624</text:p>
          </table:table-cell>
          <table:table-cell office:value-type="float" office:value="2.232848896" calcext:value-type="float">
            <text:p>2.232848896</text:p>
          </table:table-cell>
          <table:table-cell office:value-type="float" office:value="1.584963328" calcext:value-type="float">
            <text:p>1.584963328</text:p>
          </table:table-cell>
          <table:table-cell office:value-type="float" office:value="3.087448832" calcext:value-type="float">
            <text:p>3.087448832</text:p>
          </table:table-cell>
          <table:table-cell office:value-type="float" office:value="2.17568512" calcext:value-type="float">
            <text:p>2.17568512</text:p>
          </table:table-cell>
          <table:table-cell office:value-type="float" office:value="9.882574848" calcext:value-type="float">
            <text:p>9.882574848</text:p>
          </table:table-cell>
          <table:table-cell office:value-type="float" office:value="15.184799488" calcext:value-type="float">
            <text:p>15.184799488</text:p>
          </table:table-cell>
        </table:table-row>
        <table:table-row table:style-name="ro1">
          <table:table-cell/>
          <table:table-cell office:value-type="float" office:value="0.006113536" calcext:value-type="float">
            <text:p>0.006113536</text:p>
          </table:table-cell>
          <table:table-cell office:value-type="float" office:value="0.007102464" calcext:value-type="float">
            <text:p>0.007102464</text:p>
          </table:table-cell>
          <table:table-cell office:value-type="float" office:value="0.00511616" calcext:value-type="float">
            <text:p>0.00511616</text:p>
          </table:table-cell>
          <table:table-cell office:value-type="float" office:value="0.0711936" calcext:value-type="float">
            <text:p>0.0711936</text:p>
          </table:table-cell>
          <table:table-cell office:value-type="float" office:value="0.264475648" calcext:value-type="float">
            <text:p>0.264475648</text:p>
          </table:table-cell>
          <table:table-cell office:value-type="float" office:value="1.277828096" calcext:value-type="float">
            <text:p>1.277828096</text:p>
          </table:table-cell>
          <table:table-cell office:value-type="float" office:value="1.674916352" calcext:value-type="float">
            <text:p>1.674916352</text:p>
          </table:table-cell>
          <table:table-cell office:value-type="float" office:value="1.533974784" calcext:value-type="float">
            <text:p>1.533974784</text:p>
          </table:table-cell>
          <table:table-cell office:value-type="float" office:value="2.23291136" calcext:value-type="float">
            <text:p>2.23291136</text:p>
          </table:table-cell>
          <table:table-cell office:value-type="float" office:value="1.584958976" calcext:value-type="float">
            <text:p>1.584958976</text:p>
          </table:table-cell>
          <table:table-cell office:value-type="float" office:value="3.08737152" calcext:value-type="float">
            <text:p>3.08737152</text:p>
          </table:table-cell>
          <table:table-cell office:value-type="float" office:value="2.175670272" calcext:value-type="float">
            <text:p>2.175670272</text:p>
          </table:table-cell>
          <table:table-cell office:value-type="float" office:value="9.8826176" calcext:value-type="float">
            <text:p>9.8826176</text:p>
          </table:table-cell>
          <table:table-cell office:value-type="float" office:value="15.184843776" calcext:value-type="float">
            <text:p>15.184843776</text:p>
          </table:table-cell>
        </table:table-row>
        <table:table-row table:style-name="ro1">
          <table:table-cell/>
          <table:table-cell office:value-type="float" office:value="0.005786368" calcext:value-type="float">
            <text:p>0.005786368</text:p>
          </table:table-cell>
          <table:table-cell office:value-type="float" office:value="0.006206976" calcext:value-type="float">
            <text:p>0.006206976</text:p>
          </table:table-cell>
          <table:table-cell office:value-type="float" office:value="0.011614464" calcext:value-type="float">
            <text:p>0.011614464</text:p>
          </table:table-cell>
          <table:table-cell office:value-type="float" office:value="0.071126528" calcext:value-type="float">
            <text:p>0.071126528</text:p>
          </table:table-cell>
          <table:table-cell office:value-type="float" office:value="0.264510464" calcext:value-type="float">
            <text:p>0.264510464</text:p>
          </table:table-cell>
          <table:table-cell office:value-type="float" office:value="1.277815808" calcext:value-type="float">
            <text:p>1.277815808</text:p>
          </table:table-cell>
          <table:table-cell office:value-type="float" office:value="1.6749504" calcext:value-type="float">
            <text:p>1.6749504</text:p>
          </table:table-cell>
          <table:table-cell office:value-type="float" office:value="1.5340032" calcext:value-type="float">
            <text:p>1.5340032</text:p>
          </table:table-cell>
          <table:table-cell office:value-type="float" office:value="2.253785088" calcext:value-type="float">
            <text:p>2.253785088</text:p>
          </table:table-cell>
          <table:table-cell office:value-type="float" office:value="1.541055488" calcext:value-type="float">
            <text:p>1.541055488</text:p>
          </table:table-cell>
          <table:table-cell office:value-type="float" office:value="3.087306496" calcext:value-type="float">
            <text:p>3.087306496</text:p>
          </table:table-cell>
          <table:table-cell office:value-type="float" office:value="2.175651072" calcext:value-type="float">
            <text:p>2.175651072</text:p>
          </table:table-cell>
          <table:table-cell office:value-type="float" office:value="9.88266112" calcext:value-type="float">
            <text:p>9.88266112</text:p>
          </table:table-cell>
          <table:table-cell office:value-type="float" office:value="14.051632384" calcext:value-type="float">
            <text:p>14.051632384</text:p>
          </table:table-cell>
        </table:table-row>
        <table:table-row table:style-name="ro1">
          <table:table-cell/>
          <table:table-cell office:value-type="float" office:value="0.006434304" calcext:value-type="float">
            <text:p>0.006434304</text:p>
          </table:table-cell>
          <table:table-cell office:value-type="float" office:value="0.006244608" calcext:value-type="float">
            <text:p>0.006244608</text:p>
          </table:table-cell>
          <table:table-cell office:value-type="float" office:value="0.011648256" calcext:value-type="float">
            <text:p>0.011648256</text:p>
          </table:table-cell>
          <table:table-cell office:value-type="float" office:value="0.071004672" calcext:value-type="float">
            <text:p>0.071004672</text:p>
          </table:table-cell>
          <table:table-cell office:value-type="float" office:value="0.264545792" calcext:value-type="float">
            <text:p>0.264545792</text:p>
          </table:table-cell>
          <table:table-cell office:value-type="float" office:value="1.27780608" calcext:value-type="float">
            <text:p>1.27780608</text:p>
          </table:table-cell>
          <table:table-cell office:value-type="float" office:value="1.674986752" calcext:value-type="float">
            <text:p>1.674986752</text:p>
          </table:table-cell>
          <table:table-cell office:value-type="float" office:value="1.534030592" calcext:value-type="float">
            <text:p>1.534030592</text:p>
          </table:table-cell>
          <table:table-cell office:value-type="float" office:value="2.253832192" calcext:value-type="float">
            <text:p>2.253832192</text:p>
          </table:table-cell>
          <table:table-cell office:value-type="float" office:value="1.54105856" calcext:value-type="float">
            <text:p>1.54105856</text:p>
          </table:table-cell>
          <table:table-cell office:value-type="float" office:value="3.087300864" calcext:value-type="float">
            <text:p>3.087300864</text:p>
          </table:table-cell>
          <table:table-cell office:value-type="float" office:value="2.080168704" calcext:value-type="float">
            <text:p>2.080168704</text:p>
          </table:table-cell>
          <table:table-cell office:value-type="float" office:value="9.884342784" calcext:value-type="float">
            <text:p>9.884342784</text:p>
          </table:table-cell>
          <table:table-cell office:value-type="float" office:value="14.063031552" calcext:value-type="float">
            <text:p>14.063031552</text:p>
          </table:table-cell>
        </table:table-row>
        <table:table-row table:style-name="ro1">
          <table:table-cell/>
          <table:table-cell office:value-type="float" office:value="0.005750016" calcext:value-type="float">
            <text:p>0.005750016</text:p>
          </table:table-cell>
          <table:table-cell office:value-type="float" office:value="0.005812736" calcext:value-type="float">
            <text:p>0.005812736</text:p>
          </table:table-cell>
          <table:table-cell office:value-type="float" office:value="0.012180992" calcext:value-type="float">
            <text:p>0.012180992</text:p>
          </table:table-cell>
          <table:table-cell office:value-type="float" office:value="0.07100416" calcext:value-type="float">
            <text:p>0.07100416</text:p>
          </table:table-cell>
          <table:table-cell office:value-type="float" office:value="0.264582912" calcext:value-type="float">
            <text:p>0.264582912</text:p>
          </table:table-cell>
          <table:table-cell office:value-type="float" office:value="1.26763648" calcext:value-type="float">
            <text:p>1.26763648</text:p>
          </table:table-cell>
          <table:table-cell office:value-type="float" office:value="1.675032064" calcext:value-type="float">
            <text:p>1.675032064</text:p>
          </table:table-cell>
          <table:table-cell office:value-type="float" office:value="1.50498688" calcext:value-type="float">
            <text:p>1.50498688</text:p>
          </table:table-cell>
          <table:table-cell office:value-type="float" office:value="2.263829248" calcext:value-type="float">
            <text:p>2.263829248</text:p>
          </table:table-cell>
          <table:table-cell office:value-type="float" office:value="1.541061632" calcext:value-type="float">
            <text:p>1.541061632</text:p>
          </table:table-cell>
          <table:table-cell office:value-type="float" office:value="3.087331072" calcext:value-type="float">
            <text:p>3.087331072</text:p>
          </table:table-cell>
          <table:table-cell office:value-type="float" office:value="2.08017152" calcext:value-type="float">
            <text:p>2.08017152</text:p>
          </table:table-cell>
          <table:table-cell office:value-type="float" office:value="9.88431616" calcext:value-type="float">
            <text:p>9.88431616</text:p>
          </table:table-cell>
          <table:table-cell office:value-type="float" office:value="14.06306048" calcext:value-type="float">
            <text:p>14.06306048</text:p>
          </table:table-cell>
        </table:table-row>
        <table:table-row table:style-name="ro1">
          <table:table-cell/>
          <table:table-cell office:value-type="float" office:value="0.005633024" calcext:value-type="float">
            <text:p>0.005633024</text:p>
          </table:table-cell>
          <table:table-cell office:value-type="float" office:value="0.007449344" calcext:value-type="float">
            <text:p>0.007449344</text:p>
          </table:table-cell>
          <table:table-cell office:value-type="float" office:value="0.01194112" calcext:value-type="float">
            <text:p>0.01194112</text:p>
          </table:table-cell>
          <table:table-cell office:value-type="float" office:value="0.071014144" calcext:value-type="float">
            <text:p>0.071014144</text:p>
          </table:table-cell>
          <table:table-cell office:value-type="float" office:value="0.264624896" calcext:value-type="float">
            <text:p>0.264624896</text:p>
          </table:table-cell>
          <table:table-cell office:value-type="float" office:value="1.253010176" calcext:value-type="float">
            <text:p>1.253010176</text:p>
          </table:table-cell>
          <table:table-cell office:value-type="float" office:value="1.675078144" calcext:value-type="float">
            <text:p>1.675078144</text:p>
          </table:table-cell>
          <table:table-cell office:value-type="float" office:value="1.523035648" calcext:value-type="float">
            <text:p>1.523035648</text:p>
          </table:table-cell>
          <table:table-cell office:value-type="float" office:value="2.26380544" calcext:value-type="float">
            <text:p>2.26380544</text:p>
          </table:table-cell>
          <table:table-cell office:value-type="float" office:value="1.541064704" calcext:value-type="float">
            <text:p>1.541064704</text:p>
          </table:table-cell>
          <table:table-cell office:value-type="float" office:value="3.08736512" calcext:value-type="float">
            <text:p>3.08736512</text:p>
          </table:table-cell>
          <table:table-cell office:value-type="float" office:value="2.080171776" calcext:value-type="float">
            <text:p>2.080171776</text:p>
          </table:table-cell>
          <table:table-cell office:value-type="float" office:value="9.873495296" calcext:value-type="float">
            <text:p>9.873495296</text:p>
          </table:table-cell>
          <table:table-cell office:value-type="float" office:value="14.063084288" calcext:value-type="float">
            <text:p>14.063084288</text:p>
          </table:table-cell>
        </table:table-row>
        <table:table-row table:style-name="ro1">
          <table:table-cell/>
          <table:table-cell office:value-type="float" office:value="0.009509888" calcext:value-type="float">
            <text:p>0.009509888</text:p>
          </table:table-cell>
          <table:table-cell office:value-type="float" office:value="0.006122496" calcext:value-type="float">
            <text:p>0.006122496</text:p>
          </table:table-cell>
          <table:table-cell office:value-type="float" office:value="0.011546368" calcext:value-type="float">
            <text:p>0.011546368</text:p>
          </table:table-cell>
          <table:table-cell office:value-type="float" office:value="0.071472384" calcext:value-type="float">
            <text:p>0.071472384</text:p>
          </table:table-cell>
          <table:table-cell office:value-type="float" office:value="0.264665088" calcext:value-type="float">
            <text:p>0.264665088</text:p>
          </table:table-cell>
          <table:table-cell office:value-type="float" office:value="1.278397952" calcext:value-type="float">
            <text:p>1.278397952</text:p>
          </table:table-cell>
          <table:table-cell office:value-type="float" office:value="1.67512576" calcext:value-type="float">
            <text:p>1.67512576</text:p>
          </table:table-cell>
          <table:table-cell office:value-type="float" office:value="1.534205952" calcext:value-type="float">
            <text:p>1.534205952</text:p>
          </table:table-cell>
          <table:table-cell office:value-type="float" office:value="2.263830272" calcext:value-type="float">
            <text:p>2.263830272</text:p>
          </table:table-cell>
          <table:table-cell office:value-type="float" office:value="1.541068032" calcext:value-type="float">
            <text:p>1.541068032</text:p>
          </table:table-cell>
          <table:table-cell office:value-type="float" office:value="3.087400192" calcext:value-type="float">
            <text:p>3.087400192</text:p>
          </table:table-cell>
          <table:table-cell office:value-type="float" office:value="2.080171776" calcext:value-type="float">
            <text:p>2.080171776</text:p>
          </table:table-cell>
          <table:table-cell office:value-type="float" office:value="9.873503488" calcext:value-type="float">
            <text:p>9.873503488</text:p>
          </table:table-cell>
          <table:table-cell office:value-type="float" office:value="13.940134144" calcext:value-type="float">
            <text:p>13.940134144</text:p>
          </table:table-cell>
        </table:table-row>
        <table:table-row table:style-name="ro1">
          <table:table-cell/>
          <table:table-cell office:value-type="float" office:value="0.0068352" calcext:value-type="float">
            <text:p>0.0068352</text:p>
          </table:table-cell>
          <table:table-cell office:value-type="float" office:value="0.005861888" calcext:value-type="float">
            <text:p>0.005861888</text:p>
          </table:table-cell>
          <table:table-cell office:value-type="float" office:value="0.011298816" calcext:value-type="float">
            <text:p>0.011298816</text:p>
          </table:table-cell>
          <table:table-cell office:value-type="float" office:value="0.071337728" calcext:value-type="float">
            <text:p>0.071337728</text:p>
          </table:table-cell>
          <table:table-cell office:value-type="float" office:value="0.264707072" calcext:value-type="float">
            <text:p>0.264707072</text:p>
          </table:table-cell>
          <table:table-cell office:value-type="float" office:value="1.278370304" calcext:value-type="float">
            <text:p>1.278370304</text:p>
          </table:table-cell>
          <table:table-cell office:value-type="float" office:value="1.675175424" calcext:value-type="float">
            <text:p>1.675175424</text:p>
          </table:table-cell>
          <table:table-cell office:value-type="float" office:value="1.54469248" calcext:value-type="float">
            <text:p>1.54469248</text:p>
          </table:table-cell>
          <table:table-cell office:value-type="float" office:value="2.263860736" calcext:value-type="float">
            <text:p>2.263860736</text:p>
          </table:table-cell>
          <table:table-cell office:value-type="float" office:value="1.54107392" calcext:value-type="float">
            <text:p>1.54107392</text:p>
          </table:table-cell>
          <table:table-cell office:value-type="float" office:value="3.087436288" calcext:value-type="float">
            <text:p>3.087436288</text:p>
          </table:table-cell>
          <table:table-cell office:value-type="float" office:value="2.080173312" calcext:value-type="float">
            <text:p>2.080173312</text:p>
          </table:table-cell>
          <table:table-cell office:value-type="float" office:value="9.873522432" calcext:value-type="float">
            <text:p>9.873522432</text:p>
          </table:table-cell>
          <table:table-cell office:value-type="float" office:value="13.940159744" calcext:value-type="float">
            <text:p>13.940159744</text:p>
          </table:table-cell>
        </table:table-row>
        <table:table-row table:style-name="ro1">
          <table:table-cell/>
          <table:table-cell office:value-type="float" office:value="0.0066944" calcext:value-type="float">
            <text:p>0.0066944</text:p>
          </table:table-cell>
          <table:table-cell office:value-type="float" office:value="0.006939648" calcext:value-type="float">
            <text:p>0.006939648</text:p>
          </table:table-cell>
          <table:table-cell office:value-type="float" office:value="0.016060672" calcext:value-type="float">
            <text:p>0.016060672</text:p>
          </table:table-cell>
          <table:table-cell office:value-type="float" office:value="0.071252992" calcext:value-type="float">
            <text:p>0.071252992</text:p>
          </table:table-cell>
          <table:table-cell office:value-type="float" office:value="0.264903168" calcext:value-type="float">
            <text:p>0.264903168</text:p>
          </table:table-cell>
          <table:table-cell office:value-type="float" office:value="1.278349568" calcext:value-type="float">
            <text:p>1.278349568</text:p>
          </table:table-cell>
          <table:table-cell office:value-type="float" office:value="1.675485184" calcext:value-type="float">
            <text:p>1.675485184</text:p>
          </table:table-cell>
          <table:table-cell office:value-type="float" office:value="1.52395264" calcext:value-type="float">
            <text:p>1.52395264</text:p>
          </table:table-cell>
          <table:table-cell office:value-type="float" office:value="2.263894272" calcext:value-type="float">
            <text:p>2.263894272</text:p>
          </table:table-cell>
          <table:table-cell office:value-type="float" office:value="1.541078016" calcext:value-type="float">
            <text:p>1.541078016</text:p>
          </table:table-cell>
          <table:table-cell office:value-type="float" office:value="3.087471616" calcext:value-type="float">
            <text:p>3.087471616</text:p>
          </table:table-cell>
          <table:table-cell office:value-type="float" office:value="2.236615424" calcext:value-type="float">
            <text:p>2.236615424</text:p>
          </table:table-cell>
          <table:table-cell office:value-type="float" office:value="9.873547008" calcext:value-type="float">
            <text:p>9.873547008</text:p>
          </table:table-cell>
          <table:table-cell office:value-type="float" office:value="13.940193536" calcext:value-type="float">
            <text:p>13.940193536</text:p>
          </table:table-cell>
        </table:table-row>
        <table:table-row table:style-name="ro1">
          <table:table-cell/>
          <table:table-cell office:value-type="float" office:value="0.005562112" calcext:value-type="float">
            <text:p>0.005562112</text:p>
          </table:table-cell>
          <table:table-cell office:value-type="float" office:value="0.006819072" calcext:value-type="float">
            <text:p>0.006819072</text:p>
          </table:table-cell>
          <table:table-cell office:value-type="float" office:value="0.01663104" calcext:value-type="float">
            <text:p>0.01663104</text:p>
          </table:table-cell>
          <table:table-cell office:value-type="float" office:value="0.07126016" calcext:value-type="float">
            <text:p>0.07126016</text:p>
          </table:table-cell>
          <table:table-cell office:value-type="float" office:value="0.264875264" calcext:value-type="float">
            <text:p>0.264875264</text:p>
          </table:table-cell>
          <table:table-cell office:value-type="float" office:value="1.278335744" calcext:value-type="float">
            <text:p>1.278335744</text:p>
          </table:table-cell>
          <table:table-cell office:value-type="float" office:value="1.675419648" calcext:value-type="float">
            <text:p>1.675419648</text:p>
          </table:table-cell>
          <table:table-cell office:value-type="float" office:value="1.523622656" calcext:value-type="float">
            <text:p>1.523622656</text:p>
          </table:table-cell>
          <table:table-cell office:value-type="float" office:value="2.278874624" calcext:value-type="float">
            <text:p>2.278874624</text:p>
          </table:table-cell>
          <table:table-cell office:value-type="float" office:value="1.541082112" calcext:value-type="float">
            <text:p>1.541082112</text:p>
          </table:table-cell>
          <table:table-cell office:value-type="float" office:value="3.08750848" calcext:value-type="float">
            <text:p>3.08750848</text:p>
          </table:table-cell>
          <table:table-cell office:value-type="float" office:value="2.236619776" calcext:value-type="float">
            <text:p>2.236619776</text:p>
          </table:table-cell>
          <table:table-cell office:value-type="float" office:value="9.873572864" calcext:value-type="float">
            <text:p>9.873572864</text:p>
          </table:table-cell>
          <table:table-cell office:value-type="float" office:value="13.940235776" calcext:value-type="float">
            <text:p>13.940235776</text:p>
          </table:table-cell>
        </table:table-row>
        <table:table-row table:style-name="ro1">
          <table:table-cell/>
          <table:table-cell office:value-type="float" office:value="0.008077056" calcext:value-type="float">
            <text:p>0.008077056</text:p>
          </table:table-cell>
          <table:table-cell office:value-type="float" office:value="0.005602048" calcext:value-type="float">
            <text:p>0.005602048</text:p>
          </table:table-cell>
          <table:table-cell office:value-type="float" office:value="0.018799104" calcext:value-type="float">
            <text:p>0.018799104</text:p>
          </table:table-cell>
          <table:table-cell office:value-type="float" office:value="0.071272704" calcext:value-type="float">
            <text:p>0.071272704</text:p>
          </table:table-cell>
          <table:table-cell office:value-type="float" office:value="0.264898304" calcext:value-type="float">
            <text:p>0.264898304</text:p>
          </table:table-cell>
          <table:table-cell office:value-type="float" office:value="1.278325504" calcext:value-type="float">
            <text:p>1.278325504</text:p>
          </table:table-cell>
          <table:table-cell office:value-type="float" office:value="1.6754432" calcext:value-type="float">
            <text:p>1.6754432</text:p>
          </table:table-cell>
          <table:table-cell office:value-type="float" office:value="1.523612928" calcext:value-type="float">
            <text:p>1.523612928</text:p>
          </table:table-cell>
          <table:table-cell office:value-type="float" office:value="2.288398848" calcext:value-type="float">
            <text:p>2.288398848</text:p>
          </table:table-cell>
          <table:table-cell office:value-type="float" office:value="1.810543872" calcext:value-type="float">
            <text:p>1.810543872</text:p>
          </table:table-cell>
          <table:table-cell office:value-type="float" office:value="3.087544832" calcext:value-type="float">
            <text:p>3.087544832</text:p>
          </table:table-cell>
          <table:table-cell office:value-type="float" office:value="2.236625152" calcext:value-type="float">
            <text:p>2.236625152</text:p>
          </table:table-cell>
          <table:table-cell office:value-type="float" office:value="9.873600512" calcext:value-type="float">
            <text:p>9.873600512</text:p>
          </table:table-cell>
          <table:table-cell office:value-type="float" office:value="14.587889152" calcext:value-type="float">
            <text:p>14.587889152</text:p>
          </table:table-cell>
        </table:table-row>
        <table:table-row table:style-name="ro1">
          <table:table-cell/>
          <table:table-cell office:value-type="float" office:value="0.008775424" calcext:value-type="float">
            <text:p>0.008775424</text:p>
          </table:table-cell>
          <table:table-cell office:value-type="float" office:value="0.006041344" calcext:value-type="float">
            <text:p>0.006041344</text:p>
          </table:table-cell>
          <table:table-cell office:value-type="float" office:value="0.01361664" calcext:value-type="float">
            <text:p>0.01361664</text:p>
          </table:table-cell>
          <table:table-cell office:value-type="float" office:value="0.071258624" calcext:value-type="float">
            <text:p>0.071258624</text:p>
          </table:table-cell>
          <table:table-cell office:value-type="float" office:value="0.26491008" calcext:value-type="float">
            <text:p>0.26491008</text:p>
          </table:table-cell>
          <table:table-cell office:value-type="float" office:value="1.252888064" calcext:value-type="float">
            <text:p>1.252888064</text:p>
          </table:table-cell>
          <table:table-cell office:value-type="float" office:value="1.6747008" calcext:value-type="float">
            <text:p>1.6747008</text:p>
          </table:table-cell>
          <table:table-cell office:value-type="float" office:value="1.505446912" calcext:value-type="float">
            <text:p>1.505446912</text:p>
          </table:table-cell>
          <table:table-cell office:value-type="float" office:value="2.28767744" calcext:value-type="float">
            <text:p>2.28767744</text:p>
          </table:table-cell>
          <table:table-cell office:value-type="float" office:value="1.810578176" calcext:value-type="float">
            <text:p>1.810578176</text:p>
          </table:table-cell>
          <table:table-cell office:value-type="float" office:value="3.071566848" calcext:value-type="float">
            <text:p>3.071566848</text:p>
          </table:table-cell>
          <table:table-cell office:value-type="float" office:value="2.094151424" calcext:value-type="float">
            <text:p>2.094151424</text:p>
          </table:table-cell>
          <table:table-cell office:value-type="float" office:value="9.873626112" calcext:value-type="float">
            <text:p>9.873626112</text:p>
          </table:table-cell>
          <table:table-cell office:value-type="float" office:value="14.587948032" calcext:value-type="float">
            <text:p>14.587948032</text:p>
          </table:table-cell>
        </table:table-row>
        <table:table-row table:style-name="ro1">
          <table:table-cell/>
          <table:table-cell office:value-type="float" office:value="0.010624512" calcext:value-type="float">
            <text:p>0.010624512</text:p>
          </table:table-cell>
          <table:table-cell office:value-type="float" office:value="0.006052608" calcext:value-type="float">
            <text:p>0.006052608</text:p>
          </table:table-cell>
          <table:table-cell office:value-type="float" office:value="0.01362944" calcext:value-type="float">
            <text:p>0.01362944</text:p>
          </table:table-cell>
          <table:table-cell office:value-type="float" office:value="0.07122304" calcext:value-type="float">
            <text:p>0.07122304</text:p>
          </table:table-cell>
          <table:table-cell office:value-type="float" office:value="0.26494208" calcext:value-type="float">
            <text:p>0.26494208</text:p>
          </table:table-cell>
          <table:table-cell office:value-type="float" office:value="1.252895488" calcext:value-type="float">
            <text:p>1.252895488</text:p>
          </table:table-cell>
          <table:table-cell office:value-type="float" office:value="1.674734592" calcext:value-type="float">
            <text:p>1.674734592</text:p>
          </table:table-cell>
          <table:table-cell office:value-type="float" office:value="1.505510656" calcext:value-type="float">
            <text:p>1.505510656</text:p>
          </table:table-cell>
          <table:table-cell office:value-type="float" office:value="2.287710208" calcext:value-type="float">
            <text:p>2.287710208</text:p>
          </table:table-cell>
          <table:table-cell office:value-type="float" office:value="1.58608896" calcext:value-type="float">
            <text:p>1.58608896</text:p>
          </table:table-cell>
          <table:table-cell office:value-type="float" office:value="3.071602944" calcext:value-type="float">
            <text:p>3.071602944</text:p>
          </table:table-cell>
          <table:table-cell office:value-type="float" office:value="2.09415808" calcext:value-type="float">
            <text:p>2.09415808</text:p>
          </table:table-cell>
          <table:table-cell office:value-type="float" office:value="9.873641728" calcext:value-type="float">
            <text:p>9.873641728</text:p>
          </table:table-cell>
          <table:table-cell office:value-type="float" office:value="15.197228032" calcext:value-type="float">
            <text:p>15.197228032</text:p>
          </table:table-cell>
        </table:table-row>
        <table:table-row table:style-name="ro1">
          <table:table-cell/>
          <table:table-cell office:value-type="float" office:value="0.006589184" calcext:value-type="float">
            <text:p>0.006589184</text:p>
          </table:table-cell>
          <table:table-cell office:value-type="float" office:value="0.0057728" calcext:value-type="float">
            <text:p>0.0057728</text:p>
          </table:table-cell>
          <table:table-cell office:value-type="float" office:value="0.013648896" calcext:value-type="float">
            <text:p>0.013648896</text:p>
          </table:table-cell>
          <table:table-cell office:value-type="float" office:value="0.07122944" calcext:value-type="float">
            <text:p>0.07122944</text:p>
          </table:table-cell>
          <table:table-cell office:value-type="float" office:value="0.264975104" calcext:value-type="float">
            <text:p>0.264975104</text:p>
          </table:table-cell>
          <table:table-cell office:value-type="float" office:value="1.25290112" calcext:value-type="float">
            <text:p>1.25290112</text:p>
          </table:table-cell>
          <table:table-cell office:value-type="float" office:value="1.67476096" calcext:value-type="float">
            <text:p>1.67476096</text:p>
          </table:table-cell>
          <table:table-cell office:value-type="float" office:value="1.50555904" calcext:value-type="float">
            <text:p>1.50555904</text:p>
          </table:table-cell>
          <table:table-cell office:value-type="float" office:value="2.28775296" calcext:value-type="float">
            <text:p>2.28775296</text:p>
          </table:table-cell>
          <table:table-cell office:value-type="float" office:value="1.585982464" calcext:value-type="float">
            <text:p>1.585982464</text:p>
          </table:table-cell>
          <table:table-cell office:value-type="float" office:value="3.071639552" calcext:value-type="float">
            <text:p>3.071639552</text:p>
          </table:table-cell>
          <table:table-cell office:value-type="float" office:value="2.094164736" calcext:value-type="float">
            <text:p>2.094164736</text:p>
          </table:table-cell>
          <table:table-cell office:value-type="float" office:value="9.873667072" calcext:value-type="float">
            <text:p>9.873667072</text:p>
          </table:table-cell>
          <table:table-cell office:value-type="float" office:value="15.197260032" calcext:value-type="float">
            <text:p>15.197260032</text:p>
          </table:table-cell>
        </table:table-row>
        <table:table-row table:style-name="ro1">
          <table:table-cell/>
          <table:table-cell office:value-type="float" office:value="0.007184384" calcext:value-type="float">
            <text:p>0.007184384</text:p>
          </table:table-cell>
          <table:table-cell office:value-type="float" office:value="0.005925888" calcext:value-type="float">
            <text:p>0.005925888</text:p>
          </table:table-cell>
          <table:table-cell office:value-type="float" office:value="0.013676032" calcext:value-type="float">
            <text:p>0.013676032</text:p>
          </table:table-cell>
          <table:table-cell office:value-type="float" office:value="0.071241984" calcext:value-type="float">
            <text:p>0.071241984</text:p>
          </table:table-cell>
          <table:table-cell office:value-type="float" office:value="0.26500992" calcext:value-type="float">
            <text:p>0.26500992</text:p>
          </table:table-cell>
          <table:table-cell office:value-type="float" office:value="1.241583616" calcext:value-type="float">
            <text:p>1.241583616</text:p>
          </table:table-cell>
          <table:table-cell office:value-type="float" office:value="1.674796544" calcext:value-type="float">
            <text:p>1.674796544</text:p>
          </table:table-cell>
          <table:table-cell office:value-type="float" office:value="1.523548416" calcext:value-type="float">
            <text:p>1.523548416</text:p>
          </table:table-cell>
          <table:table-cell office:value-type="float" office:value="2.287798016" calcext:value-type="float">
            <text:p>2.287798016</text:p>
          </table:table-cell>
          <table:table-cell office:value-type="float" office:value="1.585957632" calcext:value-type="float">
            <text:p>1.585957632</text:p>
          </table:table-cell>
          <table:table-cell office:value-type="float" office:value="3.071675904" calcext:value-type="float">
            <text:p>3.071675904</text:p>
          </table:table-cell>
          <table:table-cell office:value-type="float" office:value="2.094173952" calcext:value-type="float">
            <text:p>2.094173952</text:p>
          </table:table-cell>
          <table:table-cell office:value-type="float" office:value="9.873692416" calcext:value-type="float">
            <text:p>9.873692416</text:p>
          </table:table-cell>
          <table:table-cell office:value-type="float" office:value="12.389421824" calcext:value-type="float">
            <text:p>12.389421824</text:p>
          </table:table-cell>
        </table:table-row>
        <table:table-row table:style-name="ro1">
          <table:table-cell/>
          <table:table-cell office:value-type="float" office:value="0.005979904" calcext:value-type="float">
            <text:p>0.005979904</text:p>
          </table:table-cell>
          <table:table-cell office:value-type="float" office:value="0.005688832" calcext:value-type="float">
            <text:p>0.005688832</text:p>
          </table:table-cell>
          <table:table-cell office:value-type="float" office:value="0.014052352" calcext:value-type="float">
            <text:p>0.014052352</text:p>
          </table:table-cell>
          <table:table-cell office:value-type="float" office:value="0.071255808" calcext:value-type="float">
            <text:p>0.071255808</text:p>
          </table:table-cell>
          <table:table-cell office:value-type="float" office:value="0.265046272" calcext:value-type="float">
            <text:p>0.265046272</text:p>
          </table:table-cell>
          <table:table-cell office:value-type="float" office:value="1.242332416" calcext:value-type="float">
            <text:p>1.242332416</text:p>
          </table:table-cell>
          <table:table-cell office:value-type="float" office:value="1.67483392" calcext:value-type="float">
            <text:p>1.67483392</text:p>
          </table:table-cell>
          <table:table-cell office:value-type="float" office:value="1.523580416" calcext:value-type="float">
            <text:p>1.523580416</text:p>
          </table:table-cell>
          <table:table-cell office:value-type="float" office:value="2.287842816" calcext:value-type="float">
            <text:p>2.287842816</text:p>
          </table:table-cell>
          <table:table-cell office:value-type="float" office:value="1.585947392" calcext:value-type="float">
            <text:p>1.585947392</text:p>
          </table:table-cell>
          <table:table-cell office:value-type="float" office:value="3.071713024" calcext:value-type="float">
            <text:p>3.071713024</text:p>
          </table:table-cell>
          <table:table-cell office:value-type="float" office:value="2.09411072" calcext:value-type="float">
            <text:p>2.09411072</text:p>
          </table:table-cell>
          <table:table-cell office:value-type="float" office:value="9.87371776" calcext:value-type="float">
            <text:p>9.87371776</text:p>
          </table:table-cell>
          <table:table-cell office:value-type="float" office:value="12.305705216" calcext:value-type="float">
            <text:p>12.305705216</text:p>
          </table:table-cell>
        </table:table-row>
        <table:table-row table:style-name="ro1">
          <table:table-cell/>
          <table:table-cell office:value-type="float" office:value="0.008940544" calcext:value-type="float">
            <text:p>0.008940544</text:p>
          </table:table-cell>
          <table:table-cell office:value-type="float" office:value="0.00609664" calcext:value-type="float">
            <text:p>0.00609664</text:p>
          </table:table-cell>
          <table:table-cell office:value-type="float" office:value="0.01351552" calcext:value-type="float">
            <text:p>0.01351552</text:p>
          </table:table-cell>
          <table:table-cell office:value-type="float" office:value="0.071574272" calcext:value-type="float">
            <text:p>0.071574272</text:p>
          </table:table-cell>
          <table:table-cell office:value-type="float" office:value="0.265083392" calcext:value-type="float">
            <text:p>0.265083392</text:p>
          </table:table-cell>
          <table:table-cell office:value-type="float" office:value="1.25339392" calcext:value-type="float">
            <text:p>1.25339392</text:p>
          </table:table-cell>
          <table:table-cell office:value-type="float" office:value="1.674919168" calcext:value-type="float">
            <text:p>1.674919168</text:p>
          </table:table-cell>
          <table:table-cell office:value-type="float" office:value="1.523609344" calcext:value-type="float">
            <text:p>1.523609344</text:p>
          </table:table-cell>
          <table:table-cell office:value-type="float" office:value="2.28867584" calcext:value-type="float">
            <text:p>2.28867584</text:p>
          </table:table-cell>
          <table:table-cell office:value-type="float" office:value="1.585940992" calcext:value-type="float">
            <text:p>1.585940992</text:p>
          </table:table-cell>
          <table:table-cell office:value-type="float" office:value="3.071749632" calcext:value-type="float">
            <text:p>3.071749632</text:p>
          </table:table-cell>
          <table:table-cell office:value-type="float" office:value="2.094114048" calcext:value-type="float">
            <text:p>2.094114048</text:p>
          </table:table-cell>
          <table:table-cell office:value-type="float" office:value="9.873744896" calcext:value-type="float">
            <text:p>9.873744896</text:p>
          </table:table-cell>
          <table:table-cell office:value-type="float" office:value="12.305682176" calcext:value-type="float">
            <text:p>12.305682176</text:p>
          </table:table-cell>
        </table:table-row>
        <table:table-row table:style-name="ro1">
          <table:table-cell/>
          <table:table-cell office:value-type="float" office:value="0.006708224" calcext:value-type="float">
            <text:p>0.006708224</text:p>
          </table:table-cell>
          <table:table-cell office:value-type="float" office:value="0.006356224" calcext:value-type="float">
            <text:p>0.006356224</text:p>
          </table:table-cell>
          <table:table-cell office:value-type="float" office:value="0.013530624" calcext:value-type="float">
            <text:p>0.013530624</text:p>
          </table:table-cell>
          <table:table-cell office:value-type="float" office:value="0.071579136" calcext:value-type="float">
            <text:p>0.071579136</text:p>
          </table:table-cell>
          <table:table-cell office:value-type="float" office:value="0.265125632" calcext:value-type="float">
            <text:p>0.265125632</text:p>
          </table:table-cell>
          <table:table-cell office:value-type="float" office:value="1.253351424" calcext:value-type="float">
            <text:p>1.253351424</text:p>
          </table:table-cell>
          <table:table-cell office:value-type="float" office:value="1.674963968" calcext:value-type="float">
            <text:p>1.674963968</text:p>
          </table:table-cell>
          <table:table-cell office:value-type="float" office:value="1.523637504" calcext:value-type="float">
            <text:p>1.523637504</text:p>
          </table:table-cell>
          <table:table-cell office:value-type="float" office:value="2.284804352" calcext:value-type="float">
            <text:p>2.284804352</text:p>
          </table:table-cell>
          <table:table-cell office:value-type="float" office:value="1.58593536" calcext:value-type="float">
            <text:p>1.58593536</text:p>
          </table:table-cell>
          <table:table-cell office:value-type="float" office:value="3.071785984" calcext:value-type="float">
            <text:p>3.071785984</text:p>
          </table:table-cell>
          <table:table-cell office:value-type="float" office:value="2.094120192" calcext:value-type="float">
            <text:p>2.094120192</text:p>
          </table:table-cell>
          <table:table-cell office:value-type="float" office:value="9.873771264" calcext:value-type="float">
            <text:p>9.873771264</text:p>
          </table:table-cell>
          <table:table-cell office:value-type="float" office:value="12.305723392" calcext:value-type="float">
            <text:p>12.305723392</text:p>
          </table:table-cell>
        </table:table-row>
        <table:table-row table:style-name="ro1">
          <table:table-cell/>
          <table:table-cell office:value-type="float" office:value="0.005821696" calcext:value-type="float">
            <text:p>0.005821696</text:p>
          </table:table-cell>
          <table:table-cell office:value-type="float" office:value="0.009652224" calcext:value-type="float">
            <text:p>0.009652224</text:p>
          </table:table-cell>
          <table:table-cell office:value-type="float" office:value="0.013550336" calcext:value-type="float">
            <text:p>0.013550336</text:p>
          </table:table-cell>
          <table:table-cell office:value-type="float" office:value="0.07162112" calcext:value-type="float">
            <text:p>0.07162112</text:p>
          </table:table-cell>
          <table:table-cell office:value-type="float" office:value="0.26532992" calcext:value-type="float">
            <text:p>0.26532992</text:p>
          </table:table-cell>
          <table:table-cell office:value-type="float" office:value="1.253342976" calcext:value-type="float">
            <text:p>1.253342976</text:p>
          </table:table-cell>
          <table:table-cell office:value-type="float" office:value="1.67500416" calcext:value-type="float">
            <text:p>1.67500416</text:p>
          </table:table-cell>
          <table:table-cell office:value-type="float" office:value="1.523666176" calcext:value-type="float">
            <text:p>1.523666176</text:p>
          </table:table-cell>
          <table:table-cell office:value-type="float" office:value="2.284835072" calcext:value-type="float">
            <text:p>2.284835072</text:p>
          </table:table-cell>
          <table:table-cell office:value-type="float" office:value="1.585824" calcext:value-type="float">
            <text:p>1.585824</text:p>
          </table:table-cell>
          <table:table-cell office:value-type="float" office:value="3.071822592" calcext:value-type="float">
            <text:p>3.071822592</text:p>
          </table:table-cell>
          <table:table-cell office:value-type="float" office:value="2.094129408" calcext:value-type="float">
            <text:p>2.094129408</text:p>
          </table:table-cell>
          <table:table-cell office:value-type="float" office:value="9.873798656" calcext:value-type="float">
            <text:p>9.873798656</text:p>
          </table:table-cell>
          <table:table-cell office:value-type="float" office:value="14.587153664" calcext:value-type="float">
            <text:p>14.587153664</text:p>
          </table:table-cell>
        </table:table-row>
        <table:table-row table:style-name="ro1">
          <table:table-cell/>
          <table:table-cell office:value-type="float" office:value="0.006242816" calcext:value-type="float">
            <text:p>0.006242816</text:p>
          </table:table-cell>
          <table:table-cell office:value-type="float" office:value="0.007127552" calcext:value-type="float">
            <text:p>0.007127552</text:p>
          </table:table-cell>
          <table:table-cell office:value-type="float" office:value="0.01357184" calcext:value-type="float">
            <text:p>0.01357184</text:p>
          </table:table-cell>
          <table:table-cell office:value-type="float" office:value="0.07166848" calcext:value-type="float">
            <text:p>0.07166848</text:p>
          </table:table-cell>
          <table:table-cell office:value-type="float" office:value="0.265296896" calcext:value-type="float">
            <text:p>0.265296896</text:p>
          </table:table-cell>
          <table:table-cell office:value-type="float" office:value="1.25339776" calcext:value-type="float">
            <text:p>1.25339776</text:p>
          </table:table-cell>
          <table:table-cell office:value-type="float" office:value="1.675044608" calcext:value-type="float">
            <text:p>1.675044608</text:p>
          </table:table-cell>
          <table:table-cell office:value-type="float" office:value="1.4948928" calcext:value-type="float">
            <text:p>1.4948928</text:p>
          </table:table-cell>
          <table:table-cell office:value-type="float" office:value="2.284867584" calcext:value-type="float">
            <text:p>2.284867584</text:p>
          </table:table-cell>
          <table:table-cell office:value-type="float" office:value="1.585812224" calcext:value-type="float">
            <text:p>1.585812224</text:p>
          </table:table-cell>
          <table:table-cell office:value-type="float" office:value="3.071859712" calcext:value-type="float">
            <text:p>3.071859712</text:p>
          </table:table-cell>
          <table:table-cell office:value-type="float" office:value="2.094135552" calcext:value-type="float">
            <text:p>2.094135552</text:p>
          </table:table-cell>
          <table:table-cell office:value-type="float" office:value="9.873827584" calcext:value-type="float">
            <text:p>9.873827584</text:p>
          </table:table-cell>
          <table:table-cell office:value-type="float" office:value="14.587197952" calcext:value-type="float">
            <text:p>14.587197952</text:p>
          </table:table-cell>
        </table:table-row>
        <table:table-row table:style-name="ro1">
          <table:table-cell/>
          <table:table-cell office:value-type="float" office:value="0.008116224" calcext:value-type="float">
            <text:p>0.008116224</text:p>
          </table:table-cell>
          <table:table-cell office:value-type="float" office:value="0.008271104" calcext:value-type="float">
            <text:p>0.008271104</text:p>
          </table:table-cell>
          <table:table-cell office:value-type="float" office:value="0.013701632" calcext:value-type="float">
            <text:p>0.013701632</text:p>
          </table:table-cell>
          <table:table-cell office:value-type="float" office:value="0.071715584" calcext:value-type="float">
            <text:p>0.071715584</text:p>
          </table:table-cell>
          <table:table-cell office:value-type="float" office:value="0.265316864" calcext:value-type="float">
            <text:p>0.265316864</text:p>
          </table:table-cell>
          <table:table-cell office:value-type="float" office:value="1.25340032" calcext:value-type="float">
            <text:p>1.25340032</text:p>
          </table:table-cell>
          <table:table-cell office:value-type="float" office:value="1.675085824" calcext:value-type="float">
            <text:p>1.675085824</text:p>
          </table:table-cell>
          <table:table-cell office:value-type="float" office:value="1.505794816" calcext:value-type="float">
            <text:p>1.505794816</text:p>
          </table:table-cell>
          <table:table-cell office:value-type="float" office:value="2.284900352" calcext:value-type="float">
            <text:p>2.284900352</text:p>
          </table:table-cell>
          <table:table-cell office:value-type="float" office:value="1.541898752" calcext:value-type="float">
            <text:p>1.541898752</text:p>
          </table:table-cell>
          <table:table-cell office:value-type="float" office:value="3.071896064" calcext:value-type="float">
            <text:p>3.071896064</text:p>
          </table:table-cell>
          <table:table-cell office:value-type="float" office:value="2.094144" calcext:value-type="float">
            <text:p>2.094144</text:p>
          </table:table-cell>
          <table:table-cell office:value-type="float" office:value="10.267998464" calcext:value-type="float">
            <text:p>10.267998464</text:p>
          </table:table-cell>
          <table:table-cell office:value-type="float" office:value="14.587250688" calcext:value-type="float">
            <text:p>14.587250688</text:p>
          </table:table-cell>
        </table:table-row>
        <table:table-row table:style-name="ro1">
          <table:table-cell/>
          <table:table-cell office:value-type="float" office:value="0.005871104" calcext:value-type="float">
            <text:p>0.005871104</text:p>
          </table:table-cell>
          <table:table-cell office:value-type="float" office:value="0.006921472" calcext:value-type="float">
            <text:p>0.006921472</text:p>
          </table:table-cell>
          <table:table-cell office:value-type="float" office:value="0.008882176" calcext:value-type="float">
            <text:p>0.008882176</text:p>
          </table:table-cell>
          <table:table-cell office:value-type="float" office:value="0.074721792" calcext:value-type="float">
            <text:p>0.074721792</text:p>
          </table:table-cell>
          <table:table-cell office:value-type="float" office:value="0.264193024" calcext:value-type="float">
            <text:p>0.264193024</text:p>
          </table:table-cell>
          <table:table-cell office:value-type="float" office:value="1.242214144" calcext:value-type="float">
            <text:p>1.242214144</text:p>
          </table:table-cell>
          <table:table-cell office:value-type="float" office:value="1.675128064" calcext:value-type="float">
            <text:p>1.675128064</text:p>
          </table:table-cell>
          <table:table-cell office:value-type="float" office:value="1.523762432" calcext:value-type="float">
            <text:p>1.523762432</text:p>
          </table:table-cell>
          <table:table-cell office:value-type="float" office:value="2.284935168" calcext:value-type="float">
            <text:p>2.284935168</text:p>
          </table:table-cell>
          <table:table-cell office:value-type="float" office:value="1.54190208" calcext:value-type="float">
            <text:p>1.54190208</text:p>
          </table:table-cell>
          <table:table-cell office:value-type="float" office:value="3.071932928" calcext:value-type="float">
            <text:p>3.071932928</text:p>
          </table:table-cell>
          <table:table-cell office:value-type="float" office:value="2.09415424" calcext:value-type="float">
            <text:p>2.09415424</text:p>
          </table:table-cell>
          <table:table-cell office:value-type="float" office:value="10.26813696" calcext:value-type="float">
            <text:p>10.26813696</text:p>
          </table:table-cell>
          <table:table-cell office:value-type="float" office:value="14.587314176" calcext:value-type="float">
            <text:p>14.587314176</text:p>
          </table:table-cell>
        </table:table-row>
        <table:table-row table:style-name="ro1">
          <table:table-cell/>
          <table:table-cell office:value-type="float" office:value="0.005819904" calcext:value-type="float">
            <text:p>0.005819904</text:p>
          </table:table-cell>
          <table:table-cell office:value-type="float" office:value="0.006527232" calcext:value-type="float">
            <text:p>0.006527232</text:p>
          </table:table-cell>
          <table:table-cell office:value-type="float" office:value="0.008835072" calcext:value-type="float">
            <text:p>0.008835072</text:p>
          </table:table-cell>
          <table:table-cell office:value-type="float" office:value="0.074701312" calcext:value-type="float">
            <text:p>0.074701312</text:p>
          </table:table-cell>
          <table:table-cell office:value-type="float" office:value="0.26422528" calcext:value-type="float">
            <text:p>0.26422528</text:p>
          </table:table-cell>
          <table:table-cell office:value-type="float" office:value="1.242195968" calcext:value-type="float">
            <text:p>1.242195968</text:p>
          </table:table-cell>
          <table:table-cell office:value-type="float" office:value="1.67517056" calcext:value-type="float">
            <text:p>1.67517056</text:p>
          </table:table-cell>
          <table:table-cell office:value-type="float" office:value="1.534932992" calcext:value-type="float">
            <text:p>1.534932992</text:p>
          </table:table-cell>
          <table:table-cell office:value-type="float" office:value="2.284970496" calcext:value-type="float">
            <text:p>2.284970496</text:p>
          </table:table-cell>
          <table:table-cell office:value-type="float" office:value="1.811412736" calcext:value-type="float">
            <text:p>1.811412736</text:p>
          </table:table-cell>
          <table:table-cell office:value-type="float" office:value="3.071970304" calcext:value-type="float">
            <text:p>3.071970304</text:p>
          </table:table-cell>
          <table:table-cell office:value-type="float" office:value="2.094162176" calcext:value-type="float">
            <text:p>2.094162176</text:p>
          </table:table-cell>
          <table:table-cell office:value-type="float" office:value="10.268194048" calcext:value-type="float">
            <text:p>10.268194048</text:p>
          </table:table-cell>
          <table:table-cell office:value-type="float" office:value="14.412548608" calcext:value-type="float">
            <text:p>14.412548608</text:p>
          </table:table-cell>
        </table:table-row>
        <table:table-row table:style-name="ro1">
          <table:table-cell/>
          <table:table-cell office:value-type="float" office:value="0.007323392" calcext:value-type="float">
            <text:p>0.007323392</text:p>
          </table:table-cell>
          <table:table-cell office:value-type="float" office:value="0.00600448" calcext:value-type="float">
            <text:p>0.00600448</text:p>
          </table:table-cell>
          <table:table-cell office:value-type="float" office:value="0.008817152" calcext:value-type="float">
            <text:p>0.008817152</text:p>
          </table:table-cell>
          <table:table-cell office:value-type="float" office:value="0.074716672" calcext:value-type="float">
            <text:p>0.074716672</text:p>
          </table:table-cell>
          <table:table-cell office:value-type="float" office:value="0.264258816" calcext:value-type="float">
            <text:p>0.264258816</text:p>
          </table:table-cell>
          <table:table-cell office:value-type="float" office:value="1.24212608" calcext:value-type="float">
            <text:p>1.24212608</text:p>
          </table:table-cell>
          <table:table-cell office:value-type="float" office:value="1.675629824" calcext:value-type="float">
            <text:p>1.675629824</text:p>
          </table:table-cell>
          <table:table-cell office:value-type="float" office:value="1.506068736" calcext:value-type="float">
            <text:p>1.506068736</text:p>
          </table:table-cell>
          <table:table-cell office:value-type="float" office:value="2.285080832" calcext:value-type="float">
            <text:p>2.285080832</text:p>
          </table:table-cell>
          <table:table-cell office:value-type="float" office:value="1.81141504" calcext:value-type="float">
            <text:p>1.81141504</text:p>
          </table:table-cell>
          <table:table-cell office:value-type="float" office:value="3.072007168" calcext:value-type="float">
            <text:p>3.072007168</text:p>
          </table:table-cell>
          <table:table-cell office:value-type="float" office:value="2.094170112" calcext:value-type="float">
            <text:p>2.094170112</text:p>
          </table:table-cell>
          <table:table-cell office:value-type="float" office:value="10.268228352" calcext:value-type="float">
            <text:p>10.268228352</text:p>
          </table:table-cell>
          <table:table-cell office:value-type="float" office:value="14.412596224" calcext:value-type="float">
            <text:p>14.412596224</text:p>
          </table:table-cell>
        </table:table-row>
        <table:table-row table:style-name="ro1">
          <table:table-cell/>
          <table:table-cell office:value-type="float" office:value="0.005865216" calcext:value-type="float">
            <text:p>0.005865216</text:p>
          </table:table-cell>
          <table:table-cell office:value-type="float" office:value="0.006201856" calcext:value-type="float">
            <text:p>0.006201856</text:p>
          </table:table-cell>
          <table:table-cell office:value-type="float" office:value="0.008836096" calcext:value-type="float">
            <text:p>0.008836096</text:p>
          </table:table-cell>
          <table:table-cell office:value-type="float" office:value="0.07505536" calcext:value-type="float">
            <text:p>0.07505536</text:p>
          </table:table-cell>
          <table:table-cell office:value-type="float" office:value="0.264292352" calcext:value-type="float">
            <text:p>0.264292352</text:p>
          </table:table-cell>
          <table:table-cell office:value-type="float" office:value="1.26653312" calcext:value-type="float">
            <text:p>1.26653312</text:p>
          </table:table-cell>
          <table:table-cell office:value-type="float" office:value="1.675582208" calcext:value-type="float">
            <text:p>1.675582208</text:p>
          </table:table-cell>
          <table:table-cell office:value-type="float" office:value="1.506042368" calcext:value-type="float">
            <text:p>1.506042368</text:p>
          </table:table-cell>
          <table:table-cell office:value-type="float" office:value="2.288543488" calcext:value-type="float">
            <text:p>2.288543488</text:p>
          </table:table-cell>
          <table:table-cell office:value-type="float" office:value="1.811417088" calcext:value-type="float">
            <text:p>1.811417088</text:p>
          </table:table-cell>
          <table:table-cell office:value-type="float" office:value="3.072044288" calcext:value-type="float">
            <text:p>3.072044288</text:p>
          </table:table-cell>
          <table:table-cell office:value-type="float" office:value="2.094178048" calcext:value-type="float">
            <text:p>2.094178048</text:p>
          </table:table-cell>
          <table:table-cell office:value-type="float" office:value="10.268260096" calcext:value-type="float">
            <text:p>10.268260096</text:p>
          </table:table-cell>
          <table:table-cell office:value-type="float" office:value="14.412667904" calcext:value-type="float">
            <text:p>14.412667904</text:p>
          </table:table-cell>
        </table:table-row>
        <table:table-row table:style-name="ro1">
          <table:table-cell/>
          <table:table-cell office:value-type="float" office:value="0.007362048" calcext:value-type="float">
            <text:p>0.007362048</text:p>
          </table:table-cell>
          <table:table-cell office:value-type="float" office:value="0.007452928" calcext:value-type="float">
            <text:p>0.007452928</text:p>
          </table:table-cell>
          <table:table-cell office:value-type="float" office:value="0.009163008" calcext:value-type="float">
            <text:p>0.009163008</text:p>
          </table:table-cell>
          <table:table-cell office:value-type="float" office:value="0.07508096" calcext:value-type="float">
            <text:p>0.07508096</text:p>
          </table:table-cell>
          <table:table-cell office:value-type="float" office:value="0.296527616" calcext:value-type="float">
            <text:p>0.296527616</text:p>
          </table:table-cell>
          <table:table-cell office:value-type="float" office:value="1.278705408" calcext:value-type="float">
            <text:p>1.278705408</text:p>
          </table:table-cell>
          <table:table-cell office:value-type="float" office:value="1.67543168" calcext:value-type="float">
            <text:p>1.67543168</text:p>
          </table:table-cell>
          <table:table-cell office:value-type="float" office:value="1.506063872" calcext:value-type="float">
            <text:p>1.506063872</text:p>
          </table:table-cell>
          <table:table-cell office:value-type="float" office:value="2.288524032" calcext:value-type="float">
            <text:p>2.288524032</text:p>
          </table:table-cell>
          <table:table-cell office:value-type="float" office:value="1.811416832" calcext:value-type="float">
            <text:p>1.811416832</text:p>
          </table:table-cell>
          <table:table-cell office:value-type="float" office:value="3.07209856" calcext:value-type="float">
            <text:p>3.07209856</text:p>
          </table:table-cell>
          <table:table-cell office:value-type="float" office:value="2.067318272" calcext:value-type="float">
            <text:p>2.067318272</text:p>
          </table:table-cell>
          <table:table-cell office:value-type="float" office:value="10.268291584" calcext:value-type="float">
            <text:p>10.268291584</text:p>
          </table:table-cell>
          <table:table-cell office:value-type="float" office:value="14.501866752" calcext:value-type="float">
            <text:p>14.501866752</text:p>
          </table:table-cell>
        </table:table-row>
        <table:table-row table:style-name="ro1">
          <table:table-cell/>
          <table:table-cell office:value-type="float" office:value="0.007626496" calcext:value-type="float">
            <text:p>0.007626496</text:p>
          </table:table-cell>
          <table:table-cell office:value-type="float" office:value="0.008509184" calcext:value-type="float">
            <text:p>0.008509184</text:p>
          </table:table-cell>
          <table:table-cell office:value-type="float" office:value="0.008694528" calcext:value-type="float">
            <text:p>0.008694528</text:p>
          </table:table-cell>
          <table:table-cell office:value-type="float" office:value="0.065531648" calcext:value-type="float">
            <text:p>0.065531648</text:p>
          </table:table-cell>
          <table:table-cell office:value-type="float" office:value="0.312762112" calcext:value-type="float">
            <text:p>0.312762112</text:p>
          </table:table-cell>
          <table:table-cell office:value-type="float" office:value="1.242775552" calcext:value-type="float">
            <text:p>1.242775552</text:p>
          </table:table-cell>
          <table:table-cell office:value-type="float" office:value="1.670723584" calcext:value-type="float">
            <text:p>1.670723584</text:p>
          </table:table-cell>
          <table:table-cell office:value-type="float" office:value="1.495234816" calcext:value-type="float">
            <text:p>1.495234816</text:p>
          </table:table-cell>
          <table:table-cell office:value-type="float" office:value="2.28854528" calcext:value-type="float">
            <text:p>2.28854528</text:p>
          </table:table-cell>
          <table:table-cell office:value-type="float" office:value="1.811420416" calcext:value-type="float">
            <text:p>1.811420416</text:p>
          </table:table-cell>
          <table:table-cell office:value-type="float" office:value="3.072136448" calcext:value-type="float">
            <text:p>3.072136448</text:p>
          </table:table-cell>
          <table:table-cell office:value-type="float" office:value="2.067270656" calcext:value-type="float">
            <text:p>2.067270656</text:p>
          </table:table-cell>
          <table:table-cell office:value-type="float" office:value="10.268322304" calcext:value-type="float">
            <text:p>10.268322304</text:p>
          </table:table-cell>
          <table:table-cell office:value-type="float" office:value="13.219818496" calcext:value-type="float">
            <text:p>13.219818496</text:p>
          </table:table-cell>
        </table:table-row>
        <table:table-row table:style-name="ro1">
          <table:table-cell/>
          <table:table-cell office:value-type="float" office:value="0.005560576" calcext:value-type="float">
            <text:p>0.005560576</text:p>
          </table:table-cell>
          <table:table-cell office:value-type="float" office:value="0.00603136" calcext:value-type="float">
            <text:p>0.00603136</text:p>
          </table:table-cell>
          <table:table-cell office:value-type="float" office:value="0.008648192" calcext:value-type="float">
            <text:p>0.008648192</text:p>
          </table:table-cell>
          <table:table-cell office:value-type="float" office:value="0.065352704" calcext:value-type="float">
            <text:p>0.065352704</text:p>
          </table:table-cell>
          <table:table-cell office:value-type="float" office:value="0.322385408" calcext:value-type="float">
            <text:p>0.322385408</text:p>
          </table:table-cell>
          <table:table-cell office:value-type="float" office:value="1.242711808" calcext:value-type="float">
            <text:p>1.242711808</text:p>
          </table:table-cell>
          <table:table-cell office:value-type="float" office:value="1.670755072" calcext:value-type="float">
            <text:p>1.670755072</text:p>
          </table:table-cell>
          <table:table-cell office:value-type="float" office:value="1.495270144" calcext:value-type="float">
            <text:p>1.495270144</text:p>
          </table:table-cell>
          <table:table-cell office:value-type="float" office:value="2.28856576" calcext:value-type="float">
            <text:p>2.28856576</text:p>
          </table:table-cell>
          <table:table-cell office:value-type="float" office:value="1.811424" calcext:value-type="float">
            <text:p>1.811424</text:p>
          </table:table-cell>
          <table:table-cell office:value-type="float" office:value="3.072173568" calcext:value-type="float">
            <text:p>3.072173568</text:p>
          </table:table-cell>
          <table:table-cell office:value-type="float" office:value="2.067277056" calcext:value-type="float">
            <text:p>2.067277056</text:p>
          </table:table-cell>
          <table:table-cell office:value-type="float" office:value="10.268353536" calcext:value-type="float">
            <text:p>10.268353536</text:p>
          </table:table-cell>
          <table:table-cell office:value-type="float" office:value="10.499642368" calcext:value-type="float">
            <text:p>10.499642368</text:p>
          </table:table-cell>
        </table:table-row>
        <table:table-row table:style-name="ro1">
          <table:table-cell/>
          <table:table-cell office:value-type="float" office:value="0.0062336" calcext:value-type="float">
            <text:p>0.0062336</text:p>
          </table:table-cell>
          <table:table-cell office:value-type="float" office:value="0.014284288" calcext:value-type="float">
            <text:p>0.014284288</text:p>
          </table:table-cell>
          <table:table-cell office:value-type="float" office:value="0.008629248" calcext:value-type="float">
            <text:p>0.008629248</text:p>
          </table:table-cell>
          <table:table-cell office:value-type="float" office:value="0.077515008" calcext:value-type="float">
            <text:p>0.077515008</text:p>
          </table:table-cell>
          <table:table-cell office:value-type="float" office:value="0.322602752" calcext:value-type="float">
            <text:p>0.322602752</text:p>
          </table:table-cell>
          <table:table-cell office:value-type="float" office:value="1.242692352" calcext:value-type="float">
            <text:p>1.242692352</text:p>
          </table:table-cell>
          <table:table-cell office:value-type="float" office:value="1.67078656" calcext:value-type="float">
            <text:p>1.67078656</text:p>
          </table:table-cell>
          <table:table-cell office:value-type="float" office:value="1.49531008" calcext:value-type="float">
            <text:p>1.49531008</text:p>
          </table:table-cell>
          <table:table-cell office:value-type="float" office:value="2.288595456" calcext:value-type="float">
            <text:p>2.288595456</text:p>
          </table:table-cell>
          <table:table-cell office:value-type="float" office:value="1.811428096" calcext:value-type="float">
            <text:p>1.811428096</text:p>
          </table:table-cell>
          <table:table-cell office:value-type="float" office:value="3.0722112" calcext:value-type="float">
            <text:p>3.0722112</text:p>
          </table:table-cell>
          <table:table-cell office:value-type="float" office:value="2.0672768" calcext:value-type="float">
            <text:p>2.0672768</text:p>
          </table:table-cell>
          <table:table-cell office:value-type="float" office:value="10.268384512" calcext:value-type="float">
            <text:p>10.268384512</text:p>
          </table:table-cell>
          <table:table-cell office:value-type="float" office:value="13.717485824" calcext:value-type="float">
            <text:p>13.717485824</text:p>
          </table:table-cell>
        </table:table-row>
        <table:table-row table:style-name="ro1">
          <table:table-cell/>
          <table:table-cell office:value-type="float" office:value="0.005436928" calcext:value-type="float">
            <text:p>0.005436928</text:p>
          </table:table-cell>
          <table:table-cell office:value-type="float" office:value="0.006505216" calcext:value-type="float">
            <text:p>0.006505216</text:p>
          </table:table-cell>
          <table:table-cell office:value-type="float" office:value="0.008646144" calcext:value-type="float">
            <text:p>0.008646144</text:p>
          </table:table-cell>
          <table:table-cell office:value-type="float" office:value="0.07751168" calcext:value-type="float">
            <text:p>0.07751168</text:p>
          </table:table-cell>
          <table:table-cell office:value-type="float" office:value="0.32257792" calcext:value-type="float">
            <text:p>0.32257792</text:p>
          </table:table-cell>
          <table:table-cell office:value-type="float" office:value="1.242687744" calcext:value-type="float">
            <text:p>1.242687744</text:p>
          </table:table-cell>
          <table:table-cell office:value-type="float" office:value="1.670820608" calcext:value-type="float">
            <text:p>1.670820608</text:p>
          </table:table-cell>
          <table:table-cell office:value-type="float" office:value="1.506211584" calcext:value-type="float">
            <text:p>1.506211584</text:p>
          </table:table-cell>
          <table:table-cell office:value-type="float" office:value="2.288622592" calcext:value-type="float">
            <text:p>2.288622592</text:p>
          </table:table-cell>
          <table:table-cell office:value-type="float" office:value="1.811432192" calcext:value-type="float">
            <text:p>1.811432192</text:p>
          </table:table-cell>
          <table:table-cell office:value-type="float" office:value="3.072523776" calcext:value-type="float">
            <text:p>3.072523776</text:p>
          </table:table-cell>
          <table:table-cell office:value-type="float" office:value="2.067280384" calcext:value-type="float">
            <text:p>2.067280384</text:p>
          </table:table-cell>
          <table:table-cell office:value-type="float" office:value="10.268503552" calcext:value-type="float">
            <text:p>10.268503552</text:p>
          </table:table-cell>
          <table:table-cell office:value-type="float" office:value="14.053374464" calcext:value-type="float">
            <text:p>14.053374464</text:p>
          </table:table-cell>
        </table:table-row>
        <table:table-row table:style-name="ro1">
          <table:table-cell/>
          <table:table-cell office:value-type="float" office:value="0.005620736" calcext:value-type="float">
            <text:p>0.005620736</text:p>
          </table:table-cell>
          <table:table-cell office:value-type="float" office:value="0.007667456" calcext:value-type="float">
            <text:p>0.007667456</text:p>
          </table:table-cell>
          <table:table-cell office:value-type="float" office:value="0.008941824" calcext:value-type="float">
            <text:p>0.008941824</text:p>
          </table:table-cell>
          <table:table-cell office:value-type="float" office:value="0.077501952" calcext:value-type="float">
            <text:p>0.077501952</text:p>
          </table:table-cell>
          <table:table-cell office:value-type="float" office:value="0.322591232" calcext:value-type="float">
            <text:p>0.322591232</text:p>
          </table:table-cell>
          <table:table-cell office:value-type="float" office:value="1.242682624" calcext:value-type="float">
            <text:p>1.242682624</text:p>
          </table:table-cell>
          <table:table-cell office:value-type="float" office:value="1.67084672" calcext:value-type="float">
            <text:p>1.67084672</text:p>
          </table:table-cell>
          <table:table-cell office:value-type="float" office:value="1.506245888" calcext:value-type="float">
            <text:p>1.506245888</text:p>
          </table:table-cell>
          <table:table-cell office:value-type="float" office:value="2.28865408" calcext:value-type="float">
            <text:p>2.28865408</text:p>
          </table:table-cell>
          <table:table-cell office:value-type="float" office:value="1.780772352" calcext:value-type="float">
            <text:p>1.780772352</text:p>
          </table:table-cell>
          <table:table-cell office:value-type="float" office:value="3.072508928" calcext:value-type="float">
            <text:p>3.072508928</text:p>
          </table:table-cell>
          <table:table-cell office:value-type="float" office:value="2.067283456" calcext:value-type="float">
            <text:p>2.067283456</text:p>
          </table:table-cell>
          <table:table-cell office:value-type="float" office:value="10.268547072" calcext:value-type="float">
            <text:p>10.268547072</text:p>
          </table:table-cell>
          <table:table-cell office:value-type="float" office:value="14.97805184" calcext:value-type="float">
            <text:p>14.97805184</text:p>
          </table:table-cell>
        </table:table-row>
        <table:table-row table:style-name="ro1">
          <table:table-cell/>
          <table:table-cell office:value-type="float" office:value="0.005654528" calcext:value-type="float">
            <text:p>0.005654528</text:p>
          </table:table-cell>
          <table:table-cell office:value-type="float" office:value="0.007290624" calcext:value-type="float">
            <text:p>0.007290624</text:p>
          </table:table-cell>
          <table:table-cell office:value-type="float" office:value="0.00816896" calcext:value-type="float">
            <text:p>0.00816896</text:p>
          </table:table-cell>
          <table:table-cell office:value-type="float" office:value="0.077462272" calcext:value-type="float">
            <text:p>0.077462272</text:p>
          </table:table-cell>
          <table:table-cell office:value-type="float" office:value="0.322154496" calcext:value-type="float">
            <text:p>0.322154496</text:p>
          </table:table-cell>
          <table:table-cell office:value-type="float" office:value="1.27862656" calcext:value-type="float">
            <text:p>1.27862656</text:p>
          </table:table-cell>
          <table:table-cell office:value-type="float" office:value="1.67087872" calcext:value-type="float">
            <text:p>1.67087872</text:p>
          </table:table-cell>
          <table:table-cell office:value-type="float" office:value="1.50627968" calcext:value-type="float">
            <text:p>1.50627968</text:p>
          </table:table-cell>
          <table:table-cell office:value-type="float" office:value="2.28775424" calcext:value-type="float">
            <text:p>2.28775424</text:p>
          </table:table-cell>
          <table:table-cell office:value-type="float" office:value="1.780820224" calcext:value-type="float">
            <text:p>1.780820224</text:p>
          </table:table-cell>
          <table:table-cell office:value-type="float" office:value="3.07253248" calcext:value-type="float">
            <text:p>3.07253248</text:p>
          </table:table-cell>
          <table:table-cell office:value-type="float" office:value="2.067286528" calcext:value-type="float">
            <text:p>2.067286528</text:p>
          </table:table-cell>
          <table:table-cell office:value-type="float" office:value="10.268578048" calcext:value-type="float">
            <text:p>10.268578048</text:p>
          </table:table-cell>
          <table:table-cell office:value-type="float" office:value="14.978051584" calcext:value-type="float">
            <text:p>14.978051584</text:p>
          </table:table-cell>
        </table:table-row>
        <table:table-row table:style-name="ro1">
          <table:table-cell/>
          <table:table-cell office:value-type="float" office:value="0.005687552" calcext:value-type="float">
            <text:p>0.005687552</text:p>
          </table:table-cell>
          <table:table-cell office:value-type="float" office:value="0.006299136" calcext:value-type="float">
            <text:p>0.006299136</text:p>
          </table:table-cell>
          <table:table-cell office:value-type="float" office:value="0.008178432" calcext:value-type="float">
            <text:p>0.008178432</text:p>
          </table:table-cell>
          <table:table-cell office:value-type="float" office:value="0.077443072" calcext:value-type="float">
            <text:p>0.077443072</text:p>
          </table:table-cell>
          <table:table-cell office:value-type="float" office:value="0.322182912" calcext:value-type="float">
            <text:p>0.322182912</text:p>
          </table:table-cell>
          <table:table-cell office:value-type="float" office:value="1.278634496" calcext:value-type="float">
            <text:p>1.278634496</text:p>
          </table:table-cell>
          <table:table-cell office:value-type="float" office:value="1.67091328" calcext:value-type="float">
            <text:p>1.67091328</text:p>
          </table:table-cell>
          <table:table-cell office:value-type="float" office:value="1.50631296" calcext:value-type="float">
            <text:p>1.50631296</text:p>
          </table:table-cell>
          <table:table-cell office:value-type="float" office:value="2.287779328" calcext:value-type="float">
            <text:p>2.287779328</text:p>
          </table:table-cell>
          <table:table-cell office:value-type="float" office:value="1.542827008" calcext:value-type="float">
            <text:p>1.542827008</text:p>
          </table:table-cell>
          <table:table-cell office:value-type="float" office:value="3.072561664" calcext:value-type="float">
            <text:p>3.072561664</text:p>
          </table:table-cell>
          <table:table-cell office:value-type="float" office:value="2.067292672" calcext:value-type="float">
            <text:p>2.067292672</text:p>
          </table:table-cell>
          <table:table-cell office:value-type="float" office:value="10.268608256" calcext:value-type="float">
            <text:p>10.268608256</text:p>
          </table:table-cell>
          <table:table-cell office:value-type="float" office:value="14.71601152" calcext:value-type="float">
            <text:p>14.71601152</text:p>
          </table:table-cell>
        </table:table-row>
        <table:table-row table:style-name="ro1">
          <table:table-cell/>
          <table:table-cell office:value-type="float" office:value="0.005707776" calcext:value-type="float">
            <text:p>0.005707776</text:p>
          </table:table-cell>
          <table:table-cell office:value-type="float" office:value="0.006117376" calcext:value-type="float">
            <text:p>0.006117376</text:p>
          </table:table-cell>
          <table:table-cell office:value-type="float" office:value="0.008197376" calcext:value-type="float">
            <text:p>0.008197376</text:p>
          </table:table-cell>
          <table:table-cell office:value-type="float" office:value="0.077463808" calcext:value-type="float">
            <text:p>0.077463808</text:p>
          </table:table-cell>
          <table:table-cell office:value-type="float" office:value="0.322212096" calcext:value-type="float">
            <text:p>0.322212096</text:p>
          </table:table-cell>
          <table:table-cell office:value-type="float" office:value="1.278648576" calcext:value-type="float">
            <text:p>1.278648576</text:p>
          </table:table-cell>
          <table:table-cell office:value-type="float" office:value="1.670949632" calcext:value-type="float">
            <text:p>1.670949632</text:p>
          </table:table-cell>
          <table:table-cell office:value-type="float" office:value="1.506345984" calcext:value-type="float">
            <text:p>1.506345984</text:p>
          </table:table-cell>
          <table:table-cell office:value-type="float" office:value="2.2878144" calcext:value-type="float">
            <text:p>2.2878144</text:p>
          </table:table-cell>
          <table:table-cell office:value-type="float" office:value="1.542763264" calcext:value-type="float">
            <text:p>1.542763264</text:p>
          </table:table-cell>
          <table:table-cell office:value-type="float" office:value="3.072591616" calcext:value-type="float">
            <text:p>3.072591616</text:p>
          </table:table-cell>
          <table:table-cell office:value-type="float" office:value="2.23805184" calcext:value-type="float">
            <text:p>2.23805184</text:p>
          </table:table-cell>
          <table:table-cell office:value-type="float" office:value="10.268638464" calcext:value-type="float">
            <text:p>10.268638464</text:p>
          </table:table-cell>
          <table:table-cell office:value-type="float" office:value="14.715924992" calcext:value-type="float">
            <text:p>14.715924992</text:p>
          </table:table-cell>
        </table:table-row>
        <table:table-row table:style-name="ro1">
          <table:table-cell/>
          <table:table-cell office:value-type="float" office:value="0.005810688" calcext:value-type="float">
            <text:p>0.005810688</text:p>
          </table:table-cell>
          <table:table-cell office:value-type="float" office:value="0.006213888" calcext:value-type="float">
            <text:p>0.006213888</text:p>
          </table:table-cell>
          <table:table-cell office:value-type="float" office:value="0.008217344" calcext:value-type="float">
            <text:p>0.008217344</text:p>
          </table:table-cell>
          <table:table-cell office:value-type="float" office:value="0.077490176" calcext:value-type="float">
            <text:p>0.077490176</text:p>
          </table:table-cell>
          <table:table-cell office:value-type="float" office:value="0.322241536" calcext:value-type="float">
            <text:p>0.322241536</text:p>
          </table:table-cell>
          <table:table-cell office:value-type="float" office:value="1.268417024" calcext:value-type="float">
            <text:p>1.268417024</text:p>
          </table:table-cell>
          <table:table-cell office:value-type="float" office:value="1.670985728" calcext:value-type="float">
            <text:p>1.670985728</text:p>
          </table:table-cell>
          <table:table-cell office:value-type="float" office:value="1.484739584" calcext:value-type="float">
            <text:p>1.484739584</text:p>
          </table:table-cell>
          <table:table-cell office:value-type="float" office:value="2.287892736" calcext:value-type="float">
            <text:p>2.287892736</text:p>
          </table:table-cell>
          <table:table-cell office:value-type="float" office:value="1.54276352" calcext:value-type="float">
            <text:p>1.54276352</text:p>
          </table:table-cell>
          <table:table-cell office:value-type="float" office:value="3.072622336" calcext:value-type="float">
            <text:p>3.072622336</text:p>
          </table:table-cell>
          <table:table-cell office:value-type="float" office:value="2.238053376" calcext:value-type="float">
            <text:p>2.238053376</text:p>
          </table:table-cell>
          <table:table-cell office:value-type="float" office:value="10.268667648" calcext:value-type="float">
            <text:p>10.268667648</text:p>
          </table:table-cell>
          <table:table-cell office:value-type="float" office:value="14.71593728" calcext:value-type="float">
            <text:p>14.71593728</text:p>
          </table:table-cell>
        </table:table-row>
        <table:table-row table:style-name="ro1">
          <table:table-cell/>
          <table:table-cell office:value-type="float" office:value="0.00696832" calcext:value-type="float">
            <text:p>0.00696832</text:p>
          </table:table-cell>
          <table:table-cell office:value-type="float" office:value="0.006401792" calcext:value-type="float">
            <text:p>0.006401792</text:p>
          </table:table-cell>
          <table:table-cell office:value-type="float" office:value="0.008450816" calcext:value-type="float">
            <text:p>0.008450816</text:p>
          </table:table-cell>
          <table:table-cell office:value-type="float" office:value="0.077516288" calcext:value-type="float">
            <text:p>0.077516288</text:p>
          </table:table-cell>
          <table:table-cell office:value-type="float" office:value="0.322271488" calcext:value-type="float">
            <text:p>0.322271488</text:p>
          </table:table-cell>
          <table:table-cell office:value-type="float" office:value="1.277861376" calcext:value-type="float">
            <text:p>1.277861376</text:p>
          </table:table-cell>
          <table:table-cell office:value-type="float" office:value="1.671021056" calcext:value-type="float">
            <text:p>1.671021056</text:p>
          </table:table-cell>
          <table:table-cell office:value-type="float" office:value="1.49555584" calcext:value-type="float">
            <text:p>1.49555584</text:p>
          </table:table-cell>
          <table:table-cell office:value-type="float" office:value="2.28793344" calcext:value-type="float">
            <text:p>2.28793344</text:p>
          </table:table-cell>
          <table:table-cell office:value-type="float" office:value="1.542761472" calcext:value-type="float">
            <text:p>1.542761472</text:p>
          </table:table-cell>
          <table:table-cell office:value-type="float" office:value="3.072653568" calcext:value-type="float">
            <text:p>3.072653568</text:p>
          </table:table-cell>
          <table:table-cell office:value-type="float" office:value="2.238131456" calcext:value-type="float">
            <text:p>2.238131456</text:p>
          </table:table-cell>
          <table:table-cell office:value-type="float" office:value="10.268697856" calcext:value-type="float">
            <text:p>10.268697856</text:p>
          </table:table-cell>
          <table:table-cell office:value-type="float" office:value="14.715956736" calcext:value-type="float">
            <text:p>14.715956736</text:p>
          </table:table-cell>
        </table:table-row>
        <table:table-row table:style-name="ro1">
          <table:table-cell/>
          <table:table-cell office:value-type="float" office:value="0.006153728" calcext:value-type="float">
            <text:p>0.006153728</text:p>
          </table:table-cell>
          <table:table-cell office:value-type="float" office:value="0.006881536" calcext:value-type="float">
            <text:p>0.006881536</text:p>
          </table:table-cell>
          <table:table-cell office:value-type="float" office:value="0.004280832" calcext:value-type="float">
            <text:p>0.004280832</text:p>
          </table:table-cell>
          <table:table-cell office:value-type="float" office:value="0.077147648" calcext:value-type="float">
            <text:p>0.077147648</text:p>
          </table:table-cell>
          <table:table-cell office:value-type="float" office:value="0.322301952" calcext:value-type="float">
            <text:p>0.322301952</text:p>
          </table:table-cell>
          <table:table-cell office:value-type="float" office:value="1.27903488" calcext:value-type="float">
            <text:p>1.27903488</text:p>
          </table:table-cell>
          <table:table-cell office:value-type="float" office:value="1.671058688" calcext:value-type="float">
            <text:p>1.671058688</text:p>
          </table:table-cell>
          <table:table-cell office:value-type="float" office:value="1.506457856" calcext:value-type="float">
            <text:p>1.506457856</text:p>
          </table:table-cell>
          <table:table-cell office:value-type="float" office:value="2.288855552" calcext:value-type="float">
            <text:p>2.288855552</text:p>
          </table:table-cell>
          <table:table-cell office:value-type="float" office:value="1.542758912" calcext:value-type="float">
            <text:p>1.542758912</text:p>
          </table:table-cell>
          <table:table-cell office:value-type="float" office:value="3.072685056" calcext:value-type="float">
            <text:p>3.072685056</text:p>
          </table:table-cell>
          <table:table-cell office:value-type="float" office:value="2.238127872" calcext:value-type="float">
            <text:p>2.238127872</text:p>
          </table:table-cell>
          <table:table-cell office:value-type="float" office:value="10.268728832" calcext:value-type="float">
            <text:p>10.268728832</text:p>
          </table:table-cell>
          <table:table-cell office:value-type="float" office:value="14.781398528" calcext:value-type="float">
            <text:p>14.781398528</text:p>
          </table:table-cell>
        </table:table-row>
        <table:table-row table:style-name="ro1">
          <table:table-cell/>
          <table:table-cell office:value-type="float" office:value="0.005692928" calcext:value-type="float">
            <text:p>0.005692928</text:p>
          </table:table-cell>
          <table:table-cell office:value-type="float" office:value="0.007875072" calcext:value-type="float">
            <text:p>0.007875072</text:p>
          </table:table-cell>
          <table:table-cell office:value-type="float" office:value="0.00429696" calcext:value-type="float">
            <text:p>0.00429696</text:p>
          </table:table-cell>
          <table:table-cell office:value-type="float" office:value="0.077068032" calcext:value-type="float">
            <text:p>0.077068032</text:p>
          </table:table-cell>
          <table:table-cell office:value-type="float" office:value="0.322332672" calcext:value-type="float">
            <text:p>0.322332672</text:p>
          </table:table-cell>
          <table:table-cell office:value-type="float" office:value="1.279030016" calcext:value-type="float">
            <text:p>1.279030016</text:p>
          </table:table-cell>
          <table:table-cell office:value-type="float" office:value="1.671095808" calcext:value-type="float">
            <text:p>1.671095808</text:p>
          </table:table-cell>
          <table:table-cell office:value-type="float" office:value="1.524426752" calcext:value-type="float">
            <text:p>1.524426752</text:p>
          </table:table-cell>
          <table:table-cell office:value-type="float" office:value="2.289681664" calcext:value-type="float">
            <text:p>2.289681664</text:p>
          </table:table-cell>
          <table:table-cell office:value-type="float" office:value="1.54275584" calcext:value-type="float">
            <text:p>1.54275584</text:p>
          </table:table-cell>
          <table:table-cell office:value-type="float" office:value="3.072717312" calcext:value-type="float">
            <text:p>3.072717312</text:p>
          </table:table-cell>
          <table:table-cell office:value-type="float" office:value="2.238123008" calcext:value-type="float">
            <text:p>2.238123008</text:p>
          </table:table-cell>
          <table:table-cell office:value-type="float" office:value="10.268759808" calcext:value-type="float">
            <text:p>10.268759808</text:p>
          </table:table-cell>
          <table:table-cell office:value-type="float" office:value="14.781440512" calcext:value-type="float">
            <text:p>14.781440512</text:p>
          </table:table-cell>
        </table:table-row>
        <table:table-row table:style-name="ro1">
          <table:table-cell/>
          <table:table-cell office:value-type="float" office:value="0.006071808" calcext:value-type="float">
            <text:p>0.006071808</text:p>
          </table:table-cell>
          <table:table-cell office:value-type="float" office:value="0.010847744" calcext:value-type="float">
            <text:p>0.010847744</text:p>
          </table:table-cell>
          <table:table-cell office:value-type="float" office:value="0.004316672" calcext:value-type="float">
            <text:p>0.004316672</text:p>
          </table:table-cell>
          <table:table-cell office:value-type="float" office:value="0.0770304" calcext:value-type="float">
            <text:p>0.0770304</text:p>
          </table:table-cell>
          <table:table-cell office:value-type="float" office:value="0.322537472" calcext:value-type="float">
            <text:p>0.322537472</text:p>
          </table:table-cell>
          <table:table-cell office:value-type="float" office:value="1.279057408" calcext:value-type="float">
            <text:p>1.279057408</text:p>
          </table:table-cell>
          <table:table-cell office:value-type="float" office:value="1.732346368" calcext:value-type="float">
            <text:p>1.732346368</text:p>
          </table:table-cell>
          <table:table-cell office:value-type="float" office:value="1.495857152" calcext:value-type="float">
            <text:p>1.495857152</text:p>
          </table:table-cell>
          <table:table-cell office:value-type="float" office:value="2.2897216" calcext:value-type="float">
            <text:p>2.2897216</text:p>
          </table:table-cell>
          <table:table-cell office:value-type="float" office:value="1.542753536" calcext:value-type="float">
            <text:p>1.542753536</text:p>
          </table:table-cell>
          <table:table-cell office:value-type="float" office:value="3.072749056" calcext:value-type="float">
            <text:p>3.072749056</text:p>
          </table:table-cell>
          <table:table-cell office:value-type="float" office:value="2.095646464" calcext:value-type="float">
            <text:p>2.095646464</text:p>
          </table:table-cell>
          <table:table-cell office:value-type="float" office:value="10.26878976" calcext:value-type="float">
            <text:p>10.26878976</text:p>
          </table:table-cell>
          <table:table-cell office:value-type="float" office:value="14.78148352" calcext:value-type="float">
            <text:p>14.78148352</text:p>
          </table:table-cell>
        </table:table-row>
        <table:table-row table:style-name="ro1">
          <table:table-cell/>
          <table:table-cell office:value-type="float" office:value="0.005847808" calcext:value-type="float">
            <text:p>0.005847808</text:p>
          </table:table-cell>
          <table:table-cell office:value-type="float" office:value="0.005815296" calcext:value-type="float">
            <text:p>0.005815296</text:p>
          </table:table-cell>
          <table:table-cell office:value-type="float" office:value="0.004327936" calcext:value-type="float">
            <text:p>0.004327936</text:p>
          </table:table-cell>
          <table:table-cell office:value-type="float" office:value="0.077012736" calcext:value-type="float">
            <text:p>0.077012736</text:p>
          </table:table-cell>
          <table:table-cell office:value-type="float" office:value="0.322494464" calcext:value-type="float">
            <text:p>0.322494464</text:p>
          </table:table-cell>
          <table:table-cell office:value-type="float" office:value="1.279090176" calcext:value-type="float">
            <text:p>1.279090176</text:p>
          </table:table-cell>
          <table:table-cell office:value-type="float" office:value="1.732684544" calcext:value-type="float">
            <text:p>1.732684544</text:p>
          </table:table-cell>
          <table:table-cell office:value-type="float" office:value="1.49581696" calcext:value-type="float">
            <text:p>1.49581696</text:p>
          </table:table-cell>
          <table:table-cell office:value-type="float" office:value="2.289763584" calcext:value-type="float">
            <text:p>2.289763584</text:p>
          </table:table-cell>
          <table:table-cell office:value-type="float" office:value="1.542753536" calcext:value-type="float">
            <text:p>1.542753536</text:p>
          </table:table-cell>
          <table:table-cell office:value-type="float" office:value="3.072779776" calcext:value-type="float">
            <text:p>3.072779776</text:p>
          </table:table-cell>
          <table:table-cell office:value-type="float" office:value="2.0957248" calcext:value-type="float">
            <text:p>2.0957248</text:p>
          </table:table-cell>
          <table:table-cell office:value-type="float" office:value="10.268819968" calcext:value-type="float">
            <text:p>10.268819968</text:p>
          </table:table-cell>
          <table:table-cell office:value-type="float" office:value="14.781538304" calcext:value-type="float">
            <text:p>14.781538304</text:p>
          </table:table-cell>
        </table:table-row>
        <table:table-row table:style-name="ro1">
          <table:table-cell/>
          <table:table-cell office:value-type="float" office:value="0.005927168" calcext:value-type="float">
            <text:p>0.005927168</text:p>
          </table:table-cell>
          <table:table-cell office:value-type="float" office:value="0.008122112" calcext:value-type="float">
            <text:p>0.008122112</text:p>
          </table:table-cell>
          <table:table-cell office:value-type="float" office:value="0.00446464" calcext:value-type="float">
            <text:p>0.00446464</text:p>
          </table:table-cell>
          <table:table-cell office:value-type="float" office:value="0.077070336" calcext:value-type="float">
            <text:p>0.077070336</text:p>
          </table:table-cell>
          <table:table-cell office:value-type="float" office:value="0.322511616" calcext:value-type="float">
            <text:p>0.322511616</text:p>
          </table:table-cell>
          <table:table-cell office:value-type="float" office:value="1.279048192" calcext:value-type="float">
            <text:p>1.279048192</text:p>
          </table:table-cell>
          <table:table-cell office:value-type="float" office:value="1.733082112" calcext:value-type="float">
            <text:p>1.733082112</text:p>
          </table:table-cell>
          <table:table-cell office:value-type="float" office:value="1.495836672" calcext:value-type="float">
            <text:p>1.495836672</text:p>
          </table:table-cell>
          <table:table-cell office:value-type="float" office:value="2.289807616" calcext:value-type="float">
            <text:p>2.289807616</text:p>
          </table:table-cell>
          <table:table-cell office:value-type="float" office:value="1.812261888" calcext:value-type="float">
            <text:p>1.812261888</text:p>
          </table:table-cell>
          <table:table-cell office:value-type="float" office:value="3.072811264" calcext:value-type="float">
            <text:p>3.072811264</text:p>
          </table:table-cell>
          <table:table-cell office:value-type="float" office:value="2.095721728" calcext:value-type="float">
            <text:p>2.095721728</text:p>
          </table:table-cell>
          <table:table-cell office:value-type="float" office:value="10.26884992" calcext:value-type="float">
            <text:p>10.26884992</text:p>
          </table:table-cell>
          <table:table-cell office:value-type="float" office:value="14.52912512" calcext:value-type="float">
            <text:p>14.52912512</text:p>
          </table:table-cell>
        </table:table-row>
        <table:table-row table:style-name="ro1">
          <table:table-cell/>
          <table:table-cell office:value-type="float" office:value="0.006784512" calcext:value-type="float">
            <text:p>0.006784512</text:p>
          </table:table-cell>
          <table:table-cell office:value-type="float" office:value="0.006440192" calcext:value-type="float">
            <text:p>0.006440192</text:p>
          </table:table-cell>
          <table:table-cell office:value-type="float" office:value="0.004016128" calcext:value-type="float">
            <text:p>0.004016128</text:p>
          </table:table-cell>
          <table:table-cell office:value-type="float" office:value="0.077038848" calcext:value-type="float">
            <text:p>0.077038848</text:p>
          </table:table-cell>
          <table:table-cell office:value-type="float" office:value="0.322056448" calcext:value-type="float">
            <text:p>0.322056448</text:p>
          </table:table-cell>
          <table:table-cell office:value-type="float" office:value="1.358196224" calcext:value-type="float">
            <text:p>1.358196224</text:p>
          </table:table-cell>
          <table:table-cell office:value-type="float" office:value="1.73250432" calcext:value-type="float">
            <text:p>1.73250432</text:p>
          </table:table-cell>
          <table:table-cell office:value-type="float" office:value="1.485106432" calcext:value-type="float">
            <text:p>1.485106432</text:p>
          </table:table-cell>
          <table:table-cell office:value-type="float" office:value="2.289751808" calcext:value-type="float">
            <text:p>2.289751808</text:p>
          </table:table-cell>
          <table:table-cell office:value-type="float" office:value="1.81226112" calcext:value-type="float">
            <text:p>1.81226112</text:p>
          </table:table-cell>
          <table:table-cell office:value-type="float" office:value="3.068958464" calcext:value-type="float">
            <text:p>3.068958464</text:p>
          </table:table-cell>
          <table:table-cell office:value-type="float" office:value="2.050176512" calcext:value-type="float">
            <text:p>2.050176512</text:p>
          </table:table-cell>
          <table:table-cell office:value-type="float" office:value="10.268880384" calcext:value-type="float">
            <text:p>10.268880384</text:p>
          </table:table-cell>
          <table:table-cell office:value-type="float" office:value="14.529184768" calcext:value-type="float">
            <text:p>14.529184768</text:p>
          </table:table-cell>
        </table:table-row>
        <table:table-row table:style-name="ro1">
          <table:table-cell/>
          <table:table-cell office:value-type="float" office:value="0.005896448" calcext:value-type="float">
            <text:p>0.005896448</text:p>
          </table:table-cell>
          <table:table-cell office:value-type="float" office:value="0.017776896" calcext:value-type="float">
            <text:p>0.017776896</text:p>
          </table:table-cell>
          <table:table-cell office:value-type="float" office:value="0.004029184" calcext:value-type="float">
            <text:p>0.004029184</text:p>
          </table:table-cell>
          <table:table-cell office:value-type="float" office:value="0.076974336" calcext:value-type="float">
            <text:p>0.076974336</text:p>
          </table:table-cell>
          <table:table-cell office:value-type="float" office:value="0.322072064" calcext:value-type="float">
            <text:p>0.322072064</text:p>
          </table:table-cell>
          <table:table-cell office:value-type="float" office:value="1.358190848" calcext:value-type="float">
            <text:p>1.358190848</text:p>
          </table:table-cell>
          <table:table-cell office:value-type="float" office:value="1.732580864" calcext:value-type="float">
            <text:p>1.732580864</text:p>
          </table:table-cell>
          <table:table-cell office:value-type="float" office:value="1.48513408" calcext:value-type="float">
            <text:p>1.48513408</text:p>
          </table:table-cell>
          <table:table-cell office:value-type="float" office:value="2.289796864" calcext:value-type="float">
            <text:p>2.289796864</text:p>
          </table:table-cell>
          <table:table-cell office:value-type="float" office:value="1.781319168" calcext:value-type="float">
            <text:p>1.781319168</text:p>
          </table:table-cell>
          <table:table-cell office:value-type="float" office:value="3.068999936" calcext:value-type="float">
            <text:p>3.068999936</text:p>
          </table:table-cell>
          <table:table-cell office:value-type="float" office:value="2.050176256" calcext:value-type="float">
            <text:p>2.050176256</text:p>
          </table:table-cell>
          <table:table-cell office:value-type="float" office:value="10.268939776" calcext:value-type="float">
            <text:p>10.268939776</text:p>
          </table:table-cell>
          <table:table-cell office:value-type="float" office:value="14.529246464" calcext:value-type="float">
            <text:p>14.529246464</text:p>
          </table:table-cell>
        </table:table-row>
        <table:table-row table:style-name="ro1">
          <table:table-cell/>
          <table:table-cell office:value-type="float" office:value="0.00571392" calcext:value-type="float">
            <text:p>0.00571392</text:p>
          </table:table-cell>
          <table:table-cell office:value-type="float" office:value="0.006117888" calcext:value-type="float">
            <text:p>0.006117888</text:p>
          </table:table-cell>
          <table:table-cell office:value-type="float" office:value="0.00404864" calcext:value-type="float">
            <text:p>0.00404864</text:p>
          </table:table-cell>
          <table:table-cell office:value-type="float" office:value="0.076956416" calcext:value-type="float">
            <text:p>0.076956416</text:p>
          </table:table-cell>
          <table:table-cell office:value-type="float" office:value="0.322096384" calcext:value-type="float">
            <text:p>0.322096384</text:p>
          </table:table-cell>
          <table:table-cell office:value-type="float" office:value="1.35807488" calcext:value-type="float">
            <text:p>1.35807488</text:p>
          </table:table-cell>
          <table:table-cell office:value-type="float" office:value="1.732646656" calcext:value-type="float">
            <text:p>1.732646656</text:p>
          </table:table-cell>
          <table:table-cell office:value-type="float" office:value="1.48516736" calcext:value-type="float">
            <text:p>1.48516736</text:p>
          </table:table-cell>
          <table:table-cell office:value-type="float" office:value="2.28981248" calcext:value-type="float">
            <text:p>2.28981248</text:p>
          </table:table-cell>
          <table:table-cell office:value-type="float" office:value="1.781353216" calcext:value-type="float">
            <text:p>1.781353216</text:p>
          </table:table-cell>
          <table:table-cell office:value-type="float" office:value="3.06904192" calcext:value-type="float">
            <text:p>3.06904192</text:p>
          </table:table-cell>
          <table:table-cell office:value-type="float" office:value="2.050175744" calcext:value-type="float">
            <text:p>2.050175744</text:p>
          </table:table-cell>
          <table:table-cell office:value-type="float" office:value="10.200930048" calcext:value-type="float">
            <text:p>10.200930048</text:p>
          </table:table-cell>
          <table:table-cell office:value-type="float" office:value="14.529316352" calcext:value-type="float">
            <text:p>14.529316352</text:p>
          </table:table-cell>
        </table:table-row>
        <table:table-row table:style-name="ro1">
          <table:table-cell/>
          <table:table-cell office:value-type="float" office:value="0.006294528" calcext:value-type="float">
            <text:p>0.006294528</text:p>
          </table:table-cell>
          <table:table-cell office:value-type="float" office:value="0.00655488" calcext:value-type="float">
            <text:p>0.00655488</text:p>
          </table:table-cell>
          <table:table-cell office:value-type="float" office:value="0.004058368" calcext:value-type="float">
            <text:p>0.004058368</text:p>
          </table:table-cell>
          <table:table-cell office:value-type="float" office:value="0.076874752" calcext:value-type="float">
            <text:p>0.076874752</text:p>
          </table:table-cell>
          <table:table-cell office:value-type="float" office:value="0.322121472" calcext:value-type="float">
            <text:p>0.322121472</text:p>
          </table:table-cell>
          <table:table-cell office:value-type="float" office:value="1.33781376" calcext:value-type="float">
            <text:p>1.33781376</text:p>
          </table:table-cell>
          <table:table-cell office:value-type="float" office:value="1.732699904" calcext:value-type="float">
            <text:p>1.732699904</text:p>
          </table:table-cell>
          <table:table-cell office:value-type="float" office:value="1.495977984" calcext:value-type="float">
            <text:p>1.495977984</text:p>
          </table:table-cell>
          <table:table-cell office:value-type="float" office:value="2.288817664" calcext:value-type="float">
            <text:p>2.288817664</text:p>
          </table:table-cell>
          <table:table-cell office:value-type="float" office:value="1.781389568" calcext:value-type="float">
            <text:p>1.781389568</text:p>
          </table:table-cell>
          <table:table-cell office:value-type="float" office:value="3.069084416" calcext:value-type="float">
            <text:p>3.069084416</text:p>
          </table:table-cell>
          <table:table-cell office:value-type="float" office:value="2.050176" calcext:value-type="float">
            <text:p>2.050176</text:p>
          </table:table-cell>
          <table:table-cell office:value-type="float" office:value="10.202212864" calcext:value-type="float">
            <text:p>10.202212864</text:p>
          </table:table-cell>
          <table:table-cell office:value-type="float" office:value="14.340150016" calcext:value-type="float">
            <text:p>14.340150016</text:p>
          </table:table-cell>
        </table:table-row>
        <table:table-row table:style-name="ro1">
          <table:table-cell/>
          <table:table-cell office:value-type="float" office:value="0.006200832" calcext:value-type="float">
            <text:p>0.006200832</text:p>
          </table:table-cell>
          <table:table-cell office:value-type="float" office:value="0.006022912" calcext:value-type="float">
            <text:p>0.006022912</text:p>
          </table:table-cell>
          <table:table-cell office:value-type="float" office:value="0.004387072" calcext:value-type="float">
            <text:p>0.004387072</text:p>
          </table:table-cell>
          <table:table-cell office:value-type="float" office:value="0.076856576" calcext:value-type="float">
            <text:p>0.076856576</text:p>
          </table:table-cell>
          <table:table-cell office:value-type="float" office:value="0.33632128" calcext:value-type="float">
            <text:p>0.33632128</text:p>
          </table:table-cell>
          <table:table-cell office:value-type="float" office:value="1.304935168" calcext:value-type="float">
            <text:p>1.304935168</text:p>
          </table:table-cell>
          <table:table-cell office:value-type="float" office:value="1.732745216" calcext:value-type="float">
            <text:p>1.732745216</text:p>
          </table:table-cell>
          <table:table-cell office:value-type="float" office:value="1.496014592" calcext:value-type="float">
            <text:p>1.496014592</text:p>
          </table:table-cell>
          <table:table-cell office:value-type="float" office:value="2.288550144" calcext:value-type="float">
            <text:p>2.288550144</text:p>
          </table:table-cell>
          <table:table-cell office:value-type="float" office:value="1.781427968" calcext:value-type="float">
            <text:p>1.781427968</text:p>
          </table:table-cell>
          <table:table-cell office:value-type="float" office:value="3.069128192" calcext:value-type="float">
            <text:p>3.069128192</text:p>
          </table:table-cell>
          <table:table-cell office:value-type="float" office:value="2.050174976" calcext:value-type="float">
            <text:p>2.050174976</text:p>
          </table:table-cell>
          <table:table-cell office:value-type="float" office:value="10.20225408" calcext:value-type="float">
            <text:p>10.20225408</text:p>
          </table:table-cell>
          <table:table-cell office:value-type="float" office:value="14.340199936" calcext:value-type="float">
            <text:p>14.340199936</text:p>
          </table:table-cell>
        </table:table-row>
        <table:table-row table:style-name="ro1">
          <table:table-cell/>
          <table:table-cell office:value-type="float" office:value="0.005798912" calcext:value-type="float">
            <text:p>0.005798912</text:p>
          </table:table-cell>
          <table:table-cell office:value-type="float" office:value="0.005938688" calcext:value-type="float">
            <text:p>0.005938688</text:p>
          </table:table-cell>
          <table:table-cell office:value-type="float" office:value="0.02540928" calcext:value-type="float">
            <text:p>0.02540928</text:p>
          </table:table-cell>
          <table:table-cell office:value-type="float" office:value="0.067457792" calcext:value-type="float">
            <text:p>0.067457792</text:p>
          </table:table-cell>
          <table:table-cell office:value-type="float" office:value="0.3363648" calcext:value-type="float">
            <text:p>0.3363648</text:p>
          </table:table-cell>
          <table:table-cell office:value-type="float" office:value="1.358733568" calcext:value-type="float">
            <text:p>1.358733568</text:p>
          </table:table-cell>
          <table:table-cell office:value-type="float" office:value="1.732774912" calcext:value-type="float">
            <text:p>1.732774912</text:p>
          </table:table-cell>
          <table:table-cell office:value-type="float" office:value="1.496046848" calcext:value-type="float">
            <text:p>1.496046848</text:p>
          </table:table-cell>
          <table:table-cell office:value-type="float" office:value="2.288570368" calcext:value-type="float">
            <text:p>2.288570368</text:p>
          </table:table-cell>
          <table:table-cell office:value-type="float" office:value="1.78146688" calcext:value-type="float">
            <text:p>1.78146688</text:p>
          </table:table-cell>
          <table:table-cell office:value-type="float" office:value="3.069171968" calcext:value-type="float">
            <text:p>3.069171968</text:p>
          </table:table-cell>
          <table:table-cell office:value-type="float" office:value="2.050173952" calcext:value-type="float">
            <text:p>2.050173952</text:p>
          </table:table-cell>
          <table:table-cell office:value-type="float" office:value="10.202362112" calcext:value-type="float">
            <text:p>10.202362112</text:p>
          </table:table-cell>
          <table:table-cell office:value-type="float" office:value="14.680005888" calcext:value-type="float">
            <text:p>14.680005888</text:p>
          </table:table-cell>
        </table:table-row>
        <table:table-row table:style-name="ro1">
          <table:table-cell/>
          <table:table-cell office:value-type="float" office:value="0.008324864" calcext:value-type="float">
            <text:p>0.008324864</text:p>
          </table:table-cell>
          <table:table-cell office:value-type="float" office:value="0.007451136" calcext:value-type="float">
            <text:p>0.007451136</text:p>
          </table:table-cell>
          <table:table-cell office:value-type="float" office:value="0.02544768" calcext:value-type="float">
            <text:p>0.02544768</text:p>
          </table:table-cell>
          <table:table-cell office:value-type="float" office:value="0.067290112" calcext:value-type="float">
            <text:p>0.067290112</text:p>
          </table:table-cell>
          <table:table-cell office:value-type="float" office:value="0.33645696" calcext:value-type="float">
            <text:p>0.33645696</text:p>
          </table:table-cell>
          <table:table-cell office:value-type="float" office:value="1.358715392" calcext:value-type="float">
            <text:p>1.358715392</text:p>
          </table:table-cell>
          <table:table-cell office:value-type="float" office:value="1.732803584" calcext:value-type="float">
            <text:p>1.732803584</text:p>
          </table:table-cell>
          <table:table-cell office:value-type="float" office:value="1.496084736" calcext:value-type="float">
            <text:p>1.496084736</text:p>
          </table:table-cell>
          <table:table-cell office:value-type="float" office:value="2.288598272" calcext:value-type="float">
            <text:p>2.288598272</text:p>
          </table:table-cell>
          <table:table-cell office:value-type="float" office:value="1.78150656" calcext:value-type="float">
            <text:p>1.78150656</text:p>
          </table:table-cell>
          <table:table-cell office:value-type="float" office:value="3.069215232" calcext:value-type="float">
            <text:p>3.069215232</text:p>
          </table:table-cell>
          <table:table-cell office:value-type="float" office:value="2.05017344" calcext:value-type="float">
            <text:p>2.05017344</text:p>
          </table:table-cell>
          <table:table-cell office:value-type="float" office:value="10.202406656" calcext:value-type="float">
            <text:p>10.202406656</text:p>
          </table:table-cell>
          <table:table-cell office:value-type="float" office:value="14.680066304" calcext:value-type="float">
            <text:p>14.680066304</text:p>
          </table:table-cell>
        </table:table-row>
        <table:table-row table:style-name="ro1">
          <table:table-cell/>
          <table:table-cell office:value-type="float" office:value="0.006582272" calcext:value-type="float">
            <text:p>0.006582272</text:p>
          </table:table-cell>
          <table:table-cell office:value-type="float" office:value="0.00791808" calcext:value-type="float">
            <text:p>0.00791808</text:p>
          </table:table-cell>
          <table:table-cell office:value-type="float" office:value="0.025424896" calcext:value-type="float">
            <text:p>0.025424896</text:p>
          </table:table-cell>
          <table:table-cell office:value-type="float" office:value="0.067251456" calcext:value-type="float">
            <text:p>0.067251456</text:p>
          </table:table-cell>
          <table:table-cell office:value-type="float" office:value="0.33668096" calcext:value-type="float">
            <text:p>0.33668096</text:p>
          </table:table-cell>
          <table:table-cell office:value-type="float" office:value="1.358699264" calcext:value-type="float">
            <text:p>1.358699264</text:p>
          </table:table-cell>
          <table:table-cell office:value-type="float" office:value="1.732832256" calcext:value-type="float">
            <text:p>1.732832256</text:p>
          </table:table-cell>
          <table:table-cell office:value-type="float" office:value="1.496121088" calcext:value-type="float">
            <text:p>1.496121088</text:p>
          </table:table-cell>
          <table:table-cell office:value-type="float" office:value="2.2886272" calcext:value-type="float">
            <text:p>2.2886272</text:p>
          </table:table-cell>
          <table:table-cell office:value-type="float" office:value="1.781545472" calcext:value-type="float">
            <text:p>1.781545472</text:p>
          </table:table-cell>
          <table:table-cell office:value-type="float" office:value="3.069260032" calcext:value-type="float">
            <text:p>3.069260032</text:p>
          </table:table-cell>
          <table:table-cell office:value-type="float" office:value="2.05017344" calcext:value-type="float">
            <text:p>2.05017344</text:p>
          </table:table-cell>
          <table:table-cell office:value-type="float" office:value="10.202440448" calcext:value-type="float">
            <text:p>10.202440448</text:p>
          </table:table-cell>
          <table:table-cell office:value-type="float" office:value="12.339597312" calcext:value-type="float">
            <text:p>12.339597312</text:p>
          </table:table-cell>
        </table:table-row>
        <table:table-row table:style-name="ro1">
          <table:table-cell/>
          <table:table-cell office:value-type="float" office:value="0.005792256" calcext:value-type="float">
            <text:p>0.005792256</text:p>
          </table:table-cell>
          <table:table-cell office:value-type="float" office:value="0.006243328" calcext:value-type="float">
            <text:p>0.006243328</text:p>
          </table:table-cell>
          <table:table-cell office:value-type="float" office:value="0.025519104" calcext:value-type="float">
            <text:p>0.025519104</text:p>
          </table:table-cell>
          <table:table-cell office:value-type="float" office:value="0.067233024" calcext:value-type="float">
            <text:p>0.067233024</text:p>
          </table:table-cell>
          <table:table-cell office:value-type="float" office:value="0.336648448" calcext:value-type="float">
            <text:p>0.336648448</text:p>
          </table:table-cell>
          <table:table-cell office:value-type="float" office:value="1.358681856" calcext:value-type="float">
            <text:p>1.358681856</text:p>
          </table:table-cell>
          <table:table-cell office:value-type="float" office:value="1.732860928" calcext:value-type="float">
            <text:p>1.732860928</text:p>
          </table:table-cell>
          <table:table-cell office:value-type="float" office:value="1.474704384" calcext:value-type="float">
            <text:p>1.474704384</text:p>
          </table:table-cell>
          <table:table-cell office:value-type="float" office:value="2.288656896" calcext:value-type="float">
            <text:p>2.288656896</text:p>
          </table:table-cell>
          <table:table-cell office:value-type="float" office:value="1.78158464" calcext:value-type="float">
            <text:p>1.78158464</text:p>
          </table:table-cell>
          <table:table-cell office:value-type="float" office:value="3.069305344" calcext:value-type="float">
            <text:p>3.069305344</text:p>
          </table:table-cell>
          <table:table-cell office:value-type="float" office:value="2.050172672" calcext:value-type="float">
            <text:p>2.050172672</text:p>
          </table:table-cell>
          <table:table-cell office:value-type="float" office:value="10.202477056" calcext:value-type="float">
            <text:p>10.202477056</text:p>
          </table:table-cell>
          <table:table-cell office:value-type="float" office:value="12.299008" calcext:value-type="float">
            <text:p>12.299008</text:p>
          </table:table-cell>
        </table:table-row>
        <table:table-row table:style-name="ro1">
          <table:table-cell/>
          <table:table-cell table:number-columns-repeated="2" office:value-type="float" office:value="0.005833472" calcext:value-type="float">
            <text:p>0.005833472</text:p>
          </table:table-cell>
          <table:table-cell office:value-type="float" office:value="0.02555392" calcext:value-type="float">
            <text:p>0.02555392</text:p>
          </table:table-cell>
          <table:table-cell office:value-type="float" office:value="0.067220224" calcext:value-type="float">
            <text:p>0.067220224</text:p>
          </table:table-cell>
          <table:table-cell office:value-type="float" office:value="0.336666624" calcext:value-type="float">
            <text:p>0.336666624</text:p>
          </table:table-cell>
          <table:table-cell office:value-type="float" office:value="1.358665984" calcext:value-type="float">
            <text:p>1.358665984</text:p>
          </table:table-cell>
          <table:table-cell office:value-type="float" office:value="1.732888832" calcext:value-type="float">
            <text:p>1.732888832</text:p>
          </table:table-cell>
          <table:table-cell office:value-type="float" office:value="1.485419776" calcext:value-type="float">
            <text:p>1.485419776</text:p>
          </table:table-cell>
          <table:table-cell office:value-type="float" office:value="2.288688128" calcext:value-type="float">
            <text:p>2.288688128</text:p>
          </table:table-cell>
          <table:table-cell office:value-type="float" office:value="1.764045568" calcext:value-type="float">
            <text:p>1.764045568</text:p>
          </table:table-cell>
          <table:table-cell office:value-type="float" office:value="3.069350656" calcext:value-type="float">
            <text:p>3.069350656</text:p>
          </table:table-cell>
          <table:table-cell office:value-type="float" office:value="2.050172416" calcext:value-type="float">
            <text:p>2.050172416</text:p>
          </table:table-cell>
          <table:table-cell office:value-type="float" office:value="10.202509568" calcext:value-type="float">
            <text:p>10.202509568</text:p>
          </table:table-cell>
          <table:table-cell office:value-type="float" office:value="12.298982144" calcext:value-type="float">
            <text:p>12.298982144</text:p>
          </table:table-cell>
        </table:table-row>
        <table:table-row table:style-name="ro1">
          <table:table-cell/>
          <table:table-cell office:value-type="float" office:value="0.006302464" calcext:value-type="float">
            <text:p>0.006302464</text:p>
          </table:table-cell>
          <table:table-cell office:value-type="float" office:value="0.006822656" calcext:value-type="float">
            <text:p>0.006822656</text:p>
          </table:table-cell>
          <table:table-cell office:value-type="float" office:value="0.025668096" calcext:value-type="float">
            <text:p>0.025668096</text:p>
          </table:table-cell>
          <table:table-cell office:value-type="float" office:value="0.067175936" calcext:value-type="float">
            <text:p>0.067175936</text:p>
          </table:table-cell>
          <table:table-cell office:value-type="float" office:value="0.32533248" calcext:value-type="float">
            <text:p>0.32533248</text:p>
          </table:table-cell>
          <table:table-cell office:value-type="float" office:value="1.304659456" calcext:value-type="float">
            <text:p>1.304659456</text:p>
          </table:table-cell>
          <table:table-cell office:value-type="float" office:value="1.732917504" calcext:value-type="float">
            <text:p>1.732917504</text:p>
          </table:table-cell>
          <table:table-cell office:value-type="float" office:value="1.496279296" calcext:value-type="float">
            <text:p>1.496279296</text:p>
          </table:table-cell>
          <table:table-cell office:value-type="float" office:value="2.286458624" calcext:value-type="float">
            <text:p>2.286458624</text:p>
          </table:table-cell>
          <table:table-cell office:value-type="float" office:value="1.764041472" calcext:value-type="float">
            <text:p>1.764041472</text:p>
          </table:table-cell>
          <table:table-cell office:value-type="float" office:value="3.069396224" calcext:value-type="float">
            <text:p>3.069396224</text:p>
          </table:table-cell>
          <table:table-cell office:value-type="float" office:value="2.050173184" calcext:value-type="float">
            <text:p>2.050173184</text:p>
          </table:table-cell>
          <table:table-cell office:value-type="float" office:value="10.20253568" calcext:value-type="float">
            <text:p>10.20253568</text:p>
          </table:table-cell>
          <table:table-cell office:value-type="float" office:value="12.299020288" calcext:value-type="float">
            <text:p>12.299020288</text:p>
          </table:table-cell>
        </table:table-row>
        <table:table-row table:style-name="ro1">
          <table:table-cell/>
          <table:table-cell office:value-type="float" office:value="0.006454272" calcext:value-type="float">
            <text:p>0.006454272</text:p>
          </table:table-cell>
          <table:table-cell office:value-type="float" office:value="0.006372096" calcext:value-type="float">
            <text:p>0.006372096</text:p>
          </table:table-cell>
          <table:table-cell office:value-type="float" office:value="0.025586944" calcext:value-type="float">
            <text:p>0.025586944</text:p>
          </table:table-cell>
          <table:table-cell office:value-type="float" office:value="0.067223296" calcext:value-type="float">
            <text:p>0.067223296</text:p>
          </table:table-cell>
          <table:table-cell office:value-type="float" office:value="0.325366272" calcext:value-type="float">
            <text:p>0.325366272</text:p>
          </table:table-cell>
          <table:table-cell office:value-type="float" office:value="1.304673792" calcext:value-type="float">
            <text:p>1.304673792</text:p>
          </table:table-cell>
          <table:table-cell office:value-type="float" office:value="1.790664192" calcext:value-type="float">
            <text:p>1.790664192</text:p>
          </table:table-cell>
          <table:table-cell office:value-type="float" office:value="1.50719104" calcext:value-type="float">
            <text:p>1.50719104</text:p>
          </table:table-cell>
          <table:table-cell office:value-type="float" office:value="2.286490368" calcext:value-type="float">
            <text:p>2.286490368</text:p>
          </table:table-cell>
          <table:table-cell office:value-type="float" office:value="1.528950528" calcext:value-type="float">
            <text:p>1.528950528</text:p>
          </table:table-cell>
          <table:table-cell office:value-type="float" office:value="3.06944256" calcext:value-type="float">
            <text:p>3.06944256</text:p>
          </table:table-cell>
          <table:table-cell office:value-type="float" office:value="2.050174464" calcext:value-type="float">
            <text:p>2.050174464</text:p>
          </table:table-cell>
          <table:table-cell office:value-type="float" office:value="10.202566144" calcext:value-type="float">
            <text:p>10.202566144</text:p>
          </table:table-cell>
          <table:table-cell office:value-type="float" office:value="14.481746432" calcext:value-type="float">
            <text:p>14.481746432</text:p>
          </table:table-cell>
        </table:table-row>
        <table:table-row table:style-name="ro1">
          <table:table-cell/>
          <table:table-cell office:value-type="float" office:value="0.006071808" calcext:value-type="float">
            <text:p>0.006071808</text:p>
          </table:table-cell>
          <table:table-cell office:value-type="float" office:value="0.006411776" calcext:value-type="float">
            <text:p>0.006411776</text:p>
          </table:table-cell>
          <table:table-cell office:value-type="float" office:value="0.025550848" calcext:value-type="float">
            <text:p>0.025550848</text:p>
          </table:table-cell>
          <table:table-cell office:value-type="float" office:value="0.067243008" calcext:value-type="float">
            <text:p>0.067243008</text:p>
          </table:table-cell>
          <table:table-cell office:value-type="float" office:value="0.32540544" calcext:value-type="float">
            <text:p>0.32540544</text:p>
          </table:table-cell>
          <table:table-cell office:value-type="float" office:value="1.304693248" calcext:value-type="float">
            <text:p>1.304693248</text:p>
          </table:table-cell>
          <table:table-cell office:value-type="float" office:value="1.790963456" calcext:value-type="float">
            <text:p>1.790963456</text:p>
          </table:table-cell>
          <table:table-cell office:value-type="float" office:value="1.48596096" calcext:value-type="float">
            <text:p>1.48596096</text:p>
          </table:table-cell>
          <table:table-cell office:value-type="float" office:value="2.286522112" calcext:value-type="float">
            <text:p>2.286522112</text:p>
          </table:table-cell>
          <table:table-cell office:value-type="float" office:value="1.528893184" calcext:value-type="float">
            <text:p>1.528893184</text:p>
          </table:table-cell>
          <table:table-cell office:value-type="float" office:value="3.069488896" calcext:value-type="float">
            <text:p>3.069488896</text:p>
          </table:table-cell>
          <table:table-cell office:value-type="float" office:value="2.050173696" calcext:value-type="float">
            <text:p>2.050173696</text:p>
          </table:table-cell>
          <table:table-cell office:value-type="float" office:value="10.202601728" calcext:value-type="float">
            <text:p>10.202601728</text:p>
          </table:table-cell>
          <table:table-cell office:value-type="float" office:value="14.481780992" calcext:value-type="float">
            <text:p>14.481780992</text:p>
          </table:table-cell>
        </table:table-row>
        <table:table-row table:style-name="ro1">
          <table:table-cell/>
          <table:table-cell office:value-type="float" office:value="0.006174976" calcext:value-type="float">
            <text:p>0.006174976</text:p>
          </table:table-cell>
          <table:table-cell office:value-type="float" office:value="0.006195456" calcext:value-type="float">
            <text:p>0.006195456</text:p>
          </table:table-cell>
          <table:table-cell office:value-type="float" office:value="0.025709056" calcext:value-type="float">
            <text:p>0.025709056</text:p>
          </table:table-cell>
          <table:table-cell office:value-type="float" office:value="0.067267328" calcext:value-type="float">
            <text:p>0.067267328</text:p>
          </table:table-cell>
          <table:table-cell office:value-type="float" office:value="0.3254464" calcext:value-type="float">
            <text:p>0.3254464</text:p>
          </table:table-cell>
          <table:table-cell office:value-type="float" office:value="1.343574016" calcext:value-type="float">
            <text:p>1.343574016</text:p>
          </table:table-cell>
          <table:table-cell office:value-type="float" office:value="1.790921728" calcext:value-type="float">
            <text:p>1.790921728</text:p>
          </table:table-cell>
          <table:table-cell office:value-type="float" office:value="1.4859072" calcext:value-type="float">
            <text:p>1.4859072</text:p>
          </table:table-cell>
          <table:table-cell office:value-type="float" office:value="2.286554368" calcext:value-type="float">
            <text:p>2.286554368</text:p>
          </table:table-cell>
          <table:table-cell office:value-type="float" office:value="1.52887552" calcext:value-type="float">
            <text:p>1.52887552</text:p>
          </table:table-cell>
          <table:table-cell office:value-type="float" office:value="3.069534976" calcext:value-type="float">
            <text:p>3.069534976</text:p>
          </table:table-cell>
          <table:table-cell office:value-type="float" office:value="2.050173952" calcext:value-type="float">
            <text:p>2.050173952</text:p>
          </table:table-cell>
          <table:table-cell office:value-type="float" office:value="10.202632448" calcext:value-type="float">
            <text:p>10.202632448</text:p>
          </table:table-cell>
          <table:table-cell office:value-type="float" office:value="14.481828608" calcext:value-type="float">
            <text:p>14.481828608</text:p>
          </table:table-cell>
        </table:table-row>
        <table:table-row table:style-name="ro1">
          <table:table-cell/>
          <table:table-cell office:value-type="float" office:value="0.006369024" calcext:value-type="float">
            <text:p>0.006369024</text:p>
          </table:table-cell>
          <table:table-cell office:value-type="float" office:value="0.00619648" calcext:value-type="float">
            <text:p>0.00619648</text:p>
          </table:table-cell>
          <table:table-cell office:value-type="float" office:value="0.025734912" calcext:value-type="float">
            <text:p>0.025734912</text:p>
          </table:table-cell>
          <table:table-cell office:value-type="float" office:value="0.06729344" calcext:value-type="float">
            <text:p>0.06729344</text:p>
          </table:table-cell>
          <table:table-cell office:value-type="float" office:value="0.32548736" calcext:value-type="float">
            <text:p>0.32548736</text:p>
          </table:table-cell>
          <table:table-cell office:value-type="float" office:value="1.354260224" calcext:value-type="float">
            <text:p>1.354260224</text:p>
          </table:table-cell>
          <table:table-cell office:value-type="float" office:value="1.790946816" calcext:value-type="float">
            <text:p>1.790946816</text:p>
          </table:table-cell>
          <table:table-cell office:value-type="float" office:value="1.485975808" calcext:value-type="float">
            <text:p>1.485975808</text:p>
          </table:table-cell>
          <table:table-cell office:value-type="float" office:value="2.286586112" calcext:value-type="float">
            <text:p>2.286586112</text:p>
          </table:table-cell>
          <table:table-cell office:value-type="float" office:value="1.528845312" calcext:value-type="float">
            <text:p>1.528845312</text:p>
          </table:table-cell>
          <table:table-cell office:value-type="float" office:value="3.069581824" calcext:value-type="float">
            <text:p>3.069581824</text:p>
          </table:table-cell>
          <table:table-cell office:value-type="float" office:value="2.013741824" calcext:value-type="float">
            <text:p>2.013741824</text:p>
          </table:table-cell>
          <table:table-cell office:value-type="float" office:value="10.202667008" calcext:value-type="float">
            <text:p>10.202667008</text:p>
          </table:table-cell>
          <table:table-cell office:value-type="float" office:value="14.481882112" calcext:value-type="float">
            <text:p>14.481882112</text:p>
          </table:table-cell>
        </table:table-row>
        <table:table-row table:style-name="ro1">
          <table:table-cell/>
          <table:table-cell office:value-type="float" office:value="0.005939456" calcext:value-type="float">
            <text:p>0.005939456</text:p>
          </table:table-cell>
          <table:table-cell office:value-type="float" office:value="0.006134272" calcext:value-type="float">
            <text:p>0.006134272</text:p>
          </table:table-cell>
          <table:table-cell office:value-type="float" office:value="0.023170816" calcext:value-type="float">
            <text:p>0.023170816</text:p>
          </table:table-cell>
          <table:table-cell office:value-type="float" office:value="0.066983936" calcext:value-type="float">
            <text:p>0.066983936</text:p>
          </table:table-cell>
          <table:table-cell office:value-type="float" office:value="0.325529088" calcext:value-type="float">
            <text:p>0.325529088</text:p>
          </table:table-cell>
          <table:table-cell office:value-type="float" office:value="1.3053888" calcext:value-type="float">
            <text:p>1.3053888</text:p>
          </table:table-cell>
          <table:table-cell office:value-type="float" office:value="1.789014784" calcext:value-type="float">
            <text:p>1.789014784</text:p>
          </table:table-cell>
          <table:table-cell office:value-type="float" office:value="1.475343616" calcext:value-type="float">
            <text:p>1.475343616</text:p>
          </table:table-cell>
          <table:table-cell office:value-type="float" office:value="2.288864768" calcext:value-type="float">
            <text:p>2.288864768</text:p>
          </table:table-cell>
          <table:table-cell office:value-type="float" office:value="1.528836608" calcext:value-type="float">
            <text:p>1.528836608</text:p>
          </table:table-cell>
          <table:table-cell office:value-type="float" office:value="3.069629696" calcext:value-type="float">
            <text:p>3.069629696</text:p>
          </table:table-cell>
          <table:table-cell office:value-type="float" office:value="2.013666048" calcext:value-type="float">
            <text:p>2.013666048</text:p>
          </table:table-cell>
          <table:table-cell office:value-type="float" office:value="10.202699008" calcext:value-type="float">
            <text:p>10.202699008</text:p>
          </table:table-cell>
          <table:table-cell office:value-type="float" office:value="14.014467584" calcext:value-type="float">
            <text:p>14.014467584</text:p>
          </table:table-cell>
        </table:table-row>
        <table:table-row table:style-name="ro1">
          <table:table-cell/>
          <table:table-cell office:value-type="float" office:value="0.00683008" calcext:value-type="float">
            <text:p>0.00683008</text:p>
          </table:table-cell>
          <table:table-cell office:value-type="float" office:value="0.005629184" calcext:value-type="float">
            <text:p>0.005629184</text:p>
          </table:table-cell>
          <table:table-cell office:value-type="float" office:value="0.023051776" calcext:value-type="float">
            <text:p>0.023051776</text:p>
          </table:table-cell>
          <table:table-cell office:value-type="float" office:value="0.066900992" calcext:value-type="float">
            <text:p>0.066900992</text:p>
          </table:table-cell>
          <table:table-cell office:value-type="float" office:value="0.325570816" calcext:value-type="float">
            <text:p>0.325570816</text:p>
          </table:table-cell>
          <table:table-cell office:value-type="float" office:value="1.30538624" calcext:value-type="float">
            <text:p>1.30538624</text:p>
          </table:table-cell>
          <table:table-cell office:value-type="float" office:value="1.789050624" calcext:value-type="float">
            <text:p>1.789050624</text:p>
          </table:table-cell>
          <table:table-cell office:value-type="float" office:value="1.475410688" calcext:value-type="float">
            <text:p>1.475410688</text:p>
          </table:table-cell>
          <table:table-cell office:value-type="float" office:value="2.289781504" calcext:value-type="float">
            <text:p>2.289781504</text:p>
          </table:table-cell>
          <table:table-cell office:value-type="float" office:value="1.528832512" calcext:value-type="float">
            <text:p>1.528832512</text:p>
          </table:table-cell>
          <table:table-cell office:value-type="float" office:value="3.069677824" calcext:value-type="float">
            <text:p>3.069677824</text:p>
          </table:table-cell>
          <table:table-cell office:value-type="float" office:value="2.01365248" calcext:value-type="float">
            <text:p>2.01365248</text:p>
          </table:table-cell>
          <table:table-cell office:value-type="float" office:value="10.202733824" calcext:value-type="float">
            <text:p>10.202733824</text:p>
          </table:table-cell>
          <table:table-cell office:value-type="float" office:value="14.01451136" calcext:value-type="float">
            <text:p>14.01451136</text:p>
          </table:table-cell>
        </table:table-row>
        <table:table-row table:style-name="ro1">
          <table:table-cell/>
          <table:table-cell office:value-type="float" office:value="0.006087424" calcext:value-type="float">
            <text:p>0.006087424</text:p>
          </table:table-cell>
          <table:table-cell office:value-type="float" office:value="0.006797312" calcext:value-type="float">
            <text:p>0.006797312</text:p>
          </table:table-cell>
          <table:table-cell office:value-type="float" office:value="0.023005696" calcext:value-type="float">
            <text:p>0.023005696</text:p>
          </table:table-cell>
          <table:table-cell office:value-type="float" office:value="0.066814208" calcext:value-type="float">
            <text:p>0.066814208</text:p>
          </table:table-cell>
          <table:table-cell office:value-type="float" office:value="0.333568768" calcext:value-type="float">
            <text:p>0.333568768</text:p>
          </table:table-cell>
          <table:table-cell office:value-type="float" office:value="1.305441024" calcext:value-type="float">
            <text:p>1.305441024</text:p>
          </table:table-cell>
          <table:table-cell office:value-type="float" office:value="1.789087744" calcext:value-type="float">
            <text:p>1.789087744</text:p>
          </table:table-cell>
          <table:table-cell office:value-type="float" office:value="1.475485952" calcext:value-type="float">
            <text:p>1.475485952</text:p>
          </table:table-cell>
          <table:table-cell office:value-type="float" office:value="2.289811968" calcext:value-type="float">
            <text:p>2.289811968</text:p>
          </table:table-cell>
          <table:table-cell office:value-type="float" office:value="1.52882688" calcext:value-type="float">
            <text:p>1.52882688</text:p>
          </table:table-cell>
          <table:table-cell office:value-type="float" office:value="3.069726464" calcext:value-type="float">
            <text:p>3.069726464</text:p>
          </table:table-cell>
          <table:table-cell office:value-type="float" office:value="2.013649408" calcext:value-type="float">
            <text:p>2.013649408</text:p>
          </table:table-cell>
          <table:table-cell office:value-type="float" office:value="10.20276608" calcext:value-type="float">
            <text:p>10.20276608</text:p>
          </table:table-cell>
          <table:table-cell office:value-type="float" office:value="14.014567936" calcext:value-type="float">
            <text:p>14.014567936</text:p>
          </table:table-cell>
        </table:table-row>
        <table:table-row table:style-name="ro1">
          <table:table-cell/>
          <table:table-cell office:value-type="float" office:value="0.006061056" calcext:value-type="float">
            <text:p>0.006061056</text:p>
          </table:table-cell>
          <table:table-cell office:value-type="float" office:value="0.00839424" calcext:value-type="float">
            <text:p>0.00839424</text:p>
          </table:table-cell>
          <table:table-cell office:value-type="float" office:value="0.022988032" calcext:value-type="float">
            <text:p>0.022988032</text:p>
          </table:table-cell>
          <table:table-cell office:value-type="float" office:value="0.066792192" calcext:value-type="float">
            <text:p>0.066792192</text:p>
          </table:table-cell>
          <table:table-cell office:value-type="float" office:value="0.333545728" calcext:value-type="float">
            <text:p>0.333545728</text:p>
          </table:table-cell>
          <table:table-cell office:value-type="float" office:value="1.30545408" calcext:value-type="float">
            <text:p>1.30545408</text:p>
          </table:table-cell>
          <table:table-cell office:value-type="float" office:value="1.78912768" calcext:value-type="float">
            <text:p>1.78912768</text:p>
          </table:table-cell>
          <table:table-cell office:value-type="float" office:value="1.486187264" calcext:value-type="float">
            <text:p>1.486187264</text:p>
          </table:table-cell>
          <table:table-cell office:value-type="float" office:value="2.289847552" calcext:value-type="float">
            <text:p>2.289847552</text:p>
          </table:table-cell>
          <table:table-cell office:value-type="float" office:value="1.52882048" calcext:value-type="float">
            <text:p>1.52882048</text:p>
          </table:table-cell>
          <table:table-cell office:value-type="float" office:value="3.070416128" calcext:value-type="float">
            <text:p>3.070416128</text:p>
          </table:table-cell>
          <table:table-cell office:value-type="float" office:value="2.013647616" calcext:value-type="float">
            <text:p>2.013647616</text:p>
          </table:table-cell>
          <table:table-cell office:value-type="float" office:value="10.202796032" calcext:value-type="float">
            <text:p>10.202796032</text:p>
          </table:table-cell>
          <table:table-cell office:value-type="float" office:value="14.01462912" calcext:value-type="float">
            <text:p>14.01462912</text:p>
          </table:table-cell>
        </table:table-row>
        <table:table-row table:style-name="ro1">
          <table:table-cell/>
          <table:table-cell office:value-type="float" office:value="0.006271232" calcext:value-type="float">
            <text:p>0.006271232</text:p>
          </table:table-cell>
          <table:table-cell office:value-type="float" office:value="0.008762624" calcext:value-type="float">
            <text:p>0.008762624</text:p>
          </table:table-cell>
          <table:table-cell office:value-type="float" office:value="0.023007232" calcext:value-type="float">
            <text:p>0.023007232</text:p>
          </table:table-cell>
          <table:table-cell office:value-type="float" office:value="0.066780928" calcext:value-type="float">
            <text:p>0.066780928</text:p>
          </table:table-cell>
          <table:table-cell office:value-type="float" office:value="0.333565696" calcext:value-type="float">
            <text:p>0.333565696</text:p>
          </table:table-cell>
          <table:table-cell office:value-type="float" office:value="1.305241088" calcext:value-type="float">
            <text:p>1.305241088</text:p>
          </table:table-cell>
          <table:table-cell office:value-type="float" office:value="1.789169152" calcext:value-type="float">
            <text:p>1.789169152</text:p>
          </table:table-cell>
          <table:table-cell office:value-type="float" office:value="1.486258688" calcext:value-type="float">
            <text:p>1.486258688</text:p>
          </table:table-cell>
          <table:table-cell office:value-type="float" office:value="2.289884672" calcext:value-type="float">
            <text:p>2.289884672</text:p>
          </table:table-cell>
          <table:table-cell office:value-type="float" office:value="1.782130944" calcext:value-type="float">
            <text:p>1.782130944</text:p>
          </table:table-cell>
          <table:table-cell office:value-type="float" office:value="3.070264832" calcext:value-type="float">
            <text:p>3.070264832</text:p>
          </table:table-cell>
          <table:table-cell office:value-type="float" office:value="2.013646592" calcext:value-type="float">
            <text:p>2.013646592</text:p>
          </table:table-cell>
          <table:table-cell office:value-type="float" office:value="10.202827008" calcext:value-type="float">
            <text:p>10.202827008</text:p>
          </table:table-cell>
          <table:table-cell office:value-type="float" office:value="14.4599424" calcext:value-type="float">
            <text:p>14.4599424</text:p>
          </table:table-cell>
        </table:table-row>
        <table:table-row table:style-name="ro1">
          <table:table-cell/>
          <table:table-cell office:value-type="float" office:value="0.00706816" calcext:value-type="float">
            <text:p>0.00706816</text:p>
          </table:table-cell>
          <table:table-cell office:value-type="float" office:value="0.00630784" calcext:value-type="float">
            <text:p>0.00630784</text:p>
          </table:table-cell>
          <table:table-cell office:value-type="float" office:value="0.02150912" calcext:value-type="float">
            <text:p>0.02150912</text:p>
          </table:table-cell>
          <table:table-cell office:value-type="float" office:value="0.066722048" calcext:value-type="float">
            <text:p>0.066722048</text:p>
          </table:table-cell>
          <table:table-cell office:value-type="float" office:value="0.333119232" calcext:value-type="float">
            <text:p>0.333119232</text:p>
          </table:table-cell>
          <table:table-cell office:value-type="float" office:value="1.354296576" calcext:value-type="float">
            <text:p>1.354296576</text:p>
          </table:table-cell>
          <table:table-cell office:value-type="float" office:value="1.789213184" calcext:value-type="float">
            <text:p>1.789213184</text:p>
          </table:table-cell>
          <table:table-cell office:value-type="float" office:value="1.486329856" calcext:value-type="float">
            <text:p>1.486329856</text:p>
          </table:table-cell>
          <table:table-cell office:value-type="float" office:value="2.28992256" calcext:value-type="float">
            <text:p>2.28992256</text:p>
          </table:table-cell>
          <table:table-cell office:value-type="float" office:value="1.782130944" calcext:value-type="float">
            <text:p>1.782130944</text:p>
          </table:table-cell>
          <table:table-cell office:value-type="float" office:value="3.070180096" calcext:value-type="float">
            <text:p>3.070180096</text:p>
          </table:table-cell>
          <table:table-cell office:value-type="float" office:value="2.013645824" calcext:value-type="float">
            <text:p>2.013645824</text:p>
          </table:table-cell>
          <table:table-cell office:value-type="float" office:value="10.202861056" calcext:value-type="float">
            <text:p>10.202861056</text:p>
          </table:table-cell>
          <table:table-cell office:value-type="float" office:value="15.168949504" calcext:value-type="float">
            <text:p>15.168949504</text:p>
          </table:table-cell>
        </table:table-row>
        <table:table-row table:style-name="ro1">
          <table:table-cell/>
          <table:table-cell office:value-type="float" office:value="0.006292736" calcext:value-type="float">
            <text:p>0.006292736</text:p>
          </table:table-cell>
          <table:table-cell office:value-type="float" office:value="0.00835072" calcext:value-type="float">
            <text:p>0.00835072</text:p>
          </table:table-cell>
          <table:table-cell office:value-type="float" office:value="0.021476608" calcext:value-type="float">
            <text:p>0.021476608</text:p>
          </table:table-cell>
          <table:table-cell office:value-type="float" office:value="0.06663552" calcext:value-type="float">
            <text:p>0.06663552</text:p>
          </table:table-cell>
          <table:table-cell office:value-type="float" office:value="0.333147904" calcext:value-type="float">
            <text:p>0.333147904</text:p>
          </table:table-cell>
          <table:table-cell office:value-type="float" office:value="1.354232832" calcext:value-type="float">
            <text:p>1.354232832</text:p>
          </table:table-cell>
          <table:table-cell office:value-type="float" office:value="1.789257728" calcext:value-type="float">
            <text:p>1.789257728</text:p>
          </table:table-cell>
          <table:table-cell office:value-type="float" office:value="1.486401536" calcext:value-type="float">
            <text:p>1.486401536</text:p>
          </table:table-cell>
          <table:table-cell office:value-type="float" office:value="2.289962496" calcext:value-type="float">
            <text:p>2.289962496</text:p>
          </table:table-cell>
          <table:table-cell office:value-type="float" office:value="1.765093632" calcext:value-type="float">
            <text:p>1.765093632</text:p>
          </table:table-cell>
          <table:table-cell office:value-type="float" office:value="3.070106624" calcext:value-type="float">
            <text:p>3.070106624</text:p>
          </table:table-cell>
          <table:table-cell office:value-type="float" office:value="2.013645312" calcext:value-type="float">
            <text:p>2.013645312</text:p>
          </table:table-cell>
          <table:table-cell office:value-type="float" office:value="10.202892544" calcext:value-type="float">
            <text:p>10.202892544</text:p>
          </table:table-cell>
          <table:table-cell office:value-type="float" office:value="14.112625664" calcext:value-type="float">
            <text:p>14.112625664</text:p>
          </table:table-cell>
        </table:table-row>
        <table:table-row table:style-name="ro1">
          <table:table-cell/>
          <table:table-cell office:value-type="float" office:value="0.006241024" calcext:value-type="float">
            <text:p>0.006241024</text:p>
          </table:table-cell>
          <table:table-cell office:value-type="float" office:value="0.000546304" calcext:value-type="float">
            <text:p>0.000546304</text:p>
          </table:table-cell>
          <table:table-cell office:value-type="float" office:value="0.021494272" calcext:value-type="float">
            <text:p>0.021494272</text:p>
          </table:table-cell>
          <table:table-cell office:value-type="float" office:value="0.066605824" calcext:value-type="float">
            <text:p>0.066605824</text:p>
          </table:table-cell>
          <table:table-cell office:value-type="float" office:value="0.333189376" calcext:value-type="float">
            <text:p>0.333189376</text:p>
          </table:table-cell>
          <table:table-cell office:value-type="float" office:value="1.35423872" calcext:value-type="float">
            <text:p>1.35423872</text:p>
          </table:table-cell>
          <table:table-cell office:value-type="float" office:value="1.789310976" calcext:value-type="float">
            <text:p>1.789310976</text:p>
          </table:table-cell>
          <table:table-cell office:value-type="float" office:value="1.486475264" calcext:value-type="float">
            <text:p>1.486475264</text:p>
          </table:table-cell>
          <table:table-cell office:value-type="float" office:value="2.290002688" calcext:value-type="float">
            <text:p>2.290002688</text:p>
          </table:table-cell>
          <table:table-cell office:value-type="float" office:value="1.764957952" calcext:value-type="float">
            <text:p>1.764957952</text:p>
          </table:table-cell>
          <table:table-cell office:value-type="float" office:value="3.070097152" calcext:value-type="float">
            <text:p>3.070097152</text:p>
          </table:table-cell>
          <table:table-cell office:value-type="float" office:value="2.17844864" calcext:value-type="float">
            <text:p>2.17844864</text:p>
          </table:table-cell>
          <table:table-cell office:value-type="float" office:value="10.202925824" calcext:value-type="float">
            <text:p>10.202925824</text:p>
          </table:table-cell>
          <table:table-cell office:value-type="float" office:value="14.055986176" calcext:value-type="float">
            <text:p>14.055986176</text:p>
          </table:table-cell>
        </table:table-row>
        <table:table-row table:style-name="ro1">
          <table:table-cell/>
          <table:table-cell office:value-type="float" office:value="0.005619712" calcext:value-type="float">
            <text:p>0.005619712</text:p>
          </table:table-cell>
          <table:table-cell office:value-type="float" office:value="0.011919616" calcext:value-type="float">
            <text:p>0.011919616</text:p>
          </table:table-cell>
          <table:table-cell office:value-type="float" office:value="0.021516288" calcext:value-type="float">
            <text:p>0.021516288</text:p>
          </table:table-cell>
          <table:table-cell office:value-type="float" office:value="0.066588416" calcext:value-type="float">
            <text:p>0.066588416</text:p>
          </table:table-cell>
          <table:table-cell office:value-type="float" office:value="0.333222656" calcext:value-type="float">
            <text:p>0.333222656</text:p>
          </table:table-cell>
          <table:table-cell office:value-type="float" office:value="1.306323456" calcext:value-type="float">
            <text:p>1.306323456</text:p>
          </table:table-cell>
          <table:table-cell office:value-type="float" office:value="1.789361152" calcext:value-type="float">
            <text:p>1.789361152</text:p>
          </table:table-cell>
          <table:table-cell office:value-type="float" office:value="1.465084672" calcext:value-type="float">
            <text:p>1.465084672</text:p>
          </table:table-cell>
          <table:table-cell office:value-type="float" office:value="2.287264" calcext:value-type="float">
            <text:p>2.287264</text:p>
          </table:table-cell>
          <table:table-cell office:value-type="float" office:value="1.764942848" calcext:value-type="float">
            <text:p>1.764942848</text:p>
          </table:table-cell>
          <table:table-cell office:value-type="float" office:value="3.07012736" calcext:value-type="float">
            <text:p>3.07012736</text:p>
          </table:table-cell>
          <table:table-cell office:value-type="float" office:value="2.097033728" calcext:value-type="float">
            <text:p>2.097033728</text:p>
          </table:table-cell>
          <table:table-cell office:value-type="float" office:value="10.202958336" calcext:value-type="float">
            <text:p>10.202958336</text:p>
          </table:table-cell>
          <table:table-cell office:value-type="float" office:value="14.056015104" calcext:value-type="float">
            <text:p>14.056015104</text:p>
          </table:table-cell>
        </table:table-row>
        <table:table-row table:style-name="ro1">
          <table:table-cell/>
          <table:table-cell office:value-type="float" office:value="0.006235392" calcext:value-type="float">
            <text:p>0.006235392</text:p>
          </table:table-cell>
          <table:table-cell office:value-type="float" office:value="0.007614464" calcext:value-type="float">
            <text:p>0.007614464</text:p>
          </table:table-cell>
          <table:table-cell office:value-type="float" office:value="0.021538816" calcext:value-type="float">
            <text:p>0.021538816</text:p>
          </table:table-cell>
          <table:table-cell office:value-type="float" office:value="0.066492416" calcext:value-type="float">
            <text:p>0.066492416</text:p>
          </table:table-cell>
          <table:table-cell office:value-type="float" office:value="0.333254912" calcext:value-type="float">
            <text:p>0.333254912</text:p>
          </table:table-cell>
          <table:table-cell office:value-type="float" office:value="1.319628288" calcext:value-type="float">
            <text:p>1.319628288</text:p>
          </table:table-cell>
          <table:table-cell office:value-type="float" office:value="1.7894144" calcext:value-type="float">
            <text:p>1.7894144</text:p>
          </table:table-cell>
          <table:table-cell office:value-type="float" office:value="1.475955456" calcext:value-type="float">
            <text:p>1.475955456</text:p>
          </table:table-cell>
          <table:table-cell office:value-type="float" office:value="2.287136512" calcext:value-type="float">
            <text:p>2.287136512</text:p>
          </table:table-cell>
          <table:table-cell office:value-type="float" office:value="1.764930304" calcext:value-type="float">
            <text:p>1.764930304</text:p>
          </table:table-cell>
          <table:table-cell office:value-type="float" office:value="3.070161152" calcext:value-type="float">
            <text:p>3.070161152</text:p>
          </table:table-cell>
          <table:table-cell office:value-type="float" office:value="2.096974592" calcext:value-type="float">
            <text:p>2.096974592</text:p>
          </table:table-cell>
          <table:table-cell office:value-type="float" office:value="10.20299008" calcext:value-type="float">
            <text:p>10.20299008</text:p>
          </table:table-cell>
          <table:table-cell office:value-type="float" office:value="14.921986816" calcext:value-type="float">
            <text:p>14.921986816</text:p>
          </table:table-cell>
        </table:table-row>
        <table:table-row table:style-name="ro1">
          <table:table-cell/>
          <table:table-cell office:value-type="float" office:value="0.008088576" calcext:value-type="float">
            <text:p>0.008088576</text:p>
          </table:table-cell>
          <table:table-cell office:value-type="float" office:value="0.006076928" calcext:value-type="float">
            <text:p>0.006076928</text:p>
          </table:table-cell>
          <table:table-cell office:value-type="float" office:value="0.021361408" calcext:value-type="float">
            <text:p>0.021361408</text:p>
          </table:table-cell>
          <table:table-cell office:value-type="float" office:value="0.057164544" calcext:value-type="float">
            <text:p>0.057164544</text:p>
          </table:table-cell>
          <table:table-cell office:value-type="float" office:value="0.333289472" calcext:value-type="float">
            <text:p>0.333289472</text:p>
          </table:table-cell>
          <table:table-cell office:value-type="float" office:value="1.379920128" calcext:value-type="float">
            <text:p>1.379920128</text:p>
          </table:table-cell>
          <table:table-cell office:value-type="float" office:value="1.789463552" calcext:value-type="float">
            <text:p>1.789463552</text:p>
          </table:table-cell>
          <table:table-cell office:value-type="float" office:value="1.486712832" calcext:value-type="float">
            <text:p>1.486712832</text:p>
          </table:table-cell>
          <table:table-cell office:value-type="float" office:value="2.287147264" calcext:value-type="float">
            <text:p>2.287147264</text:p>
          </table:table-cell>
          <table:table-cell office:value-type="float" office:value="1.764919296" calcext:value-type="float">
            <text:p>1.764919296</text:p>
          </table:table-cell>
          <table:table-cell office:value-type="float" office:value="3.070196224" calcext:value-type="float">
            <text:p>3.070196224</text:p>
          </table:table-cell>
          <table:table-cell office:value-type="float" office:value="2.096956416" calcext:value-type="float">
            <text:p>2.096956416</text:p>
          </table:table-cell>
          <table:table-cell office:value-type="float" office:value="10.203078144" calcext:value-type="float">
            <text:p>10.203078144</text:p>
          </table:table-cell>
          <table:table-cell office:value-type="float" office:value="14.92201984" calcext:value-type="float">
            <text:p>14.92201984</text:p>
          </table:table-cell>
        </table:table-row>
        <table:table-row table:style-name="ro1">
          <table:table-cell/>
          <table:table-cell office:value-type="float" office:value="0.006276864" calcext:value-type="float">
            <text:p>0.006276864</text:p>
          </table:table-cell>
          <table:table-cell office:value-type="float" office:value="0.007040512" calcext:value-type="float">
            <text:p>0.007040512</text:p>
          </table:table-cell>
          <table:table-cell office:value-type="float" office:value="0.021286144" calcext:value-type="float">
            <text:p>0.021286144</text:p>
          </table:table-cell>
          <table:table-cell office:value-type="float" office:value="0.057110016" calcext:value-type="float">
            <text:p>0.057110016</text:p>
          </table:table-cell>
          <table:table-cell office:value-type="float" office:value="0.333326592" calcext:value-type="float">
            <text:p>0.333326592</text:p>
          </table:table-cell>
          <table:table-cell office:value-type="float" office:value="1.37992704" calcext:value-type="float">
            <text:p>1.37992704</text:p>
          </table:table-cell>
          <table:table-cell office:value-type="float" office:value="1.78952192" calcext:value-type="float">
            <text:p>1.78952192</text:p>
          </table:table-cell>
          <table:table-cell office:value-type="float" office:value="1.497567488" calcext:value-type="float">
            <text:p>1.497567488</text:p>
          </table:table-cell>
          <table:table-cell office:value-type="float" office:value="2.287171584" calcext:value-type="float">
            <text:p>2.287171584</text:p>
          </table:table-cell>
          <table:table-cell office:value-type="float" office:value="1.76490752" calcext:value-type="float">
            <text:p>1.76490752</text:p>
          </table:table-cell>
          <table:table-cell office:value-type="float" office:value="3.070231808" calcext:value-type="float">
            <text:p>3.070231808</text:p>
          </table:table-cell>
          <table:table-cell office:value-type="float" office:value="2.096942336" calcext:value-type="float">
            <text:p>2.096942336</text:p>
          </table:table-cell>
          <table:table-cell office:value-type="float" office:value="10.203109632" calcext:value-type="float">
            <text:p>10.203109632</text:p>
          </table:table-cell>
          <table:table-cell office:value-type="float" office:value="14.922055168" calcext:value-type="float">
            <text:p>14.922055168</text:p>
          </table:table-cell>
        </table:table-row>
        <table:table-row table:style-name="ro1">
          <table:table-cell/>
          <table:table-cell office:value-type="float" office:value="0.0054976" calcext:value-type="float">
            <text:p>0.0054976</text:p>
          </table:table-cell>
          <table:table-cell office:value-type="float" office:value="0.006693888" calcext:value-type="float">
            <text:p>0.006693888</text:p>
          </table:table-cell>
          <table:table-cell office:value-type="float" office:value="0.021298944" calcext:value-type="float">
            <text:p>0.021298944</text:p>
          </table:table-cell>
          <table:table-cell office:value-type="float" office:value="0.05713152" calcext:value-type="float">
            <text:p>0.05713152</text:p>
          </table:table-cell>
          <table:table-cell office:value-type="float" office:value="0.33354624" calcext:value-type="float">
            <text:p>0.33354624</text:p>
          </table:table-cell>
          <table:table-cell office:value-type="float" office:value="1.379927296" calcext:value-type="float">
            <text:p>1.379927296</text:p>
          </table:table-cell>
          <table:table-cell office:value-type="float" office:value="1.789882368" calcext:value-type="float">
            <text:p>1.789882368</text:p>
          </table:table-cell>
          <table:table-cell office:value-type="float" office:value="1.694832384" calcext:value-type="float">
            <text:p>1.694832384</text:p>
          </table:table-cell>
          <table:table-cell office:value-type="float" office:value="2.287197952" calcext:value-type="float">
            <text:p>2.287197952</text:p>
          </table:table-cell>
          <table:table-cell office:value-type="float" office:value="1.764896" calcext:value-type="float">
            <text:p>1.764896</text:p>
          </table:table-cell>
          <table:table-cell office:value-type="float" office:value="3.070267904" calcext:value-type="float">
            <text:p>3.070267904</text:p>
          </table:table-cell>
          <table:table-cell office:value-type="float" office:value="2.051387904" calcext:value-type="float">
            <text:p>2.051387904</text:p>
          </table:table-cell>
          <table:table-cell office:value-type="float" office:value="10.203140096" calcext:value-type="float">
            <text:p>10.203140096</text:p>
          </table:table-cell>
          <table:table-cell office:value-type="float" office:value="14.922092544" calcext:value-type="float">
            <text:p>14.922092544</text:p>
          </table:table-cell>
        </table:table-row>
        <table:table-row table:style-name="ro1">
          <table:table-cell/>
          <table:table-cell office:value-type="float" office:value="0.005827072" calcext:value-type="float">
            <text:p>0.005827072</text:p>
          </table:table-cell>
          <table:table-cell office:value-type="float" office:value="0.0056512" calcext:value-type="float">
            <text:p>0.0056512</text:p>
          </table:table-cell>
          <table:table-cell office:value-type="float" office:value="0.0213184" calcext:value-type="float">
            <text:p>0.0213184</text:p>
          </table:table-cell>
          <table:table-cell office:value-type="float" office:value="0.057157632" calcext:value-type="float">
            <text:p>0.057157632</text:p>
          </table:table-cell>
          <table:table-cell office:value-type="float" office:value="0.333509632" calcext:value-type="float">
            <text:p>0.333509632</text:p>
          </table:table-cell>
          <table:table-cell office:value-type="float" office:value="1.379926528" calcext:value-type="float">
            <text:p>1.379926528</text:p>
          </table:table-cell>
          <table:table-cell office:value-type="float" office:value="1.789754624" calcext:value-type="float">
            <text:p>1.789754624</text:p>
          </table:table-cell>
          <table:table-cell office:value-type="float" office:value="1.695545088" calcext:value-type="float">
            <text:p>1.695545088</text:p>
          </table:table-cell>
          <table:table-cell office:value-type="float" office:value="2.2872256" calcext:value-type="float">
            <text:p>2.2872256</text:p>
          </table:table-cell>
          <table:table-cell office:value-type="float" office:value="1.764886016" calcext:value-type="float">
            <text:p>1.764886016</text:p>
          </table:table-cell>
          <table:table-cell office:value-type="float" office:value="3.070303744" calcext:value-type="float">
            <text:p>3.070303744</text:p>
          </table:table-cell>
          <table:table-cell office:value-type="float" office:value="2.051382528" calcext:value-type="float">
            <text:p>2.051382528</text:p>
          </table:table-cell>
          <table:table-cell office:value-type="float" office:value="10.203169792" calcext:value-type="float">
            <text:p>10.203169792</text:p>
          </table:table-cell>
          <table:table-cell office:value-type="float" office:value="14.008667904" calcext:value-type="float">
            <text:p>14.008667904</text:p>
          </table:table-cell>
        </table:table-row>
        <table:table-row table:style-name="ro1">
          <table:table-cell/>
          <table:table-cell office:value-type="float" office:value="0.007574016" calcext:value-type="float">
            <text:p>0.007574016</text:p>
          </table:table-cell>
          <table:table-cell office:value-type="float" office:value="0.010392064" calcext:value-type="float">
            <text:p>0.010392064</text:p>
          </table:table-cell>
          <table:table-cell office:value-type="float" office:value="0.021339136" calcext:value-type="float">
            <text:p>0.021339136</text:p>
          </table:table-cell>
          <table:table-cell office:value-type="float" office:value="0.057202432" calcext:value-type="float">
            <text:p>0.057202432</text:p>
          </table:table-cell>
          <table:table-cell office:value-type="float" office:value="0.333525504" calcext:value-type="float">
            <text:p>0.333525504</text:p>
          </table:table-cell>
          <table:table-cell office:value-type="float" office:value="1.379928832" calcext:value-type="float">
            <text:p>1.379928832</text:p>
          </table:table-cell>
          <table:table-cell office:value-type="float" office:value="2.018030592" calcext:value-type="float">
            <text:p>2.018030592</text:p>
          </table:table-cell>
          <table:table-cell office:value-type="float" office:value="1.695426304" calcext:value-type="float">
            <text:p>1.695426304</text:p>
          </table:table-cell>
          <table:table-cell office:value-type="float" office:value="2.287253248" calcext:value-type="float">
            <text:p>2.287253248</text:p>
          </table:table-cell>
          <table:table-cell office:value-type="float" office:value="1.686519552" calcext:value-type="float">
            <text:p>1.686519552</text:p>
          </table:table-cell>
          <table:table-cell office:value-type="float" office:value="3.070339584" calcext:value-type="float">
            <text:p>3.070339584</text:p>
          </table:table-cell>
          <table:table-cell office:value-type="float" office:value="2.05137792" calcext:value-type="float">
            <text:p>2.05137792</text:p>
          </table:table-cell>
          <table:table-cell office:value-type="float" office:value="10.203199232" calcext:value-type="float">
            <text:p>10.203199232</text:p>
          </table:table-cell>
          <table:table-cell office:value-type="float" office:value="14.008675072" calcext:value-type="float">
            <text:p>14.008675072</text:p>
          </table:table-cell>
        </table:table-row>
        <table:table-row table:style-name="ro1">
          <table:table-cell/>
          <table:table-cell office:value-type="float" office:value="0.006699008" calcext:value-type="float">
            <text:p>0.006699008</text:p>
          </table:table-cell>
          <table:table-cell office:value-type="float" office:value="0.006446848" calcext:value-type="float">
            <text:p>0.006446848</text:p>
          </table:table-cell>
          <table:table-cell office:value-type="float" office:value="0.016271616" calcext:value-type="float">
            <text:p>0.016271616</text:p>
          </table:table-cell>
          <table:table-cell office:value-type="float" office:value="0.05698176" calcext:value-type="float">
            <text:p>0.05698176</text:p>
          </table:table-cell>
          <table:table-cell office:value-type="float" office:value="0.333045504" calcext:value-type="float">
            <text:p>0.333045504</text:p>
          </table:table-cell>
          <table:table-cell office:value-type="float" office:value="1.342279936" calcext:value-type="float">
            <text:p>1.342279936</text:p>
          </table:table-cell>
          <table:table-cell office:value-type="float" office:value="2.014439424" calcext:value-type="float">
            <text:p>2.014439424</text:p>
          </table:table-cell>
          <table:table-cell office:value-type="float" office:value="1.6845696" calcext:value-type="float">
            <text:p>1.6845696</text:p>
          </table:table-cell>
          <table:table-cell office:value-type="float" office:value="2.274602752" calcext:value-type="float">
            <text:p>2.274602752</text:p>
          </table:table-cell>
          <table:table-cell office:value-type="float" office:value="1.686528512" calcext:value-type="float">
            <text:p>1.686528512</text:p>
          </table:table-cell>
          <table:table-cell office:value-type="float" office:value="3.061459456" calcext:value-type="float">
            <text:p>3.061459456</text:p>
          </table:table-cell>
          <table:table-cell office:value-type="float" office:value="2.14700928" calcext:value-type="float">
            <text:p>2.14700928</text:p>
          </table:table-cell>
          <table:table-cell office:value-type="float" office:value="10.203228672" calcext:value-type="float">
            <text:p>10.203228672</text:p>
          </table:table-cell>
          <table:table-cell office:value-type="float" office:value="13.938541824" calcext:value-type="float">
            <text:p>13.938541824</text:p>
          </table:table-cell>
        </table:table-row>
        <table:table-row table:style-name="ro1">
          <table:table-cell/>
          <table:table-cell office:value-type="float" office:value="0.006115328" calcext:value-type="float">
            <text:p>0.006115328</text:p>
          </table:table-cell>
          <table:table-cell office:value-type="float" office:value="0.006011648" calcext:value-type="float">
            <text:p>0.006011648</text:p>
          </table:table-cell>
          <table:table-cell office:value-type="float" office:value="0.016133888" calcext:value-type="float">
            <text:p>0.016133888</text:p>
          </table:table-cell>
          <table:table-cell office:value-type="float" office:value="0.057000448" calcext:value-type="float">
            <text:p>0.057000448</text:p>
          </table:table-cell>
          <table:table-cell office:value-type="float" office:value="0.333072896" calcext:value-type="float">
            <text:p>0.333072896</text:p>
          </table:table-cell>
          <table:table-cell office:value-type="float" office:value="1.342290944" calcext:value-type="float">
            <text:p>1.342290944</text:p>
          </table:table-cell>
          <table:table-cell office:value-type="float" office:value="2.014482176" calcext:value-type="float">
            <text:p>2.014482176</text:p>
          </table:table-cell>
          <table:table-cell office:value-type="float" office:value="1.6846016" calcext:value-type="float">
            <text:p>1.6846016</text:p>
          </table:table-cell>
          <table:table-cell office:value-type="float" office:value="2.274636544" calcext:value-type="float">
            <text:p>2.274636544</text:p>
          </table:table-cell>
          <table:table-cell office:value-type="float" office:value="1.783071744" calcext:value-type="float">
            <text:p>1.783071744</text:p>
          </table:table-cell>
          <table:table-cell office:value-type="float" office:value="3.061496064" calcext:value-type="float">
            <text:p>3.061496064</text:p>
          </table:table-cell>
          <table:table-cell office:value-type="float" office:value="2.147082496" calcext:value-type="float">
            <text:p>2.147082496</text:p>
          </table:table-cell>
          <table:table-cell office:value-type="float" office:value="10.203258368" calcext:value-type="float">
            <text:p>10.203258368</text:p>
          </table:table-cell>
          <table:table-cell office:value-type="float" office:value="13.938491904" calcext:value-type="float">
            <text:p>13.938491904</text:p>
          </table:table-cell>
        </table:table-row>
        <table:table-row table:style-name="ro1">
          <table:table-cell/>
          <table:table-cell office:value-type="float" office:value="0.00605696" calcext:value-type="float">
            <text:p>0.00605696</text:p>
          </table:table-cell>
          <table:table-cell office:value-type="float" office:value="0.006189312" calcext:value-type="float">
            <text:p>0.006189312</text:p>
          </table:table-cell>
          <table:table-cell office:value-type="float" office:value="0.016105728" calcext:value-type="float">
            <text:p>0.016105728</text:p>
          </table:table-cell>
          <table:table-cell office:value-type="float" office:value="0.0574592" calcext:value-type="float">
            <text:p>0.0574592</text:p>
          </table:table-cell>
          <table:table-cell office:value-type="float" office:value="0.333102848" calcext:value-type="float">
            <text:p>0.333102848</text:p>
          </table:table-cell>
          <table:table-cell office:value-type="float" office:value="1.342305024" calcext:value-type="float">
            <text:p>1.342305024</text:p>
          </table:table-cell>
          <table:table-cell office:value-type="float" office:value="2.014523648" calcext:value-type="float">
            <text:p>2.014523648</text:p>
          </table:table-cell>
          <table:table-cell office:value-type="float" office:value="1.68463488" calcext:value-type="float">
            <text:p>1.68463488</text:p>
          </table:table-cell>
          <table:table-cell office:value-type="float" office:value="2.274670336" calcext:value-type="float">
            <text:p>2.274670336</text:p>
          </table:table-cell>
          <table:table-cell office:value-type="float" office:value="1.783014656" calcext:value-type="float">
            <text:p>1.783014656</text:p>
          </table:table-cell>
          <table:table-cell office:value-type="float" office:value="3.061532928" calcext:value-type="float">
            <text:p>3.061532928</text:p>
          </table:table-cell>
          <table:table-cell office:value-type="float" office:value="2.147100928" calcext:value-type="float">
            <text:p>2.147100928</text:p>
          </table:table-cell>
          <table:table-cell office:value-type="float" office:value="10.203287808" calcext:value-type="float">
            <text:p>10.203287808</text:p>
          </table:table-cell>
          <table:table-cell office:value-type="float" office:value="14.157690624" calcext:value-type="float">
            <text:p>14.157690624</text:p>
          </table:table-cell>
        </table:table-row>
        <table:table-row table:style-name="ro1">
          <table:table-cell/>
          <table:table-cell office:value-type="float" office:value="0.006811648" calcext:value-type="float">
            <text:p>0.006811648</text:p>
          </table:table-cell>
          <table:table-cell office:value-type="float" office:value="0.006691328" calcext:value-type="float">
            <text:p>0.006691328</text:p>
          </table:table-cell>
          <table:table-cell office:value-type="float" office:value="0.016124416" calcext:value-type="float">
            <text:p>0.016124416</text:p>
          </table:table-cell>
          <table:table-cell office:value-type="float" office:value="0.0575296" calcext:value-type="float">
            <text:p>0.0575296</text:p>
          </table:table-cell>
          <table:table-cell office:value-type="float" office:value="0.333133824" calcext:value-type="float">
            <text:p>0.333133824</text:p>
          </table:table-cell>
          <table:table-cell office:value-type="float" office:value="1.338035456" calcext:value-type="float">
            <text:p>1.338035456</text:p>
          </table:table-cell>
          <table:table-cell office:value-type="float" office:value="2.014567424" calcext:value-type="float">
            <text:p>2.014567424</text:p>
          </table:table-cell>
          <table:table-cell office:value-type="float" office:value="1.695505408" calcext:value-type="float">
            <text:p>1.695505408</text:p>
          </table:table-cell>
          <table:table-cell office:value-type="float" office:value="2.27470592" calcext:value-type="float">
            <text:p>2.27470592</text:p>
          </table:table-cell>
          <table:table-cell office:value-type="float" office:value="1.78300032" calcext:value-type="float">
            <text:p>1.78300032</text:p>
          </table:table-cell>
          <table:table-cell office:value-type="float" office:value="3.06157056" calcext:value-type="float">
            <text:p>3.06157056</text:p>
          </table:table-cell>
          <table:table-cell office:value-type="float" office:value="2.147109632" calcext:value-type="float">
            <text:p>2.147109632</text:p>
          </table:table-cell>
          <table:table-cell office:value-type="float" office:value="10.203317504" calcext:value-type="float">
            <text:p>10.203317504</text:p>
          </table:table-cell>
          <table:table-cell office:value-type="float" office:value="14.157707008" calcext:value-type="float">
            <text:p>14.157707008</text:p>
          </table:table-cell>
        </table:table-row>
        <table:table-row table:style-name="ro1">
          <table:table-cell/>
          <table:table-cell office:value-type="float" office:value="0.007269632" calcext:value-type="float">
            <text:p>0.007269632</text:p>
          </table:table-cell>
          <table:table-cell office:value-type="float" office:value="0.00895488" calcext:value-type="float">
            <text:p>0.00895488</text:p>
          </table:table-cell>
          <table:table-cell office:value-type="float" office:value="0.016149248" calcext:value-type="float">
            <text:p>0.016149248</text:p>
          </table:table-cell>
          <table:table-cell office:value-type="float" office:value="0.057622784" calcext:value-type="float">
            <text:p>0.057622784</text:p>
          </table:table-cell>
          <table:table-cell office:value-type="float" office:value="0.333165056" calcext:value-type="float">
            <text:p>0.333165056</text:p>
          </table:table-cell>
          <table:table-cell office:value-type="float" office:value="1.349462272" calcext:value-type="float">
            <text:p>1.349462272</text:p>
          </table:table-cell>
          <table:table-cell office:value-type="float" office:value="2.014610176" calcext:value-type="float">
            <text:p>2.014610176</text:p>
          </table:table-cell>
          <table:table-cell office:value-type="float" office:value="1.695528704" calcext:value-type="float">
            <text:p>1.695528704</text:p>
          </table:table-cell>
          <table:table-cell office:value-type="float" office:value="2.27473792" calcext:value-type="float">
            <text:p>2.27473792</text:p>
          </table:table-cell>
          <table:table-cell office:value-type="float" office:value="1.782994176" calcext:value-type="float">
            <text:p>1.782994176</text:p>
          </table:table-cell>
          <table:table-cell office:value-type="float" office:value="3.061606912" calcext:value-type="float">
            <text:p>3.061606912</text:p>
          </table:table-cell>
          <table:table-cell office:value-type="float" office:value="2.147115264" calcext:value-type="float">
            <text:p>2.147115264</text:p>
          </table:table-cell>
          <table:table-cell office:value-type="float" office:value="10.2033472" calcext:value-type="float">
            <text:p>10.2033472</text:p>
          </table:table-cell>
          <table:table-cell office:value-type="float" office:value="14.157727744" calcext:value-type="float">
            <text:p>14.157727744</text:p>
          </table:table-cell>
        </table:table-row>
        <table:table-row table:style-name="ro1">
          <table:table-cell/>
          <table:table-cell office:value-type="float" office:value="0.005245184" calcext:value-type="float">
            <text:p>0.005245184</text:p>
          </table:table-cell>
          <table:table-cell office:value-type="float" office:value="0.005816064" calcext:value-type="float">
            <text:p>0.005816064</text:p>
          </table:table-cell>
          <table:table-cell office:value-type="float" office:value="0.01586432" calcext:value-type="float">
            <text:p>0.01586432</text:p>
          </table:table-cell>
          <table:table-cell office:value-type="float" office:value="0.057683968" calcext:value-type="float">
            <text:p>0.057683968</text:p>
          </table:table-cell>
          <table:table-cell office:value-type="float" office:value="0.333196544" calcext:value-type="float">
            <text:p>0.333196544</text:p>
          </table:table-cell>
          <table:table-cell office:value-type="float" office:value="1.35188736" calcext:value-type="float">
            <text:p>1.35188736</text:p>
          </table:table-cell>
          <table:table-cell office:value-type="float" office:value="2.014657024" calcext:value-type="float">
            <text:p>2.014657024</text:p>
          </table:table-cell>
          <table:table-cell office:value-type="float" office:value="1.695552" calcext:value-type="float">
            <text:p>1.695552</text:p>
          </table:table-cell>
          <table:table-cell office:value-type="float" office:value="2.28744576" calcext:value-type="float">
            <text:p>2.28744576</text:p>
          </table:table-cell>
          <table:table-cell office:value-type="float" office:value="1.782990336" calcext:value-type="float">
            <text:p>1.782990336</text:p>
          </table:table-cell>
          <table:table-cell office:value-type="float" office:value="3.061643264" calcext:value-type="float">
            <text:p>3.061643264</text:p>
          </table:table-cell>
          <table:table-cell office:value-type="float" office:value="2.147120384" calcext:value-type="float">
            <text:p>2.147120384</text:p>
          </table:table-cell>
          <table:table-cell office:value-type="float" office:value="10.203373824" calcext:value-type="float">
            <text:p>10.203373824</text:p>
          </table:table-cell>
          <table:table-cell office:value-type="float" office:value="14.157757184" calcext:value-type="float">
            <text:p>14.157757184</text:p>
          </table:table-cell>
        </table:table-row>
        <table:table-row table:style-name="ro1">
          <table:table-cell/>
          <table:table-cell office:value-type="float" office:value="0.002523392" calcext:value-type="float">
            <text:p>0.002523392</text:p>
          </table:table-cell>
          <table:table-cell office:value-type="float" office:value="0.006100992" calcext:value-type="float">
            <text:p>0.006100992</text:p>
          </table:table-cell>
          <table:table-cell office:value-type="float" office:value="0.015774976" calcext:value-type="float">
            <text:p>0.015774976</text:p>
          </table:table-cell>
          <table:table-cell office:value-type="float" office:value="0.057600256" calcext:value-type="float">
            <text:p>0.057600256</text:p>
          </table:table-cell>
          <table:table-cell office:value-type="float" office:value="0.333229312" calcext:value-type="float">
            <text:p>0.333229312</text:p>
          </table:table-cell>
          <table:table-cell office:value-type="float" office:value="1.351873024" calcext:value-type="float">
            <text:p>1.351873024</text:p>
          </table:table-cell>
          <table:table-cell office:value-type="float" office:value="2.01470848" calcext:value-type="float">
            <text:p>2.01470848</text:p>
          </table:table-cell>
          <table:table-cell office:value-type="float" office:value="1.695563776" calcext:value-type="float">
            <text:p>1.695563776</text:p>
          </table:table-cell>
          <table:table-cell office:value-type="float" office:value="2.289723904" calcext:value-type="float">
            <text:p>2.289723904</text:p>
          </table:table-cell>
          <table:table-cell office:value-type="float" office:value="1.782986496" calcext:value-type="float">
            <text:p>1.782986496</text:p>
          </table:table-cell>
          <table:table-cell office:value-type="float" office:value="3.061679872" calcext:value-type="float">
            <text:p>3.061679872</text:p>
          </table:table-cell>
          <table:table-cell office:value-type="float" office:value="2.147124224" calcext:value-type="float">
            <text:p>2.147124224</text:p>
          </table:table-cell>
          <table:table-cell office:value-type="float" office:value="10.203400192" calcext:value-type="float">
            <text:p>10.203400192</text:p>
          </table:table-cell>
          <table:table-cell office:value-type="float" office:value="14.457938688" calcext:value-type="float">
            <text:p>14.457938688</text:p>
          </table:table-cell>
        </table:table-row>
        <table:table-row table:style-name="ro1">
          <table:table-cell/>
          <table:table-cell office:value-type="float" office:value="0.007247104" calcext:value-type="float">
            <text:p>0.007247104</text:p>
          </table:table-cell>
          <table:table-cell office:value-type="float" office:value="0.006311168" calcext:value-type="float">
            <text:p>0.006311168</text:p>
          </table:table-cell>
          <table:table-cell office:value-type="float" office:value="0.015752448" calcext:value-type="float">
            <text:p>0.015752448</text:p>
          </table:table-cell>
          <table:table-cell office:value-type="float" office:value="0.057789952" calcext:value-type="float">
            <text:p>0.057789952</text:p>
          </table:table-cell>
          <table:table-cell office:value-type="float" office:value="0.333421312" calcext:value-type="float">
            <text:p>0.333421312</text:p>
          </table:table-cell>
          <table:table-cell office:value-type="float" office:value="1.351872768" calcext:value-type="float">
            <text:p>1.351872768</text:p>
          </table:table-cell>
          <table:table-cell office:value-type="float" office:value="2.014758144" calcext:value-type="float">
            <text:p>2.014758144</text:p>
          </table:table-cell>
          <table:table-cell office:value-type="float" office:value="1.695584768" calcext:value-type="float">
            <text:p>1.695584768</text:p>
          </table:table-cell>
          <table:table-cell office:value-type="float" office:value="2.289756672" calcext:value-type="float">
            <text:p>2.289756672</text:p>
          </table:table-cell>
          <table:table-cell office:value-type="float" office:value="1.81401216" calcext:value-type="float">
            <text:p>1.81401216</text:p>
          </table:table-cell>
          <table:table-cell office:value-type="float" office:value="3.061716992" calcext:value-type="float">
            <text:p>3.061716992</text:p>
          </table:table-cell>
          <table:table-cell office:value-type="float" office:value="2.147126528" calcext:value-type="float">
            <text:p>2.147126528</text:p>
          </table:table-cell>
          <table:table-cell office:value-type="float" office:value="10.203428864" calcext:value-type="float">
            <text:p>10.203428864</text:p>
          </table:table-cell>
          <table:table-cell office:value-type="float" office:value="14.457988352" calcext:value-type="float">
            <text:p>14.457988352</text:p>
          </table:table-cell>
        </table:table-row>
        <table:table-row table:style-name="ro1">
          <table:table-cell/>
          <table:table-cell office:value-type="float" office:value="0.00611968" calcext:value-type="float">
            <text:p>0.00611968</text:p>
          </table:table-cell>
          <table:table-cell office:value-type="float" office:value="0.005850624" calcext:value-type="float">
            <text:p>0.005850624</text:p>
          </table:table-cell>
          <table:table-cell office:value-type="float" office:value="0.01572736" calcext:value-type="float">
            <text:p>0.01572736</text:p>
          </table:table-cell>
          <table:table-cell office:value-type="float" office:value="0.057788416" calcext:value-type="float">
            <text:p>0.057788416</text:p>
          </table:table-cell>
          <table:table-cell office:value-type="float" office:value="0.333388544" calcext:value-type="float">
            <text:p>0.333388544</text:p>
          </table:table-cell>
          <table:table-cell office:value-type="float" office:value="1.351872768" calcext:value-type="float">
            <text:p>1.351872768</text:p>
          </table:table-cell>
          <table:table-cell office:value-type="float" office:value="2.014813696" calcext:value-type="float">
            <text:p>2.014813696</text:p>
          </table:table-cell>
          <table:table-cell office:value-type="float" office:value="1.674085376" calcext:value-type="float">
            <text:p>1.674085376</text:p>
          </table:table-cell>
          <table:table-cell office:value-type="float" office:value="2.289789184" calcext:value-type="float">
            <text:p>2.289789184</text:p>
          </table:table-cell>
          <table:table-cell office:value-type="float" office:value="1.813949696" calcext:value-type="float">
            <text:p>1.813949696</text:p>
          </table:table-cell>
          <table:table-cell office:value-type="float" office:value="3.061754624" calcext:value-type="float">
            <text:p>3.061754624</text:p>
          </table:table-cell>
          <table:table-cell office:value-type="float" office:value="2.147128832" calcext:value-type="float">
            <text:p>2.147128832</text:p>
          </table:table-cell>
          <table:table-cell office:value-type="float" office:value="10.891486208" calcext:value-type="float">
            <text:p>10.891486208</text:p>
          </table:table-cell>
          <table:table-cell office:value-type="float" office:value="14.342762496" calcext:value-type="float">
            <text:p>14.342762496</text:p>
          </table:table-cell>
        </table:table-row>
        <table:table-row table:style-name="ro1">
          <table:table-cell/>
          <table:table-cell office:value-type="float" office:value="0.007089408" calcext:value-type="float">
            <text:p>0.007089408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0.015715072" calcext:value-type="float">
            <text:p>0.015715072</text:p>
          </table:table-cell>
          <table:table-cell office:value-type="float" office:value="0.057441536" calcext:value-type="float">
            <text:p>0.057441536</text:p>
          </table:table-cell>
          <table:table-cell office:value-type="float" office:value="0.333406464" calcext:value-type="float">
            <text:p>0.333406464</text:p>
          </table:table-cell>
          <table:table-cell office:value-type="float" office:value="1.351877888" calcext:value-type="float">
            <text:p>1.351877888</text:p>
          </table:table-cell>
          <table:table-cell office:value-type="float" office:value="2.014871808" calcext:value-type="float">
            <text:p>2.014871808</text:p>
          </table:table-cell>
          <table:table-cell office:value-type="float" office:value="1.684854016" calcext:value-type="float">
            <text:p>1.684854016</text:p>
          </table:table-cell>
          <table:table-cell office:value-type="float" office:value="2.289822464" calcext:value-type="float">
            <text:p>2.289822464</text:p>
          </table:table-cell>
          <table:table-cell office:value-type="float" office:value="1.7659648" calcext:value-type="float">
            <text:p>1.7659648</text:p>
          </table:table-cell>
          <table:table-cell office:value-type="float" office:value="3.061791488" calcext:value-type="float">
            <text:p>3.061791488</text:p>
          </table:table-cell>
          <table:table-cell office:value-type="float" office:value="2.147130368" calcext:value-type="float">
            <text:p>2.147130368</text:p>
          </table:table-cell>
          <table:table-cell office:value-type="float" office:value="10.891589376" calcext:value-type="float">
            <text:p>10.891589376</text:p>
          </table:table-cell>
          <table:table-cell office:value-type="float" office:value="14.342820608" calcext:value-type="float">
            <text:p>14.342820608</text:p>
          </table:table-cell>
        </table:table-row>
        <table:table-row table:style-name="ro1">
          <table:table-cell/>
          <table:table-cell office:value-type="float" office:value="0.006074112" calcext:value-type="float">
            <text:p>0.006074112</text:p>
          </table:table-cell>
          <table:table-cell office:value-type="float" office:value="0.002110208" calcext:value-type="float">
            <text:p>0.002110208</text:p>
          </table:table-cell>
          <table:table-cell office:value-type="float" office:value="0.010747392" calcext:value-type="float">
            <text:p>0.010747392</text:p>
          </table:table-cell>
          <table:table-cell office:value-type="float" office:value="0.05687424" calcext:value-type="float">
            <text:p>0.05687424</text:p>
          </table:table-cell>
          <table:table-cell office:value-type="float" office:value="0.332891904" calcext:value-type="float">
            <text:p>0.332891904</text:p>
          </table:table-cell>
          <table:table-cell office:value-type="float" office:value="1.382107392" calcext:value-type="float">
            <text:p>1.382107392</text:p>
          </table:table-cell>
          <table:table-cell office:value-type="float" office:value="2.014934016" calcext:value-type="float">
            <text:p>2.014934016</text:p>
          </table:table-cell>
          <table:table-cell office:value-type="float" office:value="1.695666688" calcext:value-type="float">
            <text:p>1.695666688</text:p>
          </table:table-cell>
          <table:table-cell office:value-type="float" office:value="2.289855744" calcext:value-type="float">
            <text:p>2.289855744</text:p>
          </table:table-cell>
          <table:table-cell office:value-type="float" office:value="1.76594944" calcext:value-type="float">
            <text:p>1.76594944</text:p>
          </table:table-cell>
          <table:table-cell office:value-type="float" office:value="3.061828608" calcext:value-type="float">
            <text:p>3.061828608</text:p>
          </table:table-cell>
          <table:table-cell office:value-type="float" office:value="2.14713216" calcext:value-type="float">
            <text:p>2.14713216</text:p>
          </table:table-cell>
          <table:table-cell office:value-type="float" office:value="10.8916288" calcext:value-type="float">
            <text:p>10.8916288</text:p>
          </table:table-cell>
          <table:table-cell office:value-type="float" office:value="14.713514496" calcext:value-type="float">
            <text:p>14.713514496</text:p>
          </table:table-cell>
        </table:table-row>
        <table:table-row table:style-name="ro1">
          <table:table-cell/>
          <table:table-cell office:value-type="float" office:value="0.007227904" calcext:value-type="float">
            <text:p>0.007227904</text:p>
          </table:table-cell>
          <table:table-cell office:value-type="float" office:value="0.006768896" calcext:value-type="float">
            <text:p>0.006768896</text:p>
          </table:table-cell>
          <table:table-cell office:value-type="float" office:value="0.010587904" calcext:value-type="float">
            <text:p>0.010587904</text:p>
          </table:table-cell>
          <table:table-cell office:value-type="float" office:value="0.056785664" calcext:value-type="float">
            <text:p>0.056785664</text:p>
          </table:table-cell>
          <table:table-cell office:value-type="float" office:value="0.332918016" calcext:value-type="float">
            <text:p>0.332918016</text:p>
          </table:table-cell>
          <table:table-cell office:value-type="float" office:value="1.382139136" calcext:value-type="float">
            <text:p>1.382139136</text:p>
          </table:table-cell>
          <table:table-cell office:value-type="float" office:value="2.014999808" calcext:value-type="float">
            <text:p>2.014999808</text:p>
          </table:table-cell>
          <table:table-cell office:value-type="float" office:value="1.71677056" calcext:value-type="float">
            <text:p>1.71677056</text:p>
          </table:table-cell>
          <table:table-cell office:value-type="float" office:value="2.289890048" calcext:value-type="float">
            <text:p>2.289890048</text:p>
          </table:table-cell>
          <table:table-cell office:value-type="float" office:value="1.687350272" calcext:value-type="float">
            <text:p>1.687350272</text:p>
          </table:table-cell>
          <table:table-cell office:value-type="float" office:value="3.061865472" calcext:value-type="float">
            <text:p>3.061865472</text:p>
          </table:table-cell>
          <table:table-cell office:value-type="float" office:value="2.147133696" calcext:value-type="float">
            <text:p>2.147133696</text:p>
          </table:table-cell>
          <table:table-cell office:value-type="float" office:value="10.891666432" calcext:value-type="float">
            <text:p>10.891666432</text:p>
          </table:table-cell>
          <table:table-cell office:value-type="float" office:value="14.69912064" calcext:value-type="float">
            <text:p>14.69912064</text:p>
          </table:table-cell>
        </table:table-row>
        <table:table-row table:style-name="ro1">
          <table:table-cell/>
          <table:table-cell office:value-type="float" office:value="0.0064064" calcext:value-type="float">
            <text:p>0.0064064</text:p>
          </table:table-cell>
          <table:table-cell office:value-type="float" office:value="0.005810432" calcext:value-type="float">
            <text:p>0.005810432</text:p>
          </table:table-cell>
          <table:table-cell office:value-type="float" office:value="0.01052544" calcext:value-type="float">
            <text:p>0.01052544</text:p>
          </table:table-cell>
          <table:table-cell office:value-type="float" office:value="0.056788736" calcext:value-type="float">
            <text:p>0.056788736</text:p>
          </table:table-cell>
          <table:table-cell office:value-type="float" office:value="0.332946176" calcext:value-type="float">
            <text:p>0.332946176</text:p>
          </table:table-cell>
          <table:table-cell office:value-type="float" office:value="1.38214784" calcext:value-type="float">
            <text:p>1.38214784</text:p>
          </table:table-cell>
          <table:table-cell office:value-type="float" office:value="2.015318016" calcext:value-type="float">
            <text:p>2.015318016</text:p>
          </table:table-cell>
          <table:table-cell office:value-type="float" office:value="1.695578368" calcext:value-type="float">
            <text:p>1.695578368</text:p>
          </table:table-cell>
          <table:table-cell office:value-type="float" office:value="2.289924864" calcext:value-type="float">
            <text:p>2.289924864</text:p>
          </table:table-cell>
          <table:table-cell office:value-type="float" office:value="1.687347456" calcext:value-type="float">
            <text:p>1.687347456</text:p>
          </table:table-cell>
          <table:table-cell office:value-type="float" office:value="3.061902592" calcext:value-type="float">
            <text:p>3.061902592</text:p>
          </table:table-cell>
          <table:table-cell office:value-type="float" office:value="2.147135232" calcext:value-type="float">
            <text:p>2.147135232</text:p>
          </table:table-cell>
          <table:table-cell office:value-type="float" office:value="10.838633728" calcext:value-type="float">
            <text:p>10.838633728</text:p>
          </table:table-cell>
          <table:table-cell office:value-type="float" office:value="14.699102976" calcext:value-type="float">
            <text:p>14.699102976</text:p>
          </table:table-cell>
        </table:table-row>
        <table:table-row table:style-name="ro1">
          <table:table-cell/>
          <table:table-cell office:value-type="float" office:value="0.012159232" calcext:value-type="float">
            <text:p>0.012159232</text:p>
          </table:table-cell>
          <table:table-cell office:value-type="float" office:value="0.0060096" calcext:value-type="float">
            <text:p>0.0060096</text:p>
          </table:table-cell>
          <table:table-cell office:value-type="float" office:value="0.010475008" calcext:value-type="float">
            <text:p>0.010475008</text:p>
          </table:table-cell>
          <table:table-cell office:value-type="float" office:value="0.05678976" calcext:value-type="float">
            <text:p>0.05678976</text:p>
          </table:table-cell>
          <table:table-cell office:value-type="float" office:value="0.332975104" calcext:value-type="float">
            <text:p>0.332975104</text:p>
          </table:table-cell>
          <table:table-cell office:value-type="float" office:value="1.401671168" calcext:value-type="float">
            <text:p>1.401671168</text:p>
          </table:table-cell>
          <table:table-cell office:value-type="float" office:value="2.015674112" calcext:value-type="float">
            <text:p>2.015674112</text:p>
          </table:table-cell>
          <table:table-cell office:value-type="float" office:value="1.695558912" calcext:value-type="float">
            <text:p>1.695558912</text:p>
          </table:table-cell>
          <table:table-cell office:value-type="float" office:value="2.275274752" calcext:value-type="float">
            <text:p>2.275274752</text:p>
          </table:table-cell>
          <table:table-cell office:value-type="float" office:value="1.687347456" calcext:value-type="float">
            <text:p>1.687347456</text:p>
          </table:table-cell>
          <table:table-cell office:value-type="float" office:value="3.0619392" calcext:value-type="float">
            <text:p>3.0619392</text:p>
          </table:table-cell>
          <table:table-cell office:value-type="float" office:value="2.147135744" calcext:value-type="float">
            <text:p>2.147135744</text:p>
          </table:table-cell>
          <table:table-cell office:value-type="float" office:value="10.83860096" calcext:value-type="float">
            <text:p>10.83860096</text:p>
          </table:table-cell>
          <table:table-cell office:value-type="float" office:value="14.69914112" calcext:value-type="float">
            <text:p>14.69914112</text:p>
          </table:table-cell>
        </table:table-row>
        <table:table-row table:style-name="ro1">
          <table:table-cell/>
          <table:table-cell office:value-type="float" office:value="0.00181888" calcext:value-type="float">
            <text:p>0.00181888</text:p>
          </table:table-cell>
          <table:table-cell office:value-type="float" office:value="0.006110208" calcext:value-type="float">
            <text:p>0.006110208</text:p>
          </table:table-cell>
          <table:table-cell office:value-type="float" office:value="0.010429952" calcext:value-type="float">
            <text:p>0.010429952</text:p>
          </table:table-cell>
          <table:table-cell office:value-type="float" office:value="0.056772608" calcext:value-type="float">
            <text:p>0.056772608</text:p>
          </table:table-cell>
          <table:table-cell office:value-type="float" office:value="0.333009152" calcext:value-type="float">
            <text:p>0.333009152</text:p>
          </table:table-cell>
          <table:table-cell office:value-type="float" office:value="1.41238528" calcext:value-type="float">
            <text:p>1.41238528</text:p>
          </table:table-cell>
          <table:table-cell office:value-type="float" office:value="2.067016192" calcext:value-type="float">
            <text:p>2.067016192</text:p>
          </table:table-cell>
          <table:table-cell office:value-type="float" office:value="1.69553152" calcext:value-type="float">
            <text:p>1.69553152</text:p>
          </table:table-cell>
          <table:table-cell office:value-type="float" office:value="2.275222528" calcext:value-type="float">
            <text:p>2.275222528</text:p>
          </table:table-cell>
          <table:table-cell office:value-type="float" office:value="1.687428608" calcext:value-type="float">
            <text:p>1.687428608</text:p>
          </table:table-cell>
          <table:table-cell office:value-type="float" office:value="3.061975808" calcext:value-type="float">
            <text:p>3.061975808</text:p>
          </table:table-cell>
          <table:table-cell office:value-type="float" office:value="2.100604416" calcext:value-type="float">
            <text:p>2.100604416</text:p>
          </table:table-cell>
          <table:table-cell office:value-type="float" office:value="10.838622464" calcext:value-type="float">
            <text:p>10.838622464</text:p>
          </table:table-cell>
          <table:table-cell office:value-type="float" office:value="14.280297472" calcext:value-type="float">
            <text:p>14.280297472</text:p>
          </table:table-cell>
        </table:table-row>
        <table:table-row table:style-name="ro1">
          <table:table-cell/>
          <table:table-cell office:value-type="float" office:value="0.00607104" calcext:value-type="float">
            <text:p>0.00607104</text:p>
          </table:table-cell>
          <table:table-cell office:value-type="float" office:value="0.006433536" calcext:value-type="float">
            <text:p>0.006433536</text:p>
          </table:table-cell>
          <table:table-cell office:value-type="float" office:value="0.00895872" calcext:value-type="float">
            <text:p>0.00895872</text:p>
          </table:table-cell>
          <table:table-cell office:value-type="float" office:value="0.048797184" calcext:value-type="float">
            <text:p>0.048797184</text:p>
          </table:table-cell>
          <table:table-cell office:value-type="float" office:value="0.333039104" calcext:value-type="float">
            <text:p>0.333039104</text:p>
          </table:table-cell>
          <table:table-cell office:value-type="float" office:value="1.38278272" calcext:value-type="float">
            <text:p>1.38278272</text:p>
          </table:table-cell>
          <table:table-cell office:value-type="float" office:value="2.065221632" calcext:value-type="float">
            <text:p>2.065221632</text:p>
          </table:table-cell>
          <table:table-cell office:value-type="float" office:value="1.684822784" calcext:value-type="float">
            <text:p>1.684822784</text:p>
          </table:table-cell>
          <table:table-cell office:value-type="float" office:value="2.275244288" calcext:value-type="float">
            <text:p>2.275244288</text:p>
          </table:table-cell>
          <table:table-cell office:value-type="float" office:value="1.68744832" calcext:value-type="float">
            <text:p>1.68744832</text:p>
          </table:table-cell>
          <table:table-cell office:value-type="float" office:value="3.062013184" calcext:value-type="float">
            <text:p>3.062013184</text:p>
          </table:table-cell>
          <table:table-cell office:value-type="float" office:value="2.07576832" calcext:value-type="float">
            <text:p>2.07576832</text:p>
          </table:table-cell>
          <table:table-cell office:value-type="float" office:value="10.838649088" calcext:value-type="float">
            <text:p>10.838649088</text:p>
          </table:table-cell>
          <table:table-cell office:value-type="float" office:value="14.280342272" calcext:value-type="float">
            <text:p>14.280342272</text:p>
          </table:table-cell>
        </table:table-row>
        <table:table-row table:style-name="ro1">
          <table:table-cell/>
          <table:table-cell office:value-type="float" office:value="0.006101504" calcext:value-type="float">
            <text:p>0.006101504</text:p>
          </table:table-cell>
          <table:table-cell office:value-type="float" office:value="0.00616576" calcext:value-type="float">
            <text:p>0.00616576</text:p>
          </table:table-cell>
          <table:table-cell office:value-type="float" office:value="0.008786176" calcext:value-type="float">
            <text:p>0.008786176</text:p>
          </table:table-cell>
          <table:table-cell office:value-type="float" office:value="0.048761344" calcext:value-type="float">
            <text:p>0.048761344</text:p>
          </table:table-cell>
          <table:table-cell office:value-type="float" office:value="0.3330688" calcext:value-type="float">
            <text:p>0.3330688</text:p>
          </table:table-cell>
          <table:table-cell office:value-type="float" office:value="1.382772736" calcext:value-type="float">
            <text:p>1.382772736</text:p>
          </table:table-cell>
          <table:table-cell office:value-type="float" office:value="2.065267712" calcext:value-type="float">
            <text:p>2.065267712</text:p>
          </table:table-cell>
          <table:table-cell office:value-type="float" office:value="1.684855296" calcext:value-type="float">
            <text:p>1.684855296</text:p>
          </table:table-cell>
          <table:table-cell office:value-type="float" office:value="2.27527168" calcext:value-type="float">
            <text:p>2.27527168</text:p>
          </table:table-cell>
          <table:table-cell office:value-type="float" office:value="1.68745216" calcext:value-type="float">
            <text:p>1.68745216</text:p>
          </table:table-cell>
          <table:table-cell office:value-type="float" office:value="3.06205056" calcext:value-type="float">
            <text:p>3.06205056</text:p>
          </table:table-cell>
          <table:table-cell office:value-type="float" office:value="2.075735552" calcext:value-type="float">
            <text:p>2.075735552</text:p>
          </table:table-cell>
          <table:table-cell office:value-type="float" office:value="10.838676736" calcext:value-type="float">
            <text:p>10.838676736</text:p>
          </table:table-cell>
          <table:table-cell office:value-type="float" office:value="14.54233216" calcext:value-type="float">
            <text:p>14.54233216</text:p>
          </table:table-cell>
        </table:table-row>
        <table:table-row table:style-name="ro1">
          <table:table-cell/>
          <table:table-cell office:value-type="float" office:value="0.005958144" calcext:value-type="float">
            <text:p>0.005958144</text:p>
          </table:table-cell>
          <table:table-cell office:value-type="float" office:value="0.007065856" calcext:value-type="float">
            <text:p>0.007065856</text:p>
          </table:table-cell>
          <table:table-cell office:value-type="float" office:value="0.008730624" calcext:value-type="float">
            <text:p>0.008730624</text:p>
          </table:table-cell>
          <table:table-cell office:value-type="float" office:value="0.0487872" calcext:value-type="float">
            <text:p>0.0487872</text:p>
          </table:table-cell>
          <table:table-cell office:value-type="float" office:value="0.333266176" calcext:value-type="float">
            <text:p>0.333266176</text:p>
          </table:table-cell>
          <table:table-cell office:value-type="float" office:value="1.38276608" calcext:value-type="float">
            <text:p>1.38276608</text:p>
          </table:table-cell>
          <table:table-cell office:value-type="float" office:value="2.065328128" calcext:value-type="float">
            <text:p>2.065328128</text:p>
          </table:table-cell>
          <table:table-cell office:value-type="float" office:value="1.684888064" calcext:value-type="float">
            <text:p>1.684888064</text:p>
          </table:table-cell>
          <table:table-cell office:value-type="float" office:value="2.533805568" calcext:value-type="float">
            <text:p>2.533805568</text:p>
          </table:table-cell>
          <table:table-cell office:value-type="float" office:value="1.687454976" calcext:value-type="float">
            <text:p>1.687454976</text:p>
          </table:table-cell>
          <table:table-cell office:value-type="float" office:value="3.06208768" calcext:value-type="float">
            <text:p>3.06208768</text:p>
          </table:table-cell>
          <table:table-cell office:value-type="float" office:value="2.075722752" calcext:value-type="float">
            <text:p>2.075722752</text:p>
          </table:table-cell>
          <table:table-cell office:value-type="float" office:value="10.838704384" calcext:value-type="float">
            <text:p>10.838704384</text:p>
          </table:table-cell>
          <table:table-cell office:value-type="float" office:value="14.543269632" calcext:value-type="float">
            <text:p>14.543269632</text:p>
          </table:table-cell>
        </table:table-row>
        <table:table-row table:style-name="ro1">
          <table:table-cell/>
          <table:table-cell office:value-type="float" office:value="0.005711104" calcext:value-type="float">
            <text:p>0.005711104</text:p>
          </table:table-cell>
          <table:table-cell office:value-type="float" office:value="0.007061248" calcext:value-type="float">
            <text:p>0.007061248</text:p>
          </table:table-cell>
          <table:table-cell office:value-type="float" office:value="0.008683264" calcext:value-type="float">
            <text:p>0.008683264</text:p>
          </table:table-cell>
          <table:table-cell office:value-type="float" office:value="0.04881664" calcext:value-type="float">
            <text:p>0.04881664</text:p>
          </table:table-cell>
          <table:table-cell office:value-type="float" office:value="0.333234688" calcext:value-type="float">
            <text:p>0.333234688</text:p>
          </table:table-cell>
          <table:table-cell office:value-type="float" office:value="1.382761984" calcext:value-type="float">
            <text:p>1.382761984</text:p>
          </table:table-cell>
          <table:table-cell office:value-type="float" office:value="2.065395712" calcext:value-type="float">
            <text:p>2.065395712</text:p>
          </table:table-cell>
          <table:table-cell office:value-type="float" office:value="1.695661568" calcext:value-type="float">
            <text:p>1.695661568</text:p>
          </table:table-cell>
          <table:table-cell office:value-type="float" office:value="2.533855744" calcext:value-type="float">
            <text:p>2.533855744</text:p>
          </table:table-cell>
          <table:table-cell office:value-type="float" office:value="1.687456768" calcext:value-type="float">
            <text:p>1.687456768</text:p>
          </table:table-cell>
          <table:table-cell office:value-type="float" office:value="3.062580224" calcext:value-type="float">
            <text:p>3.062580224</text:p>
          </table:table-cell>
          <table:table-cell office:value-type="float" office:value="2.075716608" calcext:value-type="float">
            <text:p>2.075716608</text:p>
          </table:table-cell>
          <table:table-cell office:value-type="float" office:value="10.838734336" calcext:value-type="float">
            <text:p>10.838734336</text:p>
          </table:table-cell>
          <table:table-cell office:value-type="float" office:value="14.944702464" calcext:value-type="float">
            <text:p>14.944702464</text:p>
          </table:table-cell>
        </table:table-row>
        <table:table-row table:style-name="ro1">
          <table:table-cell/>
          <table:table-cell office:value-type="float" office:value="0.00700032" calcext:value-type="float">
            <text:p>0.00700032</text:p>
          </table:table-cell>
          <table:table-cell office:value-type="float" office:value="0.006757888" calcext:value-type="float">
            <text:p>0.006757888</text:p>
          </table:table-cell>
          <table:table-cell office:value-type="float" office:value="0.008651264" calcext:value-type="float">
            <text:p>0.008651264</text:p>
          </table:table-cell>
          <table:table-cell office:value-type="float" office:value="0.048953344" calcext:value-type="float">
            <text:p>0.048953344</text:p>
          </table:table-cell>
          <table:table-cell office:value-type="float" office:value="0.333250816" calcext:value-type="float">
            <text:p>0.333250816</text:p>
          </table:table-cell>
          <table:table-cell office:value-type="float" office:value="1.382764032" calcext:value-type="float">
            <text:p>1.382764032</text:p>
          </table:table-cell>
          <table:table-cell office:value-type="float" office:value="2.06545664" calcext:value-type="float">
            <text:p>2.06545664</text:p>
          </table:table-cell>
          <table:table-cell office:value-type="float" office:value="1.695692544" calcext:value-type="float">
            <text:p>1.695692544</text:p>
          </table:table-cell>
          <table:table-cell office:value-type="float" office:value="2.533891584" calcext:value-type="float">
            <text:p>2.533891584</text:p>
          </table:table-cell>
          <table:table-cell office:value-type="float" office:value="1.651787264" calcext:value-type="float">
            <text:p>1.651787264</text:p>
          </table:table-cell>
          <table:table-cell office:value-type="float" office:value="3.062380544" calcext:value-type="float">
            <text:p>3.062380544</text:p>
          </table:table-cell>
          <table:table-cell office:value-type="float" office:value="2.075713792" calcext:value-type="float">
            <text:p>2.075713792</text:p>
          </table:table-cell>
          <table:table-cell office:value-type="float" office:value="10.838764032" calcext:value-type="float">
            <text:p>10.838764032</text:p>
          </table:table-cell>
          <table:table-cell office:value-type="float" office:value="14.877455872" calcext:value-type="float">
            <text:p>14.877455872</text:p>
          </table:table-cell>
        </table:table-row>
        <table:table-row table:style-name="ro1">
          <table:table-cell/>
          <table:table-cell office:value-type="float" office:value="0.006386432" calcext:value-type="float">
            <text:p>0.006386432</text:p>
          </table:table-cell>
          <table:table-cell office:value-type="float" office:value="0.006584064" calcext:value-type="float">
            <text:p>0.006584064</text:p>
          </table:table-cell>
          <table:table-cell office:value-type="float" office:value="0.00845568" calcext:value-type="float">
            <text:p>0.00845568</text:p>
          </table:table-cell>
          <table:table-cell office:value-type="float" office:value="0.048558336" calcext:value-type="float">
            <text:p>0.048558336</text:p>
          </table:table-cell>
          <table:table-cell office:value-type="float" office:value="0.332887296" calcext:value-type="float">
            <text:p>0.332887296</text:p>
          </table:table-cell>
          <table:table-cell office:value-type="float" office:value="1.41236992" calcext:value-type="float">
            <text:p>1.41236992</text:p>
          </table:table-cell>
          <table:table-cell office:value-type="float" office:value="2.065496576" calcext:value-type="float">
            <text:p>2.065496576</text:p>
          </table:table-cell>
          <table:table-cell office:value-type="float" office:value="1.695723776" calcext:value-type="float">
            <text:p>1.695723776</text:p>
          </table:table-cell>
          <table:table-cell office:value-type="float" office:value="2.538939136" calcext:value-type="float">
            <text:p>2.538939136</text:p>
          </table:table-cell>
          <table:table-cell office:value-type="float" office:value="1.651796736" calcext:value-type="float">
            <text:p>1.651796736</text:p>
          </table:table-cell>
          <table:table-cell office:value-type="float" office:value="3.062395648" calcext:value-type="float">
            <text:p>3.062395648</text:p>
          </table:table-cell>
          <table:table-cell office:value-type="float" office:value="2.075712256" calcext:value-type="float">
            <text:p>2.075712256</text:p>
          </table:table-cell>
          <table:table-cell office:value-type="float" office:value="10.83879424" calcext:value-type="float">
            <text:p>10.83879424</text:p>
          </table:table-cell>
          <table:table-cell office:value-type="float" office:value="14.877540352" calcext:value-type="float">
            <text:p>14.877540352</text:p>
          </table:table-cell>
        </table:table-row>
        <table:table-row table:style-name="ro1">
          <table:table-cell/>
          <table:table-cell office:value-type="float" office:value="0.006781952" calcext:value-type="float">
            <text:p>0.006781952</text:p>
          </table:table-cell>
          <table:table-cell office:value-type="float" office:value="0.006321664" calcext:value-type="float">
            <text:p>0.006321664</text:p>
          </table:table-cell>
          <table:table-cell office:value-type="float" office:value="0.008423936" calcext:value-type="float">
            <text:p>0.008423936</text:p>
          </table:table-cell>
          <table:table-cell office:value-type="float" office:value="0.048464128" calcext:value-type="float">
            <text:p>0.048464128</text:p>
          </table:table-cell>
          <table:table-cell office:value-type="float" office:value="0.332912384" calcext:value-type="float">
            <text:p>0.332912384</text:p>
          </table:table-cell>
          <table:table-cell office:value-type="float" office:value="1.412377344" calcext:value-type="float">
            <text:p>1.412377344</text:p>
          </table:table-cell>
          <table:table-cell office:value-type="float" office:value="2.065536256" calcext:value-type="float">
            <text:p>2.065536256</text:p>
          </table:table-cell>
          <table:table-cell office:value-type="float" office:value="1.695758336" calcext:value-type="float">
            <text:p>1.695758336</text:p>
          </table:table-cell>
          <table:table-cell office:value-type="float" office:value="2.538989568" calcext:value-type="float">
            <text:p>2.538989568</text:p>
          </table:table-cell>
          <table:table-cell office:value-type="float" office:value="1.767317504" calcext:value-type="float">
            <text:p>1.767317504</text:p>
          </table:table-cell>
          <table:table-cell office:value-type="float" office:value="3.0624256" calcext:value-type="float">
            <text:p>3.0624256</text:p>
          </table:table-cell>
          <table:table-cell office:value-type="float" office:value="2.075711488" calcext:value-type="float">
            <text:p>2.075711488</text:p>
          </table:table-cell>
          <table:table-cell office:value-type="float" office:value="10.83882496" calcext:value-type="float">
            <text:p>10.83882496</text:p>
          </table:table-cell>
          <table:table-cell office:value-type="float" office:value="14.877636864" calcext:value-type="float">
            <text:p>14.877636864</text:p>
          </table:table-cell>
        </table:table-row>
        <table:table-row table:style-name="ro1">
          <table:table-cell/>
          <table:table-cell office:value-type="float" office:value="0.008161024" calcext:value-type="float">
            <text:p>0.008161024</text:p>
          </table:table-cell>
          <table:table-cell office:value-type="float" office:value="0.006358272" calcext:value-type="float">
            <text:p>0.006358272</text:p>
          </table:table-cell>
          <table:table-cell office:value-type="float" office:value="0.00843776" calcext:value-type="float">
            <text:p>0.00843776</text:p>
          </table:table-cell>
          <table:table-cell office:value-type="float" office:value="0.048447488" calcext:value-type="float">
            <text:p>0.048447488</text:p>
          </table:table-cell>
          <table:table-cell office:value-type="float" office:value="0.332931584" calcext:value-type="float">
            <text:p>0.332931584</text:p>
          </table:table-cell>
          <table:table-cell office:value-type="float" office:value="1.412335872" calcext:value-type="float">
            <text:p>1.412335872</text:p>
          </table:table-cell>
          <table:table-cell office:value-type="float" office:value="2.065576192" calcext:value-type="float">
            <text:p>2.065576192</text:p>
          </table:table-cell>
          <table:table-cell office:value-type="float" office:value="1.695789824" calcext:value-type="float">
            <text:p>1.695789824</text:p>
          </table:table-cell>
          <table:table-cell office:value-type="float" office:value="2.539039488" calcext:value-type="float">
            <text:p>2.539039488</text:p>
          </table:table-cell>
          <table:table-cell office:value-type="float" office:value="1.767209216" calcext:value-type="float">
            <text:p>1.767209216</text:p>
          </table:table-cell>
          <table:table-cell office:value-type="float" office:value="3.062457344" calcext:value-type="float">
            <text:p>3.062457344</text:p>
          </table:table-cell>
          <table:table-cell office:value-type="float" office:value="2.203555072" calcext:value-type="float">
            <text:p>2.203555072</text:p>
          </table:table-cell>
          <table:table-cell office:value-type="float" office:value="10.838854656" calcext:value-type="float">
            <text:p>10.838854656</text:p>
          </table:table-cell>
          <table:table-cell office:value-type="float" office:value="14.293164544" calcext:value-type="float">
            <text:p>14.293164544</text:p>
          </table:table-cell>
        </table:table-row>
        <table:table-row table:style-name="ro1">
          <table:table-cell/>
          <table:table-cell office:value-type="float" office:value="0.005864448" calcext:value-type="float">
            <text:p>0.005864448</text:p>
          </table:table-cell>
          <table:table-cell office:value-type="float" office:value="0.00599552" calcext:value-type="float">
            <text:p>0.00599552</text:p>
          </table:table-cell>
          <table:table-cell office:value-type="float" office:value="0.008457728" calcext:value-type="float">
            <text:p>0.008457728</text:p>
          </table:table-cell>
          <table:table-cell office:value-type="float" office:value="0.048420608" calcext:value-type="float">
            <text:p>0.048420608</text:p>
          </table:table-cell>
          <table:table-cell office:value-type="float" office:value="0.332956416" calcext:value-type="float">
            <text:p>0.332956416</text:p>
          </table:table-cell>
          <table:table-cell office:value-type="float" office:value="1.398954496" calcext:value-type="float">
            <text:p>1.398954496</text:p>
          </table:table-cell>
          <table:table-cell office:value-type="float" office:value="2.065619456" calcext:value-type="float">
            <text:p>2.065619456</text:p>
          </table:table-cell>
          <table:table-cell office:value-type="float" office:value="1.681370624" calcext:value-type="float">
            <text:p>1.681370624</text:p>
          </table:table-cell>
          <table:table-cell office:value-type="float" office:value="2.53908992" calcext:value-type="float">
            <text:p>2.53908992</text:p>
          </table:table-cell>
          <table:table-cell office:value-type="float" office:value="1.767153408" calcext:value-type="float">
            <text:p>1.767153408</text:p>
          </table:table-cell>
          <table:table-cell office:value-type="float" office:value="3.062489344" calcext:value-type="float">
            <text:p>3.062489344</text:p>
          </table:table-cell>
          <table:table-cell office:value-type="float" office:value="2.203517184" calcext:value-type="float">
            <text:p>2.203517184</text:p>
          </table:table-cell>
          <table:table-cell office:value-type="float" office:value="10.83888256" calcext:value-type="float">
            <text:p>10.83888256</text:p>
          </table:table-cell>
          <table:table-cell office:value-type="float" office:value="14.293180672" calcext:value-type="float">
            <text:p>14.293180672</text:p>
          </table:table-cell>
        </table:table-row>
        <table:table-row table:style-name="ro1">
          <table:table-cell/>
          <table:table-cell office:value-type="float" office:value="0.006291968" calcext:value-type="float">
            <text:p>0.006291968</text:p>
          </table:table-cell>
          <table:table-cell office:value-type="float" office:value="0.006418944" calcext:value-type="float">
            <text:p>0.006418944</text:p>
          </table:table-cell>
          <table:table-cell office:value-type="float" office:value="0.00846848" calcext:value-type="float">
            <text:p>0.00846848</text:p>
          </table:table-cell>
          <table:table-cell office:value-type="float" office:value="0.048393472" calcext:value-type="float">
            <text:p>0.048393472</text:p>
          </table:table-cell>
          <table:table-cell office:value-type="float" office:value="0.33298304" calcext:value-type="float">
            <text:p>0.33298304</text:p>
          </table:table-cell>
          <table:table-cell office:value-type="float" office:value="1.410331904" calcext:value-type="float">
            <text:p>1.410331904</text:p>
          </table:table-cell>
          <table:table-cell office:value-type="float" office:value="2.065664768" calcext:value-type="float">
            <text:p>2.065664768</text:p>
          </table:table-cell>
          <table:table-cell office:value-type="float" office:value="1.685133312" calcext:value-type="float">
            <text:p>1.685133312</text:p>
          </table:table-cell>
          <table:table-cell office:value-type="float" office:value="2.539140608" calcext:value-type="float">
            <text:p>2.539140608</text:p>
          </table:table-cell>
          <table:table-cell office:value-type="float" office:value="1.767017472" calcext:value-type="float">
            <text:p>1.767017472</text:p>
          </table:table-cell>
          <table:table-cell office:value-type="float" office:value="3.062521856" calcext:value-type="float">
            <text:p>3.062521856</text:p>
          </table:table-cell>
          <table:table-cell office:value-type="float" office:value="2.186354944" calcext:value-type="float">
            <text:p>2.186354944</text:p>
          </table:table-cell>
          <table:table-cell office:value-type="float" office:value="10.838911488" calcext:value-type="float">
            <text:p>10.838911488</text:p>
          </table:table-cell>
          <table:table-cell office:value-type="float" office:value="14.293253632" calcext:value-type="float">
            <text:p>14.293253632</text:p>
          </table:table-cell>
        </table:table-row>
        <table:table-row table:style-name="ro1">
          <table:table-cell/>
          <table:table-cell office:value-type="float" office:value="0.00601856" calcext:value-type="float">
            <text:p>0.00601856</text:p>
          </table:table-cell>
          <table:table-cell office:value-type="float" office:value="0.005990912" calcext:value-type="float">
            <text:p>0.005990912</text:p>
          </table:table-cell>
          <table:table-cell office:value-type="float" office:value="0.006098432" calcext:value-type="float">
            <text:p>0.006098432</text:p>
          </table:table-cell>
          <table:table-cell office:value-type="float" office:value="0.046959104" calcext:value-type="float">
            <text:p>0.046959104</text:p>
          </table:table-cell>
          <table:table-cell office:value-type="float" office:value="0.333007104" calcext:value-type="float">
            <text:p>0.333007104</text:p>
          </table:table-cell>
          <table:table-cell office:value-type="float" office:value="1.412822272" calcext:value-type="float">
            <text:p>1.412822272</text:p>
          </table:table-cell>
          <table:table-cell office:value-type="float" office:value="2.065712896" calcext:value-type="float">
            <text:p>2.065712896</text:p>
          </table:table-cell>
          <table:table-cell office:value-type="float" office:value="1.695900672" calcext:value-type="float">
            <text:p>1.695900672</text:p>
          </table:table-cell>
          <table:table-cell office:value-type="float" office:value="2.534181888" calcext:value-type="float">
            <text:p>2.534181888</text:p>
          </table:table-cell>
          <table:table-cell office:value-type="float" office:value="1.908719616" calcext:value-type="float">
            <text:p>1.908719616</text:p>
          </table:table-cell>
          <table:table-cell office:value-type="float" office:value="3.062554368" calcext:value-type="float">
            <text:p>3.062554368</text:p>
          </table:table-cell>
          <table:table-cell office:value-type="float" office:value="2.186290688" calcext:value-type="float">
            <text:p>2.186290688</text:p>
          </table:table-cell>
          <table:table-cell office:value-type="float" office:value="10.838940672" calcext:value-type="float">
            <text:p>10.838940672</text:p>
          </table:table-cell>
          <table:table-cell office:value-type="float" office:value="15.0358016" calcext:value-type="float">
            <text:p>15.0358016</text:p>
          </table:table-cell>
        </table:table-row>
        <table:table-row table:style-name="ro1">
          <table:table-cell/>
          <table:table-cell office:value-type="float" office:value="0.005892096" calcext:value-type="float">
            <text:p>0.005892096</text:p>
          </table:table-cell>
          <table:table-cell office:value-type="float" office:value="0.006707712" calcext:value-type="float">
            <text:p>0.006707712</text:p>
          </table:table-cell>
          <table:table-cell office:value-type="float" office:value="0.00597888" calcext:value-type="float">
            <text:p>0.00597888</text:p>
          </table:table-cell>
          <table:table-cell office:value-type="float" office:value="0.046543616" calcext:value-type="float">
            <text:p>0.046543616</text:p>
          </table:table-cell>
          <table:table-cell office:value-type="float" office:value="0.333033472" calcext:value-type="float">
            <text:p>0.333033472</text:p>
          </table:table-cell>
          <table:table-cell office:value-type="float" office:value="1.412813824" calcext:value-type="float">
            <text:p>1.412813824</text:p>
          </table:table-cell>
          <table:table-cell office:value-type="float" office:value="2.065763072" calcext:value-type="float">
            <text:p>2.065763072</text:p>
          </table:table-cell>
          <table:table-cell office:value-type="float" office:value="1.706708224" calcext:value-type="float">
            <text:p>1.706708224</text:p>
          </table:table-cell>
          <table:table-cell office:value-type="float" office:value="2.546888704" calcext:value-type="float">
            <text:p>2.546888704</text:p>
          </table:table-cell>
          <table:table-cell office:value-type="float" office:value="1.908709376" calcext:value-type="float">
            <text:p>1.908709376</text:p>
          </table:table-cell>
          <table:table-cell office:value-type="float" office:value="3.062587392" calcext:value-type="float">
            <text:p>3.062587392</text:p>
          </table:table-cell>
          <table:table-cell office:value-type="float" office:value="2.186276864" calcext:value-type="float">
            <text:p>2.186276864</text:p>
          </table:table-cell>
          <table:table-cell office:value-type="float" office:value="10.838959616" calcext:value-type="float">
            <text:p>10.838959616</text:p>
          </table:table-cell>
          <table:table-cell office:value-type="float" office:value="13.48824832" calcext:value-type="float">
            <text:p>13.48824832</text:p>
          </table:table-cell>
        </table:table-row>
        <table:table-row table:style-name="ro1">
          <table:table-cell/>
          <table:table-cell office:value-type="float" office:value="0.006574592" calcext:value-type="float">
            <text:p>0.006574592</text:p>
          </table:table-cell>
          <table:table-cell office:value-type="float" office:value="0.00574336" calcext:value-type="float">
            <text:p>0.00574336</text:p>
          </table:table-cell>
          <table:table-cell office:value-type="float" office:value="0.005931008" calcext:value-type="float">
            <text:p>0.005931008</text:p>
          </table:table-cell>
          <table:table-cell office:value-type="float" office:value="0.046535168" calcext:value-type="float">
            <text:p>0.046535168</text:p>
          </table:table-cell>
          <table:table-cell office:value-type="float" office:value="0.33321984" calcext:value-type="float">
            <text:p>0.33321984</text:p>
          </table:table-cell>
          <table:table-cell office:value-type="float" office:value="1.412809984" calcext:value-type="float">
            <text:p>1.412809984</text:p>
          </table:table-cell>
          <table:table-cell office:value-type="float" office:value="2.065974272" calcext:value-type="float">
            <text:p>2.065974272</text:p>
          </table:table-cell>
          <table:table-cell office:value-type="float" office:value="1.685487872" calcext:value-type="float">
            <text:p>1.685487872</text:p>
          </table:table-cell>
          <table:table-cell office:value-type="float" office:value="2.546918912" calcext:value-type="float">
            <text:p>2.546918912</text:p>
          </table:table-cell>
          <table:table-cell office:value-type="float" office:value="1.9256768" calcext:value-type="float">
            <text:p>1.9256768</text:p>
          </table:table-cell>
          <table:table-cell office:value-type="float" office:value="3.062619648" calcext:value-type="float">
            <text:p>3.062619648</text:p>
          </table:table-cell>
          <table:table-cell office:value-type="float" office:value="2.148345344" calcext:value-type="float">
            <text:p>2.148345344</text:p>
          </table:table-cell>
          <table:table-cell office:value-type="float" office:value="10.83898368" calcext:value-type="float">
            <text:p>10.83898368</text:p>
          </table:table-cell>
          <table:table-cell office:value-type="float" office:value="10.768055296" calcext:value-type="float">
            <text:p>10.768055296</text:p>
          </table:table-cell>
        </table:table-row>
        <table:table-row table:style-name="ro1">
          <table:table-cell/>
          <table:table-cell office:value-type="float" office:value="0.006309632" calcext:value-type="float">
            <text:p>0.006309632</text:p>
          </table:table-cell>
          <table:table-cell office:value-type="float" office:value="0.007115776" calcext:value-type="float">
            <text:p>0.007115776</text:p>
          </table:table-cell>
          <table:table-cell office:value-type="float" office:value="0.005891328" calcext:value-type="float">
            <text:p>0.005891328</text:p>
          </table:table-cell>
          <table:table-cell office:value-type="float" office:value="0.046699264" calcext:value-type="float">
            <text:p>0.046699264</text:p>
          </table:table-cell>
          <table:table-cell office:value-type="float" office:value="0.333199104" calcext:value-type="float">
            <text:p>0.333199104</text:p>
          </table:table-cell>
          <table:table-cell office:value-type="float" office:value="1.467216128" calcext:value-type="float">
            <text:p>1.467216128</text:p>
          </table:table-cell>
          <table:table-cell office:value-type="float" office:value="2.1826944" calcext:value-type="float">
            <text:p>2.1826944</text:p>
          </table:table-cell>
          <table:table-cell office:value-type="float" office:value="1.685393152" calcext:value-type="float">
            <text:p>1.685393152</text:p>
          </table:table-cell>
          <table:table-cell office:value-type="float" office:value="2.546949376" calcext:value-type="float">
            <text:p>2.546949376</text:p>
          </table:table-cell>
          <table:table-cell office:value-type="float" office:value="1.92567424" calcext:value-type="float">
            <text:p>1.92567424</text:p>
          </table:table-cell>
          <table:table-cell office:value-type="float" office:value="3.498689536" calcext:value-type="float">
            <text:p>3.498689536</text:p>
          </table:table-cell>
          <table:table-cell office:value-type="float" office:value="2.148342272" calcext:value-type="float">
            <text:p>2.148342272</text:p>
          </table:table-cell>
          <table:table-cell office:value-type="float" office:value="10.839012096" calcext:value-type="float">
            <text:p>10.839012096</text:p>
          </table:table-cell>
          <table:table-cell office:value-type="float" office:value="13.985923584" calcext:value-type="float">
            <text:p>13.985923584</text:p>
          </table:table-cell>
        </table:table-row>
        <table:table-row table:style-name="ro1">
          <table:table-cell/>
          <table:table-cell office:value-type="float" office:value="0.00632704" calcext:value-type="float">
            <text:p>0.00632704</text:p>
          </table:table-cell>
          <table:table-cell office:value-type="float" office:value="0.0061888" calcext:value-type="float">
            <text:p>0.0061888</text:p>
          </table:table-cell>
          <table:table-cell office:value-type="float" office:value="0.005875968" calcext:value-type="float">
            <text:p>0.005875968</text:p>
          </table:table-cell>
          <table:table-cell office:value-type="float" office:value="0.046697728" calcext:value-type="float">
            <text:p>0.046697728</text:p>
          </table:table-cell>
          <table:table-cell office:value-type="float" office:value="0.333215232" calcext:value-type="float">
            <text:p>0.333215232</text:p>
          </table:table-cell>
          <table:table-cell office:value-type="float" office:value="1.467230976" calcext:value-type="float">
            <text:p>1.467230976</text:p>
          </table:table-cell>
          <table:table-cell office:value-type="float" office:value="2.18273792" calcext:value-type="float">
            <text:p>2.18273792</text:p>
          </table:table-cell>
          <table:table-cell office:value-type="float" office:value="1.685412096" calcext:value-type="float">
            <text:p>1.685412096</text:p>
          </table:table-cell>
          <table:table-cell office:value-type="float" office:value="2.546980608" calcext:value-type="float">
            <text:p>2.546980608</text:p>
          </table:table-cell>
          <table:table-cell office:value-type="float" office:value="1.830064128" calcext:value-type="float">
            <text:p>1.830064128</text:p>
          </table:table-cell>
          <table:table-cell office:value-type="float" office:value="3.498746368" calcext:value-type="float">
            <text:p>3.498746368</text:p>
          </table:table-cell>
          <table:table-cell office:value-type="float" office:value="2.148339456" calcext:value-type="float">
            <text:p>2.148339456</text:p>
          </table:table-cell>
          <table:table-cell office:value-type="float" office:value="10.839042048" calcext:value-type="float">
            <text:p>10.839042048</text:p>
          </table:table-cell>
          <table:table-cell office:value-type="float" office:value="14.378426368" calcext:value-type="float">
            <text:p>14.378426368</text:p>
          </table:table-cell>
        </table:table-row>
        <table:table-row table:style-name="ro1">
          <table:table-cell/>
          <table:table-cell office:value-type="float" office:value="0.006468608" calcext:value-type="float">
            <text:p>0.006468608</text:p>
          </table:table-cell>
          <table:table-cell office:value-type="float" office:value="0.005517312" calcext:value-type="float">
            <text:p>0.005517312</text:p>
          </table:table-cell>
          <table:table-cell office:value-type="float" office:value="0.00578304" calcext:value-type="float">
            <text:p>0.00578304</text:p>
          </table:table-cell>
          <table:table-cell office:value-type="float" office:value="0.046533888" calcext:value-type="float">
            <text:p>0.046533888</text:p>
          </table:table-cell>
          <table:table-cell office:value-type="float" office:value="0.324800512" calcext:value-type="float">
            <text:p>0.324800512</text:p>
          </table:table-cell>
          <table:table-cell office:value-type="float" office:value="1.464720384" calcext:value-type="float">
            <text:p>1.464720384</text:p>
          </table:table-cell>
          <table:table-cell office:value-type="float" office:value="2.180462592" calcext:value-type="float">
            <text:p>2.180462592</text:p>
          </table:table-cell>
          <table:table-cell office:value-type="float" office:value="1.674717696" calcext:value-type="float">
            <text:p>1.674717696</text:p>
          </table:table-cell>
          <table:table-cell office:value-type="float" office:value="2.567181312" calcext:value-type="float">
            <text:p>2.567181312</text:p>
          </table:table-cell>
          <table:table-cell office:value-type="float" office:value="1.830062336" calcext:value-type="float">
            <text:p>1.830062336</text:p>
          </table:table-cell>
          <table:table-cell office:value-type="float" office:value="3.45457536" calcext:value-type="float">
            <text:p>3.45457536</text:p>
          </table:table-cell>
          <table:table-cell office:value-type="float" office:value="2.404158976" calcext:value-type="float">
            <text:p>2.404158976</text:p>
          </table:table-cell>
          <table:table-cell office:value-type="float" office:value="10.839071744" calcext:value-type="float">
            <text:p>10.839071744</text:p>
          </table:table-cell>
          <table:table-cell office:value-type="float" office:value="14.378491392" calcext:value-type="float">
            <text:p>14.378491392</text:p>
          </table:table-cell>
        </table:table-row>
        <table:table-row table:style-name="ro1">
          <table:table-cell/>
          <table:table-cell office:value-type="float" office:value="0.0060864" calcext:value-type="float">
            <text:p>0.0060864</text:p>
          </table:table-cell>
          <table:table-cell office:value-type="float" office:value="0.009075968" calcext:value-type="float">
            <text:p>0.009075968</text:p>
          </table:table-cell>
          <table:table-cell office:value-type="float" office:value="0.005689088" calcext:value-type="float">
            <text:p>0.005689088</text:p>
          </table:table-cell>
          <table:table-cell office:value-type="float" office:value="0.046461952" calcext:value-type="float">
            <text:p>0.046461952</text:p>
          </table:table-cell>
          <table:table-cell office:value-type="float" office:value="0.324829184" calcext:value-type="float">
            <text:p>0.324829184</text:p>
          </table:table-cell>
          <table:table-cell office:value-type="float" office:value="1.464726016" calcext:value-type="float">
            <text:p>1.464726016</text:p>
          </table:table-cell>
          <table:table-cell office:value-type="float" office:value="2.180489472" calcext:value-type="float">
            <text:p>2.180489472</text:p>
          </table:table-cell>
          <table:table-cell office:value-type="float" office:value="1.674751488" calcext:value-type="float">
            <text:p>1.674751488</text:p>
          </table:table-cell>
          <table:table-cell office:value-type="float" office:value="2.57688576" calcext:value-type="float">
            <text:p>2.57688576</text:p>
          </table:table-cell>
          <table:table-cell office:value-type="float" office:value="1.794353664" calcext:value-type="float">
            <text:p>1.794353664</text:p>
          </table:table-cell>
          <table:table-cell office:value-type="float" office:value="3.4546368" calcext:value-type="float">
            <text:p>3.4546368</text:p>
          </table:table-cell>
          <table:table-cell office:value-type="float" office:value="2.404159232" calcext:value-type="float">
            <text:p>2.404159232</text:p>
          </table:table-cell>
          <table:table-cell office:value-type="float" office:value="10.839101952" calcext:value-type="float">
            <text:p>10.839101952</text:p>
          </table:table-cell>
          <table:table-cell office:value-type="float" office:value="15.282823424" calcext:value-type="float">
            <text:p>15.282823424</text:p>
          </table:table-cell>
        </table:table-row>
        <table:table-row table:style-name="ro1">
          <table:table-cell/>
          <table:table-cell office:value-type="float" office:value="0.006061312" calcext:value-type="float">
            <text:p>0.006061312</text:p>
          </table:table-cell>
          <table:table-cell office:value-type="float" office:value="0.00583552" calcext:value-type="float">
            <text:p>0.00583552</text:p>
          </table:table-cell>
          <table:table-cell office:value-type="float" office:value="0.005643776" calcext:value-type="float">
            <text:p>0.005643776</text:p>
          </table:table-cell>
          <table:table-cell office:value-type="float" office:value="0.046450688" calcext:value-type="float">
            <text:p>0.046450688</text:p>
          </table:table-cell>
          <table:table-cell office:value-type="float" office:value="0.32486144" calcext:value-type="float">
            <text:p>0.32486144</text:p>
          </table:table-cell>
          <table:table-cell office:value-type="float" office:value="1.464663808" calcext:value-type="float">
            <text:p>1.464663808</text:p>
          </table:table-cell>
          <table:table-cell office:value-type="float" office:value="2.180523264" calcext:value-type="float">
            <text:p>2.180523264</text:p>
          </table:table-cell>
          <table:table-cell office:value-type="float" office:value="1.674785792" calcext:value-type="float">
            <text:p>1.674785792</text:p>
          </table:table-cell>
          <table:table-cell office:value-type="float" office:value="2.576935424" calcext:value-type="float">
            <text:p>2.576935424</text:p>
          </table:table-cell>
          <table:table-cell office:value-type="float" office:value="1.794358784" calcext:value-type="float">
            <text:p>1.794358784</text:p>
          </table:table-cell>
          <table:table-cell office:value-type="float" office:value="3.454685952" calcext:value-type="float">
            <text:p>3.454685952</text:p>
          </table:table-cell>
          <table:table-cell office:value-type="float" office:value="2.404157952" calcext:value-type="float">
            <text:p>2.404157952</text:p>
          </table:table-cell>
          <table:table-cell office:value-type="float" office:value="10.839146496" calcext:value-type="float">
            <text:p>10.839146496</text:p>
          </table:table-cell>
          <table:table-cell office:value-type="float" office:value="15.282854912" calcext:value-type="float">
            <text:p>15.282854912</text:p>
          </table:table-cell>
        </table:table-row>
        <table:table-row table:style-name="ro1">
          <table:table-cell/>
          <table:table-cell office:value-type="float" office:value="0.005810432" calcext:value-type="float">
            <text:p>0.005810432</text:p>
          </table:table-cell>
          <table:table-cell office:value-type="float" office:value="0.006401536" calcext:value-type="float">
            <text:p>0.006401536</text:p>
          </table:table-cell>
          <table:table-cell office:value-type="float" office:value="0.005606144" calcext:value-type="float">
            <text:p>0.005606144</text:p>
          </table:table-cell>
          <table:table-cell office:value-type="float" office:value="0.046444544" calcext:value-type="float">
            <text:p>0.046444544</text:p>
          </table:table-cell>
          <table:table-cell office:value-type="float" office:value="0.324895744" calcext:value-type="float">
            <text:p>0.324895744</text:p>
          </table:table-cell>
          <table:table-cell office:value-type="float" office:value="1.42808192" calcext:value-type="float">
            <text:p>1.42808192</text:p>
          </table:table-cell>
          <table:table-cell office:value-type="float" office:value="2.180557824" calcext:value-type="float">
            <text:p>2.180557824</text:p>
          </table:table-cell>
          <table:table-cell office:value-type="float" office:value="1.685536256" calcext:value-type="float">
            <text:p>1.685536256</text:p>
          </table:table-cell>
          <table:table-cell office:value-type="float" office:value="2.575292672" calcext:value-type="float">
            <text:p>2.575292672</text:p>
          </table:table-cell>
          <table:table-cell office:value-type="float" office:value="1.794363392" calcext:value-type="float">
            <text:p>1.794363392</text:p>
          </table:table-cell>
          <table:table-cell office:value-type="float" office:value="3.454731264" calcext:value-type="float">
            <text:p>3.454731264</text:p>
          </table:table-cell>
          <table:table-cell office:value-type="float" office:value="2.40415616" calcext:value-type="float">
            <text:p>2.40415616</text:p>
          </table:table-cell>
          <table:table-cell office:value-type="float" office:value="10.839176192" calcext:value-type="float">
            <text:p>10.839176192</text:p>
          </table:table-cell>
          <table:table-cell office:value-type="float" office:value="15.282888448" calcext:value-type="float">
            <text:p>15.282888448</text:p>
          </table:table-cell>
        </table:table-row>
        <table:table-row table:style-name="ro1">
          <table:table-cell/>
          <table:table-cell office:value-type="float" office:value="0.00600448" calcext:value-type="float">
            <text:p>0.00600448</text:p>
          </table:table-cell>
          <table:table-cell office:value-type="float" office:value="0.006054912" calcext:value-type="float">
            <text:p>0.006054912</text:p>
          </table:table-cell>
          <table:table-cell office:value-type="float" office:value="0.005590016" calcext:value-type="float">
            <text:p>0.005590016</text:p>
          </table:table-cell>
          <table:table-cell office:value-type="float" office:value="0.046438912" calcext:value-type="float">
            <text:p>0.046438912</text:p>
          </table:table-cell>
          <table:table-cell office:value-type="float" office:value="0.324929024" calcext:value-type="float">
            <text:p>0.324929024</text:p>
          </table:table-cell>
          <table:table-cell office:value-type="float" office:value="1.438700544" calcext:value-type="float">
            <text:p>1.438700544</text:p>
          </table:table-cell>
          <table:table-cell office:value-type="float" office:value="2.1805888" calcext:value-type="float">
            <text:p>2.1805888</text:p>
          </table:table-cell>
          <table:table-cell office:value-type="float" office:value="1.685566208" calcext:value-type="float">
            <text:p>1.685566208</text:p>
          </table:table-cell>
          <table:table-cell office:value-type="float" office:value="2.575318016" calcext:value-type="float">
            <text:p>2.575318016</text:p>
          </table:table-cell>
          <table:table-cell office:value-type="float" office:value="1.794367488" calcext:value-type="float">
            <text:p>1.794367488</text:p>
          </table:table-cell>
          <table:table-cell office:value-type="float" office:value="3.454775552" calcext:value-type="float">
            <text:p>3.454775552</text:p>
          </table:table-cell>
          <table:table-cell office:value-type="float" office:value="2.404156416" calcext:value-type="float">
            <text:p>2.404156416</text:p>
          </table:table-cell>
          <table:table-cell office:value-type="float" office:value="10.839270656" calcext:value-type="float">
            <text:p>10.839270656</text:p>
          </table:table-cell>
          <table:table-cell office:value-type="float" office:value="15.28292352" calcext:value-type="float">
            <text:p>15.28292352</text:p>
          </table:table-cell>
        </table:table-row>
        <table:table-row table:style-name="ro1">
          <table:table-cell/>
          <table:table-cell office:value-type="float" office:value="0.008819968" calcext:value-type="float">
            <text:p>0.008819968</text:p>
          </table:table-cell>
          <table:table-cell office:value-type="float" office:value="0.006431744" calcext:value-type="float">
            <text:p>0.006431744</text:p>
          </table:table-cell>
          <table:table-cell office:value-type="float" office:value="0.011579648" calcext:value-type="float">
            <text:p>0.011579648</text:p>
          </table:table-cell>
          <table:table-cell office:value-type="float" office:value="0.039326464" calcext:value-type="float">
            <text:p>0.039326464</text:p>
          </table:table-cell>
          <table:table-cell office:value-type="float" office:value="0.324967424" calcext:value-type="float">
            <text:p>0.324967424</text:p>
          </table:table-cell>
          <table:table-cell office:value-type="float" office:value="1.465189632" calcext:value-type="float">
            <text:p>1.465189632</text:p>
          </table:table-cell>
          <table:table-cell office:value-type="float" office:value="2.180624896" calcext:value-type="float">
            <text:p>2.180624896</text:p>
          </table:table-cell>
          <table:table-cell office:value-type="float" office:value="1.68559872" calcext:value-type="float">
            <text:p>1.68559872</text:p>
          </table:table-cell>
          <table:table-cell office:value-type="float" office:value="2.575353344" calcext:value-type="float">
            <text:p>2.575353344</text:p>
          </table:table-cell>
          <table:table-cell office:value-type="float" office:value="1.794371584" calcext:value-type="float">
            <text:p>1.794371584</text:p>
          </table:table-cell>
          <table:table-cell office:value-type="float" office:value="3.454820864" calcext:value-type="float">
            <text:p>3.454820864</text:p>
          </table:table-cell>
          <table:table-cell office:value-type="float" office:value="2.404155392" calcext:value-type="float">
            <text:p>2.404155392</text:p>
          </table:table-cell>
          <table:table-cell office:value-type="float" office:value="10.839303424" calcext:value-type="float">
            <text:p>10.839303424</text:p>
          </table:table-cell>
          <table:table-cell office:value-type="float" office:value="15.55676544" calcext:value-type="float">
            <text:p>15.55676544</text:p>
          </table:table-cell>
        </table:table-row>
        <table:table-row table:style-name="ro1">
          <table:table-cell/>
          <table:table-cell office:value-type="float" office:value="0.00601856" calcext:value-type="float">
            <text:p>0.00601856</text:p>
          </table:table-cell>
          <table:table-cell office:value-type="float" office:value="0.006517248" calcext:value-type="float">
            <text:p>0.006517248</text:p>
          </table:table-cell>
          <table:table-cell office:value-type="float" office:value="0.011471872" calcext:value-type="float">
            <text:p>0.011471872</text:p>
          </table:table-cell>
          <table:table-cell office:value-type="float" office:value="0.039273216" calcext:value-type="float">
            <text:p>0.039273216</text:p>
          </table:table-cell>
          <table:table-cell office:value-type="float" office:value="0.325004032" calcext:value-type="float">
            <text:p>0.325004032</text:p>
          </table:table-cell>
          <table:table-cell office:value-type="float" office:value="1.465180672" calcext:value-type="float">
            <text:p>1.465180672</text:p>
          </table:table-cell>
          <table:table-cell office:value-type="float" office:value="2.18073728" calcext:value-type="float">
            <text:p>2.18073728</text:p>
          </table:table-cell>
          <table:table-cell office:value-type="float" office:value="1.685627392" calcext:value-type="float">
            <text:p>1.685627392</text:p>
          </table:table-cell>
          <table:table-cell office:value-type="float" office:value="2.575388416" calcext:value-type="float">
            <text:p>2.575388416</text:p>
          </table:table-cell>
          <table:table-cell office:value-type="float" office:value="1.873188608" calcext:value-type="float">
            <text:p>1.873188608</text:p>
          </table:table-cell>
          <table:table-cell office:value-type="float" office:value="3.454865664" calcext:value-type="float">
            <text:p>3.454865664</text:p>
          </table:table-cell>
          <table:table-cell office:value-type="float" office:value="2.404155136" calcext:value-type="float">
            <text:p>2.404155136</text:p>
          </table:table-cell>
          <table:table-cell office:value-type="float" office:value="10.8393344" calcext:value-type="float">
            <text:p>10.8393344</text:p>
          </table:table-cell>
          <table:table-cell office:value-type="float" office:value="15.705069824" calcext:value-type="float">
            <text:p>15.705069824</text:p>
          </table:table-cell>
        </table:table-row>
        <table:table-row table:style-name="ro1">
          <table:table-cell/>
          <table:table-cell office:value-type="float" office:value="0.007614976" calcext:value-type="float">
            <text:p>0.007614976</text:p>
          </table:table-cell>
          <table:table-cell office:value-type="float" office:value="0.006768896" calcext:value-type="float">
            <text:p>0.006768896</text:p>
          </table:table-cell>
          <table:table-cell office:value-type="float" office:value="0.011424256" calcext:value-type="float">
            <text:p>0.011424256</text:p>
          </table:table-cell>
          <table:table-cell office:value-type="float" office:value="0.039277056" calcext:value-type="float">
            <text:p>0.039277056</text:p>
          </table:table-cell>
          <table:table-cell office:value-type="float" office:value="0.32525312" calcext:value-type="float">
            <text:p>0.32525312</text:p>
          </table:table-cell>
          <table:table-cell office:value-type="float" office:value="1.46517632" calcext:value-type="float">
            <text:p>1.46517632</text:p>
          </table:table-cell>
          <table:table-cell office:value-type="float" office:value="2.180776192" calcext:value-type="float">
            <text:p>2.180776192</text:p>
          </table:table-cell>
          <table:table-cell office:value-type="float" office:value="1.685656064" calcext:value-type="float">
            <text:p>1.685656064</text:p>
          </table:table-cell>
          <table:table-cell office:value-type="float" office:value="2.575425792" calcext:value-type="float">
            <text:p>2.575425792</text:p>
          </table:table-cell>
          <table:table-cell office:value-type="float" office:value="1.873206016" calcext:value-type="float">
            <text:p>1.873206016</text:p>
          </table:table-cell>
          <table:table-cell office:value-type="float" office:value="3.454911744" calcext:value-type="float">
            <text:p>3.454911744</text:p>
          </table:table-cell>
          <table:table-cell office:value-type="float" office:value="2.149208832" calcext:value-type="float">
            <text:p>2.149208832</text:p>
          </table:table-cell>
          <table:table-cell office:value-type="float" office:value="10.839365376" calcext:value-type="float">
            <text:p>10.839365376</text:p>
          </table:table-cell>
          <table:table-cell office:value-type="float" office:value="15.705265152" calcext:value-type="float">
            <text:p>15.705265152</text:p>
          </table:table-cell>
        </table:table-row>
        <table:table-row table:style-name="ro1">
          <table:table-cell/>
          <table:table-cell office:value-type="float" office:value="0.00691456" calcext:value-type="float">
            <text:p>0.00691456</text:p>
          </table:table-cell>
          <table:table-cell office:value-type="float" office:value="0.007453184" calcext:value-type="float">
            <text:p>0.007453184</text:p>
          </table:table-cell>
          <table:table-cell office:value-type="float" office:value="0.011384064" calcext:value-type="float">
            <text:p>0.011384064</text:p>
          </table:table-cell>
          <table:table-cell office:value-type="float" office:value="0.03929216" calcext:value-type="float">
            <text:p>0.03929216</text:p>
          </table:table-cell>
          <table:table-cell office:value-type="float" office:value="0.325191424" calcext:value-type="float">
            <text:p>0.325191424</text:p>
          </table:table-cell>
          <table:table-cell office:value-type="float" office:value="1.46517248" calcext:value-type="float">
            <text:p>1.46517248</text:p>
          </table:table-cell>
          <table:table-cell office:value-type="float" office:value="2.180815616" calcext:value-type="float">
            <text:p>2.180815616</text:p>
          </table:table-cell>
          <table:table-cell office:value-type="float" office:value="1.670490624" calcext:value-type="float">
            <text:p>1.670490624</text:p>
          </table:table-cell>
          <table:table-cell office:value-type="float" office:value="2.575463424" calcext:value-type="float">
            <text:p>2.575463424</text:p>
          </table:table-cell>
          <table:table-cell office:value-type="float" office:value="1.87321216" calcext:value-type="float">
            <text:p>1.87321216</text:p>
          </table:table-cell>
          <table:table-cell office:value-type="float" office:value="3.454975488" calcext:value-type="float">
            <text:p>3.454975488</text:p>
          </table:table-cell>
          <table:table-cell office:value-type="float" office:value="2.14905984" calcext:value-type="float">
            <text:p>2.14905984</text:p>
          </table:table-cell>
          <table:table-cell office:value-type="float" office:value="10.839396096" calcext:value-type="float">
            <text:p>10.839396096</text:p>
          </table:table-cell>
          <table:table-cell office:value-type="float" office:value="15.705352448" calcext:value-type="float">
            <text:p>15.705352448</text:p>
          </table:table-cell>
        </table:table-row>
        <table:table-row table:style-name="ro1">
          <table:table-cell/>
          <table:table-cell office:value-type="float" office:value="0.007059968" calcext:value-type="float">
            <text:p>0.007059968</text:p>
          </table:table-cell>
          <table:table-cell office:value-type="float" office:value="0.00642432" calcext:value-type="float">
            <text:p>0.00642432</text:p>
          </table:table-cell>
          <table:table-cell office:value-type="float" office:value="0.011346944" calcext:value-type="float">
            <text:p>0.011346944</text:p>
          </table:table-cell>
          <table:table-cell office:value-type="float" office:value="0.039309824" calcext:value-type="float">
            <text:p>0.039309824</text:p>
          </table:table-cell>
          <table:table-cell office:value-type="float" office:value="0.32520832" calcext:value-type="float">
            <text:p>0.32520832</text:p>
          </table:table-cell>
          <table:table-cell office:value-type="float" office:value="1.46516992" calcext:value-type="float">
            <text:p>1.46516992</text:p>
          </table:table-cell>
          <table:table-cell office:value-type="float" office:value="2.18090112" calcext:value-type="float">
            <text:p>2.18090112</text:p>
          </table:table-cell>
          <table:table-cell office:value-type="float" office:value="1.681979904" calcext:value-type="float">
            <text:p>1.681979904</text:p>
          </table:table-cell>
          <table:table-cell office:value-type="float" office:value="2.57549184" calcext:value-type="float">
            <text:p>2.57549184</text:p>
          </table:table-cell>
          <table:table-cell office:value-type="float" office:value="1.859650816" calcext:value-type="float">
            <text:p>1.859650816</text:p>
          </table:table-cell>
          <table:table-cell office:value-type="float" office:value="3.455021824" calcext:value-type="float">
            <text:p>3.455021824</text:p>
          </table:table-cell>
          <table:table-cell office:value-type="float" office:value="2.149043968" calcext:value-type="float">
            <text:p>2.149043968</text:p>
          </table:table-cell>
          <table:table-cell office:value-type="float" office:value="10.839426816" calcext:value-type="float">
            <text:p>10.839426816</text:p>
          </table:table-cell>
          <table:table-cell office:value-type="float" office:value="15.18808704" calcext:value-type="float">
            <text:p>15.18808704</text:p>
          </table:table-cell>
        </table:table-row>
        <table:table-row table:style-name="ro1">
          <table:table-cell/>
          <table:table-cell office:value-type="float" office:value="0.000599808" calcext:value-type="float">
            <text:p>0.000599808</text:p>
          </table:table-cell>
          <table:table-cell office:value-type="float" office:value="0.0061696" calcext:value-type="float">
            <text:p>0.0061696</text:p>
          </table:table-cell>
          <table:table-cell office:value-type="float" office:value="0.010424064" calcext:value-type="float">
            <text:p>0.010424064</text:p>
          </table:table-cell>
          <table:table-cell office:value-type="float" office:value="0.038943488" calcext:value-type="float">
            <text:p>0.038943488</text:p>
          </table:table-cell>
          <table:table-cell office:value-type="float" office:value="0.324721408" calcext:value-type="float">
            <text:p>0.324721408</text:p>
          </table:table-cell>
          <table:table-cell office:value-type="float" office:value="1.438655744" calcext:value-type="float">
            <text:p>1.438655744</text:p>
          </table:table-cell>
          <table:table-cell office:value-type="float" office:value="2.29743616" calcext:value-type="float">
            <text:p>2.29743616</text:p>
          </table:table-cell>
          <table:table-cell office:value-type="float" office:value="1.73917184" calcext:value-type="float">
            <text:p>1.73917184</text:p>
          </table:table-cell>
          <table:table-cell office:value-type="float" office:value="2.57481984" calcext:value-type="float">
            <text:p>2.57481984</text:p>
          </table:table-cell>
          <table:table-cell office:value-type="float" office:value="1.8596608" calcext:value-type="float">
            <text:p>1.8596608</text:p>
          </table:table-cell>
          <table:table-cell office:value-type="float" office:value="3.455067904" calcext:value-type="float">
            <text:p>3.455067904</text:p>
          </table:table-cell>
          <table:table-cell office:value-type="float" office:value="2.149053184" calcext:value-type="float">
            <text:p>2.149053184</text:p>
          </table:table-cell>
          <table:table-cell office:value-type="float" office:value="10.839457536" calcext:value-type="float">
            <text:p>10.839457536</text:p>
          </table:table-cell>
          <table:table-cell office:value-type="float" office:value="15.188050688" calcext:value-type="float">
            <text:p>15.188050688</text:p>
          </table:table-cell>
        </table:table-row>
        <table:table-row table:style-name="ro1">
          <table:table-cell/>
          <table:table-cell office:value-type="float" office:value="0.00665984" calcext:value-type="float">
            <text:p>0.00665984</text:p>
          </table:table-cell>
          <table:table-cell office:value-type="float" office:value="0.008143104" calcext:value-type="float">
            <text:p>0.008143104</text:p>
          </table:table-cell>
          <table:table-cell office:value-type="float" office:value="0.010391296" calcext:value-type="float">
            <text:p>0.010391296</text:p>
          </table:table-cell>
          <table:table-cell office:value-type="float" office:value="0.03881856" calcext:value-type="float">
            <text:p>0.03881856</text:p>
          </table:table-cell>
          <table:table-cell office:value-type="float" office:value="0.324831232" calcext:value-type="float">
            <text:p>0.324831232</text:p>
          </table:table-cell>
          <table:table-cell office:value-type="float" office:value="1.43865472" calcext:value-type="float">
            <text:p>1.43865472</text:p>
          </table:table-cell>
          <table:table-cell office:value-type="float" office:value="2.29939456" calcext:value-type="float">
            <text:p>2.29939456</text:p>
          </table:table-cell>
          <table:table-cell office:value-type="float" office:value="1.750070784" calcext:value-type="float">
            <text:p>1.750070784</text:p>
          </table:table-cell>
          <table:table-cell office:value-type="float" office:value="2.574858752" calcext:value-type="float">
            <text:p>2.574858752</text:p>
          </table:table-cell>
          <table:table-cell office:value-type="float" office:value="1.96832896" calcext:value-type="float">
            <text:p>1.96832896</text:p>
          </table:table-cell>
          <table:table-cell office:value-type="float" office:value="3.45511424" calcext:value-type="float">
            <text:p>3.45511424</text:p>
          </table:table-cell>
          <table:table-cell office:value-type="float" office:value="2.149049344" calcext:value-type="float">
            <text:p>2.149049344</text:p>
          </table:table-cell>
          <table:table-cell office:value-type="float" office:value="10.839487744" calcext:value-type="float">
            <text:p>10.839487744</text:p>
          </table:table-cell>
          <table:table-cell office:value-type="float" office:value="15.188033024" calcext:value-type="float">
            <text:p>15.188033024</text:p>
          </table:table-cell>
        </table:table-row>
        <table:table-row table:style-name="ro1">
          <table:table-cell/>
          <table:table-cell office:value-type="float" office:value="0.005878784" calcext:value-type="float">
            <text:p>0.005878784</text:p>
          </table:table-cell>
          <table:table-cell office:value-type="float" office:value="0.007375104" calcext:value-type="float">
            <text:p>0.007375104</text:p>
          </table:table-cell>
          <table:table-cell office:value-type="float" office:value="0.010407168" calcext:value-type="float">
            <text:p>0.010407168</text:p>
          </table:table-cell>
          <table:table-cell office:value-type="float" office:value="0.038796544" calcext:value-type="float">
            <text:p>0.038796544</text:p>
          </table:table-cell>
          <table:table-cell office:value-type="float" office:value="0.324865024" calcext:value-type="float">
            <text:p>0.324865024</text:p>
          </table:table-cell>
          <table:table-cell office:value-type="float" office:value="1.43865216" calcext:value-type="float">
            <text:p>1.43865216</text:p>
          </table:table-cell>
          <table:table-cell office:value-type="float" office:value="2.303165184" calcext:value-type="float">
            <text:p>2.303165184</text:p>
          </table:table-cell>
          <table:table-cell office:value-type="float" office:value="1.72887296" calcext:value-type="float">
            <text:p>1.72887296</text:p>
          </table:table-cell>
          <table:table-cell office:value-type="float" office:value="2.574956544" calcext:value-type="float">
            <text:p>2.574956544</text:p>
          </table:table-cell>
          <table:table-cell office:value-type="float" office:value="1.96825216" calcext:value-type="float">
            <text:p>1.96825216</text:p>
          </table:table-cell>
          <table:table-cell office:value-type="float" office:value="3.455160832" calcext:value-type="float">
            <text:p>3.455160832</text:p>
          </table:table-cell>
          <table:table-cell office:value-type="float" office:value="2.076378624" calcext:value-type="float">
            <text:p>2.076378624</text:p>
          </table:table-cell>
          <table:table-cell office:value-type="float" office:value="10.83951872" calcext:value-type="float">
            <text:p>10.83951872</text:p>
          </table:table-cell>
          <table:table-cell office:value-type="float" office:value="15.18803328" calcext:value-type="float">
            <text:p>15.18803328</text:p>
          </table:table-cell>
        </table:table-row>
        <table:table-row table:style-name="ro1">
          <table:table-cell/>
          <table:table-cell office:value-type="float" office:value="0.006401536" calcext:value-type="float">
            <text:p>0.006401536</text:p>
          </table:table-cell>
          <table:table-cell office:value-type="float" office:value="0.006925056" calcext:value-type="float">
            <text:p>0.006925056</text:p>
          </table:table-cell>
          <table:table-cell office:value-type="float" office:value="0.01042944" calcext:value-type="float">
            <text:p>0.01042944</text:p>
          </table:table-cell>
          <table:table-cell office:value-type="float" office:value="0.038785792" calcext:value-type="float">
            <text:p>0.038785792</text:p>
          </table:table-cell>
          <table:table-cell office:value-type="float" office:value="0.32489856" calcext:value-type="float">
            <text:p>0.32489856</text:p>
          </table:table-cell>
          <table:table-cell office:value-type="float" office:value="1.4460096" calcext:value-type="float">
            <text:p>1.4460096</text:p>
          </table:table-cell>
          <table:table-cell office:value-type="float" office:value="2.299673344" calcext:value-type="float">
            <text:p>2.299673344</text:p>
          </table:table-cell>
          <table:table-cell office:value-type="float" office:value="1.728893952" calcext:value-type="float">
            <text:p>1.728893952</text:p>
          </table:table-cell>
          <table:table-cell office:value-type="float" office:value="2.574998016" calcext:value-type="float">
            <text:p>2.574998016</text:p>
          </table:table-cell>
          <table:table-cell office:value-type="float" office:value="1.968235776" calcext:value-type="float">
            <text:p>1.968235776</text:p>
          </table:table-cell>
          <table:table-cell office:value-type="float" office:value="3.455208192" calcext:value-type="float">
            <text:p>3.455208192</text:p>
          </table:table-cell>
          <table:table-cell office:value-type="float" office:value="2.076374784" calcext:value-type="float">
            <text:p>2.076374784</text:p>
          </table:table-cell>
          <table:table-cell office:value-type="float" office:value="10.83954816" calcext:value-type="float">
            <text:p>10.83954816</text:p>
          </table:table-cell>
          <table:table-cell office:value-type="float" office:value="14.476399104" calcext:value-type="float">
            <text:p>14.476399104</text:p>
          </table:table-cell>
        </table:table-row>
        <table:table-row table:style-name="ro1">
          <table:table-cell/>
          <table:table-cell office:value-type="float" office:value="0.00562432" calcext:value-type="float">
            <text:p>0.00562432</text:p>
          </table:table-cell>
          <table:table-cell office:value-type="float" office:value="0.006361344" calcext:value-type="float">
            <text:p>0.006361344</text:p>
          </table:table-cell>
          <table:table-cell office:value-type="float" office:value="0.009120256" calcext:value-type="float">
            <text:p>0.009120256</text:p>
          </table:table-cell>
          <table:table-cell office:value-type="float" office:value="0.0387776" calcext:value-type="float">
            <text:p>0.0387776</text:p>
          </table:table-cell>
          <table:table-cell office:value-type="float" office:value="0.324933632" calcext:value-type="float">
            <text:p>0.324933632</text:p>
          </table:table-cell>
          <table:table-cell office:value-type="float" office:value="1.463554048" calcext:value-type="float">
            <text:p>1.463554048</text:p>
          </table:table-cell>
          <table:table-cell office:value-type="float" office:value="2.29968512" calcext:value-type="float">
            <text:p>2.29968512</text:p>
          </table:table-cell>
          <table:table-cell office:value-type="float" office:value="1.728952064" calcext:value-type="float">
            <text:p>1.728952064</text:p>
          </table:table-cell>
          <table:table-cell office:value-type="float" office:value="2.575038976" calcext:value-type="float">
            <text:p>2.575038976</text:p>
          </table:table-cell>
          <table:table-cell office:value-type="float" office:value="1.96816896" calcext:value-type="float">
            <text:p>1.96816896</text:p>
          </table:table-cell>
          <table:table-cell office:value-type="float" office:value="3.455255296" calcext:value-type="float">
            <text:p>3.455255296</text:p>
          </table:table-cell>
          <table:table-cell office:value-type="float" office:value="2.076371712" calcext:value-type="float">
            <text:p>2.076371712</text:p>
          </table:table-cell>
          <table:table-cell office:value-type="float" office:value="10.839909632" calcext:value-type="float">
            <text:p>10.839909632</text:p>
          </table:table-cell>
          <table:table-cell office:value-type="float" office:value="14.47642624" calcext:value-type="float">
            <text:p>14.47642624</text:p>
          </table:table-cell>
        </table:table-row>
        <table:table-row table:style-name="ro1">
          <table:table-cell/>
          <table:table-cell office:value-type="float" office:value="0.006308096" calcext:value-type="float">
            <text:p>0.006308096</text:p>
          </table:table-cell>
          <table:table-cell office:value-type="float" office:value="0.005856512" calcext:value-type="float">
            <text:p>0.005856512</text:p>
          </table:table-cell>
          <table:table-cell office:value-type="float" office:value="0.0102848" calcext:value-type="float">
            <text:p>0.0102848</text:p>
          </table:table-cell>
          <table:table-cell office:value-type="float" office:value="0.03692928" calcext:value-type="float">
            <text:p>0.03692928</text:p>
          </table:table-cell>
          <table:table-cell office:value-type="float" office:value="0.324969984" calcext:value-type="float">
            <text:p>0.324969984</text:p>
          </table:table-cell>
          <table:table-cell office:value-type="float" office:value="1.446967552" calcext:value-type="float">
            <text:p>1.446967552</text:p>
          </table:table-cell>
          <table:table-cell office:value-type="float" office:value="2.298856704" calcext:value-type="float">
            <text:p>2.298856704</text:p>
          </table:table-cell>
          <table:table-cell office:value-type="float" office:value="1.736295168" calcext:value-type="float">
            <text:p>1.736295168</text:p>
          </table:table-cell>
          <table:table-cell office:value-type="float" office:value="2.575788544" calcext:value-type="float">
            <text:p>2.575788544</text:p>
          </table:table-cell>
          <table:table-cell office:value-type="float" office:value="1.93094528" calcext:value-type="float">
            <text:p>1.93094528</text:p>
          </table:table-cell>
          <table:table-cell office:value-type="float" office:value="3.4553024" calcext:value-type="float">
            <text:p>3.4553024</text:p>
          </table:table-cell>
          <table:table-cell office:value-type="float" office:value="2.076765952" calcext:value-type="float">
            <text:p>2.076765952</text:p>
          </table:table-cell>
          <table:table-cell office:value-type="float" office:value="10.840008192" calcext:value-type="float">
            <text:p>10.840008192</text:p>
          </table:table-cell>
          <table:table-cell office:value-type="float" office:value="14.89967616" calcext:value-type="float">
            <text:p>14.89967616</text:p>
          </table:table-cell>
        </table:table-row>
        <table:table-row table:style-name="ro1">
          <table:table-cell/>
          <table:table-cell office:value-type="float" office:value="0.007120384" calcext:value-type="float">
            <text:p>0.007120384</text:p>
          </table:table-cell>
          <table:table-cell office:value-type="float" office:value="0.007687424" calcext:value-type="float">
            <text:p>0.007687424</text:p>
          </table:table-cell>
          <table:table-cell office:value-type="float" office:value="0.010256896" calcext:value-type="float">
            <text:p>0.010256896</text:p>
          </table:table-cell>
          <table:table-cell office:value-type="float" office:value="0.079101952" calcext:value-type="float">
            <text:p>0.079101952</text:p>
          </table:table-cell>
          <table:table-cell office:value-type="float" office:value="0.325006848" calcext:value-type="float">
            <text:p>0.325006848</text:p>
          </table:table-cell>
          <table:table-cell office:value-type="float" office:value="1.447009792" calcext:value-type="float">
            <text:p>1.447009792</text:p>
          </table:table-cell>
          <table:table-cell office:value-type="float" office:value="2.298893312" calcext:value-type="float">
            <text:p>2.298893312</text:p>
          </table:table-cell>
          <table:table-cell office:value-type="float" office:value="1.73631744" calcext:value-type="float">
            <text:p>1.73631744</text:p>
          </table:table-cell>
          <table:table-cell office:value-type="float" office:value="2.570830848" calcext:value-type="float">
            <text:p>2.570830848</text:p>
          </table:table-cell>
          <table:table-cell office:value-type="float" office:value="1.930716416" calcext:value-type="float">
            <text:p>1.930716416</text:p>
          </table:table-cell>
          <table:table-cell office:value-type="float" office:value="3.455350528" calcext:value-type="float">
            <text:p>3.455350528</text:p>
          </table:table-cell>
          <table:table-cell office:value-type="float" office:value="2.076760576" calcext:value-type="float">
            <text:p>2.076760576</text:p>
          </table:table-cell>
          <table:table-cell office:value-type="float" office:value="10.840074496" calcext:value-type="float">
            <text:p>10.840074496</text:p>
          </table:table-cell>
          <table:table-cell office:value-type="float" office:value="14.899731968" calcext:value-type="float">
            <text:p>14.899731968</text:p>
          </table:table-cell>
        </table:table-row>
        <table:table-row table:style-name="ro1">
          <table:table-cell/>
          <table:table-cell office:value-type="float" office:value="0.006181376" calcext:value-type="float">
            <text:p>0.006181376</text:p>
          </table:table-cell>
          <table:table-cell office:value-type="float" office:value="0.006079488" calcext:value-type="float">
            <text:p>0.006079488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79114752" calcext:value-type="float">
            <text:p>0.079114752</text:p>
          </table:table-cell>
          <table:table-cell office:value-type="float" office:value="0.325266176" calcext:value-type="float">
            <text:p>0.325266176</text:p>
          </table:table-cell>
          <table:table-cell office:value-type="float" office:value="1.447004928" calcext:value-type="float">
            <text:p>1.447004928</text:p>
          </table:table-cell>
          <table:table-cell office:value-type="float" office:value="2.298930176" calcext:value-type="float">
            <text:p>2.298930176</text:p>
          </table:table-cell>
          <table:table-cell office:value-type="float" office:value="1.73634432" calcext:value-type="float">
            <text:p>1.73634432</text:p>
          </table:table-cell>
          <table:table-cell office:value-type="float" office:value="2.570861312" calcext:value-type="float">
            <text:p>2.570861312</text:p>
          </table:table-cell>
          <table:table-cell office:value-type="float" office:value="1.988514048" calcext:value-type="float">
            <text:p>1.988514048</text:p>
          </table:table-cell>
          <table:table-cell office:value-type="float" office:value="3.455398912" calcext:value-type="float">
            <text:p>3.455398912</text:p>
          </table:table-cell>
          <table:table-cell office:value-type="float" office:value="2.076754688" calcext:value-type="float">
            <text:p>2.076754688</text:p>
          </table:table-cell>
          <table:table-cell office:value-type="float" office:value="10.84013568" calcext:value-type="float">
            <text:p>10.84013568</text:p>
          </table:table-cell>
          <table:table-cell office:value-type="float" office:value="15.733409536" calcext:value-type="float">
            <text:p>15.733409536</text:p>
          </table:table-cell>
        </table:table-row>
        <table:table-row table:style-name="ro1">
          <table:table-cell/>
          <table:table-cell office:value-type="float" office:value="0.006045696" calcext:value-type="float">
            <text:p>0.006045696</text:p>
          </table:table-cell>
          <table:table-cell office:value-type="float" office:value="0.006474496" calcext:value-type="float">
            <text:p>0.006474496</text:p>
          </table:table-cell>
          <table:table-cell office:value-type="float" office:value="0.010294272" calcext:value-type="float">
            <text:p>0.010294272</text:p>
          </table:table-cell>
          <table:table-cell office:value-type="float" office:value="0.079134976" calcext:value-type="float">
            <text:p>0.079134976</text:p>
          </table:table-cell>
          <table:table-cell office:value-type="float" office:value="0.3251648" calcext:value-type="float">
            <text:p>0.3251648</text:p>
          </table:table-cell>
          <table:table-cell office:value-type="float" office:value="1.447000064" calcext:value-type="float">
            <text:p>1.447000064</text:p>
          </table:table-cell>
          <table:table-cell office:value-type="float" office:value="2.298967808" calcext:value-type="float">
            <text:p>2.298967808</text:p>
          </table:table-cell>
          <table:table-cell office:value-type="float" office:value="1.729208064" calcext:value-type="float">
            <text:p>1.729208064</text:p>
          </table:table-cell>
          <table:table-cell office:value-type="float" office:value="2.570893056" calcext:value-type="float">
            <text:p>2.570893056</text:p>
          </table:table-cell>
          <table:table-cell office:value-type="float" office:value="1.988512768" calcext:value-type="float">
            <text:p>1.988512768</text:p>
          </table:table-cell>
          <table:table-cell office:value-type="float" office:value="3.48300544" calcext:value-type="float">
            <text:p>3.48300544</text:p>
          </table:table-cell>
          <table:table-cell office:value-type="float" office:value="2.076747776" calcext:value-type="float">
            <text:p>2.076747776</text:p>
          </table:table-cell>
          <table:table-cell office:value-type="float" office:value="10.840193792" calcext:value-type="float">
            <text:p>10.840193792</text:p>
          </table:table-cell>
          <table:table-cell office:value-type="float" office:value="15.618822656" calcext:value-type="float">
            <text:p>15.618822656</text:p>
          </table:table-cell>
        </table:table-row>
        <table:table-row table:style-name="ro1">
          <table:table-cell/>
          <table:table-cell office:value-type="float" office:value="0.007223296" calcext:value-type="float">
            <text:p>0.007223296</text:p>
          </table:table-cell>
          <table:table-cell office:value-type="float" office:value="0.00712448" calcext:value-type="float">
            <text:p>0.00712448</text:p>
          </table:table-cell>
          <table:table-cell office:value-type="float" office:value="0.010614016" calcext:value-type="float">
            <text:p>0.010614016</text:p>
          </table:table-cell>
          <table:table-cell office:value-type="float" office:value="0.079156992" calcext:value-type="float">
            <text:p>0.079156992</text:p>
          </table:table-cell>
          <table:table-cell office:value-type="float" office:value="0.32518272" calcext:value-type="float">
            <text:p>0.32518272</text:p>
          </table:table-cell>
          <table:table-cell office:value-type="float" office:value="1.446994176" calcext:value-type="float">
            <text:p>1.446994176</text:p>
          </table:table-cell>
          <table:table-cell office:value-type="float" office:value="2.29900672" calcext:value-type="float">
            <text:p>2.29900672</text:p>
          </table:table-cell>
          <table:table-cell office:value-type="float" office:value="1.729270272" calcext:value-type="float">
            <text:p>1.729270272</text:p>
          </table:table-cell>
          <table:table-cell office:value-type="float" office:value="2.570925056" calcext:value-type="float">
            <text:p>2.570925056</text:p>
          </table:table-cell>
          <table:table-cell office:value-type="float" office:value="1.874173184" calcext:value-type="float">
            <text:p>1.874173184</text:p>
          </table:table-cell>
          <table:table-cell office:value-type="float" office:value="3.482631168" calcext:value-type="float">
            <text:p>3.482631168</text:p>
          </table:table-cell>
          <table:table-cell office:value-type="float" office:value="2.076741888" calcext:value-type="float">
            <text:p>2.076741888</text:p>
          </table:table-cell>
          <table:table-cell office:value-type="float" office:value="10.84022656" calcext:value-type="float">
            <text:p>10.84022656</text:p>
          </table:table-cell>
          <table:table-cell office:value-type="float" office:value="15.618782208" calcext:value-type="float">
            <text:p>15.618782208</text:p>
          </table:table-cell>
        </table:table-row>
        <table:table-row table:style-name="ro1">
          <table:table-cell/>
          <table:table-cell office:value-type="float" office:value="0.005769216" calcext:value-type="float">
            <text:p>0.005769216</text:p>
          </table:table-cell>
          <table:table-cell office:value-type="float" office:value="0.006759168" calcext:value-type="float">
            <text:p>0.006759168</text:p>
          </table:table-cell>
          <table:table-cell office:value-type="float" office:value="0.010079232" calcext:value-type="float">
            <text:p>0.010079232</text:p>
          </table:table-cell>
          <table:table-cell office:value-type="float" office:value="0.079090688" calcext:value-type="float">
            <text:p>0.079090688</text:p>
          </table:table-cell>
          <table:table-cell office:value-type="float" office:value="0.32459264" calcext:value-type="float">
            <text:p>0.32459264</text:p>
          </table:table-cell>
          <table:table-cell office:value-type="float" office:value="1.471414016" calcext:value-type="float">
            <text:p>1.471414016</text:p>
          </table:table-cell>
          <table:table-cell office:value-type="float" office:value="2.299045888" calcext:value-type="float">
            <text:p>2.299045888</text:p>
          </table:table-cell>
          <table:table-cell office:value-type="float" office:value="1.729332736" calcext:value-type="float">
            <text:p>1.729332736</text:p>
          </table:table-cell>
          <table:table-cell office:value-type="float" office:value="2.57095808" calcext:value-type="float">
            <text:p>2.57095808</text:p>
          </table:table-cell>
          <table:table-cell office:value-type="float" office:value="1.874175488" calcext:value-type="float">
            <text:p>1.874175488</text:p>
          </table:table-cell>
          <table:table-cell office:value-type="float" office:value="3.455923712" calcext:value-type="float">
            <text:p>3.455923712</text:p>
          </table:table-cell>
          <table:table-cell office:value-type="float" office:value="2.563994112" calcext:value-type="float">
            <text:p>2.563994112</text:p>
          </table:table-cell>
          <table:table-cell office:value-type="float" office:value="10.840854016" calcext:value-type="float">
            <text:p>10.840854016</text:p>
          </table:table-cell>
          <table:table-cell office:value-type="float" office:value="15.618800384" calcext:value-type="float">
            <text:p>15.618800384</text:p>
          </table:table-cell>
        </table:table-row>
        <table:table-row table:style-name="ro1">
          <table:table-cell/>
          <table:table-cell office:value-type="float" office:value="0.005931264" calcext:value-type="float">
            <text:p>0.005931264</text:p>
          </table:table-cell>
          <table:table-cell office:value-type="float" office:value="0.006619392" calcext:value-type="float">
            <text:p>0.006619392</text:p>
          </table:table-cell>
          <table:table-cell office:value-type="float" office:value="0.009966336" calcext:value-type="float">
            <text:p>0.009966336</text:p>
          </table:table-cell>
          <table:table-cell office:value-type="float" office:value="0.079059968" calcext:value-type="float">
            <text:p>0.079059968</text:p>
          </table:table-cell>
          <table:table-cell office:value-type="float" office:value="0.32461952" calcext:value-type="float">
            <text:p>0.32461952</text:p>
          </table:table-cell>
          <table:table-cell office:value-type="float" office:value="1.471410432" calcext:value-type="float">
            <text:p>1.471410432</text:p>
          </table:table-cell>
          <table:table-cell office:value-type="float" office:value="2.299085056" calcext:value-type="float">
            <text:p>2.299085056</text:p>
          </table:table-cell>
          <table:table-cell office:value-type="float" office:value="1.729394944" calcext:value-type="float">
            <text:p>1.729394944</text:p>
          </table:table-cell>
          <table:table-cell office:value-type="float" office:value="2.570996224" calcext:value-type="float">
            <text:p>2.570996224</text:p>
          </table:table-cell>
          <table:table-cell office:value-type="float" office:value="1.860705024" calcext:value-type="float">
            <text:p>1.860705024</text:p>
          </table:table-cell>
          <table:table-cell office:value-type="float" office:value="3.455819008" calcext:value-type="float">
            <text:p>3.455819008</text:p>
          </table:table-cell>
          <table:table-cell office:value-type="float" office:value="2.564030208" calcext:value-type="float">
            <text:p>2.564030208</text:p>
          </table:table-cell>
          <table:table-cell office:value-type="float" office:value="10.840975872" calcext:value-type="float">
            <text:p>10.840975872</text:p>
          </table:table-cell>
          <table:table-cell office:value-type="float" office:value="12.841822464" calcext:value-type="float">
            <text:p>12.841822464</text:p>
          </table:table-cell>
        </table:table-row>
        <table:table-row table:style-name="ro1">
          <table:table-cell/>
          <table:table-cell office:value-type="float" office:value="0.011284736" calcext:value-type="float">
            <text:p>0.011284736</text:p>
          </table:table-cell>
          <table:table-cell office:value-type="float" office:value="0.006911232" calcext:value-type="float">
            <text:p>0.006911232</text:p>
          </table:table-cell>
          <table:table-cell office:value-type="float" office:value="0.00994048" calcext:value-type="float">
            <text:p>0.00994048</text:p>
          </table:table-cell>
          <table:table-cell office:value-type="float" office:value="0.079073792" calcext:value-type="float">
            <text:p>0.079073792</text:p>
          </table:table-cell>
          <table:table-cell office:value-type="float" office:value="0.32464896" calcext:value-type="float">
            <text:p>0.32464896</text:p>
          </table:table-cell>
          <table:table-cell office:value-type="float" office:value="1.47140736" calcext:value-type="float">
            <text:p>1.47140736</text:p>
          </table:table-cell>
          <table:table-cell office:value-type="float" office:value="2.299124736" calcext:value-type="float">
            <text:p>2.299124736</text:p>
          </table:table-cell>
          <table:table-cell office:value-type="float" office:value="1.729455872" calcext:value-type="float">
            <text:p>1.729455872</text:p>
          </table:table-cell>
          <table:table-cell office:value-type="float" office:value="2.571031808" calcext:value-type="float">
            <text:p>2.571031808</text:p>
          </table:table-cell>
          <table:table-cell office:value-type="float" office:value="1.860708608" calcext:value-type="float">
            <text:p>1.860708608</text:p>
          </table:table-cell>
          <table:table-cell office:value-type="float" office:value="3.455989504" calcext:value-type="float">
            <text:p>3.455989504</text:p>
          </table:table-cell>
          <table:table-cell office:value-type="float" office:value="2.563965696" calcext:value-type="float">
            <text:p>2.563965696</text:p>
          </table:table-cell>
          <table:table-cell office:value-type="float" office:value="10.808087808" calcext:value-type="float">
            <text:p>10.808087808</text:p>
          </table:table-cell>
          <table:table-cell office:value-type="float" office:value="12.84185984" calcext:value-type="float">
            <text:p>12.84185984</text:p>
          </table:table-cell>
        </table:table-row>
        <table:table-row table:style-name="ro1">
          <table:table-cell/>
          <table:table-cell office:value-type="float" office:value="0.005985024" calcext:value-type="float">
            <text:p>0.005985024</text:p>
          </table:table-cell>
          <table:table-cell office:value-type="float" office:value="0.005868032" calcext:value-type="float">
            <text:p>0.005868032</text:p>
          </table:table-cell>
          <table:table-cell office:value-type="float" office:value="0.009956864" calcext:value-type="float">
            <text:p>0.009956864</text:p>
          </table:table-cell>
          <table:table-cell office:value-type="float" office:value="0.079095552" calcext:value-type="float">
            <text:p>0.079095552</text:p>
          </table:table-cell>
          <table:table-cell office:value-type="float" office:value="0.32468352" calcext:value-type="float">
            <text:p>0.32468352</text:p>
          </table:table-cell>
          <table:table-cell office:value-type="float" office:value="1.448244736" calcext:value-type="float">
            <text:p>1.448244736</text:p>
          </table:table-cell>
          <table:table-cell office:value-type="float" office:value="2.299166208" calcext:value-type="float">
            <text:p>2.299166208</text:p>
          </table:table-cell>
          <table:table-cell office:value-type="float" office:value="1.713832448" calcext:value-type="float">
            <text:p>1.713832448</text:p>
          </table:table-cell>
          <table:table-cell office:value-type="float" office:value="2.5755904" calcext:value-type="float">
            <text:p>2.5755904</text:p>
          </table:table-cell>
          <table:table-cell office:value-type="float" office:value="1.860712192" calcext:value-type="float">
            <text:p>1.860712192</text:p>
          </table:table-cell>
          <table:table-cell office:value-type="float" office:value="3.504926208" calcext:value-type="float">
            <text:p>3.504926208</text:p>
          </table:table-cell>
          <table:table-cell office:value-type="float" office:value="2.563959808" calcext:value-type="float">
            <text:p>2.563959808</text:p>
          </table:table-cell>
          <table:table-cell office:value-type="float" office:value="10.808073728" calcext:value-type="float">
            <text:p>10.808073728</text:p>
          </table:table-cell>
          <table:table-cell office:value-type="float" office:value="12.841903872" calcext:value-type="float">
            <text:p>12.841903872</text:p>
          </table:table-cell>
        </table:table-row>
        <table:table-row table:style-name="ro1">
          <table:table-cell/>
          <table:table-cell office:value-type="float" office:value="0.00785536" calcext:value-type="float">
            <text:p>0.00785536</text:p>
          </table:table-cell>
          <table:table-cell office:value-type="float" office:value="0.006135808" calcext:value-type="float">
            <text:p>0.006135808</text:p>
          </table:table-cell>
          <table:table-cell office:value-type="float" office:value="0.01047936" calcext:value-type="float">
            <text:p>0.01047936</text:p>
          </table:table-cell>
          <table:table-cell office:value-type="float" office:value="0.079187968" calcext:value-type="float">
            <text:p>0.079187968</text:p>
          </table:table-cell>
          <table:table-cell office:value-type="float" office:value="0.3247168" calcext:value-type="float">
            <text:p>0.3247168</text:p>
          </table:table-cell>
          <table:table-cell office:value-type="float" office:value="1.473368832" calcext:value-type="float">
            <text:p>1.473368832</text:p>
          </table:table-cell>
          <table:table-cell office:value-type="float" office:value="2.299208704" calcext:value-type="float">
            <text:p>2.299208704</text:p>
          </table:table-cell>
          <table:table-cell office:value-type="float" office:value="1.72510592" calcext:value-type="float">
            <text:p>1.72510592</text:p>
          </table:table-cell>
          <table:table-cell office:value-type="float" office:value="2.575557376" calcext:value-type="float">
            <text:p>2.575557376</text:p>
          </table:table-cell>
          <table:table-cell office:value-type="float" office:value="1.86071936" calcext:value-type="float">
            <text:p>1.86071936</text:p>
          </table:table-cell>
          <table:table-cell office:value-type="float" office:value="3.504989184" calcext:value-type="float">
            <text:p>3.504989184</text:p>
          </table:table-cell>
          <table:table-cell office:value-type="float" office:value="2.563959808" calcext:value-type="float">
            <text:p>2.563959808</text:p>
          </table:table-cell>
          <table:table-cell office:value-type="float" office:value="10.80809344" calcext:value-type="float">
            <text:p>10.80809344</text:p>
          </table:table-cell>
          <table:table-cell office:value-type="float" office:value="12.841958144" calcext:value-type="float">
            <text:p>12.841958144</text:p>
          </table:table-cell>
        </table:table-row>
        <table:table-row table:style-name="ro1">
          <table:table-cell/>
          <table:table-cell office:value-type="float" office:value="0.006049536" calcext:value-type="float">
            <text:p>0.006049536</text:p>
          </table:table-cell>
          <table:table-cell office:value-type="float" office:value="0.006564608" calcext:value-type="float">
            <text:p>0.006564608</text:p>
          </table:table-cell>
          <table:table-cell office:value-type="float" office:value="0.010665728" calcext:value-type="float">
            <text:p>0.010665728</text:p>
          </table:table-cell>
          <table:table-cell office:value-type="float" office:value="0.072518912" calcext:value-type="float">
            <text:p>0.072518912</text:p>
          </table:table-cell>
          <table:table-cell office:value-type="float" office:value="0.324751104" calcext:value-type="float">
            <text:p>0.324751104</text:p>
          </table:table-cell>
          <table:table-cell office:value-type="float" office:value="1.47188608" calcext:value-type="float">
            <text:p>1.47188608</text:p>
          </table:table-cell>
          <table:table-cell office:value-type="float" office:value="2.299253248" calcext:value-type="float">
            <text:p>2.299253248</text:p>
          </table:table-cell>
          <table:table-cell office:value-type="float" office:value="1.73662464" calcext:value-type="float">
            <text:p>1.73662464</text:p>
          </table:table-cell>
          <table:table-cell office:value-type="float" office:value="2.575576064" calcext:value-type="float">
            <text:p>2.575576064</text:p>
          </table:table-cell>
          <table:table-cell office:value-type="float" office:value="1.860723712" calcext:value-type="float">
            <text:p>1.860723712</text:p>
          </table:table-cell>
          <table:table-cell office:value-type="float" office:value="3.5050304" calcext:value-type="float">
            <text:p>3.5050304</text:p>
          </table:table-cell>
          <table:table-cell office:value-type="float" office:value="2.56396032" calcext:value-type="float">
            <text:p>2.56396032</text:p>
          </table:table-cell>
          <table:table-cell office:value-type="float" office:value="10.80811776" calcext:value-type="float">
            <text:p>10.80811776</text:p>
          </table:table-cell>
          <table:table-cell office:value-type="float" office:value="14.926053632" calcext:value-type="float">
            <text:p>14.926053632</text:p>
          </table:table-cell>
        </table:table-row>
        <table:table-row table:style-name="ro1">
          <table:table-cell/>
          <table:table-cell office:value-type="float" office:value="0.005803008" calcext:value-type="float">
            <text:p>0.005803008</text:p>
          </table:table-cell>
          <table:table-cell office:value-type="float" office:value="0.0058496" calcext:value-type="float">
            <text:p>0.0058496</text:p>
          </table:table-cell>
          <table:table-cell office:value-type="float" office:value="0.010590976" calcext:value-type="float">
            <text:p>0.010590976</text:p>
          </table:table-cell>
          <table:table-cell office:value-type="float" office:value="0.072554752" calcext:value-type="float">
            <text:p>0.072554752</text:p>
          </table:table-cell>
          <table:table-cell office:value-type="float" office:value="0.324787968" calcext:value-type="float">
            <text:p>0.324787968</text:p>
          </table:table-cell>
          <table:table-cell office:value-type="float" office:value="1.471872768" calcext:value-type="float">
            <text:p>1.471872768</text:p>
          </table:table-cell>
          <table:table-cell office:value-type="float" office:value="2.299302656" calcext:value-type="float">
            <text:p>2.299302656</text:p>
          </table:table-cell>
          <table:table-cell office:value-type="float" office:value="1.740479744" calcext:value-type="float">
            <text:p>1.740479744</text:p>
          </table:table-cell>
          <table:table-cell office:value-type="float" office:value="2.575658496" calcext:value-type="float">
            <text:p>2.575658496</text:p>
          </table:table-cell>
          <table:table-cell office:value-type="float" office:value="1.86072704" calcext:value-type="float">
            <text:p>1.86072704</text:p>
          </table:table-cell>
          <table:table-cell office:value-type="float" office:value="3.505069056" calcext:value-type="float">
            <text:p>3.505069056</text:p>
          </table:table-cell>
          <table:table-cell office:value-type="float" office:value="2.563958272" calcext:value-type="float">
            <text:p>2.563958272</text:p>
          </table:table-cell>
          <table:table-cell office:value-type="float" office:value="10.808143104" calcext:value-type="float">
            <text:p>10.808143104</text:p>
          </table:table-cell>
          <table:table-cell office:value-type="float" office:value="15.12345216" calcext:value-type="float">
            <text:p>15.12345216</text:p>
          </table:table-cell>
        </table:table-row>
        <table:table-row table:style-name="ro1">
          <table:table-cell/>
          <table:table-cell office:value-type="float" office:value="0.006086912" calcext:value-type="float">
            <text:p>0.006086912</text:p>
          </table:table-cell>
          <table:table-cell office:value-type="float" office:value="0.006815488" calcext:value-type="float">
            <text:p>0.006815488</text:p>
          </table:table-cell>
          <table:table-cell office:value-type="float" office:value="0.01056768" calcext:value-type="float">
            <text:p>0.01056768</text:p>
          </table:table-cell>
          <table:table-cell office:value-type="float" office:value="0.072611072" calcext:value-type="float">
            <text:p>0.072611072</text:p>
          </table:table-cell>
          <table:table-cell office:value-type="float" office:value="0.325020416" calcext:value-type="float">
            <text:p>0.325020416</text:p>
          </table:table-cell>
          <table:table-cell office:value-type="float" office:value="1.471862272" calcext:value-type="float">
            <text:p>1.471862272</text:p>
          </table:table-cell>
          <table:table-cell office:value-type="float" office:value="2.299584512" calcext:value-type="float">
            <text:p>2.299584512</text:p>
          </table:table-cell>
          <table:table-cell office:value-type="float" office:value="1.73739008" calcext:value-type="float">
            <text:p>1.73739008</text:p>
          </table:table-cell>
          <table:table-cell office:value-type="float" office:value="2.60462464" calcext:value-type="float">
            <text:p>2.60462464</text:p>
          </table:table-cell>
          <table:table-cell office:value-type="float" office:value="1.860729856" calcext:value-type="float">
            <text:p>1.860729856</text:p>
          </table:table-cell>
          <table:table-cell office:value-type="float" office:value="3.5051072" calcext:value-type="float">
            <text:p>3.5051072</text:p>
          </table:table-cell>
          <table:table-cell office:value-type="float" office:value="2.563955456" calcext:value-type="float">
            <text:p>2.563955456</text:p>
          </table:table-cell>
          <table:table-cell office:value-type="float" office:value="10.808184064" calcext:value-type="float">
            <text:p>10.808184064</text:p>
          </table:table-cell>
          <table:table-cell office:value-type="float" office:value="15.123511552" calcext:value-type="float">
            <text:p>15.123511552</text:p>
          </table:table-cell>
        </table:table-row>
        <table:table-row table:style-name="ro1">
          <table:table-cell/>
          <table:table-cell office:value-type="float" office:value="0.00723072" calcext:value-type="float">
            <text:p>0.00723072</text:p>
          </table:table-cell>
          <table:table-cell office:value-type="float" office:value="0.006418688" calcext:value-type="float">
            <text:p>0.006418688</text:p>
          </table:table-cell>
          <table:table-cell office:value-type="float" office:value="0.015318528" calcext:value-type="float">
            <text:p>0.015318528</text:p>
          </table:table-cell>
          <table:table-cell office:value-type="float" office:value="0.072667136" calcext:value-type="float">
            <text:p>0.072667136</text:p>
          </table:table-cell>
          <table:table-cell office:value-type="float" office:value="0.324957184" calcext:value-type="float">
            <text:p>0.324957184</text:p>
          </table:table-cell>
          <table:table-cell office:value-type="float" office:value="1.471851008" calcext:value-type="float">
            <text:p>1.471851008</text:p>
          </table:table-cell>
          <table:table-cell office:value-type="float" office:value="2.299544064" calcext:value-type="float">
            <text:p>2.299544064</text:p>
          </table:table-cell>
          <table:table-cell office:value-type="float" office:value="1.737344768" calcext:value-type="float">
            <text:p>1.737344768</text:p>
          </table:table-cell>
          <table:table-cell office:value-type="float" office:value="2.60468864" calcext:value-type="float">
            <text:p>2.60468864</text:p>
          </table:table-cell>
          <table:table-cell office:value-type="float" office:value="1.86065536" calcext:value-type="float">
            <text:p>1.86065536</text:p>
          </table:table-cell>
          <table:table-cell office:value-type="float" office:value="3.505144832" calcext:value-type="float">
            <text:p>3.505144832</text:p>
          </table:table-cell>
          <table:table-cell office:value-type="float" office:value="2.563952384" calcext:value-type="float">
            <text:p>2.563952384</text:p>
          </table:table-cell>
          <table:table-cell office:value-type="float" office:value="10.808215296" calcext:value-type="float">
            <text:p>10.808215296</text:p>
          </table:table-cell>
          <table:table-cell office:value-type="float" office:value="15.123581952" calcext:value-type="float">
            <text:p>15.123581952</text:p>
          </table:table-cell>
        </table:table-row>
        <table:table-row table:style-name="ro1">
          <table:table-cell/>
          <table:table-cell office:value-type="float" office:value="0.007007232" calcext:value-type="float">
            <text:p>0.007007232</text:p>
          </table:table-cell>
          <table:table-cell office:value-type="float" office:value="0.006080512" calcext:value-type="float">
            <text:p>0.006080512</text:p>
          </table:table-cell>
          <table:table-cell office:value-type="float" office:value="0.015884032" calcext:value-type="float">
            <text:p>0.015884032</text:p>
          </table:table-cell>
          <table:table-cell office:value-type="float" office:value="0.072727296" calcext:value-type="float">
            <text:p>0.072727296</text:p>
          </table:table-cell>
          <table:table-cell office:value-type="float" office:value="0.32497536" calcext:value-type="float">
            <text:p>0.32497536</text:p>
          </table:table-cell>
          <table:table-cell office:value-type="float" office:value="1.47184384" calcext:value-type="float">
            <text:p>1.47184384</text:p>
          </table:table-cell>
          <table:table-cell office:value-type="float" office:value="2.299573504" calcext:value-type="float">
            <text:p>2.299573504</text:p>
          </table:table-cell>
          <table:table-cell office:value-type="float" office:value="1.73735808" calcext:value-type="float">
            <text:p>1.73735808</text:p>
          </table:table-cell>
          <table:table-cell office:value-type="float" office:value="2.626533632" calcext:value-type="float">
            <text:p>2.626533632</text:p>
          </table:table-cell>
          <table:table-cell office:value-type="float" office:value="2.052790016" calcext:value-type="float">
            <text:p>2.052790016</text:p>
          </table:table-cell>
          <table:table-cell office:value-type="float" office:value="3.505181696" calcext:value-type="float">
            <text:p>3.505181696</text:p>
          </table:table-cell>
          <table:table-cell office:value-type="float" office:value="2.563950336" calcext:value-type="float">
            <text:p>2.563950336</text:p>
          </table:table-cell>
          <table:table-cell office:value-type="float" office:value="10.808246528" calcext:value-type="float">
            <text:p>10.808246528</text:p>
          </table:table-cell>
          <table:table-cell office:value-type="float" office:value="14.948834816" calcext:value-type="float">
            <text:p>14.948834816</text:p>
          </table:table-cell>
        </table:table-row>
        <table:table-row table:style-name="ro1">
          <table:table-cell/>
          <table:table-cell office:value-type="float" office:value="0.007225088" calcext:value-type="float">
            <text:p>0.007225088</text:p>
          </table:table-cell>
          <table:table-cell office:value-type="float" office:value="0.006223872" calcext:value-type="float">
            <text:p>0.006223872</text:p>
          </table:table-cell>
          <table:table-cell office:value-type="float" office:value="0.007523584" calcext:value-type="float">
            <text:p>0.007523584</text:p>
          </table:table-cell>
          <table:table-cell office:value-type="float" office:value="0.0720384" calcext:value-type="float">
            <text:p>0.0720384</text:p>
          </table:table-cell>
          <table:table-cell office:value-type="float" office:value="0.324365312" calcext:value-type="float">
            <text:p>0.324365312</text:p>
          </table:table-cell>
          <table:table-cell office:value-type="float" office:value="1.473395712" calcext:value-type="float">
            <text:p>1.473395712</text:p>
          </table:table-cell>
          <table:table-cell office:value-type="float" office:value="2.298377728" calcext:value-type="float">
            <text:p>2.298377728</text:p>
          </table:table-cell>
          <table:table-cell office:value-type="float" office:value="1.725901824" calcext:value-type="float">
            <text:p>1.725901824</text:p>
          </table:table-cell>
          <table:table-cell office:value-type="float" office:value="2.624356864" calcext:value-type="float">
            <text:p>2.624356864</text:p>
          </table:table-cell>
          <table:table-cell office:value-type="float" office:value="2.05284864" calcext:value-type="float">
            <text:p>2.05284864</text:p>
          </table:table-cell>
          <table:table-cell office:value-type="float" office:value="3.530849792" calcext:value-type="float">
            <text:p>3.530849792</text:p>
          </table:table-cell>
          <table:table-cell office:value-type="float" office:value="2.563949056" calcext:value-type="float">
            <text:p>2.563949056</text:p>
          </table:table-cell>
          <table:table-cell office:value-type="float" office:value="10.808277504" calcext:value-type="float">
            <text:p>10.808277504</text:p>
          </table:table-cell>
          <table:table-cell office:value-type="float" office:value="14.948890624" calcext:value-type="float">
            <text:p>14.948890624</text:p>
          </table:table-cell>
        </table:table-row>
        <table:table-row table:style-name="ro1">
          <table:table-cell/>
          <table:table-cell office:value-type="float" office:value="0.005856256" calcext:value-type="float">
            <text:p>0.005856256</text:p>
          </table:table-cell>
          <table:table-cell office:value-type="float" office:value="0.007470336" calcext:value-type="float">
            <text:p>0.007470336</text:p>
          </table:table-cell>
          <table:table-cell office:value-type="float" office:value="0.00740864" calcext:value-type="float">
            <text:p>0.00740864</text:p>
          </table:table-cell>
          <table:table-cell office:value-type="float" office:value="0.071900416" calcext:value-type="float">
            <text:p>0.071900416</text:p>
          </table:table-cell>
          <table:table-cell office:value-type="float" office:value="0.3243968" calcext:value-type="float">
            <text:p>0.3243968</text:p>
          </table:table-cell>
          <table:table-cell office:value-type="float" office:value="1.473404672" calcext:value-type="float">
            <text:p>1.473404672</text:p>
          </table:table-cell>
          <table:table-cell office:value-type="float" office:value="2.298408448" calcext:value-type="float">
            <text:p>2.298408448</text:p>
          </table:table-cell>
          <table:table-cell office:value-type="float" office:value="1.725933824" calcext:value-type="float">
            <text:p>1.725933824</text:p>
          </table:table-cell>
          <table:table-cell office:value-type="float" office:value="2.704969728" calcext:value-type="float">
            <text:p>2.704969728</text:p>
          </table:table-cell>
          <table:table-cell office:value-type="float" office:value="1.91775488" calcext:value-type="float">
            <text:p>1.91775488</text:p>
          </table:table-cell>
          <table:table-cell office:value-type="float" office:value="3.5308864" calcext:value-type="float">
            <text:p>3.5308864</text:p>
          </table:table-cell>
          <table:table-cell office:value-type="float" office:value="2.56403328" calcext:value-type="float">
            <text:p>2.56403328</text:p>
          </table:table-cell>
          <table:table-cell office:value-type="float" office:value="10.80838912" calcext:value-type="float">
            <text:p>10.80838912</text:p>
          </table:table-cell>
          <table:table-cell office:value-type="float" office:value="14.948949504" calcext:value-type="float">
            <text:p>14.948949504</text:p>
          </table:table-cell>
        </table:table-row>
        <table:table-row table:style-name="ro1">
          <table:table-cell/>
          <table:table-cell office:value-type="float" office:value="0.00586624" calcext:value-type="float">
            <text:p>0.00586624</text:p>
          </table:table-cell>
          <table:table-cell office:value-type="float" office:value="0.002491904" calcext:value-type="float">
            <text:p>0.002491904</text:p>
          </table:table-cell>
          <table:table-cell office:value-type="float" office:value="0.007360768" calcext:value-type="float">
            <text:p>0.007360768</text:p>
          </table:table-cell>
          <table:table-cell office:value-type="float" office:value="0.071901696" calcext:value-type="float">
            <text:p>0.071901696</text:p>
          </table:table-cell>
          <table:table-cell office:value-type="float" office:value="0.324480768" calcext:value-type="float">
            <text:p>0.324480768</text:p>
          </table:table-cell>
          <table:table-cell office:value-type="float" office:value="1.479984896" calcext:value-type="float">
            <text:p>1.479984896</text:p>
          </table:table-cell>
          <table:table-cell office:value-type="float" office:value="2.298440448" calcext:value-type="float">
            <text:p>2.298440448</text:p>
          </table:table-cell>
          <table:table-cell office:value-type="float" office:value="1.725964544" calcext:value-type="float">
            <text:p>1.725964544</text:p>
          </table:table-cell>
          <table:table-cell office:value-type="float" office:value="2.705021952" calcext:value-type="float">
            <text:p>2.705021952</text:p>
          </table:table-cell>
          <table:table-cell office:value-type="float" office:value="1.917705984" calcext:value-type="float">
            <text:p>1.917705984</text:p>
          </table:table-cell>
          <table:table-cell office:value-type="float" office:value="3.53092352" calcext:value-type="float">
            <text:p>3.53092352</text:p>
          </table:table-cell>
          <table:table-cell office:value-type="float" office:value="2.564035328" calcext:value-type="float">
            <text:p>2.564035328</text:p>
          </table:table-cell>
          <table:table-cell office:value-type="float" office:value="10.808422912" calcext:value-type="float">
            <text:p>10.808422912</text:p>
          </table:table-cell>
          <table:table-cell office:value-type="float" office:value="15.02003456" calcext:value-type="float">
            <text:p>15.02003456</text:p>
          </table:table-cell>
        </table:table-row>
        <table:table-row table:style-name="ro1">
          <table:table-cell/>
          <table:table-cell office:value-type="float" office:value="0.006714368" calcext:value-type="float">
            <text:p>0.006714368</text:p>
          </table:table-cell>
          <table:table-cell office:value-type="float" office:value="0.006539008" calcext:value-type="float">
            <text:p>0.006539008</text:p>
          </table:table-cell>
          <table:table-cell office:value-type="float" office:value="0.007319808" calcext:value-type="float">
            <text:p>0.007319808</text:p>
          </table:table-cell>
          <table:table-cell office:value-type="float" office:value="0.071913728" calcext:value-type="float">
            <text:p>0.071913728</text:p>
          </table:table-cell>
          <table:table-cell office:value-type="float" office:value="0.354933504" calcext:value-type="float">
            <text:p>0.354933504</text:p>
          </table:table-cell>
          <table:table-cell office:value-type="float" office:value="1.459422208" calcext:value-type="float">
            <text:p>1.459422208</text:p>
          </table:table-cell>
          <table:table-cell office:value-type="float" office:value="2.29847552" calcext:value-type="float">
            <text:p>2.29847552</text:p>
          </table:table-cell>
          <table:table-cell office:value-type="float" office:value="1.737463808" calcext:value-type="float">
            <text:p>1.737463808</text:p>
          </table:table-cell>
          <table:table-cell office:value-type="float" office:value="2.705060864" calcext:value-type="float">
            <text:p>2.705060864</text:p>
          </table:table-cell>
          <table:table-cell office:value-type="float" office:value="1.917699072" calcext:value-type="float">
            <text:p>1.917699072</text:p>
          </table:table-cell>
          <table:table-cell office:value-type="float" office:value="3.530960384" calcext:value-type="float">
            <text:p>3.530960384</text:p>
          </table:table-cell>
          <table:table-cell office:value-type="float" office:value="2.564032768" calcext:value-type="float">
            <text:p>2.564032768</text:p>
          </table:table-cell>
          <table:table-cell office:value-type="float" office:value="10.808453632" calcext:value-type="float">
            <text:p>10.808453632</text:p>
          </table:table-cell>
          <table:table-cell office:value-type="float" office:value="15.729089024" calcext:value-type="float">
            <text:p>15.729089024</text:p>
          </table:table-cell>
        </table:table-row>
        <table:table-row table:style-name="ro1">
          <table:table-cell/>
          <table:table-cell office:value-type="float" office:value="0.00619648" calcext:value-type="float">
            <text:p>0.00619648</text:p>
          </table:table-cell>
          <table:table-cell office:value-type="float" office:value="0.006094336" calcext:value-type="float">
            <text:p>0.006094336</text:p>
          </table:table-cell>
          <table:table-cell office:value-type="float" office:value="0.007280128" calcext:value-type="float">
            <text:p>0.007280128</text:p>
          </table:table-cell>
          <table:table-cell office:value-type="float" office:value="0.071941376" calcext:value-type="float">
            <text:p>0.071941376</text:p>
          </table:table-cell>
          <table:table-cell office:value-type="float" office:value="0.356365312" calcext:value-type="float">
            <text:p>0.356365312</text:p>
          </table:table-cell>
          <table:table-cell office:value-type="float" office:value="1.46887424" calcext:value-type="float">
            <text:p>1.46887424</text:p>
          </table:table-cell>
          <table:table-cell office:value-type="float" office:value="2.298510848" calcext:value-type="float">
            <text:p>2.298510848</text:p>
          </table:table-cell>
          <table:table-cell office:value-type="float" office:value="1.737492992" calcext:value-type="float">
            <text:p>1.737492992</text:p>
          </table:table-cell>
          <table:table-cell office:value-type="float" office:value="2.705090048" calcext:value-type="float">
            <text:p>2.705090048</text:p>
          </table:table-cell>
          <table:table-cell office:value-type="float" office:value="1.917695488" calcext:value-type="float">
            <text:p>1.917695488</text:p>
          </table:table-cell>
          <table:table-cell office:value-type="float" office:value="3.551063552" calcext:value-type="float">
            <text:p>3.551063552</text:p>
          </table:table-cell>
          <table:table-cell office:value-type="float" office:value="2.564030976" calcext:value-type="float">
            <text:p>2.564030976</text:p>
          </table:table-cell>
          <table:table-cell office:value-type="float" office:value="10.808375296" calcext:value-type="float">
            <text:p>10.808375296</text:p>
          </table:table-cell>
          <table:table-cell office:value-type="float" office:value="14.2803008" calcext:value-type="float">
            <text:p>14.2803008</text:p>
          </table:table-cell>
        </table:table-row>
        <table:table-row table:style-name="ro1">
          <table:table-cell/>
          <table:table-cell office:value-type="float" office:value="0.006355712" calcext:value-type="float">
            <text:p>0.006355712</text:p>
          </table:table-cell>
          <table:table-cell office:value-type="float" office:value="0.006582272" calcext:value-type="float">
            <text:p>0.006582272</text:p>
          </table:table-cell>
          <table:table-cell office:value-type="float" office:value="0.005997056" calcext:value-type="float">
            <text:p>0.005997056</text:p>
          </table:table-cell>
          <table:table-cell office:value-type="float" office:value="0.070034944" calcext:value-type="float">
            <text:p>0.070034944</text:p>
          </table:table-cell>
          <table:table-cell office:value-type="float" office:value="0.356406272" calcext:value-type="float">
            <text:p>0.356406272</text:p>
          </table:table-cell>
          <table:table-cell office:value-type="float" office:value="1.480365824" calcext:value-type="float">
            <text:p>1.480365824</text:p>
          </table:table-cell>
          <table:table-cell office:value-type="float" office:value="2.298543616" calcext:value-type="float">
            <text:p>2.298543616</text:p>
          </table:table-cell>
          <table:table-cell office:value-type="float" office:value="1.737520128" calcext:value-type="float">
            <text:p>1.737520128</text:p>
          </table:table-cell>
          <table:table-cell office:value-type="float" office:value="2.707396864" calcext:value-type="float">
            <text:p>2.707396864</text:p>
          </table:table-cell>
          <table:table-cell office:value-type="float" office:value="1.917693696" calcext:value-type="float">
            <text:p>1.917693696</text:p>
          </table:table-cell>
          <table:table-cell office:value-type="float" office:value="3.551122432" calcext:value-type="float">
            <text:p>3.551122432</text:p>
          </table:table-cell>
          <table:table-cell office:value-type="float" office:value="2.564029952" calcext:value-type="float">
            <text:p>2.564029952</text:p>
          </table:table-cell>
          <table:table-cell office:value-type="float" office:value="10.808400384" calcext:value-type="float">
            <text:p>10.808400384</text:p>
          </table:table-cell>
          <table:table-cell office:value-type="float" office:value="14.280334336" calcext:value-type="float">
            <text:p>14.280334336</text:p>
          </table:table-cell>
        </table:table-row>
        <table:table-row table:style-name="ro1">
          <table:table-cell/>
          <table:table-cell office:value-type="float" office:value="0.005893632" calcext:value-type="float">
            <text:p>0.005893632</text:p>
          </table:table-cell>
          <table:table-cell office:value-type="float" office:value="0.007277824" calcext:value-type="float">
            <text:p>0.007277824</text:p>
          </table:table-cell>
          <table:table-cell office:value-type="float" office:value="0.005959168" calcext:value-type="float">
            <text:p>0.005959168</text:p>
          </table:table-cell>
          <table:table-cell office:value-type="float" office:value="0.069864704" calcext:value-type="float">
            <text:p>0.069864704</text:p>
          </table:table-cell>
          <table:table-cell office:value-type="float" office:value="0.356439808" calcext:value-type="float">
            <text:p>0.356439808</text:p>
          </table:table-cell>
          <table:table-cell office:value-type="float" office:value="1.48036864" calcext:value-type="float">
            <text:p>1.48036864</text:p>
          </table:table-cell>
          <table:table-cell office:value-type="float" office:value="2.298526976" calcext:value-type="float">
            <text:p>2.298526976</text:p>
          </table:table-cell>
          <table:table-cell office:value-type="float" office:value="1.73754752" calcext:value-type="float">
            <text:p>1.73754752</text:p>
          </table:table-cell>
          <table:table-cell office:value-type="float" office:value="2.708142592" calcext:value-type="float">
            <text:p>2.708142592</text:p>
          </table:table-cell>
          <table:table-cell office:value-type="float" office:value="1.917691392" calcext:value-type="float">
            <text:p>1.917691392</text:p>
          </table:table-cell>
          <table:table-cell office:value-type="float" office:value="3.551165952" calcext:value-type="float">
            <text:p>3.551165952</text:p>
          </table:table-cell>
          <table:table-cell office:value-type="float" office:value="2.56402816" calcext:value-type="float">
            <text:p>2.56402816</text:p>
          </table:table-cell>
          <table:table-cell office:value-type="float" office:value="10.80843264" calcext:value-type="float">
            <text:p>10.80843264</text:p>
          </table:table-cell>
          <table:table-cell office:value-type="float" office:value="15.540785152" calcext:value-type="float">
            <text:p>15.540785152</text:p>
          </table:table-cell>
        </table:table-row>
        <table:table-row table:style-name="ro1">
          <table:table-cell/>
          <table:table-cell office:value-type="float" office:value="0.008085248" calcext:value-type="float">
            <text:p>0.008085248</text:p>
          </table:table-cell>
          <table:table-cell office:value-type="float" office:value="0.006263296" calcext:value-type="float">
            <text:p>0.006263296</text:p>
          </table:table-cell>
          <table:table-cell office:value-type="float" office:value="0.005972736" calcext:value-type="float">
            <text:p>0.005972736</text:p>
          </table:table-cell>
          <table:table-cell office:value-type="float" office:value="0.06982528" calcext:value-type="float">
            <text:p>0.06982528</text:p>
          </table:table-cell>
          <table:table-cell office:value-type="float" office:value="0.356677888" calcext:value-type="float">
            <text:p>0.356677888</text:p>
          </table:table-cell>
          <table:table-cell office:value-type="float" office:value="1.480376576" calcext:value-type="float">
            <text:p>1.480376576</text:p>
          </table:table-cell>
          <table:table-cell office:value-type="float" office:value="2.29856128" calcext:value-type="float">
            <text:p>2.29856128</text:p>
          </table:table-cell>
          <table:table-cell office:value-type="float" office:value="1.737575168" calcext:value-type="float">
            <text:p>1.737575168</text:p>
          </table:table-cell>
          <table:table-cell office:value-type="float" office:value="2.708184832" calcext:value-type="float">
            <text:p>2.708184832</text:p>
          </table:table-cell>
          <table:table-cell office:value-type="float" office:value="1.974247936" calcext:value-type="float">
            <text:p>1.974247936</text:p>
          </table:table-cell>
          <table:table-cell office:value-type="float" office:value="3.551207936" calcext:value-type="float">
            <text:p>3.551207936</text:p>
          </table:table-cell>
          <table:table-cell office:value-type="float" office:value="2.563968768" calcext:value-type="float">
            <text:p>2.563968768</text:p>
          </table:table-cell>
          <table:table-cell office:value-type="float" office:value="10.808466688" calcext:value-type="float">
            <text:p>10.808466688</text:p>
          </table:table-cell>
          <table:table-cell office:value-type="float" office:value="15.540781568" calcext:value-type="float">
            <text:p>15.540781568</text:p>
          </table:table-cell>
        </table:table-row>
        <table:table-row table:style-name="ro1">
          <table:table-cell/>
          <table:table-cell office:value-type="float" office:value="0.01945344" calcext:value-type="float">
            <text:p>0.01945344</text:p>
          </table:table-cell>
          <table:table-cell office:value-type="float" office:value="0.006091776" calcext:value-type="float">
            <text:p>0.006091776</text:p>
          </table:table-cell>
          <table:table-cell office:value-type="float" office:value="0.005992448" calcext:value-type="float">
            <text:p>0.005992448</text:p>
          </table:table-cell>
          <table:table-cell office:value-type="float" office:value="0.06980096" calcext:value-type="float">
            <text:p>0.06980096</text:p>
          </table:table-cell>
          <table:table-cell office:value-type="float" office:value="0.35661824" calcext:value-type="float">
            <text:p>0.35661824</text:p>
          </table:table-cell>
          <table:table-cell office:value-type="float" office:value="1.480385024" calcext:value-type="float">
            <text:p>1.480385024</text:p>
          </table:table-cell>
          <table:table-cell office:value-type="float" office:value="2.298597888" calcext:value-type="float">
            <text:p>2.298597888</text:p>
          </table:table-cell>
          <table:table-cell office:value-type="float" office:value="1.690694144" calcext:value-type="float">
            <text:p>1.690694144</text:p>
          </table:table-cell>
          <table:table-cell office:value-type="float" office:value="2.708225536" calcext:value-type="float">
            <text:p>2.708225536</text:p>
          </table:table-cell>
          <table:table-cell office:value-type="float" office:value="1.953437696" calcext:value-type="float">
            <text:p>1.953437696</text:p>
          </table:table-cell>
          <table:table-cell office:value-type="float" office:value="3.551248128" calcext:value-type="float">
            <text:p>3.551248128</text:p>
          </table:table-cell>
          <table:table-cell office:value-type="float" office:value="2.563963136" calcext:value-type="float">
            <text:p>2.563963136</text:p>
          </table:table-cell>
          <table:table-cell office:value-type="float" office:value="10.808384" calcext:value-type="float">
            <text:p>10.808384</text:p>
          </table:table-cell>
          <table:table-cell office:value-type="float" office:value="15.540779264" calcext:value-type="float">
            <text:p>15.540779264</text:p>
          </table:table-cell>
        </table:table-row>
        <table:table-row table:style-name="ro1">
          <table:table-cell/>
          <table:table-cell office:value-type="float" office:value="0.00391424" calcext:value-type="float">
            <text:p>0.00391424</text:p>
          </table:table-cell>
          <table:table-cell office:value-type="float" office:value="0.006793216" calcext:value-type="float">
            <text:p>0.006793216</text:p>
          </table:table-cell>
          <table:table-cell office:value-type="float" office:value="0.006012672" calcext:value-type="float">
            <text:p>0.006012672</text:p>
          </table:table-cell>
          <table:table-cell office:value-type="float" office:value="0.069789696" calcext:value-type="float">
            <text:p>0.069789696</text:p>
          </table:table-cell>
          <table:table-cell office:value-type="float" office:value="0.3566272" calcext:value-type="float">
            <text:p>0.3566272</text:p>
          </table:table-cell>
          <table:table-cell office:value-type="float" office:value="1.480392448" calcext:value-type="float">
            <text:p>1.480392448</text:p>
          </table:table-cell>
          <table:table-cell office:value-type="float" office:value="2.298631168" calcext:value-type="float">
            <text:p>2.298631168</text:p>
          </table:table-cell>
          <table:table-cell office:value-type="float" office:value="1.714984704" calcext:value-type="float">
            <text:p>1.714984704</text:p>
          </table:table-cell>
          <table:table-cell office:value-type="float" office:value="2.708271872" calcext:value-type="float">
            <text:p>2.708271872</text:p>
          </table:table-cell>
          <table:table-cell office:value-type="float" office:value="1.904219392" calcext:value-type="float">
            <text:p>1.904219392</text:p>
          </table:table-cell>
          <table:table-cell office:value-type="float" office:value="3.55128704" calcext:value-type="float">
            <text:p>3.55128704</text:p>
          </table:table-cell>
          <table:table-cell office:value-type="float" office:value="2.56396032" calcext:value-type="float">
            <text:p>2.56396032</text:p>
          </table:table-cell>
          <table:table-cell office:value-type="float" office:value="10.80841728" calcext:value-type="float">
            <text:p>10.80841728</text:p>
          </table:table-cell>
          <table:table-cell office:value-type="float" office:value="15.54077824" calcext:value-type="float">
            <text:p>15.54077824</text:p>
          </table:table-cell>
        </table:table-row>
        <table:table-row table:style-name="ro1">
          <table:table-cell/>
          <table:table-cell office:value-type="float" office:value="0.006539776" calcext:value-type="float">
            <text:p>0.006539776</text:p>
          </table:table-cell>
          <table:table-cell office:value-type="float" office:value="0.006137856" calcext:value-type="float">
            <text:p>0.006137856</text:p>
          </table:table-cell>
          <table:table-cell office:value-type="float" office:value="0.005666816" calcext:value-type="float">
            <text:p>0.005666816</text:p>
          </table:table-cell>
          <table:table-cell office:value-type="float" office:value="0.06979584" calcext:value-type="float">
            <text:p>0.06979584</text:p>
          </table:table-cell>
          <table:table-cell office:value-type="float" office:value="0.356157952" calcext:value-type="float">
            <text:p>0.356157952</text:p>
          </table:table-cell>
          <table:table-cell office:value-type="float" office:value="1.468740096" calcext:value-type="float">
            <text:p>1.468740096</text:p>
          </table:table-cell>
          <table:table-cell office:value-type="float" office:value="2.29867008" calcext:value-type="float">
            <text:p>2.29867008</text:p>
          </table:table-cell>
          <table:table-cell office:value-type="float" office:value="1.726246912" calcext:value-type="float">
            <text:p>1.726246912</text:p>
          </table:table-cell>
          <table:table-cell office:value-type="float" office:value="2.708323328" calcext:value-type="float">
            <text:p>2.708323328</text:p>
          </table:table-cell>
          <table:table-cell office:value-type="float" office:value="1.90421888" calcext:value-type="float">
            <text:p>1.90421888</text:p>
          </table:table-cell>
          <table:table-cell office:value-type="float" office:value="3.55132544" calcext:value-type="float">
            <text:p>3.55132544</text:p>
          </table:table-cell>
          <table:table-cell office:value-type="float" office:value="2.56395776" calcext:value-type="float">
            <text:p>2.56395776</text:p>
          </table:table-cell>
          <table:table-cell office:value-type="float" office:value="10.808453376" calcext:value-type="float">
            <text:p>10.808453376</text:p>
          </table:table-cell>
          <table:table-cell office:value-type="float" office:value="15.27868416" calcext:value-type="float">
            <text:p>15.27868416</text:p>
          </table:table-cell>
        </table:table-row>
        <table:table-row table:style-name="ro1">
          <table:table-cell/>
          <table:table-cell office:value-type="float" office:value="0.007578112" calcext:value-type="float">
            <text:p>0.007578112</text:p>
          </table:table-cell>
          <table:table-cell office:value-type="float" office:value="0.008296448" calcext:value-type="float">
            <text:p>0.008296448</text:p>
          </table:table-cell>
          <table:table-cell office:value-type="float" office:value="0.005556992" calcext:value-type="float">
            <text:p>0.005556992</text:p>
          </table:table-cell>
          <table:table-cell office:value-type="float" office:value="0.069676544" calcext:value-type="float">
            <text:p>0.069676544</text:p>
          </table:table-cell>
          <table:table-cell office:value-type="float" office:value="0.356185088" calcext:value-type="float">
            <text:p>0.356185088</text:p>
          </table:table-cell>
          <table:table-cell office:value-type="float" office:value="1.468739072" calcext:value-type="float">
            <text:p>1.468739072</text:p>
          </table:table-cell>
          <table:table-cell office:value-type="float" office:value="2.298713088" calcext:value-type="float">
            <text:p>2.298713088</text:p>
          </table:table-cell>
          <table:table-cell office:value-type="float" office:value="1.801078272" calcext:value-type="float">
            <text:p>1.801078272</text:p>
          </table:table-cell>
          <table:table-cell office:value-type="float" office:value="2.708375296" calcext:value-type="float">
            <text:p>2.708375296</text:p>
          </table:table-cell>
          <table:table-cell office:value-type="float" office:value="1.87963136" calcext:value-type="float">
            <text:p>1.87963136</text:p>
          </table:table-cell>
          <table:table-cell office:value-type="float" office:value="3.551363072" calcext:value-type="float">
            <text:p>3.551363072</text:p>
          </table:table-cell>
          <table:table-cell office:value-type="float" office:value="2.563955968" calcext:value-type="float">
            <text:p>2.563955968</text:p>
          </table:table-cell>
          <table:table-cell office:value-type="float" office:value="10.808489472" calcext:value-type="float">
            <text:p>10.808489472</text:p>
          </table:table-cell>
          <table:table-cell office:value-type="float" office:value="15.278701824" calcext:value-type="float">
            <text:p>15.278701824</text:p>
          </table:table-cell>
        </table:table-row>
        <table:table-row table:style-name="ro1">
          <table:table-cell/>
          <table:table-cell office:value-type="float" office:value="0.01103104" calcext:value-type="float">
            <text:p>0.01103104</text:p>
          </table:table-cell>
          <table:table-cell office:value-type="float" office:value="0.006381824" calcext:value-type="float">
            <text:p>0.006381824</text:p>
          </table:table-cell>
          <table:table-cell office:value-type="float" office:value="0.005507072" calcext:value-type="float">
            <text:p>0.005507072</text:p>
          </table:table-cell>
          <table:table-cell office:value-type="float" office:value="0.069641728" calcext:value-type="float">
            <text:p>0.069641728</text:p>
          </table:table-cell>
          <table:table-cell office:value-type="float" office:value="0.356210944" calcext:value-type="float">
            <text:p>0.356210944</text:p>
          </table:table-cell>
          <table:table-cell office:value-type="float" office:value="1.468752128" calcext:value-type="float">
            <text:p>1.468752128</text:p>
          </table:table-cell>
          <table:table-cell office:value-type="float" office:value="2.299034624" calcext:value-type="float">
            <text:p>2.299034624</text:p>
          </table:table-cell>
          <table:table-cell office:value-type="float" office:value="1.79032832" calcext:value-type="float">
            <text:p>1.79032832</text:p>
          </table:table-cell>
          <table:table-cell office:value-type="float" office:value="2.708431616" calcext:value-type="float">
            <text:p>2.708431616</text:p>
          </table:table-cell>
          <table:table-cell office:value-type="float" office:value="1.8796352" calcext:value-type="float">
            <text:p>1.8796352</text:p>
          </table:table-cell>
          <table:table-cell office:value-type="float" office:value="3.55140096" calcext:value-type="float">
            <text:p>3.55140096</text:p>
          </table:table-cell>
          <table:table-cell office:value-type="float" office:value="2.563952128" calcext:value-type="float">
            <text:p>2.563952128</text:p>
          </table:table-cell>
          <table:table-cell office:value-type="float" office:value="10.80852608" calcext:value-type="float">
            <text:p>10.80852608</text:p>
          </table:table-cell>
          <table:table-cell office:value-type="float" office:value="15.278722048" calcext:value-type="float">
            <text:p>15.278722048</text:p>
          </table:table-cell>
        </table:table-row>
        <table:table-row table:style-name="ro1">
          <table:table-cell/>
          <table:table-cell office:value-type="float" office:value="0.006766336" calcext:value-type="float">
            <text:p>0.006766336</text:p>
          </table:table-cell>
          <table:table-cell office:value-type="float" office:value="0.005810944" calcext:value-type="float">
            <text:p>0.005810944</text:p>
          </table:table-cell>
          <table:table-cell office:value-type="float" office:value="0.0054656" calcext:value-type="float">
            <text:p>0.0054656</text:p>
          </table:table-cell>
          <table:table-cell office:value-type="float" office:value="0.069622784" calcext:value-type="float">
            <text:p>0.069622784</text:p>
          </table:table-cell>
          <table:table-cell office:value-type="float" office:value="0.356239104" calcext:value-type="float">
            <text:p>0.356239104</text:p>
          </table:table-cell>
          <table:table-cell office:value-type="float" office:value="1.449789952" calcext:value-type="float">
            <text:p>1.449789952</text:p>
          </table:table-cell>
          <table:table-cell office:value-type="float" office:value="2.299013888" calcext:value-type="float">
            <text:p>2.299013888</text:p>
          </table:table-cell>
          <table:table-cell office:value-type="float" office:value="1.790246912" calcext:value-type="float">
            <text:p>1.790246912</text:p>
          </table:table-cell>
          <table:table-cell office:value-type="float" office:value="2.70576" calcext:value-type="float">
            <text:p>2.70576</text:p>
          </table:table-cell>
          <table:table-cell office:value-type="float" office:value="1.879641344" calcext:value-type="float">
            <text:p>1.879641344</text:p>
          </table:table-cell>
          <table:table-cell office:value-type="float" office:value="3.55143936" calcext:value-type="float">
            <text:p>3.55143936</text:p>
          </table:table-cell>
          <table:table-cell office:value-type="float" office:value="2.563954688" calcext:value-type="float">
            <text:p>2.563954688</text:p>
          </table:table-cell>
          <table:table-cell office:value-type="float" office:value="10.808562176" calcext:value-type="float">
            <text:p>10.808562176</text:p>
          </table:table-cell>
          <table:table-cell office:value-type="float" office:value="15.278745088" calcext:value-type="float">
            <text:p>15.278745088</text:p>
          </table:table-cell>
        </table:table-row>
        <table:table-row table:style-name="ro1">
          <table:table-cell/>
          <table:table-cell office:value-type="float" office:value="0.00621056" calcext:value-type="float">
            <text:p>0.00621056</text:p>
          </table:table-cell>
          <table:table-cell office:value-type="float" office:value="0.006134784" calcext:value-type="float">
            <text:p>0.006134784</text:p>
          </table:table-cell>
          <table:table-cell office:value-type="float" office:value="0.005449216" calcext:value-type="float">
            <text:p>0.005449216</text:p>
          </table:table-cell>
          <table:table-cell office:value-type="float" office:value="0.06961152" calcext:value-type="float">
            <text:p>0.06961152</text:p>
          </table:table-cell>
          <table:table-cell office:value-type="float" office:value="0.356266496" calcext:value-type="float">
            <text:p>0.356266496</text:p>
          </table:table-cell>
          <table:table-cell office:value-type="float" office:value="1.474606592" calcext:value-type="float">
            <text:p>1.474606592</text:p>
          </table:table-cell>
          <table:table-cell office:value-type="float" office:value="2.299040512" calcext:value-type="float">
            <text:p>2.299040512</text:p>
          </table:table-cell>
          <table:table-cell office:value-type="float" office:value="1.790227968" calcext:value-type="float">
            <text:p>1.790227968</text:p>
          </table:table-cell>
          <table:table-cell office:value-type="float" office:value="2.705713664" calcext:value-type="float">
            <text:p>2.705713664</text:p>
          </table:table-cell>
          <table:table-cell office:value-type="float" office:value="1.879770368" calcext:value-type="float">
            <text:p>1.879770368</text:p>
          </table:table-cell>
          <table:table-cell office:value-type="float" office:value="3.55147648" calcext:value-type="float">
            <text:p>3.55147648</text:p>
          </table:table-cell>
          <table:table-cell office:value-type="float" office:value="2.624831488" calcext:value-type="float">
            <text:p>2.624831488</text:p>
          </table:table-cell>
          <table:table-cell office:value-type="float" office:value="10.80859904" calcext:value-type="float">
            <text:p>10.80859904</text:p>
          </table:table-cell>
          <table:table-cell office:value-type="float" office:value="14.498614528" calcext:value-type="float">
            <text:p>14.498614528</text:p>
          </table:table-cell>
        </table:table-row>
        <table:table-row table:style-name="ro1">
          <table:table-cell/>
          <table:table-cell office:value-type="float" office:value="0.01022464" calcext:value-type="float">
            <text:p>0.01022464</text:p>
          </table:table-cell>
          <table:table-cell office:value-type="float" office:value="0.005947648" calcext:value-type="float">
            <text:p>0.005947648</text:p>
          </table:table-cell>
          <table:table-cell office:value-type="float" office:value="0.005928448" calcext:value-type="float">
            <text:p>0.005928448</text:p>
          </table:table-cell>
          <table:table-cell office:value-type="float" office:value="0.06336128" calcext:value-type="float">
            <text:p>0.06336128</text:p>
          </table:table-cell>
          <table:table-cell office:value-type="float" office:value="0.356294912" calcext:value-type="float">
            <text:p>0.356294912</text:p>
          </table:table-cell>
          <table:table-cell office:value-type="float" office:value="1.46932992" calcext:value-type="float">
            <text:p>1.46932992</text:p>
          </table:table-cell>
          <table:table-cell office:value-type="float" office:value="2.32591232" calcext:value-type="float">
            <text:p>2.32591232</text:p>
          </table:table-cell>
          <table:table-cell office:value-type="float" office:value="1.77902208" calcext:value-type="float">
            <text:p>1.77902208</text:p>
          </table:table-cell>
          <table:table-cell office:value-type="float" office:value="2.705736704" calcext:value-type="float">
            <text:p>2.705736704</text:p>
          </table:table-cell>
          <table:table-cell office:value-type="float" office:value="2.053650176" calcext:value-type="float">
            <text:p>2.053650176</text:p>
          </table:table-cell>
          <table:table-cell office:value-type="float" office:value="3.551513344" calcext:value-type="float">
            <text:p>3.551513344</text:p>
          </table:table-cell>
          <table:table-cell office:value-type="float" office:value="2.565404416" calcext:value-type="float">
            <text:p>2.565404416</text:p>
          </table:table-cell>
          <table:table-cell office:value-type="float" office:value="10.808636672" calcext:value-type="float">
            <text:p>10.808636672</text:p>
          </table:table-cell>
          <table:table-cell office:value-type="float" office:value="14.498620672" calcext:value-type="float">
            <text:p>14.498620672</text:p>
          </table:table-cell>
        </table:table-row>
        <table:table-row table:style-name="ro1">
          <table:table-cell/>
          <table:table-cell office:value-type="float" office:value="0.006785792" calcext:value-type="float">
            <text:p>0.006785792</text:p>
          </table:table-cell>
          <table:table-cell office:value-type="float" office:value="0.0072192" calcext:value-type="float">
            <text:p>0.0072192</text:p>
          </table:table-cell>
          <table:table-cell office:value-type="float" office:value="0.00588928" calcext:value-type="float">
            <text:p>0.00588928</text:p>
          </table:table-cell>
          <table:table-cell office:value-type="float" office:value="0.063341056" calcext:value-type="float">
            <text:p>0.063341056</text:p>
          </table:table-cell>
          <table:table-cell office:value-type="float" office:value="0.356323328" calcext:value-type="float">
            <text:p>0.356323328</text:p>
          </table:table-cell>
          <table:table-cell office:value-type="float" office:value="1.469325568" calcext:value-type="float">
            <text:p>1.469325568</text:p>
          </table:table-cell>
          <table:table-cell office:value-type="float" office:value="2.325964032" calcext:value-type="float">
            <text:p>2.325964032</text:p>
          </table:table-cell>
          <table:table-cell office:value-type="float" office:value="1.779009536" calcext:value-type="float">
            <text:p>1.779009536</text:p>
          </table:table-cell>
          <table:table-cell office:value-type="float" office:value="2.70576512" calcext:value-type="float">
            <text:p>2.70576512</text:p>
          </table:table-cell>
          <table:table-cell office:value-type="float" office:value="2.05369216" calcext:value-type="float">
            <text:p>2.05369216</text:p>
          </table:table-cell>
          <table:table-cell office:value-type="float" office:value="3.55155072" calcext:value-type="float">
            <text:p>3.55155072</text:p>
          </table:table-cell>
          <table:table-cell office:value-type="float" office:value="2.565332224" calcext:value-type="float">
            <text:p>2.565332224</text:p>
          </table:table-cell>
          <table:table-cell office:value-type="float" office:value="10.808674816" calcext:value-type="float">
            <text:p>10.808674816</text:p>
          </table:table-cell>
          <table:table-cell office:value-type="float" office:value="14.498816768" calcext:value-type="float">
            <text:p>14.498816768</text:p>
          </table:table-cell>
        </table:table-row>
        <table:table-row table:style-name="ro1">
          <table:table-cell/>
          <table:table-cell office:value-type="float" office:value="0.006857472" calcext:value-type="float">
            <text:p>0.006857472</text:p>
          </table:table-cell>
          <table:table-cell office:value-type="float" office:value="0.007812864" calcext:value-type="float">
            <text:p>0.007812864</text:p>
          </table:table-cell>
          <table:table-cell office:value-type="float" office:value="0.005901568" calcext:value-type="float">
            <text:p>0.005901568</text:p>
          </table:table-cell>
          <table:table-cell office:value-type="float" office:value="0.063389696" calcext:value-type="float">
            <text:p>0.063389696</text:p>
          </table:table-cell>
          <table:table-cell office:value-type="float" office:value="0.356530944" calcext:value-type="float">
            <text:p>0.356530944</text:p>
          </table:table-cell>
          <table:table-cell office:value-type="float" office:value="1.469324288" calcext:value-type="float">
            <text:p>1.469324288</text:p>
          </table:table-cell>
          <table:table-cell office:value-type="float" office:value="2.326008832" calcext:value-type="float">
            <text:p>2.326008832</text:p>
          </table:table-cell>
          <table:table-cell office:value-type="float" office:value="1.779000576" calcext:value-type="float">
            <text:p>1.779000576</text:p>
          </table:table-cell>
          <table:table-cell office:value-type="float" office:value="2.72491904" calcext:value-type="float">
            <text:p>2.72491904</text:p>
          </table:table-cell>
          <table:table-cell office:value-type="float" office:value="2.053737984" calcext:value-type="float">
            <text:p>2.053737984</text:p>
          </table:table-cell>
          <table:table-cell office:value-type="float" office:value="3.55167872" calcext:value-type="float">
            <text:p>3.55167872</text:p>
          </table:table-cell>
          <table:table-cell office:value-type="float" office:value="2.565313792" calcext:value-type="float">
            <text:p>2.565313792</text:p>
          </table:table-cell>
          <table:table-cell office:value-type="float" office:value="10.808713472" calcext:value-type="float">
            <text:p>10.808713472</text:p>
          </table:table-cell>
          <table:table-cell office:value-type="float" office:value="14.498843648" calcext:value-type="float">
            <text:p>14.498843648</text:p>
          </table:table-cell>
        </table:table-row>
        <table:table-row table:style-name="ro1">
          <table:table-cell/>
          <table:table-cell office:value-type="float" office:value="0.006289664" calcext:value-type="float">
            <text:p>0.006289664</text:p>
          </table:table-cell>
          <table:table-cell office:value-type="float" office:value="0.006217984" calcext:value-type="float">
            <text:p>0.006217984</text:p>
          </table:table-cell>
          <table:table-cell office:value-type="float" office:value="0.005918464" calcext:value-type="float">
            <text:p>0.005918464</text:p>
          </table:table-cell>
          <table:table-cell office:value-type="float" office:value="0.063442944" calcext:value-type="float">
            <text:p>0.063442944</text:p>
          </table:table-cell>
          <table:table-cell office:value-type="float" office:value="0.35647872" calcext:value-type="float">
            <text:p>0.35647872</text:p>
          </table:table-cell>
          <table:table-cell office:value-type="float" office:value="1.469325056" calcext:value-type="float">
            <text:p>1.469325056</text:p>
          </table:table-cell>
          <table:table-cell office:value-type="float" office:value="2.326057472" calcext:value-type="float">
            <text:p>2.326057472</text:p>
          </table:table-cell>
          <table:table-cell office:value-type="float" office:value="1.790220288" calcext:value-type="float">
            <text:p>1.790220288</text:p>
          </table:table-cell>
          <table:table-cell office:value-type="float" office:value="2.728125696" calcext:value-type="float">
            <text:p>2.728125696</text:p>
          </table:table-cell>
          <table:table-cell office:value-type="float" office:value="2.053779712" calcext:value-type="float">
            <text:p>2.053779712</text:p>
          </table:table-cell>
          <table:table-cell office:value-type="float" office:value="3.552258048" calcext:value-type="float">
            <text:p>3.552258048</text:p>
          </table:table-cell>
          <table:table-cell office:value-type="float" office:value="2.56530432" calcext:value-type="float">
            <text:p>2.56530432</text:p>
          </table:table-cell>
          <table:table-cell office:value-type="float" office:value="10.808752128" calcext:value-type="float">
            <text:p>10.808752128</text:p>
          </table:table-cell>
          <table:table-cell office:value-type="float" office:value="15.09219072" calcext:value-type="float">
            <text:p>15.09219072</text:p>
          </table:table-cell>
        </table:table-row>
        <table:table-row table:style-name="ro1">
          <table:table-cell/>
          <table:table-cell office:value-type="float" office:value="0.005952256" calcext:value-type="float">
            <text:p>0.005952256</text:p>
          </table:table-cell>
          <table:table-cell office:value-type="float" office:value="0.005665792" calcext:value-type="float">
            <text:p>0.005665792</text:p>
          </table:table-cell>
          <table:table-cell office:value-type="float" office:value="0.005937152" calcext:value-type="float">
            <text:p>0.005937152</text:p>
          </table:table-cell>
          <table:table-cell office:value-type="float" office:value="0.063491072" calcext:value-type="float">
            <text:p>0.063491072</text:p>
          </table:table-cell>
          <table:table-cell office:value-type="float" office:value="0.356495616" calcext:value-type="float">
            <text:p>0.356495616</text:p>
          </table:table-cell>
          <table:table-cell office:value-type="float" office:value="1.46932736" calcext:value-type="float">
            <text:p>1.46932736</text:p>
          </table:table-cell>
          <table:table-cell office:value-type="float" office:value="2.326248192" calcext:value-type="float">
            <text:p>2.326248192</text:p>
          </table:table-cell>
          <table:table-cell office:value-type="float" office:value="1.790214656" calcext:value-type="float">
            <text:p>1.790214656</text:p>
          </table:table-cell>
          <table:table-cell office:value-type="float" office:value="2.72817408" calcext:value-type="float">
            <text:p>2.72817408</text:p>
          </table:table-cell>
          <table:table-cell office:value-type="float" office:value="2.0719488" calcext:value-type="float">
            <text:p>2.0719488</text:p>
          </table:table-cell>
          <table:table-cell office:value-type="float" office:value="3.55214208" calcext:value-type="float">
            <text:p>3.55214208</text:p>
          </table:table-cell>
          <table:table-cell office:value-type="float" office:value="2.565296896" calcext:value-type="float">
            <text:p>2.565296896</text:p>
          </table:table-cell>
          <table:table-cell office:value-type="float" office:value="10.808791296" calcext:value-type="float">
            <text:p>10.808791296</text:p>
          </table:table-cell>
          <table:table-cell office:value-type="float" office:value="15.092251136" calcext:value-type="float">
            <text:p>15.092251136</text:p>
          </table:table-cell>
        </table:table-row>
        <table:table-row table:style-name="ro1">
          <table:table-cell/>
          <table:table-cell office:value-type="float" office:value="0.006160896" calcext:value-type="float">
            <text:p>0.006160896</text:p>
          </table:table-cell>
          <table:table-cell office:value-type="float" office:value="0.006370048" calcext:value-type="float">
            <text:p>0.006370048</text:p>
          </table:table-cell>
          <table:table-cell office:value-type="float" office:value="0.005293824" calcext:value-type="float">
            <text:p>0.005293824</text:p>
          </table:table-cell>
          <table:table-cell office:value-type="float" office:value="0.062372352" calcext:value-type="float">
            <text:p>0.062372352</text:p>
          </table:table-cell>
          <table:table-cell office:value-type="float" office:value="0.348233984" calcext:value-type="float">
            <text:p>0.348233984</text:p>
          </table:table-cell>
          <table:table-cell office:value-type="float" office:value="1.47435904" calcext:value-type="float">
            <text:p>1.47435904</text:p>
          </table:table-cell>
          <table:table-cell office:value-type="float" office:value="2.326330624" calcext:value-type="float">
            <text:p>2.326330624</text:p>
          </table:table-cell>
          <table:table-cell office:value-type="float" office:value="1.79020928" calcext:value-type="float">
            <text:p>1.79020928</text:p>
          </table:table-cell>
          <table:table-cell office:value-type="float" office:value="2.72563584" calcext:value-type="float">
            <text:p>2.72563584</text:p>
          </table:table-cell>
          <table:table-cell office:value-type="float" office:value="2.072013568" calcext:value-type="float">
            <text:p>2.072013568</text:p>
          </table:table-cell>
          <table:table-cell office:value-type="float" office:value="3.552082944" calcext:value-type="float">
            <text:p>3.552082944</text:p>
          </table:table-cell>
          <table:table-cell office:value-type="float" office:value="2.499078912" calcext:value-type="float">
            <text:p>2.499078912</text:p>
          </table:table-cell>
          <table:table-cell office:value-type="float" office:value="10.808830976" calcext:value-type="float">
            <text:p>10.808830976</text:p>
          </table:table-cell>
          <table:table-cell office:value-type="float" office:value="14.498988288" calcext:value-type="float">
            <text:p>14.498988288</text:p>
          </table:table-cell>
        </table:table-row>
        <table:table-row table:style-name="ro1">
          <table:table-cell/>
          <table:table-cell office:value-type="float" office:value="0.008207616" calcext:value-type="float">
            <text:p>0.008207616</text:p>
          </table:table-cell>
          <table:table-cell office:value-type="float" office:value="0.009933568" calcext:value-type="float">
            <text:p>0.009933568</text:p>
          </table:table-cell>
          <table:table-cell office:value-type="float" office:value="0.005190656" calcext:value-type="float">
            <text:p>0.005190656</text:p>
          </table:table-cell>
          <table:table-cell office:value-type="float" office:value="0.062254848" calcext:value-type="float">
            <text:p>0.062254848</text:p>
          </table:table-cell>
          <table:table-cell office:value-type="float" office:value="0.348278272" calcext:value-type="float">
            <text:p>0.348278272</text:p>
          </table:table-cell>
          <table:table-cell office:value-type="float" office:value="1.489516288" calcext:value-type="float">
            <text:p>1.489516288</text:p>
          </table:table-cell>
          <table:table-cell office:value-type="float" office:value="2.326391808" calcext:value-type="float">
            <text:p>2.326391808</text:p>
          </table:table-cell>
          <table:table-cell office:value-type="float" office:value="1.790203904" calcext:value-type="float">
            <text:p>1.790203904</text:p>
          </table:table-cell>
          <table:table-cell office:value-type="float" office:value="2.725669888" calcext:value-type="float">
            <text:p>2.725669888</text:p>
          </table:table-cell>
          <table:table-cell office:value-type="float" office:value="1.943876608" calcext:value-type="float">
            <text:p>1.943876608</text:p>
          </table:table-cell>
          <table:table-cell office:value-type="float" office:value="3.552106752" calcext:value-type="float">
            <text:p>3.552106752</text:p>
          </table:table-cell>
          <table:table-cell office:value-type="float" office:value="2.499072512" calcext:value-type="float">
            <text:p>2.499072512</text:p>
          </table:table-cell>
          <table:table-cell office:value-type="float" office:value="10.808871424" calcext:value-type="float">
            <text:p>10.808871424</text:p>
          </table:table-cell>
          <table:table-cell office:value-type="float" office:value="14.498995456" calcext:value-type="float">
            <text:p>14.498995456</text:p>
          </table:table-cell>
        </table:table-row>
        <table:table-row table:style-name="ro1">
          <table:table-cell/>
          <table:table-cell office:value-type="float" office:value="0.006427904" calcext:value-type="float">
            <text:p>0.006427904</text:p>
          </table:table-cell>
          <table:table-cell office:value-type="float" office:value="0.008151296" calcext:value-type="float">
            <text:p>0.008151296</text:p>
          </table:table-cell>
          <table:table-cell office:value-type="float" office:value="0.005143552" calcext:value-type="float">
            <text:p>0.005143552</text:p>
          </table:table-cell>
          <table:table-cell office:value-type="float" office:value="0.062233856" calcext:value-type="float">
            <text:p>0.062233856</text:p>
          </table:table-cell>
          <table:table-cell office:value-type="float" office:value="0.348311808" calcext:value-type="float">
            <text:p>0.348311808</text:p>
          </table:table-cell>
          <table:table-cell office:value-type="float" office:value="1.489537792" calcext:value-type="float">
            <text:p>1.489537792</text:p>
          </table:table-cell>
          <table:table-cell office:value-type="float" office:value="2.326455808" calcext:value-type="float">
            <text:p>2.326455808</text:p>
          </table:table-cell>
          <table:table-cell office:value-type="float" office:value="1.79019776" calcext:value-type="float">
            <text:p>1.79019776</text:p>
          </table:table-cell>
          <table:table-cell office:value-type="float" office:value="2.725648128" calcext:value-type="float">
            <text:p>2.725648128</text:p>
          </table:table-cell>
          <table:table-cell office:value-type="float" office:value="1.94381696" calcext:value-type="float">
            <text:p>1.94381696</text:p>
          </table:table-cell>
          <table:table-cell office:value-type="float" office:value="3.552136448" calcext:value-type="float">
            <text:p>3.552136448</text:p>
          </table:table-cell>
          <table:table-cell office:value-type="float" office:value="2.499067392" calcext:value-type="float">
            <text:p>2.499067392</text:p>
          </table:table-cell>
          <table:table-cell office:value-type="float" office:value="10.808912128" calcext:value-type="float">
            <text:p>10.808912128</text:p>
          </table:table-cell>
          <table:table-cell office:value-type="float" office:value="15.242969088" calcext:value-type="float">
            <text:p>15.242969088</text:p>
          </table:table-cell>
        </table:table-row>
        <table:table-row table:style-name="ro1">
          <table:table-cell/>
          <table:table-cell office:value-type="float" office:value="0.006020608" calcext:value-type="float">
            <text:p>0.006020608</text:p>
          </table:table-cell>
          <table:table-cell office:value-type="float" office:value="0.005975296" calcext:value-type="float">
            <text:p>0.005975296</text:p>
          </table:table-cell>
          <table:table-cell office:value-type="float" office:value="0.005124864" calcext:value-type="float">
            <text:p>0.005124864</text:p>
          </table:table-cell>
          <table:table-cell office:value-type="float" office:value="0.062224384" calcext:value-type="float">
            <text:p>0.062224384</text:p>
          </table:table-cell>
          <table:table-cell office:value-type="float" office:value="0.348347648" calcext:value-type="float">
            <text:p>0.348347648</text:p>
          </table:table-cell>
          <table:table-cell office:value-type="float" office:value="1.474531584" calcext:value-type="float">
            <text:p>1.474531584</text:p>
          </table:table-cell>
          <table:table-cell office:value-type="float" office:value="2.326521344" calcext:value-type="float">
            <text:p>2.326521344</text:p>
          </table:table-cell>
          <table:table-cell office:value-type="float" office:value="1.743213568" calcext:value-type="float">
            <text:p>1.743213568</text:p>
          </table:table-cell>
          <table:table-cell office:value-type="float" office:value="2.725677824" calcext:value-type="float">
            <text:p>2.725677824</text:p>
          </table:table-cell>
          <table:table-cell office:value-type="float" office:value="1.943802368" calcext:value-type="float">
            <text:p>1.943802368</text:p>
          </table:table-cell>
          <table:table-cell office:value-type="float" office:value="3.552103936" calcext:value-type="float">
            <text:p>3.552103936</text:p>
          </table:table-cell>
          <table:table-cell office:value-type="float" office:value="2.49906304" calcext:value-type="float">
            <text:p>2.49906304</text:p>
          </table:table-cell>
          <table:table-cell office:value-type="float" office:value="10.808951808" calcext:value-type="float">
            <text:p>10.808951808</text:p>
          </table:table-cell>
          <table:table-cell office:value-type="float" office:value="15.171812608" calcext:value-type="float">
            <text:p>15.171812608</text:p>
          </table:table-cell>
        </table:table-row>
        <table:table-row table:style-name="ro1">
          <table:table-cell/>
          <table:table-cell office:value-type="float" office:value="0.007684864" calcext:value-type="float">
            <text:p>0.007684864</text:p>
          </table:table-cell>
          <table:table-cell office:value-type="float" office:value="0.00612096" calcext:value-type="float">
            <text:p>0.00612096</text:p>
          </table:table-cell>
          <table:table-cell office:value-type="float" office:value="0.00514176" calcext:value-type="float">
            <text:p>0.00514176</text:p>
          </table:table-cell>
          <table:table-cell office:value-type="float" office:value="0.062219264" calcext:value-type="float">
            <text:p>0.062219264</text:p>
          </table:table-cell>
          <table:table-cell office:value-type="float" office:value="0.348385024" calcext:value-type="float">
            <text:p>0.348385024</text:p>
          </table:table-cell>
          <table:table-cell office:value-type="float" office:value="1.452616192" calcext:value-type="float">
            <text:p>1.452616192</text:p>
          </table:table-cell>
          <table:table-cell office:value-type="float" office:value="2.326592512" calcext:value-type="float">
            <text:p>2.326592512</text:p>
          </table:table-cell>
          <table:table-cell office:value-type="float" office:value="1.754732288" calcext:value-type="float">
            <text:p>1.754732288</text:p>
          </table:table-cell>
          <table:table-cell office:value-type="float" office:value="2.725710592" calcext:value-type="float">
            <text:p>2.725710592</text:p>
          </table:table-cell>
          <table:table-cell office:value-type="float" office:value="1.943792896" calcext:value-type="float">
            <text:p>1.943792896</text:p>
          </table:table-cell>
          <table:table-cell office:value-type="float" office:value="3.552134656" calcext:value-type="float">
            <text:p>3.552134656</text:p>
          </table:table-cell>
          <table:table-cell office:value-type="float" office:value="2.499058944" calcext:value-type="float">
            <text:p>2.499058944</text:p>
          </table:table-cell>
          <table:table-cell office:value-type="float" office:value="10.809262592" calcext:value-type="float">
            <text:p>10.809262592</text:p>
          </table:table-cell>
          <table:table-cell office:value-type="float" office:value="15.171776768" calcext:value-type="float">
            <text:p>15.171776768</text:p>
          </table:table-cell>
        </table:table-row>
        <table:table-row table:style-name="ro1">
          <table:table-cell/>
          <table:table-cell office:value-type="float" office:value="0.006180864" calcext:value-type="float">
            <text:p>0.006180864</text:p>
          </table:table-cell>
          <table:table-cell office:value-type="float" office:value="0.007272448" calcext:value-type="float">
            <text:p>0.007272448</text:p>
          </table:table-cell>
          <table:table-cell office:value-type="float" office:value="0.00799488" calcext:value-type="float">
            <text:p>0.00799488</text:p>
          </table:table-cell>
          <table:table-cell office:value-type="float" office:value="0.060573696" calcext:value-type="float">
            <text:p>0.060573696</text:p>
          </table:table-cell>
          <table:table-cell office:value-type="float" office:value="0.348423424" calcext:value-type="float">
            <text:p>0.348423424</text:p>
          </table:table-cell>
          <table:table-cell office:value-type="float" office:value="1.490399232" calcext:value-type="float">
            <text:p>1.490399232</text:p>
          </table:table-cell>
          <table:table-cell office:value-type="float" office:value="2.326616832" calcext:value-type="float">
            <text:p>2.326616832</text:p>
          </table:table-cell>
          <table:table-cell office:value-type="float" office:value="1.792024576" calcext:value-type="float">
            <text:p>1.792024576</text:p>
          </table:table-cell>
          <table:table-cell office:value-type="float" office:value="2.728376832" calcext:value-type="float">
            <text:p>2.728376832</text:p>
          </table:table-cell>
          <table:table-cell office:value-type="float" office:value="1.943785216" calcext:value-type="float">
            <text:p>1.943785216</text:p>
          </table:table-cell>
          <table:table-cell office:value-type="float" office:value="3.5521664" calcext:value-type="float">
            <text:p>3.5521664</text:p>
          </table:table-cell>
          <table:table-cell office:value-type="float" office:value="2.49905536" calcext:value-type="float">
            <text:p>2.49905536</text:p>
          </table:table-cell>
          <table:table-cell office:value-type="float" office:value="10.809338624" calcext:value-type="float">
            <text:p>10.809338624</text:p>
          </table:table-cell>
          <table:table-cell office:value-type="float" office:value="15.171840768" calcext:value-type="float">
            <text:p>15.171840768</text:p>
          </table:table-cell>
        </table:table-row>
        <table:table-row table:style-name="ro1">
          <table:table-cell/>
          <table:table-cell office:value-type="float" office:value="0.007051264" calcext:value-type="float">
            <text:p>0.007051264</text:p>
          </table:table-cell>
          <table:table-cell office:value-type="float" office:value="0.006457344" calcext:value-type="float">
            <text:p>0.006457344</text:p>
          </table:table-cell>
          <table:table-cell office:value-type="float" office:value="0.008181504" calcext:value-type="float">
            <text:p>0.008181504</text:p>
          </table:table-cell>
          <table:table-cell office:value-type="float" office:value="0.06046464" calcext:value-type="float">
            <text:p>0.06046464</text:p>
          </table:table-cell>
          <table:table-cell office:value-type="float" office:value="0.34846336" calcext:value-type="float">
            <text:p>0.34846336</text:p>
          </table:table-cell>
          <table:table-cell office:value-type="float" office:value="1.490374912" calcext:value-type="float">
            <text:p>1.490374912</text:p>
          </table:table-cell>
          <table:table-cell office:value-type="float" office:value="2.32668928" calcext:value-type="float">
            <text:p>2.32668928</text:p>
          </table:table-cell>
          <table:table-cell office:value-type="float" office:value="1.803341824" calcext:value-type="float">
            <text:p>1.803341824</text:p>
          </table:table-cell>
          <table:table-cell office:value-type="float" office:value="2.730681856" calcext:value-type="float">
            <text:p>2.730681856</text:p>
          </table:table-cell>
          <table:table-cell office:value-type="float" office:value="1.943777792" calcext:value-type="float">
            <text:p>1.943777792</text:p>
          </table:table-cell>
          <table:table-cell office:value-type="float" office:value="3.552198912" calcext:value-type="float">
            <text:p>3.552198912</text:p>
          </table:table-cell>
          <table:table-cell office:value-type="float" office:value="2.49910784" calcext:value-type="float">
            <text:p>2.49910784</text:p>
          </table:table-cell>
          <table:table-cell office:value-type="float" office:value="10.809383936" calcext:value-type="float">
            <text:p>10.809383936</text:p>
          </table:table-cell>
          <table:table-cell office:value-type="float" office:value="12.861883904" calcext:value-type="float">
            <text:p>12.861883904</text:p>
          </table:table-cell>
        </table:table-row>
        <table:table-row table:style-name="ro1">
          <table:table-cell/>
          <table:table-cell office:value-type="float" office:value="0.0074368" calcext:value-type="float">
            <text:p>0.0074368</text:p>
          </table:table-cell>
          <table:table-cell office:value-type="float" office:value="0.007195392" calcext:value-type="float">
            <text:p>0.007195392</text:p>
          </table:table-cell>
          <table:table-cell office:value-type="float" office:value="0.008276224" calcext:value-type="float">
            <text:p>0.008276224</text:p>
          </table:table-cell>
          <table:table-cell office:value-type="float" office:value="0.060427776" calcext:value-type="float">
            <text:p>0.060427776</text:p>
          </table:table-cell>
          <table:table-cell office:value-type="float" office:value="0.348665856" calcext:value-type="float">
            <text:p>0.348665856</text:p>
          </table:table-cell>
          <table:table-cell office:value-type="float" office:value="1.490361088" calcext:value-type="float">
            <text:p>1.490361088</text:p>
          </table:table-cell>
          <table:table-cell office:value-type="float" office:value="2.327099648" calcext:value-type="float">
            <text:p>2.327099648</text:p>
          </table:table-cell>
          <table:table-cell office:value-type="float" office:value="1.792950784" calcext:value-type="float">
            <text:p>1.792950784</text:p>
          </table:table-cell>
          <table:table-cell office:value-type="float" office:value="2.73072" calcext:value-type="float">
            <text:p>2.73072</text:p>
          </table:table-cell>
          <table:table-cell office:value-type="float" office:value="1.957241088" calcext:value-type="float">
            <text:p>1.957241088</text:p>
          </table:table-cell>
          <table:table-cell office:value-type="float" office:value="3.552230912" calcext:value-type="float">
            <text:p>3.552230912</text:p>
          </table:table-cell>
          <table:table-cell office:value-type="float" office:value="2.585063936" calcext:value-type="float">
            <text:p>2.585063936</text:p>
          </table:table-cell>
          <table:table-cell office:value-type="float" office:value="10.8094272" calcext:value-type="float">
            <text:p>10.8094272</text:p>
          </table:table-cell>
          <table:table-cell office:value-type="float" office:value="12.861913856" calcext:value-type="float">
            <text:p>12.861913856</text:p>
          </table:table-cell>
        </table:table-row>
        <table:table-row table:style-name="ro1">
          <table:table-cell/>
          <table:table-cell office:value-type="float" office:value="0.005906688" calcext:value-type="float">
            <text:p>0.005906688</text:p>
          </table:table-cell>
          <table:table-cell office:value-type="float" office:value="0.006960128" calcext:value-type="float">
            <text:p>0.006960128</text:p>
          </table:table-cell>
          <table:table-cell office:value-type="float" office:value="0.008390912" calcext:value-type="float">
            <text:p>0.008390912</text:p>
          </table:table-cell>
          <table:table-cell office:value-type="float" office:value="0.06041472" calcext:value-type="float">
            <text:p>0.06041472</text:p>
          </table:table-cell>
          <table:table-cell office:value-type="float" office:value="0.348631808" calcext:value-type="float">
            <text:p>0.348631808</text:p>
          </table:table-cell>
          <table:table-cell office:value-type="float" office:value="1.490349568" calcext:value-type="float">
            <text:p>1.490349568</text:p>
          </table:table-cell>
          <table:table-cell office:value-type="float" office:value="2.327011328" calcext:value-type="float">
            <text:p>2.327011328</text:p>
          </table:table-cell>
          <table:table-cell office:value-type="float" office:value="1.792818432" calcext:value-type="float">
            <text:p>1.792818432</text:p>
          </table:table-cell>
          <table:table-cell office:value-type="float" office:value="2.730853888" calcext:value-type="float">
            <text:p>2.730853888</text:p>
          </table:table-cell>
          <table:table-cell office:value-type="float" office:value="1.957235712" calcext:value-type="float">
            <text:p>1.957235712</text:p>
          </table:table-cell>
          <table:table-cell office:value-type="float" office:value="3.552262912" calcext:value-type="float">
            <text:p>3.552262912</text:p>
          </table:table-cell>
          <table:table-cell office:value-type="float" office:value="2.585089024" calcext:value-type="float">
            <text:p>2.585089024</text:p>
          </table:table-cell>
          <table:table-cell office:value-type="float" office:value="10.80947072" calcext:value-type="float">
            <text:p>10.80947072</text:p>
          </table:table-cell>
          <table:table-cell office:value-type="float" office:value="12.861952256" calcext:value-type="float">
            <text:p>12.861952256</text:p>
          </table:table-cell>
        </table:table-row>
        <table:table-row table:style-name="ro1">
          <table:table-cell/>
          <table:table-cell office:value-type="float" office:value="0.005848064" calcext:value-type="float">
            <text:p>0.005848064</text:p>
          </table:table-cell>
          <table:table-cell office:value-type="float" office:value="0.005962496" calcext:value-type="float">
            <text:p>0.005962496</text:p>
          </table:table-cell>
          <table:table-cell office:value-type="float" office:value="0.008525824" calcext:value-type="float">
            <text:p>0.008525824</text:p>
          </table:table-cell>
          <table:table-cell office:value-type="float" office:value="0.060396032" calcext:value-type="float">
            <text:p>0.060396032</text:p>
          </table:table-cell>
          <table:table-cell office:value-type="float" office:value="0.348649984" calcext:value-type="float">
            <text:p>0.348649984</text:p>
          </table:table-cell>
          <table:table-cell office:value-type="float" office:value="1.490330624" calcext:value-type="float">
            <text:p>1.490330624</text:p>
          </table:table-cell>
          <table:table-cell office:value-type="float" office:value="2.327032832" calcext:value-type="float">
            <text:p>2.327032832</text:p>
          </table:table-cell>
          <table:table-cell office:value-type="float" office:value="1.792778752" calcext:value-type="float">
            <text:p>1.792778752</text:p>
          </table:table-cell>
          <table:table-cell office:value-type="float" office:value="2.730905856" calcext:value-type="float">
            <text:p>2.730905856</text:p>
          </table:table-cell>
          <table:table-cell office:value-type="float" office:value="1.919167744" calcext:value-type="float">
            <text:p>1.919167744</text:p>
          </table:table-cell>
          <table:table-cell office:value-type="float" office:value="3.552293632" calcext:value-type="float">
            <text:p>3.552293632</text:p>
          </table:table-cell>
          <table:table-cell office:value-type="float" office:value="2.58509696" calcext:value-type="float">
            <text:p>2.58509696</text:p>
          </table:table-cell>
          <table:table-cell office:value-type="float" office:value="10.80951424" calcext:value-type="float">
            <text:p>10.80951424</text:p>
          </table:table-cell>
          <table:table-cell office:value-type="float" office:value="12.862001152" calcext:value-type="float">
            <text:p>12.862001152</text:p>
          </table:table-cell>
        </table:table-row>
        <table:table-row table:style-name="ro1">
          <table:table-cell/>
          <table:table-cell office:value-type="float" office:value="0.006404096" calcext:value-type="float">
            <text:p>0.006404096</text:p>
          </table:table-cell>
          <table:table-cell office:value-type="float" office:value="0.007252992" calcext:value-type="float">
            <text:p>0.007252992</text:p>
          </table:table-cell>
          <table:table-cell office:value-type="float" office:value="0.0067968" calcext:value-type="float">
            <text:p>0.0067968</text:p>
          </table:table-cell>
          <table:table-cell office:value-type="float" office:value="0.060270848" calcext:value-type="float">
            <text:p>0.060270848</text:p>
          </table:table-cell>
          <table:table-cell office:value-type="float" office:value="0.3481536" calcext:value-type="float">
            <text:p>0.3481536</text:p>
          </table:table-cell>
          <table:table-cell office:value-type="float" office:value="1.451610368" calcext:value-type="float">
            <text:p>1.451610368</text:p>
          </table:table-cell>
          <table:table-cell office:value-type="float" office:value="2.317675264" calcext:value-type="float">
            <text:p>2.317675264</text:p>
          </table:table-cell>
          <table:table-cell office:value-type="float" office:value="1.768471808" calcext:value-type="float">
            <text:p>1.768471808</text:p>
          </table:table-cell>
          <table:table-cell office:value-type="float" office:value="2.73095296" calcext:value-type="float">
            <text:p>2.73095296</text:p>
          </table:table-cell>
          <table:table-cell office:value-type="float" office:value="1.919165184" calcext:value-type="float">
            <text:p>1.919165184</text:p>
          </table:table-cell>
          <table:table-cell office:value-type="float" office:value="3.499233024" calcext:value-type="float">
            <text:p>3.499233024</text:p>
          </table:table-cell>
          <table:table-cell office:value-type="float" office:value="2.585101056" calcext:value-type="float">
            <text:p>2.585101056</text:p>
          </table:table-cell>
          <table:table-cell office:value-type="float" office:value="10.809549312" calcext:value-type="float">
            <text:p>10.809549312</text:p>
          </table:table-cell>
          <table:table-cell office:value-type="float" office:value="14.840726016" calcext:value-type="float">
            <text:p>14.840726016</text:p>
          </table:table-cell>
        </table:table-row>
        <table:table-row table:style-name="ro1">
          <table:table-cell/>
          <table:table-cell office:value-type="float" office:value="0.005794304" calcext:value-type="float">
            <text:p>0.005794304</text:p>
          </table:table-cell>
          <table:table-cell office:value-type="float" office:value="0.006873088" calcext:value-type="float">
            <text:p>0.006873088</text:p>
          </table:table-cell>
          <table:table-cell office:value-type="float" office:value="0.00676224" calcext:value-type="float">
            <text:p>0.00676224</text:p>
          </table:table-cell>
          <table:table-cell office:value-type="float" office:value="0.07344" calcext:value-type="float">
            <text:p>0.07344</text:p>
          </table:table-cell>
          <table:table-cell office:value-type="float" office:value="0.34817664" calcext:value-type="float">
            <text:p>0.34817664</text:p>
          </table:table-cell>
          <table:table-cell office:value-type="float" office:value="1.451622912" calcext:value-type="float">
            <text:p>1.451622912</text:p>
          </table:table-cell>
          <table:table-cell office:value-type="float" office:value="2.350395648" calcext:value-type="float">
            <text:p>2.350395648</text:p>
          </table:table-cell>
          <table:table-cell office:value-type="float" office:value="1.768471808" calcext:value-type="float">
            <text:p>1.768471808</text:p>
          </table:table-cell>
          <table:table-cell office:value-type="float" office:value="2.731002368" calcext:value-type="float">
            <text:p>2.731002368</text:p>
          </table:table-cell>
          <table:table-cell office:value-type="float" office:value="2.092892672" calcext:value-type="float">
            <text:p>2.092892672</text:p>
          </table:table-cell>
          <table:table-cell office:value-type="float" office:value="3.499270144" calcext:value-type="float">
            <text:p>3.499270144</text:p>
          </table:table-cell>
          <table:table-cell office:value-type="float" office:value="2.589646592" calcext:value-type="float">
            <text:p>2.589646592</text:p>
          </table:table-cell>
          <table:table-cell office:value-type="float" office:value="10.809588224" calcext:value-type="float">
            <text:p>10.809588224</text:p>
          </table:table-cell>
          <table:table-cell office:value-type="float" office:value="15.044798208" calcext:value-type="float">
            <text:p>15.044798208</text:p>
          </table:table-cell>
        </table:table-row>
        <table:table-row table:style-name="ro1">
          <table:table-cell/>
          <table:table-cell office:value-type="float" office:value="0.00581888" calcext:value-type="float">
            <text:p>0.00581888</text:p>
          </table:table-cell>
          <table:table-cell office:value-type="float" office:value="0.007886848" calcext:value-type="float">
            <text:p>0.007886848</text:p>
          </table:table-cell>
          <table:table-cell office:value-type="float" office:value="0.0067776" calcext:value-type="float">
            <text:p>0.0067776</text:p>
          </table:table-cell>
          <table:table-cell office:value-type="float" office:value="0.073396992" calcext:value-type="float">
            <text:p>0.073396992</text:p>
          </table:table-cell>
          <table:table-cell office:value-type="float" office:value="0.34820736" calcext:value-type="float">
            <text:p>0.34820736</text:p>
          </table:table-cell>
          <table:table-cell office:value-type="float" office:value="1.451635456" calcext:value-type="float">
            <text:p>1.451635456</text:p>
          </table:table-cell>
          <table:table-cell office:value-type="float" office:value="2.350445056" calcext:value-type="float">
            <text:p>2.350445056</text:p>
          </table:table-cell>
          <table:table-cell office:value-type="float" office:value="1.76847232" calcext:value-type="float">
            <text:p>1.76847232</text:p>
          </table:table-cell>
          <table:table-cell office:value-type="float" office:value="2.731053568" calcext:value-type="float">
            <text:p>2.731053568</text:p>
          </table:table-cell>
          <table:table-cell office:value-type="float" office:value="2.092923904" calcext:value-type="float">
            <text:p>2.092923904</text:p>
          </table:table-cell>
          <table:table-cell office:value-type="float" office:value="3.49936512" calcext:value-type="float">
            <text:p>3.49936512</text:p>
          </table:table-cell>
          <table:table-cell office:value-type="float" office:value="2.58966144" calcext:value-type="float">
            <text:p>2.58966144</text:p>
          </table:table-cell>
          <table:table-cell office:value-type="float" office:value="10.889462528" calcext:value-type="float">
            <text:p>10.889462528</text:p>
          </table:table-cell>
          <table:table-cell office:value-type="float" office:value="15.044873984" calcext:value-type="float">
            <text:p>15.044873984</text:p>
          </table:table-cell>
        </table:table-row>
        <table:table-row table:style-name="ro1">
          <table:table-cell/>
          <table:table-cell office:value-type="float" office:value="0.008256768" calcext:value-type="float">
            <text:p>0.008256768</text:p>
          </table:table-cell>
          <table:table-cell office:value-type="float" office:value="0.00562944" calcext:value-type="float">
            <text:p>0.00562944</text:p>
          </table:table-cell>
          <table:table-cell office:value-type="float" office:value="0.006799872" calcext:value-type="float">
            <text:p>0.006799872</text:p>
          </table:table-cell>
          <table:table-cell office:value-type="float" office:value="0.073358848" calcext:value-type="float">
            <text:p>0.073358848</text:p>
          </table:table-cell>
          <table:table-cell office:value-type="float" office:value="0.34824064" calcext:value-type="float">
            <text:p>0.34824064</text:p>
          </table:table-cell>
          <table:table-cell office:value-type="float" office:value="1.475640576" calcext:value-type="float">
            <text:p>1.475640576</text:p>
          </table:table-cell>
          <table:table-cell office:value-type="float" office:value="2.350490624" calcext:value-type="float">
            <text:p>2.350490624</text:p>
          </table:table-cell>
          <table:table-cell office:value-type="float" office:value="1.792736" calcext:value-type="float">
            <text:p>1.792736</text:p>
          </table:table-cell>
          <table:table-cell office:value-type="float" office:value="2.726497792" calcext:value-type="float">
            <text:p>2.726497792</text:p>
          </table:table-cell>
          <table:table-cell office:value-type="float" office:value="2.092955904" calcext:value-type="float">
            <text:p>2.092955904</text:p>
          </table:table-cell>
          <table:table-cell office:value-type="float" office:value="3.499405312" calcext:value-type="float">
            <text:p>3.499405312</text:p>
          </table:table-cell>
          <table:table-cell office:value-type="float" office:value="2.589665536" calcext:value-type="float">
            <text:p>2.589665536</text:p>
          </table:table-cell>
          <table:table-cell office:value-type="float" office:value="10.889353984" calcext:value-type="float">
            <text:p>10.889353984</text:p>
          </table:table-cell>
          <table:table-cell office:value-type="float" office:value="15.044966912" calcext:value-type="float">
            <text:p>15.044966912</text:p>
          </table:table-cell>
        </table:table-row>
        <table:table-row table:style-name="ro1">
          <table:table-cell/>
          <table:table-cell office:value-type="float" office:value="0.006469888" calcext:value-type="float">
            <text:p>0.006469888</text:p>
          </table:table-cell>
          <table:table-cell office:value-type="float" office:value="0.006388736" calcext:value-type="float">
            <text:p>0.006388736</text:p>
          </table:table-cell>
          <table:table-cell office:value-type="float" office:value="0.005576192" calcext:value-type="float">
            <text:p>0.005576192</text:p>
          </table:table-cell>
          <table:table-cell office:value-type="float" office:value="0.07332352" calcext:value-type="float">
            <text:p>0.07332352</text:p>
          </table:table-cell>
          <table:table-cell office:value-type="float" office:value="0.348276736" calcext:value-type="float">
            <text:p>0.348276736</text:p>
          </table:table-cell>
          <table:table-cell office:value-type="float" office:value="1.459251712" calcext:value-type="float">
            <text:p>1.459251712</text:p>
          </table:table-cell>
          <table:table-cell office:value-type="float" office:value="2.350539264" calcext:value-type="float">
            <text:p>2.350539264</text:p>
          </table:table-cell>
          <table:table-cell office:value-type="float" office:value="1.7927296" calcext:value-type="float">
            <text:p>1.7927296</text:p>
          </table:table-cell>
          <table:table-cell office:value-type="float" office:value="2.726464" calcext:value-type="float">
            <text:p>2.726464</text:p>
          </table:table-cell>
          <table:table-cell office:value-type="float" office:value="2.092988928" calcext:value-type="float">
            <text:p>2.092988928</text:p>
          </table:table-cell>
          <table:table-cell office:value-type="float" office:value="3.499443968" calcext:value-type="float">
            <text:p>3.499443968</text:p>
          </table:table-cell>
          <table:table-cell office:value-type="float" office:value="2.589665536" calcext:value-type="float">
            <text:p>2.589665536</text:p>
          </table:table-cell>
          <table:table-cell office:value-type="float" office:value="10.889370368" calcext:value-type="float">
            <text:p>10.889370368</text:p>
          </table:table-cell>
          <table:table-cell office:value-type="float" office:value="14.57751296" calcext:value-type="float">
            <text:p>14.57751296</text:p>
          </table:table-cell>
        </table:table-row>
        <table:table-row table:style-name="ro1">
          <table:table-cell/>
          <table:table-cell office:value-type="float" office:value="0.007646208" calcext:value-type="float">
            <text:p>0.007646208</text:p>
          </table:table-cell>
          <table:table-cell office:value-type="float" office:value="0.005931008" calcext:value-type="float">
            <text:p>0.005931008</text:p>
          </table:table-cell>
          <table:table-cell office:value-type="float" office:value="0.006598144" calcext:value-type="float">
            <text:p>0.006598144</text:p>
          </table:table-cell>
          <table:table-cell office:value-type="float" office:value="0.067251712" calcext:value-type="float">
            <text:p>0.067251712</text:p>
          </table:table-cell>
          <table:table-cell office:value-type="float" office:value="0.34832" calcext:value-type="float">
            <text:p>0.34832</text:p>
          </table:table-cell>
          <table:table-cell office:value-type="float" office:value="1.516521728" calcext:value-type="float">
            <text:p>1.516521728</text:p>
          </table:table-cell>
          <table:table-cell office:value-type="float" office:value="2.350585088" calcext:value-type="float">
            <text:p>2.350585088</text:p>
          </table:table-cell>
          <table:table-cell office:value-type="float" office:value="1.792729344" calcext:value-type="float">
            <text:p>1.792729344</text:p>
          </table:table-cell>
          <table:table-cell office:value-type="float" office:value="2.726484224" calcext:value-type="float">
            <text:p>2.726484224</text:p>
          </table:table-cell>
          <table:table-cell office:value-type="float" office:value="2.072630272" calcext:value-type="float">
            <text:p>2.072630272</text:p>
          </table:table-cell>
          <table:table-cell office:value-type="float" office:value="3.499482368" calcext:value-type="float">
            <text:p>3.499482368</text:p>
          </table:table-cell>
          <table:table-cell office:value-type="float" office:value="2.58966528" calcext:value-type="float">
            <text:p>2.58966528</text:p>
          </table:table-cell>
          <table:table-cell office:value-type="float" office:value="10.889394432" calcext:value-type="float">
            <text:p>10.889394432</text:p>
          </table:table-cell>
          <table:table-cell office:value-type="float" office:value="14.577562624" calcext:value-type="float">
            <text:p>14.577562624</text:p>
          </table:table-cell>
        </table:table-row>
        <table:table-row table:style-name="ro1">
          <table:table-cell/>
          <table:table-cell office:value-type="float" office:value="0.006508544" calcext:value-type="float">
            <text:p>0.006508544</text:p>
          </table:table-cell>
          <table:table-cell office:value-type="float" office:value="0.006071552" calcext:value-type="float">
            <text:p>0.006071552</text:p>
          </table:table-cell>
          <table:table-cell office:value-type="float" office:value="0.006474752" calcext:value-type="float">
            <text:p>0.006474752</text:p>
          </table:table-cell>
          <table:table-cell office:value-type="float" office:value="0.06699008" calcext:value-type="float">
            <text:p>0.06699008</text:p>
          </table:table-cell>
          <table:table-cell office:value-type="float" office:value="0.348361984" calcext:value-type="float">
            <text:p>0.348361984</text:p>
          </table:table-cell>
          <table:table-cell office:value-type="float" office:value="1.515659264" calcext:value-type="float">
            <text:p>1.515659264</text:p>
          </table:table-cell>
          <table:table-cell office:value-type="float" office:value="2.350639872" calcext:value-type="float">
            <text:p>2.350639872</text:p>
          </table:table-cell>
          <table:table-cell office:value-type="float" office:value="1.79272576" calcext:value-type="float">
            <text:p>1.79272576</text:p>
          </table:table-cell>
          <table:table-cell office:value-type="float" office:value="2.72651008" calcext:value-type="float">
            <text:p>2.72651008</text:p>
          </table:table-cell>
          <table:table-cell office:value-type="float" office:value="2.072667648" calcext:value-type="float">
            <text:p>2.072667648</text:p>
          </table:table-cell>
          <table:table-cell office:value-type="float" office:value="3.49952128" calcext:value-type="float">
            <text:p>3.49952128</text:p>
          </table:table-cell>
          <table:table-cell office:value-type="float" office:value="2.589663744" calcext:value-type="float">
            <text:p>2.589663744</text:p>
          </table:table-cell>
          <table:table-cell office:value-type="float" office:value="10.889421312" calcext:value-type="float">
            <text:p>10.889421312</text:p>
          </table:table-cell>
          <table:table-cell office:value-type="float" office:value="14.577614848" calcext:value-type="float">
            <text:p>14.577614848</text:p>
          </table:table-cell>
        </table:table-row>
        <table:table-row table:style-name="ro1">
          <table:table-cell/>
          <table:table-cell office:value-type="float" office:value="0.007560448" calcext:value-type="float">
            <text:p>0.007560448</text:p>
          </table:table-cell>
          <table:table-cell office:value-type="float" office:value="0.005594112" calcext:value-type="float">
            <text:p>0.005594112</text:p>
          </table:table-cell>
          <table:table-cell office:value-type="float" office:value="0.006446592" calcext:value-type="float">
            <text:p>0.006446592</text:p>
          </table:table-cell>
          <table:table-cell office:value-type="float" office:value="0.066956544" calcext:value-type="float">
            <text:p>0.066956544</text:p>
          </table:table-cell>
          <table:table-cell office:value-type="float" office:value="0.348576512" calcext:value-type="float">
            <text:p>0.348576512</text:p>
          </table:table-cell>
          <table:table-cell office:value-type="float" office:value="1.515585792" calcext:value-type="float">
            <text:p>1.515585792</text:p>
          </table:table-cell>
          <table:table-cell office:value-type="float" office:value="2.35069696" calcext:value-type="float">
            <text:p>2.35069696</text:p>
          </table:table-cell>
          <table:table-cell office:value-type="float" office:value="1.79272192" calcext:value-type="float">
            <text:p>1.79272192</text:p>
          </table:table-cell>
          <table:table-cell office:value-type="float" office:value="2.726537472" calcext:value-type="float">
            <text:p>2.726537472</text:p>
          </table:table-cell>
          <table:table-cell office:value-type="float" office:value="2.072705536" calcext:value-type="float">
            <text:p>2.072705536</text:p>
          </table:table-cell>
          <table:table-cell office:value-type="float" office:value="3.499560704" calcext:value-type="float">
            <text:p>3.499560704</text:p>
          </table:table-cell>
          <table:table-cell office:value-type="float" office:value="2.589661952" calcext:value-type="float">
            <text:p>2.589661952</text:p>
          </table:table-cell>
          <table:table-cell office:value-type="float" office:value="10.889448448" calcext:value-type="float">
            <text:p>10.889448448</text:p>
          </table:table-cell>
          <table:table-cell office:value-type="float" office:value="13.925716736" calcext:value-type="float">
            <text:p>13.925716736</text:p>
          </table:table-cell>
        </table:table-row>
        <table:table-row table:style-name="ro1">
          <table:table-cell/>
          <table:table-cell office:value-type="float" office:value="0.007035136" calcext:value-type="float">
            <text:p>0.007035136</text:p>
          </table:table-cell>
          <table:table-cell office:value-type="float" office:value="0.008000768" calcext:value-type="float">
            <text:p>0.008000768</text:p>
          </table:table-cell>
          <table:table-cell office:value-type="float" office:value="0.006464768" calcext:value-type="float">
            <text:p>0.006464768</text:p>
          </table:table-cell>
          <table:table-cell office:value-type="float" office:value="0.067036416" calcext:value-type="float">
            <text:p>0.067036416</text:p>
          </table:table-cell>
          <table:table-cell office:value-type="float" office:value="0.348546304" calcext:value-type="float">
            <text:p>0.348546304</text:p>
          </table:table-cell>
          <table:table-cell office:value-type="float" office:value="1.515547136" calcext:value-type="float">
            <text:p>1.515547136</text:p>
          </table:table-cell>
          <table:table-cell office:value-type="float" office:value="2.35075712" calcext:value-type="float">
            <text:p>2.35075712</text:p>
          </table:table-cell>
          <table:table-cell office:value-type="float" office:value="1.745199872" calcext:value-type="float">
            <text:p>1.745199872</text:p>
          </table:table-cell>
          <table:table-cell office:value-type="float" office:value="2.726565632" calcext:value-type="float">
            <text:p>2.726565632</text:p>
          </table:table-cell>
          <table:table-cell office:value-type="float" office:value="2.072795648" calcext:value-type="float">
            <text:p>2.072795648</text:p>
          </table:table-cell>
          <table:table-cell office:value-type="float" office:value="3.499600384" calcext:value-type="float">
            <text:p>3.499600384</text:p>
          </table:table-cell>
          <table:table-cell office:value-type="float" office:value="2.589659904" calcext:value-type="float">
            <text:p>2.589659904</text:p>
          </table:table-cell>
          <table:table-cell office:value-type="float" office:value="10.889476096" calcext:value-type="float">
            <text:p>10.889476096</text:p>
          </table:table-cell>
          <table:table-cell office:value-type="float" office:value="11.20649216" calcext:value-type="float">
            <text:p>11.20649216</text:p>
          </table:table-cell>
        </table:table-row>
        <table:table-row table:style-name="ro1">
          <table:table-cell/>
          <table:table-cell office:value-type="float" office:value="0.0064448" calcext:value-type="float">
            <text:p>0.0064448</text:p>
          </table:table-cell>
          <table:table-cell office:value-type="float" office:value="0.006312192" calcext:value-type="float">
            <text:p>0.006312192</text:p>
          </table:table-cell>
          <table:table-cell office:value-type="float" office:value="0.006985984" calcext:value-type="float">
            <text:p>0.006985984</text:p>
          </table:table-cell>
          <table:table-cell office:value-type="float" office:value="0.067059968" calcext:value-type="float">
            <text:p>0.067059968</text:p>
          </table:table-cell>
          <table:table-cell office:value-type="float" office:value="0.348566784" calcext:value-type="float">
            <text:p>0.348566784</text:p>
          </table:table-cell>
          <table:table-cell office:value-type="float" office:value="1.51554944" calcext:value-type="float">
            <text:p>1.51554944</text:p>
          </table:table-cell>
          <table:table-cell office:value-type="float" office:value="2.350821888" calcext:value-type="float">
            <text:p>2.350821888</text:p>
          </table:table-cell>
          <table:table-cell office:value-type="float" office:value="1.756949504" calcext:value-type="float">
            <text:p>1.756949504</text:p>
          </table:table-cell>
          <table:table-cell office:value-type="float" office:value="2.726594048" calcext:value-type="float">
            <text:p>2.726594048</text:p>
          </table:table-cell>
          <table:table-cell office:value-type="float" office:value="2.060071936" calcext:value-type="float">
            <text:p>2.060071936</text:p>
          </table:table-cell>
          <table:table-cell office:value-type="float" office:value="3.49964032" calcext:value-type="float">
            <text:p>3.49964032</text:p>
          </table:table-cell>
          <table:table-cell office:value-type="float" office:value="2.589659136" calcext:value-type="float">
            <text:p>2.589659136</text:p>
          </table:table-cell>
          <table:table-cell office:value-type="float" office:value="10.88950528" calcext:value-type="float">
            <text:p>10.88950528</text:p>
          </table:table-cell>
          <table:table-cell office:value-type="float" office:value="15.87320832" calcext:value-type="float">
            <text:p>15.87320832</text:p>
          </table:table-cell>
        </table:table-row>
        <table:table-row table:style-name="ro1">
          <table:table-cell/>
          <table:table-cell office:value-type="float" office:value="0.00564864" calcext:value-type="float">
            <text:p>0.00564864</text:p>
          </table:table-cell>
          <table:table-cell office:value-type="float" office:value="0.006301184" calcext:value-type="float">
            <text:p>0.006301184</text:p>
          </table:table-cell>
          <table:table-cell office:value-type="float" office:value="0.006810368" calcext:value-type="float">
            <text:p>0.006810368</text:p>
          </table:table-cell>
          <table:table-cell office:value-type="float" office:value="0.066198016" calcext:value-type="float">
            <text:p>0.066198016</text:p>
          </table:table-cell>
          <table:table-cell office:value-type="float" office:value="0.348050688" calcext:value-type="float">
            <text:p>0.348050688</text:p>
          </table:table-cell>
          <table:table-cell office:value-type="float" office:value="1.522592256" calcext:value-type="float">
            <text:p>1.522592256</text:p>
          </table:table-cell>
          <table:table-cell office:value-type="float" office:value="2.350892032" calcext:value-type="float">
            <text:p>2.350892032</text:p>
          </table:table-cell>
          <table:table-cell office:value-type="float" office:value="1.768482048" calcext:value-type="float">
            <text:p>1.768482048</text:p>
          </table:table-cell>
          <table:table-cell office:value-type="float" office:value="2.72213504" calcext:value-type="float">
            <text:p>2.72213504</text:p>
          </table:table-cell>
          <table:table-cell office:value-type="float" office:value="2.060116736" calcext:value-type="float">
            <text:p>2.060116736</text:p>
          </table:table-cell>
          <table:table-cell office:value-type="float" office:value="3.499680768" calcext:value-type="float">
            <text:p>3.499680768</text:p>
          </table:table-cell>
          <table:table-cell office:value-type="float" office:value="2.589657344" calcext:value-type="float">
            <text:p>2.589657344</text:p>
          </table:table-cell>
          <table:table-cell office:value-type="float" office:value="10.88953472" calcext:value-type="float">
            <text:p>10.88953472</text:p>
          </table:table-cell>
          <table:table-cell office:value-type="float" office:value="15.873315328" calcext:value-type="float">
            <text:p>15.873315328</text:p>
          </table:table-cell>
        </table:table-row>
        <table:table-row table:style-name="ro1">
          <table:table-cell/>
          <table:table-cell office:value-type="float" office:value="0.006134784" calcext:value-type="float">
            <text:p>0.006134784</text:p>
          </table:table-cell>
          <table:table-cell office:value-type="float" office:value="0.006152704" calcext:value-type="float">
            <text:p>0.006152704</text:p>
          </table:table-cell>
          <table:table-cell office:value-type="float" office:value="0.006777344" calcext:value-type="float">
            <text:p>0.006777344</text:p>
          </table:table-cell>
          <table:table-cell office:value-type="float" office:value="0.06598912" calcext:value-type="float">
            <text:p>0.06598912</text:p>
          </table:table-cell>
          <table:table-cell office:value-type="float" office:value="0.348081664" calcext:value-type="float">
            <text:p>0.348081664</text:p>
          </table:table-cell>
          <table:table-cell office:value-type="float" office:value="1.52260352" calcext:value-type="float">
            <text:p>1.52260352</text:p>
          </table:table-cell>
          <table:table-cell office:value-type="float" office:value="2.351030272" calcext:value-type="float">
            <text:p>2.351030272</text:p>
          </table:table-cell>
          <table:table-cell office:value-type="float" office:value="1.792653568" calcext:value-type="float">
            <text:p>1.792653568</text:p>
          </table:table-cell>
          <table:table-cell office:value-type="float" office:value="2.72208512" calcext:value-type="float">
            <text:p>2.72208512</text:p>
          </table:table-cell>
          <table:table-cell office:value-type="float" office:value="1.921216256" calcext:value-type="float">
            <text:p>1.921216256</text:p>
          </table:table-cell>
          <table:table-cell office:value-type="float" office:value="3.49972224" calcext:value-type="float">
            <text:p>3.49972224</text:p>
          </table:table-cell>
          <table:table-cell office:value-type="float" office:value="2.589655552" calcext:value-type="float">
            <text:p>2.589655552</text:p>
          </table:table-cell>
          <table:table-cell office:value-type="float" office:value="10.889564928" calcext:value-type="float">
            <text:p>10.889564928</text:p>
          </table:table-cell>
          <table:table-cell office:value-type="float" office:value="14.760438528" calcext:value-type="float">
            <text:p>14.760438528</text:p>
          </table:table-cell>
        </table:table-row>
        <table:table-row table:style-name="ro1">
          <table:table-cell/>
          <table:table-cell office:value-type="float" office:value="0.006705152" calcext:value-type="float">
            <text:p>0.006705152</text:p>
          </table:table-cell>
          <table:table-cell office:value-type="float" office:value="0.0067008" calcext:value-type="float">
            <text:p>0.0067008</text:p>
          </table:table-cell>
          <table:table-cell office:value-type="float" office:value="0.006788608" calcext:value-type="float">
            <text:p>0.006788608</text:p>
          </table:table-cell>
          <table:table-cell office:value-type="float" office:value="0.065902336" calcext:value-type="float">
            <text:p>0.065902336</text:p>
          </table:table-cell>
          <table:table-cell office:value-type="float" office:value="0.348113408" calcext:value-type="float">
            <text:p>0.348113408</text:p>
          </table:table-cell>
          <table:table-cell office:value-type="float" office:value="1.522615552" calcext:value-type="float">
            <text:p>1.522615552</text:p>
          </table:table-cell>
          <table:table-cell office:value-type="float" office:value="2.351303424" calcext:value-type="float">
            <text:p>2.351303424</text:p>
          </table:table-cell>
          <table:table-cell office:value-type="float" office:value="1.76915712" calcext:value-type="float">
            <text:p>1.76915712</text:p>
          </table:table-cell>
          <table:table-cell office:value-type="float" office:value="2.69584768" calcext:value-type="float">
            <text:p>2.69584768</text:p>
          </table:table-cell>
          <table:table-cell office:value-type="float" office:value="1.920086784" calcext:value-type="float">
            <text:p>1.920086784</text:p>
          </table:table-cell>
          <table:table-cell office:value-type="float" office:value="3.49981568" calcext:value-type="float">
            <text:p>3.49981568</text:p>
          </table:table-cell>
          <table:table-cell office:value-type="float" office:value="2.58965248" calcext:value-type="float">
            <text:p>2.58965248</text:p>
          </table:table-cell>
          <table:table-cell office:value-type="float" office:value="10.889593344" calcext:value-type="float">
            <text:p>10.889593344</text:p>
          </table:table-cell>
          <table:table-cell office:value-type="float" office:value="14.760470784" calcext:value-type="float">
            <text:p>14.760470784</text:p>
          </table:table-cell>
        </table:table-row>
        <table:table-row table:style-name="ro1">
          <table:table-cell/>
          <table:table-cell office:value-type="float" office:value="0.006424832" calcext:value-type="float">
            <text:p>0.006424832</text:p>
          </table:table-cell>
          <table:table-cell office:value-type="float" office:value="0.005924864" calcext:value-type="float">
            <text:p>0.005924864</text:p>
          </table:table-cell>
          <table:table-cell office:value-type="float" office:value="0.00680576" calcext:value-type="float">
            <text:p>0.00680576</text:p>
          </table:table-cell>
          <table:table-cell office:value-type="float" office:value="0.06571264" calcext:value-type="float">
            <text:p>0.06571264</text:p>
          </table:table-cell>
          <table:table-cell office:value-type="float" office:value="0.348148736" calcext:value-type="float">
            <text:p>0.348148736</text:p>
          </table:table-cell>
          <table:table-cell office:value-type="float" office:value="1.52467456" calcext:value-type="float">
            <text:p>1.52467456</text:p>
          </table:table-cell>
          <table:table-cell office:value-type="float" office:value="2.351283968" calcext:value-type="float">
            <text:p>2.351283968</text:p>
          </table:table-cell>
          <table:table-cell office:value-type="float" office:value="1.769099008" calcext:value-type="float">
            <text:p>1.769099008</text:p>
          </table:table-cell>
          <table:table-cell office:value-type="float" office:value="2.695689472" calcext:value-type="float">
            <text:p>2.695689472</text:p>
          </table:table-cell>
          <table:table-cell office:value-type="float" office:value="1.920065536" calcext:value-type="float">
            <text:p>1.920065536</text:p>
          </table:table-cell>
          <table:table-cell office:value-type="float" office:value="3.499857408" calcext:value-type="float">
            <text:p>3.499857408</text:p>
          </table:table-cell>
          <table:table-cell office:value-type="float" office:value="2.589649152" calcext:value-type="float">
            <text:p>2.589649152</text:p>
          </table:table-cell>
          <table:table-cell office:value-type="float" office:value="10.88962176" calcext:value-type="float">
            <text:p>10.88962176</text:p>
          </table:table-cell>
          <table:table-cell office:value-type="float" office:value="14.76050176" calcext:value-type="float">
            <text:p>14.76050176</text:p>
          </table:table-cell>
        </table:table-row>
        <table:table-row table:style-name="ro1">
          <table:table-cell/>
          <table:table-cell office:value-type="float" office:value="0.006122496" calcext:value-type="float">
            <text:p>0.006122496</text:p>
          </table:table-cell>
          <table:table-cell office:value-type="float" office:value="0.007408384" calcext:value-type="float">
            <text:p>0.007408384</text:p>
          </table:table-cell>
          <table:table-cell office:value-type="float" office:value="0.006646016" calcext:value-type="float">
            <text:p>0.006646016</text:p>
          </table:table-cell>
          <table:table-cell office:value-type="float" office:value="0.065469952" calcext:value-type="float">
            <text:p>0.065469952</text:p>
          </table:table-cell>
          <table:table-cell office:value-type="float" office:value="0.348183296" calcext:value-type="float">
            <text:p>0.348183296</text:p>
          </table:table-cell>
          <table:table-cell office:value-type="float" office:value="1.553453568" calcext:value-type="float">
            <text:p>1.553453568</text:p>
          </table:table-cell>
          <table:table-cell office:value-type="float" office:value="2.351310592" calcext:value-type="float">
            <text:p>2.351310592</text:p>
          </table:table-cell>
          <table:table-cell office:value-type="float" office:value="1.769090048" calcext:value-type="float">
            <text:p>1.769090048</text:p>
          </table:table-cell>
          <table:table-cell office:value-type="float" office:value="2.69561216" calcext:value-type="float">
            <text:p>2.69561216</text:p>
          </table:table-cell>
          <table:table-cell office:value-type="float" office:value="1.920058112" calcext:value-type="float">
            <text:p>1.920058112</text:p>
          </table:table-cell>
          <table:table-cell office:value-type="float" office:value="3.499899648" calcext:value-type="float">
            <text:p>3.499899648</text:p>
          </table:table-cell>
          <table:table-cell office:value-type="float" office:value="2.655735808" calcext:value-type="float">
            <text:p>2.655735808</text:p>
          </table:table-cell>
          <table:table-cell office:value-type="float" office:value="10.889772544" calcext:value-type="float">
            <text:p>10.889772544</text:p>
          </table:table-cell>
          <table:table-cell office:value-type="float" office:value="14.76053376" calcext:value-type="float">
            <text:p>14.76053376</text:p>
          </table:table-cell>
        </table:table-row>
        <table:table-row table:style-name="ro1">
          <table:table-cell/>
          <table:table-cell office:value-type="float" office:value="0.00579712" calcext:value-type="float">
            <text:p>0.00579712</text:p>
          </table:table-cell>
          <table:table-cell office:value-type="float" office:value="0.005770752" calcext:value-type="float">
            <text:p>0.005770752</text:p>
          </table:table-cell>
          <table:table-cell office:value-type="float" office:value="0.006208" calcext:value-type="float">
            <text:p>0.006208</text:p>
          </table:table-cell>
          <table:table-cell office:value-type="float" office:value="0.063864832" calcext:value-type="float">
            <text:p>0.063864832</text:p>
          </table:table-cell>
          <table:table-cell office:value-type="float" office:value="0.348218624" calcext:value-type="float">
            <text:p>0.348218624</text:p>
          </table:table-cell>
          <table:table-cell office:value-type="float" office:value="1.548611072" calcext:value-type="float">
            <text:p>1.548611072</text:p>
          </table:table-cell>
          <table:table-cell office:value-type="float" office:value="2.341536768" calcext:value-type="float">
            <text:p>2.341536768</text:p>
          </table:table-cell>
          <table:table-cell office:value-type="float" office:value="1.75776" calcext:value-type="float">
            <text:p>1.75776</text:p>
          </table:table-cell>
          <table:table-cell office:value-type="float" office:value="2.72681472" calcext:value-type="float">
            <text:p>2.72681472</text:p>
          </table:table-cell>
          <table:table-cell office:value-type="float" office:value="1.920053248" calcext:value-type="float">
            <text:p>1.920053248</text:p>
          </table:table-cell>
          <table:table-cell office:value-type="float" office:value="3.4999424" calcext:value-type="float">
            <text:p>3.4999424</text:p>
          </table:table-cell>
          <table:table-cell office:value-type="float" office:value="2.622384896" calcext:value-type="float">
            <text:p>2.622384896</text:p>
          </table:table-cell>
          <table:table-cell office:value-type="float" office:value="10.889942784" calcext:value-type="float">
            <text:p>10.889942784</text:p>
          </table:table-cell>
          <table:table-cell office:value-type="float" office:value="15.6031616" calcext:value-type="float">
            <text:p>15.6031616</text:p>
          </table:table-cell>
        </table:table-row>
        <table:table-row table:style-name="ro1">
          <table:table-cell/>
          <table:table-cell office:value-type="float" office:value="0.0059264" calcext:value-type="float">
            <text:p>0.0059264</text:p>
          </table:table-cell>
          <table:table-cell office:value-type="float" office:value="0.006781696" calcext:value-type="float">
            <text:p>0.006781696</text:p>
          </table:table-cell>
          <table:table-cell office:value-type="float" office:value="0.006100224" calcext:value-type="float">
            <text:p>0.006100224</text:p>
          </table:table-cell>
          <table:table-cell office:value-type="float" office:value="0.06379008" calcext:value-type="float">
            <text:p>0.06379008</text:p>
          </table:table-cell>
          <table:table-cell office:value-type="float" office:value="0.348254464" calcext:value-type="float">
            <text:p>0.348254464</text:p>
          </table:table-cell>
          <table:table-cell office:value-type="float" office:value="1.556612864" calcext:value-type="float">
            <text:p>1.556612864</text:p>
          </table:table-cell>
          <table:table-cell office:value-type="float" office:value="2.341579776" calcext:value-type="float">
            <text:p>2.341579776</text:p>
          </table:table-cell>
          <table:table-cell office:value-type="float" office:value="1.757740544" calcext:value-type="float">
            <text:p>1.757740544</text:p>
          </table:table-cell>
          <table:table-cell office:value-type="float" office:value="2.729487104" calcext:value-type="float">
            <text:p>2.729487104</text:p>
          </table:table-cell>
          <table:table-cell office:value-type="float" office:value="1.920046848" calcext:value-type="float">
            <text:p>1.920046848</text:p>
          </table:table-cell>
          <table:table-cell office:value-type="float" office:value="3.499985664" calcext:value-type="float">
            <text:p>3.499985664</text:p>
          </table:table-cell>
          <table:table-cell office:value-type="float" office:value="2.623229952" calcext:value-type="float">
            <text:p>2.623229952</text:p>
          </table:table-cell>
          <table:table-cell office:value-type="float" office:value="10.974141184" calcext:value-type="float">
            <text:p>10.974141184</text:p>
          </table:table-cell>
          <table:table-cell office:value-type="float" office:value="15.603141632" calcext:value-type="float">
            <text:p>15.603141632</text:p>
          </table:table-cell>
        </table:table-row>
        <table:table-row table:style-name="ro1">
          <table:table-cell/>
          <table:table-cell office:value-type="float" office:value="0.005664256" calcext:value-type="float">
            <text:p>0.005664256</text:p>
          </table:table-cell>
          <table:table-cell office:value-type="float" office:value="0.009695232" calcext:value-type="float">
            <text:p>0.009695232</text:p>
          </table:table-cell>
          <table:table-cell office:value-type="float" office:value="0.00605184" calcext:value-type="float">
            <text:p>0.00605184</text:p>
          </table:table-cell>
          <table:table-cell office:value-type="float" office:value="0.063780864" calcext:value-type="float">
            <text:p>0.063780864</text:p>
          </table:table-cell>
          <table:table-cell office:value-type="float" office:value="0.348460288" calcext:value-type="float">
            <text:p>0.348460288</text:p>
          </table:table-cell>
          <table:table-cell office:value-type="float" office:value="1.556616448" calcext:value-type="float">
            <text:p>1.556616448</text:p>
          </table:table-cell>
          <table:table-cell office:value-type="float" office:value="2.341619456" calcext:value-type="float">
            <text:p>2.341619456</text:p>
          </table:table-cell>
          <table:table-cell office:value-type="float" office:value="1.757705216" calcext:value-type="float">
            <text:p>1.757705216</text:p>
          </table:table-cell>
          <table:table-cell office:value-type="float" office:value="2.7295232" calcext:value-type="float">
            <text:p>2.7295232</text:p>
          </table:table-cell>
          <table:table-cell office:value-type="float" office:value="1.944635904" calcext:value-type="float">
            <text:p>1.944635904</text:p>
          </table:table-cell>
          <table:table-cell office:value-type="float" office:value="3.50002944" calcext:value-type="float">
            <text:p>3.50002944</text:p>
          </table:table-cell>
          <table:table-cell office:value-type="float" office:value="2.623209728" calcext:value-type="float">
            <text:p>2.623209728</text:p>
          </table:table-cell>
          <table:table-cell office:value-type="float" office:value="10.974252032" calcext:value-type="float">
            <text:p>10.974252032</text:p>
          </table:table-cell>
          <table:table-cell office:value-type="float" office:value="15.603132416" calcext:value-type="float">
            <text:p>15.603132416</text:p>
          </table:table-cell>
        </table:table-row>
        <table:table-row table:style-name="ro1">
          <table:table-cell/>
          <table:table-cell office:value-type="float" office:value="0.005766912" calcext:value-type="float">
            <text:p>0.005766912</text:p>
          </table:table-cell>
          <table:table-cell office:value-type="float" office:value="0.009704448" calcext:value-type="float">
            <text:p>0.009704448</text:p>
          </table:table-cell>
          <table:table-cell office:value-type="float" office:value="0.006033152" calcext:value-type="float">
            <text:p>0.006033152</text:p>
          </table:table-cell>
          <table:table-cell office:value-type="float" office:value="0.06378368" calcext:value-type="float">
            <text:p>0.06378368</text:p>
          </table:table-cell>
          <table:table-cell office:value-type="float" office:value="0.348430336" calcext:value-type="float">
            <text:p>0.348430336</text:p>
          </table:table-cell>
          <table:table-cell office:value-type="float" office:value="1.556613632" calcext:value-type="float">
            <text:p>1.556613632</text:p>
          </table:table-cell>
          <table:table-cell office:value-type="float" office:value="2.34166144" calcext:value-type="float">
            <text:p>2.34166144</text:p>
          </table:table-cell>
          <table:table-cell office:value-type="float" office:value="1.769088" calcext:value-type="float">
            <text:p>1.769088</text:p>
          </table:table-cell>
          <table:table-cell office:value-type="float" office:value="2.729560832" calcext:value-type="float">
            <text:p>2.729560832</text:p>
          </table:table-cell>
          <table:table-cell office:value-type="float" office:value="1.944638976" calcext:value-type="float">
            <text:p>1.944638976</text:p>
          </table:table-cell>
          <table:table-cell office:value-type="float" office:value="3.51090816" calcext:value-type="float">
            <text:p>3.51090816</text:p>
          </table:table-cell>
          <table:table-cell office:value-type="float" office:value="2.623195904" calcext:value-type="float">
            <text:p>2.623195904</text:p>
          </table:table-cell>
          <table:table-cell office:value-type="float" office:value="10.974290432" calcext:value-type="float">
            <text:p>10.974290432</text:p>
          </table:table-cell>
          <table:table-cell office:value-type="float" office:value="15.60312576" calcext:value-type="float">
            <text:p>15.60312576</text:p>
          </table:table-cell>
        </table:table-row>
        <table:table-row table:style-name="ro1">
          <table:table-cell/>
          <table:table-cell office:value-type="float" office:value="0.00579328" calcext:value-type="float">
            <text:p>0.00579328</text:p>
          </table:table-cell>
          <table:table-cell office:value-type="float" office:value="0.007633408" calcext:value-type="float">
            <text:p>0.007633408</text:p>
          </table:table-cell>
          <table:table-cell office:value-type="float" office:value="0.006978048" calcext:value-type="float">
            <text:p>0.006978048</text:p>
          </table:table-cell>
          <table:table-cell office:value-type="float" office:value="0.063826944" calcext:value-type="float">
            <text:p>0.063826944</text:p>
          </table:table-cell>
          <table:table-cell office:value-type="float" office:value="0.348447488" calcext:value-type="float">
            <text:p>0.348447488</text:p>
          </table:table-cell>
          <table:table-cell office:value-type="float" office:value="1.556612352" calcext:value-type="float">
            <text:p>1.556612352</text:p>
          </table:table-cell>
          <table:table-cell office:value-type="float" office:value="2.341695488" calcext:value-type="float">
            <text:p>2.341695488</text:p>
          </table:table-cell>
          <table:table-cell office:value-type="float" office:value="1.769085696" calcext:value-type="float">
            <text:p>1.769085696</text:p>
          </table:table-cell>
          <table:table-cell office:value-type="float" office:value="2.72960128" calcext:value-type="float">
            <text:p>2.72960128</text:p>
          </table:table-cell>
          <table:table-cell office:value-type="float" office:value="2.093767168" calcext:value-type="float">
            <text:p>2.093767168</text:p>
          </table:table-cell>
          <table:table-cell office:value-type="float" office:value="3.510729216" calcext:value-type="float">
            <text:p>3.510729216</text:p>
          </table:table-cell>
          <table:table-cell office:value-type="float" office:value="2.623187968" calcext:value-type="float">
            <text:p>2.623187968</text:p>
          </table:table-cell>
          <table:table-cell office:value-type="float" office:value="10.97432448" calcext:value-type="float">
            <text:p>10.97432448</text:p>
          </table:table-cell>
          <table:table-cell office:value-type="float" office:value="15.995433472" calcext:value-type="float">
            <text:p>15.995433472</text:p>
          </table:table-cell>
        </table:table-row>
        <table:table-row table:style-name="ro1">
          <table:table-cell/>
          <table:table-cell office:value-type="float" office:value="0.005935104" calcext:value-type="float">
            <text:p>0.005935104</text:p>
          </table:table-cell>
          <table:table-cell office:value-type="float" office:value="0.006060544" calcext:value-type="float">
            <text:p>0.006060544</text:p>
          </table:table-cell>
          <table:table-cell office:value-type="float" office:value="0.0211392" calcext:value-type="float">
            <text:p>0.0211392</text:p>
          </table:table-cell>
          <table:table-cell office:value-type="float" office:value="0.063466496" calcext:value-type="float">
            <text:p>0.063466496</text:p>
          </table:table-cell>
          <table:table-cell office:value-type="float" office:value="0.347440384" calcext:value-type="float">
            <text:p>0.347440384</text:p>
          </table:table-cell>
          <table:table-cell office:value-type="float" office:value="1.587000576" calcext:value-type="float">
            <text:p>1.587000576</text:p>
          </table:table-cell>
          <table:table-cell office:value-type="float" office:value="2.341739264" calcext:value-type="float">
            <text:p>2.341739264</text:p>
          </table:table-cell>
          <table:table-cell office:value-type="float" office:value="1.769081088" calcext:value-type="float">
            <text:p>1.769081088</text:p>
          </table:table-cell>
          <table:table-cell office:value-type="float" office:value="2.729643264" calcext:value-type="float">
            <text:p>2.729643264</text:p>
          </table:table-cell>
          <table:table-cell office:value-type="float" office:value="2.093761792" calcext:value-type="float">
            <text:p>2.093761792</text:p>
          </table:table-cell>
          <table:table-cell office:value-type="float" office:value="3.510645248" calcext:value-type="float">
            <text:p>3.510645248</text:p>
          </table:table-cell>
          <table:table-cell office:value-type="float" office:value="2.5821568" calcext:value-type="float">
            <text:p>2.5821568</text:p>
          </table:table-cell>
          <table:table-cell office:value-type="float" office:value="10.974350336" calcext:value-type="float">
            <text:p>10.974350336</text:p>
          </table:table-cell>
          <table:table-cell office:value-type="float" office:value="15.995477504" calcext:value-type="float">
            <text:p>15.995477504</text:p>
          </table:table-cell>
        </table:table-row>
        <table:table-row table:style-name="ro1">
          <table:table-cell/>
          <table:table-cell office:value-type="float" office:value="0.006366464" calcext:value-type="float">
            <text:p>0.006366464</text:p>
          </table:table-cell>
          <table:table-cell office:value-type="float" office:value="0.005979392" calcext:value-type="float">
            <text:p>0.005979392</text:p>
          </table:table-cell>
          <table:table-cell office:value-type="float" office:value="0.021026816" calcext:value-type="float">
            <text:p>0.021026816</text:p>
          </table:table-cell>
          <table:table-cell office:value-type="float" office:value="0.063380736" calcext:value-type="float">
            <text:p>0.063380736</text:p>
          </table:table-cell>
          <table:table-cell office:value-type="float" office:value="0.3474624" calcext:value-type="float">
            <text:p>0.3474624</text:p>
          </table:table-cell>
          <table:table-cell office:value-type="float" office:value="1.587008512" calcext:value-type="float">
            <text:p>1.587008512</text:p>
          </table:table-cell>
          <table:table-cell office:value-type="float" office:value="2.386595328" calcext:value-type="float">
            <text:p>2.386595328</text:p>
          </table:table-cell>
          <table:table-cell office:value-type="float" office:value="1.780333056" calcext:value-type="float">
            <text:p>1.780333056</text:p>
          </table:table-cell>
          <table:table-cell office:value-type="float" office:value="2.729687552" calcext:value-type="float">
            <text:p>2.729687552</text:p>
          </table:table-cell>
          <table:table-cell office:value-type="float" office:value="2.073392896" calcext:value-type="float">
            <text:p>2.073392896</text:p>
          </table:table-cell>
          <table:table-cell office:value-type="float" office:value="3.500599296" calcext:value-type="float">
            <text:p>3.500599296</text:p>
          </table:table-cell>
          <table:table-cell office:value-type="float" office:value="2.582152192" calcext:value-type="float">
            <text:p>2.582152192</text:p>
          </table:table-cell>
          <table:table-cell office:value-type="float" office:value="10.974377728" calcext:value-type="float">
            <text:p>10.974377728</text:p>
          </table:table-cell>
          <table:table-cell office:value-type="float" office:value="15.995526656" calcext:value-type="float">
            <text:p>15.995526656</text:p>
          </table:table-cell>
        </table:table-row>
        <table:table-row table:style-name="ro1">
          <table:table-cell/>
          <table:table-cell office:value-type="float" office:value="0.005978624" calcext:value-type="float">
            <text:p>0.005978624</text:p>
          </table:table-cell>
          <table:table-cell office:value-type="float" office:value="0.008087552" calcext:value-type="float">
            <text:p>0.008087552</text:p>
          </table:table-cell>
          <table:table-cell office:value-type="float" office:value="0.021006848" calcext:value-type="float">
            <text:p>0.021006848</text:p>
          </table:table-cell>
          <table:table-cell office:value-type="float" office:value="0.063358976" calcext:value-type="float">
            <text:p>0.063358976</text:p>
          </table:table-cell>
          <table:table-cell office:value-type="float" office:value="0.347491328" calcext:value-type="float">
            <text:p>0.347491328</text:p>
          </table:table-cell>
          <table:table-cell office:value-type="float" office:value="1.586895104" calcext:value-type="float">
            <text:p>1.586895104</text:p>
          </table:table-cell>
          <table:table-cell office:value-type="float" office:value="2.386659072" calcext:value-type="float">
            <text:p>2.386659072</text:p>
          </table:table-cell>
          <table:table-cell office:value-type="float" office:value="1.780339456" calcext:value-type="float">
            <text:p>1.780339456</text:p>
          </table:table-cell>
          <table:table-cell office:value-type="float" office:value="2.729733632" calcext:value-type="float">
            <text:p>2.729733632</text:p>
          </table:table-cell>
          <table:table-cell office:value-type="float" office:value="2.073426176" calcext:value-type="float">
            <text:p>2.073426176</text:p>
          </table:table-cell>
          <table:table-cell office:value-type="float" office:value="3.50059264" calcext:value-type="float">
            <text:p>3.50059264</text:p>
          </table:table-cell>
          <table:table-cell office:value-type="float" office:value="2.582149888" calcext:value-type="float">
            <text:p>2.582149888</text:p>
          </table:table-cell>
          <table:table-cell office:value-type="float" office:value="10.974422272" calcext:value-type="float">
            <text:p>10.974422272</text:p>
          </table:table-cell>
          <table:table-cell office:value-type="float" office:value="15.99553408" calcext:value-type="float">
            <text:p>15.99553408</text:p>
          </table:table-cell>
        </table:table-row>
        <table:table-row table:style-name="ro1">
          <table:table-cell/>
          <table:table-cell office:value-type="float" office:value="0.005864192" calcext:value-type="float">
            <text:p>0.005864192</text:p>
          </table:table-cell>
          <table:table-cell office:value-type="float" office:value="0.00742912" calcext:value-type="float">
            <text:p>0.00742912</text:p>
          </table:table-cell>
          <table:table-cell office:value-type="float" office:value="0.021028864" calcext:value-type="float">
            <text:p>0.021028864</text:p>
          </table:table-cell>
          <table:table-cell office:value-type="float" office:value="0.063348992" calcext:value-type="float">
            <text:p>0.063348992</text:p>
          </table:table-cell>
          <table:table-cell office:value-type="float" office:value="0.347523072" calcext:value-type="float">
            <text:p>0.347523072</text:p>
          </table:table-cell>
          <table:table-cell office:value-type="float" office:value="1.563397888" calcext:value-type="float">
            <text:p>1.563397888</text:p>
          </table:table-cell>
          <table:table-cell office:value-type="float" office:value="2.3867136" calcext:value-type="float">
            <text:p>2.3867136</text:p>
          </table:table-cell>
          <table:table-cell office:value-type="float" office:value="1.745428736" calcext:value-type="float">
            <text:p>1.745428736</text:p>
          </table:table-cell>
          <table:table-cell office:value-type="float" office:value="2.723734528" calcext:value-type="float">
            <text:p>2.723734528</text:p>
          </table:table-cell>
          <table:table-cell office:value-type="float" office:value="2.073461504" calcext:value-type="float">
            <text:p>2.073461504</text:p>
          </table:table-cell>
          <table:table-cell office:value-type="float" office:value="3.50061696" calcext:value-type="float">
            <text:p>3.50061696</text:p>
          </table:table-cell>
          <table:table-cell office:value-type="float" office:value="2.582147328" calcext:value-type="float">
            <text:p>2.582147328</text:p>
          </table:table-cell>
          <table:table-cell office:value-type="float" office:value="10.974451712" calcext:value-type="float">
            <text:p>10.974451712</text:p>
          </table:table-cell>
          <table:table-cell office:value-type="float" office:value="14.862095616" calcext:value-type="float">
            <text:p>14.862095616</text:p>
          </table:table-cell>
        </table:table-row>
        <table:table-row table:style-name="ro1">
          <table:table-cell/>
          <table:table-cell office:value-type="float" office:value="0.006189056" calcext:value-type="float">
            <text:p>0.006189056</text:p>
          </table:table-cell>
          <table:table-cell office:value-type="float" office:value="0.006191104" calcext:value-type="float">
            <text:p>0.006191104</text:p>
          </table:table-cell>
          <table:table-cell office:value-type="float" office:value="0.021056" calcext:value-type="float">
            <text:p>0.021056</text:p>
          </table:table-cell>
          <table:table-cell office:value-type="float" office:value="0.063340544" calcext:value-type="float">
            <text:p>0.063340544</text:p>
          </table:table-cell>
          <table:table-cell office:value-type="float" office:value="0.34755456" calcext:value-type="float">
            <text:p>0.34755456</text:p>
          </table:table-cell>
          <table:table-cell office:value-type="float" office:value="1.584242944" calcext:value-type="float">
            <text:p>1.584242944</text:p>
          </table:table-cell>
          <table:table-cell office:value-type="float" office:value="2.38677248" calcext:value-type="float">
            <text:p>2.38677248</text:p>
          </table:table-cell>
          <table:table-cell office:value-type="float" office:value="1.756978688" calcext:value-type="float">
            <text:p>1.756978688</text:p>
          </table:table-cell>
          <table:table-cell office:value-type="float" office:value="2.723579136" calcext:value-type="float">
            <text:p>2.723579136</text:p>
          </table:table-cell>
          <table:table-cell office:value-type="float" office:value="2.073496064" calcext:value-type="float">
            <text:p>2.073496064</text:p>
          </table:table-cell>
          <table:table-cell office:value-type="float" office:value="3.500644352" calcext:value-type="float">
            <text:p>3.500644352</text:p>
          </table:table-cell>
          <table:table-cell office:value-type="float" office:value="2.582145536" calcext:value-type="float">
            <text:p>2.582145536</text:p>
          </table:table-cell>
          <table:table-cell office:value-type="float" office:value="10.974482688" calcext:value-type="float">
            <text:p>10.974482688</text:p>
          </table:table-cell>
          <table:table-cell office:value-type="float" office:value="14.862113024" calcext:value-type="float">
            <text:p>14.862113024</text:p>
          </table:table-cell>
        </table:table-row>
        <table:table-row table:style-name="ro1">
          <table:table-cell/>
          <table:table-cell office:value-type="float" office:value="0.00663936" calcext:value-type="float">
            <text:p>0.00663936</text:p>
          </table:table-cell>
          <table:table-cell office:value-type="float" office:value="0.007233536" calcext:value-type="float">
            <text:p>0.007233536</text:p>
          </table:table-cell>
          <table:table-cell office:value-type="float" office:value="0.01900672" calcext:value-type="float">
            <text:p>0.01900672</text:p>
          </table:table-cell>
          <table:table-cell office:value-type="float" office:value="0.05665792" calcext:value-type="float">
            <text:p>0.05665792</text:p>
          </table:table-cell>
          <table:table-cell office:value-type="float" office:value="0.347588096" calcext:value-type="float">
            <text:p>0.347588096</text:p>
          </table:table-cell>
          <table:table-cell office:value-type="float" office:value="1.58744192" calcext:value-type="float">
            <text:p>1.58744192</text:p>
          </table:table-cell>
          <table:table-cell office:value-type="float" office:value="2.386891776" calcext:value-type="float">
            <text:p>2.386891776</text:p>
          </table:table-cell>
          <table:table-cell office:value-type="float" office:value="1.768808704" calcext:value-type="float">
            <text:p>1.768808704</text:p>
          </table:table-cell>
          <table:table-cell office:value-type="float" office:value="2.723429376" calcext:value-type="float">
            <text:p>2.723429376</text:p>
          </table:table-cell>
          <table:table-cell office:value-type="float" office:value="2.06076544" calcext:value-type="float">
            <text:p>2.06076544</text:p>
          </table:table-cell>
          <table:table-cell office:value-type="float" office:value="3.500673024" calcext:value-type="float">
            <text:p>3.500673024</text:p>
          </table:table-cell>
          <table:table-cell office:value-type="float" office:value="2.582144512" calcext:value-type="float">
            <text:p>2.582144512</text:p>
          </table:table-cell>
          <table:table-cell office:value-type="float" office:value="10.974515456" calcext:value-type="float">
            <text:p>10.974515456</text:p>
          </table:table-cell>
          <table:table-cell office:value-type="float" office:value="15.236324608" calcext:value-type="float">
            <text:p>15.236324608</text:p>
          </table:table-cell>
        </table:table-row>
        <table:table-row table:style-name="ro1">
          <table:table-cell/>
          <table:table-cell office:value-type="float" office:value="0.006927872" calcext:value-type="float">
            <text:p>0.006927872</text:p>
          </table:table-cell>
          <table:table-cell office:value-type="float" office:value="0.005689088" calcext:value-type="float">
            <text:p>0.005689088</text:p>
          </table:table-cell>
          <table:table-cell office:value-type="float" office:value="0.018978816" calcext:value-type="float">
            <text:p>0.018978816</text:p>
          </table:table-cell>
          <table:table-cell office:value-type="float" office:value="0.056515072" calcext:value-type="float">
            <text:p>0.056515072</text:p>
          </table:table-cell>
          <table:table-cell office:value-type="float" office:value="0.34761728" calcext:value-type="float">
            <text:p>0.34761728</text:p>
          </table:table-cell>
          <table:table-cell office:value-type="float" office:value="1.587440896" calcext:value-type="float">
            <text:p>1.587440896</text:p>
          </table:table-cell>
          <table:table-cell office:value-type="float" office:value="2.386969856" calcext:value-type="float">
            <text:p>2.386969856</text:p>
          </table:table-cell>
          <table:table-cell office:value-type="float" office:value="1.780359168" calcext:value-type="float">
            <text:p>1.780359168</text:p>
          </table:table-cell>
          <table:table-cell office:value-type="float" office:value="2.723338752" calcext:value-type="float">
            <text:p>2.723338752</text:p>
          </table:table-cell>
          <table:table-cell office:value-type="float" office:value="2.060805632" calcext:value-type="float">
            <text:p>2.060805632</text:p>
          </table:table-cell>
          <table:table-cell office:value-type="float" office:value="3.50070144" calcext:value-type="float">
            <text:p>3.50070144</text:p>
          </table:table-cell>
          <table:table-cell office:value-type="float" office:value="2.58214144" calcext:value-type="float">
            <text:p>2.58214144</text:p>
          </table:table-cell>
          <table:table-cell office:value-type="float" office:value="10.974543872" calcext:value-type="float">
            <text:p>10.974543872</text:p>
          </table:table-cell>
          <table:table-cell office:value-type="float" office:value="15.236389376" calcext:value-type="float">
            <text:p>15.236389376</text:p>
          </table:table-cell>
        </table:table-row>
        <table:table-row table:style-name="ro1">
          <table:table-cell/>
          <table:table-cell office:value-type="float" office:value="0.00590336" calcext:value-type="float">
            <text:p>0.00590336</text:p>
          </table:table-cell>
          <table:table-cell office:value-type="float" office:value="0.005826304" calcext:value-type="float">
            <text:p>0.005826304</text:p>
          </table:table-cell>
          <table:table-cell office:value-type="float" office:value="0.018996224" calcext:value-type="float">
            <text:p>0.018996224</text:p>
          </table:table-cell>
          <table:table-cell office:value-type="float" office:value="0.056498176" calcext:value-type="float">
            <text:p>0.056498176</text:p>
          </table:table-cell>
          <table:table-cell office:value-type="float" office:value="0.347852544" calcext:value-type="float">
            <text:p>0.347852544</text:p>
          </table:table-cell>
          <table:table-cell office:value-type="float" office:value="1.587454208" calcext:value-type="float">
            <text:p>1.587454208</text:p>
          </table:table-cell>
          <table:table-cell office:value-type="float" office:value="2.387322112" calcext:value-type="float">
            <text:p>2.387322112</text:p>
          </table:table-cell>
          <table:table-cell office:value-type="float" office:value="1.769813248" calcext:value-type="float">
            <text:p>1.769813248</text:p>
          </table:table-cell>
          <table:table-cell office:value-type="float" office:value="2.723269888" calcext:value-type="float">
            <text:p>2.723269888</text:p>
          </table:table-cell>
          <table:table-cell office:value-type="float" office:value="2.060847872" calcext:value-type="float">
            <text:p>2.060847872</text:p>
          </table:table-cell>
          <table:table-cell office:value-type="float" office:value="3.500731136" calcext:value-type="float">
            <text:p>3.500731136</text:p>
          </table:table-cell>
          <table:table-cell office:value-type="float" office:value="2.58195584" calcext:value-type="float">
            <text:p>2.58195584</text:p>
          </table:table-cell>
          <table:table-cell office:value-type="float" office:value="10.990477312" calcext:value-type="float">
            <text:p>10.990477312</text:p>
          </table:table-cell>
          <table:table-cell office:value-type="float" office:value="15.047217664" calcext:value-type="float">
            <text:p>15.047217664</text:p>
          </table:table-cell>
        </table:table-row>
        <table:table-row table:style-name="ro1">
          <table:table-cell/>
          <table:table-cell office:value-type="float" office:value="0.005693696" calcext:value-type="float">
            <text:p>0.005693696</text:p>
          </table:table-cell>
          <table:table-cell office:value-type="float" office:value="0.005609216" calcext:value-type="float">
            <text:p>0.005609216</text:p>
          </table:table-cell>
          <table:table-cell office:value-type="float" office:value="0.019020032" calcext:value-type="float">
            <text:p>0.019020032</text:p>
          </table:table-cell>
          <table:table-cell office:value-type="float" office:value="0.056492544" calcext:value-type="float">
            <text:p>0.056492544</text:p>
          </table:table-cell>
          <table:table-cell office:value-type="float" office:value="0.347810816" calcext:value-type="float">
            <text:p>0.347810816</text:p>
          </table:table-cell>
          <table:table-cell office:value-type="float" office:value="1.587456768" calcext:value-type="float">
            <text:p>1.587456768</text:p>
          </table:table-cell>
          <table:table-cell office:value-type="float" office:value="2.387231744" calcext:value-type="float">
            <text:p>2.387231744</text:p>
          </table:table-cell>
          <table:table-cell office:value-type="float" office:value="1.7697024" calcext:value-type="float">
            <text:p>1.7697024</text:p>
          </table:table-cell>
          <table:table-cell office:value-type="float" office:value="2.72321152" calcext:value-type="float">
            <text:p>2.72321152</text:p>
          </table:table-cell>
          <table:table-cell office:value-type="float" office:value="2.060893696" calcext:value-type="float">
            <text:p>2.060893696</text:p>
          </table:table-cell>
          <table:table-cell office:value-type="float" office:value="3.500761344" calcext:value-type="float">
            <text:p>3.500761344</text:p>
          </table:table-cell>
          <table:table-cell office:value-type="float" office:value="2.5819008" calcext:value-type="float">
            <text:p>2.5819008</text:p>
          </table:table-cell>
          <table:table-cell office:value-type="float" office:value="10.990564096" calcext:value-type="float">
            <text:p>10.990564096</text:p>
          </table:table-cell>
          <table:table-cell office:value-type="float" office:value="15.035453696" calcext:value-type="float">
            <text:p>15.035453696</text:p>
          </table:table-cell>
        </table:table-row>
        <table:table-row table:style-name="ro1">
          <table:table-cell/>
          <table:table-cell office:value-type="float" office:value="0.005979648" calcext:value-type="float">
            <text:p>0.005979648</text:p>
          </table:table-cell>
          <table:table-cell office:value-type="float" office:value="0.006811392" calcext:value-type="float">
            <text:p>0.006811392</text:p>
          </table:table-cell>
          <table:table-cell office:value-type="float" office:value="0.019046656" calcext:value-type="float">
            <text:p>0.019046656</text:p>
          </table:table-cell>
          <table:table-cell office:value-type="float" office:value="0.056487424" calcext:value-type="float">
            <text:p>0.056487424</text:p>
          </table:table-cell>
          <table:table-cell office:value-type="float" office:value="0.347830272" calcext:value-type="float">
            <text:p>0.347830272</text:p>
          </table:table-cell>
          <table:table-cell office:value-type="float" office:value="1.58745984" calcext:value-type="float">
            <text:p>1.58745984</text:p>
          </table:table-cell>
          <table:table-cell office:value-type="float" office:value="2.387247616" calcext:value-type="float">
            <text:p>2.387247616</text:p>
          </table:table-cell>
          <table:table-cell office:value-type="float" office:value="1.769668352" calcext:value-type="float">
            <text:p>1.769668352</text:p>
          </table:table-cell>
          <table:table-cell office:value-type="float" office:value="2.723153664" calcext:value-type="float">
            <text:p>2.723153664</text:p>
          </table:table-cell>
          <table:table-cell office:value-type="float" office:value="1.95046144" calcext:value-type="float">
            <text:p>1.95046144</text:p>
          </table:table-cell>
          <table:table-cell office:value-type="float" office:value="3.500790784" calcext:value-type="float">
            <text:p>3.500790784</text:p>
          </table:table-cell>
          <table:table-cell office:value-type="float" office:value="2.58187392" calcext:value-type="float">
            <text:p>2.58187392</text:p>
          </table:table-cell>
          <table:table-cell office:value-type="float" office:value="10.99063424" calcext:value-type="float">
            <text:p>10.99063424</text:p>
          </table:table-cell>
          <table:table-cell office:value-type="float" office:value="15.03541248" calcext:value-type="float">
            <text:p>15.03541248</text:p>
          </table:table-cell>
        </table:table-row>
        <table:table-row table:style-name="ro1">
          <table:table-cell/>
          <table:table-cell office:value-type="float" office:value="0.006556416" calcext:value-type="float">
            <text:p>0.006556416</text:p>
          </table:table-cell>
          <table:table-cell office:value-type="float" office:value="0.006310656" calcext:value-type="float">
            <text:p>0.006310656</text:p>
          </table:table-cell>
          <table:table-cell office:value-type="float" office:value="0.018835968" calcext:value-type="float">
            <text:p>0.018835968</text:p>
          </table:table-cell>
          <table:table-cell office:value-type="float" office:value="0.05510144" calcext:value-type="float">
            <text:p>0.05510144</text:p>
          </table:table-cell>
          <table:table-cell office:value-type="float" office:value="0.34726272" calcext:value-type="float">
            <text:p>0.34726272</text:p>
          </table:table-cell>
          <table:table-cell office:value-type="float" office:value="1.584208384" calcext:value-type="float">
            <text:p>1.584208384</text:p>
          </table:table-cell>
          <table:table-cell office:value-type="float" office:value="2.371284736" calcext:value-type="float">
            <text:p>2.371284736</text:p>
          </table:table-cell>
          <table:table-cell office:value-type="float" office:value="1.75772032" calcext:value-type="float">
            <text:p>1.75772032</text:p>
          </table:table-cell>
          <table:table-cell office:value-type="float" office:value="2.718697216" calcext:value-type="float">
            <text:p>2.718697216</text:p>
          </table:table-cell>
          <table:table-cell office:value-type="float" office:value="1.950470912" calcext:value-type="float">
            <text:p>1.950470912</text:p>
          </table:table-cell>
          <table:table-cell office:value-type="float" office:value="3.521792" calcext:value-type="float">
            <text:p>3.521792</text:p>
          </table:table-cell>
          <table:table-cell office:value-type="float" office:value="2.58180096" calcext:value-type="float">
            <text:p>2.58180096</text:p>
          </table:table-cell>
          <table:table-cell office:value-type="float" office:value="10.990668032" calcext:value-type="float">
            <text:p>10.990668032</text:p>
          </table:table-cell>
          <table:table-cell office:value-type="float" office:value="15.03541632" calcext:value-type="float">
            <text:p>15.03541632</text:p>
          </table:table-cell>
        </table:table-row>
        <table:table-row table:style-name="ro1">
          <table:table-cell/>
          <table:table-cell office:value-type="float" office:value="0.00568448" calcext:value-type="float">
            <text:p>0.00568448</text:p>
          </table:table-cell>
          <table:table-cell office:value-type="float" office:value="0.00674176" calcext:value-type="float">
            <text:p>0.00674176</text:p>
          </table:table-cell>
          <table:table-cell office:value-type="float" office:value="0.018804224" calcext:value-type="float">
            <text:p>0.018804224</text:p>
          </table:table-cell>
          <table:table-cell office:value-type="float" office:value="0.05488128" calcext:value-type="float">
            <text:p>0.05488128</text:p>
          </table:table-cell>
          <table:table-cell office:value-type="float" office:value="0.347287296" calcext:value-type="float">
            <text:p>0.347287296</text:p>
          </table:table-cell>
          <table:table-cell office:value-type="float" office:value="1.584205824" calcext:value-type="float">
            <text:p>1.584205824</text:p>
          </table:table-cell>
          <table:table-cell office:value-type="float" office:value="2.371309056" calcext:value-type="float">
            <text:p>2.371309056</text:p>
          </table:table-cell>
          <table:table-cell office:value-type="float" office:value="1.75771904" calcext:value-type="float">
            <text:p>1.75771904</text:p>
          </table:table-cell>
          <table:table-cell office:value-type="float" office:value="2.718734592" calcext:value-type="float">
            <text:p>2.718734592</text:p>
          </table:table-cell>
          <table:table-cell office:value-type="float" office:value="2.14682496" calcext:value-type="float">
            <text:p>2.14682496</text:p>
          </table:table-cell>
          <table:table-cell office:value-type="float" office:value="3.521828352" calcext:value-type="float">
            <text:p>3.521828352</text:p>
          </table:table-cell>
          <table:table-cell office:value-type="float" office:value="2.58179072" calcext:value-type="float">
            <text:p>2.58179072</text:p>
          </table:table-cell>
          <table:table-cell office:value-type="float" office:value="10.990699776" calcext:value-type="float">
            <text:p>10.990699776</text:p>
          </table:table-cell>
          <table:table-cell office:value-type="float" office:value="15.403434496" calcext:value-type="float">
            <text:p>15.403434496</text:p>
          </table:table-cell>
        </table:table-row>
        <table:table-row table:style-name="ro1">
          <table:table-cell/>
          <table:table-cell office:value-type="float" office:value="0.005883136" calcext:value-type="float">
            <text:p>0.005883136</text:p>
          </table:table-cell>
          <table:table-cell office:value-type="float" office:value="0.006840832" calcext:value-type="float">
            <text:p>0.006840832</text:p>
          </table:table-cell>
          <table:table-cell office:value-type="float" office:value="0.018818048" calcext:value-type="float">
            <text:p>0.018818048</text:p>
          </table:table-cell>
          <table:table-cell office:value-type="float" office:value="0.054844416" calcext:value-type="float">
            <text:p>0.054844416</text:p>
          </table:table-cell>
          <table:table-cell office:value-type="float" office:value="0.34731648" calcext:value-type="float">
            <text:p>0.34731648</text:p>
          </table:table-cell>
          <table:table-cell office:value-type="float" office:value="1.584143872" calcext:value-type="float">
            <text:p>1.584143872</text:p>
          </table:table-cell>
          <table:table-cell office:value-type="float" office:value="2.371337728" calcext:value-type="float">
            <text:p>2.371337728</text:p>
          </table:table-cell>
          <table:table-cell office:value-type="float" office:value="1.757719296" calcext:value-type="float">
            <text:p>1.757719296</text:p>
          </table:table-cell>
          <table:table-cell office:value-type="float" office:value="2.71877888" calcext:value-type="float">
            <text:p>2.71877888</text:p>
          </table:table-cell>
          <table:table-cell office:value-type="float" office:value="2.146693888" calcext:value-type="float">
            <text:p>2.146693888</text:p>
          </table:table-cell>
          <table:table-cell office:value-type="float" office:value="3.521864448" calcext:value-type="float">
            <text:p>3.521864448</text:p>
          </table:table-cell>
          <table:table-cell office:value-type="float" office:value="2.58178688" calcext:value-type="float">
            <text:p>2.58178688</text:p>
          </table:table-cell>
          <table:table-cell office:value-type="float" office:value="10.990732288" calcext:value-type="float">
            <text:p>10.990732288</text:p>
          </table:table-cell>
          <table:table-cell office:value-type="float" office:value="15.403460608" calcext:value-type="float">
            <text:p>15.403460608</text:p>
          </table:table-cell>
        </table:table-row>
        <table:table-row table:style-name="ro1">
          <table:table-cell/>
          <table:table-cell office:value-type="float" office:value="0.006400256" calcext:value-type="float">
            <text:p>0.006400256</text:p>
          </table:table-cell>
          <table:table-cell office:value-type="float" office:value="0.009744896" calcext:value-type="float">
            <text:p>0.009744896</text:p>
          </table:table-cell>
          <table:table-cell office:value-type="float" office:value="0.018838784" calcext:value-type="float">
            <text:p>0.018838784</text:p>
          </table:table-cell>
          <table:table-cell office:value-type="float" office:value="0.054827264" calcext:value-type="float">
            <text:p>0.054827264</text:p>
          </table:table-cell>
          <table:table-cell office:value-type="float" office:value="0.347346176" calcext:value-type="float">
            <text:p>0.347346176</text:p>
          </table:table-cell>
          <table:table-cell office:value-type="float" office:value="1.553296384" calcext:value-type="float">
            <text:p>1.553296384</text:p>
          </table:table-cell>
          <table:table-cell office:value-type="float" office:value="2.371368192" calcext:value-type="float">
            <text:p>2.371368192</text:p>
          </table:table-cell>
          <table:table-cell office:value-type="float" office:value="1.769571584" calcext:value-type="float">
            <text:p>1.769571584</text:p>
          </table:table-cell>
          <table:table-cell office:value-type="float" office:value="2.71882624" calcext:value-type="float">
            <text:p>2.71882624</text:p>
          </table:table-cell>
          <table:table-cell office:value-type="float" office:value="2.146650624" calcext:value-type="float">
            <text:p>2.146650624</text:p>
          </table:table-cell>
          <table:table-cell office:value-type="float" office:value="3.521919232" calcext:value-type="float">
            <text:p>3.521919232</text:p>
          </table:table-cell>
          <table:table-cell office:value-type="float" office:value="2.581782528" calcext:value-type="float">
            <text:p>2.581782528</text:p>
          </table:table-cell>
          <table:table-cell office:value-type="float" office:value="10.990792448" calcext:value-type="float">
            <text:p>10.990792448</text:p>
          </table:table-cell>
          <table:table-cell office:value-type="float" office:value="15.403499264" calcext:value-type="float">
            <text:p>15.403499264</text:p>
          </table:table-cell>
        </table:table-row>
        <table:table-row table:style-name="ro1">
          <table:table-cell/>
          <table:table-cell office:value-type="float" office:value="0.007145984" calcext:value-type="float">
            <text:p>0.007145984</text:p>
          </table:table-cell>
          <table:table-cell office:value-type="float" office:value="0.009712128" calcext:value-type="float">
            <text:p>0.009712128</text:p>
          </table:table-cell>
          <table:table-cell office:value-type="float" office:value="0.01886208" calcext:value-type="float">
            <text:p>0.01886208</text:p>
          </table:table-cell>
          <table:table-cell office:value-type="float" office:value="0.054816768" calcext:value-type="float">
            <text:p>0.054816768</text:p>
          </table:table-cell>
          <table:table-cell office:value-type="float" office:value="0.34736896" calcext:value-type="float">
            <text:p>0.34736896</text:p>
          </table:table-cell>
          <table:table-cell office:value-type="float" office:value="1.558989056" calcext:value-type="float">
            <text:p>1.558989056</text:p>
          </table:table-cell>
          <table:table-cell office:value-type="float" office:value="2.500845312" calcext:value-type="float">
            <text:p>2.500845312</text:p>
          </table:table-cell>
          <table:table-cell office:value-type="float" office:value="1.769550592" calcext:value-type="float">
            <text:p>1.769550592</text:p>
          </table:table-cell>
          <table:table-cell office:value-type="float" office:value="2.71887488" calcext:value-type="float">
            <text:p>2.71887488</text:p>
          </table:table-cell>
          <table:table-cell office:value-type="float" office:value="2.14662528" calcext:value-type="float">
            <text:p>2.14662528</text:p>
          </table:table-cell>
          <table:table-cell office:value-type="float" office:value="3.521956864" calcext:value-type="float">
            <text:p>3.521956864</text:p>
          </table:table-cell>
          <table:table-cell office:value-type="float" office:value="2.581778944" calcext:value-type="float">
            <text:p>2.581778944</text:p>
          </table:table-cell>
          <table:table-cell office:value-type="float" office:value="10.99085696" calcext:value-type="float">
            <text:p>10.99085696</text:p>
          </table:table-cell>
          <table:table-cell office:value-type="float" office:value="15.40354432" calcext:value-type="float">
            <text:p>15.40354432</text:p>
          </table:table-cell>
        </table:table-row>
        <table:table-row table:style-name="ro1">
          <table:table-cell/>
          <table:table-cell office:value-type="float" office:value="0.006185472" calcext:value-type="float">
            <text:p>0.006185472</text:p>
          </table:table-cell>
          <table:table-cell office:value-type="float" office:value="0.011407616" calcext:value-type="float">
            <text:p>0.011407616</text:p>
          </table:table-cell>
          <table:table-cell office:value-type="float" office:value="0.01884672" calcext:value-type="float">
            <text:p>0.01884672</text:p>
          </table:table-cell>
          <table:table-cell office:value-type="float" office:value="0.054271232" calcext:value-type="float">
            <text:p>0.054271232</text:p>
          </table:table-cell>
          <table:table-cell office:value-type="float" office:value="0.347397632" calcext:value-type="float">
            <text:p>0.347397632</text:p>
          </table:table-cell>
          <table:table-cell office:value-type="float" office:value="1.584670976" calcext:value-type="float">
            <text:p>1.584670976</text:p>
          </table:table-cell>
          <table:table-cell office:value-type="float" office:value="2.500926208" calcext:value-type="float">
            <text:p>2.500926208</text:p>
          </table:table-cell>
          <table:table-cell office:value-type="float" office:value="1.769528832" calcext:value-type="float">
            <text:p>1.769528832</text:p>
          </table:table-cell>
          <table:table-cell office:value-type="float" office:value="2.696480256" calcext:value-type="float">
            <text:p>2.696480256</text:p>
          </table:table-cell>
          <table:table-cell office:value-type="float" office:value="2.146598144" calcext:value-type="float">
            <text:p>2.146598144</text:p>
          </table:table-cell>
          <table:table-cell office:value-type="float" office:value="3.521993984" calcext:value-type="float">
            <text:p>3.521993984</text:p>
          </table:table-cell>
          <table:table-cell office:value-type="float" office:value="2.581776128" calcext:value-type="float">
            <text:p>2.581776128</text:p>
          </table:table-cell>
          <table:table-cell office:value-type="float" office:value="10.99090944" calcext:value-type="float">
            <text:p>10.99090944</text:p>
          </table:table-cell>
          <table:table-cell office:value-type="float" office:value="13.104607232" calcext:value-type="float">
            <text:p>13.104607232</text:p>
          </table:table-cell>
        </table:table-row>
        <table:table-row table:style-name="ro1">
          <table:table-cell/>
          <table:table-cell office:value-type="float" office:value="0.005534976" calcext:value-type="float">
            <text:p>0.005534976</text:p>
          </table:table-cell>
          <table:table-cell office:value-type="float" office:value="0.006026496" calcext:value-type="float">
            <text:p>0.006026496</text:p>
          </table:table-cell>
          <table:table-cell office:value-type="float" office:value="0.018714624" calcext:value-type="float">
            <text:p>0.018714624</text:p>
          </table:table-cell>
          <table:table-cell office:value-type="float" office:value="0.057456384" calcext:value-type="float">
            <text:p>0.057456384</text:p>
          </table:table-cell>
          <table:table-cell office:value-type="float" office:value="0.347429376" calcext:value-type="float">
            <text:p>0.347429376</text:p>
          </table:table-cell>
          <table:table-cell office:value-type="float" office:value="1.584660224" calcext:value-type="float">
            <text:p>1.584660224</text:p>
          </table:table-cell>
          <table:table-cell office:value-type="float" office:value="2.500966144" calcext:value-type="float">
            <text:p>2.500966144</text:p>
          </table:table-cell>
          <table:table-cell office:value-type="float" office:value="1.76950528" calcext:value-type="float">
            <text:p>1.76950528</text:p>
          </table:table-cell>
          <table:table-cell office:value-type="float" office:value="2.727802112" calcext:value-type="float">
            <text:p>2.727802112</text:p>
          </table:table-cell>
          <table:table-cell office:value-type="float" office:value="2.160180992" calcext:value-type="float">
            <text:p>2.160180992</text:p>
          </table:table-cell>
          <table:table-cell office:value-type="float" office:value="3.522029056" calcext:value-type="float">
            <text:p>3.522029056</text:p>
          </table:table-cell>
          <table:table-cell office:value-type="float" office:value="2.581784576" calcext:value-type="float">
            <text:p>2.581784576</text:p>
          </table:table-cell>
          <table:table-cell office:value-type="float" office:value="10.991026432" calcext:value-type="float">
            <text:p>10.991026432</text:p>
          </table:table-cell>
          <table:table-cell office:value-type="float" office:value="14.984690176" calcext:value-type="float">
            <text:p>14.984690176</text:p>
          </table:table-cell>
        </table:table-row>
        <table:table-row table:style-name="ro1">
          <table:table-cell/>
          <table:table-cell office:value-type="float" office:value="0.005726976" calcext:value-type="float">
            <text:p>0.005726976</text:p>
          </table:table-cell>
          <table:table-cell office:value-type="float" office:value="0.01551744" calcext:value-type="float">
            <text:p>0.01551744</text:p>
          </table:table-cell>
          <table:table-cell office:value-type="float" office:value="0.01872384" calcext:value-type="float">
            <text:p>0.01872384</text:p>
          </table:table-cell>
          <table:table-cell office:value-type="float" office:value="0.055731456" calcext:value-type="float">
            <text:p>0.055731456</text:p>
          </table:table-cell>
          <table:table-cell office:value-type="float" office:value="0.3477504" calcext:value-type="float">
            <text:p>0.3477504</text:p>
          </table:table-cell>
          <table:table-cell office:value-type="float" office:value="1.58465152" calcext:value-type="float">
            <text:p>1.58465152</text:p>
          </table:table-cell>
          <table:table-cell office:value-type="float" office:value="2.501009152" calcext:value-type="float">
            <text:p>2.501009152</text:p>
          </table:table-cell>
          <table:table-cell office:value-type="float" office:value="1.769482496" calcext:value-type="float">
            <text:p>1.769482496</text:p>
          </table:table-cell>
          <table:table-cell office:value-type="float" office:value="2.727834624" calcext:value-type="float">
            <text:p>2.727834624</text:p>
          </table:table-cell>
          <table:table-cell office:value-type="float" office:value="2.006750464" calcext:value-type="float">
            <text:p>2.006750464</text:p>
          </table:table-cell>
          <table:table-cell office:value-type="float" office:value="3.522065408" calcext:value-type="float">
            <text:p>3.522065408</text:p>
          </table:table-cell>
          <table:table-cell office:value-type="float" office:value="2.581783296" calcext:value-type="float">
            <text:p>2.581783296</text:p>
          </table:table-cell>
          <table:table-cell office:value-type="float" office:value="10.991061504" calcext:value-type="float">
            <text:p>10.991061504</text:p>
          </table:table-cell>
          <table:table-cell office:value-type="float" office:value="13.536033536" calcext:value-type="float">
            <text:p>13.536033536</text:p>
          </table:table-cell>
        </table:table-row>
        <table:table-row table:style-name="ro1">
          <table:table-cell/>
          <table:table-cell office:value-type="float" office:value="0.005952" calcext:value-type="float">
            <text:p>0.005952</text:p>
          </table:table-cell>
          <table:table-cell office:value-type="float" office:value="0.006371328" calcext:value-type="float">
            <text:p>0.006371328</text:p>
          </table:table-cell>
          <table:table-cell office:value-type="float" office:value="0.018744832" calcext:value-type="float">
            <text:p>0.018744832</text:p>
          </table:table-cell>
          <table:table-cell office:value-type="float" office:value="0.055680512" calcext:value-type="float">
            <text:p>0.055680512</text:p>
          </table:table-cell>
          <table:table-cell office:value-type="float" office:value="0.347663104" calcext:value-type="float">
            <text:p>0.347663104</text:p>
          </table:table-cell>
          <table:table-cell office:value-type="float" office:value="1.584647168" calcext:value-type="float">
            <text:p>1.584647168</text:p>
          </table:table-cell>
          <table:table-cell office:value-type="float" office:value="2.50105216" calcext:value-type="float">
            <text:p>2.50105216</text:p>
          </table:table-cell>
          <table:table-cell office:value-type="float" office:value="1.82791936" calcext:value-type="float">
            <text:p>1.82791936</text:p>
          </table:table-cell>
          <table:table-cell office:value-type="float" office:value="2.727869184" calcext:value-type="float">
            <text:p>2.727869184</text:p>
          </table:table-cell>
          <table:table-cell office:value-type="float" office:value="2.006748672" calcext:value-type="float">
            <text:p>2.006748672</text:p>
          </table:table-cell>
          <table:table-cell office:value-type="float" office:value="3.522102528" calcext:value-type="float">
            <text:p>3.522102528</text:p>
          </table:table-cell>
          <table:table-cell office:value-type="float" office:value="2.581781248" calcext:value-type="float">
            <text:p>2.581781248</text:p>
          </table:table-cell>
          <table:table-cell office:value-type="float" office:value="10.991106304" calcext:value-type="float">
            <text:p>10.991106304</text:p>
          </table:table-cell>
          <table:table-cell office:value-type="float" office:value="13.536104192" calcext:value-type="float">
            <text:p>13.536104192</text:p>
          </table:table-cell>
        </table:table-row>
        <table:table-row table:style-name="ro1">
          <table:table-cell/>
          <table:table-cell office:value-type="float" office:value="0.010520832" calcext:value-type="float">
            <text:p>0.010520832</text:p>
          </table:table-cell>
          <table:table-cell office:value-type="float" office:value="0.0083008" calcext:value-type="float">
            <text:p>0.0083008</text:p>
          </table:table-cell>
          <table:table-cell office:value-type="float" office:value="0.018768384" calcext:value-type="float">
            <text:p>0.018768384</text:p>
          </table:table-cell>
          <table:table-cell office:value-type="float" office:value="0.055682816" calcext:value-type="float">
            <text:p>0.055682816</text:p>
          </table:table-cell>
          <table:table-cell office:value-type="float" office:value="0.347679232" calcext:value-type="float">
            <text:p>0.347679232</text:p>
          </table:table-cell>
          <table:table-cell office:value-type="float" office:value="1.584641024" calcext:value-type="float">
            <text:p>1.584641024</text:p>
          </table:table-cell>
          <table:table-cell office:value-type="float" office:value="2.501097472" calcext:value-type="float">
            <text:p>2.501097472</text:p>
          </table:table-cell>
          <table:table-cell office:value-type="float" office:value="1.746062592" calcext:value-type="float">
            <text:p>1.746062592</text:p>
          </table:table-cell>
          <table:table-cell office:value-type="float" office:value="2.727905024" calcext:value-type="float">
            <text:p>2.727905024</text:p>
          </table:table-cell>
          <table:table-cell office:value-type="float" office:value="2.160019712" calcext:value-type="float">
            <text:p>2.160019712</text:p>
          </table:table-cell>
          <table:table-cell office:value-type="float" office:value="3.52213888" calcext:value-type="float">
            <text:p>3.52213888</text:p>
          </table:table-cell>
          <table:table-cell office:value-type="float" office:value="2.581779712" calcext:value-type="float">
            <text:p>2.581779712</text:p>
          </table:table-cell>
          <table:table-cell office:value-type="float" office:value="10.991157248" calcext:value-type="float">
            <text:p>10.991157248</text:p>
          </table:table-cell>
          <table:table-cell office:value-type="float" office:value="10.85101696" calcext:value-type="float">
            <text:p>10.85101696</text:p>
          </table:table-cell>
        </table:table-row>
        <table:table-row table:style-name="ro1">
          <table:table-cell/>
          <table:table-cell office:value-type="float" office:value="0.005569536" calcext:value-type="float">
            <text:p>0.005569536</text:p>
          </table:table-cell>
          <table:table-cell office:value-type="float" office:value="0.007804416" calcext:value-type="float">
            <text:p>0.007804416</text:p>
          </table:table-cell>
          <table:table-cell office:value-type="float" office:value="0.018574592" calcext:value-type="float">
            <text:p>0.018574592</text:p>
          </table:table-cell>
          <table:table-cell office:value-type="float" office:value="0.049929984" calcext:value-type="float">
            <text:p>0.049929984</text:p>
          </table:table-cell>
          <table:table-cell office:value-type="float" office:value="0.339891968" calcext:value-type="float">
            <text:p>0.339891968</text:p>
          </table:table-cell>
          <table:table-cell office:value-type="float" office:value="1.558874368" calcext:value-type="float">
            <text:p>1.558874368</text:p>
          </table:table-cell>
          <table:table-cell office:value-type="float" office:value="2.501143808" calcext:value-type="float">
            <text:p>2.501143808</text:p>
          </table:table-cell>
          <table:table-cell office:value-type="float" office:value="1.757601792" calcext:value-type="float">
            <text:p>1.757601792</text:p>
          </table:table-cell>
          <table:table-cell office:value-type="float" office:value="2.7279424" calcext:value-type="float">
            <text:p>2.7279424</text:p>
          </table:table-cell>
          <table:table-cell office:value-type="float" office:value="2.160047104" calcext:value-type="float">
            <text:p>2.160047104</text:p>
          </table:table-cell>
          <table:table-cell office:value-type="float" office:value="3.52217472" calcext:value-type="float">
            <text:p>3.52217472</text:p>
          </table:table-cell>
          <table:table-cell office:value-type="float" office:value="2.581776896" calcext:value-type="float">
            <text:p>2.581776896</text:p>
          </table:table-cell>
          <table:table-cell office:value-type="float" office:value="10.991224064" calcext:value-type="float">
            <text:p>10.991224064</text:p>
          </table:table-cell>
          <table:table-cell office:value-type="float" office:value="10.851008" calcext:value-type="float">
            <text:p>10.851008</text:p>
          </table:table-cell>
        </table:table-row>
        <table:table-row table:style-name="ro1">
          <table:table-cell/>
          <table:table-cell office:value-type="float" office:value="0.006286336" calcext:value-type="float">
            <text:p>0.006286336</text:p>
          </table:table-cell>
          <table:table-cell office:value-type="float" office:value="0.006514688" calcext:value-type="float">
            <text:p>0.006514688</text:p>
          </table:table-cell>
          <table:table-cell office:value-type="float" office:value="0.018477056" calcext:value-type="float">
            <text:p>0.018477056</text:p>
          </table:table-cell>
          <table:table-cell office:value-type="float" office:value="0.049948928" calcext:value-type="float">
            <text:p>0.049948928</text:p>
          </table:table-cell>
          <table:table-cell office:value-type="float" office:value="0.339927808" calcext:value-type="float">
            <text:p>0.339927808</text:p>
          </table:table-cell>
          <table:table-cell office:value-type="float" office:value="1.574932736" calcext:value-type="float">
            <text:p>1.574932736</text:p>
          </table:table-cell>
          <table:table-cell office:value-type="float" office:value="2.501193984" calcext:value-type="float">
            <text:p>2.501193984</text:p>
          </table:table-cell>
          <table:table-cell office:value-type="float" office:value="1.76941056" calcext:value-type="float">
            <text:p>1.76941056</text:p>
          </table:table-cell>
          <table:table-cell office:value-type="float" office:value="2.727981312" calcext:value-type="float">
            <text:p>2.727981312</text:p>
          </table:table-cell>
          <table:table-cell office:value-type="float" office:value="2.147452928" calcext:value-type="float">
            <text:p>2.147452928</text:p>
          </table:table-cell>
          <table:table-cell office:value-type="float" office:value="3.522211328" calcext:value-type="float">
            <text:p>3.522211328</text:p>
          </table:table-cell>
          <table:table-cell office:value-type="float" office:value="2.581775616" calcext:value-type="float">
            <text:p>2.581775616</text:p>
          </table:table-cell>
          <table:table-cell office:value-type="float" office:value="10.991265792" calcext:value-type="float">
            <text:p>10.991265792</text:p>
          </table:table-cell>
          <table:table-cell office:value-type="float" office:value="10.851073536" calcext:value-type="float">
            <text:p>10.851073536</text:p>
          </table:table-cell>
        </table:table-row>
        <table:table-row table:style-name="ro1">
          <table:table-cell/>
          <table:table-cell office:value-type="float" office:value="0.005509632" calcext:value-type="float">
            <text:p>0.005509632</text:p>
          </table:table-cell>
          <table:table-cell office:value-type="float" office:value="0.007625216" calcext:value-type="float">
            <text:p>0.007625216</text:p>
          </table:table-cell>
          <table:table-cell office:value-type="float" office:value="0.018431232" calcext:value-type="float">
            <text:p>0.018431232</text:p>
          </table:table-cell>
          <table:table-cell office:value-type="float" office:value="0.049985536" calcext:value-type="float">
            <text:p>0.049985536</text:p>
          </table:table-cell>
          <table:table-cell office:value-type="float" office:value="0.339964928" calcext:value-type="float">
            <text:p>0.339964928</text:p>
          </table:table-cell>
          <table:table-cell office:value-type="float" office:value="1.574956032" calcext:value-type="float">
            <text:p>1.574956032</text:p>
          </table:table-cell>
          <table:table-cell office:value-type="float" office:value="2.501626624" calcext:value-type="float">
            <text:p>2.501626624</text:p>
          </table:table-cell>
          <table:table-cell office:value-type="float" office:value="1.758462208" calcext:value-type="float">
            <text:p>1.758462208</text:p>
          </table:table-cell>
          <table:table-cell office:value-type="float" office:value="2.728021248" calcext:value-type="float">
            <text:p>2.728021248</text:p>
          </table:table-cell>
          <table:table-cell office:value-type="float" office:value="2.147451648" calcext:value-type="float">
            <text:p>2.147451648</text:p>
          </table:table-cell>
          <table:table-cell office:value-type="float" office:value="3.522248448" calcext:value-type="float">
            <text:p>3.522248448</text:p>
          </table:table-cell>
          <table:table-cell office:value-type="float" office:value="2.513884928" calcext:value-type="float">
            <text:p>2.513884928</text:p>
          </table:table-cell>
          <table:table-cell office:value-type="float" office:value="10.864817152" calcext:value-type="float">
            <text:p>10.864817152</text:p>
          </table:table-cell>
          <table:table-cell office:value-type="float" office:value="10.851156736" calcext:value-type="float">
            <text:p>10.851156736</text:p>
          </table:table-cell>
        </table:table-row>
        <table:table-row table:style-name="ro1">
          <table:table-cell/>
          <table:table-cell office:value-type="float" office:value="0.005596928" calcext:value-type="float">
            <text:p>0.005596928</text:p>
          </table:table-cell>
          <table:table-cell office:value-type="float" office:value="0.003321856" calcext:value-type="float">
            <text:p>0.003321856</text:p>
          </table:table-cell>
          <table:table-cell office:value-type="float" office:value="0.018412032" calcext:value-type="float">
            <text:p>0.018412032</text:p>
          </table:table-cell>
          <table:table-cell office:value-type="float" office:value="0.050057216" calcext:value-type="float">
            <text:p>0.050057216</text:p>
          </table:table-cell>
          <table:table-cell office:value-type="float" office:value="0.340007168" calcext:value-type="float">
            <text:p>0.340007168</text:p>
          </table:table-cell>
          <table:table-cell office:value-type="float" office:value="1.57904896" calcext:value-type="float">
            <text:p>1.57904896</text:p>
          </table:table-cell>
          <table:table-cell office:value-type="float" office:value="2.501533184" calcext:value-type="float">
            <text:p>2.501533184</text:p>
          </table:table-cell>
          <table:table-cell office:value-type="float" office:value="1.75836416" calcext:value-type="float">
            <text:p>1.75836416</text:p>
          </table:table-cell>
          <table:table-cell office:value-type="float" office:value="2.725144576" calcext:value-type="float">
            <text:p>2.725144576</text:p>
          </table:table-cell>
          <table:table-cell office:value-type="float" office:value="2.147465984" calcext:value-type="float">
            <text:p>2.147465984</text:p>
          </table:table-cell>
          <table:table-cell office:value-type="float" office:value="3.522347008" calcext:value-type="float">
            <text:p>3.522347008</text:p>
          </table:table-cell>
          <table:table-cell office:value-type="float" office:value="2.513723648" calcext:value-type="float">
            <text:p>2.513723648</text:p>
          </table:table-cell>
          <table:table-cell office:value-type="float" office:value="10.864704768" calcext:value-type="float">
            <text:p>10.864704768</text:p>
          </table:table-cell>
          <table:table-cell office:value-type="float" office:value="10.851247872" calcext:value-type="float">
            <text:p>10.851247872</text:p>
          </table:table-cell>
        </table:table-row>
        <table:table-row table:style-name="ro1">
          <table:table-cell/>
          <table:table-cell office:value-type="float" office:value="0.006078976" calcext:value-type="float">
            <text:p>0.006078976</text:p>
          </table:table-cell>
          <table:table-cell office:value-type="float" office:value="0.006533632" calcext:value-type="float">
            <text:p>0.006533632</text:p>
          </table:table-cell>
          <table:table-cell office:value-type="float" office:value="0.018428672" calcext:value-type="float">
            <text:p>0.018428672</text:p>
          </table:table-cell>
          <table:table-cell office:value-type="float" office:value="0.050122752" calcext:value-type="float">
            <text:p>0.050122752</text:p>
          </table:table-cell>
          <table:table-cell office:value-type="float" office:value="0.340048896" calcext:value-type="float">
            <text:p>0.340048896</text:p>
          </table:table-cell>
          <table:table-cell office:value-type="float" office:value="1.592442112" calcext:value-type="float">
            <text:p>1.592442112</text:p>
          </table:table-cell>
          <table:table-cell office:value-type="float" office:value="2.50171264" calcext:value-type="float">
            <text:p>2.50171264</text:p>
          </table:table-cell>
          <table:table-cell office:value-type="float" office:value="1.758342144" calcext:value-type="float">
            <text:p>1.758342144</text:p>
          </table:table-cell>
          <table:table-cell office:value-type="float" office:value="2.719472128" calcext:value-type="float">
            <text:p>2.719472128</text:p>
          </table:table-cell>
          <table:table-cell office:value-type="float" office:value="2.147491584" calcext:value-type="float">
            <text:p>2.147491584</text:p>
          </table:table-cell>
          <table:table-cell office:value-type="float" office:value="3.522385408" calcext:value-type="float">
            <text:p>3.522385408</text:p>
          </table:table-cell>
          <table:table-cell office:value-type="float" office:value="2.623120128" calcext:value-type="float">
            <text:p>2.623120128</text:p>
          </table:table-cell>
          <table:table-cell office:value-type="float" office:value="10.864752384" calcext:value-type="float">
            <text:p>10.864752384</text:p>
          </table:table-cell>
          <table:table-cell office:value-type="float" office:value="15.477219072" calcext:value-type="float">
            <text:p>15.477219072</text:p>
          </table:table-cell>
        </table:table-row>
        <table:table-row table:style-name="ro1">
          <table:table-cell/>
          <table:table-cell office:value-type="float" office:value="0.006157824" calcext:value-type="float">
            <text:p>0.006157824</text:p>
          </table:table-cell>
          <table:table-cell office:value-type="float" office:value="0.008303104" calcext:value-type="float">
            <text:p>0.008303104</text:p>
          </table:table-cell>
          <table:table-cell office:value-type="float" office:value="0.011330048" calcext:value-type="float">
            <text:p>0.011330048</text:p>
          </table:table-cell>
          <table:table-cell office:value-type="float" office:value="0.047899136" calcext:value-type="float">
            <text:p>0.047899136</text:p>
          </table:table-cell>
          <table:table-cell office:value-type="float" office:value="0.340082176" calcext:value-type="float">
            <text:p>0.340082176</text:p>
          </table:table-cell>
          <table:table-cell office:value-type="float" office:value="1.587643392" calcext:value-type="float">
            <text:p>1.587643392</text:p>
          </table:table-cell>
          <table:table-cell office:value-type="float" office:value="2.539715328" calcext:value-type="float">
            <text:p>2.539715328</text:p>
          </table:table-cell>
          <table:table-cell office:value-type="float" office:value="1.74673536" calcext:value-type="float">
            <text:p>1.74673536</text:p>
          </table:table-cell>
          <table:table-cell office:value-type="float" office:value="2.719464704" calcext:value-type="float">
            <text:p>2.719464704</text:p>
          </table:table-cell>
          <table:table-cell office:value-type="float" office:value="2.037204992" calcext:value-type="float">
            <text:p>2.037204992</text:p>
          </table:table-cell>
          <table:table-cell office:value-type="float" office:value="3.522422528" calcext:value-type="float">
            <text:p>3.522422528</text:p>
          </table:table-cell>
          <table:table-cell office:value-type="float" office:value="2.58394368" calcext:value-type="float">
            <text:p>2.58394368</text:p>
          </table:table-cell>
          <table:table-cell office:value-type="float" office:value="10.86477952" calcext:value-type="float">
            <text:p>10.86477952</text:p>
          </table:table-cell>
          <table:table-cell office:value-type="float" office:value="15.477298688" calcext:value-type="float">
            <text:p>15.477298688</text:p>
          </table:table-cell>
        </table:table-row>
        <table:table-row table:style-name="ro1">
          <table:table-cell/>
          <table:table-cell office:value-type="float" office:value="0.006740736" calcext:value-type="float">
            <text:p>0.006740736</text:p>
          </table:table-cell>
          <table:table-cell office:value-type="float" office:value="0.006427136" calcext:value-type="float">
            <text:p>0.006427136</text:p>
          </table:table-cell>
          <table:table-cell office:value-type="float" office:value="0.011346432" calcext:value-type="float">
            <text:p>0.011346432</text:p>
          </table:table-cell>
          <table:table-cell office:value-type="float" office:value="0.048048384" calcext:value-type="float">
            <text:p>0.048048384</text:p>
          </table:table-cell>
          <table:table-cell office:value-type="float" office:value="0.34012416" calcext:value-type="float">
            <text:p>0.34012416</text:p>
          </table:table-cell>
          <table:table-cell office:value-type="float" office:value="1.636188416" calcext:value-type="float">
            <text:p>1.636188416</text:p>
          </table:table-cell>
          <table:table-cell office:value-type="float" office:value="2.539776512" calcext:value-type="float">
            <text:p>2.539776512</text:p>
          </table:table-cell>
          <table:table-cell office:value-type="float" office:value="1.746733824" calcext:value-type="float">
            <text:p>1.746733824</text:p>
          </table:table-cell>
          <table:table-cell office:value-type="float" office:value="2.719489792" calcext:value-type="float">
            <text:p>2.719489792</text:p>
          </table:table-cell>
          <table:table-cell office:value-type="float" office:value="2.037205248" calcext:value-type="float">
            <text:p>2.037205248</text:p>
          </table:table-cell>
          <table:table-cell office:value-type="float" office:value="3.52246016" calcext:value-type="float">
            <text:p>3.52246016</text:p>
          </table:table-cell>
          <table:table-cell office:value-type="float" office:value="2.583654912" calcext:value-type="float">
            <text:p>2.583654912</text:p>
          </table:table-cell>
          <table:table-cell office:value-type="float" office:value="10.864806912" calcext:value-type="float">
            <text:p>10.864806912</text:p>
          </table:table-cell>
          <table:table-cell office:value-type="float" office:value="15.167218176" calcext:value-type="float">
            <text:p>15.167218176</text:p>
          </table:table-cell>
        </table:table-row>
        <table:table-row table:style-name="ro1">
          <table:table-cell/>
          <table:table-cell office:value-type="float" office:value="0.005747456" calcext:value-type="float">
            <text:p>0.005747456</text:p>
          </table:table-cell>
          <table:table-cell office:value-type="float" office:value="0.00707072" calcext:value-type="float">
            <text:p>0.00707072</text:p>
          </table:table-cell>
          <table:table-cell office:value-type="float" office:value="0.011366656" calcext:value-type="float">
            <text:p>0.011366656</text:p>
          </table:table-cell>
          <table:table-cell office:value-type="float" office:value="0.048081664" calcext:value-type="float">
            <text:p>0.048081664</text:p>
          </table:table-cell>
          <table:table-cell office:value-type="float" office:value="0.34032512" calcext:value-type="float">
            <text:p>0.34032512</text:p>
          </table:table-cell>
          <table:table-cell office:value-type="float" office:value="1.636209664" calcext:value-type="float">
            <text:p>1.636209664</text:p>
          </table:table-cell>
          <table:table-cell office:value-type="float" office:value="2.540032768" calcext:value-type="float">
            <text:p>2.540032768</text:p>
          </table:table-cell>
          <table:table-cell office:value-type="float" office:value="1.746734592" calcext:value-type="float">
            <text:p>1.746734592</text:p>
          </table:table-cell>
          <table:table-cell office:value-type="float" office:value="2.719520256" calcext:value-type="float">
            <text:p>2.719520256</text:p>
          </table:table-cell>
          <table:table-cell office:value-type="float" office:value="2.03720576" calcext:value-type="float">
            <text:p>2.03720576</text:p>
          </table:table-cell>
          <table:table-cell office:value-type="float" office:value="3.52249728" calcext:value-type="float">
            <text:p>3.52249728</text:p>
          </table:table-cell>
          <table:table-cell office:value-type="float" office:value="2.583592192" calcext:value-type="float">
            <text:p>2.583592192</text:p>
          </table:table-cell>
          <table:table-cell office:value-type="float" office:value="10.864845312" calcext:value-type="float">
            <text:p>10.864845312</text:p>
          </table:table-cell>
          <table:table-cell office:value-type="float" office:value="11.209542144" calcext:value-type="float">
            <text:p>11.209542144</text:p>
          </table:table-cell>
        </table:table-row>
        <table:table-row table:style-name="ro1">
          <table:table-cell/>
          <table:table-cell office:value-type="float" office:value="0.00625664" calcext:value-type="float">
            <text:p>0.00625664</text:p>
          </table:table-cell>
          <table:table-cell office:value-type="float" office:value="0.007128064" calcext:value-type="float">
            <text:p>0.007128064</text:p>
          </table:table-cell>
          <table:table-cell office:value-type="float" office:value="0.01133184" calcext:value-type="float">
            <text:p>0.01133184</text:p>
          </table:table-cell>
          <table:table-cell office:value-type="float" office:value="0.048056832" calcext:value-type="float">
            <text:p>0.048056832</text:p>
          </table:table-cell>
          <table:table-cell office:value-type="float" office:value="0.340296704" calcext:value-type="float">
            <text:p>0.340296704</text:p>
          </table:table-cell>
          <table:table-cell office:value-type="float" office:value="1.636217856" calcext:value-type="float">
            <text:p>1.636217856</text:p>
          </table:table-cell>
          <table:table-cell office:value-type="float" office:value="2.54011776" calcext:value-type="float">
            <text:p>2.54011776</text:p>
          </table:table-cell>
          <table:table-cell office:value-type="float" office:value="1.75832576" calcext:value-type="float">
            <text:p>1.75832576</text:p>
          </table:table-cell>
          <table:table-cell office:value-type="float" office:value="2.719552512" calcext:value-type="float">
            <text:p>2.719552512</text:p>
          </table:table-cell>
          <table:table-cell office:value-type="float" office:value="2.03720704" calcext:value-type="float">
            <text:p>2.03720704</text:p>
          </table:table-cell>
          <table:table-cell office:value-type="float" office:value="3.541589248" calcext:value-type="float">
            <text:p>3.541589248</text:p>
          </table:table-cell>
          <table:table-cell office:value-type="float" office:value="2.583339008" calcext:value-type="float">
            <text:p>2.583339008</text:p>
          </table:table-cell>
          <table:table-cell office:value-type="float" office:value="10.864924928" calcext:value-type="float">
            <text:p>10.864924928</text:p>
          </table:table-cell>
          <table:table-cell office:value-type="float" office:value="11.20955904" calcext:value-type="float">
            <text:p>11.20955904</text:p>
          </table:table-cell>
        </table:table-row>
        <table:table-row table:style-name="ro1">
          <table:table-cell/>
          <table:table-cell office:value-type="float" office:value="0.00547328" calcext:value-type="float">
            <text:p>0.00547328</text:p>
          </table:table-cell>
          <table:table-cell office:value-type="float" office:value="0.007320832" calcext:value-type="float">
            <text:p>0.007320832</text:p>
          </table:table-cell>
          <table:table-cell office:value-type="float" office:value="0.011318016" calcext:value-type="float">
            <text:p>0.011318016</text:p>
          </table:table-cell>
          <table:table-cell office:value-type="float" office:value="0.048099328" calcext:value-type="float">
            <text:p>0.048099328</text:p>
          </table:table-cell>
          <table:table-cell office:value-type="float" office:value="0.340319744" calcext:value-type="float">
            <text:p>0.340319744</text:p>
          </table:table-cell>
          <table:table-cell office:value-type="float" office:value="1.636224" calcext:value-type="float">
            <text:p>1.636224</text:p>
          </table:table-cell>
          <table:table-cell office:value-type="float" office:value="2.540162304" calcext:value-type="float">
            <text:p>2.540162304</text:p>
          </table:table-cell>
          <table:table-cell office:value-type="float" office:value="1.75832192" calcext:value-type="float">
            <text:p>1.75832192</text:p>
          </table:table-cell>
          <table:table-cell office:value-type="float" office:value="2.719588096" calcext:value-type="float">
            <text:p>2.719588096</text:p>
          </table:table-cell>
          <table:table-cell office:value-type="float" office:value="2.025939456" calcext:value-type="float">
            <text:p>2.025939456</text:p>
          </table:table-cell>
          <table:table-cell office:value-type="float" office:value="3.523270912" calcext:value-type="float">
            <text:p>3.523270912</text:p>
          </table:table-cell>
          <table:table-cell office:value-type="float" office:value="2.583321088" calcext:value-type="float">
            <text:p>2.583321088</text:p>
          </table:table-cell>
          <table:table-cell office:value-type="float" office:value="10.864984064" calcext:value-type="float">
            <text:p>10.864984064</text:p>
          </table:table-cell>
          <table:table-cell office:value-type="float" office:value="14.819933184" calcext:value-type="float">
            <text:p>14.819933184</text:p>
          </table:table-cell>
        </table:table-row>
        <table:table-row table:style-name="ro1">
          <table:table-cell/>
          <table:table-cell office:value-type="float" office:value="0.005351424" calcext:value-type="float">
            <text:p>0.005351424</text:p>
          </table:table-cell>
          <table:table-cell office:value-type="float" office:value="0.00904576" calcext:value-type="float">
            <text:p>0.00904576</text:p>
          </table:table-cell>
          <table:table-cell office:value-type="float" office:value="0.009534464" calcext:value-type="float">
            <text:p>0.009534464</text:p>
          </table:table-cell>
          <table:table-cell office:value-type="float" office:value="0.046179328" calcext:value-type="float">
            <text:p>0.046179328</text:p>
          </table:table-cell>
          <table:table-cell office:value-type="float" office:value="0.339638784" calcext:value-type="float">
            <text:p>0.339638784</text:p>
          </table:table-cell>
          <table:table-cell office:value-type="float" office:value="1.652459776" calcext:value-type="float">
            <text:p>1.652459776</text:p>
          </table:table-cell>
          <table:table-cell office:value-type="float" office:value="2.540207616" calcext:value-type="float">
            <text:p>2.540207616</text:p>
          </table:table-cell>
          <table:table-cell office:value-type="float" office:value="1.758317312" calcext:value-type="float">
            <text:p>1.758317312</text:p>
          </table:table-cell>
          <table:table-cell office:value-type="float" office:value="2.876282624" calcext:value-type="float">
            <text:p>2.876282624</text:p>
          </table:table-cell>
          <table:table-cell office:value-type="float" office:value="2.025950208" calcext:value-type="float">
            <text:p>2.025950208</text:p>
          </table:table-cell>
          <table:table-cell office:value-type="float" office:value="3.523148288" calcext:value-type="float">
            <text:p>3.523148288</text:p>
          </table:table-cell>
          <table:table-cell office:value-type="float" office:value="2.496465152" calcext:value-type="float">
            <text:p>2.496465152</text:p>
          </table:table-cell>
          <table:table-cell office:value-type="float" office:value="10.86501504" calcext:value-type="float">
            <text:p>10.86501504</text:p>
          </table:table-cell>
          <table:table-cell office:value-type="float" office:value="14.819928576" calcext:value-type="float">
            <text:p>14.819928576</text:p>
          </table:table-cell>
        </table:table-row>
        <table:table-row table:style-name="ro1">
          <table:table-cell/>
          <table:table-cell office:value-type="float" office:value="0.008051456" calcext:value-type="float">
            <text:p>0.008051456</text:p>
          </table:table-cell>
          <table:table-cell office:value-type="float" office:value="0.00619136" calcext:value-type="float">
            <text:p>0.00619136</text:p>
          </table:table-cell>
          <table:table-cell office:value-type="float" office:value="0.009503488" calcext:value-type="float">
            <text:p>0.009503488</text:p>
          </table:table-cell>
          <table:table-cell office:value-type="float" office:value="0.046091264" calcext:value-type="float">
            <text:p>0.046091264</text:p>
          </table:table-cell>
          <table:table-cell office:value-type="float" office:value="0.339586304" calcext:value-type="float">
            <text:p>0.339586304</text:p>
          </table:table-cell>
          <table:table-cell office:value-type="float" office:value="1.652457728" calcext:value-type="float">
            <text:p>1.652457728</text:p>
          </table:table-cell>
          <table:table-cell office:value-type="float" office:value="2.540250368" calcext:value-type="float">
            <text:p>2.540250368</text:p>
          </table:table-cell>
          <table:table-cell office:value-type="float" office:value="1.758311168" calcext:value-type="float">
            <text:p>1.758311168</text:p>
          </table:table-cell>
          <table:table-cell office:value-type="float" office:value="2.890177792" calcext:value-type="float">
            <text:p>2.890177792</text:p>
          </table:table-cell>
          <table:table-cell office:value-type="float" office:value="2.14856832" calcext:value-type="float">
            <text:p>2.14856832</text:p>
          </table:table-cell>
          <table:table-cell office:value-type="float" office:value="3.522934272" calcext:value-type="float">
            <text:p>3.522934272</text:p>
          </table:table-cell>
          <table:table-cell office:value-type="float" office:value="2.496462336" calcext:value-type="float">
            <text:p>2.496462336</text:p>
          </table:table-cell>
          <table:table-cell office:value-type="float" office:value="10.86504576" calcext:value-type="float">
            <text:p>10.86504576</text:p>
          </table:table-cell>
          <table:table-cell office:value-type="float" office:value="14.819922944" calcext:value-type="float">
            <text:p>14.819922944</text:p>
          </table:table-cell>
        </table:table-row>
        <table:table-row table:style-name="ro1">
          <table:table-cell/>
          <table:table-cell office:value-type="float" office:value="0.008442624" calcext:value-type="float">
            <text:p>0.008442624</text:p>
          </table:table-cell>
          <table:table-cell office:value-type="float" office:value="0.006859264" calcext:value-type="float">
            <text:p>0.006859264</text:p>
          </table:table-cell>
          <table:table-cell office:value-type="float" office:value="0.00952192" calcext:value-type="float">
            <text:p>0.00952192</text:p>
          </table:table-cell>
          <table:table-cell office:value-type="float" office:value="0.046110976" calcext:value-type="float">
            <text:p>0.046110976</text:p>
          </table:table-cell>
          <table:table-cell office:value-type="float" office:value="0.339619584" calcext:value-type="float">
            <text:p>0.339619584</text:p>
          </table:table-cell>
          <table:table-cell office:value-type="float" office:value="1.652409344" calcext:value-type="float">
            <text:p>1.652409344</text:p>
          </table:table-cell>
          <table:table-cell office:value-type="float" office:value="2.58225024" calcext:value-type="float">
            <text:p>2.58225024</text:p>
          </table:table-cell>
          <table:table-cell office:value-type="float" office:value="1.758307072" calcext:value-type="float">
            <text:p>1.758307072</text:p>
          </table:table-cell>
          <table:table-cell office:value-type="float" office:value="2.890898176" calcext:value-type="float">
            <text:p>2.890898176</text:p>
          </table:table-cell>
          <table:table-cell office:value-type="float" office:value="2.148410112" calcext:value-type="float">
            <text:p>2.148410112</text:p>
          </table:table-cell>
          <table:table-cell office:value-type="float" office:value="3.522892544" calcext:value-type="float">
            <text:p>3.522892544</text:p>
          </table:table-cell>
          <table:table-cell office:value-type="float" office:value="2.496459776" calcext:value-type="float">
            <text:p>2.496459776</text:p>
          </table:table-cell>
          <table:table-cell office:value-type="float" office:value="10.865086976" calcext:value-type="float">
            <text:p>10.865086976</text:p>
          </table:table-cell>
          <table:table-cell office:value-type="float" office:value="14.81991808" calcext:value-type="float">
            <text:p>14.81991808</text:p>
          </table:table-cell>
        </table:table-row>
        <table:table-row table:style-name="ro1">
          <table:table-cell/>
          <table:table-cell office:value-type="float" office:value="0.005771008" calcext:value-type="float">
            <text:p>0.005771008</text:p>
          </table:table-cell>
          <table:table-cell office:value-type="float" office:value="0.006152192" calcext:value-type="float">
            <text:p>0.006152192</text:p>
          </table:table-cell>
          <table:table-cell office:value-type="float" office:value="0.00954496" calcext:value-type="float">
            <text:p>0.00954496</text:p>
          </table:table-cell>
          <table:table-cell office:value-type="float" office:value="0.04612096" calcext:value-type="float">
            <text:p>0.04612096</text:p>
          </table:table-cell>
          <table:table-cell office:value-type="float" office:value="0.339654656" calcext:value-type="float">
            <text:p>0.339654656</text:p>
          </table:table-cell>
          <table:table-cell office:value-type="float" office:value="1.640938496" calcext:value-type="float">
            <text:p>1.640938496</text:p>
          </table:table-cell>
          <table:table-cell office:value-type="float" office:value="2.588974336" calcext:value-type="float">
            <text:p>2.588974336</text:p>
          </table:table-cell>
          <table:table-cell office:value-type="float" office:value="1.816763904" calcext:value-type="float">
            <text:p>1.816763904</text:p>
          </table:table-cell>
          <table:table-cell office:value-type="float" office:value="2.890953472" calcext:value-type="float">
            <text:p>2.890953472</text:p>
          </table:table-cell>
          <table:table-cell office:value-type="float" office:value="2.148335104" calcext:value-type="float">
            <text:p>2.148335104</text:p>
          </table:table-cell>
          <table:table-cell office:value-type="float" office:value="3.522916352" calcext:value-type="float">
            <text:p>3.522916352</text:p>
          </table:table-cell>
          <table:table-cell office:value-type="float" office:value="2.496457472" calcext:value-type="float">
            <text:p>2.496457472</text:p>
          </table:table-cell>
          <table:table-cell office:value-type="float" office:value="10.865150976" calcext:value-type="float">
            <text:p>10.865150976</text:p>
          </table:table-cell>
          <table:table-cell office:value-type="float" office:value="15.724389632" calcext:value-type="float">
            <text:p>15.724389632</text:p>
          </table:table-cell>
        </table:table-row>
        <table:table-row table:style-name="ro1">
          <table:table-cell/>
          <table:table-cell office:value-type="float" office:value="0.005748224" calcext:value-type="float">
            <text:p>0.005748224</text:p>
          </table:table-cell>
          <table:table-cell office:value-type="float" office:value="0.0075456" calcext:value-type="float">
            <text:p>0.0075456</text:p>
          </table:table-cell>
          <table:table-cell office:value-type="float" office:value="0.007849216" calcext:value-type="float">
            <text:p>0.007849216</text:p>
          </table:table-cell>
          <table:table-cell office:value-type="float" office:value="0.046126848" calcext:value-type="float">
            <text:p>0.046126848</text:p>
          </table:table-cell>
          <table:table-cell office:value-type="float" office:value="0.339691008" calcext:value-type="float">
            <text:p>0.339691008</text:p>
          </table:table-cell>
          <table:table-cell office:value-type="float" office:value="1.6481856" calcext:value-type="float">
            <text:p>1.6481856</text:p>
          </table:table-cell>
          <table:table-cell office:value-type="float" office:value="2.589154048" calcext:value-type="float">
            <text:p>2.589154048</text:p>
          </table:table-cell>
          <table:table-cell office:value-type="float" office:value="1.828539136" calcext:value-type="float">
            <text:p>1.828539136</text:p>
          </table:table-cell>
          <table:table-cell office:value-type="float" office:value="2.891001856" calcext:value-type="float">
            <text:p>2.891001856</text:p>
          </table:table-cell>
          <table:table-cell office:value-type="float" office:value="2.148323584" calcext:value-type="float">
            <text:p>2.148323584</text:p>
          </table:table-cell>
          <table:table-cell office:value-type="float" office:value="3.837296896" calcext:value-type="float">
            <text:p>3.837296896</text:p>
          </table:table-cell>
          <table:table-cell office:value-type="float" office:value="2.496456192" calcext:value-type="float">
            <text:p>2.496456192</text:p>
          </table:table-cell>
          <table:table-cell office:value-type="float" office:value="11.106512384" calcext:value-type="float">
            <text:p>11.106512384</text:p>
          </table:table-cell>
          <table:table-cell office:value-type="float" office:value="15.724427264" calcext:value-type="float">
            <text:p>15.724427264</text:p>
          </table:table-cell>
        </table:table-row>
        <table:table-row table:style-name="ro1">
          <table:table-cell/>
          <table:table-cell office:value-type="float" office:value="0.00540928" calcext:value-type="float">
            <text:p>0.00540928</text:p>
          </table:table-cell>
          <table:table-cell office:value-type="float" office:value="0.001990656" calcext:value-type="float">
            <text:p>0.001990656</text:p>
          </table:table-cell>
          <table:table-cell office:value-type="float" office:value="0.009407232" calcext:value-type="float">
            <text:p>0.009407232</text:p>
          </table:table-cell>
          <table:table-cell office:value-type="float" office:value="0.040859904" calcext:value-type="float">
            <text:p>0.040859904</text:p>
          </table:table-cell>
          <table:table-cell office:value-type="float" office:value="0.339730176" calcext:value-type="float">
            <text:p>0.339730176</text:p>
          </table:table-cell>
          <table:table-cell office:value-type="float" office:value="1.653683456" calcext:value-type="float">
            <text:p>1.653683456</text:p>
          </table:table-cell>
          <table:table-cell office:value-type="float" office:value="2.58923136" calcext:value-type="float">
            <text:p>2.58923136</text:p>
          </table:table-cell>
          <table:table-cell office:value-type="float" office:value="1.746678272" calcext:value-type="float">
            <text:p>1.746678272</text:p>
          </table:table-cell>
          <table:table-cell office:value-type="float" office:value="2.889470208" calcext:value-type="float">
            <text:p>2.889470208</text:p>
          </table:table-cell>
          <table:table-cell office:value-type="float" office:value="2.148316672" calcext:value-type="float">
            <text:p>2.148316672</text:p>
          </table:table-cell>
          <table:table-cell office:value-type="float" office:value="3.837337088" calcext:value-type="float">
            <text:p>3.837337088</text:p>
          </table:table-cell>
          <table:table-cell office:value-type="float" office:value="2.4964544" calcext:value-type="float">
            <text:p>2.4964544</text:p>
          </table:table-cell>
          <table:table-cell office:value-type="float" office:value="11.124633344" calcext:value-type="float">
            <text:p>11.124633344</text:p>
          </table:table-cell>
          <table:table-cell office:value-type="float" office:value="15.724461312" calcext:value-type="float">
            <text:p>15.724461312</text:p>
          </table:table-cell>
        </table:table-row>
        <table:table-row table:style-name="ro1">
          <table:table-cell/>
          <table:table-cell office:value-type="float" office:value="0.005348352" calcext:value-type="float">
            <text:p>0.005348352</text:p>
          </table:table-cell>
          <table:table-cell office:value-type="float" office:value="0.007030784" calcext:value-type="float">
            <text:p>0.007030784</text:p>
          </table:table-cell>
          <table:table-cell office:value-type="float" office:value="0.009377792" calcext:value-type="float">
            <text:p>0.009377792</text:p>
          </table:table-cell>
          <table:table-cell office:value-type="float" office:value="0.04070016" calcext:value-type="float">
            <text:p>0.04070016</text:p>
          </table:table-cell>
          <table:table-cell office:value-type="float" office:value="0.339771392" calcext:value-type="float">
            <text:p>0.339771392</text:p>
          </table:table-cell>
          <table:table-cell office:value-type="float" office:value="1.653686272" calcext:value-type="float">
            <text:p>1.653686272</text:p>
          </table:table-cell>
          <table:table-cell office:value-type="float" office:value="2.58930816" calcext:value-type="float">
            <text:p>2.58930816</text:p>
          </table:table-cell>
          <table:table-cell office:value-type="float" office:value="1.758211584" calcext:value-type="float">
            <text:p>1.758211584</text:p>
          </table:table-cell>
          <table:table-cell office:value-type="float" office:value="2.866877952" calcext:value-type="float">
            <text:p>2.866877952</text:p>
          </table:table-cell>
          <table:table-cell office:value-type="float" office:value="2.148310272" calcext:value-type="float">
            <text:p>2.148310272</text:p>
          </table:table-cell>
          <table:table-cell office:value-type="float" office:value="3.837370624" calcext:value-type="float">
            <text:p>3.837370624</text:p>
          </table:table-cell>
          <table:table-cell office:value-type="float" office:value="2.496451584" calcext:value-type="float">
            <text:p>2.496451584</text:p>
          </table:table-cell>
          <table:table-cell office:value-type="float" office:value="11.124693248" calcext:value-type="float">
            <text:p>11.124693248</text:p>
          </table:table-cell>
          <table:table-cell office:value-type="float" office:value="15.72449792" calcext:value-type="float">
            <text:p>15.72449792</text:p>
          </table:table-cell>
        </table:table-row>
        <table:table-row table:style-name="ro1">
          <table:table-cell/>
          <table:table-cell office:value-type="float" office:value="0.00554496" calcext:value-type="float">
            <text:p>0.00554496</text:p>
          </table:table-cell>
          <table:table-cell office:value-type="float" office:value="0.007176448" calcext:value-type="float">
            <text:p>0.007176448</text:p>
          </table:table-cell>
          <table:table-cell office:value-type="float" office:value="0.009391616" calcext:value-type="float">
            <text:p>0.009391616</text:p>
          </table:table-cell>
          <table:table-cell office:value-type="float" office:value="0.040666368" calcext:value-type="float">
            <text:p>0.040666368</text:p>
          </table:table-cell>
          <table:table-cell office:value-type="float" office:value="0.340056576" calcext:value-type="float">
            <text:p>0.340056576</text:p>
          </table:table-cell>
          <table:table-cell office:value-type="float" office:value="1.653695488" calcext:value-type="float">
            <text:p>1.653695488</text:p>
          </table:table-cell>
          <table:table-cell office:value-type="float" office:value="2.58964352" calcext:value-type="float">
            <text:p>2.58964352</text:p>
          </table:table-cell>
          <table:table-cell office:value-type="float" office:value="1.747461888" calcext:value-type="float">
            <text:p>1.747461888</text:p>
          </table:table-cell>
          <table:table-cell office:value-type="float" office:value="2.86681856" calcext:value-type="float">
            <text:p>2.86681856</text:p>
          </table:table-cell>
          <table:table-cell office:value-type="float" office:value="2.161013248" calcext:value-type="float">
            <text:p>2.161013248</text:p>
          </table:table-cell>
          <table:table-cell office:value-type="float" office:value="3.837403136" calcext:value-type="float">
            <text:p>3.837403136</text:p>
          </table:table-cell>
          <table:table-cell office:value-type="float" office:value="2.496448" calcext:value-type="float">
            <text:p>2.496448</text:p>
          </table:table-cell>
          <table:table-cell office:value-type="float" office:value="11.124737024" calcext:value-type="float">
            <text:p>11.124737024</text:p>
          </table:table-cell>
          <table:table-cell office:value-type="float" office:value="15.425903104" calcext:value-type="float">
            <text:p>15.425903104</text:p>
          </table:table-cell>
        </table:table-row>
        <table:table-row table:style-name="ro1">
          <table:table-cell/>
          <table:table-cell office:value-type="float" office:value="0.005488128" calcext:value-type="float">
            <text:p>0.005488128</text:p>
          </table:table-cell>
          <table:table-cell office:value-type="float" office:value="0.008701696" calcext:value-type="float">
            <text:p>0.008701696</text:p>
          </table:table-cell>
          <table:table-cell office:value-type="float" office:value="0.009411072" calcext:value-type="float">
            <text:p>0.009411072</text:p>
          </table:table-cell>
          <table:table-cell office:value-type="float" office:value="0.040653568" calcext:value-type="float">
            <text:p>0.040653568</text:p>
          </table:table-cell>
          <table:table-cell office:value-type="float" office:value="0.340026624" calcext:value-type="float">
            <text:p>0.340026624</text:p>
          </table:table-cell>
          <table:table-cell office:value-type="float" office:value="1.653706752" calcext:value-type="float">
            <text:p>1.653706752</text:p>
          </table:table-cell>
          <table:table-cell office:value-type="float" office:value="2.677709568" calcext:value-type="float">
            <text:p>2.677709568</text:p>
          </table:table-cell>
          <table:table-cell office:value-type="float" office:value="1.747368192" calcext:value-type="float">
            <text:p>1.747368192</text:p>
          </table:table-cell>
          <table:table-cell office:value-type="float" office:value="2.866781696" calcext:value-type="float">
            <text:p>2.866781696</text:p>
          </table:table-cell>
          <table:table-cell office:value-type="float" office:value="2.16085248" calcext:value-type="float">
            <text:p>2.16085248</text:p>
          </table:table-cell>
          <table:table-cell office:value-type="float" office:value="3.837434624" calcext:value-type="float">
            <text:p>3.837434624</text:p>
          </table:table-cell>
          <table:table-cell office:value-type="float" office:value="2.496444416" calcext:value-type="float">
            <text:p>2.496444416</text:p>
          </table:table-cell>
          <table:table-cell office:value-type="float" office:value="11.124776192" calcext:value-type="float">
            <text:p>11.124776192</text:p>
          </table:table-cell>
          <table:table-cell office:value-type="float" office:value="15.425924352" calcext:value-type="float">
            <text:p>15.425924352</text:p>
          </table:table-cell>
        </table:table-row>
        <table:table-row table:style-name="ro1">
          <table:table-cell/>
          <table:table-cell office:value-type="float" office:value="0.005833984" calcext:value-type="float">
            <text:p>0.005833984</text:p>
          </table:table-cell>
          <table:table-cell office:value-type="float" office:value="0.00661376" calcext:value-type="float">
            <text:p>0.00661376</text:p>
          </table:table-cell>
          <table:table-cell office:value-type="float" office:value="0.009727744" calcext:value-type="float">
            <text:p>0.009727744</text:p>
          </table:table-cell>
          <table:table-cell office:value-type="float" office:value="0.040644608" calcext:value-type="float">
            <text:p>0.040644608</text:p>
          </table:table-cell>
          <table:table-cell office:value-type="float" office:value="0.340049664" calcext:value-type="float">
            <text:p>0.340049664</text:p>
          </table:table-cell>
          <table:table-cell office:value-type="float" office:value="1.653019136" calcext:value-type="float">
            <text:p>1.653019136</text:p>
          </table:table-cell>
          <table:table-cell office:value-type="float" office:value="2.677747712" calcext:value-type="float">
            <text:p>2.677747712</text:p>
          </table:table-cell>
          <table:table-cell office:value-type="float" office:value="1.74735872" calcext:value-type="float">
            <text:p>1.74735872</text:p>
          </table:table-cell>
          <table:table-cell office:value-type="float" office:value="2.86673536" calcext:value-type="float">
            <text:p>2.86673536</text:p>
          </table:table-cell>
          <table:table-cell office:value-type="float" office:value="2.148290304" calcext:value-type="float">
            <text:p>2.148290304</text:p>
          </table:table-cell>
          <table:table-cell office:value-type="float" office:value="3.8374656" calcext:value-type="float">
            <text:p>3.8374656</text:p>
          </table:table-cell>
          <table:table-cell office:value-type="float" office:value="2.49644288" calcext:value-type="float">
            <text:p>2.49644288</text:p>
          </table:table-cell>
          <table:table-cell office:value-type="float" office:value="11.12481536" calcext:value-type="float">
            <text:p>11.12481536</text:p>
          </table:table-cell>
          <table:table-cell office:value-type="float" office:value="15.425954816" calcext:value-type="float">
            <text:p>15.425954816</text:p>
          </table:table-cell>
        </table:table-row>
        <table:table-row table:style-name="ro1">
          <table:table-cell/>
          <table:table-cell office:value-type="float" office:value="0.009091328" calcext:value-type="float">
            <text:p>0.009091328</text:p>
          </table:table-cell>
          <table:table-cell office:value-type="float" office:value="0.006077952" calcext:value-type="float">
            <text:p>0.006077952</text:p>
          </table:table-cell>
          <table:table-cell office:value-type="float" office:value="0.0095104" calcext:value-type="float">
            <text:p>0.0095104</text:p>
          </table:table-cell>
          <table:table-cell office:value-type="float" office:value="0.03811712" calcext:value-type="float">
            <text:p>0.03811712</text:p>
          </table:table-cell>
          <table:table-cell office:value-type="float" office:value="0.339553536" calcext:value-type="float">
            <text:p>0.339553536</text:p>
          </table:table-cell>
          <table:table-cell office:value-type="float" office:value="1.648153344" calcext:value-type="float">
            <text:p>1.648153344</text:p>
          </table:table-cell>
          <table:table-cell office:value-type="float" office:value="2.669912064" calcext:value-type="float">
            <text:p>2.669912064</text:p>
          </table:table-cell>
          <table:table-cell office:value-type="float" office:value="1.829165056" calcext:value-type="float">
            <text:p>1.829165056</text:p>
          </table:table-cell>
          <table:table-cell office:value-type="float" office:value="2.866634752" calcext:value-type="float">
            <text:p>2.866634752</text:p>
          </table:table-cell>
          <table:table-cell office:value-type="float" office:value="2.14828416" calcext:value-type="float">
            <text:p>2.14828416</text:p>
          </table:table-cell>
          <table:table-cell office:value-type="float" office:value="3.767625472" calcext:value-type="float">
            <text:p>3.767625472</text:p>
          </table:table-cell>
          <table:table-cell office:value-type="float" office:value="2.496440064" calcext:value-type="float">
            <text:p>2.496440064</text:p>
          </table:table-cell>
          <table:table-cell office:value-type="float" office:value="11.124853248" calcext:value-type="float">
            <text:p>11.124853248</text:p>
          </table:table-cell>
          <table:table-cell office:value-type="float" office:value="15.42598272" calcext:value-type="float">
            <text:p>15.42598272</text:p>
          </table:table-cell>
        </table:table-row>
        <table:table-row table:style-name="ro1">
          <table:table-cell/>
          <table:table-cell office:value-type="float" office:value="0.006399232" calcext:value-type="float">
            <text:p>0.006399232</text:p>
          </table:table-cell>
          <table:table-cell office:value-type="float" office:value="0.005981952" calcext:value-type="float">
            <text:p>0.005981952</text:p>
          </table:table-cell>
          <table:table-cell office:value-type="float" office:value="0.009483776" calcext:value-type="float">
            <text:p>0.009483776</text:p>
          </table:table-cell>
          <table:table-cell office:value-type="float" office:value="0.037901056" calcext:value-type="float">
            <text:p>0.037901056</text:p>
          </table:table-cell>
          <table:table-cell office:value-type="float" office:value="0.339581952" calcext:value-type="float">
            <text:p>0.339581952</text:p>
          </table:table-cell>
          <table:table-cell office:value-type="float" office:value="1.648167168" calcext:value-type="float">
            <text:p>1.648167168</text:p>
          </table:table-cell>
          <table:table-cell office:value-type="float" office:value="2.669953792" calcext:value-type="float">
            <text:p>2.669953792</text:p>
          </table:table-cell>
          <table:table-cell office:value-type="float" office:value="1.829160448" calcext:value-type="float">
            <text:p>1.829160448</text:p>
          </table:table-cell>
          <table:table-cell office:value-type="float" office:value="2.866611968" calcext:value-type="float">
            <text:p>2.866611968</text:p>
          </table:table-cell>
          <table:table-cell office:value-type="float" office:value="2.103865344" calcext:value-type="float">
            <text:p>2.103865344</text:p>
          </table:table-cell>
          <table:table-cell office:value-type="float" office:value="3.767666432" calcext:value-type="float">
            <text:p>3.767666432</text:p>
          </table:table-cell>
          <table:table-cell office:value-type="float" office:value="2.496436992" calcext:value-type="float">
            <text:p>2.496436992</text:p>
          </table:table-cell>
          <table:table-cell office:value-type="float" office:value="11.12489088" calcext:value-type="float">
            <text:p>11.12489088</text:p>
          </table:table-cell>
          <table:table-cell office:value-type="float" office:value="15.45363328" calcext:value-type="float">
            <text:p>15.45363328</text:p>
          </table:table-cell>
        </table:table-row>
        <table:table-row table:style-name="ro1">
          <table:table-cell/>
          <table:table-cell office:value-type="float" office:value="0.007172096" calcext:value-type="float">
            <text:p>0.007172096</text:p>
          </table:table-cell>
          <table:table-cell office:value-type="float" office:value="0.00568832" calcext:value-type="float">
            <text:p>0.00568832</text:p>
          </table:table-cell>
          <table:table-cell office:value-type="float" office:value="0.009443328" calcext:value-type="float">
            <text:p>0.009443328</text:p>
          </table:table-cell>
          <table:table-cell office:value-type="float" office:value="0.038066176" calcext:value-type="float">
            <text:p>0.038066176</text:p>
          </table:table-cell>
          <table:table-cell office:value-type="float" office:value="0.339614976" calcext:value-type="float">
            <text:p>0.339614976</text:p>
          </table:table-cell>
          <table:table-cell office:value-type="float" office:value="1.648070656" calcext:value-type="float">
            <text:p>1.648070656</text:p>
          </table:table-cell>
          <table:table-cell office:value-type="float" office:value="2.6699968" calcext:value-type="float">
            <text:p>2.6699968</text:p>
          </table:table-cell>
          <table:table-cell office:value-type="float" office:value="1.829161472" calcext:value-type="float">
            <text:p>1.829161472</text:p>
          </table:table-cell>
          <table:table-cell office:value-type="float" office:value="2.866674688" calcext:value-type="float">
            <text:p>2.866674688</text:p>
          </table:table-cell>
          <table:table-cell office:value-type="float" office:value="2.038115072" calcext:value-type="float">
            <text:p>2.038115072</text:p>
          </table:table-cell>
          <table:table-cell office:value-type="float" office:value="3.767629824" calcext:value-type="float">
            <text:p>3.767629824</text:p>
          </table:table-cell>
          <table:table-cell office:value-type="float" office:value="2.49643648" calcext:value-type="float">
            <text:p>2.49643648</text:p>
          </table:table-cell>
          <table:table-cell office:value-type="float" office:value="11.12492928" calcext:value-type="float">
            <text:p>11.12492928</text:p>
          </table:table-cell>
          <table:table-cell office:value-type="float" office:value="15.453619968" calcext:value-type="float">
            <text:p>15.453619968</text:p>
          </table:table-cell>
        </table:table-row>
        <table:table-row table:style-name="ro1">
          <table:table-cell/>
          <table:table-cell office:value-type="float" office:value="0.006541312" calcext:value-type="float">
            <text:p>0.006541312</text:p>
          </table:table-cell>
          <table:table-cell office:value-type="float" office:value="0.007241728" calcext:value-type="float">
            <text:p>0.007241728</text:p>
          </table:table-cell>
          <table:table-cell office:value-type="float" office:value="0.009402624" calcext:value-type="float">
            <text:p>0.009402624</text:p>
          </table:table-cell>
          <table:table-cell office:value-type="float" office:value="0.038081792" calcext:value-type="float">
            <text:p>0.038081792</text:p>
          </table:table-cell>
          <table:table-cell office:value-type="float" office:value="0.339577856" calcext:value-type="float">
            <text:p>0.339577856</text:p>
          </table:table-cell>
          <table:table-cell office:value-type="float" office:value="1.630175232" calcext:value-type="float">
            <text:p>1.630175232</text:p>
          </table:table-cell>
          <table:table-cell office:value-type="float" office:value="2.670043392" calcext:value-type="float">
            <text:p>2.670043392</text:p>
          </table:table-cell>
          <table:table-cell office:value-type="float" office:value="1.747357696" calcext:value-type="float">
            <text:p>1.747357696</text:p>
          </table:table-cell>
          <table:table-cell office:value-type="float" office:value="2.896033024" calcext:value-type="float">
            <text:p>2.896033024</text:p>
          </table:table-cell>
          <table:table-cell office:value-type="float" office:value="2.038038016" calcext:value-type="float">
            <text:p>2.038038016</text:p>
          </table:table-cell>
          <table:table-cell office:value-type="float" office:value="3.767668736" calcext:value-type="float">
            <text:p>3.767668736</text:p>
          </table:table-cell>
          <table:table-cell office:value-type="float" office:value="2.496434432" calcext:value-type="float">
            <text:p>2.496434432</text:p>
          </table:table-cell>
          <table:table-cell office:value-type="float" office:value="11.124967424" calcext:value-type="float">
            <text:p>11.124967424</text:p>
          </table:table-cell>
          <table:table-cell office:value-type="float" office:value="14.865024768" calcext:value-type="float">
            <text:p>14.865024768</text:p>
          </table:table-cell>
        </table:table-row>
        <table:table-row table:style-name="ro1">
          <table:table-cell/>
          <table:table-cell office:value-type="float" office:value="0.005787392" calcext:value-type="float">
            <text:p>0.005787392</text:p>
          </table:table-cell>
          <table:table-cell office:value-type="float" office:value="0.002123008" calcext:value-type="float">
            <text:p>0.002123008</text:p>
          </table:table-cell>
          <table:table-cell office:value-type="float" office:value="0.00969088" calcext:value-type="float">
            <text:p>0.00969088</text:p>
          </table:table-cell>
          <table:table-cell office:value-type="float" office:value="0.038089728" calcext:value-type="float">
            <text:p>0.038089728</text:p>
          </table:table-cell>
          <table:table-cell office:value-type="float" office:value="0.339611904" calcext:value-type="float">
            <text:p>0.339611904</text:p>
          </table:table-cell>
          <table:table-cell office:value-type="float" office:value="1.652875776" calcext:value-type="float">
            <text:p>1.652875776</text:p>
          </table:table-cell>
          <table:table-cell office:value-type="float" office:value="2.670192384" calcext:value-type="float">
            <text:p>2.670192384</text:p>
          </table:table-cell>
          <table:table-cell office:value-type="float" office:value="1.747356416" calcext:value-type="float">
            <text:p>1.747356416</text:p>
          </table:table-cell>
          <table:table-cell office:value-type="float" office:value="2.891736576" calcext:value-type="float">
            <text:p>2.891736576</text:p>
          </table:table-cell>
          <table:table-cell office:value-type="float" office:value="2.038016768" calcext:value-type="float">
            <text:p>2.038016768</text:p>
          </table:table-cell>
          <table:table-cell office:value-type="float" office:value="3.767711232" calcext:value-type="float">
            <text:p>3.767711232</text:p>
          </table:table-cell>
          <table:table-cell office:value-type="float" office:value="2.4769792" calcext:value-type="float">
            <text:p>2.4769792</text:p>
          </table:table-cell>
          <table:table-cell office:value-type="float" office:value="11.12500608" calcext:value-type="float">
            <text:p>11.12500608</text:p>
          </table:table-cell>
          <table:table-cell office:value-type="float" office:value="14.86504832" calcext:value-type="float">
            <text:p>14.86504832</text:p>
          </table:table-cell>
        </table:table-row>
        <table:table-row table:style-name="ro1">
          <table:table-cell/>
          <table:table-cell office:value-type="float" office:value="0.005549312" calcext:value-type="float">
            <text:p>0.005549312</text:p>
          </table:table-cell>
          <table:table-cell office:value-type="float" office:value="0.006701056" calcext:value-type="float">
            <text:p>0.006701056</text:p>
          </table:table-cell>
          <table:table-cell office:value-type="float" office:value="0.008562176" calcext:value-type="float">
            <text:p>0.008562176</text:p>
          </table:table-cell>
          <table:table-cell office:value-type="float" office:value="0.036221696" calcext:value-type="float">
            <text:p>0.036221696</text:p>
          </table:table-cell>
          <table:table-cell office:value-type="float" office:value="0.339647744" calcext:value-type="float">
            <text:p>0.339647744</text:p>
          </table:table-cell>
          <table:table-cell office:value-type="float" office:value="1.648629504" calcext:value-type="float">
            <text:p>1.648629504</text:p>
          </table:table-cell>
          <table:table-cell office:value-type="float" office:value="2.670276608" calcext:value-type="float">
            <text:p>2.670276608</text:p>
          </table:table-cell>
          <table:table-cell office:value-type="float" office:value="1.747367168" calcext:value-type="float">
            <text:p>1.747367168</text:p>
          </table:table-cell>
          <table:table-cell office:value-type="float" office:value="2.891752704" calcext:value-type="float">
            <text:p>2.891752704</text:p>
          </table:table-cell>
          <table:table-cell office:value-type="float" office:value="2.026728704" calcext:value-type="float">
            <text:p>2.026728704</text:p>
          </table:table-cell>
          <table:table-cell office:value-type="float" office:value="3.767754752" calcext:value-type="float">
            <text:p>3.767754752</text:p>
          </table:table-cell>
          <table:table-cell office:value-type="float" office:value="2.476957696" calcext:value-type="float">
            <text:p>2.476957696</text:p>
          </table:table-cell>
          <table:table-cell office:value-type="float" office:value="11.125046528" calcext:value-type="float">
            <text:p>11.125046528</text:p>
          </table:table-cell>
          <table:table-cell office:value-type="float" office:value="15.165374464" calcext:value-type="float">
            <text:p>15.165374464</text:p>
          </table:table-cell>
        </table:table-row>
        <table:table-row table:style-name="ro1">
          <table:table-cell/>
          <table:table-cell office:value-type="float" office:value="0.005945344" calcext:value-type="float">
            <text:p>0.005945344</text:p>
          </table:table-cell>
          <table:table-cell office:value-type="float" office:value="0.005860608" calcext:value-type="float">
            <text:p>0.005860608</text:p>
          </table:table-cell>
          <table:table-cell office:value-type="float" office:value="0.008462592" calcext:value-type="float">
            <text:p>0.008462592</text:p>
          </table:table-cell>
          <table:table-cell office:value-type="float" office:value="0.03611136" calcext:value-type="float">
            <text:p>0.03611136</text:p>
          </table:table-cell>
          <table:table-cell office:value-type="float" office:value="0.339684864" calcext:value-type="float">
            <text:p>0.339684864</text:p>
          </table:table-cell>
          <table:table-cell office:value-type="float" office:value="1.655046656" calcext:value-type="float">
            <text:p>1.655046656</text:p>
          </table:table-cell>
          <table:table-cell office:value-type="float" office:value="2.670322432" calcext:value-type="float">
            <text:p>2.670322432</text:p>
          </table:table-cell>
          <table:table-cell office:value-type="float" office:value="1.747363072" calcext:value-type="float">
            <text:p>1.747363072</text:p>
          </table:table-cell>
          <table:table-cell office:value-type="float" office:value="2.891780864" calcext:value-type="float">
            <text:p>2.891780864</text:p>
          </table:table-cell>
          <table:table-cell office:value-type="float" office:value="2.026728704" calcext:value-type="float">
            <text:p>2.026728704</text:p>
          </table:table-cell>
          <table:table-cell office:value-type="float" office:value="3.767798528" calcext:value-type="float">
            <text:p>3.767798528</text:p>
          </table:table-cell>
          <table:table-cell office:value-type="float" office:value="2.47695488" calcext:value-type="float">
            <text:p>2.47695488</text:p>
          </table:table-cell>
          <table:table-cell office:value-type="float" office:value="11.125076736" calcext:value-type="float">
            <text:p>11.125076736</text:p>
          </table:table-cell>
          <table:table-cell office:value-type="float" office:value="15.10369536" calcext:value-type="float">
            <text:p>15.10369536</text:p>
          </table:table-cell>
        </table:table-row>
        <table:table-row table:style-name="ro1">
          <table:table-cell/>
          <table:table-cell office:value-type="float" office:value="0.005746176" calcext:value-type="float">
            <text:p>0.005746176</text:p>
          </table:table-cell>
          <table:table-cell office:value-type="float" office:value="0.006401536" calcext:value-type="float">
            <text:p>0.006401536</text:p>
          </table:table-cell>
          <table:table-cell office:value-type="float" office:value="0.008417536" calcext:value-type="float">
            <text:p>0.008417536</text:p>
          </table:table-cell>
          <table:table-cell office:value-type="float" office:value="0.03607808" calcext:value-type="float">
            <text:p>0.03607808</text:p>
          </table:table-cell>
          <table:table-cell office:value-type="float" office:value="0.33995264" calcext:value-type="float">
            <text:p>0.33995264</text:p>
          </table:table-cell>
          <table:table-cell office:value-type="float" office:value="1.655078912" calcext:value-type="float">
            <text:p>1.655078912</text:p>
          </table:table-cell>
          <table:table-cell office:value-type="float" office:value="2.670358528" calcext:value-type="float">
            <text:p>2.670358528</text:p>
          </table:table-cell>
          <table:table-cell office:value-type="float" office:value="1.74730496" calcext:value-type="float">
            <text:p>1.74730496</text:p>
          </table:table-cell>
          <table:table-cell office:value-type="float" office:value="2.891812096" calcext:value-type="float">
            <text:p>2.891812096</text:p>
          </table:table-cell>
          <table:table-cell office:value-type="float" office:value="2.026730752" calcext:value-type="float">
            <text:p>2.026730752</text:p>
          </table:table-cell>
          <table:table-cell office:value-type="float" office:value="3.767842816" calcext:value-type="float">
            <text:p>3.767842816</text:p>
          </table:table-cell>
          <table:table-cell office:value-type="float" office:value="2.476952832" calcext:value-type="float">
            <text:p>2.476952832</text:p>
          </table:table-cell>
          <table:table-cell office:value-type="float" office:value="11.125114112" calcext:value-type="float">
            <text:p>11.125114112</text:p>
          </table:table-cell>
          <table:table-cell office:value-type="float" office:value="15.1036032" calcext:value-type="float">
            <text:p>15.1036032</text:p>
          </table:table-cell>
        </table:table-row>
        <table:table-row table:style-name="ro1">
          <table:table-cell/>
          <table:table-cell office:value-type="float" office:value="0.005413632" calcext:value-type="float">
            <text:p>0.005413632</text:p>
          </table:table-cell>
          <table:table-cell office:value-type="float" office:value="0.006477312" calcext:value-type="float">
            <text:p>0.006477312</text:p>
          </table:table-cell>
          <table:table-cell office:value-type="float" office:value="0.008399616" calcext:value-type="float">
            <text:p>0.008399616</text:p>
          </table:table-cell>
          <table:table-cell office:value-type="float" office:value="0.035994368" calcext:value-type="float">
            <text:p>0.035994368</text:p>
          </table:table-cell>
          <table:table-cell office:value-type="float" office:value="0.339931648" calcext:value-type="float">
            <text:p>0.339931648</text:p>
          </table:table-cell>
          <table:table-cell office:value-type="float" office:value="1.65508736" calcext:value-type="float">
            <text:p>1.65508736</text:p>
          </table:table-cell>
          <table:table-cell office:value-type="float" office:value="2.670402048" calcext:value-type="float">
            <text:p>2.670402048</text:p>
          </table:table-cell>
          <table:table-cell office:value-type="float" office:value="1.777543168" calcext:value-type="float">
            <text:p>1.777543168</text:p>
          </table:table-cell>
          <table:table-cell office:value-type="float" office:value="2.891845376" calcext:value-type="float">
            <text:p>2.891845376</text:p>
          </table:table-cell>
          <table:table-cell office:value-type="float" office:value="2.026733056" calcext:value-type="float">
            <text:p>2.026733056</text:p>
          </table:table-cell>
          <table:table-cell office:value-type="float" office:value="3.76788608" calcext:value-type="float">
            <text:p>3.76788608</text:p>
          </table:table-cell>
          <table:table-cell office:value-type="float" office:value="2.476951296" calcext:value-type="float">
            <text:p>2.476951296</text:p>
          </table:table-cell>
          <table:table-cell office:value-type="float" office:value="11.12515328" calcext:value-type="float">
            <text:p>11.12515328</text:p>
          </table:table-cell>
          <table:table-cell office:value-type="float" office:value="15.103590144" calcext:value-type="float">
            <text:p>15.103590144</text:p>
          </table:table-cell>
        </table:table-row>
        <table:table-row table:style-name="ro1">
          <table:table-cell/>
          <table:table-cell office:value-type="float" office:value="0.006623488" calcext:value-type="float">
            <text:p>0.006623488</text:p>
          </table:table-cell>
          <table:table-cell office:value-type="float" office:value="0.010560512" calcext:value-type="float">
            <text:p>0.010560512</text:p>
          </table:table-cell>
          <table:table-cell office:value-type="float" office:value="0.009517056" calcext:value-type="float">
            <text:p>0.009517056</text:p>
          </table:table-cell>
          <table:table-cell office:value-type="float" office:value="0.03597312" calcext:value-type="float">
            <text:p>0.03597312</text:p>
          </table:table-cell>
          <table:table-cell office:value-type="float" office:value="0.33995392" calcext:value-type="float">
            <text:p>0.33995392</text:p>
          </table:table-cell>
          <table:table-cell office:value-type="float" office:value="1.655099648" calcext:value-type="float">
            <text:p>1.655099648</text:p>
          </table:table-cell>
          <table:table-cell office:value-type="float" office:value="2.670441472" calcext:value-type="float">
            <text:p>2.670441472</text:p>
          </table:table-cell>
          <table:table-cell office:value-type="float" office:value="1.817410304" calcext:value-type="float">
            <text:p>1.817410304</text:p>
          </table:table-cell>
          <table:table-cell office:value-type="float" office:value="2.891880192" calcext:value-type="float">
            <text:p>2.891880192</text:p>
          </table:table-cell>
          <table:table-cell office:value-type="float" office:value="2.001667584" calcext:value-type="float">
            <text:p>2.001667584</text:p>
          </table:table-cell>
          <table:table-cell office:value-type="float" office:value="3.767966976" calcext:value-type="float">
            <text:p>3.767966976</text:p>
          </table:table-cell>
          <table:table-cell office:value-type="float" office:value="2.47694976" calcext:value-type="float">
            <text:p>2.47694976</text:p>
          </table:table-cell>
          <table:table-cell office:value-type="float" office:value="11.125193984" calcext:value-type="float">
            <text:p>11.125193984</text:p>
          </table:table-cell>
          <table:table-cell office:value-type="float" office:value="15.8843328" calcext:value-type="float">
            <text:p>15.8843328</text:p>
          </table:table-cell>
        </table:table-row>
        <table:table-row table:style-name="ro1">
          <table:table-cell/>
          <table:table-cell office:value-type="float" office:value="0.005910016" calcext:value-type="float">
            <text:p>0.005910016</text:p>
          </table:table-cell>
          <table:table-cell office:value-type="float" office:value="0.005724672" calcext:value-type="float">
            <text:p>0.005724672</text:p>
          </table:table-cell>
          <table:table-cell office:value-type="float" office:value="0.013971456" calcext:value-type="float">
            <text:p>0.013971456</text:p>
          </table:table-cell>
          <table:table-cell office:value-type="float" office:value="0.030893568" calcext:value-type="float">
            <text:p>0.030893568</text:p>
          </table:table-cell>
          <table:table-cell office:value-type="float" office:value="0.338774528" calcext:value-type="float">
            <text:p>0.338774528</text:p>
          </table:table-cell>
          <table:table-cell office:value-type="float" office:value="1.659328768" calcext:value-type="float">
            <text:p>1.659328768</text:p>
          </table:table-cell>
          <table:table-cell office:value-type="float" office:value="2.670500352" calcext:value-type="float">
            <text:p>2.670500352</text:p>
          </table:table-cell>
          <table:table-cell office:value-type="float" office:value="1.829179904" calcext:value-type="float">
            <text:p>1.829179904</text:p>
          </table:table-cell>
          <table:table-cell office:value-type="float" office:value="2.890736896" calcext:value-type="float">
            <text:p>2.890736896</text:p>
          </table:table-cell>
          <table:table-cell office:value-type="float" office:value="2.0016768" calcext:value-type="float">
            <text:p>2.0016768</text:p>
          </table:table-cell>
          <table:table-cell office:value-type="float" office:value="3.768051456" calcext:value-type="float">
            <text:p>3.768051456</text:p>
          </table:table-cell>
          <table:table-cell office:value-type="float" office:value="2.47694848" calcext:value-type="float">
            <text:p>2.47694848</text:p>
          </table:table-cell>
          <table:table-cell office:value-type="float" office:value="11.125234944" calcext:value-type="float">
            <text:p>11.125234944</text:p>
          </table:table-cell>
          <table:table-cell office:value-type="float" office:value="15.884351744" calcext:value-type="float">
            <text:p>15.884351744</text:p>
          </table:table-cell>
        </table:table-row>
        <table:table-row table:style-name="ro1">
          <table:table-cell/>
          <table:table-cell office:value-type="float" office:value="0.00599808" calcext:value-type="float">
            <text:p>0.00599808</text:p>
          </table:table-cell>
          <table:table-cell office:value-type="float" office:value="0.007294464" calcext:value-type="float">
            <text:p>0.007294464</text:p>
          </table:table-cell>
          <table:table-cell office:value-type="float" office:value="0.017769216" calcext:value-type="float">
            <text:p>0.017769216</text:p>
          </table:table-cell>
          <table:table-cell office:value-type="float" office:value="0.030595328" calcext:value-type="float">
            <text:p>0.030595328</text:p>
          </table:table-cell>
          <table:table-cell office:value-type="float" office:value="0.338802944" calcext:value-type="float">
            <text:p>0.338802944</text:p>
          </table:table-cell>
          <table:table-cell office:value-type="float" office:value="1.659345152" calcext:value-type="float">
            <text:p>1.659345152</text:p>
          </table:table-cell>
          <table:table-cell office:value-type="float" office:value="2.670549504" calcext:value-type="float">
            <text:p>2.670549504</text:p>
          </table:table-cell>
          <table:table-cell office:value-type="float" office:value="1.747317248" calcext:value-type="float">
            <text:p>1.747317248</text:p>
          </table:table-cell>
          <table:table-cell office:value-type="float" office:value="2.890773504" calcext:value-type="float">
            <text:p>2.890773504</text:p>
          </table:table-cell>
          <table:table-cell office:value-type="float" office:value="2.131273728" calcext:value-type="float">
            <text:p>2.131273728</text:p>
          </table:table-cell>
          <table:table-cell office:value-type="float" office:value="3.932415744" calcext:value-type="float">
            <text:p>3.932415744</text:p>
          </table:table-cell>
          <table:table-cell office:value-type="float" office:value="2.476946944" calcext:value-type="float">
            <text:p>2.476946944</text:p>
          </table:table-cell>
          <table:table-cell office:value-type="float" office:value="11.12527616" calcext:value-type="float">
            <text:p>11.12527616</text:p>
          </table:table-cell>
          <table:table-cell office:value-type="float" office:value="15.884379392" calcext:value-type="float">
            <text:p>15.884379392</text:p>
          </table:table-cell>
        </table:table-row>
        <table:table-row table:style-name="ro1">
          <table:table-cell/>
          <table:table-cell office:value-type="float" office:value="0.005541888" calcext:value-type="float">
            <text:p>0.005541888</text:p>
          </table:table-cell>
          <table:table-cell office:value-type="float" office:value="0.006580992" calcext:value-type="float">
            <text:p>0.006580992</text:p>
          </table:table-cell>
          <table:table-cell office:value-type="float" office:value="0.018213888" calcext:value-type="float">
            <text:p>0.018213888</text:p>
          </table:table-cell>
          <table:table-cell office:value-type="float" office:value="0.030172672" calcext:value-type="float">
            <text:p>0.030172672</text:p>
          </table:table-cell>
          <table:table-cell office:value-type="float" office:value="0.3388352" calcext:value-type="float">
            <text:p>0.3388352</text:p>
          </table:table-cell>
          <table:table-cell office:value-type="float" office:value="1.659361792" calcext:value-type="float">
            <text:p>1.659361792</text:p>
          </table:table-cell>
          <table:table-cell office:value-type="float" office:value="2.670942464" calcext:value-type="float">
            <text:p>2.670942464</text:p>
          </table:table-cell>
          <table:table-cell office:value-type="float" office:value="1.829876992" calcext:value-type="float">
            <text:p>1.829876992</text:p>
          </table:table-cell>
          <table:table-cell office:value-type="float" office:value="2.890812672" calcext:value-type="float">
            <text:p>2.890812672</text:p>
          </table:table-cell>
          <table:table-cell office:value-type="float" office:value="2.10580736" calcext:value-type="float">
            <text:p>2.10580736</text:p>
          </table:table-cell>
          <table:table-cell office:value-type="float" office:value="3.932480512" calcext:value-type="float">
            <text:p>3.932480512</text:p>
          </table:table-cell>
          <table:table-cell office:value-type="float" office:value="2.476945408" calcext:value-type="float">
            <text:p>2.476945408</text:p>
          </table:table-cell>
          <table:table-cell office:value-type="float" office:value="11.125317376" calcext:value-type="float">
            <text:p>11.125317376</text:p>
          </table:table-cell>
          <table:table-cell office:value-type="float" office:value="15.884416256" calcext:value-type="float">
            <text:p>15.884416256</text:p>
          </table:table-cell>
        </table:table-row>
        <table:table-row table:style-name="ro1">
          <table:table-cell/>
          <table:table-cell office:value-type="float" office:value="0.005610752" calcext:value-type="float">
            <text:p>0.005610752</text:p>
          </table:table-cell>
          <table:table-cell office:value-type="float" office:value="0.006569216" calcext:value-type="float">
            <text:p>0.006569216</text:p>
          </table:table-cell>
          <table:table-cell office:value-type="float" office:value="0.018285056" calcext:value-type="float">
            <text:p>0.018285056</text:p>
          </table:table-cell>
          <table:table-cell office:value-type="float" office:value="0.029879808" calcext:value-type="float">
            <text:p>0.029879808</text:p>
          </table:table-cell>
          <table:table-cell office:value-type="float" office:value="0.338866432" calcext:value-type="float">
            <text:p>0.338866432</text:p>
          </table:table-cell>
          <table:table-cell office:value-type="float" office:value="1.66152576" calcext:value-type="float">
            <text:p>1.66152576</text:p>
          </table:table-cell>
          <table:table-cell office:value-type="float" office:value="2.670889216" calcext:value-type="float">
            <text:p>2.670889216</text:p>
          </table:table-cell>
          <table:table-cell office:value-type="float" office:value="1.829813248" calcext:value-type="float">
            <text:p>1.829813248</text:p>
          </table:table-cell>
          <table:table-cell office:value-type="float" office:value="2.890852352" calcext:value-type="float">
            <text:p>2.890852352</text:p>
          </table:table-cell>
          <table:table-cell office:value-type="float" office:value="2.105729536" calcext:value-type="float">
            <text:p>2.105729536</text:p>
          </table:table-cell>
          <table:table-cell office:value-type="float" office:value="3.932527104" calcext:value-type="float">
            <text:p>3.932527104</text:p>
          </table:table-cell>
          <table:table-cell office:value-type="float" office:value="2.476944896" calcext:value-type="float">
            <text:p>2.476944896</text:p>
          </table:table-cell>
          <table:table-cell office:value-type="float" office:value="11.125359104" calcext:value-type="float">
            <text:p>11.125359104</text:p>
          </table:table-cell>
          <table:table-cell office:value-type="float" office:value="13.008785408" calcext:value-type="float">
            <text:p>13.008785408</text:p>
          </table:table-cell>
        </table:table-row>
        <table:table-row table:style-name="ro1">
          <table:table-cell/>
          <table:table-cell office:value-type="float" office:value="0.008295168" calcext:value-type="float">
            <text:p>0.008295168</text:p>
          </table:table-cell>
          <table:table-cell office:value-type="float" office:value="0.00612096" calcext:value-type="float">
            <text:p>0.00612096</text:p>
          </table:table-cell>
          <table:table-cell office:value-type="float" office:value="0.018349568" calcext:value-type="float">
            <text:p>0.018349568</text:p>
          </table:table-cell>
          <table:table-cell office:value-type="float" office:value="0.029681408" calcext:value-type="float">
            <text:p>0.029681408</text:p>
          </table:table-cell>
          <table:table-cell office:value-type="float" office:value="0.338897152" calcext:value-type="float">
            <text:p>0.338897152</text:p>
          </table:table-cell>
          <table:table-cell office:value-type="float" office:value="1.681275392" calcext:value-type="float">
            <text:p>1.681275392</text:p>
          </table:table-cell>
          <table:table-cell office:value-type="float" office:value="2.67090816" calcext:value-type="float">
            <text:p>2.67090816</text:p>
          </table:table-cell>
          <table:table-cell office:value-type="float" office:value="1.829799168" calcext:value-type="float">
            <text:p>1.829799168</text:p>
          </table:table-cell>
          <table:table-cell office:value-type="float" office:value="2.890893824" calcext:value-type="float">
            <text:p>2.890893824</text:p>
          </table:table-cell>
          <table:table-cell office:value-type="float" office:value="2.105695488" calcext:value-type="float">
            <text:p>2.105695488</text:p>
          </table:table-cell>
          <table:table-cell office:value-type="float" office:value="3.932574208" calcext:value-type="float">
            <text:p>3.932574208</text:p>
          </table:table-cell>
          <table:table-cell office:value-type="float" office:value="2.51485696" calcext:value-type="float">
            <text:p>2.51485696</text:p>
          </table:table-cell>
          <table:table-cell office:value-type="float" office:value="11.125398784" calcext:value-type="float">
            <text:p>11.125398784</text:p>
          </table:table-cell>
          <table:table-cell office:value-type="float" office:value="13.538785536" calcext:value-type="float">
            <text:p>13.538785536</text:p>
          </table:table-cell>
        </table:table-row>
        <table:table-row table:style-name="ro1">
          <table:table-cell/>
          <table:table-cell office:value-type="float" office:value="0.006526208" calcext:value-type="float">
            <text:p>0.006526208</text:p>
          </table:table-cell>
          <table:table-cell office:value-type="float" office:value="0.005687808" calcext:value-type="float">
            <text:p>0.005687808</text:p>
          </table:table-cell>
          <table:table-cell office:value-type="float" office:value="0.018279424" calcext:value-type="float">
            <text:p>0.018279424</text:p>
          </table:table-cell>
          <table:table-cell office:value-type="float" office:value="0.0282368" calcext:value-type="float">
            <text:p>0.0282368</text:p>
          </table:table-cell>
          <table:table-cell office:value-type="float" office:value="0.338930176" calcext:value-type="float">
            <text:p>0.338930176</text:p>
          </table:table-cell>
          <table:table-cell office:value-type="float" office:value="1.691411712" calcext:value-type="float">
            <text:p>1.691411712</text:p>
          </table:table-cell>
          <table:table-cell office:value-type="float" office:value="2.673243392" calcext:value-type="float">
            <text:p>2.673243392</text:p>
          </table:table-cell>
          <table:table-cell office:value-type="float" office:value="1.818016256" calcext:value-type="float">
            <text:p>1.818016256</text:p>
          </table:table-cell>
          <table:table-cell office:value-type="float" office:value="2.892113152" calcext:value-type="float">
            <text:p>2.892113152</text:p>
          </table:table-cell>
          <table:table-cell office:value-type="float" office:value="2.105663232" calcext:value-type="float">
            <text:p>2.105663232</text:p>
          </table:table-cell>
          <table:table-cell office:value-type="float" office:value="3.932492288" calcext:value-type="float">
            <text:p>3.932492288</text:p>
          </table:table-cell>
          <table:table-cell office:value-type="float" office:value="2.49932544" calcext:value-type="float">
            <text:p>2.49932544</text:p>
          </table:table-cell>
          <table:table-cell office:value-type="float" office:value="11.180447744" calcext:value-type="float">
            <text:p>11.180447744</text:p>
          </table:table-cell>
          <table:table-cell office:value-type="float" office:value="13.538958336" calcext:value-type="float">
            <text:p>13.538958336</text:p>
          </table:table-cell>
        </table:table-row>
        <table:table-row table:style-name="ro1">
          <table:table-cell/>
          <table:table-cell office:value-type="float" office:value="0.005701632" calcext:value-type="float">
            <text:p>0.005701632</text:p>
          </table:table-cell>
          <table:table-cell office:value-type="float" office:value="0.006472192" calcext:value-type="float">
            <text:p>0.006472192</text:p>
          </table:table-cell>
          <table:table-cell office:value-type="float" office:value="0.018171904" calcext:value-type="float">
            <text:p>0.018171904</text:p>
          </table:table-cell>
          <table:table-cell office:value-type="float" office:value="0.028051968" calcext:value-type="float">
            <text:p>0.028051968</text:p>
          </table:table-cell>
          <table:table-cell office:value-type="float" office:value="0.3389632" calcext:value-type="float">
            <text:p>0.3389632</text:p>
          </table:table-cell>
          <table:table-cell office:value-type="float" office:value="1.6914112" calcext:value-type="float">
            <text:p>1.6914112</text:p>
          </table:table-cell>
          <table:table-cell office:value-type="float" office:value="2.673275648" calcext:value-type="float">
            <text:p>2.673275648</text:p>
          </table:table-cell>
          <table:table-cell office:value-type="float" office:value="1.818011136" calcext:value-type="float">
            <text:p>1.818011136</text:p>
          </table:table-cell>
          <table:table-cell office:value-type="float" office:value="2.890578432" calcext:value-type="float">
            <text:p>2.890578432</text:p>
          </table:table-cell>
          <table:table-cell office:value-type="float" office:value="2.105632256" calcext:value-type="float">
            <text:p>2.105632256</text:p>
          </table:table-cell>
          <table:table-cell office:value-type="float" office:value="3.957031168" calcext:value-type="float">
            <text:p>3.957031168</text:p>
          </table:table-cell>
          <table:table-cell office:value-type="float" office:value="2.49765504" calcext:value-type="float">
            <text:p>2.49765504</text:p>
          </table:table-cell>
          <table:table-cell office:value-type="float" office:value="11.180502784" calcext:value-type="float">
            <text:p>11.180502784</text:p>
          </table:table-cell>
          <table:table-cell office:value-type="float" office:value="13.53903488" calcext:value-type="float">
            <text:p>13.53903488</text:p>
          </table:table-cell>
        </table:table-row>
        <table:table-row table:style-name="ro1">
          <table:table-cell/>
          <table:table-cell office:value-type="float" office:value="0.006281472" calcext:value-type="float">
            <text:p>0.006281472</text:p>
          </table:table-cell>
          <table:table-cell office:value-type="float" office:value="0.007318528" calcext:value-type="float">
            <text:p>0.007318528</text:p>
          </table:table-cell>
          <table:table-cell office:value-type="float" office:value="0.018168064" calcext:value-type="float">
            <text:p>0.018168064</text:p>
          </table:table-cell>
          <table:table-cell office:value-type="float" office:value="0.027987456" calcext:value-type="float">
            <text:p>0.027987456</text:p>
          </table:table-cell>
          <table:table-cell office:value-type="float" office:value="0.339159552" calcext:value-type="float">
            <text:p>0.339159552</text:p>
          </table:table-cell>
          <table:table-cell office:value-type="float" office:value="1.691411968" calcext:value-type="float">
            <text:p>1.691411968</text:p>
          </table:table-cell>
          <table:table-cell office:value-type="float" office:value="2.673309696" calcext:value-type="float">
            <text:p>2.673309696</text:p>
          </table:table-cell>
          <table:table-cell office:value-type="float" office:value="1.818006528" calcext:value-type="float">
            <text:p>1.818006528</text:p>
          </table:table-cell>
          <table:table-cell office:value-type="float" office:value="2.890626816" calcext:value-type="float">
            <text:p>2.890626816</text:p>
          </table:table-cell>
          <table:table-cell office:value-type="float" office:value="2.149154304" calcext:value-type="float">
            <text:p>2.149154304</text:p>
          </table:table-cell>
          <table:table-cell office:value-type="float" office:value="3.95709568" calcext:value-type="float">
            <text:p>3.95709568</text:p>
          </table:table-cell>
          <table:table-cell office:value-type="float" office:value="2.497632" calcext:value-type="float">
            <text:p>2.497632</text:p>
          </table:table-cell>
          <table:table-cell office:value-type="float" office:value="11.18054784" calcext:value-type="float">
            <text:p>11.18054784</text:p>
          </table:table-cell>
          <table:table-cell office:value-type="float" office:value="13.539121152" calcext:value-type="float">
            <text:p>13.539121152</text:p>
          </table:table-cell>
        </table:table-row>
        <table:table-row table:style-name="ro1">
          <table:table-cell/>
          <table:table-cell office:value-type="float" office:value="0.008379392" calcext:value-type="float">
            <text:p>0.008379392</text:p>
          </table:table-cell>
          <table:table-cell office:value-type="float" office:value="0.007802368" calcext:value-type="float">
            <text:p>0.007802368</text:p>
          </table:table-cell>
          <table:table-cell office:value-type="float" office:value="0.01821824" calcext:value-type="float">
            <text:p>0.01821824</text:p>
          </table:table-cell>
          <table:table-cell office:value-type="float" office:value="0.027948032" calcext:value-type="float">
            <text:p>0.027948032</text:p>
          </table:table-cell>
          <table:table-cell office:value-type="float" office:value="0.339131648" calcext:value-type="float">
            <text:p>0.339131648</text:p>
          </table:table-cell>
          <table:table-cell office:value-type="float" office:value="1.697366528" calcext:value-type="float">
            <text:p>1.697366528</text:p>
          </table:table-cell>
          <table:table-cell office:value-type="float" office:value="2.673345024" calcext:value-type="float">
            <text:p>2.673345024</text:p>
          </table:table-cell>
          <table:table-cell office:value-type="float" office:value="1.829769984" calcext:value-type="float">
            <text:p>1.829769984</text:p>
          </table:table-cell>
          <table:table-cell office:value-type="float" office:value="2.89067776" calcext:value-type="float">
            <text:p>2.89067776</text:p>
          </table:table-cell>
          <table:table-cell office:value-type="float" office:value="2.149147136" calcext:value-type="float">
            <text:p>2.149147136</text:p>
          </table:table-cell>
          <table:table-cell office:value-type="float" office:value="3.957905152" calcext:value-type="float">
            <text:p>3.957905152</text:p>
          </table:table-cell>
          <table:table-cell office:value-type="float" office:value="2.497623552" calcext:value-type="float">
            <text:p>2.497623552</text:p>
          </table:table-cell>
          <table:table-cell office:value-type="float" office:value="11.18059264" calcext:value-type="float">
            <text:p>11.18059264</text:p>
          </table:table-cell>
          <table:table-cell office:value-type="float" office:value="13.932343552" calcext:value-type="float">
            <text:p>13.932343552</text:p>
          </table:table-cell>
        </table:table-row>
        <table:table-row table:style-name="ro1">
          <table:table-cell/>
          <table:table-cell office:value-type="float" office:value="0.00577024" calcext:value-type="float">
            <text:p>0.00577024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0.018277376" calcext:value-type="float">
            <text:p>0.018277376</text:p>
          </table:table-cell>
          <table:table-cell office:value-type="float" office:value="0.02782848" calcext:value-type="float">
            <text:p>0.02782848</text:p>
          </table:table-cell>
          <table:table-cell office:value-type="float" office:value="0.339150848" calcext:value-type="float">
            <text:p>0.339150848</text:p>
          </table:table-cell>
          <table:table-cell office:value-type="float" office:value="1.697408256" calcext:value-type="float">
            <text:p>1.697408256</text:p>
          </table:table-cell>
          <table:table-cell office:value-type="float" office:value="2.673395456" calcext:value-type="float">
            <text:p>2.673395456</text:p>
          </table:table-cell>
          <table:table-cell office:value-type="float" office:value="1.829761536" calcext:value-type="float">
            <text:p>1.829761536</text:p>
          </table:table-cell>
          <table:table-cell office:value-type="float" office:value="2.890731264" calcext:value-type="float">
            <text:p>2.890731264</text:p>
          </table:table-cell>
          <table:table-cell office:value-type="float" office:value="2.105547008" calcext:value-type="float">
            <text:p>2.105547008</text:p>
          </table:table-cell>
          <table:table-cell office:value-type="float" office:value="3.95769216" calcext:value-type="float">
            <text:p>3.95769216</text:p>
          </table:table-cell>
          <table:table-cell office:value-type="float" office:value="2.497616896" calcext:value-type="float">
            <text:p>2.497616896</text:p>
          </table:table-cell>
          <table:table-cell office:value-type="float" office:value="11.180637184" calcext:value-type="float">
            <text:p>11.180637184</text:p>
          </table:table-cell>
          <table:table-cell office:value-type="float" office:value="15.169885952" calcext:value-type="float">
            <text:p>15.169885952</text:p>
          </table:table-cell>
        </table:table-row>
        <table:table-row table:style-name="ro1">
          <table:table-cell/>
          <table:table-cell office:value-type="float" office:value="0.006977536" calcext:value-type="float">
            <text:p>0.006977536</text:p>
          </table:table-cell>
          <table:table-cell office:value-type="float" office:value="0.00606208" calcext:value-type="float">
            <text:p>0.00606208</text:p>
          </table:table-cell>
          <table:table-cell office:value-type="float" office:value="0.018607616" calcext:value-type="float">
            <text:p>0.018607616</text:p>
          </table:table-cell>
          <table:table-cell office:value-type="float" office:value="0.026178304" calcext:value-type="float">
            <text:p>0.026178304</text:p>
          </table:table-cell>
          <table:table-cell office:value-type="float" office:value="0.337831936" calcext:value-type="float">
            <text:p>0.337831936</text:p>
          </table:table-cell>
          <table:table-cell office:value-type="float" office:value="1.687288576" calcext:value-type="float">
            <text:p>1.687288576</text:p>
          </table:table-cell>
          <table:table-cell office:value-type="float" office:value="2.673453824" calcext:value-type="float">
            <text:p>2.673453824</text:p>
          </table:table-cell>
          <table:table-cell office:value-type="float" office:value="1.82975488" calcext:value-type="float">
            <text:p>1.82975488</text:p>
          </table:table-cell>
          <table:table-cell office:value-type="float" office:value="2.890787584" calcext:value-type="float">
            <text:p>2.890787584</text:p>
          </table:table-cell>
          <table:table-cell office:value-type="float" office:value="2.105520896" calcext:value-type="float">
            <text:p>2.105520896</text:p>
          </table:table-cell>
          <table:table-cell office:value-type="float" office:value="3.957696" calcext:value-type="float">
            <text:p>3.957696</text:p>
          </table:table-cell>
          <table:table-cell office:value-type="float" office:value="2.609499136" calcext:value-type="float">
            <text:p>2.609499136</text:p>
          </table:table-cell>
          <table:table-cell office:value-type="float" office:value="11.180681984" calcext:value-type="float">
            <text:p>11.180681984</text:p>
          </table:table-cell>
          <table:table-cell office:value-type="float" office:value="15.169902592" calcext:value-type="float">
            <text:p>15.169902592</text:p>
          </table:table-cell>
        </table:table-row>
        <table:table-row table:style-name="ro1">
          <table:table-cell/>
          <table:table-cell office:value-type="float" office:value="0.008847872" calcext:value-type="float">
            <text:p>0.008847872</text:p>
          </table:table-cell>
          <table:table-cell office:value-type="float" office:value="0.005818624" calcext:value-type="float">
            <text:p>0.005818624</text:p>
          </table:table-cell>
          <table:table-cell office:value-type="float" office:value="0.018600448" calcext:value-type="float">
            <text:p>0.018600448</text:p>
          </table:table-cell>
          <table:table-cell office:value-type="float" office:value="0.026068992" calcext:value-type="float">
            <text:p>0.026068992</text:p>
          </table:table-cell>
          <table:table-cell office:value-type="float" office:value="0.337865984" calcext:value-type="float">
            <text:p>0.337865984</text:p>
          </table:table-cell>
          <table:table-cell office:value-type="float" office:value="1.687294208" calcext:value-type="float">
            <text:p>1.687294208</text:p>
          </table:table-cell>
          <table:table-cell office:value-type="float" office:value="2.673866496" calcext:value-type="float">
            <text:p>2.673866496</text:p>
          </table:table-cell>
          <table:table-cell office:value-type="float" office:value="1.82974976" calcext:value-type="float">
            <text:p>1.82974976</text:p>
          </table:table-cell>
          <table:table-cell office:value-type="float" office:value="2.890849024" calcext:value-type="float">
            <text:p>2.890849024</text:p>
          </table:table-cell>
          <table:table-cell office:value-type="float" office:value="2.027609088" calcext:value-type="float">
            <text:p>2.027609088</text:p>
          </table:table-cell>
          <table:table-cell office:value-type="float" office:value="3.957724928" calcext:value-type="float">
            <text:p>3.957724928</text:p>
          </table:table-cell>
          <table:table-cell office:value-type="float" office:value="2.60950144" calcext:value-type="float">
            <text:p>2.60950144</text:p>
          </table:table-cell>
          <table:table-cell office:value-type="float" office:value="11.18072704" calcext:value-type="float">
            <text:p>11.18072704</text:p>
          </table:table-cell>
          <table:table-cell office:value-type="float" office:value="14.43018752" calcext:value-type="float">
            <text:p>14.43018752</text:p>
          </table:table-cell>
        </table:table-row>
        <table:table-row table:style-name="ro1">
          <table:table-cell/>
          <table:table-cell office:value-type="float" office:value="0.0058304" calcext:value-type="float">
            <text:p>0.0058304</text:p>
          </table:table-cell>
          <table:table-cell office:value-type="float" office:value="0.014549504" calcext:value-type="float">
            <text:p>0.014549504</text:p>
          </table:table-cell>
          <table:table-cell office:value-type="float" office:value="0.018635776" calcext:value-type="float">
            <text:p>0.018635776</text:p>
          </table:table-cell>
          <table:table-cell office:value-type="float" office:value="0.026043648" calcext:value-type="float">
            <text:p>0.026043648</text:p>
          </table:table-cell>
          <table:table-cell office:value-type="float" office:value="0.337886208" calcext:value-type="float">
            <text:p>0.337886208</text:p>
          </table:table-cell>
          <table:table-cell office:value-type="float" office:value="1.687297792" calcext:value-type="float">
            <text:p>1.687297792</text:p>
          </table:table-cell>
          <table:table-cell office:value-type="float" office:value="2.774131968" calcext:value-type="float">
            <text:p>2.774131968</text:p>
          </table:table-cell>
          <table:table-cell office:value-type="float" office:value="1.82974464" calcext:value-type="float">
            <text:p>1.82974464</text:p>
          </table:table-cell>
          <table:table-cell office:value-type="float" office:value="2.890921728" calcext:value-type="float">
            <text:p>2.890921728</text:p>
          </table:table-cell>
          <table:table-cell office:value-type="float" office:value="2.027608832" calcext:value-type="float">
            <text:p>2.027608832</text:p>
          </table:table-cell>
          <table:table-cell office:value-type="float" office:value="3.95775872" calcext:value-type="float">
            <text:p>3.95775872</text:p>
          </table:table-cell>
          <table:table-cell office:value-type="float" office:value="2.609505536" calcext:value-type="float">
            <text:p>2.609505536</text:p>
          </table:table-cell>
          <table:table-cell office:value-type="float" office:value="11.261154048" calcext:value-type="float">
            <text:p>11.261154048</text:p>
          </table:table-cell>
          <table:table-cell office:value-type="float" office:value="14.430217216" calcext:value-type="float">
            <text:p>14.430217216</text:p>
          </table:table-cell>
        </table:table-row>
        <table:table-row table:style-name="ro1">
          <table:table-cell/>
          <table:table-cell office:value-type="float" office:value="0.009086208" calcext:value-type="float">
            <text:p>0.009086208</text:p>
          </table:table-cell>
          <table:table-cell office:value-type="float" office:value="0.006209792" calcext:value-type="float">
            <text:p>0.006209792</text:p>
          </table:table-cell>
          <table:table-cell office:value-type="float" office:value="0.018685696" calcext:value-type="float">
            <text:p>0.018685696</text:p>
          </table:table-cell>
          <table:table-cell office:value-type="float" office:value="0.026023424" calcext:value-type="float">
            <text:p>0.026023424</text:p>
          </table:table-cell>
          <table:table-cell office:value-type="float" office:value="0.337914368" calcext:value-type="float">
            <text:p>0.337914368</text:p>
          </table:table-cell>
          <table:table-cell office:value-type="float" office:value="1.675597056" calcext:value-type="float">
            <text:p>1.675597056</text:p>
          </table:table-cell>
          <table:table-cell office:value-type="float" office:value="2.774198784" calcext:value-type="float">
            <text:p>2.774198784</text:p>
          </table:table-cell>
          <table:table-cell office:value-type="float" office:value="1.752399616" calcext:value-type="float">
            <text:p>1.752399616</text:p>
          </table:table-cell>
          <table:table-cell office:value-type="float" office:value="2.891587328" calcext:value-type="float">
            <text:p>2.891587328</text:p>
          </table:table-cell>
          <table:table-cell office:value-type="float" office:value="2.085773824" calcext:value-type="float">
            <text:p>2.085773824</text:p>
          </table:table-cell>
          <table:table-cell office:value-type="float" office:value="3.957793536" calcext:value-type="float">
            <text:p>3.957793536</text:p>
          </table:table-cell>
          <table:table-cell office:value-type="float" office:value="2.609509376" calcext:value-type="float">
            <text:p>2.609509376</text:p>
          </table:table-cell>
          <table:table-cell office:value-type="float" office:value="11.26139392" calcext:value-type="float">
            <text:p>11.26139392</text:p>
          </table:table-cell>
          <table:table-cell office:value-type="float" office:value="14.744214272" calcext:value-type="float">
            <text:p>14.744214272</text:p>
          </table:table-cell>
        </table:table-row>
        <table:table-row table:style-name="ro1">
          <table:table-cell/>
          <table:table-cell office:value-type="float" office:value="0.006374912" calcext:value-type="float">
            <text:p>0.006374912</text:p>
          </table:table-cell>
          <table:table-cell office:value-type="float" office:value="0.006089216" calcext:value-type="float">
            <text:p>0.006089216</text:p>
          </table:table-cell>
          <table:table-cell office:value-type="float" office:value="0.018733824" calcext:value-type="float">
            <text:p>0.018733824</text:p>
          </table:table-cell>
          <table:table-cell office:value-type="float" office:value="0.02600576" calcext:value-type="float">
            <text:p>0.02600576</text:p>
          </table:table-cell>
          <table:table-cell office:value-type="float" office:value="0.337943552" calcext:value-type="float">
            <text:p>0.337943552</text:p>
          </table:table-cell>
          <table:table-cell office:value-type="float" office:value="1.706830336" calcext:value-type="float">
            <text:p>1.706830336</text:p>
          </table:table-cell>
          <table:table-cell office:value-type="float" office:value="2.77425408" calcext:value-type="float">
            <text:p>2.77425408</text:p>
          </table:table-cell>
          <table:table-cell office:value-type="float" office:value="1.777987072" calcext:value-type="float">
            <text:p>1.777987072</text:p>
          </table:table-cell>
          <table:table-cell office:value-type="float" office:value="2.891556352" calcext:value-type="float">
            <text:p>2.891556352</text:p>
          </table:table-cell>
          <table:table-cell office:value-type="float" office:value="2.085781248" calcext:value-type="float">
            <text:p>2.085781248</text:p>
          </table:table-cell>
          <table:table-cell office:value-type="float" office:value="3.991988992" calcext:value-type="float">
            <text:p>3.991988992</text:p>
          </table:table-cell>
          <table:table-cell office:value-type="float" office:value="2.609514752" calcext:value-type="float">
            <text:p>2.609514752</text:p>
          </table:table-cell>
          <table:table-cell office:value-type="float" office:value="11.261448192" calcext:value-type="float">
            <text:p>11.261448192</text:p>
          </table:table-cell>
          <table:table-cell office:value-type="float" office:value="14.744263168" calcext:value-type="float">
            <text:p>14.744263168</text:p>
          </table:table-cell>
        </table:table-row>
        <table:table-row table:style-name="ro1">
          <table:table-cell/>
          <table:table-cell office:value-type="float" office:value="0.006204928" calcext:value-type="float">
            <text:p>0.006204928</text:p>
          </table:table-cell>
          <table:table-cell office:value-type="float" office:value="0.005982976" calcext:value-type="float">
            <text:p>0.005982976</text:p>
          </table:table-cell>
          <table:table-cell office:value-type="float" office:value="0.018062848" calcext:value-type="float">
            <text:p>0.018062848</text:p>
          </table:table-cell>
          <table:table-cell office:value-type="float" office:value="0.019746304" calcext:value-type="float">
            <text:p>0.019746304</text:p>
          </table:table-cell>
          <table:table-cell office:value-type="float" office:value="0.337971968" calcext:value-type="float">
            <text:p>0.337971968</text:p>
          </table:table-cell>
          <table:table-cell office:value-type="float" office:value="1.769537536" calcext:value-type="float">
            <text:p>1.769537536</text:p>
          </table:table-cell>
          <table:table-cell office:value-type="float" office:value="2.774311424" calcext:value-type="float">
            <text:p>2.774311424</text:p>
          </table:table-cell>
          <table:table-cell office:value-type="float" office:value="1.817986304" calcext:value-type="float">
            <text:p>1.817986304</text:p>
          </table:table-cell>
          <table:table-cell office:value-type="float" office:value="2.891577856" calcext:value-type="float">
            <text:p>2.891577856</text:p>
          </table:table-cell>
          <table:table-cell office:value-type="float" office:value="2.06063744" calcext:value-type="float">
            <text:p>2.06063744</text:p>
          </table:table-cell>
          <table:table-cell office:value-type="float" office:value="3.992041984" calcext:value-type="float">
            <text:p>3.992041984</text:p>
          </table:table-cell>
          <table:table-cell office:value-type="float" office:value="2.680759552" calcext:value-type="float">
            <text:p>2.680759552</text:p>
          </table:table-cell>
          <table:table-cell office:value-type="float" office:value="11.261479424" calcext:value-type="float">
            <text:p>11.261479424</text:p>
          </table:table-cell>
          <table:table-cell office:value-type="float" office:value="16.004571392" calcext:value-type="float">
            <text:p>16.004571392</text:p>
          </table:table-cell>
        </table:table-row>
        <table:table-row table:style-name="ro1">
          <table:table-cell/>
          <table:table-cell office:value-type="float" office:value="0.00599424" calcext:value-type="float">
            <text:p>0.00599424</text:p>
          </table:table-cell>
          <table:table-cell office:value-type="float" office:value="0.0064832" calcext:value-type="float">
            <text:p>0.0064832</text:p>
          </table:table-cell>
          <table:table-cell office:value-type="float" office:value="0.017943808" calcext:value-type="float">
            <text:p>0.017943808</text:p>
          </table:table-cell>
          <table:table-cell office:value-type="float" office:value="0.019624192" calcext:value-type="float">
            <text:p>0.019624192</text:p>
          </table:table-cell>
          <table:table-cell office:value-type="float" office:value="0.337998336" calcext:value-type="float">
            <text:p>0.337998336</text:p>
          </table:table-cell>
          <table:table-cell office:value-type="float" office:value="1.769541888" calcext:value-type="float">
            <text:p>1.769541888</text:p>
          </table:table-cell>
          <table:table-cell office:value-type="float" office:value="2.774366976" calcext:value-type="float">
            <text:p>2.774366976</text:p>
          </table:table-cell>
          <table:table-cell office:value-type="float" office:value="1.829749504" calcext:value-type="float">
            <text:p>1.829749504</text:p>
          </table:table-cell>
          <table:table-cell office:value-type="float" office:value="2.891606016" calcext:value-type="float">
            <text:p>2.891606016</text:p>
          </table:table-cell>
          <table:table-cell office:value-type="float" office:value="2.060641792" calcext:value-type="float">
            <text:p>2.060641792</text:p>
          </table:table-cell>
          <table:table-cell office:value-type="float" office:value="3.9920832" calcext:value-type="float">
            <text:p>3.9920832</text:p>
          </table:table-cell>
          <table:table-cell office:value-type="float" office:value="2.680738304" calcext:value-type="float">
            <text:p>2.680738304</text:p>
          </table:table-cell>
          <table:table-cell office:value-type="float" office:value="11.26150912" calcext:value-type="float">
            <text:p>11.26150912</text:p>
          </table:table-cell>
          <table:table-cell office:value-type="float" office:value="16.004503808" calcext:value-type="float">
            <text:p>16.004503808</text:p>
          </table:table-cell>
        </table:table-row>
        <table:table-row table:style-name="ro1">
          <table:table-cell/>
          <table:table-cell office:value-type="float" office:value="0.008124416" calcext:value-type="float">
            <text:p>0.008124416</text:p>
          </table:table-cell>
          <table:table-cell office:value-type="float" office:value="0.007928832" calcext:value-type="float">
            <text:p>0.007928832</text:p>
          </table:table-cell>
          <table:table-cell office:value-type="float" office:value="0.017768704" calcext:value-type="float">
            <text:p>0.017768704</text:p>
          </table:table-cell>
          <table:table-cell office:value-type="float" office:value="0.019597568" calcext:value-type="float">
            <text:p>0.019597568</text:p>
          </table:table-cell>
          <table:table-cell office:value-type="float" office:value="0.338207232" calcext:value-type="float">
            <text:p>0.338207232</text:p>
          </table:table-cell>
          <table:table-cell office:value-type="float" office:value="1.769540096" calcext:value-type="float">
            <text:p>1.769540096</text:p>
          </table:table-cell>
          <table:table-cell office:value-type="float" office:value="2.774611456" calcext:value-type="float">
            <text:p>2.774611456</text:p>
          </table:table-cell>
          <table:table-cell office:value-type="float" office:value="1.818728704" calcext:value-type="float">
            <text:p>1.818728704</text:p>
          </table:table-cell>
          <table:table-cell office:value-type="float" office:value="2.891636736" calcext:value-type="float">
            <text:p>2.891636736</text:p>
          </table:table-cell>
          <table:table-cell office:value-type="float" office:value="2.060647168" calcext:value-type="float">
            <text:p>2.060647168</text:p>
          </table:table-cell>
          <table:table-cell office:value-type="float" office:value="3.992123392" calcext:value-type="float">
            <text:p>3.992123392</text:p>
          </table:table-cell>
          <table:table-cell office:value-type="float" office:value="2.680717568" calcext:value-type="float">
            <text:p>2.680717568</text:p>
          </table:table-cell>
          <table:table-cell office:value-type="float" office:value="11.261538304" calcext:value-type="float">
            <text:p>11.261538304</text:p>
          </table:table-cell>
          <table:table-cell office:value-type="float" office:value="16.00442496" calcext:value-type="float">
            <text:p>16.00442496</text:p>
          </table:table-cell>
        </table:table-row>
        <table:table-row table:style-name="ro1">
          <table:table-cell/>
          <table:table-cell office:value-type="float" office:value="0.00705408" calcext:value-type="float">
            <text:p>0.00705408</text:p>
          </table:table-cell>
          <table:table-cell office:value-type="float" office:value="0.010299648" calcext:value-type="float">
            <text:p>0.010299648</text:p>
          </table:table-cell>
          <table:table-cell office:value-type="float" office:value="0.01781504" calcext:value-type="float">
            <text:p>0.01781504</text:p>
          </table:table-cell>
          <table:table-cell office:value-type="float" office:value="0.019622656" calcext:value-type="float">
            <text:p>0.019622656</text:p>
          </table:table-cell>
          <table:table-cell office:value-type="float" office:value="0.338179072" calcext:value-type="float">
            <text:p>0.338179072</text:p>
          </table:table-cell>
          <table:table-cell office:value-type="float" office:value="1.769536768" calcext:value-type="float">
            <text:p>1.769536768</text:p>
          </table:table-cell>
          <table:table-cell office:value-type="float" office:value="2.774653184" calcext:value-type="float">
            <text:p>2.774653184</text:p>
          </table:table-cell>
          <table:table-cell office:value-type="float" office:value="1.874568448" calcext:value-type="float">
            <text:p>1.874568448</text:p>
          </table:table-cell>
          <table:table-cell office:value-type="float" office:value="2.891667968" calcext:value-type="float">
            <text:p>2.891667968</text:p>
          </table:table-cell>
          <table:table-cell office:value-type="float" office:value="2.060697344" calcext:value-type="float">
            <text:p>2.060697344</text:p>
          </table:table-cell>
          <table:table-cell office:value-type="float" office:value="3.992162048" calcext:value-type="float">
            <text:p>3.992162048</text:p>
          </table:table-cell>
          <table:table-cell office:value-type="float" office:value="2.680696832" calcext:value-type="float">
            <text:p>2.680696832</text:p>
          </table:table-cell>
          <table:table-cell office:value-type="float" office:value="11.26156928" calcext:value-type="float">
            <text:p>11.26156928</text:p>
          </table:table-cell>
          <table:table-cell office:value-type="float" office:value="16.004445696" calcext:value-type="float">
            <text:p>16.004445696</text:p>
          </table:table-cell>
        </table:table-row>
        <table:table-row table:style-name="ro1">
          <table:table-cell/>
          <table:table-cell office:value-type="float" office:value="0.005774336" calcext:value-type="float">
            <text:p>0.005774336</text:p>
          </table:table-cell>
          <table:table-cell office:value-type="float" office:value="0.003282176" calcext:value-type="float">
            <text:p>0.003282176</text:p>
          </table:table-cell>
          <table:table-cell office:value-type="float" office:value="0.0179328" calcext:value-type="float">
            <text:p>0.0179328</text:p>
          </table:table-cell>
          <table:table-cell office:value-type="float" office:value="0.019561984" calcext:value-type="float">
            <text:p>0.019561984</text:p>
          </table:table-cell>
          <table:table-cell office:value-type="float" office:value="0.338198528" calcext:value-type="float">
            <text:p>0.338198528</text:p>
          </table:table-cell>
          <table:table-cell office:value-type="float" office:value="1.769533952" calcext:value-type="float">
            <text:p>1.769533952</text:p>
          </table:table-cell>
          <table:table-cell office:value-type="float" office:value="2.77468032" calcext:value-type="float">
            <text:p>2.77468032</text:p>
          </table:table-cell>
          <table:table-cell office:value-type="float" office:value="1.874558976" calcext:value-type="float">
            <text:p>1.874558976</text:p>
          </table:table-cell>
          <table:table-cell office:value-type="float" office:value="2.891700992" calcext:value-type="float">
            <text:p>2.891700992</text:p>
          </table:table-cell>
          <table:table-cell office:value-type="float" office:value="2.205762816" calcext:value-type="float">
            <text:p>2.205762816</text:p>
          </table:table-cell>
          <table:table-cell office:value-type="float" office:value="3.992199936" calcext:value-type="float">
            <text:p>3.992199936</text:p>
          </table:table-cell>
          <table:table-cell office:value-type="float" office:value="2.680676352" calcext:value-type="float">
            <text:p>2.680676352</text:p>
          </table:table-cell>
          <table:table-cell office:value-type="float" office:value="11.261600256" calcext:value-type="float">
            <text:p>11.261600256</text:p>
          </table:table-cell>
          <table:table-cell office:value-type="float" office:value="15.92267008" calcext:value-type="float">
            <text:p>15.92267008</text:p>
          </table:table-cell>
        </table:table-row>
        <table:table-row table:style-name="ro1">
          <table:table-cell/>
          <table:table-cell office:value-type="float" office:value="0.006812928" calcext:value-type="float">
            <text:p>0.006812928</text:p>
          </table:table-cell>
          <table:table-cell office:value-type="float" office:value="0.007041792" calcext:value-type="float">
            <text:p>0.007041792</text:p>
          </table:table-cell>
          <table:table-cell office:value-type="float" office:value="0.017909248" calcext:value-type="float">
            <text:p>0.017909248</text:p>
          </table:table-cell>
          <table:table-cell office:value-type="float" office:value="0.0181312" calcext:value-type="float">
            <text:p>0.0181312</text:p>
          </table:table-cell>
          <table:table-cell office:value-type="float" office:value="0.331335936" calcext:value-type="float">
            <text:p>0.331335936</text:p>
          </table:table-cell>
          <table:table-cell office:value-type="float" office:value="1.781557248" calcext:value-type="float">
            <text:p>1.781557248</text:p>
          </table:table-cell>
          <table:table-cell office:value-type="float" office:value="2.773187072" calcext:value-type="float">
            <text:p>2.773187072</text:p>
          </table:table-cell>
          <table:table-cell office:value-type="float" office:value="1.834693632" calcext:value-type="float">
            <text:p>1.834693632</text:p>
          </table:table-cell>
          <table:table-cell office:value-type="float" office:value="2.888845056" calcext:value-type="float">
            <text:p>2.888845056</text:p>
          </table:table-cell>
          <table:table-cell office:value-type="float" office:value="2.205811712" calcext:value-type="float">
            <text:p>2.205811712</text:p>
          </table:table-cell>
          <table:table-cell office:value-type="float" office:value="4.036346112" calcext:value-type="float">
            <text:p>4.036346112</text:p>
          </table:table-cell>
          <table:table-cell office:value-type="float" office:value="2.680656896" calcext:value-type="float">
            <text:p>2.680656896</text:p>
          </table:table-cell>
          <table:table-cell office:value-type="float" office:value="11.261630976" calcext:value-type="float">
            <text:p>11.261630976</text:p>
          </table:table-cell>
          <table:table-cell office:value-type="float" office:value="15.92266624" calcext:value-type="float">
            <text:p>15.92266624</text:p>
          </table:table-cell>
        </table:table-row>
        <table:table-row table:style-name="ro1">
          <table:table-cell/>
          <table:table-cell office:value-type="float" office:value="0.007533056" calcext:value-type="float">
            <text:p>0.007533056</text:p>
          </table:table-cell>
          <table:table-cell office:value-type="float" office:value="0.005972736" calcext:value-type="float">
            <text:p>0.005972736</text:p>
          </table:table-cell>
          <table:table-cell office:value-type="float" office:value="0.017842432" calcext:value-type="float">
            <text:p>0.017842432</text:p>
          </table:table-cell>
          <table:table-cell office:value-type="float" office:value="0.017969664" calcext:value-type="float">
            <text:p>0.017969664</text:p>
          </table:table-cell>
          <table:table-cell office:value-type="float" office:value="0.331368192" calcext:value-type="float">
            <text:p>0.331368192</text:p>
          </table:table-cell>
          <table:table-cell office:value-type="float" office:value="1.784889088" calcext:value-type="float">
            <text:p>1.784889088</text:p>
          </table:table-cell>
          <table:table-cell office:value-type="float" office:value="2.774390272" calcext:value-type="float">
            <text:p>2.774390272</text:p>
          </table:table-cell>
          <table:table-cell office:value-type="float" office:value="1.834691584" calcext:value-type="float">
            <text:p>1.834691584</text:p>
          </table:table-cell>
          <table:table-cell office:value-type="float" office:value="2.888868352" calcext:value-type="float">
            <text:p>2.888868352</text:p>
          </table:table-cell>
          <table:table-cell office:value-type="float" office:value="2.08684032" calcext:value-type="float">
            <text:p>2.08684032</text:p>
          </table:table-cell>
          <table:table-cell office:value-type="float" office:value="4.036383744" calcext:value-type="float">
            <text:p>4.036383744</text:p>
          </table:table-cell>
          <table:table-cell office:value-type="float" office:value="2.680628224" calcext:value-type="float">
            <text:p>2.680628224</text:p>
          </table:table-cell>
          <table:table-cell office:value-type="float" office:value="11.26166272" calcext:value-type="float">
            <text:p>11.26166272</text:p>
          </table:table-cell>
          <table:table-cell office:value-type="float" office:value="15.922686464" calcext:value-type="float">
            <text:p>15.922686464</text:p>
          </table:table-cell>
        </table:table-row>
        <table:table-row table:style-name="ro1">
          <table:table-cell/>
          <table:table-cell office:value-type="float" office:value="0.00733184" calcext:value-type="float">
            <text:p>0.00733184</text:p>
          </table:table-cell>
          <table:table-cell office:value-type="float" office:value="0.006706944" calcext:value-type="float">
            <text:p>0.006706944</text:p>
          </table:table-cell>
          <table:table-cell office:value-type="float" office:value="0.0179072" calcext:value-type="float">
            <text:p>0.0179072</text:p>
          </table:table-cell>
          <table:table-cell office:value-type="float" office:value="0.01791616" calcext:value-type="float">
            <text:p>0.01791616</text:p>
          </table:table-cell>
          <table:table-cell office:value-type="float" office:value="0.331397888" calcext:value-type="float">
            <text:p>0.331397888</text:p>
          </table:table-cell>
          <table:table-cell office:value-type="float" office:value="1.78493568" calcext:value-type="float">
            <text:p>1.78493568</text:p>
          </table:table-cell>
          <table:table-cell office:value-type="float" office:value="2.774438656" calcext:value-type="float">
            <text:p>2.774438656</text:p>
          </table:table-cell>
          <table:table-cell office:value-type="float" office:value="1.83469056" calcext:value-type="float">
            <text:p>1.83469056</text:p>
          </table:table-cell>
          <table:table-cell office:value-type="float" office:value="2.88890112" calcext:value-type="float">
            <text:p>2.88890112</text:p>
          </table:table-cell>
          <table:table-cell office:value-type="float" office:value="2.086761216" calcext:value-type="float">
            <text:p>2.086761216</text:p>
          </table:table-cell>
          <table:table-cell office:value-type="float" office:value="4.036421888" calcext:value-type="float">
            <text:p>4.036421888</text:p>
          </table:table-cell>
          <table:table-cell office:value-type="float" office:value="2.68060672" calcext:value-type="float">
            <text:p>2.68060672</text:p>
          </table:table-cell>
          <table:table-cell office:value-type="float" office:value="11.26168704" calcext:value-type="float">
            <text:p>11.26168704</text:p>
          </table:table-cell>
          <table:table-cell office:value-type="float" office:value="15.922689024" calcext:value-type="float">
            <text:p>15.922689024</text:p>
          </table:table-cell>
        </table:table-row>
        <table:table-row table:style-name="ro1">
          <table:table-cell/>
          <table:table-cell office:value-type="float" office:value="0.006038784" calcext:value-type="float">
            <text:p>0.006038784</text:p>
          </table:table-cell>
          <table:table-cell office:value-type="float" office:value="0.006768896" calcext:value-type="float">
            <text:p>0.006768896</text:p>
          </table:table-cell>
          <table:table-cell office:value-type="float" office:value="0.017913856" calcext:value-type="float">
            <text:p>0.017913856</text:p>
          </table:table-cell>
          <table:table-cell office:value-type="float" office:value="0.017822976" calcext:value-type="float">
            <text:p>0.017822976</text:p>
          </table:table-cell>
          <table:table-cell office:value-type="float" office:value="0.33143552" calcext:value-type="float">
            <text:p>0.33143552</text:p>
          </table:table-cell>
          <table:table-cell office:value-type="float" office:value="1.760146944" calcext:value-type="float">
            <text:p>1.760146944</text:p>
          </table:table-cell>
          <table:table-cell office:value-type="float" office:value="2.774503424" calcext:value-type="float">
            <text:p>2.774503424</text:p>
          </table:table-cell>
          <table:table-cell office:value-type="float" office:value="1.874540032" calcext:value-type="float">
            <text:p>1.874540032</text:p>
          </table:table-cell>
          <table:table-cell office:value-type="float" office:value="2.888936448" calcext:value-type="float">
            <text:p>2.888936448</text:p>
          </table:table-cell>
          <table:table-cell office:value-type="float" office:value="2.086733824" calcext:value-type="float">
            <text:p>2.086733824</text:p>
          </table:table-cell>
          <table:table-cell office:value-type="float" office:value="4.036460032" calcext:value-type="float">
            <text:p>4.036460032</text:p>
          </table:table-cell>
          <table:table-cell office:value-type="float" office:value="2.68058624" calcext:value-type="float">
            <text:p>2.68058624</text:p>
          </table:table-cell>
          <table:table-cell office:value-type="float" office:value="11.261715712" calcext:value-type="float">
            <text:p>11.261715712</text:p>
          </table:table-cell>
          <table:table-cell office:value-type="float" office:value="14.962421504" calcext:value-type="float">
            <text:p>14.962421504</text:p>
          </table:table-cell>
        </table:table-row>
        <table:table-row table:style-name="ro1">
          <table:table-cell/>
          <table:table-cell office:value-type="float" office:value="0.006044928" calcext:value-type="float">
            <text:p>0.006044928</text:p>
          </table:table-cell>
          <table:table-cell office:value-type="float" office:value="0.008944128" calcext:value-type="float">
            <text:p>0.008944128</text:p>
          </table:table-cell>
          <table:table-cell office:value-type="float" office:value="0.017893888" calcext:value-type="float">
            <text:p>0.017893888</text:p>
          </table:table-cell>
          <table:table-cell office:value-type="float" office:value="0.01757824" calcext:value-type="float">
            <text:p>0.01757824</text:p>
          </table:table-cell>
          <table:table-cell office:value-type="float" office:value="0.33147136" calcext:value-type="float">
            <text:p>0.33147136</text:p>
          </table:table-cell>
          <table:table-cell office:value-type="float" office:value="1.786009088" calcext:value-type="float">
            <text:p>1.786009088</text:p>
          </table:table-cell>
          <table:table-cell office:value-type="float" office:value="2.774541824" calcext:value-type="float">
            <text:p>2.774541824</text:p>
          </table:table-cell>
          <table:table-cell office:value-type="float" office:value="1.8745344" calcext:value-type="float">
            <text:p>1.8745344</text:p>
          </table:table-cell>
          <table:table-cell office:value-type="float" office:value="2.951382528" calcext:value-type="float">
            <text:p>2.951382528</text:p>
          </table:table-cell>
          <table:table-cell office:value-type="float" office:value="2.08671872" calcext:value-type="float">
            <text:p>2.08671872</text:p>
          </table:table-cell>
          <table:table-cell office:value-type="float" office:value="4.036497664" calcext:value-type="float">
            <text:p>4.036497664</text:p>
          </table:table-cell>
          <table:table-cell office:value-type="float" office:value="2.68056448" calcext:value-type="float">
            <text:p>2.68056448</text:p>
          </table:table-cell>
          <table:table-cell office:value-type="float" office:value="11.261786368" calcext:value-type="float">
            <text:p>11.261786368</text:p>
          </table:table-cell>
          <table:table-cell office:value-type="float" office:value="14.962433024" calcext:value-type="float">
            <text:p>14.962433024</text:p>
          </table:table-cell>
        </table:table-row>
        <table:table-row table:style-name="ro1">
          <table:table-cell/>
          <table:table-cell office:value-type="float" office:value="0.00597376" calcext:value-type="float">
            <text:p>0.00597376</text:p>
          </table:table-cell>
          <table:table-cell office:value-type="float" office:value="0.00951552" calcext:value-type="float">
            <text:p>0.00951552</text:p>
          </table:table-cell>
          <table:table-cell office:value-type="float" office:value="0.009682432" calcext:value-type="float">
            <text:p>0.009682432</text:p>
          </table:table-cell>
          <table:table-cell office:value-type="float" office:value="0.015525376" calcext:value-type="float">
            <text:p>0.015525376</text:p>
          </table:table-cell>
          <table:table-cell office:value-type="float" office:value="0.331513856" calcext:value-type="float">
            <text:p>0.331513856</text:p>
          </table:table-cell>
          <table:table-cell office:value-type="float" office:value="1.785385728" calcext:value-type="float">
            <text:p>1.785385728</text:p>
          </table:table-cell>
          <table:table-cell office:value-type="float" office:value="2.774580992" calcext:value-type="float">
            <text:p>2.774580992</text:p>
          </table:table-cell>
          <table:table-cell office:value-type="float" office:value="1.874528768" calcext:value-type="float">
            <text:p>1.874528768</text:p>
          </table:table-cell>
          <table:table-cell office:value-type="float" office:value="2.95896704" calcext:value-type="float">
            <text:p>2.95896704</text:p>
          </table:table-cell>
          <table:table-cell office:value-type="float" office:value="2.086707712" calcext:value-type="float">
            <text:p>2.086707712</text:p>
          </table:table-cell>
          <table:table-cell office:value-type="float" office:value="4.036535808" calcext:value-type="float">
            <text:p>4.036535808</text:p>
          </table:table-cell>
          <table:table-cell office:value-type="float" office:value="2.680544" calcext:value-type="float">
            <text:p>2.680544</text:p>
          </table:table-cell>
          <table:table-cell office:value-type="float" office:value="11.261822208" calcext:value-type="float">
            <text:p>11.261822208</text:p>
          </table:table-cell>
          <table:table-cell office:value-type="float" office:value="15.770245376" calcext:value-type="float">
            <text:p>15.770245376</text:p>
          </table:table-cell>
        </table:table-row>
        <table:table-row table:style-name="ro1">
          <table:table-cell/>
          <table:table-cell office:value-type="float" office:value="0.00752384" calcext:value-type="float">
            <text:p>0.00752384</text:p>
          </table:table-cell>
          <table:table-cell office:value-type="float" office:value="0.005703168" calcext:value-type="float">
            <text:p>0.005703168</text:p>
          </table:table-cell>
          <table:table-cell office:value-type="float" office:value="0.0096448" calcext:value-type="float">
            <text:p>0.0096448</text:p>
          </table:table-cell>
          <table:table-cell office:value-type="float" office:value="0.015439104" calcext:value-type="float">
            <text:p>0.015439104</text:p>
          </table:table-cell>
          <table:table-cell office:value-type="float" office:value="0.33155712" calcext:value-type="float">
            <text:p>0.33155712</text:p>
          </table:table-cell>
          <table:table-cell office:value-type="float" office:value="1.785384704" calcext:value-type="float">
            <text:p>1.785384704</text:p>
          </table:table-cell>
          <table:table-cell office:value-type="float" office:value="2.774620672" calcext:value-type="float">
            <text:p>2.774620672</text:p>
          </table:table-cell>
          <table:table-cell office:value-type="float" office:value="1.87452416" calcext:value-type="float">
            <text:p>1.87452416</text:p>
          </table:table-cell>
          <table:table-cell office:value-type="float" office:value="2.960201472" calcext:value-type="float">
            <text:p>2.960201472</text:p>
          </table:table-cell>
          <table:table-cell office:value-type="float" office:value="2.086697728" calcext:value-type="float">
            <text:p>2.086697728</text:p>
          </table:table-cell>
          <table:table-cell office:value-type="float" office:value="4.036573696" calcext:value-type="float">
            <text:p>4.036573696</text:p>
          </table:table-cell>
          <table:table-cell office:value-type="float" office:value="2.680522496" calcext:value-type="float">
            <text:p>2.680522496</text:p>
          </table:table-cell>
          <table:table-cell office:value-type="float" office:value="11.261853184" calcext:value-type="float">
            <text:p>11.261853184</text:p>
          </table:table-cell>
          <table:table-cell office:value-type="float" office:value="15.770239488" calcext:value-type="float">
            <text:p>15.770239488</text:p>
          </table:table-cell>
        </table:table-row>
        <table:table-row table:style-name="ro1">
          <table:table-cell/>
          <table:table-cell office:value-type="float" office:value="0.008630016" calcext:value-type="float">
            <text:p>0.008630016</text:p>
          </table:table-cell>
          <table:table-cell office:value-type="float" office:value="0.006992384" calcext:value-type="float">
            <text:p>0.006992384</text:p>
          </table:table-cell>
          <table:table-cell office:value-type="float" office:value="0.009665792" calcext:value-type="float">
            <text:p>0.009665792</text:p>
          </table:table-cell>
          <table:table-cell office:value-type="float" office:value="0.015419648" calcext:value-type="float">
            <text:p>0.015419648</text:p>
          </table:table-cell>
          <table:table-cell office:value-type="float" office:value="0.331787264" calcext:value-type="float">
            <text:p>0.331787264</text:p>
          </table:table-cell>
          <table:table-cell office:value-type="float" office:value="1.785384448" calcext:value-type="float">
            <text:p>1.785384448</text:p>
          </table:table-cell>
          <table:table-cell office:value-type="float" office:value="2.774651904" calcext:value-type="float">
            <text:p>2.774651904</text:p>
          </table:table-cell>
          <table:table-cell office:value-type="float" office:value="1.874519296" calcext:value-type="float">
            <text:p>1.874519296</text:p>
          </table:table-cell>
          <table:table-cell office:value-type="float" office:value="2.960249088" calcext:value-type="float">
            <text:p>2.960249088</text:p>
          </table:table-cell>
          <table:table-cell office:value-type="float" office:value="2.16465408" calcext:value-type="float">
            <text:p>2.16465408</text:p>
          </table:table-cell>
          <table:table-cell office:value-type="float" office:value="4.036669696" calcext:value-type="float">
            <text:p>4.036669696</text:p>
          </table:table-cell>
          <table:table-cell office:value-type="float" office:value="2.680496128" calcext:value-type="float">
            <text:p>2.680496128</text:p>
          </table:table-cell>
          <table:table-cell office:value-type="float" office:value="11.261883904" calcext:value-type="float">
            <text:p>11.261883904</text:p>
          </table:table-cell>
          <table:table-cell office:value-type="float" office:value="14.962528768" calcext:value-type="float">
            <text:p>14.962528768</text:p>
          </table:table-cell>
        </table:table-row>
        <table:table-row table:style-name="ro1">
          <table:table-cell/>
          <table:table-cell office:value-type="float" office:value="0.013952" calcext:value-type="float">
            <text:p>0.013952</text:p>
          </table:table-cell>
          <table:table-cell office:value-type="float" office:value="0.00750208" calcext:value-type="float">
            <text:p>0.00750208</text:p>
          </table:table-cell>
          <table:table-cell office:value-type="float" office:value="0.009692672" calcext:value-type="float">
            <text:p>0.009692672</text:p>
          </table:table-cell>
          <table:table-cell office:value-type="float" office:value="0.015411712" calcext:value-type="float">
            <text:p>0.015411712</text:p>
          </table:table-cell>
          <table:table-cell office:value-type="float" office:value="0.331753472" calcext:value-type="float">
            <text:p>0.331753472</text:p>
          </table:table-cell>
          <table:table-cell office:value-type="float" office:value="1.785384192" calcext:value-type="float">
            <text:p>1.785384192</text:p>
          </table:table-cell>
          <table:table-cell office:value-type="float" office:value="2.774692352" calcext:value-type="float">
            <text:p>2.774692352</text:p>
          </table:table-cell>
          <table:table-cell office:value-type="float" office:value="1.895261952" calcext:value-type="float">
            <text:p>1.895261952</text:p>
          </table:table-cell>
          <table:table-cell office:value-type="float" office:value="2.960297472" calcext:value-type="float">
            <text:p>2.960297472</text:p>
          </table:table-cell>
          <table:table-cell office:value-type="float" office:value="2.16462592" calcext:value-type="float">
            <text:p>2.16462592</text:p>
          </table:table-cell>
          <table:table-cell office:value-type="float" office:value="4.036708864" calcext:value-type="float">
            <text:p>4.036708864</text:p>
          </table:table-cell>
          <table:table-cell office:value-type="float" office:value="2.680474368" calcext:value-type="float">
            <text:p>2.680474368</text:p>
          </table:table-cell>
          <table:table-cell office:value-type="float" office:value="11.261915648" calcext:value-type="float">
            <text:p>11.261915648</text:p>
          </table:table-cell>
          <table:table-cell office:value-type="float" office:value="15.048491264" calcext:value-type="float">
            <text:p>15.048491264</text:p>
          </table:table-cell>
        </table:table-row>
        <table:table-row table:style-name="ro1">
          <table:table-cell/>
          <table:table-cell office:value-type="float" office:value="0.003467776" calcext:value-type="float">
            <text:p>0.003467776</text:p>
          </table:table-cell>
          <table:table-cell office:value-type="float" office:value="0.006816" calcext:value-type="float">
            <text:p>0.006816</text:p>
          </table:table-cell>
          <table:table-cell office:value-type="float" office:value="0.009721344" calcext:value-type="float">
            <text:p>0.009721344</text:p>
          </table:table-cell>
          <table:table-cell office:value-type="float" office:value="0.015410176" calcext:value-type="float">
            <text:p>0.015410176</text:p>
          </table:table-cell>
          <table:table-cell office:value-type="float" office:value="0.33176832" calcext:value-type="float">
            <text:p>0.33176832</text:p>
          </table:table-cell>
          <table:table-cell office:value-type="float" office:value="1.785388544" calcext:value-type="float">
            <text:p>1.785388544</text:p>
          </table:table-cell>
          <table:table-cell office:value-type="float" office:value="2.774738688" calcext:value-type="float">
            <text:p>2.774738688</text:p>
          </table:table-cell>
          <table:table-cell office:value-type="float" office:value="1.820579328" calcext:value-type="float">
            <text:p>1.820579328</text:p>
          </table:table-cell>
          <table:table-cell office:value-type="float" office:value="2.960347392" calcext:value-type="float">
            <text:p>2.960347392</text:p>
          </table:table-cell>
          <table:table-cell office:value-type="float" office:value="2.086673408" calcext:value-type="float">
            <text:p>2.086673408</text:p>
          </table:table-cell>
          <table:table-cell office:value-type="float" office:value="4.036746752" calcext:value-type="float">
            <text:p>4.036746752</text:p>
          </table:table-cell>
          <table:table-cell office:value-type="float" office:value="2.680490496" calcext:value-type="float">
            <text:p>2.680490496</text:p>
          </table:table-cell>
          <table:table-cell office:value-type="float" office:value="11.261946112" calcext:value-type="float">
            <text:p>11.261946112</text:p>
          </table:table-cell>
          <table:table-cell office:value-type="float" office:value="15.048505344" calcext:value-type="float">
            <text:p>15.048505344</text:p>
          </table:table-cell>
        </table:table-row>
        <table:table-row table:style-name="ro1">
          <table:table-cell/>
          <table:table-cell office:value-type="float" office:value="0.005917184" calcext:value-type="float">
            <text:p>0.005917184</text:p>
          </table:table-cell>
          <table:table-cell office:value-type="float" office:value="0.006363136" calcext:value-type="float">
            <text:p>0.006363136</text:p>
          </table:table-cell>
          <table:table-cell office:value-type="float" office:value="0.009182976" calcext:value-type="float">
            <text:p>0.009182976</text:p>
          </table:table-cell>
          <table:table-cell office:value-type="float" office:value="0.009750272" calcext:value-type="float">
            <text:p>0.009750272</text:p>
          </table:table-cell>
          <table:table-cell office:value-type="float" office:value="0.331278592" calcext:value-type="float">
            <text:p>0.331278592</text:p>
          </table:table-cell>
          <table:table-cell office:value-type="float" office:value="1.785883904" calcext:value-type="float">
            <text:p>1.785883904</text:p>
          </table:table-cell>
          <table:table-cell office:value-type="float" office:value="2.774786048" calcext:value-type="float">
            <text:p>2.774786048</text:p>
          </table:table-cell>
          <table:table-cell office:value-type="float" office:value="1.846164736" calcext:value-type="float">
            <text:p>1.846164736</text:p>
          </table:table-cell>
          <table:table-cell office:value-type="float" office:value="2.96039808" calcext:value-type="float">
            <text:p>2.96039808</text:p>
          </table:table-cell>
          <table:table-cell office:value-type="float" office:value="2.086665984" calcext:value-type="float">
            <text:p>2.086665984</text:p>
          </table:table-cell>
          <table:table-cell office:value-type="float" office:value="4.03678464" calcext:value-type="float">
            <text:p>4.03678464</text:p>
          </table:table-cell>
          <table:table-cell office:value-type="float" office:value="2.680514304" calcext:value-type="float">
            <text:p>2.680514304</text:p>
          </table:table-cell>
          <table:table-cell office:value-type="float" office:value="11.261977344" calcext:value-type="float">
            <text:p>11.261977344</text:p>
          </table:table-cell>
          <table:table-cell office:value-type="float" office:value="15.34383232" calcext:value-type="float">
            <text:p>15.34383232</text:p>
          </table:table-cell>
        </table:table-row>
        <table:table-row table:style-name="ro1">
          <table:table-cell/>
          <table:table-cell office:value-type="float" office:value="0.007728384" calcext:value-type="float">
            <text:p>0.007728384</text:p>
          </table:table-cell>
          <table:table-cell office:value-type="float" office:value="0.008901376" calcext:value-type="float">
            <text:p>0.008901376</text:p>
          </table:table-cell>
          <table:table-cell office:value-type="float" office:value="0.009063936" calcext:value-type="float">
            <text:p>0.009063936</text:p>
          </table:table-cell>
          <table:table-cell office:value-type="float" office:value="0.009622272" calcext:value-type="float">
            <text:p>0.009622272</text:p>
          </table:table-cell>
          <table:table-cell office:value-type="float" office:value="0.331309824" calcext:value-type="float">
            <text:p>0.331309824</text:p>
          </table:table-cell>
          <table:table-cell office:value-type="float" office:value="1.785886208" calcext:value-type="float">
            <text:p>1.785886208</text:p>
          </table:table-cell>
          <table:table-cell office:value-type="float" office:value="2.77483264" calcext:value-type="float">
            <text:p>2.77483264</text:p>
          </table:table-cell>
          <table:table-cell office:value-type="float" office:value="1.886178816" calcext:value-type="float">
            <text:p>1.886178816</text:p>
          </table:table-cell>
          <table:table-cell office:value-type="float" office:value="2.960451584" calcext:value-type="float">
            <text:p>2.960451584</text:p>
          </table:table-cell>
          <table:table-cell office:value-type="float" office:value="2.061515008" calcext:value-type="float">
            <text:p>2.061515008</text:p>
          </table:table-cell>
          <table:table-cell office:value-type="float" office:value="4.036822528" calcext:value-type="float">
            <text:p>4.036822528</text:p>
          </table:table-cell>
          <table:table-cell office:value-type="float" office:value="2.680540928" calcext:value-type="float">
            <text:p>2.680540928</text:p>
          </table:table-cell>
          <table:table-cell office:value-type="float" office:value="11.262008832" calcext:value-type="float">
            <text:p>11.262008832</text:p>
          </table:table-cell>
          <table:table-cell office:value-type="float" office:value="15.73531776" calcext:value-type="float">
            <text:p>15.73531776</text:p>
          </table:table-cell>
        </table:table-row>
        <table:table-row table:style-name="ro1">
          <table:table-cell/>
          <table:table-cell office:value-type="float" office:value="0.00566656" calcext:value-type="float">
            <text:p>0.00566656</text:p>
          </table:table-cell>
          <table:table-cell office:value-type="float" office:value="0.006327296" calcext:value-type="float">
            <text:p>0.006327296</text:p>
          </table:table-cell>
          <table:table-cell office:value-type="float" office:value="0.009023488" calcext:value-type="float">
            <text:p>0.009023488</text:p>
          </table:table-cell>
          <table:table-cell office:value-type="float" office:value="0.009574144" calcext:value-type="float">
            <text:p>0.009574144</text:p>
          </table:table-cell>
          <table:table-cell office:value-type="float" office:value="0.331336704" calcext:value-type="float">
            <text:p>0.331336704</text:p>
          </table:table-cell>
          <table:table-cell office:value-type="float" office:value="1.785887488" calcext:value-type="float">
            <text:p>1.785887488</text:p>
          </table:table-cell>
          <table:table-cell office:value-type="float" office:value="2.775094784" calcext:value-type="float">
            <text:p>2.775094784</text:p>
          </table:table-cell>
          <table:table-cell office:value-type="float" office:value="1.847416832" calcext:value-type="float">
            <text:p>1.847416832</text:p>
          </table:table-cell>
          <table:table-cell office:value-type="float" office:value="2.960507136" calcext:value-type="float">
            <text:p>2.960507136</text:p>
          </table:table-cell>
          <table:table-cell office:value-type="float" office:value="2.061510144" calcext:value-type="float">
            <text:p>2.061510144</text:p>
          </table:table-cell>
          <table:table-cell office:value-type="float" office:value="4.036859904" calcext:value-type="float">
            <text:p>4.036859904</text:p>
          </table:table-cell>
          <table:table-cell office:value-type="float" office:value="2.680566528" calcext:value-type="float">
            <text:p>2.680566528</text:p>
          </table:table-cell>
          <table:table-cell office:value-type="float" office:value="11.262040832" calcext:value-type="float">
            <text:p>11.262040832</text:p>
          </table:table-cell>
          <table:table-cell office:value-type="float" office:value="15.735339264" calcext:value-type="float">
            <text:p>15.735339264</text:p>
          </table:table-cell>
        </table:table-row>
        <table:table-row table:style-name="ro1">
          <table:table-cell/>
          <table:table-cell office:value-type="float" office:value="0.007252736" calcext:value-type="float">
            <text:p>0.007252736</text:p>
          </table:table-cell>
          <table:table-cell office:value-type="float" office:value="0.005823232" calcext:value-type="float">
            <text:p>0.005823232</text:p>
          </table:table-cell>
          <table:table-cell office:value-type="float" office:value="0.009008896" calcext:value-type="float">
            <text:p>0.009008896</text:p>
          </table:table-cell>
          <table:table-cell office:value-type="float" office:value="0.009556992" calcext:value-type="float">
            <text:p>0.009556992</text:p>
          </table:table-cell>
          <table:table-cell office:value-type="float" office:value="0.331373056" calcext:value-type="float">
            <text:p>0.331373056</text:p>
          </table:table-cell>
          <table:table-cell office:value-type="float" office:value="1.7593408" calcext:value-type="float">
            <text:p>1.7593408</text:p>
          </table:table-cell>
          <table:table-cell office:value-type="float" office:value="2.775075328" calcext:value-type="float">
            <text:p>2.775075328</text:p>
          </table:table-cell>
          <table:table-cell office:value-type="float" office:value="1.847038464" calcext:value-type="float">
            <text:p>1.847038464</text:p>
          </table:table-cell>
          <table:table-cell office:value-type="float" office:value="2.956696576" calcext:value-type="float">
            <text:p>2.956696576</text:p>
          </table:table-cell>
          <table:table-cell office:value-type="float" office:value="2.061503744" calcext:value-type="float">
            <text:p>2.061503744</text:p>
          </table:table-cell>
          <table:table-cell office:value-type="float" office:value="4.036897536" calcext:value-type="float">
            <text:p>4.036897536</text:p>
          </table:table-cell>
          <table:table-cell office:value-type="float" office:value="2.680593152" calcext:value-type="float">
            <text:p>2.680593152</text:p>
          </table:table-cell>
          <table:table-cell office:value-type="float" office:value="11.262084864" calcext:value-type="float">
            <text:p>11.262084864</text:p>
          </table:table-cell>
          <table:table-cell office:value-type="float" office:value="15.735364352" calcext:value-type="float">
            <text:p>15.735364352</text:p>
          </table:table-cell>
        </table:table-row>
        <table:table-row table:style-name="ro1">
          <table:table-cell/>
          <table:table-cell office:value-type="float" office:value="0.010502656" calcext:value-type="float">
            <text:p>0.010502656</text:p>
          </table:table-cell>
          <table:table-cell office:value-type="float" office:value="0.005742848" calcext:value-type="float">
            <text:p>0.005742848</text:p>
          </table:table-cell>
          <table:table-cell office:value-type="float" office:value="0.009075456" calcext:value-type="float">
            <text:p>0.009075456</text:p>
          </table:table-cell>
          <table:table-cell office:value-type="float" office:value="0.009549824" calcext:value-type="float">
            <text:p>0.009549824</text:p>
          </table:table-cell>
          <table:table-cell office:value-type="float" office:value="0.331410432" calcext:value-type="float">
            <text:p>0.331410432</text:p>
          </table:table-cell>
          <table:table-cell office:value-type="float" office:value="1.77146368" calcext:value-type="float">
            <text:p>1.77146368</text:p>
          </table:table-cell>
          <table:table-cell office:value-type="float" office:value="2.775097088" calcext:value-type="float">
            <text:p>2.775097088</text:p>
          </table:table-cell>
          <table:table-cell office:value-type="float" office:value="1.84694016" calcext:value-type="float">
            <text:p>1.84694016</text:p>
          </table:table-cell>
          <table:table-cell office:value-type="float" office:value="2.95667584" calcext:value-type="float">
            <text:p>2.95667584</text:p>
          </table:table-cell>
          <table:table-cell office:value-type="float" office:value="2.06149888" calcext:value-type="float">
            <text:p>2.06149888</text:p>
          </table:table-cell>
          <table:table-cell office:value-type="float" office:value="4.03693568" calcext:value-type="float">
            <text:p>4.03693568</text:p>
          </table:table-cell>
          <table:table-cell office:value-type="float" office:value="2.47811328" calcext:value-type="float">
            <text:p>2.47811328</text:p>
          </table:table-cell>
          <table:table-cell office:value-type="float" office:value="11.262116864" calcext:value-type="float">
            <text:p>11.262116864</text:p>
          </table:table-cell>
          <table:table-cell office:value-type="float" office:value="15.735394304" calcext:value-type="float">
            <text:p>15.735394304</text:p>
          </table:table-cell>
        </table:table-row>
        <table:table-row table:style-name="ro1">
          <table:table-cell/>
          <table:table-cell office:value-type="float" office:value="0.006470656" calcext:value-type="float">
            <text:p>0.006470656</text:p>
          </table:table-cell>
          <table:table-cell office:value-type="float" office:value="0.01242112" calcext:value-type="float">
            <text:p>0.01242112</text:p>
          </table:table-cell>
          <table:table-cell office:value-type="float" office:value="0.009408" calcext:value-type="float">
            <text:p>0.009408</text:p>
          </table:table-cell>
          <table:table-cell office:value-type="float" office:value="0.00755968" calcext:value-type="float">
            <text:p>0.00755968</text:p>
          </table:table-cell>
          <table:table-cell office:value-type="float" office:value="0.331449344" calcext:value-type="float">
            <text:p>0.331449344</text:p>
          </table:table-cell>
          <table:table-cell office:value-type="float" office:value="1.786441216" calcext:value-type="float">
            <text:p>1.786441216</text:p>
          </table:table-cell>
          <table:table-cell office:value-type="float" office:value="2.77361152" calcext:value-type="float">
            <text:p>2.77361152</text:p>
          </table:table-cell>
          <table:table-cell office:value-type="float" office:value="1.821273088" calcext:value-type="float">
            <text:p>1.821273088</text:p>
          </table:table-cell>
          <table:table-cell office:value-type="float" office:value="2.95669632" calcext:value-type="float">
            <text:p>2.95669632</text:p>
          </table:table-cell>
          <table:table-cell office:value-type="float" office:value="2.003659776" calcext:value-type="float">
            <text:p>2.003659776</text:p>
          </table:table-cell>
          <table:table-cell office:value-type="float" office:value="4.036973568" calcext:value-type="float">
            <text:p>4.036973568</text:p>
          </table:table-cell>
          <table:table-cell office:value-type="float" office:value="2.450323712" calcext:value-type="float">
            <text:p>2.450323712</text:p>
          </table:table-cell>
          <table:table-cell office:value-type="float" office:value="11.262148608" calcext:value-type="float">
            <text:p>11.262148608</text:p>
          </table:table-cell>
          <table:table-cell office:value-type="float" office:value="15.344197888" calcext:value-type="float">
            <text:p>15.344197888</text:p>
          </table:table-cell>
        </table:table-row>
        <table:table-row table:style-name="ro1">
          <table:table-cell/>
          <table:table-cell office:value-type="float" office:value="0.00711808" calcext:value-type="float">
            <text:p>0.00711808</text:p>
          </table:table-cell>
          <table:table-cell office:value-type="float" office:value="0.006914048" calcext:value-type="float">
            <text:p>0.006914048</text:p>
          </table:table-cell>
          <table:table-cell office:value-type="float" office:value="0.009381632" calcext:value-type="float">
            <text:p>0.009381632</text:p>
          </table:table-cell>
          <table:table-cell office:value-type="float" office:value="0.007471616" calcext:value-type="float">
            <text:p>0.007471616</text:p>
          </table:table-cell>
          <table:table-cell office:value-type="float" office:value="0.331489536" calcext:value-type="float">
            <text:p>0.331489536</text:p>
          </table:table-cell>
          <table:table-cell office:value-type="float" office:value="1.786439936" calcext:value-type="float">
            <text:p>1.786439936</text:p>
          </table:table-cell>
          <table:table-cell office:value-type="float" office:value="2.773642496" calcext:value-type="float">
            <text:p>2.773642496</text:p>
          </table:table-cell>
          <table:table-cell office:value-type="float" office:value="1.821270528" calcext:value-type="float">
            <text:p>1.821270528</text:p>
          </table:table-cell>
          <table:table-cell office:value-type="float" office:value="2.956722176" calcext:value-type="float">
            <text:p>2.956722176</text:p>
          </table:table-cell>
          <table:table-cell office:value-type="float" office:value="2.00369536" calcext:value-type="float">
            <text:p>2.00369536</text:p>
          </table:table-cell>
          <table:table-cell office:value-type="float" office:value="4.0370112" calcext:value-type="float">
            <text:p>4.0370112</text:p>
          </table:table-cell>
          <table:table-cell office:value-type="float" office:value="2.43505536" calcext:value-type="float">
            <text:p>2.43505536</text:p>
          </table:table-cell>
          <table:table-cell office:value-type="float" office:value="11.46156416" calcext:value-type="float">
            <text:p>11.46156416</text:p>
          </table:table-cell>
          <table:table-cell office:value-type="float" office:value="15.383932416" calcext:value-type="float">
            <text:p>15.383932416</text:p>
          </table:table-cell>
        </table:table-row>
        <table:table-row table:style-name="ro1">
          <table:table-cell/>
          <table:table-cell office:value-type="float" office:value="0.006724864" calcext:value-type="float">
            <text:p>0.006724864</text:p>
          </table:table-cell>
          <table:table-cell office:value-type="float" office:value="0.005997568" calcext:value-type="float">
            <text:p>0.005997568</text:p>
          </table:table-cell>
          <table:table-cell office:value-type="float" office:value="0.009401344" calcext:value-type="float">
            <text:p>0.009401344</text:p>
          </table:table-cell>
          <table:table-cell office:value-type="float" office:value="0.007445248" calcext:value-type="float">
            <text:p>0.007445248</text:p>
          </table:table-cell>
          <table:table-cell office:value-type="float" office:value="0.331711744" calcext:value-type="float">
            <text:p>0.331711744</text:p>
          </table:table-cell>
          <table:table-cell office:value-type="float" office:value="1.786440704" calcext:value-type="float">
            <text:p>1.786440704</text:p>
          </table:table-cell>
          <table:table-cell office:value-type="float" office:value="2.773673216" calcext:value-type="float">
            <text:p>2.773673216</text:p>
          </table:table-cell>
          <table:table-cell office:value-type="float" office:value="1.821268992" calcext:value-type="float">
            <text:p>1.821268992</text:p>
          </table:table-cell>
          <table:table-cell office:value-type="float" office:value="2.95675008" calcext:value-type="float">
            <text:p>2.95675008</text:p>
          </table:table-cell>
          <table:table-cell office:value-type="float" office:value="2.2067136" calcext:value-type="float">
            <text:p>2.2067136</text:p>
          </table:table-cell>
          <table:table-cell office:value-type="float" office:value="4.281594624" calcext:value-type="float">
            <text:p>4.281594624</text:p>
          </table:table-cell>
          <table:table-cell office:value-type="float" office:value="2.61071744" calcext:value-type="float">
            <text:p>2.61071744</text:p>
          </table:table-cell>
          <table:table-cell office:value-type="float" office:value="11.461622016" calcext:value-type="float">
            <text:p>11.461622016</text:p>
          </table:table-cell>
          <table:table-cell office:value-type="float" office:value="13.995767296" calcext:value-type="float">
            <text:p>13.995767296</text:p>
          </table:table-cell>
        </table:table-row>
        <table:table-row table:style-name="ro1">
          <table:table-cell/>
          <table:table-cell office:value-type="float" office:value="0.006089984" calcext:value-type="float">
            <text:p>0.006089984</text:p>
          </table:table-cell>
          <table:table-cell office:value-type="float" office:value="0.006737152" calcext:value-type="float">
            <text:p>0.006737152</text:p>
          </table:table-cell>
          <table:table-cell office:value-type="float" office:value="0.00942592" calcext:value-type="float">
            <text:p>0.00942592</text:p>
          </table:table-cell>
          <table:table-cell office:value-type="float" office:value="0.007429888" calcext:value-type="float">
            <text:p>0.007429888</text:p>
          </table:table-cell>
          <table:table-cell office:value-type="float" office:value="0.331679488" calcext:value-type="float">
            <text:p>0.331679488</text:p>
          </table:table-cell>
          <table:table-cell office:value-type="float" office:value="1.786317824" calcext:value-type="float">
            <text:p>1.786317824</text:p>
          </table:table-cell>
          <table:table-cell office:value-type="float" office:value="2.773698816" calcext:value-type="float">
            <text:p>2.773698816</text:p>
          </table:table-cell>
          <table:table-cell office:value-type="float" office:value="1.846930432" calcext:value-type="float">
            <text:p>1.846930432</text:p>
          </table:table-cell>
          <table:table-cell office:value-type="float" office:value="2.956777984" calcext:value-type="float">
            <text:p>2.956777984</text:p>
          </table:table-cell>
          <table:table-cell office:value-type="float" office:value="2.206754304" calcext:value-type="float">
            <text:p>2.206754304</text:p>
          </table:table-cell>
          <table:table-cell office:value-type="float" office:value="4.281947136" calcext:value-type="float">
            <text:p>4.281947136</text:p>
          </table:table-cell>
          <table:table-cell office:value-type="float" office:value="2.610682112" calcext:value-type="float">
            <text:p>2.610682112</text:p>
          </table:table-cell>
          <table:table-cell office:value-type="float" office:value="11.461657856" calcext:value-type="float">
            <text:p>11.461657856</text:p>
          </table:table-cell>
          <table:table-cell office:value-type="float" office:value="13.995869696" calcext:value-type="float">
            <text:p>13.995869696</text:p>
          </table:table-cell>
        </table:table-row>
        <table:table-row table:style-name="ro1">
          <table:table-cell/>
          <table:table-cell office:value-type="float" office:value="0.0092608" calcext:value-type="float">
            <text:p>0.0092608</text:p>
          </table:table-cell>
          <table:table-cell office:value-type="float" office:value="0.000542464" calcext:value-type="float">
            <text:p>0.000542464</text:p>
          </table:table-cell>
          <table:table-cell office:value-type="float" office:value="0.009452288" calcext:value-type="float">
            <text:p>0.009452288</text:p>
          </table:table-cell>
          <table:table-cell office:value-type="float" office:value="0.007416064" calcext:value-type="float">
            <text:p>0.007416064</text:p>
          </table:table-cell>
          <table:table-cell office:value-type="float" office:value="0.331691264" calcext:value-type="float">
            <text:p>0.331691264</text:p>
          </table:table-cell>
          <table:table-cell office:value-type="float" office:value="1.7863104" calcext:value-type="float">
            <text:p>1.7863104</text:p>
          </table:table-cell>
          <table:table-cell office:value-type="float" office:value="2.773731072" calcext:value-type="float">
            <text:p>2.773731072</text:p>
          </table:table-cell>
          <table:table-cell office:value-type="float" office:value="1.84693248" calcext:value-type="float">
            <text:p>1.84693248</text:p>
          </table:table-cell>
          <table:table-cell office:value-type="float" office:value="2.9568064" calcext:value-type="float">
            <text:p>2.9568064</text:p>
          </table:table-cell>
          <table:table-cell office:value-type="float" office:value="2.18725504" calcext:value-type="float">
            <text:p>2.18725504</text:p>
          </table:table-cell>
          <table:table-cell office:value-type="float" office:value="4.281939712" calcext:value-type="float">
            <text:p>4.281939712</text:p>
          </table:table-cell>
          <table:table-cell office:value-type="float" office:value="2.610670592" calcext:value-type="float">
            <text:p>2.610670592</text:p>
          </table:table-cell>
          <table:table-cell office:value-type="float" office:value="11.461690368" calcext:value-type="float">
            <text:p>11.461690368</text:p>
          </table:table-cell>
          <table:table-cell office:value-type="float" office:value="11.310715904" calcext:value-type="float">
            <text:p>11.310715904</text:p>
          </table:table-cell>
        </table:table-row>
        <table:table-row table:style-name="ro1">
          <table:table-cell/>
          <table:table-cell office:value-type="float" office:value="0.005986048" calcext:value-type="float">
            <text:p>0.005986048</text:p>
          </table:table-cell>
          <table:table-cell office:value-type="float" office:value="0.00694272" calcext:value-type="float">
            <text:p>0.00694272</text:p>
          </table:table-cell>
          <table:table-cell office:value-type="float" office:value="0.00858112" calcext:value-type="float">
            <text:p>0.00858112</text:p>
          </table:table-cell>
          <table:table-cell office:value-type="float" office:value="0.005424128" calcext:value-type="float">
            <text:p>0.005424128</text:p>
          </table:table-cell>
          <table:table-cell office:value-type="float" office:value="0.331172864" calcext:value-type="float">
            <text:p>0.331172864</text:p>
          </table:table-cell>
          <table:table-cell office:value-type="float" office:value="1.7713408" calcext:value-type="float">
            <text:p>1.7713408</text:p>
          </table:table-cell>
          <table:table-cell office:value-type="float" office:value="2.773764608" calcext:value-type="float">
            <text:p>2.773764608</text:p>
          </table:table-cell>
          <table:table-cell office:value-type="float" office:value="1.846929664" calcext:value-type="float">
            <text:p>1.846929664</text:p>
          </table:table-cell>
          <table:table-cell office:value-type="float" office:value="2.9625792" calcext:value-type="float">
            <text:p>2.9625792</text:p>
          </table:table-cell>
          <table:table-cell office:value-type="float" office:value="2.130774272" calcext:value-type="float">
            <text:p>2.130774272</text:p>
          </table:table-cell>
          <table:table-cell office:value-type="float" office:value="4.281966592" calcext:value-type="float">
            <text:p>4.281966592</text:p>
          </table:table-cell>
          <table:table-cell office:value-type="float" office:value="2.538891776" calcext:value-type="float">
            <text:p>2.538891776</text:p>
          </table:table-cell>
          <table:table-cell office:value-type="float" office:value="11.461723392" calcext:value-type="float">
            <text:p>11.461723392</text:p>
          </table:table-cell>
          <table:table-cell office:value-type="float" office:value="11.38078464" calcext:value-type="float">
            <text:p>11.38078464</text:p>
          </table:table-cell>
        </table:table-row>
        <table:table-row table:style-name="ro1">
          <table:table-cell/>
          <table:table-cell office:value-type="float" office:value="0.005951488" calcext:value-type="float">
            <text:p>0.005951488</text:p>
          </table:table-cell>
          <table:table-cell office:value-type="float" office:value="0.006997504" calcext:value-type="float">
            <text:p>0.006997504</text:p>
          </table:table-cell>
          <table:table-cell office:value-type="float" office:value="0.008554496" calcext:value-type="float">
            <text:p>0.008554496</text:p>
          </table:table-cell>
          <table:table-cell office:value-type="float" office:value="0.005346304" calcext:value-type="float">
            <text:p>0.005346304</text:p>
          </table:table-cell>
          <table:table-cell office:value-type="float" office:value="0.331206912" calcext:value-type="float">
            <text:p>0.331206912</text:p>
          </table:table-cell>
          <table:table-cell office:value-type="float" office:value="1.771352832" calcext:value-type="float">
            <text:p>1.771352832</text:p>
          </table:table-cell>
          <table:table-cell office:value-type="float" office:value="2.773800704" calcext:value-type="float">
            <text:p>2.773800704</text:p>
          </table:table-cell>
          <table:table-cell office:value-type="float" office:value="1.846922496" calcext:value-type="float">
            <text:p>1.846922496</text:p>
          </table:table-cell>
          <table:table-cell office:value-type="float" office:value="2.962617344" calcext:value-type="float">
            <text:p>2.962617344</text:p>
          </table:table-cell>
          <table:table-cell office:value-type="float" office:value="2.062839296" calcext:value-type="float">
            <text:p>2.062839296</text:p>
          </table:table-cell>
          <table:table-cell office:value-type="float" office:value="4.281998592" calcext:value-type="float">
            <text:p>4.281998592</text:p>
          </table:table-cell>
          <table:table-cell office:value-type="float" office:value="2.53889664" calcext:value-type="float">
            <text:p>2.53889664</text:p>
          </table:table-cell>
          <table:table-cell office:value-type="float" office:value="11.461755904" calcext:value-type="float">
            <text:p>11.461755904</text:p>
          </table:table-cell>
          <table:table-cell office:value-type="float" office:value="11.3809408" calcext:value-type="float">
            <text:p>11.3809408</text:p>
          </table:table-cell>
        </table:table-row>
        <table:table-row table:style-name="ro1">
          <table:table-cell/>
          <table:table-cell office:value-type="float" office:value="0.006715136" calcext:value-type="float">
            <text:p>0.006715136</text:p>
          </table:table-cell>
          <table:table-cell office:value-type="float" office:value="0.006441728" calcext:value-type="float">
            <text:p>0.006441728</text:p>
          </table:table-cell>
          <table:table-cell office:value-type="float" office:value="0.00857472" calcext:value-type="float">
            <text:p>0.00857472</text:p>
          </table:table-cell>
          <table:table-cell office:value-type="float" office:value="0.005326592" calcext:value-type="float">
            <text:p>0.005326592</text:p>
          </table:table-cell>
          <table:table-cell office:value-type="float" office:value="0.33124096" calcext:value-type="float">
            <text:p>0.33124096</text:p>
          </table:table-cell>
          <table:table-cell office:value-type="float" office:value="1.841196032" calcext:value-type="float">
            <text:p>1.841196032</text:p>
          </table:table-cell>
          <table:table-cell office:value-type="float" office:value="2.773836544" calcext:value-type="float">
            <text:p>2.773836544</text:p>
          </table:table-cell>
          <table:table-cell office:value-type="float" office:value="1.846918144" calcext:value-type="float">
            <text:p>1.846918144</text:p>
          </table:table-cell>
          <table:table-cell office:value-type="float" office:value="2.962662144" calcext:value-type="float">
            <text:p>2.962662144</text:p>
          </table:table-cell>
          <table:table-cell office:value-type="float" office:value="2.062740224" calcext:value-type="float">
            <text:p>2.062740224</text:p>
          </table:table-cell>
          <table:table-cell office:value-type="float" office:value="4.282017024" calcext:value-type="float">
            <text:p>4.282017024</text:p>
          </table:table-cell>
          <table:table-cell office:value-type="float" office:value="2.538902784" calcext:value-type="float">
            <text:p>2.538902784</text:p>
          </table:table-cell>
          <table:table-cell office:value-type="float" office:value="11.461788672" calcext:value-type="float">
            <text:p>11.461788672</text:p>
          </table:table-cell>
          <table:table-cell office:value-type="float" office:value="11.38110464" calcext:value-type="float">
            <text:p>11.38110464</text:p>
          </table:table-cell>
        </table:table-row>
        <table:table-row table:style-name="ro1">
          <table:table-cell/>
          <table:table-cell office:value-type="float" office:value="0.00663552" calcext:value-type="float">
            <text:p>0.00663552</text:p>
          </table:table-cell>
          <table:table-cell office:value-type="float" office:value="0.007539456" calcext:value-type="float">
            <text:p>0.007539456</text:p>
          </table:table-cell>
          <table:table-cell office:value-type="float" office:value="0.008599296" calcext:value-type="float">
            <text:p>0.008599296</text:p>
          </table:table-cell>
          <table:table-cell office:value-type="float" office:value="0.005313792" calcext:value-type="float">
            <text:p>0.005313792</text:p>
          </table:table-cell>
          <table:table-cell office:value-type="float" office:value="0.331276032" calcext:value-type="float">
            <text:p>0.331276032</text:p>
          </table:table-cell>
          <table:table-cell office:value-type="float" office:value="1.820843776" calcext:value-type="float">
            <text:p>1.820843776</text:p>
          </table:table-cell>
          <table:table-cell office:value-type="float" office:value="2.773872128" calcext:value-type="float">
            <text:p>2.773872128</text:p>
          </table:table-cell>
          <table:table-cell office:value-type="float" office:value="1.881293568" calcext:value-type="float">
            <text:p>1.881293568</text:p>
          </table:table-cell>
          <table:table-cell office:value-type="float" office:value="2.962709248" calcext:value-type="float">
            <text:p>2.962709248</text:p>
          </table:table-cell>
          <table:table-cell office:value-type="float" office:value="2.062707712" calcext:value-type="float">
            <text:p>2.062707712</text:p>
          </table:table-cell>
          <table:table-cell office:value-type="float" office:value="4.282128128" calcext:value-type="float">
            <text:p>4.282128128</text:p>
          </table:table-cell>
          <table:table-cell office:value-type="float" office:value="2.53890816" calcext:value-type="float">
            <text:p>2.53890816</text:p>
          </table:table-cell>
          <table:table-cell office:value-type="float" office:value="11.461819648" calcext:value-type="float">
            <text:p>11.461819648</text:p>
          </table:table-cell>
          <table:table-cell office:value-type="float" office:value="16.006958592" calcext:value-type="float">
            <text:p>16.006958592</text:p>
          </table:table-cell>
        </table:table-row>
        <table:table-row table:style-name="ro1">
          <table:table-cell/>
          <table:table-cell office:value-type="float" office:value="0.001325312" calcext:value-type="float">
            <text:p>0.001325312</text:p>
          </table:table-cell>
          <table:table-cell office:value-type="float" office:value="0.006572544" calcext:value-type="float">
            <text:p>0.006572544</text:p>
          </table:table-cell>
          <table:table-cell office:value-type="float" office:value="0.008614144" calcext:value-type="float">
            <text:p>0.008614144</text:p>
          </table:table-cell>
          <table:table-cell office:value-type="float" office:value="0.005321472" calcext:value-type="float">
            <text:p>0.005321472</text:p>
          </table:table-cell>
          <table:table-cell office:value-type="float" office:value="0.331311104" calcext:value-type="float">
            <text:p>0.331311104</text:p>
          </table:table-cell>
          <table:table-cell office:value-type="float" office:value="1.846564608" calcext:value-type="float">
            <text:p>1.846564608</text:p>
          </table:table-cell>
          <table:table-cell office:value-type="float" office:value="2.773907712" calcext:value-type="float">
            <text:p>2.773907712</text:p>
          </table:table-cell>
          <table:table-cell office:value-type="float" office:value="1.907367424" calcext:value-type="float">
            <text:p>1.907367424</text:p>
          </table:table-cell>
          <table:table-cell office:value-type="float" office:value="2.962758144" calcext:value-type="float">
            <text:p>2.962758144</text:p>
          </table:table-cell>
          <table:table-cell office:value-type="float" office:value="2.062685952" calcext:value-type="float">
            <text:p>2.062685952</text:p>
          </table:table-cell>
          <table:table-cell office:value-type="float" office:value="4.282162688" calcext:value-type="float">
            <text:p>4.282162688</text:p>
          </table:table-cell>
          <table:table-cell office:value-type="float" office:value="2.53891456" calcext:value-type="float">
            <text:p>2.53891456</text:p>
          </table:table-cell>
          <table:table-cell office:value-type="float" office:value="11.461851392" calcext:value-type="float">
            <text:p>11.461851392</text:p>
          </table:table-cell>
          <table:table-cell office:value-type="float" office:value="14.459341056" calcext:value-type="float">
            <text:p>14.459341056</text:p>
          </table:table-cell>
        </table:table-row>
        <table:table-row table:style-name="ro1">
          <table:table-cell/>
          <table:table-cell office:value-type="float" office:value="0.00606208" calcext:value-type="float">
            <text:p>0.00606208</text:p>
          </table:table-cell>
          <table:table-cell office:value-type="float" office:value="0.006348032" calcext:value-type="float">
            <text:p>0.006348032</text:p>
          </table:table-cell>
          <table:table-cell office:value-type="float" office:value="0.008364288" calcext:value-type="float">
            <text:p>0.008364288</text:p>
          </table:table-cell>
          <table:table-cell office:value-type="float" office:value="0.025549056" calcext:value-type="float">
            <text:p>0.025549056</text:p>
          </table:table-cell>
          <table:table-cell office:value-type="float" office:value="0.331346688" calcext:value-type="float">
            <text:p>0.331346688</text:p>
          </table:table-cell>
          <table:table-cell office:value-type="float" office:value="1.841786368" calcext:value-type="float">
            <text:p>1.841786368</text:p>
          </table:table-cell>
          <table:table-cell office:value-type="float" office:value="2.773940992" calcext:value-type="float">
            <text:p>2.773940992</text:p>
          </table:table-cell>
          <table:table-cell office:value-type="float" office:value="1.85736832" calcext:value-type="float">
            <text:p>1.85736832</text:p>
          </table:table-cell>
          <table:table-cell office:value-type="float" office:value="2.957061632" calcext:value-type="float">
            <text:p>2.957061632</text:p>
          </table:table-cell>
          <table:table-cell office:value-type="float" office:value="2.062723584" calcext:value-type="float">
            <text:p>2.062723584</text:p>
          </table:table-cell>
          <table:table-cell office:value-type="float" office:value="4.282195968" calcext:value-type="float">
            <text:p>4.282195968</text:p>
          </table:table-cell>
          <table:table-cell office:value-type="float" office:value="2.610685696" calcext:value-type="float">
            <text:p>2.610685696</text:p>
          </table:table-cell>
          <table:table-cell office:value-type="float" office:value="11.46188416" calcext:value-type="float">
            <text:p>11.46188416</text:p>
          </table:table-cell>
          <table:table-cell office:value-type="float" office:value="14.459355392" calcext:value-type="float">
            <text:p>14.459355392</text:p>
          </table:table-cell>
        </table:table-row>
        <table:table-row table:style-name="ro1">
          <table:table-cell/>
          <table:table-cell office:value-type="float" office:value="0.006458368" calcext:value-type="float">
            <text:p>0.006458368</text:p>
          </table:table-cell>
          <table:table-cell office:value-type="float" office:value="0.006916352" calcext:value-type="float">
            <text:p>0.006916352</text:p>
          </table:table-cell>
          <table:table-cell office:value-type="float" office:value="0.008274944" calcext:value-type="float">
            <text:p>0.008274944</text:p>
          </table:table-cell>
          <table:table-cell office:value-type="float" office:value="0.025497088" calcext:value-type="float">
            <text:p>0.025497088</text:p>
          </table:table-cell>
          <table:table-cell office:value-type="float" office:value="0.331384832" calcext:value-type="float">
            <text:p>0.331384832</text:p>
          </table:table-cell>
          <table:table-cell office:value-type="float" office:value="1.841704448" calcext:value-type="float">
            <text:p>1.841704448</text:p>
          </table:table-cell>
          <table:table-cell office:value-type="float" office:value="2.773980928" calcext:value-type="float">
            <text:p>2.773980928</text:p>
          </table:table-cell>
          <table:table-cell office:value-type="float" office:value="1.882946816" calcext:value-type="float">
            <text:p>1.882946816</text:p>
          </table:table-cell>
          <table:table-cell office:value-type="float" office:value="2.960003328" calcext:value-type="float">
            <text:p>2.960003328</text:p>
          </table:table-cell>
          <table:table-cell office:value-type="float" office:value="2.062659328" calcext:value-type="float">
            <text:p>2.062659328</text:p>
          </table:table-cell>
          <table:table-cell office:value-type="float" office:value="4.28222976" calcext:value-type="float">
            <text:p>4.28222976</text:p>
          </table:table-cell>
          <table:table-cell office:value-type="float" office:value="2.610679808" calcext:value-type="float">
            <text:p>2.610679808</text:p>
          </table:table-cell>
          <table:table-cell office:value-type="float" office:value="11.461975808" calcext:value-type="float">
            <text:p>11.461975808</text:p>
          </table:table-cell>
          <table:table-cell office:value-type="float" office:value="16.405887744" calcext:value-type="float">
            <text:p>16.405887744</text:p>
          </table:table-cell>
        </table:table-row>
        <table:table-row table:style-name="ro1">
          <table:table-cell/>
          <table:table-cell office:value-type="float" office:value="0.007552256" calcext:value-type="float">
            <text:p>0.007552256</text:p>
          </table:table-cell>
          <table:table-cell office:value-type="float" office:value="0.005994496" calcext:value-type="float">
            <text:p>0.005994496</text:p>
          </table:table-cell>
          <table:table-cell office:value-type="float" office:value="0.010203136" calcext:value-type="float">
            <text:p>0.010203136</text:p>
          </table:table-cell>
          <table:table-cell office:value-type="float" office:value="0.02548352" calcext:value-type="float">
            <text:p>0.02548352</text:p>
          </table:table-cell>
          <table:table-cell office:value-type="float" office:value="0.33156736" calcext:value-type="float">
            <text:p>0.33156736</text:p>
          </table:table-cell>
          <table:table-cell office:value-type="float" office:value="1.84167936" calcext:value-type="float">
            <text:p>1.84167936</text:p>
          </table:table-cell>
          <table:table-cell office:value-type="float" office:value="2.774272768" calcext:value-type="float">
            <text:p>2.774272768</text:p>
          </table:table-cell>
          <table:table-cell office:value-type="float" office:value="1.858178304" calcext:value-type="float">
            <text:p>1.858178304</text:p>
          </table:table-cell>
          <table:table-cell office:value-type="float" office:value="2.960042752" calcext:value-type="float">
            <text:p>2.960042752</text:p>
          </table:table-cell>
          <table:table-cell office:value-type="float" office:value="2.087778048" calcext:value-type="float">
            <text:p>2.087778048</text:p>
          </table:table-cell>
          <table:table-cell office:value-type="float" office:value="4.282278912" calcext:value-type="float">
            <text:p>4.282278912</text:p>
          </table:table-cell>
          <table:table-cell office:value-type="float" office:value="2.610675456" calcext:value-type="float">
            <text:p>2.610675456</text:p>
          </table:table-cell>
          <table:table-cell office:value-type="float" office:value="11.462009856" calcext:value-type="float">
            <text:p>11.462009856</text:p>
          </table:table-cell>
          <table:table-cell office:value-type="float" office:value="16.405884928" calcext:value-type="float">
            <text:p>16.405884928</text:p>
          </table:table-cell>
        </table:table-row>
        <table:table-row table:style-name="ro1">
          <table:table-cell/>
          <table:table-cell office:value-type="float" office:value="0.00564352" calcext:value-type="float">
            <text:p>0.00564352</text:p>
          </table:table-cell>
          <table:table-cell office:value-type="float" office:value="0.006772992" calcext:value-type="float">
            <text:p>0.006772992</text:p>
          </table:table-cell>
          <table:table-cell office:value-type="float" office:value="0.010192896" calcext:value-type="float">
            <text:p>0.010192896</text:p>
          </table:table-cell>
          <table:table-cell office:value-type="float" office:value="0.025475584" calcext:value-type="float">
            <text:p>0.025475584</text:p>
          </table:table-cell>
          <table:table-cell office:value-type="float" office:value="0.331544832" calcext:value-type="float">
            <text:p>0.331544832</text:p>
          </table:table-cell>
          <table:table-cell office:value-type="float" office:value="1.841681152" calcext:value-type="float">
            <text:p>1.841681152</text:p>
          </table:table-cell>
          <table:table-cell office:value-type="float" office:value="2.77424" calcext:value-type="float">
            <text:p>2.77424</text:p>
          </table:table-cell>
          <table:table-cell office:value-type="float" office:value="1.858089984" calcext:value-type="float">
            <text:p>1.858089984</text:p>
          </table:table-cell>
          <table:table-cell office:value-type="float" office:value="2.960083968" calcext:value-type="float">
            <text:p>2.960083968</text:p>
          </table:table-cell>
          <table:table-cell office:value-type="float" office:value="2.087769856" calcext:value-type="float">
            <text:p>2.087769856</text:p>
          </table:table-cell>
          <table:table-cell office:value-type="float" office:value="4.282312448" calcext:value-type="float">
            <text:p>4.282312448</text:p>
          </table:table-cell>
          <table:table-cell office:value-type="float" office:value="2.610348032" calcext:value-type="float">
            <text:p>2.610348032</text:p>
          </table:table-cell>
          <table:table-cell office:value-type="float" office:value="11.46204288" calcext:value-type="float">
            <text:p>11.46204288</text:p>
          </table:table-cell>
          <table:table-cell office:value-type="float" office:value="16.405884416" calcext:value-type="float">
            <text:p>16.405884416</text:p>
          </table:table-cell>
        </table:table-row>
        <table:table-row table:style-name="ro1">
          <table:table-cell/>
          <table:table-cell office:value-type="float" office:value="0.005871104" calcext:value-type="float">
            <text:p>0.005871104</text:p>
          </table:table-cell>
          <table:table-cell office:value-type="float" office:value="0.007325952" calcext:value-type="float">
            <text:p>0.007325952</text:p>
          </table:table-cell>
          <table:table-cell office:value-type="float" office:value="0.01018624" calcext:value-type="float">
            <text:p>0.01018624</text:p>
          </table:table-cell>
          <table:table-cell office:value-type="float" office:value="0.025467392" calcext:value-type="float">
            <text:p>0.025467392</text:p>
          </table:table-cell>
          <table:table-cell office:value-type="float" office:value="0.331569408" calcext:value-type="float">
            <text:p>0.331569408</text:p>
          </table:table-cell>
          <table:table-cell office:value-type="float" office:value="1.841686016" calcext:value-type="float">
            <text:p>1.841686016</text:p>
          </table:table-cell>
          <table:table-cell office:value-type="float" office:value="2.774260992" calcext:value-type="float">
            <text:p>2.774260992</text:p>
          </table:table-cell>
          <table:table-cell office:value-type="float" office:value="1.858071808" calcext:value-type="float">
            <text:p>1.858071808</text:p>
          </table:table-cell>
          <table:table-cell office:value-type="float" office:value="2.960126464" calcext:value-type="float">
            <text:p>2.960126464</text:p>
          </table:table-cell>
          <table:table-cell office:value-type="float" office:value="2.062617088" calcext:value-type="float">
            <text:p>2.062617088</text:p>
          </table:table-cell>
          <table:table-cell office:value-type="float" office:value="4.282343936" calcext:value-type="float">
            <text:p>4.282343936</text:p>
          </table:table-cell>
          <table:table-cell office:value-type="float" office:value="2.610185984" calcext:value-type="float">
            <text:p>2.610185984</text:p>
          </table:table-cell>
          <table:table-cell office:value-type="float" office:value="11.462075392" calcext:value-type="float">
            <text:p>11.462075392</text:p>
          </table:table-cell>
          <table:table-cell office:value-type="float" office:value="16.405885696" calcext:value-type="float">
            <text:p>16.405885696</text:p>
          </table:table-cell>
        </table:table-row>
        <table:table-row table:style-name="ro1">
          <table:table-cell/>
          <table:table-cell office:value-type="float" office:value="0.005522688" calcext:value-type="float">
            <text:p>0.005522688</text:p>
          </table:table-cell>
          <table:table-cell office:value-type="float" office:value="0.007363584" calcext:value-type="float">
            <text:p>0.007363584</text:p>
          </table:table-cell>
          <table:table-cell office:value-type="float" office:value="0.002001664" calcext:value-type="float">
            <text:p>0.002001664</text:p>
          </table:table-cell>
          <table:table-cell office:value-type="float" office:value="0.023405056" calcext:value-type="float">
            <text:p>0.023405056</text:p>
          </table:table-cell>
          <table:table-cell office:value-type="float" office:value="0.329773056" calcext:value-type="float">
            <text:p>0.329773056</text:p>
          </table:table-cell>
          <table:table-cell office:value-type="float" office:value="1.846409216" calcext:value-type="float">
            <text:p>1.846409216</text:p>
          </table:table-cell>
          <table:table-cell office:value-type="float" office:value="2.773376" calcext:value-type="float">
            <text:p>2.773376</text:p>
          </table:table-cell>
          <table:table-cell office:value-type="float" office:value="1.918109696" calcext:value-type="float">
            <text:p>1.918109696</text:p>
          </table:table-cell>
          <table:table-cell office:value-type="float" office:value="2.960170496" calcext:value-type="float">
            <text:p>2.960170496</text:p>
          </table:table-cell>
          <table:table-cell office:value-type="float" office:value="2.06260864" calcext:value-type="float">
            <text:p>2.06260864</text:p>
          </table:table-cell>
          <table:table-cell office:value-type="float" office:value="4.199897088" calcext:value-type="float">
            <text:p>4.199897088</text:p>
          </table:table-cell>
          <table:table-cell office:value-type="float" office:value="2.610159872" calcext:value-type="float">
            <text:p>2.610159872</text:p>
          </table:table-cell>
          <table:table-cell office:value-type="float" office:value="11.462108416" calcext:value-type="float">
            <text:p>11.462108416</text:p>
          </table:table-cell>
          <table:table-cell office:value-type="float" office:value="15.293131264" calcext:value-type="float">
            <text:p>15.293131264</text:p>
          </table:table-cell>
        </table:table-row>
        <table:table-row table:style-name="ro1">
          <table:table-cell/>
          <table:table-cell office:value-type="float" office:value="0.006438144" calcext:value-type="float">
            <text:p>0.006438144</text:p>
          </table:table-cell>
          <table:table-cell office:value-type="float" office:value="0.005819904" calcext:value-type="float">
            <text:p>0.005819904</text:p>
          </table:table-cell>
          <table:table-cell office:value-type="float" office:value="0.002086144" calcext:value-type="float">
            <text:p>0.002086144</text:p>
          </table:table-cell>
          <table:table-cell office:value-type="float" office:value="0.023316992" calcext:value-type="float">
            <text:p>0.023316992</text:p>
          </table:table-cell>
          <table:table-cell office:value-type="float" office:value="0.329799424" calcext:value-type="float">
            <text:p>0.329799424</text:p>
          </table:table-cell>
          <table:table-cell office:value-type="float" office:value="1.846406144" calcext:value-type="float">
            <text:p>1.846406144</text:p>
          </table:table-cell>
          <table:table-cell office:value-type="float" office:value="2.773405696" calcext:value-type="float">
            <text:p>2.773405696</text:p>
          </table:table-cell>
          <table:table-cell office:value-type="float" office:value="1.918112768" calcext:value-type="float">
            <text:p>1.918112768</text:p>
          </table:table-cell>
          <table:table-cell office:value-type="float" office:value="2.960216576" calcext:value-type="float">
            <text:p>2.960216576</text:p>
          </table:table-cell>
          <table:table-cell office:value-type="float" office:value="2.00456448" calcext:value-type="float">
            <text:p>2.00456448</text:p>
          </table:table-cell>
          <table:table-cell office:value-type="float" office:value="4.199939328" calcext:value-type="float">
            <text:p>4.199939328</text:p>
          </table:table-cell>
          <table:table-cell office:value-type="float" office:value="2.610150656" calcext:value-type="float">
            <text:p>2.610150656</text:p>
          </table:table-cell>
          <table:table-cell office:value-type="float" office:value="11.462140928" calcext:value-type="float">
            <text:p>11.462140928</text:p>
          </table:table-cell>
          <table:table-cell office:value-type="float" office:value="15.293161216" calcext:value-type="float">
            <text:p>15.293161216</text:p>
          </table:table-cell>
        </table:table-row>
        <table:table-row table:style-name="ro1">
          <table:table-cell/>
          <table:table-cell office:value-type="float" office:value="0.006228224" calcext:value-type="float">
            <text:p>0.006228224</text:p>
          </table:table-cell>
          <table:table-cell office:value-type="float" office:value="0.006676736" calcext:value-type="float">
            <text:p>0.006676736</text:p>
          </table:table-cell>
          <table:table-cell office:value-type="float" office:value="0.002113792" calcext:value-type="float">
            <text:p>0.002113792</text:p>
          </table:table-cell>
          <table:table-cell office:value-type="float" office:value="0.02330368" calcext:value-type="float">
            <text:p>0.02330368</text:p>
          </table:table-cell>
          <table:table-cell office:value-type="float" office:value="0.32982912" calcext:value-type="float">
            <text:p>0.32982912</text:p>
          </table:table-cell>
          <table:table-cell office:value-type="float" office:value="1.846408192" calcext:value-type="float">
            <text:p>1.846408192</text:p>
          </table:table-cell>
          <table:table-cell office:value-type="float" office:value="2.773437696" calcext:value-type="float">
            <text:p>2.773437696</text:p>
          </table:table-cell>
          <table:table-cell office:value-type="float" office:value="1.918107904" calcext:value-type="float">
            <text:p>1.918107904</text:p>
          </table:table-cell>
          <table:table-cell office:value-type="float" office:value="2.960263168" calcext:value-type="float">
            <text:p>2.960263168</text:p>
          </table:table-cell>
          <table:table-cell office:value-type="float" office:value="2.004559872" calcext:value-type="float">
            <text:p>2.004559872</text:p>
          </table:table-cell>
          <table:table-cell office:value-type="float" office:value="4.19998208" calcext:value-type="float">
            <text:p>4.19998208</text:p>
          </table:table-cell>
          <table:table-cell office:value-type="float" office:value="2.610149376" calcext:value-type="float">
            <text:p>2.610149376</text:p>
          </table:table-cell>
          <table:table-cell office:value-type="float" office:value="11.334340608" calcext:value-type="float">
            <text:p>11.334340608</text:p>
          </table:table-cell>
          <table:table-cell office:value-type="float" office:value="15.293242368" calcext:value-type="float">
            <text:p>15.293242368</text:p>
          </table:table-cell>
        </table:table-row>
        <table:table-row table:style-name="ro1">
          <table:table-cell/>
          <table:table-cell office:value-type="float" office:value="0.005639424" calcext:value-type="float">
            <text:p>0.005639424</text:p>
          </table:table-cell>
          <table:table-cell office:value-type="float" office:value="0.006346752" calcext:value-type="float">
            <text:p>0.006346752</text:p>
          </table:table-cell>
          <table:table-cell office:value-type="float" office:value="0.00213888" calcext:value-type="float">
            <text:p>0.00213888</text:p>
          </table:table-cell>
          <table:table-cell office:value-type="float" office:value="0.023294208" calcext:value-type="float">
            <text:p>0.023294208</text:p>
          </table:table-cell>
          <table:table-cell office:value-type="float" office:value="0.329859328" calcext:value-type="float">
            <text:p>0.329859328</text:p>
          </table:table-cell>
          <table:table-cell office:value-type="float" office:value="1.816877568" calcext:value-type="float">
            <text:p>1.816877568</text:p>
          </table:table-cell>
          <table:table-cell office:value-type="float" office:value="2.773468416" calcext:value-type="float">
            <text:p>2.773468416</text:p>
          </table:table-cell>
          <table:table-cell office:value-type="float" office:value="1.858075648" calcext:value-type="float">
            <text:p>1.858075648</text:p>
          </table:table-cell>
          <table:table-cell office:value-type="float" office:value="2.963345408" calcext:value-type="float">
            <text:p>2.963345408</text:p>
          </table:table-cell>
          <table:table-cell office:value-type="float" office:value="2.0045568" calcext:value-type="float">
            <text:p>2.0045568</text:p>
          </table:table-cell>
          <table:table-cell office:value-type="float" office:value="4.237319936" calcext:value-type="float">
            <text:p>4.237319936</text:p>
          </table:table-cell>
          <table:table-cell office:value-type="float" office:value="2.61014528" calcext:value-type="float">
            <text:p>2.61014528</text:p>
          </table:table-cell>
          <table:table-cell office:value-type="float" office:value="11.334323968" calcext:value-type="float">
            <text:p>11.334323968</text:p>
          </table:table-cell>
          <table:table-cell office:value-type="float" office:value="15.293275904" calcext:value-type="float">
            <text:p>15.293275904</text:p>
          </table:table-cell>
        </table:table-row>
        <table:table-row table:style-name="ro1">
          <table:table-cell/>
          <table:table-cell office:value-type="float" office:value="0.006622208" calcext:value-type="float">
            <text:p>0.006622208</text:p>
          </table:table-cell>
          <table:table-cell office:value-type="float" office:value="0.007490304" calcext:value-type="float">
            <text:p>0.007490304</text:p>
          </table:table-cell>
          <table:table-cell office:value-type="float" office:value="0.00216448" calcext:value-type="float">
            <text:p>0.00216448</text:p>
          </table:table-cell>
          <table:table-cell office:value-type="float" office:value="0.023286272" calcext:value-type="float">
            <text:p>0.023286272</text:p>
          </table:table-cell>
          <table:table-cell office:value-type="float" office:value="0.329890816" calcext:value-type="float">
            <text:p>0.329890816</text:p>
          </table:table-cell>
          <table:table-cell office:value-type="float" office:value="1.836158464" calcext:value-type="float">
            <text:p>1.836158464</text:p>
          </table:table-cell>
          <table:table-cell office:value-type="float" office:value="2.773501184" calcext:value-type="float">
            <text:p>2.773501184</text:p>
          </table:table-cell>
          <table:table-cell office:value-type="float" office:value="1.858071552" calcext:value-type="float">
            <text:p>1.858071552</text:p>
          </table:table-cell>
          <table:table-cell office:value-type="float" office:value="2.963333376" calcext:value-type="float">
            <text:p>2.963333376</text:p>
          </table:table-cell>
          <table:table-cell office:value-type="float" office:value="2.004553216" calcext:value-type="float">
            <text:p>2.004553216</text:p>
          </table:table-cell>
          <table:table-cell office:value-type="float" office:value="4.237431808" calcext:value-type="float">
            <text:p>4.237431808</text:p>
          </table:table-cell>
          <table:table-cell office:value-type="float" office:value="2.610140416" calcext:value-type="float">
            <text:p>2.610140416</text:p>
          </table:table-cell>
          <table:table-cell office:value-type="float" office:value="11.334345216" calcext:value-type="float">
            <text:p>11.334345216</text:p>
          </table:table-cell>
          <table:table-cell office:value-type="float" office:value="16.254211584" calcext:value-type="float">
            <text:p>16.254211584</text:p>
          </table:table-cell>
        </table:table-row>
        <table:table-row table:style-name="ro1">
          <table:table-cell/>
          <table:table-cell office:value-type="float" office:value="0.0058752" calcext:value-type="float">
            <text:p>0.0058752</text:p>
          </table:table-cell>
          <table:table-cell office:value-type="float" office:value="0.007497984" calcext:value-type="float">
            <text:p>0.007497984</text:p>
          </table:table-cell>
          <table:table-cell office:value-type="float" office:value="0.033184768" calcext:value-type="float">
            <text:p>0.033184768</text:p>
          </table:table-cell>
          <table:table-cell office:value-type="float" office:value="0.021679616" calcext:value-type="float">
            <text:p>0.021679616</text:p>
          </table:table-cell>
          <table:table-cell office:value-type="float" office:value="0.329923328" calcext:value-type="float">
            <text:p>0.329923328</text:p>
          </table:table-cell>
          <table:table-cell office:value-type="float" office:value="1.846989568" calcext:value-type="float">
            <text:p>1.846989568</text:p>
          </table:table-cell>
          <table:table-cell office:value-type="float" office:value="2.773532416" calcext:value-type="float">
            <text:p>2.773532416</text:p>
          </table:table-cell>
          <table:table-cell office:value-type="float" office:value="1.858066944" calcext:value-type="float">
            <text:p>1.858066944</text:p>
          </table:table-cell>
          <table:table-cell office:value-type="float" office:value="2.963355904" calcext:value-type="float">
            <text:p>2.963355904</text:p>
          </table:table-cell>
          <table:table-cell office:value-type="float" office:value="2.207490816" calcext:value-type="float">
            <text:p>2.207490816</text:p>
          </table:table-cell>
          <table:table-cell office:value-type="float" office:value="4.237483264" calcext:value-type="float">
            <text:p>4.237483264</text:p>
          </table:table-cell>
          <table:table-cell office:value-type="float" office:value="2.610136832" calcext:value-type="float">
            <text:p>2.610136832</text:p>
          </table:table-cell>
          <table:table-cell office:value-type="float" office:value="11.334368512" calcext:value-type="float">
            <text:p>11.334368512</text:p>
          </table:table-cell>
          <table:table-cell office:value-type="float" office:value="16.2542464" calcext:value-type="float">
            <text:p>16.2542464</text:p>
          </table:table-cell>
        </table:table-row>
        <table:table-row table:style-name="ro1">
          <table:table-cell/>
          <table:table-cell office:value-type="float" office:value="0.00704" calcext:value-type="float">
            <text:p>0.00704</text:p>
          </table:table-cell>
          <table:table-cell office:value-type="float" office:value="0.007389184" calcext:value-type="float">
            <text:p>0.007389184</text:p>
          </table:table-cell>
          <table:table-cell office:value-type="float" office:value="0.033321984" calcext:value-type="float">
            <text:p>0.033321984</text:p>
          </table:table-cell>
          <table:table-cell office:value-type="float" office:value="0.02161024" calcext:value-type="float">
            <text:p>0.02161024</text:p>
          </table:table-cell>
          <table:table-cell office:value-type="float" office:value="0.329982464" calcext:value-type="float">
            <text:p>0.329982464</text:p>
          </table:table-cell>
          <table:table-cell office:value-type="float" office:value="1.846971904" calcext:value-type="float">
            <text:p>1.846971904</text:p>
          </table:table-cell>
          <table:table-cell office:value-type="float" office:value="2.77356416" calcext:value-type="float">
            <text:p>2.77356416</text:p>
          </table:table-cell>
          <table:table-cell office:value-type="float" office:value="1.858004224" calcext:value-type="float">
            <text:p>1.858004224</text:p>
          </table:table-cell>
          <table:table-cell office:value-type="float" office:value="2.963384832" calcext:value-type="float">
            <text:p>2.963384832</text:p>
          </table:table-cell>
          <table:table-cell office:value-type="float" office:value="2.20752512" calcext:value-type="float">
            <text:p>2.20752512</text:p>
          </table:table-cell>
          <table:table-cell office:value-type="float" office:value="4.237625088" calcext:value-type="float">
            <text:p>4.237625088</text:p>
          </table:table-cell>
          <table:table-cell office:value-type="float" office:value="2.610113024" calcext:value-type="float">
            <text:p>2.610113024</text:p>
          </table:table-cell>
          <table:table-cell office:value-type="float" office:value="11.334394624" calcext:value-type="float">
            <text:p>11.334394624</text:p>
          </table:table-cell>
          <table:table-cell office:value-type="float" office:value="16.254283264" calcext:value-type="float">
            <text:p>16.254283264</text:p>
          </table:table-cell>
        </table:table-row>
        <table:table-row table:style-name="ro1">
          <table:table-cell/>
          <table:table-cell office:value-type="float" office:value="0.007798528" calcext:value-type="float">
            <text:p>0.007798528</text:p>
          </table:table-cell>
          <table:table-cell office:value-type="float" office:value="0.007422464" calcext:value-type="float">
            <text:p>0.007422464</text:p>
          </table:table-cell>
          <table:table-cell office:value-type="float" office:value="0.033398016" calcext:value-type="float">
            <text:p>0.033398016</text:p>
          </table:table-cell>
          <table:table-cell office:value-type="float" office:value="0.021598976" calcext:value-type="float">
            <text:p>0.021598976</text:p>
          </table:table-cell>
          <table:table-cell office:value-type="float" office:value="0.33024512" calcext:value-type="float">
            <text:p>0.33024512</text:p>
          </table:table-cell>
          <table:table-cell office:value-type="float" office:value="1.846966272" calcext:value-type="float">
            <text:p>1.846966272</text:p>
          </table:table-cell>
          <table:table-cell office:value-type="float" office:value="2.773589504" calcext:value-type="float">
            <text:p>2.773589504</text:p>
          </table:table-cell>
          <table:table-cell office:value-type="float" office:value="1.85799296" calcext:value-type="float">
            <text:p>1.85799296</text:p>
          </table:table-cell>
          <table:table-cell office:value-type="float" office:value="2.963416064" calcext:value-type="float">
            <text:p>2.963416064</text:p>
          </table:table-cell>
          <table:table-cell office:value-type="float" office:value="2.188105216" calcext:value-type="float">
            <text:p>2.188105216</text:p>
          </table:table-cell>
          <table:table-cell office:value-type="float" office:value="4.23779712" calcext:value-type="float">
            <text:p>4.23779712</text:p>
          </table:table-cell>
          <table:table-cell office:value-type="float" office:value="2.610107392" calcext:value-type="float">
            <text:p>2.610107392</text:p>
          </table:table-cell>
          <table:table-cell office:value-type="float" office:value="11.334422784" calcext:value-type="float">
            <text:p>11.334422784</text:p>
          </table:table-cell>
          <table:table-cell office:value-type="float" office:value="16.254321152" calcext:value-type="float">
            <text:p>16.254321152</text:p>
          </table:table-cell>
        </table:table-row>
        <table:table-row table:style-name="ro1">
          <table:table-cell/>
          <table:table-cell office:value-type="float" office:value="0.00653952" calcext:value-type="float">
            <text:p>0.00653952</text:p>
          </table:table-cell>
          <table:table-cell office:value-type="float" office:value="0.011201024" calcext:value-type="float">
            <text:p>0.011201024</text:p>
          </table:table-cell>
          <table:table-cell office:value-type="float" office:value="0.033571584" calcext:value-type="float">
            <text:p>0.033571584</text:p>
          </table:table-cell>
          <table:table-cell office:value-type="float" office:value="0.021592832" calcext:value-type="float">
            <text:p>0.021592832</text:p>
          </table:table-cell>
          <table:table-cell office:value-type="float" office:value="0.33016576" calcext:value-type="float">
            <text:p>0.33016576</text:p>
          </table:table-cell>
          <table:table-cell office:value-type="float" office:value="1.846961664" calcext:value-type="float">
            <text:p>1.846961664</text:p>
          </table:table-cell>
          <table:table-cell office:value-type="float" office:value="2.77362048" calcext:value-type="float">
            <text:p>2.77362048</text:p>
          </table:table-cell>
          <table:table-cell office:value-type="float" office:value="1.899175936" calcext:value-type="float">
            <text:p>1.899175936</text:p>
          </table:table-cell>
          <table:table-cell office:value-type="float" office:value="2.9634496" calcext:value-type="float">
            <text:p>2.9634496</text:p>
          </table:table-cell>
          <table:table-cell office:value-type="float" office:value="2.192427776" calcext:value-type="float">
            <text:p>2.192427776</text:p>
          </table:table-cell>
          <table:table-cell office:value-type="float" office:value="4.237895168" calcext:value-type="float">
            <text:p>4.237895168</text:p>
          </table:table-cell>
          <table:table-cell office:value-type="float" office:value="2.557592832" calcext:value-type="float">
            <text:p>2.557592832</text:p>
          </table:table-cell>
          <table:table-cell office:value-type="float" office:value="11.334451968" calcext:value-type="float">
            <text:p>11.334451968</text:p>
          </table:table-cell>
          <table:table-cell office:value-type="float" office:value="16.528115456" calcext:value-type="float">
            <text:p>16.528115456</text:p>
          </table:table-cell>
        </table:table-row>
        <table:table-row table:style-name="ro1">
          <table:table-cell/>
          <table:table-cell office:value-type="float" office:value="0.00855424" calcext:value-type="float">
            <text:p>0.00855424</text:p>
          </table:table-cell>
          <table:table-cell office:value-type="float" office:value="0.006979328" calcext:value-type="float">
            <text:p>0.006979328</text:p>
          </table:table-cell>
          <table:table-cell office:value-type="float" office:value="0.033631232" calcext:value-type="float">
            <text:p>0.033631232</text:p>
          </table:table-cell>
          <table:table-cell office:value-type="float" office:value="0.021587456" calcext:value-type="float">
            <text:p>0.021587456</text:p>
          </table:table-cell>
          <table:table-cell office:value-type="float" office:value="0.330174976" calcext:value-type="float">
            <text:p>0.330174976</text:p>
          </table:table-cell>
          <table:table-cell office:value-type="float" office:value="1.846959616" calcext:value-type="float">
            <text:p>1.846959616</text:p>
          </table:table-cell>
          <table:table-cell office:value-type="float" office:value="2.77365504" calcext:value-type="float">
            <text:p>2.77365504</text:p>
          </table:table-cell>
          <table:table-cell office:value-type="float" office:value="1.918070016" calcext:value-type="float">
            <text:p>1.918070016</text:p>
          </table:table-cell>
          <table:table-cell office:value-type="float" office:value="2.963484672" calcext:value-type="float">
            <text:p>2.963484672</text:p>
          </table:table-cell>
          <table:table-cell office:value-type="float" office:value="2.120083968" calcext:value-type="float">
            <text:p>2.120083968</text:p>
          </table:table-cell>
          <table:table-cell office:value-type="float" office:value="4.237990144" calcext:value-type="float">
            <text:p>4.237990144</text:p>
          </table:table-cell>
          <table:table-cell office:value-type="float" office:value="2.557598464" calcext:value-type="float">
            <text:p>2.557598464</text:p>
          </table:table-cell>
          <table:table-cell office:value-type="float" office:value="11.334482176" calcext:value-type="float">
            <text:p>11.334482176</text:p>
          </table:table-cell>
          <table:table-cell office:value-type="float" office:value="16.528159488" calcext:value-type="float">
            <text:p>16.528159488</text:p>
          </table:table-cell>
        </table:table-row>
        <table:table-row table:style-name="ro1">
          <table:table-cell/>
          <table:table-cell office:value-type="float" office:value="0.012210176" calcext:value-type="float">
            <text:p>0.012210176</text:p>
          </table:table-cell>
          <table:table-cell office:value-type="float" office:value="0.006470912" calcext:value-type="float">
            <text:p>0.006470912</text:p>
          </table:table-cell>
          <table:table-cell office:value-type="float" office:value="0.033433088" calcext:value-type="float">
            <text:p>0.033433088</text:p>
          </table:table-cell>
          <table:table-cell office:value-type="float" office:value="0.015260416" calcext:value-type="float">
            <text:p>0.015260416</text:p>
          </table:table-cell>
          <table:table-cell office:value-type="float" office:value="0.329408" calcext:value-type="float">
            <text:p>0.329408</text:p>
          </table:table-cell>
          <table:table-cell office:value-type="float" office:value="1.83463168" calcext:value-type="float">
            <text:p>1.83463168</text:p>
          </table:table-cell>
          <table:table-cell office:value-type="float" office:value="2.773689344" calcext:value-type="float">
            <text:p>2.773689344</text:p>
          </table:table-cell>
          <table:table-cell office:value-type="float" office:value="1.929515008" calcext:value-type="float">
            <text:p>1.929515008</text:p>
          </table:table-cell>
          <table:table-cell office:value-type="float" office:value="2.962978816" calcext:value-type="float">
            <text:p>2.962978816</text:p>
          </table:table-cell>
          <table:table-cell office:value-type="float" office:value="2.120133376" calcext:value-type="float">
            <text:p>2.120133376</text:p>
          </table:table-cell>
          <table:table-cell office:value-type="float" office:value="4.238084864" calcext:value-type="float">
            <text:p>4.238084864</text:p>
          </table:table-cell>
          <table:table-cell office:value-type="float" office:value="2.557583872" calcext:value-type="float">
            <text:p>2.557583872</text:p>
          </table:table-cell>
          <table:table-cell office:value-type="float" office:value="11.33451264" calcext:value-type="float">
            <text:p>11.33451264</text:p>
          </table:table-cell>
          <table:table-cell office:value-type="float" office:value="15.175437568" calcext:value-type="float">
            <text:p>15.175437568</text:p>
          </table:table-cell>
        </table:table-row>
        <table:table-row table:style-name="ro1">
          <table:table-cell/>
          <table:table-cell office:value-type="float" office:value="0.006723328" calcext:value-type="float">
            <text:p>0.006723328</text:p>
          </table:table-cell>
          <table:table-cell office:value-type="float" office:value="0.005636864" calcext:value-type="float">
            <text:p>0.005636864</text:p>
          </table:table-cell>
          <table:table-cell office:value-type="float" office:value="0.033305088" calcext:value-type="float">
            <text:p>0.033305088</text:p>
          </table:table-cell>
          <table:table-cell office:value-type="float" office:value="0.015188224" calcext:value-type="float">
            <text:p>0.015188224</text:p>
          </table:table-cell>
          <table:table-cell office:value-type="float" office:value="0.32943488" calcext:value-type="float">
            <text:p>0.32943488</text:p>
          </table:table-cell>
          <table:table-cell office:value-type="float" office:value="1.834341376" calcext:value-type="float">
            <text:p>1.834341376</text:p>
          </table:table-cell>
          <table:table-cell office:value-type="float" office:value="2.773723648" calcext:value-type="float">
            <text:p>2.773723648</text:p>
          </table:table-cell>
          <table:table-cell office:value-type="float" office:value="1.857991424" calcext:value-type="float">
            <text:p>1.857991424</text:p>
          </table:table-cell>
          <table:table-cell office:value-type="float" office:value="2.96301696" calcext:value-type="float">
            <text:p>2.96301696</text:p>
          </table:table-cell>
          <table:table-cell office:value-type="float" office:value="2.019402752" calcext:value-type="float">
            <text:p>2.019402752</text:p>
          </table:table-cell>
          <table:table-cell office:value-type="float" office:value="4.454192896" calcext:value-type="float">
            <text:p>4.454192896</text:p>
          </table:table-cell>
          <table:table-cell office:value-type="float" office:value="2.557573888" calcext:value-type="float">
            <text:p>2.557573888</text:p>
          </table:table-cell>
          <table:table-cell office:value-type="float" office:value="11.334543872" calcext:value-type="float">
            <text:p>11.334543872</text:p>
          </table:table-cell>
          <table:table-cell office:value-type="float" office:value="15.175453696" calcext:value-type="float">
            <text:p>15.175453696</text:p>
          </table:table-cell>
        </table:table-row>
        <table:table-row table:style-name="ro1">
          <table:table-cell/>
          <table:table-cell office:value-type="float" office:value="0.005946624" calcext:value-type="float">
            <text:p>0.005946624</text:p>
          </table:table-cell>
          <table:table-cell office:value-type="float" office:value="0.006599424" calcext:value-type="float">
            <text:p>0.006599424</text:p>
          </table:table-cell>
          <table:table-cell office:value-type="float" office:value="0.033275904" calcext:value-type="float">
            <text:p>0.033275904</text:p>
          </table:table-cell>
          <table:table-cell office:value-type="float" office:value="0.01517312" calcext:value-type="float">
            <text:p>0.01517312</text:p>
          </table:table-cell>
          <table:table-cell office:value-type="float" office:value="0.329462528" calcext:value-type="float">
            <text:p>0.329462528</text:p>
          </table:table-cell>
          <table:table-cell office:value-type="float" office:value="1.834354688" calcext:value-type="float">
            <text:p>1.834354688</text:p>
          </table:table-cell>
          <table:table-cell office:value-type="float" office:value="2.77398144" calcext:value-type="float">
            <text:p>2.77398144</text:p>
          </table:table-cell>
          <table:table-cell office:value-type="float" office:value="1.918861312" calcext:value-type="float">
            <text:p>1.918861312</text:p>
          </table:table-cell>
          <table:table-cell office:value-type="float" office:value="2.963055872" calcext:value-type="float">
            <text:p>2.963055872</text:p>
          </table:table-cell>
          <table:table-cell office:value-type="float" office:value="2.019412224" calcext:value-type="float">
            <text:p>2.019412224</text:p>
          </table:table-cell>
          <table:table-cell office:value-type="float" office:value="4.454331648" calcext:value-type="float">
            <text:p>4.454331648</text:p>
          </table:table-cell>
          <table:table-cell office:value-type="float" office:value="2.557563904" calcext:value-type="float">
            <text:p>2.557563904</text:p>
          </table:table-cell>
          <table:table-cell office:value-type="float" office:value="11.334576384" calcext:value-type="float">
            <text:p>11.334576384</text:p>
          </table:table-cell>
          <table:table-cell office:value-type="float" office:value="15.768937472" calcext:value-type="float">
            <text:p>15.768937472</text:p>
          </table:table-cell>
        </table:table-row>
        <table:table-row table:style-name="ro1">
          <table:table-cell/>
          <table:table-cell office:value-type="float" office:value="0.005856768" calcext:value-type="float">
            <text:p>0.005856768</text:p>
          </table:table-cell>
          <table:table-cell office:value-type="float" office:value="0.006494464" calcext:value-type="float">
            <text:p>0.006494464</text:p>
          </table:table-cell>
          <table:table-cell office:value-type="float" office:value="0.033255424" calcext:value-type="float">
            <text:p>0.033255424</text:p>
          </table:table-cell>
          <table:table-cell office:value-type="float" office:value="0.015164672" calcext:value-type="float">
            <text:p>0.015164672</text:p>
          </table:table-cell>
          <table:table-cell office:value-type="float" office:value="0.329490176" calcext:value-type="float">
            <text:p>0.329490176</text:p>
          </table:table-cell>
          <table:table-cell office:value-type="float" office:value="1.82529536" calcext:value-type="float">
            <text:p>1.82529536</text:p>
          </table:table-cell>
          <table:table-cell office:value-type="float" office:value="2.77395072" calcext:value-type="float">
            <text:p>2.77395072</text:p>
          </table:table-cell>
          <table:table-cell office:value-type="float" office:value="1.918744576" calcext:value-type="float">
            <text:p>1.918744576</text:p>
          </table:table-cell>
          <table:table-cell office:value-type="float" office:value="2.963085824" calcext:value-type="float">
            <text:p>2.963085824</text:p>
          </table:table-cell>
          <table:table-cell office:value-type="float" office:value="2.00991616" calcext:value-type="float">
            <text:p>2.00991616</text:p>
          </table:table-cell>
          <table:table-cell office:value-type="float" office:value="4.454548992" calcext:value-type="float">
            <text:p>4.454548992</text:p>
          </table:table-cell>
          <table:table-cell office:value-type="float" office:value="2.557556736" calcext:value-type="float">
            <text:p>2.557556736</text:p>
          </table:table-cell>
          <table:table-cell office:value-type="float" office:value="11.334606592" calcext:value-type="float">
            <text:p>11.334606592</text:p>
          </table:table-cell>
          <table:table-cell office:value-type="float" office:value="15.7340288" calcext:value-type="float">
            <text:p>15.7340288</text:p>
          </table:table-cell>
        </table:table-row>
        <table:table-row table:style-name="ro1">
          <table:table-cell/>
          <table:table-cell office:value-type="float" office:value="0.005787392" calcext:value-type="float">
            <text:p>0.005787392</text:p>
          </table:table-cell>
          <table:table-cell office:value-type="float" office:value="0.006353664" calcext:value-type="float">
            <text:p>0.006353664</text:p>
          </table:table-cell>
          <table:table-cell office:value-type="float" office:value="0.033223936" calcext:value-type="float">
            <text:p>0.033223936</text:p>
          </table:table-cell>
          <table:table-cell office:value-type="float" office:value="0.015158016" calcext:value-type="float">
            <text:p>0.015158016</text:p>
          </table:table-cell>
          <table:table-cell office:value-type="float" office:value="0.329504256" calcext:value-type="float">
            <text:p>0.329504256</text:p>
          </table:table-cell>
          <table:table-cell office:value-type="float" office:value="1.844558592" calcext:value-type="float">
            <text:p>1.844558592</text:p>
          </table:table-cell>
          <table:table-cell office:value-type="float" office:value="2.77397376" calcext:value-type="float">
            <text:p>2.77397376</text:p>
          </table:table-cell>
          <table:table-cell office:value-type="float" office:value="1.918715136" calcext:value-type="float">
            <text:p>1.918715136</text:p>
          </table:table-cell>
          <table:table-cell office:value-type="float" office:value="2.963124992" calcext:value-type="float">
            <text:p>2.963124992</text:p>
          </table:table-cell>
          <table:table-cell office:value-type="float" office:value="2.009863936" calcext:value-type="float">
            <text:p>2.009863936</text:p>
          </table:table-cell>
          <table:table-cell office:value-type="float" office:value="4.482302976" calcext:value-type="float">
            <text:p>4.482302976</text:p>
          </table:table-cell>
          <table:table-cell office:value-type="float" office:value="2.681874944" calcext:value-type="float">
            <text:p>2.681874944</text:p>
          </table:table-cell>
          <table:table-cell office:value-type="float" office:value="11.33463808" calcext:value-type="float">
            <text:p>11.33463808</text:p>
          </table:table-cell>
          <table:table-cell office:value-type="float" office:value="15.529887232" calcext:value-type="float">
            <text:p>15.529887232</text:p>
          </table:table-cell>
        </table:table-row>
        <table:table-row table:style-name="ro1">
          <table:table-cell/>
          <table:table-cell office:value-type="float" office:value="0.005762048" calcext:value-type="float">
            <text:p>0.005762048</text:p>
          </table:table-cell>
          <table:table-cell office:value-type="float" office:value="0.005649152" calcext:value-type="float">
            <text:p>0.005649152</text:p>
          </table:table-cell>
          <table:table-cell office:value-type="float" office:value="0.03124992" calcext:value-type="float">
            <text:p>0.03124992</text:p>
          </table:table-cell>
          <table:table-cell office:value-type="float" office:value="0.012892672" calcext:value-type="float">
            <text:p>0.012892672</text:p>
          </table:table-cell>
          <table:table-cell office:value-type="float" office:value="0.329527808" calcext:value-type="float">
            <text:p>0.329527808</text:p>
          </table:table-cell>
          <table:table-cell office:value-type="float" office:value="1.836595968" calcext:value-type="float">
            <text:p>1.836595968</text:p>
          </table:table-cell>
          <table:table-cell office:value-type="float" office:value="2.769883136" calcext:value-type="float">
            <text:p>2.769883136</text:p>
          </table:table-cell>
          <table:table-cell office:value-type="float" office:value="1.899804672" calcext:value-type="float">
            <text:p>1.899804672</text:p>
          </table:table-cell>
          <table:table-cell office:value-type="float" office:value="2.963719168" calcext:value-type="float">
            <text:p>2.963719168</text:p>
          </table:table-cell>
          <table:table-cell office:value-type="float" office:value="2.009846016" calcext:value-type="float">
            <text:p>2.009846016</text:p>
          </table:table-cell>
          <table:table-cell office:value-type="float" office:value="4.51097088" calcext:value-type="float">
            <text:p>4.51097088</text:p>
          </table:table-cell>
          <table:table-cell office:value-type="float" office:value="2.612442368" calcext:value-type="float">
            <text:p>2.612442368</text:p>
          </table:table-cell>
          <table:table-cell office:value-type="float" office:value="11.334670336" calcext:value-type="float">
            <text:p>11.334670336</text:p>
          </table:table-cell>
          <table:table-cell office:value-type="float" office:value="14.940539392" calcext:value-type="float">
            <text:p>14.940539392</text:p>
          </table:table-cell>
        </table:table-row>
        <table:table-row table:style-name="ro1">
          <table:table-cell/>
          <table:table-cell office:value-type="float" office:value="0.008893696" calcext:value-type="float">
            <text:p>0.008893696</text:p>
          </table:table-cell>
          <table:table-cell office:value-type="float" office:value="0.00736512" calcext:value-type="float">
            <text:p>0.00736512</text:p>
          </table:table-cell>
          <table:table-cell office:value-type="float" office:value="0.029576448" calcext:value-type="float">
            <text:p>0.029576448</text:p>
          </table:table-cell>
          <table:table-cell office:value-type="float" office:value="0.01277824" calcext:value-type="float">
            <text:p>0.01277824</text:p>
          </table:table-cell>
          <table:table-cell office:value-type="float" office:value="0.329552128" calcext:value-type="float">
            <text:p>0.329552128</text:p>
          </table:table-cell>
          <table:table-cell office:value-type="float" office:value="1.83657984" calcext:value-type="float">
            <text:p>1.83657984</text:p>
          </table:table-cell>
          <table:table-cell office:value-type="float" office:value="2.769900288" calcext:value-type="float">
            <text:p>2.769900288</text:p>
          </table:table-cell>
          <table:table-cell office:value-type="float" office:value="1.899796224" calcext:value-type="float">
            <text:p>1.899796224</text:p>
          </table:table-cell>
          <table:table-cell office:value-type="float" office:value="2.958021888" calcext:value-type="float">
            <text:p>2.958021888</text:p>
          </table:table-cell>
          <table:table-cell office:value-type="float" office:value="2.009833728" calcext:value-type="float">
            <text:p>2.009833728</text:p>
          </table:table-cell>
          <table:table-cell office:value-type="float" office:value="4.511089664" calcext:value-type="float">
            <text:p>4.511089664</text:p>
          </table:table-cell>
          <table:table-cell office:value-type="float" office:value="2.612107776" calcext:value-type="float">
            <text:p>2.612107776</text:p>
          </table:table-cell>
          <table:table-cell office:value-type="float" office:value="11.334701824" calcext:value-type="float">
            <text:p>11.334701824</text:p>
          </table:table-cell>
          <table:table-cell office:value-type="float" office:value="15.641105408" calcext:value-type="float">
            <text:p>15.641105408</text:p>
          </table:table-cell>
        </table:table-row>
        <table:table-row table:style-name="ro1">
          <table:table-cell/>
          <table:table-cell office:value-type="float" office:value="0.006242816" calcext:value-type="float">
            <text:p>0.006242816</text:p>
          </table:table-cell>
          <table:table-cell office:value-type="float" office:value="0.00245504" calcext:value-type="float">
            <text:p>0.00245504</text:p>
          </table:table-cell>
          <table:table-cell office:value-type="float" office:value="0.025869568" calcext:value-type="float">
            <text:p>0.025869568</text:p>
          </table:table-cell>
          <table:table-cell office:value-type="float" office:value="0.012763392" calcext:value-type="float">
            <text:p>0.012763392</text:p>
          </table:table-cell>
          <table:table-cell office:value-type="float" office:value="0.329805824" calcext:value-type="float">
            <text:p>0.329805824</text:p>
          </table:table-cell>
          <table:table-cell office:value-type="float" office:value="1.836569088" calcext:value-type="float">
            <text:p>1.836569088</text:p>
          </table:table-cell>
          <table:table-cell office:value-type="float" office:value="2.749598208" calcext:value-type="float">
            <text:p>2.749598208</text:p>
          </table:table-cell>
          <table:table-cell office:value-type="float" office:value="1.89979008" calcext:value-type="float">
            <text:p>1.89979008</text:p>
          </table:table-cell>
          <table:table-cell office:value-type="float" office:value="2.958057984" calcext:value-type="float">
            <text:p>2.958057984</text:p>
          </table:table-cell>
          <table:table-cell office:value-type="float" office:value="2.067866624" calcext:value-type="float">
            <text:p>2.067866624</text:p>
          </table:table-cell>
          <table:table-cell office:value-type="float" office:value="4.511187712" calcext:value-type="float">
            <text:p>4.511187712</text:p>
          </table:table-cell>
          <table:table-cell office:value-type="float" office:value="2.540155648" calcext:value-type="float">
            <text:p>2.540155648</text:p>
          </table:table-cell>
          <table:table-cell office:value-type="float" office:value="11.334734848" calcext:value-type="float">
            <text:p>11.334734848</text:p>
          </table:table-cell>
          <table:table-cell office:value-type="float" office:value="15.641113344" calcext:value-type="float">
            <text:p>15.641113344</text:p>
          </table:table-cell>
        </table:table-row>
        <table:table-row table:style-name="ro1">
          <table:table-cell/>
          <table:table-cell office:value-type="float" office:value="0.005662976" calcext:value-type="float">
            <text:p>0.005662976</text:p>
          </table:table-cell>
          <table:table-cell office:value-type="float" office:value="0.005891584" calcext:value-type="float">
            <text:p>0.005891584</text:p>
          </table:table-cell>
          <table:table-cell office:value-type="float" office:value="0.025539328" calcext:value-type="float">
            <text:p>0.025539328</text:p>
          </table:table-cell>
          <table:table-cell office:value-type="float" office:value="0.012753152" calcext:value-type="float">
            <text:p>0.012753152</text:p>
          </table:table-cell>
          <table:table-cell office:value-type="float" office:value="0.329760256" calcext:value-type="float">
            <text:p>0.329760256</text:p>
          </table:table-cell>
          <table:table-cell office:value-type="float" office:value="1.835140352" calcext:value-type="float">
            <text:p>1.835140352</text:p>
          </table:table-cell>
          <table:table-cell office:value-type="float" office:value="2.749626624" calcext:value-type="float">
            <text:p>2.749626624</text:p>
          </table:table-cell>
          <table:table-cell office:value-type="float" office:value="1.918678784" calcext:value-type="float">
            <text:p>1.918678784</text:p>
          </table:table-cell>
          <table:table-cell office:value-type="float" office:value="2.958095104" calcext:value-type="float">
            <text:p>2.958095104</text:p>
          </table:table-cell>
          <table:table-cell office:value-type="float" office:value="2.06785408" calcext:value-type="float">
            <text:p>2.06785408</text:p>
          </table:table-cell>
          <table:table-cell office:value-type="float" office:value="4.512081408" calcext:value-type="float">
            <text:p>4.512081408</text:p>
          </table:table-cell>
          <table:table-cell office:value-type="float" office:value="2.540147712" calcext:value-type="float">
            <text:p>2.540147712</text:p>
          </table:table-cell>
          <table:table-cell office:value-type="float" office:value="11.334765824" calcext:value-type="float">
            <text:p>11.334765824</text:p>
          </table:table-cell>
          <table:table-cell office:value-type="float" office:value="15.641129216" calcext:value-type="float">
            <text:p>15.641129216</text:p>
          </table:table-cell>
        </table:table-row>
        <table:table-row table:style-name="ro1">
          <table:table-cell/>
          <table:table-cell office:value-type="float" office:value="0.0056128" calcext:value-type="float">
            <text:p>0.0056128</text:p>
          </table:table-cell>
          <table:table-cell office:value-type="float" office:value="0.006937344" calcext:value-type="float">
            <text:p>0.006937344</text:p>
          </table:table-cell>
          <table:table-cell office:value-type="float" office:value="0.02548096" calcext:value-type="float">
            <text:p>0.02548096</text:p>
          </table:table-cell>
          <table:table-cell office:value-type="float" office:value="0.012740352" calcext:value-type="float">
            <text:p>0.012740352</text:p>
          </table:table-cell>
          <table:table-cell office:value-type="float" office:value="0.329776128" calcext:value-type="float">
            <text:p>0.329776128</text:p>
          </table:table-cell>
          <table:table-cell office:value-type="float" office:value="1.835102464" calcext:value-type="float">
            <text:p>1.835102464</text:p>
          </table:table-cell>
          <table:table-cell office:value-type="float" office:value="2.749671168" calcext:value-type="float">
            <text:p>2.749671168</text:p>
          </table:table-cell>
          <table:table-cell office:value-type="float" office:value="1.918672896" calcext:value-type="float">
            <text:p>1.918672896</text:p>
          </table:table-cell>
          <table:table-cell office:value-type="float" office:value="2.958132736" calcext:value-type="float">
            <text:p>2.958132736</text:p>
          </table:table-cell>
          <table:table-cell office:value-type="float" office:value="2.0098048" calcext:value-type="float">
            <text:p>2.0098048</text:p>
          </table:table-cell>
          <table:table-cell office:value-type="float" office:value="4.511956224" calcext:value-type="float">
            <text:p>4.511956224</text:p>
          </table:table-cell>
          <table:table-cell office:value-type="float" office:value="2.5401408" calcext:value-type="float">
            <text:p>2.5401408</text:p>
          </table:table-cell>
          <table:table-cell office:value-type="float" office:value="11.573544704" calcext:value-type="float">
            <text:p>11.573544704</text:p>
          </table:table-cell>
          <table:table-cell office:value-type="float" office:value="15.641151232" calcext:value-type="float">
            <text:p>15.641151232</text:p>
          </table:table-cell>
        </table:table-row>
        <table:table-row table:style-name="ro1">
          <table:table-cell/>
          <table:table-cell office:value-type="float" office:value="0.006349568" calcext:value-type="float">
            <text:p>0.006349568</text:p>
          </table:table-cell>
          <table:table-cell office:value-type="float" office:value="0.005768704" calcext:value-type="float">
            <text:p>0.005768704</text:p>
          </table:table-cell>
          <table:table-cell office:value-type="float" office:value="0.029806592" calcext:value-type="float">
            <text:p>0.029806592</text:p>
          </table:table-cell>
          <table:table-cell office:value-type="float" office:value="0.010816256" calcext:value-type="float">
            <text:p>0.010816256</text:p>
          </table:table-cell>
          <table:table-cell office:value-type="float" office:value="0.323193344" calcext:value-type="float">
            <text:p>0.323193344</text:p>
          </table:table-cell>
          <table:table-cell office:value-type="float" office:value="1.84217216" calcext:value-type="float">
            <text:p>1.84217216</text:p>
          </table:table-cell>
          <table:table-cell office:value-type="float" office:value="2.749705728" calcext:value-type="float">
            <text:p>2.749705728</text:p>
          </table:table-cell>
          <table:table-cell office:value-type="float" office:value="1.918667008" calcext:value-type="float">
            <text:p>1.918667008</text:p>
          </table:table-cell>
          <table:table-cell office:value-type="float" office:value="2.95817088" calcext:value-type="float">
            <text:p>2.95817088</text:p>
          </table:table-cell>
          <table:table-cell office:value-type="float" office:value="2.009796352" calcext:value-type="float">
            <text:p>2.009796352</text:p>
          </table:table-cell>
          <table:table-cell office:value-type="float" office:value="4.511892992" calcext:value-type="float">
            <text:p>4.511892992</text:p>
          </table:table-cell>
          <table:table-cell office:value-type="float" office:value="2.47311744" calcext:value-type="float">
            <text:p>2.47311744</text:p>
          </table:table-cell>
          <table:table-cell office:value-type="float" office:value="11.573595136" calcext:value-type="float">
            <text:p>11.573595136</text:p>
          </table:table-cell>
          <table:table-cell office:value-type="float" office:value="14.940705024" calcext:value-type="float">
            <text:p>14.940705024</text:p>
          </table:table-cell>
        </table:table-row>
        <table:table-row table:style-name="ro1">
          <table:table-cell/>
          <table:table-cell office:value-type="float" office:value="0.008585472" calcext:value-type="float">
            <text:p>0.008585472</text:p>
          </table:table-cell>
          <table:table-cell office:value-type="float" office:value="0.0066944" calcext:value-type="float">
            <text:p>0.0066944</text:p>
          </table:table-cell>
          <table:table-cell office:value-type="float" office:value="0.029621248" calcext:value-type="float">
            <text:p>0.029621248</text:p>
          </table:table-cell>
          <table:table-cell office:value-type="float" office:value="0.010766592" calcext:value-type="float">
            <text:p>0.010766592</text:p>
          </table:table-cell>
          <table:table-cell office:value-type="float" office:value="0.32321664" calcext:value-type="float">
            <text:p>0.32321664</text:p>
          </table:table-cell>
          <table:table-cell office:value-type="float" office:value="1.842175488" calcext:value-type="float">
            <text:p>1.842175488</text:p>
          </table:table-cell>
          <table:table-cell office:value-type="float" office:value="2.7497664" calcext:value-type="float">
            <text:p>2.7497664</text:p>
          </table:table-cell>
          <table:table-cell office:value-type="float" office:value="1.918663424" calcext:value-type="float">
            <text:p>1.918663424</text:p>
          </table:table-cell>
          <table:table-cell office:value-type="float" office:value="2.958210048" calcext:value-type="float">
            <text:p>2.958210048</text:p>
          </table:table-cell>
          <table:table-cell office:value-type="float" office:value="2.212594944" calcext:value-type="float">
            <text:p>2.212594944</text:p>
          </table:table-cell>
          <table:table-cell office:value-type="float" office:value="4.511844864" calcext:value-type="float">
            <text:p>4.511844864</text:p>
          </table:table-cell>
          <table:table-cell office:value-type="float" office:value="2.68496" calcext:value-type="float">
            <text:p>2.68496</text:p>
          </table:table-cell>
          <table:table-cell office:value-type="float" office:value="11.573635584" calcext:value-type="float">
            <text:p>11.573635584</text:p>
          </table:table-cell>
          <table:table-cell office:value-type="float" office:value="14.940817152" calcext:value-type="float">
            <text:p>14.940817152</text:p>
          </table:table-cell>
        </table:table-row>
        <table:table-row table:style-name="ro1">
          <table:table-cell/>
          <table:table-cell office:value-type="float" office:value="0.006727168" calcext:value-type="float">
            <text:p>0.006727168</text:p>
          </table:table-cell>
          <table:table-cell office:value-type="float" office:value="0.006257408" calcext:value-type="float">
            <text:p>0.006257408</text:p>
          </table:table-cell>
          <table:table-cell office:value-type="float" office:value="0.029575168" calcext:value-type="float">
            <text:p>0.029575168</text:p>
          </table:table-cell>
          <table:table-cell office:value-type="float" office:value="0.010767872" calcext:value-type="float">
            <text:p>0.010767872</text:p>
          </table:table-cell>
          <table:table-cell office:value-type="float" office:value="0.392834048" calcext:value-type="float">
            <text:p>0.392834048</text:p>
          </table:table-cell>
          <table:table-cell office:value-type="float" office:value="1.84217984" calcext:value-type="float">
            <text:p>1.84217984</text:p>
          </table:table-cell>
          <table:table-cell office:value-type="float" office:value="2.749807616" calcext:value-type="float">
            <text:p>2.749807616</text:p>
          </table:table-cell>
          <table:table-cell office:value-type="float" office:value="1.918659584" calcext:value-type="float">
            <text:p>1.918659584</text:p>
          </table:table-cell>
          <table:table-cell office:value-type="float" office:value="2.958249472" calcext:value-type="float">
            <text:p>2.958249472</text:p>
          </table:table-cell>
          <table:table-cell office:value-type="float" office:value="2.212613888" calcext:value-type="float">
            <text:p>2.212613888</text:p>
          </table:table-cell>
          <table:table-cell office:value-type="float" office:value="4.512094976" calcext:value-type="float">
            <text:p>4.512094976</text:p>
          </table:table-cell>
          <table:table-cell office:value-type="float" office:value="2.684993024" calcext:value-type="float">
            <text:p>2.684993024</text:p>
          </table:table-cell>
          <table:table-cell office:value-type="float" office:value="11.573675776" calcext:value-type="float">
            <text:p>11.573675776</text:p>
          </table:table-cell>
          <table:table-cell office:value-type="float" office:value="14.220813568" calcext:value-type="float">
            <text:p>14.220813568</text:p>
          </table:table-cell>
        </table:table-row>
        <table:table-row table:style-name="ro1">
          <table:table-cell/>
          <table:table-cell office:value-type="float" office:value="0.00744064" calcext:value-type="float">
            <text:p>0.00744064</text:p>
          </table:table-cell>
          <table:table-cell office:value-type="float" office:value="0.005958144" calcext:value-type="float">
            <text:p>0.005958144</text:p>
          </table:table-cell>
          <table:table-cell office:value-type="float" office:value="0.029522688" calcext:value-type="float">
            <text:p>0.029522688</text:p>
          </table:table-cell>
          <table:table-cell office:value-type="float" office:value="0.01076864" calcext:value-type="float">
            <text:p>0.01076864</text:p>
          </table:table-cell>
          <table:table-cell office:value-type="float" office:value="0.415288832" calcext:value-type="float">
            <text:p>0.415288832</text:p>
          </table:table-cell>
          <table:table-cell office:value-type="float" office:value="1.823480064" calcext:value-type="float">
            <text:p>1.823480064</text:p>
          </table:table-cell>
          <table:table-cell office:value-type="float" office:value="2.7498496" calcext:value-type="float">
            <text:p>2.7498496</text:p>
          </table:table-cell>
          <table:table-cell office:value-type="float" office:value="1.880545536" calcext:value-type="float">
            <text:p>1.880545536</text:p>
          </table:table-cell>
          <table:table-cell office:value-type="float" office:value="2.96374912" calcext:value-type="float">
            <text:p>2.96374912</text:p>
          </table:table-cell>
          <table:table-cell office:value-type="float" office:value="2.21264" calcext:value-type="float">
            <text:p>2.21264</text:p>
          </table:table-cell>
          <table:table-cell office:value-type="float" office:value="4.512199168" calcext:value-type="float">
            <text:p>4.512199168</text:p>
          </table:table-cell>
          <table:table-cell office:value-type="float" office:value="2.685007872" calcext:value-type="float">
            <text:p>2.685007872</text:p>
          </table:table-cell>
          <table:table-cell office:value-type="float" office:value="11.5737152" calcext:value-type="float">
            <text:p>11.5737152</text:p>
          </table:table-cell>
          <table:table-cell office:value-type="float" office:value="14.220961024" calcext:value-type="float">
            <text:p>14.220961024</text:p>
          </table:table-cell>
        </table:table-row>
        <table:table-row table:style-name="ro1">
          <table:table-cell/>
          <table:table-cell office:value-type="float" office:value="0.005935616" calcext:value-type="float">
            <text:p>0.005935616</text:p>
          </table:table-cell>
          <table:table-cell office:value-type="float" office:value="0.01024896" calcext:value-type="float">
            <text:p>0.01024896</text:p>
          </table:table-cell>
          <table:table-cell office:value-type="float" office:value="0.029481472" calcext:value-type="float">
            <text:p>0.029481472</text:p>
          </table:table-cell>
          <table:table-cell office:value-type="float" office:value="0.010772224" calcext:value-type="float">
            <text:p>0.010772224</text:p>
          </table:table-cell>
          <table:table-cell office:value-type="float" office:value="0.415333376" calcext:value-type="float">
            <text:p>0.415333376</text:p>
          </table:table-cell>
          <table:table-cell office:value-type="float" office:value="1.847269632" calcext:value-type="float">
            <text:p>1.847269632</text:p>
          </table:table-cell>
          <table:table-cell office:value-type="float" office:value="2.74989312" calcext:value-type="float">
            <text:p>2.74989312</text:p>
          </table:table-cell>
          <table:table-cell office:value-type="float" office:value="1.899773184" calcext:value-type="float">
            <text:p>1.899773184</text:p>
          </table:table-cell>
          <table:table-cell office:value-type="float" office:value="3.100588288" calcext:value-type="float">
            <text:p>3.100588288</text:p>
          </table:table-cell>
          <table:table-cell office:value-type="float" office:value="2.21266816" calcext:value-type="float">
            <text:p>2.21266816</text:p>
          </table:table-cell>
          <table:table-cell office:value-type="float" office:value="4.512263936" calcext:value-type="float">
            <text:p>4.512263936</text:p>
          </table:table-cell>
          <table:table-cell office:value-type="float" office:value="2.685019904" calcext:value-type="float">
            <text:p>2.685019904</text:p>
          </table:table-cell>
          <table:table-cell office:value-type="float" office:value="11.57374848" calcext:value-type="float">
            <text:p>11.57374848</text:p>
          </table:table-cell>
          <table:table-cell office:value-type="float" office:value="14.221133312" calcext:value-type="float">
            <text:p>14.221133312</text:p>
          </table:table-cell>
        </table:table-row>
        <table:table-row table:style-name="ro1">
          <table:table-cell/>
          <table:table-cell office:value-type="float" office:value="0.007812608" calcext:value-type="float">
            <text:p>0.007812608</text:p>
          </table:table-cell>
          <table:table-cell office:value-type="float" office:value="0.008185088" calcext:value-type="float">
            <text:p>0.008185088</text:p>
          </table:table-cell>
          <table:table-cell office:value-type="float" office:value="0.024944384" calcext:value-type="float">
            <text:p>0.024944384</text:p>
          </table:table-cell>
          <table:table-cell office:value-type="float" office:value="0.002797568" calcext:value-type="float">
            <text:p>0.002797568</text:p>
          </table:table-cell>
          <table:table-cell office:value-type="float" office:value="0.415374848" calcext:value-type="float">
            <text:p>0.415374848</text:p>
          </table:table-cell>
          <table:table-cell office:value-type="float" office:value="1.842658048" calcext:value-type="float">
            <text:p>1.842658048</text:p>
          </table:table-cell>
          <table:table-cell office:value-type="float" office:value="2.749938432" calcext:value-type="float">
            <text:p>2.749938432</text:p>
          </table:table-cell>
          <table:table-cell office:value-type="float" office:value="1.914765824" calcext:value-type="float">
            <text:p>1.914765824</text:p>
          </table:table-cell>
          <table:table-cell office:value-type="float" office:value="3.101206016" calcext:value-type="float">
            <text:p>3.101206016</text:p>
          </table:table-cell>
          <table:table-cell office:value-type="float" office:value="2.193298432" calcext:value-type="float">
            <text:p>2.193298432</text:p>
          </table:table-cell>
          <table:table-cell office:value-type="float" office:value="4.51238784" calcext:value-type="float">
            <text:p>4.51238784</text:p>
          </table:table-cell>
          <table:table-cell office:value-type="float" office:value="2.752044544" calcext:value-type="float">
            <text:p>2.752044544</text:p>
          </table:table-cell>
          <table:table-cell office:value-type="float" office:value="11.573782528" calcext:value-type="float">
            <text:p>11.573782528</text:p>
          </table:table-cell>
          <table:table-cell office:value-type="float" office:value="11.53604096" calcext:value-type="float">
            <text:p>11.53604096</text:p>
          </table:table-cell>
        </table:table-row>
        <table:table-row table:style-name="ro1">
          <table:table-cell/>
          <table:table-cell office:value-type="float" office:value="0.005932032" calcext:value-type="float">
            <text:p>0.005932032</text:p>
          </table:table-cell>
          <table:table-cell office:value-type="float" office:value="0.007971584" calcext:value-type="float">
            <text:p>0.007971584</text:p>
          </table:table-cell>
          <table:table-cell office:value-type="float" office:value="0.0300992" calcext:value-type="float">
            <text:p>0.0300992</text:p>
          </table:table-cell>
          <table:table-cell office:value-type="float" office:value="0.002683392" calcext:value-type="float">
            <text:p>0.002683392</text:p>
          </table:table-cell>
          <table:table-cell office:value-type="float" office:value="0.415416064" calcext:value-type="float">
            <text:p>0.415416064</text:p>
          </table:table-cell>
          <table:table-cell office:value-type="float" office:value="1.8426368" calcext:value-type="float">
            <text:p>1.8426368</text:p>
          </table:table-cell>
          <table:table-cell office:value-type="float" office:value="2.750012416" calcext:value-type="float">
            <text:p>2.750012416</text:p>
          </table:table-cell>
          <table:table-cell office:value-type="float" office:value="1.930000384" calcext:value-type="float">
            <text:p>1.930000384</text:p>
          </table:table-cell>
          <table:table-cell office:value-type="float" office:value="3.101245184" calcext:value-type="float">
            <text:p>3.101245184</text:p>
          </table:table-cell>
          <table:table-cell office:value-type="float" office:value="2.193296896" calcext:value-type="float">
            <text:p>2.193296896</text:p>
          </table:table-cell>
          <table:table-cell office:value-type="float" office:value="4.512494848" calcext:value-type="float">
            <text:p>4.512494848</text:p>
          </table:table-cell>
          <table:table-cell office:value-type="float" office:value="2.752043264" calcext:value-type="float">
            <text:p>2.752043264</text:p>
          </table:table-cell>
          <table:table-cell office:value-type="float" office:value="11.573820928" calcext:value-type="float">
            <text:p>11.573820928</text:p>
          </table:table-cell>
          <table:table-cell office:value-type="float" office:value="15.12868992" calcext:value-type="float">
            <text:p>15.12868992</text:p>
          </table:table-cell>
        </table:table-row>
        <table:table-row table:style-name="ro1">
          <table:table-cell/>
          <table:table-cell office:value-type="float" office:value="0.007041792" calcext:value-type="float">
            <text:p>0.007041792</text:p>
          </table:table-cell>
          <table:table-cell office:value-type="float" office:value="0.007472128" calcext:value-type="float">
            <text:p>0.007472128</text:p>
          </table:table-cell>
          <table:table-cell office:value-type="float" office:value="0.030168832" calcext:value-type="float">
            <text:p>0.030168832</text:p>
          </table:table-cell>
          <table:table-cell office:value-type="float" office:value="0.002665472" calcext:value-type="float">
            <text:p>0.002665472</text:p>
          </table:table-cell>
          <table:table-cell office:value-type="float" office:value="0.415653632" calcext:value-type="float">
            <text:p>0.415653632</text:p>
          </table:table-cell>
          <table:table-cell office:value-type="float" office:value="1.842592768" calcext:value-type="float">
            <text:p>1.842592768</text:p>
          </table:table-cell>
          <table:table-cell office:value-type="float" office:value="2.770871808" calcext:value-type="float">
            <text:p>2.770871808</text:p>
          </table:table-cell>
          <table:table-cell office:value-type="float" office:value="1.900553472" calcext:value-type="float">
            <text:p>1.900553472</text:p>
          </table:table-cell>
          <table:table-cell office:value-type="float" office:value="3.101281024" calcext:value-type="float">
            <text:p>3.101281024</text:p>
          </table:table-cell>
          <table:table-cell office:value-type="float" office:value="2.120864" calcext:value-type="float">
            <text:p>2.120864</text:p>
          </table:table-cell>
          <table:table-cell office:value-type="float" office:value="4.5125696" calcext:value-type="float">
            <text:p>4.5125696</text:p>
          </table:table-cell>
          <table:table-cell office:value-type="float" office:value="2.752041728" calcext:value-type="float">
            <text:p>2.752041728</text:p>
          </table:table-cell>
          <table:table-cell office:value-type="float" office:value="11.573861376" calcext:value-type="float">
            <text:p>11.573861376</text:p>
          </table:table-cell>
          <table:table-cell office:value-type="float" office:value="16.385278976" calcext:value-type="float">
            <text:p>16.385278976</text:p>
          </table:table-cell>
        </table:table-row>
        <table:table-row table:style-name="ro1">
          <table:table-cell/>
          <table:table-cell office:value-type="float" office:value="0.006737664" calcext:value-type="float">
            <text:p>0.006737664</text:p>
          </table:table-cell>
          <table:table-cell office:value-type="float" office:value="0.009320704" calcext:value-type="float">
            <text:p>0.009320704</text:p>
          </table:table-cell>
          <table:table-cell office:value-type="float" office:value="0.03018368" calcext:value-type="float">
            <text:p>0.03018368</text:p>
          </table:table-cell>
          <table:table-cell office:value-type="float" office:value="0.002654464" calcext:value-type="float">
            <text:p>0.002654464</text:p>
          </table:table-cell>
          <table:table-cell office:value-type="float" office:value="0.415607808" calcext:value-type="float">
            <text:p>0.415607808</text:p>
          </table:table-cell>
          <table:table-cell office:value-type="float" office:value="1.842582272" calcext:value-type="float">
            <text:p>1.842582272</text:p>
          </table:table-cell>
          <table:table-cell office:value-type="float" office:value="2.770774272" calcext:value-type="float">
            <text:p>2.770774272</text:p>
          </table:table-cell>
          <table:table-cell office:value-type="float" office:value="1.900445184" calcext:value-type="float">
            <text:p>1.900445184</text:p>
          </table:table-cell>
          <table:table-cell office:value-type="float" office:value="3.101316096" calcext:value-type="float">
            <text:p>3.101316096</text:p>
          </table:table-cell>
          <table:table-cell office:value-type="float" office:value="2.120902912" calcext:value-type="float">
            <text:p>2.120902912</text:p>
          </table:table-cell>
          <table:table-cell office:value-type="float" office:value="4.512648192" calcext:value-type="float">
            <text:p>4.512648192</text:p>
          </table:table-cell>
          <table:table-cell office:value-type="float" office:value="2.75203968" calcext:value-type="float">
            <text:p>2.75203968</text:p>
          </table:table-cell>
          <table:table-cell office:value-type="float" office:value="11.573902336" calcext:value-type="float">
            <text:p>11.573902336</text:p>
          </table:table-cell>
          <table:table-cell office:value-type="float" office:value="11.942567168" calcext:value-type="float">
            <text:p>11.942567168</text:p>
          </table:table-cell>
        </table:table-row>
        <table:table-row table:style-name="ro1">
          <table:table-cell/>
          <table:table-cell office:value-type="float" office:value="0.006158336" calcext:value-type="float">
            <text:p>0.006158336</text:p>
          </table:table-cell>
          <table:table-cell office:value-type="float" office:value="0.006194432" calcext:value-type="float">
            <text:p>0.006194432</text:p>
          </table:table-cell>
          <table:table-cell office:value-type="float" office:value="0.030198272" calcext:value-type="float">
            <text:p>0.030198272</text:p>
          </table:table-cell>
          <table:table-cell office:value-type="float" office:value="0.002641408" calcext:value-type="float">
            <text:p>0.002641408</text:p>
          </table:table-cell>
          <table:table-cell office:value-type="float" office:value="0.415624192" calcext:value-type="float">
            <text:p>0.415624192</text:p>
          </table:table-cell>
          <table:table-cell office:value-type="float" office:value="1.843173632" calcext:value-type="float">
            <text:p>1.843173632</text:p>
          </table:table-cell>
          <table:table-cell office:value-type="float" office:value="2.880173824" calcext:value-type="float">
            <text:p>2.880173824</text:p>
          </table:table-cell>
          <table:table-cell office:value-type="float" office:value="1.900422912" calcext:value-type="float">
            <text:p>1.900422912</text:p>
          </table:table-cell>
          <table:table-cell office:value-type="float" office:value="3.10135168" calcext:value-type="float">
            <text:p>3.10135168</text:p>
          </table:table-cell>
          <table:table-cell office:value-type="float" office:value="1.58651648" calcext:value-type="float">
            <text:p>1.58651648</text:p>
          </table:table-cell>
          <table:table-cell office:value-type="float" office:value="4.512726272" calcext:value-type="float">
            <text:p>4.512726272</text:p>
          </table:table-cell>
          <table:table-cell office:value-type="float" office:value="2.752037376" calcext:value-type="float">
            <text:p>2.752037376</text:p>
          </table:table-cell>
          <table:table-cell office:value-type="float" office:value="11.573942272" calcext:value-type="float">
            <text:p>11.573942272</text:p>
          </table:table-cell>
          <table:table-cell office:value-type="float" office:value="11.942581248" calcext:value-type="float">
            <text:p>11.942581248</text:p>
          </table:table-cell>
        </table:table-row>
        <table:table-row table:style-name="ro1">
          <table:table-cell/>
          <table:table-cell office:value-type="float" office:value="0.005649408" calcext:value-type="float">
            <text:p>0.005649408</text:p>
          </table:table-cell>
          <table:table-cell office:value-type="float" office:value="0.005922816" calcext:value-type="float">
            <text:p>0.005922816</text:p>
          </table:table-cell>
          <table:table-cell office:value-type="float" office:value="0.029703168" calcext:value-type="float">
            <text:p>0.029703168</text:p>
          </table:table-cell>
          <table:table-cell office:value-type="float" office:value="0.00259968" calcext:value-type="float">
            <text:p>0.00259968</text:p>
          </table:table-cell>
          <table:table-cell office:value-type="float" office:value="0.415041536" calcext:value-type="float">
            <text:p>0.415041536</text:p>
          </table:table-cell>
          <table:table-cell office:value-type="float" office:value="1.84775168" calcext:value-type="float">
            <text:p>1.84775168</text:p>
          </table:table-cell>
          <table:table-cell office:value-type="float" office:value="2.860014336" calcext:value-type="float">
            <text:p>2.860014336</text:p>
          </table:table-cell>
          <table:table-cell office:value-type="float" office:value="1.907836928" calcext:value-type="float">
            <text:p>1.907836928</text:p>
          </table:table-cell>
          <table:table-cell office:value-type="float" office:value="3.098138112" calcext:value-type="float">
            <text:p>3.098138112</text:p>
          </table:table-cell>
          <table:table-cell office:value-type="float" office:value="1.586531072" calcext:value-type="float">
            <text:p>1.586531072</text:p>
          </table:table-cell>
          <table:table-cell office:value-type="float" office:value="4.533393408" calcext:value-type="float">
            <text:p>4.533393408</text:p>
          </table:table-cell>
          <table:table-cell office:value-type="float" office:value="2.75203456" calcext:value-type="float">
            <text:p>2.75203456</text:p>
          </table:table-cell>
          <table:table-cell office:value-type="float" office:value="11.573984256" calcext:value-type="float">
            <text:p>11.573984256</text:p>
          </table:table-cell>
          <table:table-cell office:value-type="float" office:value="11.942594048" calcext:value-type="float">
            <text:p>11.942594048</text:p>
          </table:table-cell>
        </table:table-row>
        <table:table-row table:style-name="ro1">
          <table:table-cell/>
          <table:table-cell office:value-type="float" office:value="0.006198016" calcext:value-type="float">
            <text:p>0.006198016</text:p>
          </table:table-cell>
          <table:table-cell office:value-type="float" office:value="0.005883904" calcext:value-type="float">
            <text:p>0.005883904</text:p>
          </table:table-cell>
          <table:table-cell office:value-type="float" office:value="0.02964736" calcext:value-type="float">
            <text:p>0.02964736</text:p>
          </table:table-cell>
          <table:table-cell office:value-type="float" office:value="0.002489344" calcext:value-type="float">
            <text:p>0.002489344</text:p>
          </table:table-cell>
          <table:table-cell office:value-type="float" office:value="0.415069696" calcext:value-type="float">
            <text:p>0.415069696</text:p>
          </table:table-cell>
          <table:table-cell office:value-type="float" office:value="1.847749888" calcext:value-type="float">
            <text:p>1.847749888</text:p>
          </table:table-cell>
          <table:table-cell office:value-type="float" office:value="2.860048384" calcext:value-type="float">
            <text:p>2.860048384</text:p>
          </table:table-cell>
          <table:table-cell office:value-type="float" office:value="1.90783488" calcext:value-type="float">
            <text:p>1.90783488</text:p>
          </table:table-cell>
          <table:table-cell office:value-type="float" office:value="3.09817472" calcext:value-type="float">
            <text:p>3.09817472</text:p>
          </table:table-cell>
          <table:table-cell office:value-type="float" office:value="2.194326528" calcext:value-type="float">
            <text:p>2.194326528</text:p>
          </table:table-cell>
          <table:table-cell office:value-type="float" office:value="4.53345664" calcext:value-type="float">
            <text:p>4.53345664</text:p>
          </table:table-cell>
          <table:table-cell office:value-type="float" office:value="2.752031232" calcext:value-type="float">
            <text:p>2.752031232</text:p>
          </table:table-cell>
          <table:table-cell office:value-type="float" office:value="11.574025728" calcext:value-type="float">
            <text:p>11.574025728</text:p>
          </table:table-cell>
          <table:table-cell office:value-type="float" office:value="11.942610688" calcext:value-type="float">
            <text:p>11.942610688</text:p>
          </table:table-cell>
        </table:table-row>
        <table:table-row table:style-name="ro1">
          <table:table-cell/>
          <table:table-cell office:value-type="float" office:value="0.00565632" calcext:value-type="float">
            <text:p>0.00565632</text:p>
          </table:table-cell>
          <table:table-cell office:value-type="float" office:value="0.013339392" calcext:value-type="float">
            <text:p>0.013339392</text:p>
          </table:table-cell>
          <table:table-cell office:value-type="float" office:value="0.029650944" calcext:value-type="float">
            <text:p>0.029650944</text:p>
          </table:table-cell>
          <table:table-cell office:value-type="float" office:value="0.00247808" calcext:value-type="float">
            <text:p>0.00247808</text:p>
          </table:table-cell>
          <table:table-cell office:value-type="float" office:value="0.415193344" calcext:value-type="float">
            <text:p>0.415193344</text:p>
          </table:table-cell>
          <table:table-cell office:value-type="float" office:value="1.847747328" calcext:value-type="float">
            <text:p>1.847747328</text:p>
          </table:table-cell>
          <table:table-cell office:value-type="float" office:value="2.880406016" calcext:value-type="float">
            <text:p>2.880406016</text:p>
          </table:table-cell>
          <table:table-cell office:value-type="float" office:value="1.907839232" calcext:value-type="float">
            <text:p>1.907839232</text:p>
          </table:table-cell>
          <table:table-cell office:value-type="float" office:value="3.098210048" calcext:value-type="float">
            <text:p>3.098210048</text:p>
          </table:table-cell>
          <table:table-cell office:value-type="float" office:value="2.19420672" calcext:value-type="float">
            <text:p>2.19420672</text:p>
          </table:table-cell>
          <table:table-cell office:value-type="float" office:value="4.924110592" calcext:value-type="float">
            <text:p>4.924110592</text:p>
          </table:table-cell>
          <table:table-cell office:value-type="float" office:value="2.752028928" calcext:value-type="float">
            <text:p>2.752028928</text:p>
          </table:table-cell>
          <table:table-cell office:value-type="float" office:value="11.574067456" calcext:value-type="float">
            <text:p>11.574067456</text:p>
          </table:table-cell>
          <table:table-cell office:value-type="float" office:value="15.552983808" calcext:value-type="float">
            <text:p>15.552983808</text:p>
          </table:table-cell>
        </table:table-row>
        <table:table-row table:style-name="ro1">
          <table:table-cell/>
          <table:table-cell office:value-type="float" office:value="0.006410752" calcext:value-type="float">
            <text:p>0.006410752</text:p>
          </table:table-cell>
          <table:table-cell office:value-type="float" office:value="0.011102464" calcext:value-type="float">
            <text:p>0.011102464</text:p>
          </table:table-cell>
          <table:table-cell office:value-type="float" office:value="0.029664768" calcext:value-type="float">
            <text:p>0.029664768</text:p>
          </table:table-cell>
          <table:table-cell office:value-type="float" office:value="0.002470144" calcext:value-type="float">
            <text:p>0.002470144</text:p>
          </table:table-cell>
          <table:table-cell office:value-type="float" office:value="0.415228928" calcext:value-type="float">
            <text:p>0.415228928</text:p>
          </table:table-cell>
          <table:table-cell office:value-type="float" office:value="1.830325504" calcext:value-type="float">
            <text:p>1.830325504</text:p>
          </table:table-cell>
          <table:table-cell office:value-type="float" office:value="2.880436736" calcext:value-type="float">
            <text:p>2.880436736</text:p>
          </table:table-cell>
          <table:table-cell office:value-type="float" office:value="1.926982912" calcext:value-type="float">
            <text:p>1.926982912</text:p>
          </table:table-cell>
          <table:table-cell office:value-type="float" office:value="3.098247936" calcext:value-type="float">
            <text:p>3.098247936</text:p>
          </table:table-cell>
          <table:table-cell office:value-type="float" office:value="2.19417344" calcext:value-type="float">
            <text:p>2.19417344</text:p>
          </table:table-cell>
          <table:table-cell office:value-type="float" office:value="4.924158976" calcext:value-type="float">
            <text:p>4.924158976</text:p>
          </table:table-cell>
          <table:table-cell office:value-type="float" office:value="2.752018944" calcext:value-type="float">
            <text:p>2.752018944</text:p>
          </table:table-cell>
          <table:table-cell office:value-type="float" office:value="11.574108928" calcext:value-type="float">
            <text:p>11.574108928</text:p>
          </table:table-cell>
          <table:table-cell office:value-type="float" office:value="15.643399936" calcext:value-type="float">
            <text:p>15.643399936</text:p>
          </table:table-cell>
        </table:table-row>
        <table:table-row table:style-name="ro1">
          <table:table-cell/>
          <table:table-cell office:value-type="float" office:value="0.006103808" calcext:value-type="float">
            <text:p>0.006103808</text:p>
          </table:table-cell>
          <table:table-cell office:value-type="float" office:value="0.007942144" calcext:value-type="float">
            <text:p>0.007942144</text:p>
          </table:table-cell>
          <table:table-cell office:value-type="float" office:value="0.029681408" calcext:value-type="float">
            <text:p>0.029681408</text:p>
          </table:table-cell>
          <table:table-cell office:value-type="float" office:value="0.010677248" calcext:value-type="float">
            <text:p>0.010677248</text:p>
          </table:table-cell>
          <table:table-cell office:value-type="float" office:value="0.415252992" calcext:value-type="float">
            <text:p>0.415252992</text:p>
          </table:table-cell>
          <table:table-cell office:value-type="float" office:value="1.836972288" calcext:value-type="float">
            <text:p>1.836972288</text:p>
          </table:table-cell>
          <table:table-cell office:value-type="float" office:value="2.880493824" calcext:value-type="float">
            <text:p>2.880493824</text:p>
          </table:table-cell>
          <table:table-cell office:value-type="float" office:value="1.926976768" calcext:value-type="float">
            <text:p>1.926976768</text:p>
          </table:table-cell>
          <table:table-cell office:value-type="float" office:value="3.098285056" calcext:value-type="float">
            <text:p>3.098285056</text:p>
          </table:table-cell>
          <table:table-cell office:value-type="float" office:value="2.194156288" calcext:value-type="float">
            <text:p>2.194156288</text:p>
          </table:table-cell>
          <table:table-cell office:value-type="float" office:value="4.924194304" calcext:value-type="float">
            <text:p>4.924194304</text:p>
          </table:table-cell>
          <table:table-cell office:value-type="float" office:value="2.752002304" calcext:value-type="float">
            <text:p>2.752002304</text:p>
          </table:table-cell>
          <table:table-cell office:value-type="float" office:value="11.574150144" calcext:value-type="float">
            <text:p>11.574150144</text:p>
          </table:table-cell>
          <table:table-cell office:value-type="float" office:value="15.64341504" calcext:value-type="float">
            <text:p>15.64341504</text:p>
          </table:table-cell>
        </table:table-row>
        <table:table-row table:style-name="ro1">
          <table:table-cell/>
          <table:table-cell office:value-type="float" office:value="0.005708032" calcext:value-type="float">
            <text:p>0.005708032</text:p>
          </table:table-cell>
          <table:table-cell office:value-type="float" office:value="0.00581504" calcext:value-type="float">
            <text:p>0.00581504</text:p>
          </table:table-cell>
          <table:table-cell office:value-type="float" office:value="0.029313792" calcext:value-type="float">
            <text:p>0.029313792</text:p>
          </table:table-cell>
          <table:table-cell office:value-type="float" office:value="0.009085184" calcext:value-type="float">
            <text:p>0.009085184</text:p>
          </table:table-cell>
          <table:table-cell office:value-type="float" office:value="0.415284224" calcext:value-type="float">
            <text:p>0.415284224</text:p>
          </table:table-cell>
          <table:table-cell office:value-type="float" office:value="1.848256256" calcext:value-type="float">
            <text:p>1.848256256</text:p>
          </table:table-cell>
          <table:table-cell office:value-type="float" office:value="2.8805568" calcext:value-type="float">
            <text:p>2.8805568</text:p>
          </table:table-cell>
          <table:table-cell office:value-type="float" office:value="1.926970368" calcext:value-type="float">
            <text:p>1.926970368</text:p>
          </table:table-cell>
          <table:table-cell office:value-type="float" office:value="3.101558272" calcext:value-type="float">
            <text:p>3.101558272</text:p>
          </table:table-cell>
          <table:table-cell office:value-type="float" office:value="2.194144768" calcext:value-type="float">
            <text:p>2.194144768</text:p>
          </table:table-cell>
          <table:table-cell office:value-type="float" office:value="4.92413056" calcext:value-type="float">
            <text:p>4.92413056</text:p>
          </table:table-cell>
          <table:table-cell office:value-type="float" office:value="2.751998464" calcext:value-type="float">
            <text:p>2.751998464</text:p>
          </table:table-cell>
          <table:table-cell office:value-type="float" office:value="11.574192128" calcext:value-type="float">
            <text:p>11.574192128</text:p>
          </table:table-cell>
          <table:table-cell office:value-type="float" office:value="15.643417088" calcext:value-type="float">
            <text:p>15.643417088</text:p>
          </table:table-cell>
        </table:table-row>
        <table:table-row table:style-name="ro1">
          <table:table-cell/>
          <table:table-cell office:value-type="float" office:value="0.006568704" calcext:value-type="float">
            <text:p>0.006568704</text:p>
          </table:table-cell>
          <table:table-cell office:value-type="float" office:value="0.007227392" calcext:value-type="float">
            <text:p>0.007227392</text:p>
          </table:table-cell>
          <table:table-cell office:value-type="float" office:value="0.029162496" calcext:value-type="float">
            <text:p>0.029162496</text:p>
          </table:table-cell>
          <table:table-cell office:value-type="float" office:value="0.009027584" calcext:value-type="float">
            <text:p>0.009027584</text:p>
          </table:table-cell>
          <table:table-cell office:value-type="float" office:value="0.41532032" calcext:value-type="float">
            <text:p>0.41532032</text:p>
          </table:table-cell>
          <table:table-cell office:value-type="float" office:value="1.848245504" calcext:value-type="float">
            <text:p>1.848245504</text:p>
          </table:table-cell>
          <table:table-cell office:value-type="float" office:value="2.880603136" calcext:value-type="float">
            <text:p>2.880603136</text:p>
          </table:table-cell>
          <table:table-cell office:value-type="float" office:value="1.926963712" calcext:value-type="float">
            <text:p>1.926963712</text:p>
          </table:table-cell>
          <table:table-cell office:value-type="float" office:value="3.1021504" calcext:value-type="float">
            <text:p>3.1021504</text:p>
          </table:table-cell>
          <table:table-cell office:value-type="float" office:value="2.19413376" calcext:value-type="float">
            <text:p>2.19413376</text:p>
          </table:table-cell>
          <table:table-cell office:value-type="float" office:value="4.924161792" calcext:value-type="float">
            <text:p>4.924161792</text:p>
          </table:table-cell>
          <table:table-cell office:value-type="float" office:value="2.751995648" calcext:value-type="float">
            <text:p>2.751995648</text:p>
          </table:table-cell>
          <table:table-cell office:value-type="float" office:value="11.837005568" calcext:value-type="float">
            <text:p>11.837005568</text:p>
          </table:table-cell>
          <table:table-cell office:value-type="float" office:value="16.511337984" calcext:value-type="float">
            <text:p>16.511337984</text:p>
          </table:table-cell>
        </table:table-row>
        <table:table-row table:style-name="ro1">
          <table:table-cell/>
          <table:table-cell office:value-type="float" office:value="0.007691776" calcext:value-type="float">
            <text:p>0.007691776</text:p>
          </table:table-cell>
          <table:table-cell office:value-type="float" office:value="0.006768384" calcext:value-type="float">
            <text:p>0.006768384</text:p>
          </table:table-cell>
          <table:table-cell office:value-type="float" office:value="0.029077504" calcext:value-type="float">
            <text:p>0.029077504</text:p>
          </table:table-cell>
          <table:table-cell office:value-type="float" office:value="0.008956416" calcext:value-type="float">
            <text:p>0.008956416</text:p>
          </table:table-cell>
          <table:table-cell office:value-type="float" office:value="0.415545344" calcext:value-type="float">
            <text:p>0.415545344</text:p>
          </table:table-cell>
          <table:table-cell office:value-type="float" office:value="1.848238848" calcext:value-type="float">
            <text:p>1.848238848</text:p>
          </table:table-cell>
          <table:table-cell office:value-type="float" office:value="2.88063616" calcext:value-type="float">
            <text:p>2.88063616</text:p>
          </table:table-cell>
          <table:table-cell office:value-type="float" office:value="1.9269568" calcext:value-type="float">
            <text:p>1.9269568</text:p>
          </table:table-cell>
          <table:table-cell office:value-type="float" office:value="3.102194432" calcext:value-type="float">
            <text:p>3.102194432</text:p>
          </table:table-cell>
          <table:table-cell office:value-type="float" office:value="2.010591744" calcext:value-type="float">
            <text:p>2.010591744</text:p>
          </table:table-cell>
          <table:table-cell office:value-type="float" office:value="4.924194048" calcext:value-type="float">
            <text:p>4.924194048</text:p>
          </table:table-cell>
          <table:table-cell office:value-type="float" office:value="2.751991808" calcext:value-type="float">
            <text:p>2.751991808</text:p>
          </table:table-cell>
          <table:table-cell office:value-type="float" office:value="11.837063168" calcext:value-type="float">
            <text:p>11.837063168</text:p>
          </table:table-cell>
          <table:table-cell office:value-type="float" office:value="16.5114368" calcext:value-type="float">
            <text:p>16.5114368</text:p>
          </table:table-cell>
        </table:table-row>
        <table:table-row table:style-name="ro1">
          <table:table-cell/>
          <table:table-cell office:value-type="float" office:value="0.007382528" calcext:value-type="float">
            <text:p>0.007382528</text:p>
          </table:table-cell>
          <table:table-cell office:value-type="float" office:value="0.006814208" calcext:value-type="float">
            <text:p>0.006814208</text:p>
          </table:table-cell>
          <table:table-cell office:value-type="float" office:value="0.028997888" calcext:value-type="float">
            <text:p>0.028997888</text:p>
          </table:table-cell>
          <table:table-cell office:value-type="float" office:value="0.008936448" calcext:value-type="float">
            <text:p>0.008936448</text:p>
          </table:table-cell>
          <table:table-cell office:value-type="float" office:value="0.415510784" calcext:value-type="float">
            <text:p>0.415510784</text:p>
          </table:table-cell>
          <table:table-cell office:value-type="float" office:value="1.848168704" calcext:value-type="float">
            <text:p>1.848168704</text:p>
          </table:table-cell>
          <table:table-cell office:value-type="float" office:value="2.880657408" calcext:value-type="float">
            <text:p>2.880657408</text:p>
          </table:table-cell>
          <table:table-cell office:value-type="float" office:value="1.891344128" calcext:value-type="float">
            <text:p>1.891344128</text:p>
          </table:table-cell>
          <table:table-cell office:value-type="float" office:value="3.102242304" calcext:value-type="float">
            <text:p>3.102242304</text:p>
          </table:table-cell>
          <table:table-cell office:value-type="float" office:value="2.010581504" calcext:value-type="float">
            <text:p>2.010581504</text:p>
          </table:table-cell>
          <table:table-cell office:value-type="float" office:value="4.924287488" calcext:value-type="float">
            <text:p>4.924287488</text:p>
          </table:table-cell>
          <table:table-cell office:value-type="float" office:value="2.751988736" calcext:value-type="float">
            <text:p>2.751988736</text:p>
          </table:table-cell>
          <table:table-cell office:value-type="float" office:value="11.83710976" calcext:value-type="float">
            <text:p>11.83710976</text:p>
          </table:table-cell>
          <table:table-cell office:value-type="float" office:value="16.511481088" calcext:value-type="float">
            <text:p>16.511481088</text:p>
          </table:table-cell>
        </table:table-row>
        <table:table-row table:style-name="ro1">
          <table:table-cell/>
          <table:table-cell office:value-type="float" office:value="0.008681984" calcext:value-type="float">
            <text:p>0.008681984</text:p>
          </table:table-cell>
          <table:table-cell office:value-type="float" office:value="0.005827584" calcext:value-type="float">
            <text:p>0.005827584</text:p>
          </table:table-cell>
          <table:table-cell office:value-type="float" office:value="0.028705024" calcext:value-type="float">
            <text:p>0.028705024</text:p>
          </table:table-cell>
          <table:table-cell office:value-type="float" office:value="0.008974848" calcext:value-type="float">
            <text:p>0.008974848</text:p>
          </table:table-cell>
          <table:table-cell office:value-type="float" office:value="0.415526144" calcext:value-type="float">
            <text:p>0.415526144</text:p>
          </table:table-cell>
          <table:table-cell office:value-type="float" office:value="1.84815744" calcext:value-type="float">
            <text:p>1.84815744</text:p>
          </table:table-cell>
          <table:table-cell office:value-type="float" office:value="2.880692224" calcext:value-type="float">
            <text:p>2.880692224</text:p>
          </table:table-cell>
          <table:table-cell office:value-type="float" office:value="1.907718912" calcext:value-type="float">
            <text:p>1.907718912</text:p>
          </table:table-cell>
          <table:table-cell office:value-type="float" office:value="3.102236928" calcext:value-type="float">
            <text:p>3.102236928</text:p>
          </table:table-cell>
          <table:table-cell office:value-type="float" office:value="2.194107904" calcext:value-type="float">
            <text:p>2.194107904</text:p>
          </table:table-cell>
          <table:table-cell office:value-type="float" office:value="4.924402944" calcext:value-type="float">
            <text:p>4.924402944</text:p>
          </table:table-cell>
          <table:table-cell office:value-type="float" office:value="2.75198592" calcext:value-type="float">
            <text:p>2.75198592</text:p>
          </table:table-cell>
          <table:table-cell office:value-type="float" office:value="11.837101312" calcext:value-type="float">
            <text:p>11.837101312</text:p>
          </table:table-cell>
          <table:table-cell office:value-type="float" office:value="16.511520256" calcext:value-type="float">
            <text:p>16.511520256</text:p>
          </table:table-cell>
        </table:table-row>
        <table:table-row table:style-name="ro1">
          <table:table-cell/>
          <table:table-cell office:value-type="float" office:value="0.005924352" calcext:value-type="float">
            <text:p>0.005924352</text:p>
          </table:table-cell>
          <table:table-cell office:value-type="float" office:value="0.00617216" calcext:value-type="float">
            <text:p>0.00617216</text:p>
          </table:table-cell>
          <table:table-cell office:value-type="float" office:value="0.018647552" calcext:value-type="float">
            <text:p>0.018647552</text:p>
          </table:table-cell>
          <table:table-cell office:value-type="float" office:value="0.001520128" calcext:value-type="float">
            <text:p>0.001520128</text:p>
          </table:table-cell>
          <table:table-cell office:value-type="float" office:value="0.41459072" calcext:value-type="float">
            <text:p>0.41459072</text:p>
          </table:table-cell>
          <table:table-cell office:value-type="float" office:value="1.83691904" calcext:value-type="float">
            <text:p>1.83691904</text:p>
          </table:table-cell>
          <table:table-cell office:value-type="float" office:value="2.880728576" calcext:value-type="float">
            <text:p>2.880728576</text:p>
          </table:table-cell>
          <table:table-cell office:value-type="float" office:value="1.926948864" calcext:value-type="float">
            <text:p>1.926948864</text:p>
          </table:table-cell>
          <table:table-cell office:value-type="float" office:value="3.102285568" calcext:value-type="float">
            <text:p>3.102285568</text:p>
          </table:table-cell>
          <table:table-cell office:value-type="float" office:value="2.194098432" calcext:value-type="float">
            <text:p>2.194098432</text:p>
          </table:table-cell>
          <table:table-cell office:value-type="float" office:value="4.924520704" calcext:value-type="float">
            <text:p>4.924520704</text:p>
          </table:table-cell>
          <table:table-cell office:value-type="float" office:value="2.751982848" calcext:value-type="float">
            <text:p>2.751982848</text:p>
          </table:table-cell>
          <table:table-cell office:value-type="float" office:value="11.83714176" calcext:value-type="float">
            <text:p>11.83714176</text:p>
          </table:table-cell>
          <table:table-cell office:value-type="float" office:value="16.24955392" calcext:value-type="float">
            <text:p>16.24955392</text:p>
          </table:table-cell>
        </table:table-row>
        <table:table-row table:style-name="ro1">
          <table:table-cell/>
          <table:table-cell office:value-type="float" office:value="0.009195776" calcext:value-type="float">
            <text:p>0.009195776</text:p>
          </table:table-cell>
          <table:table-cell office:value-type="float" office:value="0.008820992" calcext:value-type="float">
            <text:p>0.008820992</text:p>
          </table:table-cell>
          <table:table-cell office:value-type="float" office:value="0.018452992" calcext:value-type="float">
            <text:p>0.018452992</text:p>
          </table:table-cell>
          <table:table-cell office:value-type="float" office:value="0.0014272" calcext:value-type="float">
            <text:p>0.0014272</text:p>
          </table:table-cell>
          <table:table-cell office:value-type="float" office:value="0.414618624" calcext:value-type="float">
            <text:p>0.414618624</text:p>
          </table:table-cell>
          <table:table-cell office:value-type="float" office:value="1.836914944" calcext:value-type="float">
            <text:p>1.836914944</text:p>
          </table:table-cell>
          <table:table-cell office:value-type="float" office:value="2.880768" calcext:value-type="float">
            <text:p>2.880768</text:p>
          </table:table-cell>
          <table:table-cell office:value-type="float" office:value="1.9391744" calcext:value-type="float">
            <text:p>1.9391744</text:p>
          </table:table-cell>
          <table:table-cell office:value-type="float" office:value="3.102340352" calcext:value-type="float">
            <text:p>3.102340352</text:p>
          </table:table-cell>
          <table:table-cell office:value-type="float" office:value="2.194089728" calcext:value-type="float">
            <text:p>2.194089728</text:p>
          </table:table-cell>
          <table:table-cell office:value-type="float" office:value="4.924552704" calcext:value-type="float">
            <text:p>4.924552704</text:p>
          </table:table-cell>
          <table:table-cell office:value-type="float" office:value="2.751979008" calcext:value-type="float">
            <text:p>2.751979008</text:p>
          </table:table-cell>
          <table:table-cell office:value-type="float" office:value="11.837185536" calcext:value-type="float">
            <text:p>11.837185536</text:p>
          </table:table-cell>
          <table:table-cell office:value-type="float" office:value="16.24957952" calcext:value-type="float">
            <text:p>16.24957952</text:p>
          </table:table-cell>
        </table:table-row>
        <table:table-row table:style-name="ro1">
          <table:table-cell/>
          <table:table-cell office:value-type="float" office:value="0.006669824" calcext:value-type="float">
            <text:p>0.006669824</text:p>
          </table:table-cell>
          <table:table-cell office:value-type="float" office:value="0.005627136" calcext:value-type="float">
            <text:p>0.005627136</text:p>
          </table:table-cell>
          <table:table-cell office:value-type="float" office:value="0.018354176" calcext:value-type="float">
            <text:p>0.018354176</text:p>
          </table:table-cell>
          <table:table-cell office:value-type="float" office:value="0.001349376" calcext:value-type="float">
            <text:p>0.001349376</text:p>
          </table:table-cell>
          <table:table-cell office:value-type="float" office:value="0.414648832" calcext:value-type="float">
            <text:p>0.414648832</text:p>
          </table:table-cell>
          <table:table-cell office:value-type="float" office:value="1.8368128" calcext:value-type="float">
            <text:p>1.8368128</text:p>
          </table:table-cell>
          <table:table-cell office:value-type="float" office:value="2.860940288" calcext:value-type="float">
            <text:p>2.860940288</text:p>
          </table:table-cell>
          <table:table-cell office:value-type="float" office:value="1.910085376" calcext:value-type="float">
            <text:p>1.910085376</text:p>
          </table:table-cell>
          <table:table-cell office:value-type="float" office:value="3.10251392" calcext:value-type="float">
            <text:p>3.10251392</text:p>
          </table:table-cell>
          <table:table-cell office:value-type="float" office:value="2.194080512" calcext:value-type="float">
            <text:p>2.194080512</text:p>
          </table:table-cell>
          <table:table-cell office:value-type="float" office:value="4.924584704" calcext:value-type="float">
            <text:p>4.924584704</text:p>
          </table:table-cell>
          <table:table-cell office:value-type="float" office:value="2.751974912" calcext:value-type="float">
            <text:p>2.751974912</text:p>
          </table:table-cell>
          <table:table-cell office:value-type="float" office:value="11.925873664" calcext:value-type="float">
            <text:p>11.925873664</text:p>
          </table:table-cell>
          <table:table-cell office:value-type="float" office:value="16.822110208" calcext:value-type="float">
            <text:p>16.822110208</text:p>
          </table:table-cell>
        </table:table-row>
        <table:table-row table:style-name="ro1">
          <table:table-cell/>
          <table:table-cell office:value-type="float" office:value="0.01225344" calcext:value-type="float">
            <text:p>0.01225344</text:p>
          </table:table-cell>
          <table:table-cell office:value-type="float" office:value="0.007830016" calcext:value-type="float">
            <text:p>0.007830016</text:p>
          </table:table-cell>
          <table:table-cell office:value-type="float" office:value="0.018141952" calcext:value-type="float">
            <text:p>0.018141952</text:p>
          </table:table-cell>
          <table:table-cell office:value-type="float" office:value="0.001334016" calcext:value-type="float">
            <text:p>0.001334016</text:p>
          </table:table-cell>
          <table:table-cell office:value-type="float" office:value="0.414680064" calcext:value-type="float">
            <text:p>0.414680064</text:p>
          </table:table-cell>
          <table:table-cell office:value-type="float" office:value="1.824916224" calcext:value-type="float">
            <text:p>1.824916224</text:p>
          </table:table-cell>
          <table:table-cell office:value-type="float" office:value="2.860819456" calcext:value-type="float">
            <text:p>2.860819456</text:p>
          </table:table-cell>
          <table:table-cell office:value-type="float" office:value="1.908511232" calcext:value-type="float">
            <text:p>1.908511232</text:p>
          </table:table-cell>
          <table:table-cell office:value-type="float" office:value="3.0991552" calcext:value-type="float">
            <text:p>3.0991552</text:p>
          </table:table-cell>
          <table:table-cell office:value-type="float" office:value="2.1940736" calcext:value-type="float">
            <text:p>2.1940736</text:p>
          </table:table-cell>
          <table:table-cell office:value-type="float" office:value="4.92461568" calcext:value-type="float">
            <text:p>4.92461568</text:p>
          </table:table-cell>
          <table:table-cell office:value-type="float" office:value="2.751967488" calcext:value-type="float">
            <text:p>2.751967488</text:p>
          </table:table-cell>
          <table:table-cell office:value-type="float" office:value="11.925766656" calcext:value-type="float">
            <text:p>11.925766656</text:p>
          </table:table-cell>
          <table:table-cell office:value-type="float" office:value="16.822163456" calcext:value-type="float">
            <text:p>16.822163456</text:p>
          </table:table-cell>
        </table:table-row>
        <table:table-row table:style-name="ro1">
          <table:table-cell/>
          <table:table-cell office:value-type="float" office:value="0.007349248" calcext:value-type="float">
            <text:p>0.007349248</text:p>
          </table:table-cell>
          <table:table-cell office:value-type="float" office:value="0.007122688" calcext:value-type="float">
            <text:p>0.007122688</text:p>
          </table:table-cell>
          <table:table-cell office:value-type="float" office:value="0.018056704" calcext:value-type="float">
            <text:p>0.018056704</text:p>
          </table:table-cell>
          <table:table-cell office:value-type="float" office:value="0.001321728" calcext:value-type="float">
            <text:p>0.001321728</text:p>
          </table:table-cell>
          <table:table-cell office:value-type="float" office:value="0.414713088" calcext:value-type="float">
            <text:p>0.414713088</text:p>
          </table:table-cell>
          <table:table-cell office:value-type="float" office:value="1.838024704" calcext:value-type="float">
            <text:p>1.838024704</text:p>
          </table:table-cell>
          <table:table-cell office:value-type="float" office:value="2.860807424" calcext:value-type="float">
            <text:p>2.860807424</text:p>
          </table:table-cell>
          <table:table-cell office:value-type="float" office:value="1.908479744" calcext:value-type="float">
            <text:p>1.908479744</text:p>
          </table:table-cell>
          <table:table-cell office:value-type="float" office:value="3.099056384" calcext:value-type="float">
            <text:p>3.099056384</text:p>
          </table:table-cell>
          <table:table-cell office:value-type="float" office:value="2.19406592" calcext:value-type="float">
            <text:p>2.19406592</text:p>
          </table:table-cell>
          <table:table-cell office:value-type="float" office:value="4.924647168" calcext:value-type="float">
            <text:p>4.924647168</text:p>
          </table:table-cell>
          <table:table-cell office:value-type="float" office:value="2.770610944" calcext:value-type="float">
            <text:p>2.770610944</text:p>
          </table:table-cell>
          <table:table-cell office:value-type="float" office:value="11.925786624" calcext:value-type="float">
            <text:p>11.925786624</text:p>
          </table:table-cell>
          <table:table-cell office:value-type="float" office:value="15.688583168" calcext:value-type="float">
            <text:p>15.688583168</text:p>
          </table:table-cell>
        </table:table-row>
        <table:table-row table:style-name="ro1">
          <table:table-cell/>
          <table:table-cell office:value-type="float" office:value="0.006337536" calcext:value-type="float">
            <text:p>0.006337536</text:p>
          </table:table-cell>
          <table:table-cell office:value-type="float" office:value="0.005863168" calcext:value-type="float">
            <text:p>0.005863168</text:p>
          </table:table-cell>
          <table:table-cell office:value-type="float" office:value="0.02485248" calcext:value-type="float">
            <text:p>0.02485248</text:p>
          </table:table-cell>
          <table:table-cell office:value-type="float" office:value="0.001187584" calcext:value-type="float">
            <text:p>0.001187584</text:p>
          </table:table-cell>
          <table:table-cell office:value-type="float" office:value="0.414745856" calcext:value-type="float">
            <text:p>0.414745856</text:p>
          </table:table-cell>
          <table:table-cell office:value-type="float" office:value="1.837363968" calcext:value-type="float">
            <text:p>1.837363968</text:p>
          </table:table-cell>
          <table:table-cell office:value-type="float" office:value="2.883435776" calcext:value-type="float">
            <text:p>2.883435776</text:p>
          </table:table-cell>
          <table:table-cell office:value-type="float" office:value="1.891974144" calcext:value-type="float">
            <text:p>1.891974144</text:p>
          </table:table-cell>
          <table:table-cell office:value-type="float" office:value="3.099072" calcext:value-type="float">
            <text:p>3.099072</text:p>
          </table:table-cell>
          <table:table-cell office:value-type="float" office:value="2.121558272" calcext:value-type="float">
            <text:p>2.121558272</text:p>
          </table:table-cell>
          <table:table-cell office:value-type="float" office:value="4.924679168" calcext:value-type="float">
            <text:p>4.924679168</text:p>
          </table:table-cell>
          <table:table-cell office:value-type="float" office:value="2.753305344" calcext:value-type="float">
            <text:p>2.753305344</text:p>
          </table:table-cell>
          <table:table-cell office:value-type="float" office:value="11.92581376" calcext:value-type="float">
            <text:p>11.92581376</text:p>
          </table:table-cell>
          <table:table-cell office:value-type="float" office:value="15.594873344" calcext:value-type="float">
            <text:p>15.594873344</text:p>
          </table:table-cell>
        </table:table-row>
        <table:table-row table:style-name="ro1">
          <table:table-cell/>
          <table:table-cell office:value-type="float" office:value="0.005755392" calcext:value-type="float">
            <text:p>0.005755392</text:p>
          </table:table-cell>
          <table:table-cell office:value-type="float" office:value="0.010336" calcext:value-type="float">
            <text:p>0.010336</text:p>
          </table:table-cell>
          <table:table-cell office:value-type="float" office:value="0.024603392" calcext:value-type="float">
            <text:p>0.024603392</text:p>
          </table:table-cell>
          <table:table-cell office:value-type="float" office:value="0.001120256" calcext:value-type="float">
            <text:p>0.001120256</text:p>
          </table:table-cell>
          <table:table-cell office:value-type="float" office:value="0.414780416" calcext:value-type="float">
            <text:p>0.414780416</text:p>
          </table:table-cell>
          <table:table-cell office:value-type="float" office:value="1.855725056" calcext:value-type="float">
            <text:p>1.855725056</text:p>
          </table:table-cell>
          <table:table-cell office:value-type="float" office:value="2.883461888" calcext:value-type="float">
            <text:p>2.883461888</text:p>
          </table:table-cell>
          <table:table-cell office:value-type="float" office:value="1.92340736" calcext:value-type="float">
            <text:p>1.92340736</text:p>
          </table:table-cell>
          <table:table-cell office:value-type="float" office:value="3.099098368" calcext:value-type="float">
            <text:p>3.099098368</text:p>
          </table:table-cell>
          <table:table-cell office:value-type="float" office:value="2.121591808" calcext:value-type="float">
            <text:p>2.121591808</text:p>
          </table:table-cell>
          <table:table-cell office:value-type="float" office:value="4.92471168" calcext:value-type="float">
            <text:p>4.92471168</text:p>
          </table:table-cell>
          <table:table-cell office:value-type="float" office:value="2.753241088" calcext:value-type="float">
            <text:p>2.753241088</text:p>
          </table:table-cell>
          <table:table-cell office:value-type="float" office:value="11.925843968" calcext:value-type="float">
            <text:p>11.925843968</text:p>
          </table:table-cell>
          <table:table-cell office:value-type="float" office:value="15.16127488" calcext:value-type="float">
            <text:p>15.16127488</text:p>
          </table:table-cell>
        </table:table-row>
        <table:table-row table:style-name="ro1">
          <table:table-cell/>
          <table:table-cell office:value-type="float" office:value="0.006264832" calcext:value-type="float">
            <text:p>0.006264832</text:p>
          </table:table-cell>
          <table:table-cell office:value-type="float" office:value="0.009100544" calcext:value-type="float">
            <text:p>0.009100544</text:p>
          </table:table-cell>
          <table:table-cell office:value-type="float" office:value="0.024479744" calcext:value-type="float">
            <text:p>0.024479744</text:p>
          </table:table-cell>
          <table:table-cell office:value-type="float" office:value="0.001104128" calcext:value-type="float">
            <text:p>0.001104128</text:p>
          </table:table-cell>
          <table:table-cell office:value-type="float" office:value="0.415009536" calcext:value-type="float">
            <text:p>0.415009536</text:p>
          </table:table-cell>
          <table:table-cell office:value-type="float" office:value="1.85572864" calcext:value-type="float">
            <text:p>1.85572864</text:p>
          </table:table-cell>
          <table:table-cell office:value-type="float" office:value="2.883494656" calcext:value-type="float">
            <text:p>2.883494656</text:p>
          </table:table-cell>
          <table:table-cell office:value-type="float" office:value="1.923457536" calcext:value-type="float">
            <text:p>1.923457536</text:p>
          </table:table-cell>
          <table:table-cell office:value-type="float" office:value="3.099127808" calcext:value-type="float">
            <text:p>3.099127808</text:p>
          </table:table-cell>
          <table:table-cell office:value-type="float" office:value="1.587264256" calcext:value-type="float">
            <text:p>1.587264256</text:p>
          </table:table-cell>
          <table:table-cell office:value-type="float" office:value="4.924743168" calcext:value-type="float">
            <text:p>4.924743168</text:p>
          </table:table-cell>
          <table:table-cell office:value-type="float" office:value="2.686192896" calcext:value-type="float">
            <text:p>2.686192896</text:p>
          </table:table-cell>
          <table:table-cell office:value-type="float" office:value="11.925873152" calcext:value-type="float">
            <text:p>11.925873152</text:p>
          </table:table-cell>
          <table:table-cell office:value-type="float" office:value="15.087690496" calcext:value-type="float">
            <text:p>15.087690496</text:p>
          </table:table-cell>
        </table:table-row>
        <table:table-row table:style-name="ro1">
          <table:table-cell/>
          <table:table-cell office:value-type="float" office:value="0.007190784" calcext:value-type="float">
            <text:p>0.007190784</text:p>
          </table:table-cell>
          <table:table-cell office:value-type="float" office:value="0.006513152" calcext:value-type="float">
            <text:p>0.006513152</text:p>
          </table:table-cell>
          <table:table-cell office:value-type="float" office:value="0.042616832" calcext:value-type="float">
            <text:p>0.042616832</text:p>
          </table:table-cell>
          <table:table-cell office:value-type="float" office:value="0.001093888" calcext:value-type="float">
            <text:p>0.001093888</text:p>
          </table:table-cell>
          <table:table-cell office:value-type="float" office:value="0.414975744" calcext:value-type="float">
            <text:p>0.414975744</text:p>
          </table:table-cell>
          <table:table-cell office:value-type="float" office:value="1.855743488" calcext:value-type="float">
            <text:p>1.855743488</text:p>
          </table:table-cell>
          <table:table-cell office:value-type="float" office:value="2.88352896" calcext:value-type="float">
            <text:p>2.88352896</text:p>
          </table:table-cell>
          <table:table-cell office:value-type="float" office:value="1.939909376" calcext:value-type="float">
            <text:p>1.939909376</text:p>
          </table:table-cell>
          <table:table-cell office:value-type="float" office:value="3.09915904" calcext:value-type="float">
            <text:p>3.09915904</text:p>
          </table:table-cell>
          <table:table-cell office:value-type="float" office:value="1.587272448" calcext:value-type="float">
            <text:p>1.587272448</text:p>
          </table:table-cell>
          <table:table-cell office:value-type="float" office:value="4.94414976" calcext:value-type="float">
            <text:p>4.94414976</text:p>
          </table:table-cell>
          <table:table-cell office:value-type="float" office:value="2.686188544" calcext:value-type="float">
            <text:p>2.686188544</text:p>
          </table:table-cell>
          <table:table-cell office:value-type="float" office:value="11.925908736" calcext:value-type="float">
            <text:p>11.925908736</text:p>
          </table:table-cell>
          <table:table-cell office:value-type="float" office:value="15.915803392" calcext:value-type="float">
            <text:p>15.915803392</text:p>
          </table:table-cell>
        </table:table-row>
        <table:table-row table:style-name="ro1">
          <table:table-cell/>
          <table:table-cell office:value-type="float" office:value="0.006036992" calcext:value-type="float">
            <text:p>0.006036992</text:p>
          </table:table-cell>
          <table:table-cell office:value-type="float" office:value="0.005665792" calcext:value-type="float">
            <text:p>0.005665792</text:p>
          </table:table-cell>
          <table:table-cell office:value-type="float" office:value="0.039203328" calcext:value-type="float">
            <text:p>0.039203328</text:p>
          </table:table-cell>
          <table:table-cell office:value-type="float" office:value="0.001086464" calcext:value-type="float">
            <text:p>0.001086464</text:p>
          </table:table-cell>
          <table:table-cell office:value-type="float" office:value="0.415007232" calcext:value-type="float">
            <text:p>0.415007232</text:p>
          </table:table-cell>
          <table:table-cell office:value-type="float" office:value="1.855738368" calcext:value-type="float">
            <text:p>1.855738368</text:p>
          </table:table-cell>
          <table:table-cell office:value-type="float" office:value="2.883566848" calcext:value-type="float">
            <text:p>2.883566848</text:p>
          </table:table-cell>
          <table:table-cell office:value-type="float" office:value="1.939895552" calcext:value-type="float">
            <text:p>1.939895552</text:p>
          </table:table-cell>
          <table:table-cell office:value-type="float" office:value="3.099190272" calcext:value-type="float">
            <text:p>3.099190272</text:p>
          </table:table-cell>
          <table:table-cell office:value-type="float" office:value="1.527661056" calcext:value-type="float">
            <text:p>1.527661056</text:p>
          </table:table-cell>
          <table:table-cell office:value-type="float" office:value="4.9439936" calcext:value-type="float">
            <text:p>4.9439936</text:p>
          </table:table-cell>
          <table:table-cell office:value-type="float" office:value="2.686182912" calcext:value-type="float">
            <text:p>2.686182912</text:p>
          </table:table-cell>
          <table:table-cell office:value-type="float" office:value="11.925940224" calcext:value-type="float">
            <text:p>11.925940224</text:p>
          </table:table-cell>
          <table:table-cell office:value-type="float" office:value="15.91577728" calcext:value-type="float">
            <text:p>15.91577728</text:p>
          </table:table-cell>
        </table:table-row>
        <table:table-row table:style-name="ro1">
          <table:table-cell/>
          <table:table-cell office:value-type="float" office:value="0.006839552" calcext:value-type="float">
            <text:p>0.006839552</text:p>
          </table:table-cell>
          <table:table-cell office:value-type="float" office:value="0.005739776" calcext:value-type="float">
            <text:p>0.005739776</text:p>
          </table:table-cell>
          <table:table-cell office:value-type="float" office:value="0.039501312" calcext:value-type="float">
            <text:p>0.039501312</text:p>
          </table:table-cell>
          <table:table-cell office:value-type="float" office:value="0.010282496" calcext:value-type="float">
            <text:p>0.010282496</text:p>
          </table:table-cell>
          <table:table-cell office:value-type="float" office:value="0.413158912" calcext:value-type="float">
            <text:p>0.413158912</text:p>
          </table:table-cell>
          <table:table-cell office:value-type="float" office:value="1.85636096" calcext:value-type="float">
            <text:p>1.85636096</text:p>
          </table:table-cell>
          <table:table-cell office:value-type="float" office:value="2.883606016" calcext:value-type="float">
            <text:p>2.883606016</text:p>
          </table:table-cell>
          <table:table-cell office:value-type="float" office:value="1.939878144" calcext:value-type="float">
            <text:p>1.939878144</text:p>
          </table:table-cell>
          <table:table-cell office:value-type="float" office:value="3.097358336" calcext:value-type="float">
            <text:p>3.097358336</text:p>
          </table:table-cell>
          <table:table-cell office:value-type="float" office:value="1.527675392" calcext:value-type="float">
            <text:p>1.527675392</text:p>
          </table:table-cell>
          <table:table-cell office:value-type="float" office:value="4.925400064" calcext:value-type="float">
            <text:p>4.925400064</text:p>
          </table:table-cell>
          <table:table-cell office:value-type="float" office:value="1.902901248" calcext:value-type="float">
            <text:p>1.902901248</text:p>
          </table:table-cell>
          <table:table-cell office:value-type="float" office:value="11.9259712" calcext:value-type="float">
            <text:p>11.9259712</text:p>
          </table:table-cell>
          <table:table-cell office:value-type="float" office:value="15.915783168" calcext:value-type="float">
            <text:p>15.915783168</text:p>
          </table:table-cell>
        </table:table-row>
        <table:table-row table:style-name="ro1">
          <table:table-cell/>
          <table:table-cell office:value-type="float" office:value="0.001570816" calcext:value-type="float">
            <text:p>0.001570816</text:p>
          </table:table-cell>
          <table:table-cell office:value-type="float" office:value="0.00617472" calcext:value-type="float">
            <text:p>0.00617472</text:p>
          </table:table-cell>
          <table:table-cell office:value-type="float" office:value="0.039347712" calcext:value-type="float">
            <text:p>0.039347712</text:p>
          </table:table-cell>
          <table:table-cell office:value-type="float" office:value="0.010322944" calcext:value-type="float">
            <text:p>0.010322944</text:p>
          </table:table-cell>
          <table:table-cell office:value-type="float" office:value="0.41318528" calcext:value-type="float">
            <text:p>0.41318528</text:p>
          </table:table-cell>
          <table:table-cell office:value-type="float" office:value="1.856354048" calcext:value-type="float">
            <text:p>1.856354048</text:p>
          </table:table-cell>
          <table:table-cell office:value-type="float" office:value="2.883648" calcext:value-type="float">
            <text:p>2.883648</text:p>
          </table:table-cell>
          <table:table-cell office:value-type="float" office:value="1.93986176" calcext:value-type="float">
            <text:p>1.93986176</text:p>
          </table:table-cell>
          <table:table-cell office:value-type="float" office:value="3.09739008" calcext:value-type="float">
            <text:p>3.09739008</text:p>
          </table:table-cell>
          <table:table-cell office:value-type="float" office:value="2.125189632" calcext:value-type="float">
            <text:p>2.125189632</text:p>
          </table:table-cell>
          <table:table-cell office:value-type="float" office:value="4.925370112" calcext:value-type="float">
            <text:p>4.925370112</text:p>
          </table:table-cell>
          <table:table-cell office:value-type="float" office:value="1.902669312" calcext:value-type="float">
            <text:p>1.902669312</text:p>
          </table:table-cell>
          <table:table-cell office:value-type="float" office:value="11.92641664" calcext:value-type="float">
            <text:p>11.92641664</text:p>
          </table:table-cell>
          <table:table-cell office:value-type="float" office:value="15.915794944" calcext:value-type="float">
            <text:p>15.915794944</text:p>
          </table:table-cell>
        </table:table-row>
        <table:table-row table:style-name="ro1">
          <table:table-cell/>
          <table:table-cell office:value-type="float" office:value="0.01153664" calcext:value-type="float">
            <text:p>0.01153664</text:p>
          </table:table-cell>
          <table:table-cell office:value-type="float" office:value="0.005929472" calcext:value-type="float">
            <text:p>0.005929472</text:p>
          </table:table-cell>
          <table:table-cell office:value-type="float" office:value="0.039345664" calcext:value-type="float">
            <text:p>0.039345664</text:p>
          </table:table-cell>
          <table:table-cell office:value-type="float" office:value="0.010625536" calcext:value-type="float">
            <text:p>0.010625536</text:p>
          </table:table-cell>
          <table:table-cell office:value-type="float" office:value="0.413201408" calcext:value-type="float">
            <text:p>0.413201408</text:p>
          </table:table-cell>
          <table:table-cell office:value-type="float" office:value="1.856346112" calcext:value-type="float">
            <text:p>1.856346112</text:p>
          </table:table-cell>
          <table:table-cell office:value-type="float" office:value="2.88369024" calcext:value-type="float">
            <text:p>2.88369024</text:p>
          </table:table-cell>
          <table:table-cell office:value-type="float" office:value="1.939844864" calcext:value-type="float">
            <text:p>1.939844864</text:p>
          </table:table-cell>
          <table:table-cell office:value-type="float" office:value="3.097421824" calcext:value-type="float">
            <text:p>3.097421824</text:p>
          </table:table-cell>
          <table:table-cell office:value-type="float" office:value="2.1250752" calcext:value-type="float">
            <text:p>2.1250752</text:p>
          </table:table-cell>
          <table:table-cell office:value-type="float" office:value="4.925386752" calcext:value-type="float">
            <text:p>4.925386752</text:p>
          </table:table-cell>
          <table:table-cell office:value-type="float" office:value="1.90258304" calcext:value-type="float">
            <text:p>1.90258304</text:p>
          </table:table-cell>
          <table:table-cell office:value-type="float" office:value="11.926454528" calcext:value-type="float">
            <text:p>11.926454528</text:p>
          </table:table-cell>
          <table:table-cell office:value-type="float" office:value="15.087808256" calcext:value-type="float">
            <text:p>15.087808256</text:p>
          </table:table-cell>
        </table:table-row>
        <table:table-row table:style-name="ro1">
          <table:table-cell/>
          <table:table-cell office:value-type="float" office:value="0.00552704" calcext:value-type="float">
            <text:p>0.00552704</text:p>
          </table:table-cell>
          <table:table-cell office:value-type="float" office:value="0.006311936" calcext:value-type="float">
            <text:p>0.006311936</text:p>
          </table:table-cell>
          <table:table-cell office:value-type="float" office:value="0.03935744" calcext:value-type="float">
            <text:p>0.03935744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413224192" calcext:value-type="float">
            <text:p>0.413224192</text:p>
          </table:table-cell>
          <table:table-cell office:value-type="float" office:value="1.852526592" calcext:value-type="float">
            <text:p>1.852526592</text:p>
          </table:table-cell>
          <table:table-cell office:value-type="float" office:value="2.883735552" calcext:value-type="float">
            <text:p>2.883735552</text:p>
          </table:table-cell>
          <table:table-cell office:value-type="float" office:value="1.624332032" calcext:value-type="float">
            <text:p>1.624332032</text:p>
          </table:table-cell>
          <table:table-cell office:value-type="float" office:value="3.097454592" calcext:value-type="float">
            <text:p>3.097454592</text:p>
          </table:table-cell>
          <table:table-cell office:value-type="float" office:value="2.1250432" calcext:value-type="float">
            <text:p>2.1250432</text:p>
          </table:table-cell>
          <table:table-cell office:value-type="float" office:value="4.925408512" calcext:value-type="float">
            <text:p>4.925408512</text:p>
          </table:table-cell>
          <table:table-cell office:value-type="float" office:value="1.902559744" calcext:value-type="float">
            <text:p>1.902559744</text:p>
          </table:table-cell>
          <table:table-cell office:value-type="float" office:value="11.926486272" calcext:value-type="float">
            <text:p>11.926486272</text:p>
          </table:table-cell>
          <table:table-cell office:value-type="float" office:value="15.087806208" calcext:value-type="float">
            <text:p>15.087806208</text:p>
          </table:table-cell>
        </table:table-row>
        <table:table-row table:style-name="ro1">
          <table:table-cell/>
          <table:table-cell office:value-type="float" office:value="0.005910528" calcext:value-type="float">
            <text:p>0.005910528</text:p>
          </table:table-cell>
          <table:table-cell office:value-type="float" office:value="0.01020416" calcext:value-type="float">
            <text:p>0.01020416</text:p>
          </table:table-cell>
          <table:table-cell office:value-type="float" office:value="0.0387584" calcext:value-type="float">
            <text:p>0.0387584</text:p>
          </table:table-cell>
          <table:table-cell office:value-type="float" office:value="0.010706944" calcext:value-type="float">
            <text:p>0.010706944</text:p>
          </table:table-cell>
          <table:table-cell office:value-type="float" office:value="0.413252608" calcext:value-type="float">
            <text:p>0.413252608</text:p>
          </table:table-cell>
          <table:table-cell office:value-type="float" office:value="1.856525056" calcext:value-type="float">
            <text:p>1.856525056</text:p>
          </table:table-cell>
          <table:table-cell office:value-type="float" office:value="3.071488768" calcext:value-type="float">
            <text:p>3.071488768</text:p>
          </table:table-cell>
          <table:table-cell office:value-type="float" office:value="1.923452928" calcext:value-type="float">
            <text:p>1.923452928</text:p>
          </table:table-cell>
          <table:table-cell office:value-type="float" office:value="3.09748608" calcext:value-type="float">
            <text:p>3.09748608</text:p>
          </table:table-cell>
          <table:table-cell office:value-type="float" office:value="2.124886528" calcext:value-type="float">
            <text:p>2.124886528</text:p>
          </table:table-cell>
          <table:table-cell office:value-type="float" office:value="4.925432576" calcext:value-type="float">
            <text:p>4.925432576</text:p>
          </table:table-cell>
          <table:table-cell office:value-type="float" office:value="1.90254464" calcext:value-type="float">
            <text:p>1.90254464</text:p>
          </table:table-cell>
          <table:table-cell office:value-type="float" office:value="11.926516992" calcext:value-type="float">
            <text:p>11.926516992</text:p>
          </table:table-cell>
          <table:table-cell office:value-type="float" office:value="15.818914048" calcext:value-type="float">
            <text:p>15.818914048</text:p>
          </table:table-cell>
        </table:table-row>
        <table:table-row table:style-name="ro1">
          <table:table-cell/>
          <table:table-cell office:value-type="float" office:value="0.005635328" calcext:value-type="float">
            <text:p>0.005635328</text:p>
          </table:table-cell>
          <table:table-cell office:value-type="float" office:value="0.006107392" calcext:value-type="float">
            <text:p>0.006107392</text:p>
          </table:table-cell>
          <table:table-cell office:value-type="float" office:value="0.038949632" calcext:value-type="float">
            <text:p>0.038949632</text:p>
          </table:table-cell>
          <table:table-cell office:value-type="float" office:value="0.0013248" calcext:value-type="float">
            <text:p>0.0013248</text:p>
          </table:table-cell>
          <table:table-cell office:value-type="float" office:value="0.41328256" calcext:value-type="float">
            <text:p>0.41328256</text:p>
          </table:table-cell>
          <table:table-cell office:value-type="float" office:value="1.856815104" calcext:value-type="float">
            <text:p>1.856815104</text:p>
          </table:table-cell>
          <table:table-cell office:value-type="float" office:value="3.071591424" calcext:value-type="float">
            <text:p>3.071591424</text:p>
          </table:table-cell>
          <table:table-cell office:value-type="float" office:value="1.939813632" calcext:value-type="float">
            <text:p>1.939813632</text:p>
          </table:table-cell>
          <table:table-cell office:value-type="float" office:value="3.099384576" calcext:value-type="float">
            <text:p>3.099384576</text:p>
          </table:table-cell>
          <table:table-cell office:value-type="float" office:value="2.124847872" calcext:value-type="float">
            <text:p>2.124847872</text:p>
          </table:table-cell>
          <table:table-cell office:value-type="float" office:value="4.925458176" calcext:value-type="float">
            <text:p>4.925458176</text:p>
          </table:table-cell>
          <table:table-cell office:value-type="float" office:value="2.686213632" calcext:value-type="float">
            <text:p>2.686213632</text:p>
          </table:table-cell>
          <table:table-cell office:value-type="float" office:value="11.926548224" calcext:value-type="float">
            <text:p>11.926548224</text:p>
          </table:table-cell>
          <table:table-cell office:value-type="float" office:value="15.819208448" calcext:value-type="float">
            <text:p>15.819208448</text:p>
          </table:table-cell>
        </table:table-row>
        <table:table-row table:style-name="ro1">
          <table:table-cell/>
          <table:table-cell office:value-type="float" office:value="0.007181824" calcext:value-type="float">
            <text:p>0.007181824</text:p>
          </table:table-cell>
          <table:table-cell office:value-type="float" office:value="0.0056384" calcext:value-type="float">
            <text:p>0.0056384</text:p>
          </table:table-cell>
          <table:table-cell office:value-type="float" office:value="0.03886976" calcext:value-type="float">
            <text:p>0.03886976</text:p>
          </table:table-cell>
          <table:table-cell office:value-type="float" office:value="0.001331968" calcext:value-type="float">
            <text:p>0.001331968</text:p>
          </table:table-cell>
          <table:table-cell office:value-type="float" office:value="0.413313024" calcext:value-type="float">
            <text:p>0.413313024</text:p>
          </table:table-cell>
          <table:table-cell office:value-type="float" office:value="1.85680128" calcext:value-type="float">
            <text:p>1.85680128</text:p>
          </table:table-cell>
          <table:table-cell office:value-type="float" office:value="3.071646208" calcext:value-type="float">
            <text:p>3.071646208</text:p>
          </table:table-cell>
          <table:table-cell office:value-type="float" office:value="1.959057664" calcext:value-type="float">
            <text:p>1.959057664</text:p>
          </table:table-cell>
          <table:table-cell office:value-type="float" office:value="3.10270592" calcext:value-type="float">
            <text:p>3.10270592</text:p>
          </table:table-cell>
          <table:table-cell office:value-type="float" office:value="2.124833792" calcext:value-type="float">
            <text:p>2.124833792</text:p>
          </table:table-cell>
          <table:table-cell office:value-type="float" office:value="4.925483008" calcext:value-type="float">
            <text:p>4.925483008</text:p>
          </table:table-cell>
          <table:table-cell office:value-type="float" office:value="2.686209792" calcext:value-type="float">
            <text:p>2.686209792</text:p>
          </table:table-cell>
          <table:table-cell office:value-type="float" office:value="11.926579456" calcext:value-type="float">
            <text:p>11.926579456</text:p>
          </table:table-cell>
          <table:table-cell office:value-type="float" office:value="15.819393024" calcext:value-type="float">
            <text:p>15.819393024</text:p>
          </table:table-cell>
        </table:table-row>
        <table:table-row table:style-name="ro1">
          <table:table-cell/>
          <table:table-cell office:value-type="float" office:value="0.006185984" calcext:value-type="float">
            <text:p>0.006185984</text:p>
          </table:table-cell>
          <table:table-cell office:value-type="float" office:value="0.00820992" calcext:value-type="float">
            <text:p>0.00820992</text:p>
          </table:table-cell>
          <table:table-cell office:value-type="float" office:value="0.038897664" calcext:value-type="float">
            <text:p>0.038897664</text:p>
          </table:table-cell>
          <table:table-cell office:value-type="float" office:value="0.001663232" calcext:value-type="float">
            <text:p>0.001663232</text:p>
          </table:table-cell>
          <table:table-cell office:value-type="float" office:value="0.413551104" calcext:value-type="float">
            <text:p>0.413551104</text:p>
          </table:table-cell>
          <table:table-cell office:value-type="float" office:value="1.856790528" calcext:value-type="float">
            <text:p>1.856790528</text:p>
          </table:table-cell>
          <table:table-cell office:value-type="float" office:value="3.072039424" calcext:value-type="float">
            <text:p>3.072039424</text:p>
          </table:table-cell>
          <table:table-cell office:value-type="float" office:value="1.9241984" calcext:value-type="float">
            <text:p>1.9241984</text:p>
          </table:table-cell>
          <table:table-cell office:value-type="float" office:value="3.102683904" calcext:value-type="float">
            <text:p>3.102683904</text:p>
          </table:table-cell>
          <table:table-cell office:value-type="float" office:value="2.194893056" calcext:value-type="float">
            <text:p>2.194893056</text:p>
          </table:table-cell>
          <table:table-cell office:value-type="float" office:value="4.925507072" calcext:value-type="float">
            <text:p>4.925507072</text:p>
          </table:table-cell>
          <table:table-cell office:value-type="float" office:value="2.686205952" calcext:value-type="float">
            <text:p>2.686205952</text:p>
          </table:table-cell>
          <table:table-cell office:value-type="float" office:value="11.926610176" calcext:value-type="float">
            <text:p>11.926610176</text:p>
          </table:table-cell>
          <table:table-cell office:value-type="float" office:value="15.819599872" calcext:value-type="float">
            <text:p>15.819599872</text:p>
          </table:table-cell>
        </table:table-row>
        <table:table-row table:style-name="ro1">
          <table:table-cell/>
          <table:table-cell office:value-type="float" office:value="0.0058048" calcext:value-type="float">
            <text:p>0.0058048</text:p>
          </table:table-cell>
          <table:table-cell office:value-type="float" office:value="0.007411456" calcext:value-type="float">
            <text:p>0.007411456</text:p>
          </table:table-cell>
          <table:table-cell office:value-type="float" office:value="0.051639552" calcext:value-type="float">
            <text:p>0.051639552</text:p>
          </table:table-cell>
          <table:table-cell office:value-type="float" office:value="0.00157056" calcext:value-type="float">
            <text:p>0.00157056</text:p>
          </table:table-cell>
          <table:table-cell office:value-type="float" office:value="0.413503488" calcext:value-type="float">
            <text:p>0.413503488</text:p>
          </table:table-cell>
          <table:table-cell office:value-type="float" office:value="1.85677952" calcext:value-type="float">
            <text:p>1.85677952</text:p>
          </table:table-cell>
          <table:table-cell office:value-type="float" office:value="3.071969792" calcext:value-type="float">
            <text:p>3.071969792</text:p>
          </table:table-cell>
          <table:table-cell office:value-type="float" office:value="1.924130816" calcext:value-type="float">
            <text:p>1.924130816</text:p>
          </table:table-cell>
          <table:table-cell office:value-type="float" office:value="3.102715904" calcext:value-type="float">
            <text:p>3.102715904</text:p>
          </table:table-cell>
          <table:table-cell office:value-type="float" office:value="2.194884352" calcext:value-type="float">
            <text:p>2.194884352</text:p>
          </table:table-cell>
          <table:table-cell office:value-type="float" office:value="4.925583872" calcext:value-type="float">
            <text:p>4.925583872</text:p>
          </table:table-cell>
          <table:table-cell office:value-type="float" office:value="2.686202112" calcext:value-type="float">
            <text:p>2.686202112</text:p>
          </table:table-cell>
          <table:table-cell office:value-type="float" office:value="11.926647552" calcext:value-type="float">
            <text:p>11.926647552</text:p>
          </table:table-cell>
          <table:table-cell office:value-type="float" office:value="15.81980544" calcext:value-type="float">
            <text:p>15.81980544</text:p>
          </table:table-cell>
        </table:table-row>
        <table:table-row table:style-name="ro1">
          <table:table-cell/>
          <table:table-cell office:value-type="float" office:value="0.006293504" calcext:value-type="float">
            <text:p>0.006293504</text:p>
          </table:table-cell>
          <table:table-cell office:value-type="float" office:value="0.005875456" calcext:value-type="float">
            <text:p>0.005875456</text:p>
          </table:table-cell>
          <table:table-cell office:value-type="float" office:value="0.048728832" calcext:value-type="float">
            <text:p>0.048728832</text:p>
          </table:table-cell>
          <table:table-cell office:value-type="float" office:value="0.001541632" calcext:value-type="float">
            <text:p>0.001541632</text:p>
          </table:table-cell>
          <table:table-cell office:value-type="float" office:value="0.426848768" calcext:value-type="float">
            <text:p>0.426848768</text:p>
          </table:table-cell>
          <table:table-cell office:value-type="float" office:value="1.912667392" calcext:value-type="float">
            <text:p>1.912667392</text:p>
          </table:table-cell>
          <table:table-cell office:value-type="float" office:value="3.071978496" calcext:value-type="float">
            <text:p>3.071978496</text:p>
          </table:table-cell>
          <table:table-cell office:value-type="float" office:value="1.924109568" calcext:value-type="float">
            <text:p>1.924109568</text:p>
          </table:table-cell>
          <table:table-cell office:value-type="float" office:value="3.102758656" calcext:value-type="float">
            <text:p>3.102758656</text:p>
          </table:table-cell>
          <table:table-cell office:value-type="float" office:value="2.122567936" calcext:value-type="float">
            <text:p>2.122567936</text:p>
          </table:table-cell>
          <table:table-cell office:value-type="float" office:value="4.925609216" calcext:value-type="float">
            <text:p>4.925609216</text:p>
          </table:table-cell>
          <table:table-cell office:value-type="float" office:value="2.68619904" calcext:value-type="float">
            <text:p>2.68619904</text:p>
          </table:table-cell>
          <table:table-cell office:value-type="float" office:value="11.926671104" calcext:value-type="float">
            <text:p>11.926671104</text:p>
          </table:table-cell>
          <table:table-cell office:value-type="float" office:value="14.431470592" calcext:value-type="float">
            <text:p>14.431470592</text:p>
          </table:table-cell>
        </table:table-row>
        <table:table-row table:style-name="ro1">
          <table:table-cell/>
          <table:table-cell office:value-type="float" office:value="0.006059008" calcext:value-type="float">
            <text:p>0.006059008</text:p>
          </table:table-cell>
          <table:table-cell office:value-type="float" office:value="0.008132352" calcext:value-type="float">
            <text:p>0.008132352</text:p>
          </table:table-cell>
          <table:table-cell office:value-type="float" office:value="0.05070592" calcext:value-type="float">
            <text:p>0.05070592</text:p>
          </table:table-cell>
          <table:table-cell office:value-type="float" office:value="0.00110592" calcext:value-type="float">
            <text:p>0.00110592</text:p>
          </table:table-cell>
          <table:table-cell office:value-type="float" office:value="0.42609152" calcext:value-type="float">
            <text:p>0.42609152</text:p>
          </table:table-cell>
          <table:table-cell office:value-type="float" office:value="1.912370688" calcext:value-type="float">
            <text:p>1.912370688</text:p>
          </table:table-cell>
          <table:table-cell office:value-type="float" office:value="3.057615104" calcext:value-type="float">
            <text:p>3.057615104</text:p>
          </table:table-cell>
          <table:table-cell office:value-type="float" office:value="1.62494848" calcext:value-type="float">
            <text:p>1.62494848</text:p>
          </table:table-cell>
          <table:table-cell office:value-type="float" office:value="3.102803712" calcext:value-type="float">
            <text:p>3.102803712</text:p>
          </table:table-cell>
          <table:table-cell office:value-type="float" office:value="2.122541312" calcext:value-type="float">
            <text:p>2.122541312</text:p>
          </table:table-cell>
          <table:table-cell office:value-type="float" office:value="4.820032" calcext:value-type="float">
            <text:p>4.820032</text:p>
          </table:table-cell>
          <table:table-cell office:value-type="float" office:value="2.686197504" calcext:value-type="float">
            <text:p>2.686197504</text:p>
          </table:table-cell>
          <table:table-cell office:value-type="float" office:value="11.926700288" calcext:value-type="float">
            <text:p>11.926700288</text:p>
          </table:table-cell>
          <table:table-cell office:value-type="float" office:value="14.431574272" calcext:value-type="float">
            <text:p>14.431574272</text:p>
          </table:table-cell>
        </table:table-row>
        <table:table-row table:style-name="ro1">
          <table:table-cell/>
          <table:table-cell office:value-type="float" office:value="0.00617216" calcext:value-type="float">
            <text:p>0.00617216</text:p>
          </table:table-cell>
          <table:table-cell office:value-type="float" office:value="0.005966336" calcext:value-type="float">
            <text:p>0.005966336</text:p>
          </table:table-cell>
          <table:table-cell office:value-type="float" office:value="0.050557184" calcext:value-type="float">
            <text:p>0.050557184</text:p>
          </table:table-cell>
          <table:table-cell office:value-type="float" office:value="0.001100544" calcext:value-type="float">
            <text:p>0.001100544</text:p>
          </table:table-cell>
          <table:table-cell office:value-type="float" office:value="0.42611968" calcext:value-type="float">
            <text:p>0.42611968</text:p>
          </table:table-cell>
          <table:table-cell office:value-type="float" office:value="1.912397568" calcext:value-type="float">
            <text:p>1.912397568</text:p>
          </table:table-cell>
          <table:table-cell office:value-type="float" office:value="3.057640448" calcext:value-type="float">
            <text:p>3.057640448</text:p>
          </table:table-cell>
          <table:table-cell office:value-type="float" office:value="1.624950784" calcext:value-type="float">
            <text:p>1.624950784</text:p>
          </table:table-cell>
          <table:table-cell office:value-type="float" office:value="3.10285056" calcext:value-type="float">
            <text:p>3.10285056</text:p>
          </table:table-cell>
          <table:table-cell office:value-type="float" office:value="2.122237952" calcext:value-type="float">
            <text:p>2.122237952</text:p>
          </table:table-cell>
          <table:table-cell office:value-type="float" office:value="4.820059648" calcext:value-type="float">
            <text:p>4.820059648</text:p>
          </table:table-cell>
          <table:table-cell office:value-type="float" office:value="2.68619392" calcext:value-type="float">
            <text:p>2.68619392</text:p>
          </table:table-cell>
          <table:table-cell office:value-type="float" office:value="11.926728448" calcext:value-type="float">
            <text:p>11.926728448</text:p>
          </table:table-cell>
          <table:table-cell office:value-type="float" office:value="16.372271104" calcext:value-type="float">
            <text:p>16.372271104</text:p>
          </table:table-cell>
        </table:table-row>
        <table:table-row table:style-name="ro1">
          <table:table-cell/>
          <table:table-cell office:value-type="float" office:value="0.011433984" calcext:value-type="float">
            <text:p>0.011433984</text:p>
          </table:table-cell>
          <table:table-cell office:value-type="float" office:value="0.010779392" calcext:value-type="float">
            <text:p>0.010779392</text:p>
          </table:table-cell>
          <table:table-cell office:value-type="float" office:value="0.050468608" calcext:value-type="float">
            <text:p>0.050468608</text:p>
          </table:table-cell>
          <table:table-cell office:value-type="float" office:value="0.001390848" calcext:value-type="float">
            <text:p>0.001390848</text:p>
          </table:table-cell>
          <table:table-cell office:value-type="float" office:value="0.42614784" calcext:value-type="float">
            <text:p>0.42614784</text:p>
          </table:table-cell>
          <table:table-cell office:value-type="float" office:value="1.91251328" calcext:value-type="float">
            <text:p>1.91251328</text:p>
          </table:table-cell>
          <table:table-cell office:value-type="float" office:value="3.057615616" calcext:value-type="float">
            <text:p>3.057615616</text:p>
          </table:table-cell>
          <table:table-cell office:value-type="float" office:value="1.624956672" calcext:value-type="float">
            <text:p>1.624956672</text:p>
          </table:table-cell>
          <table:table-cell office:value-type="float" office:value="3.102899968" calcext:value-type="float">
            <text:p>3.102899968</text:p>
          </table:table-cell>
          <table:table-cell office:value-type="float" office:value="2.122243584" calcext:value-type="float">
            <text:p>2.122243584</text:p>
          </table:table-cell>
          <table:table-cell office:value-type="float" office:value="4.820091136" calcext:value-type="float">
            <text:p>4.820091136</text:p>
          </table:table-cell>
          <table:table-cell office:value-type="float" office:value="2.68619648" calcext:value-type="float">
            <text:p>2.68619648</text:p>
          </table:table-cell>
          <table:table-cell office:value-type="float" office:value="11.926755072" calcext:value-type="float">
            <text:p>11.926755072</text:p>
          </table:table-cell>
          <table:table-cell office:value-type="float" office:value="16.038908416" calcext:value-type="float">
            <text:p>16.038908416</text:p>
          </table:table-cell>
        </table:table-row>
        <table:table-row table:style-name="ro1">
          <table:table-cell/>
          <table:table-cell office:value-type="float" office:value="0.006199552" calcext:value-type="float">
            <text:p>0.006199552</text:p>
          </table:table-cell>
          <table:table-cell office:value-type="float" office:value="0.000555776" calcext:value-type="float">
            <text:p>0.000555776</text:p>
          </table:table-cell>
          <table:table-cell office:value-type="float" office:value="0.050387968" calcext:value-type="float">
            <text:p>0.050387968</text:p>
          </table:table-cell>
          <table:table-cell office:value-type="float" office:value="0.00131328" calcext:value-type="float">
            <text:p>0.00131328</text:p>
          </table:table-cell>
          <table:table-cell office:value-type="float" office:value="0.426174464" calcext:value-type="float">
            <text:p>0.426174464</text:p>
          </table:table-cell>
          <table:table-cell office:value-type="float" office:value="1.901942784" calcext:value-type="float">
            <text:p>1.901942784</text:p>
          </table:table-cell>
          <table:table-cell office:value-type="float" office:value="3.057637376" calcext:value-type="float">
            <text:p>3.057637376</text:p>
          </table:table-cell>
          <table:table-cell office:value-type="float" office:value="1.924092928" calcext:value-type="float">
            <text:p>1.924092928</text:p>
          </table:table-cell>
          <table:table-cell office:value-type="float" office:value="3.09817728" calcext:value-type="float">
            <text:p>3.09817728</text:p>
          </table:table-cell>
          <table:table-cell office:value-type="float" office:value="2.12226688" calcext:value-type="float">
            <text:p>2.12226688</text:p>
          </table:table-cell>
          <table:table-cell office:value-type="float" office:value="4.8201216" calcext:value-type="float">
            <text:p>4.8201216</text:p>
          </table:table-cell>
          <table:table-cell office:value-type="float" office:value="2.68619264" calcext:value-type="float">
            <text:p>2.68619264</text:p>
          </table:table-cell>
          <table:table-cell office:value-type="float" office:value="11.957108736" calcext:value-type="float">
            <text:p>11.957108736</text:p>
          </table:table-cell>
          <table:table-cell office:value-type="float" office:value="16.062194432" calcext:value-type="float">
            <text:p>16.062194432</text:p>
          </table:table-cell>
        </table:table-row>
        <table:table-row table:style-name="ro1">
          <table:table-cell/>
          <table:table-cell office:value-type="float" office:value="0.006221568" calcext:value-type="float">
            <text:p>0.006221568</text:p>
          </table:table-cell>
          <table:table-cell office:value-type="float" office:value="0.010682368" calcext:value-type="float">
            <text:p>0.010682368</text:p>
          </table:table-cell>
          <table:table-cell office:value-type="float" office:value="0.056052224" calcext:value-type="float">
            <text:p>0.056052224</text:p>
          </table:table-cell>
          <table:table-cell office:value-type="float" office:value="0.00129536" calcext:value-type="float">
            <text:p>0.00129536</text:p>
          </table:table-cell>
          <table:table-cell office:value-type="float" office:value="0.426202112" calcext:value-type="float">
            <text:p>0.426202112</text:p>
          </table:table-cell>
          <table:table-cell office:value-type="float" office:value="1.90900864" calcext:value-type="float">
            <text:p>1.90900864</text:p>
          </table:table-cell>
          <table:table-cell office:value-type="float" office:value="3.05765888" calcext:value-type="float">
            <text:p>3.05765888</text:p>
          </table:table-cell>
          <table:table-cell office:value-type="float" office:value="1.924087296" calcext:value-type="float">
            <text:p>1.924087296</text:p>
          </table:table-cell>
          <table:table-cell office:value-type="float" office:value="3.098151424" calcext:value-type="float">
            <text:p>3.098151424</text:p>
          </table:table-cell>
          <table:table-cell office:value-type="float" office:value="2.122293504" calcext:value-type="float">
            <text:p>2.122293504</text:p>
          </table:table-cell>
          <table:table-cell office:value-type="float" office:value="4.820153344" calcext:value-type="float">
            <text:p>4.820153344</text:p>
          </table:table-cell>
          <table:table-cell office:value-type="float" office:value="2.68619008" calcext:value-type="float">
            <text:p>2.68619008</text:p>
          </table:table-cell>
          <table:table-cell office:value-type="float" office:value="11.957172224" calcext:value-type="float">
            <text:p>11.957172224</text:p>
          </table:table-cell>
          <table:table-cell office:value-type="float" office:value="16.062204416" calcext:value-type="float">
            <text:p>16.062204416</text:p>
          </table:table-cell>
        </table:table-row>
        <table:table-row table:style-name="ro1">
          <table:table-cell/>
          <table:table-cell office:value-type="float" office:value="0.0073472" calcext:value-type="float">
            <text:p>0.0073472</text:p>
          </table:table-cell>
          <table:table-cell office:value-type="float" office:value="0.005696768" calcext:value-type="float">
            <text:p>0.005696768</text:p>
          </table:table-cell>
          <table:table-cell office:value-type="float" office:value="0.046429952" calcext:value-type="float">
            <text:p>0.046429952</text:p>
          </table:table-cell>
          <table:table-cell office:value-type="float" office:value="0.021400064" calcext:value-type="float">
            <text:p>0.021400064</text:p>
          </table:table-cell>
          <table:table-cell office:value-type="float" office:value="0.426227456" calcext:value-type="float">
            <text:p>0.426227456</text:p>
          </table:table-cell>
          <table:table-cell office:value-type="float" office:value="1.913058816" calcext:value-type="float">
            <text:p>1.913058816</text:p>
          </table:table-cell>
          <table:table-cell office:value-type="float" office:value="3.057678592" calcext:value-type="float">
            <text:p>3.057678592</text:p>
          </table:table-cell>
          <table:table-cell office:value-type="float" office:value="1.924081408" calcext:value-type="float">
            <text:p>1.924081408</text:p>
          </table:table-cell>
          <table:table-cell office:value-type="float" office:value="3.098162432" calcext:value-type="float">
            <text:p>3.098162432</text:p>
          </table:table-cell>
          <table:table-cell office:value-type="float" office:value="1.588026624" calcext:value-type="float">
            <text:p>1.588026624</text:p>
          </table:table-cell>
          <table:table-cell office:value-type="float" office:value="4.820189952" calcext:value-type="float">
            <text:p>4.820189952</text:p>
          </table:table-cell>
          <table:table-cell office:value-type="float" office:value="2.686187008" calcext:value-type="float">
            <text:p>2.686187008</text:p>
          </table:table-cell>
          <table:table-cell office:value-type="float" office:value="11.957153536" calcext:value-type="float">
            <text:p>11.957153536</text:p>
          </table:table-cell>
          <table:table-cell office:value-type="float" office:value="16.178003712" calcext:value-type="float">
            <text:p>16.178003712</text:p>
          </table:table-cell>
        </table:table-row>
        <table:table-row table:style-name="ro1">
          <table:table-cell/>
          <table:table-cell office:value-type="float" office:value="0.005845248" calcext:value-type="float">
            <text:p>0.005845248</text:p>
          </table:table-cell>
          <table:table-cell office:value-type="float" office:value="0.007193856" calcext:value-type="float">
            <text:p>0.007193856</text:p>
          </table:table-cell>
          <table:table-cell office:value-type="float" office:value="0.046381312" calcext:value-type="float">
            <text:p>0.046381312</text:p>
          </table:table-cell>
          <table:table-cell office:value-type="float" office:value="0.021437184" calcext:value-type="float">
            <text:p>0.021437184</text:p>
          </table:table-cell>
          <table:table-cell office:value-type="float" office:value="0.42625408" calcext:value-type="float">
            <text:p>0.42625408</text:p>
          </table:table-cell>
          <table:table-cell office:value-type="float" office:value="1.913058304" calcext:value-type="float">
            <text:p>1.913058304</text:p>
          </table:table-cell>
          <table:table-cell office:value-type="float" office:value="3.057710336" calcext:value-type="float">
            <text:p>3.057710336</text:p>
          </table:table-cell>
          <table:table-cell office:value-type="float" office:value="1.924075008" calcext:value-type="float">
            <text:p>1.924075008</text:p>
          </table:table-cell>
          <table:table-cell office:value-type="float" office:value="3.098186752" calcext:value-type="float">
            <text:p>3.098186752</text:p>
          </table:table-cell>
          <table:table-cell office:value-type="float" office:value="1.58802816" calcext:value-type="float">
            <text:p>1.58802816</text:p>
          </table:table-cell>
          <table:table-cell office:value-type="float" office:value="4.820227072" calcext:value-type="float">
            <text:p>4.820227072</text:p>
          </table:table-cell>
          <table:table-cell office:value-type="float" office:value="2.686184192" calcext:value-type="float">
            <text:p>2.686184192</text:p>
          </table:table-cell>
          <table:table-cell office:value-type="float" office:value="11.957183744" calcext:value-type="float">
            <text:p>11.957183744</text:p>
          </table:table-cell>
          <table:table-cell office:value-type="float" office:value="15.342478848" calcext:value-type="float">
            <text:p>15.342478848</text:p>
          </table:table-cell>
        </table:table-row>
        <table:table-row table:style-name="ro1">
          <table:table-cell/>
          <table:table-cell office:value-type="float" office:value="0.024207616" calcext:value-type="float">
            <text:p>0.024207616</text:p>
          </table:table-cell>
          <table:table-cell office:value-type="float" office:value="0.005608448" calcext:value-type="float">
            <text:p>0.005608448</text:p>
          </table:table-cell>
          <table:table-cell office:value-type="float" office:value="0.046393856" calcext:value-type="float">
            <text:p>0.046393856</text:p>
          </table:table-cell>
          <table:table-cell office:value-type="float" office:value="0.021433344" calcext:value-type="float">
            <text:p>0.021433344</text:p>
          </table:table-cell>
          <table:table-cell office:value-type="float" office:value="0.426466304" calcext:value-type="float">
            <text:p>0.426466304</text:p>
          </table:table-cell>
          <table:table-cell office:value-type="float" office:value="1.913062144" calcext:value-type="float">
            <text:p>1.913062144</text:p>
          </table:table-cell>
          <table:table-cell office:value-type="float" office:value="3.057742336" calcext:value-type="float">
            <text:p>3.057742336</text:p>
          </table:table-cell>
          <table:table-cell office:value-type="float" office:value="1.924070656" calcext:value-type="float">
            <text:p>1.924070656</text:p>
          </table:table-cell>
          <table:table-cell office:value-type="float" office:value="3.098213888" calcext:value-type="float">
            <text:p>3.098213888</text:p>
          </table:table-cell>
          <table:table-cell office:value-type="float" office:value="1.528441344" calcext:value-type="float">
            <text:p>1.528441344</text:p>
          </table:table-cell>
          <table:table-cell office:value-type="float" office:value="4.820140288" calcext:value-type="float">
            <text:p>4.820140288</text:p>
          </table:table-cell>
          <table:table-cell office:value-type="float" office:value="2.686181888" calcext:value-type="float">
            <text:p>2.686181888</text:p>
          </table:table-cell>
          <table:table-cell office:value-type="float" office:value="11.957216256" calcext:value-type="float">
            <text:p>11.957216256</text:p>
          </table:table-cell>
          <table:table-cell office:value-type="float" office:value="15.438656768" calcext:value-type="float">
            <text:p>15.438656768</text:p>
          </table:table-cell>
        </table:table-row>
        <table:table-row table:style-name="ro1">
          <table:table-cell/>
          <table:table-cell office:value-type="float" office:value="0.013964544" calcext:value-type="float">
            <text:p>0.013964544</text:p>
          </table:table-cell>
          <table:table-cell office:value-type="float" office:value="0.006002944" calcext:value-type="float">
            <text:p>0.006002944</text:p>
          </table:table-cell>
          <table:table-cell office:value-type="float" office:value="0.046412032" calcext:value-type="float">
            <text:p>0.046412032</text:p>
          </table:table-cell>
          <table:table-cell office:value-type="float" office:value="0.021429248" calcext:value-type="float">
            <text:p>0.021429248</text:p>
          </table:table-cell>
          <table:table-cell office:value-type="float" office:value="0.42642816" calcext:value-type="float">
            <text:p>0.42642816</text:p>
          </table:table-cell>
          <table:table-cell office:value-type="float" office:value="1.913012736" calcext:value-type="float">
            <text:p>1.913012736</text:p>
          </table:table-cell>
          <table:table-cell office:value-type="float" office:value="3.057774336" calcext:value-type="float">
            <text:p>3.057774336</text:p>
          </table:table-cell>
          <table:table-cell office:value-type="float" office:value="1.610271744" calcext:value-type="float">
            <text:p>1.610271744</text:p>
          </table:table-cell>
          <table:table-cell office:value-type="float" office:value="3.098234112" calcext:value-type="float">
            <text:p>3.098234112</text:p>
          </table:table-cell>
          <table:table-cell office:value-type="float" office:value="1.528422144" calcext:value-type="float">
            <text:p>1.528422144</text:p>
          </table:table-cell>
          <table:table-cell office:value-type="float" office:value="5.05830016" calcext:value-type="float">
            <text:p>5.05830016</text:p>
          </table:table-cell>
          <table:table-cell office:value-type="float" office:value="2.686179072" calcext:value-type="float">
            <text:p>2.686179072</text:p>
          </table:table-cell>
          <table:table-cell office:value-type="float" office:value="11.957249024" calcext:value-type="float">
            <text:p>11.957249024</text:p>
          </table:table-cell>
          <table:table-cell office:value-type="float" office:value="15.438689792" calcext:value-type="float">
            <text:p>15.438689792</text:p>
          </table:table-cell>
        </table:table-row>
        <table:table-row table:style-name="ro1">
          <table:table-cell/>
          <table:table-cell office:value-type="float" office:value="0.003256064" calcext:value-type="float">
            <text:p>0.003256064</text:p>
          </table:table-cell>
          <table:table-cell office:value-type="float" office:value="0.006246912" calcext:value-type="float">
            <text:p>0.006246912</text:p>
          </table:table-cell>
          <table:table-cell office:value-type="float" office:value="0.046430208" calcext:value-type="float">
            <text:p>0.046430208</text:p>
          </table:table-cell>
          <table:table-cell office:value-type="float" office:value="0.021767936" calcext:value-type="float">
            <text:p>0.021767936</text:p>
          </table:table-cell>
          <table:table-cell office:value-type="float" office:value="0.426443264" calcext:value-type="float">
            <text:p>0.426443264</text:p>
          </table:table-cell>
          <table:table-cell office:value-type="float" office:value="1.913019904" calcext:value-type="float">
            <text:p>1.913019904</text:p>
          </table:table-cell>
          <table:table-cell office:value-type="float" office:value="3.057806336" calcext:value-type="float">
            <text:p>3.057806336</text:p>
          </table:table-cell>
          <table:table-cell office:value-type="float" office:value="1.624955648" calcext:value-type="float">
            <text:p>1.624955648</text:p>
          </table:table-cell>
          <table:table-cell office:value-type="float" office:value="3.098262784" calcext:value-type="float">
            <text:p>3.098262784</text:p>
          </table:table-cell>
          <table:table-cell office:value-type="float" office:value="1.516780544" calcext:value-type="float">
            <text:p>1.516780544</text:p>
          </table:table-cell>
          <table:table-cell office:value-type="float" office:value="5.058404864" calcext:value-type="float">
            <text:p>5.058404864</text:p>
          </table:table-cell>
          <table:table-cell office:value-type="float" office:value="2.686176" calcext:value-type="float">
            <text:p>2.686176</text:p>
          </table:table-cell>
          <table:table-cell office:value-type="float" office:value="11.957283328" calcext:value-type="float">
            <text:p>11.957283328</text:p>
          </table:table-cell>
          <table:table-cell office:value-type="float" office:value="15.438721024" calcext:value-type="float">
            <text:p>15.438721024</text:p>
          </table:table-cell>
        </table:table-row>
      </table:table>
      <table:named-expressions/>
      <table:database-ranges>
        <table:database-range table:name="__Anonymous_Sheet_DB__1" table:target-range-address="'Collated Data'.K15:'Collated Data'.K5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07:20:24.760818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3:14:23.245369836</meta:creation-date>
    <dc:date>2021-02-20T07:49:27.916490665</dc:date>
    <meta:editing-duration>PT26M33S</meta:editing-duration>
    <meta:editing-cycles>5</meta:editing-cycles>
    <meta:generator>LibreOffice/6.4.6.2$Linux_X86_64 LibreOffice_project/40$Build-2</meta:generator>
    <meta:document-statistic meta:table-count="2" meta:cell-count="1407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33cm" svg:height="14.981cm" xlink:href=".." xlink:type="simple" chart:class="chart:bar" chart:style-name="ch1">
        <chart:legend chart:legend-position="end" svg:x="24.628cm" svg:y="6.693cm" style:legend-expansion="high" chart:style-name="ch2"/>
        <chart:plot-area chart:style-name="ch3" table:cell-range-address="'Collated Data'.A1:'Collated Data'.O4" chart:data-source-has-labels="both" svg:x="0.532cm" svg:y="0.299cm" svg:width="23.564cm" svg:height="14.383cm">
          <chartooo:coordinate-region svg:x="1.153cm" svg:y="0.299cm" svg:width="22.943cm" svg:height="11.464cm"/>
          <chart:axis chart:dimension="x" chart:name="primary-x" chart:style-name="ch4" chartooo:axis-type="auto">
            <chartooo:date-scale/>
            <chart:categories table:cell-range-address="'Collated Data'.B1:'Collated Data'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llated Data'.B2:'Collated Data'.O2" chart:label-cell-address="'Collated Data'.A2:'Collated Data'.A2" chart:class="chart:bar">
            <chart:data-point chart:repeated="14"/>
          </chart:series>
          <chart:series chart:style-name="ch8" chart:values-cell-range-address="'Collated Data'.B3:'Collated Data'.O3" chart:label-cell-address="'Collated Data'.A3:'Collated Data'.A3" chart:class="chart:bar">
            <chart:data-point chart:repeated="14"/>
          </chart:series>
          <chart:series chart:style-name="ch9" chart:values-cell-range-address="'Collated Data'.B4:'Collated Data'.O4" chart:label-cell-address="'Collated Data'.A4:'Collated Data'.A4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T_1P_1S</text:p>
                <draw:g>
                  <svg:desc>'Collated Data'.B1:'Collated Data'.O1</svg:desc>
                </draw:g>
              </table:table-cell>
              <table:table-cell office:value-type="string">
                <text:p>1T_1P_1S_relay</text:p>
              </table:table-cell>
              <table:table-cell office:value-type="string">
                <text:p>5T_5P_5S</text:p>
              </table:table-cell>
              <table:table-cell office:value-type="string">
                <text:p>5T_5P_5S_relay</text:p>
              </table:table-cell>
              <table:table-cell office:value-type="string">
                <text:p>10T_10P_10S</text:p>
              </table:table-cell>
              <table:table-cell office:value-type="string">
                <text:p>10T_10P_10S_relay</text:p>
              </table:table-cell>
              <table:table-cell office:value-type="string">
                <text:p>15T_15P_15S</text:p>
              </table:table-cell>
              <table:table-cell office:value-type="string">
                <text:p>15T_15P_15S_relay</text:p>
              </table:table-cell>
              <table:table-cell office:value-type="string">
                <text:p>20T_20P_20S</text:p>
              </table:table-cell>
              <table:table-cell office:value-type="string">
                <text:p>20T_20P_20S_relay</text:p>
              </table:table-cell>
              <table:table-cell office:value-type="string">
                <text:p>30T_30P_30S</text:p>
              </table:table-cell>
              <table:table-cell office:value-type="string">
                <text:p>30T_30P_30S_relay</text:p>
              </table:table-cell>
              <table:table-cell office:value-type="string">
                <text:p>40T_40P_40S</text:p>
              </table:table-cell>
              <table:table-cell office:value-type="string">
                <text:p>40T_40P_40S_relay</text:p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'Collated Data'.A2:'Collated Data'.A2</svg:desc>
                </draw:g>
              </table:table-cell>
              <table:table-cell office:value-type="float" office:value="0.024207616">
                <text:p>0.024207616</text:p>
                <draw:g>
                  <svg:desc>'Collated Data'.B2:'Collated Data'.O2</svg:desc>
                </draw:g>
              </table:table-cell>
              <table:table-cell office:value-type="float" office:value="0.020172288">
                <text:p>0.020172288</text:p>
              </table:table-cell>
              <table:table-cell office:value-type="float" office:value="0.056052224">
                <text:p>0.056052224</text:p>
              </table:table-cell>
              <table:table-cell office:value-type="float" office:value="0.097781504">
                <text:p>0.097781504</text:p>
              </table:table-cell>
              <table:table-cell office:value-type="float" office:value="0.426848768">
                <text:p>0.426848768</text:p>
              </table:table-cell>
              <table:table-cell office:value-type="float" office:value="1.913062144">
                <text:p>1.913062144</text:p>
              </table:table-cell>
              <table:table-cell office:value-type="float" office:value="3.072039424">
                <text:p>3.072039424</text:p>
              </table:table-cell>
              <table:table-cell office:value-type="float" office:value="1.959057664">
                <text:p>1.959057664</text:p>
              </table:table-cell>
              <table:table-cell office:value-type="float" office:value="3.102899968">
                <text:p>3.102899968</text:p>
              </table:table-cell>
              <table:table-cell office:value-type="float" office:value="2.21266816">
                <text:p>2.21266816</text:p>
              </table:table-cell>
              <table:table-cell office:value-type="float" office:value="5.058404864">
                <text:p>5.058404864</text:p>
              </table:table-cell>
              <table:table-cell office:value-type="float" office:value="2.770610944">
                <text:p>2.770610944</text:p>
              </table:table-cell>
              <table:table-cell office:value-type="float" office:value="11.957283328">
                <text:p>11.957283328</text:p>
              </table:table-cell>
              <table:table-cell office:value-type="float" office:value="16.822163456">
                <text:p>16.822163456</text:p>
              </table:table-cell>
            </table:table-row>
            <table:table-row>
              <table:table-cell office:value-type="string">
                <text:p>min</text:p>
                <draw:g>
                  <svg:desc>'Collated Data'.A3:'Collated Data'.A3</svg:desc>
                </draw:g>
              </table:table-cell>
              <table:table-cell office:value-type="float" office:value="0.000417024">
                <text:p>0.000417024</text:p>
                <draw:g>
                  <svg:desc>'Collated Data'.B3:'Collated Data'.O3</svg:desc>
                </draw:g>
              </table:table-cell>
              <table:table-cell office:value-type="float" office:value="0.000521216">
                <text:p>0.000521216</text:p>
              </table:table-cell>
              <table:table-cell office:value-type="float" office:value="0.000385536">
                <text:p>0.000385536</text:p>
              </table:table-cell>
              <table:table-cell office:value-type="float" office:value="0.001086464">
                <text:p>0.001086464</text:p>
              </table:table-cell>
              <table:table-cell office:value-type="float" office:value="0.00895104">
                <text:p>0.00895104</text:p>
              </table:table-cell>
              <table:table-cell office:value-type="float" office:value="0.136583168">
                <text:p>0.136583168</text:p>
              </table:table-cell>
              <table:table-cell office:value-type="float" office:value="0.016054016">
                <text:p>0.016054016</text:p>
              </table:table-cell>
              <table:table-cell office:value-type="float" office:value="0.478026496">
                <text:p>0.478026496</text:p>
              </table:table-cell>
              <table:table-cell office:value-type="float" office:value="0.202578944">
                <text:p>0.202578944</text:p>
              </table:table-cell>
              <table:table-cell office:value-type="float" office:value="0.379671552">
                <text:p>0.379671552</text:p>
              </table:table-cell>
              <table:table-cell office:value-type="float" office:value="0.146979328">
                <text:p>0.146979328</text:p>
              </table:table-cell>
              <table:table-cell office:value-type="float" office:value="0.557324032">
                <text:p>0.557324032</text:p>
              </table:table-cell>
              <table:table-cell office:value-type="float" office:value="0.288374272">
                <text:p>0.288374272</text:p>
              </table:table-cell>
              <table:table-cell office:value-type="float" office:value="7.235976192">
                <text:p>7.235976192</text:p>
              </table:table-cell>
            </table:table-row>
            <table:table-row>
              <table:table-cell office:value-type="string">
                <text:p>avg</text:p>
                <draw:g>
                  <svg:desc>'Collated Data'.A4:'Collated Data'.A4</svg:desc>
                </draw:g>
              </table:table-cell>
              <table:table-cell office:value-type="float" office:value="0.00686758860800001">
                <text:p>0.00686758860800001</text:p>
                <draw:g>
                  <svg:desc>'Collated Data'.B4:'Collated Data'.O4</svg:desc>
                </draw:g>
              </table:table-cell>
              <table:table-cell office:value-type="float" office:value="0.00706928691200001">
                <text:p>0.00706928691200001</text:p>
              </table:table-cell>
              <table:table-cell office:value-type="float" office:value="0.014571846656">
                <text:p>0.014571846656</text:p>
              </table:table-cell>
              <table:table-cell office:value-type="float" office:value="0.030454146048">
                <text:p>0.030454146048</text:p>
              </table:table-cell>
              <table:table-cell office:value-type="float" office:value="0.21654335744">
                <text:p>0.21654335744</text:p>
              </table:table-cell>
              <table:table-cell office:value-type="float" office:value="0.997328363264">
                <text:p>0.997328363264</text:p>
              </table:table-cell>
              <table:table-cell office:value-type="float" office:value="1.209797540096">
                <text:p>1.209797540096</text:p>
              </table:table-cell>
              <table:table-cell office:value-type="float" office:value="1.18663610112">
                <text:p>1.18663610112</text:p>
              </table:table-cell>
              <table:table-cell office:value-type="float" office:value="1.698943621632">
                <text:p>1.698943621632</text:p>
              </table:table-cell>
              <table:table-cell office:value-type="float" office:value="1.341973115136">
                <text:p>1.341973115136</text:p>
              </table:table-cell>
              <table:table-cell office:value-type="float" office:value="2.312185284096">
                <text:p>2.312185284096</text:p>
              </table:table-cell>
              <table:table-cell office:value-type="float" office:value="1.770598866432">
                <text:p>1.770598866432</text:p>
              </table:table-cell>
              <table:table-cell office:value-type="float" office:value="7.76207888608906">
                <text:p>7.76207888608906</text:p>
              </table:table-cell>
              <table:table-cell office:value-type="float" office:value="13.272061125888">
                <text:p>13.272061125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